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1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2.81mm"/>
    </style:style>
    <style:style style:name="co4" style:family="table-column">
      <style:table-column-properties fo:break-before="auto" style:column-width="10.69mm"/>
    </style:style>
    <style:style style:name="co5" style:family="table-column">
      <style:table-column-properties fo:break-before="auto" style:column-width="13.0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3.9mm"/>
    </style:style>
    <style:style style:name="co10" style:family="table-column">
      <style:table-column-properties fo:break-before="auto" style:column-width="10.48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14.73mm"/>
    </style:style>
    <style:style style:name="co13" style:family="table-column">
      <style:table-column-properties fo:break-before="auto" style:column-width="5.38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6pt solid #000000"/>
    </style:style>
    <style:style style:name="ce2" style:family="table-cell" style:parent-style-name="Default">
      <style:table-cell-properties fo:background-color="#ffcc00" fo:border="0.06pt solid #000000"/>
    </style:style>
    <style:style style:name="ce5" style:family="table-cell" style:parent-style-name="Default">
      <style:map style:condition="cell-content()&gt;4800" style:apply-style-name="Bad" style:base-cell-address="'tl-201911022568'.B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l-201911022568" table:style-name="ta1">
        <office:forms form:automatic-focus="false" form:apply-design-mode="false"/>
        <table:shapes>
          <draw:frame draw:z-index="0" draw:style-name="gr1" draw:text-style-name="P1" svg:width="277.35mm" svg:height="116.54mm" svg:x="97.62mm" svg:y="24.83mm">
            <draw:object draw:notify-on-update-of-ranges="'tl-201911022568'.P5:'tl-201911022568'.P1019 'tl-201911022568'.Q4:'tl-201911022568'.Q4 'tl-201911022568'.Q5:'tl-201911022568'.Q1019 'tl-201911022568'.R4:'tl-201911022568'.R4 'tl-201911022568'.R5:'tl-201911022568'.R1019 'tl-201911022568'.S4:'tl-201911022568'.S4 'tl-201911022568'.S5:'tl-201911022568'.S10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number-columns-repeated="3" table:default-cell-style-name="Default"/>
        <table:table-row table:style-name="ro1">
          <table:table-cell table:style-name="ce1" office:value-type="string" calcext:value-type="string">
            <text:p>Jan 10 2019</text:p>
          </table:table-cell>
          <table:table-cell table:style-name="ce1"/>
          <table:table-cell table:style-name="ce1" office:value-type="string" calcext:value-type="string">
            <text:p>22:52:31</text:p>
          </table:table-cell>
          <table:table-cell table:style-name="ce2" office:value-type="string" calcext:value-type="string">
            <text:p><text:s/>Ver=</text:p>
          </table:table-cell>
          <table:table-cell table:style-name="ce2" office:value-type="string" calcext:value-type="string">
            <text:p>2.2.9</text:p>
          </table:table-cell>
          <table:table-cell table:style-name="ce2" table:number-columns-repeated="9"/>
          <table:table-cell/>
          <table:table-cell table:style-name="ce1" office:value-type="string" calcext:value-type="string">
            <text:p>Jan 10 201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ast/slow</text:p>
          </table:table-cell>
          <table:table-cell table:style-name="ce2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10"/>
          <table:table-cell/>
          <table:table-cell table:style-name="ce2" office:value-type="string" calcext:value-type="string">
            <text:p>fast/slo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g Ig Dg:</text:p>
          </table:table-cell>
          <table:table-cell table:style-name="ce2" table:formula="of:=MAX([.B5:.B1019])" office:value-type="float" office:value="40886" calcext:value-type="float">
            <text:p>4088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9"/>
          <table:table-cell/>
          <table:table-cell table:style-name="ce2" office:value-type="string" calcext:value-type="string">
            <text:p>Pg Ig Dg: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s</text:p>
          </table:table-cell>
          <table:table-cell table:style-name="ce2" table:formula="of:=MIN([.B5:.B1019])" office:value-type="float" office:value="3371" calcext:value-type="float">
            <text:p>3371</text:p>
          </table:table-cell>
          <table:table-cell table:style-name="ce2" office:value-type="string" calcext:value-type="string">
            <text:p>ang_g</text:p>
          </table:table-cell>
          <table:table-cell table:style-name="ce2" office:value-type="string" calcext:value-type="string">
            <text:p>ang_a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lft_mtr</text:p>
          </table:table-cell>
          <table:table-cell table:style-name="ce2" office:value-type="string" calcext:value-type="string">
            <text:p>p_err_tmp</text:p>
          </table:table-cell>
          <table:table-cell table:style-name="ce2" office:value-type="string" calcext:value-type="string">
            <text:p>raw p_out</text:p>
          </table:table-cell>
          <table:table-cell table:style-name="ce2" office:value-type="string" calcext:value-type="string">
            <text:p>pid_out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_inc</text:p>
          </table:table-cell>
          <table:table-cell table:style-name="ce2" office:value-type="string" calcext:value-type="string">
            <text:p>raw P_I_mem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D</text:p>
          </table:table-cell>
          <table:table-cell/>
          <table:table-cell table:style-name="ce2" office:value-type="string" calcext:value-type="string">
            <text:p>micros</text:p>
          </table:table-cell>
          <table:table-cell table:style-name="ce2" office:value-type="string" calcext:value-type="string">
            <text:p>ang_g*100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P*10</text:p>
          </table:table-cell>
        </table:table-row>
        <table:table-row table:style-name="ro1">
          <table:table-cell office:value-type="float" office:value="27053605" calcext:value-type="float">
            <text:p>27053605</text:p>
          </table:table-cell>
          <table:table-cell table:style-name="Default"/>
          <table:table-cell table:number-columns-repeated="2"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6.73" calcext:value-type="float">
            <text:p>6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3" calcext:value-type="float">
            <text:p>6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]/10000000;5)" office:value-type="float" office:value="2.70536" calcext:value-type="float">
            <text:p>2.70536</text:p>
          </table:table-cell>
          <table:table-cell table:formula="of:=[.C5]*100" office:value-type="float" office:value="45" calcext:value-type="float">
            <text:p>45</text:p>
          </table:table-cell>
          <table:table-cell table:formula="of:=[.F5]" office:value-type="float" office:value="791" calcext:value-type="float">
            <text:p>791</text:p>
          </table:table-cell>
          <table:table-cell table:formula="of:=[.M5]*10" office:value-type="float" office:value="67.3" calcext:value-type="float">
            <text:p>67.3</text:p>
          </table:table-cell>
        </table:table-row>
        <table:table-row table:style-name="ro1">
          <table:table-cell office:value-type="float" office:value="27058563" calcext:value-type="float">
            <text:p>27058563</text:p>
          </table:table-cell>
          <table:table-cell table:formula="of:=[.A6]-[.A5]" office:value-type="float" office:value="4958" calcext:value-type="float">
            <text:p>4958</text:p>
          </table:table-cell>
          <table:table-cell office:value-type="float" office:value="0.16" calcext:value-type="float">
            <text:p>0.16</text:p>
          </table:table-cell>
          <table:table-cell office:value-type="float" office:value="-29.16" calcext:value-type="float">
            <text:p>-29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2.41" calcext:value-type="float">
            <text:p>2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]/10000000;5)" office:value-type="float" office:value="2.70586" calcext:value-type="float">
            <text:p>2.70586</text:p>
          </table:table-cell>
          <table:table-cell table:formula="of:=[.C6]*100" office:value-type="float" office:value="16" calcext:value-type="float">
            <text:p>16</text:p>
          </table:table-cell>
          <table:table-cell table:formula="of:=[.F6]" office:value-type="float" office:value="0" calcext:value-type="float">
            <text:p>0</text:p>
          </table:table-cell>
          <table:table-cell table:formula="of:=[.M6]*10" office:value-type="float" office:value="24.1" calcext:value-type="float">
            <text:p>24.1</text:p>
          </table:table-cell>
        </table:table-row>
        <table:table-row table:style-name="ro2">
          <table:table-cell office:value-type="float" office:value="27062183" calcext:value-type="float">
            <text:p>27062183</text:p>
          </table:table-cell>
          <table:table-cell table:formula="of:=[.A7]-[.A6]" office:value-type="float" office:value="3620" calcext:value-type="float">
            <text:p>3620</text:p>
          </table:table-cell>
          <table:table-cell office:value-type="float" office:value="-0.1" calcext:value-type="float">
            <text:p>-0.1</text:p>
          </table:table-cell>
          <table:table-cell office:value-type="float" office:value="-27.05" calcext:value-type="float">
            <text:p>-27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1.52" calcext:value-type="float">
            <text:p>-1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2" calcext:value-type="float">
            <text:p>-1.5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]/10000000;5)" office:value-type="float" office:value="2.70622" calcext:value-type="float">
            <text:p>2.70622</text:p>
          </table:table-cell>
          <table:table-cell table:formula="of:=[.C7]*100" office:value-type="float" office:value="-10" calcext:value-type="float">
            <text:p>-10</text:p>
          </table:table-cell>
          <table:table-cell table:formula="of:=[.F7]" office:value-type="float" office:value="0" calcext:value-type="float">
            <text:p>0</text:p>
          </table:table-cell>
          <table:table-cell table:formula="of:=[.M7]*10" office:value-type="float" office:value="-15.2" calcext:value-type="float">
            <text:p>-15.2</text:p>
          </table:table-cell>
        </table:table-row>
        <table:table-row table:style-name="ro2">
          <table:table-cell office:value-type="float" office:value="27066051" calcext:value-type="float">
            <text:p>27066051</text:p>
          </table:table-cell>
          <table:table-cell table:formula="of:=[.A8]-[.A7]" office:value-type="float" office:value="3868" calcext:value-type="float">
            <text:p>3868</text:p>
          </table:table-cell>
          <table:table-cell office:value-type="float" office:value="-0.22" calcext:value-type="float">
            <text:p>-0.22</text:p>
          </table:table-cell>
          <table:table-cell office:value-type="float" office:value="-12.04" calcext:value-type="float">
            <text:p>-12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3.26" calcext:value-type="float">
            <text:p>-3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26" calcext:value-type="float">
            <text:p>-3.2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]/10000000;5)" office:value-type="float" office:value="2.70661" calcext:value-type="float">
            <text:p>2.70661</text:p>
          </table:table-cell>
          <table:table-cell table:formula="of:=[.C8]*100" office:value-type="float" office:value="-22" calcext:value-type="float">
            <text:p>-22</text:p>
          </table:table-cell>
          <table:table-cell table:formula="of:=[.F8]" office:value-type="float" office:value="0" calcext:value-type="float">
            <text:p>0</text:p>
          </table:table-cell>
          <table:table-cell table:formula="of:=[.M8]*10" office:value-type="float" office:value="-32.6" calcext:value-type="float">
            <text:p>-32.6</text:p>
          </table:table-cell>
        </table:table-row>
        <table:table-row table:style-name="ro2">
          <table:table-cell office:value-type="float" office:value="27070214" calcext:value-type="float">
            <text:p>27070214</text:p>
          </table:table-cell>
          <table:table-cell table:formula="of:=[.A9]-[.A8]" office:value-type="float" office:value="4163" calcext:value-type="float">
            <text:p>4163</text:p>
          </table:table-cell>
          <table:table-cell office:value-type="float" office:value="-0.29" calcext:value-type="float">
            <text:p>-0.29</text:p>
          </table:table-cell>
          <table:table-cell office:value-type="float" office:value="-6.47" calcext:value-type="float">
            <text:p>-6.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-4.39" calcext:value-type="float">
            <text:p>-4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39" calcext:value-type="float">
            <text:p>-4.3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]/10000000;5)" office:value-type="float" office:value="2.70702" calcext:value-type="float">
            <text:p>2.70702</text:p>
          </table:table-cell>
          <table:table-cell table:formula="of:=[.C9]*100" office:value-type="float" office:value="-29" calcext:value-type="float">
            <text:p>-29</text:p>
          </table:table-cell>
          <table:table-cell table:formula="of:=[.F9]" office:value-type="float" office:value="0" calcext:value-type="float">
            <text:p>0</text:p>
          </table:table-cell>
          <table:table-cell table:formula="of:=[.M9]*10" office:value-type="float" office:value="-43.9" calcext:value-type="float">
            <text:p>-43.9</text:p>
          </table:table-cell>
        </table:table-row>
        <table:table-row table:style-name="ro2">
          <table:table-cell office:value-type="float" office:value="27074426" calcext:value-type="float">
            <text:p>27074426</text:p>
          </table:table-cell>
          <table:table-cell table:formula="of:=[.A10]-[.A9]" office:value-type="float" office:value="4212" calcext:value-type="float">
            <text:p>4212</text:p>
          </table:table-cell>
          <table:table-cell office:value-type="float" office:value="-0.19" calcext:value-type="float">
            <text:p>-0.19</text:p>
          </table:table-cell>
          <table:table-cell office:value-type="float" office:value="11.35" calcext:value-type="float">
            <text:p>11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-2.88" calcext:value-type="float">
            <text:p>-2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88" calcext:value-type="float">
            <text:p>-2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]/10000000;5)" office:value-type="float" office:value="2.70744" calcext:value-type="float">
            <text:p>2.70744</text:p>
          </table:table-cell>
          <table:table-cell table:formula="of:=[.C10]*100" office:value-type="float" office:value="-19" calcext:value-type="float">
            <text:p>-19</text:p>
          </table:table-cell>
          <table:table-cell table:formula="of:=[.F10]" office:value-type="float" office:value="0" calcext:value-type="float">
            <text:p>0</text:p>
          </table:table-cell>
          <table:table-cell table:formula="of:=[.M10]*10" office:value-type="float" office:value="-28.8" calcext:value-type="float">
            <text:p>-28.8</text:p>
          </table:table-cell>
        </table:table-row>
        <table:table-row table:style-name="ro2">
          <table:table-cell office:value-type="float" office:value="27078286" calcext:value-type="float">
            <text:p>27078286</text:p>
          </table:table-cell>
          <table:table-cell table:formula="of:=[.A11]-[.A10]" office:value-type="float" office:value="3860" calcext:value-type="float">
            <text:p>3860</text:p>
          </table:table-cell>
          <table:table-cell office:value-type="float" office:value="0.03" calcext:value-type="float">
            <text:p>0.03</text:p>
          </table:table-cell>
          <table:table-cell office:value-type="float" office:value="24.58" calcext:value-type="float">
            <text:p>24.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48" calcext:value-type="float">
            <text:p>0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1]/10000000;5)" office:value-type="float" office:value="2.70783" calcext:value-type="float">
            <text:p>2.70783</text:p>
          </table:table-cell>
          <table:table-cell table:formula="of:=[.C11]*100" office:value-type="float" office:value="3" calcext:value-type="float">
            <text:p>3</text:p>
          </table:table-cell>
          <table:table-cell table:formula="of:=[.F11]" office:value-type="float" office:value="0" calcext:value-type="float">
            <text:p>0</text:p>
          </table:table-cell>
          <table:table-cell table:formula="of:=[.M11]*10" office:value-type="float" office:value="4.8" calcext:value-type="float">
            <text:p>4.8</text:p>
          </table:table-cell>
        </table:table-row>
        <table:table-row table:style-name="ro2">
          <table:table-cell office:value-type="float" office:value="27082300" calcext:value-type="float">
            <text:p>27082300</text:p>
          </table:table-cell>
          <table:table-cell table:formula="of:=[.A12]-[.A11]" office:value-type="float" office:value="4014" calcext:value-type="float">
            <text:p>4014</text:p>
          </table:table-cell>
          <table:table-cell office:value-type="float" office:value="0.21" calcext:value-type="float">
            <text:p>0.21</text:p>
          </table:table-cell>
          <table:table-cell office:value-type="float" office:value="21.2" calcext:value-type="float">
            <text:p>2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3.09" calcext:value-type="float">
            <text:p>3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2]/10000000;5)" office:value-type="float" office:value="2.70823" calcext:value-type="float">
            <text:p>2.70823</text:p>
          </table:table-cell>
          <table:table-cell table:formula="of:=[.C12]*100" office:value-type="float" office:value="21" calcext:value-type="float">
            <text:p>21</text:p>
          </table:table-cell>
          <table:table-cell table:formula="of:=[.F12]" office:value-type="float" office:value="0" calcext:value-type="float">
            <text:p>0</text:p>
          </table:table-cell>
          <table:table-cell table:formula="of:=[.M12]*10" office:value-type="float" office:value="30.9" calcext:value-type="float">
            <text:p>30.9</text:p>
          </table:table-cell>
        </table:table-row>
        <table:table-row table:style-name="ro2">
          <table:table-cell office:value-type="float" office:value="27086280" calcext:value-type="float">
            <text:p>27086280</text:p>
          </table:table-cell>
          <table:table-cell table:formula="of:=[.A13]-[.A12]" office:value-type="float" office:value="3980" calcext:value-type="float">
            <text:p>3980</text:p>
          </table:table-cell>
          <table:table-cell office:value-type="float" office:value="0.43" calcext:value-type="float">
            <text:p>0.43</text:p>
          </table:table-cell>
          <table:table-cell office:value-type="float" office:value="26.89" calcext:value-type="float">
            <text:p>26.89</text:p>
          </table:table-cell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6.52" calcext:value-type="float">
            <text:p>6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3]/10000000;5)" office:value-type="float" office:value="2.70863" calcext:value-type="float">
            <text:p>2.70863</text:p>
          </table:table-cell>
          <table:table-cell table:formula="of:=[.C13]*100" office:value-type="float" office:value="43" calcext:value-type="float">
            <text:p>43</text:p>
          </table:table-cell>
          <table:table-cell table:formula="of:=[.F13]" office:value-type="float" office:value="791" calcext:value-type="float">
            <text:p>791</text:p>
          </table:table-cell>
          <table:table-cell table:formula="of:=[.M13]*10" office:value-type="float" office:value="65.2" calcext:value-type="float">
            <text:p>65.2</text:p>
          </table:table-cell>
        </table:table-row>
        <table:table-row table:style-name="ro2">
          <table:table-cell office:value-type="float" office:value="27090285" calcext:value-type="float">
            <text:p>27090285</text:p>
          </table:table-cell>
          <table:table-cell table:formula="of:=[.A14]-[.A13]" office:value-type="float" office:value="4005" calcext:value-type="float">
            <text:p>4005</text:p>
          </table:table-cell>
          <table:table-cell office:value-type="float" office:value="0.6" calcext:value-type="float">
            <text:p>0.6</text:p>
          </table:table-cell>
          <table:table-cell office:value-type="float" office:value="19.47" calcext:value-type="float">
            <text:p>19.47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8.95" calcext:value-type="float">
            <text:p>8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4]/10000000;5)" office:value-type="float" office:value="2.70903" calcext:value-type="float">
            <text:p>2.70903</text:p>
          </table:table-cell>
          <table:table-cell table:formula="of:=[.C14]*100" office:value-type="float" office:value="60" calcext:value-type="float">
            <text:p>60</text:p>
          </table:table-cell>
          <table:table-cell table:formula="of:=[.F14]" office:value-type="float" office:value="788" calcext:value-type="float">
            <text:p>788</text:p>
          </table:table-cell>
          <table:table-cell table:formula="of:=[.M14]*10" office:value-type="float" office:value="89.5" calcext:value-type="float">
            <text:p>89.5</text:p>
          </table:table-cell>
        </table:table-row>
        <table:table-row table:style-name="ro2">
          <table:table-cell office:value-type="float" office:value="27094280" calcext:value-type="float">
            <text:p>27094280</text:p>
          </table:table-cell>
          <table:table-cell table:formula="of:=[.A15]-[.A14]" office:value-type="float" office:value="3995" calcext:value-type="float">
            <text:p>3995</text:p>
          </table:table-cell>
          <table:table-cell office:value-type="float" office:value="0.63" calcext:value-type="float">
            <text:p>0.63</text:p>
          </table:table-cell>
          <table:table-cell office:value-type="float" office:value="6.43" calcext:value-type="float">
            <text:p>6.43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9.48" calcext:value-type="float">
            <text:p>9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8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5]/10000000;5)" office:value-type="float" office:value="2.70943" calcext:value-type="float">
            <text:p>2.70943</text:p>
          </table:table-cell>
          <table:table-cell table:formula="of:=[.C15]*100" office:value-type="float" office:value="63" calcext:value-type="float">
            <text:p>63</text:p>
          </table:table-cell>
          <table:table-cell table:formula="of:=[.F15]" office:value-type="float" office:value="788" calcext:value-type="float">
            <text:p>788</text:p>
          </table:table-cell>
          <table:table-cell table:formula="of:=[.M15]*10" office:value-type="float" office:value="94.8" calcext:value-type="float">
            <text:p>94.8</text:p>
          </table:table-cell>
        </table:table-row>
        <table:table-row table:style-name="ro2">
          <table:table-cell office:value-type="float" office:value="27099231" calcext:value-type="float">
            <text:p>27099231</text:p>
          </table:table-cell>
          <table:table-cell table:formula="of:=[.A16]-[.A15]" office:value-type="float" office:value="4951" calcext:value-type="float">
            <text:p>4951</text:p>
          </table:table-cell>
          <table:table-cell office:value-type="float" office:value="0.5" calcext:value-type="float">
            <text:p>0.5</text:p>
          </table:table-cell>
          <table:table-cell office:value-type="float" office:value="-13.22" calcext:value-type="float">
            <text:p>-13.22</text:p>
          </table:table-cell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7.45" calcext:value-type="float">
            <text:p>7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5" calcext:value-type="float">
            <text:p>7.4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6]/10000000;5)" office:value-type="float" office:value="2.70992" calcext:value-type="float">
            <text:p>2.70992</text:p>
          </table:table-cell>
          <table:table-cell table:formula="of:=[.C16]*100" office:value-type="float" office:value="50" calcext:value-type="float">
            <text:p>50</text:p>
          </table:table-cell>
          <table:table-cell table:formula="of:=[.F16]" office:value-type="float" office:value="790" calcext:value-type="float">
            <text:p>790</text:p>
          </table:table-cell>
          <table:table-cell table:formula="of:=[.M16]*10" office:value-type="float" office:value="74.5" calcext:value-type="float">
            <text:p>74.5</text:p>
          </table:table-cell>
        </table:table-row>
        <table:table-row table:style-name="ro2">
          <table:table-cell office:value-type="float" office:value="27102965" calcext:value-type="float">
            <text:p>27102965</text:p>
          </table:table-cell>
          <table:table-cell table:formula="of:=[.A17]-[.A16]" office:value-type="float" office:value="3734" calcext:value-type="float">
            <text:p>3734</text:p>
          </table:table-cell>
          <table:table-cell office:value-type="float" office:value="0.36" calcext:value-type="float">
            <text:p>0.36</text:p>
          </table:table-cell>
          <table:table-cell office:value-type="float" office:value="-15.47" calcext:value-type="float">
            <text:p>-15.47</text:p>
          </table:table-cell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5.4" calcext:value-type="float">
            <text:p>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7]/10000000;5)" office:value-type="float" office:value="2.7103" calcext:value-type="float">
            <text:p>2.7103</text:p>
          </table:table-cell>
          <table:table-cell table:formula="of:=[.C17]*100" office:value-type="float" office:value="36" calcext:value-type="float">
            <text:p>36</text:p>
          </table:table-cell>
          <table:table-cell table:formula="of:=[.F17]" office:value-type="float" office:value="793" calcext:value-type="float">
            <text:p>793</text:p>
          </table:table-cell>
          <table:table-cell table:formula="of:=[.M17]*10"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7107151" calcext:value-type="float">
            <text:p>27107151</text:p>
          </table:table-cell>
          <table:table-cell table:formula="of:=[.A18]-[.A17]" office:value-type="float" office:value="4186" calcext:value-type="float">
            <text:p>4186</text:p>
          </table:table-cell>
          <table:table-cell office:value-type="float" office:value="0.18" calcext:value-type="float">
            <text:p>0.18</text:p>
          </table:table-cell>
          <table:table-cell office:value-type="float" office:value="-20.58" calcext:value-type="float">
            <text:p>-20.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2.68" calcext:value-type="float">
            <text:p>2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8]/10000000;5)" office:value-type="float" office:value="2.71072" calcext:value-type="float">
            <text:p>2.71072</text:p>
          </table:table-cell>
          <table:table-cell table:formula="of:=[.C18]*100" office:value-type="float" office:value="18" calcext:value-type="float">
            <text:p>18</text:p>
          </table:table-cell>
          <table:table-cell table:formula="of:=[.F18]" office:value-type="float" office:value="0" calcext:value-type="float">
            <text:p>0</text:p>
          </table:table-cell>
          <table:table-cell table:formula="of:=[.M18]*10" office:value-type="float" office:value="26.8" calcext:value-type="float">
            <text:p>26.8</text:p>
          </table:table-cell>
        </table:table-row>
        <table:table-row table:style-name="ro2">
          <table:table-cell office:value-type="float" office:value="27111180" calcext:value-type="float">
            <text:p>27111180</text:p>
          </table:table-cell>
          <table:table-cell table:formula="of:=[.A19]-[.A18]" office:value-type="float" office:value="4029" calcext:value-type="float">
            <text:p>4029</text:p>
          </table:table-cell>
          <table:table-cell office:value-type="float" office:value="-0.25" calcext:value-type="float">
            <text:p>-0.25</text:p>
          </table:table-cell>
          <table:table-cell office:value-type="float" office:value="-43.37" calcext:value-type="float">
            <text:p>-43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3.8" calcext:value-type="float">
            <text:p>-3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9]/10000000;5)" office:value-type="float" office:value="2.71112" calcext:value-type="float">
            <text:p>2.71112</text:p>
          </table:table-cell>
          <table:table-cell table:formula="of:=[.C19]*100" office:value-type="float" office:value="-25" calcext:value-type="float">
            <text:p>-25</text:p>
          </table:table-cell>
          <table:table-cell table:formula="of:=[.F19]" office:value-type="float" office:value="0" calcext:value-type="float">
            <text:p>0</text:p>
          </table:table-cell>
          <table:table-cell table:formula="of:=[.M19]*10" office:value-type="float" office:value="-38" calcext:value-type="float">
            <text:p>-38</text:p>
          </table:table-cell>
        </table:table-row>
        <table:table-row table:style-name="ro2">
          <table:table-cell office:value-type="float" office:value="27115574" calcext:value-type="float">
            <text:p>27115574</text:p>
          </table:table-cell>
          <table:table-cell table:formula="of:=[.A20]-[.A19]" office:value-type="float" office:value="4394" calcext:value-type="float">
            <text:p>4394</text:p>
          </table:table-cell>
          <table:table-cell office:value-type="float" office:value="-0.56" calcext:value-type="float">
            <text:p>-0.56</text:p>
          </table:table-cell>
          <table:table-cell office:value-type="float" office:value="-33.17" calcext:value-type="float">
            <text:p>-33.17</text:p>
          </table:table-cell>
          <table:table-cell office:value-type="float" office:value="1" calcext:value-type="float">
            <text:p>1</text:p>
          </table:table-cell>
          <table:table-cell office:value-type="float" office:value="-789" calcext:value-type="float">
            <text:p>-789</text:p>
          </table:table-cell>
          <table:table-cell office:value-type="float" office:value="-0.56" calcext:value-type="float">
            <text:p>-0.56</text:p>
          </table:table-cell>
          <table:table-cell table:number-columns-repeated="2" office:value-type="float" office:value="-8.34" calcext:value-type="float">
            <text:p>-8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34" calcext:value-type="float">
            <text:p>-8.3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0]/10000000;5)" office:value-type="float" office:value="2.71156" calcext:value-type="float">
            <text:p>2.71156</text:p>
          </table:table-cell>
          <table:table-cell table:formula="of:=[.C20]*100" office:value-type="float" office:value="-56" calcext:value-type="float">
            <text:p>-56</text:p>
          </table:table-cell>
          <table:table-cell table:formula="of:=[.F20]" office:value-type="float" office:value="-789" calcext:value-type="float">
            <text:p>-789</text:p>
          </table:table-cell>
          <table:table-cell table:formula="of:=[.M20]*10" office:value-type="float" office:value="-83.4" calcext:value-type="float">
            <text:p>-83.4</text:p>
          </table:table-cell>
        </table:table-row>
        <table:table-row table:style-name="ro2">
          <table:table-cell office:value-type="float" office:value="27119623" calcext:value-type="float">
            <text:p>27119623</text:p>
          </table:table-cell>
          <table:table-cell table:formula="of:=[.A21]-[.A20]" office:value-type="float" office:value="4049" calcext:value-type="float">
            <text:p>4049</text:p>
          </table:table-cell>
          <table:table-cell office:value-type="float" office:value="-0.71" calcext:value-type="float">
            <text:p>-0.71</text:p>
          </table:table-cell>
          <table:table-cell office:value-type="float" office:value="-19.04" calcext:value-type="float">
            <text:p>-19.04</text:p>
          </table:table-cell>
          <table:table-cell office:value-type="float" office:value="1" calcext:value-type="float">
            <text:p>1</text:p>
          </table:table-cell>
          <table:table-cell office:value-type="float" office:value="-786" calcext:value-type="float">
            <text:p>-786</text:p>
          </table:table-cell>
          <table:table-cell office:value-type="float" office:value="-0.71" calcext:value-type="float">
            <text:p>-0.71</text:p>
          </table:table-cell>
          <table:table-cell table:number-columns-repeated="2" office:value-type="float" office:value="-10.72" calcext:value-type="float">
            <text:p>-10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2" calcext:value-type="float">
            <text:p>-10.7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1]/10000000;5)" office:value-type="float" office:value="2.71196" calcext:value-type="float">
            <text:p>2.71196</text:p>
          </table:table-cell>
          <table:table-cell table:formula="of:=[.C21]*100" office:value-type="float" office:value="-71" calcext:value-type="float">
            <text:p>-71</text:p>
          </table:table-cell>
          <table:table-cell table:formula="of:=[.F21]" office:value-type="float" office:value="-786" calcext:value-type="float">
            <text:p>-786</text:p>
          </table:table-cell>
          <table:table-cell table:formula="of:=[.M21]*10" office:value-type="float" office:value="-107.2" calcext:value-type="float">
            <text:p>-107.2</text:p>
          </table:table-cell>
        </table:table-row>
        <table:table-row table:style-name="ro2">
          <table:table-cell office:value-type="float" office:value="27123871" calcext:value-type="float">
            <text:p>27123871</text:p>
          </table:table-cell>
          <table:table-cell table:formula="of:=[.A22]-[.A21]" office:value-type="float" office:value="4248" calcext:value-type="float">
            <text:p>4248</text:p>
          </table:table-cell>
          <table:table-cell office:value-type="float" office:value="-0.77" calcext:value-type="float">
            <text:p>-0.77</text:p>
          </table:table-cell>
          <table:table-cell office:value-type="float" office:value="-5.58" calcext:value-type="float">
            <text:p>-5.58</text:p>
          </table:table-cell>
          <table:table-cell office:value-type="float" office:value="1" calcext:value-type="float">
            <text:p>1</text:p>
          </table:table-cell>
          <table:table-cell office:value-type="float" office:value="-785" calcext:value-type="float">
            <text:p>-785</text:p>
          </table:table-cell>
          <table:table-cell office:value-type="float" office:value="-0.77" calcext:value-type="float">
            <text:p>-0.77</text:p>
          </table:table-cell>
          <table:table-cell table:number-columns-repeated="2" office:value-type="float" office:value="-11.53" calcext:value-type="float">
            <text:p>-11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3" calcext:value-type="float">
            <text:p>-11.5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2]/10000000;5)" office:value-type="float" office:value="2.71239" calcext:value-type="float">
            <text:p>2.71239</text:p>
          </table:table-cell>
          <table:table-cell table:formula="of:=[.C22]*100" office:value-type="float" office:value="-77" calcext:value-type="float">
            <text:p>-77</text:p>
          </table:table-cell>
          <table:table-cell table:formula="of:=[.F22]" office:value-type="float" office:value="-785" calcext:value-type="float">
            <text:p>-785</text:p>
          </table:table-cell>
          <table:table-cell table:formula="of:=[.M22]*10" office:value-type="float" office:value="-115.3" calcext:value-type="float">
            <text:p>-115.3</text:p>
          </table:table-cell>
        </table:table-row>
        <table:table-row table:style-name="ro2">
          <table:table-cell office:value-type="float" office:value="27127820" calcext:value-type="float">
            <text:p>27127820</text:p>
          </table:table-cell>
          <table:table-cell table:formula="of:=[.A23]-[.A22]" office:value-type="float" office:value="3949" calcext:value-type="float">
            <text:p>3949</text:p>
          </table:table-cell>
          <table:table-cell office:value-type="float" office:value="-0.62" calcext:value-type="float">
            <text:p>-0.62</text:p>
          </table:table-cell>
          <table:table-cell office:value-type="float" office:value="15.29" calcext:value-type="float">
            <text:p>15.29</text:p>
          </table:table-cell>
          <table:table-cell office:value-type="float" office:value="1" calcext:value-type="float">
            <text:p>1</text:p>
          </table:table-cell>
          <table:table-cell office:value-type="float" office:value="-788" calcext:value-type="float">
            <text:p>-788</text:p>
          </table:table-cell>
          <table:table-cell office:value-type="float" office:value="-0.62" calcext:value-type="float">
            <text:p>-0.62</text:p>
          </table:table-cell>
          <table:table-cell table:number-columns-repeated="2" office:value-type="float" office:value="-9.33" calcext:value-type="float">
            <text:p>-9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33" calcext:value-type="float">
            <text:p>-9.3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3]/10000000;5)" office:value-type="float" office:value="2.71278" calcext:value-type="float">
            <text:p>2.71278</text:p>
          </table:table-cell>
          <table:table-cell table:formula="of:=[.C23]*100" office:value-type="float" office:value="-62" calcext:value-type="float">
            <text:p>-62</text:p>
          </table:table-cell>
          <table:table-cell table:formula="of:=[.F23]" office:value-type="float" office:value="-788" calcext:value-type="float">
            <text:p>-788</text:p>
          </table:table-cell>
          <table:table-cell table:formula="of:=[.M23]*10" office:value-type="float" office:value="-93.3" calcext:value-type="float">
            <text:p>-93.3</text:p>
          </table:table-cell>
        </table:table-row>
        <table:table-row table:style-name="ro2">
          <table:table-cell office:value-type="float" office:value="27132130" calcext:value-type="float">
            <text:p>27132130</text:p>
          </table:table-cell>
          <table:table-cell table:formula="of:=[.A24]-[.A23]" office:value-type="float" office:value="4310" calcext:value-type="float">
            <text:p>4310</text:p>
          </table:table-cell>
          <table:table-cell office:value-type="float" office:value="-0.2" calcext:value-type="float">
            <text:p>-0.2</text:p>
          </table:table-cell>
          <table:table-cell office:value-type="float" office:value="41.55" calcext:value-type="float">
            <text:p>41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3.04" calcext:value-type="float">
            <text:p>-3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04" calcext:value-type="float">
            <text:p>-3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4]/10000000;5)" office:value-type="float" office:value="2.71321" calcext:value-type="float">
            <text:p>2.71321</text:p>
          </table:table-cell>
          <table:table-cell table:formula="of:=[.C24]*100" office:value-type="float" office:value="-20" calcext:value-type="float">
            <text:p>-20</text:p>
          </table:table-cell>
          <table:table-cell table:formula="of:=[.F24]" office:value-type="float" office:value="0" calcext:value-type="float">
            <text:p>0</text:p>
          </table:table-cell>
          <table:table-cell table:formula="of:=[.M24]*10" office:value-type="float" office:value="-30.4" calcext:value-type="float">
            <text:p>-30.4</text:p>
          </table:table-cell>
        </table:table-row>
        <table:table-row table:style-name="ro2">
          <table:table-cell office:value-type="float" office:value="27136003" calcext:value-type="float">
            <text:p>27136003</text:p>
          </table:table-cell>
          <table:table-cell table:formula="of:=[.A25]-[.A24]" office:value-type="float" office:value="3873" calcext:value-type="float">
            <text:p>3873</text:p>
          </table:table-cell>
          <table:table-cell office:value-type="float" office:value="0.15" calcext:value-type="float">
            <text:p>0.15</text:p>
          </table:table-cell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.32" calcext:value-type="float">
            <text:p>2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5]/10000000;5)" office:value-type="float" office:value="2.7136" calcext:value-type="float">
            <text:p>2.7136</text:p>
          </table:table-cell>
          <table:table-cell table:formula="of:=[.C25]*100" office:value-type="float" office:value="15" calcext:value-type="float">
            <text:p>15</text:p>
          </table:table-cell>
          <table:table-cell table:formula="of:=[.F25]" office:value-type="float" office:value="0" calcext:value-type="float">
            <text:p>0</text:p>
          </table:table-cell>
          <table:table-cell table:formula="of:=[.M25]*10" office:value-type="float" office:value="23.2" calcext:value-type="float">
            <text:p>23.2</text:p>
          </table:table-cell>
        </table:table-row>
        <table:table-row table:style-name="ro2">
          <table:table-cell office:value-type="float" office:value="27140351" calcext:value-type="float">
            <text:p>27140351</text:p>
          </table:table-cell>
          <table:table-cell table:formula="of:=[.A26]-[.A25]" office:value-type="float" office:value="4348" calcext:value-type="float">
            <text:p>4348</text:p>
          </table:table-cell>
          <table:table-cell office:value-type="float" office:value="0.68" calcext:value-type="float">
            <text:p>0.68</text:p>
          </table:table-cell>
          <table:table-cell office:value-type="float" office:value="54.59" calcext:value-type="float">
            <text:p>54.59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10.13" calcext:value-type="float">
            <text:p>1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3" calcext:value-type="float">
            <text:p>10.1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6]/10000000;5)" office:value-type="float" office:value="2.71404" calcext:value-type="float">
            <text:p>2.71404</text:p>
          </table:table-cell>
          <table:table-cell table:formula="of:=[.C26]*100" office:value-type="float" office:value="68" calcext:value-type="float">
            <text:p>68</text:p>
          </table:table-cell>
          <table:table-cell table:formula="of:=[.F26]" office:value-type="float" office:value="787" calcext:value-type="float">
            <text:p>787</text:p>
          </table:table-cell>
          <table:table-cell table:formula="of:=[.M26]*10" office:value-type="float" office:value="101.3" calcext:value-type="float">
            <text:p>101.3</text:p>
          </table:table-cell>
        </table:table-row>
        <table:table-row table:style-name="ro2">
          <table:table-cell office:value-type="float" office:value="27144311" calcext:value-type="float">
            <text:p>27144311</text:p>
          </table:table-cell>
          <table:table-cell table:formula="of:=[.A27]-[.A26]" office:value-type="float" office:value="3960" calcext:value-type="float">
            <text:p>3960</text:p>
          </table:table-cell>
          <table:table-cell office:value-type="float" office:value="1.22" calcext:value-type="float">
            <text:p>1.22</text:p>
          </table:table-cell>
          <table:table-cell office:value-type="float" office:value="56.94" calcext:value-type="float">
            <text:p>56.94</text:p>
          </table:table-cell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18.29" calcext:value-type="float">
            <text:p>18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29" calcext:value-type="float">
            <text:p>18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7]/10000000;5)" office:value-type="float" office:value="2.71443" calcext:value-type="float">
            <text:p>2.71443</text:p>
          </table:table-cell>
          <table:table-cell table:formula="of:=[.C27]*100" office:value-type="float" office:value="122" calcext:value-type="float">
            <text:p>122</text:p>
          </table:table-cell>
          <table:table-cell table:formula="of:=[.F27]" office:value-type="float" office:value="777" calcext:value-type="float">
            <text:p>777</text:p>
          </table:table-cell>
          <table:table-cell table:formula="of:=[.M27]*10" office:value-type="float" office:value="182.9" calcext:value-type="float">
            <text:p>182.9</text:p>
          </table:table-cell>
        </table:table-row>
        <table:table-row table:style-name="ro2">
          <table:table-cell office:value-type="float" office:value="27148483" calcext:value-type="float">
            <text:p>27148483</text:p>
          </table:table-cell>
          <table:table-cell table:formula="of:=[.A28]-[.A27]" office:value-type="float" office:value="4172" calcext:value-type="float">
            <text:p>4172</text:p>
          </table:table-cell>
          <table:table-cell office:value-type="float" office:value="1.48" calcext:value-type="float">
            <text:p>1.48</text:p>
          </table:table-cell>
          <table:table-cell office:value-type="float" office:value="27.42" calcext:value-type="float">
            <text:p>27.42</text:p>
          </table:table-cell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22.24" calcext:value-type="float">
            <text:p>22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8]/10000000;5)" office:value-type="float" office:value="2.71485" calcext:value-type="float">
            <text:p>2.71485</text:p>
          </table:table-cell>
          <table:table-cell table:formula="of:=[.C28]*100" office:value-type="float" office:value="148" calcext:value-type="float">
            <text:p>148</text:p>
          </table:table-cell>
          <table:table-cell table:formula="of:=[.F28]" office:value-type="float" office:value="772" calcext:value-type="float">
            <text:p>772</text:p>
          </table:table-cell>
          <table:table-cell table:formula="of:=[.M28]*10" office:value-type="float" office:value="222.4" calcext:value-type="float">
            <text:p>222.4</text:p>
          </table:table-cell>
        </table:table-row>
        <table:table-row table:style-name="ro2">
          <table:table-cell office:value-type="float" office:value="27152523" calcext:value-type="float">
            <text:p>27152523</text:p>
          </table:table-cell>
          <table:table-cell table:formula="of:=[.A29]-[.A28]" office:value-type="float" office:value="4040" calcext:value-type="float">
            <text:p>4040</text:p>
          </table:table-cell>
          <table:table-cell office:value-type="float" office:value="1.35" calcext:value-type="float">
            <text:p>1.35</text:p>
          </table:table-cell>
          <table:table-cell office:value-type="float" office:value="-12.08" calcext:value-type="float">
            <text:p>-12.08</text:p>
          </table:table-cell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20.18" calcext:value-type="float">
            <text:p>20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18" calcext:value-type="float">
            <text:p>20.1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9]/10000000;5)" office:value-type="float" office:value="2.71525" calcext:value-type="float">
            <text:p>2.71525</text:p>
          </table:table-cell>
          <table:table-cell table:formula="of:=[.C29]*100" office:value-type="float" office:value="135" calcext:value-type="float">
            <text:p>135</text:p>
          </table:table-cell>
          <table:table-cell table:formula="of:=[.F29]" office:value-type="float" office:value="774" calcext:value-type="float">
            <text:p>774</text:p>
          </table:table-cell>
          <table:table-cell table:formula="of:=[.M29]*10" office:value-type="float" office:value="201.8" calcext:value-type="float">
            <text:p>201.8</text:p>
          </table:table-cell>
        </table:table-row>
        <table:table-row table:style-name="ro2">
          <table:table-cell office:value-type="float" office:value="27156991" calcext:value-type="float">
            <text:p>27156991</text:p>
          </table:table-cell>
          <table:table-cell table:formula="of:=[.A30]-[.A29]" office:value-type="float" office:value="4468" calcext:value-type="float">
            <text:p>4468</text:p>
          </table:table-cell>
          <table:table-cell office:value-type="float" office:value="1.12" calcext:value-type="float">
            <text:p>1.12</text:p>
          </table:table-cell>
          <table:table-cell office:value-type="float" office:value="-22.03" calcext:value-type="float">
            <text:p>-22.03</text:p>
          </table:table-cell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16.85" calcext:value-type="float">
            <text:p>16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85" calcext:value-type="float">
            <text:p>16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0]/10000000;5)" office:value-type="float" office:value="2.7157" calcext:value-type="float">
            <text:p>2.7157</text:p>
          </table:table-cell>
          <table:table-cell table:formula="of:=[.C30]*100" office:value-type="float" office:value="112" calcext:value-type="float">
            <text:p>112</text:p>
          </table:table-cell>
          <table:table-cell table:formula="of:=[.F30]" office:value-type="float" office:value="778" calcext:value-type="float">
            <text:p>778</text:p>
          </table:table-cell>
          <table:table-cell table:formula="of:=[.M30]*10" office:value-type="float" office:value="168.5" calcext:value-type="float">
            <text:p>168.5</text:p>
          </table:table-cell>
        </table:table-row>
        <table:table-row table:style-name="ro2">
          <table:table-cell office:value-type="float" office:value="27160820" calcext:value-type="float">
            <text:p>27160820</text:p>
          </table:table-cell>
          <table:table-cell table:formula="of:=[.A31]-[.A30]" office:value-type="float" office:value="3829" calcext:value-type="float">
            <text:p>3829</text:p>
          </table:table-cell>
          <table:table-cell office:value-type="float" office:value="0.78" calcext:value-type="float">
            <text:p>0.78</text:p>
          </table:table-cell>
          <table:table-cell office:value-type="float" office:value="-35.9" calcext:value-type="float">
            <text:p>-35.9</text:p>
          </table:table-cell>
          <table:table-cell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1.7" calcext:value-type="float">
            <text:p>1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1]/10000000;5)" office:value-type="float" office:value="2.71608" calcext:value-type="float">
            <text:p>2.71608</text:p>
          </table:table-cell>
          <table:table-cell table:formula="of:=[.C31]*100" office:value-type="float" office:value="78" calcext:value-type="float">
            <text:p>78</text:p>
          </table:table-cell>
          <table:table-cell table:formula="of:=[.F31]" office:value-type="float" office:value="785" calcext:value-type="float">
            <text:p>785</text:p>
          </table:table-cell>
          <table:table-cell table:formula="of:=[.M31]*10"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27165420" calcext:value-type="float">
            <text:p>27165420</text:p>
          </table:table-cell>
          <table:table-cell table:formula="of:=[.A32]-[.A31]" office:value-type="float" office:value="4600" calcext:value-type="float">
            <text:p>4600</text:p>
          </table:table-cell>
          <table:table-cell office:value-type="float" office:value="0.4" calcext:value-type="float">
            <text:p>0.4</text:p>
          </table:table-cell>
          <table:table-cell office:value-type="float" office:value="-34.77" calcext:value-type="float">
            <text:p>-34.77</text:p>
          </table:table-cell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6.04" calcext:value-type="float">
            <text:p>6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2]/10000000;5)" office:value-type="float" office:value="2.71654" calcext:value-type="float">
            <text:p>2.71654</text:p>
          </table:table-cell>
          <table:table-cell table:formula="of:=[.C32]*100" office:value-type="float" office:value="40" calcext:value-type="float">
            <text:p>40</text:p>
          </table:table-cell>
          <table:table-cell table:formula="of:=[.F32]" office:value-type="float" office:value="792" calcext:value-type="float">
            <text:p>792</text:p>
          </table:table-cell>
          <table:table-cell table:formula="of:=[.M32]*10" office:value-type="float" office:value="60.4" calcext:value-type="float">
            <text:p>60.4</text:p>
          </table:table-cell>
        </table:table-row>
        <table:table-row table:style-name="ro2">
          <table:table-cell office:value-type="float" office:value="27169143" calcext:value-type="float">
            <text:p>27169143</text:p>
          </table:table-cell>
          <table:table-cell table:formula="of:=[.A33]-[.A32]" office:value-type="float" office:value="3723" calcext:value-type="float">
            <text:p>3723</text:p>
          </table:table-cell>
          <table:table-cell office:value-type="float" office:value="-0.55" calcext:value-type="float">
            <text:p>-0.55</text:p>
          </table:table-cell>
          <table:table-cell office:value-type="float" office:value="-90" calcext:value-type="float">
            <text:p>-90</text:p>
          </table:table-cell>
          <table:table-cell office:value-type="float" office:value="1" calcext:value-type="float">
            <text:p>1</text:p>
          </table:table-cell>
          <table:table-cell office:value-type="float" office:value="-789" calcext:value-type="float">
            <text:p>-789</text:p>
          </table:table-cell>
          <table:table-cell office:value-type="float" office:value="-0.55" calcext:value-type="float">
            <text:p>-0.55</text:p>
          </table:table-cell>
          <table:table-cell table:number-columns-repeated="2" office:value-type="float" office:value="-8.21" calcext:value-type="float">
            <text:p>-8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21" calcext:value-type="float">
            <text:p>-8.2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3]/10000000;5)" office:value-type="float" office:value="2.71691" calcext:value-type="float">
            <text:p>2.71691</text:p>
          </table:table-cell>
          <table:table-cell table:formula="of:=[.C33]*100" office:value-type="float" office:value="-55" calcext:value-type="float">
            <text:p>-55</text:p>
          </table:table-cell>
          <table:table-cell table:formula="of:=[.F33]" office:value-type="float" office:value="-789" calcext:value-type="float">
            <text:p>-789</text:p>
          </table:table-cell>
          <table:table-cell table:formula="of:=[.M33]*10" office:value-type="float" office:value="-82.1" calcext:value-type="float">
            <text:p>-82.1</text:p>
          </table:table-cell>
        </table:table-row>
        <table:table-row table:style-name="ro2">
          <table:table-cell office:value-type="float" office:value="27173545" calcext:value-type="float">
            <text:p>27173545</text:p>
          </table:table-cell>
          <table:table-cell table:formula="of:=[.A34]-[.A33]" office:value-type="float" office:value="4402" calcext:value-type="float">
            <text:p>4402</text:p>
          </table:table-cell>
          <table:table-cell office:value-type="float" office:value="-1" calcext:value-type="float">
            <text:p>-1</text:p>
          </table:table-cell>
          <table:table-cell office:value-type="float" office:value="-37.69" calcext:value-type="float">
            <text:p>-37.69</text:p>
          </table:table-cell>
          <table:table-cell office:value-type="float" office:value="1" calcext:value-type="float">
            <text:p>1</text:p>
          </table:table-cell>
          <table:table-cell office:value-type="float" office:value="-781" calcext:value-type="float">
            <text:p>-78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4.93" calcext:value-type="float">
            <text:p>-14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93" calcext:value-type="float">
            <text:p>-14.9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4]/10000000;5)" office:value-type="float" office:value="2.71735" calcext:value-type="float">
            <text:p>2.71735</text:p>
          </table:table-cell>
          <table:table-cell table:formula="of:=[.C34]*100" office:value-type="float" office:value="-100" calcext:value-type="float">
            <text:p>-100</text:p>
          </table:table-cell>
          <table:table-cell table:formula="of:=[.F34]" office:value-type="float" office:value="-781" calcext:value-type="float">
            <text:p>-781</text:p>
          </table:table-cell>
          <table:table-cell table:formula="of:=[.M34]*10" office:value-type="float" office:value="-149.3" calcext:value-type="float">
            <text:p>-149.3</text:p>
          </table:table-cell>
        </table:table-row>
        <table:table-row table:style-name="ro2">
          <table:table-cell office:value-type="float" office:value="27177268" calcext:value-type="float">
            <text:p>27177268</text:p>
          </table:table-cell>
          <table:table-cell table:formula="of:=[.A35]-[.A34]" office:value-type="float" office:value="3723" calcext:value-type="float">
            <text:p>3723</text:p>
          </table:table-cell>
          <table:table-cell office:value-type="float" office:value="-1.17" calcext:value-type="float">
            <text:p>-1.17</text:p>
          </table:table-cell>
          <table:table-cell office:value-type="float" office:value="-16.9" calcext:value-type="float">
            <text:p>-16.9</text:p>
          </table:table-cell>
          <table:table-cell office:value-type="float" office:value="1" calcext:value-type="float">
            <text:p>1</text:p>
          </table:table-cell>
          <table:table-cell office:value-type="float" office:value="-778" calcext:value-type="float">
            <text:p>-778</text:p>
          </table:table-cell>
          <table:table-cell office:value-type="float" office:value="-1.17" calcext:value-type="float">
            <text:p>-1.17</text:p>
          </table:table-cell>
          <table:table-cell table:number-columns-repeated="2" office:value-type="float" office:value="-17.55" calcext:value-type="float">
            <text:p>-17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55" calcext:value-type="float">
            <text:p>-17.5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5]/10000000;5)" office:value-type="float" office:value="2.71773" calcext:value-type="float">
            <text:p>2.71773</text:p>
          </table:table-cell>
          <table:table-cell table:formula="of:=[.C35]*100" office:value-type="float" office:value="-117" calcext:value-type="float">
            <text:p>-117</text:p>
          </table:table-cell>
          <table:table-cell table:formula="of:=[.F35]" office:value-type="float" office:value="-778" calcext:value-type="float">
            <text:p>-778</text:p>
          </table:table-cell>
          <table:table-cell table:formula="of:=[.M35]*10" office:value-type="float" office:value="-175.5" calcext:value-type="float">
            <text:p>-175.5</text:p>
          </table:table-cell>
        </table:table-row>
        <table:table-row table:style-name="ro2">
          <table:table-cell office:value-type="float" office:value="27181551" calcext:value-type="float">
            <text:p>27181551</text:p>
          </table:table-cell>
          <table:table-cell table:formula="of:=[.A36]-[.A35]" office:value-type="float" office:value="4283" calcext:value-type="float">
            <text:p>4283</text:p>
          </table:table-cell>
          <table:table-cell office:value-type="float" office:value="-1.24" calcext:value-type="float">
            <text:p>-1.24</text:p>
          </table:table-cell>
          <table:table-cell office:value-type="float" office:value="-5.38" calcext:value-type="float">
            <text:p>-5.38</text:p>
          </table:table-cell>
          <table:table-cell office:value-type="float" office:value="1" calcext:value-type="float">
            <text:p>1</text:p>
          </table:table-cell>
          <table:table-cell office:value-type="float" office:value="-776" calcext:value-type="float">
            <text:p>-776</text:p>
          </table:table-cell>
          <table:table-cell office:value-type="float" office:value="-1.24" calcext:value-type="float">
            <text:p>-1.24</text:p>
          </table:table-cell>
          <table:table-cell table:number-columns-repeated="2" office:value-type="float" office:value="-18.67" calcext:value-type="float">
            <text:p>-18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67" calcext:value-type="float">
            <text:p>-18.6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6]/10000000;5)" office:value-type="float" office:value="2.71816" calcext:value-type="float">
            <text:p>2.71816</text:p>
          </table:table-cell>
          <table:table-cell table:formula="of:=[.C36]*100" office:value-type="float" office:value="-124" calcext:value-type="float">
            <text:p>-124</text:p>
          </table:table-cell>
          <table:table-cell table:formula="of:=[.F36]" office:value-type="float" office:value="-776" calcext:value-type="float">
            <text:p>-776</text:p>
          </table:table-cell>
          <table:table-cell table:formula="of:=[.M36]*10" office:value-type="float" office:value="-186.7" calcext:value-type="float">
            <text:p>-186.7</text:p>
          </table:table-cell>
        </table:table-row>
        <table:table-row table:style-name="ro2">
          <table:table-cell office:value-type="float" office:value="27185308" calcext:value-type="float">
            <text:p>27185308</text:p>
          </table:table-cell>
          <table:table-cell table:formula="of:=[.A37]-[.A36]" office:value-type="float" office:value="3757" calcext:value-type="float">
            <text:p>3757</text:p>
          </table:table-cell>
          <table:table-cell office:value-type="float" office:value="-1.01" calcext:value-type="float">
            <text:p>-1.01</text:p>
          </table:table-cell>
          <table:table-cell office:value-type="float" office:value="26.03" calcext:value-type="float">
            <text:p>26.03</text:p>
          </table:table-cell>
          <table:table-cell office:value-type="float" office:value="1" calcext:value-type="float">
            <text:p>1</text:p>
          </table:table-cell>
          <table:table-cell office:value-type="float" office:value="-781" calcext:value-type="float">
            <text:p>-781</text:p>
          </table:table-cell>
          <table:table-cell office:value-type="float" office:value="-1.01" calcext:value-type="float">
            <text:p>-1.01</text:p>
          </table:table-cell>
          <table:table-cell table:number-columns-repeated="2" office:value-type="float" office:value="-15.09" calcext:value-type="float">
            <text:p>-15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09" calcext:value-type="float">
            <text:p>-15.0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7]/10000000;5)" office:value-type="float" office:value="2.71853" calcext:value-type="float">
            <text:p>2.71853</text:p>
          </table:table-cell>
          <table:table-cell table:formula="of:=[.C37]*100" office:value-type="float" office:value="-101" calcext:value-type="float">
            <text:p>-101</text:p>
          </table:table-cell>
          <table:table-cell table:formula="of:=[.F37]" office:value-type="float" office:value="-781" calcext:value-type="float">
            <text:p>-781</text:p>
          </table:table-cell>
          <table:table-cell table:formula="of:=[.M37]*10" office:value-type="float" office:value="-150.9" calcext:value-type="float">
            <text:p>-150.9</text:p>
          </table:table-cell>
        </table:table-row>
        <table:table-row table:style-name="ro2">
          <table:table-cell office:value-type="float" office:value="27189712" calcext:value-type="float">
            <text:p>27189712</text:p>
          </table:table-cell>
          <table:table-cell table:formula="of:=[.A38]-[.A37]" office:value-type="float" office:value="4404" calcext:value-type="float">
            <text:p>4404</text:p>
          </table:table-cell>
          <table:table-cell office:value-type="float" office:value="-0.7" calcext:value-type="float">
            <text:p>-0.7</text:p>
          </table:table-cell>
          <table:table-cell office:value-type="float" office:value="31.25" calcext:value-type="float">
            <text:p>31.25</text:p>
          </table:table-cell>
          <table:table-cell office:value-type="float" office:value="1" calcext:value-type="float">
            <text:p>1</text:p>
          </table:table-cell>
          <table:table-cell office:value-type="float" office:value="-786" calcext:value-type="float">
            <text:p>-786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-10.52" calcext:value-type="float">
            <text:p>-1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2" calcext:value-type="float">
            <text:p>-10.5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8]/10000000;5)" office:value-type="float" office:value="2.71897" calcext:value-type="float">
            <text:p>2.71897</text:p>
          </table:table-cell>
          <table:table-cell table:formula="of:=[.C38]*100" office:value-type="float" office:value="-70" calcext:value-type="float">
            <text:p>-70</text:p>
          </table:table-cell>
          <table:table-cell table:formula="of:=[.F38]" office:value-type="float" office:value="-786" calcext:value-type="float">
            <text:p>-786</text:p>
          </table:table-cell>
          <table:table-cell table:formula="of:=[.M38]*10" office:value-type="float" office:value="-105.2" calcext:value-type="float">
            <text:p>-105.2</text:p>
          </table:table-cell>
        </table:table-row>
        <table:table-row table:style-name="ro2">
          <table:table-cell office:value-type="float" office:value="27193431" calcext:value-type="float">
            <text:p>27193431</text:p>
          </table:table-cell>
          <table:table-cell table:formula="of:=[.A39]-[.A38]" office:value-type="float" office:value="3719" calcext:value-type="float">
            <text:p>3719</text:p>
          </table:table-cell>
          <table:table-cell office:value-type="float" office:value="-0.18" calcext:value-type="float">
            <text:p>-0.18</text:p>
          </table:table-cell>
          <table:table-cell office:value-type="float" office:value="52.36" calcext:value-type="float">
            <text:p>52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-2.66" calcext:value-type="float">
            <text:p>-2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66" calcext:value-type="float">
            <text:p>-2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9]/10000000;5)" office:value-type="float" office:value="2.71934" calcext:value-type="float">
            <text:p>2.71934</text:p>
          </table:table-cell>
          <table:table-cell table:formula="of:=[.C39]*100" office:value-type="float" office:value="-18" calcext:value-type="float">
            <text:p>-18</text:p>
          </table:table-cell>
          <table:table-cell table:formula="of:=[.F39]" office:value-type="float" office:value="0" calcext:value-type="float">
            <text:p>0</text:p>
          </table:table-cell>
          <table:table-cell table:formula="of:=[.M39]*10" office:value-type="float" office:value="-26.6" calcext:value-type="float">
            <text:p>-26.6</text:p>
          </table:table-cell>
        </table:table-row>
        <table:table-row table:style-name="ro2">
          <table:table-cell office:value-type="float" office:value="27197905" calcext:value-type="float">
            <text:p>27197905</text:p>
          </table:table-cell>
          <table:table-cell table:formula="of:=[.A40]-[.A39]" office:value-type="float" office:value="4474" calcext:value-type="float">
            <text:p>4474</text:p>
          </table:table-cell>
          <table:table-cell office:value-type="float" office:value="0.71" calcext:value-type="float">
            <text:p>0.7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.71" calcext:value-type="float">
            <text:p>10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0]/10000000;5)" office:value-type="float" office:value="2.71979" calcext:value-type="float">
            <text:p>2.71979</text:p>
          </table:table-cell>
          <table:table-cell table:formula="of:=[.C40]*100" office:value-type="float" office:value="71" calcext:value-type="float">
            <text:p>71</text:p>
          </table:table-cell>
          <table:table-cell table:formula="of:=[.F40]" office:value-type="float" office:value="786" calcext:value-type="float">
            <text:p>786</text:p>
          </table:table-cell>
          <table:table-cell table:formula="of:=[.M40]*10" office:value-type="float" office:value="107.1" calcext:value-type="float">
            <text:p>107.1</text:p>
          </table:table-cell>
        </table:table-row>
        <table:table-row table:style-name="ro2">
          <table:table-cell office:value-type="float" office:value="27201608" calcext:value-type="float">
            <text:p>27201608</text:p>
          </table:table-cell>
          <table:table-cell table:formula="of:=[.A41]-[.A40]" office:value-type="float" office:value="3703" calcext:value-type="float">
            <text:p>3703</text:p>
          </table:table-cell>
          <table:table-cell office:value-type="float" office:value="0.89" calcext:value-type="float">
            <text:p>0.89</text:p>
          </table:table-cell>
          <table:table-cell office:value-type="float" office:value="14.44" calcext:value-type="float">
            <text:p>14.44</text:p>
          </table:table-cell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3.38" calcext:value-type="float">
            <text:p>13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1]/10000000;5)" office:value-type="float" office:value="2.72016" calcext:value-type="float">
            <text:p>2.72016</text:p>
          </table:table-cell>
          <table:table-cell table:formula="of:=[.C41]*100" office:value-type="float" office:value="89" calcext:value-type="float">
            <text:p>89</text:p>
          </table:table-cell>
          <table:table-cell table:formula="of:=[.F41]" office:value-type="float" office:value="783" calcext:value-type="float">
            <text:p>783</text:p>
          </table:table-cell>
          <table:table-cell table:formula="of:=[.M41]*10" office:value-type="float" office:value="133.8" calcext:value-type="float">
            <text:p>133.8</text:p>
          </table:table-cell>
        </table:table-row>
        <table:table-row table:style-name="ro2">
          <table:table-cell office:value-type="float" office:value="27205880" calcext:value-type="float">
            <text:p>27205880</text:p>
          </table:table-cell>
          <table:table-cell table:formula="of:=[.A42]-[.A41]" office:value-type="float" office:value="4272" calcext:value-type="float">
            <text:p>4272</text:p>
          </table:table-cell>
          <table:table-cell office:value-type="float" office:value="1.11" calcext:value-type="float">
            <text:p>1.11</text:p>
          </table:table-cell>
          <table:table-cell office:value-type="float" office:value="22.23" calcext:value-type="float">
            <text:p>22.23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16.65" calcext:value-type="float">
            <text:p>16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65" calcext:value-type="float">
            <text:p>16.6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2]/10000000;5)" office:value-type="float" office:value="2.72059" calcext:value-type="float">
            <text:p>2.72059</text:p>
          </table:table-cell>
          <table:table-cell table:formula="of:=[.C42]*100" office:value-type="float" office:value="111" calcext:value-type="float">
            <text:p>111</text:p>
          </table:table-cell>
          <table:table-cell table:formula="of:=[.F42]" office:value-type="float" office:value="779" calcext:value-type="float">
            <text:p>779</text:p>
          </table:table-cell>
          <table:table-cell table:formula="of:=[.M42]*10" office:value-type="float" office:value="166.5" calcext:value-type="float">
            <text:p>166.5</text:p>
          </table:table-cell>
        </table:table-row>
        <table:table-row table:style-name="ro2">
          <table:table-cell office:value-type="float" office:value="27209665" calcext:value-type="float">
            <text:p>27209665</text:p>
          </table:table-cell>
          <table:table-cell table:formula="of:=[.A43]-[.A42]" office:value-type="float" office:value="3785" calcext:value-type="float">
            <text:p>3785</text:p>
          </table:table-cell>
          <table:table-cell office:value-type="float" office:value="1.25" calcext:value-type="float">
            <text:p>1.25</text:p>
          </table:table-cell>
          <table:table-cell office:value-type="float" office:value="13.02" calcext:value-type="float">
            <text:p>13.02</text:p>
          </table:table-cell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8.74" calcext:value-type="float">
            <text:p>18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74" calcext:value-type="float">
            <text:p>18.7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3]/10000000;5)" office:value-type="float" office:value="2.72097" calcext:value-type="float">
            <text:p>2.72097</text:p>
          </table:table-cell>
          <table:table-cell table:formula="of:=[.C43]*100" office:value-type="float" office:value="125" calcext:value-type="float">
            <text:p>125</text:p>
          </table:table-cell>
          <table:table-cell table:formula="of:=[.F43]" office:value-type="float" office:value="776" calcext:value-type="float">
            <text:p>776</text:p>
          </table:table-cell>
          <table:table-cell table:formula="of:=[.M43]*10" office:value-type="float" office:value="187.4" calcext:value-type="float">
            <text:p>187.4</text:p>
          </table:table-cell>
        </table:table-row>
        <table:table-row table:style-name="ro2">
          <table:table-cell office:value-type="float" office:value="27213983" calcext:value-type="float">
            <text:p>27213983</text:p>
          </table:table-cell>
          <table:table-cell table:formula="of:=[.A44]-[.A43]" office:value-type="float" office:value="4318" calcext:value-type="float">
            <text:p>4318</text:p>
          </table:table-cell>
          <table:table-cell office:value-type="float" office:value="1.15" calcext:value-type="float">
            <text:p>1.15</text:p>
          </table:table-cell>
          <table:table-cell office:value-type="float" office:value="-11.41" calcext:value-type="float">
            <text:p>-11.41</text:p>
          </table:table-cell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17.29" calcext:value-type="float">
            <text:p>17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29" calcext:value-type="float">
            <text:p>17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4]/10000000;5)" office:value-type="float" office:value="2.7214" calcext:value-type="float">
            <text:p>2.7214</text:p>
          </table:table-cell>
          <table:table-cell table:formula="of:=[.C44]*100" office:value-type="float" office:value="115" calcext:value-type="float">
            <text:p>115</text:p>
          </table:table-cell>
          <table:table-cell table:formula="of:=[.F44]" office:value-type="float" office:value="778" calcext:value-type="float">
            <text:p>778</text:p>
          </table:table-cell>
          <table:table-cell table:formula="of:=[.M44]*10" office:value-type="float" office:value="172.9" calcext:value-type="float">
            <text:p>172.9</text:p>
          </table:table-cell>
        </table:table-row>
        <table:table-row table:style-name="ro2">
          <table:table-cell office:value-type="float" office:value="27217725" calcext:value-type="float">
            <text:p>27217725</text:p>
          </table:table-cell>
          <table:table-cell table:formula="of:=[.A45]-[.A44]" office:value-type="float" office:value="3742" calcext:value-type="float">
            <text:p>3742</text:p>
          </table:table-cell>
          <table:table-cell office:value-type="float" office:value="0.96" calcext:value-type="float">
            <text:p>0.96</text:p>
          </table:table-cell>
          <table:table-cell office:value-type="float" office:value="-21.23" calcext:value-type="float">
            <text:p>-21.23</text:p>
          </table:table-cell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14.33" calcext:value-type="float">
            <text:p>14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3" calcext:value-type="float">
            <text:p>14.3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5]/10000000;5)" office:value-type="float" office:value="2.72177" calcext:value-type="float">
            <text:p>2.72177</text:p>
          </table:table-cell>
          <table:table-cell table:formula="of:=[.C45]*100" office:value-type="float" office:value="96" calcext:value-type="float">
            <text:p>96</text:p>
          </table:table-cell>
          <table:table-cell table:formula="of:=[.F45]" office:value-type="float" office:value="782" calcext:value-type="float">
            <text:p>782</text:p>
          </table:table-cell>
          <table:table-cell table:formula="of:=[.M45]*10" office:value-type="float" office:value="143.3" calcext:value-type="float">
            <text:p>143.3</text:p>
          </table:table-cell>
        </table:table-row>
        <table:table-row table:style-name="ro2">
          <table:table-cell office:value-type="float" office:value="27222868" calcext:value-type="float">
            <text:p>27222868</text:p>
          </table:table-cell>
          <table:table-cell table:formula="of:=[.A46]-[.A45]" office:value-type="float" office:value="5143" calcext:value-type="float">
            <text:p>5143</text:p>
          </table:table-cell>
          <table:table-cell office:value-type="float" office:value="0.6" calcext:value-type="float">
            <text:p>0.6</text:p>
          </table:table-cell>
          <table:table-cell office:value-type="float" office:value="-39.37" calcext:value-type="float">
            <text:p>-39.37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8.95" calcext:value-type="float">
            <text:p>8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6]/10000000;5)" office:value-type="float" office:value="2.72229" calcext:value-type="float">
            <text:p>2.72229</text:p>
          </table:table-cell>
          <table:table-cell table:formula="of:=[.C46]*100" office:value-type="float" office:value="60" calcext:value-type="float">
            <text:p>60</text:p>
          </table:table-cell>
          <table:table-cell table:formula="of:=[.F46]" office:value-type="float" office:value="788" calcext:value-type="float">
            <text:p>788</text:p>
          </table:table-cell>
          <table:table-cell table:formula="of:=[.M46]*10" office:value-type="float" office:value="89.5" calcext:value-type="float">
            <text:p>89.5</text:p>
          </table:table-cell>
        </table:table-row>
        <table:table-row table:style-name="ro2">
          <table:table-cell office:value-type="float" office:value="27226563" calcext:value-type="float">
            <text:p>27226563</text:p>
          </table:table-cell>
          <table:table-cell table:formula="of:=[.A47]-[.A46]" office:value-type="float" office:value="3695" calcext:value-type="float">
            <text:p>3695</text:p>
          </table:table-cell>
          <table:table-cell office:value-type="float" office:value="-0.32" calcext:value-type="float">
            <text:p>-0.32</text:p>
          </table:table-cell>
          <table:table-cell office:value-type="float" office:value="-90" calcext:value-type="float">
            <text:p>-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 office:value-type="float" office:value="-4.8" calcext:value-type="float">
            <text:p>-4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7]/10000000;5)" office:value-type="float" office:value="2.72266" calcext:value-type="float">
            <text:p>2.72266</text:p>
          </table:table-cell>
          <table:table-cell table:formula="of:=[.C47]*100" office:value-type="float" office:value="-32" calcext:value-type="float">
            <text:p>-32</text:p>
          </table:table-cell>
          <table:table-cell table:formula="of:=[.F47]" office:value-type="float" office:value="0" calcext:value-type="float">
            <text:p>0</text:p>
          </table:table-cell>
          <table:table-cell table:formula="of:=[.M47]*10" office:value-type="float" office:value="-48" calcext:value-type="float">
            <text:p>-48</text:p>
          </table:table-cell>
        </table:table-row>
        <table:table-row table:style-name="ro2">
          <table:table-cell office:value-type="float" office:value="27230680" calcext:value-type="float">
            <text:p>27230680</text:p>
          </table:table-cell>
          <table:table-cell table:formula="of:=[.A48]-[.A47]" office:value-type="float" office:value="4117" calcext:value-type="float">
            <text:p>4117</text:p>
          </table:table-cell>
          <table:table-cell office:value-type="float" office:value="-1.26" calcext:value-type="float">
            <text:p>-1.26</text:p>
          </table:table-cell>
          <table:table-cell office:value-type="float" office:value="-90" calcext:value-type="float">
            <text:p>-90</text:p>
          </table:table-cell>
          <table:table-cell office:value-type="float" office:value="1" calcext:value-type="float">
            <text:p>1</text:p>
          </table:table-cell>
          <table:table-cell office:value-type="float" office:value="-776" calcext:value-type="float">
            <text:p>-776</text:p>
          </table:table-cell>
          <table:table-cell office:value-type="float" office:value="-1.26" calcext:value-type="float">
            <text:p>-1.26</text:p>
          </table:table-cell>
          <table:table-cell table:number-columns-repeated="2" office:value-type="float" office:value="-18.85" calcext:value-type="float">
            <text:p>-18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85" calcext:value-type="float">
            <text:p>-18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8]/10000000;5)" office:value-type="float" office:value="2.72307" calcext:value-type="float">
            <text:p>2.72307</text:p>
          </table:table-cell>
          <table:table-cell table:formula="of:=[.C48]*100" office:value-type="float" office:value="-126" calcext:value-type="float">
            <text:p>-126</text:p>
          </table:table-cell>
          <table:table-cell table:formula="of:=[.F48]" office:value-type="float" office:value="-776" calcext:value-type="float">
            <text:p>-776</text:p>
          </table:table-cell>
          <table:table-cell table:formula="of:=[.M48]*10" office:value-type="float" office:value="-188.5" calcext:value-type="float">
            <text:p>-188.5</text:p>
          </table:table-cell>
        </table:table-row>
        <table:table-row table:style-name="ro2">
          <table:table-cell office:value-type="float" office:value="27234828" calcext:value-type="float">
            <text:p>27234828</text:p>
          </table:table-cell>
          <table:table-cell table:formula="of:=[.A49]-[.A48]" office:value-type="float" office:value="4148" calcext:value-type="float">
            <text:p>4148</text:p>
          </table:table-cell>
          <table:table-cell office:value-type="float" office:value="-1.71" calcext:value-type="float">
            <text:p>-1.71</text:p>
          </table:table-cell>
          <table:table-cell office:value-type="float" office:value="-41.66" calcext:value-type="float">
            <text:p>-41.66</text:p>
          </table:table-cell>
          <table:table-cell office:value-type="float" office:value="1" calcext:value-type="float">
            <text:p>1</text:p>
          </table:table-cell>
          <table:table-cell office:value-type="float" office:value="-767" calcext:value-type="float">
            <text:p>-767</text:p>
          </table:table-cell>
          <table:table-cell office:value-type="float" office:value="-1.71" calcext:value-type="float">
            <text:p>-1.71</text:p>
          </table:table-cell>
          <table:table-cell table:number-columns-repeated="2" office:value-type="float" office:value="-25.68" calcext:value-type="float">
            <text:p>-25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68" calcext:value-type="float">
            <text:p>-25.6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9]/10000000;5)" office:value-type="float" office:value="2.72348" calcext:value-type="float">
            <text:p>2.72348</text:p>
          </table:table-cell>
          <table:table-cell table:formula="of:=[.C49]*100" office:value-type="float" office:value="-171" calcext:value-type="float">
            <text:p>-171</text:p>
          </table:table-cell>
          <table:table-cell table:formula="of:=[.F49]" office:value-type="float" office:value="-767" calcext:value-type="float">
            <text:p>-767</text:p>
          </table:table-cell>
          <table:table-cell table:formula="of:=[.M49]*10" office:value-type="float" office:value="-256.8" calcext:value-type="float">
            <text:p>-256.8</text:p>
          </table:table-cell>
        </table:table-row>
        <table:table-row table:style-name="ro2">
          <table:table-cell office:value-type="float" office:value="27239211" calcext:value-type="float">
            <text:p>27239211</text:p>
          </table:table-cell>
          <table:table-cell table:formula="of:=[.A50]-[.A49]" office:value-type="float" office:value="4383" calcext:value-type="float">
            <text:p>4383</text:p>
          </table:table-cell>
          <table:table-cell office:value-type="float" office:value="-1.93" calcext:value-type="float">
            <text:p>-1.93</text:p>
          </table:table-cell>
          <table:table-cell office:value-type="float" office:value="-25.91" calcext:value-type="float">
            <text:p>-25.91</text:p>
          </table:table-cell>
          <table:table-cell office:value-type="float" office:value="1" calcext:value-type="float">
            <text:p>1</text:p>
          </table:table-cell>
          <table:table-cell office:value-type="float" office:value="-763" calcext:value-type="float">
            <text:p>-763</text:p>
          </table:table-cell>
          <table:table-cell office:value-type="float" office:value="-1.93" calcext:value-type="float">
            <text:p>-1.93</text:p>
          </table:table-cell>
          <table:table-cell table:number-columns-repeated="2" office:value-type="float" office:value="-28.92" calcext:value-type="float">
            <text:p>-28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92" calcext:value-type="float">
            <text:p>-28.9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0]/10000000;5)" office:value-type="float" office:value="2.72392" calcext:value-type="float">
            <text:p>2.72392</text:p>
          </table:table-cell>
          <table:table-cell table:formula="of:=[.C50]*100" office:value-type="float" office:value="-193" calcext:value-type="float">
            <text:p>-193</text:p>
          </table:table-cell>
          <table:table-cell table:formula="of:=[.F50]" office:value-type="float" office:value="-763" calcext:value-type="float">
            <text:p>-763</text:p>
          </table:table-cell>
          <table:table-cell table:formula="of:=[.M50]*10" office:value-type="float" office:value="-289.2" calcext:value-type="float">
            <text:p>-289.2</text:p>
          </table:table-cell>
        </table:table-row>
        <table:table-row table:style-name="ro2">
          <table:table-cell office:value-type="float" office:value="27243000" calcext:value-type="float">
            <text:p>27243000</text:p>
          </table:table-cell>
          <table:table-cell table:formula="of:=[.A51]-[.A50]" office:value-type="float" office:value="3789" calcext:value-type="float">
            <text:p>3789</text:p>
          </table:table-cell>
          <table:table-cell office:value-type="float" office:value="-2.07" calcext:value-type="float">
            <text:p>-2.07</text:p>
          </table:table-cell>
          <table:table-cell office:value-type="float" office:value="-15.47" calcext:value-type="float">
            <text:p>-15.47</text:p>
          </table:table-cell>
          <table:table-cell office:value-type="float" office:value="1" calcext:value-type="float">
            <text:p>1</text:p>
          </table:table-cell>
          <table:table-cell office:value-type="float" office:value="-761" calcext:value-type="float">
            <text:p>-761</text:p>
          </table:table-cell>
          <table:table-cell office:value-type="float" office:value="-2.07" calcext:value-type="float">
            <text:p>-2.07</text:p>
          </table:table-cell>
          <table:table-cell table:number-columns-repeated="2" office:value-type="float" office:value="-30.99" calcext:value-type="float">
            <text:p>-30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99" calcext:value-type="float">
            <text:p>-30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1]/10000000;5)" office:value-type="float" office:value="2.7243" calcext:value-type="float">
            <text:p>2.7243</text:p>
          </table:table-cell>
          <table:table-cell table:formula="of:=[.C51]*100" office:value-type="float" office:value="-207" calcext:value-type="float">
            <text:p>-207</text:p>
          </table:table-cell>
          <table:table-cell table:formula="of:=[.F51]" office:value-type="float" office:value="-761" calcext:value-type="float">
            <text:p>-761</text:p>
          </table:table-cell>
          <table:table-cell table:formula="of:=[.M51]*10" office:value-type="float" office:value="-309.9" calcext:value-type="float">
            <text:p>-309.9</text:p>
          </table:table-cell>
        </table:table-row>
        <table:table-row table:style-name="ro2">
          <table:table-cell office:value-type="float" office:value="27247268" calcext:value-type="float">
            <text:p>27247268</text:p>
          </table:table-cell>
          <table:table-cell table:formula="of:=[.A52]-[.A51]" office:value-type="float" office:value="4268" calcext:value-type="float">
            <text:p>4268</text:p>
          </table:table-cell>
          <table:table-cell office:value-type="float" office:value="-1.99" calcext:value-type="float">
            <text:p>-1.99</text:p>
          </table:table-cell>
          <table:table-cell office:value-type="float" office:value="9.57" calcext:value-type="float">
            <text:p>9.57</text:p>
          </table:table-cell>
          <table:table-cell office:value-type="float" office:value="1" calcext:value-type="float">
            <text:p>1</text:p>
          </table:table-cell>
          <table:table-cell office:value-type="float" office:value="-762" calcext:value-type="float">
            <text:p>-762</text:p>
          </table:table-cell>
          <table:table-cell office:value-type="float" office:value="-1.99" calcext:value-type="float">
            <text:p>-1.99</text:p>
          </table:table-cell>
          <table:table-cell table:number-columns-repeated="2" office:value-type="float" office:value="-29.79" calcext:value-type="float">
            <text:p>-29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79" calcext:value-type="float">
            <text:p>-29.7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2]/10000000;5)" office:value-type="float" office:value="2.72473" calcext:value-type="float">
            <text:p>2.72473</text:p>
          </table:table-cell>
          <table:table-cell table:formula="of:=[.C52]*100" office:value-type="float" office:value="-199" calcext:value-type="float">
            <text:p>-199</text:p>
          </table:table-cell>
          <table:table-cell table:formula="of:=[.F52]" office:value-type="float" office:value="-762" calcext:value-type="float">
            <text:p>-762</text:p>
          </table:table-cell>
          <table:table-cell table:formula="of:=[.M52]*10" office:value-type="float" office:value="-297.9" calcext:value-type="float">
            <text:p>-297.9</text:p>
          </table:table-cell>
        </table:table-row>
        <table:table-row table:style-name="ro2">
          <table:table-cell office:value-type="float" office:value="27251140" calcext:value-type="float">
            <text:p>27251140</text:p>
          </table:table-cell>
          <table:table-cell table:formula="of:=[.A53]-[.A52]" office:value-type="float" office:value="3872" calcext:value-type="float">
            <text:p>3872</text:p>
          </table:table-cell>
          <table:table-cell office:value-type="float" office:value="-1.42" calcext:value-type="float">
            <text:p>-1.42</text:p>
          </table:table-cell>
          <table:table-cell office:value-type="float" office:value="56.62" calcext:value-type="float">
            <text:p>56.62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office:value-type="float" office:value="-1.42" calcext:value-type="float">
            <text:p>-1.42</text:p>
          </table:table-cell>
          <table:table-cell table:number-columns-repeated="2" office:value-type="float" office:value="-21.37" calcext:value-type="float">
            <text:p>-2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37" calcext:value-type="float">
            <text:p>-21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3]/10000000;5)" office:value-type="float" office:value="2.72511" calcext:value-type="float">
            <text:p>2.72511</text:p>
          </table:table-cell>
          <table:table-cell table:formula="of:=[.C53]*100" office:value-type="float" office:value="-142" calcext:value-type="float">
            <text:p>-142</text:p>
          </table:table-cell>
          <table:table-cell table:formula="of:=[.F53]" office:value-type="float" office:value="-773" calcext:value-type="float">
            <text:p>-773</text:p>
          </table:table-cell>
          <table:table-cell table:formula="of:=[.M53]*10" office:value-type="float" office:value="-213.7" calcext:value-type="float">
            <text:p>-213.7</text:p>
          </table:table-cell>
        </table:table-row>
        <table:table-row table:style-name="ro2">
          <table:table-cell office:value-type="float" office:value="27255665" calcext:value-type="float">
            <text:p>27255665</text:p>
          </table:table-cell>
          <table:table-cell table:formula="of:=[.A54]-[.A53]" office:value-type="float" office:value="4525" calcext:value-type="float">
            <text:p>4525</text:p>
          </table:table-cell>
          <table:table-cell office:value-type="float" office:value="-0.94" calcext:value-type="float">
            <text:p>-0.94</text:p>
          </table:table-cell>
          <table:table-cell office:value-type="float" office:value="48.69" calcext:value-type="float">
            <text:p>48.69</text:p>
          </table:table-cell>
          <table:table-cell office:value-type="float" office:value="1" calcext:value-type="float">
            <text:p>1</text:p>
          </table:table-cell>
          <table:table-cell office:value-type="float" office:value="-782" calcext:value-type="float">
            <text:p>-782</text:p>
          </table:table-cell>
          <table:table-cell office:value-type="float" office:value="-0.94" calcext:value-type="float">
            <text:p>-0.94</text:p>
          </table:table-cell>
          <table:table-cell table:number-columns-repeated="2" office:value-type="float" office:value="-14.04" calcext:value-type="float">
            <text:p>-14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4" calcext:value-type="float">
            <text:p>-14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4]/10000000;5)" office:value-type="float" office:value="2.72557" calcext:value-type="float">
            <text:p>2.72557</text:p>
          </table:table-cell>
          <table:table-cell table:formula="of:=[.C54]*100" office:value-type="float" office:value="-94" calcext:value-type="float">
            <text:p>-94</text:p>
          </table:table-cell>
          <table:table-cell table:formula="of:=[.F54]" office:value-type="float" office:value="-782" calcext:value-type="float">
            <text:p>-782</text:p>
          </table:table-cell>
          <table:table-cell table:formula="of:=[.M54]*10" office:value-type="float" office:value="-140.4" calcext:value-type="float">
            <text:p>-140.4</text:p>
          </table:table-cell>
        </table:table-row>
        <table:table-row table:style-name="ro2">
          <table:table-cell office:value-type="float" office:value="27259405" calcext:value-type="float">
            <text:p>27259405</text:p>
          </table:table-cell>
          <table:table-cell table:formula="of:=[.A55]-[.A54]" office:value-type="float" office:value="3740" calcext:value-type="float">
            <text:p>3740</text:p>
          </table:table-cell>
          <table:table-cell office:value-type="float" office:value="-0.33" calcext:value-type="float">
            <text:p>-0.33</text:p>
          </table:table-cell>
          <table:table-cell office:value-type="float" office:value="59.7" calcext:value-type="float">
            <text:p>59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 office:value-type="float" office:value="-4.9" calcext:value-type="float">
            <text:p>-4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9" calcext:value-type="float">
            <text:p>-4.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5]/10000000;5)" office:value-type="float" office:value="2.72594" calcext:value-type="float">
            <text:p>2.72594</text:p>
          </table:table-cell>
          <table:table-cell table:formula="of:=[.C55]*100" office:value-type="float" office:value="-33" calcext:value-type="float">
            <text:p>-33</text:p>
          </table:table-cell>
          <table:table-cell table:formula="of:=[.F55]" office:value-type="float" office:value="0" calcext:value-type="float">
            <text:p>0</text:p>
          </table:table-cell>
          <table:table-cell table:formula="of:=[.M55]*10" office:value-type="float" office:value="-49" calcext:value-type="float">
            <text:p>-49</text:p>
          </table:table-cell>
        </table:table-row>
        <table:table-row table:style-name="ro2">
          <table:table-cell office:value-type="float" office:value="27264008" calcext:value-type="float">
            <text:p>27264008</text:p>
          </table:table-cell>
          <table:table-cell table:formula="of:=[.A56]-[.A55]" office:value-type="float" office:value="4603" calcext:value-type="float">
            <text:p>4603</text:p>
          </table:table-cell>
          <table:table-cell office:value-type="float" office:value="0.02" calcext:value-type="float">
            <text:p>0.02</text:p>
          </table:table-cell>
          <table:table-cell office:value-type="float" office:value="35.54" calcext:value-type="float">
            <text:p>35.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6]/10000000;5)" office:value-type="float" office:value="2.7264" calcext:value-type="float">
            <text:p>2.7264</text:p>
          </table:table-cell>
          <table:table-cell table:formula="of:=[.C56]*100" office:value-type="float" office:value="2" calcext:value-type="float">
            <text:p>2</text:p>
          </table:table-cell>
          <table:table-cell table:formula="of:=[.F56]" office:value-type="float" office:value="0" calcext:value-type="float">
            <text:p>0</text:p>
          </table:table-cell>
          <table:table-cell table:formula="of:=[.M56]*10" office:value-type="float" office:value="2.5" calcext:value-type="float">
            <text:p>2.5</text:p>
          </table:table-cell>
        </table:table-row>
        <table:table-row table:style-name="ro2">
          <table:table-cell office:value-type="float" office:value="27267646" calcext:value-type="float">
            <text:p>27267646</text:p>
          </table:table-cell>
          <table:table-cell table:formula="of:=[.A57]-[.A56]" office:value-type="float" office:value="3638" calcext:value-type="float">
            <text:p>3638</text:p>
          </table:table-cell>
          <table:table-cell office:value-type="float" office:value="0.16" calcext:value-type="float">
            <text:p>0.16</text:p>
          </table:table-cell>
          <table:table-cell office:value-type="float" office:value="11.51" calcext:value-type="float">
            <text:p>11.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2.34" calcext:value-type="float">
            <text:p>2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7]/10000000;5)" office:value-type="float" office:value="2.72676" calcext:value-type="float">
            <text:p>2.72676</text:p>
          </table:table-cell>
          <table:table-cell table:formula="of:=[.C57]*100" office:value-type="float" office:value="16" calcext:value-type="float">
            <text:p>16</text:p>
          </table:table-cell>
          <table:table-cell table:formula="of:=[.F57]" office:value-type="float" office:value="0" calcext:value-type="float">
            <text:p>0</text:p>
          </table:table-cell>
          <table:table-cell table:formula="of:=[.M57]*10" office:value-type="float" office:value="23.4" calcext:value-type="float">
            <text:p>23.4</text:p>
          </table:table-cell>
        </table:table-row>
        <table:table-row table:style-name="ro2">
          <table:table-cell office:value-type="float" office:value="27271940" calcext:value-type="float">
            <text:p>27271940</text:p>
          </table:table-cell>
          <table:table-cell table:formula="of:=[.A58]-[.A57]" office:value-type="float" office:value="4294" calcext:value-type="float">
            <text:p>4294</text:p>
          </table:table-cell>
          <table:table-cell office:value-type="float" office:value="0.39" calcext:value-type="float">
            <text:p>0.39</text:p>
          </table:table-cell>
          <table:table-cell office:value-type="float" office:value="25.28" calcext:value-type="float">
            <text:p>25.28</text:p>
          </table:table-cell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5.91" calcext:value-type="float">
            <text:p>5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1" calcext:value-type="float">
            <text:p>5.9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8]/10000000;5)" office:value-type="float" office:value="2.72719" calcext:value-type="float">
            <text:p>2.72719</text:p>
          </table:table-cell>
          <table:table-cell table:formula="of:=[.C58]*100" office:value-type="float" office:value="39" calcext:value-type="float">
            <text:p>39</text:p>
          </table:table-cell>
          <table:table-cell table:formula="of:=[.F58]" office:value-type="float" office:value="792" calcext:value-type="float">
            <text:p>792</text:p>
          </table:table-cell>
          <table:table-cell table:formula="of:=[.M58]*10" office:value-type="float" office:value="59.1" calcext:value-type="float">
            <text:p>59.1</text:p>
          </table:table-cell>
        </table:table-row>
        <table:table-row table:style-name="ro2">
          <table:table-cell office:value-type="float" office:value="27275705" calcext:value-type="float">
            <text:p>27275705</text:p>
          </table:table-cell>
          <table:table-cell table:formula="of:=[.A59]-[.A58]" office:value-type="float" office:value="3765" calcext:value-type="float">
            <text:p>3765</text:p>
          </table:table-cell>
          <table:table-cell office:value-type="float" office:value="0.55" calcext:value-type="float">
            <text:p>0.55</text:p>
          </table:table-cell>
          <table:table-cell office:value-type="float" office:value="16.71" calcext:value-type="float">
            <text:p>16.71</text:p>
          </table:table-cell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8.21" calcext:value-type="float">
            <text:p>8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1" calcext:value-type="float">
            <text:p>8.2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9]/10000000;5)" office:value-type="float" office:value="2.72757" calcext:value-type="float">
            <text:p>2.72757</text:p>
          </table:table-cell>
          <table:table-cell table:formula="of:=[.C59]*100" office:value-type="float" office:value="55" calcext:value-type="float">
            <text:p>55</text:p>
          </table:table-cell>
          <table:table-cell table:formula="of:=[.F59]" office:value-type="float" office:value="789" calcext:value-type="float">
            <text:p>789</text:p>
          </table:table-cell>
          <table:table-cell table:formula="of:=[.M59]*10" office:value-type="float" office:value="82.1" calcext:value-type="float">
            <text:p>82.1</text:p>
          </table:table-cell>
        </table:table-row>
        <table:table-row table:style-name="ro2">
          <table:table-cell office:value-type="float" office:value="27280548" calcext:value-type="float">
            <text:p>27280548</text:p>
          </table:table-cell>
          <table:table-cell table:formula="of:=[.A60]-[.A59]" office:value-type="float" office:value="4843" calcext:value-type="float">
            <text:p>4843</text:p>
          </table:table-cell>
          <table:table-cell office:value-type="float" office:value="0.52" calcext:value-type="float">
            <text:p>0.52</text:p>
          </table:table-cell>
          <table:table-cell office:value-type="float" office:value="-2.15" calcext:value-type="float">
            <text:p>-2.15</text:p>
          </table:table-cell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7.8" calcext:value-type="float">
            <text:p>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0]/10000000;5)" office:value-type="float" office:value="2.72805" calcext:value-type="float">
            <text:p>2.72805</text:p>
          </table:table-cell>
          <table:table-cell table:formula="of:=[.C60]*100" office:value-type="float" office:value="52" calcext:value-type="float">
            <text:p>52</text:p>
          </table:table-cell>
          <table:table-cell table:formula="of:=[.F60]" office:value-type="float" office:value="790" calcext:value-type="float">
            <text:p>790</text:p>
          </table:table-cell>
          <table:table-cell table:formula="of:=[.M60]*10"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7284265" calcext:value-type="float">
            <text:p>27284265</text:p>
          </table:table-cell>
          <table:table-cell table:formula="of:=[.A61]-[.A60]" office:value-type="float" office:value="3717" calcext:value-type="float">
            <text:p>3717</text:p>
          </table:table-cell>
          <table:table-cell office:value-type="float" office:value="0.36" calcext:value-type="float">
            <text:p>0.36</text:p>
          </table:table-cell>
          <table:table-cell office:value-type="float" office:value="-14.72" calcext:value-type="float">
            <text:p>-14.72</text:p>
          </table:table-cell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5.46" calcext:value-type="float">
            <text:p>5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6" calcext:value-type="float">
            <text:p>5.4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1]/10000000;5)" office:value-type="float" office:value="2.72843" calcext:value-type="float">
            <text:p>2.72843</text:p>
          </table:table-cell>
          <table:table-cell table:formula="of:=[.C61]*100" office:value-type="float" office:value="36" calcext:value-type="float">
            <text:p>36</text:p>
          </table:table-cell>
          <table:table-cell table:formula="of:=[.F61]" office:value-type="float" office:value="793" calcext:value-type="float">
            <text:p>793</text:p>
          </table:table-cell>
          <table:table-cell table:formula="of:=[.M61]*10" office:value-type="float" office:value="54.6" calcext:value-type="float">
            <text:p>54.6</text:p>
          </table:table-cell>
        </table:table-row>
        <table:table-row table:style-name="ro2">
          <table:table-cell office:value-type="float" office:value="27288545" calcext:value-type="float">
            <text:p>27288545</text:p>
          </table:table-cell>
          <table:table-cell table:formula="of:=[.A62]-[.A61]" office:value-type="float" office:value="4280" calcext:value-type="float">
            <text:p>4280</text:p>
          </table:table-cell>
          <table:table-cell office:value-type="float" office:value="0.1" calcext:value-type="float">
            <text:p>0.1</text:p>
          </table:table-cell>
          <table:table-cell office:value-type="float" office:value="-26.94" calcext:value-type="float">
            <text:p>-26.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46" calcext:value-type="float">
            <text:p>1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2]/10000000;5)" office:value-type="float" office:value="2.72885" calcext:value-type="float">
            <text:p>2.72885</text:p>
          </table:table-cell>
          <table:table-cell table:formula="of:=[.C62]*100" office:value-type="float" office:value="10" calcext:value-type="float">
            <text:p>10</text:p>
          </table:table-cell>
          <table:table-cell table:formula="of:=[.F62]" office:value-type="float" office:value="0" calcext:value-type="float">
            <text:p>0</text:p>
          </table:table-cell>
          <table:table-cell table:formula="of:=[.M62]*10" office:value-type="float" office:value="14.6" calcext:value-type="float">
            <text:p>14.6</text:p>
          </table:table-cell>
        </table:table-row>
        <table:table-row table:style-name="ro2">
          <table:table-cell office:value-type="float" office:value="27292511" calcext:value-type="float">
            <text:p>27292511</text:p>
          </table:table-cell>
          <table:table-cell table:formula="of:=[.A63]-[.A62]" office:value-type="float" office:value="3966" calcext:value-type="float">
            <text:p>3966</text:p>
          </table:table-cell>
          <table:table-cell office:value-type="float" office:value="-0.67" calcext:value-type="float">
            <text:p>-0.67</text:p>
          </table:table-cell>
          <table:table-cell office:value-type="float" office:value="-77.38" calcext:value-type="float">
            <text:p>-77.38</text:p>
          </table:table-cell>
          <table:table-cell office:value-type="float" office:value="1" calcext:value-type="float">
            <text:p>1</text:p>
          </table:table-cell>
          <table:table-cell office:value-type="float" office:value="-787" calcext:value-type="float">
            <text:p>-787</text:p>
          </table:table-cell>
          <table:table-cell office:value-type="float" office:value="-0.67" calcext:value-type="float">
            <text:p>-0.67</text:p>
          </table:table-cell>
          <table:table-cell table:number-columns-repeated="2" office:value-type="float" office:value="-10.04" calcext:value-type="float">
            <text:p>-1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04" calcext:value-type="float">
            <text:p>-1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3]/10000000;5)" office:value-type="float" office:value="2.72925" calcext:value-type="float">
            <text:p>2.72925</text:p>
          </table:table-cell>
          <table:table-cell table:formula="of:=[.C63]*100" office:value-type="float" office:value="-67" calcext:value-type="float">
            <text:p>-67</text:p>
          </table:table-cell>
          <table:table-cell table:formula="of:=[.F63]" office:value-type="float" office:value="-787" calcext:value-type="float">
            <text:p>-787</text:p>
          </table:table-cell>
          <table:table-cell table:formula="of:=[.M63]*10" office:value-type="float" office:value="-100.4" calcext:value-type="float">
            <text:p>-100.4</text:p>
          </table:table-cell>
        </table:table-row>
        <table:table-row table:style-name="ro2">
          <table:table-cell office:value-type="float" office:value="27296768" calcext:value-type="float">
            <text:p>27296768</text:p>
          </table:table-cell>
          <table:table-cell table:formula="of:=[.A64]-[.A63]" office:value-type="float" office:value="4257" calcext:value-type="float">
            <text:p>4257</text:p>
          </table:table-cell>
          <table:table-cell office:value-type="float" office:value="-1.59" calcext:value-type="float">
            <text:p>-1.59</text:p>
          </table:table-cell>
          <table:table-cell office:value-type="float" office:value="-90" calcext:value-type="float">
            <text:p>-90</text:p>
          </table:table-cell>
          <table:table-cell office:value-type="float" office:value="1" calcext:value-type="float">
            <text:p>1</text:p>
          </table:table-cell>
          <table:table-cell office:value-type="float" office:value="-770" calcext:value-type="float">
            <text:p>-770</text:p>
          </table:table-cell>
          <table:table-cell office:value-type="float" office:value="-1.59" calcext:value-type="float">
            <text:p>-1.59</text:p>
          </table:table-cell>
          <table:table-cell table:number-columns-repeated="2" office:value-type="float" office:value="-23.79" calcext:value-type="float">
            <text:p>-23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79" calcext:value-type="float">
            <text:p>-23.7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4]/10000000;5)" office:value-type="float" office:value="2.72968" calcext:value-type="float">
            <text:p>2.72968</text:p>
          </table:table-cell>
          <table:table-cell table:formula="of:=[.C64]*100" office:value-type="float" office:value="-159" calcext:value-type="float">
            <text:p>-159</text:p>
          </table:table-cell>
          <table:table-cell table:formula="of:=[.F64]" office:value-type="float" office:value="-770" calcext:value-type="float">
            <text:p>-770</text:p>
          </table:table-cell>
          <table:table-cell table:formula="of:=[.M64]*10" office:value-type="float" office:value="-237.9" calcext:value-type="float">
            <text:p>-237.9</text:p>
          </table:table-cell>
        </table:table-row>
        <table:table-row table:style-name="ro2">
          <table:table-cell office:value-type="float" office:value="27300680" calcext:value-type="float">
            <text:p>27300680</text:p>
          </table:table-cell>
          <table:table-cell table:formula="of:=[.A65]-[.A64]" office:value-type="float" office:value="3912" calcext:value-type="float">
            <text:p>3912</text:p>
          </table:table-cell>
          <table:table-cell office:value-type="float" office:value="-2.1" calcext:value-type="float">
            <text:p>-2.1</text:p>
          </table:table-cell>
          <table:table-cell office:value-type="float" office:value="-51.36" calcext:value-type="float">
            <text:p>-51.36</text:p>
          </table:table-cell>
          <table:table-cell office:value-type="float" office:value="1" calcext:value-type="float">
            <text:p>1</text:p>
          </table:table-cell>
          <table:table-cell office:value-type="float" office:value="-760" calcext:value-type="float">
            <text:p>-760</text:p>
          </table:table-cell>
          <table:table-cell office:value-type="float" office:value="-2.1" calcext:value-type="float">
            <text:p>-2.1</text:p>
          </table:table-cell>
          <table:table-cell table:number-columns-repeated="2" office:value-type="float" office:value="-31.56" calcext:value-type="float">
            <text:p>-31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56" calcext:value-type="float">
            <text:p>-31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5]/10000000;5)" office:value-type="float" office:value="2.73007" calcext:value-type="float">
            <text:p>2.73007</text:p>
          </table:table-cell>
          <table:table-cell table:formula="of:=[.C65]*100" office:value-type="float" office:value="-210" calcext:value-type="float">
            <text:p>-210</text:p>
          </table:table-cell>
          <table:table-cell table:formula="of:=[.F65]" office:value-type="float" office:value="-760" calcext:value-type="float">
            <text:p>-760</text:p>
          </table:table-cell>
          <table:table-cell table:formula="of:=[.M65]*10" office:value-type="float" office:value="-315.6" calcext:value-type="float">
            <text:p>-315.6</text:p>
          </table:table-cell>
        </table:table-row>
        <table:table-row table:style-name="ro2">
          <table:table-cell office:value-type="float" office:value="27305291" calcext:value-type="float">
            <text:p>27305291</text:p>
          </table:table-cell>
          <table:table-cell table:formula="of:=[.A66]-[.A65]" office:value-type="float" office:value="4611" calcext:value-type="float">
            <text:p>4611</text:p>
          </table:table-cell>
          <table:table-cell office:value-type="float" office:value="-2.47" calcext:value-type="float">
            <text:p>-2.47</text:p>
          </table:table-cell>
          <table:table-cell office:value-type="float" office:value="-41.96" calcext:value-type="float">
            <text:p>-41.96</text:p>
          </table:table-cell>
          <table:table-cell office:value-type="float" office:value="1" calcext:value-type="float">
            <text:p>1</text:p>
          </table:table-cell>
          <table:table-cell office:value-type="float" office:value="-753" calcext:value-type="float">
            <text:p>-753</text:p>
          </table:table-cell>
          <table:table-cell office:value-type="float" office:value="-2.47" calcext:value-type="float">
            <text:p>-2.47</text:p>
          </table:table-cell>
          <table:table-cell table:number-columns-repeated="2" office:value-type="float" office:value="-37.01" calcext:value-type="float">
            <text:p>-37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01" calcext:value-type="float">
            <text:p>-37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6]/10000000;5)" office:value-type="float" office:value="2.73053" calcext:value-type="float">
            <text:p>2.73053</text:p>
          </table:table-cell>
          <table:table-cell table:formula="of:=[.C66]*100" office:value-type="float" office:value="-247" calcext:value-type="float">
            <text:p>-247</text:p>
          </table:table-cell>
          <table:table-cell table:formula="of:=[.F66]" office:value-type="float" office:value="-753" calcext:value-type="float">
            <text:p>-753</text:p>
          </table:table-cell>
          <table:table-cell table:formula="of:=[.M66]*10" office:value-type="float" office:value="-370.1" calcext:value-type="float">
            <text:p>-370.1</text:p>
          </table:table-cell>
        </table:table-row>
        <table:table-row table:style-name="ro2">
          <table:table-cell office:value-type="float" office:value="27309223" calcext:value-type="float">
            <text:p>27309223</text:p>
          </table:table-cell>
          <table:table-cell table:formula="of:=[.A67]-[.A66]" office:value-type="float" office:value="3932" calcext:value-type="float">
            <text:p>3932</text:p>
          </table:table-cell>
          <table:table-cell office:value-type="float" office:value="-2.79" calcext:value-type="float">
            <text:p>-2.79</text:p>
          </table:table-cell>
          <table:table-cell office:value-type="float" office:value="-38.26" calcext:value-type="float">
            <text:p>-38.26</text:p>
          </table:table-cell>
          <table:table-cell office:value-type="float" office:value="1" calcext:value-type="float">
            <text:p>1</text:p>
          </table:table-cell>
          <table:table-cell office:value-type="float" office:value="-747" calcext:value-type="float">
            <text:p>-747</text:p>
          </table:table-cell>
          <table:table-cell office:value-type="float" office:value="-2.79" calcext:value-type="float">
            <text:p>-2.79</text:p>
          </table:table-cell>
          <table:table-cell table:number-columns-repeated="2" office:value-type="float" office:value="-41.87" calcext:value-type="float">
            <text:p>-41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87" calcext:value-type="float">
            <text:p>-41.8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7]/10000000;5)" office:value-type="float" office:value="2.73092" calcext:value-type="float">
            <text:p>2.73092</text:p>
          </table:table-cell>
          <table:table-cell table:formula="of:=[.C67]*100" office:value-type="float" office:value="-279" calcext:value-type="float">
            <text:p>-279</text:p>
          </table:table-cell>
          <table:table-cell table:formula="of:=[.F67]" office:value-type="float" office:value="-747" calcext:value-type="float">
            <text:p>-747</text:p>
          </table:table-cell>
          <table:table-cell table:formula="of:=[.M67]*10" office:value-type="float" office:value="-418.7" calcext:value-type="float">
            <text:p>-418.7</text:p>
          </table:table-cell>
        </table:table-row>
        <table:table-row table:style-name="ro2">
          <table:table-cell office:value-type="float" office:value="27313400" calcext:value-type="float">
            <text:p>27313400</text:p>
          </table:table-cell>
          <table:table-cell table:formula="of:=[.A68]-[.A67]" office:value-type="float" office:value="4177" calcext:value-type="float">
            <text:p>4177</text:p>
          </table:table-cell>
          <table:table-cell office:value-type="float" office:value="-2.81" calcext:value-type="float">
            <text:p>-2.81</text:p>
          </table:table-cell>
          <table:table-cell office:value-type="float" office:value="-6.01" calcext:value-type="float">
            <text:p>-6.01</text:p>
          </table:table-cell>
          <table:table-cell office:value-type="float" office:value="1" calcext:value-type="float">
            <text:p>1</text:p>
          </table:table-cell>
          <table:table-cell office:value-type="float" office:value="-747" calcext:value-type="float">
            <text:p>-747</text:p>
          </table:table-cell>
          <table:table-cell office:value-type="float" office:value="-2.81" calcext:value-type="float">
            <text:p>-2.81</text:p>
          </table:table-cell>
          <table:table-cell table:number-columns-repeated="2" office:value-type="float" office:value="-42.17" calcext:value-type="float">
            <text:p>-42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17" calcext:value-type="float">
            <text:p>-42.1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8]/10000000;5)" office:value-type="float" office:value="2.73134" calcext:value-type="float">
            <text:p>2.73134</text:p>
          </table:table-cell>
          <table:table-cell table:formula="of:=[.C68]*100" office:value-type="float" office:value="-281" calcext:value-type="float">
            <text:p>-281</text:p>
          </table:table-cell>
          <table:table-cell table:formula="of:=[.F68]" office:value-type="float" office:value="-747" calcext:value-type="float">
            <text:p>-747</text:p>
          </table:table-cell>
          <table:table-cell table:formula="of:=[.M68]*10" office:value-type="float" office:value="-421.7" calcext:value-type="float">
            <text:p>-421.7</text:p>
          </table:table-cell>
        </table:table-row>
        <table:table-row table:style-name="ro2">
          <table:table-cell office:value-type="float" office:value="27317931" calcext:value-type="float">
            <text:p>27317931</text:p>
          </table:table-cell>
          <table:table-cell table:formula="of:=[.A69]-[.A68]" office:value-type="float" office:value="4531" calcext:value-type="float">
            <text:p>4531</text:p>
          </table:table-cell>
          <table:table-cell office:value-type="float" office:value="-2.58" calcext:value-type="float">
            <text:p>-2.58</text:p>
          </table:table-cell>
          <table:table-cell office:value-type="float" office:value="21.36" calcext:value-type="float">
            <text:p>21.36</text:p>
          </table:table-cell>
          <table:table-cell office:value-type="float" office:value="1" calcext:value-type="float">
            <text:p>1</text:p>
          </table:table-cell>
          <table:table-cell office:value-type="float" office:value="-751" calcext:value-type="float">
            <text:p>-751</text:p>
          </table:table-cell>
          <table:table-cell office:value-type="float" office:value="-2.58" calcext:value-type="float">
            <text:p>-2.58</text:p>
          </table:table-cell>
          <table:table-cell table:number-columns-repeated="2" office:value-type="float" office:value="-38.63" calcext:value-type="float">
            <text:p>-38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.63" calcext:value-type="float">
            <text:p>-38.6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9]/10000000;5)" office:value-type="float" office:value="2.73179" calcext:value-type="float">
            <text:p>2.73179</text:p>
          </table:table-cell>
          <table:table-cell table:formula="of:=[.C69]*100" office:value-type="float" office:value="-258" calcext:value-type="float">
            <text:p>-258</text:p>
          </table:table-cell>
          <table:table-cell table:formula="of:=[.F69]" office:value-type="float" office:value="-751" calcext:value-type="float">
            <text:p>-751</text:p>
          </table:table-cell>
          <table:table-cell table:formula="of:=[.M69]*10" office:value-type="float" office:value="-386.3" calcext:value-type="float">
            <text:p>-386.3</text:p>
          </table:table-cell>
        </table:table-row>
        <table:table-row table:style-name="ro2">
          <table:table-cell office:value-type="float" office:value="27322353" calcext:value-type="float">
            <text:p>27322353</text:p>
          </table:table-cell>
          <table:table-cell table:formula="of:=[.A70]-[.A69]" office:value-type="float" office:value="4422" calcext:value-type="float">
            <text:p>4422</text:p>
          </table:table-cell>
          <table:table-cell office:value-type="float" office:value="-2.23" calcext:value-type="float">
            <text:p>-2.23</text:p>
          </table:table-cell>
          <table:table-cell office:value-type="float" office:value="30.61" calcext:value-type="float">
            <text:p>30.61</text:p>
          </table:table-cell>
          <table:table-cell office:value-type="float" office:value="1" calcext:value-type="float">
            <text:p>1</text:p>
          </table:table-cell>
          <table:table-cell office:value-type="float" office:value="-758" calcext:value-type="float">
            <text:p>-758</text:p>
          </table:table-cell>
          <table:table-cell office:value-type="float" office:value="-2.23" calcext:value-type="float">
            <text:p>-2.23</text:p>
          </table:table-cell>
          <table:table-cell table:number-columns-repeated="2" office:value-type="float" office:value="-33.43" calcext:value-type="float">
            <text:p>-33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43" calcext:value-type="float">
            <text:p>-33.4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0]/10000000;5)" office:value-type="float" office:value="2.73224" calcext:value-type="float">
            <text:p>2.73224</text:p>
          </table:table-cell>
          <table:table-cell table:formula="of:=[.C70]*100" office:value-type="float" office:value="-223" calcext:value-type="float">
            <text:p>-223</text:p>
          </table:table-cell>
          <table:table-cell table:formula="of:=[.F70]" office:value-type="float" office:value="-758" calcext:value-type="float">
            <text:p>-758</text:p>
          </table:table-cell>
          <table:table-cell table:formula="of:=[.M70]*10" office:value-type="float" office:value="-334.3" calcext:value-type="float">
            <text:p>-334.3</text:p>
          </table:table-cell>
        </table:table-row>
        <table:table-row table:style-name="ro2">
          <table:table-cell office:value-type="float" office:value="27326171" calcext:value-type="float">
            <text:p>27326171</text:p>
          </table:table-cell>
          <table:table-cell table:formula="of:=[.A71]-[.A70]" office:value-type="float" office:value="3818" calcext:value-type="float">
            <text:p>3818</text:p>
          </table:table-cell>
          <table:table-cell office:value-type="float" office:value="-1.83" calcext:value-type="float">
            <text:p>-1.83</text:p>
          </table:table-cell>
          <table:table-cell office:value-type="float" office:value="39.82" calcext:value-type="float">
            <text:p>39.82</text:p>
          </table:table-cell>
          <table:table-cell office:value-type="float" office:value="1" calcext:value-type="float">
            <text:p>1</text:p>
          </table:table-cell>
          <table:table-cell office:value-type="float" office:value="-765" calcext:value-type="float">
            <text:p>-765</text:p>
          </table:table-cell>
          <table:table-cell office:value-type="float" office:value="-1.83" calcext:value-type="float">
            <text:p>-1.83</text:p>
          </table:table-cell>
          <table:table-cell table:number-columns-repeated="2" office:value-type="float" office:value="-27.44" calcext:value-type="float">
            <text:p>-27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44" calcext:value-type="float">
            <text:p>-27.4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1]/10000000;5)" office:value-type="float" office:value="2.73262" calcext:value-type="float">
            <text:p>2.73262</text:p>
          </table:table-cell>
          <table:table-cell table:formula="of:=[.C71]*100" office:value-type="float" office:value="-183" calcext:value-type="float">
            <text:p>-183</text:p>
          </table:table-cell>
          <table:table-cell table:formula="of:=[.F71]" office:value-type="float" office:value="-765" calcext:value-type="float">
            <text:p>-765</text:p>
          </table:table-cell>
          <table:table-cell table:formula="of:=[.M71]*10" office:value-type="float" office:value="-274.4" calcext:value-type="float">
            <text:p>-274.4</text:p>
          </table:table-cell>
        </table:table-row>
        <table:table-row table:style-name="ro2">
          <table:table-cell office:value-type="float" office:value="27330391" calcext:value-type="float">
            <text:p>27330391</text:p>
          </table:table-cell>
          <table:table-cell table:formula="of:=[.A72]-[.A71]" office:value-type="float" office:value="4220" calcext:value-type="float">
            <text:p>4220</text:p>
          </table:table-cell>
          <table:table-cell office:value-type="float" office:value="-0.93" calcext:value-type="float">
            <text:p>-0.9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-782" calcext:value-type="float">
            <text:p>-782</text:p>
          </table:table-cell>
          <table:table-cell office:value-type="float" office:value="-0.93" calcext:value-type="float">
            <text:p>-0.93</text:p>
          </table:table-cell>
          <table:table-cell table:number-columns-repeated="2" office:value-type="float" office:value="-14.01" calcext:value-type="float">
            <text:p>-14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1" calcext:value-type="float">
            <text:p>-14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2]/10000000;5)" office:value-type="float" office:value="2.73304" calcext:value-type="float">
            <text:p>2.73304</text:p>
          </table:table-cell>
          <table:table-cell table:formula="of:=[.C72]*100" office:value-type="float" office:value="-93" calcext:value-type="float">
            <text:p>-93</text:p>
          </table:table-cell>
          <table:table-cell table:formula="of:=[.F72]" office:value-type="float" office:value="-782" calcext:value-type="float">
            <text:p>-782</text:p>
          </table:table-cell>
          <table:table-cell table:formula="of:=[.M72]*10" office:value-type="float" office:value="-140.1" calcext:value-type="float">
            <text:p>-140.1</text:p>
          </table:table-cell>
        </table:table-row>
        <table:table-row table:style-name="ro2">
          <table:table-cell office:value-type="float" office:value="27334551" calcext:value-type="float">
            <text:p>27334551</text:p>
          </table:table-cell>
          <table:table-cell table:formula="of:=[.A73]-[.A72]" office:value-type="float" office:value="4160" calcext:value-type="float">
            <text:p>4160</text:p>
          </table:table-cell>
          <table:table-cell office:value-type="float" office:value="-0.39" calcext:value-type="float">
            <text:p>-0.39</text:p>
          </table:table-cell>
          <table:table-cell office:value-type="float" office:value="51.88" calcext:value-type="float">
            <text:p>51.88</text:p>
          </table:table-cell>
          <table:table-cell office:value-type="float" office:value="1" calcext:value-type="float">
            <text:p>1</text:p>
          </table:table-cell>
          <table:table-cell office:value-type="float" office:value="-792" calcext:value-type="float">
            <text:p>-792</text:p>
          </table:table-cell>
          <table:table-cell office:value-type="float" office:value="-0.39" calcext:value-type="float">
            <text:p>-0.39</text:p>
          </table:table-cell>
          <table:table-cell table:number-columns-repeated="2" office:value-type="float" office:value="-5.87" calcext:value-type="float">
            <text:p>-5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87" calcext:value-type="float">
            <text:p>-5.8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3]/10000000;5)" office:value-type="float" office:value="2.73346" calcext:value-type="float">
            <text:p>2.73346</text:p>
          </table:table-cell>
          <table:table-cell table:formula="of:=[.C73]*100" office:value-type="float" office:value="-39" calcext:value-type="float">
            <text:p>-39</text:p>
          </table:table-cell>
          <table:table-cell table:formula="of:=[.F73]" office:value-type="float" office:value="-792" calcext:value-type="float">
            <text:p>-792</text:p>
          </table:table-cell>
          <table:table-cell table:formula="of:=[.M73]*10" office:value-type="float" office:value="-58.7" calcext:value-type="float">
            <text:p>-58.7</text:p>
          </table:table-cell>
        </table:table-row>
        <table:table-row table:style-name="ro2">
          <table:table-cell office:value-type="float" office:value="27338968" calcext:value-type="float">
            <text:p>27338968</text:p>
          </table:table-cell>
          <table:table-cell table:formula="of:=[.A74]-[.A73]" office:value-type="float" office:value="4417" calcext:value-type="float">
            <text:p>4417</text:p>
          </table:table-cell>
          <table:table-cell office:value-type="float" office:value="-0.23" calcext:value-type="float">
            <text:p>-0.23</text:p>
          </table:table-cell>
          <table:table-cell office:value-type="float" office:value="14.93" calcext:value-type="float">
            <text:p>14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-3.52" calcext:value-type="float">
            <text:p>-3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52" calcext:value-type="float">
            <text:p>-3.5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4]/10000000;5)" office:value-type="float" office:value="2.7339" calcext:value-type="float">
            <text:p>2.7339</text:p>
          </table:table-cell>
          <table:table-cell table:formula="of:=[.C74]*100" office:value-type="float" office:value="-23" calcext:value-type="float">
            <text:p>-23</text:p>
          </table:table-cell>
          <table:table-cell table:formula="of:=[.F74]" office:value-type="float" office:value="0" calcext:value-type="float">
            <text:p>0</text:p>
          </table:table-cell>
          <table:table-cell table:formula="of:=[.M74]*10" office:value-type="float" office:value="-35.2" calcext:value-type="float">
            <text:p>-35.2</text:p>
          </table:table-cell>
        </table:table-row>
        <table:table-row table:style-name="ro2">
          <table:table-cell office:value-type="float" office:value="27342803" calcext:value-type="float">
            <text:p>27342803</text:p>
          </table:table-cell>
          <table:table-cell table:formula="of:=[.A75]-[.A74]" office:value-type="float" office:value="3835" calcext:value-type="float">
            <text:p>3835</text:p>
          </table:table-cell>
          <table:table-cell office:value-type="float" office:value="-0.01" calcext:value-type="float">
            <text:p>-0.01</text:p>
          </table:table-cell>
          <table:table-cell office:value-type="float" office:value="24.58" calcext:value-type="float">
            <text:p>24.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5]/10000000;5)" office:value-type="float" office:value="2.73428" calcext:value-type="float">
            <text:p>2.73428</text:p>
          </table:table-cell>
          <table:table-cell table:formula="of:=[.C75]*100" office:value-type="float" office:value="-1" calcext:value-type="float">
            <text:p>-1</text:p>
          </table:table-cell>
          <table:table-cell table:formula="of:=[.F75]" office:value-type="float" office:value="0" calcext:value-type="float">
            <text:p>0</text:p>
          </table:table-cell>
          <table:table-cell table:formula="of:=[.M75]*10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27347508" calcext:value-type="float">
            <text:p>27347508</text:p>
          </table:table-cell>
          <table:table-cell table:formula="of:=[.A76]-[.A75]" office:value-type="float" office:value="4705" calcext:value-type="float">
            <text:p>4705</text:p>
          </table:table-cell>
          <table:table-cell office:value-type="float" office:value="0.3" calcext:value-type="float">
            <text:p>0.3</text:p>
          </table:table-cell>
          <table:table-cell office:value-type="float" office:value="31.86" calcext:value-type="float">
            <text:p>31.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57" calcext:value-type="float">
            <text:p>4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57" calcext:value-type="float">
            <text:p>4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6]/10000000;5)" office:value-type="float" office:value="2.73475" calcext:value-type="float">
            <text:p>2.73475</text:p>
          </table:table-cell>
          <table:table-cell table:formula="of:=[.C76]*100" office:value-type="float" office:value="30" calcext:value-type="float">
            <text:p>30</text:p>
          </table:table-cell>
          <table:table-cell table:formula="of:=[.F76]" office:value-type="float" office:value="0" calcext:value-type="float">
            <text:p>0</text:p>
          </table:table-cell>
          <table:table-cell table:formula="of:=[.M76]*10" office:value-type="float" office:value="45.7" calcext:value-type="float">
            <text:p>45.7</text:p>
          </table:table-cell>
        </table:table-row>
        <table:table-row table:style-name="ro2">
          <table:table-cell office:value-type="float" office:value="27351228" calcext:value-type="float">
            <text:p>27351228</text:p>
          </table:table-cell>
          <table:table-cell table:formula="of:=[.A77]-[.A76]" office:value-type="float" office:value="3720" calcext:value-type="float">
            <text:p>3720</text:p>
          </table:table-cell>
          <table:table-cell office:value-type="float" office:value="0.42" calcext:value-type="float">
            <text:p>0.42</text:p>
          </table:table-cell>
          <table:table-cell office:value-type="float" office:value="14.67" calcext:value-type="float">
            <text:p>14.67</text:p>
          </table:table-cell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6.36" calcext:value-type="float">
            <text:p>6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7]/10000000;5)" office:value-type="float" office:value="2.73512" calcext:value-type="float">
            <text:p>2.73512</text:p>
          </table:table-cell>
          <table:table-cell table:formula="of:=[.C77]*100" office:value-type="float" office:value="42" calcext:value-type="float">
            <text:p>42</text:p>
          </table:table-cell>
          <table:table-cell table:formula="of:=[.F77]" office:value-type="float" office:value="792" calcext:value-type="float">
            <text:p>792</text:p>
          </table:table-cell>
          <table:table-cell table:formula="of:=[.M77]*10" office:value-type="float" office:value="63.6" calcext:value-type="float">
            <text:p>63.6</text:p>
          </table:table-cell>
        </table:table-row>
        <table:table-row table:style-name="ro2">
          <table:table-cell office:value-type="float" office:value="27355748" calcext:value-type="float">
            <text:p>27355748</text:p>
          </table:table-cell>
          <table:table-cell table:formula="of:=[.A78]-[.A77]" office:value-type="float" office:value="4520" calcext:value-type="float">
            <text:p>4520</text:p>
          </table:table-cell>
          <table:table-cell office:value-type="float" office:value="0.28" calcext:value-type="float">
            <text:p>0.28</text:p>
          </table:table-cell>
          <table:table-cell office:value-type="float" office:value="-12.24" calcext:value-type="float">
            <text:p>-12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4.19" calcext:value-type="float">
            <text:p>4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8]/10000000;5)" office:value-type="float" office:value="2.73557" calcext:value-type="float">
            <text:p>2.73557</text:p>
          </table:table-cell>
          <table:table-cell table:formula="of:=[.C78]*100" office:value-type="float" office:value="28" calcext:value-type="float">
            <text:p>28</text:p>
          </table:table-cell>
          <table:table-cell table:formula="of:=[.F78]" office:value-type="float" office:value="0" calcext:value-type="float">
            <text:p>0</text:p>
          </table:table-cell>
          <table:table-cell table:formula="of:=[.M78]*10" office:value-type="float" office:value="41.9" calcext:value-type="float">
            <text:p>41.9</text:p>
          </table:table-cell>
        </table:table-row>
        <table:table-row table:style-name="ro2">
          <table:table-cell office:value-type="float" office:value="27359405" calcext:value-type="float">
            <text:p>27359405</text:p>
          </table:table-cell>
          <table:table-cell table:formula="of:=[.A79]-[.A78]" office:value-type="float" office:value="3657" calcext:value-type="float">
            <text:p>3657</text:p>
          </table:table-cell>
          <table:table-cell office:value-type="float" office:value="0.08" calcext:value-type="float">
            <text:p>0.08</text:p>
          </table:table-cell>
          <table:table-cell office:value-type="float" office:value="-19.15" calcext:value-type="float">
            <text:p>-19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.17" calcext:value-type="float">
            <text:p>1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9]/10000000;5)" office:value-type="float" office:value="2.73594" calcext:value-type="float">
            <text:p>2.73594</text:p>
          </table:table-cell>
          <table:table-cell table:formula="of:=[.C79]*100" office:value-type="float" office:value="8" calcext:value-type="float">
            <text:p>8</text:p>
          </table:table-cell>
          <table:table-cell table:formula="of:=[.F79]" office:value-type="float" office:value="0" calcext:value-type="float">
            <text:p>0</text:p>
          </table:table-cell>
          <table:table-cell table:formula="of:=[.M79]*10" office:value-type="float" office:value="11.7" calcext:value-type="float">
            <text:p>11.7</text:p>
          </table:table-cell>
        </table:table-row>
        <table:table-row table:style-name="ro2">
          <table:table-cell office:value-type="float" office:value="27363731" calcext:value-type="float">
            <text:p>27363731</text:p>
          </table:table-cell>
          <table:table-cell table:formula="of:=[.A80]-[.A79]" office:value-type="float" office:value="4326" calcext:value-type="float">
            <text:p>4326</text:p>
          </table:table-cell>
          <table:table-cell office:value-type="float" office:value="0.01" calcext:value-type="float">
            <text:p>0.01</text:p>
          </table:table-cell>
          <table:table-cell office:value-type="float" office:value="-8.01" calcext:value-type="float">
            <text:p>-8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0]/10000000;5)" office:value-type="float" office:value="2.73637" calcext:value-type="float">
            <text:p>2.73637</text:p>
          </table:table-cell>
          <table:table-cell table:formula="of:=[.C80]*100" office:value-type="float" office:value="1" calcext:value-type="float">
            <text:p>1</text:p>
          </table:table-cell>
          <table:table-cell table:formula="of:=[.F80]" office:value-type="float" office:value="0" calcext:value-type="float">
            <text:p>0</text:p>
          </table:table-cell>
          <table:table-cell table:formula="of:=[.M80]*10" office:value-type="float" office:value="1.1" calcext:value-type="float">
            <text:p>1.1</text:p>
          </table:table-cell>
        </table:table-row>
        <table:table-row table:style-name="ro2">
          <table:table-cell office:value-type="float" office:value="27367594" calcext:value-type="float">
            <text:p>27367594</text:p>
          </table:table-cell>
          <table:table-cell table:formula="of:=[.A81]-[.A80]" office:value-type="float" office:value="3863" calcext:value-type="float">
            <text:p>3863</text:p>
          </table:table-cell>
          <table:table-cell office:value-type="float" office:value="-0.27" calcext:value-type="float">
            <text:p>-0.27</text:p>
          </table:table-cell>
          <table:table-cell office:value-type="float" office:value="-27.59" calcext:value-type="float">
            <text:p>-27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1]/10000000;5)" office:value-type="float" office:value="2.73676" calcext:value-type="float">
            <text:p>2.73676</text:p>
          </table:table-cell>
          <table:table-cell table:formula="of:=[.C81]*100" office:value-type="float" office:value="-27" calcext:value-type="float">
            <text:p>-27</text:p>
          </table:table-cell>
          <table:table-cell table:formula="of:=[.F81]" office:value-type="float" office:value="0" calcext:value-type="float">
            <text:p>0</text:p>
          </table:table-cell>
          <table:table-cell table:formula="of:=[.M81]*10" office:value-type="float" office:value="-40" calcext:value-type="float">
            <text:p>-40</text:p>
          </table:table-cell>
        </table:table-row>
        <table:table-row table:style-name="ro2">
          <table:table-cell office:value-type="float" office:value="27371871" calcext:value-type="float">
            <text:p>27371871</text:p>
          </table:table-cell>
          <table:table-cell table:formula="of:=[.A82]-[.A81]" office:value-type="float" office:value="4277" calcext:value-type="float">
            <text:p>4277</text:p>
          </table:table-cell>
          <table:table-cell office:value-type="float" office:value="-1.2" calcext:value-type="float">
            <text:p>-1.2</text:p>
          </table:table-cell>
          <table:table-cell office:value-type="float" office:value="-90" calcext:value-type="float">
            <text:p>-90</text:p>
          </table:table-cell>
          <table:table-cell office:value-type="float" office:value="1" calcext:value-type="float">
            <text:p>1</text:p>
          </table:table-cell>
          <table:table-cell office:value-type="float" office:value="-777" calcext:value-type="float">
            <text:p>-777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-18.03" calcext:value-type="float">
            <text:p>-18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03" calcext:value-type="float">
            <text:p>-18.0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2]/10000000;5)" office:value-type="float" office:value="2.73719" calcext:value-type="float">
            <text:p>2.73719</text:p>
          </table:table-cell>
          <table:table-cell table:formula="of:=[.C82]*100" office:value-type="float" office:value="-120" calcext:value-type="float">
            <text:p>-120</text:p>
          </table:table-cell>
          <table:table-cell table:formula="of:=[.F82]" office:value-type="float" office:value="-777" calcext:value-type="float">
            <text:p>-777</text:p>
          </table:table-cell>
          <table:table-cell table:formula="of:=[.M82]*10" office:value-type="float" office:value="-180.3" calcext:value-type="float">
            <text:p>-180.3</text:p>
          </table:table-cell>
        </table:table-row>
        <table:table-row table:style-name="ro2">
          <table:table-cell office:value-type="float" office:value="27375791" calcext:value-type="float">
            <text:p>27375791</text:p>
          </table:table-cell>
          <table:table-cell table:formula="of:=[.A83]-[.A82]" office:value-type="float" office:value="3920" calcext:value-type="float">
            <text:p>3920</text:p>
          </table:table-cell>
          <table:table-cell office:value-type="float" office:value="-1.7" calcext:value-type="float">
            <text:p>-1.7</text:p>
          </table:table-cell>
          <table:table-cell office:value-type="float" office:value="-52.68" calcext:value-type="float">
            <text:p>-52.68</text:p>
          </table:table-cell>
          <table:table-cell office:value-type="float" office:value="1" calcext:value-type="float">
            <text:p>1</text:p>
          </table:table-cell>
          <table:table-cell office:value-type="float" office:value="-768" calcext:value-type="float">
            <text:p>-768</text:p>
          </table:table-cell>
          <table:table-cell office:value-type="float" office:value="-1.7" calcext:value-type="float">
            <text:p>-1.7</text:p>
          </table:table-cell>
          <table:table-cell table:number-columns-repeated="2" office:value-type="float" office:value="-25.45" calcext:value-type="float">
            <text:p>-25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45" calcext:value-type="float">
            <text:p>-25.4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3]/10000000;5)" office:value-type="float" office:value="2.73758" calcext:value-type="float">
            <text:p>2.73758</text:p>
          </table:table-cell>
          <table:table-cell table:formula="of:=[.C83]*100" office:value-type="float" office:value="-170" calcext:value-type="float">
            <text:p>-170</text:p>
          </table:table-cell>
          <table:table-cell table:formula="of:=[.F83]" office:value-type="float" office:value="-768" calcext:value-type="float">
            <text:p>-768</text:p>
          </table:table-cell>
          <table:table-cell table:formula="of:=[.M83]*10" office:value-type="float" office:value="-254.5" calcext:value-type="float">
            <text:p>-254.5</text:p>
          </table:table-cell>
        </table:table-row>
        <table:table-row table:style-name="ro2">
          <table:table-cell office:value-type="float" office:value="27380183" calcext:value-type="float">
            <text:p>27380183</text:p>
          </table:table-cell>
          <table:table-cell table:formula="of:=[.A84]-[.A83]" office:value-type="float" office:value="4392" calcext:value-type="float">
            <text:p>4392</text:p>
          </table:table-cell>
          <table:table-cell office:value-type="float" office:value="-1.74" calcext:value-type="float">
            <text:p>-1.74</text:p>
          </table:table-cell>
          <table:table-cell office:value-type="float" office:value="-6.98" calcext:value-type="float">
            <text:p>-6.98</text:p>
          </table:table-cell>
          <table:table-cell office:value-type="float" office:value="1" calcext:value-type="float">
            <text:p>1</text:p>
          </table:table-cell>
          <table:table-cell office:value-type="float" office:value="-767" calcext:value-type="float">
            <text:p>-767</text:p>
          </table:table-cell>
          <table:table-cell office:value-type="float" office:value="-1.74" calcext:value-type="float">
            <text:p>-1.74</text:p>
          </table:table-cell>
          <table:table-cell table:number-columns-repeated="2" office:value-type="float" office:value="-26.06" calcext:value-type="float">
            <text:p>-26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06" calcext:value-type="float">
            <text:p>-26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4]/10000000;5)" office:value-type="float" office:value="2.73802" calcext:value-type="float">
            <text:p>2.73802</text:p>
          </table:table-cell>
          <table:table-cell table:formula="of:=[.C84]*100" office:value-type="float" office:value="-174" calcext:value-type="float">
            <text:p>-174</text:p>
          </table:table-cell>
          <table:table-cell table:formula="of:=[.F84]" office:value-type="float" office:value="-767" calcext:value-type="float">
            <text:p>-767</text:p>
          </table:table-cell>
          <table:table-cell table:formula="of:=[.M84]*10" office:value-type="float" office:value="-260.6" calcext:value-type="float">
            <text:p>-260.6</text:p>
          </table:table-cell>
        </table:table-row>
        <table:table-row table:style-name="ro2">
          <table:table-cell office:value-type="float" office:value="27383968" calcext:value-type="float">
            <text:p>27383968</text:p>
          </table:table-cell>
          <table:table-cell table:formula="of:=[.A85]-[.A84]" office:value-type="float" office:value="3785" calcext:value-type="float">
            <text:p>3785</text:p>
          </table:table-cell>
          <table:table-cell office:value-type="float" office:value="-1.66" calcext:value-type="float">
            <text:p>-1.66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  <table:table-cell office:value-type="float" office:value="-768" calcext:value-type="float">
            <text:p>-768</text:p>
          </table:table-cell>
          <table:table-cell office:value-type="float" office:value="-1.66" calcext:value-type="float">
            <text:p>-1.66</text:p>
          </table:table-cell>
          <table:table-cell table:number-columns-repeated="2" office:value-type="float" office:value="-24.97" calcext:value-type="float">
            <text:p>-24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97" calcext:value-type="float">
            <text:p>-24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5]/10000000;5)" office:value-type="float" office:value="2.7384" calcext:value-type="float">
            <text:p>2.7384</text:p>
          </table:table-cell>
          <table:table-cell table:formula="of:=[.C85]*100" office:value-type="float" office:value="-166" calcext:value-type="float">
            <text:p>-166</text:p>
          </table:table-cell>
          <table:table-cell table:formula="of:=[.F85]" office:value-type="float" office:value="-768" calcext:value-type="float">
            <text:p>-768</text:p>
          </table:table-cell>
          <table:table-cell table:formula="of:=[.M85]*10" office:value-type="float" office:value="-249.7" calcext:value-type="float">
            <text:p>-249.7</text:p>
          </table:table-cell>
        </table:table-row>
        <table:table-row table:style-name="ro2">
          <table:table-cell office:value-type="float" office:value="27388271" calcext:value-type="float">
            <text:p>27388271</text:p>
          </table:table-cell>
          <table:table-cell table:formula="of:=[.A86]-[.A85]" office:value-type="float" office:value="4303" calcext:value-type="float">
            <text:p>4303</text:p>
          </table:table-cell>
          <table:table-cell office:value-type="float" office:value="-1.12" calcext:value-type="float">
            <text:p>-1.12</text:p>
          </table:table-cell>
          <table:table-cell office:value-type="float" office:value="47.95" calcext:value-type="float">
            <text:p>47.95</text:p>
          </table:table-cell>
          <table:table-cell office:value-type="float" office:value="1" calcext:value-type="float">
            <text:p>1</text:p>
          </table:table-cell>
          <table:table-cell office:value-type="float" office:value="-779" calcext:value-type="float">
            <text:p>-779</text:p>
          </table:table-cell>
          <table:table-cell office:value-type="float" office:value="-1.12" calcext:value-type="float">
            <text:p>-1.12</text:p>
          </table:table-cell>
          <table:table-cell table:number-columns-repeated="2" office:value-type="float" office:value="-16.76" calcext:value-type="float">
            <text:p>-16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76" calcext:value-type="float">
            <text:p>-16.7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6]/10000000;5)" office:value-type="float" office:value="2.73883" calcext:value-type="float">
            <text:p>2.73883</text:p>
          </table:table-cell>
          <table:table-cell table:formula="of:=[.C86]*100" office:value-type="float" office:value="-112" calcext:value-type="float">
            <text:p>-112</text:p>
          </table:table-cell>
          <table:table-cell table:formula="of:=[.F86]" office:value-type="float" office:value="-779" calcext:value-type="float">
            <text:p>-779</text:p>
          </table:table-cell>
          <table:table-cell table:formula="of:=[.M86]*10" office:value-type="float" office:value="-167.6" calcext:value-type="float">
            <text:p>-167.6</text:p>
          </table:table-cell>
        </table:table-row>
        <table:table-row table:style-name="ro2">
          <table:table-cell office:value-type="float" office:value="27392003" calcext:value-type="float">
            <text:p>27392003</text:p>
          </table:table-cell>
          <table:table-cell table:formula="of:=[.A87]-[.A86]" office:value-type="float" office:value="3732" calcext:value-type="float">
            <text:p>3732</text:p>
          </table:table-cell>
          <table:table-cell office:value-type="float" office:value="-0.89" calcext:value-type="float">
            <text:p>-0.89</text:p>
          </table:table-cell>
          <table:table-cell office:value-type="float" office:value="18.45" calcext:value-type="float">
            <text:p>18.45</text:p>
          </table:table-cell>
          <table:table-cell office:value-type="float" office:value="1" calcext:value-type="float">
            <text:p>1</text:p>
          </table:table-cell>
          <table:table-cell office:value-type="float" office:value="-783" calcext:value-type="float">
            <text:p>-783</text:p>
          </table:table-cell>
          <table:table-cell office:value-type="float" office:value="-0.89" calcext:value-type="float">
            <text:p>-0.89</text:p>
          </table:table-cell>
          <table:table-cell table:number-columns-repeated="2" office:value-type="float" office:value="-13.39" calcext:value-type="float">
            <text:p>-13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9" calcext:value-type="float">
            <text:p>-13.3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7]/10000000;5)" office:value-type="float" office:value="2.7392" calcext:value-type="float">
            <text:p>2.7392</text:p>
          </table:table-cell>
          <table:table-cell table:formula="of:=[.C87]*100" office:value-type="float" office:value="-89" calcext:value-type="float">
            <text:p>-89</text:p>
          </table:table-cell>
          <table:table-cell table:formula="of:=[.F87]" office:value-type="float" office:value="-783" calcext:value-type="float">
            <text:p>-783</text:p>
          </table:table-cell>
          <table:table-cell table:formula="of:=[.M87]*10" office:value-type="float" office:value="-133.9" calcext:value-type="float">
            <text:p>-133.9</text:p>
          </table:table-cell>
        </table:table-row>
        <table:table-row table:style-name="ro2">
          <table:table-cell office:value-type="float" office:value="27396285" calcext:value-type="float">
            <text:p>27396285</text:p>
          </table:table-cell>
          <table:table-cell table:formula="of:=[.A88]-[.A87]" office:value-type="float" office:value="4282" calcext:value-type="float">
            <text:p>4282</text:p>
          </table:table-cell>
          <table:table-cell office:value-type="float" office:value="-0.83" calcext:value-type="float">
            <text:p>-0.83</text:p>
          </table:table-cell>
          <table:table-cell office:value-type="float" office:value="8.01" calcext:value-type="float">
            <text:p>8.01</text:p>
          </table:table-cell>
          <table:table-cell office:value-type="float" office:value="1" calcext:value-type="float">
            <text:p>1</text:p>
          </table:table-cell>
          <table:table-cell office:value-type="float" office:value="-784" calcext:value-type="float">
            <text:p>-784</text:p>
          </table:table-cell>
          <table:table-cell office:value-type="float" office:value="-0.83" calcext:value-type="float">
            <text:p>-0.83</text:p>
          </table:table-cell>
          <table:table-cell table:number-columns-repeated="2" office:value-type="float" office:value="-12.4" calcext:value-type="float">
            <text:p>-1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" calcext:value-type="float">
            <text:p>-12.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8]/10000000;5)" office:value-type="float" office:value="2.73963" calcext:value-type="float">
            <text:p>2.73963</text:p>
          </table:table-cell>
          <table:table-cell table:formula="of:=[.C88]*100" office:value-type="float" office:value="-83" calcext:value-type="float">
            <text:p>-83</text:p>
          </table:table-cell>
          <table:table-cell table:formula="of:=[.F88]" office:value-type="float" office:value="-784" calcext:value-type="float">
            <text:p>-784</text:p>
          </table:table-cell>
          <table:table-cell table:formula="of:=[.M88]*10" office:value-type="float" office:value="-124" calcext:value-type="float">
            <text:p>-124</text:p>
          </table:table-cell>
        </table:table-row>
        <table:table-row table:style-name="ro2">
          <table:table-cell office:value-type="float" office:value="27400048" calcext:value-type="float">
            <text:p>27400048</text:p>
          </table:table-cell>
          <table:table-cell table:formula="of:=[.A89]-[.A88]" office:value-type="float" office:value="3763" calcext:value-type="float">
            <text:p>3763</text:p>
          </table:table-cell>
          <table:table-cell office:value-type="float" office:value="-0.66" calcext:value-type="float">
            <text:p>-0.66</text:p>
          </table:table-cell>
          <table:table-cell office:value-type="float" office:value="21.22" calcext:value-type="float">
            <text:p>21.22</text:p>
          </table:table-cell>
          <table:table-cell office:value-type="float" office:value="1" calcext:value-type="float">
            <text:p>1</text:p>
          </table:table-cell>
          <table:table-cell office:value-type="float" office:value="-787" calcext:value-type="float">
            <text:p>-787</text:p>
          </table:table-cell>
          <table:table-cell office:value-type="float" office:value="-0.66" calcext:value-type="float">
            <text:p>-0.66</text:p>
          </table:table-cell>
          <table:table-cell table:number-columns-repeated="2" office:value-type="float" office:value="-9.88" calcext:value-type="float">
            <text:p>-9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88" calcext:value-type="float">
            <text:p>-9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9]/10000000;5)" office:value-type="float" office:value="2.74" calcext:value-type="float">
            <text:p>2.74</text:p>
          </table:table-cell>
          <table:table-cell table:formula="of:=[.C89]*100" office:value-type="float" office:value="-66" calcext:value-type="float">
            <text:p>-66</text:p>
          </table:table-cell>
          <table:table-cell table:formula="of:=[.F89]" office:value-type="float" office:value="-787" calcext:value-type="float">
            <text:p>-787</text:p>
          </table:table-cell>
          <table:table-cell table:formula="of:=[.M89]*10" office:value-type="float" office:value="-98.8" calcext:value-type="float">
            <text:p>-98.8</text:p>
          </table:table-cell>
        </table:table-row>
        <table:table-row table:style-name="ro2">
          <table:table-cell office:value-type="float" office:value="27404303" calcext:value-type="float">
            <text:p>27404303</text:p>
          </table:table-cell>
          <table:table-cell table:formula="of:=[.A90]-[.A89]" office:value-type="float" office:value="4255" calcext:value-type="float">
            <text:p>4255</text:p>
          </table:table-cell>
          <table:table-cell office:value-type="float" office:value="-0.72" calcext:value-type="float">
            <text:p>-0.72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  <table:table-cell office:value-type="float" office:value="-786" calcext:value-type="float">
            <text:p>-786</text:p>
          </table:table-cell>
          <table:table-cell office:value-type="float" office:value="-0.72" calcext:value-type="float">
            <text:p>-0.72</text:p>
          </table:table-cell>
          <table:table-cell table:number-columns-repeated="2" office:value-type="float" office:value="-10.84" calcext:value-type="float">
            <text:p>-10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4" calcext:value-type="float">
            <text:p>-10.8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0]/10000000;5)" office:value-type="float" office:value="2.74043" calcext:value-type="float">
            <text:p>2.74043</text:p>
          </table:table-cell>
          <table:table-cell table:formula="of:=[.C90]*100" office:value-type="float" office:value="-72" calcext:value-type="float">
            <text:p>-72</text:p>
          </table:table-cell>
          <table:table-cell table:formula="of:=[.F90]" office:value-type="float" office:value="-786" calcext:value-type="float">
            <text:p>-786</text:p>
          </table:table-cell>
          <table:table-cell table:formula="of:=[.M90]*10" office:value-type="float" office:value="-108.4" calcext:value-type="float">
            <text:p>-108.4</text:p>
          </table:table-cell>
        </table:table-row>
        <table:table-row table:style-name="ro2">
          <table:table-cell office:value-type="float" office:value="27408085" calcext:value-type="float">
            <text:p>27408085</text:p>
          </table:table-cell>
          <table:table-cell table:formula="of:=[.A91]-[.A90]" office:value-type="float" office:value="3782" calcext:value-type="float">
            <text:p>3782</text:p>
          </table:table-cell>
          <table:table-cell office:value-type="float" office:value="-0.87" calcext:value-type="float">
            <text:p>-0.87</text:p>
          </table:table-cell>
          <table:table-cell office:value-type="float" office:value="-5.53" calcext:value-type="float">
            <text:p>-5.53</text:p>
          </table:table-cell>
          <table:table-cell office:value-type="float" office:value="1" calcext:value-type="float">
            <text:p>1</text:p>
          </table:table-cell>
          <table:table-cell office:value-type="float" office:value="-783" calcext:value-type="float">
            <text:p>-783</text:p>
          </table:table-cell>
          <table:table-cell office:value-type="float" office:value="-0.87" calcext:value-type="float">
            <text:p>-0.87</text:p>
          </table:table-cell>
          <table:table-cell table:number-columns-repeated="2" office:value-type="float" office:value="-13.05" calcext:value-type="float">
            <text:p>-1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5" calcext:value-type="float">
            <text:p>-13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1]/10000000;5)" office:value-type="float" office:value="2.74081" calcext:value-type="float">
            <text:p>2.74081</text:p>
          </table:table-cell>
          <table:table-cell table:formula="of:=[.C91]*100" office:value-type="float" office:value="-87" calcext:value-type="float">
            <text:p>-87</text:p>
          </table:table-cell>
          <table:table-cell table:formula="of:=[.F91]" office:value-type="float" office:value="-783" calcext:value-type="float">
            <text:p>-783</text:p>
          </table:table-cell>
          <table:table-cell table:formula="of:=[.M91]*10" office:value-type="float" office:value="-130.5" calcext:value-type="float">
            <text:p>-130.5</text:p>
          </table:table-cell>
        </table:table-row>
        <table:table-row table:style-name="ro2">
          <table:table-cell office:value-type="float" office:value="27412805" calcext:value-type="float">
            <text:p>27412805</text:p>
          </table:table-cell>
          <table:table-cell table:formula="of:=[.A92]-[.A91]" office:value-type="float" office:value="4720" calcext:value-type="float">
            <text:p>4720</text:p>
          </table:table-cell>
          <table:table-cell office:value-type="float" office:value="-1" calcext:value-type="float">
            <text:p>-1</text:p>
          </table:table-cell>
          <table:table-cell office:value-type="float" office:value="-4.64" calcext:value-type="float">
            <text:p>-4.64</text:p>
          </table:table-cell>
          <table:table-cell office:value-type="float" office:value="1" calcext:value-type="float">
            <text:p>1</text:p>
          </table:table-cell>
          <table:table-cell office:value-type="float" office:value="-781" calcext:value-type="float">
            <text:p>-78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4.96" calcext:value-type="float">
            <text:p>-14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96" calcext:value-type="float">
            <text:p>-14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2]/10000000;5)" office:value-type="float" office:value="2.74128" calcext:value-type="float">
            <text:p>2.74128</text:p>
          </table:table-cell>
          <table:table-cell table:formula="of:=[.C92]*100" office:value-type="float" office:value="-100" calcext:value-type="float">
            <text:p>-100</text:p>
          </table:table-cell>
          <table:table-cell table:formula="of:=[.F92]" office:value-type="float" office:value="-781" calcext:value-type="float">
            <text:p>-781</text:p>
          </table:table-cell>
          <table:table-cell table:formula="of:=[.M92]*10" office:value-type="float" office:value="-149.6" calcext:value-type="float">
            <text:p>-149.6</text:p>
          </table:table-cell>
        </table:table-row>
        <table:table-row table:style-name="ro2">
          <table:table-cell office:value-type="float" office:value="27416514" calcext:value-type="float">
            <text:p>27416514</text:p>
          </table:table-cell>
          <table:table-cell table:formula="of:=[.A93]-[.A92]" office:value-type="float" office:value="3709" calcext:value-type="float">
            <text:p>3709</text:p>
          </table:table-cell>
          <table:table-cell office:value-type="float" office:value="-1.21" calcext:value-type="float">
            <text:p>-1.21</text:p>
          </table:table-cell>
          <table:table-cell office:value-type="float" office:value="-11.43" calcext:value-type="float">
            <text:p>-11.43</text:p>
          </table:table-cell>
          <table:table-cell office:value-type="float" office:value="1" calcext:value-type="float">
            <text:p>1</text:p>
          </table:table-cell>
          <table:table-cell office:value-type="float" office:value="-777" calcext:value-type="float">
            <text:p>-777</text:p>
          </table:table-cell>
          <table:table-cell office:value-type="float" office:value="-1.21" calcext:value-type="float">
            <text:p>-1.21</text:p>
          </table:table-cell>
          <table:table-cell table:number-columns-repeated="2" office:value-type="float" office:value="-18.08" calcext:value-type="float">
            <text:p>-18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08" calcext:value-type="float">
            <text:p>-18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3]/10000000;5)" office:value-type="float" office:value="2.74165" calcext:value-type="float">
            <text:p>2.74165</text:p>
          </table:table-cell>
          <table:table-cell table:formula="of:=[.C93]*100" office:value-type="float" office:value="-121" calcext:value-type="float">
            <text:p>-121</text:p>
          </table:table-cell>
          <table:table-cell table:formula="of:=[.F93]" office:value-type="float" office:value="-777" calcext:value-type="float">
            <text:p>-777</text:p>
          </table:table-cell>
          <table:table-cell table:formula="of:=[.M93]*10" office:value-type="float" office:value="-180.8" calcext:value-type="float">
            <text:p>-180.8</text:p>
          </table:table-cell>
        </table:table-row>
        <table:table-row table:style-name="ro2">
          <table:table-cell office:value-type="float" office:value="27420871" calcext:value-type="float">
            <text:p>27420871</text:p>
          </table:table-cell>
          <table:table-cell table:formula="of:=[.A94]-[.A93]" office:value-type="float" office:value="4357" calcext:value-type="float">
            <text:p>4357</text:p>
          </table:table-cell>
          <table:table-cell office:value-type="float" office:value="-1.81" calcext:value-type="float">
            <text:p>-1.81</text:p>
          </table:table-cell>
          <table:table-cell office:value-type="float" office:value="-55.89" calcext:value-type="float">
            <text:p>-55.89</text:p>
          </table:table-cell>
          <table:table-cell office:value-type="float" office:value="1" calcext:value-type="float">
            <text:p>1</text:p>
          </table:table-cell>
          <table:table-cell office:value-type="float" office:value="-766" calcext:value-type="float">
            <text:p>-766</text:p>
          </table:table-cell>
          <table:table-cell office:value-type="float" office:value="-1.81" calcext:value-type="float">
            <text:p>-1.81</text:p>
          </table:table-cell>
          <table:table-cell table:number-columns-repeated="2" office:value-type="float" office:value="-27.09" calcext:value-type="float">
            <text:p>-27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09" calcext:value-type="float">
            <text:p>-27.0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4]/10000000;5)" office:value-type="float" office:value="2.74209" calcext:value-type="float">
            <text:p>2.74209</text:p>
          </table:table-cell>
          <table:table-cell table:formula="of:=[.C94]*100" office:value-type="float" office:value="-181" calcext:value-type="float">
            <text:p>-181</text:p>
          </table:table-cell>
          <table:table-cell table:formula="of:=[.F94]" office:value-type="float" office:value="-766" calcext:value-type="float">
            <text:p>-766</text:p>
          </table:table-cell>
          <table:table-cell table:formula="of:=[.M94]*10" office:value-type="float" office:value="-270.9" calcext:value-type="float">
            <text:p>-270.9</text:p>
          </table:table-cell>
        </table:table-row>
        <table:table-row table:style-name="ro2">
          <table:table-cell office:value-type="float" office:value="27424680" calcext:value-type="float">
            <text:p>27424680</text:p>
          </table:table-cell>
          <table:table-cell table:formula="of:=[.A95]-[.A94]" office:value-type="float" office:value="3809" calcext:value-type="float">
            <text:p>3809</text:p>
          </table:table-cell>
          <table:table-cell office:value-type="float" office:value="-2.17" calcext:value-type="float">
            <text:p>-2.17</text:p>
          </table:table-cell>
          <table:table-cell office:value-type="float" office:value="-34.73" calcext:value-type="float">
            <text:p>-34.73</text:p>
          </table:table-cell>
          <table:table-cell office:value-type="float" office:value="1" calcext:value-type="float">
            <text:p>1</text:p>
          </table:table-cell>
          <table:table-cell office:value-type="float" office:value="-759" calcext:value-type="float">
            <text:p>-759</text:p>
          </table:table-cell>
          <table:table-cell office:value-type="float" office:value="-2.17" calcext:value-type="float">
            <text:p>-2.17</text:p>
          </table:table-cell>
          <table:table-cell table:number-columns-repeated="2" office:value-type="float" office:value="-32.48" calcext:value-type="float">
            <text:p>-32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48" calcext:value-type="float">
            <text:p>-32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5]/10000000;5)" office:value-type="float" office:value="2.74247" calcext:value-type="float">
            <text:p>2.74247</text:p>
          </table:table-cell>
          <table:table-cell table:formula="of:=[.C95]*100" office:value-type="float" office:value="-217" calcext:value-type="float">
            <text:p>-217</text:p>
          </table:table-cell>
          <table:table-cell table:formula="of:=[.F95]" office:value-type="float" office:value="-759" calcext:value-type="float">
            <text:p>-759</text:p>
          </table:table-cell>
          <table:table-cell table:formula="of:=[.M95]*10" office:value-type="float" office:value="-324.8" calcext:value-type="float">
            <text:p>-324.8</text:p>
          </table:table-cell>
        </table:table-row>
        <table:table-row table:style-name="ro2">
          <table:table-cell office:value-type="float" office:value="27429251" calcext:value-type="float">
            <text:p>27429251</text:p>
          </table:table-cell>
          <table:table-cell table:formula="of:=[.A96]-[.A95]" office:value-type="float" office:value="4571" calcext:value-type="float">
            <text:p>4571</text:p>
          </table:table-cell>
          <table:table-cell office:value-type="float" office:value="-2.18" calcext:value-type="float">
            <text:p>-2.18</text:p>
          </table:table-cell>
          <table:table-cell office:value-type="float" office:value="-3.74" calcext:value-type="float">
            <text:p>-3.74</text:p>
          </table:table-cell>
          <table:table-cell office:value-type="float" office:value="1" calcext:value-type="float">
            <text:p>1</text:p>
          </table:table-cell>
          <table:table-cell office:value-type="float" office:value="-759" calcext:value-type="float">
            <text:p>-759</text:p>
          </table:table-cell>
          <table:table-cell office:value-type="float" office:value="-2.18" calcext:value-type="float">
            <text:p>-2.18</text:p>
          </table:table-cell>
          <table:table-cell table:number-columns-repeated="2" office:value-type="float" office:value="-32.64" calcext:value-type="float">
            <text:p>-32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64" calcext:value-type="float">
            <text:p>-32.6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6]/10000000;5)" office:value-type="float" office:value="2.74293" calcext:value-type="float">
            <text:p>2.74293</text:p>
          </table:table-cell>
          <table:table-cell table:formula="of:=[.C96]*100" office:value-type="float" office:value="-218" calcext:value-type="float">
            <text:p>-218</text:p>
          </table:table-cell>
          <table:table-cell table:formula="of:=[.F96]" office:value-type="float" office:value="-759" calcext:value-type="float">
            <text:p>-759</text:p>
          </table:table-cell>
          <table:table-cell table:formula="of:=[.M96]*10" office:value-type="float" office:value="-326.4" calcext:value-type="float">
            <text:p>-326.4</text:p>
          </table:table-cell>
        </table:table-row>
        <table:table-row table:style-name="ro2">
          <table:table-cell office:value-type="float" office:value="27433263" calcext:value-type="float">
            <text:p>27433263</text:p>
          </table:table-cell>
          <table:table-cell table:formula="of:=[.A97]-[.A96]" office:value-type="float" office:value="4012" calcext:value-type="float">
            <text:p>4012</text:p>
          </table:table-cell>
          <table:table-cell office:value-type="float" office:value="-2.24" calcext:value-type="float">
            <text:p>-2.24</text:p>
          </table:table-cell>
          <table:table-cell office:value-type="float" office:value="-9.94" calcext:value-type="float">
            <text:p>-9.94</text:p>
          </table:table-cell>
          <table:table-cell office:value-type="float" office:value="1" calcext:value-type="float">
            <text:p>1</text:p>
          </table:table-cell>
          <table:table-cell office:value-type="float" office:value="-758" calcext:value-type="float">
            <text:p>-758</text:p>
          </table:table-cell>
          <table:table-cell office:value-type="float" office:value="-2.24" calcext:value-type="float">
            <text:p>-2.24</text:p>
          </table:table-cell>
          <table:table-cell table:number-columns-repeated="2" office:value-type="float" office:value="-33.55" calcext:value-type="float">
            <text:p>-33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5" calcext:value-type="float">
            <text:p>-33.5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7]/10000000;5)" office:value-type="float" office:value="2.74333" calcext:value-type="float">
            <text:p>2.74333</text:p>
          </table:table-cell>
          <table:table-cell table:formula="of:=[.C97]*100" office:value-type="float" office:value="-224" calcext:value-type="float">
            <text:p>-224</text:p>
          </table:table-cell>
          <table:table-cell table:formula="of:=[.F97]" office:value-type="float" office:value="-758" calcext:value-type="float">
            <text:p>-758</text:p>
          </table:table-cell>
          <table:table-cell table:formula="of:=[.M97]*10" office:value-type="float" office:value="-335.5" calcext:value-type="float">
            <text:p>-335.5</text:p>
          </table:table-cell>
        </table:table-row>
        <table:table-row table:style-name="ro2">
          <table:table-cell office:value-type="float" office:value="27437491" calcext:value-type="float">
            <text:p>27437491</text:p>
          </table:table-cell>
          <table:table-cell table:formula="of:=[.A98]-[.A97]" office:value-type="float" office:value="4228" calcext:value-type="float">
            <text:p>4228</text:p>
          </table:table-cell>
          <table:table-cell office:value-type="float" office:value="-2.04" calcext:value-type="float">
            <text:p>-2.04</text:p>
          </table:table-cell>
          <table:table-cell office:value-type="float" office:value="12.39" calcext:value-type="float">
            <text:p>12.39</text:p>
          </table:table-cell>
          <table:table-cell office:value-type="float" office:value="1" calcext:value-type="float">
            <text:p>1</text:p>
          </table:table-cell>
          <table:table-cell office:value-type="float" office:value="-761" calcext:value-type="float">
            <text:p>-761</text:p>
          </table:table-cell>
          <table:table-cell office:value-type="float" office:value="-2.04" calcext:value-type="float">
            <text:p>-2.04</text:p>
          </table:table-cell>
          <table:table-cell table:number-columns-repeated="2" office:value-type="float" office:value="-30.57" calcext:value-type="float">
            <text:p>-3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7" calcext:value-type="float">
            <text:p>-30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8]/10000000;5)" office:value-type="float" office:value="2.74375" calcext:value-type="float">
            <text:p>2.74375</text:p>
          </table:table-cell>
          <table:table-cell table:formula="of:=[.C98]*100" office:value-type="float" office:value="-204" calcext:value-type="float">
            <text:p>-204</text:p>
          </table:table-cell>
          <table:table-cell table:formula="of:=[.F98]" office:value-type="float" office:value="-761" calcext:value-type="float">
            <text:p>-761</text:p>
          </table:table-cell>
          <table:table-cell table:formula="of:=[.M98]*10" office:value-type="float" office:value="-305.7" calcext:value-type="float">
            <text:p>-305.7</text:p>
          </table:table-cell>
        </table:table-row>
        <table:table-row table:style-name="ro2">
          <table:table-cell office:value-type="float" office:value="27441425" calcext:value-type="float">
            <text:p>27441425</text:p>
          </table:table-cell>
          <table:table-cell table:formula="of:=[.A99]-[.A98]" office:value-type="float" office:value="3934" calcext:value-type="float">
            <text:p>3934</text:p>
          </table:table-cell>
          <table:table-cell office:value-type="float" office:value="-1.96" calcext:value-type="float">
            <text:p>-1.96</text:p>
          </table:table-cell>
          <table:table-cell office:value-type="float" office:value="-0.12" calcext:value-type="float">
            <text:p>-0.12</text:p>
          </table:table-cell>
          <table:table-cell office:value-type="float" office:value="1" calcext:value-type="float">
            <text:p>1</text:p>
          </table:table-cell>
          <table:table-cell office:value-type="float" office:value="-763" calcext:value-type="float">
            <text:p>-763</text:p>
          </table:table-cell>
          <table:table-cell office:value-type="float" office:value="-1.96" calcext:value-type="float">
            <text:p>-1.96</text:p>
          </table:table-cell>
          <table:table-cell table:number-columns-repeated="2" office:value-type="float" office:value="-29.38" calcext:value-type="float">
            <text:p>-29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38" calcext:value-type="float">
            <text:p>-29.3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9]/10000000;5)" office:value-type="float" office:value="2.74414" calcext:value-type="float">
            <text:p>2.74414</text:p>
          </table:table-cell>
          <table:table-cell table:formula="of:=[.C99]*100" office:value-type="float" office:value="-196" calcext:value-type="float">
            <text:p>-196</text:p>
          </table:table-cell>
          <table:table-cell table:formula="of:=[.F99]" office:value-type="float" office:value="-763" calcext:value-type="float">
            <text:p>-763</text:p>
          </table:table-cell>
          <table:table-cell table:formula="of:=[.M99]*10" office:value-type="float" office:value="-293.8" calcext:value-type="float">
            <text:p>-293.8</text:p>
          </table:table-cell>
        </table:table-row>
        <table:table-row table:style-name="ro2">
          <table:table-cell office:value-type="float" office:value="27445771" calcext:value-type="float">
            <text:p>27445771</text:p>
          </table:table-cell>
          <table:table-cell table:formula="of:=[.A100]-[.A99]" office:value-type="float" office:value="4346" calcext:value-type="float">
            <text:p>4346</text:p>
          </table:table-cell>
          <table:table-cell office:value-type="float" office:value="-1.73" calcext:value-type="float">
            <text:p>-1.73</text:p>
          </table:table-cell>
          <table:table-cell office:value-type="float" office:value="19.73" calcext:value-type="float">
            <text:p>19.73</text:p>
          </table:table-cell>
          <table:table-cell office:value-type="float" office:value="1" calcext:value-type="float">
            <text:p>1</text:p>
          </table:table-cell>
          <table:table-cell office:value-type="float" office:value="-767" calcext:value-type="float">
            <text:p>-767</text:p>
          </table:table-cell>
          <table:table-cell office:value-type="float" office:value="-1.73" calcext:value-type="float">
            <text:p>-1.73</text:p>
          </table:table-cell>
          <table:table-cell table:number-columns-repeated="2" office:value-type="float" office:value="-25.97" calcext:value-type="float">
            <text:p>-25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97" calcext:value-type="float">
            <text:p>-25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0]/10000000;5)" office:value-type="float" office:value="2.74458" calcext:value-type="float">
            <text:p>2.74458</text:p>
          </table:table-cell>
          <table:table-cell table:formula="of:=[.C100]*100" office:value-type="float" office:value="-173" calcext:value-type="float">
            <text:p>-173</text:p>
          </table:table-cell>
          <table:table-cell table:formula="of:=[.F100]" office:value-type="float" office:value="-767" calcext:value-type="float">
            <text:p>-767</text:p>
          </table:table-cell>
          <table:table-cell table:formula="of:=[.M100]*10" office:value-type="float" office:value="-259.7" calcext:value-type="float">
            <text:p>-259.7</text:p>
          </table:table-cell>
        </table:table-row>
        <table:table-row table:style-name="ro2">
          <table:table-cell office:value-type="float" office:value="27449688" calcext:value-type="float">
            <text:p>27449688</text:p>
          </table:table-cell>
          <table:table-cell table:formula="of:=[.A101]-[.A100]" office:value-type="float" office:value="3917" calcext:value-type="float">
            <text:p>3917</text:p>
          </table:table-cell>
          <table:table-cell office:value-type="float" office:value="-1.74" calcext:value-type="float">
            <text:p>-1.74</text:p>
          </table:table-cell>
          <table:table-cell office:value-type="float" office:value="-3.25" calcext:value-type="float">
            <text:p>-3.25</text:p>
          </table:table-cell>
          <table:table-cell office:value-type="float" office:value="1" calcext:value-type="float">
            <text:p>1</text:p>
          </table:table-cell>
          <table:table-cell office:value-type="float" office:value="-767" calcext:value-type="float">
            <text:p>-767</text:p>
          </table:table-cell>
          <table:table-cell office:value-type="float" office:value="-1.74" calcext:value-type="float">
            <text:p>-1.74</text:p>
          </table:table-cell>
          <table:table-cell table:number-columns-repeated="2" office:value-type="float" office:value="-26.1" calcext:value-type="float">
            <text:p>-2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1" calcext:value-type="float">
            <text:p>-26.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1]/10000000;5)" office:value-type="float" office:value="2.74497" calcext:value-type="float">
            <text:p>2.74497</text:p>
          </table:table-cell>
          <table:table-cell table:formula="of:=[.C101]*100" office:value-type="float" office:value="-174" calcext:value-type="float">
            <text:p>-174</text:p>
          </table:table-cell>
          <table:table-cell table:formula="of:=[.F101]" office:value-type="float" office:value="-767" calcext:value-type="float">
            <text:p>-767</text:p>
          </table:table-cell>
          <table:table-cell table:formula="of:=[.M101]*10" office:value-type="float" office:value="-261" calcext:value-type="float">
            <text:p>-261</text:p>
          </table:table-cell>
        </table:table-row>
        <table:table-row table:style-name="ro2">
          <table:table-cell office:value-type="float" office:value="27453928" calcext:value-type="float">
            <text:p>27453928</text:p>
          </table:table-cell>
          <table:table-cell table:formula="of:=[.A102]-[.A101]" office:value-type="float" office:value="4240" calcext:value-type="float">
            <text:p>4240</text:p>
          </table:table-cell>
          <table:table-cell office:value-type="float" office:value="-1.68" calcext:value-type="float">
            <text:p>-1.68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-768" calcext:value-type="float">
            <text:p>-768</text:p>
          </table:table-cell>
          <table:table-cell office:value-type="float" office:value="-1.68" calcext:value-type="float">
            <text:p>-1.68</text:p>
          </table:table-cell>
          <table:table-cell table:number-columns-repeated="2" office:value-type="float" office:value="-25.23" calcext:value-type="float">
            <text:p>-25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23" calcext:value-type="float">
            <text:p>-25.2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2]/10000000;5)" office:value-type="float" office:value="2.74539" calcext:value-type="float">
            <text:p>2.74539</text:p>
          </table:table-cell>
          <table:table-cell table:formula="of:=[.C102]*100" office:value-type="float" office:value="-168" calcext:value-type="float">
            <text:p>-168</text:p>
          </table:table-cell>
          <table:table-cell table:formula="of:=[.F102]" office:value-type="float" office:value="-768" calcext:value-type="float">
            <text:p>-768</text:p>
          </table:table-cell>
          <table:table-cell table:formula="of:=[.M102]*10" office:value-type="float" office:value="-252.3" calcext:value-type="float">
            <text:p>-252.3</text:p>
          </table:table-cell>
        </table:table-row>
        <table:table-row table:style-name="ro2">
          <table:table-cell office:value-type="float" office:value="27457763" calcext:value-type="float">
            <text:p>27457763</text:p>
          </table:table-cell>
          <table:table-cell table:formula="of:=[.A103]-[.A102]" office:value-type="float" office:value="3835" calcext:value-type="float">
            <text:p>3835</text:p>
          </table:table-cell>
          <table:table-cell office:value-type="float" office:value="-1.56" calcext:value-type="float">
            <text:p>-1.56</text:p>
          </table:table-cell>
          <table:table-cell office:value-type="float" office:value="13.41" calcext:value-type="float">
            <text:p>13.41</text:p>
          </table:table-cell>
          <table:table-cell office:value-type="float" office:value="1" calcext:value-type="float">
            <text:p>1</text:p>
          </table:table-cell>
          <table:table-cell office:value-type="float" office:value="-770" calcext:value-type="float">
            <text:p>-770</text:p>
          </table:table-cell>
          <table:table-cell office:value-type="float" office:value="-1.56" calcext:value-type="float">
            <text:p>-1.56</text:p>
          </table:table-cell>
          <table:table-cell table:number-columns-repeated="2" office:value-type="float" office:value="-23.34" calcext:value-type="float">
            <text:p>-23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34" calcext:value-type="float">
            <text:p>-23.3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3]/10000000;5)" office:value-type="float" office:value="2.74578" calcext:value-type="float">
            <text:p>2.74578</text:p>
          </table:table-cell>
          <table:table-cell table:formula="of:=[.C103]*100" office:value-type="float" office:value="-156" calcext:value-type="float">
            <text:p>-156</text:p>
          </table:table-cell>
          <table:table-cell table:formula="of:=[.F103]" office:value-type="float" office:value="-770" calcext:value-type="float">
            <text:p>-770</text:p>
          </table:table-cell>
          <table:table-cell table:formula="of:=[.M103]*10" office:value-type="float" office:value="-233.4" calcext:value-type="float">
            <text:p>-233.4</text:p>
          </table:table-cell>
        </table:table-row>
        <table:table-row table:style-name="ro2">
          <table:table-cell office:value-type="float" office:value="27462525" calcext:value-type="float">
            <text:p>27462525</text:p>
          </table:table-cell>
          <table:table-cell table:formula="of:=[.A104]-[.A103]" office:value-type="float" office:value="4762" calcext:value-type="float">
            <text:p>4762</text:p>
          </table:table-cell>
          <table:table-cell office:value-type="float" office:value="-1.5" calcext:value-type="float">
            <text:p>-1.5</text:p>
          </table:table-cell>
          <table:table-cell office:value-type="float" office:value="7.39" calcext:value-type="float">
            <text:p>7.39</text:p>
          </table:table-cell>
          <table:table-cell office:value-type="float" office:value="1" calcext:value-type="float">
            <text:p>1</text:p>
          </table:table-cell>
          <table:table-cell office:value-type="float" office:value="-771" calcext:value-type="float">
            <text:p>-771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-22.54" calcext:value-type="float">
            <text:p>-22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4" calcext:value-type="float">
            <text:p>-22.5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4]/10000000;5)" office:value-type="float" office:value="2.74625" calcext:value-type="float">
            <text:p>2.74625</text:p>
          </table:table-cell>
          <table:table-cell table:formula="of:=[.C104]*100" office:value-type="float" office:value="-150" calcext:value-type="float">
            <text:p>-150</text:p>
          </table:table-cell>
          <table:table-cell table:formula="of:=[.F104]" office:value-type="float" office:value="-771" calcext:value-type="float">
            <text:p>-771</text:p>
          </table:table-cell>
          <table:table-cell table:formula="of:=[.M104]*10" office:value-type="float" office:value="-225.4" calcext:value-type="float">
            <text:p>-225.4</text:p>
          </table:table-cell>
        </table:table-row>
        <table:table-row table:style-name="ro2">
          <table:table-cell office:value-type="float" office:value="27466243" calcext:value-type="float">
            <text:p>27466243</text:p>
          </table:table-cell>
          <table:table-cell table:formula="of:=[.A105]-[.A104]" office:value-type="float" office:value="3718" calcext:value-type="float">
            <text:p>3718</text:p>
          </table:table-cell>
          <table:table-cell office:value-type="float" office:value="-1.53" calcext:value-type="float">
            <text:p>-1.53</text:p>
          </table:table-cell>
          <table:table-cell office:value-type="float" office:value="-1.05" calcext:value-type="float">
            <text:p>-1.05</text:p>
          </table:table-cell>
          <table:table-cell office:value-type="float" office:value="1" calcext:value-type="float">
            <text:p>1</text:p>
          </table:table-cell>
          <table:table-cell office:value-type="float" office:value="-771" calcext:value-type="float">
            <text:p>-771</text:p>
          </table:table-cell>
          <table:table-cell office:value-type="float" office:value="-1.53" calcext:value-type="float">
            <text:p>-1.53</text:p>
          </table:table-cell>
          <table:table-cell table:number-columns-repeated="2" office:value-type="float" office:value="-22.92" calcext:value-type="float">
            <text:p>-22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92" calcext:value-type="float">
            <text:p>-22.9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5]/10000000;5)" office:value-type="float" office:value="2.74662" calcext:value-type="float">
            <text:p>2.74662</text:p>
          </table:table-cell>
          <table:table-cell table:formula="of:=[.C105]*100" office:value-type="float" office:value="-153" calcext:value-type="float">
            <text:p>-153</text:p>
          </table:table-cell>
          <table:table-cell table:formula="of:=[.F105]" office:value-type="float" office:value="-771" calcext:value-type="float">
            <text:p>-771</text:p>
          </table:table-cell>
          <table:table-cell table:formula="of:=[.M105]*10" office:value-type="float" office:value="-229.2" calcext:value-type="float">
            <text:p>-229.2</text:p>
          </table:table-cell>
        </table:table-row>
        <table:table-row table:style-name="ro2">
          <table:table-cell office:value-type="float" office:value="27470460" calcext:value-type="float">
            <text:p>27470460</text:p>
          </table:table-cell>
          <table:table-cell table:formula="of:=[.A106]-[.A105]" office:value-type="float" office:value="4217" calcext:value-type="float">
            <text:p>4217</text:p>
          </table:table-cell>
          <table:table-cell office:value-type="float" office:value="-1.57" calcext:value-type="float">
            <text:p>-1.57</text:p>
          </table:table-cell>
          <table:table-cell office:value-type="float" office:value="-2.64" calcext:value-type="float">
            <text:p>-2.64</text:p>
          </table:table-cell>
          <table:table-cell office:value-type="float" office:value="1" calcext:value-type="float">
            <text:p>1</text:p>
          </table:table-cell>
          <table:table-cell office:value-type="float" office:value="-770" calcext:value-type="float">
            <text:p>-770</text:p>
          </table:table-cell>
          <table:table-cell office:value-type="float" office:value="-1.57" calcext:value-type="float">
            <text:p>-1.57</text:p>
          </table:table-cell>
          <table:table-cell table:number-columns-repeated="2" office:value-type="float" office:value="-23.48" calcext:value-type="float">
            <text:p>-23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48" calcext:value-type="float">
            <text:p>-23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6]/10000000;5)" office:value-type="float" office:value="2.74705" calcext:value-type="float">
            <text:p>2.74705</text:p>
          </table:table-cell>
          <table:table-cell table:formula="of:=[.C106]*100" office:value-type="float" office:value="-157" calcext:value-type="float">
            <text:p>-157</text:p>
          </table:table-cell>
          <table:table-cell table:formula="of:=[.F106]" office:value-type="float" office:value="-770" calcext:value-type="float">
            <text:p>-770</text:p>
          </table:table-cell>
          <table:table-cell table:formula="of:=[.M106]*10" office:value-type="float" office:value="-234.8" calcext:value-type="float">
            <text:p>-234.8</text:p>
          </table:table-cell>
        </table:table-row>
        <table:table-row table:style-name="ro2">
          <table:table-cell office:value-type="float" office:value="27474423" calcext:value-type="float">
            <text:p>27474423</text:p>
          </table:table-cell>
          <table:table-cell table:formula="of:=[.A107]-[.A106]" office:value-type="float" office:value="3963" calcext:value-type="float">
            <text:p>3963</text:p>
          </table:table-cell>
          <table:table-cell office:value-type="float" office:value="-1.53" calcext:value-type="float">
            <text:p>-1.53</text:p>
          </table:table-cell>
          <table:table-cell office:value-type="float" office:value="5.74" calcext:value-type="float">
            <text:p>5.74</text:p>
          </table:table-cell>
          <table:table-cell office:value-type="float" office:value="1" calcext:value-type="float">
            <text:p>1</text:p>
          </table:table-cell>
          <table:table-cell office:value-type="float" office:value="-771" calcext:value-type="float">
            <text:p>-771</text:p>
          </table:table-cell>
          <table:table-cell office:value-type="float" office:value="-1.53" calcext:value-type="float">
            <text:p>-1.53</text:p>
          </table:table-cell>
          <table:table-cell table:number-columns-repeated="2" office:value-type="float" office:value="-22.89" calcext:value-type="float">
            <text:p>-22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89" calcext:value-type="float">
            <text:p>-22.8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7]/10000000;5)" office:value-type="float" office:value="2.74744" calcext:value-type="float">
            <text:p>2.74744</text:p>
          </table:table-cell>
          <table:table-cell table:formula="of:=[.C107]*100" office:value-type="float" office:value="-153" calcext:value-type="float">
            <text:p>-153</text:p>
          </table:table-cell>
          <table:table-cell table:formula="of:=[.F107]" office:value-type="float" office:value="-771" calcext:value-type="float">
            <text:p>-771</text:p>
          </table:table-cell>
          <table:table-cell table:formula="of:=[.M107]*10" office:value-type="float" office:value="-228.9" calcext:value-type="float">
            <text:p>-228.9</text:p>
          </table:table-cell>
        </table:table-row>
        <table:table-row table:style-name="ro2">
          <table:table-cell office:value-type="float" office:value="27478763" calcext:value-type="float">
            <text:p>27478763</text:p>
          </table:table-cell>
          <table:table-cell table:formula="of:=[.A108]-[.A107]" office:value-type="float" office:value="4340" calcext:value-type="float">
            <text:p>4340</text:p>
          </table:table-cell>
          <table:table-cell office:value-type="float" office:value="-1.62" calcext:value-type="float">
            <text:p>-1.62</text:p>
          </table:table-cell>
          <table:table-cell office:value-type="float" office:value="-6.98" calcext:value-type="float">
            <text:p>-6.98</text:p>
          </table:table-cell>
          <table:table-cell office:value-type="float" office:value="1" calcext:value-type="float">
            <text:p>1</text:p>
          </table:table-cell>
          <table:table-cell office:value-type="float" office:value="-769" calcext:value-type="float">
            <text:p>-769</text:p>
          </table:table-cell>
          <table:table-cell office:value-type="float" office:value="-1.62" calcext:value-type="float">
            <text:p>-1.62</text:p>
          </table:table-cell>
          <table:table-cell table:number-columns-repeated="2" office:value-type="float" office:value="-24.28" calcext:value-type="float">
            <text:p>-24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28" calcext:value-type="float">
            <text:p>-24.2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8]/10000000;5)" office:value-type="float" office:value="2.74788" calcext:value-type="float">
            <text:p>2.74788</text:p>
          </table:table-cell>
          <table:table-cell table:formula="of:=[.C108]*100" office:value-type="float" office:value="-162" calcext:value-type="float">
            <text:p>-162</text:p>
          </table:table-cell>
          <table:table-cell table:formula="of:=[.F108]" office:value-type="float" office:value="-769" calcext:value-type="float">
            <text:p>-769</text:p>
          </table:table-cell>
          <table:table-cell table:formula="of:=[.M108]*10" office:value-type="float" office:value="-242.8" calcext:value-type="float">
            <text:p>-242.8</text:p>
          </table:table-cell>
        </table:table-row>
        <table:table-row table:style-name="ro2">
          <table:table-cell office:value-type="float" office:value="27482511" calcext:value-type="float">
            <text:p>27482511</text:p>
          </table:table-cell>
          <table:table-cell table:formula="of:=[.A109]-[.A108]" office:value-type="float" office:value="3748" calcext:value-type="float">
            <text:p>3748</text:p>
          </table:table-cell>
          <table:table-cell office:value-type="float" office:value="-1.64" calcext:value-type="float">
            <text:p>-1.64</text:p>
          </table:table-cell>
          <table:table-cell office:value-type="float" office:value="-4.69" calcext:value-type="float">
            <text:p>-4.69</text:p>
          </table:table-cell>
          <table:table-cell office:value-type="float" office:value="1" calcext:value-type="float">
            <text:p>1</text:p>
          </table:table-cell>
          <table:table-cell office:value-type="float" office:value="-769" calcext:value-type="float">
            <text:p>-769</text:p>
          </table:table-cell>
          <table:table-cell office:value-type="float" office:value="-1.64" calcext:value-type="float">
            <text:p>-1.64</text:p>
          </table:table-cell>
          <table:table-cell table:number-columns-repeated="2" office:value-type="float" office:value="-24.61" calcext:value-type="float">
            <text:p>-24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61" calcext:value-type="float">
            <text:p>-24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9]/10000000;5)" office:value-type="float" office:value="2.74825" calcext:value-type="float">
            <text:p>2.74825</text:p>
          </table:table-cell>
          <table:table-cell table:formula="of:=[.C109]*100" office:value-type="float" office:value="-164" calcext:value-type="float">
            <text:p>-164</text:p>
          </table:table-cell>
          <table:table-cell table:formula="of:=[.F109]" office:value-type="float" office:value="-769" calcext:value-type="float">
            <text:p>-769</text:p>
          </table:table-cell>
          <table:table-cell table:formula="of:=[.M109]*10" office:value-type="float" office:value="-246.1" calcext:value-type="float">
            <text:p>-246.1</text:p>
          </table:table-cell>
        </table:table-row>
        <table:table-row table:style-name="ro2">
          <table:table-cell office:value-type="float" office:value="27486823" calcext:value-type="float">
            <text:p>27486823</text:p>
          </table:table-cell>
          <table:table-cell table:formula="of:=[.A110]-[.A109]" office:value-type="float" office:value="4312" calcext:value-type="float">
            <text:p>4312</text:p>
          </table:table-cell>
          <table:table-cell office:value-type="float" office:value="-1.85" calcext:value-type="float">
            <text:p>-1.85</text:p>
          </table:table-cell>
          <table:table-cell office:value-type="float" office:value="-23.19" calcext:value-type="float">
            <text:p>-23.19</text:p>
          </table:table-cell>
          <table:table-cell office:value-type="float" office:value="1" calcext:value-type="float">
            <text:p>1</text:p>
          </table:table-cell>
          <table:table-cell office:value-type="float" office:value="-765" calcext:value-type="float">
            <text:p>-765</text:p>
          </table:table-cell>
          <table:table-cell office:value-type="float" office:value="-1.85" calcext:value-type="float">
            <text:p>-1.85</text:p>
          </table:table-cell>
          <table:table-cell table:number-columns-repeated="2" office:value-type="float" office:value="-27.7" calcext:value-type="float">
            <text:p>-2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7" calcext:value-type="float">
            <text:p>-27.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10]/10000000;5)" office:value-type="float" office:value="2.74868" calcext:value-type="float">
            <text:p>2.74868</text:p>
          </table:table-cell>
          <table:table-cell table:formula="of:=[.C110]*100" office:value-type="float" office:value="-185" calcext:value-type="float">
            <text:p>-185</text:p>
          </table:table-cell>
          <table:table-cell table:formula="of:=[.F110]" office:value-type="float" office:value="-765" calcext:value-type="float">
            <text:p>-765</text:p>
          </table:table-cell>
          <table:table-cell table:formula="of:=[.M110]*10" office:value-type="float" office:value="-277" calcext:value-type="float">
            <text:p>-277</text:p>
          </table:table-cell>
        </table:table-row>
        <table:table-row table:style-name="ro2">
          <table:table-cell office:value-type="float" office:value="27490563" calcext:value-type="float">
            <text:p>27490563</text:p>
          </table:table-cell>
          <table:table-cell table:formula="of:=[.A111]-[.A110]" office:value-type="float" office:value="3740" calcext:value-type="float">
            <text:p>3740</text:p>
          </table:table-cell>
          <table:table-cell office:value-type="float" office:value="-1.75" calcext:value-type="float">
            <text:p>-1.75</text:p>
          </table:table-cell>
          <table:table-cell office:value-type="float" office:value="9.05" calcext:value-type="float">
            <text:p>9.05</text:p>
          </table:table-cell>
          <table:table-cell office:value-type="float" office:value="1" calcext:value-type="float">
            <text:p>1</text:p>
          </table:table-cell>
          <table:table-cell office:value-type="float" office:value="-767" calcext:value-type="float">
            <text:p>-767</text:p>
          </table:table-cell>
          <table:table-cell office:value-type="float" office:value="-1.75" calcext:value-type="float">
            <text:p>-1.75</text:p>
          </table:table-cell>
          <table:table-cell table:number-columns-repeated="2" office:value-type="float" office:value="-26.3" calcext:value-type="float">
            <text:p>-2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3" calcext:value-type="float">
            <text:p>-26.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11]/10000000;5)" office:value-type="float" office:value="2.74906" calcext:value-type="float">
            <text:p>2.74906</text:p>
          </table:table-cell>
          <table:table-cell table:formula="of:=[.C111]*100" office:value-type="float" office:value="-175" calcext:value-type="float">
            <text:p>-175</text:p>
          </table:table-cell>
          <table:table-cell table:formula="of:=[.F111]" office:value-type="float" office:value="-767" calcext:value-type="float">
            <text:p>-767</text:p>
          </table:table-cell>
          <table:table-cell table:formula="of:=[.M111]*10" office:value-type="float" office:value="-263" calcext:value-type="float">
            <text:p>-263</text:p>
          </table:table-cell>
        </table:table-row>
        <table:table-row table:style-name="ro2">
          <table:table-cell office:value-type="float" office:value="27495011" calcext:value-type="float">
            <text:p>27495011</text:p>
          </table:table-cell>
          <table:table-cell table:formula="of:=[.A112]-[.A111]" office:value-type="float" office:value="4448" calcext:value-type="float">
            <text:p>4448</text:p>
          </table:table-cell>
          <table:table-cell office:value-type="float" office:value="-1.83" calcext:value-type="float">
            <text:p>-1.83</text:p>
          </table:table-cell>
          <table:table-cell office:value-type="float" office:value="-8.06" calcext:value-type="float">
            <text:p>-8.06</text:p>
          </table:table-cell>
          <table:table-cell office:value-type="float" office:value="1" calcext:value-type="float">
            <text:p>1</text:p>
          </table:table-cell>
          <table:table-cell office:value-type="float" office:value="-765" calcext:value-type="float">
            <text:p>-765</text:p>
          </table:table-cell>
          <table:table-cell office:value-type="float" office:value="-1.83" calcext:value-type="float">
            <text:p>-1.83</text:p>
          </table:table-cell>
          <table:table-cell table:number-columns-repeated="2" office:value-type="float" office:value="-27.52" calcext:value-type="float">
            <text:p>-27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52" calcext:value-type="float">
            <text:p>-27.5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12]/10000000;5)" office:value-type="float" office:value="2.7495" calcext:value-type="float">
            <text:p>2.7495</text:p>
          </table:table-cell>
          <table:table-cell table:formula="of:=[.C112]*100" office:value-type="float" office:value="-183" calcext:value-type="float">
            <text:p>-183</text:p>
          </table:table-cell>
          <table:table-cell table:formula="of:=[.F112]" office:value-type="float" office:value="-765" calcext:value-type="float">
            <text:p>-765</text:p>
          </table:table-cell>
          <table:table-cell table:formula="of:=[.M112]*10" office:value-type="float" office:value="-275.2" calcext:value-type="float">
            <text:p>-275.2</text:p>
          </table:table-cell>
        </table:table-row>
        <table:table-row table:style-name="ro2">
          <table:table-cell office:value-type="float" office:value="27498651" calcext:value-type="float">
            <text:p>27498651</text:p>
          </table:table-cell>
          <table:table-cell table:formula="of:=[.A113]-[.A112]" office:value-type="float" office:value="3640" calcext:value-type="float">
            <text:p>3640</text:p>
          </table:table-cell>
          <table:table-cell office:value-type="float" office:value="-1.85" calcext:value-type="float">
            <text:p>-1.85</text:p>
          </table:table-cell>
          <table:table-cell office:value-type="float" office:value="-6.56" calcext:value-type="float">
            <text:p>-6.56</text:p>
          </table:table-cell>
          <table:table-cell office:value-type="float" office:value="1" calcext:value-type="float">
            <text:p>1</text:p>
          </table:table-cell>
          <table:table-cell office:value-type="float" office:value="-765" calcext:value-type="float">
            <text:p>-765</text:p>
          </table:table-cell>
          <table:table-cell office:value-type="float" office:value="-1.85" calcext:value-type="float">
            <text:p>-1.85</text:p>
          </table:table-cell>
          <table:table-cell table:number-columns-repeated="2" office:value-type="float" office:value="-27.8" calcext:value-type="float">
            <text:p>-2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8" calcext:value-type="float">
            <text:p>-27.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13]/10000000;5)" office:value-type="float" office:value="2.74987" calcext:value-type="float">
            <text:p>2.74987</text:p>
          </table:table-cell>
          <table:table-cell table:formula="of:=[.C113]*100" office:value-type="float" office:value="-185" calcext:value-type="float">
            <text:p>-185</text:p>
          </table:table-cell>
          <table:table-cell table:formula="of:=[.F113]" office:value-type="float" office:value="-765" calcext:value-type="float">
            <text:p>-765</text:p>
          </table:table-cell>
          <table:table-cell table:formula="of:=[.M113]*10" office:value-type="float" office:value="-278" calcext:value-type="float">
            <text:p>-278</text:p>
          </table:table-cell>
        </table:table-row>
        <table:table-row table:style-name="ro2">
          <table:table-cell office:value-type="float" office:value="27503080" calcext:value-type="float">
            <text:p>27503080</text:p>
          </table:table-cell>
          <table:table-cell table:formula="of:=[.A114]-[.A113]" office:value-type="float" office:value="4429" calcext:value-type="float">
            <text:p>4429</text:p>
          </table:table-cell>
          <table:table-cell office:value-type="float" office:value="-2" calcext:value-type="float">
            <text:p>-2</text:p>
          </table:table-cell>
          <table:table-cell office:value-type="float" office:value="-19.04" calcext:value-type="float">
            <text:p>-19.04</text:p>
          </table:table-cell>
          <table:table-cell office:value-type="float" office:value="1" calcext:value-type="float">
            <text:p>1</text:p>
          </table:table-cell>
          <table:table-cell office:value-type="float" office:value="-762" calcext:value-type="float">
            <text:p>-76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0.07" calcext:value-type="float">
            <text:p>-3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07" calcext:value-type="float">
            <text:p>-30.0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14]/10000000;5)" office:value-type="float" office:value="2.75031" calcext:value-type="float">
            <text:p>2.75031</text:p>
          </table:table-cell>
          <table:table-cell table:formula="of:=[.C114]*100" office:value-type="float" office:value="-200" calcext:value-type="float">
            <text:p>-200</text:p>
          </table:table-cell>
          <table:table-cell table:formula="of:=[.F114]" office:value-type="float" office:value="-762" calcext:value-type="float">
            <text:p>-762</text:p>
          </table:table-cell>
          <table:table-cell table:formula="of:=[.M114]*10" office:value-type="float" office:value="-300.7" calcext:value-type="float">
            <text:p>-300.7</text:p>
          </table:table-cell>
        </table:table-row>
        <table:table-row table:style-name="ro2">
          <table:table-cell office:value-type="float" office:value="27506780" calcext:value-type="float">
            <text:p>27506780</text:p>
          </table:table-cell>
          <table:table-cell table:formula="of:=[.A115]-[.A114]" office:value-type="float" office:value="3700" calcext:value-type="float">
            <text:p>3700</text:p>
          </table:table-cell>
          <table:table-cell office:value-type="float" office:value="-1.86" calcext:value-type="float">
            <text:p>-1.86</text:p>
          </table:table-cell>
          <table:table-cell office:value-type="float" office:value="14.38" calcext:value-type="float">
            <text:p>14.38</text:p>
          </table:table-cell>
          <table:table-cell office:value-type="float" office:value="1" calcext:value-type="float">
            <text:p>1</text:p>
          </table:table-cell>
          <table:table-cell office:value-type="float" office:value="-765" calcext:value-type="float">
            <text:p>-765</text:p>
          </table:table-cell>
          <table:table-cell office:value-type="float" office:value="-1.86" calcext:value-type="float">
            <text:p>-1.86</text:p>
          </table:table-cell>
          <table:table-cell table:number-columns-repeated="2" office:value-type="float" office:value="-27.93" calcext:value-type="float">
            <text:p>-27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93" calcext:value-type="float">
            <text:p>-27.9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15]/10000000;5)" office:value-type="float" office:value="2.75068" calcext:value-type="float">
            <text:p>2.75068</text:p>
          </table:table-cell>
          <table:table-cell table:formula="of:=[.C115]*100" office:value-type="float" office:value="-186" calcext:value-type="float">
            <text:p>-186</text:p>
          </table:table-cell>
          <table:table-cell table:formula="of:=[.F115]" office:value-type="float" office:value="-765" calcext:value-type="float">
            <text:p>-765</text:p>
          </table:table-cell>
          <table:table-cell table:formula="of:=[.M115]*10" office:value-type="float" office:value="-279.3" calcext:value-type="float">
            <text:p>-279.3</text:p>
          </table:table-cell>
        </table:table-row>
        <table:table-row table:style-name="ro2">
          <table:table-cell office:value-type="float" office:value="27511003" calcext:value-type="float">
            <text:p>27511003</text:p>
          </table:table-cell>
          <table:table-cell table:formula="of:=[.A116]-[.A115]" office:value-type="float" office:value="4223" calcext:value-type="float">
            <text:p>4223</text:p>
          </table:table-cell>
          <table:table-cell office:value-type="float" office:value="-1.89" calcext:value-type="float">
            <text:p>-1.89</text:p>
          </table:table-cell>
          <table:table-cell office:value-type="float" office:value="-1.45" calcext:value-type="float">
            <text:p>-1.45</text:p>
          </table:table-cell>
          <table:table-cell office:value-type="float" office:value="1" calcext:value-type="float">
            <text:p>1</text:p>
          </table:table-cell>
          <table:table-cell office:value-type="float" office:value="-764" calcext:value-type="float">
            <text:p>-764</text:p>
          </table:table-cell>
          <table:table-cell office:value-type="float" office:value="-1.89" calcext:value-type="float">
            <text:p>-1.89</text:p>
          </table:table-cell>
          <table:table-cell table:number-columns-repeated="2" office:value-type="float" office:value="-28.42" calcext:value-type="float">
            <text:p>-28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42" calcext:value-type="float">
            <text:p>-28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16]/10000000;5)" office:value-type="float" office:value="2.7511" calcext:value-type="float">
            <text:p>2.7511</text:p>
          </table:table-cell>
          <table:table-cell table:formula="of:=[.C116]*100" office:value-type="float" office:value="-189" calcext:value-type="float">
            <text:p>-189</text:p>
          </table:table-cell>
          <table:table-cell table:formula="of:=[.F116]" office:value-type="float" office:value="-764" calcext:value-type="float">
            <text:p>-764</text:p>
          </table:table-cell>
          <table:table-cell table:formula="of:=[.M116]*10" office:value-type="float" office:value="-284.2" calcext:value-type="float">
            <text:p>-284.2</text:p>
          </table:table-cell>
        </table:table-row>
        <table:table-row table:style-name="ro2">
          <table:table-cell office:value-type="float" office:value="27514763" calcext:value-type="float">
            <text:p>27514763</text:p>
          </table:table-cell>
          <table:table-cell table:formula="of:=[.A117]-[.A116]" office:value-type="float" office:value="3760" calcext:value-type="float">
            <text:p>3760</text:p>
          </table:table-cell>
          <table:table-cell office:value-type="float" office:value="-1.86" calcext:value-type="float">
            <text:p>-1.86</text:p>
          </table:table-cell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office:value-type="float" office:value="-765" calcext:value-type="float">
            <text:p>-765</text:p>
          </table:table-cell>
          <table:table-cell office:value-type="float" office:value="-1.86" calcext:value-type="float">
            <text:p>-1.86</text:p>
          </table:table-cell>
          <table:table-cell table:number-columns-repeated="2" office:value-type="float" office:value="-27.89" calcext:value-type="float">
            <text:p>-27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89" calcext:value-type="float">
            <text:p>-27.8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17]/10000000;5)" office:value-type="float" office:value="2.75148" calcext:value-type="float">
            <text:p>2.75148</text:p>
          </table:table-cell>
          <table:table-cell table:formula="of:=[.C117]*100" office:value-type="float" office:value="-186" calcext:value-type="float">
            <text:p>-186</text:p>
          </table:table-cell>
          <table:table-cell table:formula="of:=[.F117]" office:value-type="float" office:value="-765" calcext:value-type="float">
            <text:p>-765</text:p>
          </table:table-cell>
          <table:table-cell table:formula="of:=[.M117]*10" office:value-type="float" office:value="-278.9" calcext:value-type="float">
            <text:p>-278.9</text:p>
          </table:table-cell>
        </table:table-row>
        <table:table-row table:style-name="ro2">
          <table:table-cell office:value-type="float" office:value="27519043" calcext:value-type="float">
            <text:p>27519043</text:p>
          </table:table-cell>
          <table:table-cell table:formula="of:=[.A118]-[.A117]" office:value-type="float" office:value="4280" calcext:value-type="float">
            <text:p>4280</text:p>
          </table:table-cell>
          <table:table-cell office:value-type="float" office:value="-1.88" calcext:value-type="float">
            <text:p>-1.88</text:p>
          </table:table-cell>
          <table:table-cell office:value-type="float" office:value="-2.97" calcext:value-type="float">
            <text:p>-2.97</text:p>
          </table:table-cell>
          <table:table-cell office:value-type="float" office:value="1" calcext:value-type="float">
            <text:p>1</text:p>
          </table:table-cell>
          <table:table-cell office:value-type="float" office:value="-764" calcext:value-type="float">
            <text:p>-764</text:p>
          </table:table-cell>
          <table:table-cell office:value-type="float" office:value="-1.88" calcext:value-type="float">
            <text:p>-1.88</text:p>
          </table:table-cell>
          <table:table-cell table:number-columns-repeated="2" office:value-type="float" office:value="-28.22" calcext:value-type="float">
            <text:p>-28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22" calcext:value-type="float">
            <text:p>-28.2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18]/10000000;5)" office:value-type="float" office:value="2.7519" calcext:value-type="float">
            <text:p>2.7519</text:p>
          </table:table-cell>
          <table:table-cell table:formula="of:=[.C118]*100" office:value-type="float" office:value="-188" calcext:value-type="float">
            <text:p>-188</text:p>
          </table:table-cell>
          <table:table-cell table:formula="of:=[.F118]" office:value-type="float" office:value="-764" calcext:value-type="float">
            <text:p>-764</text:p>
          </table:table-cell>
          <table:table-cell table:formula="of:=[.M118]*10" office:value-type="float" office:value="-282.2" calcext:value-type="float">
            <text:p>-282.2</text:p>
          </table:table-cell>
        </table:table-row>
        <table:table-row table:style-name="ro2">
          <table:table-cell office:value-type="float" office:value="27522828" calcext:value-type="float">
            <text:p>27522828</text:p>
          </table:table-cell>
          <table:table-cell table:formula="of:=[.A119]-[.A118]" office:value-type="float" office:value="3785" calcext:value-type="float">
            <text:p>3785</text:p>
          </table:table-cell>
          <table:table-cell office:value-type="float" office:value="-1.77" calcext:value-type="float">
            <text:p>-1.77</text:p>
          </table:table-cell>
          <table:table-cell office:value-type="float" office:value="13.82" calcext:value-type="float">
            <text:p>13.82</text:p>
          </table:table-cell>
          <table:table-cell office:value-type="float" office:value="1" calcext:value-type="float">
            <text:p>1</text:p>
          </table:table-cell>
          <table:table-cell office:value-type="float" office:value="-766" calcext:value-type="float">
            <text:p>-766</text:p>
          </table:table-cell>
          <table:table-cell office:value-type="float" office:value="-1.77" calcext:value-type="float">
            <text:p>-1.77</text:p>
          </table:table-cell>
          <table:table-cell table:number-columns-repeated="2" office:value-type="float" office:value="-26.56" calcext:value-type="float">
            <text:p>-26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56" calcext:value-type="float">
            <text:p>-26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19]/10000000;5)" office:value-type="float" office:value="2.75228" calcext:value-type="float">
            <text:p>2.75228</text:p>
          </table:table-cell>
          <table:table-cell table:formula="of:=[.C119]*100" office:value-type="float" office:value="-177" calcext:value-type="float">
            <text:p>-177</text:p>
          </table:table-cell>
          <table:table-cell table:formula="of:=[.F119]" office:value-type="float" office:value="-766" calcext:value-type="float">
            <text:p>-766</text:p>
          </table:table-cell>
          <table:table-cell table:formula="of:=[.M119]*10" office:value-type="float" office:value="-265.6" calcext:value-type="float">
            <text:p>-265.6</text:p>
          </table:table-cell>
        </table:table-row>
        <table:table-row table:style-name="ro2">
          <table:table-cell office:value-type="float" office:value="27527054" calcext:value-type="float">
            <text:p>27527054</text:p>
          </table:table-cell>
          <table:table-cell table:formula="of:=[.A120]-[.A119]" office:value-type="float" office:value="4226" calcext:value-type="float">
            <text:p>4226</text:p>
          </table:table-cell>
          <table:table-cell office:value-type="float" office:value="-1.79" calcext:value-type="float">
            <text:p>-1.79</text:p>
          </table:table-cell>
          <table:table-cell office:value-type="float" office:value="-2.42" calcext:value-type="float">
            <text:p>-2.42</text:p>
          </table:table-cell>
          <table:table-cell office:value-type="float" office:value="1" calcext:value-type="float">
            <text:p>1</text:p>
          </table:table-cell>
          <table:table-cell office:value-type="float" office:value="-766" calcext:value-type="float">
            <text:p>-766</text:p>
          </table:table-cell>
          <table:table-cell office:value-type="float" office:value="-1.79" calcext:value-type="float">
            <text:p>-1.79</text:p>
          </table:table-cell>
          <table:table-cell table:number-columns-repeated="2" office:value-type="float" office:value="-26.89" calcext:value-type="float">
            <text:p>-26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89" calcext:value-type="float">
            <text:p>-26.8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20]/10000000;5)" office:value-type="float" office:value="2.75271" calcext:value-type="float">
            <text:p>2.75271</text:p>
          </table:table-cell>
          <table:table-cell table:formula="of:=[.C120]*100" office:value-type="float" office:value="-179" calcext:value-type="float">
            <text:p>-179</text:p>
          </table:table-cell>
          <table:table-cell table:formula="of:=[.F120]" office:value-type="float" office:value="-766" calcext:value-type="float">
            <text:p>-766</text:p>
          </table:table-cell>
          <table:table-cell table:formula="of:=[.M120]*10" office:value-type="float" office:value="-268.9" calcext:value-type="float">
            <text:p>-268.9</text:p>
          </table:table-cell>
        </table:table-row>
        <table:table-row table:style-name="ro2">
          <table:table-cell office:value-type="float" office:value="27531108" calcext:value-type="float">
            <text:p>27531108</text:p>
          </table:table-cell>
          <table:table-cell table:formula="of:=[.A121]-[.A120]" office:value-type="float" office:value="4054" calcext:value-type="float">
            <text:p>4054</text:p>
          </table:table-cell>
          <table:table-cell office:value-type="float" office:value="-1.8" calcext:value-type="float">
            <text:p>-1.8</text:p>
          </table:table-cell>
          <table:table-cell office:value-type="float" office:value="-2.12" calcext:value-type="float">
            <text:p>-2.12</text:p>
          </table:table-cell>
          <table:table-cell office:value-type="float" office:value="1" calcext:value-type="float">
            <text:p>1</text:p>
          </table:table-cell>
          <table:table-cell office:value-type="float" office:value="-766" calcext:value-type="float">
            <text:p>-766</text:p>
          </table:table-cell>
          <table:table-cell office:value-type="float" office:value="-1.8" calcext:value-type="float">
            <text:p>-1.8</text:p>
          </table:table-cell>
          <table:table-cell table:number-columns-repeated="2" office:value-type="float" office:value="-26.94" calcext:value-type="float">
            <text:p>-26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94" calcext:value-type="float">
            <text:p>-26.9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21]/10000000;5)" office:value-type="float" office:value="2.75311" calcext:value-type="float">
            <text:p>2.75311</text:p>
          </table:table-cell>
          <table:table-cell table:formula="of:=[.C121]*100" office:value-type="float" office:value="-180" calcext:value-type="float">
            <text:p>-180</text:p>
          </table:table-cell>
          <table:table-cell table:formula="of:=[.F121]" office:value-type="float" office:value="-766" calcext:value-type="float">
            <text:p>-766</text:p>
          </table:table-cell>
          <table:table-cell table:formula="of:=[.M121]*10" office:value-type="float" office:value="-269.4" calcext:value-type="float">
            <text:p>-269.4</text:p>
          </table:table-cell>
        </table:table-row>
        <table:table-row table:style-name="ro2">
          <table:table-cell office:value-type="float" office:value="27535420" calcext:value-type="float">
            <text:p>27535420</text:p>
          </table:table-cell>
          <table:table-cell table:formula="of:=[.A122]-[.A121]" office:value-type="float" office:value="4312" calcext:value-type="float">
            <text:p>4312</text:p>
          </table:table-cell>
          <table:table-cell office:value-type="float" office:value="-1.71" calcext:value-type="float">
            <text:p>-1.71</text:p>
          </table:table-cell>
          <table:table-cell office:value-type="float" office:value="9.03" calcext:value-type="float">
            <text:p>9.03</text:p>
          </table:table-cell>
          <table:table-cell office:value-type="float" office:value="1" calcext:value-type="float">
            <text:p>1</text:p>
          </table:table-cell>
          <table:table-cell office:value-type="float" office:value="-768" calcext:value-type="float">
            <text:p>-768</text:p>
          </table:table-cell>
          <table:table-cell office:value-type="float" office:value="-1.71" calcext:value-type="float">
            <text:p>-1.71</text:p>
          </table:table-cell>
          <table:table-cell table:number-columns-repeated="2" office:value-type="float" office:value="-25.58" calcext:value-type="float">
            <text:p>-25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58" calcext:value-type="float">
            <text:p>-25.5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22]/10000000;5)" office:value-type="float" office:value="2.75354" calcext:value-type="float">
            <text:p>2.75354</text:p>
          </table:table-cell>
          <table:table-cell table:formula="of:=[.C122]*100" office:value-type="float" office:value="-171" calcext:value-type="float">
            <text:p>-171</text:p>
          </table:table-cell>
          <table:table-cell table:formula="of:=[.F122]" office:value-type="float" office:value="-768" calcext:value-type="float">
            <text:p>-768</text:p>
          </table:table-cell>
          <table:table-cell table:formula="of:=[.M122]*10" office:value-type="float" office:value="-255.8" calcext:value-type="float">
            <text:p>-255.8</text:p>
          </table:table-cell>
        </table:table-row>
        <table:table-row table:style-name="ro2">
          <table:table-cell office:value-type="float" office:value="27539325" calcext:value-type="float">
            <text:p>27539325</text:p>
          </table:table-cell>
          <table:table-cell table:formula="of:=[.A123]-[.A122]" office:value-type="float" office:value="3905" calcext:value-type="float">
            <text:p>3905</text:p>
          </table:table-cell>
          <table:table-cell office:value-type="float" office:value="-1.72" calcext:value-type="float">
            <text:p>-1.7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-767" calcext:value-type="float">
            <text:p>-767</text:p>
          </table:table-cell>
          <table:table-cell office:value-type="float" office:value="-1.72" calcext:value-type="float">
            <text:p>-1.72</text:p>
          </table:table-cell>
          <table:table-cell table:number-columns-repeated="2" office:value-type="float" office:value="-25.87" calcext:value-type="float">
            <text:p>-25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87" calcext:value-type="float">
            <text:p>-25.8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23]/10000000;5)" office:value-type="float" office:value="2.75393" calcext:value-type="float">
            <text:p>2.75393</text:p>
          </table:table-cell>
          <table:table-cell table:formula="of:=[.C123]*100" office:value-type="float" office:value="-172" calcext:value-type="float">
            <text:p>-172</text:p>
          </table:table-cell>
          <table:table-cell table:formula="of:=[.F123]" office:value-type="float" office:value="-767" calcext:value-type="float">
            <text:p>-767</text:p>
          </table:table-cell>
          <table:table-cell table:formula="of:=[.M123]*10" office:value-type="float" office:value="-258.7" calcext:value-type="float">
            <text:p>-258.7</text:p>
          </table:table-cell>
        </table:table-row>
        <table:table-row table:style-name="ro2">
          <table:table-cell office:value-type="float" office:value="27543665" calcext:value-type="float">
            <text:p>27543665</text:p>
          </table:table-cell>
          <table:table-cell table:formula="of:=[.A124]-[.A123]" office:value-type="float" office:value="4340" calcext:value-type="float">
            <text:p>4340</text:p>
          </table:table-cell>
          <table:table-cell office:value-type="float" office:value="-1.75" calcext:value-type="float">
            <text:p>-1.75</text:p>
          </table:table-cell>
          <table:table-cell office:value-type="float" office:value="-3.54" calcext:value-type="float">
            <text:p>-3.54</text:p>
          </table:table-cell>
          <table:table-cell office:value-type="float" office:value="1" calcext:value-type="float">
            <text:p>1</text:p>
          </table:table-cell>
          <table:table-cell office:value-type="float" office:value="-767" calcext:value-type="float">
            <text:p>-767</text:p>
          </table:table-cell>
          <table:table-cell office:value-type="float" office:value="-1.75" calcext:value-type="float">
            <text:p>-1.75</text:p>
          </table:table-cell>
          <table:table-cell table:number-columns-repeated="2" office:value-type="float" office:value="-26.21" calcext:value-type="float">
            <text:p>-26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21" calcext:value-type="float">
            <text:p>-26.2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24]/10000000;5)" office:value-type="float" office:value="2.75437" calcext:value-type="float">
            <text:p>2.75437</text:p>
          </table:table-cell>
          <table:table-cell table:formula="of:=[.C124]*100" office:value-type="float" office:value="-175" calcext:value-type="float">
            <text:p>-175</text:p>
          </table:table-cell>
          <table:table-cell table:formula="of:=[.F124]" office:value-type="float" office:value="-767" calcext:value-type="float">
            <text:p>-767</text:p>
          </table:table-cell>
          <table:table-cell table:formula="of:=[.M124]*10" office:value-type="float" office:value="-262.1" calcext:value-type="float">
            <text:p>-262.1</text:p>
          </table:table-cell>
        </table:table-row>
        <table:table-row table:style-name="ro2">
          <table:table-cell office:value-type="float" office:value="27547360" calcext:value-type="float">
            <text:p>27547360</text:p>
          </table:table-cell>
          <table:table-cell table:formula="of:=[.A125]-[.A124]" office:value-type="float" office:value="3695" calcext:value-type="float">
            <text:p>3695</text:p>
          </table:table-cell>
          <table:table-cell office:value-type="float" office:value="-1.78" calcext:value-type="float">
            <text:p>-1.78</text:p>
          </table:table-cell>
          <table:table-cell office:value-type="float" office:value="-5.39" calcext:value-type="float">
            <text:p>-5.39</text:p>
          </table:table-cell>
          <table:table-cell office:value-type="float" office:value="1" calcext:value-type="float">
            <text:p>1</text:p>
          </table:table-cell>
          <table:table-cell office:value-type="float" office:value="-766" calcext:value-type="float">
            <text:p>-766</text:p>
          </table:table-cell>
          <table:table-cell office:value-type="float" office:value="-1.78" calcext:value-type="float">
            <text:p>-1.78</text:p>
          </table:table-cell>
          <table:table-cell table:number-columns-repeated="2" office:value-type="float" office:value="-26.75" calcext:value-type="float">
            <text:p>-26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75" calcext:value-type="float">
            <text:p>-26.7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25]/10000000;5)" office:value-type="float" office:value="2.75474" calcext:value-type="float">
            <text:p>2.75474</text:p>
          </table:table-cell>
          <table:table-cell table:formula="of:=[.C125]*100" office:value-type="float" office:value="-178" calcext:value-type="float">
            <text:p>-178</text:p>
          </table:table-cell>
          <table:table-cell table:formula="of:=[.F125]" office:value-type="float" office:value="-766" calcext:value-type="float">
            <text:p>-766</text:p>
          </table:table-cell>
          <table:table-cell table:formula="of:=[.M125]*10" office:value-type="float" office:value="-267.5" calcext:value-type="float">
            <text:p>-267.5</text:p>
          </table:table-cell>
        </table:table-row>
        <table:table-row table:style-name="ro2">
          <table:table-cell office:value-type="float" office:value="27551511" calcext:value-type="float">
            <text:p>27551511</text:p>
          </table:table-cell>
          <table:table-cell table:formula="of:=[.A126]-[.A125]" office:value-type="float" office:value="4151" calcext:value-type="float">
            <text:p>4151</text:p>
          </table:table-cell>
          <table:table-cell office:value-type="float" office:value="-1.76" calcext:value-type="float">
            <text:p>-1.76</text:p>
          </table:table-cell>
          <table:table-cell office:value-type="float" office:value="1.95" calcext:value-type="float">
            <text:p>1.95</text:p>
          </table:table-cell>
          <table:table-cell office:value-type="float" office:value="1" calcext:value-type="float">
            <text:p>1</text:p>
          </table:table-cell>
          <table:table-cell office:value-type="float" office:value="-767" calcext:value-type="float">
            <text:p>-767</text:p>
          </table:table-cell>
          <table:table-cell office:value-type="float" office:value="-1.76" calcext:value-type="float">
            <text:p>-1.76</text:p>
          </table:table-cell>
          <table:table-cell table:number-columns-repeated="2" office:value-type="float" office:value="-26.37" calcext:value-type="float">
            <text:p>-26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37" calcext:value-type="float">
            <text:p>-26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26]/10000000;5)" office:value-type="float" office:value="2.75515" calcext:value-type="float">
            <text:p>2.75515</text:p>
          </table:table-cell>
          <table:table-cell table:formula="of:=[.C126]*100" office:value-type="float" office:value="-176" calcext:value-type="float">
            <text:p>-176</text:p>
          </table:table-cell>
          <table:table-cell table:formula="of:=[.F126]" office:value-type="float" office:value="-767" calcext:value-type="float">
            <text:p>-767</text:p>
          </table:table-cell>
          <table:table-cell table:formula="of:=[.M126]*10" office:value-type="float" office:value="-263.7" calcext:value-type="float">
            <text:p>-263.7</text:p>
          </table:table-cell>
        </table:table-row>
        <table:table-row table:style-name="ro2">
          <table:table-cell office:value-type="float" office:value="27555380" calcext:value-type="float">
            <text:p>27555380</text:p>
          </table:table-cell>
          <table:table-cell table:formula="of:=[.A127]-[.A126]" office:value-type="float" office:value="3869" calcext:value-type="float">
            <text:p>3869</text:p>
          </table:table-cell>
          <table:table-cell office:value-type="float" office:value="-1.81" calcext:value-type="float">
            <text:p>-1.81</text:p>
          </table:table-cell>
          <table:table-cell office:value-type="float" office:value="-2.29" calcext:value-type="float">
            <text:p>-2.29</text:p>
          </table:table-cell>
          <table:table-cell office:value-type="float" office:value="1" calcext:value-type="float">
            <text:p>1</text:p>
          </table:table-cell>
          <table:table-cell office:value-type="float" office:value="-766" calcext:value-type="float">
            <text:p>-766</text:p>
          </table:table-cell>
          <table:table-cell office:value-type="float" office:value="-1.81" calcext:value-type="float">
            <text:p>-1.81</text:p>
          </table:table-cell>
          <table:table-cell table:number-columns-repeated="2" office:value-type="float" office:value="-27.12" calcext:value-type="float">
            <text:p>-2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12" calcext:value-type="float">
            <text:p>-27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27]/10000000;5)" office:value-type="float" office:value="2.75554" calcext:value-type="float">
            <text:p>2.75554</text:p>
          </table:table-cell>
          <table:table-cell table:formula="of:=[.C127]*100" office:value-type="float" office:value="-181" calcext:value-type="float">
            <text:p>-181</text:p>
          </table:table-cell>
          <table:table-cell table:formula="of:=[.F127]" office:value-type="float" office:value="-766" calcext:value-type="float">
            <text:p>-766</text:p>
          </table:table-cell>
          <table:table-cell table:formula="of:=[.M127]*10" office:value-type="float" office:value="-271.2" calcext:value-type="float">
            <text:p>-271.2</text:p>
          </table:table-cell>
        </table:table-row>
        <table:table-row table:style-name="ro2">
          <table:table-cell office:value-type="float" office:value="27559754" calcext:value-type="float">
            <text:p>27559754</text:p>
          </table:table-cell>
          <table:table-cell table:formula="of:=[.A128]-[.A127]" office:value-type="float" office:value="4374" calcext:value-type="float">
            <text:p>4374</text:p>
          </table:table-cell>
          <table:table-cell office:value-type="float" office:value="-1.76" calcext:value-type="float">
            <text:p>-1.76</text:p>
          </table:table-cell>
          <table:table-cell office:value-type="float" office:value="2.37" calcext:value-type="float">
            <text:p>2.37</text:p>
          </table:table-cell>
          <table:table-cell office:value-type="float" office:value="1" calcext:value-type="float">
            <text:p>1</text:p>
          </table:table-cell>
          <table:table-cell office:value-type="float" office:value="-767" calcext:value-type="float">
            <text:p>-767</text:p>
          </table:table-cell>
          <table:table-cell office:value-type="float" office:value="-1.76" calcext:value-type="float">
            <text:p>-1.76</text:p>
          </table:table-cell>
          <table:table-cell table:number-columns-repeated="2" office:value-type="float" office:value="-26.36" calcext:value-type="float">
            <text:p>-26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36" calcext:value-type="float">
            <text:p>-26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28]/10000000;5)" office:value-type="float" office:value="2.75598" calcext:value-type="float">
            <text:p>2.75598</text:p>
          </table:table-cell>
          <table:table-cell table:formula="of:=[.C128]*100" office:value-type="float" office:value="-176" calcext:value-type="float">
            <text:p>-176</text:p>
          </table:table-cell>
          <table:table-cell table:formula="of:=[.F128]" office:value-type="float" office:value="-767" calcext:value-type="float">
            <text:p>-767</text:p>
          </table:table-cell>
          <table:table-cell table:formula="of:=[.M128]*10" office:value-type="float" office:value="-263.6" calcext:value-type="float">
            <text:p>-263.6</text:p>
          </table:table-cell>
        </table:table-row>
        <table:table-row table:style-name="ro2">
          <table:table-cell office:value-type="float" office:value="27563428" calcext:value-type="float">
            <text:p>27563428</text:p>
          </table:table-cell>
          <table:table-cell table:formula="of:=[.A129]-[.A128]" office:value-type="float" office:value="3674" calcext:value-type="float">
            <text:p>3674</text:p>
          </table:table-cell>
          <table:table-cell office:value-type="float" office:value="-1.88" calcext:value-type="float">
            <text:p>-1.88</text:p>
          </table:table-cell>
          <table:table-cell office:value-type="float" office:value="-14.2" calcext:value-type="float">
            <text:p>-14.2</text:p>
          </table:table-cell>
          <table:table-cell office:value-type="float" office:value="1" calcext:value-type="float">
            <text:p>1</text:p>
          </table:table-cell>
          <table:table-cell office:value-type="float" office:value="-764" calcext:value-type="float">
            <text:p>-764</text:p>
          </table:table-cell>
          <table:table-cell office:value-type="float" office:value="-1.88" calcext:value-type="float">
            <text:p>-1.88</text:p>
          </table:table-cell>
          <table:table-cell table:number-columns-repeated="2" office:value-type="float" office:value="-28.2" calcext:value-type="float">
            <text:p>-2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2" calcext:value-type="float">
            <text:p>-28.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29]/10000000;5)" office:value-type="float" office:value="2.75634" calcext:value-type="float">
            <text:p>2.75634</text:p>
          </table:table-cell>
          <table:table-cell table:formula="of:=[.C129]*100" office:value-type="float" office:value="-188" calcext:value-type="float">
            <text:p>-188</text:p>
          </table:table-cell>
          <table:table-cell table:formula="of:=[.F129]" office:value-type="float" office:value="-764" calcext:value-type="float">
            <text:p>-764</text:p>
          </table:table-cell>
          <table:table-cell table:formula="of:=[.M129]*10" office:value-type="float" office:value="-282" calcext:value-type="float">
            <text:p>-282</text:p>
          </table:table-cell>
        </table:table-row>
        <table:table-row table:style-name="ro2">
          <table:table-cell office:value-type="float" office:value="27567571" calcext:value-type="float">
            <text:p>27567571</text:p>
          </table:table-cell>
          <table:table-cell table:formula="of:=[.A130]-[.A129]" office:value-type="float" office:value="4143" calcext:value-type="float">
            <text:p>4143</text:p>
          </table:table-cell>
          <table:table-cell office:value-type="float" office:value="-1.78" calcext:value-type="float">
            <text:p>-1.78</text:p>
          </table:table-cell>
          <table:table-cell office:value-type="float" office:value="11.98" calcext:value-type="float">
            <text:p>11.98</text:p>
          </table:table-cell>
          <table:table-cell office:value-type="float" office:value="1" calcext:value-type="float">
            <text:p>1</text:p>
          </table:table-cell>
          <table:table-cell office:value-type="float" office:value="-766" calcext:value-type="float">
            <text:p>-766</text:p>
          </table:table-cell>
          <table:table-cell office:value-type="float" office:value="-1.78" calcext:value-type="float">
            <text:p>-1.78</text:p>
          </table:table-cell>
          <table:table-cell table:number-columns-repeated="2" office:value-type="float" office:value="-26.65" calcext:value-type="float">
            <text:p>-26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65" calcext:value-type="float">
            <text:p>-26.6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30]/10000000;5)" office:value-type="float" office:value="2.75676" calcext:value-type="float">
            <text:p>2.75676</text:p>
          </table:table-cell>
          <table:table-cell table:formula="of:=[.C130]*100" office:value-type="float" office:value="-178" calcext:value-type="float">
            <text:p>-178</text:p>
          </table:table-cell>
          <table:table-cell table:formula="of:=[.F130]" office:value-type="float" office:value="-766" calcext:value-type="float">
            <text:p>-766</text:p>
          </table:table-cell>
          <table:table-cell table:formula="of:=[.M130]*10" office:value-type="float" office:value="-266.5" calcext:value-type="float">
            <text:p>-266.5</text:p>
          </table:table-cell>
        </table:table-row>
        <table:table-row table:style-name="ro2">
          <table:table-cell office:value-type="float" office:value="27571480" calcext:value-type="float">
            <text:p>27571480</text:p>
          </table:table-cell>
          <table:table-cell table:formula="of:=[.A131]-[.A130]" office:value-type="float" office:value="3909" calcext:value-type="float">
            <text:p>3909</text:p>
          </table:table-cell>
          <table:table-cell office:value-type="float" office:value="-1.76" calcext:value-type="float">
            <text:p>-1.76</text:p>
          </table:table-cell>
          <table:table-cell office:value-type="float" office:value="4.75" calcext:value-type="float">
            <text:p>4.75</text:p>
          </table:table-cell>
          <table:table-cell office:value-type="float" office:value="1" calcext:value-type="float">
            <text:p>1</text:p>
          </table:table-cell>
          <table:table-cell office:value-type="float" office:value="-767" calcext:value-type="float">
            <text:p>-767</text:p>
          </table:table-cell>
          <table:table-cell office:value-type="float" office:value="-1.76" calcext:value-type="float">
            <text:p>-1.76</text:p>
          </table:table-cell>
          <table:table-cell table:number-columns-repeated="2" office:value-type="float" office:value="-26.35" calcext:value-type="float">
            <text:p>-26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35" calcext:value-type="float">
            <text:p>-26.3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31]/10000000;5)" office:value-type="float" office:value="2.75715" calcext:value-type="float">
            <text:p>2.75715</text:p>
          </table:table-cell>
          <table:table-cell table:formula="of:=[.C131]*100" office:value-type="float" office:value="-176" calcext:value-type="float">
            <text:p>-176</text:p>
          </table:table-cell>
          <table:table-cell table:formula="of:=[.F131]" office:value-type="float" office:value="-767" calcext:value-type="float">
            <text:p>-767</text:p>
          </table:table-cell>
          <table:table-cell table:formula="of:=[.M131]*10" office:value-type="float" office:value="-263.5" calcext:value-type="float">
            <text:p>-263.5</text:p>
          </table:table-cell>
        </table:table-row>
        <table:table-row table:style-name="ro2">
          <table:table-cell office:value-type="float" office:value="27575723" calcext:value-type="float">
            <text:p>27575723</text:p>
          </table:table-cell>
          <table:table-cell table:formula="of:=[.A132]-[.A131]" office:value-type="float" office:value="4243" calcext:value-type="float">
            <text:p>4243</text:p>
          </table:table-cell>
          <table:table-cell office:value-type="float" office:value="-1.74" calcext:value-type="float">
            <text:p>-1.74</text:p>
          </table:table-cell>
          <table:table-cell office:value-type="float" office:value="-0.22" calcext:value-type="float">
            <text:p>-0.22</text:p>
          </table:table-cell>
          <table:table-cell office:value-type="float" office:value="1" calcext:value-type="float">
            <text:p>1</text:p>
          </table:table-cell>
          <table:table-cell office:value-type="float" office:value="-767" calcext:value-type="float">
            <text:p>-767</text:p>
          </table:table-cell>
          <table:table-cell office:value-type="float" office:value="-1.74" calcext:value-type="float">
            <text:p>-1.74</text:p>
          </table:table-cell>
          <table:table-cell table:number-columns-repeated="2" office:value-type="float" office:value="-26.04" calcext:value-type="float">
            <text:p>-26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04" calcext:value-type="float">
            <text:p>-26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32]/10000000;5)" office:value-type="float" office:value="2.75757" calcext:value-type="float">
            <text:p>2.75757</text:p>
          </table:table-cell>
          <table:table-cell table:formula="of:=[.C132]*100" office:value-type="float" office:value="-174" calcext:value-type="float">
            <text:p>-174</text:p>
          </table:table-cell>
          <table:table-cell table:formula="of:=[.F132]" office:value-type="float" office:value="-767" calcext:value-type="float">
            <text:p>-767</text:p>
          </table:table-cell>
          <table:table-cell table:formula="of:=[.M132]*10" office:value-type="float" office:value="-260.4" calcext:value-type="float">
            <text:p>-260.4</text:p>
          </table:table-cell>
        </table:table-row>
        <table:table-row table:style-name="ro2">
          <table:table-cell office:value-type="float" office:value="27579443" calcext:value-type="float">
            <text:p>27579443</text:p>
          </table:table-cell>
          <table:table-cell table:formula="of:=[.A133]-[.A132]" office:value-type="float" office:value="3720" calcext:value-type="float">
            <text:p>3720</text:p>
          </table:table-cell>
          <table:table-cell office:value-type="float" office:value="-1.73" calcext:value-type="float">
            <text:p>-1.73</text:p>
          </table:table-cell>
          <table:table-cell office:value-type="float" office:value="-1.21" calcext:value-type="float">
            <text:p>-1.21</text:p>
          </table:table-cell>
          <table:table-cell office:value-type="float" office:value="1" calcext:value-type="float">
            <text:p>1</text:p>
          </table:table-cell>
          <table:table-cell office:value-type="float" office:value="-767" calcext:value-type="float">
            <text:p>-767</text:p>
          </table:table-cell>
          <table:table-cell office:value-type="float" office:value="-1.73" calcext:value-type="float">
            <text:p>-1.73</text:p>
          </table:table-cell>
          <table:table-cell table:number-columns-repeated="2" office:value-type="float" office:value="-26.01" calcext:value-type="float">
            <text:p>-26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01" calcext:value-type="float">
            <text:p>-26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33]/10000000;5)" office:value-type="float" office:value="2.75794" calcext:value-type="float">
            <text:p>2.75794</text:p>
          </table:table-cell>
          <table:table-cell table:formula="of:=[.C133]*100" office:value-type="float" office:value="-173" calcext:value-type="float">
            <text:p>-173</text:p>
          </table:table-cell>
          <table:table-cell table:formula="of:=[.F133]" office:value-type="float" office:value="-767" calcext:value-type="float">
            <text:p>-767</text:p>
          </table:table-cell>
          <table:table-cell table:formula="of:=[.M133]*10" office:value-type="float" office:value="-260.1" calcext:value-type="float">
            <text:p>-260.1</text:p>
          </table:table-cell>
        </table:table-row>
        <table:table-row table:style-name="ro2">
          <table:table-cell office:value-type="float" office:value="27583646" calcext:value-type="float">
            <text:p>27583646</text:p>
          </table:table-cell>
          <table:table-cell table:formula="of:=[.A134]-[.A133]" office:value-type="float" office:value="4203" calcext:value-type="float">
            <text:p>4203</text:p>
          </table:table-cell>
          <table:table-cell office:value-type="float" office:value="-1.6" calcext:value-type="float">
            <text:p>-1.6</text:p>
          </table:table-cell>
          <table:table-cell office:value-type="float" office:value="15.03" calcext:value-type="float">
            <text:p>15.03</text:p>
          </table:table-cell>
          <table:table-cell office:value-type="float" office:value="1" calcext:value-type="float">
            <text:p>1</text:p>
          </table:table-cell>
          <table:table-cell office:value-type="float" office:value="-770" calcext:value-type="float">
            <text:p>-770</text:p>
          </table:table-cell>
          <table:table-cell office:value-type="float" office:value="-1.6" calcext:value-type="float">
            <text:p>-1.6</text:p>
          </table:table-cell>
          <table:table-cell table:number-columns-repeated="2" office:value-type="float" office:value="-24" calcext:value-type="float">
            <text:p>-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34]/10000000;5)" office:value-type="float" office:value="2.75836" calcext:value-type="float">
            <text:p>2.75836</text:p>
          </table:table-cell>
          <table:table-cell table:formula="of:=[.C134]*100" office:value-type="float" office:value="-160" calcext:value-type="float">
            <text:p>-160</text:p>
          </table:table-cell>
          <table:table-cell table:formula="of:=[.F134]" office:value-type="float" office:value="-770" calcext:value-type="float">
            <text:p>-770</text:p>
          </table:table-cell>
          <table:table-cell table:formula="of:=[.M134]*10" office:value-type="float" office:value="-240" calcext:value-type="float">
            <text:p>-240</text:p>
          </table:table-cell>
        </table:table-row>
        <table:table-row table:style-name="ro2">
          <table:table-cell office:value-type="float" office:value="27587563" calcext:value-type="float">
            <text:p>27587563</text:p>
          </table:table-cell>
          <table:table-cell table:formula="of:=[.A135]-[.A134]" office:value-type="float" office:value="3917" calcext:value-type="float">
            <text:p>3917</text:p>
          </table:table-cell>
          <table:table-cell office:value-type="float" office:value="-1.61" calcext:value-type="float">
            <text:p>-1.6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-769" calcext:value-type="float">
            <text:p>-769</text:p>
          </table:table-cell>
          <table:table-cell office:value-type="float" office:value="-1.61" calcext:value-type="float">
            <text:p>-1.61</text:p>
          </table:table-cell>
          <table:table-cell table:number-columns-repeated="2" office:value-type="float" office:value="-24.08" calcext:value-type="float">
            <text:p>-24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08" calcext:value-type="float">
            <text:p>-24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35]/10000000;5)" office:value-type="float" office:value="2.75876" calcext:value-type="float">
            <text:p>2.75876</text:p>
          </table:table-cell>
          <table:table-cell table:formula="of:=[.C135]*100" office:value-type="float" office:value="-161" calcext:value-type="float">
            <text:p>-161</text:p>
          </table:table-cell>
          <table:table-cell table:formula="of:=[.F135]" office:value-type="float" office:value="-769" calcext:value-type="float">
            <text:p>-769</text:p>
          </table:table-cell>
          <table:table-cell table:formula="of:=[.M135]*10" office:value-type="float" office:value="-240.8" calcext:value-type="float">
            <text:p>-240.8</text:p>
          </table:table-cell>
        </table:table-row>
        <table:table-row table:style-name="ro2">
          <table:table-cell office:value-type="float" office:value="27591751" calcext:value-type="float">
            <text:p>27591751</text:p>
          </table:table-cell>
          <table:table-cell table:formula="of:=[.A136]-[.A135]" office:value-type="float" office:value="4188" calcext:value-type="float">
            <text:p>4188</text:p>
          </table:table-cell>
          <table:table-cell office:value-type="float" office:value="-1.58" calcext:value-type="float">
            <text:p>-1.58</text:p>
          </table:table-cell>
          <table:table-cell office:value-type="float" office:value="-0.52" calcext:value-type="float">
            <text:p>-0.52</text:p>
          </table:table-cell>
          <table:table-cell office:value-type="float" office:value="1" calcext:value-type="float">
            <text:p>1</text:p>
          </table:table-cell>
          <table:table-cell office:value-type="float" office:value="-770" calcext:value-type="float">
            <text:p>-770</text:p>
          </table:table-cell>
          <table:table-cell office:value-type="float" office:value="-1.58" calcext:value-type="float">
            <text:p>-1.58</text:p>
          </table:table-cell>
          <table:table-cell table:number-columns-repeated="2" office:value-type="float" office:value="-23.69" calcext:value-type="float">
            <text:p>-23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69" calcext:value-type="float">
            <text:p>-23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36]/10000000;5)" office:value-type="float" office:value="2.75918" calcext:value-type="float">
            <text:p>2.75918</text:p>
          </table:table-cell>
          <table:table-cell table:formula="of:=[.C136]*100" office:value-type="float" office:value="-158" calcext:value-type="float">
            <text:p>-158</text:p>
          </table:table-cell>
          <table:table-cell table:formula="of:=[.F136]" office:value-type="float" office:value="-770" calcext:value-type="float">
            <text:p>-770</text:p>
          </table:table-cell>
          <table:table-cell table:formula="of:=[.M136]*10"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27595580" calcext:value-type="float">
            <text:p>27595580</text:p>
          </table:table-cell>
          <table:table-cell table:formula="of:=[.A137]-[.A136]" office:value-type="float" office:value="3829" calcext:value-type="float">
            <text:p>3829</text:p>
          </table:table-cell>
          <table:table-cell office:value-type="float" office:value="-1.65" calcext:value-type="float">
            <text:p>-1.65</text:p>
          </table:table-cell>
          <table:table-cell office:value-type="float" office:value="-7.82" calcext:value-type="float">
            <text:p>-7.82</text:p>
          </table:table-cell>
          <table:table-cell office:value-type="float" office:value="1" calcext:value-type="float">
            <text:p>1</text:p>
          </table:table-cell>
          <table:table-cell office:value-type="float" office:value="-769" calcext:value-type="float">
            <text:p>-769</text:p>
          </table:table-cell>
          <table:table-cell office:value-type="float" office:value="-1.65" calcext:value-type="float">
            <text:p>-1.65</text:p>
          </table:table-cell>
          <table:table-cell table:number-columns-repeated="2" office:value-type="float" office:value="-24.75" calcext:value-type="float">
            <text:p>-24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75" calcext:value-type="float">
            <text:p>-24.7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37]/10000000;5)" office:value-type="float" office:value="2.75956" calcext:value-type="float">
            <text:p>2.75956</text:p>
          </table:table-cell>
          <table:table-cell table:formula="of:=[.C137]*100" office:value-type="float" office:value="-165" calcext:value-type="float">
            <text:p>-165</text:p>
          </table:table-cell>
          <table:table-cell table:formula="of:=[.F137]" office:value-type="float" office:value="-769" calcext:value-type="float">
            <text:p>-769</text:p>
          </table:table-cell>
          <table:table-cell table:formula="of:=[.M137]*10" office:value-type="float" office:value="-247.5" calcext:value-type="float">
            <text:p>-247.5</text:p>
          </table:table-cell>
        </table:table-row>
        <table:table-row table:style-name="ro2">
          <table:table-cell office:value-type="float" office:value="27599888" calcext:value-type="float">
            <text:p>27599888</text:p>
          </table:table-cell>
          <table:table-cell table:formula="of:=[.A138]-[.A137]" office:value-type="float" office:value="4308" calcext:value-type="float">
            <text:p>4308</text:p>
          </table:table-cell>
          <table:table-cell office:value-type="float" office:value="-1.6" calcext:value-type="float">
            <text:p>-1.6</text:p>
          </table:table-cell>
          <table:table-cell office:value-type="float" office:value="7.17" calcext:value-type="float">
            <text:p>7.17</text:p>
          </table:table-cell>
          <table:table-cell office:value-type="float" office:value="1" calcext:value-type="float">
            <text:p>1</text:p>
          </table:table-cell>
          <table:table-cell office:value-type="float" office:value="-769" calcext:value-type="float">
            <text:p>-769</text:p>
          </table:table-cell>
          <table:table-cell office:value-type="float" office:value="-1.6" calcext:value-type="float">
            <text:p>-1.6</text:p>
          </table:table-cell>
          <table:table-cell table:number-columns-repeated="2" office:value-type="float" office:value="-24.07" calcext:value-type="float">
            <text:p>-24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07" calcext:value-type="float">
            <text:p>-24.0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38]/10000000;5)" office:value-type="float" office:value="2.75999" calcext:value-type="float">
            <text:p>2.75999</text:p>
          </table:table-cell>
          <table:table-cell table:formula="of:=[.C138]*100" office:value-type="float" office:value="-160" calcext:value-type="float">
            <text:p>-160</text:p>
          </table:table-cell>
          <table:table-cell table:formula="of:=[.F138]" office:value-type="float" office:value="-769" calcext:value-type="float">
            <text:p>-769</text:p>
          </table:table-cell>
          <table:table-cell table:formula="of:=[.M138]*10" office:value-type="float" office:value="-240.7" calcext:value-type="float">
            <text:p>-240.7</text:p>
          </table:table-cell>
        </table:table-row>
        <table:table-row table:style-name="ro2">
          <table:table-cell office:value-type="float" office:value="27603600" calcext:value-type="float">
            <text:p>27603600</text:p>
          </table:table-cell>
          <table:table-cell table:formula="of:=[.A139]-[.A138]" office:value-type="float" office:value="3712" calcext:value-type="float">
            <text:p>3712</text:p>
          </table:table-cell>
          <table:table-cell office:value-type="float" office:value="-1.62" calcext:value-type="float">
            <text:p>-1.62</text:p>
          </table:table-cell>
          <table:table-cell office:value-type="float" office:value="-1.09" calcext:value-type="float">
            <text:p>-1.09</text:p>
          </table:table-cell>
          <table:table-cell office:value-type="float" office:value="1" calcext:value-type="float">
            <text:p>1</text:p>
          </table:table-cell>
          <table:table-cell office:value-type="float" office:value="-769" calcext:value-type="float">
            <text:p>-769</text:p>
          </table:table-cell>
          <table:table-cell office:value-type="float" office:value="-1.62" calcext:value-type="float">
            <text:p>-1.62</text:p>
          </table:table-cell>
          <table:table-cell table:number-columns-repeated="2" office:value-type="float" office:value="-24.31" calcext:value-type="float">
            <text:p>-24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31" calcext:value-type="float">
            <text:p>-24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39]/10000000;5)" office:value-type="float" office:value="2.76036" calcext:value-type="float">
            <text:p>2.76036</text:p>
          </table:table-cell>
          <table:table-cell table:formula="of:=[.C139]*100" office:value-type="float" office:value="-162" calcext:value-type="float">
            <text:p>-162</text:p>
          </table:table-cell>
          <table:table-cell table:formula="of:=[.F139]" office:value-type="float" office:value="-769" calcext:value-type="float">
            <text:p>-769</text:p>
          </table:table-cell>
          <table:table-cell table:formula="of:=[.M139]*10" office:value-type="float" office:value="-243.1" calcext:value-type="float">
            <text:p>-243.1</text:p>
          </table:table-cell>
        </table:table-row>
        <table:table-row table:style-name="ro2">
          <table:table-cell office:value-type="float" office:value="27607891" calcext:value-type="float">
            <text:p>27607891</text:p>
          </table:table-cell>
          <table:table-cell table:formula="of:=[.A140]-[.A139]" office:value-type="float" office:value="4291" calcext:value-type="float">
            <text:p>4291</text:p>
          </table:table-cell>
          <table:table-cell office:value-type="float" office:value="-1.6" calcext:value-type="float">
            <text:p>-1.6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-769" calcext:value-type="float">
            <text:p>-769</text:p>
          </table:table-cell>
          <table:table-cell office:value-type="float" office:value="-1.6" calcext:value-type="float">
            <text:p>-1.6</text:p>
          </table:table-cell>
          <table:table-cell table:number-columns-repeated="2" office:value-type="float" office:value="-24.03" calcext:value-type="float">
            <text:p>-24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03" calcext:value-type="float">
            <text:p>-24.0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40]/10000000;5)" office:value-type="float" office:value="2.76079" calcext:value-type="float">
            <text:p>2.76079</text:p>
          </table:table-cell>
          <table:table-cell table:formula="of:=[.C140]*100" office:value-type="float" office:value="-160" calcext:value-type="float">
            <text:p>-160</text:p>
          </table:table-cell>
          <table:table-cell table:formula="of:=[.F140]" office:value-type="float" office:value="-769" calcext:value-type="float">
            <text:p>-769</text:p>
          </table:table-cell>
          <table:table-cell table:formula="of:=[.M140]*10" office:value-type="float" office:value="-240.3" calcext:value-type="float">
            <text:p>-240.3</text:p>
          </table:table-cell>
        </table:table-row>
        <table:table-row table:style-name="ro2">
          <table:table-cell office:value-type="float" office:value="27611728" calcext:value-type="float">
            <text:p>27611728</text:p>
          </table:table-cell>
          <table:table-cell table:formula="of:=[.A141]-[.A140]" office:value-type="float" office:value="3837" calcext:value-type="float">
            <text:p>3837</text:p>
          </table:table-cell>
          <table:table-cell office:value-type="float" office:value="-1.56" calcext:value-type="float">
            <text:p>-1.56</text:p>
          </table:table-cell>
          <table:table-cell office:value-type="float" office:value="2.95" calcext:value-type="float">
            <text:p>2.95</text:p>
          </table:table-cell>
          <table:table-cell office:value-type="float" office:value="1" calcext:value-type="float">
            <text:p>1</text:p>
          </table:table-cell>
          <table:table-cell office:value-type="float" office:value="-770" calcext:value-type="float">
            <text:p>-770</text:p>
          </table:table-cell>
          <table:table-cell office:value-type="float" office:value="-1.56" calcext:value-type="float">
            <text:p>-1.56</text:p>
          </table:table-cell>
          <table:table-cell table:number-columns-repeated="2" office:value-type="float" office:value="-23.46" calcext:value-type="float">
            <text:p>-23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46" calcext:value-type="float">
            <text:p>-23.4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41]/10000000;5)" office:value-type="float" office:value="2.76117" calcext:value-type="float">
            <text:p>2.76117</text:p>
          </table:table-cell>
          <table:table-cell table:formula="of:=[.C141]*100" office:value-type="float" office:value="-156" calcext:value-type="float">
            <text:p>-156</text:p>
          </table:table-cell>
          <table:table-cell table:formula="of:=[.F141]" office:value-type="float" office:value="-770" calcext:value-type="float">
            <text:p>-770</text:p>
          </table:table-cell>
          <table:table-cell table:formula="of:=[.M141]*10" office:value-type="float" office:value="-234.6" calcext:value-type="float">
            <text:p>-234.6</text:p>
          </table:table-cell>
        </table:table-row>
        <table:table-row table:style-name="ro2">
          <table:table-cell office:value-type="float" office:value="27616011" calcext:value-type="float">
            <text:p>27616011</text:p>
          </table:table-cell>
          <table:table-cell table:formula="of:=[.A142]-[.A141]" office:value-type="float" office:value="4283" calcext:value-type="float">
            <text:p>4283</text:p>
          </table:table-cell>
          <table:table-cell office:value-type="float" office:value="-1.58" calcext:value-type="float">
            <text:p>-1.58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-770" calcext:value-type="float">
            <text:p>-770</text:p>
          </table:table-cell>
          <table:table-cell office:value-type="float" office:value="-1.58" calcext:value-type="float">
            <text:p>-1.58</text:p>
          </table:table-cell>
          <table:table-cell table:number-columns-repeated="2" office:value-type="float" office:value="-23.66" calcext:value-type="float">
            <text:p>-23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66" calcext:value-type="float">
            <text:p>-23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42]/10000000;5)" office:value-type="float" office:value="2.7616" calcext:value-type="float">
            <text:p>2.7616</text:p>
          </table:table-cell>
          <table:table-cell table:formula="of:=[.C142]*100" office:value-type="float" office:value="-158" calcext:value-type="float">
            <text:p>-158</text:p>
          </table:table-cell>
          <table:table-cell table:formula="of:=[.F142]" office:value-type="float" office:value="-770" calcext:value-type="float">
            <text:p>-770</text:p>
          </table:table-cell>
          <table:table-cell table:formula="of:=[.M142]*10" office:value-type="float" office:value="-236.6" calcext:value-type="float">
            <text:p>-236.6</text:p>
          </table:table-cell>
        </table:table-row>
        <table:table-row table:style-name="ro2">
          <table:table-cell office:value-type="float" office:value="27619923" calcext:value-type="float">
            <text:p>27619923</text:p>
          </table:table-cell>
          <table:table-cell table:formula="of:=[.A143]-[.A142]" office:value-type="float" office:value="3912" calcext:value-type="float">
            <text:p>3912</text:p>
          </table:table-cell>
          <table:table-cell office:value-type="float" office:value="-1.52" calcext:value-type="float">
            <text:p>-1.52</text:p>
          </table:table-cell>
          <table:table-cell office:value-type="float" office:value="4.64" calcext:value-type="float">
            <text:p>4.64</text:p>
          </table:table-cell>
          <table:table-cell office:value-type="float" office:value="1" calcext:value-type="float">
            <text:p>1</text:p>
          </table:table-cell>
          <table:table-cell office:value-type="float" office:value="-771" calcext:value-type="float">
            <text:p>-771</text:p>
          </table:table-cell>
          <table:table-cell office:value-type="float" office:value="-1.52" calcext:value-type="float">
            <text:p>-1.52</text:p>
          </table:table-cell>
          <table:table-cell table:number-columns-repeated="2" office:value-type="float" office:value="-22.75" calcext:value-type="float">
            <text:p>-22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75" calcext:value-type="float">
            <text:p>-22.7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43]/10000000;5)" office:value-type="float" office:value="2.76199" calcext:value-type="float">
            <text:p>2.76199</text:p>
          </table:table-cell>
          <table:table-cell table:formula="of:=[.C143]*100" office:value-type="float" office:value="-152" calcext:value-type="float">
            <text:p>-152</text:p>
          </table:table-cell>
          <table:table-cell table:formula="of:=[.F143]" office:value-type="float" office:value="-771" calcext:value-type="float">
            <text:p>-771</text:p>
          </table:table-cell>
          <table:table-cell table:formula="of:=[.M143]*10" office:value-type="float" office:value="-227.5" calcext:value-type="float">
            <text:p>-227.5</text:p>
          </table:table-cell>
        </table:table-row>
        <table:table-row table:style-name="ro2">
          <table:table-cell office:value-type="float" office:value="27624734" calcext:value-type="float">
            <text:p>27624734</text:p>
          </table:table-cell>
          <table:table-cell table:formula="of:=[.A144]-[.A143]" office:value-type="float" office:value="4811" calcext:value-type="float">
            <text:p>4811</text:p>
          </table:table-cell>
          <table:table-cell office:value-type="float" office:value="-1.61" calcext:value-type="float">
            <text:p>-1.61</text:p>
          </table:table-cell>
          <table:table-cell office:value-type="float" office:value="-10.99" calcext:value-type="float">
            <text:p>-10.99</text:p>
          </table:table-cell>
          <table:table-cell office:value-type="float" office:value="1" calcext:value-type="float">
            <text:p>1</text:p>
          </table:table-cell>
          <table:table-cell office:value-type="float" office:value="-769" calcext:value-type="float">
            <text:p>-769</text:p>
          </table:table-cell>
          <table:table-cell office:value-type="float" office:value="-1.61" calcext:value-type="float">
            <text:p>-1.61</text:p>
          </table:table-cell>
          <table:table-cell table:number-columns-repeated="2" office:value-type="float" office:value="-24.16" calcext:value-type="float">
            <text:p>-24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16" calcext:value-type="float">
            <text:p>-24.1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44]/10000000;5)" office:value-type="float" office:value="2.76247" calcext:value-type="float">
            <text:p>2.76247</text:p>
          </table:table-cell>
          <table:table-cell table:formula="of:=[.C144]*100" office:value-type="float" office:value="-161" calcext:value-type="float">
            <text:p>-161</text:p>
          </table:table-cell>
          <table:table-cell table:formula="of:=[.F144]" office:value-type="float" office:value="-769" calcext:value-type="float">
            <text:p>-769</text:p>
          </table:table-cell>
          <table:table-cell table:formula="of:=[.M144]*10" office:value-type="float" office:value="-241.6" calcext:value-type="float">
            <text:p>-241.6</text:p>
          </table:table-cell>
        </table:table-row>
        <table:table-row table:style-name="ro2">
          <table:table-cell office:value-type="float" office:value="27628308" calcext:value-type="float">
            <text:p>27628308</text:p>
          </table:table-cell>
          <table:table-cell table:formula="of:=[.A145]-[.A144]" office:value-type="float" office:value="3574" calcext:value-type="float">
            <text:p>3574</text:p>
          </table:table-cell>
          <table:table-cell office:value-type="float" office:value="-1.52" calcext:value-type="float">
            <text:p>-1.52</text:p>
          </table:table-cell>
          <table:table-cell office:value-type="float" office:value="10.31" calcext:value-type="float">
            <text:p>10.31</text:p>
          </table:table-cell>
          <table:table-cell office:value-type="float" office:value="1" calcext:value-type="float">
            <text:p>1</text:p>
          </table:table-cell>
          <table:table-cell office:value-type="float" office:value="-771" calcext:value-type="float">
            <text:p>-771</text:p>
          </table:table-cell>
          <table:table-cell office:value-type="float" office:value="-1.52" calcext:value-type="float">
            <text:p>-1.52</text:p>
          </table:table-cell>
          <table:table-cell table:number-columns-repeated="2" office:value-type="float" office:value="-22.83" calcext:value-type="float">
            <text:p>-22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83" calcext:value-type="float">
            <text:p>-22.8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45]/10000000;5)" office:value-type="float" office:value="2.76283" calcext:value-type="float">
            <text:p>2.76283</text:p>
          </table:table-cell>
          <table:table-cell table:formula="of:=[.C145]*100" office:value-type="float" office:value="-152" calcext:value-type="float">
            <text:p>-152</text:p>
          </table:table-cell>
          <table:table-cell table:formula="of:=[.F145]" office:value-type="float" office:value="-771" calcext:value-type="float">
            <text:p>-771</text:p>
          </table:table-cell>
          <table:table-cell table:formula="of:=[.M145]*10" office:value-type="float" office:value="-228.3" calcext:value-type="float">
            <text:p>-228.3</text:p>
          </table:table-cell>
        </table:table-row>
        <table:table-row table:style-name="ro2">
          <table:table-cell office:value-type="float" office:value="27633563" calcext:value-type="float">
            <text:p>27633563</text:p>
          </table:table-cell>
          <table:table-cell table:formula="of:=[.A146]-[.A145]" office:value-type="float" office:value="5255" calcext:value-type="float">
            <text:p>5255</text:p>
          </table:table-cell>
          <table:table-cell office:value-type="float" office:value="-1.51" calcext:value-type="float">
            <text:p>-1.51</text:p>
          </table:table-cell>
          <table:table-cell office:value-type="float" office:value="4.06" calcext:value-type="float">
            <text:p>4.06</text:p>
          </table:table-cell>
          <table:table-cell office:value-type="float" office:value="1" calcext:value-type="float">
            <text:p>1</text:p>
          </table:table-cell>
          <table:table-cell office:value-type="float" office:value="-771" calcext:value-type="float">
            <text:p>-771</text:p>
          </table:table-cell>
          <table:table-cell office:value-type="float" office:value="-1.51" calcext:value-type="float">
            <text:p>-1.51</text:p>
          </table:table-cell>
          <table:table-cell table:number-columns-repeated="2" office:value-type="float" office:value="-22.59" calcext:value-type="float">
            <text:p>-22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9" calcext:value-type="float">
            <text:p>-22.5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46]/10000000;5)" office:value-type="float" office:value="2.76336" calcext:value-type="float">
            <text:p>2.76336</text:p>
          </table:table-cell>
          <table:table-cell table:formula="of:=[.C146]*100" office:value-type="float" office:value="-151" calcext:value-type="float">
            <text:p>-151</text:p>
          </table:table-cell>
          <table:table-cell table:formula="of:=[.F146]" office:value-type="float" office:value="-771" calcext:value-type="float">
            <text:p>-771</text:p>
          </table:table-cell>
          <table:table-cell table:formula="of:=[.M146]*10" office:value-type="float" office:value="-225.9" calcext:value-type="float">
            <text:p>-225.9</text:p>
          </table:table-cell>
        </table:table-row>
        <table:table-row table:style-name="ro2">
          <table:table-cell office:value-type="float" office:value="27637288" calcext:value-type="float">
            <text:p>27637288</text:p>
          </table:table-cell>
          <table:table-cell table:formula="of:=[.A147]-[.A146]" office:value-type="float" office:value="3725" calcext:value-type="float">
            <text:p>3725</text:p>
          </table:table-cell>
          <table:table-cell office:value-type="float" office:value="-1.48" calcext:value-type="float">
            <text:p>-1.48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-772" calcext:value-type="float">
            <text:p>-772</text:p>
          </table:table-cell>
          <table:table-cell office:value-type="float" office:value="-1.48" calcext:value-type="float">
            <text:p>-1.48</text:p>
          </table:table-cell>
          <table:table-cell table:number-columns-repeated="2" office:value-type="float" office:value="-22.18" calcext:value-type="float">
            <text:p>-22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18" calcext:value-type="float">
            <text:p>-22.1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47]/10000000;5)" office:value-type="float" office:value="2.76373" calcext:value-type="float">
            <text:p>2.76373</text:p>
          </table:table-cell>
          <table:table-cell table:formula="of:=[.C147]*100" office:value-type="float" office:value="-148" calcext:value-type="float">
            <text:p>-148</text:p>
          </table:table-cell>
          <table:table-cell table:formula="of:=[.F147]" office:value-type="float" office:value="-772" calcext:value-type="float">
            <text:p>-772</text:p>
          </table:table-cell>
          <table:table-cell table:formula="of:=[.M147]*10" office:value-type="float" office:value="-221.8" calcext:value-type="float">
            <text:p>-221.8</text:p>
          </table:table-cell>
        </table:table-row>
        <table:table-row table:style-name="ro2">
          <table:table-cell office:value-type="float" office:value="27641511" calcext:value-type="float">
            <text:p>27641511</text:p>
          </table:table-cell>
          <table:table-cell table:formula="of:=[.A148]-[.A147]" office:value-type="float" office:value="4223" calcext:value-type="float">
            <text:p>4223</text:p>
          </table:table-cell>
          <table:table-cell office:value-type="float" office:value="-1.5" calcext:value-type="float">
            <text:p>-1.5</text:p>
          </table:table-cell>
          <table:table-cell office:value-type="float" office:value="-2.44" calcext:value-type="float">
            <text:p>-2.44</text:p>
          </table:table-cell>
          <table:table-cell office:value-type="float" office:value="1" calcext:value-type="float">
            <text:p>1</text:p>
          </table:table-cell>
          <table:table-cell office:value-type="float" office:value="-771" calcext:value-type="float">
            <text:p>-771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-22.45" calcext:value-type="float">
            <text:p>-22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45" calcext:value-type="float">
            <text:p>-22.4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48]/10000000;5)" office:value-type="float" office:value="2.76415" calcext:value-type="float">
            <text:p>2.76415</text:p>
          </table:table-cell>
          <table:table-cell table:formula="of:=[.C148]*100" office:value-type="float" office:value="-150" calcext:value-type="float">
            <text:p>-150</text:p>
          </table:table-cell>
          <table:table-cell table:formula="of:=[.F148]" office:value-type="float" office:value="-771" calcext:value-type="float">
            <text:p>-771</text:p>
          </table:table-cell>
          <table:table-cell table:formula="of:=[.M148]*10" office:value-type="float" office:value="-224.5" calcext:value-type="float">
            <text:p>-224.5</text:p>
          </table:table-cell>
        </table:table-row>
        <table:table-row table:style-name="ro2">
          <table:table-cell office:value-type="float" office:value="27645268" calcext:value-type="float">
            <text:p>27645268</text:p>
          </table:table-cell>
          <table:table-cell table:formula="of:=[.A149]-[.A148]" office:value-type="float" office:value="3757" calcext:value-type="float">
            <text:p>3757</text:p>
          </table:table-cell>
          <table:table-cell office:value-type="float" office:value="-1.43" calcext:value-type="float">
            <text:p>-1.43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office:value-type="float" office:value="-1.43" calcext:value-type="float">
            <text:p>-1.43</text:p>
          </table:table-cell>
          <table:table-cell table:number-columns-repeated="2" office:value-type="float" office:value="-21.42" calcext:value-type="float">
            <text:p>-21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42" calcext:value-type="float">
            <text:p>-21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49]/10000000;5)" office:value-type="float" office:value="2.76453" calcext:value-type="float">
            <text:p>2.76453</text:p>
          </table:table-cell>
          <table:table-cell table:formula="of:=[.C149]*100" office:value-type="float" office:value="-143" calcext:value-type="float">
            <text:p>-143</text:p>
          </table:table-cell>
          <table:table-cell table:formula="of:=[.F149]" office:value-type="float" office:value="-773" calcext:value-type="float">
            <text:p>-773</text:p>
          </table:table-cell>
          <table:table-cell table:formula="of:=[.M149]*10" office:value-type="float" office:value="-214.2" calcext:value-type="float">
            <text:p>-214.2</text:p>
          </table:table-cell>
        </table:table-row>
        <table:table-row table:style-name="ro2">
          <table:table-cell office:value-type="float" office:value="27649603" calcext:value-type="float">
            <text:p>27649603</text:p>
          </table:table-cell>
          <table:table-cell table:formula="of:=[.A150]-[.A149]" office:value-type="float" office:value="4335" calcext:value-type="float">
            <text:p>4335</text:p>
          </table:table-cell>
          <table:table-cell office:value-type="float" office:value="-1.37" calcext:value-type="float">
            <text:p>-1.37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office:value-type="float" office:value="-774" calcext:value-type="float">
            <text:p>-774</text:p>
          </table:table-cell>
          <table:table-cell office:value-type="float" office:value="-1.37" calcext:value-type="float">
            <text:p>-1.37</text:p>
          </table:table-cell>
          <table:table-cell table:number-columns-repeated="2" office:value-type="float" office:value="-20.61" calcext:value-type="float">
            <text:p>-20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61" calcext:value-type="float">
            <text:p>-20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50]/10000000;5)" office:value-type="float" office:value="2.76496" calcext:value-type="float">
            <text:p>2.76496</text:p>
          </table:table-cell>
          <table:table-cell table:formula="of:=[.C150]*100" office:value-type="float" office:value="-137" calcext:value-type="float">
            <text:p>-137</text:p>
          </table:table-cell>
          <table:table-cell table:formula="of:=[.F150]" office:value-type="float" office:value="-774" calcext:value-type="float">
            <text:p>-774</text:p>
          </table:table-cell>
          <table:table-cell table:formula="of:=[.M150]*10" office:value-type="float" office:value="-206.1" calcext:value-type="float">
            <text:p>-206.1</text:p>
          </table:table-cell>
        </table:table-row>
        <table:table-row table:style-name="ro2">
          <table:table-cell office:value-type="float" office:value="27653300" calcext:value-type="float">
            <text:p>27653300</text:p>
          </table:table-cell>
          <table:table-cell table:formula="of:=[.A151]-[.A150]" office:value-type="float" office:value="3697" calcext:value-type="float">
            <text:p>3697</text:p>
          </table:table-cell>
          <table:table-cell office:value-type="float" office:value="-1.31" calcext:value-type="float">
            <text:p>-1.31</text:p>
          </table:table-cell>
          <table:table-cell office:value-type="float" office:value="3.06" calcext:value-type="float">
            <text:p>3.06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office:value-type="float" office:value="-1.31" calcext:value-type="float">
            <text:p>-1.31</text:p>
          </table:table-cell>
          <table:table-cell table:number-columns-repeated="2" office:value-type="float" office:value="-19.7" calcext:value-type="float">
            <text:p>-1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7" calcext:value-type="float">
            <text:p>-19.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51]/10000000;5)" office:value-type="float" office:value="2.76533" calcext:value-type="float">
            <text:p>2.76533</text:p>
          </table:table-cell>
          <table:table-cell table:formula="of:=[.C151]*100" office:value-type="float" office:value="-131" calcext:value-type="float">
            <text:p>-131</text:p>
          </table:table-cell>
          <table:table-cell table:formula="of:=[.F151]" office:value-type="float" office:value="-775" calcext:value-type="float">
            <text:p>-775</text:p>
          </table:table-cell>
          <table:table-cell table:formula="of:=[.M151]*10" office:value-type="float" office:value="-197" calcext:value-type="float">
            <text:p>-197</text:p>
          </table:table-cell>
        </table:table-row>
        <table:table-row table:style-name="ro2">
          <table:table-cell office:value-type="float" office:value="27657685" calcext:value-type="float">
            <text:p>27657685</text:p>
          </table:table-cell>
          <table:table-cell table:formula="of:=[.A152]-[.A151]" office:value-type="float" office:value="4385" calcext:value-type="float">
            <text:p>4385</text:p>
          </table:table-cell>
          <table:table-cell office:value-type="float" office:value="-1.3" calcext:value-type="float">
            <text:p>-1.3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-19.57" calcext:value-type="float">
            <text:p>-19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57" calcext:value-type="float">
            <text:p>-19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52]/10000000;5)" office:value-type="float" office:value="2.76577" calcext:value-type="float">
            <text:p>2.76577</text:p>
          </table:table-cell>
          <table:table-cell table:formula="of:=[.C152]*100" office:value-type="float" office:value="-130" calcext:value-type="float">
            <text:p>-130</text:p>
          </table:table-cell>
          <table:table-cell table:formula="of:=[.F152]" office:value-type="float" office:value="-775" calcext:value-type="float">
            <text:p>-775</text:p>
          </table:table-cell>
          <table:table-cell table:formula="of:=[.M152]*10" office:value-type="float" office:value="-195.7" calcext:value-type="float">
            <text:p>-195.7</text:p>
          </table:table-cell>
        </table:table-row>
        <table:table-row table:style-name="ro2">
          <table:table-cell office:value-type="float" office:value="27661320" calcext:value-type="float">
            <text:p>27661320</text:p>
          </table:table-cell>
          <table:table-cell table:formula="of:=[.A153]-[.A152]" office:value-type="float" office:value="3635" calcext:value-type="float">
            <text:p>3635</text:p>
          </table:table-cell>
          <table:table-cell office:value-type="float" office:value="-1.25" calcext:value-type="float">
            <text:p>-1.25</text:p>
          </table:table-cell>
          <table:table-cell office:value-type="float" office:value="8.94" calcext:value-type="float">
            <text:p>8.94</text:p>
          </table:table-cell>
          <table:table-cell office:value-type="float" office:value="1" calcext:value-type="float">
            <text:p>1</text:p>
          </table:table-cell>
          <table:table-cell office:value-type="float" office:value="-776" calcext:value-type="float">
            <text:p>-776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-18.69" calcext:value-type="float">
            <text:p>-18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69" calcext:value-type="float">
            <text:p>-18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53]/10000000;5)" office:value-type="float" office:value="2.76613" calcext:value-type="float">
            <text:p>2.76613</text:p>
          </table:table-cell>
          <table:table-cell table:formula="of:=[.C153]*100" office:value-type="float" office:value="-125" calcext:value-type="float">
            <text:p>-125</text:p>
          </table:table-cell>
          <table:table-cell table:formula="of:=[.F153]" office:value-type="float" office:value="-776" calcext:value-type="float">
            <text:p>-776</text:p>
          </table:table-cell>
          <table:table-cell table:formula="of:=[.M153]*10" office:value-type="float" office:value="-186.9" calcext:value-type="float">
            <text:p>-186.9</text:p>
          </table:table-cell>
        </table:table-row>
        <table:table-row table:style-name="ro2">
          <table:table-cell office:value-type="float" office:value="27665763" calcext:value-type="float">
            <text:p>27665763</text:p>
          </table:table-cell>
          <table:table-cell table:formula="of:=[.A154]-[.A153]" office:value-type="float" office:value="4443" calcext:value-type="float">
            <text:p>4443</text:p>
          </table:table-cell>
          <table:table-cell office:value-type="float" office:value="-1.22" calcext:value-type="float">
            <text:p>-1.22</text:p>
          </table:table-cell>
          <table:table-cell office:value-type="float" office:value="1.87" calcext:value-type="float">
            <text:p>1.87</text:p>
          </table:table-cell>
          <table:table-cell office:value-type="float" office:value="1" calcext:value-type="float">
            <text:p>1</text:p>
          </table:table-cell>
          <table:table-cell office:value-type="float" office:value="-777" calcext:value-type="float">
            <text:p>-777</text:p>
          </table:table-cell>
          <table:table-cell office:value-type="float" office:value="-1.22" calcext:value-type="float">
            <text:p>-1.22</text:p>
          </table:table-cell>
          <table:table-cell table:number-columns-repeated="2" office:value-type="float" office:value="-18.23" calcext:value-type="float">
            <text:p>-18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23" calcext:value-type="float">
            <text:p>-18.2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54]/10000000;5)" office:value-type="float" office:value="2.76658" calcext:value-type="float">
            <text:p>2.76658</text:p>
          </table:table-cell>
          <table:table-cell table:formula="of:=[.C154]*100" office:value-type="float" office:value="-122" calcext:value-type="float">
            <text:p>-122</text:p>
          </table:table-cell>
          <table:table-cell table:formula="of:=[.F154]" office:value-type="float" office:value="-777" calcext:value-type="float">
            <text:p>-777</text:p>
          </table:table-cell>
          <table:table-cell table:formula="of:=[.M154]*10" office:value-type="float" office:value="-182.3" calcext:value-type="float">
            <text:p>-182.3</text:p>
          </table:table-cell>
        </table:table-row>
        <table:table-row table:style-name="ro2">
          <table:table-cell office:value-type="float" office:value="27669368" calcext:value-type="float">
            <text:p>27669368</text:p>
          </table:table-cell>
          <table:table-cell table:formula="of:=[.A155]-[.A154]" office:value-type="float" office:value="3605" calcext:value-type="float">
            <text:p>3605</text:p>
          </table:table-cell>
          <table:table-cell office:value-type="float" office:value="-1.19" calcext:value-type="float">
            <text:p>-1.19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-777" calcext:value-type="float">
            <text:p>-777</text:p>
          </table:table-cell>
          <table:table-cell office:value-type="float" office:value="-1.19" calcext:value-type="float">
            <text:p>-1.19</text:p>
          </table:table-cell>
          <table:table-cell table:number-columns-repeated="2" office:value-type="float" office:value="-17.78" calcext:value-type="float">
            <text:p>-17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78" calcext:value-type="float">
            <text:p>-17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55]/10000000;5)" office:value-type="float" office:value="2.76694" calcext:value-type="float">
            <text:p>2.76694</text:p>
          </table:table-cell>
          <table:table-cell table:formula="of:=[.C155]*100" office:value-type="float" office:value="-119" calcext:value-type="float">
            <text:p>-119</text:p>
          </table:table-cell>
          <table:table-cell table:formula="of:=[.F155]" office:value-type="float" office:value="-777" calcext:value-type="float">
            <text:p>-777</text:p>
          </table:table-cell>
          <table:table-cell table:formula="of:=[.M155]*10" office:value-type="float" office:value="-177.8" calcext:value-type="float">
            <text:p>-177.8</text:p>
          </table:table-cell>
        </table:table-row>
        <table:table-row table:style-name="ro2">
          <table:table-cell office:value-type="float" office:value="27673705" calcext:value-type="float">
            <text:p>27673705</text:p>
          </table:table-cell>
          <table:table-cell table:formula="of:=[.A156]-[.A155]" office:value-type="float" office:value="4337" calcext:value-type="float">
            <text:p>4337</text:p>
          </table:table-cell>
          <table:table-cell office:value-type="float" office:value="-1.2" calcext:value-type="float">
            <text:p>-1.2</text:p>
          </table:table-cell>
          <table:table-cell office:value-type="float" office:value="-0.16" calcext:value-type="float">
            <text:p>-0.16</text:p>
          </table:table-cell>
          <table:table-cell office:value-type="float" office:value="1" calcext:value-type="float">
            <text:p>1</text:p>
          </table:table-cell>
          <table:table-cell office:value-type="float" office:value="-777" calcext:value-type="float">
            <text:p>-777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-17.95" calcext:value-type="float">
            <text:p>-17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95" calcext:value-type="float">
            <text:p>-17.9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56]/10000000;5)" office:value-type="float" office:value="2.76737" calcext:value-type="float">
            <text:p>2.76737</text:p>
          </table:table-cell>
          <table:table-cell table:formula="of:=[.C156]*100" office:value-type="float" office:value="-120" calcext:value-type="float">
            <text:p>-120</text:p>
          </table:table-cell>
          <table:table-cell table:formula="of:=[.F156]" office:value-type="float" office:value="-777" calcext:value-type="float">
            <text:p>-777</text:p>
          </table:table-cell>
          <table:table-cell table:formula="of:=[.M156]*10" office:value-type="float" office:value="-179.5" calcext:value-type="float">
            <text:p>-179.5</text:p>
          </table:table-cell>
        </table:table-row>
        <table:table-row table:style-name="ro2">
          <table:table-cell office:value-type="float" office:value="27677403" calcext:value-type="float">
            <text:p>27677403</text:p>
          </table:table-cell>
          <table:table-cell table:formula="of:=[.A157]-[.A156]" office:value-type="float" office:value="3698" calcext:value-type="float">
            <text:p>3698</text:p>
          </table:table-cell>
          <table:table-cell office:value-type="float" office:value="-1.17" calcext:value-type="float">
            <text:p>-1.17</text:p>
          </table:table-cell>
          <table:table-cell office:value-type="float" office:value="5.79" calcext:value-type="float">
            <text:p>5.79</text:p>
          </table:table-cell>
          <table:table-cell office:value-type="float" office:value="1" calcext:value-type="float">
            <text:p>1</text:p>
          </table:table-cell>
          <table:table-cell office:value-type="float" office:value="-778" calcext:value-type="float">
            <text:p>-778</text:p>
          </table:table-cell>
          <table:table-cell office:value-type="float" office:value="-1.17" calcext:value-type="float">
            <text:p>-1.17</text:p>
          </table:table-cell>
          <table:table-cell table:number-columns-repeated="2" office:value-type="float" office:value="-17.54" calcext:value-type="float">
            <text:p>-17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54" calcext:value-type="float">
            <text:p>-17.5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57]/10000000;5)" office:value-type="float" office:value="2.76774" calcext:value-type="float">
            <text:p>2.76774</text:p>
          </table:table-cell>
          <table:table-cell table:formula="of:=[.C157]*100" office:value-type="float" office:value="-117" calcext:value-type="float">
            <text:p>-117</text:p>
          </table:table-cell>
          <table:table-cell table:formula="of:=[.F157]" office:value-type="float" office:value="-778" calcext:value-type="float">
            <text:p>-778</text:p>
          </table:table-cell>
          <table:table-cell table:formula="of:=[.M157]*10" office:value-type="float" office:value="-175.4" calcext:value-type="float">
            <text:p>-175.4</text:p>
          </table:table-cell>
        </table:table-row>
        <table:table-row table:style-name="ro2">
          <table:table-cell office:value-type="float" office:value="27681631" calcext:value-type="float">
            <text:p>27681631</text:p>
          </table:table-cell>
          <table:table-cell table:formula="of:=[.A158]-[.A157]" office:value-type="float" office:value="4228" calcext:value-type="float">
            <text:p>4228</text:p>
          </table:table-cell>
          <table:table-cell office:value-type="float" office:value="-1.04" calcext:value-type="float">
            <text:p>-1.04</text:p>
          </table:table-cell>
          <table:table-cell office:value-type="float" office:value="11.89" calcext:value-type="float">
            <text:p>11.89</text:p>
          </table:table-cell>
          <table:table-cell office:value-type="float" office:value="1" calcext:value-type="float">
            <text:p>1</text:p>
          </table:table-cell>
          <table:table-cell office:value-type="float" office:value="-780" calcext:value-type="float">
            <text:p>-780</text:p>
          </table:table-cell>
          <table:table-cell office:value-type="float" office:value="-1.04" calcext:value-type="float">
            <text:p>-1.04</text:p>
          </table:table-cell>
          <table:table-cell table:number-columns-repeated="2" office:value-type="float" office:value="-15.57" calcext:value-type="float">
            <text:p>-15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7" calcext:value-type="float">
            <text:p>-15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58]/10000000;5)" office:value-type="float" office:value="2.76816" calcext:value-type="float">
            <text:p>2.76816</text:p>
          </table:table-cell>
          <table:table-cell table:formula="of:=[.C158]*100" office:value-type="float" office:value="-104" calcext:value-type="float">
            <text:p>-104</text:p>
          </table:table-cell>
          <table:table-cell table:formula="of:=[.F158]" office:value-type="float" office:value="-780" calcext:value-type="float">
            <text:p>-780</text:p>
          </table:table-cell>
          <table:table-cell table:formula="of:=[.M158]*10" office:value-type="float" office:value="-155.7" calcext:value-type="float">
            <text:p>-155.7</text:p>
          </table:table-cell>
        </table:table-row>
        <table:table-row table:style-name="ro2">
          <table:table-cell office:value-type="float" office:value="27685431" calcext:value-type="float">
            <text:p>27685431</text:p>
          </table:table-cell>
          <table:table-cell table:formula="of:=[.A159]-[.A158]" office:value-type="float" office:value="3800" calcext:value-type="float">
            <text:p>3800</text:p>
          </table:table-cell>
          <table:table-cell office:value-type="float" office:value="-0.95" calcext:value-type="float">
            <text:p>-0.95</text:p>
          </table:table-cell>
          <table:table-cell office:value-type="float" office:value="7.88" calcext:value-type="float">
            <text:p>7.88</text:p>
          </table:table-cell>
          <table:table-cell office:value-type="float" office:value="1" calcext:value-type="float">
            <text:p>1</text:p>
          </table:table-cell>
          <table:table-cell office:value-type="float" office:value="-782" calcext:value-type="float">
            <text:p>-782</text:p>
          </table:table-cell>
          <table:table-cell office:value-type="float" office:value="-0.95" calcext:value-type="float">
            <text:p>-0.95</text:p>
          </table:table-cell>
          <table:table-cell table:number-columns-repeated="2" office:value-type="float" office:value="-14.19" calcext:value-type="float">
            <text:p>-14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19" calcext:value-type="float">
            <text:p>-14.1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59]/10000000;5)" office:value-type="float" office:value="2.76854" calcext:value-type="float">
            <text:p>2.76854</text:p>
          </table:table-cell>
          <table:table-cell table:formula="of:=[.C159]*100" office:value-type="float" office:value="-95" calcext:value-type="float">
            <text:p>-95</text:p>
          </table:table-cell>
          <table:table-cell table:formula="of:=[.F159]" office:value-type="float" office:value="-782" calcext:value-type="float">
            <text:p>-782</text:p>
          </table:table-cell>
          <table:table-cell table:formula="of:=[.M159]*10" office:value-type="float" office:value="-141.9" calcext:value-type="float">
            <text:p>-141.9</text:p>
          </table:table-cell>
        </table:table-row>
        <table:table-row table:style-name="ro2">
          <table:table-cell office:value-type="float" office:value="27689625" calcext:value-type="float">
            <text:p>27689625</text:p>
          </table:table-cell>
          <table:table-cell table:formula="of:=[.A160]-[.A159]" office:value-type="float" office:value="4194" calcext:value-type="float">
            <text:p>4194</text:p>
          </table:table-cell>
          <table:table-cell office:value-type="float" office:value="-0.87" calcext:value-type="float">
            <text:p>-0.87</text:p>
          </table:table-cell>
          <table:table-cell office:value-type="float" office:value="9.47" calcext:value-type="float">
            <text:p>9.47</text:p>
          </table:table-cell>
          <table:table-cell office:value-type="float" office:value="1" calcext:value-type="float">
            <text:p>1</text:p>
          </table:table-cell>
          <table:table-cell office:value-type="float" office:value="-783" calcext:value-type="float">
            <text:p>-783</text:p>
          </table:table-cell>
          <table:table-cell office:value-type="float" office:value="-0.87" calcext:value-type="float">
            <text:p>-0.87</text:p>
          </table:table-cell>
          <table:table-cell table:number-columns-repeated="2" office:value-type="float" office:value="-13.07" calcext:value-type="float">
            <text:p>-13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7" calcext:value-type="float">
            <text:p>-13.0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60]/10000000;5)" office:value-type="float" office:value="2.76896" calcext:value-type="float">
            <text:p>2.76896</text:p>
          </table:table-cell>
          <table:table-cell table:formula="of:=[.C160]*100" office:value-type="float" office:value="-87" calcext:value-type="float">
            <text:p>-87</text:p>
          </table:table-cell>
          <table:table-cell table:formula="of:=[.F160]" office:value-type="float" office:value="-783" calcext:value-type="float">
            <text:p>-783</text:p>
          </table:table-cell>
          <table:table-cell table:formula="of:=[.M160]*10" office:value-type="float" office:value="-130.7" calcext:value-type="float">
            <text:p>-130.7</text:p>
          </table:table-cell>
        </table:table-row>
        <table:table-row table:style-name="ro2">
          <table:table-cell office:value-type="float" office:value="27693540" calcext:value-type="float">
            <text:p>27693540</text:p>
          </table:table-cell>
          <table:table-cell table:formula="of:=[.A161]-[.A160]" office:value-type="float" office:value="3915" calcext:value-type="float">
            <text:p>3915</text:p>
          </table:table-cell>
          <table:table-cell office:value-type="float" office:value="-0.77" calcext:value-type="float">
            <text:p>-0.77</text:p>
          </table:table-cell>
          <table:table-cell office:value-type="float" office:value="12.93" calcext:value-type="float">
            <text:p>12.93</text:p>
          </table:table-cell>
          <table:table-cell office:value-type="float" office:value="1" calcext:value-type="float">
            <text:p>1</text:p>
          </table:table-cell>
          <table:table-cell office:value-type="float" office:value="-785" calcext:value-type="float">
            <text:p>-785</text:p>
          </table:table-cell>
          <table:table-cell office:value-type="float" office:value="-0.77" calcext:value-type="float">
            <text:p>-0.77</text:p>
          </table:table-cell>
          <table:table-cell table:number-columns-repeated="2" office:value-type="float" office:value="-11.59" calcext:value-type="float">
            <text:p>-11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9" calcext:value-type="float">
            <text:p>-11.5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61]/10000000;5)" office:value-type="float" office:value="2.76935" calcext:value-type="float">
            <text:p>2.76935</text:p>
          </table:table-cell>
          <table:table-cell table:formula="of:=[.C161]*100" office:value-type="float" office:value="-77" calcext:value-type="float">
            <text:p>-77</text:p>
          </table:table-cell>
          <table:table-cell table:formula="of:=[.F161]" office:value-type="float" office:value="-785" calcext:value-type="float">
            <text:p>-785</text:p>
          </table:table-cell>
          <table:table-cell table:formula="of:=[.M161]*10" office:value-type="float" office:value="-115.9" calcext:value-type="float">
            <text:p>-115.9</text:p>
          </table:table-cell>
        </table:table-row>
        <table:table-row table:style-name="ro2">
          <table:table-cell office:value-type="float" office:value="27697723" calcext:value-type="float">
            <text:p>27697723</text:p>
          </table:table-cell>
          <table:table-cell table:formula="of:=[.A162]-[.A161]" office:value-type="float" office:value="4183" calcext:value-type="float">
            <text:p>4183</text:p>
          </table:table-cell>
          <table:table-cell office:value-type="float" office:value="-0.65" calcext:value-type="float">
            <text:p>-0.65</text:p>
          </table:table-cell>
          <table:table-cell office:value-type="float" office:value="10.81" calcext:value-type="float">
            <text:p>10.81</text:p>
          </table:table-cell>
          <table:table-cell office:value-type="float" office:value="1" calcext:value-type="float">
            <text:p>1</text:p>
          </table:table-cell>
          <table:table-cell office:value-type="float" office:value="-787" calcext:value-type="float">
            <text:p>-787</text:p>
          </table:table-cell>
          <table:table-cell office:value-type="float" office:value="-0.65" calcext:value-type="float">
            <text:p>-0.65</text:p>
          </table:table-cell>
          <table:table-cell table:number-columns-repeated="2" office:value-type="float" office:value="-9.69" calcext:value-type="float">
            <text:p>-9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69" calcext:value-type="float">
            <text:p>-9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62]/10000000;5)" office:value-type="float" office:value="2.76977" calcext:value-type="float">
            <text:p>2.76977</text:p>
          </table:table-cell>
          <table:table-cell table:formula="of:=[.C162]*100" office:value-type="float" office:value="-65" calcext:value-type="float">
            <text:p>-65</text:p>
          </table:table-cell>
          <table:table-cell table:formula="of:=[.F162]" office:value-type="float" office:value="-787" calcext:value-type="float">
            <text:p>-787</text:p>
          </table:table-cell>
          <table:table-cell table:formula="of:=[.M162]*10" office:value-type="float" office:value="-96.9" calcext:value-type="float">
            <text:p>-96.9</text:p>
          </table:table-cell>
        </table:table-row>
        <table:table-row table:style-name="ro2">
          <table:table-cell office:value-type="float" office:value="27701600" calcext:value-type="float">
            <text:p>27701600</text:p>
          </table:table-cell>
          <table:table-cell table:formula="of:=[.A163]-[.A162]" office:value-type="float" office:value="3877" calcext:value-type="float">
            <text:p>3877</text:p>
          </table:table-cell>
          <table:table-cell office:value-type="float" office:value="-0.66" calcext:value-type="float">
            <text:p>-0.66</text:p>
          </table:table-cell>
          <table:table-cell office:value-type="float" office:value="-2.26" calcext:value-type="float">
            <text:p>-2.26</text:p>
          </table:table-cell>
          <table:table-cell office:value-type="float" office:value="1" calcext:value-type="float">
            <text:p>1</text:p>
          </table:table-cell>
          <table:table-cell office:value-type="float" office:value="-787" calcext:value-type="float">
            <text:p>-787</text:p>
          </table:table-cell>
          <table:table-cell office:value-type="float" office:value="-0.66" calcext:value-type="float">
            <text:p>-0.66</text:p>
          </table:table-cell>
          <table:table-cell table:number-columns-repeated="2" office:value-type="float" office:value="-9.84" calcext:value-type="float">
            <text:p>-9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84" calcext:value-type="float">
            <text:p>-9.8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63]/10000000;5)" office:value-type="float" office:value="2.77016" calcext:value-type="float">
            <text:p>2.77016</text:p>
          </table:table-cell>
          <table:table-cell table:formula="of:=[.C163]*100" office:value-type="float" office:value="-66" calcext:value-type="float">
            <text:p>-66</text:p>
          </table:table-cell>
          <table:table-cell table:formula="of:=[.F163]" office:value-type="float" office:value="-787" calcext:value-type="float">
            <text:p>-787</text:p>
          </table:table-cell>
          <table:table-cell table:formula="of:=[.M163]*10" office:value-type="float" office:value="-98.4" calcext:value-type="float">
            <text:p>-98.4</text:p>
          </table:table-cell>
        </table:table-row>
        <table:table-row table:style-name="ro2">
          <table:table-cell office:value-type="float" office:value="27705905" calcext:value-type="float">
            <text:p>27705905</text:p>
          </table:table-cell>
          <table:table-cell table:formula="of:=[.A164]-[.A163]" office:value-type="float" office:value="4305" calcext:value-type="float">
            <text:p>4305</text:p>
          </table:table-cell>
          <table:table-cell office:value-type="float" office:value="-0.35" calcext:value-type="float">
            <text:p>-0.35</text:p>
          </table:table-cell>
          <table:table-cell office:value-type="float" office:value="33.18" calcext:value-type="float">
            <text:p>33.18</text:p>
          </table:table-cell>
          <table:table-cell office:value-type="float" office:value="1" calcext:value-type="float">
            <text:p>1</text:p>
          </table:table-cell>
          <table:table-cell office:value-type="float" office:value="-793" calcext:value-type="float">
            <text:p>-793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-5.31" calcext:value-type="float">
            <text:p>-5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31" calcext:value-type="float">
            <text:p>-5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64]/10000000;5)" office:value-type="float" office:value="2.77059" calcext:value-type="float">
            <text:p>2.77059</text:p>
          </table:table-cell>
          <table:table-cell table:formula="of:=[.C164]*100" office:value-type="float" office:value="-35" calcext:value-type="float">
            <text:p>-35</text:p>
          </table:table-cell>
          <table:table-cell table:formula="of:=[.F164]" office:value-type="float" office:value="-793" calcext:value-type="float">
            <text:p>-793</text:p>
          </table:table-cell>
          <table:table-cell table:formula="of:=[.M164]*10" office:value-type="float" office:value="-53.1" calcext:value-type="float">
            <text:p>-53.1</text:p>
          </table:table-cell>
        </table:table-row>
        <table:table-row table:style-name="ro2">
          <table:table-cell office:value-type="float" office:value="27709745" calcext:value-type="float">
            <text:p>27709745</text:p>
          </table:table-cell>
          <table:table-cell table:formula="of:=[.A165]-[.A164]" office:value-type="float" office:value="3840" calcext:value-type="float">
            <text:p>3840</text:p>
          </table:table-cell>
          <table:table-cell office:value-type="float" office:value="-0.29" calcext:value-type="float">
            <text:p>-0.29</text:p>
          </table:table-cell>
          <table:table-cell office:value-type="float" office:value="9.84" calcext:value-type="float">
            <text:p>9.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-4.33" calcext:value-type="float">
            <text:p>-4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33" calcext:value-type="float">
            <text:p>-4.3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65]/10000000;5)" office:value-type="float" office:value="2.77097" calcext:value-type="float">
            <text:p>2.77097</text:p>
          </table:table-cell>
          <table:table-cell table:formula="of:=[.C165]*100" office:value-type="float" office:value="-29" calcext:value-type="float">
            <text:p>-29</text:p>
          </table:table-cell>
          <table:table-cell table:formula="of:=[.F165]" office:value-type="float" office:value="0" calcext:value-type="float">
            <text:p>0</text:p>
          </table:table-cell>
          <table:table-cell table:formula="of:=[.M165]*10" office:value-type="float" office:value="-43.3" calcext:value-type="float">
            <text:p>-43.3</text:p>
          </table:table-cell>
        </table:table-row>
        <table:table-row table:style-name="ro2">
          <table:table-cell office:value-type="float" office:value="27714243" calcext:value-type="float">
            <text:p>27714243</text:p>
          </table:table-cell>
          <table:table-cell table:formula="of:=[.A166]-[.A165]" office:value-type="float" office:value="4498" calcext:value-type="float">
            <text:p>4498</text:p>
          </table:table-cell>
          <table:table-cell office:value-type="float" office:value="-0.15" calcext:value-type="float">
            <text:p>-0.15</text:p>
          </table:table-cell>
          <table:table-cell office:value-type="float" office:value="12.17" calcext:value-type="float">
            <text:p>12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-2.31" calcext:value-type="float">
            <text:p>-2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31" calcext:value-type="float">
            <text:p>-2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66]/10000000;5)" office:value-type="float" office:value="2.77142" calcext:value-type="float">
            <text:p>2.77142</text:p>
          </table:table-cell>
          <table:table-cell table:formula="of:=[.C166]*100" office:value-type="float" office:value="-15" calcext:value-type="float">
            <text:p>-15</text:p>
          </table:table-cell>
          <table:table-cell table:formula="of:=[.F166]" office:value-type="float" office:value="0" calcext:value-type="float">
            <text:p>0</text:p>
          </table:table-cell>
          <table:table-cell table:formula="of:=[.M166]*10" office:value-type="float" office:value="-23.1" calcext:value-type="float">
            <text:p>-23.1</text:p>
          </table:table-cell>
        </table:table-row>
        <table:table-row table:style-name="ro2">
          <table:table-cell office:value-type="float" office:value="27717880" calcext:value-type="float">
            <text:p>27717880</text:p>
          </table:table-cell>
          <table:table-cell table:formula="of:=[.A167]-[.A166]" office:value-type="float" office:value="3637" calcext:value-type="float">
            <text:p>3637</text:p>
          </table:table-cell>
          <table:table-cell office:value-type="float" office:value="-0.22" calcext:value-type="float">
            <text:p>-0.22</text:p>
          </table:table-cell>
          <table:table-cell office:value-type="float" office:value="-7.99" calcext:value-type="float">
            <text:p>-7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3.37" calcext:value-type="float">
            <text:p>-3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37" calcext:value-type="float">
            <text:p>-3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67]/10000000;5)" office:value-type="float" office:value="2.77179" calcext:value-type="float">
            <text:p>2.77179</text:p>
          </table:table-cell>
          <table:table-cell table:formula="of:=[.C167]*100" office:value-type="float" office:value="-22" calcext:value-type="float">
            <text:p>-22</text:p>
          </table:table-cell>
          <table:table-cell table:formula="of:=[.F167]" office:value-type="float" office:value="0" calcext:value-type="float">
            <text:p>0</text:p>
          </table:table-cell>
          <table:table-cell table:formula="of:=[.M167]*10" office:value-type="float" office:value="-33.7" calcext:value-type="float">
            <text:p>-33.7</text:p>
          </table:table-cell>
        </table:table-row>
        <table:table-row table:style-name="ro2">
          <table:table-cell office:value-type="float" office:value="27722428" calcext:value-type="float">
            <text:p>27722428</text:p>
          </table:table-cell>
          <table:table-cell table:formula="of:=[.A168]-[.A167]" office:value-type="float" office:value="4548" calcext:value-type="float">
            <text:p>4548</text:p>
          </table:table-cell>
          <table:table-cell office:value-type="float" office:value="-0.2" calcext:value-type="float">
            <text:p>-0.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3.05" calcext:value-type="float">
            <text:p>-3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05" calcext:value-type="float">
            <text:p>-3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68]/10000000;5)" office:value-type="float" office:value="2.77224" calcext:value-type="float">
            <text:p>2.77224</text:p>
          </table:table-cell>
          <table:table-cell table:formula="of:=[.C168]*100" office:value-type="float" office:value="-20" calcext:value-type="float">
            <text:p>-20</text:p>
          </table:table-cell>
          <table:table-cell table:formula="of:=[.F168]" office:value-type="float" office:value="0" calcext:value-type="float">
            <text:p>0</text:p>
          </table:table-cell>
          <table:table-cell table:formula="of:=[.M168]*10" office:value-type="float" office:value="-30.5" calcext:value-type="float">
            <text:p>-30.5</text:p>
          </table:table-cell>
        </table:table-row>
        <table:table-row table:style-name="ro2">
          <table:table-cell office:value-type="float" office:value="27726055" calcext:value-type="float">
            <text:p>27726055</text:p>
          </table:table-cell>
          <table:table-cell table:formula="of:=[.A169]-[.A168]" office:value-type="float" office:value="3627" calcext:value-type="float">
            <text:p>3627</text:p>
          </table:table-cell>
          <table:table-cell office:value-type="float" office:value="-0.33" calcext:value-type="float">
            <text:p>-0.33</text:p>
          </table:table-cell>
          <table:table-cell office:value-type="float" office:value="-11.31" calcext:value-type="float">
            <text:p>-11.31</text:p>
          </table:table-cell>
          <table:table-cell office:value-type="float" office:value="1" calcext:value-type="float">
            <text:p>1</text:p>
          </table:table-cell>
          <table:table-cell office:value-type="float" office:value="-793" calcext:value-type="float">
            <text:p>-793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69]/10000000;5)" office:value-type="float" office:value="2.77261" calcext:value-type="float">
            <text:p>2.77261</text:p>
          </table:table-cell>
          <table:table-cell table:formula="of:=[.C169]*100" office:value-type="float" office:value="-33" calcext:value-type="float">
            <text:p>-33</text:p>
          </table:table-cell>
          <table:table-cell table:formula="of:=[.F169]" office:value-type="float" office:value="-793" calcext:value-type="float">
            <text:p>-793</text:p>
          </table:table-cell>
          <table:table-cell table:formula="of:=[.M169]*10" office:value-type="float" office:value="-50" calcext:value-type="float">
            <text:p>-50</text:p>
          </table:table-cell>
        </table:table-row>
        <table:table-row table:style-name="ro2">
          <table:table-cell office:value-type="float" office:value="27730191" calcext:value-type="float">
            <text:p>27730191</text:p>
          </table:table-cell>
          <table:table-cell table:formula="of:=[.A170]-[.A169]" office:value-type="float" office:value="4136" calcext:value-type="float">
            <text:p>4136</text:p>
          </table:table-cell>
          <table:table-cell office:value-type="float" office:value="-0.42" calcext:value-type="float">
            <text:p>-0.42</text:p>
          </table:table-cell>
          <table:table-cell office:value-type="float" office:value="-8.44" calcext:value-type="float">
            <text:p>-8.44</text:p>
          </table:table-cell>
          <table:table-cell office:value-type="float" office:value="1" calcext:value-type="float">
            <text:p>1</text:p>
          </table:table-cell>
          <table:table-cell office:value-type="float" office:value="-792" calcext:value-type="float">
            <text:p>-792</text:p>
          </table:table-cell>
          <table:table-cell office:value-type="float" office:value="-0.42" calcext:value-type="float">
            <text:p>-0.42</text:p>
          </table:table-cell>
          <table:table-cell table:number-columns-repeated="2" office:value-type="float" office:value="-6.29" calcext:value-type="float">
            <text:p>-6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29" calcext:value-type="float">
            <text:p>-6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70]/10000000;5)" office:value-type="float" office:value="2.77302" calcext:value-type="float">
            <text:p>2.77302</text:p>
          </table:table-cell>
          <table:table-cell table:formula="of:=[.C170]*100" office:value-type="float" office:value="-42" calcext:value-type="float">
            <text:p>-42</text:p>
          </table:table-cell>
          <table:table-cell table:formula="of:=[.F170]" office:value-type="float" office:value="-792" calcext:value-type="float">
            <text:p>-792</text:p>
          </table:table-cell>
          <table:table-cell table:formula="of:=[.M170]*10" office:value-type="float" office:value="-62.9" calcext:value-type="float">
            <text:p>-62.9</text:p>
          </table:table-cell>
        </table:table-row>
        <table:table-row table:style-name="ro2">
          <table:table-cell office:value-type="float" office:value="27734431" calcext:value-type="float">
            <text:p>27734431</text:p>
          </table:table-cell>
          <table:table-cell table:formula="of:=[.A171]-[.A170]" office:value-type="float" office:value="4240" calcext:value-type="float">
            <text:p>4240</text:p>
          </table:table-cell>
          <table:table-cell office:value-type="float" office:value="-0.34" calcext:value-type="float">
            <text:p>-0.34</text:p>
          </table:table-cell>
          <table:table-cell office:value-type="float" office:value="8.92" calcext:value-type="float">
            <text:p>8.92</text:p>
          </table:table-cell>
          <table:table-cell office:value-type="float" office:value="1" calcext:value-type="float">
            <text:p>1</text:p>
          </table:table-cell>
          <table:table-cell office:value-type="float" office:value="-793" calcext:value-type="float">
            <text:p>-793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-5.16" calcext:value-type="float">
            <text:p>-5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16" calcext:value-type="float">
            <text:p>-5.1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71]/10000000;5)" office:value-type="float" office:value="2.77344" calcext:value-type="float">
            <text:p>2.77344</text:p>
          </table:table-cell>
          <table:table-cell table:formula="of:=[.C171]*100" office:value-type="float" office:value="-34" calcext:value-type="float">
            <text:p>-34</text:p>
          </table:table-cell>
          <table:table-cell table:formula="of:=[.F171]" office:value-type="float" office:value="-793" calcext:value-type="float">
            <text:p>-793</text:p>
          </table:table-cell>
          <table:table-cell table:formula="of:=[.M171]*10" office:value-type="float" office:value="-51.6" calcext:value-type="float">
            <text:p>-51.6</text:p>
          </table:table-cell>
        </table:table-row>
        <table:table-row table:style-name="ro2">
          <table:table-cell office:value-type="float" office:value="27738643" calcext:value-type="float">
            <text:p>27738643</text:p>
          </table:table-cell>
          <table:table-cell table:formula="of:=[.A172]-[.A171]" office:value-type="float" office:value="4212" calcext:value-type="float">
            <text:p>4212</text:p>
          </table:table-cell>
          <table:table-cell office:value-type="float" office:value="-0.1" calcext:value-type="float">
            <text:p>-0.1</text:p>
          </table:table-cell>
          <table:table-cell office:value-type="float" office:value="26.69" calcext:value-type="float">
            <text:p>26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1.47" calcext:value-type="float">
            <text:p>-1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7" calcext:value-type="float">
            <text:p>-1.4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72]/10000000;5)" office:value-type="float" office:value="2.77386" calcext:value-type="float">
            <text:p>2.77386</text:p>
          </table:table-cell>
          <table:table-cell table:formula="of:=[.C172]*100" office:value-type="float" office:value="-10" calcext:value-type="float">
            <text:p>-10</text:p>
          </table:table-cell>
          <table:table-cell table:formula="of:=[.F172]" office:value-type="float" office:value="0" calcext:value-type="float">
            <text:p>0</text:p>
          </table:table-cell>
          <table:table-cell table:formula="of:=[.M172]*10" office:value-type="float" office:value="-14.7" calcext:value-type="float">
            <text:p>-14.7</text:p>
          </table:table-cell>
        </table:table-row>
        <table:table-row table:style-name="ro2">
          <table:table-cell office:value-type="float" office:value="27742488" calcext:value-type="float">
            <text:p>27742488</text:p>
          </table:table-cell>
          <table:table-cell table:formula="of:=[.A173]-[.A172]" office:value-type="float" office:value="3845" calcext:value-type="float">
            <text:p>3845</text:p>
          </table:table-cell>
          <table:table-cell office:value-type="float" office:value="0.25" calcext:value-type="float">
            <text:p>0.25</text:p>
          </table:table-cell>
          <table:table-cell office:value-type="float" office:value="34.81" calcext:value-type="float">
            <text:p>34.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.79" calcext:value-type="float">
            <text:p>3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9" calcext:value-type="float">
            <text:p>3.7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73]/10000000;5)" office:value-type="float" office:value="2.77425" calcext:value-type="float">
            <text:p>2.77425</text:p>
          </table:table-cell>
          <table:table-cell table:formula="of:=[.C173]*100" office:value-type="float" office:value="25" calcext:value-type="float">
            <text:p>25</text:p>
          </table:table-cell>
          <table:table-cell table:formula="of:=[.F173]" office:value-type="float" office:value="0" calcext:value-type="float">
            <text:p>0</text:p>
          </table:table-cell>
          <table:table-cell table:formula="of:=[.M173]*10" office:value-type="float" office:value="37.9" calcext:value-type="float">
            <text:p>37.9</text:p>
          </table:table-cell>
        </table:table-row>
        <table:table-row table:style-name="ro2">
          <table:table-cell office:value-type="float" office:value="27746871" calcext:value-type="float">
            <text:p>27746871</text:p>
          </table:table-cell>
          <table:table-cell table:formula="of:=[.A174]-[.A173]" office:value-type="float" office:value="4383" calcext:value-type="float">
            <text:p>4383</text:p>
          </table:table-cell>
          <table:table-cell office:value-type="float" office:value="0.54" calcext:value-type="float">
            <text:p>0.54</text:p>
          </table:table-cell>
          <table:table-cell office:value-type="float" office:value="29.51" calcext:value-type="float">
            <text:p>29.51</text:p>
          </table:table-cell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8.1" calcext:value-type="float">
            <text:p>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74]/10000000;5)" office:value-type="float" office:value="2.77469" calcext:value-type="float">
            <text:p>2.77469</text:p>
          </table:table-cell>
          <table:table-cell table:formula="of:=[.C174]*100" office:value-type="float" office:value="54" calcext:value-type="float">
            <text:p>54</text:p>
          </table:table-cell>
          <table:table-cell table:formula="of:=[.F174]" office:value-type="float" office:value="789" calcext:value-type="float">
            <text:p>789</text:p>
          </table:table-cell>
          <table:table-cell table:formula="of:=[.M174]*10" office:value-type="float" office:value="81" calcext:value-type="float">
            <text:p>81</text:p>
          </table:table-cell>
        </table:table-row>
        <table:table-row table:style-name="ro2">
          <table:table-cell office:value-type="float" office:value="27750608" calcext:value-type="float">
            <text:p>27750608</text:p>
          </table:table-cell>
          <table:table-cell table:formula="of:=[.A175]-[.A174]" office:value-type="float" office:value="3737" calcext:value-type="float">
            <text:p>3737</text:p>
          </table:table-cell>
          <table:table-cell office:value-type="float" office:value="0.77" calcext:value-type="float">
            <text:p>0.77</text:p>
          </table:table-cell>
          <table:table-cell office:value-type="float" office:value="26.94" calcext:value-type="float">
            <text:p>26.94</text:p>
          </table:table-cell>
          <table:table-cell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1.58" calcext:value-type="float">
            <text:p>11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8" calcext:value-type="float">
            <text:p>11.5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75]/10000000;5)" office:value-type="float" office:value="2.77506" calcext:value-type="float">
            <text:p>2.77506</text:p>
          </table:table-cell>
          <table:table-cell table:formula="of:=[.C175]*100" office:value-type="float" office:value="77" calcext:value-type="float">
            <text:p>77</text:p>
          </table:table-cell>
          <table:table-cell table:formula="of:=[.F175]" office:value-type="float" office:value="785" calcext:value-type="float">
            <text:p>785</text:p>
          </table:table-cell>
          <table:table-cell table:formula="of:=[.M175]*10" office:value-type="float" office:value="115.8" calcext:value-type="float">
            <text:p>115.8</text:p>
          </table:table-cell>
        </table:table-row>
        <table:table-row table:style-name="ro2">
          <table:table-cell office:value-type="float" office:value="27754623" calcext:value-type="float">
            <text:p>27754623</text:p>
          </table:table-cell>
          <table:table-cell table:formula="of:=[.A176]-[.A175]" office:value-type="float" office:value="4015" calcext:value-type="float">
            <text:p>4015</text:p>
          </table:table-cell>
          <table:table-cell office:value-type="float" office:value="0.86" calcext:value-type="float">
            <text:p>0.86</text:p>
          </table:table-cell>
          <table:table-cell office:value-type="float" office:value="12.53" calcext:value-type="float">
            <text:p>12.53</text:p>
          </table:table-cell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2.86" calcext:value-type="float">
            <text:p>12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6" calcext:value-type="float">
            <text:p>12.8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76]/10000000;5)" office:value-type="float" office:value="2.77546" calcext:value-type="float">
            <text:p>2.77546</text:p>
          </table:table-cell>
          <table:table-cell table:formula="of:=[.C176]*100" office:value-type="float" office:value="86" calcext:value-type="float">
            <text:p>86</text:p>
          </table:table-cell>
          <table:table-cell table:formula="of:=[.F176]" office:value-type="float" office:value="783" calcext:value-type="float">
            <text:p>783</text:p>
          </table:table-cell>
          <table:table-cell table:formula="of:=[.M176]*10" office:value-type="float" office:value="128.6" calcext:value-type="float">
            <text:p>128.6</text:p>
          </table:table-cell>
        </table:table-row>
        <table:table-row table:style-name="ro2">
          <table:table-cell office:value-type="float" office:value="27758608" calcext:value-type="float">
            <text:p>27758608</text:p>
          </table:table-cell>
          <table:table-cell table:formula="of:=[.A177]-[.A176]" office:value-type="float" office:value="3985" calcext:value-type="float">
            <text:p>3985</text:p>
          </table:table-cell>
          <table:table-cell office:value-type="float" office:value="0.7" calcext:value-type="float">
            <text:p>0.7</text:p>
          </table:table-cell>
          <table:table-cell office:value-type="float" office:value="-14.51" calcext:value-type="float">
            <text:p>-14.51</text:p>
          </table:table-cell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0.47" calcext:value-type="float">
            <text:p>10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77]/10000000;5)" office:value-type="float" office:value="2.77586" calcext:value-type="float">
            <text:p>2.77586</text:p>
          </table:table-cell>
          <table:table-cell table:formula="of:=[.C177]*100" office:value-type="float" office:value="70" calcext:value-type="float">
            <text:p>70</text:p>
          </table:table-cell>
          <table:table-cell table:formula="of:=[.F177]" office:value-type="float" office:value="786" calcext:value-type="float">
            <text:p>786</text:p>
          </table:table-cell>
          <table:table-cell table:formula="of:=[.M177]*10" office:value-type="float" office:value="104.7" calcext:value-type="float">
            <text:p>104.7</text:p>
          </table:table-cell>
        </table:table-row>
        <table:table-row table:style-name="ro2">
          <table:table-cell office:value-type="float" office:value="27762620" calcext:value-type="float">
            <text:p>27762620</text:p>
          </table:table-cell>
          <table:table-cell table:formula="of:=[.A178]-[.A177]" office:value-type="float" office:value="4012" calcext:value-type="float">
            <text:p>4012</text:p>
          </table:table-cell>
          <table:table-cell office:value-type="float" office:value="0.57" calcext:value-type="float">
            <text:p>0.57</text:p>
          </table:table-cell>
          <table:table-cell office:value-type="float" office:value="-12.13" calcext:value-type="float">
            <text:p>-12.13</text:p>
          </table:table-cell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8.57" calcext:value-type="float">
            <text:p>8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7" calcext:value-type="float">
            <text:p>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78]/10000000;5)" office:value-type="float" office:value="2.77626" calcext:value-type="float">
            <text:p>2.77626</text:p>
          </table:table-cell>
          <table:table-cell table:formula="of:=[.C178]*100" office:value-type="float" office:value="57" calcext:value-type="float">
            <text:p>57</text:p>
          </table:table-cell>
          <table:table-cell table:formula="of:=[.F178]" office:value-type="float" office:value="789" calcext:value-type="float">
            <text:p>789</text:p>
          </table:table-cell>
          <table:table-cell table:formula="of:=[.M178]*10" office:value-type="float" office:value="85.7" calcext:value-type="float">
            <text:p>85.7</text:p>
          </table:table-cell>
        </table:table-row>
        <table:table-row table:style-name="ro2">
          <table:table-cell office:value-type="float" office:value="27766651" calcext:value-type="float">
            <text:p>27766651</text:p>
          </table:table-cell>
          <table:table-cell table:formula="of:=[.A179]-[.A178]" office:value-type="float" office:value="4031" calcext:value-type="float">
            <text:p>4031</text:p>
          </table:table-cell>
          <table:table-cell office:value-type="float" office:value="0.44" calcext:value-type="float">
            <text:p>0.44</text:p>
          </table:table-cell>
          <table:table-cell office:value-type="float" office:value="-11.31" calcext:value-type="float">
            <text:p>-11.31</text:p>
          </table:table-cell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6.6" calcext:value-type="float">
            <text:p>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79]/10000000;5)" office:value-type="float" office:value="2.77667" calcext:value-type="float">
            <text:p>2.77667</text:p>
          </table:table-cell>
          <table:table-cell table:formula="of:=[.C179]*100" office:value-type="float" office:value="44" calcext:value-type="float">
            <text:p>44</text:p>
          </table:table-cell>
          <table:table-cell table:formula="of:=[.F179]" office:value-type="float" office:value="791" calcext:value-type="float">
            <text:p>791</text:p>
          </table:table-cell>
          <table:table-cell table:formula="of:=[.M179]*10"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7771534" calcext:value-type="float">
            <text:p>27771534</text:p>
          </table:table-cell>
          <table:table-cell table:formula="of:=[.A180]-[.A179]" office:value-type="float" office:value="4883" calcext:value-type="float">
            <text:p>4883</text:p>
          </table:table-cell>
          <table:table-cell office:value-type="float" office:value="0.35" calcext:value-type="float">
            <text:p>0.35</text:p>
          </table:table-cell>
          <table:table-cell office:value-type="float" office:value="-6.62" calcext:value-type="float">
            <text:p>-6.62</text:p>
          </table:table-cell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5.26" calcext:value-type="float">
            <text:p>5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6" calcext:value-type="float">
            <text:p>5.2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80]/10000000;5)" office:value-type="float" office:value="2.77715" calcext:value-type="float">
            <text:p>2.77715</text:p>
          </table:table-cell>
          <table:table-cell table:formula="of:=[.C180]*100" office:value-type="float" office:value="35" calcext:value-type="float">
            <text:p>35</text:p>
          </table:table-cell>
          <table:table-cell table:formula="of:=[.F180]" office:value-type="float" office:value="793" calcext:value-type="float">
            <text:p>793</text:p>
          </table:table-cell>
          <table:table-cell table:formula="of:=[.M180]*10" office:value-type="float" office:value="52.6" calcext:value-type="float">
            <text:p>52.6</text:p>
          </table:table-cell>
        </table:table-row>
        <table:table-row table:style-name="ro2">
          <table:table-cell office:value-type="float" office:value="27775263" calcext:value-type="float">
            <text:p>27775263</text:p>
          </table:table-cell>
          <table:table-cell table:formula="of:=[.A181]-[.A180]" office:value-type="float" office:value="3729" calcext:value-type="float">
            <text:p>3729</text:p>
          </table:table-cell>
          <table:table-cell office:value-type="float" office:value="0.31" calcext:value-type="float">
            <text:p>0.31</text:p>
          </table:table-cell>
          <table:table-cell office:value-type="float" office:value="-3.81" calcext:value-type="float">
            <text:p>-3.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4.67" calcext:value-type="float">
            <text:p>4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81]/10000000;5)" office:value-type="float" office:value="2.77753" calcext:value-type="float">
            <text:p>2.77753</text:p>
          </table:table-cell>
          <table:table-cell table:formula="of:=[.C181]*100" office:value-type="float" office:value="31" calcext:value-type="float">
            <text:p>31</text:p>
          </table:table-cell>
          <table:table-cell table:formula="of:=[.F181]" office:value-type="float" office:value="0" calcext:value-type="float">
            <text:p>0</text:p>
          </table:table-cell>
          <table:table-cell table:formula="of:=[.M181]*10" office:value-type="float" office:value="46.7" calcext:value-type="float">
            <text:p>46.7</text:p>
          </table:table-cell>
        </table:table-row>
        <table:table-row table:style-name="ro2">
          <table:table-cell office:value-type="float" office:value="27779551" calcext:value-type="float">
            <text:p>27779551</text:p>
          </table:table-cell>
          <table:table-cell table:formula="of:=[.A182]-[.A181]" office:value-type="float" office:value="4288" calcext:value-type="float">
            <text:p>4288</text:p>
          </table:table-cell>
          <table:table-cell office:value-type="float" office:value="0.27" calcext:value-type="float">
            <text:p>0.27</text:p>
          </table:table-cell>
          <table:table-cell office:value-type="float" office:value="-5.51" calcext:value-type="float">
            <text:p>-5.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82]/10000000;5)" office:value-type="float" office:value="2.77796" calcext:value-type="float">
            <text:p>2.77796</text:p>
          </table:table-cell>
          <table:table-cell table:formula="of:=[.C182]*100" office:value-type="float" office:value="27" calcext:value-type="float">
            <text:p>27</text:p>
          </table:table-cell>
          <table:table-cell table:formula="of:=[.F182]" office:value-type="float" office:value="0" calcext:value-type="float">
            <text:p>0</text:p>
          </table:table-cell>
          <table:table-cell table:formula="of:=[.M182]*10"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7783315" calcext:value-type="float">
            <text:p>27783315</text:p>
          </table:table-cell>
          <table:table-cell table:formula="of:=[.A183]-[.A182]" office:value-type="float" office:value="3764" calcext:value-type="float">
            <text:p>3764</text:p>
          </table:table-cell>
          <table:table-cell office:value-type="float" office:value="0.37" calcext:value-type="float">
            <text:p>0.37</text:p>
          </table:table-cell>
          <table:table-cell office:value-type="float" office:value="8.66" calcext:value-type="float">
            <text:p>8.66</text:p>
          </table:table-cell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5.51" calcext:value-type="float">
            <text:p>5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1" calcext:value-type="float">
            <text:p>5.5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83]/10000000;5)" office:value-type="float" office:value="2.77833" calcext:value-type="float">
            <text:p>2.77833</text:p>
          </table:table-cell>
          <table:table-cell table:formula="of:=[.C183]*100" office:value-type="float" office:value="37" calcext:value-type="float">
            <text:p>37</text:p>
          </table:table-cell>
          <table:table-cell table:formula="of:=[.F183]" office:value-type="float" office:value="793" calcext:value-type="float">
            <text:p>793</text:p>
          </table:table-cell>
          <table:table-cell table:formula="of:=[.M183]*10" office:value-type="float" office:value="55.1" calcext:value-type="float">
            <text:p>55.1</text:p>
          </table:table-cell>
        </table:table-row>
        <table:table-row table:style-name="ro2">
          <table:table-cell office:value-type="float" office:value="27787640" calcext:value-type="float">
            <text:p>27787640</text:p>
          </table:table-cell>
          <table:table-cell table:formula="of:=[.A184]-[.A183]" office:value-type="float" office:value="4325" calcext:value-type="float">
            <text:p>4325</text:p>
          </table:table-cell>
          <table:table-cell office:value-type="float" office:value="0.61" calcext:value-type="float">
            <text:p>0.61</text:p>
          </table:table-cell>
          <table:table-cell office:value-type="float" office:value="25.03" calcext:value-type="float">
            <text:p>25.03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9.12" calcext:value-type="float">
            <text:p>9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2" calcext:value-type="float">
            <text:p>9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84]/10000000;5)" office:value-type="float" office:value="2.77876" calcext:value-type="float">
            <text:p>2.77876</text:p>
          </table:table-cell>
          <table:table-cell table:formula="of:=[.C184]*100" office:value-type="float" office:value="61" calcext:value-type="float">
            <text:p>61</text:p>
          </table:table-cell>
          <table:table-cell table:formula="of:=[.F184]" office:value-type="float" office:value="788" calcext:value-type="float">
            <text:p>788</text:p>
          </table:table-cell>
          <table:table-cell table:formula="of:=[.M184]*10" office:value-type="float" office:value="91.2" calcext:value-type="float">
            <text:p>91.2</text:p>
          </table:table-cell>
        </table:table-row>
        <table:table-row table:style-name="ro2">
          <table:table-cell office:value-type="float" office:value="27791368" calcext:value-type="float">
            <text:p>27791368</text:p>
          </table:table-cell>
          <table:table-cell table:formula="of:=[.A185]-[.A184]" office:value-type="float" office:value="3728" calcext:value-type="float">
            <text:p>3728</text:p>
          </table:table-cell>
          <table:table-cell office:value-type="float" office:value="0.85" calcext:value-type="float">
            <text:p>0.85</text:p>
          </table:table-cell>
          <table:table-cell office:value-type="float" office:value="25.67" calcext:value-type="float">
            <text:p>25.67</text:p>
          </table:table-cell>
          <table:table-cell office:value-type="float" office:value="1" calcext:value-type="float">
            <text:p>1</text:p>
          </table:table-cell>
          <table:table-cell office:value-type="float" office:value="784" calcext:value-type="float">
            <text:p>784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2.76" calcext:value-type="float">
            <text:p>12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85]/10000000;5)" office:value-type="float" office:value="2.77914" calcext:value-type="float">
            <text:p>2.77914</text:p>
          </table:table-cell>
          <table:table-cell table:formula="of:=[.C185]*100" office:value-type="float" office:value="85" calcext:value-type="float">
            <text:p>85</text:p>
          </table:table-cell>
          <table:table-cell table:formula="of:=[.F185]" office:value-type="float" office:value="784" calcext:value-type="float">
            <text:p>784</text:p>
          </table:table-cell>
          <table:table-cell table:formula="of:=[.M185]*10" office:value-type="float" office:value="127.6" calcext:value-type="float">
            <text:p>127.6</text:p>
          </table:table-cell>
        </table:table-row>
        <table:table-row table:style-name="ro2">
          <table:table-cell office:value-type="float" office:value="27795714" calcext:value-type="float">
            <text:p>27795714</text:p>
          </table:table-cell>
          <table:table-cell table:formula="of:=[.A186]-[.A185]" office:value-type="float" office:value="4346" calcext:value-type="float">
            <text:p>4346</text:p>
          </table:table-cell>
          <table:table-cell office:value-type="float" office:value="1.09" calcext:value-type="float">
            <text:p>1.09</text:p>
          </table:table-cell>
          <table:table-cell office:value-type="float" office:value="25.38" calcext:value-type="float">
            <text:p>25.38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16.33" calcext:value-type="float">
            <text:p>16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33" calcext:value-type="float">
            <text:p>16.3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86]/10000000;5)" office:value-type="float" office:value="2.77957" calcext:value-type="float">
            <text:p>2.77957</text:p>
          </table:table-cell>
          <table:table-cell table:formula="of:=[.C186]*100" office:value-type="float" office:value="109" calcext:value-type="float">
            <text:p>109</text:p>
          </table:table-cell>
          <table:table-cell table:formula="of:=[.F186]" office:value-type="float" office:value="779" calcext:value-type="float">
            <text:p>779</text:p>
          </table:table-cell>
          <table:table-cell table:formula="of:=[.M186]*10" office:value-type="float" office:value="163.3" calcext:value-type="float">
            <text:p>163.3</text:p>
          </table:table-cell>
        </table:table-row>
        <table:table-row table:style-name="ro2">
          <table:table-cell office:value-type="float" office:value="27799480" calcext:value-type="float">
            <text:p>27799480</text:p>
          </table:table-cell>
          <table:table-cell table:formula="of:=[.A187]-[.A186]" office:value-type="float" office:value="3766" calcext:value-type="float">
            <text:p>3766</text:p>
          </table:table-cell>
          <table:table-cell office:value-type="float" office:value="1.39" calcext:value-type="float">
            <text:p>1.39</text:p>
          </table:table-cell>
          <table:table-cell office:value-type="float" office:value="33.1" calcext:value-type="float">
            <text:p>33.1</text:p>
          </table:table-cell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20.89" calcext:value-type="float">
            <text:p>2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9" calcext:value-type="float">
            <text:p>20.8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87]/10000000;5)" office:value-type="float" office:value="2.77995" calcext:value-type="float">
            <text:p>2.77995</text:p>
          </table:table-cell>
          <table:table-cell table:formula="of:=[.C187]*100" office:value-type="float" office:value="139" calcext:value-type="float">
            <text:p>139</text:p>
          </table:table-cell>
          <table:table-cell table:formula="of:=[.F187]" office:value-type="float" office:value="773" calcext:value-type="float">
            <text:p>773</text:p>
          </table:table-cell>
          <table:table-cell table:formula="of:=[.M187]*10" office:value-type="float" office:value="208.9" calcext:value-type="float">
            <text:p>208.9</text:p>
          </table:table-cell>
        </table:table-row>
        <table:table-row table:style-name="ro2">
          <table:table-cell office:value-type="float" office:value="27803508" calcext:value-type="float">
            <text:p>27803508</text:p>
          </table:table-cell>
          <table:table-cell table:formula="of:=[.A188]-[.A187]" office:value-type="float" office:value="4028" calcext:value-type="float">
            <text:p>4028</text:p>
          </table:table-cell>
          <table:table-cell office:value-type="float" office:value="1.8" calcext:value-type="float">
            <text:p>1.8</text:p>
          </table:table-cell>
          <table:table-cell office:value-type="float" office:value="42.27" calcext:value-type="float">
            <text:p>42.27</text:p>
          </table:table-cell>
          <table:table-cell office:value-type="float" office:value="1" calcext:value-type="float">
            <text:p>1</text:p>
          </table:table-cell>
          <table:table-cell office:value-type="float" office:value="766" calcext:value-type="float">
            <text:p>766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26.94" calcext:value-type="float">
            <text:p>26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94" calcext:value-type="float">
            <text:p>26.9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88]/10000000;5)" office:value-type="float" office:value="2.78035" calcext:value-type="float">
            <text:p>2.78035</text:p>
          </table:table-cell>
          <table:table-cell table:formula="of:=[.C188]*100" office:value-type="float" office:value="180" calcext:value-type="float">
            <text:p>180</text:p>
          </table:table-cell>
          <table:table-cell table:formula="of:=[.F188]" office:value-type="float" office:value="766" calcext:value-type="float">
            <text:p>766</text:p>
          </table:table-cell>
          <table:table-cell table:formula="of:=[.M188]*10" office:value-type="float" office:value="269.4" calcext:value-type="float">
            <text:p>269.4</text:p>
          </table:table-cell>
        </table:table-row>
        <table:table-row table:style-name="ro2">
          <table:table-cell office:value-type="float" office:value="27807943" calcext:value-type="float">
            <text:p>27807943</text:p>
          </table:table-cell>
          <table:table-cell table:formula="of:=[.A189]-[.A188]" office:value-type="float" office:value="4435" calcext:value-type="float">
            <text:p>4435</text:p>
          </table:table-cell>
          <table:table-cell office:value-type="float" office:value="2.11" calcext:value-type="float">
            <text:p>2.11</text:p>
          </table:table-cell>
          <table:table-cell office:value-type="float" office:value="32.69" calcext:value-type="float">
            <text:p>32.69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31.64" calcext:value-type="float">
            <text:p>31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64" calcext:value-type="float">
            <text:p>31.6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89]/10000000;5)" office:value-type="float" office:value="2.78079" calcext:value-type="float">
            <text:p>2.78079</text:p>
          </table:table-cell>
          <table:table-cell table:formula="of:=[.C189]*100" office:value-type="float" office:value="211" calcext:value-type="float">
            <text:p>211</text:p>
          </table:table-cell>
          <table:table-cell table:formula="of:=[.F189]" office:value-type="float" office:value="760" calcext:value-type="float">
            <text:p>760</text:p>
          </table:table-cell>
          <table:table-cell table:formula="of:=[.M189]*10" office:value-type="float" office:value="316.4" calcext:value-type="float">
            <text:p>316.4</text:p>
          </table:table-cell>
        </table:table-row>
        <table:table-row table:style-name="ro2">
          <table:table-cell office:value-type="float" office:value="27812268" calcext:value-type="float">
            <text:p>27812268</text:p>
          </table:table-cell>
          <table:table-cell table:formula="of:=[.A190]-[.A189]" office:value-type="float" office:value="4325" calcext:value-type="float">
            <text:p>4325</text:p>
          </table:table-cell>
          <table:table-cell office:value-type="float" office:value="2.19" calcext:value-type="float">
            <text:p>2.19</text:p>
          </table:table-cell>
          <table:table-cell office:value-type="float" office:value="9.75" calcext:value-type="float">
            <text:p>9.75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32.92" calcext:value-type="float">
            <text:p>32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92" calcext:value-type="float">
            <text:p>32.9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90]/10000000;5)" office:value-type="float" office:value="2.78123" calcext:value-type="float">
            <text:p>2.78123</text:p>
          </table:table-cell>
          <table:table-cell table:formula="of:=[.C190]*100" office:value-type="float" office:value="219" calcext:value-type="float">
            <text:p>219</text:p>
          </table:table-cell>
          <table:table-cell table:formula="of:=[.F190]" office:value-type="float" office:value="758" calcext:value-type="float">
            <text:p>758</text:p>
          </table:table-cell>
          <table:table-cell table:formula="of:=[.M190]*10" office:value-type="float" office:value="329.2" calcext:value-type="float">
            <text:p>329.2</text:p>
          </table:table-cell>
        </table:table-row>
        <table:table-row table:style-name="ro2">
          <table:table-cell office:value-type="float" office:value="27816123" calcext:value-type="float">
            <text:p>27816123</text:p>
          </table:table-cell>
          <table:table-cell table:formula="of:=[.A191]-[.A190]" office:value-type="float" office:value="3855" calcext:value-type="float">
            <text:p>3855</text:p>
          </table:table-cell>
          <table:table-cell office:value-type="float" office:value="2.45" calcext:value-type="float">
            <text:p>2.45</text:p>
          </table:table-cell>
          <table:table-cell office:value-type="float" office:value="27.27" calcext:value-type="float">
            <text:p>27.27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36.76" calcext:value-type="float">
            <text:p>36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76" calcext:value-type="float">
            <text:p>36.7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91]/10000000;5)" office:value-type="float" office:value="2.78161" calcext:value-type="float">
            <text:p>2.78161</text:p>
          </table:table-cell>
          <table:table-cell table:formula="of:=[.C191]*100" office:value-type="float" office:value="245" calcext:value-type="float">
            <text:p>245</text:p>
          </table:table-cell>
          <table:table-cell table:formula="of:=[.F191]" office:value-type="float" office:value="754" calcext:value-type="float">
            <text:p>754</text:p>
          </table:table-cell>
          <table:table-cell table:formula="of:=[.M191]*10" office:value-type="float" office:value="367.6" calcext:value-type="float">
            <text:p>367.6</text:p>
          </table:table-cell>
        </table:table-row>
        <table:table-row table:style-name="ro2">
          <table:table-cell office:value-type="float" office:value="27820420" calcext:value-type="float">
            <text:p>27820420</text:p>
          </table:table-cell>
          <table:table-cell table:formula="of:=[.A192]-[.A191]" office:value-type="float" office:value="4297" calcext:value-type="float">
            <text:p>4297</text:p>
          </table:table-cell>
          <table:table-cell office:value-type="float" office:value="2.72" calcext:value-type="float">
            <text:p>2.72</text:p>
          </table:table-cell>
          <table:table-cell office:value-type="float" office:value="27.84" calcext:value-type="float">
            <text:p>27.84</text:p>
          </table:table-cell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2.72" calcext:value-type="float">
            <text:p>2.72</text:p>
          </table:table-cell>
          <table:table-cell table:number-columns-repeated="2" office:value-type="float" office:value="40.73" calcext:value-type="float">
            <text:p>40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73" calcext:value-type="float">
            <text:p>40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92]/10000000;5)" office:value-type="float" office:value="2.78204" calcext:value-type="float">
            <text:p>2.78204</text:p>
          </table:table-cell>
          <table:table-cell table:formula="of:=[.C192]*100" office:value-type="float" office:value="272" calcext:value-type="float">
            <text:p>272</text:p>
          </table:table-cell>
          <table:table-cell table:formula="of:=[.F192]" office:value-type="float" office:value="749" calcext:value-type="float">
            <text:p>749</text:p>
          </table:table-cell>
          <table:table-cell table:formula="of:=[.M192]*10" office:value-type="float" office:value="407.3" calcext:value-type="float">
            <text:p>407.3</text:p>
          </table:table-cell>
        </table:table-row>
        <table:table-row table:style-name="ro2">
          <table:table-cell office:value-type="float" office:value="27824211" calcext:value-type="float">
            <text:p>27824211</text:p>
          </table:table-cell>
          <table:table-cell table:formula="of:=[.A193]-[.A192]" office:value-type="float" office:value="3791" calcext:value-type="float">
            <text:p>3791</text:p>
          </table:table-cell>
          <table:table-cell office:value-type="float" office:value="2.88" calcext:value-type="float">
            <text:p>2.88</text:p>
          </table:table-cell>
          <table:table-cell office:value-type="float" office:value="16.62" calcext:value-type="float">
            <text:p>16.62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43.14" calcext:value-type="float">
            <text:p>43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93]/10000000;5)" office:value-type="float" office:value="2.78242" calcext:value-type="float">
            <text:p>2.78242</text:p>
          </table:table-cell>
          <table:table-cell table:formula="of:=[.C193]*100" office:value-type="float" office:value="288" calcext:value-type="float">
            <text:p>288</text:p>
          </table:table-cell>
          <table:table-cell table:formula="of:=[.F193]" office:value-type="float" office:value="746" calcext:value-type="float">
            <text:p>746</text:p>
          </table:table-cell>
          <table:table-cell table:formula="of:=[.M193]*10" office:value-type="float" office:value="431.4" calcext:value-type="float">
            <text:p>431.4</text:p>
          </table:table-cell>
        </table:table-row>
        <table:table-row table:style-name="ro2">
          <table:table-cell office:value-type="float" office:value="27828545" calcext:value-type="float">
            <text:p>27828545</text:p>
          </table:table-cell>
          <table:table-cell table:formula="of:=[.A194]-[.A193]" office:value-type="float" office:value="4334" calcext:value-type="float">
            <text:p>4334</text:p>
          </table:table-cell>
          <table:table-cell office:value-type="float" office:value="2.98" calcext:value-type="float">
            <text:p>2.98</text:p>
          </table:table-cell>
          <table:table-cell office:value-type="float" office:value="11.48" calcext:value-type="float">
            <text:p>11.48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2.98" calcext:value-type="float">
            <text:p>2.98</text:p>
          </table:table-cell>
          <table:table-cell table:number-columns-repeated="2" office:value-type="float" office:value="44.77" calcext:value-type="float">
            <text:p>44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77" calcext:value-type="float">
            <text:p>44.7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94]/10000000;5)" office:value-type="float" office:value="2.78285" calcext:value-type="float">
            <text:p>2.78285</text:p>
          </table:table-cell>
          <table:table-cell table:formula="of:=[.C194]*100" office:value-type="float" office:value="298" calcext:value-type="float">
            <text:p>298</text:p>
          </table:table-cell>
          <table:table-cell table:formula="of:=[.F194]" office:value-type="float" office:value="744" calcext:value-type="float">
            <text:p>744</text:p>
          </table:table-cell>
          <table:table-cell table:formula="of:=[.M194]*10" office:value-type="float" office:value="447.7" calcext:value-type="float">
            <text:p>447.7</text:p>
          </table:table-cell>
        </table:table-row>
        <table:table-row table:style-name="ro2">
          <table:table-cell office:value-type="float" office:value="27832180" calcext:value-type="float">
            <text:p>27832180</text:p>
          </table:table-cell>
          <table:table-cell table:formula="of:=[.A195]-[.A194]" office:value-type="float" office:value="3635" calcext:value-type="float">
            <text:p>3635</text:p>
          </table:table-cell>
          <table:table-cell office:value-type="float" office:value="3.18" calcext:value-type="float">
            <text:p>3.18</text:p>
          </table:table-cell>
          <table:table-cell office:value-type="float" office:value="22.67" calcext:value-type="float">
            <text:p>22.67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3.18" calcext:value-type="float">
            <text:p>3.18</text:p>
          </table:table-cell>
          <table:table-cell table:number-columns-repeated="2" office:value-type="float" office:value="47.7" calcext:value-type="float">
            <text:p>4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7" calcext:value-type="float">
            <text:p>47.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95]/10000000;5)" office:value-type="float" office:value="2.78322" calcext:value-type="float">
            <text:p>2.78322</text:p>
          </table:table-cell>
          <table:table-cell table:formula="of:=[.C195]*100" office:value-type="float" office:value="318" calcext:value-type="float">
            <text:p>318</text:p>
          </table:table-cell>
          <table:table-cell table:formula="of:=[.F195]" office:value-type="float" office:value="740" calcext:value-type="float">
            <text:p>740</text:p>
          </table:table-cell>
          <table:table-cell table:formula="of:=[.M195]*10" office:value-type="float" office:value="477" calcext:value-type="float">
            <text:p>477</text:p>
          </table:table-cell>
        </table:table-row>
        <table:table-row table:style-name="ro2">
          <table:table-cell office:value-type="float" office:value="27837071" calcext:value-type="float">
            <text:p>27837071</text:p>
          </table:table-cell>
          <table:table-cell table:formula="of:=[.A196]-[.A195]" office:value-type="float" office:value="4891" calcext:value-type="float">
            <text:p>4891</text:p>
          </table:table-cell>
          <table:table-cell office:value-type="float" office:value="3.37" calcext:value-type="float">
            <text:p>3.37</text:p>
          </table:table-cell>
          <table:table-cell office:value-type="float" office:value="21.93" calcext:value-type="float">
            <text:p>21.93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50.53" calcext:value-type="float">
            <text:p>50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53" calcext:value-type="float">
            <text:p>50.5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96]/10000000;5)" office:value-type="float" office:value="2.78371" calcext:value-type="float">
            <text:p>2.78371</text:p>
          </table:table-cell>
          <table:table-cell table:formula="of:=[.C196]*100" office:value-type="float" office:value="337" calcext:value-type="float">
            <text:p>337</text:p>
          </table:table-cell>
          <table:table-cell table:formula="of:=[.F196]" office:value-type="float" office:value="736" calcext:value-type="float">
            <text:p>736</text:p>
          </table:table-cell>
          <table:table-cell table:formula="of:=[.M196]*10" office:value-type="float" office:value="505.3" calcext:value-type="float">
            <text:p>505.3</text:p>
          </table:table-cell>
        </table:table-row>
        <table:table-row table:style-name="ro2">
          <table:table-cell office:value-type="float" office:value="27840765" calcext:value-type="float">
            <text:p>27840765</text:p>
          </table:table-cell>
          <table:table-cell table:formula="of:=[.A197]-[.A196]" office:value-type="float" office:value="3694" calcext:value-type="float">
            <text:p>3694</text:p>
          </table:table-cell>
          <table:table-cell office:value-type="float" office:value="3.44" calcext:value-type="float">
            <text:p>3.44</text:p>
          </table:table-cell>
          <table:table-cell office:value-type="float" office:value="9.32" calcext:value-type="float">
            <text:p>9.32</text:p>
          </table:table-cell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office:value-type="float" office:value="3.44" calcext:value-type="float">
            <text:p>3.44</text:p>
          </table:table-cell>
          <table:table-cell table:number-columns-repeated="2" office:value-type="float" office:value="51.55" calcext:value-type="float">
            <text:p>51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55" calcext:value-type="float">
            <text:p>51.5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97]/10000000;5)" office:value-type="float" office:value="2.78408" calcext:value-type="float">
            <text:p>2.78408</text:p>
          </table:table-cell>
          <table:table-cell table:formula="of:=[.C197]*100" office:value-type="float" office:value="344" calcext:value-type="float">
            <text:p>344</text:p>
          </table:table-cell>
          <table:table-cell table:formula="of:=[.F197]" office:value-type="float" office:value="735" calcext:value-type="float">
            <text:p>735</text:p>
          </table:table-cell>
          <table:table-cell table:formula="of:=[.M197]*10" office:value-type="float" office:value="515.5" calcext:value-type="float">
            <text:p>515.5</text:p>
          </table:table-cell>
        </table:table-row>
        <table:table-row table:style-name="ro2">
          <table:table-cell office:value-type="float" office:value="27845005" calcext:value-type="float">
            <text:p>27845005</text:p>
          </table:table-cell>
          <table:table-cell table:formula="of:=[.A198]-[.A197]" office:value-type="float" office:value="4240" calcext:value-type="float">
            <text:p>4240</text:p>
          </table:table-cell>
          <table:table-cell office:value-type="float" office:value="3.57" calcext:value-type="float">
            <text:p>3.57</text:p>
          </table:table-cell>
          <table:table-cell office:value-type="float" office:value="16.78" calcext:value-type="float">
            <text:p>16.78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3.48" calcext:value-type="float">
            <text:p>53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48" calcext:value-type="float">
            <text:p>53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98]/10000000;5)" office:value-type="float" office:value="2.7845" calcext:value-type="float">
            <text:p>2.7845</text:p>
          </table:table-cell>
          <table:table-cell table:formula="of:=[.C198]*100" office:value-type="float" office:value="357" calcext:value-type="float">
            <text:p>357</text:p>
          </table:table-cell>
          <table:table-cell table:formula="of:=[.F198]" office:value-type="float" office:value="733" calcext:value-type="float">
            <text:p>733</text:p>
          </table:table-cell>
          <table:table-cell table:formula="of:=[.M198]*10" office:value-type="float" office:value="534.8" calcext:value-type="float">
            <text:p>534.8</text:p>
          </table:table-cell>
        </table:table-row>
        <table:table-row table:style-name="ro2">
          <table:table-cell office:value-type="float" office:value="27848943" calcext:value-type="float">
            <text:p>27848943</text:p>
          </table:table-cell>
          <table:table-cell table:formula="of:=[.A199]-[.A198]" office:value-type="float" office:value="3938" calcext:value-type="float">
            <text:p>3938</text:p>
          </table:table-cell>
          <table:table-cell office:value-type="float" office:value="3.74" calcext:value-type="float">
            <text:p>3.74</text:p>
          </table:table-cell>
          <table:table-cell office:value-type="float" office:value="23.94" calcext:value-type="float">
            <text:p>23.94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3.74" calcext:value-type="float">
            <text:p>3.74</text:p>
          </table:table-cell>
          <table:table-cell table:number-columns-repeated="2" office:value-type="float" office:value="56.11" calcext:value-type="float">
            <text:p>56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11" calcext:value-type="float">
            <text:p>56.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99]/10000000;5)" office:value-type="float" office:value="2.78489" calcext:value-type="float">
            <text:p>2.78489</text:p>
          </table:table-cell>
          <table:table-cell table:formula="of:=[.C199]*100" office:value-type="float" office:value="374" calcext:value-type="float">
            <text:p>374</text:p>
          </table:table-cell>
          <table:table-cell table:formula="of:=[.F199]" office:value-type="float" office:value="729" calcext:value-type="float">
            <text:p>729</text:p>
          </table:table-cell>
          <table:table-cell table:formula="of:=[.M199]*10" office:value-type="float" office:value="561.1" calcext:value-type="float">
            <text:p>561.1</text:p>
          </table:table-cell>
        </table:table-row>
        <table:table-row table:style-name="ro2">
          <table:table-cell office:value-type="float" office:value="27853325" calcext:value-type="float">
            <text:p>27853325</text:p>
          </table:table-cell>
          <table:table-cell table:formula="of:=[.A200]-[.A199]" office:value-type="float" office:value="4382" calcext:value-type="float">
            <text:p>4382</text:p>
          </table:table-cell>
          <table:table-cell office:value-type="float" office:value="3.89" calcext:value-type="float">
            <text:p>3.89</text:p>
          </table:table-cell>
          <table:table-cell office:value-type="float" office:value="21.52" calcext:value-type="float">
            <text:p>21.52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3.89" calcext:value-type="float">
            <text:p>3.89</text:p>
          </table:table-cell>
          <table:table-cell table:number-columns-repeated="2" office:value-type="float" office:value="58.42" calcext:value-type="float">
            <text:p>58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42" calcext:value-type="float">
            <text:p>58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00]/10000000;5)" office:value-type="float" office:value="2.78533" calcext:value-type="float">
            <text:p>2.78533</text:p>
          </table:table-cell>
          <table:table-cell table:formula="of:=[.C200]*100" office:value-type="float" office:value="389" calcext:value-type="float">
            <text:p>389</text:p>
          </table:table-cell>
          <table:table-cell table:formula="of:=[.F200]" office:value-type="float" office:value="726" calcext:value-type="float">
            <text:p>726</text:p>
          </table:table-cell>
          <table:table-cell table:formula="of:=[.M200]*10" office:value-type="float" office:value="584.2" calcext:value-type="float">
            <text:p>584.2</text:p>
          </table:table-cell>
        </table:table-row>
        <table:table-row table:style-name="ro2">
          <table:table-cell office:value-type="float" office:value="27856980" calcext:value-type="float">
            <text:p>27856980</text:p>
          </table:table-cell>
          <table:table-cell table:formula="of:=[.A201]-[.A200]" office:value-type="float" office:value="3655" calcext:value-type="float">
            <text:p>3655</text:p>
          </table:table-cell>
          <table:table-cell office:value-type="float" office:value="3.98" calcext:value-type="float">
            <text:p>3.98</text:p>
          </table:table-cell>
          <table:table-cell office:value-type="float" office:value="15.46" calcext:value-type="float">
            <text:p>15.46</text:p>
          </table:table-cell>
          <table:table-cell office:value-type="float" office:value="1" calcext:value-type="float">
            <text:p>1</text:p>
          </table:table-cell>
          <table:table-cell office:value-type="float" office:value="725" calcext:value-type="float">
            <text:p>725</text:p>
          </table:table-cell>
          <table:table-cell office:value-type="float" office:value="3.98" calcext:value-type="float">
            <text:p>3.98</text:p>
          </table:table-cell>
          <table:table-cell table:number-columns-repeated="2" office:value-type="float" office:value="59.77" calcext:value-type="float">
            <text:p>59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77" calcext:value-type="float">
            <text:p>59.7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01]/10000000;5)" office:value-type="float" office:value="2.7857" calcext:value-type="float">
            <text:p>2.7857</text:p>
          </table:table-cell>
          <table:table-cell table:formula="of:=[.C201]*100" office:value-type="float" office:value="398" calcext:value-type="float">
            <text:p>398</text:p>
          </table:table-cell>
          <table:table-cell table:formula="of:=[.F201]" office:value-type="float" office:value="725" calcext:value-type="float">
            <text:p>725</text:p>
          </table:table-cell>
          <table:table-cell table:formula="of:=[.M201]*10" office:value-type="float" office:value="597.7" calcext:value-type="float">
            <text:p>597.7</text:p>
          </table:table-cell>
        </table:table-row>
        <table:table-row table:style-name="ro2">
          <table:table-cell office:value-type="float" office:value="27861420" calcext:value-type="float">
            <text:p>27861420</text:p>
          </table:table-cell>
          <table:table-cell table:formula="of:=[.A202]-[.A201]" office:value-type="float" office:value="4440" calcext:value-type="float">
            <text:p>4440</text:p>
          </table:table-cell>
          <table:table-cell office:value-type="float" office:value="4.22" calcext:value-type="float">
            <text:p>4.22</text:p>
          </table:table-cell>
          <table:table-cell office:value-type="float" office:value="32.38" calcext:value-type="float">
            <text:p>32.3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4.22" calcext:value-type="float">
            <text:p>4.22</text:p>
          </table:table-cell>
          <table:table-cell table:number-columns-repeated="2" office:value-type="float" office:value="63.27" calcext:value-type="float">
            <text:p>63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27" calcext:value-type="float">
            <text:p>63.2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02]/10000000;5)" office:value-type="float" office:value="2.78614" calcext:value-type="float">
            <text:p>2.78614</text:p>
          </table:table-cell>
          <table:table-cell table:formula="of:=[.C202]*100" office:value-type="float" office:value="422" calcext:value-type="float">
            <text:p>422</text:p>
          </table:table-cell>
          <table:table-cell table:formula="of:=[.F202]" office:value-type="float" office:value="720" calcext:value-type="float">
            <text:p>720</text:p>
          </table:table-cell>
          <table:table-cell table:formula="of:=[.M202]*10" office:value-type="float" office:value="632.7" calcext:value-type="float">
            <text:p>632.7</text:p>
          </table:table-cell>
        </table:table-row>
        <table:table-row table:style-name="ro2">
          <table:table-cell office:value-type="float" office:value="27865151" calcext:value-type="float">
            <text:p>27865151</text:p>
          </table:table-cell>
          <table:table-cell table:formula="of:=[.A203]-[.A202]" office:value-type="float" office:value="3731" calcext:value-type="float">
            <text:p>3731</text:p>
          </table:table-cell>
          <table:table-cell office:value-type="float" office:value="4.43" calcext:value-type="float">
            <text:p>4.43</text:p>
          </table:table-cell>
          <table:table-cell office:value-type="float" office:value="30.81" calcext:value-type="float">
            <text:p>30.81</text:p>
          </table:table-cell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4.43" calcext:value-type="float">
            <text:p>4.43</text:p>
          </table:table-cell>
          <table:table-cell table:number-columns-repeated="2" office:value-type="float" office:value="66.49" calcext:value-type="float">
            <text:p>66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49" calcext:value-type="float">
            <text:p>66.4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03]/10000000;5)" office:value-type="float" office:value="2.78652" calcext:value-type="float">
            <text:p>2.78652</text:p>
          </table:table-cell>
          <table:table-cell table:formula="of:=[.C203]*100" office:value-type="float" office:value="443" calcext:value-type="float">
            <text:p>443</text:p>
          </table:table-cell>
          <table:table-cell table:formula="of:=[.F203]" office:value-type="float" office:value="716" calcext:value-type="float">
            <text:p>716</text:p>
          </table:table-cell>
          <table:table-cell table:formula="of:=[.M203]*10" office:value-type="float" office:value="664.9" calcext:value-type="float">
            <text:p>664.9</text:p>
          </table:table-cell>
        </table:table-row>
        <table:table-row table:style-name="ro2">
          <table:table-cell office:value-type="float" office:value="27869325" calcext:value-type="float">
            <text:p>27869325</text:p>
          </table:table-cell>
          <table:table-cell table:formula="of:=[.A204]-[.A203]" office:value-type="float" office:value="4174" calcext:value-type="float">
            <text:p>4174</text:p>
          </table:table-cell>
          <table:table-cell office:value-type="float" office:value="4.53" calcext:value-type="float">
            <text:p>4.53</text:p>
          </table:table-cell>
          <table:table-cell office:value-type="float" office:value="17.52" calcext:value-type="float">
            <text:p>17.52</text:p>
          </table:table-cell>
          <table:table-cell office:value-type="float" office:value="1" calcext:value-type="float">
            <text:p>1</text:p>
          </table:table-cell>
          <table:table-cell office:value-type="float" office:value="715" calcext:value-type="float">
            <text:p>715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float" office:value="67.93" calcext:value-type="float">
            <text:p>67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93" calcext:value-type="float">
            <text:p>67.9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04]/10000000;5)" office:value-type="float" office:value="2.78693" calcext:value-type="float">
            <text:p>2.78693</text:p>
          </table:table-cell>
          <table:table-cell table:formula="of:=[.C204]*100" office:value-type="float" office:value="453" calcext:value-type="float">
            <text:p>453</text:p>
          </table:table-cell>
          <table:table-cell table:formula="of:=[.F204]" office:value-type="float" office:value="715" calcext:value-type="float">
            <text:p>715</text:p>
          </table:table-cell>
          <table:table-cell table:formula="of:=[.M204]*10" office:value-type="float" office:value="679.3" calcext:value-type="float">
            <text:p>679.3</text:p>
          </table:table-cell>
        </table:table-row>
        <table:table-row table:style-name="ro2">
          <table:table-cell office:value-type="float" office:value="27873060" calcext:value-type="float">
            <text:p>27873060</text:p>
          </table:table-cell>
          <table:table-cell table:formula="of:=[.A205]-[.A204]" office:value-type="float" office:value="3735" calcext:value-type="float">
            <text:p>3735</text:p>
          </table:table-cell>
          <table:table-cell office:value-type="float" office:value="4.6" calcext:value-type="float">
            <text:p>4.6</text:p>
          </table:table-cell>
          <table:table-cell office:value-type="float" office:value="14.76" calcext:value-type="float">
            <text:p>14.76</text:p>
          </table:table-cell>
          <table:table-cell office:value-type="float" office:value="1" calcext:value-type="float">
            <text:p>1</text:p>
          </table:table-cell>
          <table:table-cell office:value-type="float" office:value="713" calcext:value-type="float">
            <text:p>713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68.97" calcext:value-type="float">
            <text:p>68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97" calcext:value-type="float">
            <text:p>68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05]/10000000;5)" office:value-type="float" office:value="2.78731" calcext:value-type="float">
            <text:p>2.78731</text:p>
          </table:table-cell>
          <table:table-cell table:formula="of:=[.C205]*100" office:value-type="float" office:value="460" calcext:value-type="float">
            <text:p>460</text:p>
          </table:table-cell>
          <table:table-cell table:formula="of:=[.F205]" office:value-type="float" office:value="713" calcext:value-type="float">
            <text:p>713</text:p>
          </table:table-cell>
          <table:table-cell table:formula="of:=[.M205]*10" office:value-type="float" office:value="689.7" calcext:value-type="float">
            <text:p>689.7</text:p>
          </table:table-cell>
        </table:table-row>
        <table:table-row table:style-name="ro2">
          <table:table-cell office:value-type="float" office:value="27877440" calcext:value-type="float">
            <text:p>27877440</text:p>
          </table:table-cell>
          <table:table-cell table:formula="of:=[.A206]-[.A205]" office:value-type="float" office:value="4380" calcext:value-type="float">
            <text:p>4380</text:p>
          </table:table-cell>
          <table:table-cell office:value-type="float" office:value="4.78" calcext:value-type="float">
            <text:p>4.78</text:p>
          </table:table-cell>
          <table:table-cell office:value-type="float" office:value="27.07" calcext:value-type="float">
            <text:p>27.07</text:p>
          </table:table-cell>
          <table:table-cell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 office:value-type="float" office:value="4.78" calcext:value-type="float">
            <text:p>4.78</text:p>
          </table:table-cell>
          <table:table-cell table:number-columns-repeated="2" office:value-type="float" office:value="71.68" calcext:value-type="float">
            <text:p>7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68" calcext:value-type="float">
            <text:p>71.6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06]/10000000;5)" office:value-type="float" office:value="2.78774" calcext:value-type="float">
            <text:p>2.78774</text:p>
          </table:table-cell>
          <table:table-cell table:formula="of:=[.C206]*100" office:value-type="float" office:value="478" calcext:value-type="float">
            <text:p>478</text:p>
          </table:table-cell>
          <table:table-cell table:formula="of:=[.F206]" office:value-type="float" office:value="710" calcext:value-type="float">
            <text:p>710</text:p>
          </table:table-cell>
          <table:table-cell table:formula="of:=[.M206]*10" office:value-type="float" office:value="716.8" calcext:value-type="float">
            <text:p>716.8</text:p>
          </table:table-cell>
        </table:table-row>
        <table:table-row table:style-name="ro2">
          <table:table-cell office:value-type="float" office:value="27881171" calcext:value-type="float">
            <text:p>27881171</text:p>
          </table:table-cell>
          <table:table-cell table:formula="of:=[.A207]-[.A206]" office:value-type="float" office:value="3731" calcext:value-type="float">
            <text:p>3731</text:p>
          </table:table-cell>
          <table:table-cell office:value-type="float" office:value="4.91" calcext:value-type="float">
            <text:p>4.91</text:p>
          </table:table-cell>
          <table:table-cell office:value-type="float" office:value="20.75" calcext:value-type="float">
            <text:p>20.75</text:p>
          </table:table-cell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  <table:table-cell office:value-type="float" office:value="4.91" calcext:value-type="float">
            <text:p>4.91</text:p>
          </table:table-cell>
          <table:table-cell table:number-columns-repeated="2" office:value-type="float" office:value="73.67" calcext:value-type="float">
            <text:p>73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67" calcext:value-type="float">
            <text:p>73.6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07]/10000000;5)" office:value-type="float" office:value="2.78812" calcext:value-type="float">
            <text:p>2.78812</text:p>
          </table:table-cell>
          <table:table-cell table:formula="of:=[.C207]*100" office:value-type="float" office:value="491" calcext:value-type="float">
            <text:p>491</text:p>
          </table:table-cell>
          <table:table-cell table:formula="of:=[.F207]" office:value-type="float" office:value="707" calcext:value-type="float">
            <text:p>707</text:p>
          </table:table-cell>
          <table:table-cell table:formula="of:=[.M207]*10" office:value-type="float" office:value="736.7" calcext:value-type="float">
            <text:p>736.7</text:p>
          </table:table-cell>
        </table:table-row>
        <table:table-row table:style-name="ro2">
          <table:table-cell office:value-type="float" office:value="27885391" calcext:value-type="float">
            <text:p>27885391</text:p>
          </table:table-cell>
          <table:table-cell table:formula="of:=[.A208]-[.A207]" office:value-type="float" office:value="4220" calcext:value-type="float">
            <text:p>4220</text:p>
          </table:table-cell>
          <table:table-cell office:value-type="float" office:value="4.97" calcext:value-type="float">
            <text:p>4.97</text:p>
          </table:table-cell>
          <table:table-cell office:value-type="float" office:value="11.87" calcext:value-type="float">
            <text:p>11.87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4.97" calcext:value-type="float">
            <text:p>4.97</text:p>
          </table:table-cell>
          <table:table-cell table:number-columns-repeated="2" office:value-type="float" office:value="74.59" calcext:value-type="float">
            <text:p>74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59" calcext:value-type="float">
            <text:p>74.5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08]/10000000;5)" office:value-type="float" office:value="2.78854" calcext:value-type="float">
            <text:p>2.78854</text:p>
          </table:table-cell>
          <table:table-cell table:formula="of:=[.C208]*100" office:value-type="float" office:value="497" calcext:value-type="float">
            <text:p>497</text:p>
          </table:table-cell>
          <table:table-cell table:formula="of:=[.F208]" office:value-type="float" office:value="706" calcext:value-type="float">
            <text:p>706</text:p>
          </table:table-cell>
          <table:table-cell table:formula="of:=[.M208]*10" office:value-type="float" office:value="745.9" calcext:value-type="float">
            <text:p>745.9</text:p>
          </table:table-cell>
        </table:table-row>
        <table:table-row table:style-name="ro2">
          <table:table-cell office:value-type="float" office:value="27889300" calcext:value-type="float">
            <text:p>27889300</text:p>
          </table:table-cell>
          <table:table-cell table:formula="of:=[.A209]-[.A208]" office:value-type="float" office:value="3909" calcext:value-type="float">
            <text:p>3909</text:p>
          </table:table-cell>
          <table:table-cell office:value-type="float" office:value="5.11" calcext:value-type="float">
            <text:p>5.11</text:p>
          </table:table-cell>
          <table:table-cell office:value-type="float" office:value="19.21" calcext:value-type="float">
            <text:p>19.21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5.11" calcext:value-type="float">
            <text:p>5.11</text:p>
          </table:table-cell>
          <table:table-cell table:number-columns-repeated="2" office:value-type="float" office:value="76.59" calcext:value-type="float">
            <text:p>76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59" calcext:value-type="float">
            <text:p>76.5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09]/10000000;5)" office:value-type="float" office:value="2.78893" calcext:value-type="float">
            <text:p>2.78893</text:p>
          </table:table-cell>
          <table:table-cell table:formula="of:=[.C209]*100" office:value-type="float" office:value="511" calcext:value-type="float">
            <text:p>511</text:p>
          </table:table-cell>
          <table:table-cell table:formula="of:=[.F209]" office:value-type="float" office:value="704" calcext:value-type="float">
            <text:p>704</text:p>
          </table:table-cell>
          <table:table-cell table:formula="of:=[.M209]*10" office:value-type="float" office:value="765.9" calcext:value-type="float">
            <text:p>765.9</text:p>
          </table:table-cell>
        </table:table-row>
        <table:table-row table:style-name="ro2">
          <table:table-cell office:value-type="float" office:value="27893551" calcext:value-type="float">
            <text:p>27893551</text:p>
          </table:table-cell>
          <table:table-cell table:formula="of:=[.A210]-[.A209]" office:value-type="float" office:value="4251" calcext:value-type="float">
            <text:p>4251</text:p>
          </table:table-cell>
          <table:table-cell office:value-type="float" office:value="5.26" calcext:value-type="float">
            <text:p>5.26</text:p>
          </table:table-cell>
          <table:table-cell office:value-type="float" office:value="22.2" calcext:value-type="float">
            <text:p>22.2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float" office:value="78.83" calcext:value-type="float">
            <text:p>78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83" calcext:value-type="float">
            <text:p>78.8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10]/10000000;5)" office:value-type="float" office:value="2.78936" calcext:value-type="float">
            <text:p>2.78936</text:p>
          </table:table-cell>
          <table:table-cell table:formula="of:=[.C210]*100" office:value-type="float" office:value="526" calcext:value-type="float">
            <text:p>526</text:p>
          </table:table-cell>
          <table:table-cell table:formula="of:=[.F210]" office:value-type="float" office:value="701" calcext:value-type="float">
            <text:p>701</text:p>
          </table:table-cell>
          <table:table-cell table:formula="of:=[.M210]*10" office:value-type="float" office:value="788.3" calcext:value-type="float">
            <text:p>788.3</text:p>
          </table:table-cell>
        </table:table-row>
        <table:table-row table:style-name="ro2">
          <table:table-cell office:value-type="float" office:value="27897283" calcext:value-type="float">
            <text:p>27897283</text:p>
          </table:table-cell>
          <table:table-cell table:formula="of:=[.A211]-[.A210]" office:value-type="float" office:value="3732" calcext:value-type="float">
            <text:p>3732</text:p>
          </table:table-cell>
          <table:table-cell office:value-type="float" office:value="5.39" calcext:value-type="float">
            <text:p>5.39</text:p>
          </table:table-cell>
          <table:table-cell office:value-type="float" office:value="18.07" calcext:value-type="float">
            <text:p>18.07</text:p>
          </table:table-cell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5.39" calcext:value-type="float">
            <text:p>5.39</text:p>
          </table:table-cell>
          <table:table-cell table:number-columns-repeated="2" office:value-type="float" office:value="80.81" calcext:value-type="float">
            <text:p>80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81" calcext:value-type="float">
            <text:p>80.8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11]/10000000;5)" office:value-type="float" office:value="2.78973" calcext:value-type="float">
            <text:p>2.78973</text:p>
          </table:table-cell>
          <table:table-cell table:formula="of:=[.C211]*100" office:value-type="float" office:value="539" calcext:value-type="float">
            <text:p>539</text:p>
          </table:table-cell>
          <table:table-cell table:formula="of:=[.F211]" office:value-type="float" office:value="698" calcext:value-type="float">
            <text:p>698</text:p>
          </table:table-cell>
          <table:table-cell table:formula="of:=[.M211]*10" office:value-type="float" office:value="808.1" calcext:value-type="float">
            <text:p>808.1</text:p>
          </table:table-cell>
        </table:table-row>
        <table:table-row table:style-name="ro2">
          <table:table-cell office:value-type="float" office:value="27901688" calcext:value-type="float">
            <text:p>27901688</text:p>
          </table:table-cell>
          <table:table-cell table:formula="of:=[.A212]-[.A211]" office:value-type="float" office:value="4405" calcext:value-type="float">
            <text:p>4405</text:p>
          </table:table-cell>
          <table:table-cell office:value-type="float" office:value="5.44" calcext:value-type="float">
            <text:p>5.44</text:p>
          </table:table-cell>
          <table:table-cell office:value-type="float" office:value="9.58" calcext:value-type="float">
            <text:p>9.58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5.44" calcext:value-type="float">
            <text:p>5.44</text:p>
          </table:table-cell>
          <table:table-cell table:number-columns-repeated="2" office:value-type="float" office:value="81.6" calcext:value-type="float">
            <text:p>8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12]/10000000;5)" office:value-type="float" office:value="2.79017" calcext:value-type="float">
            <text:p>2.79017</text:p>
          </table:table-cell>
          <table:table-cell table:formula="of:=[.C212]*100" office:value-type="float" office:value="544" calcext:value-type="float">
            <text:p>544</text:p>
          </table:table-cell>
          <table:table-cell table:formula="of:=[.F212]" office:value-type="float" office:value="697" calcext:value-type="float">
            <text:p>697</text:p>
          </table:table-cell>
          <table:table-cell table:formula="of:=[.M212]*10" office:value-type="float" office:value="816" calcext:value-type="float">
            <text:p>816</text:p>
          </table:table-cell>
        </table:table-row>
        <table:table-row table:style-name="ro2">
          <table:table-cell office:value-type="float" office:value="27905448" calcext:value-type="float">
            <text:p>27905448</text:p>
          </table:table-cell>
          <table:table-cell table:formula="of:=[.A213]-[.A212]" office:value-type="float" office:value="3760" calcext:value-type="float">
            <text:p>3760</text:p>
          </table:table-cell>
          <table:table-cell office:value-type="float" office:value="5.62" calcext:value-type="float">
            <text:p>5.62</text:p>
          </table:table-cell>
          <table:table-cell office:value-type="float" office:value="24.39" calcext:value-type="float">
            <text:p>24.39</text:p>
          </table:table-cell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5.62" calcext:value-type="float">
            <text:p>5.62</text:p>
          </table:table-cell>
          <table:table-cell table:number-columns-repeated="2" office:value-type="float" office:value="84.25" calcext:value-type="float">
            <text:p>84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25" calcext:value-type="float">
            <text:p>84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13]/10000000;5)" office:value-type="float" office:value="2.79054" calcext:value-type="float">
            <text:p>2.79054</text:p>
          </table:table-cell>
          <table:table-cell table:formula="of:=[.C213]*100" office:value-type="float" office:value="562" calcext:value-type="float">
            <text:p>562</text:p>
          </table:table-cell>
          <table:table-cell table:formula="of:=[.F213]" office:value-type="float" office:value="694" calcext:value-type="float">
            <text:p>694</text:p>
          </table:table-cell>
          <table:table-cell table:formula="of:=[.M213]*10" office:value-type="float" office:value="842.5" calcext:value-type="float">
            <text:p>842.5</text:p>
          </table:table-cell>
        </table:table-row>
        <table:table-row table:style-name="ro2">
          <table:table-cell office:value-type="float" office:value="27909588" calcext:value-type="float">
            <text:p>27909588</text:p>
          </table:table-cell>
          <table:table-cell table:formula="of:=[.A214]-[.A213]" office:value-type="float" office:value="4140" calcext:value-type="float">
            <text:p>4140</text:p>
          </table:table-cell>
          <table:table-cell office:value-type="float" office:value="5.73" calcext:value-type="float">
            <text:p>5.73</text:p>
          </table:table-cell>
          <table:table-cell office:value-type="float" office:value="18.12" calcext:value-type="float">
            <text:p>18.12</text:p>
          </table:table-cell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5.73" calcext:value-type="float">
            <text:p>5.73</text:p>
          </table:table-cell>
          <table:table-cell table:number-columns-repeated="2" office:value-type="float" office:value="85.89" calcext:value-type="float">
            <text:p>85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89" calcext:value-type="float">
            <text:p>85.8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14]/10000000;5)" office:value-type="float" office:value="2.79096" calcext:value-type="float">
            <text:p>2.79096</text:p>
          </table:table-cell>
          <table:table-cell table:formula="of:=[.C214]*100" office:value-type="float" office:value="573" calcext:value-type="float">
            <text:p>573</text:p>
          </table:table-cell>
          <table:table-cell table:formula="of:=[.F214]" office:value-type="float" office:value="692" calcext:value-type="float">
            <text:p>692</text:p>
          </table:table-cell>
          <table:table-cell table:formula="of:=[.M214]*10" office:value-type="float" office:value="858.9" calcext:value-type="float">
            <text:p>858.9</text:p>
          </table:table-cell>
        </table:table-row>
        <table:table-row table:style-name="ro2">
          <table:table-cell office:value-type="float" office:value="27913400" calcext:value-type="float">
            <text:p>27913400</text:p>
          </table:table-cell>
          <table:table-cell table:formula="of:=[.A215]-[.A214]" office:value-type="float" office:value="3812" calcext:value-type="float">
            <text:p>3812</text:p>
          </table:table-cell>
          <table:table-cell office:value-type="float" office:value="5.81" calcext:value-type="float">
            <text:p>5.81</text:p>
          </table:table-cell>
          <table:table-cell office:value-type="float" office:value="13.78" calcext:value-type="float">
            <text:p>13.78</text:p>
          </table:table-cell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5.81" calcext:value-type="float">
            <text:p>5.81</text:p>
          </table:table-cell>
          <table:table-cell table:number-columns-repeated="2" office:value-type="float" office:value="87.22" calcext:value-type="float">
            <text:p>87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22" calcext:value-type="float">
            <text:p>87.2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15]/10000000;5)" office:value-type="float" office:value="2.79134" calcext:value-type="float">
            <text:p>2.79134</text:p>
          </table:table-cell>
          <table:table-cell table:formula="of:=[.C215]*100" office:value-type="float" office:value="581" calcext:value-type="float">
            <text:p>581</text:p>
          </table:table-cell>
          <table:table-cell table:formula="of:=[.F215]" office:value-type="float" office:value="690" calcext:value-type="float">
            <text:p>690</text:p>
          </table:table-cell>
          <table:table-cell table:formula="of:=[.M215]*10" office:value-type="float" office:value="872.2" calcext:value-type="float">
            <text:p>872.2</text:p>
          </table:table-cell>
        </table:table-row>
        <table:table-row table:style-name="ro2">
          <table:table-cell office:value-type="float" office:value="27917725" calcext:value-type="float">
            <text:p>27917725</text:p>
          </table:table-cell>
          <table:table-cell table:formula="of:=[.A216]-[.A215]" office:value-type="float" office:value="4325" calcext:value-type="float">
            <text:p>4325</text:p>
          </table:table-cell>
          <table:table-cell office:value-type="float" office:value="5.93" calcext:value-type="float">
            <text:p>5.93</text:p>
          </table:table-cell>
          <table:table-cell office:value-type="float" office:value="17.81" calcext:value-type="float">
            <text:p>17.81</text:p>
          </table:table-cell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5.93" calcext:value-type="float">
            <text:p>5.93</text:p>
          </table:table-cell>
          <table:table-cell table:number-columns-repeated="2" office:value-type="float" office:value="89.02" calcext:value-type="float">
            <text:p>89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16]/10000000;5)" office:value-type="float" office:value="2.79177" calcext:value-type="float">
            <text:p>2.79177</text:p>
          </table:table-cell>
          <table:table-cell table:formula="of:=[.C216]*100" office:value-type="float" office:value="593" calcext:value-type="float">
            <text:p>593</text:p>
          </table:table-cell>
          <table:table-cell table:formula="of:=[.F216]" office:value-type="float" office:value="688" calcext:value-type="float">
            <text:p>688</text:p>
          </table:table-cell>
          <table:table-cell table:formula="of:=[.M216]*10" office:value-type="float" office:value="890.2" calcext:value-type="float">
            <text:p>890.2</text:p>
          </table:table-cell>
        </table:table-row>
        <table:table-row table:style-name="ro2">
          <table:table-cell office:value-type="float" office:value="27921588" calcext:value-type="float">
            <text:p>27921588</text:p>
          </table:table-cell>
          <table:table-cell table:formula="of:=[.A217]-[.A216]" office:value-type="float" office:value="3863" calcext:value-type="float">
            <text:p>3863</text:p>
          </table:table-cell>
          <table:table-cell office:value-type="float" office:value="6.2" calcext:value-type="float">
            <text:p>6.2</text:p>
          </table:table-cell>
          <table:table-cell office:value-type="float" office:value="35.15" calcext:value-type="float">
            <text:p>35.15</text:p>
          </table:table-cell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92.96" calcext:value-type="float">
            <text:p>92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96" calcext:value-type="float">
            <text:p>92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17]/10000000;5)" office:value-type="float" office:value="2.79216" calcext:value-type="float">
            <text:p>2.79216</text:p>
          </table:table-cell>
          <table:table-cell table:formula="of:=[.C217]*100" office:value-type="float" office:value="620" calcext:value-type="float">
            <text:p>620</text:p>
          </table:table-cell>
          <table:table-cell table:formula="of:=[.F217]" office:value-type="float" office:value="683" calcext:value-type="float">
            <text:p>683</text:p>
          </table:table-cell>
          <table:table-cell table:formula="of:=[.M217]*10" office:value-type="float" office:value="929.6" calcext:value-type="float">
            <text:p>929.6</text:p>
          </table:table-cell>
        </table:table-row>
        <table:table-row table:style-name="ro2">
          <table:table-cell office:value-type="float" office:value="27925951" calcext:value-type="float">
            <text:p>27925951</text:p>
          </table:table-cell>
          <table:table-cell table:formula="of:=[.A218]-[.A217]" office:value-type="float" office:value="4363" calcext:value-type="float">
            <text:p>4363</text:p>
          </table:table-cell>
          <table:table-cell office:value-type="float" office:value="6.23" calcext:value-type="float">
            <text:p>6.23</text:p>
          </table:table-cell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6.23" calcext:value-type="float">
            <text:p>6.23</text:p>
          </table:table-cell>
          <table:table-cell table:number-columns-repeated="2" office:value-type="float" office:value="93.48" calcext:value-type="float">
            <text:p>93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48" calcext:value-type="float">
            <text:p>93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18]/10000000;5)" office:value-type="float" office:value="2.7926" calcext:value-type="float">
            <text:p>2.7926</text:p>
          </table:table-cell>
          <table:table-cell table:formula="of:=[.C218]*100" office:value-type="float" office:value="623" calcext:value-type="float">
            <text:p>623</text:p>
          </table:table-cell>
          <table:table-cell table:formula="of:=[.F218]" office:value-type="float" office:value="683" calcext:value-type="float">
            <text:p>683</text:p>
          </table:table-cell>
          <table:table-cell table:formula="of:=[.M218]*10" office:value-type="float" office:value="934.8" calcext:value-type="float">
            <text:p>934.8</text:p>
          </table:table-cell>
        </table:table-row>
        <table:table-row table:style-name="ro2">
          <table:table-cell office:value-type="float" office:value="27929725" calcext:value-type="float">
            <text:p>27929725</text:p>
          </table:table-cell>
          <table:table-cell table:formula="of:=[.A219]-[.A218]" office:value-type="float" office:value="3774" calcext:value-type="float">
            <text:p>3774</text:p>
          </table:table-cell>
          <table:table-cell office:value-type="float" office:value="6.37" calcext:value-type="float">
            <text:p>6.37</text:p>
          </table:table-cell>
          <table:table-cell office:value-type="float" office:value="20.11" calcext:value-type="float">
            <text:p>20.11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6.37" calcext:value-type="float">
            <text:p>6.37</text:p>
          </table:table-cell>
          <table:table-cell table:number-columns-repeated="2" office:value-type="float" office:value="95.61" calcext:value-type="float">
            <text:p>95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61" calcext:value-type="float">
            <text:p>95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19]/10000000;5)" office:value-type="float" office:value="2.79297" calcext:value-type="float">
            <text:p>2.79297</text:p>
          </table:table-cell>
          <table:table-cell table:formula="of:=[.C219]*100" office:value-type="float" office:value="637" calcext:value-type="float">
            <text:p>637</text:p>
          </table:table-cell>
          <table:table-cell table:formula="of:=[.F219]" office:value-type="float" office:value="680" calcext:value-type="float">
            <text:p>680</text:p>
          </table:table-cell>
          <table:table-cell table:formula="of:=[.M219]*10" office:value-type="float" office:value="956.1" calcext:value-type="float">
            <text:p>956.1</text:p>
          </table:table-cell>
        </table:table-row>
        <table:table-row table:style-name="ro2">
          <table:table-cell office:value-type="float" office:value="27934383" calcext:value-type="float">
            <text:p>27934383</text:p>
          </table:table-cell>
          <table:table-cell table:formula="of:=[.A220]-[.A219]" office:value-type="float" office:value="4658" calcext:value-type="float">
            <text:p>4658</text:p>
          </table:table-cell>
          <table:table-cell office:value-type="float" office:value="6.62" calcext:value-type="float">
            <text:p>6.62</text:p>
          </table:table-cell>
          <table:table-cell office:value-type="float" office:value="33.82" calcext:value-type="float">
            <text:p>33.82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6.62" calcext:value-type="float">
            <text:p>6.62</text:p>
          </table:table-cell>
          <table:table-cell table:number-columns-repeated="2" office:value-type="float" office:value="99.24" calcext:value-type="float">
            <text:p>99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24" calcext:value-type="float">
            <text:p>99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20]/10000000;5)" office:value-type="float" office:value="2.79344" calcext:value-type="float">
            <text:p>2.79344</text:p>
          </table:table-cell>
          <table:table-cell table:formula="of:=[.C220]*100" office:value-type="float" office:value="662" calcext:value-type="float">
            <text:p>662</text:p>
          </table:table-cell>
          <table:table-cell table:formula="of:=[.F220]" office:value-type="float" office:value="675" calcext:value-type="float">
            <text:p>675</text:p>
          </table:table-cell>
          <table:table-cell table:formula="of:=[.M220]*10" office:value-type="float" office:value="992.4" calcext:value-type="float">
            <text:p>992.4</text:p>
          </table:table-cell>
        </table:table-row>
        <table:table-row table:style-name="ro2">
          <table:table-cell office:value-type="float" office:value="27938671" calcext:value-type="float">
            <text:p>27938671</text:p>
          </table:table-cell>
          <table:table-cell table:formula="of:=[.A221]-[.A220]" office:value-type="float" office:value="4288" calcext:value-type="float">
            <text:p>4288</text:p>
          </table:table-cell>
          <table:table-cell office:value-type="float" office:value="6.65" calcext:value-type="float">
            <text:p>6.65</text:p>
          </table:table-cell>
          <table:table-cell office:value-type="float" office:value="13.57" calcext:value-type="float">
            <text:p>13.57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6.65" calcext:value-type="float">
            <text:p>6.65</text:p>
          </table:table-cell>
          <table:table-cell table:number-columns-repeated="2" office:value-type="float" office:value="99.76" calcext:value-type="float">
            <text:p>99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76" calcext:value-type="float">
            <text:p>99.7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21]/10000000;5)" office:value-type="float" office:value="2.79387" calcext:value-type="float">
            <text:p>2.79387</text:p>
          </table:table-cell>
          <table:table-cell table:formula="of:=[.C221]*100" office:value-type="float" office:value="665" calcext:value-type="float">
            <text:p>665</text:p>
          </table:table-cell>
          <table:table-cell table:formula="of:=[.F221]" office:value-type="float" office:value="675" calcext:value-type="float">
            <text:p>675</text:p>
          </table:table-cell>
          <table:table-cell table:formula="of:=[.M221]*10" office:value-type="float" office:value="997.6" calcext:value-type="float">
            <text:p>997.6</text:p>
          </table:table-cell>
        </table:table-row>
        <table:table-row table:style-name="ro2">
          <table:table-cell office:value-type="float" office:value="27942943" calcext:value-type="float">
            <text:p>27942943</text:p>
          </table:table-cell>
          <table:table-cell table:formula="of:=[.A222]-[.A221]" office:value-type="float" office:value="4272" calcext:value-type="float">
            <text:p>4272</text:p>
          </table:table-cell>
          <table:table-cell office:value-type="float" office:value="6.77" calcext:value-type="float">
            <text:p>6.77</text:p>
          </table:table-cell>
          <table:table-cell office:value-type="float" office:value="19.66" calcext:value-type="float">
            <text:p>19.66</text:p>
          </table:table-cell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 office:value-type="float" office:value="6.77" calcext:value-type="float">
            <text:p>6.77</text:p>
          </table:table-cell>
          <table:table-cell table:number-columns-repeated="2" office:value-type="float" office:value="101.52" calcext:value-type="float">
            <text:p>101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.52" calcext:value-type="float">
            <text:p>101.5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22]/10000000;5)" office:value-type="float" office:value="2.79429" calcext:value-type="float">
            <text:p>2.79429</text:p>
          </table:table-cell>
          <table:table-cell table:formula="of:=[.C222]*100" office:value-type="float" office:value="677" calcext:value-type="float">
            <text:p>677</text:p>
          </table:table-cell>
          <table:table-cell table:formula="of:=[.F222]" office:value-type="float" office:value="673" calcext:value-type="float">
            <text:p>673</text:p>
          </table:table-cell>
          <table:table-cell table:formula="of:=[.M222]*10" office:value-type="float" office:value="1015.2" calcext:value-type="float">
            <text:p>1015.2</text:p>
          </table:table-cell>
        </table:table-row>
        <table:table-row table:style-name="ro2">
          <table:table-cell office:value-type="float" office:value="27946708" calcext:value-type="float">
            <text:p>27946708</text:p>
          </table:table-cell>
          <table:table-cell table:formula="of:=[.A223]-[.A222]" office:value-type="float" office:value="3765" calcext:value-type="float">
            <text:p>3765</text:p>
          </table:table-cell>
          <table:table-cell office:value-type="float" office:value="6.94" calcext:value-type="float">
            <text:p>6.94</text:p>
          </table:table-cell>
          <table:table-cell office:value-type="float" office:value="27.2" calcext:value-type="float">
            <text:p>27.2</text:p>
          </table:table-cell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104.15" calcext:value-type="float">
            <text:p>104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.15" calcext:value-type="float">
            <text:p>104.1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23]/10000000;5)" office:value-type="float" office:value="2.79467" calcext:value-type="float">
            <text:p>2.79467</text:p>
          </table:table-cell>
          <table:table-cell table:formula="of:=[.C223]*100" office:value-type="float" office:value="694" calcext:value-type="float">
            <text:p>694</text:p>
          </table:table-cell>
          <table:table-cell table:formula="of:=[.F223]" office:value-type="float" office:value="669" calcext:value-type="float">
            <text:p>669</text:p>
          </table:table-cell>
          <table:table-cell table:formula="of:=[.M223]*10" office:value-type="float" office:value="1041.5" calcext:value-type="float">
            <text:p>1041.5</text:p>
          </table:table-cell>
        </table:table-row>
        <table:table-row table:style-name="ro2">
          <table:table-cell office:value-type="float" office:value="27951051" calcext:value-type="float">
            <text:p>27951051</text:p>
          </table:table-cell>
          <table:table-cell table:formula="of:=[.A224]-[.A223]" office:value-type="float" office:value="4343" calcext:value-type="float">
            <text:p>4343</text:p>
          </table:table-cell>
          <table:table-cell office:value-type="float" office:value="7.07" calcext:value-type="float">
            <text:p>7.07</text:p>
          </table:table-cell>
          <table:table-cell office:value-type="float" office:value="24.41" calcext:value-type="float">
            <text:p>24.41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7.07" calcext:value-type="float">
            <text:p>7.07</text:p>
          </table:table-cell>
          <table:table-cell table:number-columns-repeated="2" office:value-type="float" office:value="106.05" calcext:value-type="float">
            <text:p>106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05" calcext:value-type="float">
            <text:p>106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24]/10000000;5)" office:value-type="float" office:value="2.79511" calcext:value-type="float">
            <text:p>2.79511</text:p>
          </table:table-cell>
          <table:table-cell table:formula="of:=[.C224]*100" office:value-type="float" office:value="707" calcext:value-type="float">
            <text:p>707</text:p>
          </table:table-cell>
          <table:table-cell table:formula="of:=[.F224]" office:value-type="float" office:value="667" calcext:value-type="float">
            <text:p>667</text:p>
          </table:table-cell>
          <table:table-cell table:formula="of:=[.M224]*10" office:value-type="float" office:value="1060.5" calcext:value-type="float">
            <text:p>1060.5</text:p>
          </table:table-cell>
        </table:table-row>
        <table:table-row table:style-name="ro2">
          <table:table-cell office:value-type="float" office:value="27954860" calcext:value-type="float">
            <text:p>27954860</text:p>
          </table:table-cell>
          <table:table-cell table:formula="of:=[.A225]-[.A224]" office:value-type="float" office:value="3809" calcext:value-type="float">
            <text:p>3809</text:p>
          </table:table-cell>
          <table:table-cell office:value-type="float" office:value="7.11" calcext:value-type="float">
            <text:p>7.11</text:p>
          </table:table-cell>
          <table:table-cell office:value-type="float" office:value="13.57" calcext:value-type="float">
            <text:p>13.57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7.11" calcext:value-type="float">
            <text:p>7.11</text:p>
          </table:table-cell>
          <table:table-cell table:number-columns-repeated="2" office:value-type="float" office:value="106.67" calcext:value-type="float">
            <text:p>106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67" calcext:value-type="float">
            <text:p>106.6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25]/10000000;5)" office:value-type="float" office:value="2.79549" calcext:value-type="float">
            <text:p>2.79549</text:p>
          </table:table-cell>
          <table:table-cell table:formula="of:=[.C225]*100" office:value-type="float" office:value="711" calcext:value-type="float">
            <text:p>711</text:p>
          </table:table-cell>
          <table:table-cell table:formula="of:=[.F225]" office:value-type="float" office:value="666" calcext:value-type="float">
            <text:p>666</text:p>
          </table:table-cell>
          <table:table-cell table:formula="of:=[.M225]*10" office:value-type="float" office:value="1066.7" calcext:value-type="float">
            <text:p>1066.7</text:p>
          </table:table-cell>
        </table:table-row>
        <table:table-row table:style-name="ro2">
          <table:table-cell office:value-type="float" office:value="27959011" calcext:value-type="float">
            <text:p>27959011</text:p>
          </table:table-cell>
          <table:table-cell table:formula="of:=[.A226]-[.A225]" office:value-type="float" office:value="4151" calcext:value-type="float">
            <text:p>4151</text:p>
          </table:table-cell>
          <table:table-cell office:value-type="float" office:value="7.2" calcext:value-type="float">
            <text:p>7.2</text:p>
          </table:table-cell>
          <table:table-cell office:value-type="float" office:value="18.94" calcext:value-type="float">
            <text:p>18.94</text:p>
          </table:table-cell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108.04" calcext:value-type="float">
            <text:p>108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.04" calcext:value-type="float">
            <text:p>108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26]/10000000;5)" office:value-type="float" office:value="2.7959" calcext:value-type="float">
            <text:p>2.7959</text:p>
          </table:table-cell>
          <table:table-cell table:formula="of:=[.C226]*100" office:value-type="float" office:value="720" calcext:value-type="float">
            <text:p>720</text:p>
          </table:table-cell>
          <table:table-cell table:formula="of:=[.F226]" office:value-type="float" office:value="664" calcext:value-type="float">
            <text:p>664</text:p>
          </table:table-cell>
          <table:table-cell table:formula="of:=[.M226]*10" office:value-type="float" office:value="1080.4" calcext:value-type="float">
            <text:p>1080.4</text:p>
          </table:table-cell>
        </table:table-row>
        <table:table-row table:style-name="ro2">
          <table:table-cell office:value-type="float" office:value="27962863" calcext:value-type="float">
            <text:p>27962863</text:p>
          </table:table-cell>
          <table:table-cell table:formula="of:=[.A227]-[.A226]" office:value-type="float" office:value="3852" calcext:value-type="float">
            <text:p>3852</text:p>
          </table:table-cell>
          <table:table-cell office:value-type="float" office:value="7.37" calcext:value-type="float">
            <text:p>7.37</text:p>
          </table:table-cell>
          <table:table-cell office:value-type="float" office:value="27.69" calcext:value-type="float">
            <text:p>27.69</text:p>
          </table:table-cell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7.37" calcext:value-type="float">
            <text:p>7.37</text:p>
          </table:table-cell>
          <table:table-cell table:number-columns-repeated="2" office:value-type="float" office:value="110.48" calcext:value-type="float">
            <text:p>11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.48" calcext:value-type="float">
            <text:p>110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27]/10000000;5)" office:value-type="float" office:value="2.79629" calcext:value-type="float">
            <text:p>2.79629</text:p>
          </table:table-cell>
          <table:table-cell table:formula="of:=[.C227]*100" office:value-type="float" office:value="737" calcext:value-type="float">
            <text:p>737</text:p>
          </table:table-cell>
          <table:table-cell table:formula="of:=[.F227]" office:value-type="float" office:value="661" calcext:value-type="float">
            <text:p>661</text:p>
          </table:table-cell>
          <table:table-cell table:formula="of:=[.M227]*10" office:value-type="float" office:value="1104.8" calcext:value-type="float">
            <text:p>1104.8</text:p>
          </table:table-cell>
        </table:table-row>
        <table:table-row table:style-name="ro2">
          <table:table-cell office:value-type="float" office:value="27967134" calcext:value-type="float">
            <text:p>27967134</text:p>
          </table:table-cell>
          <table:table-cell table:formula="of:=[.A228]-[.A227]" office:value-type="float" office:value="4271" calcext:value-type="float">
            <text:p>4271</text:p>
          </table:table-cell>
          <table:table-cell office:value-type="float" office:value="7.38" calcext:value-type="float">
            <text:p>7.38</text:p>
          </table:table-cell>
          <table:table-cell office:value-type="float" office:value="11.63" calcext:value-type="float">
            <text:p>11.63</text:p>
          </table:table-cell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7.38" calcext:value-type="float">
            <text:p>7.38</text:p>
          </table:table-cell>
          <table:table-cell table:number-columns-repeated="2" office:value-type="float" office:value="110.74" calcext:value-type="float">
            <text:p>11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.74" calcext:value-type="float">
            <text:p>110.7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28]/10000000;5)" office:value-type="float" office:value="2.79671" calcext:value-type="float">
            <text:p>2.79671</text:p>
          </table:table-cell>
          <table:table-cell table:formula="of:=[.C228]*100" office:value-type="float" office:value="738" calcext:value-type="float">
            <text:p>738</text:p>
          </table:table-cell>
          <table:table-cell table:formula="of:=[.F228]" office:value-type="float" office:value="661" calcext:value-type="float">
            <text:p>661</text:p>
          </table:table-cell>
          <table:table-cell table:formula="of:=[.M228]*10" office:value-type="float" office:value="1107.4" calcext:value-type="float">
            <text:p>1107.4</text:p>
          </table:table-cell>
        </table:table-row>
        <table:table-row table:style-name="ro2">
          <table:table-cell office:value-type="float" office:value="27970883" calcext:value-type="float">
            <text:p>27970883</text:p>
          </table:table-cell>
          <table:table-cell table:formula="of:=[.A229]-[.A228]" office:value-type="float" office:value="3749" calcext:value-type="float">
            <text:p>3749</text:p>
          </table:table-cell>
          <table:table-cell office:value-type="float" office:value="7.45" calcext:value-type="float">
            <text:p>7.45</text:p>
          </table:table-cell>
          <table:table-cell office:value-type="float" office:value="15.17" calcext:value-type="float">
            <text:p>15.17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7.45" calcext:value-type="float">
            <text:p>7.45</text:p>
          </table:table-cell>
          <table:table-cell table:number-columns-repeated="2" office:value-type="float" office:value="111.73" calcext:value-type="float">
            <text:p>111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.73" calcext:value-type="float">
            <text:p>111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29]/10000000;5)" office:value-type="float" office:value="2.79709" calcext:value-type="float">
            <text:p>2.79709</text:p>
          </table:table-cell>
          <table:table-cell table:formula="of:=[.C229]*100" office:value-type="float" office:value="745" calcext:value-type="float">
            <text:p>745</text:p>
          </table:table-cell>
          <table:table-cell table:formula="of:=[.F229]" office:value-type="float" office:value="660" calcext:value-type="float">
            <text:p>660</text:p>
          </table:table-cell>
          <table:table-cell table:formula="of:=[.M229]*10" office:value-type="float" office:value="1117.3" calcext:value-type="float">
            <text:p>1117.3</text:p>
          </table:table-cell>
        </table:table-row>
        <table:table-row table:style-name="ro2">
          <table:table-cell office:value-type="float" office:value="27975391" calcext:value-type="float">
            <text:p>27975391</text:p>
          </table:table-cell>
          <table:table-cell table:formula="of:=[.A230]-[.A229]" office:value-type="float" office:value="4508" calcext:value-type="float">
            <text:p>4508</text:p>
          </table:table-cell>
          <table:table-cell office:value-type="float" office:value="7.61" calcext:value-type="float">
            <text:p>7.61</text:p>
          </table:table-cell>
          <table:table-cell office:value-type="float" office:value="25.01" calcext:value-type="float">
            <text:p>25.01</text:p>
          </table:table-cell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float" office:value="7.61" calcext:value-type="float">
            <text:p>7.61</text:p>
          </table:table-cell>
          <table:table-cell table:number-columns-repeated="2" office:value-type="float" office:value="114.08" calcext:value-type="float">
            <text:p>114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.08" calcext:value-type="float">
            <text:p>114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30]/10000000;5)" office:value-type="float" office:value="2.79754" calcext:value-type="float">
            <text:p>2.79754</text:p>
          </table:table-cell>
          <table:table-cell table:formula="of:=[.C230]*100" office:value-type="float" office:value="761" calcext:value-type="float">
            <text:p>761</text:p>
          </table:table-cell>
          <table:table-cell table:formula="of:=[.F230]" office:value-type="float" office:value="657" calcext:value-type="float">
            <text:p>657</text:p>
          </table:table-cell>
          <table:table-cell table:formula="of:=[.M230]*10" office:value-type="float" office:value="1140.8" calcext:value-type="float">
            <text:p>1140.8</text:p>
          </table:table-cell>
        </table:table-row>
        <table:table-row table:style-name="ro2">
          <table:table-cell office:value-type="float" office:value="27979008" calcext:value-type="float">
            <text:p>27979008</text:p>
          </table:table-cell>
          <table:table-cell table:formula="of:=[.A231]-[.A230]" office:value-type="float" office:value="3617" calcext:value-type="float">
            <text:p>3617</text:p>
          </table:table-cell>
          <table:table-cell office:value-type="float" office:value="7.71" calcext:value-type="float">
            <text:p>7.71</text:p>
          </table:table-cell>
          <table:table-cell office:value-type="float" office:value="19.42" calcext:value-type="float">
            <text:p>19.42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7.71" calcext:value-type="float">
            <text:p>7.71</text:p>
          </table:table-cell>
          <table:table-cell table:number-columns-repeated="2" office:value-type="float" office:value="115.6" calcext:value-type="float">
            <text:p>11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.6" calcext:value-type="float">
            <text:p>115.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31]/10000000;5)" office:value-type="float" office:value="2.7979" calcext:value-type="float">
            <text:p>2.7979</text:p>
          </table:table-cell>
          <table:table-cell table:formula="of:=[.C231]*100" office:value-type="float" office:value="771" calcext:value-type="float">
            <text:p>771</text:p>
          </table:table-cell>
          <table:table-cell table:formula="of:=[.F231]" office:value-type="float" office:value="655" calcext:value-type="float">
            <text:p>655</text:p>
          </table:table-cell>
          <table:table-cell table:formula="of:=[.M231]*10" office:value-type="float" office:value="1156" calcext:value-type="float">
            <text:p>1156</text:p>
          </table:table-cell>
        </table:table-row>
        <table:table-row table:style-name="ro2">
          <table:table-cell office:value-type="float" office:value="27983154" calcext:value-type="float">
            <text:p>27983154</text:p>
          </table:table-cell>
          <table:table-cell table:formula="of:=[.A232]-[.A231]" office:value-type="float" office:value="4146" calcext:value-type="float">
            <text:p>4146</text:p>
          </table:table-cell>
          <table:table-cell office:value-type="float" office:value="7.78" calcext:value-type="float">
            <text:p>7.78</text:p>
          </table:table-cell>
          <table:table-cell office:value-type="float" office:value="14.05" calcext:value-type="float">
            <text:p>14.05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7.78" calcext:value-type="float">
            <text:p>7.78</text:p>
          </table:table-cell>
          <table:table-cell table:number-columns-repeated="2" office:value-type="float" office:value="116.68" calcext:value-type="float">
            <text:p>116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.68" calcext:value-type="float">
            <text:p>116.6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32]/10000000;5)" office:value-type="float" office:value="2.79832" calcext:value-type="float">
            <text:p>2.79832</text:p>
          </table:table-cell>
          <table:table-cell table:formula="of:=[.C232]*100" office:value-type="float" office:value="778" calcext:value-type="float">
            <text:p>778</text:p>
          </table:table-cell>
          <table:table-cell table:formula="of:=[.F232]" office:value-type="float" office:value="654" calcext:value-type="float">
            <text:p>654</text:p>
          </table:table-cell>
          <table:table-cell table:formula="of:=[.M232]*10" office:value-type="float" office:value="1166.8" calcext:value-type="float">
            <text:p>1166.8</text:p>
          </table:table-cell>
        </table:table-row>
        <table:table-row table:style-name="ro2">
          <table:table-cell office:value-type="float" office:value="27987125" calcext:value-type="float">
            <text:p>27987125</text:p>
          </table:table-cell>
          <table:table-cell table:formula="of:=[.A233]-[.A232]" office:value-type="float" office:value="3971" calcext:value-type="float">
            <text:p>3971</text:p>
          </table:table-cell>
          <table:table-cell office:value-type="float" office:value="7.94" calcext:value-type="float">
            <text:p>7.94</text:p>
          </table:table-cell>
          <table:table-cell office:value-type="float" office:value="23.45" calcext:value-type="float">
            <text:p>23.45</text:p>
          </table:table-cell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7.94" calcext:value-type="float">
            <text:p>7.94</text:p>
          </table:table-cell>
          <table:table-cell table:number-columns-repeated="2" office:value-type="float" office:value="119.11" calcext:value-type="float">
            <text:p>119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.11" calcext:value-type="float">
            <text:p>119.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33]/10000000;5)" office:value-type="float" office:value="2.79871" calcext:value-type="float">
            <text:p>2.79871</text:p>
          </table:table-cell>
          <table:table-cell table:formula="of:=[.C233]*100" office:value-type="float" office:value="794" calcext:value-type="float">
            <text:p>794</text:p>
          </table:table-cell>
          <table:table-cell table:formula="of:=[.F233]" office:value-type="float" office:value="651" calcext:value-type="float">
            <text:p>651</text:p>
          </table:table-cell>
          <table:table-cell table:formula="of:=[.M233]*10" office:value-type="float" office:value="1191.1" calcext:value-type="float">
            <text:p>1191.1</text:p>
          </table:table-cell>
        </table:table-row>
        <table:table-row table:style-name="ro2">
          <table:table-cell office:value-type="float" office:value="27991488" calcext:value-type="float">
            <text:p>27991488</text:p>
          </table:table-cell>
          <table:table-cell table:formula="of:=[.A234]-[.A233]" office:value-type="float" office:value="4363" calcext:value-type="float">
            <text:p>4363</text:p>
          </table:table-cell>
          <table:table-cell office:value-type="float" office:value="8.07" calcext:value-type="float">
            <text:p>8.07</text:p>
          </table:table-cell>
          <table:table-cell office:value-type="float" office:value="21.14" calcext:value-type="float">
            <text:p>21.14</text:p>
          </table:table-cell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8.07" calcext:value-type="float">
            <text:p>8.07</text:p>
          </table:table-cell>
          <table:table-cell table:number-columns-repeated="2" office:value-type="float" office:value="121.07" calcext:value-type="float">
            <text:p>121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.07" calcext:value-type="float">
            <text:p>121.0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34]/10000000;5)" office:value-type="float" office:value="2.79915" calcext:value-type="float">
            <text:p>2.79915</text:p>
          </table:table-cell>
          <table:table-cell table:formula="of:=[.C234]*100" office:value-type="float" office:value="807" calcext:value-type="float">
            <text:p>807</text:p>
          </table:table-cell>
          <table:table-cell table:formula="of:=[.F234]" office:value-type="float" office:value="648" calcext:value-type="float">
            <text:p>648</text:p>
          </table:table-cell>
          <table:table-cell table:formula="of:=[.M234]*10" office:value-type="float" office:value="1210.7" calcext:value-type="float">
            <text:p>1210.7</text:p>
          </table:table-cell>
        </table:table-row>
        <table:table-row table:style-name="ro2">
          <table:table-cell office:value-type="float" office:value="27995248" calcext:value-type="float">
            <text:p>27995248</text:p>
          </table:table-cell>
          <table:table-cell table:formula="of:=[.A235]-[.A234]" office:value-type="float" office:value="3760" calcext:value-type="float">
            <text:p>3760</text:p>
          </table:table-cell>
          <table:table-cell office:value-type="float" office:value="8.15" calcext:value-type="float">
            <text:p>8.15</text:p>
          </table:table-cell>
          <table:table-cell office:value-type="float" office:value="13.81" calcext:value-type="float">
            <text:p>13.81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8.15" calcext:value-type="float">
            <text:p>8.15</text:p>
          </table:table-cell>
          <table:table-cell table:number-columns-repeated="2" office:value-type="float" office:value="122.22" calcext:value-type="float">
            <text:p>122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.22" calcext:value-type="float">
            <text:p>122.2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35]/10000000;5)" office:value-type="float" office:value="2.79952" calcext:value-type="float">
            <text:p>2.79952</text:p>
          </table:table-cell>
          <table:table-cell table:formula="of:=[.C235]*100" office:value-type="float" office:value="815" calcext:value-type="float">
            <text:p>815</text:p>
          </table:table-cell>
          <table:table-cell table:formula="of:=[.F235]" office:value-type="float" office:value="647" calcext:value-type="float">
            <text:p>647</text:p>
          </table:table-cell>
          <table:table-cell table:formula="of:=[.M235]*10" office:value-type="float" office:value="1222.2" calcext:value-type="float">
            <text:p>1222.2</text:p>
          </table:table-cell>
        </table:table-row>
        <table:table-row table:style-name="ro2">
          <table:table-cell office:value-type="float" office:value="27999505" calcext:value-type="float">
            <text:p>27999505</text:p>
          </table:table-cell>
          <table:table-cell table:formula="of:=[.A236]-[.A235]" office:value-type="float" office:value="4257" calcext:value-type="float">
            <text:p>4257</text:p>
          </table:table-cell>
          <table:table-cell office:value-type="float" office:value="8.34" calcext:value-type="float">
            <text:p>8.34</text:p>
          </table:table-cell>
          <table:table-cell office:value-type="float" office:value="25.39" calcext:value-type="float">
            <text:p>25.39</text:p>
          </table:table-cell>
          <table:table-cell office:value-type="float" office:value="1" calcext:value-type="float">
            <text:p>1</text:p>
          </table:table-cell>
          <table:table-cell office:value-type="float" office:value="643" calcext:value-type="float">
            <text:p>643</text:p>
          </table:table-cell>
          <table:table-cell office:value-type="float" office:value="8.34" calcext:value-type="float">
            <text:p>8.34</text:p>
          </table:table-cell>
          <table:table-cell table:number-columns-repeated="2" office:value-type="float" office:value="125.08" calcext:value-type="float">
            <text:p>125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.08" calcext:value-type="float">
            <text:p>125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36]/10000000;5)" office:value-type="float" office:value="2.79995" calcext:value-type="float">
            <text:p>2.79995</text:p>
          </table:table-cell>
          <table:table-cell table:formula="of:=[.C236]*100" office:value-type="float" office:value="834" calcext:value-type="float">
            <text:p>834</text:p>
          </table:table-cell>
          <table:table-cell table:formula="of:=[.F236]" office:value-type="float" office:value="643" calcext:value-type="float">
            <text:p>643</text:p>
          </table:table-cell>
          <table:table-cell table:formula="of:=[.M236]*10" office:value-type="float" office:value="1250.8" calcext:value-type="float">
            <text:p>1250.8</text:p>
          </table:table-cell>
        </table:table-row>
        <table:table-row table:style-name="ro2">
          <table:table-cell office:value-type="float" office:value="28035268" calcext:value-type="float">
            <text:p>28035268</text:p>
          </table:table-cell>
          <table:table-cell table:formula="of:=[.A237]-[.A236]" office:value-type="float" office:value="35763" calcext:value-type="float">
            <text:p>35763</text:p>
          </table:table-cell>
          <table:table-cell office:value-type="float" office:value="8.37" calcext:value-type="float">
            <text:p>8.37</text:p>
          </table:table-cell>
          <table:table-cell office:value-type="float" office:value="11.46" calcext:value-type="float">
            <text:p>11.46</text:p>
          </table:table-cell>
          <table:table-cell office:value-type="float" office:value="1" calcext:value-type="float">
            <text:p>1</text:p>
          </table:table-cell>
          <table:table-cell office:value-type="float" office:value="643" calcext:value-type="float">
            <text:p>643</text:p>
          </table:table-cell>
          <table:table-cell office:value-type="float" office:value="8.37" calcext:value-type="float">
            <text:p>8.37</text:p>
          </table:table-cell>
          <table:table-cell table:number-columns-repeated="2" office:value-type="float" office:value="125.48" calcext:value-type="float">
            <text:p>125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.48" calcext:value-type="float">
            <text:p>125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37]/10000000;5)" office:value-type="float" office:value="2.80353" calcext:value-type="float">
            <text:p>2.80353</text:p>
          </table:table-cell>
          <table:table-cell table:formula="of:=[.C237]*100" office:value-type="float" office:value="837" calcext:value-type="float">
            <text:p>837</text:p>
          </table:table-cell>
          <table:table-cell table:formula="of:=[.F237]" office:value-type="float" office:value="643" calcext:value-type="float">
            <text:p>643</text:p>
          </table:table-cell>
          <table:table-cell table:formula="of:=[.M237]*10" office:value-type="float" office:value="1254.8" calcext:value-type="float">
            <text:p>1254.8</text:p>
          </table:table-cell>
        </table:table-row>
        <table:table-row table:style-name="ro2">
          <table:table-cell office:value-type="float" office:value="28040320" calcext:value-type="float">
            <text:p>28040320</text:p>
          </table:table-cell>
          <table:table-cell table:formula="of:=[.A238]-[.A237]" office:value-type="float" office:value="5052" calcext:value-type="float">
            <text:p>5052</text:p>
          </table:table-cell>
          <table:table-cell office:value-type="float" office:value="8.51" calcext:value-type="float">
            <text:p>8.51</text:p>
          </table:table-cell>
          <table:table-cell office:value-type="float" office:value="25.46" calcext:value-type="float">
            <text:p>25.46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8.51" calcext:value-type="float">
            <text:p>8.51</text:p>
          </table:table-cell>
          <table:table-cell table:number-columns-repeated="2" office:value-type="float" office:value="127.7" calcext:value-type="float">
            <text:p>12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.7" calcext:value-type="float">
            <text:p>127.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38]/10000000;5)" office:value-type="float" office:value="2.80403" calcext:value-type="float">
            <text:p>2.80403</text:p>
          </table:table-cell>
          <table:table-cell table:formula="of:=[.C238]*100" office:value-type="float" office:value="851" calcext:value-type="float">
            <text:p>851</text:p>
          </table:table-cell>
          <table:table-cell table:formula="of:=[.F238]" office:value-type="float" office:value="640" calcext:value-type="float">
            <text:p>640</text:p>
          </table:table-cell>
          <table:table-cell table:formula="of:=[.M238]*10" office:value-type="float" office:value="1277" calcext:value-type="float">
            <text:p>1277</text:p>
          </table:table-cell>
        </table:table-row>
        <table:table-row table:style-name="ro2">
          <table:table-cell office:value-type="float" office:value="28043691" calcext:value-type="float">
            <text:p>28043691</text:p>
          </table:table-cell>
          <table:table-cell table:formula="of:=[.A239]-[.A238]" office:value-type="float" office:value="3371" calcext:value-type="float">
            <text:p>3371</text:p>
          </table:table-cell>
          <table:table-cell office:value-type="float" office:value="8.57" calcext:value-type="float">
            <text:p>8.57</text:p>
          </table:table-cell>
          <table:table-cell office:value-type="float" office:value="16.58" calcext:value-type="float">
            <text:p>16.58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8.57" calcext:value-type="float">
            <text:p>8.57</text:p>
          </table:table-cell>
          <table:table-cell table:number-columns-repeated="2" office:value-type="float" office:value="128.49" calcext:value-type="float">
            <text:p>128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.49" calcext:value-type="float">
            <text:p>128.4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39]/10000000;5)" office:value-type="float" office:value="2.80437" calcext:value-type="float">
            <text:p>2.80437</text:p>
          </table:table-cell>
          <table:table-cell table:formula="of:=[.C239]*100" office:value-type="float" office:value="857" calcext:value-type="float">
            <text:p>857</text:p>
          </table:table-cell>
          <table:table-cell table:formula="of:=[.F239]" office:value-type="float" office:value="639" calcext:value-type="float">
            <text:p>639</text:p>
          </table:table-cell>
          <table:table-cell table:formula="of:=[.M239]*10" office:value-type="float" office:value="1284.9" calcext:value-type="float">
            <text:p>1284.9</text:p>
          </table:table-cell>
        </table:table-row>
        <table:table-row table:style-name="ro2">
          <table:table-cell office:value-type="float" office:value="28048331" calcext:value-type="float">
            <text:p>28048331</text:p>
          </table:table-cell>
          <table:table-cell table:formula="of:=[.A240]-[.A239]" office:value-type="float" office:value="4640" calcext:value-type="float">
            <text:p>4640</text:p>
          </table:table-cell>
          <table:table-cell office:value-type="float" office:value="8.6" calcext:value-type="float">
            <text:p>8.6</text:p>
          </table:table-cell>
          <table:table-cell office:value-type="float" office:value="12.47" calcext:value-type="float">
            <text:p>12.47</text:p>
          </table:table-cell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28.99" calcext:value-type="float">
            <text:p>128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.99" calcext:value-type="float">
            <text:p>128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40]/10000000;5)" office:value-type="float" office:value="2.80483" calcext:value-type="float">
            <text:p>2.80483</text:p>
          </table:table-cell>
          <table:table-cell table:formula="of:=[.C240]*100" office:value-type="float" office:value="860" calcext:value-type="float">
            <text:p>860</text:p>
          </table:table-cell>
          <table:table-cell table:formula="of:=[.F240]" office:value-type="float" office:value="638" calcext:value-type="float">
            <text:p>638</text:p>
          </table:table-cell>
          <table:table-cell table:formula="of:=[.M240]*10" office:value-type="float" office:value="1289.9" calcext:value-type="float">
            <text:p>1289.9</text:p>
          </table:table-cell>
        </table:table-row>
        <table:table-row table:style-name="ro2">
          <table:table-cell office:value-type="float" office:value="28052300" calcext:value-type="float">
            <text:p>28052300</text:p>
          </table:table-cell>
          <table:table-cell table:formula="of:=[.A241]-[.A240]" office:value-type="float" office:value="3969" calcext:value-type="float">
            <text:p>3969</text:p>
          </table:table-cell>
          <table:table-cell office:value-type="float" office:value="8.78" calcext:value-type="float">
            <text:p>8.78</text:p>
          </table:table-cell>
          <table:table-cell office:value-type="float" office:value="28.36" calcext:value-type="float">
            <text:p>28.36</text:p>
          </table:table-cell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 office:value-type="float" office:value="8.78" calcext:value-type="float">
            <text:p>8.78</text:p>
          </table:table-cell>
          <table:table-cell table:number-columns-repeated="2" office:value-type="float" office:value="131.67" calcext:value-type="float">
            <text:p>131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.67" calcext:value-type="float">
            <text:p>131.6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41]/10000000;5)" office:value-type="float" office:value="2.80523" calcext:value-type="float">
            <text:p>2.80523</text:p>
          </table:table-cell>
          <table:table-cell table:formula="of:=[.C241]*100" office:value-type="float" office:value="878" calcext:value-type="float">
            <text:p>878</text:p>
          </table:table-cell>
          <table:table-cell table:formula="of:=[.F241]" office:value-type="float" office:value="635" calcext:value-type="float">
            <text:p>635</text:p>
          </table:table-cell>
          <table:table-cell table:formula="of:=[.M241]*10" office:value-type="float" office:value="1316.7" calcext:value-type="float">
            <text:p>1316.7</text:p>
          </table:table-cell>
        </table:table-row>
        <table:table-row table:style-name="ro2">
          <table:table-cell office:value-type="float" office:value="28056805" calcext:value-type="float">
            <text:p>28056805</text:p>
          </table:table-cell>
          <table:table-cell table:formula="of:=[.A242]-[.A241]" office:value-type="float" office:value="4505" calcext:value-type="float">
            <text:p>4505</text:p>
          </table:table-cell>
          <table:table-cell office:value-type="float" office:value="8.86" calcext:value-type="float">
            <text:p>8.86</text:p>
          </table:table-cell>
          <table:table-cell office:value-type="float" office:value="19.56" calcext:value-type="float">
            <text:p>19.56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8.86" calcext:value-type="float">
            <text:p>8.86</text:p>
          </table:table-cell>
          <table:table-cell table:number-columns-repeated="2" office:value-type="float" office:value="132.9" calcext:value-type="float">
            <text:p>13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.9" calcext:value-type="float">
            <text:p>132.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42]/10000000;5)" office:value-type="float" office:value="2.80568" calcext:value-type="float">
            <text:p>2.80568</text:p>
          </table:table-cell>
          <table:table-cell table:formula="of:=[.C242]*100" office:value-type="float" office:value="886" calcext:value-type="float">
            <text:p>886</text:p>
          </table:table-cell>
          <table:table-cell table:formula="of:=[.F242]" office:value-type="float" office:value="633" calcext:value-type="float">
            <text:p>633</text:p>
          </table:table-cell>
          <table:table-cell table:formula="of:=[.M242]*10" office:value-type="float" office:value="1329" calcext:value-type="float">
            <text:p>1329</text:p>
          </table:table-cell>
        </table:table-row>
        <table:table-row table:style-name="ro2">
          <table:table-cell office:value-type="float" office:value="28060440" calcext:value-type="float">
            <text:p>28060440</text:p>
          </table:table-cell>
          <table:table-cell table:formula="of:=[.A243]-[.A242]" office:value-type="float" office:value="3635" calcext:value-type="float">
            <text:p>3635</text:p>
          </table:table-cell>
          <table:table-cell office:value-type="float" office:value="8.89" calcext:value-type="float">
            <text:p>8.89</text:p>
          </table:table-cell>
          <table:table-cell office:value-type="float" office:value="12.18" calcext:value-type="float">
            <text:p>12.18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8.89" calcext:value-type="float">
            <text:p>8.89</text:p>
          </table:table-cell>
          <table:table-cell table:number-columns-repeated="2" office:value-type="float" office:value="133.37" calcext:value-type="float">
            <text:p>133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.37" calcext:value-type="float">
            <text:p>133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43]/10000000;5)" office:value-type="float" office:value="2.80604" calcext:value-type="float">
            <text:p>2.80604</text:p>
          </table:table-cell>
          <table:table-cell table:formula="of:=[.C243]*100" office:value-type="float" office:value="889" calcext:value-type="float">
            <text:p>889</text:p>
          </table:table-cell>
          <table:table-cell table:formula="of:=[.F243]" office:value-type="float" office:value="633" calcext:value-type="float">
            <text:p>633</text:p>
          </table:table-cell>
          <table:table-cell table:formula="of:=[.M243]*10" office:value-type="float" office:value="1333.7" calcext:value-type="float">
            <text:p>1333.7</text:p>
          </table:table-cell>
        </table:table-row>
        <table:table-row table:style-name="ro2">
          <table:table-cell office:value-type="float" office:value="28064608" calcext:value-type="float">
            <text:p>28064608</text:p>
          </table:table-cell>
          <table:table-cell table:formula="of:=[.A244]-[.A243]" office:value-type="float" office:value="4168" calcext:value-type="float">
            <text:p>4168</text:p>
          </table:table-cell>
          <table:table-cell office:value-type="float" office:value="9.06" calcext:value-type="float">
            <text:p>9.06</text:p>
          </table:table-cell>
          <table:table-cell office:value-type="float" office:value="26.67" calcext:value-type="float">
            <text:p>26.67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9.06" calcext:value-type="float">
            <text:p>9.06</text:p>
          </table:table-cell>
          <table:table-cell table:number-columns-repeated="2" office:value-type="float" office:value="135.9" calcext:value-type="float">
            <text:p>1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.9" calcext:value-type="float">
            <text:p>135.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44]/10000000;5)" office:value-type="float" office:value="2.80646" calcext:value-type="float">
            <text:p>2.80646</text:p>
          </table:table-cell>
          <table:table-cell table:formula="of:=[.C244]*100" office:value-type="float" office:value="906" calcext:value-type="float">
            <text:p>906</text:p>
          </table:table-cell>
          <table:table-cell table:formula="of:=[.F244]" office:value-type="float" office:value="630" calcext:value-type="float">
            <text:p>630</text:p>
          </table:table-cell>
          <table:table-cell table:formula="of:=[.M244]*10" office:value-type="float" office:value="1359" calcext:value-type="float">
            <text:p>1359</text:p>
          </table:table-cell>
        </table:table-row>
        <table:table-row table:style-name="ro2">
          <table:table-cell office:value-type="float" office:value="28068540" calcext:value-type="float">
            <text:p>28068540</text:p>
          </table:table-cell>
          <table:table-cell table:formula="of:=[.A245]-[.A244]" office:value-type="float" office:value="3932" calcext:value-type="float">
            <text:p>3932</text:p>
          </table:table-cell>
          <table:table-cell office:value-type="float" office:value="9.17" calcext:value-type="float">
            <text:p>9.17</text:p>
          </table:table-cell>
          <table:table-cell office:value-type="float" office:value="22.54" calcext:value-type="float">
            <text:p>22.54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9.17" calcext:value-type="float">
            <text:p>9.17</text:p>
          </table:table-cell>
          <table:table-cell table:number-columns-repeated="2" office:value-type="float" office:value="137.62" calcext:value-type="float">
            <text:p>137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62" calcext:value-type="float">
            <text:p>137.6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45]/10000000;5)" office:value-type="float" office:value="2.80685" calcext:value-type="float">
            <text:p>2.80685</text:p>
          </table:table-cell>
          <table:table-cell table:formula="of:=[.C245]*100" office:value-type="float" office:value="917" calcext:value-type="float">
            <text:p>917</text:p>
          </table:table-cell>
          <table:table-cell table:formula="of:=[.F245]" office:value-type="float" office:value="627" calcext:value-type="float">
            <text:p>627</text:p>
          </table:table-cell>
          <table:table-cell table:formula="of:=[.M245]*10" office:value-type="float" office:value="1376.2" calcext:value-type="float">
            <text:p>1376.2</text:p>
          </table:table-cell>
        </table:table-row>
        <table:table-row table:style-name="ro2">
          <table:table-cell office:value-type="float" office:value="28072831" calcext:value-type="float">
            <text:p>28072831</text:p>
          </table:table-cell>
          <table:table-cell table:formula="of:=[.A246]-[.A245]" office:value-type="float" office:value="4291" calcext:value-type="float">
            <text:p>4291</text:p>
          </table:table-cell>
          <table:table-cell office:value-type="float" office:value="9.22" calcext:value-type="float">
            <text:p>9.22</text:p>
          </table:table-cell>
          <table:table-cell office:value-type="float" office:value="13.42" calcext:value-type="float">
            <text:p>13.42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9.22" calcext:value-type="float">
            <text:p>9.22</text:p>
          </table:table-cell>
          <table:table-cell table:number-columns-repeated="2" office:value-type="float" office:value="138.32" calcext:value-type="float">
            <text:p>138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32" calcext:value-type="float">
            <text:p>138.3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46]/10000000;5)" office:value-type="float" office:value="2.80728" calcext:value-type="float">
            <text:p>2.80728</text:p>
          </table:table-cell>
          <table:table-cell table:formula="of:=[.C246]*100" office:value-type="float" office:value="922" calcext:value-type="float">
            <text:p>922</text:p>
          </table:table-cell>
          <table:table-cell table:formula="of:=[.F246]" office:value-type="float" office:value="627" calcext:value-type="float">
            <text:p>627</text:p>
          </table:table-cell>
          <table:table-cell table:formula="of:=[.M246]*10" office:value-type="float" office:value="1383.2" calcext:value-type="float">
            <text:p>1383.2</text:p>
          </table:table-cell>
        </table:table-row>
        <table:table-row table:style-name="ro2">
          <table:table-cell office:value-type="float" office:value="28076580" calcext:value-type="float">
            <text:p>28076580</text:p>
          </table:table-cell>
          <table:table-cell table:formula="of:=[.A247]-[.A246]" office:value-type="float" office:value="3749" calcext:value-type="float">
            <text:p>3749</text:p>
          </table:table-cell>
          <table:table-cell office:value-type="float" office:value="9.38" calcext:value-type="float">
            <text:p>9.38</text:p>
          </table:table-cell>
          <table:table-cell office:value-type="float" office:value="24.76" calcext:value-type="float">
            <text:p>24.76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9.38" calcext:value-type="float">
            <text:p>9.38</text:p>
          </table:table-cell>
          <table:table-cell table:number-columns-repeated="2" office:value-type="float" office:value="140.7" calcext:value-type="float">
            <text:p>14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.7" calcext:value-type="float">
            <text:p>140.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47]/10000000;5)" office:value-type="float" office:value="2.80766" calcext:value-type="float">
            <text:p>2.80766</text:p>
          </table:table-cell>
          <table:table-cell table:formula="of:=[.C247]*100" office:value-type="float" office:value="938" calcext:value-type="float">
            <text:p>938</text:p>
          </table:table-cell>
          <table:table-cell table:formula="of:=[.F247]" office:value-type="float" office:value="624" calcext:value-type="float">
            <text:p>624</text:p>
          </table:table-cell>
          <table:table-cell table:formula="of:=[.M247]*10" office:value-type="float" office:value="1407" calcext:value-type="float">
            <text:p>1407</text:p>
          </table:table-cell>
        </table:table-row>
        <table:table-row table:style-name="ro2">
          <table:table-cell office:value-type="float" office:value="28080811" calcext:value-type="float">
            <text:p>28080811</text:p>
          </table:table-cell>
          <table:table-cell table:formula="of:=[.A248]-[.A247]" office:value-type="float" office:value="4231" calcext:value-type="float">
            <text:p>4231</text:p>
          </table:table-cell>
          <table:table-cell office:value-type="float" office:value="9.54" calcext:value-type="float">
            <text:p>9.54</text:p>
          </table:table-cell>
          <table:table-cell office:value-type="float" office:value="26.4" calcext:value-type="float">
            <text:p>26.4</text:p>
          </table:table-cell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9.54" calcext:value-type="float">
            <text:p>9.54</text:p>
          </table:table-cell>
          <table:table-cell table:number-columns-repeated="2" office:value-type="float" office:value="143.09" calcext:value-type="float">
            <text:p>143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09" calcext:value-type="float">
            <text:p>143.0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48]/10000000;5)" office:value-type="float" office:value="2.80808" calcext:value-type="float">
            <text:p>2.80808</text:p>
          </table:table-cell>
          <table:table-cell table:formula="of:=[.C248]*100" office:value-type="float" office:value="954" calcext:value-type="float">
            <text:p>954</text:p>
          </table:table-cell>
          <table:table-cell table:formula="of:=[.F248]" office:value-type="float" office:value="621" calcext:value-type="float">
            <text:p>621</text:p>
          </table:table-cell>
          <table:table-cell table:formula="of:=[.M248]*10" office:value-type="float" office:value="1430.9" calcext:value-type="float">
            <text:p>1430.9</text:p>
          </table:table-cell>
        </table:table-row>
        <table:table-row table:style-name="ro2">
          <table:table-cell office:value-type="float" office:value="28084863" calcext:value-type="float">
            <text:p>28084863</text:p>
          </table:table-cell>
          <table:table-cell table:formula="of:=[.A249]-[.A248]" office:value-type="float" office:value="4052" calcext:value-type="float">
            <text:p>4052</text:p>
          </table:table-cell>
          <table:table-cell office:value-type="float" office:value="9.56" calcext:value-type="float">
            <text:p>9.56</text:p>
          </table:table-cell>
          <table:table-cell office:value-type="float" office:value="10.57" calcext:value-type="float">
            <text:p>10.57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9.56" calcext:value-type="float">
            <text:p>9.56</text:p>
          </table:table-cell>
          <table:table-cell table:number-columns-repeated="2" office:value-type="float" office:value="143.39" calcext:value-type="float">
            <text:p>143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39" calcext:value-type="float">
            <text:p>143.3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49]/10000000;5)" office:value-type="float" office:value="2.80849" calcext:value-type="float">
            <text:p>2.80849</text:p>
          </table:table-cell>
          <table:table-cell table:formula="of:=[.C249]*100" office:value-type="float" office:value="956" calcext:value-type="float">
            <text:p>956</text:p>
          </table:table-cell>
          <table:table-cell table:formula="of:=[.F249]" office:value-type="float" office:value="620" calcext:value-type="float">
            <text:p>620</text:p>
          </table:table-cell>
          <table:table-cell table:formula="of:=[.M249]*10" office:value-type="float" office:value="1433.9" calcext:value-type="float">
            <text:p>1433.9</text:p>
          </table:table-cell>
        </table:table-row>
        <table:table-row table:style-name="ro2">
          <table:table-cell office:value-type="float" office:value="28089145" calcext:value-type="float">
            <text:p>28089145</text:p>
          </table:table-cell>
          <table:table-cell table:formula="of:=[.A250]-[.A249]" office:value-type="float" office:value="4282" calcext:value-type="float">
            <text:p>4282</text:p>
          </table:table-cell>
          <table:table-cell office:value-type="float" office:value="9.69" calcext:value-type="float">
            <text:p>9.69</text:p>
          </table:table-cell>
          <table:table-cell office:value-type="float" office:value="20.74" calcext:value-type="float">
            <text:p>20.74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9.69" calcext:value-type="float">
            <text:p>9.69</text:p>
          </table:table-cell>
          <table:table-cell table:number-columns-repeated="2" office:value-type="float" office:value="145.29" calcext:value-type="float">
            <text:p>145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.29" calcext:value-type="float">
            <text:p>145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50]/10000000;5)" office:value-type="float" office:value="2.80891" calcext:value-type="float">
            <text:p>2.80891</text:p>
          </table:table-cell>
          <table:table-cell table:formula="of:=[.C250]*100" office:value-type="float" office:value="969" calcext:value-type="float">
            <text:p>969</text:p>
          </table:table-cell>
          <table:table-cell table:formula="of:=[.F250]" office:value-type="float" office:value="618" calcext:value-type="float">
            <text:p>618</text:p>
          </table:table-cell>
          <table:table-cell table:formula="of:=[.M250]*10" office:value-type="float" office:value="1452.9" calcext:value-type="float">
            <text:p>1452.9</text:p>
          </table:table-cell>
        </table:table-row>
        <table:table-row table:style-name="ro2">
          <table:table-cell office:value-type="float" office:value="28092908" calcext:value-type="float">
            <text:p>28092908</text:p>
          </table:table-cell>
          <table:table-cell table:formula="of:=[.A251]-[.A250]" office:value-type="float" office:value="3763" calcext:value-type="float">
            <text:p>3763</text:p>
          </table:table-cell>
          <table:table-cell office:value-type="float" office:value="9.89" calcext:value-type="float">
            <text:p>9.89</text:p>
          </table:table-cell>
          <table:table-cell office:value-type="float" office:value="29.98" calcext:value-type="float">
            <text:p>29.98</text:p>
          </table:table-cell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office:value-type="float" office:value="9.89" calcext:value-type="float">
            <text:p>9.89</text:p>
          </table:table-cell>
          <table:table-cell table:number-columns-repeated="2" office:value-type="float" office:value="148.29" calcext:value-type="float">
            <text:p>148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.29" calcext:value-type="float">
            <text:p>148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51]/10000000;5)" office:value-type="float" office:value="2.80929" calcext:value-type="float">
            <text:p>2.80929</text:p>
          </table:table-cell>
          <table:table-cell table:formula="of:=[.C251]*100" office:value-type="float" office:value="989" calcext:value-type="float">
            <text:p>989</text:p>
          </table:table-cell>
          <table:table-cell table:formula="of:=[.F251]" office:value-type="float" office:value="614" calcext:value-type="float">
            <text:p>614</text:p>
          </table:table-cell>
          <table:table-cell table:formula="of:=[.M251]*10" office:value-type="float" office:value="1482.9" calcext:value-type="float">
            <text:p>1482.9</text:p>
          </table:table-cell>
        </table:table-row>
        <table:table-row table:style-name="ro2">
          <table:table-cell office:value-type="float" office:value="28097151" calcext:value-type="float">
            <text:p>28097151</text:p>
          </table:table-cell>
          <table:table-cell table:formula="of:=[.A252]-[.A251]" office:value-type="float" office:value="4243" calcext:value-type="float">
            <text:p>4243</text:p>
          </table:table-cell>
          <table:table-cell office:value-type="float" office:value="9.91" calcext:value-type="float">
            <text:p>9.91</text:p>
          </table:table-cell>
          <table:table-cell office:value-type="float" office:value="10.93" calcext:value-type="float">
            <text:p>10.93</text:p>
          </table:table-cell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office:value-type="float" office:value="9.91" calcext:value-type="float">
            <text:p>9.91</text:p>
          </table:table-cell>
          <table:table-cell table:number-columns-repeated="2" office:value-type="float" office:value="148.6" calcext:value-type="float">
            <text:p>14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.6" calcext:value-type="float">
            <text:p>148.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52]/10000000;5)" office:value-type="float" office:value="2.80972" calcext:value-type="float">
            <text:p>2.80972</text:p>
          </table:table-cell>
          <table:table-cell table:formula="of:=[.C252]*100" office:value-type="float" office:value="991" calcext:value-type="float">
            <text:p>991</text:p>
          </table:table-cell>
          <table:table-cell table:formula="of:=[.F252]" office:value-type="float" office:value="614" calcext:value-type="float">
            <text:p>614</text:p>
          </table:table-cell>
          <table:table-cell table:formula="of:=[.M252]*10" office:value-type="float" office:value="1486" calcext:value-type="float">
            <text:p>1486</text:p>
          </table:table-cell>
        </table:table-row>
        <table:table-row table:style-name="ro2">
          <table:table-cell office:value-type="float" office:value="28101103" calcext:value-type="float">
            <text:p>28101103</text:p>
          </table:table-cell>
          <table:table-cell table:formula="of:=[.A253]-[.A252]" office:value-type="float" office:value="3952" calcext:value-type="float">
            <text:p>3952</text:p>
          </table:table-cell>
          <table:table-cell office:value-type="float" office:value="10.09" calcext:value-type="float">
            <text:p>10.09</text:p>
          </table:table-cell>
          <table:table-cell office:value-type="float" office:value="26.31" calcext:value-type="float">
            <text:p>26.31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0.09" calcext:value-type="float">
            <text:p>10.09</text:p>
          </table:table-cell>
          <table:table-cell table:number-columns-repeated="2" office:value-type="float" office:value="151.34" calcext:value-type="float">
            <text:p>151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34" calcext:value-type="float">
            <text:p>151.3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53]/10000000;5)" office:value-type="float" office:value="2.81011" calcext:value-type="float">
            <text:p>2.81011</text:p>
          </table:table-cell>
          <table:table-cell table:formula="of:=[.C253]*100" office:value-type="float" office:value="1009" calcext:value-type="float">
            <text:p>1009</text:p>
          </table:table-cell>
          <table:table-cell table:formula="of:=[.F253]" office:value-type="float" office:value="610" calcext:value-type="float">
            <text:p>610</text:p>
          </table:table-cell>
          <table:table-cell table:formula="of:=[.M253]*10" office:value-type="float" office:value="1513.4" calcext:value-type="float">
            <text:p>1513.4</text:p>
          </table:table-cell>
        </table:table-row>
        <table:table-row table:style-name="ro2">
          <table:table-cell office:value-type="float" office:value="28105551" calcext:value-type="float">
            <text:p>28105551</text:p>
          </table:table-cell>
          <table:table-cell table:formula="of:=[.A254]-[.A253]" office:value-type="float" office:value="4448" calcext:value-type="float">
            <text:p>4448</text:p>
          </table:table-cell>
          <table:table-cell office:value-type="float" office:value="10.28" calcext:value-type="float">
            <text:p>10.28</text:p>
          </table:table-cell>
          <table:table-cell office:value-type="float" office:value="29.98" calcext:value-type="float">
            <text:p>29.98</text:p>
          </table:table-cell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 office:value-type="float" office:value="10.28" calcext:value-type="float">
            <text:p>10.28</text:p>
          </table:table-cell>
          <table:table-cell table:number-columns-repeated="2" office:value-type="float" office:value="154.23" calcext:value-type="float">
            <text:p>154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.23" calcext:value-type="float">
            <text:p>154.2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54]/10000000;5)" office:value-type="float" office:value="2.81056" calcext:value-type="float">
            <text:p>2.81056</text:p>
          </table:table-cell>
          <table:table-cell table:formula="of:=[.C254]*100" office:value-type="float" office:value="1028" calcext:value-type="float">
            <text:p>1028</text:p>
          </table:table-cell>
          <table:table-cell table:formula="of:=[.F254]" office:value-type="float" office:value="607" calcext:value-type="float">
            <text:p>607</text:p>
          </table:table-cell>
          <table:table-cell table:formula="of:=[.M254]*10" office:value-type="float" office:value="1542.3" calcext:value-type="float">
            <text:p>1542.3</text:p>
          </table:table-cell>
        </table:table-row>
        <table:table-row table:style-name="ro2">
          <table:table-cell office:value-type="float" office:value="28109131" calcext:value-type="float">
            <text:p>28109131</text:p>
          </table:table-cell>
          <table:table-cell table:formula="of:=[.A255]-[.A254]" office:value-type="float" office:value="3580" calcext:value-type="float">
            <text:p>3580</text:p>
          </table:table-cell>
          <table:table-cell office:value-type="float" office:value="10.3" calcext:value-type="float">
            <text:p>10.3</text:p>
          </table:table-cell>
          <table:table-cell office:value-type="float" office:value="11.24" calcext:value-type="float">
            <text:p>11.24</text:p>
          </table:table-cell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154.43" calcext:value-type="float">
            <text:p>154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.43" calcext:value-type="float">
            <text:p>154.4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55]/10000000;5)" office:value-type="float" office:value="2.81091" calcext:value-type="float">
            <text:p>2.81091</text:p>
          </table:table-cell>
          <table:table-cell table:formula="of:=[.C255]*100" office:value-type="float" office:value="1030" calcext:value-type="float">
            <text:p>1030</text:p>
          </table:table-cell>
          <table:table-cell table:formula="of:=[.F255]" office:value-type="float" office:value="606" calcext:value-type="float">
            <text:p>606</text:p>
          </table:table-cell>
          <table:table-cell table:formula="of:=[.M255]*10" office:value-type="float" office:value="1544.3" calcext:value-type="float">
            <text:p>1544.3</text:p>
          </table:table-cell>
        </table:table-row>
        <table:table-row table:style-name="ro2">
          <table:table-cell office:value-type="float" office:value="28113151" calcext:value-type="float">
            <text:p>28113151</text:p>
          </table:table-cell>
          <table:table-cell table:formula="of:=[.A256]-[.A255]" office:value-type="float" office:value="4020" calcext:value-type="float">
            <text:p>4020</text:p>
          </table:table-cell>
          <table:table-cell office:value-type="float" office:value="10.45" calcext:value-type="float">
            <text:p>10.45</text:p>
          </table:table-cell>
          <table:table-cell office:value-type="float" office:value="23.95" calcext:value-type="float">
            <text:p>23.95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float" office:value="10.45" calcext:value-type="float">
            <text:p>10.45</text:p>
          </table:table-cell>
          <table:table-cell table:number-columns-repeated="2" office:value-type="float" office:value="156.71" calcext:value-type="float">
            <text:p>156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.71" calcext:value-type="float">
            <text:p>156.7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56]/10000000;5)" office:value-type="float" office:value="2.81132" calcext:value-type="float">
            <text:p>2.81132</text:p>
          </table:table-cell>
          <table:table-cell table:formula="of:=[.C256]*100" office:value-type="float" office:value="1045" calcext:value-type="float">
            <text:p>1045</text:p>
          </table:table-cell>
          <table:table-cell table:formula="of:=[.F256]" office:value-type="float" office:value="604" calcext:value-type="float">
            <text:p>604</text:p>
          </table:table-cell>
          <table:table-cell table:formula="of:=[.M256]*10" office:value-type="float" office:value="1567.1" calcext:value-type="float">
            <text:p>1567.1</text:p>
          </table:table-cell>
        </table:table-row>
        <table:table-row table:style-name="ro2">
          <table:table-cell office:value-type="float" office:value="28117611" calcext:value-type="float">
            <text:p>28117611</text:p>
          </table:table-cell>
          <table:table-cell table:formula="of:=[.A257]-[.A256]" office:value-type="float" office:value="4460" calcext:value-type="float">
            <text:p>4460</text:p>
          </table:table-cell>
          <table:table-cell office:value-type="float" office:value="10.64" calcext:value-type="float">
            <text:p>10.64</text:p>
          </table:table-cell>
          <table:table-cell office:value-type="float" office:value="31.3" calcext:value-type="float">
            <text:p>31.3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0.64" calcext:value-type="float">
            <text:p>10.64</text:p>
          </table:table-cell>
          <table:table-cell table:number-columns-repeated="2" office:value-type="float" office:value="159.63" calcext:value-type="float">
            <text:p>159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63" calcext:value-type="float">
            <text:p>159.6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57]/10000000;5)" office:value-type="float" office:value="2.81176" calcext:value-type="float">
            <text:p>2.81176</text:p>
          </table:table-cell>
          <table:table-cell table:formula="of:=[.C257]*100" office:value-type="float" office:value="1064" calcext:value-type="float">
            <text:p>1064</text:p>
          </table:table-cell>
          <table:table-cell table:formula="of:=[.F257]" office:value-type="float" office:value="600" calcext:value-type="float">
            <text:p>600</text:p>
          </table:table-cell>
          <table:table-cell table:formula="of:=[.M257]*10" office:value-type="float" office:value="1596.3" calcext:value-type="float">
            <text:p>1596.3</text:p>
          </table:table-cell>
        </table:table-row>
        <table:table-row table:style-name="ro2">
          <table:table-cell office:value-type="float" office:value="28121931" calcext:value-type="float">
            <text:p>28121931</text:p>
          </table:table-cell>
          <table:table-cell table:formula="of:=[.A258]-[.A257]" office:value-type="float" office:value="4320" calcext:value-type="float">
            <text:p>4320</text:p>
          </table:table-cell>
          <table:table-cell office:value-type="float" office:value="10.66" calcext:value-type="float">
            <text:p>10.66</text:p>
          </table:table-cell>
          <table:table-cell office:value-type="float" office:value="12.76" calcext:value-type="float">
            <text:p>12.76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0.66" calcext:value-type="float">
            <text:p>10.66</text:p>
          </table:table-cell>
          <table:table-cell table:number-columns-repeated="2" office:value-type="float" office:value="159.92" calcext:value-type="float">
            <text:p>159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92" calcext:value-type="float">
            <text:p>159.9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58]/10000000;5)" office:value-type="float" office:value="2.81219" calcext:value-type="float">
            <text:p>2.81219</text:p>
          </table:table-cell>
          <table:table-cell table:formula="of:=[.C258]*100" office:value-type="float" office:value="1066" calcext:value-type="float">
            <text:p>1066</text:p>
          </table:table-cell>
          <table:table-cell table:formula="of:=[.F258]" office:value-type="float" office:value="600" calcext:value-type="float">
            <text:p>600</text:p>
          </table:table-cell>
          <table:table-cell table:formula="of:=[.M258]*10" office:value-type="float" office:value="1599.2" calcext:value-type="float">
            <text:p>1599.2</text:p>
          </table:table-cell>
        </table:table-row>
        <table:table-row table:style-name="ro2">
          <table:table-cell office:value-type="float" office:value="28125691" calcext:value-type="float">
            <text:p>28125691</text:p>
          </table:table-cell>
          <table:table-cell table:formula="of:=[.A259]-[.A258]" office:value-type="float" office:value="3760" calcext:value-type="float">
            <text:p>3760</text:p>
          </table:table-cell>
          <table:table-cell office:value-type="float" office:value="10.79" calcext:value-type="float">
            <text:p>10.79</text:p>
          </table:table-cell>
          <table:table-cell office:value-type="float" office:value="23.37" calcext:value-type="float">
            <text:p>23.37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10.79" calcext:value-type="float">
            <text:p>10.79</text:p>
          </table:table-cell>
          <table:table-cell table:number-columns-repeated="2" office:value-type="float" office:value="161.82" calcext:value-type="float">
            <text:p>161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82" calcext:value-type="float">
            <text:p>161.8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59]/10000000;5)" office:value-type="float" office:value="2.81257" calcext:value-type="float">
            <text:p>2.81257</text:p>
          </table:table-cell>
          <table:table-cell table:formula="of:=[.C259]*100" office:value-type="float" office:value="1079" calcext:value-type="float">
            <text:p>1079</text:p>
          </table:table-cell>
          <table:table-cell table:formula="of:=[.F259]" office:value-type="float" office:value="597" calcext:value-type="float">
            <text:p>597</text:p>
          </table:table-cell>
          <table:table-cell table:formula="of:=[.M259]*10" office:value-type="float" office:value="1618.2" calcext:value-type="float">
            <text:p>1618.2</text:p>
          </table:table-cell>
        </table:table-row>
        <table:table-row table:style-name="ro2">
          <table:table-cell office:value-type="float" office:value="28129905" calcext:value-type="float">
            <text:p>28129905</text:p>
          </table:table-cell>
          <table:table-cell table:formula="of:=[.A260]-[.A259]" office:value-type="float" office:value="4214" calcext:value-type="float">
            <text:p>4214</text:p>
          </table:table-cell>
          <table:table-cell office:value-type="float" office:value="10.92" calcext:value-type="float">
            <text:p>10.92</text:p>
          </table:table-cell>
          <table:table-cell office:value-type="float" office:value="26.76" calcext:value-type="float">
            <text:p>26.76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10.92" calcext:value-type="float">
            <text:p>10.92</text:p>
          </table:table-cell>
          <table:table-cell table:number-columns-repeated="2" office:value-type="float" office:value="163.84" calcext:value-type="float">
            <text:p>163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84" calcext:value-type="float">
            <text:p>163.8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60]/10000000;5)" office:value-type="float" office:value="2.81299" calcext:value-type="float">
            <text:p>2.81299</text:p>
          </table:table-cell>
          <table:table-cell table:formula="of:=[.C260]*100" office:value-type="float" office:value="1092" calcext:value-type="float">
            <text:p>1092</text:p>
          </table:table-cell>
          <table:table-cell table:formula="of:=[.F260]" office:value-type="float" office:value="595" calcext:value-type="float">
            <text:p>595</text:p>
          </table:table-cell>
          <table:table-cell table:formula="of:=[.M260]*10" office:value-type="float" office:value="1638.4" calcext:value-type="float">
            <text:p>1638.4</text:p>
          </table:table-cell>
        </table:table-row>
        <table:table-row table:style-name="ro2">
          <table:table-cell office:value-type="float" office:value="28133700" calcext:value-type="float">
            <text:p>28133700</text:p>
          </table:table-cell>
          <table:table-cell table:formula="of:=[.A261]-[.A260]" office:value-type="float" office:value="3795" calcext:value-type="float">
            <text:p>3795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10.91" calcext:value-type="float">
            <text:p>10.91</text:p>
          </table:table-cell>
          <table:table-cell table:number-columns-repeated="2" office:value-type="float" office:value="163.63" calcext:value-type="float">
            <text:p>163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63" calcext:value-type="float">
            <text:p>163.6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61]/10000000;5)" office:value-type="float" office:value="2.81337" calcext:value-type="float">
            <text:p>2.81337</text:p>
          </table:table-cell>
          <table:table-cell table:formula="of:=[.C261]*100" office:value-type="float" office:value="1091" calcext:value-type="float">
            <text:p>1091</text:p>
          </table:table-cell>
          <table:table-cell table:formula="of:=[.F261]" office:value-type="float" office:value="595" calcext:value-type="float">
            <text:p>595</text:p>
          </table:table-cell>
          <table:table-cell table:formula="of:=[.M261]*10" office:value-type="float" office:value="1636.3" calcext:value-type="float">
            <text:p>1636.3</text:p>
          </table:table-cell>
        </table:table-row>
        <table:table-row table:style-name="ro2">
          <table:table-cell office:value-type="float" office:value="28138191" calcext:value-type="float">
            <text:p>28138191</text:p>
          </table:table-cell>
          <table:table-cell table:formula="of:=[.A262]-[.A261]" office:value-type="float" office:value="4491" calcext:value-type="float">
            <text:p>4491</text:p>
          </table:table-cell>
          <table:table-cell office:value-type="float" office:value="11.03" calcext:value-type="float">
            <text:p>11.03</text:p>
          </table:table-cell>
          <table:table-cell office:value-type="float" office:value="23.7" calcext:value-type="float">
            <text:p>23.7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11.03" calcext:value-type="float">
            <text:p>11.03</text:p>
          </table:table-cell>
          <table:table-cell table:number-columns-repeated="2" office:value-type="float" office:value="165.39" calcext:value-type="float">
            <text:p>165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39" calcext:value-type="float">
            <text:p>165.3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62]/10000000;5)" office:value-type="float" office:value="2.81382" calcext:value-type="float">
            <text:p>2.81382</text:p>
          </table:table-cell>
          <table:table-cell table:formula="of:=[.C262]*100" office:value-type="float" office:value="1103" calcext:value-type="float">
            <text:p>1103</text:p>
          </table:table-cell>
          <table:table-cell table:formula="of:=[.F262]" office:value-type="float" office:value="593" calcext:value-type="float">
            <text:p>593</text:p>
          </table:table-cell>
          <table:table-cell table:formula="of:=[.M262]*10" office:value-type="float" office:value="1653.9" calcext:value-type="float">
            <text:p>1653.9</text:p>
          </table:table-cell>
        </table:table-row>
        <table:table-row table:style-name="ro2">
          <table:table-cell office:value-type="float" office:value="28143103" calcext:value-type="float">
            <text:p>28143103</text:p>
          </table:table-cell>
          <table:table-cell table:formula="of:=[.A263]-[.A262]" office:value-type="float" office:value="4912" calcext:value-type="float">
            <text:p>4912</text:p>
          </table:table-cell>
          <table:table-cell office:value-type="float" office:value="11.15" calcext:value-type="float">
            <text:p>11.15</text:p>
          </table:table-cell>
          <table:table-cell office:value-type="float" office:value="25.67" calcext:value-type="float">
            <text:p>25.67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11.15" calcext:value-type="float">
            <text:p>11.15</text:p>
          </table:table-cell>
          <table:table-cell table:number-columns-repeated="2" office:value-type="float" office:value="167.18" calcext:value-type="float">
            <text:p>167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18" calcext:value-type="float">
            <text:p>167.1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63]/10000000;5)" office:value-type="float" office:value="2.81431" calcext:value-type="float">
            <text:p>2.81431</text:p>
          </table:table-cell>
          <table:table-cell table:formula="of:=[.C263]*100" office:value-type="float" office:value="1115" calcext:value-type="float">
            <text:p>1115</text:p>
          </table:table-cell>
          <table:table-cell table:formula="of:=[.F263]" office:value-type="float" office:value="591" calcext:value-type="float">
            <text:p>591</text:p>
          </table:table-cell>
          <table:table-cell table:formula="of:=[.M263]*10" office:value-type="float" office:value="1671.8" calcext:value-type="float">
            <text:p>1671.8</text:p>
          </table:table-cell>
        </table:table-row>
        <table:table-row table:style-name="ro2">
          <table:table-cell office:value-type="float" office:value="28147394" calcext:value-type="float">
            <text:p>28147394</text:p>
          </table:table-cell>
          <table:table-cell table:formula="of:=[.A264]-[.A263]" office:value-type="float" office:value="4291" calcext:value-type="float">
            <text:p>4291</text:p>
          </table:table-cell>
          <table:table-cell office:value-type="float" office:value="11.13" calcext:value-type="float">
            <text:p>11.13</text:p>
          </table:table-cell>
          <table:table-cell office:value-type="float" office:value="10.25" calcext:value-type="float">
            <text:p>10.25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11.13" calcext:value-type="float">
            <text:p>11.13</text:p>
          </table:table-cell>
          <table:table-cell table:number-columns-repeated="2" office:value-type="float" office:value="166.96" calcext:value-type="float">
            <text:p>166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96" calcext:value-type="float">
            <text:p>166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64]/10000000;5)" office:value-type="float" office:value="2.81474" calcext:value-type="float">
            <text:p>2.81474</text:p>
          </table:table-cell>
          <table:table-cell table:formula="of:=[.C264]*100" office:value-type="float" office:value="1113" calcext:value-type="float">
            <text:p>1113</text:p>
          </table:table-cell>
          <table:table-cell table:formula="of:=[.F264]" office:value-type="float" office:value="591" calcext:value-type="float">
            <text:p>591</text:p>
          </table:table-cell>
          <table:table-cell table:formula="of:=[.M264]*10" office:value-type="float" office:value="1669.6" calcext:value-type="float">
            <text:p>1669.6</text:p>
          </table:table-cell>
        </table:table-row>
        <table:table-row table:style-name="ro2">
          <table:table-cell office:value-type="float" office:value="28151194" calcext:value-type="float">
            <text:p>28151194</text:p>
          </table:table-cell>
          <table:table-cell table:formula="of:=[.A265]-[.A264]" office:value-type="float" office:value="3800" calcext:value-type="float">
            <text:p>3800</text:p>
          </table:table-cell>
          <table:table-cell office:value-type="float" office:value="11.28" calcext:value-type="float">
            <text:p>11.28</text:p>
          </table:table-cell>
          <table:table-cell office:value-type="float" office:value="27.16" calcext:value-type="float">
            <text:p>27.16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11.28" calcext:value-type="float">
            <text:p>11.28</text:p>
          </table:table-cell>
          <table:table-cell table:number-columns-repeated="2" office:value-type="float" office:value="169.13" calcext:value-type="float">
            <text:p>169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13" calcext:value-type="float">
            <text:p>169.1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65]/10000000;5)" office:value-type="float" office:value="2.81512" calcext:value-type="float">
            <text:p>2.81512</text:p>
          </table:table-cell>
          <table:table-cell table:formula="of:=[.C265]*100" office:value-type="float" office:value="1128" calcext:value-type="float">
            <text:p>1128</text:p>
          </table:table-cell>
          <table:table-cell table:formula="of:=[.F265]" office:value-type="float" office:value="588" calcext:value-type="float">
            <text:p>588</text:p>
          </table:table-cell>
          <table:table-cell table:formula="of:=[.M265]*10" office:value-type="float" office:value="1691.3" calcext:value-type="float">
            <text:p>1691.3</text:p>
          </table:table-cell>
        </table:table-row>
        <table:table-row table:style-name="ro2">
          <table:table-cell office:value-type="float" office:value="28155691" calcext:value-type="float">
            <text:p>28155691</text:p>
          </table:table-cell>
          <table:table-cell table:formula="of:=[.A266]-[.A265]" office:value-type="float" office:value="4497" calcext:value-type="float">
            <text:p>4497</text:p>
          </table:table-cell>
          <table:table-cell office:value-type="float" office:value="11.3" calcext:value-type="float">
            <text:p>11.3</text:p>
          </table:table-cell>
          <table:table-cell office:value-type="float" office:value="15.83" calcext:value-type="float">
            <text:p>15.83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11.3" calcext:value-type="float">
            <text:p>11.3</text:p>
          </table:table-cell>
          <table:table-cell table:number-columns-repeated="2" office:value-type="float" office:value="169.49" calcext:value-type="float">
            <text:p>169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49" calcext:value-type="float">
            <text:p>169.4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66]/10000000;5)" office:value-type="float" office:value="2.81557" calcext:value-type="float">
            <text:p>2.81557</text:p>
          </table:table-cell>
          <table:table-cell table:formula="of:=[.C266]*100" office:value-type="float" office:value="1130" calcext:value-type="float">
            <text:p>1130</text:p>
          </table:table-cell>
          <table:table-cell table:formula="of:=[.F266]" office:value-type="float" office:value="588" calcext:value-type="float">
            <text:p>588</text:p>
          </table:table-cell>
          <table:table-cell table:formula="of:=[.M266]*10" office:value-type="float" office:value="1694.9" calcext:value-type="float">
            <text:p>1694.9</text:p>
          </table:table-cell>
        </table:table-row>
        <table:table-row table:style-name="ro2">
          <table:table-cell office:value-type="float" office:value="28159308" calcext:value-type="float">
            <text:p>28159308</text:p>
          </table:table-cell>
          <table:table-cell table:formula="of:=[.A267]-[.A266]" office:value-type="float" office:value="3617" calcext:value-type="float">
            <text:p>3617</text:p>
          </table:table-cell>
          <table:table-cell office:value-type="float" office:value="11.3" calcext:value-type="float">
            <text:p>11.3</text:p>
          </table:table-cell>
          <table:table-cell office:value-type="float" office:value="11.07" calcext:value-type="float">
            <text:p>11.07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11.3" calcext:value-type="float">
            <text:p>11.3</text:p>
          </table:table-cell>
          <table:table-cell table:number-columns-repeated="2" office:value-type="float" office:value="169.43" calcext:value-type="float">
            <text:p>169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43" calcext:value-type="float">
            <text:p>169.4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67]/10000000;5)" office:value-type="float" office:value="2.81593" calcext:value-type="float">
            <text:p>2.81593</text:p>
          </table:table-cell>
          <table:table-cell table:formula="of:=[.C267]*100" office:value-type="float" office:value="1130" calcext:value-type="float">
            <text:p>1130</text:p>
          </table:table-cell>
          <table:table-cell table:formula="of:=[.F267]" office:value-type="float" office:value="588" calcext:value-type="float">
            <text:p>588</text:p>
          </table:table-cell>
          <table:table-cell table:formula="of:=[.M267]*10" office:value-type="float" office:value="1694.3" calcext:value-type="float">
            <text:p>1694.3</text:p>
          </table:table-cell>
        </table:table-row>
        <table:table-row table:style-name="ro2">
          <table:table-cell office:value-type="float" office:value="28163625" calcext:value-type="float">
            <text:p>28163625</text:p>
          </table:table-cell>
          <table:table-cell table:formula="of:=[.A268]-[.A267]" office:value-type="float" office:value="4317" calcext:value-type="float">
            <text:p>4317</text:p>
          </table:table-cell>
          <table:table-cell office:value-type="float" office:value="11.45" calcext:value-type="float">
            <text:p>11.45</text:p>
          </table:table-cell>
          <table:table-cell office:value-type="float" office:value="28.15" calcext:value-type="float">
            <text:p>28.15</text:p>
          </table:table-cell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11.45" calcext:value-type="float">
            <text:p>11.45</text:p>
          </table:table-cell>
          <table:table-cell table:number-columns-repeated="2" office:value-type="float" office:value="171.81" calcext:value-type="float">
            <text:p>171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.81" calcext:value-type="float">
            <text:p>171.8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68]/10000000;5)" office:value-type="float" office:value="2.81636" calcext:value-type="float">
            <text:p>2.81636</text:p>
          </table:table-cell>
          <table:table-cell table:formula="of:=[.C268]*100" office:value-type="float" office:value="1145" calcext:value-type="float">
            <text:p>1145</text:p>
          </table:table-cell>
          <table:table-cell table:formula="of:=[.F268]" office:value-type="float" office:value="585" calcext:value-type="float">
            <text:p>585</text:p>
          </table:table-cell>
          <table:table-cell table:formula="of:=[.M268]*10" office:value-type="float" office:value="1718.1" calcext:value-type="float">
            <text:p>1718.1</text:p>
          </table:table-cell>
        </table:table-row>
        <table:table-row table:style-name="ro2">
          <table:table-cell office:value-type="float" office:value="28167368" calcext:value-type="float">
            <text:p>28167368</text:p>
          </table:table-cell>
          <table:table-cell table:formula="of:=[.A269]-[.A268]" office:value-type="float" office:value="3743" calcext:value-type="float">
            <text:p>3743</text:p>
          </table:table-cell>
          <table:table-cell office:value-type="float" office:value="11.47" calcext:value-type="float">
            <text:p>11.47</text:p>
          </table:table-cell>
          <table:table-cell office:value-type="float" office:value="14.88" calcext:value-type="float">
            <text:p>14.88</text:p>
          </table:table-cell>
          <table:table-cell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11.47" calcext:value-type="float">
            <text:p>11.47</text:p>
          </table:table-cell>
          <table:table-cell table:number-columns-repeated="2" office:value-type="float" office:value="172.09" calcext:value-type="float">
            <text:p>172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.09" calcext:value-type="float">
            <text:p>172.0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69]/10000000;5)" office:value-type="float" office:value="2.81674" calcext:value-type="float">
            <text:p>2.81674</text:p>
          </table:table-cell>
          <table:table-cell table:formula="of:=[.C269]*100" office:value-type="float" office:value="1147" calcext:value-type="float">
            <text:p>1147</text:p>
          </table:table-cell>
          <table:table-cell table:formula="of:=[.F269]" office:value-type="float" office:value="584" calcext:value-type="float">
            <text:p>584</text:p>
          </table:table-cell>
          <table:table-cell table:formula="of:=[.M269]*10" office:value-type="float" office:value="1720.9" calcext:value-type="float">
            <text:p>1720.9</text:p>
          </table:table-cell>
        </table:table-row>
        <table:table-row table:style-name="ro2">
          <table:table-cell office:value-type="float" office:value="28171685" calcext:value-type="float">
            <text:p>28171685</text:p>
          </table:table-cell>
          <table:table-cell table:formula="of:=[.A270]-[.A269]" office:value-type="float" office:value="4317" calcext:value-type="float">
            <text:p>4317</text:p>
          </table:table-cell>
          <table:table-cell office:value-type="float" office:value="11.49" calcext:value-type="float">
            <text:p>11.49</text:p>
          </table:table-cell>
          <table:table-cell office:value-type="float" office:value="12.91" calcext:value-type="float">
            <text:p>12.91</text:p>
          </table:table-cell>
          <table:table-cell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11.49" calcext:value-type="float">
            <text:p>11.49</text:p>
          </table:table-cell>
          <table:table-cell table:number-columns-repeated="2" office:value-type="float" office:value="172.35" calcext:value-type="float">
            <text:p>172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.35" calcext:value-type="float">
            <text:p>172.3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70]/10000000;5)" office:value-type="float" office:value="2.81717" calcext:value-type="float">
            <text:p>2.81717</text:p>
          </table:table-cell>
          <table:table-cell table:formula="of:=[.C270]*100" office:value-type="float" office:value="1149" calcext:value-type="float">
            <text:p>1149</text:p>
          </table:table-cell>
          <table:table-cell table:formula="of:=[.F270]" office:value-type="float" office:value="584" calcext:value-type="float">
            <text:p>584</text:p>
          </table:table-cell>
          <table:table-cell table:formula="of:=[.M270]*10" office:value-type="float" office:value="1723.5" calcext:value-type="float">
            <text:p>1723.5</text:p>
          </table:table-cell>
        </table:table-row>
        <table:table-row table:style-name="ro2">
          <table:table-cell office:value-type="float" office:value="28175428" calcext:value-type="float">
            <text:p>28175428</text:p>
          </table:table-cell>
          <table:table-cell table:formula="of:=[.A271]-[.A270]" office:value-type="float" office:value="3743" calcext:value-type="float">
            <text:p>3743</text:p>
          </table:table-cell>
          <table:table-cell office:value-type="float" office:value="11.66" calcext:value-type="float">
            <text:p>11.66</text:p>
          </table:table-cell>
          <table:table-cell office:value-type="float" office:value="29.39" calcext:value-type="float">
            <text:p>29.39</text:p>
          </table:table-cell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 office:value-type="float" office:value="11.66" calcext:value-type="float">
            <text:p>11.66</text:p>
          </table:table-cell>
          <table:table-cell table:number-columns-repeated="2" office:value-type="float" office:value="174.95" calcext:value-type="float">
            <text:p>174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.95" calcext:value-type="float">
            <text:p>174.9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71]/10000000;5)" office:value-type="float" office:value="2.81754" calcext:value-type="float">
            <text:p>2.81754</text:p>
          </table:table-cell>
          <table:table-cell table:formula="of:=[.C271]*100" office:value-type="float" office:value="1166" calcext:value-type="float">
            <text:p>1166</text:p>
          </table:table-cell>
          <table:table-cell table:formula="of:=[.F271]" office:value-type="float" office:value="581" calcext:value-type="float">
            <text:p>581</text:p>
          </table:table-cell>
          <table:table-cell table:formula="of:=[.M271]*10" office:value-type="float" office:value="1749.5" calcext:value-type="float">
            <text:p>1749.5</text:p>
          </table:table-cell>
        </table:table-row>
        <table:table-row table:style-name="ro2">
          <table:table-cell office:value-type="float" office:value="28179685" calcext:value-type="float">
            <text:p>28179685</text:p>
          </table:table-cell>
          <table:table-cell table:formula="of:=[.A272]-[.A271]" office:value-type="float" office:value="4257" calcext:value-type="float">
            <text:p>4257</text:p>
          </table:table-cell>
          <table:table-cell office:value-type="float" office:value="11.69" calcext:value-type="float">
            <text:p>11.69</text:p>
          </table:table-cell>
          <table:table-cell office:value-type="float" office:value="15.11" calcext:value-type="float">
            <text:p>15.11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11.69" calcext:value-type="float">
            <text:p>11.69</text:p>
          </table:table-cell>
          <table:table-cell table:number-columns-repeated="2" office:value-type="float" office:value="175.32" calcext:value-type="float">
            <text:p>175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.32" calcext:value-type="float">
            <text:p>175.3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72]/10000000;5)" office:value-type="float" office:value="2.81797" calcext:value-type="float">
            <text:p>2.81797</text:p>
          </table:table-cell>
          <table:table-cell table:formula="of:=[.C272]*100" office:value-type="float" office:value="1169" calcext:value-type="float">
            <text:p>1169</text:p>
          </table:table-cell>
          <table:table-cell table:formula="of:=[.F272]" office:value-type="float" office:value="580" calcext:value-type="float">
            <text:p>580</text:p>
          </table:table-cell>
          <table:table-cell table:formula="of:=[.M272]*10" office:value-type="float" office:value="1753.2" calcext:value-type="float">
            <text:p>1753.2</text:p>
          </table:table-cell>
        </table:table-row>
        <table:table-row table:style-name="ro2">
          <table:table-cell office:value-type="float" office:value="28183488" calcext:value-type="float">
            <text:p>28183488</text:p>
          </table:table-cell>
          <table:table-cell table:formula="of:=[.A273]-[.A272]" office:value-type="float" office:value="3803" calcext:value-type="float">
            <text:p>3803</text:p>
          </table:table-cell>
          <table:table-cell office:value-type="float" office:value="11.7" calcext:value-type="float">
            <text:p>11.7</text:p>
          </table:table-cell>
          <table:table-cell office:value-type="float" office:value="11.78" calcext:value-type="float">
            <text:p>11.78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11.7" calcext:value-type="float">
            <text:p>11.7</text:p>
          </table:table-cell>
          <table:table-cell table:number-columns-repeated="2" office:value-type="float" office:value="175.48" calcext:value-type="float">
            <text:p>175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.48" calcext:value-type="float">
            <text:p>175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73]/10000000;5)" office:value-type="float" office:value="2.81835" calcext:value-type="float">
            <text:p>2.81835</text:p>
          </table:table-cell>
          <table:table-cell table:formula="of:=[.C273]*100" office:value-type="float" office:value="1170" calcext:value-type="float">
            <text:p>1170</text:p>
          </table:table-cell>
          <table:table-cell table:formula="of:=[.F273]" office:value-type="float" office:value="580" calcext:value-type="float">
            <text:p>580</text:p>
          </table:table-cell>
          <table:table-cell table:formula="of:=[.M273]*10" office:value-type="float" office:value="1754.8" calcext:value-type="float">
            <text:p>1754.8</text:p>
          </table:table-cell>
        </table:table-row>
        <table:table-row table:style-name="ro2">
          <table:table-cell office:value-type="float" office:value="28187871" calcext:value-type="float">
            <text:p>28187871</text:p>
          </table:table-cell>
          <table:table-cell table:formula="of:=[.A274]-[.A273]" office:value-type="float" office:value="4383" calcext:value-type="float">
            <text:p>4383</text:p>
          </table:table-cell>
          <table:table-cell office:value-type="float" office:value="11.86" calcext:value-type="float">
            <text:p>11.86</text:p>
          </table:table-cell>
          <table:table-cell office:value-type="float" office:value="28.64" calcext:value-type="float">
            <text:p>28.64</text:p>
          </table:table-cell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1.86" calcext:value-type="float">
            <text:p>11.86</text:p>
          </table:table-cell>
          <table:table-cell table:number-columns-repeated="2" office:value-type="float" office:value="177.96" calcext:value-type="float">
            <text:p>177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.96" calcext:value-type="float">
            <text:p>177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74]/10000000;5)" office:value-type="float" office:value="2.81879" calcext:value-type="float">
            <text:p>2.81879</text:p>
          </table:table-cell>
          <table:table-cell table:formula="of:=[.C274]*100" office:value-type="float" office:value="1186" calcext:value-type="float">
            <text:p>1186</text:p>
          </table:table-cell>
          <table:table-cell table:formula="of:=[.F274]" office:value-type="float" office:value="577" calcext:value-type="float">
            <text:p>577</text:p>
          </table:table-cell>
          <table:table-cell table:formula="of:=[.M274]*10" office:value-type="float" office:value="1779.6" calcext:value-type="float">
            <text:p>1779.6</text:p>
          </table:table-cell>
        </table:table-row>
        <table:table-row table:style-name="ro2">
          <table:table-cell office:value-type="float" office:value="28191608" calcext:value-type="float">
            <text:p>28191608</text:p>
          </table:table-cell>
          <table:table-cell table:formula="of:=[.A275]-[.A274]" office:value-type="float" office:value="3737" calcext:value-type="float">
            <text:p>3737</text:p>
          </table:table-cell>
          <table:table-cell office:value-type="float" office:value="11.87" calcext:value-type="float">
            <text:p>11.87</text:p>
          </table:table-cell>
          <table:table-cell office:value-type="float" office:value="13.07" calcext:value-type="float">
            <text:p>13.07</text:p>
          </table:table-cell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1.87" calcext:value-type="float">
            <text:p>11.87</text:p>
          </table:table-cell>
          <table:table-cell table:number-columns-repeated="2" office:value-type="float" office:value="178.07" calcext:value-type="float">
            <text:p>178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.07" calcext:value-type="float">
            <text:p>178.0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75]/10000000;5)" office:value-type="float" office:value="2.81916" calcext:value-type="float">
            <text:p>2.81916</text:p>
          </table:table-cell>
          <table:table-cell table:formula="of:=[.C275]*100" office:value-type="float" office:value="1187" calcext:value-type="float">
            <text:p>1187</text:p>
          </table:table-cell>
          <table:table-cell table:formula="of:=[.F275]" office:value-type="float" office:value="577" calcext:value-type="float">
            <text:p>577</text:p>
          </table:table-cell>
          <table:table-cell table:formula="of:=[.M275]*10" office:value-type="float" office:value="1780.7" calcext:value-type="float">
            <text:p>1780.7</text:p>
          </table:table-cell>
        </table:table-row>
        <table:table-row table:style-name="ro2">
          <table:table-cell office:value-type="float" office:value="28196134" calcext:value-type="float">
            <text:p>28196134</text:p>
          </table:table-cell>
          <table:table-cell table:formula="of:=[.A276]-[.A275]" office:value-type="float" office:value="4526" calcext:value-type="float">
            <text:p>4526</text:p>
          </table:table-cell>
          <table:table-cell office:value-type="float" office:value="11.96" calcext:value-type="float">
            <text:p>11.96</text:p>
          </table:table-cell>
          <table:table-cell office:value-type="float" office:value="19.58" calcext:value-type="float">
            <text:p>19.58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11.96" calcext:value-type="float">
            <text:p>11.96</text:p>
          </table:table-cell>
          <table:table-cell table:number-columns-repeated="2" office:value-type="float" office:value="179.4" calcext:value-type="float">
            <text:p>179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.4" calcext:value-type="float">
            <text:p>179.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76]/10000000;5)" office:value-type="float" office:value="2.81961" calcext:value-type="float">
            <text:p>2.81961</text:p>
          </table:table-cell>
          <table:table-cell table:formula="of:=[.C276]*100" office:value-type="float" office:value="1196" calcext:value-type="float">
            <text:p>1196</text:p>
          </table:table-cell>
          <table:table-cell table:formula="of:=[.F276]" office:value-type="float" office:value="575" calcext:value-type="float">
            <text:p>575</text:p>
          </table:table-cell>
          <table:table-cell table:formula="of:=[.M276]*10" office:value-type="float" office:value="1794" calcext:value-type="float">
            <text:p>1794</text:p>
          </table:table-cell>
        </table:table-row>
        <table:table-row table:style-name="ro2">
          <table:table-cell office:value-type="float" office:value="28199880" calcext:value-type="float">
            <text:p>28199880</text:p>
          </table:table-cell>
          <table:table-cell table:formula="of:=[.A277]-[.A276]" office:value-type="float" office:value="3746" calcext:value-type="float">
            <text:p>3746</text:p>
          </table:table-cell>
          <table:table-cell office:value-type="float" office:value="12.15" calcext:value-type="float">
            <text:p>12.15</text:p>
          </table:table-cell>
          <table:table-cell office:value-type="float" office:value="31.17" calcext:value-type="float">
            <text:p>31.17</text:p>
          </table:table-cell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12.15" calcext:value-type="float">
            <text:p>12.15</text:p>
          </table:table-cell>
          <table:table-cell table:number-columns-repeated="2" office:value-type="float" office:value="182.19" calcext:value-type="float">
            <text:p>182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.19" calcext:value-type="float">
            <text:p>182.1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77]/10000000;5)" office:value-type="float" office:value="2.81999" calcext:value-type="float">
            <text:p>2.81999</text:p>
          </table:table-cell>
          <table:table-cell table:formula="of:=[.C277]*100" office:value-type="float" office:value="1215" calcext:value-type="float">
            <text:p>1215</text:p>
          </table:table-cell>
          <table:table-cell table:formula="of:=[.F277]" office:value-type="float" office:value="572" calcext:value-type="float">
            <text:p>572</text:p>
          </table:table-cell>
          <table:table-cell table:formula="of:=[.M277]*10" office:value-type="float" office:value="1821.9" calcext:value-type="float">
            <text:p>1821.9</text:p>
          </table:table-cell>
        </table:table-row>
        <table:table-row table:style-name="ro2">
          <table:table-cell office:value-type="float" office:value="28204365" calcext:value-type="float">
            <text:p>28204365</text:p>
          </table:table-cell>
          <table:table-cell table:formula="of:=[.A278]-[.A277]" office:value-type="float" office:value="4485" calcext:value-type="float">
            <text:p>4485</text:p>
          </table:table-cell>
          <table:table-cell office:value-type="float" office:value="12.11" calcext:value-type="float">
            <text:p>12.11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12.11" calcext:value-type="float">
            <text:p>12.11</text:p>
          </table:table-cell>
          <table:table-cell table:number-columns-repeated="2" office:value-type="float" office:value="181.72" calcext:value-type="float">
            <text:p>181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.72" calcext:value-type="float">
            <text:p>181.7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78]/10000000;5)" office:value-type="float" office:value="2.82044" calcext:value-type="float">
            <text:p>2.82044</text:p>
          </table:table-cell>
          <table:table-cell table:formula="of:=[.C278]*100" office:value-type="float" office:value="1211" calcext:value-type="float">
            <text:p>1211</text:p>
          </table:table-cell>
          <table:table-cell table:formula="of:=[.F278]" office:value-type="float" office:value="572" calcext:value-type="float">
            <text:p>572</text:p>
          </table:table-cell>
          <table:table-cell table:formula="of:=[.M278]*10" office:value-type="float" office:value="1817.2" calcext:value-type="float">
            <text:p>1817.2</text:p>
          </table:table-cell>
        </table:table-row>
        <table:table-row table:style-name="ro2">
          <table:table-cell office:value-type="float" office:value="28207983" calcext:value-type="float">
            <text:p>28207983</text:p>
          </table:table-cell>
          <table:table-cell table:formula="of:=[.A279]-[.A278]" office:value-type="float" office:value="3618" calcext:value-type="float">
            <text:p>3618</text:p>
          </table:table-cell>
          <table:table-cell office:value-type="float" office:value="12.2" calcext:value-type="float">
            <text:p>12.2</text:p>
          </table:table-cell>
          <table:table-cell office:value-type="float" office:value="19.91" calcext:value-type="float">
            <text:p>19.91</text:p>
          </table:table-cell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182.98" calcext:value-type="float">
            <text:p>182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.98" calcext:value-type="float">
            <text:p>182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79]/10000000;5)" office:value-type="float" office:value="2.8208" calcext:value-type="float">
            <text:p>2.8208</text:p>
          </table:table-cell>
          <table:table-cell table:formula="of:=[.C279]*100" office:value-type="float" office:value="1220" calcext:value-type="float">
            <text:p>1220</text:p>
          </table:table-cell>
          <table:table-cell table:formula="of:=[.F279]" office:value-type="float" office:value="571" calcext:value-type="float">
            <text:p>571</text:p>
          </table:table-cell>
          <table:table-cell table:formula="of:=[.M279]*10" office:value-type="float" office:value="1829.8" calcext:value-type="float">
            <text:p>1829.8</text:p>
          </table:table-cell>
        </table:table-row>
        <table:table-row table:style-name="ro2">
          <table:table-cell office:value-type="float" office:value="28212328" calcext:value-type="float">
            <text:p>28212328</text:p>
          </table:table-cell>
          <table:table-cell table:formula="of:=[.A280]-[.A279]" office:value-type="float" office:value="4345" calcext:value-type="float">
            <text:p>4345</text:p>
          </table:table-cell>
          <table:table-cell office:value-type="float" office:value="12.33" calcext:value-type="float">
            <text:p>12.33</text:p>
          </table:table-cell>
          <table:table-cell office:value-type="float" office:value="27.06" calcext:value-type="float">
            <text:p>27.06</text:p>
          </table:table-cell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 office:value-type="float" office:value="12.33" calcext:value-type="float">
            <text:p>12.33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80]/10000000;5)" office:value-type="float" office:value="2.82123" calcext:value-type="float">
            <text:p>2.82123</text:p>
          </table:table-cell>
          <table:table-cell table:formula="of:=[.C280]*100" office:value-type="float" office:value="1233" calcext:value-type="float">
            <text:p>1233</text:p>
          </table:table-cell>
          <table:table-cell table:formula="of:=[.F280]" office:value-type="float" office:value="568" calcext:value-type="float">
            <text:p>568</text:p>
          </table:table-cell>
          <table:table-cell table:formula="of:=[.M280]*10"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28216120" calcext:value-type="float">
            <text:p>28216120</text:p>
          </table:table-cell>
          <table:table-cell table:formula="of:=[.A281]-[.A280]" office:value-type="float" office:value="3792" calcext:value-type="float">
            <text:p>3792</text:p>
          </table:table-cell>
          <table:table-cell office:value-type="float" office:value="12.29" calcext:value-type="float">
            <text:p>12.29</text:p>
          </table:table-cell>
          <table:table-cell office:value-type="float" office:value="8.64" calcext:value-type="float">
            <text:p>8.64</text:p>
          </table:table-cell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float" office:value="12.29" calcext:value-type="float">
            <text:p>12.29</text:p>
          </table:table-cell>
          <table:table-cell table:number-columns-repeated="2" office:value-type="float" office:value="184.3" calcext:value-type="float">
            <text:p>184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.3" calcext:value-type="float">
            <text:p>184.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81]/10000000;5)" office:value-type="float" office:value="2.82161" calcext:value-type="float">
            <text:p>2.82161</text:p>
          </table:table-cell>
          <table:table-cell table:formula="of:=[.C281]*100" office:value-type="float" office:value="1229" calcext:value-type="float">
            <text:p>1229</text:p>
          </table:table-cell>
          <table:table-cell table:formula="of:=[.F281]" office:value-type="float" office:value="569" calcext:value-type="float">
            <text:p>569</text:p>
          </table:table-cell>
          <table:table-cell table:formula="of:=[.M281]*10" office:value-type="float" office:value="1843" calcext:value-type="float">
            <text:p>1843</text:p>
          </table:table-cell>
        </table:table-row>
        <table:table-row table:style-name="ro2">
          <table:table-cell office:value-type="float" office:value="28220323" calcext:value-type="float">
            <text:p>28220323</text:p>
          </table:table-cell>
          <table:table-cell table:formula="of:=[.A282]-[.A281]" office:value-type="float" office:value="4203" calcext:value-type="float">
            <text:p>4203</text:p>
          </table:table-cell>
          <table:table-cell office:value-type="float" office:value="12.38" calcext:value-type="float">
            <text:p>12.38</text:p>
          </table:table-cell>
          <table:table-cell office:value-type="float" office:value="22.41" calcext:value-type="float">
            <text:p>22.41</text:p>
          </table:table-cell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float" office:value="12.38" calcext:value-type="float">
            <text:p>12.38</text:p>
          </table:table-cell>
          <table:table-cell table:number-columns-repeated="2" office:value-type="float" office:value="185.76" calcext:value-type="float">
            <text:p>185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.76" calcext:value-type="float">
            <text:p>185.7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82]/10000000;5)" office:value-type="float" office:value="2.82203" calcext:value-type="float">
            <text:p>2.82203</text:p>
          </table:table-cell>
          <table:table-cell table:formula="of:=[.C282]*100" office:value-type="float" office:value="1238" calcext:value-type="float">
            <text:p>1238</text:p>
          </table:table-cell>
          <table:table-cell table:formula="of:=[.F282]" office:value-type="float" office:value="567" calcext:value-type="float">
            <text:p>567</text:p>
          </table:table-cell>
          <table:table-cell table:formula="of:=[.M282]*10" office:value-type="float" office:value="1857.6" calcext:value-type="float">
            <text:p>1857.6</text:p>
          </table:table-cell>
        </table:table-row>
        <table:table-row table:style-name="ro2">
          <table:table-cell office:value-type="float" office:value="28224028" calcext:value-type="float">
            <text:p>28224028</text:p>
          </table:table-cell>
          <table:table-cell table:formula="of:=[.A283]-[.A282]" office:value-type="float" office:value="3705" calcext:value-type="float">
            <text:p>3705</text:p>
          </table:table-cell>
          <table:table-cell office:value-type="float" office:value="12.49" calcext:value-type="float">
            <text:p>12.49</text:p>
          </table:table-cell>
          <table:table-cell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2.49" calcext:value-type="float">
            <text:p>12.49</text:p>
          </table:table-cell>
          <table:table-cell table:number-columns-repeated="2" office:value-type="float" office:value="187.34" calcext:value-type="float">
            <text:p>187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.34" calcext:value-type="float">
            <text:p>187.3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83]/10000000;5)" office:value-type="float" office:value="2.8224" calcext:value-type="float">
            <text:p>2.8224</text:p>
          </table:table-cell>
          <table:table-cell table:formula="of:=[.C283]*100" office:value-type="float" office:value="1249" calcext:value-type="float">
            <text:p>1249</text:p>
          </table:table-cell>
          <table:table-cell table:formula="of:=[.F283]" office:value-type="float" office:value="565" calcext:value-type="float">
            <text:p>565</text:p>
          </table:table-cell>
          <table:table-cell table:formula="of:=[.M283]*10" office:value-type="float" office:value="1873.4" calcext:value-type="float">
            <text:p>1873.4</text:p>
          </table:table-cell>
        </table:table-row>
        <table:table-row table:style-name="ro2">
          <table:table-cell office:value-type="float" office:value="28228265" calcext:value-type="float">
            <text:p>28228265</text:p>
          </table:table-cell>
          <table:table-cell table:formula="of:=[.A284]-[.A283]" office:value-type="float" office:value="4237" calcext:value-type="float">
            <text:p>4237</text:p>
          </table:table-cell>
          <table:table-cell office:value-type="float" office:value="12.43" calcext:value-type="float">
            <text:p>12.43</text:p>
          </table:table-cell>
          <table:table-cell office:value-type="float" office:value="8.21" calcext:value-type="float">
            <text:p>8.21</text:p>
          </table:table-cell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12.43" calcext:value-type="float">
            <text:p>12.43</text:p>
          </table:table-cell>
          <table:table-cell table:number-columns-repeated="2" office:value-type="float" office:value="186.48" calcext:value-type="float">
            <text:p>186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.48" calcext:value-type="float">
            <text:p>186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84]/10000000;5)" office:value-type="float" office:value="2.82283" calcext:value-type="float">
            <text:p>2.82283</text:p>
          </table:table-cell>
          <table:table-cell table:formula="of:=[.C284]*100" office:value-type="float" office:value="1243" calcext:value-type="float">
            <text:p>1243</text:p>
          </table:table-cell>
          <table:table-cell table:formula="of:=[.F284]" office:value-type="float" office:value="566" calcext:value-type="float">
            <text:p>566</text:p>
          </table:table-cell>
          <table:table-cell table:formula="of:=[.M284]*10" office:value-type="float" office:value="1864.8" calcext:value-type="float">
            <text:p>1864.8</text:p>
          </table:table-cell>
        </table:table-row>
        <table:table-row table:style-name="ro2">
          <table:table-cell office:value-type="float" office:value="28232060" calcext:value-type="float">
            <text:p>28232060</text:p>
          </table:table-cell>
          <table:table-cell table:formula="of:=[.A285]-[.A284]" office:value-type="float" office:value="3795" calcext:value-type="float">
            <text:p>3795</text:p>
          </table:table-cell>
          <table:table-cell office:value-type="float" office:value="12.53" calcext:value-type="float">
            <text:p>12.53</text:p>
          </table:table-cell>
          <table:table-cell office:value-type="float" office:value="22.48" calcext:value-type="float">
            <text:p>22.48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2.53" calcext:value-type="float">
            <text:p>12.53</text:p>
          </table:table-cell>
          <table:table-cell table:number-columns-repeated="2" office:value-type="float" office:value="187.88" calcext:value-type="float">
            <text:p>187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.88" calcext:value-type="float">
            <text:p>187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85]/10000000;5)" office:value-type="float" office:value="2.82321" calcext:value-type="float">
            <text:p>2.82321</text:p>
          </table:table-cell>
          <table:table-cell table:formula="of:=[.C285]*100" office:value-type="float" office:value="1253" calcext:value-type="float">
            <text:p>1253</text:p>
          </table:table-cell>
          <table:table-cell table:formula="of:=[.F285]" office:value-type="float" office:value="565" calcext:value-type="float">
            <text:p>565</text:p>
          </table:table-cell>
          <table:table-cell table:formula="of:=[.M285]*10" office:value-type="float" office:value="1878.8" calcext:value-type="float">
            <text:p>1878.8</text:p>
          </table:table-cell>
        </table:table-row>
        <table:table-row table:style-name="ro2">
          <table:table-cell office:value-type="float" office:value="28236311" calcext:value-type="float">
            <text:p>28236311</text:p>
          </table:table-cell>
          <table:table-cell table:formula="of:=[.A286]-[.A285]" office:value-type="float" office:value="4251" calcext:value-type="float">
            <text:p>4251</text:p>
          </table:table-cell>
          <table:table-cell office:value-type="float" office:value="12.59" calcext:value-type="float">
            <text:p>12.59</text:p>
          </table:table-cell>
          <table:table-cell office:value-type="float" office:value="21.53" calcext:value-type="float">
            <text:p>21.53</text:p>
          </table:table-cell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office:value-type="float" office:value="12.59" calcext:value-type="float">
            <text:p>12.59</text:p>
          </table:table-cell>
          <table:table-cell table:number-columns-repeated="2" office:value-type="float" office:value="188.91" calcext:value-type="float">
            <text:p>188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.91" calcext:value-type="float">
            <text:p>188.9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86]/10000000;5)" office:value-type="float" office:value="2.82363" calcext:value-type="float">
            <text:p>2.82363</text:p>
          </table:table-cell>
          <table:table-cell table:formula="of:=[.C286]*100" office:value-type="float" office:value="1259" calcext:value-type="float">
            <text:p>1259</text:p>
          </table:table-cell>
          <table:table-cell table:formula="of:=[.F286]" office:value-type="float" office:value="563" calcext:value-type="float">
            <text:p>563</text:p>
          </table:table-cell>
          <table:table-cell table:formula="of:=[.M286]*10" office:value-type="float" office:value="1889.1" calcext:value-type="float">
            <text:p>1889.1</text:p>
          </table:table-cell>
        </table:table-row>
        <table:table-row table:style-name="ro2">
          <table:table-cell office:value-type="float" office:value="28240080" calcext:value-type="float">
            <text:p>28240080</text:p>
          </table:table-cell>
          <table:table-cell table:formula="of:=[.A287]-[.A286]" office:value-type="float" office:value="3769" calcext:value-type="float">
            <text:p>3769</text:p>
          </table:table-cell>
          <table:table-cell office:value-type="float" office:value="12.55" calcext:value-type="float">
            <text:p>12.55</text:p>
          </table:table-cell>
          <table:table-cell office:value-type="float" office:value="8.73" calcext:value-type="float">
            <text:p>8.73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12.55" calcext:value-type="float">
            <text:p>12.55</text:p>
          </table:table-cell>
          <table:table-cell table:number-columns-repeated="2" office:value-type="float" office:value="188.18" calcext:value-type="float">
            <text:p>188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.18" calcext:value-type="float">
            <text:p>188.1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87]/10000000;5)" office:value-type="float" office:value="2.82401" calcext:value-type="float">
            <text:p>2.82401</text:p>
          </table:table-cell>
          <table:table-cell table:formula="of:=[.C287]*100" office:value-type="float" office:value="1255" calcext:value-type="float">
            <text:p>1255</text:p>
          </table:table-cell>
          <table:table-cell table:formula="of:=[.F287]" office:value-type="float" office:value="564" calcext:value-type="float">
            <text:p>564</text:p>
          </table:table-cell>
          <table:table-cell table:formula="of:=[.M287]*10" office:value-type="float" office:value="1881.8" calcext:value-type="float">
            <text:p>1881.8</text:p>
          </table:table-cell>
        </table:table-row>
        <table:table-row table:style-name="ro2">
          <table:table-cell office:value-type="float" office:value="28245271" calcext:value-type="float">
            <text:p>28245271</text:p>
          </table:table-cell>
          <table:table-cell table:formula="of:=[.A288]-[.A287]" office:value-type="float" office:value="5191" calcext:value-type="float">
            <text:p>5191</text:p>
          </table:table-cell>
          <table:table-cell office:value-type="float" office:value="12.66" calcext:value-type="float">
            <text:p>12.66</text:p>
          </table:table-cell>
          <table:table-cell office:value-type="float" office:value="25.53" calcext:value-type="float">
            <text:p>25.53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12.66" calcext:value-type="float">
            <text:p>12.66</text:p>
          </table:table-cell>
          <table:table-cell table:number-columns-repeated="2" office:value-type="float" office:value="189.92" calcext:value-type="float">
            <text:p>189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92" calcext:value-type="float">
            <text:p>189.9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88]/10000000;5)" office:value-type="float" office:value="2.82453" calcext:value-type="float">
            <text:p>2.82453</text:p>
          </table:table-cell>
          <table:table-cell table:formula="of:=[.C288]*100" office:value-type="float" office:value="1266" calcext:value-type="float">
            <text:p>1266</text:p>
          </table:table-cell>
          <table:table-cell table:formula="of:=[.F288]" office:value-type="float" office:value="562" calcext:value-type="float">
            <text:p>562</text:p>
          </table:table-cell>
          <table:table-cell table:formula="of:=[.M288]*10" office:value-type="float" office:value="1899.2" calcext:value-type="float">
            <text:p>1899.2</text:p>
          </table:table-cell>
        </table:table-row>
        <table:table-row table:style-name="ro2">
          <table:table-cell office:value-type="float" office:value="28248763" calcext:value-type="float">
            <text:p>28248763</text:p>
          </table:table-cell>
          <table:table-cell table:formula="of:=[.A289]-[.A288]" office:value-type="float" office:value="3492" calcext:value-type="float">
            <text:p>3492</text:p>
          </table:table-cell>
          <table:table-cell office:value-type="float" office:value="12.66" calcext:value-type="float">
            <text:p>12.66</text:p>
          </table:table-cell>
          <table:table-cell office:value-type="float" office:value="14.33" calcext:value-type="float">
            <text:p>14.33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12.66" calcext:value-type="float">
            <text:p>12.66</text:p>
          </table:table-cell>
          <table:table-cell table:number-columns-repeated="2" office:value-type="float" office:value="189.96" calcext:value-type="float">
            <text:p>189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96" calcext:value-type="float">
            <text:p>189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89]/10000000;5)" office:value-type="float" office:value="2.82488" calcext:value-type="float">
            <text:p>2.82488</text:p>
          </table:table-cell>
          <table:table-cell table:formula="of:=[.C289]*100" office:value-type="float" office:value="1266" calcext:value-type="float">
            <text:p>1266</text:p>
          </table:table-cell>
          <table:table-cell table:formula="of:=[.F289]" office:value-type="float" office:value="562" calcext:value-type="float">
            <text:p>562</text:p>
          </table:table-cell>
          <table:table-cell table:formula="of:=[.M289]*10" office:value-type="float" office:value="1899.6" calcext:value-type="float">
            <text:p>1899.6</text:p>
          </table:table-cell>
        </table:table-row>
        <table:table-row table:style-name="ro2">
          <table:table-cell office:value-type="float" office:value="28253025" calcext:value-type="float">
            <text:p>28253025</text:p>
          </table:table-cell>
          <table:table-cell table:formula="of:=[.A290]-[.A289]" office:value-type="float" office:value="4262" calcext:value-type="float">
            <text:p>4262</text:p>
          </table:table-cell>
          <table:table-cell office:value-type="float" office:value="12.65" calcext:value-type="float">
            <text:p>12.65</text:p>
          </table:table-cell>
          <table:table-cell office:value-type="float" office:value="11.28" calcext:value-type="float">
            <text:p>11.28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12.65" calcext:value-type="float">
            <text:p>12.65</text:p>
          </table:table-cell>
          <table:table-cell table:number-columns-repeated="2" office:value-type="float" office:value="189.78" calcext:value-type="float">
            <text:p>189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78" calcext:value-type="float">
            <text:p>189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90]/10000000;5)" office:value-type="float" office:value="2.8253" calcext:value-type="float">
            <text:p>2.8253</text:p>
          </table:table-cell>
          <table:table-cell table:formula="of:=[.C290]*100" office:value-type="float" office:value="1265" calcext:value-type="float">
            <text:p>1265</text:p>
          </table:table-cell>
          <table:table-cell table:formula="of:=[.F290]" office:value-type="float" office:value="562" calcext:value-type="float">
            <text:p>562</text:p>
          </table:table-cell>
          <table:table-cell table:formula="of:=[.M290]*10" office:value-type="float" office:value="1897.8" calcext:value-type="float">
            <text:p>1897.8</text:p>
          </table:table-cell>
        </table:table-row>
        <table:table-row table:style-name="ro2">
          <table:table-cell office:value-type="float" office:value="28257003" calcext:value-type="float">
            <text:p>28257003</text:p>
          </table:table-cell>
          <table:table-cell table:formula="of:=[.A291]-[.A290]" office:value-type="float" office:value="3978" calcext:value-type="float">
            <text:p>3978</text:p>
          </table:table-cell>
          <table:table-cell office:value-type="float" office:value="12.8" calcext:value-type="float">
            <text:p>12.8</text:p>
          </table:table-cell>
          <table:table-cell office:value-type="float" office:value="27.99" calcext:value-type="float">
            <text:p>27.99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12.8" calcext:value-type="float">
            <text:p>12.8</text:p>
          </table:table-cell>
          <table:table-cell table:number-columns-repeated="2" office:value-type="float" office:value="191.96" calcext:value-type="float">
            <text:p>19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.96" calcext:value-type="float">
            <text:p>191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91]/10000000;5)" office:value-type="float" office:value="2.8257" calcext:value-type="float">
            <text:p>2.8257</text:p>
          </table:table-cell>
          <table:table-cell table:formula="of:=[.C291]*100" office:value-type="float" office:value="1280" calcext:value-type="float">
            <text:p>1280</text:p>
          </table:table-cell>
          <table:table-cell table:formula="of:=[.F291]" office:value-type="float" office:value="560" calcext:value-type="float">
            <text:p>560</text:p>
          </table:table-cell>
          <table:table-cell table:formula="of:=[.M291]*10" office:value-type="float" office:value="1919.6" calcext:value-type="float">
            <text:p>1919.6</text:p>
          </table:table-cell>
        </table:table-row>
        <table:table-row table:style-name="ro2">
          <table:table-cell office:value-type="float" office:value="28261325" calcext:value-type="float">
            <text:p>28261325</text:p>
          </table:table-cell>
          <table:table-cell table:formula="of:=[.A292]-[.A291]" office:value-type="float" office:value="4322" calcext:value-type="float">
            <text:p>4322</text:p>
          </table:table-cell>
          <table:table-cell office:value-type="float" office:value="12.77" calcext:value-type="float">
            <text:p>12.77</text:p>
          </table:table-cell>
          <table:table-cell office:value-type="float" office:value="10.17" calcext:value-type="float">
            <text:p>10.17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12.77" calcext:value-type="float">
            <text:p>12.77</text:p>
          </table:table-cell>
          <table:table-cell table:number-columns-repeated="2" office:value-type="float" office:value="191.5" calcext:value-type="float">
            <text:p>19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.5" calcext:value-type="float">
            <text:p>191.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92]/10000000;5)" office:value-type="float" office:value="2.82613" calcext:value-type="float">
            <text:p>2.82613</text:p>
          </table:table-cell>
          <table:table-cell table:formula="of:=[.C292]*100" office:value-type="float" office:value="1277" calcext:value-type="float">
            <text:p>1277</text:p>
          </table:table-cell>
          <table:table-cell table:formula="of:=[.F292]" office:value-type="float" office:value="560" calcext:value-type="float">
            <text:p>560</text:p>
          </table:table-cell>
          <table:table-cell table:formula="of:=[.M292]*10" office:value-type="float" office:value="1915" calcext:value-type="float">
            <text:p>1915</text:p>
          </table:table-cell>
        </table:table-row>
        <table:table-row table:style-name="ro2">
          <table:table-cell office:value-type="float" office:value="28265120" calcext:value-type="float">
            <text:p>28265120</text:p>
          </table:table-cell>
          <table:table-cell table:formula="of:=[.A293]-[.A292]" office:value-type="float" office:value="3795" calcext:value-type="float">
            <text:p>3795</text:p>
          </table:table-cell>
          <table:table-cell office:value-type="float" office:value="12.8" calcext:value-type="float">
            <text:p>12.8</text:p>
          </table:table-cell>
          <table:table-cell office:value-type="float" office:value="15.79" calcext:value-type="float">
            <text:p>15.79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12.8" calcext:value-type="float">
            <text:p>12.8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93]/10000000;5)" office:value-type="float" office:value="2.82651" calcext:value-type="float">
            <text:p>2.82651</text:p>
          </table:table-cell>
          <table:table-cell table:formula="of:=[.C293]*100" office:value-type="float" office:value="1280" calcext:value-type="float">
            <text:p>1280</text:p>
          </table:table-cell>
          <table:table-cell table:formula="of:=[.F293]" office:value-type="float" office:value="560" calcext:value-type="float">
            <text:p>560</text:p>
          </table:table-cell>
          <table:table-cell table:formula="of:=[.M293]*10" office:value-type="float" office:value="1920" calcext:value-type="float">
            <text:p>1920</text:p>
          </table:table-cell>
        </table:table-row>
        <table:table-row table:style-name="ro2">
          <table:table-cell office:value-type="float" office:value="28269363" calcext:value-type="float">
            <text:p>28269363</text:p>
          </table:table-cell>
          <table:table-cell table:formula="of:=[.A294]-[.A293]" office:value-type="float" office:value="4243" calcext:value-type="float">
            <text:p>4243</text:p>
          </table:table-cell>
          <table:table-cell office:value-type="float" office:value="12.94" calcext:value-type="float">
            <text:p>12.94</text:p>
          </table:table-cell>
          <table:table-cell office:value-type="float" office:value="28.06" calcext:value-type="float">
            <text:p>28.06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12.94" calcext:value-type="float">
            <text:p>12.94</text:p>
          </table:table-cell>
          <table:table-cell table:number-columns-repeated="2" office:value-type="float" office:value="194.09" calcext:value-type="float">
            <text:p>194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.09" calcext:value-type="float">
            <text:p>194.0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94]/10000000;5)" office:value-type="float" office:value="2.82694" calcext:value-type="float">
            <text:p>2.82694</text:p>
          </table:table-cell>
          <table:table-cell table:formula="of:=[.C294]*100" office:value-type="float" office:value="1294" calcext:value-type="float">
            <text:p>1294</text:p>
          </table:table-cell>
          <table:table-cell table:formula="of:=[.F294]" office:value-type="float" office:value="557" calcext:value-type="float">
            <text:p>557</text:p>
          </table:table-cell>
          <table:table-cell table:formula="of:=[.M294]*10" office:value-type="float" office:value="1940.9" calcext:value-type="float">
            <text:p>1940.9</text:p>
          </table:table-cell>
        </table:table-row>
        <table:table-row table:style-name="ro2">
          <table:table-cell office:value-type="float" office:value="28273120" calcext:value-type="float">
            <text:p>28273120</text:p>
          </table:table-cell>
          <table:table-cell table:formula="of:=[.A295]-[.A294]" office:value-type="float" office:value="3757" calcext:value-type="float">
            <text:p>3757</text:p>
          </table:table-cell>
          <table:table-cell office:value-type="float" office:value="12.89" calcext:value-type="float">
            <text:p>12.89</text:p>
          </table:table-cell>
          <table:table-cell office:value-type="float" office:value="8.13" calcext:value-type="float">
            <text:p>8.13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12.89" calcext:value-type="float">
            <text:p>12.89</text:p>
          </table:table-cell>
          <table:table-cell table:number-columns-repeated="2" office:value-type="float" office:value="193.36" calcext:value-type="float">
            <text:p>193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.36" calcext:value-type="float">
            <text:p>193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95]/10000000;5)" office:value-type="float" office:value="2.82731" calcext:value-type="float">
            <text:p>2.82731</text:p>
          </table:table-cell>
          <table:table-cell table:formula="of:=[.C295]*100" office:value-type="float" office:value="1289" calcext:value-type="float">
            <text:p>1289</text:p>
          </table:table-cell>
          <table:table-cell table:formula="of:=[.F295]" office:value-type="float" office:value="558" calcext:value-type="float">
            <text:p>558</text:p>
          </table:table-cell>
          <table:table-cell table:formula="of:=[.M295]*10" office:value-type="float" office:value="1933.6" calcext:value-type="float">
            <text:p>1933.6</text:p>
          </table:table-cell>
        </table:table-row>
        <table:table-row table:style-name="ro2">
          <table:table-cell office:value-type="float" office:value="28277511" calcext:value-type="float">
            <text:p>28277511</text:p>
          </table:table-cell>
          <table:table-cell table:formula="of:=[.A296]-[.A295]" office:value-type="float" office:value="4391" calcext:value-type="float">
            <text:p>4391</text:p>
          </table:table-cell>
          <table:table-cell office:value-type="float" office:value="13" calcext:value-type="float">
            <text:p>13</text:p>
          </table:table-cell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4.93" calcext:value-type="float">
            <text:p>194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.93" calcext:value-type="float">
            <text:p>194.9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96]/10000000;5)" office:value-type="float" office:value="2.82775" calcext:value-type="float">
            <text:p>2.82775</text:p>
          </table:table-cell>
          <table:table-cell table:formula="of:=[.C296]*100" office:value-type="float" office:value="1300" calcext:value-type="float">
            <text:p>1300</text:p>
          </table:table-cell>
          <table:table-cell table:formula="of:=[.F296]" office:value-type="float" office:value="556" calcext:value-type="float">
            <text:p>556</text:p>
          </table:table-cell>
          <table:table-cell table:formula="of:=[.M296]*10" office:value-type="float" office:value="1949.3" calcext:value-type="float">
            <text:p>1949.3</text:p>
          </table:table-cell>
        </table:table-row>
        <table:table-row table:style-name="ro2">
          <table:table-cell office:value-type="float" office:value="28281288" calcext:value-type="float">
            <text:p>28281288</text:p>
          </table:table-cell>
          <table:table-cell table:formula="of:=[.A297]-[.A296]" office:value-type="float" office:value="3777" calcext:value-type="float">
            <text:p>3777</text:p>
          </table:table-cell>
          <table:table-cell office:value-type="float" office:value="13.02" calcext:value-type="float">
            <text:p>13.02</text:p>
          </table:table-cell>
          <table:table-cell office:value-type="float" office:value="17.23" calcext:value-type="float">
            <text:p>17.23</text:p>
          </table:table-cell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13.02" calcext:value-type="float">
            <text:p>13.02</text:p>
          </table:table-cell>
          <table:table-cell table:number-columns-repeated="2" office:value-type="float" office:value="195.36" calcext:value-type="float">
            <text:p>195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.36" calcext:value-type="float">
            <text:p>195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97]/10000000;5)" office:value-type="float" office:value="2.82813" calcext:value-type="float">
            <text:p>2.82813</text:p>
          </table:table-cell>
          <table:table-cell table:formula="of:=[.C297]*100" office:value-type="float" office:value="1302" calcext:value-type="float">
            <text:p>1302</text:p>
          </table:table-cell>
          <table:table-cell table:formula="of:=[.F297]" office:value-type="float" office:value="555" calcext:value-type="float">
            <text:p>555</text:p>
          </table:table-cell>
          <table:table-cell table:formula="of:=[.M297]*10" office:value-type="float" office:value="1953.6" calcext:value-type="float">
            <text:p>1953.6</text:p>
          </table:table-cell>
        </table:table-row>
        <table:table-row table:style-name="ro2">
          <table:table-cell office:value-type="float" office:value="28285711" calcext:value-type="float">
            <text:p>28285711</text:p>
          </table:table-cell>
          <table:table-cell table:formula="of:=[.A298]-[.A297]" office:value-type="float" office:value="4423" calcext:value-type="float">
            <text:p>4423</text:p>
          </table:table-cell>
          <table:table-cell office:value-type="float" office:value="13" calcext:value-type="float">
            <text:p>13</text:p>
          </table:table-cell>
          <table:table-cell office:value-type="float" office:value="10.61" calcext:value-type="float">
            <text:p>10.61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4.98" calcext:value-type="float">
            <text:p>194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.98" calcext:value-type="float">
            <text:p>194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98]/10000000;5)" office:value-type="float" office:value="2.82857" calcext:value-type="float">
            <text:p>2.82857</text:p>
          </table:table-cell>
          <table:table-cell table:formula="of:=[.C298]*100" office:value-type="float" office:value="1300" calcext:value-type="float">
            <text:p>1300</text:p>
          </table:table-cell>
          <table:table-cell table:formula="of:=[.F298]" office:value-type="float" office:value="556" calcext:value-type="float">
            <text:p>556</text:p>
          </table:table-cell>
          <table:table-cell table:formula="of:=[.M298]*10" office:value-type="float" office:value="1949.8" calcext:value-type="float">
            <text:p>1949.8</text:p>
          </table:table-cell>
        </table:table-row>
        <table:table-row table:style-name="ro2">
          <table:table-cell office:value-type="float" office:value="28289328" calcext:value-type="float">
            <text:p>28289328</text:p>
          </table:table-cell>
          <table:table-cell table:formula="of:=[.A299]-[.A298]" office:value-type="float" office:value="3617" calcext:value-type="float">
            <text:p>3617</text:p>
          </table:table-cell>
          <table:table-cell office:value-type="float" office:value="13.14" calcext:value-type="float">
            <text:p>13.14</text:p>
          </table:table-cell>
          <table:table-cell office:value-type="float" office:value="28.05" calcext:value-type="float">
            <text:p>28.05</text:p>
          </table:table-cell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13.14" calcext:value-type="float">
            <text:p>13.14</text:p>
          </table:table-cell>
          <table:table-cell table:number-columns-repeated="2" office:value-type="float" office:value="197.1" calcext:value-type="float">
            <text:p>19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.1" calcext:value-type="float">
            <text:p>197.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299]/10000000;5)" office:value-type="float" office:value="2.82893" calcext:value-type="float">
            <text:p>2.82893</text:p>
          </table:table-cell>
          <table:table-cell table:formula="of:=[.C299]*100" office:value-type="float" office:value="1314" calcext:value-type="float">
            <text:p>1314</text:p>
          </table:table-cell>
          <table:table-cell table:formula="of:=[.F299]" office:value-type="float" office:value="553" calcext:value-type="float">
            <text:p>553</text:p>
          </table:table-cell>
          <table:table-cell table:formula="of:=[.M299]*10" office:value-type="float" office:value="1971" calcext:value-type="float">
            <text:p>1971</text:p>
          </table:table-cell>
        </table:table-row>
        <table:table-row table:style-name="ro2">
          <table:table-cell office:value-type="float" office:value="28293685" calcext:value-type="float">
            <text:p>28293685</text:p>
          </table:table-cell>
          <table:table-cell table:formula="of:=[.A300]-[.A299]" office:value-type="float" office:value="4357" calcext:value-type="float">
            <text:p>4357</text:p>
          </table:table-cell>
          <table:table-cell office:value-type="float" office:value="13.14" calcext:value-type="float">
            <text:p>13.14</text:p>
          </table:table-cell>
          <table:table-cell office:value-type="float" office:value="14.49" calcext:value-type="float">
            <text:p>14.49</text:p>
          </table:table-cell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13.14" calcext:value-type="float">
            <text:p>13.14</text:p>
          </table:table-cell>
          <table:table-cell table:number-columns-repeated="2" office:value-type="float" office:value="197.05" calcext:value-type="float">
            <text:p>19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.05" calcext:value-type="float">
            <text:p>197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00]/10000000;5)" office:value-type="float" office:value="2.82937" calcext:value-type="float">
            <text:p>2.82937</text:p>
          </table:table-cell>
          <table:table-cell table:formula="of:=[.C300]*100" office:value-type="float" office:value="1314" calcext:value-type="float">
            <text:p>1314</text:p>
          </table:table-cell>
          <table:table-cell table:formula="of:=[.F300]" office:value-type="float" office:value="553" calcext:value-type="float">
            <text:p>553</text:p>
          </table:table-cell>
          <table:table-cell table:formula="of:=[.M300]*10" office:value-type="float" office:value="1970.5" calcext:value-type="float">
            <text:p>1970.5</text:p>
          </table:table-cell>
        </table:table-row>
        <table:table-row table:style-name="ro2">
          <table:table-cell office:value-type="float" office:value="28297403" calcext:value-type="float">
            <text:p>28297403</text:p>
          </table:table-cell>
          <table:table-cell table:formula="of:=[.A301]-[.A300]" office:value-type="float" office:value="3718" calcext:value-type="float">
            <text:p>3718</text:p>
          </table:table-cell>
          <table:table-cell office:value-type="float" office:value="13.13" calcext:value-type="float">
            <text:p>13.13</text:p>
          </table:table-cell>
          <table:table-cell office:value-type="float" office:value="13.06" calcext:value-type="float">
            <text:p>13.06</text:p>
          </table:table-cell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13.13" calcext:value-type="float">
            <text:p>13.13</text:p>
          </table:table-cell>
          <table:table-cell table:number-columns-repeated="2" office:value-type="float" office:value="196.95" calcext:value-type="float">
            <text:p>196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.95" calcext:value-type="float">
            <text:p>196.9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01]/10000000;5)" office:value-type="float" office:value="2.82974" calcext:value-type="float">
            <text:p>2.82974</text:p>
          </table:table-cell>
          <table:table-cell table:formula="of:=[.C301]*100" office:value-type="float" office:value="1313" calcext:value-type="float">
            <text:p>1313</text:p>
          </table:table-cell>
          <table:table-cell table:formula="of:=[.F301]" office:value-type="float" office:value="553" calcext:value-type="float">
            <text:p>553</text:p>
          </table:table-cell>
          <table:table-cell table:formula="of:=[.M301]*10" office:value-type="float" office:value="1969.5" calcext:value-type="float">
            <text:p>1969.5</text:p>
          </table:table-cell>
        </table:table-row>
        <table:table-row table:style-name="ro2">
          <table:table-cell office:value-type="float" office:value="28301631" calcext:value-type="float">
            <text:p>28301631</text:p>
          </table:table-cell>
          <table:table-cell table:formula="of:=[.A302]-[.A301]" office:value-type="float" office:value="4228" calcext:value-type="float">
            <text:p>4228</text:p>
          </table:table-cell>
          <table:table-cell office:value-type="float" office:value="13.26" calcext:value-type="float">
            <text:p>13.26</text:p>
          </table:table-cell>
          <table:table-cell office:value-type="float" office:value="28.22" calcext:value-type="float">
            <text:p>28.22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13.26" calcext:value-type="float">
            <text:p>13.26</text:p>
          </table:table-cell>
          <table:table-cell table:number-columns-repeated="2" office:value-type="float" office:value="198.85" calcext:value-type="float">
            <text:p>198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02]/10000000;5)" office:value-type="float" office:value="2.83016" calcext:value-type="float">
            <text:p>2.83016</text:p>
          </table:table-cell>
          <table:table-cell table:formula="of:=[.C302]*100" office:value-type="float" office:value="1326" calcext:value-type="float">
            <text:p>1326</text:p>
          </table:table-cell>
          <table:table-cell table:formula="of:=[.F302]" office:value-type="float" office:value="551" calcext:value-type="float">
            <text:p>551</text:p>
          </table:table-cell>
          <table:table-cell table:formula="of:=[.M302]*10" office:value-type="float" office:value="1988.5" calcext:value-type="float">
            <text:p>1988.5</text:p>
          </table:table-cell>
        </table:table-row>
        <table:table-row table:style-name="ro2">
          <table:table-cell office:value-type="float" office:value="28305425" calcext:value-type="float">
            <text:p>28305425</text:p>
          </table:table-cell>
          <table:table-cell table:formula="of:=[.A303]-[.A302]" office:value-type="float" office:value="3794" calcext:value-type="float">
            <text:p>3794</text:p>
          </table:table-cell>
          <table:table-cell office:value-type="float" office:value="13.21" calcext:value-type="float">
            <text:p>13.21</text:p>
          </table:table-cell>
          <table:table-cell office:value-type="float" office:value="10.72" calcext:value-type="float">
            <text:p>10.72</text:p>
          </table:table-cell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13.21" calcext:value-type="float">
            <text:p>13.21</text:p>
          </table:table-cell>
          <table:table-cell table:number-columns-repeated="2" office:value-type="float" office:value="198.14" calcext:value-type="float">
            <text:p>198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.14" calcext:value-type="float">
            <text:p>198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03]/10000000;5)" office:value-type="float" office:value="2.83054" calcext:value-type="float">
            <text:p>2.83054</text:p>
          </table:table-cell>
          <table:table-cell table:formula="of:=[.C303]*100" office:value-type="float" office:value="1321" calcext:value-type="float">
            <text:p>1321</text:p>
          </table:table-cell>
          <table:table-cell table:formula="of:=[.F303]" office:value-type="float" office:value="552" calcext:value-type="float">
            <text:p>552</text:p>
          </table:table-cell>
          <table:table-cell table:formula="of:=[.M303]*10" office:value-type="float" office:value="1981.4" calcext:value-type="float">
            <text:p>1981.4</text:p>
          </table:table-cell>
        </table:table-row>
        <table:table-row table:style-name="ro2">
          <table:table-cell office:value-type="float" office:value="28309631" calcext:value-type="float">
            <text:p>28309631</text:p>
          </table:table-cell>
          <table:table-cell table:formula="of:=[.A304]-[.A303]" office:value-type="float" office:value="4206" calcext:value-type="float">
            <text:p>4206</text:p>
          </table:table-cell>
          <table:table-cell office:value-type="float" office:value="13.24" calcext:value-type="float">
            <text:p>13.24</text:p>
          </table:table-cell>
          <table:table-cell office:value-type="float" office:value="17.26" calcext:value-type="float">
            <text:p>17.26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13.24" calcext:value-type="float">
            <text:p>13.24</text:p>
          </table:table-cell>
          <table:table-cell table:number-columns-repeated="2" office:value-type="float" office:value="198.53" calcext:value-type="float">
            <text:p>198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.53" calcext:value-type="float">
            <text:p>198.5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04]/10000000;5)" office:value-type="float" office:value="2.83096" calcext:value-type="float">
            <text:p>2.83096</text:p>
          </table:table-cell>
          <table:table-cell table:formula="of:=[.C304]*100" office:value-type="float" office:value="1324" calcext:value-type="float">
            <text:p>1324</text:p>
          </table:table-cell>
          <table:table-cell table:formula="of:=[.F304]" office:value-type="float" office:value="551" calcext:value-type="float">
            <text:p>551</text:p>
          </table:table-cell>
          <table:table-cell table:formula="of:=[.M304]*10" office:value-type="float" office:value="1985.3" calcext:value-type="float">
            <text:p>1985.3</text:p>
          </table:table-cell>
        </table:table-row>
        <table:table-row table:style-name="ro2">
          <table:table-cell office:value-type="float" office:value="28313420" calcext:value-type="float">
            <text:p>28313420</text:p>
          </table:table-cell>
          <table:table-cell table:formula="of:=[.A305]-[.A304]" office:value-type="float" office:value="3789" calcext:value-type="float">
            <text:p>3789</text:p>
          </table:table-cell>
          <table:table-cell office:value-type="float" office:value="13.35" calcext:value-type="float">
            <text:p>13.35</text:p>
          </table:table-cell>
          <table:table-cell office:value-type="float" office:value="27.79" calcext:value-type="float">
            <text:p>27.79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13.35" calcext:value-type="float">
            <text:p>13.35</text:p>
          </table:table-cell>
          <table:table-cell table:number-columns-repeated="2" office:value-type="float" office:value="200.32" calcext:value-type="float">
            <text:p>20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.32" calcext:value-type="float">
            <text:p>200.3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05]/10000000;5)" office:value-type="float" office:value="2.83134" calcext:value-type="float">
            <text:p>2.83134</text:p>
          </table:table-cell>
          <table:table-cell table:formula="of:=[.C305]*100" office:value-type="float" office:value="1335" calcext:value-type="float">
            <text:p>1335</text:p>
          </table:table-cell>
          <table:table-cell table:formula="of:=[.F305]" office:value-type="float" office:value="549" calcext:value-type="float">
            <text:p>549</text:p>
          </table:table-cell>
          <table:table-cell table:formula="of:=[.M305]*10" office:value-type="float" office:value="2003.2" calcext:value-type="float">
            <text:p>2003.2</text:p>
          </table:table-cell>
        </table:table-row>
        <table:table-row table:style-name="ro2">
          <table:table-cell office:value-type="float" office:value="28317823" calcext:value-type="float">
            <text:p>28317823</text:p>
          </table:table-cell>
          <table:table-cell table:formula="of:=[.A306]-[.A305]" office:value-type="float" office:value="4403" calcext:value-type="float">
            <text:p>4403</text:p>
          </table:table-cell>
          <table:table-cell office:value-type="float" office:value="13.3" calcext:value-type="float">
            <text:p>13.3</text:p>
          </table:table-cell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13.3" calcext:value-type="float">
            <text:p>13.3</text:p>
          </table:table-cell>
          <table:table-cell table:number-columns-repeated="2" office:value-type="float" office:value="199.51" calcext:value-type="float">
            <text:p>199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.51" calcext:value-type="float">
            <text:p>199.5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06]/10000000;5)" office:value-type="float" office:value="2.83178" calcext:value-type="float">
            <text:p>2.83178</text:p>
          </table:table-cell>
          <table:table-cell table:formula="of:=[.C306]*100" office:value-type="float" office:value="1330" calcext:value-type="float">
            <text:p>1330</text:p>
          </table:table-cell>
          <table:table-cell table:formula="of:=[.F306]" office:value-type="float" office:value="550" calcext:value-type="float">
            <text:p>550</text:p>
          </table:table-cell>
          <table:table-cell table:formula="of:=[.M306]*10" office:value-type="float" office:value="1995.1" calcext:value-type="float">
            <text:p>1995.1</text:p>
          </table:table-cell>
        </table:table-row>
        <table:table-row table:style-name="ro2">
          <table:table-cell office:value-type="float" office:value="28321500" calcext:value-type="float">
            <text:p>28321500</text:p>
          </table:table-cell>
          <table:table-cell table:formula="of:=[.A307]-[.A306]" office:value-type="float" office:value="3677" calcext:value-type="float">
            <text:p>3677</text:p>
          </table:table-cell>
          <table:table-cell office:value-type="float" office:value="13.34" calcext:value-type="float">
            <text:p>13.34</text:p>
          </table:table-cell>
          <table:table-cell office:value-type="float" office:value="18.48" calcext:value-type="float">
            <text:p>18.48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13.34" calcext:value-type="float">
            <text:p>13.34</text:p>
          </table:table-cell>
          <table:table-cell table:number-columns-repeated="2" office:value-type="float" office:value="200.1" calcext:value-type="float">
            <text:p>20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.1" calcext:value-type="float">
            <text:p>200.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07]/10000000;5)" office:value-type="float" office:value="2.83215" calcext:value-type="float">
            <text:p>2.83215</text:p>
          </table:table-cell>
          <table:table-cell table:formula="of:=[.C307]*100" office:value-type="float" office:value="1334" calcext:value-type="float">
            <text:p>1334</text:p>
          </table:table-cell>
          <table:table-cell table:formula="of:=[.F307]" office:value-type="float" office:value="549" calcext:value-type="float">
            <text:p>549</text:p>
          </table:table-cell>
          <table:table-cell table:formula="of:=[.M307]*10" office:value-type="float" office:value="2001" calcext:value-type="float">
            <text:p>2001</text:p>
          </table:table-cell>
        </table:table-row>
        <table:table-row table:style-name="ro2">
          <table:table-cell office:value-type="float" office:value="28326031" calcext:value-type="float">
            <text:p>28326031</text:p>
          </table:table-cell>
          <table:table-cell table:formula="of:=[.A308]-[.A307]" office:value-type="float" office:value="4531" calcext:value-type="float">
            <text:p>4531</text:p>
          </table:table-cell>
          <table:table-cell office:value-type="float" office:value="13.36" calcext:value-type="float">
            <text:p>13.36</text:p>
          </table:table-cell>
          <table:table-cell office:value-type="float" office:value="16.95" calcext:value-type="float">
            <text:p>16.95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13.36" calcext:value-type="float">
            <text:p>13.36</text:p>
          </table:table-cell>
          <table:table-cell table:number-columns-repeated="2" office:value-type="float" office:value="200.36" calcext:value-type="float">
            <text:p>20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.36" calcext:value-type="float">
            <text:p>200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08]/10000000;5)" office:value-type="float" office:value="2.8326" calcext:value-type="float">
            <text:p>2.8326</text:p>
          </table:table-cell>
          <table:table-cell table:formula="of:=[.C308]*100" office:value-type="float" office:value="1336" calcext:value-type="float">
            <text:p>1336</text:p>
          </table:table-cell>
          <table:table-cell table:formula="of:=[.F308]" office:value-type="float" office:value="549" calcext:value-type="float">
            <text:p>549</text:p>
          </table:table-cell>
          <table:table-cell table:formula="of:=[.M308]*10" office:value-type="float" office:value="2003.6" calcext:value-type="float">
            <text:p>2003.6</text:p>
          </table:table-cell>
        </table:table-row>
        <table:table-row table:style-name="ro2">
          <table:table-cell office:value-type="float" office:value="28329665" calcext:value-type="float">
            <text:p>28329665</text:p>
          </table:table-cell>
          <table:table-cell table:formula="of:=[.A309]-[.A308]" office:value-type="float" office:value="3634" calcext:value-type="float">
            <text:p>3634</text:p>
          </table:table-cell>
          <table:table-cell office:value-type="float" office:value="13.31" calcext:value-type="float">
            <text:p>13.31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13.31" calcext:value-type="float">
            <text:p>13.31</text:p>
          </table:table-cell>
          <table:table-cell table:number-columns-repeated="2" office:value-type="float" office:value="199.59" calcext:value-type="float">
            <text:p>199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.59" calcext:value-type="float">
            <text:p>199.5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09]/10000000;5)" office:value-type="float" office:value="2.83297" calcext:value-type="float">
            <text:p>2.83297</text:p>
          </table:table-cell>
          <table:table-cell table:formula="of:=[.C309]*100" office:value-type="float" office:value="1331" calcext:value-type="float">
            <text:p>1331</text:p>
          </table:table-cell>
          <table:table-cell table:formula="of:=[.F309]" office:value-type="float" office:value="550" calcext:value-type="float">
            <text:p>550</text:p>
          </table:table-cell>
          <table:table-cell table:formula="of:=[.M309]*10" office:value-type="float" office:value="1995.9" calcext:value-type="float">
            <text:p>1995.9</text:p>
          </table:table-cell>
        </table:table-row>
        <table:table-row table:style-name="ro2">
          <table:table-cell office:value-type="float" office:value="28333911" calcext:value-type="float">
            <text:p>28333911</text:p>
          </table:table-cell>
          <table:table-cell table:formula="of:=[.A310]-[.A309]" office:value-type="float" office:value="4246" calcext:value-type="float">
            <text:p>4246</text:p>
          </table:table-cell>
          <table:table-cell office:value-type="float" office:value="13.43" calcext:value-type="float">
            <text:p>13.43</text:p>
          </table:table-cell>
          <table:table-cell office:value-type="float" office:value="25.75" calcext:value-type="float">
            <text:p>25.75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13.43" calcext:value-type="float">
            <text:p>13.43</text:p>
          </table:table-cell>
          <table:table-cell table:number-columns-repeated="2" office:value-type="float" office:value="201.38" calcext:value-type="float">
            <text:p>20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.38" calcext:value-type="float">
            <text:p>201.3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10]/10000000;5)" office:value-type="float" office:value="2.83339" calcext:value-type="float">
            <text:p>2.83339</text:p>
          </table:table-cell>
          <table:table-cell table:formula="of:=[.C310]*100" office:value-type="float" office:value="1343" calcext:value-type="float">
            <text:p>1343</text:p>
          </table:table-cell>
          <table:table-cell table:formula="of:=[.F310]" office:value-type="float" office:value="548" calcext:value-type="float">
            <text:p>548</text:p>
          </table:table-cell>
          <table:table-cell table:formula="of:=[.M310]*10" office:value-type="float" office:value="2013.8" calcext:value-type="float">
            <text:p>2013.8</text:p>
          </table:table-cell>
        </table:table-row>
        <table:table-row table:style-name="ro2">
          <table:table-cell office:value-type="float" office:value="28337691" calcext:value-type="float">
            <text:p>28337691</text:p>
          </table:table-cell>
          <table:table-cell table:formula="of:=[.A311]-[.A310]" office:value-type="float" office:value="3780" calcext:value-type="float">
            <text:p>3780</text:p>
          </table:table-cell>
          <table:table-cell office:value-type="float" office:value="13.42" calcext:value-type="float">
            <text:p>13.42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13.42" calcext:value-type="float">
            <text:p>13.42</text:p>
          </table:table-cell>
          <table:table-cell table:number-columns-repeated="2" office:value-type="float" office:value="201.32" calcext:value-type="float">
            <text:p>201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.32" calcext:value-type="float">
            <text:p>201.3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11]/10000000;5)" office:value-type="float" office:value="2.83377" calcext:value-type="float">
            <text:p>2.83377</text:p>
          </table:table-cell>
          <table:table-cell table:formula="of:=[.C311]*100" office:value-type="float" office:value="1342" calcext:value-type="float">
            <text:p>1342</text:p>
          </table:table-cell>
          <table:table-cell table:formula="of:=[.F311]" office:value-type="float" office:value="548" calcext:value-type="float">
            <text:p>548</text:p>
          </table:table-cell>
          <table:table-cell table:formula="of:=[.M311]*10" office:value-type="float" office:value="2013.2" calcext:value-type="float">
            <text:p>2013.2</text:p>
          </table:table-cell>
        </table:table-row>
        <table:table-row table:style-name="ro2">
          <table:table-cell office:value-type="float" office:value="28342071" calcext:value-type="float">
            <text:p>28342071</text:p>
          </table:table-cell>
          <table:table-cell table:formula="of:=[.A312]-[.A311]" office:value-type="float" office:value="4380" calcext:value-type="float">
            <text:p>4380</text:p>
          </table:table-cell>
          <table:table-cell office:value-type="float" office:value="13.41" calcext:value-type="float">
            <text:p>13.41</text:p>
          </table:table-cell>
          <table:table-cell office:value-type="float" office:value="11.21" calcext:value-type="float">
            <text:p>11.21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13.41" calcext:value-type="float">
            <text:p>13.41</text:p>
          </table:table-cell>
          <table:table-cell table:number-columns-repeated="2" office:value-type="float" office:value="201.08" calcext:value-type="float">
            <text:p>201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.08" calcext:value-type="float">
            <text:p>201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12]/10000000;5)" office:value-type="float" office:value="2.83421" calcext:value-type="float">
            <text:p>2.83421</text:p>
          </table:table-cell>
          <table:table-cell table:formula="of:=[.C312]*100" office:value-type="float" office:value="1341" calcext:value-type="float">
            <text:p>1341</text:p>
          </table:table-cell>
          <table:table-cell table:formula="of:=[.F312]" office:value-type="float" office:value="548" calcext:value-type="float">
            <text:p>548</text:p>
          </table:table-cell>
          <table:table-cell table:formula="of:=[.M312]*10" office:value-type="float" office:value="2010.8" calcext:value-type="float">
            <text:p>2010.8</text:p>
          </table:table-cell>
        </table:table-row>
        <table:table-row table:style-name="ro2">
          <table:table-cell office:value-type="float" office:value="28345743" calcext:value-type="float">
            <text:p>28345743</text:p>
          </table:table-cell>
          <table:table-cell table:formula="of:=[.A313]-[.A312]" office:value-type="float" office:value="3672" calcext:value-type="float">
            <text:p>3672</text:p>
          </table:table-cell>
          <table:table-cell office:value-type="float" office:value="13.53" calcext:value-type="float">
            <text:p>13.53</text:p>
          </table:table-cell>
          <table:table-cell office:value-type="float" office:value="26.01" calcext:value-type="float">
            <text:p>26.01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13.53" calcext:value-type="float">
            <text:p>13.53</text:p>
          </table:table-cell>
          <table:table-cell table:number-columns-repeated="2" office:value-type="float" office:value="202.92" calcext:value-type="float">
            <text:p>202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92" calcext:value-type="float">
            <text:p>202.9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13]/10000000;5)" office:value-type="float" office:value="2.83457" calcext:value-type="float">
            <text:p>2.83457</text:p>
          </table:table-cell>
          <table:table-cell table:formula="of:=[.C313]*100" office:value-type="float" office:value="1353" calcext:value-type="float">
            <text:p>1353</text:p>
          </table:table-cell>
          <table:table-cell table:formula="of:=[.F313]" office:value-type="float" office:value="546" calcext:value-type="float">
            <text:p>546</text:p>
          </table:table-cell>
          <table:table-cell table:formula="of:=[.M313]*10" office:value-type="float" office:value="2029.2" calcext:value-type="float">
            <text:p>2029.2</text:p>
          </table:table-cell>
        </table:table-row>
        <table:table-row table:style-name="ro2">
          <table:table-cell office:value-type="float" office:value="28350440" calcext:value-type="float">
            <text:p>28350440</text:p>
          </table:table-cell>
          <table:table-cell table:formula="of:=[.A314]-[.A313]" office:value-type="float" office:value="4697" calcext:value-type="float">
            <text:p>4697</text:p>
          </table:table-cell>
          <table:table-cell office:value-type="float" office:value="13.48" calcext:value-type="float">
            <text:p>13.48</text:p>
          </table:table-cell>
          <table:table-cell office:value-type="float" office:value="8.88" calcext:value-type="float">
            <text:p>8.88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202.23" calcext:value-type="float">
            <text:p>202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23" calcext:value-type="float">
            <text:p>202.2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14]/10000000;5)" office:value-type="float" office:value="2.83504" calcext:value-type="float">
            <text:p>2.83504</text:p>
          </table:table-cell>
          <table:table-cell table:formula="of:=[.C314]*100" office:value-type="float" office:value="1348" calcext:value-type="float">
            <text:p>1348</text:p>
          </table:table-cell>
          <table:table-cell table:formula="of:=[.F314]" office:value-type="float" office:value="547" calcext:value-type="float">
            <text:p>547</text:p>
          </table:table-cell>
          <table:table-cell table:formula="of:=[.M314]*10" office:value-type="float" office:value="2022.3" calcext:value-type="float">
            <text:p>2022.3</text:p>
          </table:table-cell>
        </table:table-row>
        <table:table-row table:style-name="ro2">
          <table:table-cell office:value-type="float" office:value="28354151" calcext:value-type="float">
            <text:p>28354151</text:p>
          </table:table-cell>
          <table:table-cell table:formula="of:=[.A315]-[.A314]" office:value-type="float" office:value="3711" calcext:value-type="float">
            <text:p>3711</text:p>
          </table:table-cell>
          <table:table-cell office:value-type="float" office:value="13.51" calcext:value-type="float">
            <text:p>13.51</text:p>
          </table:table-cell>
          <table:table-cell office:value-type="float" office:value="15.83" calcext:value-type="float">
            <text:p>15.83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13.51" calcext:value-type="float">
            <text:p>13.51</text:p>
          </table:table-cell>
          <table:table-cell table:number-columns-repeated="2" office:value-type="float" office:value="202.69" calcext:value-type="float">
            <text:p>202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69" calcext:value-type="float">
            <text:p>202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15]/10000000;5)" office:value-type="float" office:value="2.83542" calcext:value-type="float">
            <text:p>2.83542</text:p>
          </table:table-cell>
          <table:table-cell table:formula="of:=[.C315]*100" office:value-type="float" office:value="1351" calcext:value-type="float">
            <text:p>1351</text:p>
          </table:table-cell>
          <table:table-cell table:formula="of:=[.F315]" office:value-type="float" office:value="546" calcext:value-type="float">
            <text:p>546</text:p>
          </table:table-cell>
          <table:table-cell table:formula="of:=[.M315]*10" office:value-type="float" office:value="2026.9" calcext:value-type="float">
            <text:p>2026.9</text:p>
          </table:table-cell>
        </table:table-row>
        <table:table-row table:style-name="ro2">
          <table:table-cell office:value-type="float" office:value="28358551" calcext:value-type="float">
            <text:p>28358551</text:p>
          </table:table-cell>
          <table:table-cell table:formula="of:=[.A316]-[.A315]" office:value-type="float" office:value="4400" calcext:value-type="float">
            <text:p>4400</text:p>
          </table:table-cell>
          <table:table-cell office:value-type="float" office:value="13.57" calcext:value-type="float">
            <text:p>13.57</text:p>
          </table:table-cell>
          <table:table-cell office:value-type="float" office:value="20.01" calcext:value-type="float">
            <text:p>20.01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13.57" calcext:value-type="float">
            <text:p>13.57</text:p>
          </table:table-cell>
          <table:table-cell table:number-columns-repeated="2" office:value-type="float" office:value="203.53" calcext:value-type="float">
            <text:p>203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.53" calcext:value-type="float">
            <text:p>203.5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16]/10000000;5)" office:value-type="float" office:value="2.83586" calcext:value-type="float">
            <text:p>2.83586</text:p>
          </table:table-cell>
          <table:table-cell table:formula="of:=[.C316]*100" office:value-type="float" office:value="1357" calcext:value-type="float">
            <text:p>1357</text:p>
          </table:table-cell>
          <table:table-cell table:formula="of:=[.F316]" office:value-type="float" office:value="545" calcext:value-type="float">
            <text:p>545</text:p>
          </table:table-cell>
          <table:table-cell table:formula="of:=[.M316]*10" office:value-type="float" office:value="2035.3" calcext:value-type="float">
            <text:p>2035.3</text:p>
          </table:table-cell>
        </table:table-row>
        <table:table-row table:style-name="ro2">
          <table:table-cell office:value-type="float" office:value="28362511" calcext:value-type="float">
            <text:p>28362511</text:p>
          </table:table-cell>
          <table:table-cell table:formula="of:=[.A317]-[.A316]" office:value-type="float" office:value="3960" calcext:value-type="float">
            <text:p>3960</text:p>
          </table:table-cell>
          <table:table-cell office:value-type="float" office:value="13.51" calcext:value-type="float">
            <text:p>13.51</text:p>
          </table:table-cell>
          <table:table-cell office:value-type="float" office:value="7.21" calcext:value-type="float">
            <text:p>7.21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13.51" calcext:value-type="float">
            <text:p>13.51</text:p>
          </table:table-cell>
          <table:table-cell table:number-columns-repeated="2" office:value-type="float" office:value="202.61" calcext:value-type="float">
            <text:p>202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61" calcext:value-type="float">
            <text:p>202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17]/10000000;5)" office:value-type="float" office:value="2.83625" calcext:value-type="float">
            <text:p>2.83625</text:p>
          </table:table-cell>
          <table:table-cell table:formula="of:=[.C317]*100" office:value-type="float" office:value="1351" calcext:value-type="float">
            <text:p>1351</text:p>
          </table:table-cell>
          <table:table-cell table:formula="of:=[.F317]" office:value-type="float" office:value="546" calcext:value-type="float">
            <text:p>546</text:p>
          </table:table-cell>
          <table:table-cell table:formula="of:=[.M317]*10" office:value-type="float" office:value="2026.1" calcext:value-type="float">
            <text:p>2026.1</text:p>
          </table:table-cell>
        </table:table-row>
        <table:table-row table:style-name="ro2">
          <table:table-cell office:value-type="float" office:value="28366811" calcext:value-type="float">
            <text:p>28366811</text:p>
          </table:table-cell>
          <table:table-cell table:formula="of:=[.A318]-[.A317]" office:value-type="float" office:value="4300" calcext:value-type="float">
            <text:p>4300</text:p>
          </table:table-cell>
          <table:table-cell office:value-type="float" office:value="13.6" calcext:value-type="float">
            <text:p>13.6</text:p>
          </table:table-cell>
          <table:table-cell office:value-type="float" office:value="23.07" calcext:value-type="float">
            <text:p>23.07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13.6" calcext:value-type="float">
            <text:p>13.6</text:p>
          </table:table-cell>
          <table:table-cell table:number-columns-repeated="2" office:value-type="float" office:value="204.01" calcext:value-type="float">
            <text:p>204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.01" calcext:value-type="float">
            <text:p>204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18]/10000000;5)" office:value-type="float" office:value="2.83668" calcext:value-type="float">
            <text:p>2.83668</text:p>
          </table:table-cell>
          <table:table-cell table:formula="of:=[.C318]*100" office:value-type="float" office:value="1360" calcext:value-type="float">
            <text:p>1360</text:p>
          </table:table-cell>
          <table:table-cell table:formula="of:=[.F318]" office:value-type="float" office:value="544" calcext:value-type="float">
            <text:p>544</text:p>
          </table:table-cell>
          <table:table-cell table:formula="of:=[.M318]*10" office:value-type="float" office:value="2040.1" calcext:value-type="float">
            <text:p>2040.1</text:p>
          </table:table-cell>
        </table:table-row>
        <table:table-row table:style-name="ro2">
          <table:table-cell office:value-type="float" office:value="28370588" calcext:value-type="float">
            <text:p>28370588</text:p>
          </table:table-cell>
          <table:table-cell table:formula="of:=[.A319]-[.A318]" office:value-type="float" office:value="3777" calcext:value-type="float">
            <text:p>3777</text:p>
          </table:table-cell>
          <table:table-cell office:value-type="float" office:value="13.58" calcext:value-type="float">
            <text:p>13.58</text:p>
          </table:table-cell>
          <table:table-cell office:value-type="float" office:value="12.79" calcext:value-type="float">
            <text:p>12.79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13.58" calcext:value-type="float">
            <text:p>13.58</text:p>
          </table:table-cell>
          <table:table-cell table:number-columns-repeated="2" office:value-type="float" office:value="203.73" calcext:value-type="float">
            <text:p>203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.73" calcext:value-type="float">
            <text:p>203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19]/10000000;5)" office:value-type="float" office:value="2.83706" calcext:value-type="float">
            <text:p>2.83706</text:p>
          </table:table-cell>
          <table:table-cell table:formula="of:=[.C319]*100" office:value-type="float" office:value="1358" calcext:value-type="float">
            <text:p>1358</text:p>
          </table:table-cell>
          <table:table-cell table:formula="of:=[.F319]" office:value-type="float" office:value="545" calcext:value-type="float">
            <text:p>545</text:p>
          </table:table-cell>
          <table:table-cell table:formula="of:=[.M319]*10" office:value-type="float" office:value="2037.3" calcext:value-type="float">
            <text:p>2037.3</text:p>
          </table:table-cell>
        </table:table-row>
        <table:table-row table:style-name="ro2">
          <table:table-cell office:value-type="float" office:value="28375075" calcext:value-type="float">
            <text:p>28375075</text:p>
          </table:table-cell>
          <table:table-cell table:formula="of:=[.A320]-[.A319]" office:value-type="float" office:value="4487" calcext:value-type="float">
            <text:p>4487</text:p>
          </table:table-cell>
          <table:table-cell office:value-type="float" office:value="13.55" calcext:value-type="float">
            <text:p>13.55</text:p>
          </table:table-cell>
          <table:table-cell office:value-type="float" office:value="9.95" calcext:value-type="float">
            <text:p>9.95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13.55" calcext:value-type="float">
            <text:p>13.55</text:p>
          </table:table-cell>
          <table:table-cell table:number-columns-repeated="2" office:value-type="float" office:value="203.22" calcext:value-type="float">
            <text:p>203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.22" calcext:value-type="float">
            <text:p>203.2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20]/10000000;5)" office:value-type="float" office:value="2.83751" calcext:value-type="float">
            <text:p>2.83751</text:p>
          </table:table-cell>
          <table:table-cell table:formula="of:=[.C320]*100" office:value-type="float" office:value="1355" calcext:value-type="float">
            <text:p>1355</text:p>
          </table:table-cell>
          <table:table-cell table:formula="of:=[.F320]" office:value-type="float" office:value="545" calcext:value-type="float">
            <text:p>545</text:p>
          </table:table-cell>
          <table:table-cell table:formula="of:=[.M320]*10" office:value-type="float" office:value="2032.2" calcext:value-type="float">
            <text:p>2032.2</text:p>
          </table:table-cell>
        </table:table-row>
        <table:table-row table:style-name="ro2">
          <table:table-cell office:value-type="float" office:value="28378771" calcext:value-type="float">
            <text:p>28378771</text:p>
          </table:table-cell>
          <table:table-cell table:formula="of:=[.A321]-[.A320]" office:value-type="float" office:value="3696" calcext:value-type="float">
            <text:p>3696</text:p>
          </table:table-cell>
          <table:table-cell office:value-type="float" office:value="13.67" calcext:value-type="float">
            <text:p>13.67</text:p>
          </table:table-cell>
          <table:table-cell office:value-type="float" office:value="26.66" calcext:value-type="float">
            <text:p>26.66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13.67" calcext:value-type="float">
            <text:p>13.67</text:p>
          </table:table-cell>
          <table:table-cell table:number-columns-repeated="2" office:value-type="float" office:value="205.07" calcext:value-type="float">
            <text:p>205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.07" calcext:value-type="float">
            <text:p>205.0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21]/10000000;5)" office:value-type="float" office:value="2.83788" calcext:value-type="float">
            <text:p>2.83788</text:p>
          </table:table-cell>
          <table:table-cell table:formula="of:=[.C321]*100" office:value-type="float" office:value="1367" calcext:value-type="float">
            <text:p>1367</text:p>
          </table:table-cell>
          <table:table-cell table:formula="of:=[.F321]" office:value-type="float" office:value="543" calcext:value-type="float">
            <text:p>543</text:p>
          </table:table-cell>
          <table:table-cell table:formula="of:=[.M321]*10" office:value-type="float" office:value="2050.7" calcext:value-type="float">
            <text:p>2050.7</text:p>
          </table:table-cell>
        </table:table-row>
        <table:table-row table:style-name="ro2">
          <table:table-cell office:value-type="float" office:value="28382991" calcext:value-type="float">
            <text:p>28382991</text:p>
          </table:table-cell>
          <table:table-cell table:formula="of:=[.A322]-[.A321]" office:value-type="float" office:value="4220" calcext:value-type="float">
            <text:p>4220</text:p>
          </table:table-cell>
          <table:table-cell office:value-type="float" office:value="13.62" calcext:value-type="float">
            <text:p>13.62</text:p>
          </table:table-cell>
          <table:table-cell office:value-type="float" office:value="8.74" calcext:value-type="float">
            <text:p>8.74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13.62" calcext:value-type="float">
            <text:p>13.62</text:p>
          </table:table-cell>
          <table:table-cell table:number-columns-repeated="2" office:value-type="float" office:value="204.24" calcext:value-type="float">
            <text:p>204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.24" calcext:value-type="float">
            <text:p>204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22]/10000000;5)" office:value-type="float" office:value="2.8383" calcext:value-type="float">
            <text:p>2.8383</text:p>
          </table:table-cell>
          <table:table-cell table:formula="of:=[.C322]*100" office:value-type="float" office:value="1362" calcext:value-type="float">
            <text:p>1362</text:p>
          </table:table-cell>
          <table:table-cell table:formula="of:=[.F322]" office:value-type="float" office:value="544" calcext:value-type="float">
            <text:p>544</text:p>
          </table:table-cell>
          <table:table-cell table:formula="of:=[.M322]*10" office:value-type="float" office:value="2042.4" calcext:value-type="float">
            <text:p>2042.4</text:p>
          </table:table-cell>
        </table:table-row>
        <table:table-row table:style-name="ro2">
          <table:table-cell office:value-type="float" office:value="28386765" calcext:value-type="float">
            <text:p>28386765</text:p>
          </table:table-cell>
          <table:table-cell table:formula="of:=[.A323]-[.A322]" office:value-type="float" office:value="3774" calcext:value-type="float">
            <text:p>3774</text:p>
          </table:table-cell>
          <table:table-cell office:value-type="float" office:value="13.6" calcext:value-type="float">
            <text:p>13.6</text:p>
          </table:table-cell>
          <table:table-cell office:value-type="float" office:value="12.06" calcext:value-type="float">
            <text:p>12.06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13.6" calcext:value-type="float">
            <text:p>13.6</text:p>
          </table:table-cell>
          <table:table-cell table:number-columns-repeated="2" office:value-type="float" office:value="203.99" calcext:value-type="float">
            <text:p>203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.99" calcext:value-type="float">
            <text:p>203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23]/10000000;5)" office:value-type="float" office:value="2.83868" calcext:value-type="float">
            <text:p>2.83868</text:p>
          </table:table-cell>
          <table:table-cell table:formula="of:=[.C323]*100" office:value-type="float" office:value="1360" calcext:value-type="float">
            <text:p>1360</text:p>
          </table:table-cell>
          <table:table-cell table:formula="of:=[.F323]" office:value-type="float" office:value="545" calcext:value-type="float">
            <text:p>545</text:p>
          </table:table-cell>
          <table:table-cell table:formula="of:=[.M323]*10" office:value-type="float" office:value="2039.9" calcext:value-type="float">
            <text:p>2039.9</text:p>
          </table:table-cell>
        </table:table-row>
        <table:table-row table:style-name="ro2">
          <table:table-cell office:value-type="float" office:value="28390714" calcext:value-type="float">
            <text:p>28390714</text:p>
          </table:table-cell>
          <table:table-cell table:formula="of:=[.A324]-[.A323]" office:value-type="float" office:value="3949" calcext:value-type="float">
            <text:p>3949</text:p>
          </table:table-cell>
          <table:table-cell office:value-type="float" office:value="13.68" calcext:value-type="float">
            <text:p>13.68</text:p>
          </table:table-cell>
          <table:table-cell office:value-type="float" office:value="22.87" calcext:value-type="float">
            <text:p>22.87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13.68" calcext:value-type="float">
            <text:p>13.68</text:p>
          </table:table-cell>
          <table:table-cell table:number-columns-repeated="2" office:value-type="float" office:value="205.18" calcext:value-type="float">
            <text:p>205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.18" calcext:value-type="float">
            <text:p>205.1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24]/10000000;5)" office:value-type="float" office:value="2.83907" calcext:value-type="float">
            <text:p>2.83907</text:p>
          </table:table-cell>
          <table:table-cell table:formula="of:=[.C324]*100" office:value-type="float" office:value="1368" calcext:value-type="float">
            <text:p>1368</text:p>
          </table:table-cell>
          <table:table-cell table:formula="of:=[.F324]" office:value-type="float" office:value="543" calcext:value-type="float">
            <text:p>543</text:p>
          </table:table-cell>
          <table:table-cell table:formula="of:=[.M324]*10" office:value-type="float" office:value="2051.8" calcext:value-type="float">
            <text:p>2051.8</text:p>
          </table:table-cell>
        </table:table-row>
        <table:table-row table:style-name="ro2">
          <table:table-cell office:value-type="float" office:value="28394808" calcext:value-type="float">
            <text:p>28394808</text:p>
          </table:table-cell>
          <table:table-cell table:formula="of:=[.A325]-[.A324]" office:value-type="float" office:value="4094" calcext:value-type="float">
            <text:p>4094</text:p>
          </table:table-cell>
          <table:table-cell office:value-type="float" office:value="13.59" calcext:value-type="float">
            <text:p>13.59</text:p>
          </table:table-cell>
          <table:table-cell office:value-type="float" office:value="5.14" calcext:value-type="float">
            <text:p>5.14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13.59" calcext:value-type="float">
            <text:p>13.59</text:p>
          </table:table-cell>
          <table:table-cell table:number-columns-repeated="2" office:value-type="float" office:value="203.83" calcext:value-type="float">
            <text:p>203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.83" calcext:value-type="float">
            <text:p>203.8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25]/10000000;5)" office:value-type="float" office:value="2.83948" calcext:value-type="float">
            <text:p>2.83948</text:p>
          </table:table-cell>
          <table:table-cell table:formula="of:=[.C325]*100" office:value-type="float" office:value="1359" calcext:value-type="float">
            <text:p>1359</text:p>
          </table:table-cell>
          <table:table-cell table:formula="of:=[.F325]" office:value-type="float" office:value="545" calcext:value-type="float">
            <text:p>545</text:p>
          </table:table-cell>
          <table:table-cell table:formula="of:=[.M325]*10" office:value-type="float" office:value="2038.3" calcext:value-type="float">
            <text:p>2038.3</text:p>
          </table:table-cell>
        </table:table-row>
        <table:table-row table:style-name="ro2">
          <table:table-cell office:value-type="float" office:value="28399225" calcext:value-type="float">
            <text:p>28399225</text:p>
          </table:table-cell>
          <table:table-cell table:formula="of:=[.A326]-[.A325]" office:value-type="float" office:value="4417" calcext:value-type="float">
            <text:p>4417</text:p>
          </table:table-cell>
          <table:table-cell office:value-type="float" office:value="13.65" calcext:value-type="float">
            <text:p>13.65</text:p>
          </table:table-cell>
          <table:table-cell office:value-type="float" office:value="20.7" calcext:value-type="float">
            <text:p>20.7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13.65" calcext:value-type="float">
            <text:p>13.65</text:p>
          </table:table-cell>
          <table:table-cell table:number-columns-repeated="2" office:value-type="float" office:value="204.78" calcext:value-type="float">
            <text:p>204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.78" calcext:value-type="float">
            <text:p>204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26]/10000000;5)" office:value-type="float" office:value="2.83992" calcext:value-type="float">
            <text:p>2.83992</text:p>
          </table:table-cell>
          <table:table-cell table:formula="of:=[.C326]*100" office:value-type="float" office:value="1365" calcext:value-type="float">
            <text:p>1365</text:p>
          </table:table-cell>
          <table:table-cell table:formula="of:=[.F326]" office:value-type="float" office:value="544" calcext:value-type="float">
            <text:p>544</text:p>
          </table:table-cell>
          <table:table-cell table:formula="of:=[.M326]*10" office:value-type="float" office:value="2047.8" calcext:value-type="float">
            <text:p>2047.8</text:p>
          </table:table-cell>
        </table:table-row>
        <table:table-row table:style-name="ro2">
          <table:table-cell office:value-type="float" office:value="28403183" calcext:value-type="float">
            <text:p>28403183</text:p>
          </table:table-cell>
          <table:table-cell table:formula="of:=[.A327]-[.A326]" office:value-type="float" office:value="3958" calcext:value-type="float">
            <text:p>3958</text:p>
          </table:table-cell>
          <table:table-cell office:value-type="float" office:value="13.65" calcext:value-type="float">
            <text:p>13.65</text:p>
          </table:table-cell>
          <table:table-cell office:value-type="float" office:value="14.57" calcext:value-type="float">
            <text:p>14.57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13.65" calcext:value-type="float">
            <text:p>13.65</text:p>
          </table:table-cell>
          <table:table-cell table:number-columns-repeated="2" office:value-type="float" office:value="204.7" calcext:value-type="float">
            <text:p>20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.7" calcext:value-type="float">
            <text:p>204.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27]/10000000;5)" office:value-type="float" office:value="2.84032" calcext:value-type="float">
            <text:p>2.84032</text:p>
          </table:table-cell>
          <table:table-cell table:formula="of:=[.C327]*100" office:value-type="float" office:value="1365" calcext:value-type="float">
            <text:p>1365</text:p>
          </table:table-cell>
          <table:table-cell table:formula="of:=[.F327]" office:value-type="float" office:value="544" calcext:value-type="float">
            <text:p>544</text:p>
          </table:table-cell>
          <table:table-cell table:formula="of:=[.M327]*10" office:value-type="float" office:value="2047" calcext:value-type="float">
            <text:p>2047</text:p>
          </table:table-cell>
        </table:table-row>
        <table:table-row table:style-name="ro2">
          <table:table-cell office:value-type="float" office:value="28407734" calcext:value-type="float">
            <text:p>28407734</text:p>
          </table:table-cell>
          <table:table-cell table:formula="of:=[.A328]-[.A327]" office:value-type="float" office:value="4551" calcext:value-type="float">
            <text:p>4551</text:p>
          </table:table-cell>
          <table:table-cell office:value-type="float" office:value="13.57" calcext:value-type="float">
            <text:p>13.57</text:p>
          </table:table-cell>
          <table:table-cell office:value-type="float" office:value="5.77" calcext:value-type="float">
            <text:p>5.77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13.57" calcext:value-type="float">
            <text:p>13.57</text:p>
          </table:table-cell>
          <table:table-cell table:number-columns-repeated="2" office:value-type="float" office:value="203.53" calcext:value-type="float">
            <text:p>203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.53" calcext:value-type="float">
            <text:p>203.5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28]/10000000;5)" office:value-type="float" office:value="2.84077" calcext:value-type="float">
            <text:p>2.84077</text:p>
          </table:table-cell>
          <table:table-cell table:formula="of:=[.C328]*100" office:value-type="float" office:value="1357" calcext:value-type="float">
            <text:p>1357</text:p>
          </table:table-cell>
          <table:table-cell table:formula="of:=[.F328]" office:value-type="float" office:value="545" calcext:value-type="float">
            <text:p>545</text:p>
          </table:table-cell>
          <table:table-cell table:formula="of:=[.M328]*10" office:value-type="float" office:value="2035.3" calcext:value-type="float">
            <text:p>2035.3</text:p>
          </table:table-cell>
        </table:table-row>
        <table:table-row table:style-name="ro2">
          <table:table-cell office:value-type="float" office:value="28411431" calcext:value-type="float">
            <text:p>28411431</text:p>
          </table:table-cell>
          <table:table-cell table:formula="of:=[.A329]-[.A328]" office:value-type="float" office:value="3697" calcext:value-type="float">
            <text:p>3697</text:p>
          </table:table-cell>
          <table:table-cell office:value-type="float" office:value="13.64" calcext:value-type="float">
            <text:p>13.64</text:p>
          </table:table-cell>
          <table:table-cell office:value-type="float" office:value="21.85" calcext:value-type="float">
            <text:p>21.85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13.64" calcext:value-type="float">
            <text:p>13.64</text:p>
          </table:table-cell>
          <table:table-cell table:number-columns-repeated="2" office:value-type="float" office:value="204.66" calcext:value-type="float">
            <text:p>204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.66" calcext:value-type="float">
            <text:p>204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29]/10000000;5)" office:value-type="float" office:value="2.84114" calcext:value-type="float">
            <text:p>2.84114</text:p>
          </table:table-cell>
          <table:table-cell table:formula="of:=[.C329]*100" office:value-type="float" office:value="1364" calcext:value-type="float">
            <text:p>1364</text:p>
          </table:table-cell>
          <table:table-cell table:formula="of:=[.F329]" office:value-type="float" office:value="544" calcext:value-type="float">
            <text:p>544</text:p>
          </table:table-cell>
          <table:table-cell table:formula="of:=[.M329]*10" office:value-type="float" office:value="2046.6" calcext:value-type="float">
            <text:p>2046.6</text:p>
          </table:table-cell>
        </table:table-row>
        <table:table-row table:style-name="ro2">
          <table:table-cell office:value-type="float" office:value="28415871" calcext:value-type="float">
            <text:p>28415871</text:p>
          </table:table-cell>
          <table:table-cell table:formula="of:=[.A330]-[.A329]" office:value-type="float" office:value="4440" calcext:value-type="float">
            <text:p>4440</text:p>
          </table:table-cell>
          <table:table-cell office:value-type="float" office:value="13.58" calcext:value-type="float">
            <text:p>13.58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13.58" calcext:value-type="float">
            <text:p>13.58</text:p>
          </table:table-cell>
          <table:table-cell table:number-columns-repeated="2" office:value-type="float" office:value="203.69" calcext:value-type="float">
            <text:p>203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.69" calcext:value-type="float">
            <text:p>203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30]/10000000;5)" office:value-type="float" office:value="2.84159" calcext:value-type="float">
            <text:p>2.84159</text:p>
          </table:table-cell>
          <table:table-cell table:formula="of:=[.C330]*100" office:value-type="float" office:value="1358" calcext:value-type="float">
            <text:p>1358</text:p>
          </table:table-cell>
          <table:table-cell table:formula="of:=[.F330]" office:value-type="float" office:value="545" calcext:value-type="float">
            <text:p>545</text:p>
          </table:table-cell>
          <table:table-cell table:formula="of:=[.M330]*10" office:value-type="float" office:value="2036.9" calcext:value-type="float">
            <text:p>2036.9</text:p>
          </table:table-cell>
        </table:table-row>
        <table:table-row table:style-name="ro2">
          <table:table-cell office:value-type="float" office:value="28419848" calcext:value-type="float">
            <text:p>28419848</text:p>
          </table:table-cell>
          <table:table-cell table:formula="of:=[.A331]-[.A330]" office:value-type="float" office:value="3977" calcext:value-type="float">
            <text:p>3977</text:p>
          </table:table-cell>
          <table:table-cell office:value-type="float" office:value="13.55" calcext:value-type="float">
            <text:p>13.55</text:p>
          </table:table-cell>
          <table:table-cell office:value-type="float" office:value="10.33" calcext:value-type="float">
            <text:p>10.33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13.55" calcext:value-type="float">
            <text:p>13.55</text:p>
          </table:table-cell>
          <table:table-cell table:number-columns-repeated="2" office:value-type="float" office:value="203.27" calcext:value-type="float">
            <text:p>203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.27" calcext:value-type="float">
            <text:p>203.2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31]/10000000;5)" office:value-type="float" office:value="2.84198" calcext:value-type="float">
            <text:p>2.84198</text:p>
          </table:table-cell>
          <table:table-cell table:formula="of:=[.C331]*100" office:value-type="float" office:value="1355" calcext:value-type="float">
            <text:p>1355</text:p>
          </table:table-cell>
          <table:table-cell table:formula="of:=[.F331]" office:value-type="float" office:value="545" calcext:value-type="float">
            <text:p>545</text:p>
          </table:table-cell>
          <table:table-cell table:formula="of:=[.M331]*10" office:value-type="float" office:value="2032.7" calcext:value-type="float">
            <text:p>2032.7</text:p>
          </table:table-cell>
        </table:table-row>
        <table:table-row table:style-name="ro2">
          <table:table-cell office:value-type="float" office:value="28424080" calcext:value-type="float">
            <text:p>28424080</text:p>
          </table:table-cell>
          <table:table-cell table:formula="of:=[.A332]-[.A331]" office:value-type="float" office:value="4232" calcext:value-type="float">
            <text:p>4232</text:p>
          </table:table-cell>
          <table:table-cell office:value-type="float" office:value="13.62" calcext:value-type="float">
            <text:p>13.62</text:p>
          </table:table-cell>
          <table:table-cell office:value-type="float" office:value="21.31" calcext:value-type="float">
            <text:p>21.31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13.62" calcext:value-type="float">
            <text:p>13.62</text:p>
          </table:table-cell>
          <table:table-cell table:number-columns-repeated="2" office:value-type="float" office:value="204.36" calcext:value-type="float">
            <text:p>204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.36" calcext:value-type="float">
            <text:p>204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32]/10000000;5)" office:value-type="float" office:value="2.84241" calcext:value-type="float">
            <text:p>2.84241</text:p>
          </table:table-cell>
          <table:table-cell table:formula="of:=[.C332]*100" office:value-type="float" office:value="1362" calcext:value-type="float">
            <text:p>1362</text:p>
          </table:table-cell>
          <table:table-cell table:formula="of:=[.F332]" office:value-type="float" office:value="544" calcext:value-type="float">
            <text:p>544</text:p>
          </table:table-cell>
          <table:table-cell table:formula="of:=[.M332]*10" office:value-type="float" office:value="2043.6" calcext:value-type="float">
            <text:p>2043.6</text:p>
          </table:table-cell>
        </table:table-row>
        <table:table-row table:style-name="ro2">
          <table:table-cell office:value-type="float" office:value="28427883" calcext:value-type="float">
            <text:p>28427883</text:p>
          </table:table-cell>
          <table:table-cell table:formula="of:=[.A333]-[.A332]" office:value-type="float" office:value="3803" calcext:value-type="float">
            <text:p>3803</text:p>
          </table:table-cell>
          <table:table-cell office:value-type="float" office:value="13.52" calcext:value-type="float">
            <text:p>13.52</text:p>
          </table:table-cell>
          <table:table-cell office:value-type="float" office:value="2.72" calcext:value-type="float">
            <text:p>2.72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13.52" calcext:value-type="float">
            <text:p>13.52</text:p>
          </table:table-cell>
          <table:table-cell table:number-columns-repeated="2" office:value-type="float" office:value="202.84" calcext:value-type="float">
            <text:p>202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84" calcext:value-type="float">
            <text:p>202.8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33]/10000000;5)" office:value-type="float" office:value="2.84279" calcext:value-type="float">
            <text:p>2.84279</text:p>
          </table:table-cell>
          <table:table-cell table:formula="of:=[.C333]*100" office:value-type="float" office:value="1352" calcext:value-type="float">
            <text:p>1352</text:p>
          </table:table-cell>
          <table:table-cell table:formula="of:=[.F333]" office:value-type="float" office:value="546" calcext:value-type="float">
            <text:p>546</text:p>
          </table:table-cell>
          <table:table-cell table:formula="of:=[.M333]*10" office:value-type="float" office:value="2028.4" calcext:value-type="float">
            <text:p>2028.4</text:p>
          </table:table-cell>
        </table:table-row>
        <table:table-row table:style-name="ro2">
          <table:table-cell office:value-type="float" office:value="28432125" calcext:value-type="float">
            <text:p>28432125</text:p>
          </table:table-cell>
          <table:table-cell table:formula="of:=[.A334]-[.A333]" office:value-type="float" office:value="4242" calcext:value-type="float">
            <text:p>4242</text:p>
          </table:table-cell>
          <table:table-cell office:value-type="float" office:value="13.57" calcext:value-type="float">
            <text:p>13.57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13.57" calcext:value-type="float">
            <text:p>13.57</text:p>
          </table:table-cell>
          <table:table-cell table:number-columns-repeated="2" office:value-type="float" office:value="203.58" calcext:value-type="float">
            <text:p>203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.58" calcext:value-type="float">
            <text:p>203.5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34]/10000000;5)" office:value-type="float" office:value="2.84321" calcext:value-type="float">
            <text:p>2.84321</text:p>
          </table:table-cell>
          <table:table-cell table:formula="of:=[.C334]*100" office:value-type="float" office:value="1357" calcext:value-type="float">
            <text:p>1357</text:p>
          </table:table-cell>
          <table:table-cell table:formula="of:=[.F334]" office:value-type="float" office:value="545" calcext:value-type="float">
            <text:p>545</text:p>
          </table:table-cell>
          <table:table-cell table:formula="of:=[.M334]*10" office:value-type="float" office:value="2035.8" calcext:value-type="float">
            <text:p>2035.8</text:p>
          </table:table-cell>
        </table:table-row>
        <table:table-row table:style-name="ro2">
          <table:table-cell office:value-type="float" office:value="28435940" calcext:value-type="float">
            <text:p>28435940</text:p>
          </table:table-cell>
          <table:table-cell table:formula="of:=[.A335]-[.A334]" office:value-type="float" office:value="3815" calcext:value-type="float">
            <text:p>3815</text:p>
          </table:table-cell>
          <table:table-cell office:value-type="float" office:value="13.58" calcext:value-type="float">
            <text:p>13.58</text:p>
          </table:table-cell>
          <table:table-cell office:value-type="float" office:value="14.67" calcext:value-type="float">
            <text:p>14.67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13.58" calcext:value-type="float">
            <text:p>13.58</text:p>
          </table:table-cell>
          <table:table-cell table:number-columns-repeated="2" office:value-type="float" office:value="203.71" calcext:value-type="float">
            <text:p>203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.71" calcext:value-type="float">
            <text:p>203.7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35]/10000000;5)" office:value-type="float" office:value="2.84359" calcext:value-type="float">
            <text:p>2.84359</text:p>
          </table:table-cell>
          <table:table-cell table:formula="of:=[.C335]*100" office:value-type="float" office:value="1358" calcext:value-type="float">
            <text:p>1358</text:p>
          </table:table-cell>
          <table:table-cell table:formula="of:=[.F335]" office:value-type="float" office:value="545" calcext:value-type="float">
            <text:p>545</text:p>
          </table:table-cell>
          <table:table-cell table:formula="of:=[.M335]*10" office:value-type="float" office:value="2037.1" calcext:value-type="float">
            <text:p>2037.1</text:p>
          </table:table-cell>
        </table:table-row>
        <table:table-row table:style-name="ro2">
          <table:table-cell office:value-type="float" office:value="28440185" calcext:value-type="float">
            <text:p>28440185</text:p>
          </table:table-cell>
          <table:table-cell table:formula="of:=[.A336]-[.A335]" office:value-type="float" office:value="4245" calcext:value-type="float">
            <text:p>4245</text:p>
          </table:table-cell>
          <table:table-cell office:value-type="float" office:value="13.51" calcext:value-type="float">
            <text:p>13.51</text:p>
          </table:table-cell>
          <table:table-cell office:value-type="float" office:value="5.13" calcext:value-type="float">
            <text:p>5.13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13.51" calcext:value-type="float">
            <text:p>13.51</text:p>
          </table:table-cell>
          <table:table-cell table:number-columns-repeated="2" office:value-type="float" office:value="202.63" calcext:value-type="float">
            <text:p>202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63" calcext:value-type="float">
            <text:p>202.6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36]/10000000;5)" office:value-type="float" office:value="2.84402" calcext:value-type="float">
            <text:p>2.84402</text:p>
          </table:table-cell>
          <table:table-cell table:formula="of:=[.C336]*100" office:value-type="float" office:value="1351" calcext:value-type="float">
            <text:p>1351</text:p>
          </table:table-cell>
          <table:table-cell table:formula="of:=[.F336]" office:value-type="float" office:value="546" calcext:value-type="float">
            <text:p>546</text:p>
          </table:table-cell>
          <table:table-cell table:formula="of:=[.M336]*10" office:value-type="float" office:value="2026.3" calcext:value-type="float">
            <text:p>2026.3</text:p>
          </table:table-cell>
        </table:table-row>
        <table:table-row table:style-name="ro2">
          <table:table-cell office:value-type="float" office:value="28443943" calcext:value-type="float">
            <text:p>28443943</text:p>
          </table:table-cell>
          <table:table-cell table:formula="of:=[.A337]-[.A336]" office:value-type="float" office:value="3758" calcext:value-type="float">
            <text:p>3758</text:p>
          </table:table-cell>
          <table:table-cell office:value-type="float" office:value="13.6" calcext:value-type="float">
            <text:p>13.6</text:p>
          </table:table-cell>
          <table:table-cell office:value-type="float" office:value="22.99" calcext:value-type="float">
            <text:p>22.99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13.6" calcext:value-type="float">
            <text:p>13.6</text:p>
          </table:table-cell>
          <table:table-cell table:number-columns-repeated="2" office:value-type="float" office:value="204.06" calcext:value-type="float">
            <text:p>204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.06" calcext:value-type="float">
            <text:p>204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37]/10000000;5)" office:value-type="float" office:value="2.84439" calcext:value-type="float">
            <text:p>2.84439</text:p>
          </table:table-cell>
          <table:table-cell table:formula="of:=[.C337]*100" office:value-type="float" office:value="1360" calcext:value-type="float">
            <text:p>1360</text:p>
          </table:table-cell>
          <table:table-cell table:formula="of:=[.F337]" office:value-type="float" office:value="544" calcext:value-type="float">
            <text:p>544</text:p>
          </table:table-cell>
          <table:table-cell table:formula="of:=[.M337]*10" office:value-type="float" office:value="2040.6" calcext:value-type="float">
            <text:p>2040.6</text:p>
          </table:table-cell>
        </table:table-row>
        <table:table-row table:style-name="ro2">
          <table:table-cell office:value-type="float" office:value="28447923" calcext:value-type="float">
            <text:p>28447923</text:p>
          </table:table-cell>
          <table:table-cell table:formula="of:=[.A338]-[.A337]" office:value-type="float" office:value="3980" calcext:value-type="float">
            <text:p>3980</text:p>
          </table:table-cell>
          <table:table-cell office:value-type="float" office:value="13.54" calcext:value-type="float">
            <text:p>13.54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13.54" calcext:value-type="float">
            <text:p>13.54</text:p>
          </table:table-cell>
          <table:table-cell table:number-columns-repeated="2" office:value-type="float" office:value="203.1" calcext:value-type="float">
            <text:p>20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.1" calcext:value-type="float">
            <text:p>203.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38]/10000000;5)" office:value-type="float" office:value="2.84479" calcext:value-type="float">
            <text:p>2.84479</text:p>
          </table:table-cell>
          <table:table-cell table:formula="of:=[.C338]*100" office:value-type="float" office:value="1354" calcext:value-type="float">
            <text:p>1354</text:p>
          </table:table-cell>
          <table:table-cell table:formula="of:=[.F338]" office:value-type="float" office:value="546" calcext:value-type="float">
            <text:p>546</text:p>
          </table:table-cell>
          <table:table-cell table:formula="of:=[.M338]*10" office:value-type="float" office:value="2031" calcext:value-type="float">
            <text:p>2031</text:p>
          </table:table-cell>
        </table:table-row>
        <table:table-row table:style-name="ro2">
          <table:table-cell office:value-type="float" office:value="28452428" calcext:value-type="float">
            <text:p>28452428</text:p>
          </table:table-cell>
          <table:table-cell table:formula="of:=[.A339]-[.A338]" office:value-type="float" office:value="4505" calcext:value-type="float">
            <text:p>4505</text:p>
          </table:table-cell>
          <table:table-cell office:value-type="float" office:value="13.49" calcext:value-type="float">
            <text:p>13.49</text:p>
          </table:table-cell>
          <table:table-cell office:value-type="float" office:value="7.58" calcext:value-type="float">
            <text:p>7.58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13.49" calcext:value-type="float">
            <text:p>13.49</text:p>
          </table:table-cell>
          <table:table-cell table:number-columns-repeated="2" office:value-type="float" office:value="202.34" calcext:value-type="float">
            <text:p>202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34" calcext:value-type="float">
            <text:p>202.3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39]/10000000;5)" office:value-type="float" office:value="2.84524" calcext:value-type="float">
            <text:p>2.84524</text:p>
          </table:table-cell>
          <table:table-cell table:formula="of:=[.C339]*100" office:value-type="float" office:value="1349" calcext:value-type="float">
            <text:p>1349</text:p>
          </table:table-cell>
          <table:table-cell table:formula="of:=[.F339]" office:value-type="float" office:value="547" calcext:value-type="float">
            <text:p>547</text:p>
          </table:table-cell>
          <table:table-cell table:formula="of:=[.M339]*10" office:value-type="float" office:value="2023.4" calcext:value-type="float">
            <text:p>2023.4</text:p>
          </table:table-cell>
        </table:table-row>
        <table:table-row table:style-name="ro2">
          <table:table-cell office:value-type="float" office:value="28456805" calcext:value-type="float">
            <text:p>28456805</text:p>
          </table:table-cell>
          <table:table-cell table:formula="of:=[.A340]-[.A339]" office:value-type="float" office:value="4377" calcext:value-type="float">
            <text:p>4377</text:p>
          </table:table-cell>
          <table:table-cell office:value-type="float" office:value="13.53" calcext:value-type="float">
            <text:p>13.53</text:p>
          </table:table-cell>
          <table:table-cell office:value-type="float" office:value="18.06" calcext:value-type="float">
            <text:p>18.06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13.53" calcext:value-type="float">
            <text:p>13.53</text:p>
          </table:table-cell>
          <table:table-cell table:number-columns-repeated="2" office:value-type="float" office:value="202.97" calcext:value-type="float">
            <text:p>202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97" calcext:value-type="float">
            <text:p>202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40]/10000000;5)" office:value-type="float" office:value="2.84568" calcext:value-type="float">
            <text:p>2.84568</text:p>
          </table:table-cell>
          <table:table-cell table:formula="of:=[.C340]*100" office:value-type="float" office:value="1353" calcext:value-type="float">
            <text:p>1353</text:p>
          </table:table-cell>
          <table:table-cell table:formula="of:=[.F340]" office:value-type="float" office:value="546" calcext:value-type="float">
            <text:p>546</text:p>
          </table:table-cell>
          <table:table-cell table:formula="of:=[.M340]*10" office:value-type="float" office:value="2029.7" calcext:value-type="float">
            <text:p>2029.7</text:p>
          </table:table-cell>
        </table:table-row>
        <table:table-row table:style-name="ro2">
          <table:table-cell office:value-type="float" office:value="28460454" calcext:value-type="float">
            <text:p>28460454</text:p>
          </table:table-cell>
          <table:table-cell table:formula="of:=[.A341]-[.A340]" office:value-type="float" office:value="3649" calcext:value-type="float">
            <text:p>3649</text:p>
          </table:table-cell>
          <table:table-cell office:value-type="float" office:value="13.42" calcext:value-type="float">
            <text:p>13.42</text:p>
          </table:table-cell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13.42" calcext:value-type="float">
            <text:p>13.42</text:p>
          </table:table-cell>
          <table:table-cell table:number-columns-repeated="2" office:value-type="float" office:value="201.24" calcext:value-type="float">
            <text:p>201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.24" calcext:value-type="float">
            <text:p>201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41]/10000000;5)" office:value-type="float" office:value="2.84605" calcext:value-type="float">
            <text:p>2.84605</text:p>
          </table:table-cell>
          <table:table-cell table:formula="of:=[.C341]*100" office:value-type="float" office:value="1342" calcext:value-type="float">
            <text:p>1342</text:p>
          </table:table-cell>
          <table:table-cell table:formula="of:=[.F341]" office:value-type="float" office:value="548" calcext:value-type="float">
            <text:p>548</text:p>
          </table:table-cell>
          <table:table-cell table:formula="of:=[.M341]*10" office:value-type="float" office:value="2012.4" calcext:value-type="float">
            <text:p>2012.4</text:p>
          </table:table-cell>
        </table:table-row>
        <table:table-row table:style-name="ro2">
          <table:table-cell office:value-type="float" office:value="28464734" calcext:value-type="float">
            <text:p>28464734</text:p>
          </table:table-cell>
          <table:table-cell table:formula="of:=[.A342]-[.A341]" office:value-type="float" office:value="4280" calcext:value-type="float">
            <text:p>4280</text:p>
          </table:table-cell>
          <table:table-cell office:value-type="float" office:value="13.47" calcext:value-type="float">
            <text:p>13.47</text:p>
          </table:table-cell>
          <table:table-cell office:value-type="float" office:value="18.14" calcext:value-type="float">
            <text:p>18.14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13.47" calcext:value-type="float">
            <text:p>13.47</text:p>
          </table:table-cell>
          <table:table-cell table:number-columns-repeated="2" office:value-type="float" office:value="201.99" calcext:value-type="float">
            <text:p>201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.99" calcext:value-type="float">
            <text:p>201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42]/10000000;5)" office:value-type="float" office:value="2.84647" calcext:value-type="float">
            <text:p>2.84647</text:p>
          </table:table-cell>
          <table:table-cell table:formula="of:=[.C342]*100" office:value-type="float" office:value="1347" calcext:value-type="float">
            <text:p>1347</text:p>
          </table:table-cell>
          <table:table-cell table:formula="of:=[.F342]" office:value-type="float" office:value="547" calcext:value-type="float">
            <text:p>547</text:p>
          </table:table-cell>
          <table:table-cell table:formula="of:=[.M342]*10" office:value-type="float" office:value="2019.9" calcext:value-type="float">
            <text:p>2019.9</text:p>
          </table:table-cell>
        </table:table-row>
        <table:table-row table:style-name="ro2">
          <table:table-cell office:value-type="float" office:value="28468480" calcext:value-type="float">
            <text:p>28468480</text:p>
          </table:table-cell>
          <table:table-cell table:formula="of:=[.A343]-[.A342]" office:value-type="float" office:value="3746" calcext:value-type="float">
            <text:p>3746</text:p>
          </table:table-cell>
          <table:table-cell office:value-type="float" office:value="13.48" calcext:value-type="float">
            <text:p>13.48</text:p>
          </table:table-cell>
          <table:table-cell office:value-type="float" office:value="15.15" calcext:value-type="float">
            <text:p>15.15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202.13" calcext:value-type="float">
            <text:p>202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13" calcext:value-type="float">
            <text:p>202.1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43]/10000000;5)" office:value-type="float" office:value="2.84685" calcext:value-type="float">
            <text:p>2.84685</text:p>
          </table:table-cell>
          <table:table-cell table:formula="of:=[.C343]*100" office:value-type="float" office:value="1348" calcext:value-type="float">
            <text:p>1348</text:p>
          </table:table-cell>
          <table:table-cell table:formula="of:=[.F343]" office:value-type="float" office:value="547" calcext:value-type="float">
            <text:p>547</text:p>
          </table:table-cell>
          <table:table-cell table:formula="of:=[.M343]*10" office:value-type="float" office:value="2021.3" calcext:value-type="float">
            <text:p>2021.3</text:p>
          </table:table-cell>
        </table:table-row>
        <table:table-row table:style-name="ro2">
          <table:table-cell office:value-type="float" office:value="28472665" calcext:value-type="float">
            <text:p>28472665</text:p>
          </table:table-cell>
          <table:table-cell table:formula="of:=[.A344]-[.A343]" office:value-type="float" office:value="4185" calcext:value-type="float">
            <text:p>4185</text:p>
          </table:table-cell>
          <table:table-cell office:value-type="float" office:value="13.37" calcext:value-type="float">
            <text:p>13.37</text:p>
          </table:table-cell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13.37" calcext:value-type="float">
            <text:p>13.37</text:p>
          </table:table-cell>
          <table:table-cell table:number-columns-repeated="2" office:value-type="float" office:value="200.62" calcext:value-type="float">
            <text:p>200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.62" calcext:value-type="float">
            <text:p>200.6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44]/10000000;5)" office:value-type="float" office:value="2.84727" calcext:value-type="float">
            <text:p>2.84727</text:p>
          </table:table-cell>
          <table:table-cell table:formula="of:=[.C344]*100" office:value-type="float" office:value="1337" calcext:value-type="float">
            <text:p>1337</text:p>
          </table:table-cell>
          <table:table-cell table:formula="of:=[.F344]" office:value-type="float" office:value="549" calcext:value-type="float">
            <text:p>549</text:p>
          </table:table-cell>
          <table:table-cell table:formula="of:=[.M344]*10" office:value-type="float" office:value="2006.2" calcext:value-type="float">
            <text:p>2006.2</text:p>
          </table:table-cell>
        </table:table-row>
        <table:table-row table:style-name="ro2">
          <table:table-cell office:value-type="float" office:value="28476480" calcext:value-type="float">
            <text:p>28476480</text:p>
          </table:table-cell>
          <table:table-cell table:formula="of:=[.A345]-[.A344]" office:value-type="float" office:value="3815" calcext:value-type="float">
            <text:p>3815</text:p>
          </table:table-cell>
          <table:table-cell office:value-type="float" office:value="13.44" calcext:value-type="float">
            <text:p>13.44</text:p>
          </table:table-cell>
          <table:table-cell office:value-type="float" office:value="20.99" calcext:value-type="float">
            <text:p>20.99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13.44" calcext:value-type="float">
            <text:p>13.44</text:p>
          </table:table-cell>
          <table:table-cell table:number-columns-repeated="2" office:value-type="float" office:value="201.63" calcext:value-type="float">
            <text:p>201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.63" calcext:value-type="float">
            <text:p>201.6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45]/10000000;5)" office:value-type="float" office:value="2.84765" calcext:value-type="float">
            <text:p>2.84765</text:p>
          </table:table-cell>
          <table:table-cell table:formula="of:=[.C345]*100" office:value-type="float" office:value="1344" calcext:value-type="float">
            <text:p>1344</text:p>
          </table:table-cell>
          <table:table-cell table:formula="of:=[.F345]" office:value-type="float" office:value="547" calcext:value-type="float">
            <text:p>547</text:p>
          </table:table-cell>
          <table:table-cell table:formula="of:=[.M345]*10" office:value-type="float" office:value="2016.3" calcext:value-type="float">
            <text:p>2016.3</text:p>
          </table:table-cell>
        </table:table-row>
        <table:table-row table:style-name="ro2">
          <table:table-cell office:value-type="float" office:value="28480788" calcext:value-type="float">
            <text:p>28480788</text:p>
          </table:table-cell>
          <table:table-cell table:formula="of:=[.A346]-[.A345]" office:value-type="float" office:value="4308" calcext:value-type="float">
            <text:p>4308</text:p>
          </table:table-cell>
          <table:table-cell office:value-type="float" office:value="13.36" calcext:value-type="float">
            <text:p>13.36</text:p>
          </table:table-cell>
          <table:table-cell office:value-type="float" office:value="6.48" calcext:value-type="float">
            <text:p>6.48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13.36" calcext:value-type="float">
            <text:p>13.36</text:p>
          </table:table-cell>
          <table:table-cell table:number-columns-repeated="2" office:value-type="float" office:value="200.43" calcext:value-type="float">
            <text:p>20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.43" calcext:value-type="float">
            <text:p>200.4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46]/10000000;5)" office:value-type="float" office:value="2.84808" calcext:value-type="float">
            <text:p>2.84808</text:p>
          </table:table-cell>
          <table:table-cell table:formula="of:=[.C346]*100" office:value-type="float" office:value="1336" calcext:value-type="float">
            <text:p>1336</text:p>
          </table:table-cell>
          <table:table-cell table:formula="of:=[.F346]" office:value-type="float" office:value="549" calcext:value-type="float">
            <text:p>549</text:p>
          </table:table-cell>
          <table:table-cell table:formula="of:=[.M346]*10" office:value-type="float" office:value="2004.3" calcext:value-type="float">
            <text:p>2004.3</text:p>
          </table:table-cell>
        </table:table-row>
        <table:table-row table:style-name="ro2">
          <table:table-cell office:value-type="float" office:value="28484586" calcext:value-type="float">
            <text:p>28484586</text:p>
          </table:table-cell>
          <table:table-cell table:formula="of:=[.A347]-[.A346]" office:value-type="float" office:value="3798" calcext:value-type="float">
            <text:p>3798</text:p>
          </table:table-cell>
          <table:table-cell office:value-type="float" office:value="13.3" calcext:value-type="float">
            <text:p>13.3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13.3" calcext:value-type="float">
            <text:p>13.3</text:p>
          </table:table-cell>
          <table:table-cell table:number-columns-repeated="2" office:value-type="float" office:value="199.57" calcext:value-type="float">
            <text:p>199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.57" calcext:value-type="float">
            <text:p>199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47]/10000000;5)" office:value-type="float" office:value="2.84846" calcext:value-type="float">
            <text:p>2.84846</text:p>
          </table:table-cell>
          <table:table-cell table:formula="of:=[.C347]*100" office:value-type="float" office:value="1330" calcext:value-type="float">
            <text:p>1330</text:p>
          </table:table-cell>
          <table:table-cell table:formula="of:=[.F347]" office:value-type="float" office:value="550" calcext:value-type="float">
            <text:p>550</text:p>
          </table:table-cell>
          <table:table-cell table:formula="of:=[.M347]*10" office:value-type="float" office:value="1995.7" calcext:value-type="float">
            <text:p>1995.7</text:p>
          </table:table-cell>
        </table:table-row>
        <table:table-row table:style-name="ro2">
          <table:table-cell office:value-type="float" office:value="28488951" calcext:value-type="float">
            <text:p>28488951</text:p>
          </table:table-cell>
          <table:table-cell table:formula="of:=[.A348]-[.A347]" office:value-type="float" office:value="4365" calcext:value-type="float">
            <text:p>4365</text:p>
          </table:table-cell>
          <table:table-cell office:value-type="float" office:value="13.36" calcext:value-type="float">
            <text:p>13.36</text:p>
          </table:table-cell>
          <table:table-cell office:value-type="float" office:value="20.94" calcext:value-type="float">
            <text:p>20.94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13.36" calcext:value-type="float">
            <text:p>13.36</text:p>
          </table:table-cell>
          <table:table-cell table:number-columns-repeated="2" office:value-type="float" office:value="200.43" calcext:value-type="float">
            <text:p>20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.43" calcext:value-type="float">
            <text:p>200.4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48]/10000000;5)" office:value-type="float" office:value="2.8489" calcext:value-type="float">
            <text:p>2.8489</text:p>
          </table:table-cell>
          <table:table-cell table:formula="of:=[.C348]*100" office:value-type="float" office:value="1336" calcext:value-type="float">
            <text:p>1336</text:p>
          </table:table-cell>
          <table:table-cell table:formula="of:=[.F348]" office:value-type="float" office:value="549" calcext:value-type="float">
            <text:p>549</text:p>
          </table:table-cell>
          <table:table-cell table:formula="of:=[.M348]*10" office:value-type="float" office:value="2004.3" calcext:value-type="float">
            <text:p>2004.3</text:p>
          </table:table-cell>
        </table:table-row>
        <table:table-row table:style-name="ro2">
          <table:table-cell office:value-type="float" office:value="28492580" calcext:value-type="float">
            <text:p>28492580</text:p>
          </table:table-cell>
          <table:table-cell table:formula="of:=[.A349]-[.A348]" office:value-type="float" office:value="3629" calcext:value-type="float">
            <text:p>3629</text:p>
          </table:table-cell>
          <table:table-cell office:value-type="float" office:value="13.22" calcext:value-type="float">
            <text:p>13.2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13.22" calcext:value-type="float">
            <text:p>13.22</text:p>
          </table:table-cell>
          <table:table-cell table:number-columns-repeated="2" office:value-type="float" office:value="198.36" calcext:value-type="float">
            <text:p>198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.36" calcext:value-type="float">
            <text:p>198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49]/10000000;5)" office:value-type="float" office:value="2.84926" calcext:value-type="float">
            <text:p>2.84926</text:p>
          </table:table-cell>
          <table:table-cell table:formula="of:=[.C349]*100" office:value-type="float" office:value="1322" calcext:value-type="float">
            <text:p>1322</text:p>
          </table:table-cell>
          <table:table-cell table:formula="of:=[.F349]" office:value-type="float" office:value="552" calcext:value-type="float">
            <text:p>552</text:p>
          </table:table-cell>
          <table:table-cell table:formula="of:=[.M349]*10" office:value-type="float" office:value="1983.6" calcext:value-type="float">
            <text:p>1983.6</text:p>
          </table:table-cell>
        </table:table-row>
        <table:table-row table:style-name="ro2">
          <table:table-cell office:value-type="float" office:value="28496954" calcext:value-type="float">
            <text:p>28496954</text:p>
          </table:table-cell>
          <table:table-cell table:formula="of:=[.A350]-[.A349]" office:value-type="float" office:value="4374" calcext:value-type="float">
            <text:p>4374</text:p>
          </table:table-cell>
          <table:table-cell office:value-type="float" office:value="13.17" calcext:value-type="float">
            <text:p>13.17</text:p>
          </table:table-cell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13.17" calcext:value-type="float">
            <text:p>13.17</text:p>
          </table:table-cell>
          <table:table-cell table:number-columns-repeated="2" office:value-type="float" office:value="197.61" calcext:value-type="float">
            <text:p>197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.61" calcext:value-type="float">
            <text:p>197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50]/10000000;5)" office:value-type="float" office:value="2.8497" calcext:value-type="float">
            <text:p>2.8497</text:p>
          </table:table-cell>
          <table:table-cell table:formula="of:=[.C350]*100" office:value-type="float" office:value="1317" calcext:value-type="float">
            <text:p>1317</text:p>
          </table:table-cell>
          <table:table-cell table:formula="of:=[.F350]" office:value-type="float" office:value="552" calcext:value-type="float">
            <text:p>552</text:p>
          </table:table-cell>
          <table:table-cell table:formula="of:=[.M350]*10" office:value-type="float" office:value="1976.1" calcext:value-type="float">
            <text:p>1976.1</text:p>
          </table:table-cell>
        </table:table-row>
        <table:table-row table:style-name="ro2">
          <table:table-cell office:value-type="float" office:value="28500711" calcext:value-type="float">
            <text:p>28500711</text:p>
          </table:table-cell>
          <table:table-cell table:formula="of:=[.A351]-[.A350]" office:value-type="float" office:value="3757" calcext:value-type="float">
            <text:p>3757</text:p>
          </table:table-cell>
          <table:table-cell office:value-type="float" office:value="13.21" calcext:value-type="float">
            <text:p>13.21</text:p>
          </table:table-cell>
          <table:table-cell office:value-type="float" office:value="18.29" calcext:value-type="float">
            <text:p>18.29</text:p>
          </table:table-cell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13.21" calcext:value-type="float">
            <text:p>13.21</text:p>
          </table:table-cell>
          <table:table-cell table:number-columns-repeated="2" office:value-type="float" office:value="198.17" calcext:value-type="float">
            <text:p>198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.17" calcext:value-type="float">
            <text:p>198.1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51]/10000000;5)" office:value-type="float" office:value="2.85007" calcext:value-type="float">
            <text:p>2.85007</text:p>
          </table:table-cell>
          <table:table-cell table:formula="of:=[.C351]*100" office:value-type="float" office:value="1321" calcext:value-type="float">
            <text:p>1321</text:p>
          </table:table-cell>
          <table:table-cell table:formula="of:=[.F351]" office:value-type="float" office:value="552" calcext:value-type="float">
            <text:p>552</text:p>
          </table:table-cell>
          <table:table-cell table:formula="of:=[.M351]*10" office:value-type="float" office:value="1981.7" calcext:value-type="float">
            <text:p>1981.7</text:p>
          </table:table-cell>
        </table:table-row>
        <table:table-row table:style-name="ro2">
          <table:table-cell office:value-type="float" office:value="28505191" calcext:value-type="float">
            <text:p>28505191</text:p>
          </table:table-cell>
          <table:table-cell table:formula="of:=[.A352]-[.A351]" office:value-type="float" office:value="4480" calcext:value-type="float">
            <text:p>4480</text:p>
          </table:table-cell>
          <table:table-cell office:value-type="float" office:value="13.09" calcext:value-type="float">
            <text:p>13.09</text:p>
          </table:table-cell>
          <table:table-cell office:value-type="float" office:value="-0.09" calcext:value-type="float">
            <text:p>-0.09</text:p>
          </table:table-cell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 office:value-type="float" office:value="13.09" calcext:value-type="float">
            <text:p>13.09</text:p>
          </table:table-cell>
          <table:table-cell table:number-columns-repeated="2" office:value-type="float" office:value="196.28" calcext:value-type="float">
            <text:p>196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.28" calcext:value-type="float">
            <text:p>196.2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52]/10000000;5)" office:value-type="float" office:value="2.85052" calcext:value-type="float">
            <text:p>2.85052</text:p>
          </table:table-cell>
          <table:table-cell table:formula="of:=[.C352]*100" office:value-type="float" office:value="1309" calcext:value-type="float">
            <text:p>1309</text:p>
          </table:table-cell>
          <table:table-cell table:formula="of:=[.F352]" office:value-type="float" office:value="554" calcext:value-type="float">
            <text:p>554</text:p>
          </table:table-cell>
          <table:table-cell table:formula="of:=[.M352]*10" office:value-type="float" office:value="1962.8" calcext:value-type="float">
            <text:p>1962.8</text:p>
          </table:table-cell>
        </table:table-row>
        <table:table-row table:style-name="ro2">
          <table:table-cell office:value-type="float" office:value="28508834" calcext:value-type="float">
            <text:p>28508834</text:p>
          </table:table-cell>
          <table:table-cell table:formula="of:=[.A353]-[.A352]" office:value-type="float" office:value="3643" calcext:value-type="float">
            <text:p>3643</text:p>
          </table:table-cell>
          <table:table-cell office:value-type="float" office:value="13.09" calcext:value-type="float">
            <text:p>13.09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 office:value-type="float" office:value="13.09" calcext:value-type="float">
            <text:p>13.09</text:p>
          </table:table-cell>
          <table:table-cell table:number-columns-repeated="2" office:value-type="float" office:value="196.37" calcext:value-type="float">
            <text:p>196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.37" calcext:value-type="float">
            <text:p>196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53]/10000000;5)" office:value-type="float" office:value="2.85088" calcext:value-type="float">
            <text:p>2.85088</text:p>
          </table:table-cell>
          <table:table-cell table:formula="of:=[.C353]*100" office:value-type="float" office:value="1309" calcext:value-type="float">
            <text:p>1309</text:p>
          </table:table-cell>
          <table:table-cell table:formula="of:=[.F353]" office:value-type="float" office:value="554" calcext:value-type="float">
            <text:p>554</text:p>
          </table:table-cell>
          <table:table-cell table:formula="of:=[.M353]*10" office:value-type="float" office:value="1963.7" calcext:value-type="float">
            <text:p>1963.7</text:p>
          </table:table-cell>
        </table:table-row>
        <table:table-row table:style-name="ro2">
          <table:table-cell office:value-type="float" office:value="28513071" calcext:value-type="float">
            <text:p>28513071</text:p>
          </table:table-cell>
          <table:table-cell table:formula="of:=[.A354]-[.A353]" office:value-type="float" office:value="4237" calcext:value-type="float">
            <text:p>4237</text:p>
          </table:table-cell>
          <table:table-cell office:value-type="float" office:value="13.04" calcext:value-type="float">
            <text:p>13.04</text:p>
          </table:table-cell>
          <table:table-cell office:value-type="float" office:value="8.92" calcext:value-type="float">
            <text:p>8.92</text:p>
          </table:table-cell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13.04" calcext:value-type="float">
            <text:p>13.04</text:p>
          </table:table-cell>
          <table:table-cell table:number-columns-repeated="2" office:value-type="float" office:value="195.66" calcext:value-type="float">
            <text:p>195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.66" calcext:value-type="float">
            <text:p>195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54]/10000000;5)" office:value-type="float" office:value="2.85131" calcext:value-type="float">
            <text:p>2.85131</text:p>
          </table:table-cell>
          <table:table-cell table:formula="of:=[.C354]*100" office:value-type="float" office:value="1304" calcext:value-type="float">
            <text:p>1304</text:p>
          </table:table-cell>
          <table:table-cell table:formula="of:=[.F354]" office:value-type="float" office:value="555" calcext:value-type="float">
            <text:p>555</text:p>
          </table:table-cell>
          <table:table-cell table:formula="of:=[.M354]*10" office:value-type="float" office:value="1956.6" calcext:value-type="float">
            <text:p>1956.6</text:p>
          </table:table-cell>
        </table:table-row>
        <table:table-row table:style-name="ro2">
          <table:table-cell office:value-type="float" office:value="28517040" calcext:value-type="float">
            <text:p>28517040</text:p>
          </table:table-cell>
          <table:table-cell table:formula="of:=[.A355]-[.A354]" office:value-type="float" office:value="3969" calcext:value-type="float">
            <text:p>3969</text:p>
          </table:table-cell>
          <table:table-cell office:value-type="float" office:value="12.93" calcext:value-type="float">
            <text:p>12.93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12.93" calcext:value-type="float">
            <text:p>12.93</text:p>
          </table:table-cell>
          <table:table-cell table:number-columns-repeated="2" office:value-type="float" office:value="193.99" calcext:value-type="float">
            <text:p>193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.99" calcext:value-type="float">
            <text:p>193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55]/10000000;5)" office:value-type="float" office:value="2.8517" calcext:value-type="float">
            <text:p>2.8517</text:p>
          </table:table-cell>
          <table:table-cell table:formula="of:=[.C355]*100" office:value-type="float" office:value="1293" calcext:value-type="float">
            <text:p>1293</text:p>
          </table:table-cell>
          <table:table-cell table:formula="of:=[.F355]" office:value-type="float" office:value="557" calcext:value-type="float">
            <text:p>557</text:p>
          </table:table-cell>
          <table:table-cell table:formula="of:=[.M355]*10" office:value-type="float" office:value="1939.9" calcext:value-type="float">
            <text:p>1939.9</text:p>
          </table:table-cell>
        </table:table-row>
        <table:table-row table:style-name="ro2">
          <table:table-cell office:value-type="float" office:value="28521383" calcext:value-type="float">
            <text:p>28521383</text:p>
          </table:table-cell>
          <table:table-cell table:formula="of:=[.A356]-[.A355]" office:value-type="float" office:value="4343" calcext:value-type="float">
            <text:p>4343</text:p>
          </table:table-cell>
          <table:table-cell office:value-type="float" office:value="12.98" calcext:value-type="float">
            <text:p>12.98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12.98" calcext:value-type="float">
            <text:p>12.98</text:p>
          </table:table-cell>
          <table:table-cell table:number-columns-repeated="2" office:value-type="float" office:value="194.77" calcext:value-type="float">
            <text:p>194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.77" calcext:value-type="float">
            <text:p>194.7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56]/10000000;5)" office:value-type="float" office:value="2.85214" calcext:value-type="float">
            <text:p>2.85214</text:p>
          </table:table-cell>
          <table:table-cell table:formula="of:=[.C356]*100" office:value-type="float" office:value="1298" calcext:value-type="float">
            <text:p>1298</text:p>
          </table:table-cell>
          <table:table-cell table:formula="of:=[.F356]" office:value-type="float" office:value="556" calcext:value-type="float">
            <text:p>556</text:p>
          </table:table-cell>
          <table:table-cell table:formula="of:=[.M356]*10" office:value-type="float" office:value="1947.7" calcext:value-type="float">
            <text:p>1947.7</text:p>
          </table:table-cell>
        </table:table-row>
        <table:table-row table:style-name="ro2">
          <table:table-cell office:value-type="float" office:value="28525131" calcext:value-type="float">
            <text:p>28525131</text:p>
          </table:table-cell>
          <table:table-cell table:formula="of:=[.A357]-[.A356]" office:value-type="float" office:value="3748" calcext:value-type="float">
            <text:p>3748</text:p>
          </table:table-cell>
          <table:table-cell office:value-type="float" office:value="12.87" calcext:value-type="float">
            <text:p>12.87</text:p>
          </table:table-cell>
          <table:table-cell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12.87" calcext:value-type="float">
            <text:p>12.87</text:p>
          </table:table-cell>
          <table:table-cell table:number-columns-repeated="2" office:value-type="float" office:value="193.02" calcext:value-type="float">
            <text:p>193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.02" calcext:value-type="float">
            <text:p>193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57]/10000000;5)" office:value-type="float" office:value="2.85251" calcext:value-type="float">
            <text:p>2.85251</text:p>
          </table:table-cell>
          <table:table-cell table:formula="of:=[.C357]*100" office:value-type="float" office:value="1287" calcext:value-type="float">
            <text:p>1287</text:p>
          </table:table-cell>
          <table:table-cell table:formula="of:=[.F357]" office:value-type="float" office:value="558" calcext:value-type="float">
            <text:p>558</text:p>
          </table:table-cell>
          <table:table-cell table:formula="of:=[.M357]*10" office:value-type="float" office:value="1930.2" calcext:value-type="float">
            <text:p>1930.2</text:p>
          </table:table-cell>
        </table:table-row>
        <table:table-row table:style-name="ro2">
          <table:table-cell office:value-type="float" office:value="28529525" calcext:value-type="float">
            <text:p>28529525</text:p>
          </table:table-cell>
          <table:table-cell table:formula="of:=[.A358]-[.A357]" office:value-type="float" office:value="4394" calcext:value-type="float">
            <text:p>4394</text:p>
          </table:table-cell>
          <table:table-cell office:value-type="float" office:value="12.79" calcext:value-type="float">
            <text:p>12.79</text:p>
          </table:table-cell>
          <table:table-cell office:value-type="float" office:value="5.41" calcext:value-type="float">
            <text:p>5.41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12.79" calcext:value-type="float">
            <text:p>12.79</text:p>
          </table:table-cell>
          <table:table-cell table:number-columns-repeated="2" office:value-type="float" office:value="191.91" calcext:value-type="float">
            <text:p>191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.91" calcext:value-type="float">
            <text:p>191.9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58]/10000000;5)" office:value-type="float" office:value="2.85295" calcext:value-type="float">
            <text:p>2.85295</text:p>
          </table:table-cell>
          <table:table-cell table:formula="of:=[.C358]*100" office:value-type="float" office:value="1279" calcext:value-type="float">
            <text:p>1279</text:p>
          </table:table-cell>
          <table:table-cell table:formula="of:=[.F358]" office:value-type="float" office:value="560" calcext:value-type="float">
            <text:p>560</text:p>
          </table:table-cell>
          <table:table-cell table:formula="of:=[.M358]*10" office:value-type="float" office:value="1919.1" calcext:value-type="float">
            <text:p>1919.1</text:p>
          </table:table-cell>
        </table:table-row>
        <table:table-row table:style-name="ro2">
          <table:table-cell office:value-type="float" office:value="28533143" calcext:value-type="float">
            <text:p>28533143</text:p>
          </table:table-cell>
          <table:table-cell table:formula="of:=[.A359]-[.A358]" office:value-type="float" office:value="3618" calcext:value-type="float">
            <text:p>3618</text:p>
          </table:table-cell>
          <table:table-cell office:value-type="float" office:value="12.85" calcext:value-type="float">
            <text:p>12.85</text:p>
          </table:table-cell>
          <table:table-cell office:value-type="float" office:value="19.27" calcext:value-type="float">
            <text:p>19.27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12.85" calcext:value-type="float">
            <text:p>12.85</text:p>
          </table:table-cell>
          <table:table-cell table:number-columns-repeated="2" office:value-type="float" office:value="192.75" calcext:value-type="float">
            <text:p>192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.75" calcext:value-type="float">
            <text:p>192.7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59]/10000000;5)" office:value-type="float" office:value="2.85331" calcext:value-type="float">
            <text:p>2.85331</text:p>
          </table:table-cell>
          <table:table-cell table:formula="of:=[.C359]*100" office:value-type="float" office:value="1285" calcext:value-type="float">
            <text:p>1285</text:p>
          </table:table-cell>
          <table:table-cell table:formula="of:=[.F359]" office:value-type="float" office:value="559" calcext:value-type="float">
            <text:p>559</text:p>
          </table:table-cell>
          <table:table-cell table:formula="of:=[.M359]*10" office:value-type="float" office:value="1927.5" calcext:value-type="float">
            <text:p>1927.5</text:p>
          </table:table-cell>
        </table:table-row>
        <table:table-row table:style-name="ro2">
          <table:table-cell office:value-type="float" office:value="28537440" calcext:value-type="float">
            <text:p>28537440</text:p>
          </table:table-cell>
          <table:table-cell table:formula="of:=[.A360]-[.A359]" office:value-type="float" office:value="4297" calcext:value-type="float">
            <text:p>4297</text:p>
          </table:table-cell>
          <table:table-cell office:value-type="float" office:value="12.71" calcext:value-type="float">
            <text:p>12.71</text:p>
          </table:table-cell>
          <table:table-cell office:value-type="float" office:value="-1.74" calcext:value-type="float">
            <text:p>-1.74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12.71" calcext:value-type="float">
            <text:p>12.71</text:p>
          </table:table-cell>
          <table:table-cell table:number-columns-repeated="2" office:value-type="float" office:value="190.71" calcext:value-type="float">
            <text:p>190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.71" calcext:value-type="float">
            <text:p>190.7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60]/10000000;5)" office:value-type="float" office:value="2.85374" calcext:value-type="float">
            <text:p>2.85374</text:p>
          </table:table-cell>
          <table:table-cell table:formula="of:=[.C360]*100" office:value-type="float" office:value="1271" calcext:value-type="float">
            <text:p>1271</text:p>
          </table:table-cell>
          <table:table-cell table:formula="of:=[.F360]" office:value-type="float" office:value="561" calcext:value-type="float">
            <text:p>561</text:p>
          </table:table-cell>
          <table:table-cell table:formula="of:=[.M360]*10" office:value-type="float" office:value="1907.1" calcext:value-type="float">
            <text:p>1907.1</text:p>
          </table:table-cell>
        </table:table-row>
        <table:table-row table:style-name="ro2">
          <table:table-cell office:value-type="float" office:value="28541243" calcext:value-type="float">
            <text:p>28541243</text:p>
          </table:table-cell>
          <table:table-cell table:formula="of:=[.A361]-[.A360]" office:value-type="float" office:value="3803" calcext:value-type="float">
            <text:p>3803</text:p>
          </table:table-cell>
          <table:table-cell office:value-type="float" office:value="12.68" calcext:value-type="float">
            <text:p>12.68</text:p>
          </table:table-cell>
          <table:table-cell office:value-type="float" office:value="9.12" calcext:value-type="float">
            <text:p>9.12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12.68" calcext:value-type="float">
            <text:p>12.68</text:p>
          </table:table-cell>
          <table:table-cell table:number-columns-repeated="2" office:value-type="float" office:value="190.2" calcext:value-type="float">
            <text:p>1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.2" calcext:value-type="float">
            <text:p>190.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61]/10000000;5)" office:value-type="float" office:value="2.85412" calcext:value-type="float">
            <text:p>2.85412</text:p>
          </table:table-cell>
          <table:table-cell table:formula="of:=[.C361]*100" office:value-type="float" office:value="1268" calcext:value-type="float">
            <text:p>1268</text:p>
          </table:table-cell>
          <table:table-cell table:formula="of:=[.F361]" office:value-type="float" office:value="562" calcext:value-type="float">
            <text:p>562</text:p>
          </table:table-cell>
          <table:table-cell table:formula="of:=[.M361]*10" office:value-type="float" office:value="1902" calcext:value-type="float">
            <text:p>1902</text:p>
          </table:table-cell>
        </table:table-row>
        <table:table-row table:style-name="ro2">
          <table:table-cell office:value-type="float" office:value="28545703" calcext:value-type="float">
            <text:p>28545703</text:p>
          </table:table-cell>
          <table:table-cell table:formula="of:=[.A362]-[.A361]" office:value-type="float" office:value="4460" calcext:value-type="float">
            <text:p>4460</text:p>
          </table:table-cell>
          <table:table-cell office:value-type="float" office:value="12.72" calcext:value-type="float">
            <text:p>12.72</text:p>
          </table:table-cell>
          <table:table-cell office:value-type="float" office:value="17.57" calcext:value-type="float">
            <text:p>17.57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12.72" calcext:value-type="float">
            <text:p>12.72</text:p>
          </table:table-cell>
          <table:table-cell table:number-columns-repeated="2" office:value-type="float" office:value="190.81" calcext:value-type="float">
            <text:p>190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.81" calcext:value-type="float">
            <text:p>190.8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62]/10000000;5)" office:value-type="float" office:value="2.85457" calcext:value-type="float">
            <text:p>2.85457</text:p>
          </table:table-cell>
          <table:table-cell table:formula="of:=[.C362]*100" office:value-type="float" office:value="1272" calcext:value-type="float">
            <text:p>1272</text:p>
          </table:table-cell>
          <table:table-cell table:formula="of:=[.F362]" office:value-type="float" office:value="561" calcext:value-type="float">
            <text:p>561</text:p>
          </table:table-cell>
          <table:table-cell table:formula="of:=[.M362]*10" office:value-type="float" office:value="1908.1" calcext:value-type="float">
            <text:p>1908.1</text:p>
          </table:table-cell>
        </table:table-row>
        <table:table-row table:style-name="ro2">
          <table:table-cell office:value-type="float" office:value="28549320" calcext:value-type="float">
            <text:p>28549320</text:p>
          </table:table-cell>
          <table:table-cell table:formula="of:=[.A363]-[.A362]" office:value-type="float" office:value="3617" calcext:value-type="float">
            <text:p>3617</text:p>
          </table:table-cell>
          <table:table-cell office:value-type="float" office:value="12.58" calcext:value-type="float">
            <text:p>12.58</text:p>
          </table:table-cell>
          <table:table-cell office:value-type="float" office:value="-2.09" calcext:value-type="float">
            <text:p>-2.09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12.58" calcext:value-type="float">
            <text:p>12.58</text:p>
          </table:table-cell>
          <table:table-cell table:number-columns-repeated="2" office:value-type="float" office:value="188.74" calcext:value-type="float">
            <text:p>188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.74" calcext:value-type="float">
            <text:p>188.7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63]/10000000;5)" office:value-type="float" office:value="2.85493" calcext:value-type="float">
            <text:p>2.85493</text:p>
          </table:table-cell>
          <table:table-cell table:formula="of:=[.C363]*100" office:value-type="float" office:value="1258" calcext:value-type="float">
            <text:p>1258</text:p>
          </table:table-cell>
          <table:table-cell table:formula="of:=[.F363]" office:value-type="float" office:value="564" calcext:value-type="float">
            <text:p>564</text:p>
          </table:table-cell>
          <table:table-cell table:formula="of:=[.M363]*10" office:value-type="float" office:value="1887.4" calcext:value-type="float">
            <text:p>1887.4</text:p>
          </table:table-cell>
        </table:table-row>
        <table:table-row table:style-name="ro2">
          <table:table-cell office:value-type="float" office:value="28553468" calcext:value-type="float">
            <text:p>28553468</text:p>
          </table:table-cell>
          <table:table-cell table:formula="of:=[.A364]-[.A363]" office:value-type="float" office:value="4148" calcext:value-type="float">
            <text:p>4148</text:p>
          </table:table-cell>
          <table:table-cell office:value-type="float" office:value="12.61" calcext:value-type="float">
            <text:p>12.61</text:p>
          </table:table-cell>
          <table:table-cell office:value-type="float" office:value="15.98" calcext:value-type="float">
            <text:p>15.98</text:p>
          </table:table-cell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office:value-type="float" office:value="12.61" calcext:value-type="float">
            <text:p>12.61</text:p>
          </table:table-cell>
          <table:table-cell table:number-columns-repeated="2" office:value-type="float" office:value="189.09" calcext:value-type="float">
            <text:p>189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09" calcext:value-type="float">
            <text:p>189.0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64]/10000000;5)" office:value-type="float" office:value="2.85535" calcext:value-type="float">
            <text:p>2.85535</text:p>
          </table:table-cell>
          <table:table-cell table:formula="of:=[.C364]*100" office:value-type="float" office:value="1261" calcext:value-type="float">
            <text:p>1261</text:p>
          </table:table-cell>
          <table:table-cell table:formula="of:=[.F364]" office:value-type="float" office:value="563" calcext:value-type="float">
            <text:p>563</text:p>
          </table:table-cell>
          <table:table-cell table:formula="of:=[.M364]*10" office:value-type="float" office:value="1890.9" calcext:value-type="float">
            <text:p>1890.9</text:p>
          </table:table-cell>
        </table:table-row>
        <table:table-row table:style-name="ro2">
          <table:table-cell office:value-type="float" office:value="28557248" calcext:value-type="float">
            <text:p>28557248</text:p>
          </table:table-cell>
          <table:table-cell table:formula="of:=[.A365]-[.A364]" office:value-type="float" office:value="3780" calcext:value-type="float">
            <text:p>3780</text:p>
          </table:table-cell>
          <table:table-cell office:value-type="float" office:value="12.63" calcext:value-type="float">
            <text:p>12.63</text:p>
          </table:table-cell>
          <table:table-cell office:value-type="float" office:value="16.14" calcext:value-type="float">
            <text:p>16.14</text:p>
          </table:table-cell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office:value-type="float" office:value="12.63" calcext:value-type="float">
            <text:p>12.63</text:p>
          </table:table-cell>
          <table:table-cell table:number-columns-repeated="2" office:value-type="float" office:value="189.49" calcext:value-type="float">
            <text:p>189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49" calcext:value-type="float">
            <text:p>189.4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65]/10000000;5)" office:value-type="float" office:value="2.85572" calcext:value-type="float">
            <text:p>2.85572</text:p>
          </table:table-cell>
          <table:table-cell table:formula="of:=[.C365]*100" office:value-type="float" office:value="1263" calcext:value-type="float">
            <text:p>1263</text:p>
          </table:table-cell>
          <table:table-cell table:formula="of:=[.F365]" office:value-type="float" office:value="563" calcext:value-type="float">
            <text:p>563</text:p>
          </table:table-cell>
          <table:table-cell table:formula="of:=[.M365]*10" office:value-type="float" office:value="1894.9" calcext:value-type="float">
            <text:p>1894.9</text:p>
          </table:table-cell>
        </table:table-row>
        <table:table-row table:style-name="ro2">
          <table:table-cell office:value-type="float" office:value="28561823" calcext:value-type="float">
            <text:p>28561823</text:p>
          </table:table-cell>
          <table:table-cell table:formula="of:=[.A366]-[.A365]" office:value-type="float" office:value="4575" calcext:value-type="float">
            <text:p>4575</text:p>
          </table:table-cell>
          <table:table-cell office:value-type="float" office:value="12.52" calcext:value-type="float">
            <text:p>12.52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2.52" calcext:value-type="float">
            <text:p>12.52</text:p>
          </table:table-cell>
          <table:table-cell table:number-columns-repeated="2" office:value-type="float" office:value="187.82" calcext:value-type="float">
            <text:p>187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.82" calcext:value-type="float">
            <text:p>187.8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66]/10000000;5)" office:value-type="float" office:value="2.85618" calcext:value-type="float">
            <text:p>2.85618</text:p>
          </table:table-cell>
          <table:table-cell table:formula="of:=[.C366]*100" office:value-type="float" office:value="1252" calcext:value-type="float">
            <text:p>1252</text:p>
          </table:table-cell>
          <table:table-cell table:formula="of:=[.F366]" office:value-type="float" office:value="565" calcext:value-type="float">
            <text:p>565</text:p>
          </table:table-cell>
          <table:table-cell table:formula="of:=[.M366]*10" office:value-type="float" office:value="1878.2" calcext:value-type="float">
            <text:p>1878.2</text:p>
          </table:table-cell>
        </table:table-row>
        <table:table-row table:style-name="ro2">
          <table:table-cell office:value-type="float" office:value="28565708" calcext:value-type="float">
            <text:p>28565708</text:p>
          </table:table-cell>
          <table:table-cell table:formula="of:=[.A367]-[.A366]" office:value-type="float" office:value="3885" calcext:value-type="float">
            <text:p>3885</text:p>
          </table:table-cell>
          <table:table-cell office:value-type="float" office:value="12.57" calcext:value-type="float">
            <text:p>12.57</text:p>
          </table:table-cell>
          <table:table-cell office:value-type="float" office:value="19.53" calcext:value-type="float">
            <text:p>19.53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12.57" calcext:value-type="float">
            <text:p>12.57</text:p>
          </table:table-cell>
          <table:table-cell table:number-columns-repeated="2" office:value-type="float" office:value="188.6" calcext:value-type="float">
            <text:p>18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.6" calcext:value-type="float">
            <text:p>188.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67]/10000000;5)" office:value-type="float" office:value="2.85657" calcext:value-type="float">
            <text:p>2.85657</text:p>
          </table:table-cell>
          <table:table-cell table:formula="of:=[.C367]*100" office:value-type="float" office:value="1257" calcext:value-type="float">
            <text:p>1257</text:p>
          </table:table-cell>
          <table:table-cell table:formula="of:=[.F367]" office:value-type="float" office:value="564" calcext:value-type="float">
            <text:p>564</text:p>
          </table:table-cell>
          <table:table-cell table:formula="of:=[.M367]*10" office:value-type="float" office:value="1886" calcext:value-type="float">
            <text:p>1886</text:p>
          </table:table-cell>
        </table:table-row>
        <table:table-row table:style-name="ro2">
          <table:table-cell office:value-type="float" office:value="28570023" calcext:value-type="float">
            <text:p>28570023</text:p>
          </table:table-cell>
          <table:table-cell table:formula="of:=[.A368]-[.A367]" office:value-type="float" office:value="4315" calcext:value-type="float">
            <text:p>4315</text:p>
          </table:table-cell>
          <table:table-cell office:value-type="float" office:value="12.46" calcext:value-type="float">
            <text:p>12.46</text:p>
          </table:table-cell>
          <table:table-cell office:value-type="float" office:value="2.35" calcext:value-type="float">
            <text:p>2.35</text:p>
          </table:table-cell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12.46" calcext:value-type="float">
            <text:p>12.46</text:p>
          </table:table-cell>
          <table:table-cell table:number-columns-repeated="2" office:value-type="float" office:value="186.92" calcext:value-type="float">
            <text:p>186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.92" calcext:value-type="float">
            <text:p>186.9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68]/10000000;5)" office:value-type="float" office:value="2.857" calcext:value-type="float">
            <text:p>2.857</text:p>
          </table:table-cell>
          <table:table-cell table:formula="of:=[.C368]*100" office:value-type="float" office:value="1246" calcext:value-type="float">
            <text:p>1246</text:p>
          </table:table-cell>
          <table:table-cell table:formula="of:=[.F368]" office:value-type="float" office:value="566" calcext:value-type="float">
            <text:p>566</text:p>
          </table:table-cell>
          <table:table-cell table:formula="of:=[.M368]*10" office:value-type="float" office:value="1869.2" calcext:value-type="float">
            <text:p>1869.2</text:p>
          </table:table-cell>
        </table:table-row>
        <table:table-row table:style-name="ro2">
          <table:table-cell office:value-type="float" office:value="28573680" calcext:value-type="float">
            <text:p>28573680</text:p>
          </table:table-cell>
          <table:table-cell table:formula="of:=[.A369]-[.A368]" office:value-type="float" office:value="3657" calcext:value-type="float">
            <text:p>3657</text:p>
          </table:table-cell>
          <table:table-cell office:value-type="float" office:value="12.37" calcext:value-type="float">
            <text:p>12.37</text:p>
          </table:table-cell>
          <table:table-cell office:value-type="float" office:value="4.11" calcext:value-type="float">
            <text:p>4.11</text:p>
          </table:table-cell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 office:value-type="float" office:value="12.37" calcext:value-type="float">
            <text:p>12.37</text:p>
          </table:table-cell>
          <table:table-cell table:number-columns-repeated="2" office:value-type="float" office:value="185.59" calcext:value-type="float">
            <text:p>185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.59" calcext:value-type="float">
            <text:p>185.5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69]/10000000;5)" office:value-type="float" office:value="2.85737" calcext:value-type="float">
            <text:p>2.85737</text:p>
          </table:table-cell>
          <table:table-cell table:formula="of:=[.C369]*100" office:value-type="float" office:value="1237" calcext:value-type="float">
            <text:p>1237</text:p>
          </table:table-cell>
          <table:table-cell table:formula="of:=[.F369]" office:value-type="float" office:value="568" calcext:value-type="float">
            <text:p>568</text:p>
          </table:table-cell>
          <table:table-cell table:formula="of:=[.M369]*10" office:value-type="float" office:value="1855.9" calcext:value-type="float">
            <text:p>1855.9</text:p>
          </table:table-cell>
        </table:table-row>
        <table:table-row table:style-name="ro2">
          <table:table-cell office:value-type="float" office:value="28577983" calcext:value-type="float">
            <text:p>28577983</text:p>
          </table:table-cell>
          <table:table-cell table:formula="of:=[.A370]-[.A369]" office:value-type="float" office:value="4303" calcext:value-type="float">
            <text:p>4303</text:p>
          </table:table-cell>
          <table:table-cell office:value-type="float" office:value="12.42" calcext:value-type="float">
            <text:p>12.42</text:p>
          </table:table-cell>
          <table:table-cell office:value-type="float" office:value="18.85" calcext:value-type="float">
            <text:p>18.85</text:p>
          </table:table-cell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float" office:value="12.42" calcext:value-type="float">
            <text:p>12.42</text:p>
          </table:table-cell>
          <table:table-cell table:number-columns-repeated="2" office:value-type="float" office:value="186.25" calcext:value-type="float">
            <text:p>18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.25" calcext:value-type="float">
            <text:p>186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70]/10000000;5)" office:value-type="float" office:value="2.8578" calcext:value-type="float">
            <text:p>2.8578</text:p>
          </table:table-cell>
          <table:table-cell table:formula="of:=[.C370]*100" office:value-type="float" office:value="1242" calcext:value-type="float">
            <text:p>1242</text:p>
          </table:table-cell>
          <table:table-cell table:formula="of:=[.F370]" office:value-type="float" office:value="567" calcext:value-type="float">
            <text:p>567</text:p>
          </table:table-cell>
          <table:table-cell table:formula="of:=[.M370]*10" office:value-type="float" office:value="1862.5" calcext:value-type="float">
            <text:p>1862.5</text:p>
          </table:table-cell>
        </table:table-row>
        <table:table-row table:style-name="ro2">
          <table:table-cell office:value-type="float" office:value="28581680" calcext:value-type="float">
            <text:p>28581680</text:p>
          </table:table-cell>
          <table:table-cell table:formula="of:=[.A371]-[.A370]" office:value-type="float" office:value="3697" calcext:value-type="float">
            <text:p>3697</text:p>
          </table:table-cell>
          <table:table-cell office:value-type="float" office:value="12.27" calcext:value-type="float">
            <text:p>12.27</text:p>
          </table:table-cell>
          <table:table-cell office:value-type="float" office:value="-1.07" calcext:value-type="float">
            <text:p>-1.07</text:p>
          </table:table-cell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float" office:value="12.27" calcext:value-type="float">
            <text:p>12.27</text:p>
          </table:table-cell>
          <table:table-cell table:number-columns-repeated="2" office:value-type="float" office:value="184.12" calcext:value-type="float">
            <text:p>184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.12" calcext:value-type="float">
            <text:p>184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71]/10000000;5)" office:value-type="float" office:value="2.85817" calcext:value-type="float">
            <text:p>2.85817</text:p>
          </table:table-cell>
          <table:table-cell table:formula="of:=[.C371]*100" office:value-type="float" office:value="1227" calcext:value-type="float">
            <text:p>1227</text:p>
          </table:table-cell>
          <table:table-cell table:formula="of:=[.F371]" office:value-type="float" office:value="569" calcext:value-type="float">
            <text:p>569</text:p>
          </table:table-cell>
          <table:table-cell table:formula="of:=[.M371]*10" office:value-type="float" office:value="1841.2" calcext:value-type="float">
            <text:p>1841.2</text:p>
          </table:table-cell>
        </table:table-row>
        <table:table-row table:style-name="ro2">
          <table:table-cell office:value-type="float" office:value="28586023" calcext:value-type="float">
            <text:p>28586023</text:p>
          </table:table-cell>
          <table:table-cell table:formula="of:=[.A372]-[.A371]" office:value-type="float" office:value="4343" calcext:value-type="float">
            <text:p>4343</text:p>
          </table:table-cell>
          <table:table-cell office:value-type="float" office:value="12.21" calcext:value-type="float">
            <text:p>12.21</text:p>
          </table:table-cell>
          <table:table-cell office:value-type="float" office:value="7.36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12.21" calcext:value-type="float">
            <text:p>12.21</text:p>
          </table:table-cell>
          <table:table-cell table:number-columns-repeated="2" office:value-type="float" office:value="183.22" calcext:value-type="float">
            <text:p>183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.22" calcext:value-type="float">
            <text:p>183.2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72]/10000000;5)" office:value-type="float" office:value="2.8586" calcext:value-type="float">
            <text:p>2.8586</text:p>
          </table:table-cell>
          <table:table-cell table:formula="of:=[.C372]*100" office:value-type="float" office:value="1221" calcext:value-type="float">
            <text:p>1221</text:p>
          </table:table-cell>
          <table:table-cell table:formula="of:=[.F372]" office:value-type="float" office:value="570" calcext:value-type="float">
            <text:p>570</text:p>
          </table:table-cell>
          <table:table-cell table:formula="of:=[.M372]*10" office:value-type="float" office:value="1832.2" calcext:value-type="float">
            <text:p>1832.2</text:p>
          </table:table-cell>
        </table:table-row>
        <table:table-row table:style-name="ro2">
          <table:table-cell office:value-type="float" office:value="28589748" calcext:value-type="float">
            <text:p>28589748</text:p>
          </table:table-cell>
          <table:table-cell table:formula="of:=[.A373]-[.A372]" office:value-type="float" office:value="3725" calcext:value-type="float">
            <text:p>3725</text:p>
          </table:table-cell>
          <table:table-cell office:value-type="float" office:value="12.25" calcext:value-type="float">
            <text:p>12.25</text:p>
          </table:table-cell>
          <table:table-cell office:value-type="float" office:value="17.21" calcext:value-type="float">
            <text:p>17.21</text:p>
          </table:table-cell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12.25" calcext:value-type="float">
            <text:p>12.25</text:p>
          </table:table-cell>
          <table:table-cell table:number-columns-repeated="2" office:value-type="float" office:value="183.73" calcext:value-type="float">
            <text:p>183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.73" calcext:value-type="float">
            <text:p>183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73]/10000000;5)" office:value-type="float" office:value="2.85897" calcext:value-type="float">
            <text:p>2.85897</text:p>
          </table:table-cell>
          <table:table-cell table:formula="of:=[.C373]*100" office:value-type="float" office:value="1225" calcext:value-type="float">
            <text:p>1225</text:p>
          </table:table-cell>
          <table:table-cell table:formula="of:=[.F373]" office:value-type="float" office:value="570" calcext:value-type="float">
            <text:p>570</text:p>
          </table:table-cell>
          <table:table-cell table:formula="of:=[.M373]*10" office:value-type="float" office:value="1837.3" calcext:value-type="float">
            <text:p>1837.3</text:p>
          </table:table-cell>
        </table:table-row>
        <table:table-row table:style-name="ro2">
          <table:table-cell office:value-type="float" office:value="28594031" calcext:value-type="float">
            <text:p>28594031</text:p>
          </table:table-cell>
          <table:table-cell table:formula="of:=[.A374]-[.A373]" office:value-type="float" office:value="4283" calcext:value-type="float">
            <text:p>4283</text:p>
          </table:table-cell>
          <table:table-cell office:value-type="float" office:value="12.11" calcext:value-type="float">
            <text:p>12.11</text:p>
          </table:table-cell>
          <table:table-cell office:value-type="float" office:value="-2.24" calcext:value-type="float">
            <text:p>-2.24</text:p>
          </table:table-cell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12.11" calcext:value-type="float">
            <text:p>12.11</text:p>
          </table:table-cell>
          <table:table-cell table:number-columns-repeated="2" office:value-type="float" office:value="181.66" calcext:value-type="float">
            <text:p>181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.66" calcext:value-type="float">
            <text:p>181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74]/10000000;5)" office:value-type="float" office:value="2.8594" calcext:value-type="float">
            <text:p>2.8594</text:p>
          </table:table-cell>
          <table:table-cell table:formula="of:=[.C374]*100" office:value-type="float" office:value="1211" calcext:value-type="float">
            <text:p>1211</text:p>
          </table:table-cell>
          <table:table-cell table:formula="of:=[.F374]" office:value-type="float" office:value="572" calcext:value-type="float">
            <text:p>572</text:p>
          </table:table-cell>
          <table:table-cell table:formula="of:=[.M374]*10" office:value-type="float" office:value="1816.6" calcext:value-type="float">
            <text:p>1816.6</text:p>
          </table:table-cell>
        </table:table-row>
        <table:table-row table:style-name="ro2">
          <table:table-cell office:value-type="float" office:value="28597785" calcext:value-type="float">
            <text:p>28597785</text:p>
          </table:table-cell>
          <table:table-cell table:formula="of:=[.A375]-[.A374]" office:value-type="float" office:value="3754" calcext:value-type="float">
            <text:p>3754</text:p>
          </table:table-cell>
          <table:table-cell office:value-type="float" office:value="12.11" calcext:value-type="float">
            <text:p>12.11</text:p>
          </table:table-cell>
          <table:table-cell office:value-type="float" office:value="12.36" calcext:value-type="float">
            <text:p>12.36</text:p>
          </table:table-cell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12.11" calcext:value-type="float">
            <text:p>12.11</text:p>
          </table:table-cell>
          <table:table-cell table:number-columns-repeated="2" office:value-type="float" office:value="181.6" calcext:value-type="float">
            <text:p>18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.6" calcext:value-type="float">
            <text:p>181.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75]/10000000;5)" office:value-type="float" office:value="2.85978" calcext:value-type="float">
            <text:p>2.85978</text:p>
          </table:table-cell>
          <table:table-cell table:formula="of:=[.C375]*100" office:value-type="float" office:value="1211" calcext:value-type="float">
            <text:p>1211</text:p>
          </table:table-cell>
          <table:table-cell table:formula="of:=[.F375]" office:value-type="float" office:value="573" calcext:value-type="float">
            <text:p>573</text:p>
          </table:table-cell>
          <table:table-cell table:formula="of:=[.M375]*10" office:value-type="float" office:value="1816" calcext:value-type="float">
            <text:p>1816</text:p>
          </table:table-cell>
        </table:table-row>
        <table:table-row table:style-name="ro2">
          <table:table-cell office:value-type="float" office:value="28602071" calcext:value-type="float">
            <text:p>28602071</text:p>
          </table:table-cell>
          <table:table-cell table:formula="of:=[.A376]-[.A375]" office:value-type="float" office:value="4286" calcext:value-type="float">
            <text:p>4286</text:p>
          </table:table-cell>
          <table:table-cell office:value-type="float" office:value="12.16" calcext:value-type="float">
            <text:p>12.16</text:p>
          </table:table-cell>
          <table:table-cell office:value-type="float" office:value="18.41" calcext:value-type="float">
            <text:p>18.41</text:p>
          </table:table-cell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12.16" calcext:value-type="float">
            <text:p>12.16</text:p>
          </table:table-cell>
          <table:table-cell table:number-columns-repeated="2" office:value-type="float" office:value="182.43" calcext:value-type="float">
            <text:p>182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.43" calcext:value-type="float">
            <text:p>182.4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76]/10000000;5)" office:value-type="float" office:value="2.86021" calcext:value-type="float">
            <text:p>2.86021</text:p>
          </table:table-cell>
          <table:table-cell table:formula="of:=[.C376]*100" office:value-type="float" office:value="1216" calcext:value-type="float">
            <text:p>1216</text:p>
          </table:table-cell>
          <table:table-cell table:formula="of:=[.F376]" office:value-type="float" office:value="571" calcext:value-type="float">
            <text:p>571</text:p>
          </table:table-cell>
          <table:table-cell table:formula="of:=[.M376]*10" office:value-type="float" office:value="1824.3" calcext:value-type="float">
            <text:p>1824.3</text:p>
          </table:table-cell>
        </table:table-row>
        <table:table-row table:style-name="ro2">
          <table:table-cell office:value-type="float" office:value="28605828" calcext:value-type="float">
            <text:p>28605828</text:p>
          </table:table-cell>
          <table:table-cell table:formula="of:=[.A377]-[.A376]" office:value-type="float" office:value="3757" calcext:value-type="float">
            <text:p>3757</text:p>
          </table:table-cell>
          <table:table-cell office:value-type="float" office:value="12.05" calcext:value-type="float">
            <text:p>12.05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office:value-type="float" office:value="12.05" calcext:value-type="float">
            <text:p>12.05</text:p>
          </table:table-cell>
          <table:table-cell table:number-columns-repeated="2" office:value-type="float" office:value="180.78" calcext:value-type="float">
            <text:p>18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.78" calcext:value-type="float">
            <text:p>180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77]/10000000;5)" office:value-type="float" office:value="2.86058" calcext:value-type="float">
            <text:p>2.86058</text:p>
          </table:table-cell>
          <table:table-cell table:formula="of:=[.C377]*100" office:value-type="float" office:value="1205" calcext:value-type="float">
            <text:p>1205</text:p>
          </table:table-cell>
          <table:table-cell table:formula="of:=[.F377]" office:value-type="float" office:value="574" calcext:value-type="float">
            <text:p>574</text:p>
          </table:table-cell>
          <table:table-cell table:formula="of:=[.M377]*10" office:value-type="float" office:value="1807.8" calcext:value-type="float">
            <text:p>1807.8</text:p>
          </table:table-cell>
        </table:table-row>
        <table:table-row table:style-name="ro2">
          <table:table-cell office:value-type="float" office:value="28610105" calcext:value-type="float">
            <text:p>28610105</text:p>
          </table:table-cell>
          <table:table-cell table:formula="of:=[.A378]-[.A377]" office:value-type="float" office:value="4277" calcext:value-type="float">
            <text:p>4277</text:p>
          </table:table-cell>
          <table:table-cell office:value-type="float" office:value="12.07" calcext:value-type="float">
            <text:p>12.07</text:p>
          </table:table-cell>
          <table:table-cell office:value-type="float" office:value="14.04" calcext:value-type="float">
            <text:p>14.04</text:p>
          </table:table-cell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12.07" calcext:value-type="float">
            <text:p>12.07</text:p>
          </table:table-cell>
          <table:table-cell table:number-columns-repeated="2" office:value-type="float" office:value="180.98" calcext:value-type="float">
            <text:p>180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.98" calcext:value-type="float">
            <text:p>180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78]/10000000;5)" office:value-type="float" office:value="2.86101" calcext:value-type="float">
            <text:p>2.86101</text:p>
          </table:table-cell>
          <table:table-cell table:formula="of:=[.C378]*100" office:value-type="float" office:value="1207" calcext:value-type="float">
            <text:p>1207</text:p>
          </table:table-cell>
          <table:table-cell table:formula="of:=[.F378]" office:value-type="float" office:value="573" calcext:value-type="float">
            <text:p>573</text:p>
          </table:table-cell>
          <table:table-cell table:formula="of:=[.M378]*10" office:value-type="float" office:value="1809.8" calcext:value-type="float">
            <text:p>1809.8</text:p>
          </table:table-cell>
        </table:table-row>
        <table:table-row table:style-name="ro2">
          <table:table-cell office:value-type="float" office:value="28613828" calcext:value-type="float">
            <text:p>28613828</text:p>
          </table:table-cell>
          <table:table-cell table:formula="of:=[.A379]-[.A378]" office:value-type="float" office:value="3723" calcext:value-type="float">
            <text:p>3723</text:p>
          </table:table-cell>
          <table:table-cell office:value-type="float" office:value="12.09" calcext:value-type="float">
            <text:p>12.09</text:p>
          </table:table-cell>
          <table:table-cell office:value-type="float" office:value="15.04" calcext:value-type="float">
            <text:p>15.04</text:p>
          </table:table-cell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12.09" calcext:value-type="float">
            <text:p>12.09</text:p>
          </table:table-cell>
          <table:table-cell table:number-columns-repeated="2" office:value-type="float" office:value="181.32" calcext:value-type="float">
            <text:p>181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.32" calcext:value-type="float">
            <text:p>181.3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79]/10000000;5)" office:value-type="float" office:value="2.86138" calcext:value-type="float">
            <text:p>2.86138</text:p>
          </table:table-cell>
          <table:table-cell table:formula="of:=[.C379]*100" office:value-type="float" office:value="1209" calcext:value-type="float">
            <text:p>1209</text:p>
          </table:table-cell>
          <table:table-cell table:formula="of:=[.F379]" office:value-type="float" office:value="573" calcext:value-type="float">
            <text:p>573</text:p>
          </table:table-cell>
          <table:table-cell table:formula="of:=[.M379]*10" office:value-type="float" office:value="1813.2" calcext:value-type="float">
            <text:p>1813.2</text:p>
          </table:table-cell>
        </table:table-row>
        <table:table-row table:style-name="ro2">
          <table:table-cell office:value-type="float" office:value="28618183" calcext:value-type="float">
            <text:p>28618183</text:p>
          </table:table-cell>
          <table:table-cell table:formula="of:=[.A380]-[.A379]" office:value-type="float" office:value="4355" calcext:value-type="float">
            <text:p>4355</text:p>
          </table:table-cell>
          <table:table-cell office:value-type="float" office:value="11.98" calcext:value-type="float">
            <text:p>11.98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11.98" calcext:value-type="float">
            <text:p>11.98</text:p>
          </table:table-cell>
          <table:table-cell table:number-columns-repeated="2" office:value-type="float" office:value="179.75" calcext:value-type="float">
            <text:p>179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.75" calcext:value-type="float">
            <text:p>179.7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80]/10000000;5)" office:value-type="float" office:value="2.86182" calcext:value-type="float">
            <text:p>2.86182</text:p>
          </table:table-cell>
          <table:table-cell table:formula="of:=[.C380]*100" office:value-type="float" office:value="1198" calcext:value-type="float">
            <text:p>1198</text:p>
          </table:table-cell>
          <table:table-cell table:formula="of:=[.F380]" office:value-type="float" office:value="575" calcext:value-type="float">
            <text:p>575</text:p>
          </table:table-cell>
          <table:table-cell table:formula="of:=[.M380]*10" office:value-type="float" office:value="1797.5" calcext:value-type="float">
            <text:p>1797.5</text:p>
          </table:table-cell>
        </table:table-row>
        <table:table-row table:style-name="ro2">
          <table:table-cell office:value-type="float" office:value="28622164" calcext:value-type="float">
            <text:p>28622164</text:p>
          </table:table-cell>
          <table:table-cell table:formula="of:=[.A381]-[.A380]" office:value-type="float" office:value="3981" calcext:value-type="float">
            <text:p>3981</text:p>
          </table:table-cell>
          <table:table-cell office:value-type="float" office:value="12.04" calcext:value-type="float">
            <text:p>12.04</text:p>
          </table:table-cell>
          <table:table-cell office:value-type="float" office:value="19.21" calcext:value-type="float">
            <text:p>19.21</text:p>
          </table:table-cell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office:value-type="float" office:value="12.04" calcext:value-type="float">
            <text:p>12.04</text:p>
          </table:table-cell>
          <table:table-cell table:number-columns-repeated="2" office:value-type="float" office:value="180.64" calcext:value-type="float">
            <text:p>18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.64" calcext:value-type="float">
            <text:p>180.6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81]/10000000;5)" office:value-type="float" office:value="2.86222" calcext:value-type="float">
            <text:p>2.86222</text:p>
          </table:table-cell>
          <table:table-cell table:formula="of:=[.C381]*100" office:value-type="float" office:value="1204" calcext:value-type="float">
            <text:p>1204</text:p>
          </table:table-cell>
          <table:table-cell table:formula="of:=[.F381]" office:value-type="float" office:value="574" calcext:value-type="float">
            <text:p>574</text:p>
          </table:table-cell>
          <table:table-cell table:formula="of:=[.M381]*10" office:value-type="float" office:value="1806.4" calcext:value-type="float">
            <text:p>1806.4</text:p>
          </table:table-cell>
        </table:table-row>
        <table:table-row table:style-name="ro2">
          <table:table-cell office:value-type="float" office:value="28626583" calcext:value-type="float">
            <text:p>28626583</text:p>
          </table:table-cell>
          <table:table-cell table:formula="of:=[.A382]-[.A381]" office:value-type="float" office:value="4419" calcext:value-type="float">
            <text:p>4419</text:p>
          </table:table-cell>
          <table:table-cell office:value-type="float" office:value="11.96" calcext:value-type="float">
            <text:p>11.96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11.96" calcext:value-type="float">
            <text:p>11.96</text:p>
          </table:table-cell>
          <table:table-cell table:number-columns-repeated="2" office:value-type="float" office:value="179.46" calcext:value-type="float">
            <text:p>179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.46" calcext:value-type="float">
            <text:p>179.4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82]/10000000;5)" office:value-type="float" office:value="2.86266" calcext:value-type="float">
            <text:p>2.86266</text:p>
          </table:table-cell>
          <table:table-cell table:formula="of:=[.C382]*100" office:value-type="float" office:value="1196" calcext:value-type="float">
            <text:p>1196</text:p>
          </table:table-cell>
          <table:table-cell table:formula="of:=[.F382]" office:value-type="float" office:value="575" calcext:value-type="float">
            <text:p>575</text:p>
          </table:table-cell>
          <table:table-cell table:formula="of:=[.M382]*10" office:value-type="float" office:value="1794.6" calcext:value-type="float">
            <text:p>1794.6</text:p>
          </table:table-cell>
        </table:table-row>
        <table:table-row table:style-name="ro2">
          <table:table-cell office:value-type="float" office:value="28630240" calcext:value-type="float">
            <text:p>28630240</text:p>
          </table:table-cell>
          <table:table-cell table:formula="of:=[.A383]-[.A382]" office:value-type="float" office:value="3657" calcext:value-type="float">
            <text:p>3657</text:p>
          </table:table-cell>
          <table:table-cell office:value-type="float" office:value="11.85" calcext:value-type="float">
            <text:p>11.85</text:p>
          </table:table-cell>
          <table:table-cell office:value-type="float" office:value="-0.03" calcext:value-type="float">
            <text:p>-0.03</text:p>
          </table:table-cell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1.85" calcext:value-type="float">
            <text:p>11.85</text:p>
          </table:table-cell>
          <table:table-cell table:number-columns-repeated="2" office:value-type="float" office:value="177.69" calcext:value-type="float">
            <text:p>177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.69" calcext:value-type="float">
            <text:p>177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83]/10000000;5)" office:value-type="float" office:value="2.86302" calcext:value-type="float">
            <text:p>2.86302</text:p>
          </table:table-cell>
          <table:table-cell table:formula="of:=[.C383]*100" office:value-type="float" office:value="1185" calcext:value-type="float">
            <text:p>1185</text:p>
          </table:table-cell>
          <table:table-cell table:formula="of:=[.F383]" office:value-type="float" office:value="577" calcext:value-type="float">
            <text:p>577</text:p>
          </table:table-cell>
          <table:table-cell table:formula="of:=[.M383]*10" office:value-type="float" office:value="1776.9" calcext:value-type="float">
            <text:p>1776.9</text:p>
          </table:table-cell>
        </table:table-row>
        <table:table-row table:style-name="ro2">
          <table:table-cell office:value-type="float" office:value="28634368" calcext:value-type="float">
            <text:p>28634368</text:p>
          </table:table-cell>
          <table:table-cell table:formula="of:=[.A384]-[.A383]" office:value-type="float" office:value="4128" calcext:value-type="float">
            <text:p>4128</text:p>
          </table:table-cell>
          <table:table-cell office:value-type="float" office:value="11.89" calcext:value-type="float">
            <text:p>11.89</text:p>
          </table:table-cell>
          <table:table-cell office:value-type="float" office:value="18.08" calcext:value-type="float">
            <text:p>18.08</text:p>
          </table:table-cell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1.89" calcext:value-type="float">
            <text:p>11.89</text:p>
          </table:table-cell>
          <table:table-cell table:number-columns-repeated="2" office:value-type="float" office:value="178.4" calcext:value-type="float">
            <text:p>17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.4" calcext:value-type="float">
            <text:p>178.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84]/10000000;5)" office:value-type="float" office:value="2.86344" calcext:value-type="float">
            <text:p>2.86344</text:p>
          </table:table-cell>
          <table:table-cell table:formula="of:=[.C384]*100" office:value-type="float" office:value="1189" calcext:value-type="float">
            <text:p>1189</text:p>
          </table:table-cell>
          <table:table-cell table:formula="of:=[.F384]" office:value-type="float" office:value="577" calcext:value-type="float">
            <text:p>577</text:p>
          </table:table-cell>
          <table:table-cell table:formula="of:=[.M384]*10" office:value-type="float" office:value="1784" calcext:value-type="float">
            <text:p>1784</text:p>
          </table:table-cell>
        </table:table-row>
        <table:table-row table:style-name="ro2">
          <table:table-cell office:value-type="float" office:value="28638300" calcext:value-type="float">
            <text:p>28638300</text:p>
          </table:table-cell>
          <table:table-cell table:formula="of:=[.A385]-[.A384]" office:value-type="float" office:value="3932" calcext:value-type="float">
            <text:p>3932</text:p>
          </table:table-cell>
          <table:table-cell office:value-type="float" office:value="11.79" calcext:value-type="float">
            <text:p>11.79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11.79" calcext:value-type="float">
            <text:p>11.79</text:p>
          </table:table-cell>
          <table:table-cell table:number-columns-repeated="2" office:value-type="float" office:value="176.78" calcext:value-type="float">
            <text:p>176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.78" calcext:value-type="float">
            <text:p>176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85]/10000000;5)" office:value-type="float" office:value="2.86383" calcext:value-type="float">
            <text:p>2.86383</text:p>
          </table:table-cell>
          <table:table-cell table:formula="of:=[.C385]*100" office:value-type="float" office:value="1179" calcext:value-type="float">
            <text:p>1179</text:p>
          </table:table-cell>
          <table:table-cell table:formula="of:=[.F385]" office:value-type="float" office:value="579" calcext:value-type="float">
            <text:p>579</text:p>
          </table:table-cell>
          <table:table-cell table:formula="of:=[.M385]*10" office:value-type="float" office:value="1767.8" calcext:value-type="float">
            <text:p>1767.8</text:p>
          </table:table-cell>
        </table:table-row>
        <table:table-row table:style-name="ro2">
          <table:table-cell office:value-type="float" office:value="28642531" calcext:value-type="float">
            <text:p>28642531</text:p>
          </table:table-cell>
          <table:table-cell table:formula="of:=[.A386]-[.A385]" office:value-type="float" office:value="4231" calcext:value-type="float">
            <text:p>4231</text:p>
          </table:table-cell>
          <table:table-cell office:value-type="float" office:value="11.7" calcext:value-type="float">
            <text:p>11.7</text:p>
          </table:table-cell>
          <table:table-cell office:value-type="float" office:value="3.7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11.7" calcext:value-type="float">
            <text:p>11.7</text:p>
          </table:table-cell>
          <table:table-cell table:number-columns-repeated="2" office:value-type="float" office:value="175.45" calcext:value-type="float">
            <text:p>175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.45" calcext:value-type="float">
            <text:p>175.4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86]/10000000;5)" office:value-type="float" office:value="2.86425" calcext:value-type="float">
            <text:p>2.86425</text:p>
          </table:table-cell>
          <table:table-cell table:formula="of:=[.C386]*100" office:value-type="float" office:value="1170" calcext:value-type="float">
            <text:p>1170</text:p>
          </table:table-cell>
          <table:table-cell table:formula="of:=[.F386]" office:value-type="float" office:value="580" calcext:value-type="float">
            <text:p>580</text:p>
          </table:table-cell>
          <table:table-cell table:formula="of:=[.M386]*10" office:value-type="float" office:value="1754.5" calcext:value-type="float">
            <text:p>1754.5</text:p>
          </table:table-cell>
        </table:table-row>
        <table:table-row table:style-name="ro2">
          <table:table-cell office:value-type="float" office:value="28646360" calcext:value-type="float">
            <text:p>28646360</text:p>
          </table:table-cell>
          <table:table-cell table:formula="of:=[.A387]-[.A386]" office:value-type="float" office:value="3829" calcext:value-type="float">
            <text:p>3829</text:p>
          </table:table-cell>
          <table:table-cell office:value-type="float" office:value="11.75" calcext:value-type="float">
            <text:p>11.75</text:p>
          </table:table-cell>
          <table:table-cell office:value-type="float" office:value="19.02" calcext:value-type="float">
            <text:p>19.02</text:p>
          </table:table-cell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11.75" calcext:value-type="float">
            <text:p>11.75</text:p>
          </table:table-cell>
          <table:table-cell table:number-columns-repeated="2" office:value-type="float" office:value="176.24" calcext:value-type="float">
            <text:p>176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.24" calcext:value-type="float">
            <text:p>176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87]/10000000;5)" office:value-type="float" office:value="2.86464" calcext:value-type="float">
            <text:p>2.86464</text:p>
          </table:table-cell>
          <table:table-cell table:formula="of:=[.C387]*100" office:value-type="float" office:value="1175" calcext:value-type="float">
            <text:p>1175</text:p>
          </table:table-cell>
          <table:table-cell table:formula="of:=[.F387]" office:value-type="float" office:value="579" calcext:value-type="float">
            <text:p>579</text:p>
          </table:table-cell>
          <table:table-cell table:formula="of:=[.M387]*10" office:value-type="float" office:value="1762.4" calcext:value-type="float">
            <text:p>1762.4</text:p>
          </table:table-cell>
        </table:table-row>
        <table:table-row table:style-name="ro2">
          <table:table-cell office:value-type="float" office:value="28650545" calcext:value-type="float">
            <text:p>28650545</text:p>
          </table:table-cell>
          <table:table-cell table:formula="of:=[.A388]-[.A387]" office:value-type="float" office:value="4185" calcext:value-type="float">
            <text:p>4185</text:p>
          </table:table-cell>
          <table:table-cell office:value-type="float" office:value="11.64" calcext:value-type="float">
            <text:p>11.6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 office:value-type="float" office:value="11.64" calcext:value-type="float">
            <text:p>11.64</text:p>
          </table:table-cell>
          <table:table-cell table:number-columns-repeated="2" office:value-type="float" office:value="174.67" calcext:value-type="float">
            <text:p>174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.67" calcext:value-type="float">
            <text:p>174.6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88]/10000000;5)" office:value-type="float" office:value="2.86505" calcext:value-type="float">
            <text:p>2.86505</text:p>
          </table:table-cell>
          <table:table-cell table:formula="of:=[.C388]*100" office:value-type="float" office:value="1164" calcext:value-type="float">
            <text:p>1164</text:p>
          </table:table-cell>
          <table:table-cell table:formula="of:=[.F388]" office:value-type="float" office:value="581" calcext:value-type="float">
            <text:p>581</text:p>
          </table:table-cell>
          <table:table-cell table:formula="of:=[.M388]*10" office:value-type="float" office:value="1746.7" calcext:value-type="float">
            <text:p>1746.7</text:p>
          </table:table-cell>
        </table:table-row>
        <table:table-row table:style-name="ro2">
          <table:table-cell office:value-type="float" office:value="28655514" calcext:value-type="float">
            <text:p>28655514</text:p>
          </table:table-cell>
          <table:table-cell table:formula="of:=[.A389]-[.A388]" office:value-type="float" office:value="4969" calcext:value-type="float">
            <text:p>4969</text:p>
          </table:table-cell>
          <table:table-cell office:value-type="float" office:value="11.62" calcext:value-type="float">
            <text:p>11.62</text:p>
          </table:table-cell>
          <table:table-cell office:value-type="float" office:value="11.11" calcext:value-type="float">
            <text:p>11.11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11.62" calcext:value-type="float">
            <text:p>11.62</text:p>
          </table:table-cell>
          <table:table-cell table:number-columns-repeated="2" office:value-type="float" office:value="174.3" calcext:value-type="float">
            <text:p>174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.3" calcext:value-type="float">
            <text:p>174.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89]/10000000;5)" office:value-type="float" office:value="2.86555" calcext:value-type="float">
            <text:p>2.86555</text:p>
          </table:table-cell>
          <table:table-cell table:formula="of:=[.C389]*100" office:value-type="float" office:value="1162" calcext:value-type="float">
            <text:p>1162</text:p>
          </table:table-cell>
          <table:table-cell table:formula="of:=[.F389]" office:value-type="float" office:value="582" calcext:value-type="float">
            <text:p>582</text:p>
          </table:table-cell>
          <table:table-cell table:formula="of:=[.M389]*10" office:value-type="float" office:value="1743" calcext:value-type="float">
            <text:p>1743</text:p>
          </table:table-cell>
        </table:table-row>
        <table:table-row table:style-name="ro2">
          <table:table-cell office:value-type="float" office:value="28659931" calcext:value-type="float">
            <text:p>28659931</text:p>
          </table:table-cell>
          <table:table-cell table:formula="of:=[.A390]-[.A389]" office:value-type="float" office:value="4417" calcext:value-type="float">
            <text:p>4417</text:p>
          </table:table-cell>
          <table:table-cell office:value-type="float" office:value="11.61" calcext:value-type="float">
            <text:p>11.61</text:p>
          </table:table-cell>
          <table:table-cell office:value-type="float" office:value="13.09" calcext:value-type="float">
            <text:p>13.09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11.61" calcext:value-type="float">
            <text:p>11.61</text:p>
          </table:table-cell>
          <table:table-cell table:number-columns-repeated="2" office:value-type="float" office:value="174.18" calcext:value-type="float">
            <text:p>174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.18" calcext:value-type="float">
            <text:p>174.1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90]/10000000;5)" office:value-type="float" office:value="2.86599" calcext:value-type="float">
            <text:p>2.86599</text:p>
          </table:table-cell>
          <table:table-cell table:formula="of:=[.C390]*100" office:value-type="float" office:value="1161" calcext:value-type="float">
            <text:p>1161</text:p>
          </table:table-cell>
          <table:table-cell table:formula="of:=[.F390]" office:value-type="float" office:value="582" calcext:value-type="float">
            <text:p>582</text:p>
          </table:table-cell>
          <table:table-cell table:formula="of:=[.M390]*10" office:value-type="float" office:value="1741.8" calcext:value-type="float">
            <text:p>1741.8</text:p>
          </table:table-cell>
        </table:table-row>
        <table:table-row table:style-name="ro2">
          <table:table-cell office:value-type="float" office:value="28663620" calcext:value-type="float">
            <text:p>28663620</text:p>
          </table:table-cell>
          <table:table-cell table:formula="of:=[.A391]-[.A390]" office:value-type="float" office:value="3689" calcext:value-type="float">
            <text:p>3689</text:p>
          </table:table-cell>
          <table:table-cell office:value-type="float" office:value="11.5" calcext:value-type="float">
            <text:p>11.5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72.53" calcext:value-type="float">
            <text:p>172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.53" calcext:value-type="float">
            <text:p>172.5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91]/10000000;5)" office:value-type="float" office:value="2.86636" calcext:value-type="float">
            <text:p>2.86636</text:p>
          </table:table-cell>
          <table:table-cell table:formula="of:=[.C391]*100" office:value-type="float" office:value="1150" calcext:value-type="float">
            <text:p>1150</text:p>
          </table:table-cell>
          <table:table-cell table:formula="of:=[.F391]" office:value-type="float" office:value="584" calcext:value-type="float">
            <text:p>584</text:p>
          </table:table-cell>
          <table:table-cell table:formula="of:=[.M391]*10" office:value-type="float" office:value="1725.3" calcext:value-type="float">
            <text:p>1725.3</text:p>
          </table:table-cell>
        </table:table-row>
        <table:table-row table:style-name="ro2">
          <table:table-cell office:value-type="float" office:value="28668185" calcext:value-type="float">
            <text:p>28668185</text:p>
          </table:table-cell>
          <table:table-cell table:formula="of:=[.A392]-[.A391]" office:value-type="float" office:value="4565" calcext:value-type="float">
            <text:p>4565</text:p>
          </table:table-cell>
          <table:table-cell office:value-type="float" office:value="11.53" calcext:value-type="float">
            <text:p>11.53</text:p>
          </table:table-cell>
          <table:table-cell office:value-type="float" office:value="17.19" calcext:value-type="float">
            <text:p>17.19</text:p>
          </table:table-cell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11.53" calcext:value-type="float">
            <text:p>11.53</text:p>
          </table:table-cell>
          <table:table-cell table:number-columns-repeated="2" office:value-type="float" office:value="173.01" calcext:value-type="float">
            <text:p>173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01" calcext:value-type="float">
            <text:p>173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92]/10000000;5)" office:value-type="float" office:value="2.86682" calcext:value-type="float">
            <text:p>2.86682</text:p>
          </table:table-cell>
          <table:table-cell table:formula="of:=[.C392]*100" office:value-type="float" office:value="1153" calcext:value-type="float">
            <text:p>1153</text:p>
          </table:table-cell>
          <table:table-cell table:formula="of:=[.F392]" office:value-type="float" office:value="583" calcext:value-type="float">
            <text:p>583</text:p>
          </table:table-cell>
          <table:table-cell table:formula="of:=[.M392]*10" office:value-type="float" office:value="1730.1" calcext:value-type="float">
            <text:p>1730.1</text:p>
          </table:table-cell>
        </table:table-row>
        <table:table-row table:style-name="ro2">
          <table:table-cell office:value-type="float" office:value="28671900" calcext:value-type="float">
            <text:p>28671900</text:p>
          </table:table-cell>
          <table:table-cell table:formula="of:=[.A393]-[.A392]" office:value-type="float" office:value="3715" calcext:value-type="float">
            <text:p>3715</text:p>
          </table:table-cell>
          <table:table-cell office:value-type="float" office:value="11.52" calcext:value-type="float">
            <text:p>11.52</text:p>
          </table:table-cell>
          <table:table-cell office:value-type="float" office:value="12.09" calcext:value-type="float">
            <text:p>12.09</text:p>
          </table:table-cell>
          <table:table-cell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11.52" calcext:value-type="float">
            <text:p>11.52</text:p>
          </table:table-cell>
          <table:table-cell table:number-columns-repeated="2" office:value-type="float" office:value="172.74" calcext:value-type="float">
            <text:p>172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.74" calcext:value-type="float">
            <text:p>172.7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93]/10000000;5)" office:value-type="float" office:value="2.86719" calcext:value-type="float">
            <text:p>2.86719</text:p>
          </table:table-cell>
          <table:table-cell table:formula="of:=[.C393]*100" office:value-type="float" office:value="1152" calcext:value-type="float">
            <text:p>1152</text:p>
          </table:table-cell>
          <table:table-cell table:formula="of:=[.F393]" office:value-type="float" office:value="584" calcext:value-type="float">
            <text:p>584</text:p>
          </table:table-cell>
          <table:table-cell table:formula="of:=[.M393]*10" office:value-type="float" office:value="1727.4" calcext:value-type="float">
            <text:p>1727.4</text:p>
          </table:table-cell>
        </table:table-row>
        <table:table-row table:style-name="ro2">
          <table:table-cell office:value-type="float" office:value="28676191" calcext:value-type="float">
            <text:p>28676191</text:p>
          </table:table-cell>
          <table:table-cell table:formula="of:=[.A394]-[.A393]" office:value-type="float" office:value="4291" calcext:value-type="float">
            <text:p>4291</text:p>
          </table:table-cell>
          <table:table-cell office:value-type="float" office:value="11.39" calcext:value-type="float">
            <text:p>11.39</text:p>
          </table:table-cell>
          <table:table-cell office:value-type="float" office:value="-0.45" calcext:value-type="float">
            <text:p>-0.45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1.39" calcext:value-type="float">
            <text:p>11.39</text:p>
          </table:table-cell>
          <table:table-cell table:number-columns-repeated="2" office:value-type="float" office:value="170.85" calcext:value-type="float">
            <text:p>17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85" calcext:value-type="float">
            <text:p>170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94]/10000000;5)" office:value-type="float" office:value="2.86762" calcext:value-type="float">
            <text:p>2.86762</text:p>
          </table:table-cell>
          <table:table-cell table:formula="of:=[.C394]*100" office:value-type="float" office:value="1139" calcext:value-type="float">
            <text:p>1139</text:p>
          </table:table-cell>
          <table:table-cell table:formula="of:=[.F394]" office:value-type="float" office:value="586" calcext:value-type="float">
            <text:p>586</text:p>
          </table:table-cell>
          <table:table-cell table:formula="of:=[.M394]*10" office:value-type="float" office:value="1708.5" calcext:value-type="float">
            <text:p>1708.5</text:p>
          </table:table-cell>
        </table:table-row>
        <table:table-row table:style-name="ro2">
          <table:table-cell office:value-type="float" office:value="28680143" calcext:value-type="float">
            <text:p>28680143</text:p>
          </table:table-cell>
          <table:table-cell table:formula="of:=[.A395]-[.A394]" office:value-type="float" office:value="3952" calcext:value-type="float">
            <text:p>3952</text:p>
          </table:table-cell>
          <table:table-cell office:value-type="float" office:value="11.42" calcext:value-type="float">
            <text:p>11.42</text:p>
          </table:table-cell>
          <table:table-cell office:value-type="float" office:value="15.85" calcext:value-type="float">
            <text:p>15.85</text:p>
          </table:table-cell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11.42" calcext:value-type="float">
            <text:p>11.42</text:p>
          </table:table-cell>
          <table:table-cell table:number-columns-repeated="2" office:value-type="float" office:value="171.27" calcext:value-type="float">
            <text:p>17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.27" calcext:value-type="float">
            <text:p>171.2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95]/10000000;5)" office:value-type="float" office:value="2.86801" calcext:value-type="float">
            <text:p>2.86801</text:p>
          </table:table-cell>
          <table:table-cell table:formula="of:=[.C395]*100" office:value-type="float" office:value="1142" calcext:value-type="float">
            <text:p>1142</text:p>
          </table:table-cell>
          <table:table-cell table:formula="of:=[.F395]" office:value-type="float" office:value="585" calcext:value-type="float">
            <text:p>585</text:p>
          </table:table-cell>
          <table:table-cell table:formula="of:=[.M395]*10" office:value-type="float" office:value="1712.7" calcext:value-type="float">
            <text:p>1712.7</text:p>
          </table:table-cell>
        </table:table-row>
        <table:table-row table:style-name="ro2">
          <table:table-cell office:value-type="float" office:value="28684371" calcext:value-type="float">
            <text:p>28684371</text:p>
          </table:table-cell>
          <table:table-cell table:formula="of:=[.A396]-[.A395]" office:value-type="float" office:value="4228" calcext:value-type="float">
            <text:p>4228</text:p>
          </table:table-cell>
          <table:table-cell office:value-type="float" office:value="11.39" calcext:value-type="float">
            <text:p>11.39</text:p>
          </table:table-cell>
          <table:table-cell office:value-type="float" office:value="9.59" calcext:value-type="float">
            <text:p>9.59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1.39" calcext:value-type="float">
            <text:p>11.39</text:p>
          </table:table-cell>
          <table:table-cell table:number-columns-repeated="2" office:value-type="float" office:value="170.84" calcext:value-type="float">
            <text:p>170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84" calcext:value-type="float">
            <text:p>170.8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96]/10000000;5)" office:value-type="float" office:value="2.86844" calcext:value-type="float">
            <text:p>2.86844</text:p>
          </table:table-cell>
          <table:table-cell table:formula="of:=[.C396]*100" office:value-type="float" office:value="1139" calcext:value-type="float">
            <text:p>1139</text:p>
          </table:table-cell>
          <table:table-cell table:formula="of:=[.F396]" office:value-type="float" office:value="586" calcext:value-type="float">
            <text:p>586</text:p>
          </table:table-cell>
          <table:table-cell table:formula="of:=[.M396]*10" office:value-type="float" office:value="1708.4" calcext:value-type="float">
            <text:p>1708.4</text:p>
          </table:table-cell>
        </table:table-row>
        <table:table-row table:style-name="ro2">
          <table:table-cell office:value-type="float" office:value="28688223" calcext:value-type="float">
            <text:p>28688223</text:p>
          </table:table-cell>
          <table:table-cell table:formula="of:=[.A397]-[.A396]" office:value-type="float" office:value="3852" calcext:value-type="float">
            <text:p>3852</text:p>
          </table:table-cell>
          <table:table-cell office:value-type="float" office:value="11.29" calcext:value-type="float">
            <text:p>11.29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11.29" calcext:value-type="float">
            <text:p>11.29</text:p>
          </table:table-cell>
          <table:table-cell table:number-columns-repeated="2" office:value-type="float" office:value="169.42" calcext:value-type="float">
            <text:p>169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42" calcext:value-type="float">
            <text:p>169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97]/10000000;5)" office:value-type="float" office:value="2.86882" calcext:value-type="float">
            <text:p>2.86882</text:p>
          </table:table-cell>
          <table:table-cell table:formula="of:=[.C397]*100" office:value-type="float" office:value="1129" calcext:value-type="float">
            <text:p>1129</text:p>
          </table:table-cell>
          <table:table-cell table:formula="of:=[.F397]" office:value-type="float" office:value="588" calcext:value-type="float">
            <text:p>588</text:p>
          </table:table-cell>
          <table:table-cell table:formula="of:=[.M397]*10" office:value-type="float" office:value="1694.2" calcext:value-type="float">
            <text:p>1694.2</text:p>
          </table:table-cell>
        </table:table-row>
        <table:table-row table:style-name="ro2">
          <table:table-cell office:value-type="float" office:value="28692525" calcext:value-type="float">
            <text:p>28692525</text:p>
          </table:table-cell>
          <table:table-cell table:formula="of:=[.A398]-[.A397]" office:value-type="float" office:value="4302" calcext:value-type="float">
            <text:p>4302</text:p>
          </table:table-cell>
          <table:table-cell office:value-type="float" office:value="11.35" calcext:value-type="float">
            <text:p>11.35</text:p>
          </table:table-cell>
          <table:table-cell office:value-type="float" office:value="17.92" calcext:value-type="float">
            <text:p>17.92</text:p>
          </table:table-cell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office:value-type="float" office:value="11.35" calcext:value-type="float">
            <text:p>11.35</text:p>
          </table:table-cell>
          <table:table-cell table:number-columns-repeated="2" office:value-type="float" office:value="170.26" calcext:value-type="float">
            <text:p>17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26" calcext:value-type="float">
            <text:p>170.2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98]/10000000;5)" office:value-type="float" office:value="2.86925" calcext:value-type="float">
            <text:p>2.86925</text:p>
          </table:table-cell>
          <table:table-cell table:formula="of:=[.C398]*100" office:value-type="float" office:value="1135" calcext:value-type="float">
            <text:p>1135</text:p>
          </table:table-cell>
          <table:table-cell table:formula="of:=[.F398]" office:value-type="float" office:value="587" calcext:value-type="float">
            <text:p>587</text:p>
          </table:table-cell>
          <table:table-cell table:formula="of:=[.M398]*10" office:value-type="float" office:value="1702.6" calcext:value-type="float">
            <text:p>1702.6</text:p>
          </table:table-cell>
        </table:table-row>
        <table:table-row table:style-name="ro2">
          <table:table-cell office:value-type="float" office:value="28696268" calcext:value-type="float">
            <text:p>28696268</text:p>
          </table:table-cell>
          <table:table-cell table:formula="of:=[.A399]-[.A398]" office:value-type="float" office:value="3743" calcext:value-type="float">
            <text:p>3743</text:p>
          </table:table-cell>
          <table:table-cell office:value-type="float" office:value="11.33" calcext:value-type="float">
            <text:p>11.33</text:p>
          </table:table-cell>
          <table:table-cell office:value-type="float" office:value="9.89" calcext:value-type="float">
            <text:p>9.89</text:p>
          </table:table-cell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office:value-type="float" office:value="11.33" calcext:value-type="float">
            <text:p>11.33</text:p>
          </table:table-cell>
          <table:table-cell table:number-columns-repeated="2" office:value-type="float" office:value="170.02" calcext:value-type="float">
            <text:p>17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02" calcext:value-type="float">
            <text:p>170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399]/10000000;5)" office:value-type="float" office:value="2.86963" calcext:value-type="float">
            <text:p>2.86963</text:p>
          </table:table-cell>
          <table:table-cell table:formula="of:=[.C399]*100" office:value-type="float" office:value="1133" calcext:value-type="float">
            <text:p>1133</text:p>
          </table:table-cell>
          <table:table-cell table:formula="of:=[.F399]" office:value-type="float" office:value="587" calcext:value-type="float">
            <text:p>587</text:p>
          </table:table-cell>
          <table:table-cell table:formula="of:=[.M399]*10" office:value-type="float" office:value="1700.2" calcext:value-type="float">
            <text:p>1700.2</text:p>
          </table:table-cell>
        </table:table-row>
        <table:table-row table:style-name="ro2">
          <table:table-cell office:value-type="float" office:value="28700483" calcext:value-type="float">
            <text:p>28700483</text:p>
          </table:table-cell>
          <table:table-cell table:formula="of:=[.A400]-[.A399]" office:value-type="float" office:value="4215" calcext:value-type="float">
            <text:p>4215</text:p>
          </table:table-cell>
          <table:table-cell office:value-type="float" office:value="11.26" calcext:value-type="float">
            <text:p>11.26</text:p>
          </table:table-cell>
          <table:table-cell office:value-type="float" office:value="2.83" calcext:value-type="float">
            <text:p>2.83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11.26" calcext:value-type="float">
            <text:p>11.26</text:p>
          </table:table-cell>
          <table:table-cell table:number-columns-repeated="2" office:value-type="float" office:value="168.83" calcext:value-type="float">
            <text:p>168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83" calcext:value-type="float">
            <text:p>168.8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00]/10000000;5)" office:value-type="float" office:value="2.87005" calcext:value-type="float">
            <text:p>2.87005</text:p>
          </table:table-cell>
          <table:table-cell table:formula="of:=[.C400]*100" office:value-type="float" office:value="1126" calcext:value-type="float">
            <text:p>1126</text:p>
          </table:table-cell>
          <table:table-cell table:formula="of:=[.F400]" office:value-type="float" office:value="588" calcext:value-type="float">
            <text:p>588</text:p>
          </table:table-cell>
          <table:table-cell table:formula="of:=[.M400]*10" office:value-type="float" office:value="1688.3" calcext:value-type="float">
            <text:p>1688.3</text:p>
          </table:table-cell>
        </table:table-row>
        <table:table-row table:style-name="ro2">
          <table:table-cell office:value-type="float" office:value="28704351" calcext:value-type="float">
            <text:p>28704351</text:p>
          </table:table-cell>
          <table:table-cell table:formula="of:=[.A401]-[.A400]" office:value-type="float" office:value="3868" calcext:value-type="float">
            <text:p>3868</text:p>
          </table:table-cell>
          <table:table-cell office:value-type="float" office:value="11.31" calcext:value-type="float">
            <text:p>11.31</text:p>
          </table:table-cell>
          <table:table-cell office:value-type="float" office:value="17.6" calcext:value-type="float">
            <text:p>17.6</text:p>
          </table:table-cell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office:value-type="float" office:value="11.31" calcext:value-type="float">
            <text:p>11.31</text:p>
          </table:table-cell>
          <table:table-cell table:number-columns-repeated="2" office:value-type="float" office:value="169.62" calcext:value-type="float">
            <text:p>169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62" calcext:value-type="float">
            <text:p>169.6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01]/10000000;5)" office:value-type="float" office:value="2.87044" calcext:value-type="float">
            <text:p>2.87044</text:p>
          </table:table-cell>
          <table:table-cell table:formula="of:=[.C401]*100" office:value-type="float" office:value="1131" calcext:value-type="float">
            <text:p>1131</text:p>
          </table:table-cell>
          <table:table-cell table:formula="of:=[.F401]" office:value-type="float" office:value="587" calcext:value-type="float">
            <text:p>587</text:p>
          </table:table-cell>
          <table:table-cell table:formula="of:=[.M401]*10" office:value-type="float" office:value="1696.2" calcext:value-type="float">
            <text:p>1696.2</text:p>
          </table:table-cell>
        </table:table-row>
        <table:table-row table:style-name="ro2">
          <table:table-cell office:value-type="float" office:value="28708708" calcext:value-type="float">
            <text:p>28708708</text:p>
          </table:table-cell>
          <table:table-cell table:formula="of:=[.A402]-[.A401]" office:value-type="float" office:value="4357" calcext:value-type="float">
            <text:p>4357</text:p>
          </table:table-cell>
          <table:table-cell office:value-type="float" office:value="11.19" calcext:value-type="float">
            <text:p>11.19</text:p>
          </table:table-cell>
          <table:table-cell office:value-type="float" office:value="-0.02" calcext:value-type="float">
            <text:p>-0.02</text:p>
          </table:table-cell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office:value-type="float" office:value="11.19" calcext:value-type="float">
            <text:p>11.19</text:p>
          </table:table-cell>
          <table:table-cell table:number-columns-repeated="2" office:value-type="float" office:value="167.85" calcext:value-type="float">
            <text:p>167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85" calcext:value-type="float">
            <text:p>167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02]/10000000;5)" office:value-type="float" office:value="2.87087" calcext:value-type="float">
            <text:p>2.87087</text:p>
          </table:table-cell>
          <table:table-cell table:formula="of:=[.C402]*100" office:value-type="float" office:value="1119" calcext:value-type="float">
            <text:p>1119</text:p>
          </table:table-cell>
          <table:table-cell table:formula="of:=[.F402]" office:value-type="float" office:value="590" calcext:value-type="float">
            <text:p>590</text:p>
          </table:table-cell>
          <table:table-cell table:formula="of:=[.M402]*10" office:value-type="float" office:value="1678.5" calcext:value-type="float">
            <text:p>1678.5</text:p>
          </table:table-cell>
        </table:table-row>
        <table:table-row table:style-name="ro2">
          <table:table-cell office:value-type="float" office:value="28712348" calcext:value-type="float">
            <text:p>28712348</text:p>
          </table:table-cell>
          <table:table-cell table:formula="of:=[.A403]-[.A402]" office:value-type="float" office:value="3640" calcext:value-type="float">
            <text:p>3640</text:p>
          </table:table-cell>
          <table:table-cell office:value-type="float" office:value="11.14" calcext:value-type="float">
            <text:p>11.14</text:p>
          </table:table-cell>
          <table:table-cell office:value-type="float" office:value="5.72" calcext:value-type="float">
            <text:p>5.72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11.14" calcext:value-type="float">
            <text:p>11.14</text:p>
          </table:table-cell>
          <table:table-cell table:number-columns-repeated="2" office:value-type="float" office:value="167.06" calcext:value-type="float">
            <text:p>167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06" calcext:value-type="float">
            <text:p>167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03]/10000000;5)" office:value-type="float" office:value="2.87123" calcext:value-type="float">
            <text:p>2.87123</text:p>
          </table:table-cell>
          <table:table-cell table:formula="of:=[.C403]*100" office:value-type="float" office:value="1114" calcext:value-type="float">
            <text:p>1114</text:p>
          </table:table-cell>
          <table:table-cell table:formula="of:=[.F403]" office:value-type="float" office:value="591" calcext:value-type="float">
            <text:p>591</text:p>
          </table:table-cell>
          <table:table-cell table:formula="of:=[.M403]*10" office:value-type="float" office:value="1670.6" calcext:value-type="float">
            <text:p>1670.6</text:p>
          </table:table-cell>
        </table:table-row>
        <table:table-row table:style-name="ro2">
          <table:table-cell office:value-type="float" office:value="28716723" calcext:value-type="float">
            <text:p>28716723</text:p>
          </table:table-cell>
          <table:table-cell table:formula="of:=[.A404]-[.A403]" office:value-type="float" office:value="4375" calcext:value-type="float">
            <text:p>4375</text:p>
          </table:table-cell>
          <table:table-cell office:value-type="float" office:value="11.19" calcext:value-type="float">
            <text:p>11.19</text:p>
          </table:table-cell>
          <table:table-cell office:value-type="float" office:value="17.84" calcext:value-type="float">
            <text:p>17.84</text:p>
          </table:table-cell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office:value-type="float" office:value="11.19" calcext:value-type="float">
            <text:p>11.19</text:p>
          </table:table-cell>
          <table:table-cell table:number-columns-repeated="2" office:value-type="float" office:value="167.78" calcext:value-type="float">
            <text:p>167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78" calcext:value-type="float">
            <text:p>167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04]/10000000;5)" office:value-type="float" office:value="2.87167" calcext:value-type="float">
            <text:p>2.87167</text:p>
          </table:table-cell>
          <table:table-cell table:formula="of:=[.C404]*100" office:value-type="float" office:value="1119" calcext:value-type="float">
            <text:p>1119</text:p>
          </table:table-cell>
          <table:table-cell table:formula="of:=[.F404]" office:value-type="float" office:value="590" calcext:value-type="float">
            <text:p>590</text:p>
          </table:table-cell>
          <table:table-cell table:formula="of:=[.M404]*10" office:value-type="float" office:value="1677.8" calcext:value-type="float">
            <text:p>1677.8</text:p>
          </table:table-cell>
        </table:table-row>
        <table:table-row table:style-name="ro2">
          <table:table-cell office:value-type="float" office:value="28720368" calcext:value-type="float">
            <text:p>28720368</text:p>
          </table:table-cell>
          <table:table-cell table:formula="of:=[.A405]-[.A404]" office:value-type="float" office:value="3645" calcext:value-type="float">
            <text:p>3645</text:p>
          </table:table-cell>
          <table:table-cell office:value-type="float" office:value="11.06" calcext:value-type="float">
            <text:p>11.06</text:p>
          </table:table-cell>
          <table:table-cell office:value-type="float" office:value="-1.06" calcext:value-type="float">
            <text:p>-1.06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11.06" calcext:value-type="float">
            <text:p>11.06</text:p>
          </table:table-cell>
          <table:table-cell table:number-columns-repeated="2" office:value-type="float" office:value="165.84" calcext:value-type="float">
            <text:p>165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84" calcext:value-type="float">
            <text:p>165.8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05]/10000000;5)" office:value-type="float" office:value="2.87204" calcext:value-type="float">
            <text:p>2.87204</text:p>
          </table:table-cell>
          <table:table-cell table:formula="of:=[.C405]*100" office:value-type="float" office:value="1106" calcext:value-type="float">
            <text:p>1106</text:p>
          </table:table-cell>
          <table:table-cell table:formula="of:=[.F405]" office:value-type="float" office:value="592" calcext:value-type="float">
            <text:p>592</text:p>
          </table:table-cell>
          <table:table-cell table:formula="of:=[.M405]*10" office:value-type="float" office:value="1658.4" calcext:value-type="float">
            <text:p>1658.4</text:p>
          </table:table-cell>
        </table:table-row>
        <table:table-row table:style-name="ro2">
          <table:table-cell office:value-type="float" office:value="28724743" calcext:value-type="float">
            <text:p>28724743</text:p>
          </table:table-cell>
          <table:table-cell table:formula="of:=[.A406]-[.A405]" office:value-type="float" office:value="4375" calcext:value-type="float">
            <text:p>4375</text:p>
          </table:table-cell>
          <table:table-cell office:value-type="float" office:value="10.98" calcext:value-type="float">
            <text:p>10.98</text:p>
          </table:table-cell>
          <table:table-cell office:value-type="float" office:value="3.83" calcext:value-type="float">
            <text:p>3.83</text:p>
          </table:table-cell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office:value-type="float" office:value="10.98" calcext:value-type="float">
            <text:p>10.98</text:p>
          </table:table-cell>
          <table:table-cell table:number-columns-repeated="2" office:value-type="float" office:value="164.66" calcext:value-type="float">
            <text:p>164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66" calcext:value-type="float">
            <text:p>164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06]/10000000;5)" office:value-type="float" office:value="2.87247" calcext:value-type="float">
            <text:p>2.87247</text:p>
          </table:table-cell>
          <table:table-cell table:formula="of:=[.C406]*100" office:value-type="float" office:value="1098" calcext:value-type="float">
            <text:p>1098</text:p>
          </table:table-cell>
          <table:table-cell table:formula="of:=[.F406]" office:value-type="float" office:value="594" calcext:value-type="float">
            <text:p>594</text:p>
          </table:table-cell>
          <table:table-cell table:formula="of:=[.M406]*10" office:value-type="float" office:value="1646.6" calcext:value-type="float">
            <text:p>1646.6</text:p>
          </table:table-cell>
        </table:table-row>
        <table:table-row table:style-name="ro2">
          <table:table-cell office:value-type="float" office:value="28728380" calcext:value-type="float">
            <text:p>28728380</text:p>
          </table:table-cell>
          <table:table-cell table:formula="of:=[.A407]-[.A406]" office:value-type="float" office:value="3637" calcext:value-type="float">
            <text:p>3637</text:p>
          </table:table-cell>
          <table:table-cell office:value-type="float" office:value="11.01" calcext:value-type="float">
            <text:p>11.01</text:p>
          </table:table-cell>
          <table:table-cell office:value-type="float" office:value="16.07" calcext:value-type="float">
            <text:p>16.07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11.01" calcext:value-type="float">
            <text:p>11.01</text:p>
          </table:table-cell>
          <table:table-cell table:number-columns-repeated="2" office:value-type="float" office:value="165.16" calcext:value-type="float">
            <text:p>165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16" calcext:value-type="float">
            <text:p>165.1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07]/10000000;5)" office:value-type="float" office:value="2.87284" calcext:value-type="float">
            <text:p>2.87284</text:p>
          </table:table-cell>
          <table:table-cell table:formula="of:=[.C407]*100" office:value-type="float" office:value="1101" calcext:value-type="float">
            <text:p>1101</text:p>
          </table:table-cell>
          <table:table-cell table:formula="of:=[.F407]" office:value-type="float" office:value="593" calcext:value-type="float">
            <text:p>593</text:p>
          </table:table-cell>
          <table:table-cell table:formula="of:=[.M407]*10" office:value-type="float" office:value="1651.6" calcext:value-type="float">
            <text:p>1651.6</text:p>
          </table:table-cell>
        </table:table-row>
        <table:table-row table:style-name="ro2">
          <table:table-cell office:value-type="float" office:value="28732545" calcext:value-type="float">
            <text:p>28732545</text:p>
          </table:table-cell>
          <table:table-cell table:formula="of:=[.A408]-[.A407]" office:value-type="float" office:value="4165" calcext:value-type="float">
            <text:p>4165</text:p>
          </table:table-cell>
          <table:table-cell office:value-type="float" office:value="10.88" calcext:value-type="float">
            <text:p>10.88</text:p>
          </table:table-cell>
          <table:table-cell office:value-type="float" office:value="-2.03" calcext:value-type="float">
            <text:p>-2.03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10.88" calcext:value-type="float">
            <text:p>10.88</text:p>
          </table:table-cell>
          <table:table-cell table:number-columns-repeated="2" office:value-type="float" office:value="163.25" calcext:value-type="float">
            <text:p>163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25" calcext:value-type="float">
            <text:p>163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08]/10000000;5)" office:value-type="float" office:value="2.87325" calcext:value-type="float">
            <text:p>2.87325</text:p>
          </table:table-cell>
          <table:table-cell table:formula="of:=[.C408]*100" office:value-type="float" office:value="1088" calcext:value-type="float">
            <text:p>1088</text:p>
          </table:table-cell>
          <table:table-cell table:formula="of:=[.F408]" office:value-type="float" office:value="595" calcext:value-type="float">
            <text:p>595</text:p>
          </table:table-cell>
          <table:table-cell table:formula="of:=[.M408]*10" office:value-type="float" office:value="1632.5" calcext:value-type="float">
            <text:p>1632.5</text:p>
          </table:table-cell>
        </table:table-row>
        <table:table-row table:style-name="ro2">
          <table:table-cell office:value-type="float" office:value="28736491" calcext:value-type="float">
            <text:p>28736491</text:p>
          </table:table-cell>
          <table:table-cell table:formula="of:=[.A409]-[.A408]" office:value-type="float" office:value="3946" calcext:value-type="float">
            <text:p>3946</text:p>
          </table:table-cell>
          <table:table-cell office:value-type="float" office:value="10.82" calcext:value-type="float">
            <text:p>10.82</text:p>
          </table:table-cell>
          <table:table-cell office:value-type="float" office:value="5.15" calcext:value-type="float">
            <text:p>5.15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10.82" calcext:value-type="float">
            <text:p>10.82</text:p>
          </table:table-cell>
          <table:table-cell table:number-columns-repeated="2" office:value-type="float" office:value="162.35" calcext:value-type="float">
            <text:p>162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35" calcext:value-type="float">
            <text:p>162.3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09]/10000000;5)" office:value-type="float" office:value="2.87365" calcext:value-type="float">
            <text:p>2.87365</text:p>
          </table:table-cell>
          <table:table-cell table:formula="of:=[.C409]*100" office:value-type="float" office:value="1082" calcext:value-type="float">
            <text:p>1082</text:p>
          </table:table-cell>
          <table:table-cell table:formula="of:=[.F409]" office:value-type="float" office:value="597" calcext:value-type="float">
            <text:p>597</text:p>
          </table:table-cell>
          <table:table-cell table:formula="of:=[.M409]*10" office:value-type="float" office:value="1623.5" calcext:value-type="float">
            <text:p>1623.5</text:p>
          </table:table-cell>
        </table:table-row>
        <table:table-row table:style-name="ro2">
          <table:table-cell office:value-type="float" office:value="28740545" calcext:value-type="float">
            <text:p>28740545</text:p>
          </table:table-cell>
          <table:table-cell table:formula="of:=[.A410]-[.A409]" office:value-type="float" office:value="4054" calcext:value-type="float">
            <text:p>4054</text:p>
          </table:table-cell>
          <table:table-cell office:value-type="float" office:value="10.86" calcext:value-type="float">
            <text:p>10.86</text:p>
          </table:table-cell>
          <table:table-cell office:value-type="float" office:value="16.02" calcext:value-type="float">
            <text:p>16.02</text:p>
          </table:table-cell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10.86" calcext:value-type="float">
            <text:p>10.86</text:p>
          </table:table-cell>
          <table:table-cell table:number-columns-repeated="2" office:value-type="float" office:value="162.91" calcext:value-type="float">
            <text:p>162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91" calcext:value-type="float">
            <text:p>162.9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10]/10000000;5)" office:value-type="float" office:value="2.87405" calcext:value-type="float">
            <text:p>2.87405</text:p>
          </table:table-cell>
          <table:table-cell table:formula="of:=[.C410]*100" office:value-type="float" office:value="1086" calcext:value-type="float">
            <text:p>1086</text:p>
          </table:table-cell>
          <table:table-cell table:formula="of:=[.F410]" office:value-type="float" office:value="596" calcext:value-type="float">
            <text:p>596</text:p>
          </table:table-cell>
          <table:table-cell table:formula="of:=[.M410]*10" office:value-type="float" office:value="1629.1" calcext:value-type="float">
            <text:p>1629.1</text:p>
          </table:table-cell>
        </table:table-row>
        <table:table-row table:style-name="ro2">
          <table:table-cell office:value-type="float" office:value="28745680" calcext:value-type="float">
            <text:p>28745680</text:p>
          </table:table-cell>
          <table:table-cell table:formula="of:=[.A411]-[.A410]" office:value-type="float" office:value="5135" calcext:value-type="float">
            <text:p>5135</text:p>
          </table:table-cell>
          <table:table-cell office:value-type="float" office:value="10.75" calcext:value-type="float">
            <text:p>10.75</text:p>
          </table:table-cell>
          <table:table-cell office:value-type="float" office:value="-1.45" calcext:value-type="float">
            <text:p>-1.45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10.75" calcext:value-type="float">
            <text:p>10.75</text:p>
          </table:table-cell>
          <table:table-cell table:number-columns-repeated="2" office:value-type="float" office:value="161.18" calcext:value-type="float">
            <text:p>16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18" calcext:value-type="float">
            <text:p>161.1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11]/10000000;5)" office:value-type="float" office:value="2.87457" calcext:value-type="float">
            <text:p>2.87457</text:p>
          </table:table-cell>
          <table:table-cell table:formula="of:=[.C411]*100" office:value-type="float" office:value="1075" calcext:value-type="float">
            <text:p>1075</text:p>
          </table:table-cell>
          <table:table-cell table:formula="of:=[.F411]" office:value-type="float" office:value="598" calcext:value-type="float">
            <text:p>598</text:p>
          </table:table-cell>
          <table:table-cell table:formula="of:=[.M411]*10" office:value-type="float" office:value="1611.8" calcext:value-type="float">
            <text:p>1611.8</text:p>
          </table:table-cell>
        </table:table-row>
        <table:table-row table:style-name="ro2">
          <table:table-cell office:value-type="float" office:value="28749420" calcext:value-type="float">
            <text:p>28749420</text:p>
          </table:table-cell>
          <table:table-cell table:formula="of:=[.A412]-[.A411]" office:value-type="float" office:value="3740" calcext:value-type="float">
            <text:p>3740</text:p>
          </table:table-cell>
          <table:table-cell office:value-type="float" office:value="10.71" calcext:value-type="float">
            <text:p>10.71</text:p>
          </table:table-cell>
          <table:table-cell office:value-type="float" office:value="7.49" calcext:value-type="float">
            <text:p>7.49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160.62" calcext:value-type="float">
            <text:p>160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.62" calcext:value-type="float">
            <text:p>160.6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12]/10000000;5)" office:value-type="float" office:value="2.87494" calcext:value-type="float">
            <text:p>2.87494</text:p>
          </table:table-cell>
          <table:table-cell table:formula="of:=[.C412]*100" office:value-type="float" office:value="1071" calcext:value-type="float">
            <text:p>1071</text:p>
          </table:table-cell>
          <table:table-cell table:formula="of:=[.F412]" office:value-type="float" office:value="599" calcext:value-type="float">
            <text:p>599</text:p>
          </table:table-cell>
          <table:table-cell table:formula="of:=[.M412]*10" office:value-type="float" office:value="1606.2" calcext:value-type="float">
            <text:p>1606.2</text:p>
          </table:table-cell>
        </table:table-row>
        <table:table-row table:style-name="ro2">
          <table:table-cell office:value-type="float" office:value="28753183" calcext:value-type="float">
            <text:p>28753183</text:p>
          </table:table-cell>
          <table:table-cell table:formula="of:=[.A413]-[.A412]" office:value-type="float" office:value="3763" calcext:value-type="float">
            <text:p>3763</text:p>
          </table:table-cell>
          <table:table-cell office:value-type="float" office:value="10.71" calcext:value-type="float">
            <text:p>10.71</text:p>
          </table:table-cell>
          <table:table-cell office:value-type="float" office:value="12.33" calcext:value-type="float">
            <text:p>12.33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160.66" calcext:value-type="float">
            <text:p>16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.66" calcext:value-type="float">
            <text:p>160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13]/10000000;5)" office:value-type="float" office:value="2.87532" calcext:value-type="float">
            <text:p>2.87532</text:p>
          </table:table-cell>
          <table:table-cell table:formula="of:=[.C413]*100" office:value-type="float" office:value="1071" calcext:value-type="float">
            <text:p>1071</text:p>
          </table:table-cell>
          <table:table-cell table:formula="of:=[.F413]" office:value-type="float" office:value="599" calcext:value-type="float">
            <text:p>599</text:p>
          </table:table-cell>
          <table:table-cell table:formula="of:=[.M413]*10" office:value-type="float" office:value="1606.6" calcext:value-type="float">
            <text:p>1606.6</text:p>
          </table:table-cell>
        </table:table-row>
        <table:table-row table:style-name="ro2">
          <table:table-cell office:value-type="float" office:value="28758808" calcext:value-type="float">
            <text:p>28758808</text:p>
          </table:table-cell>
          <table:table-cell table:formula="of:=[.A414]-[.A413]" office:value-type="float" office:value="5625" calcext:value-type="float">
            <text:p>5625</text:p>
          </table:table-cell>
          <table:table-cell office:value-type="float" office:value="10.61" calcext:value-type="float">
            <text:p>10.61</text:p>
          </table:table-cell>
          <table:table-cell office:value-type="float" office:value="-0.47" calcext:value-type="float">
            <text:p>-0.47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10.61" calcext:value-type="float">
            <text:p>10.61</text:p>
          </table:table-cell>
          <table:table-cell table:number-columns-repeated="2" office:value-type="float" office:value="159.08" calcext:value-type="float">
            <text:p>159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08" calcext:value-type="float">
            <text:p>159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14]/10000000;5)" office:value-type="float" office:value="2.87588" calcext:value-type="float">
            <text:p>2.87588</text:p>
          </table:table-cell>
          <table:table-cell table:formula="of:=[.C414]*100" office:value-type="float" office:value="1061" calcext:value-type="float">
            <text:p>1061</text:p>
          </table:table-cell>
          <table:table-cell table:formula="of:=[.F414]" office:value-type="float" office:value="601" calcext:value-type="float">
            <text:p>601</text:p>
          </table:table-cell>
          <table:table-cell table:formula="of:=[.M414]*10" office:value-type="float" office:value="1590.8" calcext:value-type="float">
            <text:p>1590.8</text:p>
          </table:table-cell>
        </table:table-row>
        <table:table-row table:style-name="ro2">
          <table:table-cell office:value-type="float" office:value="28762520" calcext:value-type="float">
            <text:p>28762520</text:p>
          </table:table-cell>
          <table:table-cell table:formula="of:=[.A415]-[.A414]" office:value-type="float" office:value="3712" calcext:value-type="float">
            <text:p>3712</text:p>
          </table:table-cell>
          <table:table-cell office:value-type="float" office:value="10.62" calcext:value-type="float">
            <text:p>10.62</text:p>
          </table:table-cell>
          <table:table-cell office:value-type="float" office:value="13.06" calcext:value-type="float">
            <text:p>13.06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0.62" calcext:value-type="float">
            <text:p>10.62</text:p>
          </table:table-cell>
          <table:table-cell table:number-columns-repeated="2" office:value-type="float" office:value="159.31" calcext:value-type="float">
            <text:p>159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31" calcext:value-type="float">
            <text:p>159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15]/10000000;5)" office:value-type="float" office:value="2.87625" calcext:value-type="float">
            <text:p>2.87625</text:p>
          </table:table-cell>
          <table:table-cell table:formula="of:=[.C415]*100" office:value-type="float" office:value="1062" calcext:value-type="float">
            <text:p>1062</text:p>
          </table:table-cell>
          <table:table-cell table:formula="of:=[.F415]" office:value-type="float" office:value="600" calcext:value-type="float">
            <text:p>600</text:p>
          </table:table-cell>
          <table:table-cell table:formula="of:=[.M415]*10" office:value-type="float" office:value="1593.1" calcext:value-type="float">
            <text:p>1593.1</text:p>
          </table:table-cell>
        </table:table-row>
        <table:table-row table:style-name="ro2">
          <table:table-cell office:value-type="float" office:value="28766951" calcext:value-type="float">
            <text:p>28766951</text:p>
          </table:table-cell>
          <table:table-cell table:formula="of:=[.A416]-[.A415]" office:value-type="float" office:value="4431" calcext:value-type="float">
            <text:p>4431</text:p>
          </table:table-cell>
          <table:table-cell office:value-type="float" office:value="10.54" calcext:value-type="float">
            <text:p>10.54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 office:value-type="float" office:value="10.54" calcext:value-type="float">
            <text:p>10.54</text:p>
          </table:table-cell>
          <table:table-cell table:number-columns-repeated="2" office:value-type="float" office:value="158.05" calcext:value-type="float">
            <text:p>158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.05" calcext:value-type="float">
            <text:p>158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16]/10000000;5)" office:value-type="float" office:value="2.8767" calcext:value-type="float">
            <text:p>2.8767</text:p>
          </table:table-cell>
          <table:table-cell table:formula="of:=[.C416]*100" office:value-type="float" office:value="1054" calcext:value-type="float">
            <text:p>1054</text:p>
          </table:table-cell>
          <table:table-cell table:formula="of:=[.F416]" office:value-type="float" office:value="602" calcext:value-type="float">
            <text:p>602</text:p>
          </table:table-cell>
          <table:table-cell table:formula="of:=[.M416]*10" office:value-type="float" office:value="1580.5" calcext:value-type="float">
            <text:p>1580.5</text:p>
          </table:table-cell>
        </table:table-row>
        <table:table-row table:style-name="ro2">
          <table:table-cell office:value-type="float" office:value="28770880" calcext:value-type="float">
            <text:p>28770880</text:p>
          </table:table-cell>
          <table:table-cell table:formula="of:=[.A417]-[.A416]" office:value-type="float" office:value="3929" calcext:value-type="float">
            <text:p>3929</text:p>
          </table:table-cell>
          <table:table-cell office:value-type="float" office:value="10.43" calcext:value-type="float">
            <text:p>10.43</text:p>
          </table:table-cell>
          <table:table-cell office:value-type="float" office:value="-1.25" calcext:value-type="float">
            <text:p>-1.25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float" office:value="10.43" calcext:value-type="float">
            <text:p>10.43</text:p>
          </table:table-cell>
          <table:table-cell table:number-columns-repeated="2" office:value-type="float" office:value="156.4" calcext:value-type="float">
            <text:p>15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.4" calcext:value-type="float">
            <text:p>156.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17]/10000000;5)" office:value-type="float" office:value="2.87709" calcext:value-type="float">
            <text:p>2.87709</text:p>
          </table:table-cell>
          <table:table-cell table:formula="of:=[.C417]*100" office:value-type="float" office:value="1043" calcext:value-type="float">
            <text:p>1043</text:p>
          </table:table-cell>
          <table:table-cell table:formula="of:=[.F417]" office:value-type="float" office:value="604" calcext:value-type="float">
            <text:p>604</text:p>
          </table:table-cell>
          <table:table-cell table:formula="of:=[.M417]*10" office:value-type="float" office:value="1564" calcext:value-type="float">
            <text:p>1564</text:p>
          </table:table-cell>
        </table:table-row>
        <table:table-row table:style-name="ro2">
          <table:table-cell office:value-type="float" office:value="28775194" calcext:value-type="float">
            <text:p>28775194</text:p>
          </table:table-cell>
          <table:table-cell table:formula="of:=[.A418]-[.A417]" office:value-type="float" office:value="4314" calcext:value-type="float">
            <text:p>4314</text:p>
          </table:table-cell>
          <table:table-cell office:value-type="float" office:value="10.46" calcext:value-type="float">
            <text:p>10.46</text:p>
          </table:table-cell>
          <table:table-cell office:value-type="float" office:value="14.93" calcext:value-type="float">
            <text:p>14.93</text:p>
          </table:table-cell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10.46" calcext:value-type="float">
            <text:p>10.46</text:p>
          </table:table-cell>
          <table:table-cell table:number-columns-repeated="2" office:value-type="float" office:value="156.92" calcext:value-type="float">
            <text:p>156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.92" calcext:value-type="float">
            <text:p>156.9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18]/10000000;5)" office:value-type="float" office:value="2.87752" calcext:value-type="float">
            <text:p>2.87752</text:p>
          </table:table-cell>
          <table:table-cell table:formula="of:=[.C418]*100" office:value-type="float" office:value="1046" calcext:value-type="float">
            <text:p>1046</text:p>
          </table:table-cell>
          <table:table-cell table:formula="of:=[.F418]" office:value-type="float" office:value="603" calcext:value-type="float">
            <text:p>603</text:p>
          </table:table-cell>
          <table:table-cell table:formula="of:=[.M418]*10" office:value-type="float" office:value="1569.2" calcext:value-type="float">
            <text:p>1569.2</text:p>
          </table:table-cell>
        </table:table-row>
        <table:table-row table:style-name="ro2">
          <table:table-cell office:value-type="float" office:value="28779043" calcext:value-type="float">
            <text:p>28779043</text:p>
          </table:table-cell>
          <table:table-cell table:formula="of:=[.A419]-[.A418]" office:value-type="float" office:value="3849" calcext:value-type="float">
            <text:p>3849</text:p>
          </table:table-cell>
          <table:table-cell office:value-type="float" office:value="10.38" calcext:value-type="float">
            <text:p>10.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10.38" calcext:value-type="float">
            <text:p>10.38</text:p>
          </table:table-cell>
          <table:table-cell table:number-columns-repeated="2" office:value-type="float" office:value="155.72" calcext:value-type="float">
            <text:p>15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.72" calcext:value-type="float">
            <text:p>155.7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19]/10000000;5)" office:value-type="float" office:value="2.8779" calcext:value-type="float">
            <text:p>2.8779</text:p>
          </table:table-cell>
          <table:table-cell table:formula="of:=[.C419]*100" office:value-type="float" office:value="1038" calcext:value-type="float">
            <text:p>1038</text:p>
          </table:table-cell>
          <table:table-cell table:formula="of:=[.F419]" office:value-type="float" office:value="605" calcext:value-type="float">
            <text:p>605</text:p>
          </table:table-cell>
          <table:table-cell table:formula="of:=[.M419]*10" office:value-type="float" office:value="1557.2" calcext:value-type="float">
            <text:p>1557.2</text:p>
          </table:table-cell>
        </table:table-row>
        <table:table-row table:style-name="ro2">
          <table:table-cell office:value-type="float" office:value="28783468" calcext:value-type="float">
            <text:p>28783468</text:p>
          </table:table-cell>
          <table:table-cell table:formula="of:=[.A420]-[.A419]" office:value-type="float" office:value="4425" calcext:value-type="float">
            <text:p>4425</text:p>
          </table:table-cell>
          <table:table-cell office:value-type="float" office:value="10.3" calcext:value-type="float">
            <text:p>10.3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154.45" calcext:value-type="float">
            <text:p>154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.45" calcext:value-type="float">
            <text:p>154.4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20]/10000000;5)" office:value-type="float" office:value="2.87835" calcext:value-type="float">
            <text:p>2.87835</text:p>
          </table:table-cell>
          <table:table-cell table:formula="of:=[.C420]*100" office:value-type="float" office:value="1030" calcext:value-type="float">
            <text:p>1030</text:p>
          </table:table-cell>
          <table:table-cell table:formula="of:=[.F420]" office:value-type="float" office:value="606" calcext:value-type="float">
            <text:p>606</text:p>
          </table:table-cell>
          <table:table-cell table:formula="of:=[.M420]*10" office:value-type="float" office:value="1544.5" calcext:value-type="float">
            <text:p>1544.5</text:p>
          </table:table-cell>
        </table:table-row>
        <table:table-row table:style-name="ro2">
          <table:table-cell office:value-type="float" office:value="28787200" calcext:value-type="float">
            <text:p>28787200</text:p>
          </table:table-cell>
          <table:table-cell table:formula="of:=[.A421]-[.A420]" office:value-type="float" office:value="3732" calcext:value-type="float">
            <text:p>3732</text:p>
          </table:table-cell>
          <table:table-cell office:value-type="float" office:value="10.34" calcext:value-type="float">
            <text:p>10.34</text:p>
          </table:table-cell>
          <table:table-cell office:value-type="float" office:value="15.57" calcext:value-type="float">
            <text:p>15.57</text:p>
          </table:table-cell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office:value-type="float" office:value="10.34" calcext:value-type="float">
            <text:p>10.34</text:p>
          </table:table-cell>
          <table:table-cell table:number-columns-repeated="2" office:value-type="float" office:value="155.14" calcext:value-type="float">
            <text:p>155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.14" calcext:value-type="float">
            <text:p>155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21]/10000000;5)" office:value-type="float" office:value="2.87872" calcext:value-type="float">
            <text:p>2.87872</text:p>
          </table:table-cell>
          <table:table-cell table:formula="of:=[.C421]*100" office:value-type="float" office:value="1034" calcext:value-type="float">
            <text:p>1034</text:p>
          </table:table-cell>
          <table:table-cell table:formula="of:=[.F421]" office:value-type="float" office:value="606" calcext:value-type="float">
            <text:p>606</text:p>
          </table:table-cell>
          <table:table-cell table:formula="of:=[.M421]*10" office:value-type="float" office:value="1551.4" calcext:value-type="float">
            <text:p>1551.4</text:p>
          </table:table-cell>
        </table:table-row>
        <table:table-row table:style-name="ro2">
          <table:table-cell office:value-type="float" office:value="28791385" calcext:value-type="float">
            <text:p>28791385</text:p>
          </table:table-cell>
          <table:table-cell table:formula="of:=[.A422]-[.A421]" office:value-type="float" office:value="4185" calcext:value-type="float">
            <text:p>4185</text:p>
          </table:table-cell>
          <table:table-cell office:value-type="float" office:value="10.28" calcext:value-type="float">
            <text:p>10.28</text:p>
          </table:table-cell>
          <table:table-cell office:value-type="float" office:value="3.27" calcext:value-type="float">
            <text:p>3.27</text:p>
          </table:table-cell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 office:value-type="float" office:value="10.28" calcext:value-type="float">
            <text:p>10.28</text:p>
          </table:table-cell>
          <table:table-cell table:number-columns-repeated="2" office:value-type="float" office:value="154.15" calcext:value-type="float">
            <text:p>154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.15" calcext:value-type="float">
            <text:p>154.1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22]/10000000;5)" office:value-type="float" office:value="2.87914" calcext:value-type="float">
            <text:p>2.87914</text:p>
          </table:table-cell>
          <table:table-cell table:formula="of:=[.C422]*100" office:value-type="float" office:value="1028" calcext:value-type="float">
            <text:p>1028</text:p>
          </table:table-cell>
          <table:table-cell table:formula="of:=[.F422]" office:value-type="float" office:value="607" calcext:value-type="float">
            <text:p>607</text:p>
          </table:table-cell>
          <table:table-cell table:formula="of:=[.M422]*10" office:value-type="float" office:value="1541.5" calcext:value-type="float">
            <text:p>1541.5</text:p>
          </table:table-cell>
        </table:table-row>
        <table:table-row table:style-name="ro2">
          <table:table-cell office:value-type="float" office:value="28795351" calcext:value-type="float">
            <text:p>28795351</text:p>
          </table:table-cell>
          <table:table-cell table:formula="of:=[.A423]-[.A422]" office:value-type="float" office:value="3966" calcext:value-type="float">
            <text:p>3966</text:p>
          </table:table-cell>
          <table:table-cell office:value-type="float" office:value="10.19" calcext:value-type="float">
            <text:p>10.19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10.19" calcext:value-type="float">
            <text:p>10.19</text:p>
          </table:table-cell>
          <table:table-cell table:number-columns-repeated="2" office:value-type="float" office:value="152.87" calcext:value-type="float">
            <text:p>152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.87" calcext:value-type="float">
            <text:p>152.8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23]/10000000;5)" office:value-type="float" office:value="2.87954" calcext:value-type="float">
            <text:p>2.87954</text:p>
          </table:table-cell>
          <table:table-cell table:formula="of:=[.C423]*100" office:value-type="float" office:value="1019" calcext:value-type="float">
            <text:p>1019</text:p>
          </table:table-cell>
          <table:table-cell table:formula="of:=[.F423]" office:value-type="float" office:value="608" calcext:value-type="float">
            <text:p>608</text:p>
          </table:table-cell>
          <table:table-cell table:formula="of:=[.M423]*10" office:value-type="float" office:value="1528.7" calcext:value-type="float">
            <text:p>1528.7</text:p>
          </table:table-cell>
        </table:table-row>
        <table:table-row table:style-name="ro2">
          <table:table-cell office:value-type="float" office:value="28799691" calcext:value-type="float">
            <text:p>28799691</text:p>
          </table:table-cell>
          <table:table-cell table:formula="of:=[.A424]-[.A423]" office:value-type="float" office:value="4340" calcext:value-type="float">
            <text:p>4340</text:p>
          </table:table-cell>
          <table:table-cell office:value-type="float" office:value="10.24" calcext:value-type="float">
            <text:p>10.24</text:p>
          </table:table-cell>
          <table:table-cell office:value-type="float" office:value="15.26" calcext:value-type="float">
            <text:p>15.26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10.24" calcext:value-type="float">
            <text:p>10.24</text:p>
          </table:table-cell>
          <table:table-cell table:number-columns-repeated="2" office:value-type="float" office:value="153.57" calcext:value-type="float">
            <text:p>153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.57" calcext:value-type="float">
            <text:p>153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24]/10000000;5)" office:value-type="float" office:value="2.87997" calcext:value-type="float">
            <text:p>2.87997</text:p>
          </table:table-cell>
          <table:table-cell table:formula="of:=[.C424]*100" office:value-type="float" office:value="1024" calcext:value-type="float">
            <text:p>1024</text:p>
          </table:table-cell>
          <table:table-cell table:formula="of:=[.F424]" office:value-type="float" office:value="608" calcext:value-type="float">
            <text:p>608</text:p>
          </table:table-cell>
          <table:table-cell table:formula="of:=[.M424]*10" office:value-type="float" office:value="1535.7" calcext:value-type="float">
            <text:p>1535.7</text:p>
          </table:table-cell>
        </table:table-row>
        <table:table-row table:style-name="ro2">
          <table:table-cell office:value-type="float" office:value="28803434" calcext:value-type="float">
            <text:p>28803434</text:p>
          </table:table-cell>
          <table:table-cell table:formula="of:=[.A425]-[.A424]" office:value-type="float" office:value="3743" calcext:value-type="float">
            <text:p>3743</text:p>
          </table:table-cell>
          <table:table-cell office:value-type="float" office:value="10.1" calcext:value-type="float">
            <text:p>10.1</text:p>
          </table:table-cell>
          <table:table-cell office:value-type="float" office:value="-3.49" calcext:value-type="float">
            <text:p>-3.49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0.1" calcext:value-type="float">
            <text:p>10.1</text:p>
          </table:table-cell>
          <table:table-cell table:number-columns-repeated="2" office:value-type="float" office:value="151.49" calcext:value-type="float">
            <text:p>151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49" calcext:value-type="float">
            <text:p>151.4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25]/10000000;5)" office:value-type="float" office:value="2.88034" calcext:value-type="float">
            <text:p>2.88034</text:p>
          </table:table-cell>
          <table:table-cell table:formula="of:=[.C425]*100" office:value-type="float" office:value="1010" calcext:value-type="float">
            <text:p>1010</text:p>
          </table:table-cell>
          <table:table-cell table:formula="of:=[.F425]" office:value-type="float" office:value="610" calcext:value-type="float">
            <text:p>610</text:p>
          </table:table-cell>
          <table:table-cell table:formula="of:=[.M425]*10" office:value-type="float" office:value="1514.9" calcext:value-type="float">
            <text:p>1514.9</text:p>
          </table:table-cell>
        </table:table-row>
        <table:table-row table:style-name="ro2">
          <table:table-cell office:value-type="float" office:value="28807965" calcext:value-type="float">
            <text:p>28807965</text:p>
          </table:table-cell>
          <table:table-cell table:formula="of:=[.A426]-[.A425]" office:value-type="float" office:value="4531" calcext:value-type="float">
            <text:p>4531</text:p>
          </table:table-cell>
          <table:table-cell office:value-type="float" office:value="10" calcext:value-type="float">
            <text:p>10</text:p>
          </table:table-cell>
          <table:table-cell office:value-type="float" office:value="-1.26" calcext:value-type="float">
            <text:p>-1.26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9.93" calcext:value-type="float">
            <text:p>149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.93" calcext:value-type="float">
            <text:p>149.9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26]/10000000;5)" office:value-type="float" office:value="2.8808" calcext:value-type="float">
            <text:p>2.8808</text:p>
          </table:table-cell>
          <table:table-cell table:formula="of:=[.C426]*100" office:value-type="float" office:value="1000" calcext:value-type="float">
            <text:p>1000</text:p>
          </table:table-cell>
          <table:table-cell table:formula="of:=[.F426]" office:value-type="float" office:value="612" calcext:value-type="float">
            <text:p>612</text:p>
          </table:table-cell>
          <table:table-cell table:formula="of:=[.M426]*10" office:value-type="float" office:value="1499.3" calcext:value-type="float">
            <text:p>1499.3</text:p>
          </table:table-cell>
        </table:table-row>
        <table:table-row table:style-name="ro2">
          <table:table-cell office:value-type="float" office:value="28811583" calcext:value-type="float">
            <text:p>28811583</text:p>
          </table:table-cell>
          <table:table-cell table:formula="of:=[.A427]-[.A426]" office:value-type="float" office:value="3618" calcext:value-type="float">
            <text:p>3618</text:p>
          </table:table-cell>
          <table:table-cell office:value-type="float" office:value="10.05" calcext:value-type="float">
            <text:p>10.05</text:p>
          </table:table-cell>
          <table:table-cell office:value-type="float" office:value="15.73" calcext:value-type="float">
            <text:p>15.73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10.05" calcext:value-type="float">
            <text:p>10.05</text:p>
          </table:table-cell>
          <table:table-cell table:number-columns-repeated="2" office:value-type="float" office:value="150.7" calcext:value-type="float">
            <text:p>15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7" calcext:value-type="float">
            <text:p>150.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27]/10000000;5)" office:value-type="float" office:value="2.88116" calcext:value-type="float">
            <text:p>2.88116</text:p>
          </table:table-cell>
          <table:table-cell table:formula="of:=[.C427]*100" office:value-type="float" office:value="1005" calcext:value-type="float">
            <text:p>1005</text:p>
          </table:table-cell>
          <table:table-cell table:formula="of:=[.F427]" office:value-type="float" office:value="611" calcext:value-type="float">
            <text:p>611</text:p>
          </table:table-cell>
          <table:table-cell table:formula="of:=[.M427]*10" office:value-type="float" office:value="1507" calcext:value-type="float">
            <text:p>1507</text:p>
          </table:table-cell>
        </table:table-row>
        <table:table-row table:style-name="ro2">
          <table:table-cell office:value-type="float" office:value="28815968" calcext:value-type="float">
            <text:p>28815968</text:p>
          </table:table-cell>
          <table:table-cell table:formula="of:=[.A428]-[.A427]" office:value-type="float" office:value="4385" calcext:value-type="float">
            <text:p>4385</text:p>
          </table:table-cell>
          <table:table-cell office:value-type="float" office:value="9.93" calcext:value-type="float">
            <text:p>9.93</text:p>
          </table:table-cell>
          <table:table-cell office:value-type="float" office:value="-1.29" calcext:value-type="float">
            <text:p>-1.29</text:p>
          </table:table-cell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9.93" calcext:value-type="float">
            <text:p>9.93</text:p>
          </table:table-cell>
          <table:table-cell table:number-columns-repeated="2" office:value-type="float" office:value="149.02" calcext:value-type="float">
            <text:p>149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.02" calcext:value-type="float">
            <text:p>149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28]/10000000;5)" office:value-type="float" office:value="2.8816" calcext:value-type="float">
            <text:p>2.8816</text:p>
          </table:table-cell>
          <table:table-cell table:formula="of:=[.C428]*100" office:value-type="float" office:value="993" calcext:value-type="float">
            <text:p>993</text:p>
          </table:table-cell>
          <table:table-cell table:formula="of:=[.F428]" office:value-type="float" office:value="613" calcext:value-type="float">
            <text:p>613</text:p>
          </table:table-cell>
          <table:table-cell table:formula="of:=[.M428]*10" office:value-type="float" office:value="1490.2" calcext:value-type="float">
            <text:p>1490.2</text:p>
          </table:table-cell>
        </table:table-row>
        <table:table-row table:style-name="ro2">
          <table:table-cell office:value-type="float" office:value="28819708" calcext:value-type="float">
            <text:p>28819708</text:p>
          </table:table-cell>
          <table:table-cell table:formula="of:=[.A429]-[.A428]" office:value-type="float" office:value="3740" calcext:value-type="float">
            <text:p>3740</text:p>
          </table:table-cell>
          <table:table-cell office:value-type="float" office:value="9.84" calcext:value-type="float">
            <text:p>9.84</text:p>
          </table:table-cell>
          <table:table-cell office:value-type="float" office:value="-0.49" calcext:value-type="float">
            <text:p>-0.49</text:p>
          </table:table-cell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float" office:value="9.84" calcext:value-type="float">
            <text:p>9.84</text:p>
          </table:table-cell>
          <table:table-cell table:number-columns-repeated="2" office:value-type="float" office:value="147.58" calcext:value-type="float">
            <text:p>147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58" calcext:value-type="float">
            <text:p>147.5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29]/10000000;5)" office:value-type="float" office:value="2.88197" calcext:value-type="float">
            <text:p>2.88197</text:p>
          </table:table-cell>
          <table:table-cell table:formula="of:=[.C429]*100" office:value-type="float" office:value="984" calcext:value-type="float">
            <text:p>984</text:p>
          </table:table-cell>
          <table:table-cell table:formula="of:=[.F429]" office:value-type="float" office:value="615" calcext:value-type="float">
            <text:p>615</text:p>
          </table:table-cell>
          <table:table-cell table:formula="of:=[.M429]*10" office:value-type="float" office:value="1475.8" calcext:value-type="float">
            <text:p>1475.8</text:p>
          </table:table-cell>
        </table:table-row>
        <table:table-row table:style-name="ro2">
          <table:table-cell office:value-type="float" office:value="28824023" calcext:value-type="float">
            <text:p>28824023</text:p>
          </table:table-cell>
          <table:table-cell table:formula="of:=[.A430]-[.A429]" office:value-type="float" office:value="4315" calcext:value-type="float">
            <text:p>4315</text:p>
          </table:table-cell>
          <table:table-cell office:value-type="float" office:value="9.85" calcext:value-type="float">
            <text:p>9.85</text:p>
          </table:table-cell>
          <table:table-cell office:value-type="float" office:value="12.13" calcext:value-type="float">
            <text:p>12.13</text:p>
          </table:table-cell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float" office:value="9.85" calcext:value-type="float">
            <text:p>9.85</text:p>
          </table:table-cell>
          <table:table-cell table:number-columns-repeated="2" office:value-type="float" office:value="147.81" calcext:value-type="float">
            <text:p>147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81" calcext:value-type="float">
            <text:p>147.8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30]/10000000;5)" office:value-type="float" office:value="2.8824" calcext:value-type="float">
            <text:p>2.8824</text:p>
          </table:table-cell>
          <table:table-cell table:formula="of:=[.C430]*100" office:value-type="float" office:value="985" calcext:value-type="float">
            <text:p>985</text:p>
          </table:table-cell>
          <table:table-cell table:formula="of:=[.F430]" office:value-type="float" office:value="615" calcext:value-type="float">
            <text:p>615</text:p>
          </table:table-cell>
          <table:table-cell table:formula="of:=[.M430]*10" office:value-type="float" office:value="1478.1" calcext:value-type="float">
            <text:p>1478.1</text:p>
          </table:table-cell>
        </table:table-row>
        <table:table-row table:style-name="ro2">
          <table:table-cell office:value-type="float" office:value="28827900" calcext:value-type="float">
            <text:p>28827900</text:p>
          </table:table-cell>
          <table:table-cell table:formula="of:=[.A431]-[.A430]" office:value-type="float" office:value="3877" calcext:value-type="float">
            <text:p>3877</text:p>
          </table:table-cell>
          <table:table-cell office:value-type="float" office:value="9.74" calcext:value-type="float">
            <text:p>9.74</text:p>
          </table:table-cell>
          <table:table-cell office:value-type="float" office:value="-1.66" calcext:value-type="float">
            <text:p>-1.66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46.09" calcext:value-type="float">
            <text:p>146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.09" calcext:value-type="float">
            <text:p>146.0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31]/10000000;5)" office:value-type="float" office:value="2.88279" calcext:value-type="float">
            <text:p>2.88279</text:p>
          </table:table-cell>
          <table:table-cell table:formula="of:=[.C431]*100" office:value-type="float" office:value="974" calcext:value-type="float">
            <text:p>974</text:p>
          </table:table-cell>
          <table:table-cell table:formula="of:=[.F431]" office:value-type="float" office:value="617" calcext:value-type="float">
            <text:p>617</text:p>
          </table:table-cell>
          <table:table-cell table:formula="of:=[.M431]*10" office:value-type="float" office:value="1460.9" calcext:value-type="float">
            <text:p>1460.9</text:p>
          </table:table-cell>
        </table:table-row>
        <table:table-row table:style-name="ro2">
          <table:table-cell office:value-type="float" office:value="28832303" calcext:value-type="float">
            <text:p>28832303</text:p>
          </table:table-cell>
          <table:table-cell table:formula="of:=[.A432]-[.A431]" office:value-type="float" office:value="4403" calcext:value-type="float">
            <text:p>4403</text:p>
          </table:table-cell>
          <table:table-cell office:value-type="float" office:value="9.66" calcext:value-type="float">
            <text:p>9.6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9.66" calcext:value-type="float">
            <text:p>9.66</text:p>
          </table:table-cell>
          <table:table-cell table:number-columns-repeated="2" office:value-type="float" office:value="144.86" calcext:value-type="float">
            <text:p>144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.86" calcext:value-type="float">
            <text:p>144.8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32]/10000000;5)" office:value-type="float" office:value="2.88323" calcext:value-type="float">
            <text:p>2.88323</text:p>
          </table:table-cell>
          <table:table-cell table:formula="of:=[.C432]*100" office:value-type="float" office:value="966" calcext:value-type="float">
            <text:p>966</text:p>
          </table:table-cell>
          <table:table-cell table:formula="of:=[.F432]" office:value-type="float" office:value="618" calcext:value-type="float">
            <text:p>618</text:p>
          </table:table-cell>
          <table:table-cell table:formula="of:=[.M432]*10" office:value-type="float" office:value="1448.6" calcext:value-type="float">
            <text:p>1448.6</text:p>
          </table:table-cell>
        </table:table-row>
        <table:table-row table:style-name="ro2">
          <table:table-cell office:value-type="float" office:value="28836083" calcext:value-type="float">
            <text:p>28836083</text:p>
          </table:table-cell>
          <table:table-cell table:formula="of:=[.A433]-[.A432]" office:value-type="float" office:value="3780" calcext:value-type="float">
            <text:p>3780</text:p>
          </table:table-cell>
          <table:table-cell office:value-type="float" office:value="9.69" calcext:value-type="float">
            <text:p>9.69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9.69" calcext:value-type="float">
            <text:p>9.69</text:p>
          </table:table-cell>
          <table:table-cell table:number-columns-repeated="2" office:value-type="float" office:value="145.42" calcext:value-type="float">
            <text:p>145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.42" calcext:value-type="float">
            <text:p>145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33]/10000000;5)" office:value-type="float" office:value="2.88361" calcext:value-type="float">
            <text:p>2.88361</text:p>
          </table:table-cell>
          <table:table-cell table:formula="of:=[.C433]*100" office:value-type="float" office:value="969" calcext:value-type="float">
            <text:p>969</text:p>
          </table:table-cell>
          <table:table-cell table:formula="of:=[.F433]" office:value-type="float" office:value="618" calcext:value-type="float">
            <text:p>618</text:p>
          </table:table-cell>
          <table:table-cell table:formula="of:=[.M433]*10" office:value-type="float" office:value="1454.2" calcext:value-type="float">
            <text:p>1454.2</text:p>
          </table:table-cell>
        </table:table-row>
        <table:table-row table:style-name="ro2">
          <table:table-cell office:value-type="float" office:value="28840374" calcext:value-type="float">
            <text:p>28840374</text:p>
          </table:table-cell>
          <table:table-cell table:formula="of:=[.A434]-[.A433]" office:value-type="float" office:value="4291" calcext:value-type="float">
            <text:p>4291</text:p>
          </table:table-cell>
          <table:table-cell office:value-type="float" office:value="9.55" calcext:value-type="float">
            <text:p>9.55</text:p>
          </table:table-cell>
          <table:table-cell office:value-type="float" office:value="-4.81" calcext:value-type="float">
            <text:p>-4.81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143.2" calcext:value-type="float">
            <text:p>14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2" calcext:value-type="float">
            <text:p>143.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34]/10000000;5)" office:value-type="float" office:value="2.88404" calcext:value-type="float">
            <text:p>2.88404</text:p>
          </table:table-cell>
          <table:table-cell table:formula="of:=[.C434]*100" office:value-type="float" office:value="955" calcext:value-type="float">
            <text:p>955</text:p>
          </table:table-cell>
          <table:table-cell table:formula="of:=[.F434]" office:value-type="float" office:value="620" calcext:value-type="float">
            <text:p>620</text:p>
          </table:table-cell>
          <table:table-cell table:formula="of:=[.M434]*10" office:value-type="float" office:value="1432" calcext:value-type="float">
            <text:p>1432</text:p>
          </table:table-cell>
        </table:table-row>
        <table:table-row table:style-name="ro2">
          <table:table-cell office:value-type="float" office:value="28844091" calcext:value-type="float">
            <text:p>28844091</text:p>
          </table:table-cell>
          <table:table-cell table:formula="of:=[.A435]-[.A434]" office:value-type="float" office:value="3717" calcext:value-type="float">
            <text:p>3717</text:p>
          </table:table-cell>
          <table:table-cell office:value-type="float" office:value="9.46" calcext:value-type="float">
            <text:p>9.46</text:p>
          </table:table-cell>
          <table:table-cell office:value-type="float" office:value="-0.36" calcext:value-type="float">
            <text:p>-0.36</text:p>
          </table:table-cell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9.46" calcext:value-type="float">
            <text:p>9.46</text:p>
          </table:table-cell>
          <table:table-cell table:number-columns-repeated="2" office:value-type="float" office:value="141.84" calcext:value-type="float">
            <text:p>141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.84" calcext:value-type="float">
            <text:p>141.8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35]/10000000;5)" office:value-type="float" office:value="2.88441" calcext:value-type="float">
            <text:p>2.88441</text:p>
          </table:table-cell>
          <table:table-cell table:formula="of:=[.C435]*100" office:value-type="float" office:value="946" calcext:value-type="float">
            <text:p>946</text:p>
          </table:table-cell>
          <table:table-cell table:formula="of:=[.F435]" office:value-type="float" office:value="622" calcext:value-type="float">
            <text:p>622</text:p>
          </table:table-cell>
          <table:table-cell table:formula="of:=[.M435]*10" office:value-type="float" office:value="1418.4" calcext:value-type="float">
            <text:p>1418.4</text:p>
          </table:table-cell>
        </table:table-row>
        <table:table-row table:style-name="ro2">
          <table:table-cell office:value-type="float" office:value="28848525" calcext:value-type="float">
            <text:p>28848525</text:p>
          </table:table-cell>
          <table:table-cell table:formula="of:=[.A436]-[.A435]" office:value-type="float" office:value="4434" calcext:value-type="float">
            <text:p>4434</text:p>
          </table:table-cell>
          <table:table-cell office:value-type="float" office:value="9.46" calcext:value-type="float">
            <text:p>9.46</text:p>
          </table:table-cell>
          <table:table-cell office:value-type="float" office:value="11.53" calcext:value-type="float">
            <text:p>11.53</text:p>
          </table:table-cell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9.46" calcext:value-type="float">
            <text:p>9.46</text:p>
          </table:table-cell>
          <table:table-cell table:number-columns-repeated="2" office:value-type="float" office:value="141.94" calcext:value-type="float">
            <text:p>141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.94" calcext:value-type="float">
            <text:p>141.9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36]/10000000;5)" office:value-type="float" office:value="2.88485" calcext:value-type="float">
            <text:p>2.88485</text:p>
          </table:table-cell>
          <table:table-cell table:formula="of:=[.C436]*100" office:value-type="float" office:value="946" calcext:value-type="float">
            <text:p>946</text:p>
          </table:table-cell>
          <table:table-cell table:formula="of:=[.F436]" office:value-type="float" office:value="622" calcext:value-type="float">
            <text:p>622</text:p>
          </table:table-cell>
          <table:table-cell table:formula="of:=[.M436]*10" office:value-type="float" office:value="1419.4" calcext:value-type="float">
            <text:p>1419.4</text:p>
          </table:table-cell>
        </table:table-row>
        <table:table-row table:style-name="ro2">
          <table:table-cell office:value-type="float" office:value="28852140" calcext:value-type="float">
            <text:p>28852140</text:p>
          </table:table-cell>
          <table:table-cell table:formula="of:=[.A437]-[.A436]" office:value-type="float" office:value="3615" calcext:value-type="float">
            <text:p>3615</text:p>
          </table:table-cell>
          <table:table-cell office:value-type="float" office:value="9.31" calcext:value-type="float">
            <text:p>9.31</text:p>
          </table:table-cell>
          <table:table-cell office:value-type="float" office:value="-4.83" calcext:value-type="float">
            <text:p>-4.83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9.31" calcext:value-type="float">
            <text:p>9.31</text:p>
          </table:table-cell>
          <table:table-cell table:number-columns-repeated="2" office:value-type="float" office:value="139.63" calcext:value-type="float">
            <text:p>139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.63" calcext:value-type="float">
            <text:p>139.6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37]/10000000;5)" office:value-type="float" office:value="2.88521" calcext:value-type="float">
            <text:p>2.88521</text:p>
          </table:table-cell>
          <table:table-cell table:formula="of:=[.C437]*100" office:value-type="float" office:value="931" calcext:value-type="float">
            <text:p>931</text:p>
          </table:table-cell>
          <table:table-cell table:formula="of:=[.F437]" office:value-type="float" office:value="625" calcext:value-type="float">
            <text:p>625</text:p>
          </table:table-cell>
          <table:table-cell table:formula="of:=[.M437]*10" office:value-type="float" office:value="1396.3" calcext:value-type="float">
            <text:p>1396.3</text:p>
          </table:table-cell>
        </table:table-row>
        <table:table-row table:style-name="ro2">
          <table:table-cell office:value-type="float" office:value="28856563" calcext:value-type="float">
            <text:p>28856563</text:p>
          </table:table-cell>
          <table:table-cell table:formula="of:=[.A438]-[.A437]" office:value-type="float" office:value="4423" calcext:value-type="float">
            <text:p>4423</text:p>
          </table:table-cell>
          <table:table-cell office:value-type="float" office:value="9.21" calcext:value-type="float">
            <text:p>9.21</text:p>
          </table:table-cell>
          <table:table-cell office:value-type="float" office:value="-0.71" calcext:value-type="float">
            <text:p>-0.71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9.21" calcext:value-type="float">
            <text:p>9.21</text:p>
          </table:table-cell>
          <table:table-cell table:number-columns-repeated="2" office:value-type="float" office:value="138.17" calcext:value-type="float">
            <text:p>138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17" calcext:value-type="float">
            <text:p>138.1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38]/10000000;5)" office:value-type="float" office:value="2.88566" calcext:value-type="float">
            <text:p>2.88566</text:p>
          </table:table-cell>
          <table:table-cell table:formula="of:=[.C438]*100" office:value-type="float" office:value="921" calcext:value-type="float">
            <text:p>921</text:p>
          </table:table-cell>
          <table:table-cell table:formula="of:=[.F438]" office:value-type="float" office:value="627" calcext:value-type="float">
            <text:p>627</text:p>
          </table:table-cell>
          <table:table-cell table:formula="of:=[.M438]*10" office:value-type="float" office:value="1381.7" calcext:value-type="float">
            <text:p>1381.7</text:p>
          </table:table-cell>
        </table:table-row>
        <table:table-row table:style-name="ro2">
          <table:table-cell office:value-type="float" office:value="28860514" calcext:value-type="float">
            <text:p>28860514</text:p>
          </table:table-cell>
          <table:table-cell table:formula="of:=[.A439]-[.A438]" office:value-type="float" office:value="3951" calcext:value-type="float">
            <text:p>3951</text:p>
          </table:table-cell>
          <table:table-cell office:value-type="float" office:value="9.22" calcext:value-type="float">
            <text:p>9.22</text:p>
          </table:table-cell>
          <table:table-cell office:value-type="float" office:value="11.78" calcext:value-type="float">
            <text:p>11.78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9.22" calcext:value-type="float">
            <text:p>9.22</text:p>
          </table:table-cell>
          <table:table-cell table:number-columns-repeated="2" office:value-type="float" office:value="138.34" calcext:value-type="float">
            <text:p>138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34" calcext:value-type="float">
            <text:p>138.3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39]/10000000;5)" office:value-type="float" office:value="2.88605" calcext:value-type="float">
            <text:p>2.88605</text:p>
          </table:table-cell>
          <table:table-cell table:formula="of:=[.C439]*100" office:value-type="float" office:value="922" calcext:value-type="float">
            <text:p>922</text:p>
          </table:table-cell>
          <table:table-cell table:formula="of:=[.F439]" office:value-type="float" office:value="627" calcext:value-type="float">
            <text:p>627</text:p>
          </table:table-cell>
          <table:table-cell table:formula="of:=[.M439]*10" office:value-type="float" office:value="1383.4" calcext:value-type="float">
            <text:p>1383.4</text:p>
          </table:table-cell>
        </table:table-row>
        <table:table-row table:style-name="ro2">
          <table:table-cell office:value-type="float" office:value="28864908" calcext:value-type="float">
            <text:p>28864908</text:p>
          </table:table-cell>
          <table:table-cell table:formula="of:=[.A440]-[.A439]" office:value-type="float" office:value="4394" calcext:value-type="float">
            <text:p>4394</text:p>
          </table:table-cell>
          <table:table-cell office:value-type="float" office:value="9.04" calcext:value-type="float">
            <text:p>9.04</text:p>
          </table:table-cell>
          <table:table-cell office:value-type="float" office:value="-7.93" calcext:value-type="float">
            <text:p>-7.93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9.04" calcext:value-type="float">
            <text:p>9.04</text:p>
          </table:table-cell>
          <table:table-cell table:number-columns-repeated="2" office:value-type="float" office:value="135.6" calcext:value-type="float">
            <text:p>13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.6" calcext:value-type="float">
            <text:p>135.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40]/10000000;5)" office:value-type="float" office:value="2.88649" calcext:value-type="float">
            <text:p>2.88649</text:p>
          </table:table-cell>
          <table:table-cell table:formula="of:=[.C440]*100" office:value-type="float" office:value="904" calcext:value-type="float">
            <text:p>904</text:p>
          </table:table-cell>
          <table:table-cell table:formula="of:=[.F440]" office:value-type="float" office:value="630" calcext:value-type="float">
            <text:p>630</text:p>
          </table:table-cell>
          <table:table-cell table:formula="of:=[.M440]*10" office:value-type="float" office:value="1356" calcext:value-type="float">
            <text:p>1356</text:p>
          </table:table-cell>
        </table:table-row>
        <table:table-row table:style-name="ro2">
          <table:table-cell office:value-type="float" office:value="28868743" calcext:value-type="float">
            <text:p>28868743</text:p>
          </table:table-cell>
          <table:table-cell table:formula="of:=[.A441]-[.A440]" office:value-type="float" office:value="3835" calcext:value-type="float">
            <text:p>3835</text:p>
          </table:table-cell>
          <table:table-cell office:value-type="float" office:value="8.93" calcext:value-type="float">
            <text:p>8.93</text:p>
          </table:table-cell>
          <table:table-cell office:value-type="float" office:value="-2.03" calcext:value-type="float">
            <text:p>-2.03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8.93" calcext:value-type="float">
            <text:p>8.9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41]/10000000;5)" office:value-type="float" office:value="2.88687" calcext:value-type="float">
            <text:p>2.88687</text:p>
          </table:table-cell>
          <table:table-cell table:formula="of:=[.C441]*100" office:value-type="float" office:value="893" calcext:value-type="float">
            <text:p>893</text:p>
          </table:table-cell>
          <table:table-cell table:formula="of:=[.F441]" office:value-type="float" office:value="632" calcext:value-type="float">
            <text:p>632</text:p>
          </table:table-cell>
          <table:table-cell table:formula="of:=[.M441]*10" office:value-type="float" office:value="1340" calcext:value-type="float">
            <text:p>1340</text:p>
          </table:table-cell>
        </table:table-row>
        <table:table-row table:style-name="ro2">
          <table:table-cell office:value-type="float" office:value="28873003" calcext:value-type="float">
            <text:p>28873003</text:p>
          </table:table-cell>
          <table:table-cell table:formula="of:=[.A442]-[.A441]" office:value-type="float" office:value="4260" calcext:value-type="float">
            <text:p>4260</text:p>
          </table:table-cell>
          <table:table-cell office:value-type="float" office:value="8.94" calcext:value-type="float">
            <text:p>8.94</text:p>
          </table:table-cell>
          <table:table-cell office:value-type="float" office:value="9.88" calcext:value-type="float">
            <text:p>9.88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8.94" calcext:value-type="float">
            <text:p>8.94</text:p>
          </table:table-cell>
          <table:table-cell table:number-columns-repeated="2" office:value-type="float" office:value="134.04" calcext:value-type="float">
            <text:p>134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.04" calcext:value-type="float">
            <text:p>134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42]/10000000;5)" office:value-type="float" office:value="2.8873" calcext:value-type="float">
            <text:p>2.8873</text:p>
          </table:table-cell>
          <table:table-cell table:formula="of:=[.C442]*100" office:value-type="float" office:value="894" calcext:value-type="float">
            <text:p>894</text:p>
          </table:table-cell>
          <table:table-cell table:formula="of:=[.F442]" office:value-type="float" office:value="632" calcext:value-type="float">
            <text:p>632</text:p>
          </table:table-cell>
          <table:table-cell table:formula="of:=[.M442]*10" office:value-type="float" office:value="1340.4" calcext:value-type="float">
            <text:p>1340.4</text:p>
          </table:table-cell>
        </table:table-row>
        <table:table-row table:style-name="ro2">
          <table:table-cell office:value-type="float" office:value="28876743" calcext:value-type="float">
            <text:p>28876743</text:p>
          </table:table-cell>
          <table:table-cell table:formula="of:=[.A443]-[.A442]" office:value-type="float" office:value="3740" calcext:value-type="float">
            <text:p>3740</text:p>
          </table:table-cell>
          <table:table-cell office:value-type="float" office:value="8.78" calcext:value-type="float">
            <text:p>8.78</text:p>
          </table:table-cell>
          <table:table-cell office:value-type="float" office:value="-5.34" calcext:value-type="float">
            <text:p>-5.34</text:p>
          </table:table-cell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 office:value-type="float" office:value="8.78" calcext:value-type="float">
            <text:p>8.78</text:p>
          </table:table-cell>
          <table:table-cell table:number-columns-repeated="2" office:value-type="float" office:value="131.73" calcext:value-type="float">
            <text:p>131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.73" calcext:value-type="float">
            <text:p>131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43]/10000000;5)" office:value-type="float" office:value="2.88767" calcext:value-type="float">
            <text:p>2.88767</text:p>
          </table:table-cell>
          <table:table-cell table:formula="of:=[.C443]*100" office:value-type="float" office:value="878" calcext:value-type="float">
            <text:p>878</text:p>
          </table:table-cell>
          <table:table-cell table:formula="of:=[.F443]" office:value-type="float" office:value="635" calcext:value-type="float">
            <text:p>635</text:p>
          </table:table-cell>
          <table:table-cell table:formula="of:=[.M443]*10" office:value-type="float" office:value="1317.3" calcext:value-type="float">
            <text:p>1317.3</text:p>
          </table:table-cell>
        </table:table-row>
        <table:table-row table:style-name="ro2">
          <table:table-cell office:value-type="float" office:value="28881148" calcext:value-type="float">
            <text:p>28881148</text:p>
          </table:table-cell>
          <table:table-cell table:formula="of:=[.A444]-[.A443]" office:value-type="float" office:value="4405" calcext:value-type="float">
            <text:p>4405</text:p>
          </table:table-cell>
          <table:table-cell office:value-type="float" office:value="8.68" calcext:value-type="float">
            <text:p>8.68</text:p>
          </table:table-cell>
          <table:table-cell office:value-type="float" office:value="-1.78" calcext:value-type="float">
            <text:p>-1.78</text:p>
          </table:table-cell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 office:value-type="float" office:value="8.68" calcext:value-type="float">
            <text:p>8.68</text:p>
          </table:table-cell>
          <table:table-cell table:number-columns-repeated="2" office:value-type="float" office:value="130.25" calcext:value-type="float">
            <text:p>13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.25" calcext:value-type="float">
            <text:p>13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44]/10000000;5)" office:value-type="float" office:value="2.88811" calcext:value-type="float">
            <text:p>2.88811</text:p>
          </table:table-cell>
          <table:table-cell table:formula="of:=[.C444]*100" office:value-type="float" office:value="868" calcext:value-type="float">
            <text:p>868</text:p>
          </table:table-cell>
          <table:table-cell table:formula="of:=[.F444]" office:value-type="float" office:value="637" calcext:value-type="float">
            <text:p>637</text:p>
          </table:table-cell>
          <table:table-cell table:formula="of:=[.M444]*10" office:value-type="float" office:value="1302.5" calcext:value-type="float">
            <text:p>1302.5</text:p>
          </table:table-cell>
        </table:table-row>
        <table:table-row table:style-name="ro2">
          <table:table-cell office:value-type="float" office:value="28885183" calcext:value-type="float">
            <text:p>28885183</text:p>
          </table:table-cell>
          <table:table-cell table:formula="of:=[.A445]-[.A444]" office:value-type="float" office:value="4035" calcext:value-type="float">
            <text:p>4035</text:p>
          </table:table-cell>
          <table:table-cell office:value-type="float" office:value="8.69" calcext:value-type="float">
            <text:p>8.69</text:p>
          </table:table-cell>
          <table:table-cell office:value-type="float" office:value="10.59" calcext:value-type="float">
            <text:p>10.59</text:p>
          </table:table-cell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8.69" calcext:value-type="float">
            <text:p>8.69</text:p>
          </table:table-cell>
          <table:table-cell table:number-columns-repeated="2" office:value-type="float" office:value="130.42" calcext:value-type="float">
            <text:p>130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.42" calcext:value-type="float">
            <text:p>130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45]/10000000;5)" office:value-type="float" office:value="2.88852" calcext:value-type="float">
            <text:p>2.88852</text:p>
          </table:table-cell>
          <table:table-cell table:formula="of:=[.C445]*100" office:value-type="float" office:value="869" calcext:value-type="float">
            <text:p>869</text:p>
          </table:table-cell>
          <table:table-cell table:formula="of:=[.F445]" office:value-type="float" office:value="636" calcext:value-type="float">
            <text:p>636</text:p>
          </table:table-cell>
          <table:table-cell table:formula="of:=[.M445]*10" office:value-type="float" office:value="1304.2" calcext:value-type="float">
            <text:p>1304.2</text:p>
          </table:table-cell>
        </table:table-row>
        <table:table-row table:style-name="ro2">
          <table:table-cell office:value-type="float" office:value="28889665" calcext:value-type="float">
            <text:p>28889665</text:p>
          </table:table-cell>
          <table:table-cell table:formula="of:=[.A446]-[.A445]" office:value-type="float" office:value="4482" calcext:value-type="float">
            <text:p>4482</text:p>
          </table:table-cell>
          <table:table-cell office:value-type="float" office:value="8.54" calcext:value-type="float">
            <text:p>8.54</text:p>
          </table:table-cell>
          <table:table-cell office:value-type="float" office:value="-5.89" calcext:value-type="float">
            <text:p>-5.89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8.54" calcext:value-type="float">
            <text:p>8.54</text:p>
          </table:table-cell>
          <table:table-cell table:number-columns-repeated="2" office:value-type="float" office:value="128.11" calcext:value-type="float">
            <text:p>12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.11" calcext:value-type="float">
            <text:p>128.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46]/10000000;5)" office:value-type="float" office:value="2.88897" calcext:value-type="float">
            <text:p>2.88897</text:p>
          </table:table-cell>
          <table:table-cell table:formula="of:=[.C446]*100" office:value-type="float" office:value="854" calcext:value-type="float">
            <text:p>854</text:p>
          </table:table-cell>
          <table:table-cell table:formula="of:=[.F446]" office:value-type="float" office:value="639" calcext:value-type="float">
            <text:p>639</text:p>
          </table:table-cell>
          <table:table-cell table:formula="of:=[.M446]*10" office:value-type="float" office:value="1281.1" calcext:value-type="float">
            <text:p>1281.1</text:p>
          </table:table-cell>
        </table:table-row>
        <table:table-row table:style-name="ro2">
          <table:table-cell office:value-type="float" office:value="28893254" calcext:value-type="float">
            <text:p>28893254</text:p>
          </table:table-cell>
          <table:table-cell table:formula="of:=[.A447]-[.A446]" office:value-type="float" office:value="3589" calcext:value-type="float">
            <text:p>3589</text:p>
          </table:table-cell>
          <table:table-cell office:value-type="float" office:value="8.42" calcext:value-type="float">
            <text:p>8.42</text:p>
          </table:table-cell>
          <table:table-cell office:value-type="float" office:value="-4.61" calcext:value-type="float">
            <text:p>-4.61</text:p>
          </table:table-cell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float" office:value="126.26" calcext:value-type="float">
            <text:p>126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.26" calcext:value-type="float">
            <text:p>126.2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47]/10000000;5)" office:value-type="float" office:value="2.88933" calcext:value-type="float">
            <text:p>2.88933</text:p>
          </table:table-cell>
          <table:table-cell table:formula="of:=[.C447]*100" office:value-type="float" office:value="842" calcext:value-type="float">
            <text:p>842</text:p>
          </table:table-cell>
          <table:table-cell table:formula="of:=[.F447]" office:value-type="float" office:value="642" calcext:value-type="float">
            <text:p>642</text:p>
          </table:table-cell>
          <table:table-cell table:formula="of:=[.M447]*10" office:value-type="float" office:value="1262.6" calcext:value-type="float">
            <text:p>1262.6</text:p>
          </table:table-cell>
        </table:table-row>
        <table:table-row table:style-name="ro2">
          <table:table-cell office:value-type="float" office:value="28897705" calcext:value-type="float">
            <text:p>28897705</text:p>
          </table:table-cell>
          <table:table-cell table:formula="of:=[.A448]-[.A447]" office:value-type="float" office:value="4451" calcext:value-type="float">
            <text:p>4451</text:p>
          </table:table-cell>
          <table:table-cell office:value-type="float" office:value="8.42" calcext:value-type="float">
            <text:p>8.42</text:p>
          </table:table-cell>
          <table:table-cell office:value-type="float" office:value="9.03" calcext:value-type="float">
            <text:p>9.03</text:p>
          </table:table-cell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float" office:value="126.29" calcext:value-type="float">
            <text:p>126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.29" calcext:value-type="float">
            <text:p>126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48]/10000000;5)" office:value-type="float" office:value="2.88977" calcext:value-type="float">
            <text:p>2.88977</text:p>
          </table:table-cell>
          <table:table-cell table:formula="of:=[.C448]*100" office:value-type="float" office:value="842" calcext:value-type="float">
            <text:p>842</text:p>
          </table:table-cell>
          <table:table-cell table:formula="of:=[.F448]" office:value-type="float" office:value="642" calcext:value-type="float">
            <text:p>642</text:p>
          </table:table-cell>
          <table:table-cell table:formula="of:=[.M448]*10" office:value-type="float" office:value="1262.9" calcext:value-type="float">
            <text:p>1262.9</text:p>
          </table:table-cell>
        </table:table-row>
        <table:table-row table:style-name="ro2">
          <table:table-cell office:value-type="float" office:value="28901340" calcext:value-type="float">
            <text:p>28901340</text:p>
          </table:table-cell>
          <table:table-cell table:formula="of:=[.A449]-[.A448]" office:value-type="float" office:value="3635" calcext:value-type="float">
            <text:p>3635</text:p>
          </table:table-cell>
          <table:table-cell office:value-type="float" office:value="8.29" calcext:value-type="float">
            <text:p>8.29</text:p>
          </table:table-cell>
          <table:table-cell office:value-type="float" office:value="-2.9" calcext:value-type="float">
            <text:p>-2.9</text:p>
          </table:table-cell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office:value-type="float" office:value="8.29" calcext:value-type="float">
            <text:p>8.29</text:p>
          </table:table-cell>
          <table:table-cell table:number-columns-repeated="2" office:value-type="float" office:value="124.36" calcext:value-type="float">
            <text:p>124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.36" calcext:value-type="float">
            <text:p>124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49]/10000000;5)" office:value-type="float" office:value="2.89013" calcext:value-type="float">
            <text:p>2.89013</text:p>
          </table:table-cell>
          <table:table-cell table:formula="of:=[.C449]*100" office:value-type="float" office:value="829" calcext:value-type="float">
            <text:p>829</text:p>
          </table:table-cell>
          <table:table-cell table:formula="of:=[.F449]" office:value-type="float" office:value="644" calcext:value-type="float">
            <text:p>644</text:p>
          </table:table-cell>
          <table:table-cell table:formula="of:=[.M449]*10" office:value-type="float" office:value="1243.6" calcext:value-type="float">
            <text:p>1243.6</text:p>
          </table:table-cell>
        </table:table-row>
        <table:table-row table:style-name="ro2">
          <table:table-cell office:value-type="float" office:value="28905908" calcext:value-type="float">
            <text:p>28905908</text:p>
          </table:table-cell>
          <table:table-cell table:formula="of:=[.A450]-[.A449]" office:value-type="float" office:value="4568" calcext:value-type="float">
            <text:p>4568</text:p>
          </table:table-cell>
          <table:table-cell office:value-type="float" office:value="8.17" calcext:value-type="float">
            <text:p>8.17</text:p>
          </table:table-cell>
          <table:table-cell office:value-type="float" office:value="-3.86" calcext:value-type="float">
            <text:p>-3.86</text:p>
          </table:table-cell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8.17" calcext:value-type="float">
            <text:p>8.17</text:p>
          </table:table-cell>
          <table:table-cell table:number-columns-repeated="2" office:value-type="float" office:value="122.6" calcext:value-type="float">
            <text:p>12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.6" calcext:value-type="float">
            <text:p>122.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50]/10000000;5)" office:value-type="float" office:value="2.89059" calcext:value-type="float">
            <text:p>2.89059</text:p>
          </table:table-cell>
          <table:table-cell table:formula="of:=[.C450]*100" office:value-type="float" office:value="817" calcext:value-type="float">
            <text:p>817</text:p>
          </table:table-cell>
          <table:table-cell table:formula="of:=[.F450]" office:value-type="float" office:value="646" calcext:value-type="float">
            <text:p>646</text:p>
          </table:table-cell>
          <table:table-cell table:formula="of:=[.M450]*10" office:value-type="float" office:value="1226" calcext:value-type="float">
            <text:p>1226</text:p>
          </table:table-cell>
        </table:table-row>
        <table:table-row table:style-name="ro2">
          <table:table-cell office:value-type="float" office:value="28909883" calcext:value-type="float">
            <text:p>28909883</text:p>
          </table:table-cell>
          <table:table-cell table:formula="of:=[.A451]-[.A450]" office:value-type="float" office:value="3975" calcext:value-type="float">
            <text:p>3975</text:p>
          </table:table-cell>
          <table:table-cell office:value-type="float" office:value="8.15" calcext:value-type="float">
            <text:p>8.15</text:p>
          </table:table-cell>
          <table:table-cell office:value-type="float" office:value="7.33" calcext:value-type="float">
            <text:p>7.33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8.15" calcext:value-type="float">
            <text:p>8.15</text:p>
          </table:table-cell>
          <table:table-cell table:number-columns-repeated="2" office:value-type="float" office:value="122.31" calcext:value-type="float">
            <text:p>122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.31" calcext:value-type="float">
            <text:p>122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51]/10000000;5)" office:value-type="float" office:value="2.89099" calcext:value-type="float">
            <text:p>2.89099</text:p>
          </table:table-cell>
          <table:table-cell table:formula="of:=[.C451]*100" office:value-type="float" office:value="815" calcext:value-type="float">
            <text:p>815</text:p>
          </table:table-cell>
          <table:table-cell table:formula="of:=[.F451]" office:value-type="float" office:value="647" calcext:value-type="float">
            <text:p>647</text:p>
          </table:table-cell>
          <table:table-cell table:formula="of:=[.M451]*10" office:value-type="float" office:value="1223.1" calcext:value-type="float">
            <text:p>1223.1</text:p>
          </table:table-cell>
        </table:table-row>
        <table:table-row table:style-name="ro2">
          <table:table-cell office:value-type="float" office:value="28914365" calcext:value-type="float">
            <text:p>28914365</text:p>
          </table:table-cell>
          <table:table-cell table:formula="of:=[.A452]-[.A451]" office:value-type="float" office:value="4482" calcext:value-type="float">
            <text:p>4482</text:p>
          </table:table-cell>
          <table:table-cell office:value-type="float" office:value="8.07" calcext:value-type="float">
            <text:p>8.07</text:p>
          </table:table-cell>
          <table:table-cell office:value-type="float" office:value="2.05" calcext:value-type="float">
            <text:p>2.05</text:p>
          </table:table-cell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8.07" calcext:value-type="float">
            <text:p>8.07</text:p>
          </table:table-cell>
          <table:table-cell table:number-columns-repeated="2" office:value-type="float" office:value="121.11" calcext:value-type="float">
            <text:p>12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.11" calcext:value-type="float">
            <text:p>121.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52]/10000000;5)" office:value-type="float" office:value="2.89144" calcext:value-type="float">
            <text:p>2.89144</text:p>
          </table:table-cell>
          <table:table-cell table:formula="of:=[.C452]*100" office:value-type="float" office:value="807" calcext:value-type="float">
            <text:p>807</text:p>
          </table:table-cell>
          <table:table-cell table:formula="of:=[.F452]" office:value-type="float" office:value="648" calcext:value-type="float">
            <text:p>648</text:p>
          </table:table-cell>
          <table:table-cell table:formula="of:=[.M452]*10" office:value-type="float" office:value="1211.1" calcext:value-type="float">
            <text:p>1211.1</text:p>
          </table:table-cell>
        </table:table-row>
        <table:table-row table:style-name="ro2">
          <table:table-cell office:value-type="float" office:value="28917994" calcext:value-type="float">
            <text:p>28917994</text:p>
          </table:table-cell>
          <table:table-cell table:formula="of:=[.A453]-[.A452]" office:value-type="float" office:value="3629" calcext:value-type="float">
            <text:p>3629</text:p>
          </table:table-cell>
          <table:table-cell office:value-type="float" office:value="7.92" calcext:value-type="float">
            <text:p>7.92</text:p>
          </table:table-cell>
          <table:table-cell office:value-type="float" office:value="-7.77" calcext:value-type="float">
            <text:p>-7.77</text:p>
          </table:table-cell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7.92" calcext:value-type="float">
            <text:p>7.92</text:p>
          </table:table-cell>
          <table:table-cell table:number-columns-repeated="2" office:value-type="float" office:value="118.78" calcext:value-type="float">
            <text:p>118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.78" calcext:value-type="float">
            <text:p>118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53]/10000000;5)" office:value-type="float" office:value="2.8918" calcext:value-type="float">
            <text:p>2.8918</text:p>
          </table:table-cell>
          <table:table-cell table:formula="of:=[.C453]*100" office:value-type="float" office:value="792" calcext:value-type="float">
            <text:p>792</text:p>
          </table:table-cell>
          <table:table-cell table:formula="of:=[.F453]" office:value-type="float" office:value="651" calcext:value-type="float">
            <text:p>651</text:p>
          </table:table-cell>
          <table:table-cell table:formula="of:=[.M453]*10" office:value-type="float" office:value="1187.8" calcext:value-type="float">
            <text:p>1187.8</text:p>
          </table:table-cell>
        </table:table-row>
        <table:table-row table:style-name="ro2">
          <table:table-cell office:value-type="float" office:value="28922391" calcext:value-type="float">
            <text:p>28922391</text:p>
          </table:table-cell>
          <table:table-cell table:formula="of:=[.A454]-[.A453]" office:value-type="float" office:value="4397" calcext:value-type="float">
            <text:p>4397</text:p>
          </table:table-cell>
          <table:table-cell office:value-type="float" office:value="7.9" calcext:value-type="float">
            <text:p>7.9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118.46" calcext:value-type="float">
            <text:p>118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.46" calcext:value-type="float">
            <text:p>118.4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54]/10000000;5)" office:value-type="float" office:value="2.89224" calcext:value-type="float">
            <text:p>2.89224</text:p>
          </table:table-cell>
          <table:table-cell table:formula="of:=[.C454]*100" office:value-type="float" office:value="790" calcext:value-type="float">
            <text:p>790</text:p>
          </table:table-cell>
          <table:table-cell table:formula="of:=[.F454]" office:value-type="float" office:value="651" calcext:value-type="float">
            <text:p>651</text:p>
          </table:table-cell>
          <table:table-cell table:formula="of:=[.M454]*10" office:value-type="float" office:value="1184.6" calcext:value-type="float">
            <text:p>1184.6</text:p>
          </table:table-cell>
        </table:table-row>
        <table:table-row table:style-name="ro2">
          <table:table-cell office:value-type="float" office:value="28926054" calcext:value-type="float">
            <text:p>28926054</text:p>
          </table:table-cell>
          <table:table-cell table:formula="of:=[.A455]-[.A454]" office:value-type="float" office:value="3663" calcext:value-type="float">
            <text:p>3663</text:p>
          </table:table-cell>
          <table:table-cell office:value-type="float" office:value="7.85" calcext:value-type="float">
            <text:p>7.85</text:p>
          </table:table-cell>
          <table:table-cell office:value-type="float" office:value="5.23" calcext:value-type="float">
            <text:p>5.23</text:p>
          </table:table-cell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7.85" calcext:value-type="float">
            <text:p>7.85</text:p>
          </table:table-cell>
          <table:table-cell table:number-columns-repeated="2" office:value-type="float" office:value="117.78" calcext:value-type="float">
            <text:p>117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.78" calcext:value-type="float">
            <text:p>117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55]/10000000;5)" office:value-type="float" office:value="2.89261" calcext:value-type="float">
            <text:p>2.89261</text:p>
          </table:table-cell>
          <table:table-cell table:formula="of:=[.C455]*100" office:value-type="float" office:value="785" calcext:value-type="float">
            <text:p>785</text:p>
          </table:table-cell>
          <table:table-cell table:formula="of:=[.F455]" office:value-type="float" office:value="652" calcext:value-type="float">
            <text:p>652</text:p>
          </table:table-cell>
          <table:table-cell table:formula="of:=[.M455]*10" office:value-type="float" office:value="1177.8" calcext:value-type="float">
            <text:p>1177.8</text:p>
          </table:table-cell>
        </table:table-row>
        <table:table-row table:style-name="ro2">
          <table:table-cell office:value-type="float" office:value="28930551" calcext:value-type="float">
            <text:p>28930551</text:p>
          </table:table-cell>
          <table:table-cell table:formula="of:=[.A456]-[.A455]" office:value-type="float" office:value="4497" calcext:value-type="float">
            <text:p>4497</text:p>
          </table:table-cell>
          <table:table-cell office:value-type="float" office:value="7.71" calcext:value-type="float">
            <text:p>7.71</text:p>
          </table:table-cell>
          <table:table-cell office:value-type="float" office:value="-7.16" calcext:value-type="float">
            <text:p>-7.16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7.71" calcext:value-type="float">
            <text:p>7.71</text:p>
          </table:table-cell>
          <table:table-cell table:number-columns-repeated="2" office:value-type="float" office:value="115.61" calcext:value-type="float">
            <text:p>115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.61" calcext:value-type="float">
            <text:p>115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56]/10000000;5)" office:value-type="float" office:value="2.89306" calcext:value-type="float">
            <text:p>2.89306</text:p>
          </table:table-cell>
          <table:table-cell table:formula="of:=[.C456]*100" office:value-type="float" office:value="771" calcext:value-type="float">
            <text:p>771</text:p>
          </table:table-cell>
          <table:table-cell table:formula="of:=[.F456]" office:value-type="float" office:value="655" calcext:value-type="float">
            <text:p>655</text:p>
          </table:table-cell>
          <table:table-cell table:formula="of:=[.M456]*10" office:value-type="float" office:value="1156.1" calcext:value-type="float">
            <text:p>1156.1</text:p>
          </table:table-cell>
        </table:table-row>
        <table:table-row table:style-name="ro2">
          <table:table-cell office:value-type="float" office:value="28934600" calcext:value-type="float">
            <text:p>28934600</text:p>
          </table:table-cell>
          <table:table-cell table:formula="of:=[.A457]-[.A456]" office:value-type="float" office:value="4049" calcext:value-type="float">
            <text:p>4049</text:p>
          </table:table-cell>
          <table:table-cell office:value-type="float" office:value="7.66" calcext:value-type="float">
            <text:p>7.66</text:p>
          </table:table-cell>
          <table:table-cell office:value-type="float" office:value="3.06" calcext:value-type="float">
            <text:p>3.06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float" office:value="7.66" calcext:value-type="float">
            <text:p>7.66</text:p>
          </table:table-cell>
          <table:table-cell table:number-columns-repeated="2" office:value-type="float" office:value="114.95" calcext:value-type="float">
            <text:p>114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.95" calcext:value-type="float">
            <text:p>114.9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57]/10000000;5)" office:value-type="float" office:value="2.89346" calcext:value-type="float">
            <text:p>2.89346</text:p>
          </table:table-cell>
          <table:table-cell table:formula="of:=[.C457]*100" office:value-type="float" office:value="766" calcext:value-type="float">
            <text:p>766</text:p>
          </table:table-cell>
          <table:table-cell table:formula="of:=[.F457]" office:value-type="float" office:value="656" calcext:value-type="float">
            <text:p>656</text:p>
          </table:table-cell>
          <table:table-cell table:formula="of:=[.M457]*10" office:value-type="float" office:value="1149.5" calcext:value-type="float">
            <text:p>1149.5</text:p>
          </table:table-cell>
        </table:table-row>
        <table:table-row table:style-name="ro2">
          <table:table-cell office:value-type="float" office:value="28939071" calcext:value-type="float">
            <text:p>28939071</text:p>
          </table:table-cell>
          <table:table-cell table:formula="of:=[.A458]-[.A457]" office:value-type="float" office:value="4471" calcext:value-type="float">
            <text:p>4471</text:p>
          </table:table-cell>
          <table:table-cell office:value-type="float" office:value="7.6" calcext:value-type="float">
            <text:p>7.6</text:p>
          </table:table-cell>
          <table:table-cell office:value-type="float" office:value="3.14" calcext:value-type="float">
            <text:p>3.14</text:p>
          </table:table-cell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114.01" calcext:value-type="float">
            <text:p>114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.01" calcext:value-type="float">
            <text:p>114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58]/10000000;5)" office:value-type="float" office:value="2.89391" calcext:value-type="float">
            <text:p>2.89391</text:p>
          </table:table-cell>
          <table:table-cell table:formula="of:=[.C458]*100" office:value-type="float" office:value="760" calcext:value-type="float">
            <text:p>760</text:p>
          </table:table-cell>
          <table:table-cell table:formula="of:=[.F458]" office:value-type="float" office:value="657" calcext:value-type="float">
            <text:p>657</text:p>
          </table:table-cell>
          <table:table-cell table:formula="of:=[.M458]*10" office:value-type="float" office:value="1140.1" calcext:value-type="float">
            <text:p>1140.1</text:p>
          </table:table-cell>
        </table:table-row>
        <table:table-row table:style-name="ro2">
          <table:table-cell office:value-type="float" office:value="28942683" calcext:value-type="float">
            <text:p>28942683</text:p>
          </table:table-cell>
          <table:table-cell table:formula="of:=[.A459]-[.A458]" office:value-type="float" office:value="3612" calcext:value-type="float">
            <text:p>3612</text:p>
          </table:table-cell>
          <table:table-cell office:value-type="float" office:value="7.44" calcext:value-type="float">
            <text:p>7.44</text:p>
          </table:table-cell>
          <table:table-cell office:value-type="float" office:value="-8.79" calcext:value-type="float">
            <text:p>-8.79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111.62" calcext:value-type="float">
            <text:p>111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.62" calcext:value-type="float">
            <text:p>111.6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59]/10000000;5)" office:value-type="float" office:value="2.89427" calcext:value-type="float">
            <text:p>2.89427</text:p>
          </table:table-cell>
          <table:table-cell table:formula="of:=[.C459]*100" office:value-type="float" office:value="744" calcext:value-type="float">
            <text:p>744</text:p>
          </table:table-cell>
          <table:table-cell table:formula="of:=[.F459]" office:value-type="float" office:value="660" calcext:value-type="float">
            <text:p>660</text:p>
          </table:table-cell>
          <table:table-cell table:formula="of:=[.M459]*10" office:value-type="float" office:value="1116.2" calcext:value-type="float">
            <text:p>1116.2</text:p>
          </table:table-cell>
        </table:table-row>
        <table:table-row table:style-name="ro2">
          <table:table-cell office:value-type="float" office:value="28947083" calcext:value-type="float">
            <text:p>28947083</text:p>
          </table:table-cell>
          <table:table-cell table:formula="of:=[.A460]-[.A459]" office:value-type="float" office:value="4400" calcext:value-type="float">
            <text:p>4400</text:p>
          </table:table-cell>
          <table:table-cell office:value-type="float" office:value="7.4" calcext:value-type="float">
            <text:p>7.4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111.01" calcext:value-type="float">
            <text:p>111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.01" calcext:value-type="float">
            <text:p>111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60]/10000000;5)" office:value-type="float" office:value="2.89471" calcext:value-type="float">
            <text:p>2.89471</text:p>
          </table:table-cell>
          <table:table-cell table:formula="of:=[.C460]*100" office:value-type="float" office:value="740" calcext:value-type="float">
            <text:p>740</text:p>
          </table:table-cell>
          <table:table-cell table:formula="of:=[.F460]" office:value-type="float" office:value="661" calcext:value-type="float">
            <text:p>661</text:p>
          </table:table-cell>
          <table:table-cell table:formula="of:=[.M460]*10" office:value-type="float" office:value="1110.1" calcext:value-type="float">
            <text:p>1110.1</text:p>
          </table:table-cell>
        </table:table-row>
        <table:table-row table:style-name="ro2">
          <table:table-cell office:value-type="float" office:value="28950814" calcext:value-type="float">
            <text:p>28950814</text:p>
          </table:table-cell>
          <table:table-cell table:formula="of:=[.A461]-[.A460]" office:value-type="float" office:value="3731" calcext:value-type="float">
            <text:p>3731</text:p>
          </table:table-cell>
          <table:table-cell office:value-type="float" office:value="7.39" calcext:value-type="float">
            <text:p>7.39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7.39" calcext:value-type="float">
            <text:p>7.39</text:p>
          </table:table-cell>
          <table:table-cell table:number-columns-repeated="2" office:value-type="float" office:value="110.91" calcext:value-type="float">
            <text:p>110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.91" calcext:value-type="float">
            <text:p>110.9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61]/10000000;5)" office:value-type="float" office:value="2.89508" calcext:value-type="float">
            <text:p>2.89508</text:p>
          </table:table-cell>
          <table:table-cell table:formula="of:=[.C461]*100" office:value-type="float" office:value="739" calcext:value-type="float">
            <text:p>739</text:p>
          </table:table-cell>
          <table:table-cell table:formula="of:=[.F461]" office:value-type="float" office:value="661" calcext:value-type="float">
            <text:p>661</text:p>
          </table:table-cell>
          <table:table-cell table:formula="of:=[.M461]*10" office:value-type="float" office:value="1109.1" calcext:value-type="float">
            <text:p>1109.1</text:p>
          </table:table-cell>
        </table:table-row>
        <table:table-row table:style-name="ro2">
          <table:table-cell office:value-type="float" office:value="28955343" calcext:value-type="float">
            <text:p>28955343</text:p>
          </table:table-cell>
          <table:table-cell table:formula="of:=[.A462]-[.A461]" office:value-type="float" office:value="4529" calcext:value-type="float">
            <text:p>4529</text:p>
          </table:table-cell>
          <table:table-cell office:value-type="float" office:value="7.2" calcext:value-type="float">
            <text:p>7.2</text:p>
          </table:table-cell>
          <table:table-cell office:value-type="float" office:value="-10.64" calcext:value-type="float">
            <text:p>-10.64</text:p>
          </table:table-cell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108.05" calcext:value-type="float">
            <text:p>108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.05" calcext:value-type="float">
            <text:p>108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62]/10000000;5)" office:value-type="float" office:value="2.89553" calcext:value-type="float">
            <text:p>2.89553</text:p>
          </table:table-cell>
          <table:table-cell table:formula="of:=[.C462]*100" office:value-type="float" office:value="720" calcext:value-type="float">
            <text:p>720</text:p>
          </table:table-cell>
          <table:table-cell table:formula="of:=[.F462]" office:value-type="float" office:value="664" calcext:value-type="float">
            <text:p>664</text:p>
          </table:table-cell>
          <table:table-cell table:formula="of:=[.M462]*10" office:value-type="float" office:value="1080.5" calcext:value-type="float">
            <text:p>1080.5</text:p>
          </table:table-cell>
        </table:table-row>
        <table:table-row table:style-name="ro2">
          <table:table-cell office:value-type="float" office:value="28958934" calcext:value-type="float">
            <text:p>28958934</text:p>
          </table:table-cell>
          <table:table-cell table:formula="of:=[.A463]-[.A462]" office:value-type="float" office:value="3591" calcext:value-type="float">
            <text:p>3591</text:p>
          </table:table-cell>
          <table:table-cell office:value-type="float" office:value="7.1" calcext:value-type="float">
            <text:p>7.1</text:p>
          </table:table-cell>
          <table:table-cell office:value-type="float" office:value="-3.48" calcext:value-type="float">
            <text:p>-3.48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106.46" calcext:value-type="float">
            <text:p>106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46" calcext:value-type="float">
            <text:p>106.4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63]/10000000;5)" office:value-type="float" office:value="2.89589" calcext:value-type="float">
            <text:p>2.89589</text:p>
          </table:table-cell>
          <table:table-cell table:formula="of:=[.C463]*100" office:value-type="float" office:value="710" calcext:value-type="float">
            <text:p>710</text:p>
          </table:table-cell>
          <table:table-cell table:formula="of:=[.F463]" office:value-type="float" office:value="666" calcext:value-type="float">
            <text:p>666</text:p>
          </table:table-cell>
          <table:table-cell table:formula="of:=[.M463]*10" office:value-type="float" office:value="1064.6" calcext:value-type="float">
            <text:p>1064.6</text:p>
          </table:table-cell>
        </table:table-row>
        <table:table-row table:style-name="ro2">
          <table:table-cell office:value-type="float" office:value="28963991" calcext:value-type="float">
            <text:p>28963991</text:p>
          </table:table-cell>
          <table:table-cell table:formula="of:=[.A464]-[.A463]" office:value-type="float" office:value="5057" calcext:value-type="float">
            <text:p>5057</text:p>
          </table:table-cell>
          <table:table-cell office:value-type="float" office:value="7.09" calcext:value-type="float">
            <text:p>7.09</text:p>
          </table:table-cell>
          <table:table-cell office:value-type="float" office:value="8.68" calcext:value-type="float">
            <text:p>8.68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7.09" calcext:value-type="float">
            <text:p>7.09</text:p>
          </table:table-cell>
          <table:table-cell table:number-columns-repeated="2" office:value-type="float" office:value="106.38" calcext:value-type="float">
            <text:p>106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38" calcext:value-type="float">
            <text:p>106.3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64]/10000000;5)" office:value-type="float" office:value="2.8964" calcext:value-type="float">
            <text:p>2.8964</text:p>
          </table:table-cell>
          <table:table-cell table:formula="of:=[.C464]*100" office:value-type="float" office:value="709" calcext:value-type="float">
            <text:p>709</text:p>
          </table:table-cell>
          <table:table-cell table:formula="of:=[.F464]" office:value-type="float" office:value="667" calcext:value-type="float">
            <text:p>667</text:p>
          </table:table-cell>
          <table:table-cell table:formula="of:=[.M464]*10" office:value-type="float" office:value="1063.8" calcext:value-type="float">
            <text:p>1063.8</text:p>
          </table:table-cell>
        </table:table-row>
        <table:table-row table:style-name="ro2">
          <table:table-cell office:value-type="float" office:value="28967768" calcext:value-type="float">
            <text:p>28967768</text:p>
          </table:table-cell>
          <table:table-cell table:formula="of:=[.A465]-[.A464]" office:value-type="float" office:value="3777" calcext:value-type="float">
            <text:p>3777</text:p>
          </table:table-cell>
          <table:table-cell office:value-type="float" office:value="6.97" calcext:value-type="float">
            <text:p>6.97</text:p>
          </table:table-cell>
          <table:table-cell office:value-type="float" office:value="-3.26" calcext:value-type="float">
            <text:p>-3.26</text:p>
          </table:table-cell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6.97" calcext:value-type="float">
            <text:p>6.97</text:p>
          </table:table-cell>
          <table:table-cell table:number-columns-repeated="2" office:value-type="float" office:value="104.58" calcext:value-type="float">
            <text:p>104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.58" calcext:value-type="float">
            <text:p>104.5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65]/10000000;5)" office:value-type="float" office:value="2.89678" calcext:value-type="float">
            <text:p>2.89678</text:p>
          </table:table-cell>
          <table:table-cell table:formula="of:=[.C465]*100" office:value-type="float" office:value="697" calcext:value-type="float">
            <text:p>697</text:p>
          </table:table-cell>
          <table:table-cell table:formula="of:=[.F465]" office:value-type="float" office:value="669" calcext:value-type="float">
            <text:p>669</text:p>
          </table:table-cell>
          <table:table-cell table:formula="of:=[.M465]*10" office:value-type="float" office:value="1045.8" calcext:value-type="float">
            <text:p>1045.8</text:p>
          </table:table-cell>
        </table:table-row>
        <table:table-row table:style-name="ro2">
          <table:table-cell office:value-type="float" office:value="28972088" calcext:value-type="float">
            <text:p>28972088</text:p>
          </table:table-cell>
          <table:table-cell table:formula="of:=[.A466]-[.A465]" office:value-type="float" office:value="4320" calcext:value-type="float">
            <text:p>4320</text:p>
          </table:table-cell>
          <table:table-cell office:value-type="float" office:value="6.85" calcext:value-type="float">
            <text:p>6.85</text:p>
          </table:table-cell>
          <table:table-cell office:value-type="float" office:value="-5.08" calcext:value-type="float">
            <text:p>-5.08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.85" calcext:value-type="float">
            <text:p>6.85</text:p>
          </table:table-cell>
          <table:table-cell table:number-columns-repeated="2" office:value-type="float" office:value="102.76" calcext:value-type="float">
            <text:p>102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.76" calcext:value-type="float">
            <text:p>102.7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66]/10000000;5)" office:value-type="float" office:value="2.89721" calcext:value-type="float">
            <text:p>2.89721</text:p>
          </table:table-cell>
          <table:table-cell table:formula="of:=[.C466]*100" office:value-type="float" office:value="685" calcext:value-type="float">
            <text:p>685</text:p>
          </table:table-cell>
          <table:table-cell table:formula="of:=[.F466]" office:value-type="float" office:value="671" calcext:value-type="float">
            <text:p>671</text:p>
          </table:table-cell>
          <table:table-cell table:formula="of:=[.M466]*10" office:value-type="float" office:value="1027.6" calcext:value-type="float">
            <text:p>1027.6</text:p>
          </table:table-cell>
        </table:table-row>
        <table:table-row table:style-name="ro2">
          <table:table-cell office:value-type="float" office:value="28975934" calcext:value-type="float">
            <text:p>28975934</text:p>
          </table:table-cell>
          <table:table-cell table:formula="of:=[.A467]-[.A466]" office:value-type="float" office:value="3846" calcext:value-type="float">
            <text:p>3846</text:p>
          </table:table-cell>
          <table:table-cell office:value-type="float" office:value="6.82" calcext:value-type="float">
            <text:p>6.82</text:p>
          </table:table-cell>
          <table:table-cell office:value-type="float" office:value="5.34" calcext:value-type="float">
            <text:p>5.34</text:p>
          </table:table-cell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6.82" calcext:value-type="float">
            <text:p>6.82</text:p>
          </table:table-cell>
          <table:table-cell table:number-columns-repeated="2" office:value-type="float" office:value="102.37" calcext:value-type="float">
            <text:p>102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.37" calcext:value-type="float">
            <text:p>102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67]/10000000;5)" office:value-type="float" office:value="2.89759" calcext:value-type="float">
            <text:p>2.89759</text:p>
          </table:table-cell>
          <table:table-cell table:formula="of:=[.C467]*100" office:value-type="float" office:value="682" calcext:value-type="float">
            <text:p>682</text:p>
          </table:table-cell>
          <table:table-cell table:formula="of:=[.F467]" office:value-type="float" office:value="672" calcext:value-type="float">
            <text:p>672</text:p>
          </table:table-cell>
          <table:table-cell table:formula="of:=[.M467]*10" office:value-type="float" office:value="1023.7" calcext:value-type="float">
            <text:p>1023.7</text:p>
          </table:table-cell>
        </table:table-row>
        <table:table-row table:style-name="ro2">
          <table:table-cell office:value-type="float" office:value="28980291" calcext:value-type="float">
            <text:p>28980291</text:p>
          </table:table-cell>
          <table:table-cell table:formula="of:=[.A468]-[.A467]" office:value-type="float" office:value="4357" calcext:value-type="float">
            <text:p>4357</text:p>
          </table:table-cell>
          <table:table-cell office:value-type="float" office:value="6.7" calcext:value-type="float">
            <text:p>6.7</text:p>
          </table:table-cell>
          <table:table-cell office:value-type="float" office:value="-3.77" calcext:value-type="float">
            <text:p>-3.77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100.57" calcext:value-type="float">
            <text:p>10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57" calcext:value-type="float">
            <text:p>100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68]/10000000;5)" office:value-type="float" office:value="2.89803" calcext:value-type="float">
            <text:p>2.89803</text:p>
          </table:table-cell>
          <table:table-cell table:formula="of:=[.C468]*100" office:value-type="float" office:value="670" calcext:value-type="float">
            <text:p>670</text:p>
          </table:table-cell>
          <table:table-cell table:formula="of:=[.F468]" office:value-type="float" office:value="674" calcext:value-type="float">
            <text:p>674</text:p>
          </table:table-cell>
          <table:table-cell table:formula="of:=[.M468]*10" office:value-type="float" office:value="1005.7" calcext:value-type="float">
            <text:p>1005.7</text:p>
          </table:table-cell>
        </table:table-row>
        <table:table-row table:style-name="ro2">
          <table:table-cell office:value-type="float" office:value="28983963" calcext:value-type="float">
            <text:p>28983963</text:p>
          </table:table-cell>
          <table:table-cell table:formula="of:=[.A469]-[.A468]" office:value-type="float" office:value="3672" calcext:value-type="float">
            <text:p>3672</text:p>
          </table:table-cell>
          <table:table-cell office:value-type="float" office:value="6.58" calcext:value-type="float">
            <text:p>6.58</text:p>
          </table:table-cell>
          <table:table-cell office:value-type="float" office:value="-6.5" calcext:value-type="float">
            <text:p>-6.5</text:p>
          </table:table-cell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office:value-type="float" office:value="6.58" calcext:value-type="float">
            <text:p>6.58</text:p>
          </table:table-cell>
          <table:table-cell table:number-columns-repeated="2" office:value-type="float" office:value="98.67" calcext:value-type="float">
            <text:p>98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69]/10000000;5)" office:value-type="float" office:value="2.8984" calcext:value-type="float">
            <text:p>2.8984</text:p>
          </table:table-cell>
          <table:table-cell table:formula="of:=[.C469]*100" office:value-type="float" office:value="658" calcext:value-type="float">
            <text:p>658</text:p>
          </table:table-cell>
          <table:table-cell table:formula="of:=[.F469]" office:value-type="float" office:value="676" calcext:value-type="float">
            <text:p>676</text:p>
          </table:table-cell>
          <table:table-cell table:formula="of:=[.M469]*10" office:value-type="float" office:value="986.7" calcext:value-type="float">
            <text:p>986.7</text:p>
          </table:table-cell>
        </table:table-row>
        <table:table-row table:style-name="ro2">
          <table:table-cell office:value-type="float" office:value="28988383" calcext:value-type="float">
            <text:p>28988383</text:p>
          </table:table-cell>
          <table:table-cell table:formula="of:=[.A470]-[.A469]" office:value-type="float" office:value="4420" calcext:value-type="float">
            <text:p>4420</text:p>
          </table:table-cell>
          <table:table-cell office:value-type="float" office:value="6.55" calcext:value-type="float">
            <text:p>6.55</text:p>
          </table:table-cell>
          <table:table-cell office:value-type="float" office:value="3.69" calcext:value-type="float">
            <text:p>3.69</text:p>
          </table:table-cell>
          <table:table-cell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  <table:table-cell office:value-type="float" office:value="6.55" calcext:value-type="float">
            <text:p>6.55</text:p>
          </table:table-cell>
          <table:table-cell table:number-columns-repeated="2" office:value-type="float" office:value="98.19" calcext:value-type="float">
            <text:p>98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9" calcext:value-type="float">
            <text:p>98.1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70]/10000000;5)" office:value-type="float" office:value="2.89884" calcext:value-type="float">
            <text:p>2.89884</text:p>
          </table:table-cell>
          <table:table-cell table:formula="of:=[.C470]*100" office:value-type="float" office:value="655" calcext:value-type="float">
            <text:p>655</text:p>
          </table:table-cell>
          <table:table-cell table:formula="of:=[.F470]" office:value-type="float" office:value="677" calcext:value-type="float">
            <text:p>677</text:p>
          </table:table-cell>
          <table:table-cell table:formula="of:=[.M470]*10" office:value-type="float" office:value="981.9" calcext:value-type="float">
            <text:p>981.9</text:p>
          </table:table-cell>
        </table:table-row>
        <table:table-row table:style-name="ro2">
          <table:table-cell office:value-type="float" office:value="28991983" calcext:value-type="float">
            <text:p>28991983</text:p>
          </table:table-cell>
          <table:table-cell table:formula="of:=[.A471]-[.A470]" office:value-type="float" office:value="3600" calcext:value-type="float">
            <text:p>3600</text:p>
          </table:table-cell>
          <table:table-cell office:value-type="float" office:value="6.51" calcext:value-type="float">
            <text:p>6.51</text:p>
          </table:table-cell>
          <table:table-cell office:value-type="float" office:value="4.85" calcext:value-type="float">
            <text:p>4.85</text:p>
          </table:table-cell>
          <table:table-cell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  <table:table-cell office:value-type="float" office:value="6.51" calcext:value-type="float">
            <text:p>6.51</text:p>
          </table:table-cell>
          <table:table-cell table:number-columns-repeated="2" office:value-type="float" office:value="97.68" calcext:value-type="float">
            <text:p>97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68" calcext:value-type="float">
            <text:p>97.6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71]/10000000;5)" office:value-type="float" office:value="2.8992" calcext:value-type="float">
            <text:p>2.8992</text:p>
          </table:table-cell>
          <table:table-cell table:formula="of:=[.C471]*100" office:value-type="float" office:value="651" calcext:value-type="float">
            <text:p>651</text:p>
          </table:table-cell>
          <table:table-cell table:formula="of:=[.F471]" office:value-type="float" office:value="677" calcext:value-type="float">
            <text:p>677</text:p>
          </table:table-cell>
          <table:table-cell table:formula="of:=[.M471]*10" office:value-type="float" office:value="976.8" calcext:value-type="float">
            <text:p>976.8</text:p>
          </table:table-cell>
        </table:table-row>
        <table:table-row table:style-name="ro2">
          <table:table-cell office:value-type="float" office:value="28996003" calcext:value-type="float">
            <text:p>28996003</text:p>
          </table:table-cell>
          <table:table-cell table:formula="of:=[.A472]-[.A471]" office:value-type="float" office:value="4020" calcext:value-type="float">
            <text:p>4020</text:p>
          </table:table-cell>
          <table:table-cell office:value-type="float" office:value="6.36" calcext:value-type="float">
            <text:p>6.36</text:p>
          </table:table-cell>
          <table:table-cell office:value-type="float" office:value="-8.98" calcext:value-type="float">
            <text:p>-8.98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6.36" calcext:value-type="float">
            <text:p>6.36</text:p>
          </table:table-cell>
          <table:table-cell table:number-columns-repeated="2" office:value-type="float" office:value="95.4" calcext:value-type="float">
            <text:p>9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72]/10000000;5)" office:value-type="float" office:value="2.8996" calcext:value-type="float">
            <text:p>2.8996</text:p>
          </table:table-cell>
          <table:table-cell table:formula="of:=[.C472]*100" office:value-type="float" office:value="636" calcext:value-type="float">
            <text:p>636</text:p>
          </table:table-cell>
          <table:table-cell table:formula="of:=[.F472]" office:value-type="float" office:value="680" calcext:value-type="float">
            <text:p>680</text:p>
          </table:table-cell>
          <table:table-cell table:formula="of:=[.M472]*10" office:value-type="float" office:value="954" calcext:value-type="float">
            <text:p>954</text:p>
          </table:table-cell>
        </table:table-row>
        <table:table-row table:style-name="ro2">
          <table:table-cell office:value-type="float" office:value="29000531" calcext:value-type="float">
            <text:p>29000531</text:p>
          </table:table-cell>
          <table:table-cell table:formula="of:=[.A473]-[.A472]" office:value-type="float" office:value="4528" calcext:value-type="float">
            <text:p>4528</text:p>
          </table:table-cell>
          <table:table-cell office:value-type="float" office:value="6.32" calcext:value-type="float">
            <text:p>6.32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6.32" calcext:value-type="float">
            <text:p>6.32</text:p>
          </table:table-cell>
          <table:table-cell table:number-columns-repeated="2" office:value-type="float" office:value="94.85" calcext:value-type="float">
            <text:p>94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85" calcext:value-type="float">
            <text:p>94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73]/10000000;5)" office:value-type="float" office:value="2.90005" calcext:value-type="float">
            <text:p>2.90005</text:p>
          </table:table-cell>
          <table:table-cell table:formula="of:=[.C473]*100" office:value-type="float" office:value="632" calcext:value-type="float">
            <text:p>632</text:p>
          </table:table-cell>
          <table:table-cell table:formula="of:=[.F473]" office:value-type="float" office:value="681" calcext:value-type="float">
            <text:p>681</text:p>
          </table:table-cell>
          <table:table-cell table:formula="of:=[.M473]*10" office:value-type="float" office:value="948.5" calcext:value-type="float">
            <text:p>948.5</text:p>
          </table:table-cell>
        </table:table-row>
        <table:table-row table:style-name="ro2">
          <table:table-cell office:value-type="float" office:value="29005100" calcext:value-type="float">
            <text:p>29005100</text:p>
          </table:table-cell>
          <table:table-cell table:formula="of:=[.A474]-[.A473]" office:value-type="float" office:value="4569" calcext:value-type="float">
            <text:p>4569</text:p>
          </table:table-cell>
          <table:table-cell office:value-type="float" office:value="6.31" calcext:value-type="float">
            <text:p>6.31</text:p>
          </table:table-cell>
          <table:table-cell office:value-type="float" office:value="6.79" calcext:value-type="float">
            <text:p>6.79</text:p>
          </table:table-cell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6.31" calcext:value-type="float">
            <text:p>6.31</text:p>
          </table:table-cell>
          <table:table-cell table:number-columns-repeated="2" office:value-type="float" office:value="94.63" calcext:value-type="float">
            <text:p>94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63" calcext:value-type="float">
            <text:p>94.6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74]/10000000;5)" office:value-type="float" office:value="2.90051" calcext:value-type="float">
            <text:p>2.90051</text:p>
          </table:table-cell>
          <table:table-cell table:formula="of:=[.C474]*100" office:value-type="float" office:value="631" calcext:value-type="float">
            <text:p>631</text:p>
          </table:table-cell>
          <table:table-cell table:formula="of:=[.F474]" office:value-type="float" office:value="681" calcext:value-type="float">
            <text:p>681</text:p>
          </table:table-cell>
          <table:table-cell table:formula="of:=[.M474]*10" office:value-type="float" office:value="946.3" calcext:value-type="float">
            <text:p>946.3</text:p>
          </table:table-cell>
        </table:table-row>
        <table:table-row table:style-name="ro2">
          <table:table-cell office:value-type="float" office:value="29008688" calcext:value-type="float">
            <text:p>29008688</text:p>
          </table:table-cell>
          <table:table-cell table:formula="of:=[.A475]-[.A474]" office:value-type="float" office:value="3588" calcext:value-type="float">
            <text:p>3588</text:p>
          </table:table-cell>
          <table:table-cell office:value-type="float" office:value="6.13" calcext:value-type="float">
            <text:p>6.13</text:p>
          </table:table-cell>
          <table:table-cell office:value-type="float" office:value="-10.91" calcext:value-type="float">
            <text:p>-10.91</text:p>
          </table:table-cell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6.13" calcext:value-type="float">
            <text:p>6.13</text:p>
          </table:table-cell>
          <table:table-cell table:number-columns-repeated="2" office:value-type="float" office:value="91.95" calcext:value-type="float">
            <text:p>91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95" calcext:value-type="float">
            <text:p>91.9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75]/10000000;5)" office:value-type="float" office:value="2.90087" calcext:value-type="float">
            <text:p>2.90087</text:p>
          </table:table-cell>
          <table:table-cell table:formula="of:=[.C475]*100" office:value-type="float" office:value="613" calcext:value-type="float">
            <text:p>613</text:p>
          </table:table-cell>
          <table:table-cell table:formula="of:=[.F475]" office:value-type="float" office:value="685" calcext:value-type="float">
            <text:p>685</text:p>
          </table:table-cell>
          <table:table-cell table:formula="of:=[.M475]*10" office:value-type="float" office:value="919.5" calcext:value-type="float">
            <text:p>919.5</text:p>
          </table:table-cell>
        </table:table-row>
        <table:table-row table:style-name="ro2">
          <table:table-cell office:value-type="float" office:value="29013023" calcext:value-type="float">
            <text:p>29013023</text:p>
          </table:table-cell>
          <table:table-cell table:formula="of:=[.A476]-[.A475]" office:value-type="float" office:value="4335" calcext:value-type="float">
            <text:p>4335</text:p>
          </table:table-cell>
          <table:table-cell office:value-type="float" office:value="6.04" calcext:value-type="float">
            <text:p>6.04</text:p>
          </table:table-cell>
          <table:table-cell office:value-type="float" office:value="-3.62" calcext:value-type="float">
            <text:p>-3.62</text:p>
          </table:table-cell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office:value-type="float" office:value="6.04" calcext:value-type="float">
            <text:p>6.04</text:p>
          </table:table-cell>
          <table:table-cell table:number-columns-repeated="2" office:value-type="float" office:value="90.54" calcext:value-type="float">
            <text:p>9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54" calcext:value-type="float">
            <text:p>90.5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76]/10000000;5)" office:value-type="float" office:value="2.9013" calcext:value-type="float">
            <text:p>2.9013</text:p>
          </table:table-cell>
          <table:table-cell table:formula="of:=[.C476]*100" office:value-type="float" office:value="604" calcext:value-type="float">
            <text:p>604</text:p>
          </table:table-cell>
          <table:table-cell table:formula="of:=[.F476]" office:value-type="float" office:value="686" calcext:value-type="float">
            <text:p>686</text:p>
          </table:table-cell>
          <table:table-cell table:formula="of:=[.M476]*10" office:value-type="float" office:value="905.4" calcext:value-type="float">
            <text:p>905.4</text:p>
          </table:table-cell>
        </table:table-row>
        <table:table-row table:style-name="ro2">
          <table:table-cell office:value-type="float" office:value="29016754" calcext:value-type="float">
            <text:p>29016754</text:p>
          </table:table-cell>
          <table:table-cell table:formula="of:=[.A477]-[.A476]" office:value-type="float" office:value="3731" calcext:value-type="float">
            <text:p>3731</text:p>
          </table:table-cell>
          <table:table-cell office:value-type="float" office:value="6.02" calcext:value-type="float">
            <text:p>6.02</text:p>
          </table:table-cell>
          <table:table-cell office:value-type="float" office:value="5.58" calcext:value-type="float">
            <text:p>5.58</text:p>
          </table:table-cell>
          <table:table-cell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 office:value-type="float" office:value="6.02" calcext:value-type="float">
            <text:p>6.02</text:p>
          </table:table-cell>
          <table:table-cell table:number-columns-repeated="2" office:value-type="float" office:value="90.34" calcext:value-type="float">
            <text:p>9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34" calcext:value-type="float">
            <text:p>90.3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77]/10000000;5)" office:value-type="float" office:value="2.90168" calcext:value-type="float">
            <text:p>2.90168</text:p>
          </table:table-cell>
          <table:table-cell table:formula="of:=[.C477]*100" office:value-type="float" office:value="602" calcext:value-type="float">
            <text:p>602</text:p>
          </table:table-cell>
          <table:table-cell table:formula="of:=[.F477]" office:value-type="float" office:value="687" calcext:value-type="float">
            <text:p>687</text:p>
          </table:table-cell>
          <table:table-cell table:formula="of:=[.M477]*10" office:value-type="float" office:value="903.4" calcext:value-type="float">
            <text:p>903.4</text:p>
          </table:table-cell>
        </table:table-row>
        <table:table-row table:style-name="ro2">
          <table:table-cell office:value-type="float" office:value="29021100" calcext:value-type="float">
            <text:p>29021100</text:p>
          </table:table-cell>
          <table:table-cell table:formula="of:=[.A478]-[.A477]" office:value-type="float" office:value="4346" calcext:value-type="float">
            <text:p>4346</text:p>
          </table:table-cell>
          <table:table-cell office:value-type="float" office:value="5.92" calcext:value-type="float">
            <text:p>5.92</text:p>
          </table:table-cell>
          <table:table-cell office:value-type="float" office:value="-2.43" calcext:value-type="float">
            <text:p>-2.43</text:p>
          </table:table-cell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5.92" calcext:value-type="float">
            <text:p>5.92</text:p>
          </table:table-cell>
          <table:table-cell table:number-columns-repeated="2" office:value-type="float" office:value="88.82" calcext:value-type="float">
            <text:p>88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82" calcext:value-type="float">
            <text:p>88.8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78]/10000000;5)" office:value-type="float" office:value="2.90211" calcext:value-type="float">
            <text:p>2.90211</text:p>
          </table:table-cell>
          <table:table-cell table:formula="of:=[.C478]*100" office:value-type="float" office:value="592" calcext:value-type="float">
            <text:p>592</text:p>
          </table:table-cell>
          <table:table-cell table:formula="of:=[.F478]" office:value-type="float" office:value="688" calcext:value-type="float">
            <text:p>688</text:p>
          </table:table-cell>
          <table:table-cell table:formula="of:=[.M478]*10" office:value-type="float" office:value="888.2" calcext:value-type="float">
            <text:p>888.2</text:p>
          </table:table-cell>
        </table:table-row>
        <table:table-row table:style-name="ro2">
          <table:table-cell office:value-type="float" office:value="29025111" calcext:value-type="float">
            <text:p>29025111</text:p>
          </table:table-cell>
          <table:table-cell table:formula="of:=[.A479]-[.A478]" office:value-type="float" office:value="4011" calcext:value-type="float">
            <text:p>4011</text:p>
          </table:table-cell>
          <table:table-cell office:value-type="float" office:value="5.79" calcext:value-type="float">
            <text:p>5.79</text:p>
          </table:table-cell>
          <table:table-cell office:value-type="float" office:value="-7.77" calcext:value-type="float">
            <text:p>-7.77</text:p>
          </table:table-cell>
          <table:table-cell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office:value-type="float" office:value="5.79" calcext:value-type="float">
            <text:p>5.79</text:p>
          </table:table-cell>
          <table:table-cell table:number-columns-repeated="2" office:value-type="float" office:value="86.85" calcext:value-type="float">
            <text:p>86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85" calcext:value-type="float">
            <text:p>86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79]/10000000;5)" office:value-type="float" office:value="2.90251" calcext:value-type="float">
            <text:p>2.90251</text:p>
          </table:table-cell>
          <table:table-cell table:formula="of:=[.C479]*100" office:value-type="float" office:value="579" calcext:value-type="float">
            <text:p>579</text:p>
          </table:table-cell>
          <table:table-cell table:formula="of:=[.F479]" office:value-type="float" office:value="691" calcext:value-type="float">
            <text:p>691</text:p>
          </table:table-cell>
          <table:table-cell table:formula="of:=[.M479]*10" office:value-type="float" office:value="868.5" calcext:value-type="float">
            <text:p>868.5</text:p>
          </table:table-cell>
        </table:table-row>
        <table:table-row table:style-name="ro2">
          <table:table-cell office:value-type="float" office:value="29029020" calcext:value-type="float">
            <text:p>29029020</text:p>
          </table:table-cell>
          <table:table-cell table:formula="of:=[.A480]-[.A479]" office:value-type="float" office:value="3909" calcext:value-type="float">
            <text:p>3909</text:p>
          </table:table-cell>
          <table:table-cell office:value-type="float" office:value="5.75" calcext:value-type="float">
            <text:p>5.75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5.75" calcext:value-type="float">
            <text:p>5.75</text:p>
          </table:table-cell>
          <table:table-cell table:number-columns-repeated="2" office:value-type="float" office:value="86.23" calcext:value-type="float">
            <text:p>86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23" calcext:value-type="float">
            <text:p>86.2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80]/10000000;5)" office:value-type="float" office:value="2.9029" calcext:value-type="float">
            <text:p>2.9029</text:p>
          </table:table-cell>
          <table:table-cell table:formula="of:=[.C480]*100" office:value-type="float" office:value="575" calcext:value-type="float">
            <text:p>575</text:p>
          </table:table-cell>
          <table:table-cell table:formula="of:=[.F480]" office:value-type="float" office:value="692" calcext:value-type="float">
            <text:p>692</text:p>
          </table:table-cell>
          <table:table-cell table:formula="of:=[.M480]*10" office:value-type="float" office:value="862.3" calcext:value-type="float">
            <text:p>862.3</text:p>
          </table:table-cell>
        </table:table-row>
        <table:table-row table:style-name="ro2">
          <table:table-cell office:value-type="float" office:value="29033005" calcext:value-type="float">
            <text:p>29033005</text:p>
          </table:table-cell>
          <table:table-cell table:formula="of:=[.A481]-[.A480]" office:value-type="float" office:value="3985" calcext:value-type="float">
            <text:p>3985</text:p>
          </table:table-cell>
          <table:table-cell office:value-type="float" office:value="5.7" calcext:value-type="float">
            <text:p>5.7</text:p>
          </table:table-cell>
          <table:table-cell office:value-type="float" office:value="3.15" calcext:value-type="float">
            <text:p>3.15</text:p>
          </table:table-cell>
          <table:table-cell office:value-type="float" office:value="1" calcext:value-type="float">
            <text:p>1</text:p>
          </table:table-cell>
          <table:table-cell office:value-type="float" office:value="693" calcext:value-type="float">
            <text:p>693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85.54" calcext:value-type="float">
            <text:p>85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54" calcext:value-type="float">
            <text:p>85.5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81]/10000000;5)" office:value-type="float" office:value="2.9033" calcext:value-type="float">
            <text:p>2.9033</text:p>
          </table:table-cell>
          <table:table-cell table:formula="of:=[.C481]*100" office:value-type="float" office:value="570" calcext:value-type="float">
            <text:p>570</text:p>
          </table:table-cell>
          <table:table-cell table:formula="of:=[.F481]" office:value-type="float" office:value="693" calcext:value-type="float">
            <text:p>693</text:p>
          </table:table-cell>
          <table:table-cell table:formula="of:=[.M481]*10" office:value-type="float" office:value="855.4" calcext:value-type="float">
            <text:p>855.4</text:p>
          </table:table-cell>
        </table:table-row>
        <table:table-row table:style-name="ro2">
          <table:table-cell office:value-type="float" office:value="29037020" calcext:value-type="float">
            <text:p>29037020</text:p>
          </table:table-cell>
          <table:table-cell table:formula="of:=[.A482]-[.A481]" office:value-type="float" office:value="4015" calcext:value-type="float">
            <text:p>4015</text:p>
          </table:table-cell>
          <table:table-cell office:value-type="float" office:value="5.54" calcext:value-type="float">
            <text:p>5.54</text:p>
          </table:table-cell>
          <table:table-cell office:value-type="float" office:value="-10.97" calcext:value-type="float">
            <text:p>-10.97</text:p>
          </table:table-cell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5.54" calcext:value-type="float">
            <text:p>5.54</text:p>
          </table:table-cell>
          <table:table-cell table:number-columns-repeated="2" office:value-type="float" office:value="83.12" calcext:value-type="float">
            <text:p>83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12" calcext:value-type="float">
            <text:p>83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82]/10000000;5)" office:value-type="float" office:value="2.9037" calcext:value-type="float">
            <text:p>2.9037</text:p>
          </table:table-cell>
          <table:table-cell table:formula="of:=[.C482]*100" office:value-type="float" office:value="554" calcext:value-type="float">
            <text:p>554</text:p>
          </table:table-cell>
          <table:table-cell table:formula="of:=[.F482]" office:value-type="float" office:value="696" calcext:value-type="float">
            <text:p>696</text:p>
          </table:table-cell>
          <table:table-cell table:formula="of:=[.M482]*10" office:value-type="float" office:value="831.2" calcext:value-type="float">
            <text:p>831.2</text:p>
          </table:table-cell>
        </table:table-row>
        <table:table-row table:style-name="ro2">
          <table:table-cell office:value-type="float" office:value="29041811" calcext:value-type="float">
            <text:p>29041811</text:p>
          </table:table-cell>
          <table:table-cell table:formula="of:=[.A483]-[.A482]" office:value-type="float" office:value="4791" calcext:value-type="float">
            <text:p>4791</text:p>
          </table:table-cell>
          <table:table-cell office:value-type="float" office:value="5.5" calcext:value-type="float">
            <text:p>5.5</text:p>
          </table:table-cell>
          <table:table-cell office:value-type="float" office:value="1.44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82.53" calcext:value-type="float">
            <text:p>82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53" calcext:value-type="float">
            <text:p>82.5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83]/10000000;5)" office:value-type="float" office:value="2.90418" calcext:value-type="float">
            <text:p>2.90418</text:p>
          </table:table-cell>
          <table:table-cell table:formula="of:=[.C483]*100" office:value-type="float" office:value="550" calcext:value-type="float">
            <text:p>550</text:p>
          </table:table-cell>
          <table:table-cell table:formula="of:=[.F483]" office:value-type="float" office:value="696" calcext:value-type="float">
            <text:p>696</text:p>
          </table:table-cell>
          <table:table-cell table:formula="of:=[.M483]*10" office:value-type="float" office:value="825.3" calcext:value-type="float">
            <text:p>825.3</text:p>
          </table:table-cell>
        </table:table-row>
        <table:table-row table:style-name="ro2">
          <table:table-cell office:value-type="float" office:value="29046143" calcext:value-type="float">
            <text:p>29046143</text:p>
          </table:table-cell>
          <table:table-cell table:formula="of:=[.A484]-[.A483]" office:value-type="float" office:value="4332" calcext:value-type="float">
            <text:p>4332</text:p>
          </table:table-cell>
          <table:table-cell office:value-type="float" office:value="5.48" calcext:value-type="float">
            <text:p>5.48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5.48" calcext:value-type="float">
            <text:p>5.48</text:p>
          </table:table-cell>
          <table:table-cell table:number-columns-repeated="2" office:value-type="float" office:value="82.24" calcext:value-type="float">
            <text:p>82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24" calcext:value-type="float">
            <text:p>82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84]/10000000;5)" office:value-type="float" office:value="2.90461" calcext:value-type="float">
            <text:p>2.90461</text:p>
          </table:table-cell>
          <table:table-cell table:formula="of:=[.C484]*100" office:value-type="float" office:value="548" calcext:value-type="float">
            <text:p>548</text:p>
          </table:table-cell>
          <table:table-cell table:formula="of:=[.F484]" office:value-type="float" office:value="697" calcext:value-type="float">
            <text:p>697</text:p>
          </table:table-cell>
          <table:table-cell table:formula="of:=[.M484]*10" office:value-type="float" office:value="822.4" calcext:value-type="float">
            <text:p>822.4</text:p>
          </table:table-cell>
        </table:table-row>
        <table:table-row table:style-name="ro2">
          <table:table-cell office:value-type="float" office:value="29050100" calcext:value-type="float">
            <text:p>29050100</text:p>
          </table:table-cell>
          <table:table-cell table:formula="of:=[.A485]-[.A484]" office:value-type="float" office:value="3957" calcext:value-type="float">
            <text:p>3957</text:p>
          </table:table-cell>
          <table:table-cell office:value-type="float" office:value="5.33" calcext:value-type="float">
            <text:p>5.33</text:p>
          </table:table-cell>
          <table:table-cell office:value-type="float" office:value="-9.89" calcext:value-type="float">
            <text:p>-9.89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5.33" calcext:value-type="float">
            <text:p>5.33</text:p>
          </table:table-cell>
          <table:table-cell table:number-columns-repeated="2" office:value-type="float" office:value="79.94" calcext:value-type="float">
            <text:p>79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94" calcext:value-type="float">
            <text:p>79.9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85]/10000000;5)" office:value-type="float" office:value="2.90501" calcext:value-type="float">
            <text:p>2.90501</text:p>
          </table:table-cell>
          <table:table-cell table:formula="of:=[.C485]*100" office:value-type="float" office:value="533" calcext:value-type="float">
            <text:p>533</text:p>
          </table:table-cell>
          <table:table-cell table:formula="of:=[.F485]" office:value-type="float" office:value="700" calcext:value-type="float">
            <text:p>700</text:p>
          </table:table-cell>
          <table:table-cell table:formula="of:=[.M485]*10" office:value-type="float" office:value="799.4" calcext:value-type="float">
            <text:p>799.4</text:p>
          </table:table-cell>
        </table:table-row>
        <table:table-row table:style-name="ro2">
          <table:table-cell office:value-type="float" office:value="29054585" calcext:value-type="float">
            <text:p>29054585</text:p>
          </table:table-cell>
          <table:table-cell table:formula="of:=[.A486]-[.A485]" office:value-type="float" office:value="4485" calcext:value-type="float">
            <text:p>4485</text:p>
          </table:table-cell>
          <table:table-cell office:value-type="float" office:value="5.26" calcext:value-type="float">
            <text:p>5.26</text:p>
          </table:table-cell>
          <table:table-cell office:value-type="float" office:value="-2.43" calcext:value-type="float">
            <text:p>-2.43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float" office:value="78.86" calcext:value-type="float">
            <text:p>78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86" calcext:value-type="float">
            <text:p>78.8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86]/10000000;5)" office:value-type="float" office:value="2.90546" calcext:value-type="float">
            <text:p>2.90546</text:p>
          </table:table-cell>
          <table:table-cell table:formula="of:=[.C486]*100" office:value-type="float" office:value="526" calcext:value-type="float">
            <text:p>526</text:p>
          </table:table-cell>
          <table:table-cell table:formula="of:=[.F486]" office:value-type="float" office:value="701" calcext:value-type="float">
            <text:p>701</text:p>
          </table:table-cell>
          <table:table-cell table:formula="of:=[.M486]*10" office:value-type="float" office:value="788.6" calcext:value-type="float">
            <text:p>788.6</text:p>
          </table:table-cell>
        </table:table-row>
        <table:table-row table:style-name="ro2">
          <table:table-cell office:value-type="float" office:value="29058225" calcext:value-type="float">
            <text:p>29058225</text:p>
          </table:table-cell>
          <table:table-cell table:formula="of:=[.A487]-[.A486]" office:value-type="float" office:value="3640" calcext:value-type="float">
            <text:p>3640</text:p>
          </table:table-cell>
          <table:table-cell office:value-type="float" office:value="5.26" calcext:value-type="float">
            <text:p>5.26</text:p>
          </table:table-cell>
          <table:table-cell office:value-type="float" office:value="5.86" calcext:value-type="float">
            <text:p>5.86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float" office:value="78.83" calcext:value-type="float">
            <text:p>78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83" calcext:value-type="float">
            <text:p>78.8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87]/10000000;5)" office:value-type="float" office:value="2.90582" calcext:value-type="float">
            <text:p>2.90582</text:p>
          </table:table-cell>
          <table:table-cell table:formula="of:=[.C487]*100" office:value-type="float" office:value="526" calcext:value-type="float">
            <text:p>526</text:p>
          </table:table-cell>
          <table:table-cell table:formula="of:=[.F487]" office:value-type="float" office:value="701" calcext:value-type="float">
            <text:p>701</text:p>
          </table:table-cell>
          <table:table-cell table:formula="of:=[.M487]*10" office:value-type="float" office:value="788.3" calcext:value-type="float">
            <text:p>788.3</text:p>
          </table:table-cell>
        </table:table-row>
        <table:table-row table:style-name="ro2">
          <table:table-cell office:value-type="float" office:value="29062440" calcext:value-type="float">
            <text:p>29062440</text:p>
          </table:table-cell>
          <table:table-cell table:formula="of:=[.A488]-[.A487]" office:value-type="float" office:value="4215" calcext:value-type="float">
            <text:p>4215</text:p>
          </table:table-cell>
          <table:table-cell office:value-type="float" office:value="5.14" calcext:value-type="float">
            <text:p>5.14</text:p>
          </table:table-cell>
          <table:table-cell office:value-type="float" office:value="-5.38" calcext:value-type="float">
            <text:p>-5.38</text:p>
          </table:table-cell>
          <table:table-cell office:value-type="float" office:value="1" calcext:value-type="float">
            <text:p>1</text:p>
          </table:table-cell>
          <table:table-cell office:value-type="float" office:value="703" calcext:value-type="float">
            <text:p>703</text:p>
          </table:table-cell>
          <table:table-cell office:value-type="float" office:value="5.14" calcext:value-type="float">
            <text:p>5.14</text:p>
          </table:table-cell>
          <table:table-cell table:number-columns-repeated="2" office:value-type="float" office:value="77.04" calcext:value-type="float">
            <text:p>77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04" calcext:value-type="float">
            <text:p>77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88]/10000000;5)" office:value-type="float" office:value="2.90624" calcext:value-type="float">
            <text:p>2.90624</text:p>
          </table:table-cell>
          <table:table-cell table:formula="of:=[.C488]*100" office:value-type="float" office:value="514" calcext:value-type="float">
            <text:p>514</text:p>
          </table:table-cell>
          <table:table-cell table:formula="of:=[.F488]" office:value-type="float" office:value="703" calcext:value-type="float">
            <text:p>703</text:p>
          </table:table-cell>
          <table:table-cell table:formula="of:=[.M488]*10" office:value-type="float" office:value="770.4" calcext:value-type="float">
            <text:p>770.4</text:p>
          </table:table-cell>
        </table:table-row>
        <table:table-row table:style-name="ro2">
          <table:table-cell office:value-type="float" office:value="29097268" calcext:value-type="float">
            <text:p>29097268</text:p>
          </table:table-cell>
          <table:table-cell table:formula="of:=[.A489]-[.A488]" office:value-type="float" office:value="34828" calcext:value-type="float">
            <text:p>34828</text:p>
          </table:table-cell>
          <table:table-cell office:value-type="float" office:value="5.07" calcext:value-type="float">
            <text:p>5.07</text:p>
          </table:table-cell>
          <table:table-cell office:value-type="float" office:value="-1.49" calcext:value-type="float">
            <text:p>-1.49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5.07" calcext:value-type="float">
            <text:p>5.07</text:p>
          </table:table-cell>
          <table:table-cell table:number-columns-repeated="2" office:value-type="float" office:value="76.07" calcext:value-type="float">
            <text:p>76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07" calcext:value-type="float">
            <text:p>76.0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89]/10000000;5)" office:value-type="float" office:value="2.90973" calcext:value-type="float">
            <text:p>2.90973</text:p>
          </table:table-cell>
          <table:table-cell table:formula="of:=[.C489]*100" office:value-type="float" office:value="507" calcext:value-type="float">
            <text:p>507</text:p>
          </table:table-cell>
          <table:table-cell table:formula="of:=[.F489]" office:value-type="float" office:value="704" calcext:value-type="float">
            <text:p>704</text:p>
          </table:table-cell>
          <table:table-cell table:formula="of:=[.M489]*10" office:value-type="float" office:value="760.7" calcext:value-type="float">
            <text:p>760.7</text:p>
          </table:table-cell>
        </table:table-row>
        <table:table-row table:style-name="ro2">
          <table:table-cell office:value-type="float" office:value="29101428" calcext:value-type="float">
            <text:p>29101428</text:p>
          </table:table-cell>
          <table:table-cell table:formula="of:=[.A490]-[.A489]" office:value-type="float" office:value="4160" calcext:value-type="float">
            <text:p>4160</text:p>
          </table:table-cell>
          <table:table-cell office:value-type="float" office:value="5.07" calcext:value-type="float">
            <text:p>5.07</text:p>
          </table:table-cell>
          <table:table-cell office:value-type="float" office:value="6.35" calcext:value-type="float">
            <text:p>6.35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5.07" calcext:value-type="float">
            <text:p>5.07</text:p>
          </table:table-cell>
          <table:table-cell table:number-columns-repeated="2" office:value-type="float" office:value="76.02" calcext:value-type="float">
            <text:p>76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02" calcext:value-type="float">
            <text:p>76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90]/10000000;5)" office:value-type="float" office:value="2.91014" calcext:value-type="float">
            <text:p>2.91014</text:p>
          </table:table-cell>
          <table:table-cell table:formula="of:=[.C490]*100" office:value-type="float" office:value="507" calcext:value-type="float">
            <text:p>507</text:p>
          </table:table-cell>
          <table:table-cell table:formula="of:=[.F490]" office:value-type="float" office:value="704" calcext:value-type="float">
            <text:p>704</text:p>
          </table:table-cell>
          <table:table-cell table:formula="of:=[.M490]*10" office:value-type="float" office:value="760.2" calcext:value-type="float">
            <text:p>760.2</text:p>
          </table:table-cell>
        </table:table-row>
        <table:table-row table:style-name="ro2">
          <table:table-cell office:value-type="float" office:value="29105391" calcext:value-type="float">
            <text:p>29105391</text:p>
          </table:table-cell>
          <table:table-cell table:formula="of:=[.A491]-[.A490]" office:value-type="float" office:value="3963" calcext:value-type="float">
            <text:p>3963</text:p>
          </table:table-cell>
          <table:table-cell office:value-type="float" office:value="4.96" calcext:value-type="float">
            <text:p>4.96</text:p>
          </table:table-cell>
          <table:table-cell office:value-type="float" office:value="-5.05" calcext:value-type="float">
            <text:p>-5.05</text:p>
          </table:table-cell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  <table:table-cell office:value-type="float" office:value="4.96" calcext:value-type="float">
            <text:p>4.96</text:p>
          </table:table-cell>
          <table:table-cell table:number-columns-repeated="2" office:value-type="float" office:value="74.39" calcext:value-type="float">
            <text:p>74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39" calcext:value-type="float">
            <text:p>74.3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91]/10000000;5)" office:value-type="float" office:value="2.91054" calcext:value-type="float">
            <text:p>2.91054</text:p>
          </table:table-cell>
          <table:table-cell table:formula="of:=[.C491]*100" office:value-type="float" office:value="496" calcext:value-type="float">
            <text:p>496</text:p>
          </table:table-cell>
          <table:table-cell table:formula="of:=[.F491]" office:value-type="float" office:value="707" calcext:value-type="float">
            <text:p>707</text:p>
          </table:table-cell>
          <table:table-cell table:formula="of:=[.M491]*10" office:value-type="float" office:value="743.9" calcext:value-type="float">
            <text:p>743.9</text:p>
          </table:table-cell>
        </table:table-row>
        <table:table-row table:style-name="ro2">
          <table:table-cell office:value-type="float" office:value="29109891" calcext:value-type="float">
            <text:p>29109891</text:p>
          </table:table-cell>
          <table:table-cell table:formula="of:=[.A492]-[.A491]" office:value-type="float" office:value="4500" calcext:value-type="float">
            <text:p>4500</text:p>
          </table:table-cell>
          <table:table-cell office:value-type="float" office:value="4.86" calcext:value-type="float">
            <text:p>4.86</text:p>
          </table:table-cell>
          <table:table-cell office:value-type="float" office:value="-5.91" calcext:value-type="float">
            <text:p>-5.91</text:p>
          </table:table-cell>
          <table:table-cell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  <table:table-cell office:value-type="float" office:value="4.86" calcext:value-type="float">
            <text:p>4.86</text:p>
          </table:table-cell>
          <table:table-cell table:number-columns-repeated="2" office:value-type="float" office:value="72.88" calcext:value-type="float">
            <text:p>72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88" calcext:value-type="float">
            <text:p>72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92]/10000000;5)" office:value-type="float" office:value="2.91099" calcext:value-type="float">
            <text:p>2.91099</text:p>
          </table:table-cell>
          <table:table-cell table:formula="of:=[.C492]*100" office:value-type="float" office:value="486" calcext:value-type="float">
            <text:p>486</text:p>
          </table:table-cell>
          <table:table-cell table:formula="of:=[.F492]" office:value-type="float" office:value="708" calcext:value-type="float">
            <text:p>708</text:p>
          </table:table-cell>
          <table:table-cell table:formula="of:=[.M492]*10" office:value-type="float" office:value="728.8" calcext:value-type="float">
            <text:p>728.8</text:p>
          </table:table-cell>
        </table:table-row>
        <table:table-row table:style-name="ro2">
          <table:table-cell office:value-type="float" office:value="29113511" calcext:value-type="float">
            <text:p>29113511</text:p>
          </table:table-cell>
          <table:table-cell table:formula="of:=[.A493]-[.A492]" office:value-type="float" office:value="3620" calcext:value-type="float">
            <text:p>3620</text:p>
          </table:table-cell>
          <table:table-cell office:value-type="float" office:value="4.85" calcext:value-type="float">
            <text:p>4.85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office:value-type="float" office:value="4.85" calcext:value-type="float">
            <text:p>4.85</text:p>
          </table:table-cell>
          <table:table-cell table:number-columns-repeated="2" office:value-type="float" office:value="72.77" calcext:value-type="float">
            <text:p>72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77" calcext:value-type="float">
            <text:p>72.7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93]/10000000;5)" office:value-type="float" office:value="2.91135" calcext:value-type="float">
            <text:p>2.91135</text:p>
          </table:table-cell>
          <table:table-cell table:formula="of:=[.C493]*100" office:value-type="float" office:value="485" calcext:value-type="float">
            <text:p>485</text:p>
          </table:table-cell>
          <table:table-cell table:formula="of:=[.F493]" office:value-type="float" office:value="709" calcext:value-type="float">
            <text:p>709</text:p>
          </table:table-cell>
          <table:table-cell table:formula="of:=[.M493]*10" office:value-type="float" office:value="727.7" calcext:value-type="float">
            <text:p>727.7</text:p>
          </table:table-cell>
        </table:table-row>
        <table:table-row table:style-name="ro2">
          <table:table-cell office:value-type="float" office:value="29117883" calcext:value-type="float">
            <text:p>29117883</text:p>
          </table:table-cell>
          <table:table-cell table:formula="of:=[.A494]-[.A493]" office:value-type="float" office:value="4372" calcext:value-type="float">
            <text:p>4372</text:p>
          </table:table-cell>
          <table:table-cell office:value-type="float" office:value="4.74" calcext:value-type="float">
            <text:p>4.74</text:p>
          </table:table-cell>
          <table:table-cell office:value-type="float" office:value="-3.75" calcext:value-type="float">
            <text:p>-3.75</text:p>
          </table:table-cell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4.74" calcext:value-type="float">
            <text:p>4.74</text:p>
          </table:table-cell>
          <table:table-cell table:number-columns-repeated="2" office:value-type="float" office:value="71.13" calcext:value-type="float">
            <text:p>7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13" calcext:value-type="float">
            <text:p>71.1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94]/10000000;5)" office:value-type="float" office:value="2.91179" calcext:value-type="float">
            <text:p>2.91179</text:p>
          </table:table-cell>
          <table:table-cell table:formula="of:=[.C494]*100" office:value-type="float" office:value="474" calcext:value-type="float">
            <text:p>474</text:p>
          </table:table-cell>
          <table:table-cell table:formula="of:=[.F494]" office:value-type="float" office:value="711" calcext:value-type="float">
            <text:p>711</text:p>
          </table:table-cell>
          <table:table-cell table:formula="of:=[.M494]*10" office:value-type="float" office:value="711.3" calcext:value-type="float">
            <text:p>711.3</text:p>
          </table:table-cell>
        </table:table-row>
        <table:table-row table:style-name="ro2">
          <table:table-cell office:value-type="float" office:value="29121668" calcext:value-type="float">
            <text:p>29121668</text:p>
          </table:table-cell>
          <table:table-cell table:formula="of:=[.A495]-[.A494]" office:value-type="float" office:value="3785" calcext:value-type="float">
            <text:p>3785</text:p>
          </table:table-cell>
          <table:table-cell office:value-type="float" office:value="4.6" calcext:value-type="float">
            <text:p>4.6</text:p>
          </table:table-cell>
          <table:table-cell office:value-type="float" office:value="-9.33" calcext:value-type="float">
            <text:p>-9.33</text:p>
          </table:table-cell>
          <table:table-cell office:value-type="float" office:value="1" calcext:value-type="float">
            <text:p>1</text:p>
          </table:table-cell>
          <table:table-cell office:value-type="float" office:value="713" calcext:value-type="float">
            <text:p>713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69.03" calcext:value-type="float">
            <text:p>69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03" calcext:value-type="float">
            <text:p>69.0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95]/10000000;5)" office:value-type="float" office:value="2.91217" calcext:value-type="float">
            <text:p>2.91217</text:p>
          </table:table-cell>
          <table:table-cell table:formula="of:=[.C495]*100" office:value-type="float" office:value="460" calcext:value-type="float">
            <text:p>460</text:p>
          </table:table-cell>
          <table:table-cell table:formula="of:=[.F495]" office:value-type="float" office:value="713" calcext:value-type="float">
            <text:p>713</text:p>
          </table:table-cell>
          <table:table-cell table:formula="of:=[.M495]*10" office:value-type="float" office:value="690.3" calcext:value-type="float">
            <text:p>690.3</text:p>
          </table:table-cell>
        </table:table-row>
        <table:table-row table:style-name="ro2">
          <table:table-cell office:value-type="float" office:value="29126048" calcext:value-type="float">
            <text:p>29126048</text:p>
          </table:table-cell>
          <table:table-cell table:formula="of:=[.A496]-[.A495]" office:value-type="float" office:value="4380" calcext:value-type="float">
            <text:p>4380</text:p>
          </table:table-cell>
          <table:table-cell office:value-type="float" office:value="4.54" calcext:value-type="float">
            <text:p>4.54</text:p>
          </table:table-cell>
          <table:table-cell office:value-type="float" office:value="-0.99" calcext:value-type="float">
            <text:p>-0.99</text:p>
          </table:table-cell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office:value-type="float" office:value="4.54" calcext:value-type="float">
            <text:p>4.54</text:p>
          </table:table-cell>
          <table:table-cell table:number-columns-repeated="2" office:value-type="float" office:value="68.14" calcext:value-type="float">
            <text:p>68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14" calcext:value-type="float">
            <text:p>68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96]/10000000;5)" office:value-type="float" office:value="2.9126" calcext:value-type="float">
            <text:p>2.9126</text:p>
          </table:table-cell>
          <table:table-cell table:formula="of:=[.C496]*100" office:value-type="float" office:value="454" calcext:value-type="float">
            <text:p>454</text:p>
          </table:table-cell>
          <table:table-cell table:formula="of:=[.F496]" office:value-type="float" office:value="714" calcext:value-type="float">
            <text:p>714</text:p>
          </table:table-cell>
          <table:table-cell table:formula="of:=[.M496]*10" office:value-type="float" office:value="681.4" calcext:value-type="float">
            <text:p>681.4</text:p>
          </table:table-cell>
        </table:table-row>
        <table:table-row table:style-name="ro2">
          <table:table-cell office:value-type="float" office:value="29129828" calcext:value-type="float">
            <text:p>29129828</text:p>
          </table:table-cell>
          <table:table-cell table:formula="of:=[.A497]-[.A496]" office:value-type="float" office:value="3780" calcext:value-type="float">
            <text:p>3780</text:p>
          </table:table-cell>
          <table:table-cell office:value-type="float" office:value="4.53" calcext:value-type="float">
            <text:p>4.53</text:p>
          </table:table-cell>
          <table:table-cell office:value-type="float" office:value="5.51" calcext:value-type="float">
            <text:p>5.51</text:p>
          </table:table-cell>
          <table:table-cell office:value-type="float" office:value="1" calcext:value-type="float">
            <text:p>1</text:p>
          </table:table-cell>
          <table:table-cell office:value-type="float" office:value="715" calcext:value-type="float">
            <text:p>715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float" office:value="67.94" calcext:value-type="float">
            <text:p>67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94" calcext:value-type="float">
            <text:p>67.9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97]/10000000;5)" office:value-type="float" office:value="2.91298" calcext:value-type="float">
            <text:p>2.91298</text:p>
          </table:table-cell>
          <table:table-cell table:formula="of:=[.C497]*100" office:value-type="float" office:value="453" calcext:value-type="float">
            <text:p>453</text:p>
          </table:table-cell>
          <table:table-cell table:formula="of:=[.F497]" office:value-type="float" office:value="715" calcext:value-type="float">
            <text:p>715</text:p>
          </table:table-cell>
          <table:table-cell table:formula="of:=[.M497]*10" office:value-type="float" office:value="679.4" calcext:value-type="float">
            <text:p>679.4</text:p>
          </table:table-cell>
        </table:table-row>
        <table:table-row table:style-name="ro2">
          <table:table-cell office:value-type="float" office:value="29134371" calcext:value-type="float">
            <text:p>29134371</text:p>
          </table:table-cell>
          <table:table-cell table:formula="of:=[.A498]-[.A497]" office:value-type="float" office:value="4543" calcext:value-type="float">
            <text:p>4543</text:p>
          </table:table-cell>
          <table:table-cell office:value-type="float" office:value="4.38" calcext:value-type="float">
            <text:p>4.38</text:p>
          </table:table-cell>
          <table:table-cell office:value-type="float" office:value="-9.21" calcext:value-type="float">
            <text:p>-9.21</text:p>
          </table:table-cell>
          <table:table-cell office:value-type="float" office:value="1" calcext:value-type="float">
            <text:p>1</text:p>
          </table:table-cell>
          <table:table-cell office:value-type="float" office:value="717" calcext:value-type="float">
            <text:p>717</text:p>
          </table:table-cell>
          <table:table-cell office:value-type="float" office:value="4.38" calcext:value-type="float">
            <text:p>4.38</text:p>
          </table:table-cell>
          <table:table-cell table:number-columns-repeated="2" office:value-type="float" office:value="65.76" calcext:value-type="float">
            <text:p>65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76" calcext:value-type="float">
            <text:p>65.7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98]/10000000;5)" office:value-type="float" office:value="2.91344" calcext:value-type="float">
            <text:p>2.91344</text:p>
          </table:table-cell>
          <table:table-cell table:formula="of:=[.C498]*100" office:value-type="float" office:value="438" calcext:value-type="float">
            <text:p>438</text:p>
          </table:table-cell>
          <table:table-cell table:formula="of:=[.F498]" office:value-type="float" office:value="717" calcext:value-type="float">
            <text:p>717</text:p>
          </table:table-cell>
          <table:table-cell table:formula="of:=[.M498]*10" office:value-type="float" office:value="657.6" calcext:value-type="float">
            <text:p>657.6</text:p>
          </table:table-cell>
        </table:table-row>
        <table:table-row table:style-name="ro2">
          <table:table-cell office:value-type="float" office:value="29137988" calcext:value-type="float">
            <text:p>29137988</text:p>
          </table:table-cell>
          <table:table-cell table:formula="of:=[.A499]-[.A498]" office:value-type="float" office:value="3617" calcext:value-type="float">
            <text:p>3617</text:p>
          </table:table-cell>
          <table:table-cell office:value-type="float" office:value="4.26" calcext:value-type="float">
            <text:p>4.26</text:p>
          </table:table-cell>
          <table:table-cell office:value-type="float" office:value="-9.15" calcext:value-type="float">
            <text:p>-9.1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4.26" calcext:value-type="float">
            <text:p>4.26</text:p>
          </table:table-cell>
          <table:table-cell table:number-columns-repeated="2" office:value-type="float" office:value="63.83" calcext:value-type="float">
            <text:p>63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83" calcext:value-type="float">
            <text:p>63.8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499]/10000000;5)" office:value-type="float" office:value="2.9138" calcext:value-type="float">
            <text:p>2.9138</text:p>
          </table:table-cell>
          <table:table-cell table:formula="of:=[.C499]*100" office:value-type="float" office:value="426" calcext:value-type="float">
            <text:p>426</text:p>
          </table:table-cell>
          <table:table-cell table:formula="of:=[.F499]" office:value-type="float" office:value="720" calcext:value-type="float">
            <text:p>720</text:p>
          </table:table-cell>
          <table:table-cell table:formula="of:=[.M499]*10" office:value-type="float" office:value="638.3" calcext:value-type="float">
            <text:p>638.3</text:p>
          </table:table-cell>
        </table:table-row>
        <table:table-row table:style-name="ro2">
          <table:table-cell office:value-type="float" office:value="29142385" calcext:value-type="float">
            <text:p>29142385</text:p>
          </table:table-cell>
          <table:table-cell table:formula="of:=[.A500]-[.A499]" office:value-type="float" office:value="4397" calcext:value-type="float">
            <text:p>4397</text:p>
          </table:table-cell>
          <table:table-cell office:value-type="float" office:value="4.24" calcext:value-type="float">
            <text:p>4.24</text:p>
          </table:table-cell>
          <table:table-cell office:value-type="float" office:value="3.84" calcext:value-type="float">
            <text:p>3.8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4.24" calcext:value-type="float">
            <text:p>4.24</text:p>
          </table:table-cell>
          <table:table-cell table:number-columns-repeated="2" office:value-type="float" office:value="63.66" calcext:value-type="float">
            <text:p>63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66" calcext:value-type="float">
            <text:p>63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00]/10000000;5)" office:value-type="float" office:value="2.91424" calcext:value-type="float">
            <text:p>2.91424</text:p>
          </table:table-cell>
          <table:table-cell table:formula="of:=[.C500]*100" office:value-type="float" office:value="424" calcext:value-type="float">
            <text:p>424</text:p>
          </table:table-cell>
          <table:table-cell table:formula="of:=[.F500]" office:value-type="float" office:value="720" calcext:value-type="float">
            <text:p>720</text:p>
          </table:table-cell>
          <table:table-cell table:formula="of:=[.M500]*10" office:value-type="float" office:value="636.6" calcext:value-type="float">
            <text:p>636.6</text:p>
          </table:table-cell>
        </table:table-row>
        <table:table-row table:style-name="ro2">
          <table:table-cell office:value-type="float" office:value="29146131" calcext:value-type="float">
            <text:p>29146131</text:p>
          </table:table-cell>
          <table:table-cell table:formula="of:=[.A501]-[.A500]" office:value-type="float" office:value="3746" calcext:value-type="float">
            <text:p>3746</text:p>
          </table:table-cell>
          <table:table-cell office:value-type="float" office:value="4.14" calcext:value-type="float">
            <text:p>4.14</text:p>
          </table:table-cell>
          <table:table-cell office:value-type="float" office:value="-4.02" calcext:value-type="float">
            <text:p>-4.02</text:p>
          </table:table-cell>
          <table:table-cell office:value-type="float" office:value="1" calcext:value-type="float">
            <text:p>1</text:p>
          </table:table-cell>
          <table:table-cell office:value-type="float" office:value="722" calcext:value-type="float">
            <text:p>722</text:p>
          </table:table-cell>
          <table:table-cell office:value-type="float" office:value="4.14" calcext:value-type="float">
            <text:p>4.14</text:p>
          </table:table-cell>
          <table:table-cell table:number-columns-repeated="2" office:value-type="float" office:value="62.14" calcext:value-type="float">
            <text:p>62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14" calcext:value-type="float">
            <text:p>62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01]/10000000;5)" office:value-type="float" office:value="2.91461" calcext:value-type="float">
            <text:p>2.91461</text:p>
          </table:table-cell>
          <table:table-cell table:formula="of:=[.C501]*100" office:value-type="float" office:value="414" calcext:value-type="float">
            <text:p>414</text:p>
          </table:table-cell>
          <table:table-cell table:formula="of:=[.F501]" office:value-type="float" office:value="722" calcext:value-type="float">
            <text:p>722</text:p>
          </table:table-cell>
          <table:table-cell table:formula="of:=[.M501]*10" office:value-type="float" office:value="621.4" calcext:value-type="float">
            <text:p>621.4</text:p>
          </table:table-cell>
        </table:table-row>
        <table:table-row table:style-name="ro2">
          <table:table-cell office:value-type="float" office:value="29150468" calcext:value-type="float">
            <text:p>29150468</text:p>
          </table:table-cell>
          <table:table-cell table:formula="of:=[.A502]-[.A501]" office:value-type="float" office:value="4337" calcext:value-type="float">
            <text:p>4337</text:p>
          </table:table-cell>
          <table:table-cell office:value-type="float" office:value="4.03" calcext:value-type="float">
            <text:p>4.03</text:p>
          </table:table-cell>
          <table:table-cell office:value-type="float" office:value="-8.28" calcext:value-type="float">
            <text:p>-8.28</text:p>
          </table:table-cell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60.4" calcext:value-type="float">
            <text:p>6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4" calcext:value-type="float">
            <text:p>60.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02]/10000000;5)" office:value-type="float" office:value="2.91505" calcext:value-type="float">
            <text:p>2.91505</text:p>
          </table:table-cell>
          <table:table-cell table:formula="of:=[.C502]*100" office:value-type="float" office:value="403" calcext:value-type="float">
            <text:p>403</text:p>
          </table:table-cell>
          <table:table-cell table:formula="of:=[.F502]" office:value-type="float" office:value="724" calcext:value-type="float">
            <text:p>724</text:p>
          </table:table-cell>
          <table:table-cell table:formula="of:=[.M502]*10" office:value-type="float" office:value="604" calcext:value-type="float">
            <text:p>604</text:p>
          </table:table-cell>
        </table:table-row>
        <table:table-row table:style-name="ro2">
          <table:table-cell office:value-type="float" office:value="29154351" calcext:value-type="float">
            <text:p>29154351</text:p>
          </table:table-cell>
          <table:table-cell table:formula="of:=[.A503]-[.A502]" office:value-type="float" office:value="3883" calcext:value-type="float">
            <text:p>3883</text:p>
          </table:table-cell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725" calcext:value-type="float">
            <text:p>7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9.97" calcext:value-type="float">
            <text:p>59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97" calcext:value-type="float">
            <text:p>59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03]/10000000;5)" office:value-type="float" office:value="2.91544" calcext:value-type="float">
            <text:p>2.91544</text:p>
          </table:table-cell>
          <table:table-cell table:formula="of:=[.C503]*100" office:value-type="float" office:value="400" calcext:value-type="float">
            <text:p>400</text:p>
          </table:table-cell>
          <table:table-cell table:formula="of:=[.F503]" office:value-type="float" office:value="725" calcext:value-type="float">
            <text:p>725</text:p>
          </table:table-cell>
          <table:table-cell table:formula="of:=[.M503]*10" office:value-type="float" office:value="599.7" calcext:value-type="float">
            <text:p>599.7</text:p>
          </table:table-cell>
        </table:table-row>
        <table:table-row table:style-name="ro2">
          <table:table-cell office:value-type="float" office:value="29158674" calcext:value-type="float">
            <text:p>29158674</text:p>
          </table:table-cell>
          <table:table-cell table:formula="of:=[.A504]-[.A503]" office:value-type="float" office:value="4323" calcext:value-type="float">
            <text:p>4323</text:p>
          </table:table-cell>
          <table:table-cell office:value-type="float" office:value="4.01" calcext:value-type="float">
            <text:p>4.01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60.17" calcext:value-type="float">
            <text:p>60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7" calcext:value-type="float">
            <text:p>60.1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04]/10000000;5)" office:value-type="float" office:value="2.91587" calcext:value-type="float">
            <text:p>2.91587</text:p>
          </table:table-cell>
          <table:table-cell table:formula="of:=[.C504]*100" office:value-type="float" office:value="401" calcext:value-type="float">
            <text:p>401</text:p>
          </table:table-cell>
          <table:table-cell table:formula="of:=[.F504]" office:value-type="float" office:value="724" calcext:value-type="float">
            <text:p>724</text:p>
          </table:table-cell>
          <table:table-cell table:formula="of:=[.M504]*10" office:value-type="float" office:value="601.7" calcext:value-type="float">
            <text:p>601.7</text:p>
          </table:table-cell>
        </table:table-row>
        <table:table-row table:style-name="ro2">
          <table:table-cell office:value-type="float" office:value="29162465" calcext:value-type="float">
            <text:p>29162465</text:p>
          </table:table-cell>
          <table:table-cell table:formula="of:=[.A505]-[.A504]" office:value-type="float" office:value="3791" calcext:value-type="float">
            <text:p>3791</text:p>
          </table:table-cell>
          <table:table-cell office:value-type="float" office:value="3.89" calcext:value-type="float">
            <text:p>3.89</text:p>
          </table:table-cell>
          <table:table-cell office:value-type="float" office:value="-8.32" calcext:value-type="float">
            <text:p>-8.32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3.89" calcext:value-type="float">
            <text:p>3.89</text:p>
          </table:table-cell>
          <table:table-cell table:number-columns-repeated="2" office:value-type="float" office:value="58.31" calcext:value-type="float">
            <text:p>58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31" calcext:value-type="float">
            <text:p>58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05]/10000000;5)" office:value-type="float" office:value="2.91625" calcext:value-type="float">
            <text:p>2.91625</text:p>
          </table:table-cell>
          <table:table-cell table:formula="of:=[.C505]*100" office:value-type="float" office:value="389" calcext:value-type="float">
            <text:p>389</text:p>
          </table:table-cell>
          <table:table-cell table:formula="of:=[.F505]" office:value-type="float" office:value="727" calcext:value-type="float">
            <text:p>727</text:p>
          </table:table-cell>
          <table:table-cell table:formula="of:=[.M505]*10" office:value-type="float" office:value="583.1" calcext:value-type="float">
            <text:p>583.1</text:p>
          </table:table-cell>
        </table:table-row>
        <table:table-row table:style-name="ro2">
          <table:table-cell office:value-type="float" office:value="29168223" calcext:value-type="float">
            <text:p>29168223</text:p>
          </table:table-cell>
          <table:table-cell table:formula="of:=[.A506]-[.A505]" office:value-type="float" office:value="5758" calcext:value-type="float">
            <text:p>5758</text:p>
          </table:table-cell>
          <table:table-cell office:value-type="float" office:value="3.76" calcext:value-type="float">
            <text:p>3.76</text:p>
          </table:table-cell>
          <table:table-cell office:value-type="float" office:value="-9.48" calcext:value-type="float">
            <text:p>-9.48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3.76" calcext:value-type="float">
            <text:p>3.76</text:p>
          </table:table-cell>
          <table:table-cell table:number-columns-repeated="2" office:value-type="float" office:value="56.45" calcext:value-type="float">
            <text:p>56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45" calcext:value-type="float">
            <text:p>56.4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06]/10000000;5)" office:value-type="float" office:value="2.91682" calcext:value-type="float">
            <text:p>2.91682</text:p>
          </table:table-cell>
          <table:table-cell table:formula="of:=[.C506]*100" office:value-type="float" office:value="376" calcext:value-type="float">
            <text:p>376</text:p>
          </table:table-cell>
          <table:table-cell table:formula="of:=[.F506]" office:value-type="float" office:value="729" calcext:value-type="float">
            <text:p>729</text:p>
          </table:table-cell>
          <table:table-cell table:formula="of:=[.M506]*10" office:value-type="float" office:value="564.5" calcext:value-type="float">
            <text:p>564.5</text:p>
          </table:table-cell>
        </table:table-row>
        <table:table-row table:style-name="ro2">
          <table:table-cell office:value-type="float" office:value="29171928" calcext:value-type="float">
            <text:p>29171928</text:p>
          </table:table-cell>
          <table:table-cell table:formula="of:=[.A507]-[.A506]" office:value-type="float" office:value="3705" calcext:value-type="float">
            <text:p>3705</text:p>
          </table:table-cell>
          <table:table-cell office:value-type="float" office:value="3.76" calcext:value-type="float">
            <text:p>3.76</text:p>
          </table:table-cell>
          <table:table-cell office:value-type="float" office:value="4.24" calcext:value-type="float">
            <text:p>4.24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3.76" calcext:value-type="float">
            <text:p>3.76</text:p>
          </table:table-cell>
          <table:table-cell table:number-columns-repeated="2" office:value-type="float" office:value="56.37" calcext:value-type="float">
            <text:p>56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37" calcext:value-type="float">
            <text:p>56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07]/10000000;5)" office:value-type="float" office:value="2.91719" calcext:value-type="float">
            <text:p>2.91719</text:p>
          </table:table-cell>
          <table:table-cell table:formula="of:=[.C507]*100" office:value-type="float" office:value="376" calcext:value-type="float">
            <text:p>376</text:p>
          </table:table-cell>
          <table:table-cell table:formula="of:=[.F507]" office:value-type="float" office:value="729" calcext:value-type="float">
            <text:p>729</text:p>
          </table:table-cell>
          <table:table-cell table:formula="of:=[.M507]*10" office:value-type="float" office:value="563.7" calcext:value-type="float">
            <text:p>563.7</text:p>
          </table:table-cell>
        </table:table-row>
        <table:table-row table:style-name="ro2">
          <table:table-cell office:value-type="float" office:value="29176451" calcext:value-type="float">
            <text:p>29176451</text:p>
          </table:table-cell>
          <table:table-cell table:formula="of:=[.A508]-[.A507]" office:value-type="float" office:value="4523" calcext:value-type="float">
            <text:p>4523</text:p>
          </table:table-cell>
          <table:table-cell office:value-type="float" office:value="3.64" calcext:value-type="float">
            <text:p>3.64</text:p>
          </table:table-cell>
          <table:table-cell office:value-type="float" office:value="-6.83" calcext:value-type="float">
            <text:p>-6.83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3.64" calcext:value-type="float">
            <text:p>3.64</text:p>
          </table:table-cell>
          <table:table-cell table:number-columns-repeated="2" office:value-type="float" office:value="54.6" calcext:value-type="float">
            <text:p>5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08]/10000000;5)" office:value-type="float" office:value="2.91765" calcext:value-type="float">
            <text:p>2.91765</text:p>
          </table:table-cell>
          <table:table-cell table:formula="of:=[.C508]*100" office:value-type="float" office:value="364" calcext:value-type="float">
            <text:p>364</text:p>
          </table:table-cell>
          <table:table-cell table:formula="of:=[.F508]" office:value-type="float" office:value="731" calcext:value-type="float">
            <text:p>731</text:p>
          </table:table-cell>
          <table:table-cell table:formula="of:=[.M508]*10" office:value-type="float" office:value="546" calcext:value-type="float">
            <text:p>546</text:p>
          </table:table-cell>
        </table:table-row>
        <table:table-row table:style-name="ro2">
          <table:table-cell office:value-type="float" office:value="29180348" calcext:value-type="float">
            <text:p>29180348</text:p>
          </table:table-cell>
          <table:table-cell table:formula="of:=[.A509]-[.A508]" office:value-type="float" office:value="3897" calcext:value-type="float">
            <text:p>3897</text:p>
          </table:table-cell>
          <table:table-cell office:value-type="float" office:value="3.51" calcext:value-type="float">
            <text:p>3.51</text:p>
          </table:table-cell>
          <table:table-cell office:value-type="float" office:value="-10.22" calcext:value-type="float">
            <text:p>-10.22</text:p>
          </table:table-cell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</text:p>
          </table:table-cell>
          <table:table-cell office:value-type="float" office:value="3.51" calcext:value-type="float">
            <text:p>3.51</text:p>
          </table:table-cell>
          <table:table-cell table:number-columns-repeated="2" office:value-type="float" office:value="52.69" calcext:value-type="float">
            <text:p>52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69" calcext:value-type="float">
            <text:p>52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09]/10000000;5)" office:value-type="float" office:value="2.91803" calcext:value-type="float">
            <text:p>2.91803</text:p>
          </table:table-cell>
          <table:table-cell table:formula="of:=[.C509]*100" office:value-type="float" office:value="351" calcext:value-type="float">
            <text:p>351</text:p>
          </table:table-cell>
          <table:table-cell table:formula="of:=[.F509]" office:value-type="float" office:value="734" calcext:value-type="float">
            <text:p>734</text:p>
          </table:table-cell>
          <table:table-cell table:formula="of:=[.M509]*10" office:value-type="float" office:value="526.9" calcext:value-type="float">
            <text:p>526.9</text:p>
          </table:table-cell>
        </table:table-row>
        <table:table-row table:style-name="ro2">
          <table:table-cell office:value-type="float" office:value="29184871" calcext:value-type="float">
            <text:p>29184871</text:p>
          </table:table-cell>
          <table:table-cell table:formula="of:=[.A510]-[.A509]" office:value-type="float" office:value="4523" calcext:value-type="float">
            <text:p>4523</text:p>
          </table:table-cell>
          <table:table-cell office:value-type="float" office:value="3.5" calcext:value-type="float">
            <text:p>3.5</text:p>
          </table:table-cell>
          <table:table-cell office:value-type="float" office:value="2.37" calcext:value-type="float">
            <text:p>2.37</text:p>
          </table:table-cell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2.47" calcext:value-type="float">
            <text:p>52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47" calcext:value-type="float">
            <text:p>52.4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10]/10000000;5)" office:value-type="float" office:value="2.91849" calcext:value-type="float">
            <text:p>2.91849</text:p>
          </table:table-cell>
          <table:table-cell table:formula="of:=[.C510]*100" office:value-type="float" office:value="350" calcext:value-type="float">
            <text:p>350</text:p>
          </table:table-cell>
          <table:table-cell table:formula="of:=[.F510]" office:value-type="float" office:value="734" calcext:value-type="float">
            <text:p>734</text:p>
          </table:table-cell>
          <table:table-cell table:formula="of:=[.M510]*10" office:value-type="float" office:value="524.7" calcext:value-type="float">
            <text:p>524.7</text:p>
          </table:table-cell>
        </table:table-row>
        <table:table-row table:style-name="ro2">
          <table:table-cell office:value-type="float" office:value="29188520" calcext:value-type="float">
            <text:p>29188520</text:p>
          </table:table-cell>
          <table:table-cell table:formula="of:=[.A511]-[.A510]" office:value-type="float" office:value="3649" calcext:value-type="float">
            <text:p>3649</text:p>
          </table:table-cell>
          <table:table-cell office:value-type="float" office:value="3.51" calcext:value-type="float">
            <text:p>3.51</text:p>
          </table:table-cell>
          <table:table-cell office:value-type="float" office:value="7.03" calcext:value-type="float">
            <text:p>7.03</text:p>
          </table:table-cell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</text:p>
          </table:table-cell>
          <table:table-cell office:value-type="float" office:value="3.51" calcext:value-type="float">
            <text:p>3.51</text:p>
          </table:table-cell>
          <table:table-cell table:number-columns-repeated="2" office:value-type="float" office:value="52.65" calcext:value-type="float">
            <text:p>52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65" calcext:value-type="float">
            <text:p>52.6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11]/10000000;5)" office:value-type="float" office:value="2.91885" calcext:value-type="float">
            <text:p>2.91885</text:p>
          </table:table-cell>
          <table:table-cell table:formula="of:=[.C511]*100" office:value-type="float" office:value="351" calcext:value-type="float">
            <text:p>351</text:p>
          </table:table-cell>
          <table:table-cell table:formula="of:=[.F511]" office:value-type="float" office:value="734" calcext:value-type="float">
            <text:p>734</text:p>
          </table:table-cell>
          <table:table-cell table:formula="of:=[.M511]*10" office:value-type="float" office:value="526.5" calcext:value-type="float">
            <text:p>526.5</text:p>
          </table:table-cell>
        </table:table-row>
        <table:table-row table:style-name="ro2">
          <table:table-cell office:value-type="float" office:value="29192891" calcext:value-type="float">
            <text:p>29192891</text:p>
          </table:table-cell>
          <table:table-cell table:formula="of:=[.A512]-[.A511]" office:value-type="float" office:value="4371" calcext:value-type="float">
            <text:p>4371</text:p>
          </table:table-cell>
          <table:table-cell office:value-type="float" office:value="3.35" calcext:value-type="float">
            <text:p>3.35</text:p>
          </table:table-cell>
          <table:table-cell office:value-type="float" office:value="-12.21" calcext:value-type="float">
            <text:p>-12.21</text:p>
          </table:table-cell>
          <table:table-cell office:value-type="float" office:value="1" calcext:value-type="float">
            <text:p>1</text:p>
          </table:table-cell>
          <table:table-cell office:value-type="float" office:value="737" calcext:value-type="float">
            <text:p>737</text:p>
          </table:table-cell>
          <table:table-cell office:value-type="float" office:value="3.35" calcext:value-type="float">
            <text:p>3.35</text:p>
          </table:table-cell>
          <table:table-cell table:number-columns-repeated="2" office:value-type="float" office:value="50.28" calcext:value-type="float">
            <text:p>50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28" calcext:value-type="float">
            <text:p>50.2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12]/10000000;5)" office:value-type="float" office:value="2.91929" calcext:value-type="float">
            <text:p>2.91929</text:p>
          </table:table-cell>
          <table:table-cell table:formula="of:=[.C512]*100" office:value-type="float" office:value="335" calcext:value-type="float">
            <text:p>335</text:p>
          </table:table-cell>
          <table:table-cell table:formula="of:=[.F512]" office:value-type="float" office:value="737" calcext:value-type="float">
            <text:p>737</text:p>
          </table:table-cell>
          <table:table-cell table:formula="of:=[.M512]*10" office:value-type="float" office:value="502.8" calcext:value-type="float">
            <text:p>502.8</text:p>
          </table:table-cell>
        </table:table-row>
        <table:table-row table:style-name="ro2">
          <table:table-cell office:value-type="float" office:value="29196623" calcext:value-type="float">
            <text:p>29196623</text:p>
          </table:table-cell>
          <table:table-cell table:formula="of:=[.A513]-[.A512]" office:value-type="float" office:value="3732" calcext:value-type="float">
            <text:p>3732</text:p>
          </table:table-cell>
          <table:table-cell office:value-type="float" office:value="3.28" calcext:value-type="float">
            <text:p>3.28</text:p>
          </table:table-cell>
          <table:table-cell office:value-type="float" office:value="-5.28" calcext:value-type="float">
            <text:p>-5.28</text:p>
          </table:table-cell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  <table:table-cell office:value-type="float" office:value="3.28" calcext:value-type="float">
            <text:p>3.28</text:p>
          </table:table-cell>
          <table:table-cell table:number-columns-repeated="2" office:value-type="float" office:value="49.15" calcext:value-type="float">
            <text:p>49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15" calcext:value-type="float">
            <text:p>49.1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13]/10000000;5)" office:value-type="float" office:value="2.91966" calcext:value-type="float">
            <text:p>2.91966</text:p>
          </table:table-cell>
          <table:table-cell table:formula="of:=[.C513]*100" office:value-type="float" office:value="328" calcext:value-type="float">
            <text:p>328</text:p>
          </table:table-cell>
          <table:table-cell table:formula="of:=[.F513]" office:value-type="float" office:value="738" calcext:value-type="float">
            <text:p>738</text:p>
          </table:table-cell>
          <table:table-cell table:formula="of:=[.M513]*10" office:value-type="float" office:value="491.5" calcext:value-type="float">
            <text:p>491.5</text:p>
          </table:table-cell>
        </table:table-row>
        <table:table-row table:style-name="ro2">
          <table:table-cell office:value-type="float" office:value="29201011" calcext:value-type="float">
            <text:p>29201011</text:p>
          </table:table-cell>
          <table:table-cell table:formula="of:=[.A514]-[.A513]" office:value-type="float" office:value="4388" calcext:value-type="float">
            <text:p>4388</text:p>
          </table:table-cell>
          <table:table-cell office:value-type="float" office:value="3.26" calcext:value-type="float">
            <text:p>3.26</text:p>
          </table:table-cell>
          <table:table-cell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  <table:table-cell office:value-type="float" office:value="3.26" calcext:value-type="float">
            <text:p>3.26</text:p>
          </table:table-cell>
          <table:table-cell table:number-columns-repeated="2" office:value-type="float" office:value="48.84" calcext:value-type="float">
            <text:p>48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84" calcext:value-type="float">
            <text:p>48.8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14]/10000000;5)" office:value-type="float" office:value="2.9201" calcext:value-type="float">
            <text:p>2.9201</text:p>
          </table:table-cell>
          <table:table-cell table:formula="of:=[.C514]*100" office:value-type="float" office:value="326" calcext:value-type="float">
            <text:p>326</text:p>
          </table:table-cell>
          <table:table-cell table:formula="of:=[.F514]" office:value-type="float" office:value="738" calcext:value-type="float">
            <text:p>738</text:p>
          </table:table-cell>
          <table:table-cell table:formula="of:=[.M514]*10" office:value-type="float" office:value="488.4" calcext:value-type="float">
            <text:p>488.4</text:p>
          </table:table-cell>
        </table:table-row>
        <table:table-row table:style-name="ro2">
          <table:table-cell office:value-type="float" office:value="29204788" calcext:value-type="float">
            <text:p>29204788</text:p>
          </table:table-cell>
          <table:table-cell table:formula="of:=[.A515]-[.A514]" office:value-type="float" office:value="3777" calcext:value-type="float">
            <text:p>3777</text:p>
          </table:table-cell>
          <table:table-cell office:value-type="float" office:value="3.16" calcext:value-type="float">
            <text:p>3.16</text:p>
          </table:table-cell>
          <table:table-cell office:value-type="float" office:value="-5.23" calcext:value-type="float">
            <text:p>-5.23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3.16" calcext:value-type="float">
            <text:p>3.16</text:p>
          </table:table-cell>
          <table:table-cell table:number-columns-repeated="2" office:value-type="float" office:value="47.35" calcext:value-type="float">
            <text:p>47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5" calcext:value-type="float">
            <text:p>47.3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15]/10000000;5)" office:value-type="float" office:value="2.92048" calcext:value-type="float">
            <text:p>2.92048</text:p>
          </table:table-cell>
          <table:table-cell table:formula="of:=[.C515]*100" office:value-type="float" office:value="316" calcext:value-type="float">
            <text:p>316</text:p>
          </table:table-cell>
          <table:table-cell table:formula="of:=[.F515]" office:value-type="float" office:value="740" calcext:value-type="float">
            <text:p>740</text:p>
          </table:table-cell>
          <table:table-cell table:formula="of:=[.M515]*10" office:value-type="float" office:value="473.5" calcext:value-type="float">
            <text:p>473.5</text:p>
          </table:table-cell>
        </table:table-row>
        <table:table-row table:style-name="ro2">
          <table:table-cell office:value-type="float" office:value="29209283" calcext:value-type="float">
            <text:p>29209283</text:p>
          </table:table-cell>
          <table:table-cell table:formula="of:=[.A516]-[.A515]" office:value-type="float" office:value="4495" calcext:value-type="float">
            <text:p>4495</text:p>
          </table:table-cell>
          <table:table-cell office:value-type="float" office:value="3.05" calcext:value-type="float">
            <text:p>3.05</text:p>
          </table:table-cell>
          <table:table-cell office:value-type="float" office:value="-9.58" calcext:value-type="float">
            <text:p>-9.58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3.05" calcext:value-type="float">
            <text:p>3.05</text:p>
          </table:table-cell>
          <table:table-cell table:number-columns-repeated="2" office:value-type="float" office:value="45.73" calcext:value-type="float">
            <text:p>45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73" calcext:value-type="float">
            <text:p>45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16]/10000000;5)" office:value-type="float" office:value="2.92093" calcext:value-type="float">
            <text:p>2.92093</text:p>
          </table:table-cell>
          <table:table-cell table:formula="of:=[.C516]*100" office:value-type="float" office:value="305" calcext:value-type="float">
            <text:p>305</text:p>
          </table:table-cell>
          <table:table-cell table:formula="of:=[.F516]" office:value-type="float" office:value="742" calcext:value-type="float">
            <text:p>742</text:p>
          </table:table-cell>
          <table:table-cell table:formula="of:=[.M516]*10" office:value-type="float" office:value="457.3" calcext:value-type="float">
            <text:p>457.3</text:p>
          </table:table-cell>
        </table:table-row>
        <table:table-row table:style-name="ro2">
          <table:table-cell office:value-type="float" office:value="29212888" calcext:value-type="float">
            <text:p>29212888</text:p>
          </table:table-cell>
          <table:table-cell table:formula="of:=[.A517]-[.A516]" office:value-type="float" office:value="3605" calcext:value-type="float">
            <text:p>3605</text:p>
          </table:table-cell>
          <table:table-cell office:value-type="float" office:value="3.04" calcext:value-type="float">
            <text:p>3.04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3.04" calcext:value-type="float">
            <text:p>3.04</text:p>
          </table:table-cell>
          <table:table-cell table:number-columns-repeated="2" office:value-type="float" office:value="45.55" calcext:value-type="float">
            <text:p>45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55" calcext:value-type="float">
            <text:p>45.5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17]/10000000;5)" office:value-type="float" office:value="2.92129" calcext:value-type="float">
            <text:p>2.92129</text:p>
          </table:table-cell>
          <table:table-cell table:formula="of:=[.C517]*100" office:value-type="float" office:value="304" calcext:value-type="float">
            <text:p>304</text:p>
          </table:table-cell>
          <table:table-cell table:formula="of:=[.F517]" office:value-type="float" office:value="743" calcext:value-type="float">
            <text:p>743</text:p>
          </table:table-cell>
          <table:table-cell table:formula="of:=[.M517]*10" office:value-type="float" office:value="455.5" calcext:value-type="float">
            <text:p>455.5</text:p>
          </table:table-cell>
        </table:table-row>
        <table:table-row table:style-name="ro2">
          <table:table-cell office:value-type="float" office:value="29217391" calcext:value-type="float">
            <text:p>29217391</text:p>
          </table:table-cell>
          <table:table-cell table:formula="of:=[.A518]-[.A517]" office:value-type="float" office:value="4503" calcext:value-type="float">
            <text:p>4503</text:p>
          </table:table-cell>
          <table:table-cell office:value-type="float" office:value="3.06" calcext:value-type="float">
            <text:p>3.06</text:p>
          </table:table-cell>
          <table:table-cell office:value-type="float" office:value="7.08" calcext:value-type="float">
            <text:p>7.08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45.97" calcext:value-type="float">
            <text:p>45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97" calcext:value-type="float">
            <text:p>45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18]/10000000;5)" office:value-type="float" office:value="2.92174" calcext:value-type="float">
            <text:p>2.92174</text:p>
          </table:table-cell>
          <table:table-cell table:formula="of:=[.C518]*100" office:value-type="float" office:value="306" calcext:value-type="float">
            <text:p>306</text:p>
          </table:table-cell>
          <table:table-cell table:formula="of:=[.F518]" office:value-type="float" office:value="742" calcext:value-type="float">
            <text:p>742</text:p>
          </table:table-cell>
          <table:table-cell table:formula="of:=[.M518]*10" office:value-type="float" office:value="459.7" calcext:value-type="float">
            <text:p>459.7</text:p>
          </table:table-cell>
        </table:table-row>
        <table:table-row table:style-name="ro2">
          <table:table-cell office:value-type="float" office:value="29220925" calcext:value-type="float">
            <text:p>29220925</text:p>
          </table:table-cell>
          <table:table-cell table:formula="of:=[.A519]-[.A518]" office:value-type="float" office:value="3534" calcext:value-type="float">
            <text:p>3534</text:p>
          </table:table-cell>
          <table:table-cell office:value-type="float" office:value="2.95" calcext:value-type="float">
            <text:p>2.95</text:p>
          </table:table-cell>
          <table:table-cell office:value-type="float" office:value="-8.42" calcext:value-type="float">
            <text:p>-8.42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44.26" calcext:value-type="float">
            <text:p>44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26" calcext:value-type="float">
            <text:p>44.2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19]/10000000;5)" office:value-type="float" office:value="2.92209" calcext:value-type="float">
            <text:p>2.92209</text:p>
          </table:table-cell>
          <table:table-cell table:formula="of:=[.C519]*100" office:value-type="float" office:value="295" calcext:value-type="float">
            <text:p>295</text:p>
          </table:table-cell>
          <table:table-cell table:formula="of:=[.F519]" office:value-type="float" office:value="744" calcext:value-type="float">
            <text:p>744</text:p>
          </table:table-cell>
          <table:table-cell table:formula="of:=[.M519]*10" office:value-type="float" office:value="442.6" calcext:value-type="float">
            <text:p>442.6</text:p>
          </table:table-cell>
        </table:table-row>
        <table:table-row table:style-name="ro2">
          <table:table-cell office:value-type="float" office:value="29225391" calcext:value-type="float">
            <text:p>29225391</text:p>
          </table:table-cell>
          <table:table-cell table:formula="of:=[.A520]-[.A519]" office:value-type="float" office:value="4466" calcext:value-type="float">
            <text:p>4466</text:p>
          </table:table-cell>
          <table:table-cell office:value-type="float" office:value="2.86" calcext:value-type="float">
            <text:p>2.86</text:p>
          </table:table-cell>
          <table:table-cell office:value-type="float" office:value="-8.41" calcext:value-type="float">
            <text:p>-8.41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42.83" calcext:value-type="float">
            <text:p>42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3" calcext:value-type="float">
            <text:p>42.8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20]/10000000;5)" office:value-type="float" office:value="2.92254" calcext:value-type="float">
            <text:p>2.92254</text:p>
          </table:table-cell>
          <table:table-cell table:formula="of:=[.C520]*100" office:value-type="float" office:value="286" calcext:value-type="float">
            <text:p>286</text:p>
          </table:table-cell>
          <table:table-cell table:formula="of:=[.F520]" office:value-type="float" office:value="746" calcext:value-type="float">
            <text:p>746</text:p>
          </table:table-cell>
          <table:table-cell table:formula="of:=[.M520]*10" office:value-type="float" office:value="428.3" calcext:value-type="float">
            <text:p>428.3</text:p>
          </table:table-cell>
        </table:table-row>
        <table:table-row table:style-name="ro2">
          <table:table-cell office:value-type="float" office:value="29229143" calcext:value-type="float">
            <text:p>29229143</text:p>
          </table:table-cell>
          <table:table-cell table:formula="of:=[.A521]-[.A520]" office:value-type="float" office:value="3752" calcext:value-type="float">
            <text:p>3752</text:p>
          </table:table-cell>
          <table:table-cell office:value-type="float" office:value="2.85" calcext:value-type="float">
            <text:p>2.85</text:p>
          </table:table-cell>
          <table:table-cell office:value-type="float" office:value="2.38" calcext:value-type="float">
            <text:p>2.38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float" office:value="42.75" calcext:value-type="float">
            <text:p>42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75" calcext:value-type="float">
            <text:p>42.7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21]/10000000;5)" office:value-type="float" office:value="2.92291" calcext:value-type="float">
            <text:p>2.92291</text:p>
          </table:table-cell>
          <table:table-cell table:formula="of:=[.C521]*100" office:value-type="float" office:value="285" calcext:value-type="float">
            <text:p>285</text:p>
          </table:table-cell>
          <table:table-cell table:formula="of:=[.F521]" office:value-type="float" office:value="746" calcext:value-type="float">
            <text:p>746</text:p>
          </table:table-cell>
          <table:table-cell table:formula="of:=[.M521]*10" office:value-type="float" office:value="427.5" calcext:value-type="float">
            <text:p>427.5</text:p>
          </table:table-cell>
        </table:table-row>
        <table:table-row table:style-name="ro2">
          <table:table-cell office:value-type="float" office:value="29233503" calcext:value-type="float">
            <text:p>29233503</text:p>
          </table:table-cell>
          <table:table-cell table:formula="of:=[.A522]-[.A521]" office:value-type="float" office:value="4360" calcext:value-type="float">
            <text:p>4360</text:p>
          </table:table-cell>
          <table:table-cell office:value-type="float" office:value="2.76" calcext:value-type="float">
            <text:p>2.76</text:p>
          </table:table-cell>
          <table:table-cell office:value-type="float" office:value="-3.94" calcext:value-type="float">
            <text:p>-3.94</text:p>
          </table:table-cell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41.4" calcext:value-type="float">
            <text:p>4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22]/10000000;5)" office:value-type="float" office:value="2.92335" calcext:value-type="float">
            <text:p>2.92335</text:p>
          </table:table-cell>
          <table:table-cell table:formula="of:=[.C522]*100" office:value-type="float" office:value="276" calcext:value-type="float">
            <text:p>276</text:p>
          </table:table-cell>
          <table:table-cell table:formula="of:=[.F522]" office:value-type="float" office:value="748" calcext:value-type="float">
            <text:p>748</text:p>
          </table:table-cell>
          <table:table-cell table:formula="of:=[.M522]*10" office:value-type="float" office:value="414" calcext:value-type="float">
            <text:p>414</text:p>
          </table:table-cell>
        </table:table-row>
        <table:table-row table:style-name="ro2">
          <table:table-cell office:value-type="float" office:value="29237228" calcext:value-type="float">
            <text:p>29237228</text:p>
          </table:table-cell>
          <table:table-cell table:formula="of:=[.A523]-[.A522]" office:value-type="float" office:value="3725" calcext:value-type="float">
            <text:p>3725</text:p>
          </table:table-cell>
          <table:table-cell office:value-type="float" office:value="2.61" calcext:value-type="float">
            <text:p>2.61</text:p>
          </table:table-cell>
          <table:table-cell office:value-type="float" office:value="-12.18" calcext:value-type="float">
            <text:p>-12.18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2.61" calcext:value-type="float">
            <text:p>2.61</text:p>
          </table:table-cell>
          <table:table-cell table:number-columns-repeated="2" office:value-type="float" office:value="39.18" calcext:value-type="float">
            <text:p>39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18" calcext:value-type="float">
            <text:p>39.1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23]/10000000;5)" office:value-type="float" office:value="2.92372" calcext:value-type="float">
            <text:p>2.92372</text:p>
          </table:table-cell>
          <table:table-cell table:formula="of:=[.C523]*100" office:value-type="float" office:value="261" calcext:value-type="float">
            <text:p>261</text:p>
          </table:table-cell>
          <table:table-cell table:formula="of:=[.F523]" office:value-type="float" office:value="751" calcext:value-type="float">
            <text:p>751</text:p>
          </table:table-cell>
          <table:table-cell table:formula="of:=[.M523]*10" office:value-type="float" office:value="391.8" calcext:value-type="float">
            <text:p>391.8</text:p>
          </table:table-cell>
        </table:table-row>
        <table:table-row table:style-name="ro2">
          <table:table-cell office:value-type="float" office:value="29241591" calcext:value-type="float">
            <text:p>29241591</text:p>
          </table:table-cell>
          <table:table-cell table:formula="of:=[.A524]-[.A523]" office:value-type="float" office:value="4363" calcext:value-type="float">
            <text:p>4363</text:p>
          </table:table-cell>
          <table:table-cell office:value-type="float" office:value="2.56" calcext:value-type="float">
            <text:p>2.56</text:p>
          </table:table-cell>
          <table:table-cell office:value-type="float" office:value="-3.11" calcext:value-type="float">
            <text:p>-3.11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float" office:value="38.45" calcext:value-type="float">
            <text:p>38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45" calcext:value-type="float">
            <text:p>38.4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24]/10000000;5)" office:value-type="float" office:value="2.92416" calcext:value-type="float">
            <text:p>2.92416</text:p>
          </table:table-cell>
          <table:table-cell table:formula="of:=[.C524]*100" office:value-type="float" office:value="256" calcext:value-type="float">
            <text:p>256</text:p>
          </table:table-cell>
          <table:table-cell table:formula="of:=[.F524]" office:value-type="float" office:value="751" calcext:value-type="float">
            <text:p>751</text:p>
          </table:table-cell>
          <table:table-cell table:formula="of:=[.M524]*10" office:value-type="float" office:value="384.5" calcext:value-type="float">
            <text:p>384.5</text:p>
          </table:table-cell>
        </table:table-row>
        <table:table-row table:style-name="ro2">
          <table:table-cell office:value-type="float" office:value="29245308" calcext:value-type="float">
            <text:p>29245308</text:p>
          </table:table-cell>
          <table:table-cell table:formula="of:=[.A525]-[.A524]" office:value-type="float" office:value="3717" calcext:value-type="float">
            <text:p>3717</text:p>
          </table:table-cell>
          <table:table-cell office:value-type="float" office:value="2.54" calcext:value-type="float">
            <text:p>2.54</text:p>
          </table:table-cell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38.1" calcext:value-type="float">
            <text:p>3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1" calcext:value-type="float">
            <text:p>38.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25]/10000000;5)" office:value-type="float" office:value="2.92453" calcext:value-type="float">
            <text:p>2.92453</text:p>
          </table:table-cell>
          <table:table-cell table:formula="of:=[.C525]*100" office:value-type="float" office:value="254" calcext:value-type="float">
            <text:p>254</text:p>
          </table:table-cell>
          <table:table-cell table:formula="of:=[.F525]" office:value-type="float" office:value="752" calcext:value-type="float">
            <text:p>752</text:p>
          </table:table-cell>
          <table:table-cell table:formula="of:=[.M525]*10" office:value-type="float" office:value="381" calcext:value-type="float">
            <text:p>381</text:p>
          </table:table-cell>
        </table:table-row>
        <table:table-row table:style-name="ro2">
          <table:table-cell office:value-type="float" office:value="29249583" calcext:value-type="float">
            <text:p>29249583</text:p>
          </table:table-cell>
          <table:table-cell table:formula="of:=[.A526]-[.A525]" office:value-type="float" office:value="4275" calcext:value-type="float">
            <text:p>4275</text:p>
          </table:table-cell>
          <table:table-cell office:value-type="float" office:value="2.42" calcext:value-type="float">
            <text:p>2.42</text:p>
          </table:table-cell>
          <table:table-cell office:value-type="float" office:value="-7.21" calcext:value-type="float">
            <text:p>-7.21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36.31" calcext:value-type="float">
            <text:p>36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31" calcext:value-type="float">
            <text:p>36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26]/10000000;5)" office:value-type="float" office:value="2.92496" calcext:value-type="float">
            <text:p>2.92496</text:p>
          </table:table-cell>
          <table:table-cell table:formula="of:=[.C526]*100" office:value-type="float" office:value="242" calcext:value-type="float">
            <text:p>242</text:p>
          </table:table-cell>
          <table:table-cell table:formula="of:=[.F526]" office:value-type="float" office:value="754" calcext:value-type="float">
            <text:p>754</text:p>
          </table:table-cell>
          <table:table-cell table:formula="of:=[.M526]*10" office:value-type="float" office:value="363.1" calcext:value-type="float">
            <text:p>363.1</text:p>
          </table:table-cell>
        </table:table-row>
        <table:table-row table:style-name="ro2">
          <table:table-cell office:value-type="float" office:value="29253328" calcext:value-type="float">
            <text:p>29253328</text:p>
          </table:table-cell>
          <table:table-cell table:formula="of:=[.A527]-[.A526]" office:value-type="float" office:value="3745" calcext:value-type="float">
            <text:p>3745</text:p>
          </table:table-cell>
          <table:table-cell office:value-type="float" office:value="2.27" calcext:value-type="float">
            <text:p>2.27</text:p>
          </table:table-cell>
          <table:table-cell office:value-type="float" office:value="-13.81" calcext:value-type="float">
            <text:p>-13.81</text:p>
          </table:table-cell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float" office:value="33.99" calcext:value-type="float">
            <text:p>33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99" calcext:value-type="float">
            <text:p>33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27]/10000000;5)" office:value-type="float" office:value="2.92533" calcext:value-type="float">
            <text:p>2.92533</text:p>
          </table:table-cell>
          <table:table-cell table:formula="of:=[.C527]*100" office:value-type="float" office:value="227" calcext:value-type="float">
            <text:p>227</text:p>
          </table:table-cell>
          <table:table-cell table:formula="of:=[.F527]" office:value-type="float" office:value="757" calcext:value-type="float">
            <text:p>757</text:p>
          </table:table-cell>
          <table:table-cell table:formula="of:=[.M527]*10" office:value-type="float" office:value="339.9" calcext:value-type="float">
            <text:p>339.9</text:p>
          </table:table-cell>
        </table:table-row>
        <table:table-row table:style-name="ro2">
          <table:table-cell office:value-type="float" office:value="29257711" calcext:value-type="float">
            <text:p>29257711</text:p>
          </table:table-cell>
          <table:table-cell table:formula="of:=[.A528]-[.A527]" office:value-type="float" office:value="4383" calcext:value-type="float">
            <text:p>4383</text:p>
          </table:table-cell>
          <table:table-cell office:value-type="float" office:value="2.23" calcext:value-type="float">
            <text:p>2.23</text:p>
          </table:table-cell>
          <table:table-cell office:value-type="float" office:value="-1.52" calcext:value-type="float">
            <text:p>-1.52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33.48" calcext:value-type="float">
            <text:p>33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48" calcext:value-type="float">
            <text:p>33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28]/10000000;5)" office:value-type="float" office:value="2.92577" calcext:value-type="float">
            <text:p>2.92577</text:p>
          </table:table-cell>
          <table:table-cell table:formula="of:=[.C528]*100" office:value-type="float" office:value="223" calcext:value-type="float">
            <text:p>223</text:p>
          </table:table-cell>
          <table:table-cell table:formula="of:=[.F528]" office:value-type="float" office:value="758" calcext:value-type="float">
            <text:p>758</text:p>
          </table:table-cell>
          <table:table-cell table:formula="of:=[.M528]*10" office:value-type="float" office:value="334.8" calcext:value-type="float">
            <text:p>334.8</text:p>
          </table:table-cell>
        </table:table-row>
        <table:table-row table:style-name="ro2">
          <table:table-cell office:value-type="float" office:value="29261448" calcext:value-type="float">
            <text:p>29261448</text:p>
          </table:table-cell>
          <table:table-cell table:formula="of:=[.A529]-[.A528]" office:value-type="float" office:value="3737" calcext:value-type="float">
            <text:p>3737</text:p>
          </table:table-cell>
          <table:table-cell office:value-type="float" office:value="2.24" calcext:value-type="float">
            <text:p>2.2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33.55" calcext:value-type="float">
            <text:p>33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55" calcext:value-type="float">
            <text:p>33.5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29]/10000000;5)" office:value-type="float" office:value="2.92614" calcext:value-type="float">
            <text:p>2.92614</text:p>
          </table:table-cell>
          <table:table-cell table:formula="of:=[.C529]*100" office:value-type="float" office:value="224" calcext:value-type="float">
            <text:p>224</text:p>
          </table:table-cell>
          <table:table-cell table:formula="of:=[.F529]" office:value-type="float" office:value="758" calcext:value-type="float">
            <text:p>758</text:p>
          </table:table-cell>
          <table:table-cell table:formula="of:=[.M529]*10" office:value-type="float" office:value="335.5" calcext:value-type="float">
            <text:p>335.5</text:p>
          </table:table-cell>
        </table:table-row>
        <table:table-row table:style-name="ro2">
          <table:table-cell office:value-type="float" office:value="29265471" calcext:value-type="float">
            <text:p>29265471</text:p>
          </table:table-cell>
          <table:table-cell table:formula="of:=[.A530]-[.A529]" office:value-type="float" office:value="4023" calcext:value-type="float">
            <text:p>4023</text:p>
          </table:table-cell>
          <table:table-cell office:value-type="float" office:value="2.11" calcext:value-type="float">
            <text:p>2.11</text:p>
          </table:table-cell>
          <table:table-cell office:value-type="float" office:value="-9.61" calcext:value-type="float">
            <text:p>-9.61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31.61" calcext:value-type="float">
            <text:p>31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61" calcext:value-type="float">
            <text:p>31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30]/10000000;5)" office:value-type="float" office:value="2.92655" calcext:value-type="float">
            <text:p>2.92655</text:p>
          </table:table-cell>
          <table:table-cell table:formula="of:=[.C530]*100" office:value-type="float" office:value="211" calcext:value-type="float">
            <text:p>211</text:p>
          </table:table-cell>
          <table:table-cell table:formula="of:=[.F530]" office:value-type="float" office:value="760" calcext:value-type="float">
            <text:p>760</text:p>
          </table:table-cell>
          <table:table-cell table:formula="of:=[.M530]*10" office:value-type="float" office:value="316.1" calcext:value-type="float">
            <text:p>316.1</text:p>
          </table:table-cell>
        </table:table-row>
        <table:table-row table:style-name="ro2">
          <table:table-cell office:value-type="float" office:value="29269703" calcext:value-type="float">
            <text:p>29269703</text:p>
          </table:table-cell>
          <table:table-cell table:formula="of:=[.A531]-[.A530]" office:value-type="float" office:value="4232" calcext:value-type="float">
            <text:p>4232</text:p>
          </table:table-cell>
          <table:table-cell office:value-type="float" office:value="1.98" calcext:value-type="float">
            <text:p>1.98</text:p>
          </table:table-cell>
          <table:table-cell office:value-type="float" office:value="-12.75" calcext:value-type="float">
            <text:p>-12.75</text:p>
          </table:table-cell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29.7" calcext:value-type="float">
            <text:p>2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31]/10000000;5)" office:value-type="float" office:value="2.92697" calcext:value-type="float">
            <text:p>2.92697</text:p>
          </table:table-cell>
          <table:table-cell table:formula="of:=[.C531]*100" office:value-type="float" office:value="198" calcext:value-type="float">
            <text:p>198</text:p>
          </table:table-cell>
          <table:table-cell table:formula="of:=[.F531]" office:value-type="float" office:value="762" calcext:value-type="float">
            <text:p>762</text:p>
          </table:table-cell>
          <table:table-cell table:formula="of:=[.M531]*10" office:value-type="float" office:value="297" calcext:value-type="float">
            <text:p>297</text:p>
          </table:table-cell>
        </table:table-row>
        <table:table-row table:style-name="ro2">
          <table:table-cell office:value-type="float" office:value="29274368" calcext:value-type="float">
            <text:p>29274368</text:p>
          </table:table-cell>
          <table:table-cell table:formula="of:=[.A532]-[.A531]" office:value-type="float" office:value="4665" calcext:value-type="float">
            <text:p>4665</text:p>
          </table:table-cell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29.78" calcext:value-type="float">
            <text:p>29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8" calcext:value-type="float">
            <text:p>29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32]/10000000;5)" office:value-type="float" office:value="2.92744" calcext:value-type="float">
            <text:p>2.92744</text:p>
          </table:table-cell>
          <table:table-cell table:formula="of:=[.C532]*100" office:value-type="float" office:value="199" calcext:value-type="float">
            <text:p>199</text:p>
          </table:table-cell>
          <table:table-cell table:formula="of:=[.F532]" office:value-type="float" office:value="762" calcext:value-type="float">
            <text:p>762</text:p>
          </table:table-cell>
          <table:table-cell table:formula="of:=[.M532]*10" office:value-type="float" office:value="297.8" calcext:value-type="float">
            <text:p>297.8</text:p>
          </table:table-cell>
        </table:table-row>
        <table:table-row table:style-name="ro2">
          <table:table-cell office:value-type="float" office:value="29278003" calcext:value-type="float">
            <text:p>29278003</text:p>
          </table:table-cell>
          <table:table-cell table:formula="of:=[.A533]-[.A532]" office:value-type="float" office:value="3635" calcext:value-type="float">
            <text:p>3635</text:p>
          </table:table-cell>
          <table:table-cell office:value-type="float" office:value="1.96" calcext:value-type="float">
            <text:p>1.96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29.41" calcext:value-type="float">
            <text:p>29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1" calcext:value-type="float">
            <text:p>29.4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33]/10000000;5)" office:value-type="float" office:value="2.9278" calcext:value-type="float">
            <text:p>2.9278</text:p>
          </table:table-cell>
          <table:table-cell table:formula="of:=[.C533]*100" office:value-type="float" office:value="196" calcext:value-type="float">
            <text:p>196</text:p>
          </table:table-cell>
          <table:table-cell table:formula="of:=[.F533]" office:value-type="float" office:value="763" calcext:value-type="float">
            <text:p>763</text:p>
          </table:table-cell>
          <table:table-cell table:formula="of:=[.M533]*10" office:value-type="float" office:value="294.1" calcext:value-type="float">
            <text:p>294.1</text:p>
          </table:table-cell>
        </table:table-row>
        <table:table-row table:style-name="ro2">
          <table:table-cell office:value-type="float" office:value="29282331" calcext:value-type="float">
            <text:p>29282331</text:p>
          </table:table-cell>
          <table:table-cell table:formula="of:=[.A534]-[.A533]" office:value-type="float" office:value="4328" calcext:value-type="float">
            <text:p>4328</text:p>
          </table:table-cell>
          <table:table-cell office:value-type="float" office:value="1.82" calcext:value-type="float">
            <text:p>1.82</text:p>
          </table:table-cell>
          <table:table-cell office:value-type="float" office:value="-12.24" calcext:value-type="float">
            <text:p>-12.24</text:p>
          </table:table-cell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27.32" calcext:value-type="float">
            <text:p>27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34]/10000000;5)" office:value-type="float" office:value="2.92823" calcext:value-type="float">
            <text:p>2.92823</text:p>
          </table:table-cell>
          <table:table-cell table:formula="of:=[.C534]*100" office:value-type="float" office:value="182" calcext:value-type="float">
            <text:p>182</text:p>
          </table:table-cell>
          <table:table-cell table:formula="of:=[.F534]" office:value-type="float" office:value="765" calcext:value-type="float">
            <text:p>765</text:p>
          </table:table-cell>
          <table:table-cell table:formula="of:=[.M534]*10" office:value-type="float" office:value="273.2" calcext:value-type="float">
            <text:p>273.2</text:p>
          </table:table-cell>
        </table:table-row>
        <table:table-row table:style-name="ro2">
          <table:table-cell office:value-type="float" office:value="29286103" calcext:value-type="float">
            <text:p>29286103</text:p>
          </table:table-cell>
          <table:table-cell table:formula="of:=[.A535]-[.A534]" office:value-type="float" office:value="3772" calcext:value-type="float">
            <text:p>3772</text:p>
          </table:table-cell>
          <table:table-cell office:value-type="float" office:value="1.75" calcext:value-type="float">
            <text:p>1.75</text:p>
          </table:table-cell>
          <table:table-cell office:value-type="float" office:value="-7.27" calcext:value-type="float">
            <text:p>-7.27</text:p>
          </table:table-cell>
          <table:table-cell office:value-type="float" office:value="1" calcext:value-type="float">
            <text:p>1</text:p>
          </table:table-cell>
          <table:table-cell office:value-type="float" office:value="767" calcext:value-type="float">
            <text:p>767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26.22" calcext:value-type="float">
            <text:p>26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22" calcext:value-type="float">
            <text:p>26.2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35]/10000000;5)" office:value-type="float" office:value="2.92861" calcext:value-type="float">
            <text:p>2.92861</text:p>
          </table:table-cell>
          <table:table-cell table:formula="of:=[.C535]*100" office:value-type="float" office:value="175" calcext:value-type="float">
            <text:p>175</text:p>
          </table:table-cell>
          <table:table-cell table:formula="of:=[.F535]" office:value-type="float" office:value="767" calcext:value-type="float">
            <text:p>767</text:p>
          </table:table-cell>
          <table:table-cell table:formula="of:=[.M535]*10" office:value-type="float" office:value="262.2" calcext:value-type="float">
            <text:p>262.2</text:p>
          </table:table-cell>
        </table:table-row>
        <table:table-row table:style-name="ro2">
          <table:table-cell office:value-type="float" office:value="29290471" calcext:value-type="float">
            <text:p>29290471</text:p>
          </table:table-cell>
          <table:table-cell table:formula="of:=[.A536]-[.A535]" office:value-type="float" office:value="4368" calcext:value-type="float">
            <text:p>4368</text:p>
          </table:table-cell>
          <table:table-cell office:value-type="float" office:value="1.72" calcext:value-type="float">
            <text:p>1.72</text:p>
          </table:table-cell>
          <table:table-cell office:value-type="float" office:value="-0.04" calcext:value-type="float">
            <text:p>-0.04</text:p>
          </table:table-cell>
          <table:table-cell office:value-type="float" office:value="1" calcext:value-type="float">
            <text:p>1</text:p>
          </table:table-cell>
          <table:table-cell office:value-type="float" office:value="767" calcext:value-type="float">
            <text:p>767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25.8" calcext:value-type="float">
            <text:p>2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36]/10000000;5)" office:value-type="float" office:value="2.92905" calcext:value-type="float">
            <text:p>2.92905</text:p>
          </table:table-cell>
          <table:table-cell table:formula="of:=[.C536]*100" office:value-type="float" office:value="172" calcext:value-type="float">
            <text:p>172</text:p>
          </table:table-cell>
          <table:table-cell table:formula="of:=[.F536]" office:value-type="float" office:value="767" calcext:value-type="float">
            <text:p>767</text:p>
          </table:table-cell>
          <table:table-cell table:formula="of:=[.M536]*10" office:value-type="float" office:value="258" calcext:value-type="float">
            <text:p>258</text:p>
          </table:table-cell>
        </table:table-row>
        <table:table-row table:style-name="ro2">
          <table:table-cell office:value-type="float" office:value="29294169" calcext:value-type="float">
            <text:p>29294169</text:p>
          </table:table-cell>
          <table:table-cell table:formula="of:=[.A537]-[.A536]" office:value-type="float" office:value="3698" calcext:value-type="float">
            <text:p>3698</text:p>
          </table:table-cell>
          <table:table-cell office:value-type="float" office:value="1.63" calcext:value-type="float">
            <text:p>1.63</text:p>
          </table:table-cell>
          <table:table-cell office:value-type="float" office:value="-4.52" calcext:value-type="float">
            <text:p>-4.52</text:p>
          </table:table-cell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24.52" calcext:value-type="float">
            <text:p>24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52" calcext:value-type="float">
            <text:p>24.5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37]/10000000;5)" office:value-type="float" office:value="2.92942" calcext:value-type="float">
            <text:p>2.92942</text:p>
          </table:table-cell>
          <table:table-cell table:formula="of:=[.C537]*100" office:value-type="float" office:value="163" calcext:value-type="float">
            <text:p>163</text:p>
          </table:table-cell>
          <table:table-cell table:formula="of:=[.F537]" office:value-type="float" office:value="769" calcext:value-type="float">
            <text:p>769</text:p>
          </table:table-cell>
          <table:table-cell table:formula="of:=[.M537]*10" office:value-type="float" office:value="245.2" calcext:value-type="float">
            <text:p>245.2</text:p>
          </table:table-cell>
        </table:table-row>
        <table:table-row table:style-name="ro2">
          <table:table-cell office:value-type="float" office:value="29298603" calcext:value-type="float">
            <text:p>29298603</text:p>
          </table:table-cell>
          <table:table-cell table:formula="of:=[.A538]-[.A537]" office:value-type="float" office:value="4434" calcext:value-type="float">
            <text:p>4434</text:p>
          </table:table-cell>
          <table:table-cell office:value-type="float" office:value="1.48" calcext:value-type="float">
            <text:p>1.48</text:p>
          </table:table-cell>
          <table:table-cell office:value-type="float" office:value="-14.47" calcext:value-type="float">
            <text:p>-14.47</text:p>
          </table:table-cell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22.25" calcext:value-type="float">
            <text:p>2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5" calcext:value-type="float">
            <text:p>22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38]/10000000;5)" office:value-type="float" office:value="2.92986" calcext:value-type="float">
            <text:p>2.92986</text:p>
          </table:table-cell>
          <table:table-cell table:formula="of:=[.C538]*100" office:value-type="float" office:value="148" calcext:value-type="float">
            <text:p>148</text:p>
          </table:table-cell>
          <table:table-cell table:formula="of:=[.F538]" office:value-type="float" office:value="772" calcext:value-type="float">
            <text:p>772</text:p>
          </table:table-cell>
          <table:table-cell table:formula="of:=[.M538]*10" office:value-type="float" office:value="222.5" calcext:value-type="float">
            <text:p>222.5</text:p>
          </table:table-cell>
        </table:table-row>
        <table:table-row table:style-name="ro2">
          <table:table-cell office:value-type="float" office:value="29302368" calcext:value-type="float">
            <text:p>29302368</text:p>
          </table:table-cell>
          <table:table-cell table:formula="of:=[.A539]-[.A538]" office:value-type="float" office:value="3765" calcext:value-type="float">
            <text:p>3765</text:p>
          </table:table-cell>
          <table:table-cell office:value-type="float" office:value="1.44" calcext:value-type="float">
            <text:p>1.44</text:p>
          </table:table-cell>
          <table:table-cell office:value-type="float" office:value="-3.06" calcext:value-type="float">
            <text:p>-3.06</text:p>
          </table:table-cell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21.61" calcext:value-type="float">
            <text:p>21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61" calcext:value-type="float">
            <text:p>21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39]/10000000;5)" office:value-type="float" office:value="2.93024" calcext:value-type="float">
            <text:p>2.93024</text:p>
          </table:table-cell>
          <table:table-cell table:formula="of:=[.C539]*100" office:value-type="float" office:value="144" calcext:value-type="float">
            <text:p>144</text:p>
          </table:table-cell>
          <table:table-cell table:formula="of:=[.F539]" office:value-type="float" office:value="772" calcext:value-type="float">
            <text:p>772</text:p>
          </table:table-cell>
          <table:table-cell table:formula="of:=[.M539]*10" office:value-type="float" office:value="216.1" calcext:value-type="float">
            <text:p>216.1</text:p>
          </table:table-cell>
        </table:table-row>
        <table:table-row table:style-name="ro2">
          <table:table-cell office:value-type="float" office:value="29306685" calcext:value-type="float">
            <text:p>29306685</text:p>
          </table:table-cell>
          <table:table-cell table:formula="of:=[.A540]-[.A539]" office:value-type="float" office:value="4317" calcext:value-type="float">
            <text:p>4317</text:p>
          </table:table-cell>
          <table:table-cell office:value-type="float" office:value="1.43" calcext:value-type="float">
            <text:p>1.43</text:p>
          </table:table-cell>
          <table:table-cell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21.4" calcext:value-type="float">
            <text:p>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40]/10000000;5)" office:value-type="float" office:value="2.93067" calcext:value-type="float">
            <text:p>2.93067</text:p>
          </table:table-cell>
          <table:table-cell table:formula="of:=[.C540]*100" office:value-type="float" office:value="143" calcext:value-type="float">
            <text:p>143</text:p>
          </table:table-cell>
          <table:table-cell table:formula="of:=[.F540]" office:value-type="float" office:value="773" calcext:value-type="float">
            <text:p>773</text:p>
          </table:table-cell>
          <table:table-cell table:formula="of:=[.M540]*10" office:value-type="float" office:value="214" calcext:value-type="float">
            <text:p>214</text:p>
          </table:table-cell>
        </table:table-row>
        <table:table-row table:style-name="ro2">
          <table:table-cell office:value-type="float" office:value="29310603" calcext:value-type="float">
            <text:p>29310603</text:p>
          </table:table-cell>
          <table:table-cell table:formula="of:=[.A541]-[.A540]" office:value-type="float" office:value="3918" calcext:value-type="float">
            <text:p>3918</text:p>
          </table:table-cell>
          <table:table-cell office:value-type="float" office:value="1.28" calcext:value-type="float">
            <text:p>1.28</text:p>
          </table:table-cell>
          <table:table-cell office:value-type="float" office:value="-11.1" calcext:value-type="float">
            <text:p>-11.1</text:p>
          </table:table-cell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9.18" calcext:value-type="float">
            <text:p>19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18" calcext:value-type="float">
            <text:p>19.1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41]/10000000;5)" office:value-type="float" office:value="2.93106" calcext:value-type="float">
            <text:p>2.93106</text:p>
          </table:table-cell>
          <table:table-cell table:formula="of:=[.C541]*100" office:value-type="float" office:value="128" calcext:value-type="float">
            <text:p>128</text:p>
          </table:table-cell>
          <table:table-cell table:formula="of:=[.F541]" office:value-type="float" office:value="776" calcext:value-type="float">
            <text:p>776</text:p>
          </table:table-cell>
          <table:table-cell table:formula="of:=[.M541]*10" office:value-type="float" office:value="191.8" calcext:value-type="float">
            <text:p>191.8</text:p>
          </table:table-cell>
        </table:table-row>
        <table:table-row table:style-name="ro2">
          <table:table-cell office:value-type="float" office:value="29315131" calcext:value-type="float">
            <text:p>29315131</text:p>
          </table:table-cell>
          <table:table-cell table:formula="of:=[.A542]-[.A541]" office:value-type="float" office:value="4528" calcext:value-type="float">
            <text:p>4528</text:p>
          </table:table-cell>
          <table:table-cell office:value-type="float" office:value="1.12" calcext:value-type="float">
            <text:p>1.12</text:p>
          </table:table-cell>
          <table:table-cell office:value-type="float" office:value="-16.71" calcext:value-type="float">
            <text:p>-16.71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16.75" calcext:value-type="float">
            <text:p>16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75" calcext:value-type="float">
            <text:p>16.7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42]/10000000;5)" office:value-type="float" office:value="2.93151" calcext:value-type="float">
            <text:p>2.93151</text:p>
          </table:table-cell>
          <table:table-cell table:formula="of:=[.C542]*100" office:value-type="float" office:value="112" calcext:value-type="float">
            <text:p>112</text:p>
          </table:table-cell>
          <table:table-cell table:formula="of:=[.F542]" office:value-type="float" office:value="779" calcext:value-type="float">
            <text:p>779</text:p>
          </table:table-cell>
          <table:table-cell table:formula="of:=[.M542]*10" office:value-type="float" office:value="167.5" calcext:value-type="float">
            <text:p>167.5</text:p>
          </table:table-cell>
        </table:table-row>
        <table:table-row table:style-name="ro2">
          <table:table-cell office:value-type="float" office:value="29318725" calcext:value-type="float">
            <text:p>29318725</text:p>
          </table:table-cell>
          <table:table-cell table:formula="of:=[.A543]-[.A542]" office:value-type="float" office:value="3594" calcext:value-type="float">
            <text:p>3594</text:p>
          </table:table-cell>
          <table:table-cell office:value-type="float" office:value="1.09" calcext:value-type="float">
            <text:p>1.09</text:p>
          </table:table-cell>
          <table:table-cell office:value-type="float" office:value="-2.1" calcext:value-type="float">
            <text:p>-2.1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16.35" calcext:value-type="float">
            <text:p>16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35" calcext:value-type="float">
            <text:p>16.3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43]/10000000;5)" office:value-type="float" office:value="2.93187" calcext:value-type="float">
            <text:p>2.93187</text:p>
          </table:table-cell>
          <table:table-cell table:formula="of:=[.C543]*100" office:value-type="float" office:value="109" calcext:value-type="float">
            <text:p>109</text:p>
          </table:table-cell>
          <table:table-cell table:formula="of:=[.F543]" office:value-type="float" office:value="779" calcext:value-type="float">
            <text:p>779</text:p>
          </table:table-cell>
          <table:table-cell table:formula="of:=[.M543]*10" office:value-type="float" office:value="163.5" calcext:value-type="float">
            <text:p>163.5</text:p>
          </table:table-cell>
        </table:table-row>
        <table:table-row table:style-name="ro2">
          <table:table-cell office:value-type="float" office:value="29323100" calcext:value-type="float">
            <text:p>29323100</text:p>
          </table:table-cell>
          <table:table-cell table:formula="of:=[.A544]-[.A543]" office:value-type="float" office:value="4375" calcext:value-type="float">
            <text:p>4375</text:p>
          </table:table-cell>
          <table:table-cell office:value-type="float" office:value="1.07" calcext:value-type="float">
            <text:p>1.07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16.07" calcext:value-type="float">
            <text:p>16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07" calcext:value-type="float">
            <text:p>16.0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44]/10000000;5)" office:value-type="float" office:value="2.93231" calcext:value-type="float">
            <text:p>2.93231</text:p>
          </table:table-cell>
          <table:table-cell table:formula="of:=[.C544]*100" office:value-type="float" office:value="107" calcext:value-type="float">
            <text:p>107</text:p>
          </table:table-cell>
          <table:table-cell table:formula="of:=[.F544]" office:value-type="float" office:value="779" calcext:value-type="float">
            <text:p>779</text:p>
          </table:table-cell>
          <table:table-cell table:formula="of:=[.M544]*10" office:value-type="float" office:value="160.7" calcext:value-type="float">
            <text:p>160.7</text:p>
          </table:table-cell>
        </table:table-row>
        <table:table-row table:style-name="ro2">
          <table:table-cell office:value-type="float" office:value="29327045" calcext:value-type="float">
            <text:p>29327045</text:p>
          </table:table-cell>
          <table:table-cell table:formula="of:=[.A545]-[.A544]" office:value-type="float" office:value="3945" calcext:value-type="float">
            <text:p>3945</text:p>
          </table:table-cell>
          <table:table-cell office:value-type="float" office:value="0.94" calcext:value-type="float">
            <text:p>0.94</text:p>
          </table:table-cell>
          <table:table-cell office:value-type="float" office:value="-11.08" calcext:value-type="float">
            <text:p>-11.08</text:p>
          </table:table-cell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14.17" calcext:value-type="float">
            <text:p>14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7" calcext:value-type="float">
            <text:p>14.1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45]/10000000;5)" office:value-type="float" office:value="2.9327" calcext:value-type="float">
            <text:p>2.9327</text:p>
          </table:table-cell>
          <table:table-cell table:formula="of:=[.C545]*100" office:value-type="float" office:value="94" calcext:value-type="float">
            <text:p>94</text:p>
          </table:table-cell>
          <table:table-cell table:formula="of:=[.F545]" office:value-type="float" office:value="782" calcext:value-type="float">
            <text:p>782</text:p>
          </table:table-cell>
          <table:table-cell table:formula="of:=[.M545]*10" office:value-type="float" office:value="141.7" calcext:value-type="float">
            <text:p>141.7</text:p>
          </table:table-cell>
        </table:table-row>
        <table:table-row table:style-name="ro2">
          <table:table-cell office:value-type="float" office:value="29331440" calcext:value-type="float">
            <text:p>29331440</text:p>
          </table:table-cell>
          <table:table-cell table:formula="of:=[.A546]-[.A545]" office:value-type="float" office:value="4395" calcext:value-type="float">
            <text:p>4395</text:p>
          </table:table-cell>
          <table:table-cell office:value-type="float" office:value="0.86" calcext:value-type="float">
            <text:p>0.86</text:p>
          </table:table-cell>
          <table:table-cell office:value-type="float" office:value="-9.99" calcext:value-type="float">
            <text:p>-9.99</text:p>
          </table:table-cell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2.89" calcext:value-type="float">
            <text:p>12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9" calcext:value-type="float">
            <text:p>12.8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46]/10000000;5)" office:value-type="float" office:value="2.93314" calcext:value-type="float">
            <text:p>2.93314</text:p>
          </table:table-cell>
          <table:table-cell table:formula="of:=[.C546]*100" office:value-type="float" office:value="86" calcext:value-type="float">
            <text:p>86</text:p>
          </table:table-cell>
          <table:table-cell table:formula="of:=[.F546]" office:value-type="float" office:value="783" calcext:value-type="float">
            <text:p>783</text:p>
          </table:table-cell>
          <table:table-cell table:formula="of:=[.M546]*10" office:value-type="float" office:value="128.9" calcext:value-type="float">
            <text:p>128.9</text:p>
          </table:table-cell>
        </table:table-row>
        <table:table-row table:style-name="ro2">
          <table:table-cell office:value-type="float" office:value="29335288" calcext:value-type="float">
            <text:p>29335288</text:p>
          </table:table-cell>
          <table:table-cell table:formula="of:=[.A547]-[.A546]" office:value-type="float" office:value="3848" calcext:value-type="float">
            <text:p>3848</text:p>
          </table:table-cell>
          <table:table-cell office:value-type="float" office:value="0.85" calcext:value-type="float">
            <text:p>0.85</text:p>
          </table:table-cell>
          <table:table-cell office:value-type="float" office:value="-0.22" calcext:value-type="float">
            <text:p>-0.22</text:p>
          </table:table-cell>
          <table:table-cell office:value-type="float" office:value="1" calcext:value-type="float">
            <text:p>1</text:p>
          </table:table-cell>
          <table:table-cell office:value-type="float" office:value="784" calcext:value-type="float">
            <text:p>784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2.76" calcext:value-type="float">
            <text:p>12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47]/10000000;5)" office:value-type="float" office:value="2.93353" calcext:value-type="float">
            <text:p>2.93353</text:p>
          </table:table-cell>
          <table:table-cell table:formula="of:=[.C547]*100" office:value-type="float" office:value="85" calcext:value-type="float">
            <text:p>85</text:p>
          </table:table-cell>
          <table:table-cell table:formula="of:=[.F547]" office:value-type="float" office:value="784" calcext:value-type="float">
            <text:p>784</text:p>
          </table:table-cell>
          <table:table-cell table:formula="of:=[.M547]*10" office:value-type="float" office:value="127.6" calcext:value-type="float">
            <text:p>127.6</text:p>
          </table:table-cell>
        </table:table-row>
        <table:table-row table:style-name="ro2">
          <table:table-cell office:value-type="float" office:value="29339771" calcext:value-type="float">
            <text:p>29339771</text:p>
          </table:table-cell>
          <table:table-cell table:formula="of:=[.A548]-[.A547]" office:value-type="float" office:value="4483" calcext:value-type="float">
            <text:p>4483</text:p>
          </table:table-cell>
          <table:table-cell office:value-type="float" office:value="0.84" calcext:value-type="float">
            <text:p>0.8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784" calcext:value-type="float">
            <text:p>784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2.59" calcext:value-type="float">
            <text:p>12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9" calcext:value-type="float">
            <text:p>12.5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48]/10000000;5)" office:value-type="float" office:value="2.93398" calcext:value-type="float">
            <text:p>2.93398</text:p>
          </table:table-cell>
          <table:table-cell table:formula="of:=[.C548]*100" office:value-type="float" office:value="84" calcext:value-type="float">
            <text:p>84</text:p>
          </table:table-cell>
          <table:table-cell table:formula="of:=[.F548]" office:value-type="float" office:value="784" calcext:value-type="float">
            <text:p>784</text:p>
          </table:table-cell>
          <table:table-cell table:formula="of:=[.M548]*10" office:value-type="float" office:value="125.9" calcext:value-type="float">
            <text:p>125.9</text:p>
          </table:table-cell>
        </table:table-row>
        <table:table-row table:style-name="ro2">
          <table:table-cell office:value-type="float" office:value="29343391" calcext:value-type="float">
            <text:p>29343391</text:p>
          </table:table-cell>
          <table:table-cell table:formula="of:=[.A549]-[.A548]" office:value-type="float" office:value="3620" calcext:value-type="float">
            <text:p>3620</text:p>
          </table:table-cell>
          <table:table-cell office:value-type="float" office:value="0.68" calcext:value-type="float">
            <text:p>0.68</text:p>
          </table:table-cell>
          <table:table-cell office:value-type="float" office:value="-15.31" calcext:value-type="float">
            <text:p>-15.31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10.13" calcext:value-type="float">
            <text:p>1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3" calcext:value-type="float">
            <text:p>10.1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49]/10000000;5)" office:value-type="float" office:value="2.93434" calcext:value-type="float">
            <text:p>2.93434</text:p>
          </table:table-cell>
          <table:table-cell table:formula="of:=[.C549]*100" office:value-type="float" office:value="68" calcext:value-type="float">
            <text:p>68</text:p>
          </table:table-cell>
          <table:table-cell table:formula="of:=[.F549]" office:value-type="float" office:value="787" calcext:value-type="float">
            <text:p>787</text:p>
          </table:table-cell>
          <table:table-cell table:formula="of:=[.M549]*10" office:value-type="float" office:value="101.3" calcext:value-type="float">
            <text:p>101.3</text:p>
          </table:table-cell>
        </table:table-row>
        <table:table-row table:style-name="ro2">
          <table:table-cell office:value-type="float" office:value="29347871" calcext:value-type="float">
            <text:p>29347871</text:p>
          </table:table-cell>
          <table:table-cell table:formula="of:=[.A550]-[.A549]" office:value-type="float" office:value="4480" calcext:value-type="float">
            <text:p>4480</text:p>
          </table:table-cell>
          <table:table-cell office:value-type="float" office:value="0.59" calcext:value-type="float">
            <text:p>0.59</text:p>
          </table:table-cell>
          <table:table-cell office:value-type="float" office:value="-8.97" calcext:value-type="float">
            <text:p>-8.97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8.88" calcext:value-type="float">
            <text:p>8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8" calcext:value-type="float">
            <text:p>8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50]/10000000;5)" office:value-type="float" office:value="2.93479" calcext:value-type="float">
            <text:p>2.93479</text:p>
          </table:table-cell>
          <table:table-cell table:formula="of:=[.C550]*100" office:value-type="float" office:value="59" calcext:value-type="float">
            <text:p>59</text:p>
          </table:table-cell>
          <table:table-cell table:formula="of:=[.F550]" office:value-type="float" office:value="788" calcext:value-type="float">
            <text:p>788</text:p>
          </table:table-cell>
          <table:table-cell table:formula="of:=[.M550]*10" office:value-type="float" office:value="88.8" calcext:value-type="float">
            <text:p>88.8</text:p>
          </table:table-cell>
        </table:table-row>
        <table:table-row table:style-name="ro2">
          <table:table-cell office:value-type="float" office:value="29351531" calcext:value-type="float">
            <text:p>29351531</text:p>
          </table:table-cell>
          <table:table-cell table:formula="of:=[.A551]-[.A550]" office:value-type="float" office:value="3660" calcext:value-type="float">
            <text:p>3660</text:p>
          </table:table-cell>
          <table:table-cell office:value-type="float" office:value="0.57" calcext:value-type="float">
            <text:p>0.57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8.52" calcext:value-type="float">
            <text:p>8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2" calcext:value-type="float">
            <text:p>8.5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51]/10000000;5)" office:value-type="float" office:value="2.93515" calcext:value-type="float">
            <text:p>2.93515</text:p>
          </table:table-cell>
          <table:table-cell table:formula="of:=[.C551]*100" office:value-type="float" office:value="57" calcext:value-type="float">
            <text:p>57</text:p>
          </table:table-cell>
          <table:table-cell table:formula="of:=[.F551]" office:value-type="float" office:value="789" calcext:value-type="float">
            <text:p>789</text:p>
          </table:table-cell>
          <table:table-cell table:formula="of:=[.M551]*10" office:value-type="float" office:value="85.2" calcext:value-type="float">
            <text:p>85.2</text:p>
          </table:table-cell>
        </table:table-row>
        <table:table-row table:style-name="ro2">
          <table:table-cell office:value-type="float" office:value="29356091" calcext:value-type="float">
            <text:p>29356091</text:p>
          </table:table-cell>
          <table:table-cell table:formula="of:=[.A552]-[.A551]" office:value-type="float" office:value="4560" calcext:value-type="float">
            <text:p>4560</text:p>
          </table:table-cell>
          <table:table-cell office:value-type="float" office:value="0.53" calcext:value-type="float">
            <text:p>0.53</text:p>
          </table:table-cell>
          <table:table-cell office:value-type="float" office:value="-0.21" calcext:value-type="float">
            <text:p>-0.21</text:p>
          </table:table-cell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7.97" calcext:value-type="float">
            <text:p>7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7" calcext:value-type="float">
            <text:p>7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52]/10000000;5)" office:value-type="float" office:value="2.93561" calcext:value-type="float">
            <text:p>2.93561</text:p>
          </table:table-cell>
          <table:table-cell table:formula="of:=[.C552]*100" office:value-type="float" office:value="53" calcext:value-type="float">
            <text:p>53</text:p>
          </table:table-cell>
          <table:table-cell table:formula="of:=[.F552]" office:value-type="float" office:value="790" calcext:value-type="float">
            <text:p>790</text:p>
          </table:table-cell>
          <table:table-cell table:formula="of:=[.M552]*10" office:value-type="float" office:value="79.7" calcext:value-type="float">
            <text:p>79.7</text:p>
          </table:table-cell>
        </table:table-row>
        <table:table-row table:style-name="ro2">
          <table:table-cell office:value-type="float" office:value="29359668" calcext:value-type="float">
            <text:p>29359668</text:p>
          </table:table-cell>
          <table:table-cell table:formula="of:=[.A553]-[.A552]" office:value-type="float" office:value="3577" calcext:value-type="float">
            <text:p>3577</text:p>
          </table:table-cell>
          <table:table-cell office:value-type="float" office:value="0.37" calcext:value-type="float">
            <text:p>0.37</text:p>
          </table:table-cell>
          <table:table-cell office:value-type="float" office:value="-16.11" calcext:value-type="float">
            <text:p>-16.11</text:p>
          </table:table-cell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5.56" calcext:value-type="float">
            <text:p>5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53]/10000000;5)" office:value-type="float" office:value="2.93597" calcext:value-type="float">
            <text:p>2.93597</text:p>
          </table:table-cell>
          <table:table-cell table:formula="of:=[.C553]*100" office:value-type="float" office:value="37" calcext:value-type="float">
            <text:p>37</text:p>
          </table:table-cell>
          <table:table-cell table:formula="of:=[.F553]" office:value-type="float" office:value="793" calcext:value-type="float">
            <text:p>793</text:p>
          </table:table-cell>
          <table:table-cell table:formula="of:=[.M553]*10" office:value-type="float" office:value="55.6" calcext:value-type="float">
            <text:p>55.6</text:p>
          </table:table-cell>
        </table:table-row>
        <table:table-row table:style-name="ro2">
          <table:table-cell office:value-type="float" office:value="29363948" calcext:value-type="float">
            <text:p>29363948</text:p>
          </table:table-cell>
          <table:table-cell table:formula="of:=[.A554]-[.A553]" office:value-type="float" office:value="4280" calcext:value-type="float">
            <text:p>4280</text:p>
          </table:table-cell>
          <table:table-cell office:value-type="float" office:value="0.3" calcext:value-type="float">
            <text:p>0.3</text:p>
          </table:table-cell>
          <table:table-cell office:value-type="float" office:value="-7.58" calcext:value-type="float">
            <text:p>-7.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46" calcext:value-type="float">
            <text:p>4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6" calcext:value-type="float">
            <text:p>4.4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54]/10000000;5)" office:value-type="float" office:value="2.93639" calcext:value-type="float">
            <text:p>2.93639</text:p>
          </table:table-cell>
          <table:table-cell table:formula="of:=[.C554]*100" office:value-type="float" office:value="30" calcext:value-type="float">
            <text:p>30</text:p>
          </table:table-cell>
          <table:table-cell table:formula="of:=[.F554]" office:value-type="float" office:value="0" calcext:value-type="float">
            <text:p>0</text:p>
          </table:table-cell>
          <table:table-cell table:formula="of:=[.M554]*10" office:value-type="float" office:value="44.6" calcext:value-type="float">
            <text:p>44.6</text:p>
          </table:table-cell>
        </table:table-row>
        <table:table-row table:style-name="ro2">
          <table:table-cell office:value-type="float" office:value="29367708" calcext:value-type="float">
            <text:p>29367708</text:p>
          </table:table-cell>
          <table:table-cell table:formula="of:=[.A555]-[.A554]" office:value-type="float" office:value="3760" calcext:value-type="float">
            <text:p>3760</text:p>
          </table:table-cell>
          <table:table-cell office:value-type="float" office:value="0.25" calcext:value-type="float">
            <text:p>0.25</text:p>
          </table:table-cell>
          <table:table-cell office:value-type="float" office:value="-3.09" calcext:value-type="float">
            <text:p>-3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.79" calcext:value-type="float">
            <text:p>3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9" calcext:value-type="float">
            <text:p>3.7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55]/10000000;5)" office:value-type="float" office:value="2.93677" calcext:value-type="float">
            <text:p>2.93677</text:p>
          </table:table-cell>
          <table:table-cell table:formula="of:=[.C555]*100" office:value-type="float" office:value="25" calcext:value-type="float">
            <text:p>25</text:p>
          </table:table-cell>
          <table:table-cell table:formula="of:=[.F555]" office:value-type="float" office:value="0" calcext:value-type="float">
            <text:p>0</text:p>
          </table:table-cell>
          <table:table-cell table:formula="of:=[.M555]*10" office:value-type="float" office:value="37.9" calcext:value-type="float">
            <text:p>37.9</text:p>
          </table:table-cell>
        </table:table-row>
        <table:table-row table:style-name="ro2">
          <table:table-cell office:value-type="float" office:value="29373091" calcext:value-type="float">
            <text:p>29373091</text:p>
          </table:table-cell>
          <table:table-cell table:formula="of:=[.A556]-[.A555]" office:value-type="float" office:value="5383" calcext:value-type="float">
            <text:p>5383</text:p>
          </table:table-cell>
          <table:table-cell office:value-type="float" office:value="0.21" calcext:value-type="float">
            <text:p>0.21</text:p>
          </table:table-cell>
          <table:table-cell office:value-type="float" office:value="-1.14" calcext:value-type="float">
            <text:p>-1.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56]/10000000;5)" office:value-type="float" office:value="2.93731" calcext:value-type="float">
            <text:p>2.93731</text:p>
          </table:table-cell>
          <table:table-cell table:formula="of:=[.C556]*100" office:value-type="float" office:value="21" calcext:value-type="float">
            <text:p>21</text:p>
          </table:table-cell>
          <table:table-cell table:formula="of:=[.F556]" office:value-type="float" office:value="0" calcext:value-type="float">
            <text:p>0</text:p>
          </table:table-cell>
          <table:table-cell table:formula="of:=[.M556]*10" office:value-type="float" office:value="31" calcext:value-type="float">
            <text:p>31</text:p>
          </table:table-cell>
        </table:table-row>
        <table:table-row table:style-name="ro2">
          <table:table-cell office:value-type="float" office:value="29376923" calcext:value-type="float">
            <text:p>29376923</text:p>
          </table:table-cell>
          <table:table-cell table:formula="of:=[.A557]-[.A556]" office:value-type="float" office:value="3832" calcext:value-type="float">
            <text:p>3832</text:p>
          </table:table-cell>
          <table:table-cell office:value-type="float" office:value="0.29" calcext:value-type="float">
            <text:p>0.29</text:p>
          </table:table-cell>
          <table:table-cell office:value-type="float" office:value="8.73" calcext:value-type="float">
            <text:p>8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4.39" calcext:value-type="float">
            <text:p>4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57]/10000000;5)" office:value-type="float" office:value="2.93769" calcext:value-type="float">
            <text:p>2.93769</text:p>
          </table:table-cell>
          <table:table-cell table:formula="of:=[.C557]*100" office:value-type="float" office:value="29" calcext:value-type="float">
            <text:p>29</text:p>
          </table:table-cell>
          <table:table-cell table:formula="of:=[.F557]" office:value-type="float" office:value="0" calcext:value-type="float">
            <text:p>0</text:p>
          </table:table-cell>
          <table:table-cell table:formula="of:=[.M557]*10" office:value-type="float" office:value="43.9" calcext:value-type="float">
            <text:p>43.9</text:p>
          </table:table-cell>
        </table:table-row>
        <table:table-row table:style-name="ro2">
          <table:table-cell office:value-type="float" office:value="29381235" calcext:value-type="float">
            <text:p>29381235</text:p>
          </table:table-cell>
          <table:table-cell table:formula="of:=[.A558]-[.A557]" office:value-type="float" office:value="4312" calcext:value-type="float">
            <text:p>4312</text:p>
          </table:table-cell>
          <table:table-cell office:value-type="float" office:value="0.36" calcext:value-type="float">
            <text:p>0.36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5.44" calcext:value-type="float">
            <text:p>5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58]/10000000;5)" office:value-type="float" office:value="2.93812" calcext:value-type="float">
            <text:p>2.93812</text:p>
          </table:table-cell>
          <table:table-cell table:formula="of:=[.C558]*100" office:value-type="float" office:value="36" calcext:value-type="float">
            <text:p>36</text:p>
          </table:table-cell>
          <table:table-cell table:formula="of:=[.F558]" office:value-type="float" office:value="793" calcext:value-type="float">
            <text:p>793</text:p>
          </table:table-cell>
          <table:table-cell table:formula="of:=[.M558]*10" office:value-type="float" office:value="54.4" calcext:value-type="float">
            <text:p>54.4</text:p>
          </table:table-cell>
        </table:table-row>
        <table:table-row table:style-name="ro2">
          <table:table-cell office:value-type="float" office:value="29385108" calcext:value-type="float">
            <text:p>29385108</text:p>
          </table:table-cell>
          <table:table-cell table:formula="of:=[.A559]-[.A558]" office:value-type="float" office:value="3873" calcext:value-type="float">
            <text:p>3873</text:p>
          </table:table-cell>
          <table:table-cell office:value-type="float" office:value="0.43" calcext:value-type="float">
            <text:p>0.43</text:p>
          </table:table-cell>
          <table:table-cell office:value-type="float" office:value="8.03" calcext:value-type="float">
            <text:p>8.03</text:p>
          </table:table-cell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59]/10000000;5)" office:value-type="float" office:value="2.93851" calcext:value-type="float">
            <text:p>2.93851</text:p>
          </table:table-cell>
          <table:table-cell table:formula="of:=[.C559]*100" office:value-type="float" office:value="43" calcext:value-type="float">
            <text:p>43</text:p>
          </table:table-cell>
          <table:table-cell table:formula="of:=[.F559]" office:value-type="float" office:value="791" calcext:value-type="float">
            <text:p>791</text:p>
          </table:table-cell>
          <table:table-cell table:formula="of:=[.M559]*10"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9389445" calcext:value-type="float">
            <text:p>29389445</text:p>
          </table:table-cell>
          <table:table-cell table:formula="of:=[.A560]-[.A559]" office:value-type="float" office:value="4337" calcext:value-type="float">
            <text:p>4337</text:p>
          </table:table-cell>
          <table:table-cell office:value-type="float" office:value="0.34" calcext:value-type="float">
            <text:p>0.34</text:p>
          </table:table-cell>
          <table:table-cell office:value-type="float" office:value="-9.98" calcext:value-type="float">
            <text:p>-9.98</text:p>
          </table:table-cell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5.09" calcext:value-type="float">
            <text:p>5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9" calcext:value-type="float">
            <text:p>5.0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60]/10000000;5)" office:value-type="float" office:value="2.93894" calcext:value-type="float">
            <text:p>2.93894</text:p>
          </table:table-cell>
          <table:table-cell table:formula="of:=[.C560]*100" office:value-type="float" office:value="34" calcext:value-type="float">
            <text:p>34</text:p>
          </table:table-cell>
          <table:table-cell table:formula="of:=[.F560]" office:value-type="float" office:value="793" calcext:value-type="float">
            <text:p>793</text:p>
          </table:table-cell>
          <table:table-cell table:formula="of:=[.M560]*10" office:value-type="float" office:value="50.9" calcext:value-type="float">
            <text:p>50.9</text:p>
          </table:table-cell>
        </table:table-row>
        <table:table-row table:style-name="ro2">
          <table:table-cell office:value-type="float" office:value="29393194" calcext:value-type="float">
            <text:p>29393194</text:p>
          </table:table-cell>
          <table:table-cell table:formula="of:=[.A561]-[.A560]" office:value-type="float" office:value="3749" calcext:value-type="float">
            <text:p>3749</text:p>
          </table:table-cell>
          <table:table-cell office:value-type="float" office:value="0.15" calcext:value-type="float">
            <text:p>0.15</text:p>
          </table:table-cell>
          <table:table-cell office:value-type="float" office:value="-20.97" calcext:value-type="float">
            <text:p>-20.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.24" calcext:value-type="float">
            <text:p>2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61]/10000000;5)" office:value-type="float" office:value="2.93932" calcext:value-type="float">
            <text:p>2.93932</text:p>
          </table:table-cell>
          <table:table-cell table:formula="of:=[.C561]*100" office:value-type="float" office:value="15" calcext:value-type="float">
            <text:p>15</text:p>
          </table:table-cell>
          <table:table-cell table:formula="of:=[.F561]" office:value-type="float" office:value="0" calcext:value-type="float">
            <text:p>0</text:p>
          </table:table-cell>
          <table:table-cell table:formula="of:=[.M561]*10" office:value-type="float" office:value="22.4" calcext:value-type="float">
            <text:p>22.4</text:p>
          </table:table-cell>
        </table:table-row>
        <table:table-row table:style-name="ro2">
          <table:table-cell office:value-type="float" office:value="29397723" calcext:value-type="float">
            <text:p>29397723</text:p>
          </table:table-cell>
          <table:table-cell table:formula="of:=[.A562]-[.A561]" office:value-type="float" office:value="4529" calcext:value-type="float">
            <text:p>4529</text:p>
          </table:table-cell>
          <table:table-cell office:value-type="float" office:value="0.05" calcext:value-type="float">
            <text:p>0.05</text:p>
          </table:table-cell>
          <table:table-cell office:value-type="float" office:value="-10.99" calcext:value-type="float">
            <text:p>-10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2" calcext:value-type="float">
            <text:p>0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62]/10000000;5)" office:value-type="float" office:value="2.93977" calcext:value-type="float">
            <text:p>2.93977</text:p>
          </table:table-cell>
          <table:table-cell table:formula="of:=[.C562]*100" office:value-type="float" office:value="5" calcext:value-type="float">
            <text:p>5</text:p>
          </table:table-cell>
          <table:table-cell table:formula="of:=[.F562]" office:value-type="float" office:value="0" calcext:value-type="float">
            <text:p>0</text:p>
          </table:table-cell>
          <table:table-cell table:formula="of:=[.M562]*10" office:value-type="float" office:value="8.2" calcext:value-type="float">
            <text:p>8.2</text:p>
          </table:table-cell>
        </table:table-row>
        <table:table-row table:style-name="ro2">
          <table:table-cell office:value-type="float" office:value="29401374" calcext:value-type="float">
            <text:p>29401374</text:p>
          </table:table-cell>
          <table:table-cell table:formula="of:=[.A563]-[.A562]" office:value-type="float" office:value="3651" calcext:value-type="float">
            <text:p>3651</text:p>
          </table:table-cell>
          <table:table-cell office:value-type="float" office:value="-0.06" calcext:value-type="float">
            <text:p>-0.06</text:p>
          </table:table-cell>
          <table:table-cell office:value-type="float" office:value="-10.38" calcext:value-type="float">
            <text:p>-10.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89" calcext:value-type="float">
            <text:p>-0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9" calcext:value-type="float">
            <text:p>-0.8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63]/10000000;5)" office:value-type="float" office:value="2.94014" calcext:value-type="float">
            <text:p>2.94014</text:p>
          </table:table-cell>
          <table:table-cell table:formula="of:=[.C563]*100" office:value-type="float" office:value="-6" calcext:value-type="float">
            <text:p>-6</text:p>
          </table:table-cell>
          <table:table-cell table:formula="of:=[.F563]" office:value-type="float" office:value="0" calcext:value-type="float">
            <text:p>0</text:p>
          </table:table-cell>
          <table:table-cell table:formula="of:=[.M563]*10" office:value-type="float" office:value="-8.9" calcext:value-type="float">
            <text:p>-8.9</text:p>
          </table:table-cell>
        </table:table-row>
        <table:table-row table:style-name="ro2">
          <table:table-cell office:value-type="float" office:value="29405968" calcext:value-type="float">
            <text:p>29405968</text:p>
          </table:table-cell>
          <table:table-cell table:formula="of:=[.A564]-[.A563]" office:value-type="float" office:value="4594" calcext:value-type="float">
            <text:p>4594</text:p>
          </table:table-cell>
          <table:table-cell office:value-type="float" office:value="-0.24" calcext:value-type="float">
            <text:p>-0.24</text:p>
          </table:table-cell>
          <table:table-cell office:value-type="float" office:value="-14.61" calcext:value-type="float">
            <text:p>-14.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 office:value-type="float" office:value="-3.59" calcext:value-type="float">
            <text:p>-3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59" calcext:value-type="float">
            <text:p>-3.5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64]/10000000;5)" office:value-type="float" office:value="2.9406" calcext:value-type="float">
            <text:p>2.9406</text:p>
          </table:table-cell>
          <table:table-cell table:formula="of:=[.C564]*100" office:value-type="float" office:value="-24" calcext:value-type="float">
            <text:p>-24</text:p>
          </table:table-cell>
          <table:table-cell table:formula="of:=[.F564]" office:value-type="float" office:value="0" calcext:value-type="float">
            <text:p>0</text:p>
          </table:table-cell>
          <table:table-cell table:formula="of:=[.M564]*10" office:value-type="float" office:value="-35.9" calcext:value-type="float">
            <text:p>-35.9</text:p>
          </table:table-cell>
        </table:table-row>
        <table:table-row table:style-name="ro2">
          <table:table-cell office:value-type="float" office:value="29409683" calcext:value-type="float">
            <text:p>29409683</text:p>
          </table:table-cell>
          <table:table-cell table:formula="of:=[.A565]-[.A564]" office:value-type="float" office:value="3715" calcext:value-type="float">
            <text:p>3715</text:p>
          </table:table-cell>
          <table:table-cell office:value-type="float" office:value="-0.67" calcext:value-type="float">
            <text:p>-0.67</text:p>
          </table:table-cell>
          <table:table-cell office:value-type="float" office:value="-40.26" calcext:value-type="float">
            <text:p>-40.26</text:p>
          </table:table-cell>
          <table:table-cell office:value-type="float" office:value="1" calcext:value-type="float">
            <text:p>1</text:p>
          </table:table-cell>
          <table:table-cell office:value-type="float" office:value="-787" calcext:value-type="float">
            <text:p>-787</text:p>
          </table:table-cell>
          <table:table-cell office:value-type="float" office:value="-0.67" calcext:value-type="float">
            <text:p>-0.67</text:p>
          </table:table-cell>
          <table:table-cell table:number-columns-repeated="2" office:value-type="float" office:value="-10.02" calcext:value-type="float">
            <text:p>-1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02" calcext:value-type="float">
            <text:p>-10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65]/10000000;5)" office:value-type="float" office:value="2.94097" calcext:value-type="float">
            <text:p>2.94097</text:p>
          </table:table-cell>
          <table:table-cell table:formula="of:=[.C565]*100" office:value-type="float" office:value="-67" calcext:value-type="float">
            <text:p>-67</text:p>
          </table:table-cell>
          <table:table-cell table:formula="of:=[.F565]" office:value-type="float" office:value="-787" calcext:value-type="float">
            <text:p>-787</text:p>
          </table:table-cell>
          <table:table-cell table:formula="of:=[.M565]*10" office:value-type="float" office:value="-100.2" calcext:value-type="float">
            <text:p>-100.2</text:p>
          </table:table-cell>
        </table:table-row>
        <table:table-row table:style-name="ro2">
          <table:table-cell office:value-type="float" office:value="29414023" calcext:value-type="float">
            <text:p>29414023</text:p>
          </table:table-cell>
          <table:table-cell table:formula="of:=[.A566]-[.A565]" office:value-type="float" office:value="4340" calcext:value-type="float">
            <text:p>4340</text:p>
          </table:table-cell>
          <table:table-cell office:value-type="float" office:value="-0.76" calcext:value-type="float">
            <text:p>-0.76</text:p>
          </table:table-cell>
          <table:table-cell office:value-type="float" office:value="-10.02" calcext:value-type="float">
            <text:p>-10.02</text:p>
          </table:table-cell>
          <table:table-cell office:value-type="float" office:value="1" calcext:value-type="float">
            <text:p>1</text:p>
          </table:table-cell>
          <table:table-cell office:value-type="float" office:value="-785" calcext:value-type="float">
            <text:p>-785</text:p>
          </table:table-cell>
          <table:table-cell office:value-type="float" office:value="-0.76" calcext:value-type="float">
            <text:p>-0.76</text:p>
          </table:table-cell>
          <table:table-cell table:number-columns-repeated="2" office:value-type="float" office:value="-11.35" calcext:value-type="float">
            <text:p>-11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5" calcext:value-type="float">
            <text:p>-11.3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66]/10000000;5)" office:value-type="float" office:value="2.9414" calcext:value-type="float">
            <text:p>2.9414</text:p>
          </table:table-cell>
          <table:table-cell table:formula="of:=[.C566]*100" office:value-type="float" office:value="-76" calcext:value-type="float">
            <text:p>-76</text:p>
          </table:table-cell>
          <table:table-cell table:formula="of:=[.F566]" office:value-type="float" office:value="-785" calcext:value-type="float">
            <text:p>-785</text:p>
          </table:table-cell>
          <table:table-cell table:formula="of:=[.M566]*10" office:value-type="float" office:value="-113.5" calcext:value-type="float">
            <text:p>-113.5</text:p>
          </table:table-cell>
        </table:table-row>
        <table:table-row table:style-name="ro2">
          <table:table-cell office:value-type="float" office:value="29417788" calcext:value-type="float">
            <text:p>29417788</text:p>
          </table:table-cell>
          <table:table-cell table:formula="of:=[.A567]-[.A566]" office:value-type="float" office:value="3765" calcext:value-type="float">
            <text:p>3765</text:p>
          </table:table-cell>
          <table:table-cell office:value-type="float" office:value="-0.71" calcext:value-type="float">
            <text:p>-0.71</text:p>
          </table:table-cell>
          <table:table-cell office:value-type="float" office:value="3.96" calcext:value-type="float">
            <text:p>3.96</text:p>
          </table:table-cell>
          <table:table-cell office:value-type="float" office:value="1" calcext:value-type="float">
            <text:p>1</text:p>
          </table:table-cell>
          <table:table-cell office:value-type="float" office:value="-786" calcext:value-type="float">
            <text:p>-786</text:p>
          </table:table-cell>
          <table:table-cell office:value-type="float" office:value="-0.71" calcext:value-type="float">
            <text:p>-0.71</text:p>
          </table:table-cell>
          <table:table-cell table:number-columns-repeated="2" office:value-type="float" office:value="-10.62" calcext:value-type="float">
            <text:p>-10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2" calcext:value-type="float">
            <text:p>-10.6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67]/10000000;5)" office:value-type="float" office:value="2.94178" calcext:value-type="float">
            <text:p>2.94178</text:p>
          </table:table-cell>
          <table:table-cell table:formula="of:=[.C567]*100" office:value-type="float" office:value="-71" calcext:value-type="float">
            <text:p>-71</text:p>
          </table:table-cell>
          <table:table-cell table:formula="of:=[.F567]" office:value-type="float" office:value="-786" calcext:value-type="float">
            <text:p>-786</text:p>
          </table:table-cell>
          <table:table-cell table:formula="of:=[.M567]*10" office:value-type="float" office:value="-106.2" calcext:value-type="float">
            <text:p>-106.2</text:p>
          </table:table-cell>
        </table:table-row>
        <table:table-row table:style-name="ro2">
          <table:table-cell office:value-type="float" office:value="29422103" calcext:value-type="float">
            <text:p>29422103</text:p>
          </table:table-cell>
          <table:table-cell table:formula="of:=[.A568]-[.A567]" office:value-type="float" office:value="4315" calcext:value-type="float">
            <text:p>4315</text:p>
          </table:table-cell>
          <table:table-cell office:value-type="float" office:value="-0.71" calcext:value-type="float">
            <text:p>-0.71</text:p>
          </table:table-cell>
          <table:table-cell office:value-type="float" office:value="-0.73" calcext:value-type="float">
            <text:p>-0.73</text:p>
          </table:table-cell>
          <table:table-cell office:value-type="float" office:value="1" calcext:value-type="float">
            <text:p>1</text:p>
          </table:table-cell>
          <table:table-cell office:value-type="float" office:value="-786" calcext:value-type="float">
            <text:p>-786</text:p>
          </table:table-cell>
          <table:table-cell office:value-type="float" office:value="-0.71" calcext:value-type="float">
            <text:p>-0.71</text:p>
          </table:table-cell>
          <table:table-cell table:number-columns-repeated="2" office:value-type="float" office:value="-10.7" calcext:value-type="float">
            <text:p>-1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" calcext:value-type="float">
            <text:p>-10.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68]/10000000;5)" office:value-type="float" office:value="2.94221" calcext:value-type="float">
            <text:p>2.94221</text:p>
          </table:table-cell>
          <table:table-cell table:formula="of:=[.C568]*100" office:value-type="float" office:value="-71" calcext:value-type="float">
            <text:p>-71</text:p>
          </table:table-cell>
          <table:table-cell table:formula="of:=[.F568]" office:value-type="float" office:value="-786" calcext:value-type="float">
            <text:p>-786</text:p>
          </table:table-cell>
          <table:table-cell table:formula="of:=[.M568]*10" office:value-type="float" office:value="-107" calcext:value-type="float">
            <text:p>-107</text:p>
          </table:table-cell>
        </table:table-row>
        <table:table-row table:style-name="ro2">
          <table:table-cell office:value-type="float" office:value="29425911" calcext:value-type="float">
            <text:p>29425911</text:p>
          </table:table-cell>
          <table:table-cell table:formula="of:=[.A569]-[.A568]" office:value-type="float" office:value="3808" calcext:value-type="float">
            <text:p>3808</text:p>
          </table:table-cell>
          <table:table-cell office:value-type="float" office:value="-0.63" calcext:value-type="float">
            <text:p>-0.63</text:p>
          </table:table-cell>
          <table:table-cell office:value-type="float" office:value="6.63" calcext:value-type="float">
            <text:p>6.63</text:p>
          </table:table-cell>
          <table:table-cell office:value-type="float" office:value="1" calcext:value-type="float">
            <text:p>1</text:p>
          </table:table-cell>
          <table:table-cell office:value-type="float" office:value="-788" calcext:value-type="float">
            <text:p>-788</text:p>
          </table:table-cell>
          <table:table-cell office:value-type="float" office:value="-0.63" calcext:value-type="float">
            <text:p>-0.63</text:p>
          </table:table-cell>
          <table:table-cell table:number-columns-repeated="2" office:value-type="float" office:value="-9.42" calcext:value-type="float">
            <text:p>-9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42" calcext:value-type="float">
            <text:p>-9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69]/10000000;5)" office:value-type="float" office:value="2.94259" calcext:value-type="float">
            <text:p>2.94259</text:p>
          </table:table-cell>
          <table:table-cell table:formula="of:=[.C569]*100" office:value-type="float" office:value="-63" calcext:value-type="float">
            <text:p>-63</text:p>
          </table:table-cell>
          <table:table-cell table:formula="of:=[.F569]" office:value-type="float" office:value="-788" calcext:value-type="float">
            <text:p>-788</text:p>
          </table:table-cell>
          <table:table-cell table:formula="of:=[.M569]*10" office:value-type="float" office:value="-94.2" calcext:value-type="float">
            <text:p>-94.2</text:p>
          </table:table-cell>
        </table:table-row>
        <table:table-row table:style-name="ro2">
          <table:table-cell office:value-type="float" office:value="29430211" calcext:value-type="float">
            <text:p>29430211</text:p>
          </table:table-cell>
          <table:table-cell table:formula="of:=[.A570]-[.A569]" office:value-type="float" office:value="4300" calcext:value-type="float">
            <text:p>4300</text:p>
          </table:table-cell>
          <table:table-cell office:value-type="float" office:value="-0.43" calcext:value-type="float">
            <text:p>-0.43</text:p>
          </table:table-cell>
          <table:table-cell office:value-type="float" office:value="14.91" calcext:value-type="float">
            <text:p>14.91</text:p>
          </table:table-cell>
          <table:table-cell office:value-type="float" office:value="1" calcext:value-type="float">
            <text:p>1</text:p>
          </table:table-cell>
          <table:table-cell office:value-type="float" office:value="-791" calcext:value-type="float">
            <text:p>-791</text:p>
          </table:table-cell>
          <table:table-cell office:value-type="float" office:value="-0.43" calcext:value-type="float">
            <text:p>-0.43</text:p>
          </table:table-cell>
          <table:table-cell table:number-columns-repeated="2" office:value-type="float" office:value="-6.48" calcext:value-type="float">
            <text:p>-6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48" calcext:value-type="float">
            <text:p>-6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70]/10000000;5)" office:value-type="float" office:value="2.94302" calcext:value-type="float">
            <text:p>2.94302</text:p>
          </table:table-cell>
          <table:table-cell table:formula="of:=[.C570]*100" office:value-type="float" office:value="-43" calcext:value-type="float">
            <text:p>-43</text:p>
          </table:table-cell>
          <table:table-cell table:formula="of:=[.F570]" office:value-type="float" office:value="-791" calcext:value-type="float">
            <text:p>-791</text:p>
          </table:table-cell>
          <table:table-cell table:formula="of:=[.M570]*10" office:value-type="float" office:value="-64.8" calcext:value-type="float">
            <text:p>-64.8</text:p>
          </table:table-cell>
        </table:table-row>
        <table:table-row table:style-name="ro2">
          <table:table-cell office:value-type="float" office:value="29433934" calcext:value-type="float">
            <text:p>29433934</text:p>
          </table:table-cell>
          <table:table-cell table:formula="of:=[.A571]-[.A570]" office:value-type="float" office:value="3723" calcext:value-type="float">
            <text:p>3723</text:p>
          </table:table-cell>
          <table:table-cell office:value-type="float" office:value="-0.35" calcext:value-type="float">
            <text:p>-0.35</text:p>
          </table:table-cell>
          <table:table-cell office:value-type="float" office:value="4.02" calcext:value-type="float">
            <text:p>4.02</text:p>
          </table:table-cell>
          <table:table-cell office:value-type="float" office:value="1" calcext:value-type="float">
            <text:p>1</text:p>
          </table:table-cell>
          <table:table-cell office:value-type="float" office:value="-793" calcext:value-type="float">
            <text:p>-793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-5.31" calcext:value-type="float">
            <text:p>-5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31" calcext:value-type="float">
            <text:p>-5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71]/10000000;5)" office:value-type="float" office:value="2.94339" calcext:value-type="float">
            <text:p>2.94339</text:p>
          </table:table-cell>
          <table:table-cell table:formula="of:=[.C571]*100" office:value-type="float" office:value="-35" calcext:value-type="float">
            <text:p>-35</text:p>
          </table:table-cell>
          <table:table-cell table:formula="of:=[.F571]" office:value-type="float" office:value="-793" calcext:value-type="float">
            <text:p>-793</text:p>
          </table:table-cell>
          <table:table-cell table:formula="of:=[.M571]*10" office:value-type="float" office:value="-53.1" calcext:value-type="float">
            <text:p>-53.1</text:p>
          </table:table-cell>
        </table:table-row>
        <table:table-row table:style-name="ro2">
          <table:table-cell office:value-type="float" office:value="29438388" calcext:value-type="float">
            <text:p>29438388</text:p>
          </table:table-cell>
          <table:table-cell table:formula="of:=[.A572]-[.A571]" office:value-type="float" office:value="4454" calcext:value-type="float">
            <text:p>4454</text:p>
          </table:table-cell>
          <table:table-cell office:value-type="float" office:value="-0.16" calcext:value-type="float">
            <text:p>-0.16</text:p>
          </table:table-cell>
          <table:table-cell office:value-type="float" office:value="17.69" calcext:value-type="float">
            <text:p>17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float" office:value="-2.34" calcext:value-type="float">
            <text:p>-2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34" calcext:value-type="float">
            <text:p>-2.3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72]/10000000;5)" office:value-type="float" office:value="2.94384" calcext:value-type="float">
            <text:p>2.94384</text:p>
          </table:table-cell>
          <table:table-cell table:formula="of:=[.C572]*100" office:value-type="float" office:value="-16" calcext:value-type="float">
            <text:p>-16</text:p>
          </table:table-cell>
          <table:table-cell table:formula="of:=[.F572]" office:value-type="float" office:value="0" calcext:value-type="float">
            <text:p>0</text:p>
          </table:table-cell>
          <table:table-cell table:formula="of:=[.M572]*10" office:value-type="float" office:value="-23.4" calcext:value-type="float">
            <text:p>-23.4</text:p>
          </table:table-cell>
        </table:table-row>
        <table:table-row table:style-name="ro2">
          <table:table-cell office:value-type="float" office:value="29442043" calcext:value-type="float">
            <text:p>29442043</text:p>
          </table:table-cell>
          <table:table-cell table:formula="of:=[.A573]-[.A572]" office:value-type="float" office:value="3655" calcext:value-type="float">
            <text:p>3655</text:p>
          </table:table-cell>
          <table:table-cell office:value-type="float" office:value="0.11" calcext:value-type="float">
            <text:p>0.11</text:p>
          </table:table-cell>
          <table:table-cell office:value-type="float" office:value="25.69" calcext:value-type="float">
            <text:p>25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1.71" calcext:value-type="float">
            <text:p>1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73]/10000000;5)" office:value-type="float" office:value="2.9442" calcext:value-type="float">
            <text:p>2.9442</text:p>
          </table:table-cell>
          <table:table-cell table:formula="of:=[.C573]*100" office:value-type="float" office:value="11" calcext:value-type="float">
            <text:p>11</text:p>
          </table:table-cell>
          <table:table-cell table:formula="of:=[.F573]" office:value-type="float" office:value="0" calcext:value-type="float">
            <text:p>0</text:p>
          </table:table-cell>
          <table:table-cell table:formula="of:=[.M573]*10" office:value-type="float" office:value="17.1" calcext:value-type="float">
            <text:p>17.1</text:p>
          </table:table-cell>
        </table:table-row>
        <table:table-row table:style-name="ro2">
          <table:table-cell office:value-type="float" office:value="29446548" calcext:value-type="float">
            <text:p>29446548</text:p>
          </table:table-cell>
          <table:table-cell table:formula="of:=[.A574]-[.A573]" office:value-type="float" office:value="4505" calcext:value-type="float">
            <text:p>4505</text:p>
          </table:table-cell>
          <table:table-cell office:value-type="float" office:value="0.08" calcext:value-type="float">
            <text:p>0.08</text:p>
          </table:table-cell>
          <table:table-cell office:value-type="float" office:value="-4.06" calcext:value-type="float">
            <text:p>-4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.22" calcext:value-type="float">
            <text:p>1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74]/10000000;5)" office:value-type="float" office:value="2.94465" calcext:value-type="float">
            <text:p>2.94465</text:p>
          </table:table-cell>
          <table:table-cell table:formula="of:=[.C574]*100" office:value-type="float" office:value="8" calcext:value-type="float">
            <text:p>8</text:p>
          </table:table-cell>
          <table:table-cell table:formula="of:=[.F574]" office:value-type="float" office:value="0" calcext:value-type="float">
            <text:p>0</text:p>
          </table:table-cell>
          <table:table-cell table:formula="of:=[.M574]*10" office:value-type="float" office:value="12.2" calcext:value-type="float">
            <text:p>12.2</text:p>
          </table:table-cell>
        </table:table-row>
        <table:table-row table:style-name="ro2">
          <table:table-cell office:value-type="float" office:value="29450151" calcext:value-type="float">
            <text:p>29450151</text:p>
          </table:table-cell>
          <table:table-cell table:formula="of:=[.A575]-[.A574]" office:value-type="float" office:value="3603" calcext:value-type="float">
            <text:p>3603</text:p>
          </table:table-cell>
          <table:table-cell office:value-type="float" office:value="-0.08" calcext:value-type="float">
            <text:p>-0.08</text:p>
          </table:table-cell>
          <table:table-cell office:value-type="float" office:value="-14.3" calcext:value-type="float">
            <text:p>-14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-1.15" calcext:value-type="float">
            <text:p>-1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75]/10000000;5)" office:value-type="float" office:value="2.94502" calcext:value-type="float">
            <text:p>2.94502</text:p>
          </table:table-cell>
          <table:table-cell table:formula="of:=[.C575]*100" office:value-type="float" office:value="-8" calcext:value-type="float">
            <text:p>-8</text:p>
          </table:table-cell>
          <table:table-cell table:formula="of:=[.F575]" office:value-type="float" office:value="0" calcext:value-type="float">
            <text:p>0</text:p>
          </table:table-cell>
          <table:table-cell table:formula="of:=[.M575]*10" office:value-type="float" office:value="-11.5" calcext:value-type="float">
            <text:p>-11.5</text:p>
          </table:table-cell>
        </table:table-row>
        <table:table-row table:style-name="ro2">
          <table:table-cell office:value-type="float" office:value="29454826" calcext:value-type="float">
            <text:p>29454826</text:p>
          </table:table-cell>
          <table:table-cell table:formula="of:=[.A576]-[.A575]" office:value-type="float" office:value="4675" calcext:value-type="float">
            <text:p>4675</text:p>
          </table:table-cell>
          <table:table-cell office:value-type="float" office:value="-0.27" calcext:value-type="float">
            <text:p>-0.27</text:p>
          </table:table-cell>
          <table:table-cell office:value-type="float" office:value="-15.28" calcext:value-type="float">
            <text:p>-15.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  <table:table-cell office:value-type="float" office:value="-4.12" calcext:value-type="float">
            <text:p>-4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12" calcext:value-type="float">
            <text:p>-4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76]/10000000;5)" office:value-type="float" office:value="2.94548" calcext:value-type="float">
            <text:p>2.94548</text:p>
          </table:table-cell>
          <table:table-cell table:formula="of:=[.C576]*100" office:value-type="float" office:value="-27" calcext:value-type="float">
            <text:p>-27</text:p>
          </table:table-cell>
          <table:table-cell table:formula="of:=[.F576]" office:value-type="float" office:value="0" calcext:value-type="float">
            <text:p>0</text:p>
          </table:table-cell>
          <table:table-cell table:formula="of:=[.M576]*10" office:value-type="float" office:value="-41.2" calcext:value-type="float">
            <text:p>-41.2</text:p>
          </table:table-cell>
        </table:table-row>
        <table:table-row table:style-name="ro2">
          <table:table-cell office:value-type="float" office:value="29458595" calcext:value-type="float">
            <text:p>29458595</text:p>
          </table:table-cell>
          <table:table-cell table:formula="of:=[.A577]-[.A576]" office:value-type="float" office:value="3769" calcext:value-type="float">
            <text:p>3769</text:p>
          </table:table-cell>
          <table:table-cell office:value-type="float" office:value="-0.52" calcext:value-type="float">
            <text:p>-0.52</text:p>
          </table:table-cell>
          <table:table-cell office:value-type="float" office:value="-18.73" calcext:value-type="float">
            <text:p>-18.73</text:p>
          </table:table-cell>
          <table:table-cell office:value-type="float" office:value="1" calcext:value-type="float">
            <text:p>1</text:p>
          </table:table-cell>
          <table:table-cell office:value-type="float" office:value="-790" calcext:value-type="float">
            <text:p>-790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-7.84" calcext:value-type="float">
            <text:p>-7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84" calcext:value-type="float">
            <text:p>-7.8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77]/10000000;5)" office:value-type="float" office:value="2.94586" calcext:value-type="float">
            <text:p>2.94586</text:p>
          </table:table-cell>
          <table:table-cell table:formula="of:=[.C577]*100" office:value-type="float" office:value="-52" calcext:value-type="float">
            <text:p>-52</text:p>
          </table:table-cell>
          <table:table-cell table:formula="of:=[.F577]" office:value-type="float" office:value="-790" calcext:value-type="float">
            <text:p>-790</text:p>
          </table:table-cell>
          <table:table-cell table:formula="of:=[.M577]*10" office:value-type="float" office:value="-78.4" calcext:value-type="float">
            <text:p>-78.4</text:p>
          </table:table-cell>
        </table:table-row>
        <table:table-row table:style-name="ro2">
          <table:table-cell office:value-type="float" office:value="29462951" calcext:value-type="float">
            <text:p>29462951</text:p>
          </table:table-cell>
          <table:table-cell table:formula="of:=[.A578]-[.A577]" office:value-type="float" office:value="4356" calcext:value-type="float">
            <text:p>4356</text:p>
          </table:table-cell>
          <table:table-cell office:value-type="float" office:value="-0.88" calcext:value-type="float">
            <text:p>-0.88</text:p>
          </table:table-cell>
          <table:table-cell office:value-type="float" office:value="-31.38" calcext:value-type="float">
            <text:p>-31.38</text:p>
          </table:table-cell>
          <table:table-cell office:value-type="float" office:value="1" calcext:value-type="float">
            <text:p>1</text:p>
          </table:table-cell>
          <table:table-cell office:value-type="float" office:value="-783" calcext:value-type="float">
            <text:p>-783</text:p>
          </table:table-cell>
          <table:table-cell office:value-type="float" office:value="-0.88" calcext:value-type="float">
            <text:p>-0.88</text:p>
          </table:table-cell>
          <table:table-cell table:number-columns-repeated="2" office:value-type="float" office:value="-13.24" calcext:value-type="float">
            <text:p>-13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4" calcext:value-type="float">
            <text:p>-13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78]/10000000;5)" office:value-type="float" office:value="2.9463" calcext:value-type="float">
            <text:p>2.9463</text:p>
          </table:table-cell>
          <table:table-cell table:formula="of:=[.C578]*100" office:value-type="float" office:value="-88" calcext:value-type="float">
            <text:p>-88</text:p>
          </table:table-cell>
          <table:table-cell table:formula="of:=[.F578]" office:value-type="float" office:value="-783" calcext:value-type="float">
            <text:p>-783</text:p>
          </table:table-cell>
          <table:table-cell table:formula="of:=[.M578]*10" office:value-type="float" office:value="-132.4" calcext:value-type="float">
            <text:p>-132.4</text:p>
          </table:table-cell>
        </table:table-row>
        <table:table-row table:style-name="ro2">
          <table:table-cell office:value-type="float" office:value="29466808" calcext:value-type="float">
            <text:p>29466808</text:p>
          </table:table-cell>
          <table:table-cell table:formula="of:=[.A579]-[.A578]" office:value-type="float" office:value="3857" calcext:value-type="float">
            <text:p>3857</text:p>
          </table:table-cell>
          <table:table-cell office:value-type="float" office:value="-1.75" calcext:value-type="float">
            <text:p>-1.75</text:p>
          </table:table-cell>
          <table:table-cell office:value-type="float" office:value="-82.24" calcext:value-type="float">
            <text:p>-82.24</text:p>
          </table:table-cell>
          <table:table-cell office:value-type="float" office:value="1" calcext:value-type="float">
            <text:p>1</text:p>
          </table:table-cell>
          <table:table-cell office:value-type="float" office:value="-767" calcext:value-type="float">
            <text:p>-767</text:p>
          </table:table-cell>
          <table:table-cell office:value-type="float" office:value="-1.75" calcext:value-type="float">
            <text:p>-1.75</text:p>
          </table:table-cell>
          <table:table-cell table:number-columns-repeated="2" office:value-type="float" office:value="-26.31" calcext:value-type="float">
            <text:p>-26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31" calcext:value-type="float">
            <text:p>-26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79]/10000000;5)" office:value-type="float" office:value="2.94668" calcext:value-type="float">
            <text:p>2.94668</text:p>
          </table:table-cell>
          <table:table-cell table:formula="of:=[.C579]*100" office:value-type="float" office:value="-175" calcext:value-type="float">
            <text:p>-175</text:p>
          </table:table-cell>
          <table:table-cell table:formula="of:=[.F579]" office:value-type="float" office:value="-767" calcext:value-type="float">
            <text:p>-767</text:p>
          </table:table-cell>
          <table:table-cell table:formula="of:=[.M579]*10" office:value-type="float" office:value="-263.1" calcext:value-type="float">
            <text:p>-263.1</text:p>
          </table:table-cell>
        </table:table-row>
        <table:table-row table:style-name="ro2">
          <table:table-cell office:value-type="float" office:value="29471271" calcext:value-type="float">
            <text:p>29471271</text:p>
          </table:table-cell>
          <table:table-cell table:formula="of:=[.A580]-[.A579]" office:value-type="float" office:value="4463" calcext:value-type="float">
            <text:p>4463</text:p>
          </table:table-cell>
          <table:table-cell office:value-type="float" office:value="-2.21" calcext:value-type="float">
            <text:p>-2.21</text:p>
          </table:table-cell>
          <table:table-cell office:value-type="float" office:value="-40.8" calcext:value-type="float">
            <text:p>-40.8</text:p>
          </table:table-cell>
          <table:table-cell office:value-type="float" office:value="1" calcext:value-type="float">
            <text:p>1</text:p>
          </table:table-cell>
          <table:table-cell office:value-type="float" office:value="-758" calcext:value-type="float">
            <text:p>-758</text:p>
          </table:table-cell>
          <table:table-cell office:value-type="float" office:value="-2.21" calcext:value-type="float">
            <text:p>-2.21</text:p>
          </table:table-cell>
          <table:table-cell table:number-columns-repeated="2" office:value-type="float" office:value="-33.14" calcext:value-type="float">
            <text:p>-33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14" calcext:value-type="float">
            <text:p>-33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80]/10000000;5)" office:value-type="float" office:value="2.94713" calcext:value-type="float">
            <text:p>2.94713</text:p>
          </table:table-cell>
          <table:table-cell table:formula="of:=[.C580]*100" office:value-type="float" office:value="-221" calcext:value-type="float">
            <text:p>-221</text:p>
          </table:table-cell>
          <table:table-cell table:formula="of:=[.F580]" office:value-type="float" office:value="-758" calcext:value-type="float">
            <text:p>-758</text:p>
          </table:table-cell>
          <table:table-cell table:formula="of:=[.M580]*10" office:value-type="float" office:value="-331.4" calcext:value-type="float">
            <text:p>-331.4</text:p>
          </table:table-cell>
        </table:table-row>
        <table:table-row table:style-name="ro2">
          <table:table-cell office:value-type="float" office:value="29475511" calcext:value-type="float">
            <text:p>29475511</text:p>
          </table:table-cell>
          <table:table-cell table:formula="of:=[.A581]-[.A580]" office:value-type="float" office:value="4240" calcext:value-type="float">
            <text:p>4240</text:p>
          </table:table-cell>
          <table:table-cell office:value-type="float" office:value="-2.34" calcext:value-type="float">
            <text:p>-2.34</text:p>
          </table:table-cell>
          <table:table-cell office:value-type="float" office:value="-15.77" calcext:value-type="float">
            <text:p>-15.77</text:p>
          </table:table-cell>
          <table:table-cell office:value-type="float" office:value="1" calcext:value-type="float">
            <text:p>1</text:p>
          </table:table-cell>
          <table:table-cell office:value-type="float" office:value="-756" calcext:value-type="float">
            <text:p>-756</text:p>
          </table:table-cell>
          <table:table-cell office:value-type="float" office:value="-2.34" calcext:value-type="float">
            <text:p>-2.34</text:p>
          </table:table-cell>
          <table:table-cell table:number-columns-repeated="2" office:value-type="float" office:value="-35.15" calcext:value-type="float">
            <text:p>-35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.15" calcext:value-type="float">
            <text:p>-35.1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81]/10000000;5)" office:value-type="float" office:value="2.94755" calcext:value-type="float">
            <text:p>2.94755</text:p>
          </table:table-cell>
          <table:table-cell table:formula="of:=[.C581]*100" office:value-type="float" office:value="-234" calcext:value-type="float">
            <text:p>-234</text:p>
          </table:table-cell>
          <table:table-cell table:formula="of:=[.F581]" office:value-type="float" office:value="-756" calcext:value-type="float">
            <text:p>-756</text:p>
          </table:table-cell>
          <table:table-cell table:formula="of:=[.M581]*10" office:value-type="float" office:value="-351.5" calcext:value-type="float">
            <text:p>-351.5</text:p>
          </table:table-cell>
        </table:table-row>
        <table:table-row table:style-name="ro2">
          <table:table-cell office:value-type="float" office:value="29480011" calcext:value-type="float">
            <text:p>29480011</text:p>
          </table:table-cell>
          <table:table-cell table:formula="of:=[.A582]-[.A581]" office:value-type="float" office:value="4500" calcext:value-type="float">
            <text:p>4500</text:p>
          </table:table-cell>
          <table:table-cell office:value-type="float" office:value="-2.44" calcext:value-type="float">
            <text:p>-2.44</text:p>
          </table:table-cell>
          <table:table-cell office:value-type="float" office:value="-13.58" calcext:value-type="float">
            <text:p>-13.58</text:p>
          </table:table-cell>
          <table:table-cell office:value-type="float" office:value="1" calcext:value-type="float">
            <text:p>1</text:p>
          </table:table-cell>
          <table:table-cell office:value-type="float" office:value="-754" calcext:value-type="float">
            <text:p>-754</text:p>
          </table:table-cell>
          <table:table-cell office:value-type="float" office:value="-2.44" calcext:value-type="float">
            <text:p>-2.44</text:p>
          </table:table-cell>
          <table:table-cell table:number-columns-repeated="2" office:value-type="float" office:value="-36.57" calcext:value-type="float">
            <text:p>-36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.57" calcext:value-type="float">
            <text:p>-36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82]/10000000;5)" office:value-type="float" office:value="2.948" calcext:value-type="float">
            <text:p>2.948</text:p>
          </table:table-cell>
          <table:table-cell table:formula="of:=[.C582]*100" office:value-type="float" office:value="-244" calcext:value-type="float">
            <text:p>-244</text:p>
          </table:table-cell>
          <table:table-cell table:formula="of:=[.F582]" office:value-type="float" office:value="-754" calcext:value-type="float">
            <text:p>-754</text:p>
          </table:table-cell>
          <table:table-cell table:formula="of:=[.M582]*10" office:value-type="float" office:value="-365.7" calcext:value-type="float">
            <text:p>-365.7</text:p>
          </table:table-cell>
        </table:table-row>
        <table:table-row table:style-name="ro2">
          <table:table-cell office:value-type="float" office:value="29483588" calcext:value-type="float">
            <text:p>29483588</text:p>
          </table:table-cell>
          <table:table-cell table:formula="of:=[.A583]-[.A582]" office:value-type="float" office:value="3577" calcext:value-type="float">
            <text:p>3577</text:p>
          </table:table-cell>
          <table:table-cell office:value-type="float" office:value="-2.21" calcext:value-type="float">
            <text:p>-2.21</text:p>
          </table:table-cell>
          <table:table-cell office:value-type="float" office:value="20.67" calcext:value-type="float">
            <text:p>20.67</text:p>
          </table:table-cell>
          <table:table-cell office:value-type="float" office:value="1" calcext:value-type="float">
            <text:p>1</text:p>
          </table:table-cell>
          <table:table-cell office:value-type="float" office:value="-758" calcext:value-type="float">
            <text:p>-758</text:p>
          </table:table-cell>
          <table:table-cell office:value-type="float" office:value="-2.21" calcext:value-type="float">
            <text:p>-2.21</text:p>
          </table:table-cell>
          <table:table-cell table:number-columns-repeated="2" office:value-type="float" office:value="-33.21" calcext:value-type="float">
            <text:p>-33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21" calcext:value-type="float">
            <text:p>-33.2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83]/10000000;5)" office:value-type="float" office:value="2.94836" calcext:value-type="float">
            <text:p>2.94836</text:p>
          </table:table-cell>
          <table:table-cell table:formula="of:=[.C583]*100" office:value-type="float" office:value="-221" calcext:value-type="float">
            <text:p>-221</text:p>
          </table:table-cell>
          <table:table-cell table:formula="of:=[.F583]" office:value-type="float" office:value="-758" calcext:value-type="float">
            <text:p>-758</text:p>
          </table:table-cell>
          <table:table-cell table:formula="of:=[.M583]*10" office:value-type="float" office:value="-332.1" calcext:value-type="float">
            <text:p>-332.1</text:p>
          </table:table-cell>
        </table:table-row>
        <table:table-row table:style-name="ro2">
          <table:table-cell office:value-type="float" office:value="29487794" calcext:value-type="float">
            <text:p>29487794</text:p>
          </table:table-cell>
          <table:table-cell table:formula="of:=[.A584]-[.A583]" office:value-type="float" office:value="4206" calcext:value-type="float">
            <text:p>4206</text:p>
          </table:table-cell>
          <table:table-cell office:value-type="float" office:value="-2.17" calcext:value-type="float">
            <text:p>-2.17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-759" calcext:value-type="float">
            <text:p>-759</text:p>
          </table:table-cell>
          <table:table-cell office:value-type="float" office:value="-2.17" calcext:value-type="float">
            <text:p>-2.17</text:p>
          </table:table-cell>
          <table:table-cell table:number-columns-repeated="2" office:value-type="float" office:value="-32.52" calcext:value-type="float">
            <text:p>-32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52" calcext:value-type="float">
            <text:p>-32.5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84]/10000000;5)" office:value-type="float" office:value="2.94878" calcext:value-type="float">
            <text:p>2.94878</text:p>
          </table:table-cell>
          <table:table-cell table:formula="of:=[.C584]*100" office:value-type="float" office:value="-217" calcext:value-type="float">
            <text:p>-217</text:p>
          </table:table-cell>
          <table:table-cell table:formula="of:=[.F584]" office:value-type="float" office:value="-759" calcext:value-type="float">
            <text:p>-759</text:p>
          </table:table-cell>
          <table:table-cell table:formula="of:=[.M584]*10" office:value-type="float" office:value="-325.2" calcext:value-type="float">
            <text:p>-325.2</text:p>
          </table:table-cell>
        </table:table-row>
        <table:table-row table:style-name="ro2">
          <table:table-cell office:value-type="float" office:value="29492025" calcext:value-type="float">
            <text:p>29492025</text:p>
          </table:table-cell>
          <table:table-cell table:formula="of:=[.A585]-[.A584]" office:value-type="float" office:value="4231" calcext:value-type="float">
            <text:p>4231</text:p>
          </table:table-cell>
          <table:table-cell office:value-type="float" office:value="-1.93" calcext:value-type="float">
            <text:p>-1.93</text:p>
          </table:table-cell>
          <table:table-cell office:value-type="float" office:value="16.77" calcext:value-type="float">
            <text:p>16.77</text:p>
          </table:table-cell>
          <table:table-cell office:value-type="float" office:value="1" calcext:value-type="float">
            <text:p>1</text:p>
          </table:table-cell>
          <table:table-cell office:value-type="float" office:value="-763" calcext:value-type="float">
            <text:p>-763</text:p>
          </table:table-cell>
          <table:table-cell office:value-type="float" office:value="-1.93" calcext:value-type="float">
            <text:p>-1.93</text:p>
          </table:table-cell>
          <table:table-cell table:number-columns-repeated="2" office:value-type="float" office:value="-28.89" calcext:value-type="float">
            <text:p>-28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89" calcext:value-type="float">
            <text:p>-28.8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85]/10000000;5)" office:value-type="float" office:value="2.9492" calcext:value-type="float">
            <text:p>2.9492</text:p>
          </table:table-cell>
          <table:table-cell table:formula="of:=[.C585]*100" office:value-type="float" office:value="-193" calcext:value-type="float">
            <text:p>-193</text:p>
          </table:table-cell>
          <table:table-cell table:formula="of:=[.F585]" office:value-type="float" office:value="-763" calcext:value-type="float">
            <text:p>-763</text:p>
          </table:table-cell>
          <table:table-cell table:formula="of:=[.M585]*10" office:value-type="float" office:value="-288.9" calcext:value-type="float">
            <text:p>-288.9</text:p>
          </table:table-cell>
        </table:table-row>
        <table:table-row table:style-name="ro2">
          <table:table-cell office:value-type="float" office:value="29496625" calcext:value-type="float">
            <text:p>29496625</text:p>
          </table:table-cell>
          <table:table-cell table:formula="of:=[.A586]-[.A585]" office:value-type="float" office:value="4600" calcext:value-type="float">
            <text:p>4600</text:p>
          </table:table-cell>
          <table:table-cell office:value-type="float" office:value="-1.75" calcext:value-type="float">
            <text:p>-1.75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-767" calcext:value-type="float">
            <text:p>-767</text:p>
          </table:table-cell>
          <table:table-cell office:value-type="float" office:value="-1.75" calcext:value-type="float">
            <text:p>-1.75</text:p>
          </table:table-cell>
          <table:table-cell table:number-columns-repeated="2" office:value-type="float" office:value="-26.21" calcext:value-type="float">
            <text:p>-26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21" calcext:value-type="float">
            <text:p>-26.2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86]/10000000;5)" office:value-type="float" office:value="2.94966" calcext:value-type="float">
            <text:p>2.94966</text:p>
          </table:table-cell>
          <table:table-cell table:formula="of:=[.C586]*100" office:value-type="float" office:value="-175" calcext:value-type="float">
            <text:p>-175</text:p>
          </table:table-cell>
          <table:table-cell table:formula="of:=[.F586]" office:value-type="float" office:value="-767" calcext:value-type="float">
            <text:p>-767</text:p>
          </table:table-cell>
          <table:table-cell table:formula="of:=[.M586]*10" office:value-type="float" office:value="-262.1" calcext:value-type="float">
            <text:p>-262.1</text:p>
          </table:table-cell>
        </table:table-row>
        <table:table-row table:style-name="ro2">
          <table:table-cell office:value-type="float" office:value="29500420" calcext:value-type="float">
            <text:p>29500420</text:p>
          </table:table-cell>
          <table:table-cell table:formula="of:=[.A587]-[.A586]" office:value-type="float" office:value="3795" calcext:value-type="float">
            <text:p>3795</text:p>
          </table:table-cell>
          <table:table-cell office:value-type="float" office:value="-1.57" calcext:value-type="float">
            <text:p>-1.57</text:p>
          </table:table-cell>
          <table:table-cell office:value-type="float" office:value="13.46" calcext:value-type="float">
            <text:p>13.46</text:p>
          </table:table-cell>
          <table:table-cell office:value-type="float" office:value="1" calcext:value-type="float">
            <text:p>1</text:p>
          </table:table-cell>
          <table:table-cell office:value-type="float" office:value="-770" calcext:value-type="float">
            <text:p>-770</text:p>
          </table:table-cell>
          <table:table-cell office:value-type="float" office:value="-1.57" calcext:value-type="float">
            <text:p>-1.57</text:p>
          </table:table-cell>
          <table:table-cell table:number-columns-repeated="2" office:value-type="float" office:value="-23.55" calcext:value-type="float">
            <text:p>-23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55" calcext:value-type="float">
            <text:p>-23.5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87]/10000000;5)" office:value-type="float" office:value="2.95004" calcext:value-type="float">
            <text:p>2.95004</text:p>
          </table:table-cell>
          <table:table-cell table:formula="of:=[.C587]*100" office:value-type="float" office:value="-157" calcext:value-type="float">
            <text:p>-157</text:p>
          </table:table-cell>
          <table:table-cell table:formula="of:=[.F587]" office:value-type="float" office:value="-770" calcext:value-type="float">
            <text:p>-770</text:p>
          </table:table-cell>
          <table:table-cell table:formula="of:=[.M587]*10" office:value-type="float" office:value="-235.5" calcext:value-type="float">
            <text:p>-235.5</text:p>
          </table:table-cell>
        </table:table-row>
        <table:table-row table:style-name="ro2">
          <table:table-cell office:value-type="float" office:value="29504831" calcext:value-type="float">
            <text:p>29504831</text:p>
          </table:table-cell>
          <table:table-cell table:formula="of:=[.A588]-[.A587]" office:value-type="float" office:value="4411" calcext:value-type="float">
            <text:p>4411</text:p>
          </table:table-cell>
          <table:table-cell office:value-type="float" office:value="-1.42" calcext:value-type="float">
            <text:p>-1.42</text:p>
          </table:table-cell>
          <table:table-cell office:value-type="float" office:value="16.21" calcext:value-type="float">
            <text:p>16.21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office:value-type="float" office:value="-1.42" calcext:value-type="float">
            <text:p>-1.42</text:p>
          </table:table-cell>
          <table:table-cell table:number-columns-repeated="2" office:value-type="float" office:value="-21.24" calcext:value-type="float">
            <text:p>-21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24" calcext:value-type="float">
            <text:p>-21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88]/10000000;5)" office:value-type="float" office:value="2.95048" calcext:value-type="float">
            <text:p>2.95048</text:p>
          </table:table-cell>
          <table:table-cell table:formula="of:=[.C588]*100" office:value-type="float" office:value="-142" calcext:value-type="float">
            <text:p>-142</text:p>
          </table:table-cell>
          <table:table-cell table:formula="of:=[.F588]" office:value-type="float" office:value="-773" calcext:value-type="float">
            <text:p>-773</text:p>
          </table:table-cell>
          <table:table-cell table:formula="of:=[.M588]*10" office:value-type="float" office:value="-212.4" calcext:value-type="float">
            <text:p>-212.4</text:p>
          </table:table-cell>
        </table:table-row>
        <table:table-row table:style-name="ro2">
          <table:table-cell office:value-type="float" office:value="29508534" calcext:value-type="float">
            <text:p>29508534</text:p>
          </table:table-cell>
          <table:table-cell table:formula="of:=[.A589]-[.A588]" office:value-type="float" office:value="3703" calcext:value-type="float">
            <text:p>3703</text:p>
          </table:table-cell>
          <table:table-cell office:value-type="float" office:value="-1.48" calcext:value-type="float">
            <text:p>-1.48</text:p>
          </table:table-cell>
          <table:table-cell office:value-type="float" office:value="-7.79" calcext:value-type="float">
            <text:p>-7.79</text:p>
          </table:table-cell>
          <table:table-cell office:value-type="float" office:value="1" calcext:value-type="float">
            <text:p>1</text:p>
          </table:table-cell>
          <table:table-cell office:value-type="float" office:value="-772" calcext:value-type="float">
            <text:p>-772</text:p>
          </table:table-cell>
          <table:table-cell office:value-type="float" office:value="-1.48" calcext:value-type="float">
            <text:p>-1.48</text:p>
          </table:table-cell>
          <table:table-cell table:number-columns-repeated="2" office:value-type="float" office:value="-22.2" calcext:value-type="float">
            <text:p>-2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2" calcext:value-type="float">
            <text:p>-22.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89]/10000000;5)" office:value-type="float" office:value="2.95085" calcext:value-type="float">
            <text:p>2.95085</text:p>
          </table:table-cell>
          <table:table-cell table:formula="of:=[.C589]*100" office:value-type="float" office:value="-148" calcext:value-type="float">
            <text:p>-148</text:p>
          </table:table-cell>
          <table:table-cell table:formula="of:=[.F589]" office:value-type="float" office:value="-772" calcext:value-type="float">
            <text:p>-772</text:p>
          </table:table-cell>
          <table:table-cell table:formula="of:=[.M589]*10" office:value-type="float" office:value="-222" calcext:value-type="float">
            <text:p>-222</text:p>
          </table:table-cell>
        </table:table-row>
        <table:table-row table:style-name="ro2">
          <table:table-cell office:value-type="float" office:value="29512885" calcext:value-type="float">
            <text:p>29512885</text:p>
          </table:table-cell>
          <table:table-cell table:formula="of:=[.A590]-[.A589]" office:value-type="float" office:value="4351" calcext:value-type="float">
            <text:p>4351</text:p>
          </table:table-cell>
          <table:table-cell office:value-type="float" office:value="-1.5" calcext:value-type="float">
            <text:p>-1.5</text:p>
          </table:table-cell>
          <table:table-cell office:value-type="float" office:value="-2.24" calcext:value-type="float">
            <text:p>-2.24</text:p>
          </table:table-cell>
          <table:table-cell office:value-type="float" office:value="1" calcext:value-type="float">
            <text:p>1</text:p>
          </table:table-cell>
          <table:table-cell office:value-type="float" office:value="-771" calcext:value-type="float">
            <text:p>-771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-22.5" calcext:value-type="float">
            <text:p>-2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90]/10000000;5)" office:value-type="float" office:value="2.95129" calcext:value-type="float">
            <text:p>2.95129</text:p>
          </table:table-cell>
          <table:table-cell table:formula="of:=[.C590]*100" office:value-type="float" office:value="-150" calcext:value-type="float">
            <text:p>-150</text:p>
          </table:table-cell>
          <table:table-cell table:formula="of:=[.F590]" office:value-type="float" office:value="-771" calcext:value-type="float">
            <text:p>-771</text:p>
          </table:table-cell>
          <table:table-cell table:formula="of:=[.M590]*10" office:value-type="float" office:value="-225" calcext:value-type="float">
            <text:p>-225</text:p>
          </table:table-cell>
        </table:table-row>
        <table:table-row table:style-name="ro2">
          <table:table-cell office:value-type="float" office:value="29516634" calcext:value-type="float">
            <text:p>29516634</text:p>
          </table:table-cell>
          <table:table-cell table:formula="of:=[.A591]-[.A590]" office:value-type="float" office:value="3749" calcext:value-type="float">
            <text:p>3749</text:p>
          </table:table-cell>
          <table:table-cell office:value-type="float" office:value="-1.37" calcext:value-type="float">
            <text:p>-1.37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-774" calcext:value-type="float">
            <text:p>-774</text:p>
          </table:table-cell>
          <table:table-cell office:value-type="float" office:value="-1.37" calcext:value-type="float">
            <text:p>-1.37</text:p>
          </table:table-cell>
          <table:table-cell table:number-columns-repeated="2" office:value-type="float" office:value="-20.52" calcext:value-type="float">
            <text:p>-2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2" calcext:value-type="float">
            <text:p>-20.5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91]/10000000;5)" office:value-type="float" office:value="2.95166" calcext:value-type="float">
            <text:p>2.95166</text:p>
          </table:table-cell>
          <table:table-cell table:formula="of:=[.C591]*100" office:value-type="float" office:value="-137" calcext:value-type="float">
            <text:p>-137</text:p>
          </table:table-cell>
          <table:table-cell table:formula="of:=[.F591]" office:value-type="float" office:value="-774" calcext:value-type="float">
            <text:p>-774</text:p>
          </table:table-cell>
          <table:table-cell table:formula="of:=[.M591]*10" office:value-type="float" office:value="-205.2" calcext:value-type="float">
            <text:p>-205.2</text:p>
          </table:table-cell>
        </table:table-row>
        <table:table-row table:style-name="ro2">
          <table:table-cell office:value-type="float" office:value="29521005" calcext:value-type="float">
            <text:p>29521005</text:p>
          </table:table-cell>
          <table:table-cell table:formula="of:=[.A592]-[.A591]" office:value-type="float" office:value="4371" calcext:value-type="float">
            <text:p>4371</text:p>
          </table:table-cell>
          <table:table-cell office:value-type="float" office:value="-1.55" calcext:value-type="float">
            <text:p>-1.55</text:p>
          </table:table-cell>
          <table:table-cell office:value-type="float" office:value="-12.77" calcext:value-type="float">
            <text:p>-12.77</text:p>
          </table:table-cell>
          <table:table-cell office:value-type="float" office:value="1" calcext:value-type="float">
            <text:p>1</text:p>
          </table:table-cell>
          <table:table-cell office:value-type="float" office:value="-770" calcext:value-type="float">
            <text:p>-770</text:p>
          </table:table-cell>
          <table:table-cell office:value-type="float" office:value="-1.55" calcext:value-type="float">
            <text:p>-1.55</text:p>
          </table:table-cell>
          <table:table-cell table:number-columns-repeated="2" office:value-type="float" office:value="-23.21" calcext:value-type="float">
            <text:p>-23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21" calcext:value-type="float">
            <text:p>-23.2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92]/10000000;5)" office:value-type="float" office:value="2.9521" calcext:value-type="float">
            <text:p>2.9521</text:p>
          </table:table-cell>
          <table:table-cell table:formula="of:=[.C592]*100" office:value-type="float" office:value="-155" calcext:value-type="float">
            <text:p>-155</text:p>
          </table:table-cell>
          <table:table-cell table:formula="of:=[.F592]" office:value-type="float" office:value="-770" calcext:value-type="float">
            <text:p>-770</text:p>
          </table:table-cell>
          <table:table-cell table:formula="of:=[.M592]*10" office:value-type="float" office:value="-232.1" calcext:value-type="float">
            <text:p>-232.1</text:p>
          </table:table-cell>
        </table:table-row>
        <table:table-row table:style-name="ro2">
          <table:table-cell office:value-type="float" office:value="29524800" calcext:value-type="float">
            <text:p>29524800</text:p>
          </table:table-cell>
          <table:table-cell table:formula="of:=[.A593]-[.A592]" office:value-type="float" office:value="3795" calcext:value-type="float">
            <text:p>3795</text:p>
          </table:table-cell>
          <table:table-cell office:value-type="float" office:value="-1.81" calcext:value-type="float">
            <text:p>-1.81</text:p>
          </table:table-cell>
          <table:table-cell office:value-type="float" office:value="-22.03" calcext:value-type="float">
            <text:p>-22.03</text:p>
          </table:table-cell>
          <table:table-cell office:value-type="float" office:value="1" calcext:value-type="float">
            <text:p>1</text:p>
          </table:table-cell>
          <table:table-cell office:value-type="float" office:value="-766" calcext:value-type="float">
            <text:p>-766</text:p>
          </table:table-cell>
          <table:table-cell office:value-type="float" office:value="-1.81" calcext:value-type="float">
            <text:p>-1.81</text:p>
          </table:table-cell>
          <table:table-cell table:number-columns-repeated="2" office:value-type="float" office:value="-27.18" calcext:value-type="float">
            <text:p>-27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18" calcext:value-type="float">
            <text:p>-27.1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93]/10000000;5)" office:value-type="float" office:value="2.95248" calcext:value-type="float">
            <text:p>2.95248</text:p>
          </table:table-cell>
          <table:table-cell table:formula="of:=[.C593]*100" office:value-type="float" office:value="-181" calcext:value-type="float">
            <text:p>-181</text:p>
          </table:table-cell>
          <table:table-cell table:formula="of:=[.F593]" office:value-type="float" office:value="-766" calcext:value-type="float">
            <text:p>-766</text:p>
          </table:table-cell>
          <table:table-cell table:formula="of:=[.M593]*10" office:value-type="float" office:value="-271.8" calcext:value-type="float">
            <text:p>-271.8</text:p>
          </table:table-cell>
        </table:table-row>
        <table:table-row table:style-name="ro2">
          <table:table-cell office:value-type="float" office:value="29529185" calcext:value-type="float">
            <text:p>29529185</text:p>
          </table:table-cell>
          <table:table-cell table:formula="of:=[.A594]-[.A593]" office:value-type="float" office:value="4385" calcext:value-type="float">
            <text:p>4385</text:p>
          </table:table-cell>
          <table:table-cell office:value-type="float" office:value="-2.26" calcext:value-type="float">
            <text:p>-2.26</text:p>
          </table:table-cell>
          <table:table-cell office:value-type="float" office:value="-43.83" calcext:value-type="float">
            <text:p>-43.83</text:p>
          </table:table-cell>
          <table:table-cell office:value-type="float" office:value="1" calcext:value-type="float">
            <text:p>1</text:p>
          </table:table-cell>
          <table:table-cell office:value-type="float" office:value="-757" calcext:value-type="float">
            <text:p>-757</text:p>
          </table:table-cell>
          <table:table-cell office:value-type="float" office:value="-2.26" calcext:value-type="float">
            <text:p>-2.26</text:p>
          </table:table-cell>
          <table:table-cell table:number-columns-repeated="2" office:value-type="float" office:value="-33.88" calcext:value-type="float">
            <text:p>-33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88" calcext:value-type="float">
            <text:p>-33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94]/10000000;5)" office:value-type="float" office:value="2.95292" calcext:value-type="float">
            <text:p>2.95292</text:p>
          </table:table-cell>
          <table:table-cell table:formula="of:=[.C594]*100" office:value-type="float" office:value="-226" calcext:value-type="float">
            <text:p>-226</text:p>
          </table:table-cell>
          <table:table-cell table:formula="of:=[.F594]" office:value-type="float" office:value="-757" calcext:value-type="float">
            <text:p>-757</text:p>
          </table:table-cell>
          <table:table-cell table:formula="of:=[.M594]*10" office:value-type="float" office:value="-338.8" calcext:value-type="float">
            <text:p>-338.8</text:p>
          </table:table-cell>
        </table:table-row>
        <table:table-row table:style-name="ro2">
          <table:table-cell office:value-type="float" office:value="29532951" calcext:value-type="float">
            <text:p>29532951</text:p>
          </table:table-cell>
          <table:table-cell table:formula="of:=[.A595]-[.A594]" office:value-type="float" office:value="3766" calcext:value-type="float">
            <text:p>3766</text:p>
          </table:table-cell>
          <table:table-cell office:value-type="float" office:value="-2.66" calcext:value-type="float">
            <text:p>-2.66</text:p>
          </table:table-cell>
          <table:table-cell office:value-type="float" office:value="-35.79" calcext:value-type="float">
            <text:p>-35.79</text:p>
          </table:table-cell>
          <table:table-cell office:value-type="float" office:value="1" calcext:value-type="float">
            <text:p>1</text:p>
          </table:table-cell>
          <table:table-cell office:value-type="float" office:value="-750" calcext:value-type="float">
            <text:p>-750</text:p>
          </table:table-cell>
          <table:table-cell office:value-type="float" office:value="-2.66" calcext:value-type="float">
            <text:p>-2.66</text:p>
          </table:table-cell>
          <table:table-cell table:number-columns-repeated="2" office:value-type="float" office:value="-39.88" calcext:value-type="float">
            <text:p>-39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88" calcext:value-type="float">
            <text:p>-39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95]/10000000;5)" office:value-type="float" office:value="2.9533" calcext:value-type="float">
            <text:p>2.9533</text:p>
          </table:table-cell>
          <table:table-cell table:formula="of:=[.C595]*100" office:value-type="float" office:value="-266" calcext:value-type="float">
            <text:p>-266</text:p>
          </table:table-cell>
          <table:table-cell table:formula="of:=[.F595]" office:value-type="float" office:value="-750" calcext:value-type="float">
            <text:p>-750</text:p>
          </table:table-cell>
          <table:table-cell table:formula="of:=[.M595]*10" office:value-type="float" office:value="-398.8" calcext:value-type="float">
            <text:p>-398.8</text:p>
          </table:table-cell>
        </table:table-row>
        <table:table-row table:style-name="ro2">
          <table:table-cell office:value-type="float" office:value="29537431" calcext:value-type="float">
            <text:p>29537431</text:p>
          </table:table-cell>
          <table:table-cell table:formula="of:=[.A596]-[.A595]" office:value-type="float" office:value="4480" calcext:value-type="float">
            <text:p>4480</text:p>
          </table:table-cell>
          <table:table-cell office:value-type="float" office:value="-2.92" calcext:value-type="float">
            <text:p>-2.92</text:p>
          </table:table-cell>
          <table:table-cell office:value-type="float" office:value="-29.89" calcext:value-type="float">
            <text:p>-29.89</text:p>
          </table:table-cell>
          <table:table-cell office:value-type="float" office:value="1" calcext:value-type="float">
            <text:p>1</text:p>
          </table:table-cell>
          <table:table-cell office:value-type="float" office:value="-745" calcext:value-type="float">
            <text:p>-745</text:p>
          </table:table-cell>
          <table:table-cell office:value-type="float" office:value="-2.92" calcext:value-type="float">
            <text:p>-2.92</text:p>
          </table:table-cell>
          <table:table-cell table:number-columns-repeated="2" office:value-type="float" office:value="-43.77" calcext:value-type="float">
            <text:p>-43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77" calcext:value-type="float">
            <text:p>-43.7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96]/10000000;5)" office:value-type="float" office:value="2.95374" calcext:value-type="float">
            <text:p>2.95374</text:p>
          </table:table-cell>
          <table:table-cell table:formula="of:=[.C596]*100" office:value-type="float" office:value="-292" calcext:value-type="float">
            <text:p>-292</text:p>
          </table:table-cell>
          <table:table-cell table:formula="of:=[.F596]" office:value-type="float" office:value="-745" calcext:value-type="float">
            <text:p>-745</text:p>
          </table:table-cell>
          <table:table-cell table:formula="of:=[.M596]*10" office:value-type="float" office:value="-437.7" calcext:value-type="float">
            <text:p>-437.7</text:p>
          </table:table-cell>
        </table:table-row>
        <table:table-row table:style-name="ro2">
          <table:table-cell office:value-type="float" office:value="29541231" calcext:value-type="float">
            <text:p>29541231</text:p>
          </table:table-cell>
          <table:table-cell table:formula="of:=[.A597]-[.A596]" office:value-type="float" office:value="3800" calcext:value-type="float">
            <text:p>3800</text:p>
          </table:table-cell>
          <table:table-cell office:value-type="float" office:value="-3.19" calcext:value-type="float">
            <text:p>-3.19</text:p>
          </table:table-cell>
          <table:table-cell office:value-type="float" office:value="-32.73" calcext:value-type="float">
            <text:p>-32.73</text:p>
          </table:table-cell>
          <table:table-cell office:value-type="float" office:value="1" calcext:value-type="float">
            <text:p>1</text:p>
          </table:table-cell>
          <table:table-cell office:value-type="float" office:value="-740" calcext:value-type="float">
            <text:p>-740</text:p>
          </table:table-cell>
          <table:table-cell office:value-type="float" office:value="-3.19" calcext:value-type="float">
            <text:p>-3.19</text:p>
          </table:table-cell>
          <table:table-cell table:number-columns-repeated="2" office:value-type="float" office:value="-47.81" calcext:value-type="float">
            <text:p>-47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81" calcext:value-type="float">
            <text:p>-47.8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97]/10000000;5)" office:value-type="float" office:value="2.95412" calcext:value-type="float">
            <text:p>2.95412</text:p>
          </table:table-cell>
          <table:table-cell table:formula="of:=[.C597]*100" office:value-type="float" office:value="-319" calcext:value-type="float">
            <text:p>-319</text:p>
          </table:table-cell>
          <table:table-cell table:formula="of:=[.F597]" office:value-type="float" office:value="-740" calcext:value-type="float">
            <text:p>-740</text:p>
          </table:table-cell>
          <table:table-cell table:formula="of:=[.M597]*10" office:value-type="float" office:value="-478.1" calcext:value-type="float">
            <text:p>-478.1</text:p>
          </table:table-cell>
        </table:table-row>
        <table:table-row table:style-name="ro2">
          <table:table-cell office:value-type="float" office:value="29545745" calcext:value-type="float">
            <text:p>29545745</text:p>
          </table:table-cell>
          <table:table-cell table:formula="of:=[.A598]-[.A597]" office:value-type="float" office:value="4514" calcext:value-type="float">
            <text:p>4514</text:p>
          </table:table-cell>
          <table:table-cell office:value-type="float" office:value="-3.07" calcext:value-type="float">
            <text:p>-3.07</text:p>
          </table:table-cell>
          <table:table-cell office:value-type="float" office:value="5.01" calcext:value-type="float">
            <text:p>5.01</text:p>
          </table:table-cell>
          <table:table-cell office:value-type="float" office:value="1" calcext:value-type="float">
            <text:p>1</text:p>
          </table:table-cell>
          <table:table-cell office:value-type="float" office:value="-742" calcext:value-type="float">
            <text:p>-742</text:p>
          </table:table-cell>
          <table:table-cell office:value-type="float" office:value="-3.07" calcext:value-type="float">
            <text:p>-3.07</text:p>
          </table:table-cell>
          <table:table-cell table:number-columns-repeated="2" office:value-type="float" office:value="-46.1" calcext:value-type="float">
            <text:p>-4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1" calcext:value-type="float">
            <text:p>-46.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98]/10000000;5)" office:value-type="float" office:value="2.95457" calcext:value-type="float">
            <text:p>2.95457</text:p>
          </table:table-cell>
          <table:table-cell table:formula="of:=[.C598]*100" office:value-type="float" office:value="-307" calcext:value-type="float">
            <text:p>-307</text:p>
          </table:table-cell>
          <table:table-cell table:formula="of:=[.F598]" office:value-type="float" office:value="-742" calcext:value-type="float">
            <text:p>-742</text:p>
          </table:table-cell>
          <table:table-cell table:formula="of:=[.M598]*10" office:value-type="float" office:value="-461" calcext:value-type="float">
            <text:p>-461</text:p>
          </table:table-cell>
        </table:table-row>
        <table:table-row table:style-name="ro2">
          <table:table-cell office:value-type="float" office:value="29549603" calcext:value-type="float">
            <text:p>29549603</text:p>
          </table:table-cell>
          <table:table-cell table:formula="of:=[.A599]-[.A598]" office:value-type="float" office:value="3858" calcext:value-type="float">
            <text:p>3858</text:p>
          </table:table-cell>
          <table:table-cell office:value-type="float" office:value="-3.13" calcext:value-type="float">
            <text:p>-3.13</text:p>
          </table:table-cell>
          <table:table-cell office:value-type="float" office:value="-8.77" calcext:value-type="float">
            <text:p>-8.77</text:p>
          </table:table-cell>
          <table:table-cell office:value-type="float" office:value="1" calcext:value-type="float">
            <text:p>1</text:p>
          </table:table-cell>
          <table:table-cell office:value-type="float" office:value="-741" calcext:value-type="float">
            <text:p>-741</text:p>
          </table:table-cell>
          <table:table-cell office:value-type="float" office:value="-3.13" calcext:value-type="float">
            <text:p>-3.13</text:p>
          </table:table-cell>
          <table:table-cell table:number-columns-repeated="2" office:value-type="float" office:value="-46.93" calcext:value-type="float">
            <text:p>-46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93" calcext:value-type="float">
            <text:p>-46.9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599]/10000000;5)" office:value-type="float" office:value="2.95496" calcext:value-type="float">
            <text:p>2.95496</text:p>
          </table:table-cell>
          <table:table-cell table:formula="of:=[.C599]*100" office:value-type="float" office:value="-313" calcext:value-type="float">
            <text:p>-313</text:p>
          </table:table-cell>
          <table:table-cell table:formula="of:=[.F599]" office:value-type="float" office:value="-741" calcext:value-type="float">
            <text:p>-741</text:p>
          </table:table-cell>
          <table:table-cell table:formula="of:=[.M599]*10" office:value-type="float" office:value="-469.3" calcext:value-type="float">
            <text:p>-469.3</text:p>
          </table:table-cell>
        </table:table-row>
        <table:table-row table:style-name="ro2">
          <table:table-cell office:value-type="float" office:value="29553771" calcext:value-type="float">
            <text:p>29553771</text:p>
          </table:table-cell>
          <table:table-cell table:formula="of:=[.A600]-[.A599]" office:value-type="float" office:value="4168" calcext:value-type="float">
            <text:p>4168</text:p>
          </table:table-cell>
          <table:table-cell office:value-type="float" office:value="-3.33" calcext:value-type="float">
            <text:p>-3.33</text:p>
          </table:table-cell>
          <table:table-cell office:value-type="float" office:value="-25.15" calcext:value-type="float">
            <text:p>-25.15</text:p>
          </table:table-cell>
          <table:table-cell office:value-type="float" office:value="1" calcext:value-type="float">
            <text:p>1</text:p>
          </table:table-cell>
          <table:table-cell office:value-type="float" office:value="-737" calcext:value-type="float">
            <text:p>-737</text:p>
          </table:table-cell>
          <table:table-cell office:value-type="float" office:value="-3.33" calcext:value-type="float">
            <text:p>-3.33</text:p>
          </table:table-cell>
          <table:table-cell table:number-columns-repeated="2" office:value-type="float" office:value="-49.99" calcext:value-type="float">
            <text:p>-49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.99" calcext:value-type="float">
            <text:p>-49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00]/10000000;5)" office:value-type="float" office:value="2.95538" calcext:value-type="float">
            <text:p>2.95538</text:p>
          </table:table-cell>
          <table:table-cell table:formula="of:=[.C600]*100" office:value-type="float" office:value="-333" calcext:value-type="float">
            <text:p>-333</text:p>
          </table:table-cell>
          <table:table-cell table:formula="of:=[.F600]" office:value-type="float" office:value="-737" calcext:value-type="float">
            <text:p>-737</text:p>
          </table:table-cell>
          <table:table-cell table:formula="of:=[.M600]*10" office:value-type="float" office:value="-499.9" calcext:value-type="float">
            <text:p>-499.9</text:p>
          </table:table-cell>
        </table:table-row>
        <table:table-row table:style-name="ro2">
          <table:table-cell office:value-type="float" office:value="29557783" calcext:value-type="float">
            <text:p>29557783</text:p>
          </table:table-cell>
          <table:table-cell table:formula="of:=[.A601]-[.A600]" office:value-type="float" office:value="4012" calcext:value-type="float">
            <text:p>4012</text:p>
          </table:table-cell>
          <table:table-cell office:value-type="float" office:value="-3.45" calcext:value-type="float">
            <text:p>-3.45</text:p>
          </table:table-cell>
          <table:table-cell office:value-type="float" office:value="-18.34" calcext:value-type="float">
            <text:p>-18.34</text:p>
          </table:table-cell>
          <table:table-cell office:value-type="float" office:value="1" calcext:value-type="float">
            <text:p>1</text:p>
          </table:table-cell>
          <table:table-cell office:value-type="float" office:value="-735" calcext:value-type="float">
            <text:p>-735</text:p>
          </table:table-cell>
          <table:table-cell office:value-type="float" office:value="-3.45" calcext:value-type="float">
            <text:p>-3.45</text:p>
          </table:table-cell>
          <table:table-cell table:number-columns-repeated="2" office:value-type="float" office:value="-51.79" calcext:value-type="float">
            <text:p>-51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79" calcext:value-type="float">
            <text:p>-51.7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01]/10000000;5)" office:value-type="float" office:value="2.95578" calcext:value-type="float">
            <text:p>2.95578</text:p>
          </table:table-cell>
          <table:table-cell table:formula="of:=[.C601]*100" office:value-type="float" office:value="-345" calcext:value-type="float">
            <text:p>-345</text:p>
          </table:table-cell>
          <table:table-cell table:formula="of:=[.F601]" office:value-type="float" office:value="-735" calcext:value-type="float">
            <text:p>-735</text:p>
          </table:table-cell>
          <table:table-cell table:formula="of:=[.M601]*10" office:value-type="float" office:value="-517.9" calcext:value-type="float">
            <text:p>-517.9</text:p>
          </table:table-cell>
        </table:table-row>
        <table:table-row table:style-name="ro2">
          <table:table-cell office:value-type="float" office:value="29562125" calcext:value-type="float">
            <text:p>29562125</text:p>
          </table:table-cell>
          <table:table-cell table:formula="of:=[.A602]-[.A601]" office:value-type="float" office:value="4342" calcext:value-type="float">
            <text:p>4342</text:p>
          </table:table-cell>
          <table:table-cell office:value-type="float" office:value="-3.38" calcext:value-type="float">
            <text:p>-3.38</text:p>
          </table:table-cell>
          <table:table-cell office:value-type="float" office:value="2.95" calcext:value-type="float">
            <text:p>2.95</text:p>
          </table:table-cell>
          <table:table-cell office:value-type="float" office:value="1" calcext:value-type="float">
            <text:p>1</text:p>
          </table:table-cell>
          <table:table-cell office:value-type="float" office:value="-736" calcext:value-type="float">
            <text:p>-736</text:p>
          </table:table-cell>
          <table:table-cell office:value-type="float" office:value="-3.38" calcext:value-type="float">
            <text:p>-3.38</text:p>
          </table:table-cell>
          <table:table-cell table:number-columns-repeated="2" office:value-type="float" office:value="-50.63" calcext:value-type="float">
            <text:p>-50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63" calcext:value-type="float">
            <text:p>-50.6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02]/10000000;5)" office:value-type="float" office:value="2.95621" calcext:value-type="float">
            <text:p>2.95621</text:p>
          </table:table-cell>
          <table:table-cell table:formula="of:=[.C602]*100" office:value-type="float" office:value="-338" calcext:value-type="float">
            <text:p>-338</text:p>
          </table:table-cell>
          <table:table-cell table:formula="of:=[.F602]" office:value-type="float" office:value="-736" calcext:value-type="float">
            <text:p>-736</text:p>
          </table:table-cell>
          <table:table-cell table:formula="of:=[.M602]*10" office:value-type="float" office:value="-506.3" calcext:value-type="float">
            <text:p>-506.3</text:p>
          </table:table-cell>
        </table:table-row>
        <table:table-row table:style-name="ro2">
          <table:table-cell office:value-type="float" office:value="29566040" calcext:value-type="float">
            <text:p>29566040</text:p>
          </table:table-cell>
          <table:table-cell table:formula="of:=[.A603]-[.A602]" office:value-type="float" office:value="3915" calcext:value-type="float">
            <text:p>3915</text:p>
          </table:table-cell>
          <table:table-cell office:value-type="float" office:value="-3.5" calcext:value-type="float">
            <text:p>-3.5</text:p>
          </table:table-cell>
          <table:table-cell office:value-type="float" office:value="-14.25" calcext:value-type="float">
            <text:p>-14.25</text:p>
          </table:table-cell>
          <table:table-cell office:value-type="float" office:value="1" calcext:value-type="float">
            <text:p>1</text:p>
          </table:table-cell>
          <table:table-cell office:value-type="float" office:value="-734" calcext:value-type="float">
            <text:p>-734</text:p>
          </table:table-cell>
          <table:table-cell office:value-type="float" office:value="-3.5" calcext:value-type="float">
            <text:p>-3.5</text:p>
          </table:table-cell>
          <table:table-cell table:number-columns-repeated="2" office:value-type="float" office:value="-52.44" calcext:value-type="float">
            <text:p>-52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44" calcext:value-type="float">
            <text:p>-52.4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03]/10000000;5)" office:value-type="float" office:value="2.9566" calcext:value-type="float">
            <text:p>2.9566</text:p>
          </table:table-cell>
          <table:table-cell table:formula="of:=[.C603]*100" office:value-type="float" office:value="-350" calcext:value-type="float">
            <text:p>-350</text:p>
          </table:table-cell>
          <table:table-cell table:formula="of:=[.F603]" office:value-type="float" office:value="-734" calcext:value-type="float">
            <text:p>-734</text:p>
          </table:table-cell>
          <table:table-cell table:formula="of:=[.M603]*10" office:value-type="float" office:value="-524.4" calcext:value-type="float">
            <text:p>-524.4</text:p>
          </table:table-cell>
        </table:table-row>
        <table:table-row table:style-name="ro2">
          <table:table-cell office:value-type="float" office:value="29570503" calcext:value-type="float">
            <text:p>29570503</text:p>
          </table:table-cell>
          <table:table-cell table:formula="of:=[.A604]-[.A603]" office:value-type="float" office:value="4463" calcext:value-type="float">
            <text:p>4463</text:p>
          </table:table-cell>
          <table:table-cell office:value-type="float" office:value="-3.57" calcext:value-type="float">
            <text:p>-3.57</text:p>
          </table:table-cell>
          <table:table-cell office:value-type="float" office:value="-10.83" calcext:value-type="float">
            <text:p>-10.83</text:p>
          </table:table-cell>
          <table:table-cell office:value-type="float" office:value="1" calcext:value-type="float">
            <text:p>1</text:p>
          </table:table-cell>
          <table:table-cell office:value-type="float" office:value="-733" calcext:value-type="float">
            <text:p>-733</text:p>
          </table:table-cell>
          <table:table-cell office:value-type="float" office:value="-3.57" calcext:value-type="float">
            <text:p>-3.57</text:p>
          </table:table-cell>
          <table:table-cell table:number-columns-repeated="2" office:value-type="float" office:value="-53.54" calcext:value-type="float">
            <text:p>-53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54" calcext:value-type="float">
            <text:p>-53.5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04]/10000000;5)" office:value-type="float" office:value="2.95705" calcext:value-type="float">
            <text:p>2.95705</text:p>
          </table:table-cell>
          <table:table-cell table:formula="of:=[.C604]*100" office:value-type="float" office:value="-357" calcext:value-type="float">
            <text:p>-357</text:p>
          </table:table-cell>
          <table:table-cell table:formula="of:=[.F604]" office:value-type="float" office:value="-733" calcext:value-type="float">
            <text:p>-733</text:p>
          </table:table-cell>
          <table:table-cell table:formula="of:=[.M604]*10" office:value-type="float" office:value="-535.4" calcext:value-type="float">
            <text:p>-535.4</text:p>
          </table:table-cell>
        </table:table-row>
        <table:table-row table:style-name="ro2">
          <table:table-cell office:value-type="float" office:value="29574133" calcext:value-type="float">
            <text:p>29574133</text:p>
          </table:table-cell>
          <table:table-cell table:formula="of:=[.A605]-[.A604]" office:value-type="float" office:value="3630" calcext:value-type="float">
            <text:p>3630</text:p>
          </table:table-cell>
          <table:table-cell office:value-type="float" office:value="-3.6" calcext:value-type="float">
            <text:p>-3.6</text:p>
          </table:table-cell>
          <table:table-cell office:value-type="float" office:value="-6.22" calcext:value-type="float">
            <text:p>-6.22</text:p>
          </table:table-cell>
          <table:table-cell office:value-type="float" office:value="1" calcext:value-type="float">
            <text:p>1</text:p>
          </table:table-cell>
          <table:table-cell office:value-type="float" office:value="-732" calcext:value-type="float">
            <text:p>-732</text:p>
          </table:table-cell>
          <table:table-cell office:value-type="float" office:value="-3.6" calcext:value-type="float">
            <text:p>-3.6</text:p>
          </table:table-cell>
          <table:table-cell table:number-columns-repeated="2" office:value-type="float" office:value="-53.97" calcext:value-type="float">
            <text:p>-53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97" calcext:value-type="float">
            <text:p>-53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05]/10000000;5)" office:value-type="float" office:value="2.95741" calcext:value-type="float">
            <text:p>2.95741</text:p>
          </table:table-cell>
          <table:table-cell table:formula="of:=[.C605]*100" office:value-type="float" office:value="-360" calcext:value-type="float">
            <text:p>-360</text:p>
          </table:table-cell>
          <table:table-cell table:formula="of:=[.F605]" office:value-type="float" office:value="-732" calcext:value-type="float">
            <text:p>-732</text:p>
          </table:table-cell>
          <table:table-cell table:formula="of:=[.M605]*10" office:value-type="float" office:value="-539.7" calcext:value-type="float">
            <text:p>-539.7</text:p>
          </table:table-cell>
        </table:table-row>
        <table:table-row table:style-name="ro2">
          <table:table-cell office:value-type="float" office:value="29579105" calcext:value-type="float">
            <text:p>29579105</text:p>
          </table:table-cell>
          <table:table-cell table:formula="of:=[.A606]-[.A605]" office:value-type="float" office:value="4972" calcext:value-type="float">
            <text:p>4972</text:p>
          </table:table-cell>
          <table:table-cell office:value-type="float" office:value="-3.58" calcext:value-type="float">
            <text:p>-3.58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-732" calcext:value-type="float">
            <text:p>-732</text:p>
          </table:table-cell>
          <table:table-cell office:value-type="float" office:value="-3.58" calcext:value-type="float">
            <text:p>-3.58</text:p>
          </table:table-cell>
          <table:table-cell table:number-columns-repeated="2" office:value-type="float" office:value="-53.76" calcext:value-type="float">
            <text:p>-53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76" calcext:value-type="float">
            <text:p>-53.7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06]/10000000;5)" office:value-type="float" office:value="2.95791" calcext:value-type="float">
            <text:p>2.95791</text:p>
          </table:table-cell>
          <table:table-cell table:formula="of:=[.C606]*100" office:value-type="float" office:value="-358" calcext:value-type="float">
            <text:p>-358</text:p>
          </table:table-cell>
          <table:table-cell table:formula="of:=[.F606]" office:value-type="float" office:value="-732" calcext:value-type="float">
            <text:p>-732</text:p>
          </table:table-cell>
          <table:table-cell table:formula="of:=[.M606]*10" office:value-type="float" office:value="-537.6" calcext:value-type="float">
            <text:p>-537.6</text:p>
          </table:table-cell>
        </table:table-row>
        <table:table-row table:style-name="ro2">
          <table:table-cell office:value-type="float" office:value="29582885" calcext:value-type="float">
            <text:p>29582885</text:p>
          </table:table-cell>
          <table:table-cell table:formula="of:=[.A607]-[.A606]" office:value-type="float" office:value="3780" calcext:value-type="float">
            <text:p>3780</text:p>
          </table:table-cell>
          <table:table-cell office:value-type="float" office:value="-3.73" calcext:value-type="float">
            <text:p>-3.73</text:p>
          </table:table-cell>
          <table:table-cell office:value-type="float" office:value="-17.02" calcext:value-type="float">
            <text:p>-17.02</text:p>
          </table:table-cell>
          <table:table-cell office:value-type="float" office:value="1" calcext:value-type="float">
            <text:p>1</text:p>
          </table:table-cell>
          <table:table-cell office:value-type="float" office:value="-730" calcext:value-type="float">
            <text:p>-730</text:p>
          </table:table-cell>
          <table:table-cell office:value-type="float" office:value="-3.73" calcext:value-type="float">
            <text:p>-3.73</text:p>
          </table:table-cell>
          <table:table-cell table:number-columns-repeated="2" office:value-type="float" office:value="-56" calcext:value-type="float">
            <text:p>-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07]/10000000;5)" office:value-type="float" office:value="2.95829" calcext:value-type="float">
            <text:p>2.95829</text:p>
          </table:table-cell>
          <table:table-cell table:formula="of:=[.C607]*100" office:value-type="float" office:value="-373" calcext:value-type="float">
            <text:p>-373</text:p>
          </table:table-cell>
          <table:table-cell table:formula="of:=[.F607]" office:value-type="float" office:value="-730" calcext:value-type="float">
            <text:p>-730</text:p>
          </table:table-cell>
          <table:table-cell table:formula="of:=[.M607]*10" office:value-type="float" office:value="-560" calcext:value-type="float">
            <text:p>-560</text:p>
          </table:table-cell>
        </table:table-row>
        <table:table-row table:style-name="ro2">
          <table:table-cell office:value-type="float" office:value="29587405" calcext:value-type="float">
            <text:p>29587405</text:p>
          </table:table-cell>
          <table:table-cell table:formula="of:=[.A608]-[.A607]" office:value-type="float" office:value="4520" calcext:value-type="float">
            <text:p>4520</text:p>
          </table:table-cell>
          <table:table-cell office:value-type="float" office:value="-3.83" calcext:value-type="float">
            <text:p>-3.83</text:p>
          </table:table-cell>
          <table:table-cell office:value-type="float" office:value="-13.71" calcext:value-type="float">
            <text:p>-13.71</text:p>
          </table:table-cell>
          <table:table-cell office:value-type="float" office:value="1" calcext:value-type="float">
            <text:p>1</text:p>
          </table:table-cell>
          <table:table-cell office:value-type="float" office:value="-728" calcext:value-type="float">
            <text:p>-728</text:p>
          </table:table-cell>
          <table:table-cell office:value-type="float" office:value="-3.83" calcext:value-type="float">
            <text:p>-3.83</text:p>
          </table:table-cell>
          <table:table-cell table:number-columns-repeated="2" office:value-type="float" office:value="-57.41" calcext:value-type="float">
            <text:p>-57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41" calcext:value-type="float">
            <text:p>-57.4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08]/10000000;5)" office:value-type="float" office:value="2.95874" calcext:value-type="float">
            <text:p>2.95874</text:p>
          </table:table-cell>
          <table:table-cell table:formula="of:=[.C608]*100" office:value-type="float" office:value="-383" calcext:value-type="float">
            <text:p>-383</text:p>
          </table:table-cell>
          <table:table-cell table:formula="of:=[.F608]" office:value-type="float" office:value="-728" calcext:value-type="float">
            <text:p>-728</text:p>
          </table:table-cell>
          <table:table-cell table:formula="of:=[.M608]*10" office:value-type="float" office:value="-574.1" calcext:value-type="float">
            <text:p>-574.1</text:p>
          </table:table-cell>
        </table:table-row>
        <table:table-row table:style-name="ro2">
          <table:table-cell office:value-type="float" office:value="29591028" calcext:value-type="float">
            <text:p>29591028</text:p>
          </table:table-cell>
          <table:table-cell table:formula="of:=[.A609]-[.A608]" office:value-type="float" office:value="3623" calcext:value-type="float">
            <text:p>3623</text:p>
          </table:table-cell>
          <table:table-cell office:value-type="float" office:value="-3.81" calcext:value-type="float">
            <text:p>-3.81</text:p>
          </table:table-cell>
          <table:table-cell office:value-type="float" office:value="-1.86" calcext:value-type="float">
            <text:p>-1.86</text:p>
          </table:table-cell>
          <table:table-cell office:value-type="float" office:value="1" calcext:value-type="float">
            <text:p>1</text:p>
          </table:table-cell>
          <table:table-cell office:value-type="float" office:value="-728" calcext:value-type="float">
            <text:p>-728</text:p>
          </table:table-cell>
          <table:table-cell office:value-type="float" office:value="-3.81" calcext:value-type="float">
            <text:p>-3.81</text:p>
          </table:table-cell>
          <table:table-cell table:number-columns-repeated="2" office:value-type="float" office:value="-57.14" calcext:value-type="float">
            <text:p>-57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14" calcext:value-type="float">
            <text:p>-57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09]/10000000;5)" office:value-type="float" office:value="2.9591" calcext:value-type="float">
            <text:p>2.9591</text:p>
          </table:table-cell>
          <table:table-cell table:formula="of:=[.C609]*100" office:value-type="float" office:value="-381" calcext:value-type="float">
            <text:p>-381</text:p>
          </table:table-cell>
          <table:table-cell table:formula="of:=[.F609]" office:value-type="float" office:value="-728" calcext:value-type="float">
            <text:p>-728</text:p>
          </table:table-cell>
          <table:table-cell table:formula="of:=[.M609]*10" office:value-type="float" office:value="-571.4" calcext:value-type="float">
            <text:p>-571.4</text:p>
          </table:table-cell>
        </table:table-row>
        <table:table-row table:style-name="ro2">
          <table:table-cell office:value-type="float" office:value="29595511" calcext:value-type="float">
            <text:p>29595511</text:p>
          </table:table-cell>
          <table:table-cell table:formula="of:=[.A610]-[.A609]" office:value-type="float" office:value="4483" calcext:value-type="float">
            <text:p>4483</text:p>
          </table:table-cell>
          <table:table-cell office:value-type="float" office:value="-3.9" calcext:value-type="float">
            <text:p>-3.9</text:p>
          </table:table-cell>
          <table:table-cell office:value-type="float" office:value="-11.19" calcext:value-type="float">
            <text:p>-11.19</text:p>
          </table:table-cell>
          <table:table-cell office:value-type="float" office:value="1" calcext:value-type="float">
            <text:p>1</text:p>
          </table:table-cell>
          <table:table-cell office:value-type="float" office:value="-726" calcext:value-type="float">
            <text:p>-726</text:p>
          </table:table-cell>
          <table:table-cell office:value-type="float" office:value="-3.9" calcext:value-type="float">
            <text:p>-3.9</text:p>
          </table:table-cell>
          <table:table-cell table:number-columns-repeated="2" office:value-type="float" office:value="-58.46" calcext:value-type="float">
            <text:p>-58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46" calcext:value-type="float">
            <text:p>-58.4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10]/10000000;5)" office:value-type="float" office:value="2.95955" calcext:value-type="float">
            <text:p>2.95955</text:p>
          </table:table-cell>
          <table:table-cell table:formula="of:=[.C610]*100" office:value-type="float" office:value="-390" calcext:value-type="float">
            <text:p>-390</text:p>
          </table:table-cell>
          <table:table-cell table:formula="of:=[.F610]" office:value-type="float" office:value="-726" calcext:value-type="float">
            <text:p>-726</text:p>
          </table:table-cell>
          <table:table-cell table:formula="of:=[.M610]*10" office:value-type="float" office:value="-584.6" calcext:value-type="float">
            <text:p>-584.6</text:p>
          </table:table-cell>
        </table:table-row>
        <table:table-row table:style-name="ro2">
          <table:table-cell office:value-type="float" office:value="29599180" calcext:value-type="float">
            <text:p>29599180</text:p>
          </table:table-cell>
          <table:table-cell table:formula="of:=[.A611]-[.A610]" office:value-type="float" office:value="3669" calcext:value-type="float">
            <text:p>3669</text:p>
          </table:table-cell>
          <table:table-cell office:value-type="float" office:value="-4.08" calcext:value-type="float">
            <text:p>-4.08</text:p>
          </table:table-cell>
          <table:table-cell office:value-type="float" office:value="-22.05" calcext:value-type="float">
            <text:p>-22.05</text:p>
          </table:table-cell>
          <table:table-cell office:value-type="float" office:value="1" calcext:value-type="float">
            <text:p>1</text:p>
          </table:table-cell>
          <table:table-cell office:value-type="float" office:value="-723" calcext:value-type="float">
            <text:p>-723</text:p>
          </table:table-cell>
          <table:table-cell office:value-type="float" office:value="-4.08" calcext:value-type="float">
            <text:p>-4.08</text:p>
          </table:table-cell>
          <table:table-cell table:number-columns-repeated="2" office:value-type="float" office:value="-61.13" calcext:value-type="float">
            <text:p>-6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.13" calcext:value-type="float">
            <text:p>-61.1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11]/10000000;5)" office:value-type="float" office:value="2.95992" calcext:value-type="float">
            <text:p>2.95992</text:p>
          </table:table-cell>
          <table:table-cell table:formula="of:=[.C611]*100" office:value-type="float" office:value="-408" calcext:value-type="float">
            <text:p>-408</text:p>
          </table:table-cell>
          <table:table-cell table:formula="of:=[.F611]" office:value-type="float" office:value="-723" calcext:value-type="float">
            <text:p>-723</text:p>
          </table:table-cell>
          <table:table-cell table:formula="of:=[.M611]*10" office:value-type="float" office:value="-611.3" calcext:value-type="float">
            <text:p>-611.3</text:p>
          </table:table-cell>
        </table:table-row>
        <table:table-row table:style-name="ro2">
          <table:table-cell office:value-type="float" office:value="29603511" calcext:value-type="float">
            <text:p>29603511</text:p>
          </table:table-cell>
          <table:table-cell table:formula="of:=[.A612]-[.A611]" office:value-type="float" office:value="4331" calcext:value-type="float">
            <text:p>4331</text:p>
          </table:table-cell>
          <table:table-cell office:value-type="float" office:value="-4.15" calcext:value-type="float">
            <text:p>-4.15</text:p>
          </table:table-cell>
          <table:table-cell office:value-type="float" office:value="-13.06" calcext:value-type="float">
            <text:p>-13.06</text:p>
          </table:table-cell>
          <table:table-cell office:value-type="float" office:value="1" calcext:value-type="float">
            <text:p>1</text:p>
          </table:table-cell>
          <table:table-cell office:value-type="float" office:value="-722" calcext:value-type="float">
            <text:p>-722</text:p>
          </table:table-cell>
          <table:table-cell office:value-type="float" office:value="-4.15" calcext:value-type="float">
            <text:p>-4.15</text:p>
          </table:table-cell>
          <table:table-cell table:number-columns-repeated="2" office:value-type="float" office:value="-62.23" calcext:value-type="float">
            <text:p>-62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2.23" calcext:value-type="float">
            <text:p>-62.2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12]/10000000;5)" office:value-type="float" office:value="2.96035" calcext:value-type="float">
            <text:p>2.96035</text:p>
          </table:table-cell>
          <table:table-cell table:formula="of:=[.C612]*100" office:value-type="float" office:value="-415" calcext:value-type="float">
            <text:p>-415</text:p>
          </table:table-cell>
          <table:table-cell table:formula="of:=[.F612]" office:value-type="float" office:value="-722" calcext:value-type="float">
            <text:p>-722</text:p>
          </table:table-cell>
          <table:table-cell table:formula="of:=[.M612]*10" office:value-type="float" office:value="-622.3" calcext:value-type="float">
            <text:p>-622.3</text:p>
          </table:table-cell>
        </table:table-row>
        <table:table-row table:style-name="ro2">
          <table:table-cell office:value-type="float" office:value="29607231" calcext:value-type="float">
            <text:p>29607231</text:p>
          </table:table-cell>
          <table:table-cell table:formula="of:=[.A613]-[.A612]" office:value-type="float" office:value="3720" calcext:value-type="float">
            <text:p>3720</text:p>
          </table:table-cell>
          <table:table-cell office:value-type="float" office:value="-4.18" calcext:value-type="float">
            <text:p>-4.18</text:p>
          </table:table-cell>
          <table:table-cell office:value-type="float" office:value="-7.26" calcext:value-type="float">
            <text:p>-7.26</text:p>
          </table:table-cell>
          <table:table-cell office:value-type="float" office:value="1" calcext:value-type="float">
            <text:p>1</text:p>
          </table:table-cell>
          <table:table-cell office:value-type="float" office:value="-721" calcext:value-type="float">
            <text:p>-721</text:p>
          </table:table-cell>
          <table:table-cell office:value-type="float" office:value="-4.18" calcext:value-type="float">
            <text:p>-4.18</text:p>
          </table:table-cell>
          <table:table-cell table:number-columns-repeated="2" office:value-type="float" office:value="-62.64" calcext:value-type="float">
            <text:p>-62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2.64" calcext:value-type="float">
            <text:p>-62.6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13]/10000000;5)" office:value-type="float" office:value="2.96072" calcext:value-type="float">
            <text:p>2.96072</text:p>
          </table:table-cell>
          <table:table-cell table:formula="of:=[.C613]*100" office:value-type="float" office:value="-418" calcext:value-type="float">
            <text:p>-418</text:p>
          </table:table-cell>
          <table:table-cell table:formula="of:=[.F613]" office:value-type="float" office:value="-721" calcext:value-type="float">
            <text:p>-721</text:p>
          </table:table-cell>
          <table:table-cell table:formula="of:=[.M613]*10" office:value-type="float" office:value="-626.4" calcext:value-type="float">
            <text:p>-626.4</text:p>
          </table:table-cell>
        </table:table-row>
        <table:table-row table:style-name="ro2">
          <table:table-cell office:value-type="float" office:value="29611548" calcext:value-type="float">
            <text:p>29611548</text:p>
          </table:table-cell>
          <table:table-cell table:formula="of:=[.A614]-[.A613]" office:value-type="float" office:value="4317" calcext:value-type="float">
            <text:p>4317</text:p>
          </table:table-cell>
          <table:table-cell office:value-type="float" office:value="-4.36" calcext:value-type="float">
            <text:p>-4.36</text:p>
          </table:table-cell>
          <table:table-cell office:value-type="float" office:value="-22.7" calcext:value-type="float">
            <text:p>-22.7</text:p>
          </table:table-cell>
          <table:table-cell office:value-type="float" office:value="1" calcext:value-type="float">
            <text:p>1</text:p>
          </table:table-cell>
          <table:table-cell office:value-type="float" office:value="-718" calcext:value-type="float">
            <text:p>-718</text:p>
          </table:table-cell>
          <table:table-cell office:value-type="float" office:value="-4.36" calcext:value-type="float">
            <text:p>-4.36</text:p>
          </table:table-cell>
          <table:table-cell table:number-columns-repeated="2" office:value-type="float" office:value="-65.42" calcext:value-type="float">
            <text:p>-65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5.42" calcext:value-type="float">
            <text:p>-65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14]/10000000;5)" office:value-type="float" office:value="2.96115" calcext:value-type="float">
            <text:p>2.96115</text:p>
          </table:table-cell>
          <table:table-cell table:formula="of:=[.C614]*100" office:value-type="float" office:value="-436" calcext:value-type="float">
            <text:p>-436</text:p>
          </table:table-cell>
          <table:table-cell table:formula="of:=[.F614]" office:value-type="float" office:value="-718" calcext:value-type="float">
            <text:p>-718</text:p>
          </table:table-cell>
          <table:table-cell table:formula="of:=[.M614]*10" office:value-type="float" office:value="-654.2" calcext:value-type="float">
            <text:p>-654.2</text:p>
          </table:table-cell>
        </table:table-row>
        <table:table-row table:style-name="ro2">
          <table:table-cell office:value-type="float" office:value="29615420" calcext:value-type="float">
            <text:p>29615420</text:p>
          </table:table-cell>
          <table:table-cell table:formula="of:=[.A615]-[.A614]" office:value-type="float" office:value="3872" calcext:value-type="float">
            <text:p>3872</text:p>
          </table:table-cell>
          <table:table-cell office:value-type="float" office:value="-4.62" calcext:value-type="float">
            <text:p>-4.62</text:p>
          </table:table-cell>
          <table:table-cell office:value-type="float" office:value="-31.24" calcext:value-type="float">
            <text:p>-31.24</text:p>
          </table:table-cell>
          <table:table-cell office:value-type="float" office:value="1" calcext:value-type="float">
            <text:p>1</text:p>
          </table:table-cell>
          <table:table-cell office:value-type="float" office:value="-713" calcext:value-type="float">
            <text:p>-713</text:p>
          </table:table-cell>
          <table:table-cell office:value-type="float" office:value="-4.62" calcext:value-type="float">
            <text:p>-4.62</text:p>
          </table:table-cell>
          <table:table-cell table:number-columns-repeated="2" office:value-type="float" office:value="-69.26" calcext:value-type="float">
            <text:p>-69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9.26" calcext:value-type="float">
            <text:p>-69.2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15]/10000000;5)" office:value-type="float" office:value="2.96154" calcext:value-type="float">
            <text:p>2.96154</text:p>
          </table:table-cell>
          <table:table-cell table:formula="of:=[.C615]*100" office:value-type="float" office:value="-462" calcext:value-type="float">
            <text:p>-462</text:p>
          </table:table-cell>
          <table:table-cell table:formula="of:=[.F615]" office:value-type="float" office:value="-713" calcext:value-type="float">
            <text:p>-713</text:p>
          </table:table-cell>
          <table:table-cell table:formula="of:=[.M615]*10" office:value-type="float" office:value="-692.6" calcext:value-type="float">
            <text:p>-692.6</text:p>
          </table:table-cell>
        </table:table-row>
        <table:table-row table:style-name="ro2">
          <table:table-cell office:value-type="float" office:value="29619771" calcext:value-type="float">
            <text:p>29619771</text:p>
          </table:table-cell>
          <table:table-cell table:formula="of:=[.A616]-[.A615]" office:value-type="float" office:value="4351" calcext:value-type="float">
            <text:p>4351</text:p>
          </table:table-cell>
          <table:table-cell office:value-type="float" office:value="-4.71" calcext:value-type="float">
            <text:p>-4.71</text:p>
          </table:table-cell>
          <table:table-cell office:value-type="float" office:value="-14.33" calcext:value-type="float">
            <text:p>-14.33</text:p>
          </table:table-cell>
          <table:table-cell office:value-type="float" office:value="1" calcext:value-type="float">
            <text:p>1</text:p>
          </table:table-cell>
          <table:table-cell office:value-type="float" office:value="-711" calcext:value-type="float">
            <text:p>-711</text:p>
          </table:table-cell>
          <table:table-cell office:value-type="float" office:value="-4.71" calcext:value-type="float">
            <text:p>-4.71</text:p>
          </table:table-cell>
          <table:table-cell table:number-columns-repeated="2" office:value-type="float" office:value="-70.69" calcext:value-type="float">
            <text:p>-70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.69" calcext:value-type="float">
            <text:p>-70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16]/10000000;5)" office:value-type="float" office:value="2.96198" calcext:value-type="float">
            <text:p>2.96198</text:p>
          </table:table-cell>
          <table:table-cell table:formula="of:=[.C616]*100" office:value-type="float" office:value="-471" calcext:value-type="float">
            <text:p>-471</text:p>
          </table:table-cell>
          <table:table-cell table:formula="of:=[.F616]" office:value-type="float" office:value="-711" calcext:value-type="float">
            <text:p>-711</text:p>
          </table:table-cell>
          <table:table-cell table:formula="of:=[.M616]*10" office:value-type="float" office:value="-706.9" calcext:value-type="float">
            <text:p>-706.9</text:p>
          </table:table-cell>
        </table:table-row>
        <table:table-row table:style-name="ro2">
          <table:table-cell office:value-type="float" office:value="29623540" calcext:value-type="float">
            <text:p>29623540</text:p>
          </table:table-cell>
          <table:table-cell table:formula="of:=[.A617]-[.A616]" office:value-type="float" office:value="3769" calcext:value-type="float">
            <text:p>3769</text:p>
          </table:table-cell>
          <table:table-cell office:value-type="float" office:value="-4.84" calcext:value-type="float">
            <text:p>-4.84</text:p>
          </table:table-cell>
          <table:table-cell office:value-type="float" office:value="-16.47" calcext:value-type="float">
            <text:p>-16.47</text:p>
          </table:table-cell>
          <table:table-cell office:value-type="float" office:value="1" calcext:value-type="float">
            <text:p>1</text:p>
          </table:table-cell>
          <table:table-cell office:value-type="float" office:value="-709" calcext:value-type="float">
            <text:p>-709</text:p>
          </table:table-cell>
          <table:table-cell office:value-type="float" office:value="-4.84" calcext:value-type="float">
            <text:p>-4.84</text:p>
          </table:table-cell>
          <table:table-cell table:number-columns-repeated="2" office:value-type="float" office:value="-72.63" calcext:value-type="float">
            <text:p>-72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2.63" calcext:value-type="float">
            <text:p>-72.6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17]/10000000;5)" office:value-type="float" office:value="2.96235" calcext:value-type="float">
            <text:p>2.96235</text:p>
          </table:table-cell>
          <table:table-cell table:formula="of:=[.C617]*100" office:value-type="float" office:value="-484" calcext:value-type="float">
            <text:p>-484</text:p>
          </table:table-cell>
          <table:table-cell table:formula="of:=[.F617]" office:value-type="float" office:value="-709" calcext:value-type="float">
            <text:p>-709</text:p>
          </table:table-cell>
          <table:table-cell table:formula="of:=[.M617]*10" office:value-type="float" office:value="-726.3" calcext:value-type="float">
            <text:p>-726.3</text:p>
          </table:table-cell>
        </table:table-row>
        <table:table-row table:style-name="ro2">
          <table:table-cell office:value-type="float" office:value="29627931" calcext:value-type="float">
            <text:p>29627931</text:p>
          </table:table-cell>
          <table:table-cell table:formula="of:=[.A618]-[.A617]" office:value-type="float" office:value="4391" calcext:value-type="float">
            <text:p>4391</text:p>
          </table:table-cell>
          <table:table-cell office:value-type="float" office:value="-5.09" calcext:value-type="float">
            <text:p>-5.09</text:p>
          </table:table-cell>
          <table:table-cell office:value-type="float" office:value="-30.83" calcext:value-type="float">
            <text:p>-30.83</text:p>
          </table:table-cell>
          <table:table-cell office:value-type="float" office:value="1" calcext:value-type="float">
            <text:p>1</text:p>
          </table:table-cell>
          <table:table-cell office:value-type="float" office:value="-704" calcext:value-type="float">
            <text:p>-704</text:p>
          </table:table-cell>
          <table:table-cell office:value-type="float" office:value="-5.09" calcext:value-type="float">
            <text:p>-5.09</text:p>
          </table:table-cell>
          <table:table-cell table:number-columns-repeated="2" office:value-type="float" office:value="-76.38" calcext:value-type="float">
            <text:p>-76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6.38" calcext:value-type="float">
            <text:p>-76.3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18]/10000000;5)" office:value-type="float" office:value="2.96279" calcext:value-type="float">
            <text:p>2.96279</text:p>
          </table:table-cell>
          <table:table-cell table:formula="of:=[.C618]*100" office:value-type="float" office:value="-509" calcext:value-type="float">
            <text:p>-509</text:p>
          </table:table-cell>
          <table:table-cell table:formula="of:=[.F618]" office:value-type="float" office:value="-704" calcext:value-type="float">
            <text:p>-704</text:p>
          </table:table-cell>
          <table:table-cell table:formula="of:=[.M618]*10" office:value-type="float" office:value="-763.8" calcext:value-type="float">
            <text:p>-763.8</text:p>
          </table:table-cell>
        </table:table-row>
        <table:table-row table:style-name="ro2">
          <table:table-cell office:value-type="float" office:value="29631868" calcext:value-type="float">
            <text:p>29631868</text:p>
          </table:table-cell>
          <table:table-cell table:formula="of:=[.A619]-[.A618]" office:value-type="float" office:value="3937" calcext:value-type="float">
            <text:p>3937</text:p>
          </table:table-cell>
          <table:table-cell office:value-type="float" office:value="-5.4" calcext:value-type="float">
            <text:p>-5.4</text:p>
          </table:table-cell>
          <table:table-cell office:value-type="float" office:value="-38.32" calcext:value-type="float">
            <text:p>-38.32</text:p>
          </table:table-cell>
          <table:table-cell office:value-type="float" office:value="1" calcext:value-type="float">
            <text:p>1</text:p>
          </table:table-cell>
          <table:table-cell office:value-type="float" office:value="-698" calcext:value-type="float">
            <text:p>-698</text:p>
          </table:table-cell>
          <table:table-cell office:value-type="float" office:value="-5.4" calcext:value-type="float">
            <text:p>-5.4</text:p>
          </table:table-cell>
          <table:table-cell table:number-columns-repeated="2" office:value-type="float" office:value="-81.06" calcext:value-type="float">
            <text:p>-8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.06" calcext:value-type="float">
            <text:p>-81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19]/10000000;5)" office:value-type="float" office:value="2.96319" calcext:value-type="float">
            <text:p>2.96319</text:p>
          </table:table-cell>
          <table:table-cell table:formula="of:=[.C619]*100" office:value-type="float" office:value="-540" calcext:value-type="float">
            <text:p>-540</text:p>
          </table:table-cell>
          <table:table-cell table:formula="of:=[.F619]" office:value-type="float" office:value="-698" calcext:value-type="float">
            <text:p>-698</text:p>
          </table:table-cell>
          <table:table-cell table:formula="of:=[.M619]*10" office:value-type="float" office:value="-810.6" calcext:value-type="float">
            <text:p>-810.6</text:p>
          </table:table-cell>
        </table:table-row>
        <table:table-row table:style-name="ro2">
          <table:table-cell office:value-type="float" office:value="29636343" calcext:value-type="float">
            <text:p>29636343</text:p>
          </table:table-cell>
          <table:table-cell table:formula="of:=[.A620]-[.A619]" office:value-type="float" office:value="4475" calcext:value-type="float">
            <text:p>4475</text:p>
          </table:table-cell>
          <table:table-cell office:value-type="float" office:value="-5.53" calcext:value-type="float">
            <text:p>-5.53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-696" calcext:value-type="float">
            <text:p>-696</text:p>
          </table:table-cell>
          <table:table-cell office:value-type="float" office:value="-5.53" calcext:value-type="float">
            <text:p>-5.53</text:p>
          </table:table-cell>
          <table:table-cell table:number-columns-repeated="2" office:value-type="float" office:value="-82.94" calcext:value-type="float">
            <text:p>-82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2.94" calcext:value-type="float">
            <text:p>-82.9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20]/10000000;5)" office:value-type="float" office:value="2.96363" calcext:value-type="float">
            <text:p>2.96363</text:p>
          </table:table-cell>
          <table:table-cell table:formula="of:=[.C620]*100" office:value-type="float" office:value="-553" calcext:value-type="float">
            <text:p>-553</text:p>
          </table:table-cell>
          <table:table-cell table:formula="of:=[.F620]" office:value-type="float" office:value="-696" calcext:value-type="float">
            <text:p>-696</text:p>
          </table:table-cell>
          <table:table-cell table:formula="of:=[.M620]*10" office:value-type="float" office:value="-829.4" calcext:value-type="float">
            <text:p>-829.4</text:p>
          </table:table-cell>
        </table:table-row>
        <table:table-row table:style-name="ro2">
          <table:table-cell office:value-type="float" office:value="29640288" calcext:value-type="float">
            <text:p>29640288</text:p>
          </table:table-cell>
          <table:table-cell table:formula="of:=[.A621]-[.A620]" office:value-type="float" office:value="3945" calcext:value-type="float">
            <text:p>3945</text:p>
          </table:table-cell>
          <table:table-cell office:value-type="float" office:value="-5.75" calcext:value-type="float">
            <text:p>-5.75</text:p>
          </table:table-cell>
          <table:table-cell office:value-type="float" office:value="-26.91" calcext:value-type="float">
            <text:p>-26.91</text:p>
          </table:table-cell>
          <table:table-cell office:value-type="float" office:value="1" calcext:value-type="float">
            <text:p>1</text:p>
          </table:table-cell>
          <table:table-cell office:value-type="float" office:value="-692" calcext:value-type="float">
            <text:p>-692</text:p>
          </table:table-cell>
          <table:table-cell office:value-type="float" office:value="-5.75" calcext:value-type="float">
            <text:p>-5.75</text:p>
          </table:table-cell>
          <table:table-cell table:number-columns-repeated="2" office:value-type="float" office:value="-86.26" calcext:value-type="float">
            <text:p>-86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6.26" calcext:value-type="float">
            <text:p>-86.2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21]/10000000;5)" office:value-type="float" office:value="2.96403" calcext:value-type="float">
            <text:p>2.96403</text:p>
          </table:table-cell>
          <table:table-cell table:formula="of:=[.C621]*100" office:value-type="float" office:value="-575" calcext:value-type="float">
            <text:p>-575</text:p>
          </table:table-cell>
          <table:table-cell table:formula="of:=[.F621]" office:value-type="float" office:value="-692" calcext:value-type="float">
            <text:p>-692</text:p>
          </table:table-cell>
          <table:table-cell table:formula="of:=[.M621]*10" office:value-type="float" office:value="-862.6" calcext:value-type="float">
            <text:p>-862.6</text:p>
          </table:table-cell>
        </table:table-row>
        <table:table-row table:style-name="ro2">
          <table:table-cell office:value-type="float" office:value="29644931" calcext:value-type="float">
            <text:p>29644931</text:p>
          </table:table-cell>
          <table:table-cell table:formula="of:=[.A622]-[.A621]" office:value-type="float" office:value="4643" calcext:value-type="float">
            <text:p>4643</text:p>
          </table:table-cell>
          <table:table-cell office:value-type="float" office:value="-6.04" calcext:value-type="float">
            <text:p>-6.04</text:p>
          </table:table-cell>
          <table:table-cell office:value-type="float" office:value="-36.62" calcext:value-type="float">
            <text:p>-36.62</text:p>
          </table:table-cell>
          <table:table-cell office:value-type="float" office:value="1" calcext:value-type="float">
            <text:p>1</text:p>
          </table:table-cell>
          <table:table-cell office:value-type="float" office:value="-686" calcext:value-type="float">
            <text:p>-686</text:p>
          </table:table-cell>
          <table:table-cell office:value-type="float" office:value="-6.04" calcext:value-type="float">
            <text:p>-6.04</text:p>
          </table:table-cell>
          <table:table-cell table:number-columns-repeated="2" office:value-type="float" office:value="-90.58" calcext:value-type="float">
            <text:p>-9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0.58" calcext:value-type="float">
            <text:p>-90.5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22]/10000000;5)" office:value-type="float" office:value="2.96449" calcext:value-type="float">
            <text:p>2.96449</text:p>
          </table:table-cell>
          <table:table-cell table:formula="of:=[.C622]*100" office:value-type="float" office:value="-604" calcext:value-type="float">
            <text:p>-604</text:p>
          </table:table-cell>
          <table:table-cell table:formula="of:=[.F622]" office:value-type="float" office:value="-686" calcext:value-type="float">
            <text:p>-686</text:p>
          </table:table-cell>
          <table:table-cell table:formula="of:=[.M622]*10" office:value-type="float" office:value="-905.8" calcext:value-type="float">
            <text:p>-905.8</text:p>
          </table:table-cell>
        </table:table-row>
        <table:table-row table:style-name="ro2">
          <table:table-cell office:value-type="float" office:value="29648800" calcext:value-type="float">
            <text:p>29648800</text:p>
          </table:table-cell>
          <table:table-cell table:formula="of:=[.A623]-[.A622]" office:value-type="float" office:value="3869" calcext:value-type="float">
            <text:p>3869</text:p>
          </table:table-cell>
          <table:table-cell office:value-type="float" office:value="-6.09" calcext:value-type="float">
            <text:p>-6.09</text:p>
          </table:table-cell>
          <table:table-cell office:value-type="float" office:value="-12.35" calcext:value-type="float">
            <text:p>-12.35</text:p>
          </table:table-cell>
          <table:table-cell office:value-type="float" office:value="1" calcext:value-type="float">
            <text:p>1</text:p>
          </table:table-cell>
          <table:table-cell office:value-type="float" office:value="-685" calcext:value-type="float">
            <text:p>-685</text:p>
          </table:table-cell>
          <table:table-cell office:value-type="float" office:value="-6.09" calcext:value-type="float">
            <text:p>-6.09</text:p>
          </table:table-cell>
          <table:table-cell table:number-columns-repeated="2" office:value-type="float" office:value="-91.33" calcext:value-type="float">
            <text:p>-91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1.33" calcext:value-type="float">
            <text:p>-91.3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23]/10000000;5)" office:value-type="float" office:value="2.96488" calcext:value-type="float">
            <text:p>2.96488</text:p>
          </table:table-cell>
          <table:table-cell table:formula="of:=[.C623]*100" office:value-type="float" office:value="-609" calcext:value-type="float">
            <text:p>-609</text:p>
          </table:table-cell>
          <table:table-cell table:formula="of:=[.F623]" office:value-type="float" office:value="-685" calcext:value-type="float">
            <text:p>-685</text:p>
          </table:table-cell>
          <table:table-cell table:formula="of:=[.M623]*10" office:value-type="float" office:value="-913.3" calcext:value-type="float">
            <text:p>-913.3</text:p>
          </table:table-cell>
        </table:table-row>
        <table:table-row table:style-name="ro2">
          <table:table-cell office:value-type="float" office:value="29653103" calcext:value-type="float">
            <text:p>29653103</text:p>
          </table:table-cell>
          <table:table-cell table:formula="of:=[.A624]-[.A623]" office:value-type="float" office:value="4303" calcext:value-type="float">
            <text:p>4303</text:p>
          </table:table-cell>
          <table:table-cell office:value-type="float" office:value="-5.99" calcext:value-type="float">
            <text:p>-5.99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-687" calcext:value-type="float">
            <text:p>-687</text:p>
          </table:table-cell>
          <table:table-cell office:value-type="float" office:value="-5.99" calcext:value-type="float">
            <text:p>-5.99</text:p>
          </table:table-cell>
          <table:table-cell table:number-columns-repeated="2" office:value-type="float" office:value="-89.89" calcext:value-type="float">
            <text:p>-89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9.89" calcext:value-type="float">
            <text:p>-89.8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24]/10000000;5)" office:value-type="float" office:value="2.96531" calcext:value-type="float">
            <text:p>2.96531</text:p>
          </table:table-cell>
          <table:table-cell table:formula="of:=[.C624]*100" office:value-type="float" office:value="-599" calcext:value-type="float">
            <text:p>-599</text:p>
          </table:table-cell>
          <table:table-cell table:formula="of:=[.F624]" office:value-type="float" office:value="-687" calcext:value-type="float">
            <text:p>-687</text:p>
          </table:table-cell>
          <table:table-cell table:formula="of:=[.M624]*10" office:value-type="float" office:value="-898.9" calcext:value-type="float">
            <text:p>-898.9</text:p>
          </table:table-cell>
        </table:table-row>
        <table:table-row table:style-name="ro2">
          <table:table-cell office:value-type="float" office:value="29656900" calcext:value-type="float">
            <text:p>29656900</text:p>
          </table:table-cell>
          <table:table-cell table:formula="of:=[.A625]-[.A624]" office:value-type="float" office:value="3797" calcext:value-type="float">
            <text:p>3797</text:p>
          </table:table-cell>
          <table:table-cell office:value-type="float" office:value="-6.07" calcext:value-type="float">
            <text:p>-6.07</text:p>
          </table:table-cell>
          <table:table-cell office:value-type="float" office:value="-15.03" calcext:value-type="float">
            <text:p>-15.03</text:p>
          </table:table-cell>
          <table:table-cell office:value-type="float" office:value="1" calcext:value-type="float">
            <text:p>1</text:p>
          </table:table-cell>
          <table:table-cell office:value-type="float" office:value="-686" calcext:value-type="float">
            <text:p>-686</text:p>
          </table:table-cell>
          <table:table-cell office:value-type="float" office:value="-6.07" calcext:value-type="float">
            <text:p>-6.07</text:p>
          </table:table-cell>
          <table:table-cell table:number-columns-repeated="2" office:value-type="float" office:value="-90.98" calcext:value-type="float">
            <text:p>-90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0.98" calcext:value-type="float">
            <text:p>-90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25]/10000000;5)" office:value-type="float" office:value="2.96569" calcext:value-type="float">
            <text:p>2.96569</text:p>
          </table:table-cell>
          <table:table-cell table:formula="of:=[.C625]*100" office:value-type="float" office:value="-607" calcext:value-type="float">
            <text:p>-607</text:p>
          </table:table-cell>
          <table:table-cell table:formula="of:=[.F625]" office:value-type="float" office:value="-686" calcext:value-type="float">
            <text:p>-686</text:p>
          </table:table-cell>
          <table:table-cell table:formula="of:=[.M625]*10" office:value-type="float" office:value="-909.8" calcext:value-type="float">
            <text:p>-909.8</text:p>
          </table:table-cell>
        </table:table-row>
        <table:table-row table:style-name="ro2">
          <table:table-cell office:value-type="float" office:value="29661063" calcext:value-type="float">
            <text:p>29661063</text:p>
          </table:table-cell>
          <table:table-cell table:formula="of:=[.A626]-[.A625]" office:value-type="float" office:value="4163" calcext:value-type="float">
            <text:p>4163</text:p>
          </table:table-cell>
          <table:table-cell office:value-type="float" office:value="-6.15" calcext:value-type="float">
            <text:p>-6.15</text:p>
          </table:table-cell>
          <table:table-cell office:value-type="float" office:value="-16.17" calcext:value-type="float">
            <text:p>-16.17</text:p>
          </table:table-cell>
          <table:table-cell office:value-type="float" office:value="1" calcext:value-type="float">
            <text:p>1</text:p>
          </table:table-cell>
          <table:table-cell office:value-type="float" office:value="-684" calcext:value-type="float">
            <text:p>-684</text:p>
          </table:table-cell>
          <table:table-cell office:value-type="float" office:value="-6.15" calcext:value-type="float">
            <text:p>-6.15</text:p>
          </table:table-cell>
          <table:table-cell table:number-columns-repeated="2" office:value-type="float" office:value="-92.23" calcext:value-type="float">
            <text:p>-92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2.23" calcext:value-type="float">
            <text:p>-92.2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26]/10000000;5)" office:value-type="float" office:value="2.96611" calcext:value-type="float">
            <text:p>2.96611</text:p>
          </table:table-cell>
          <table:table-cell table:formula="of:=[.C626]*100" office:value-type="float" office:value="-615" calcext:value-type="float">
            <text:p>-615</text:p>
          </table:table-cell>
          <table:table-cell table:formula="of:=[.F626]" office:value-type="float" office:value="-684" calcext:value-type="float">
            <text:p>-684</text:p>
          </table:table-cell>
          <table:table-cell table:formula="of:=[.M626]*10" office:value-type="float" office:value="-922.3" calcext:value-type="float">
            <text:p>-922.3</text:p>
          </table:table-cell>
        </table:table-row>
        <table:table-row table:style-name="ro2">
          <table:table-cell office:value-type="float" office:value="29665083" calcext:value-type="float">
            <text:p>29665083</text:p>
          </table:table-cell>
          <table:table-cell table:formula="of:=[.A627]-[.A626]" office:value-type="float" office:value="4020" calcext:value-type="float">
            <text:p>4020</text:p>
          </table:table-cell>
          <table:table-cell office:value-type="float" office:value="-6.13" calcext:value-type="float">
            <text:p>-6.13</text:p>
          </table:table-cell>
          <table:table-cell office:value-type="float" office:value="-5.12" calcext:value-type="float">
            <text:p>-5.12</text:p>
          </table:table-cell>
          <table:table-cell office:value-type="float" office:value="1" calcext:value-type="float">
            <text:p>1</text:p>
          </table:table-cell>
          <table:table-cell office:value-type="float" office:value="-684" calcext:value-type="float">
            <text:p>-684</text:p>
          </table:table-cell>
          <table:table-cell office:value-type="float" office:value="-6.13" calcext:value-type="float">
            <text:p>-6.13</text:p>
          </table:table-cell>
          <table:table-cell table:number-columns-repeated="2" office:value-type="float" office:value="-92.02" calcext:value-type="float">
            <text:p>-92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2.02" calcext:value-type="float">
            <text:p>-92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27]/10000000;5)" office:value-type="float" office:value="2.96651" calcext:value-type="float">
            <text:p>2.96651</text:p>
          </table:table-cell>
          <table:table-cell table:formula="of:=[.C627]*100" office:value-type="float" office:value="-613" calcext:value-type="float">
            <text:p>-613</text:p>
          </table:table-cell>
          <table:table-cell table:formula="of:=[.F627]" office:value-type="float" office:value="-684" calcext:value-type="float">
            <text:p>-684</text:p>
          </table:table-cell>
          <table:table-cell table:formula="of:=[.M627]*10" office:value-type="float" office:value="-920.2" calcext:value-type="float">
            <text:p>-920.2</text:p>
          </table:table-cell>
        </table:table-row>
        <table:table-row table:style-name="ro2">
          <table:table-cell office:value-type="float" office:value="29669120" calcext:value-type="float">
            <text:p>29669120</text:p>
          </table:table-cell>
          <table:table-cell table:formula="of:=[.A628]-[.A627]" office:value-type="float" office:value="4037" calcext:value-type="float">
            <text:p>4037</text:p>
          </table:table-cell>
          <table:table-cell office:value-type="float" office:value="-6.27" calcext:value-type="float">
            <text:p>-6.27</text:p>
          </table:table-cell>
          <table:table-cell office:value-type="float" office:value="-19.85" calcext:value-type="float">
            <text:p>-19.85</text:p>
          </table:table-cell>
          <table:table-cell office:value-type="float" office:value="1" calcext:value-type="float">
            <text:p>1</text:p>
          </table:table-cell>
          <table:table-cell office:value-type="float" office:value="-682" calcext:value-type="float">
            <text:p>-682</text:p>
          </table:table-cell>
          <table:table-cell office:value-type="float" office:value="-6.27" calcext:value-type="float">
            <text:p>-6.27</text:p>
          </table:table-cell>
          <table:table-cell table:number-columns-repeated="2" office:value-type="float" office:value="-94.05" calcext:value-type="float">
            <text:p>-94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4.05" calcext:value-type="float">
            <text:p>-94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28]/10000000;5)" office:value-type="float" office:value="2.96691" calcext:value-type="float">
            <text:p>2.96691</text:p>
          </table:table-cell>
          <table:table-cell table:formula="of:=[.C628]*100" office:value-type="float" office:value="-627" calcext:value-type="float">
            <text:p>-627</text:p>
          </table:table-cell>
          <table:table-cell table:formula="of:=[.F628]" office:value-type="float" office:value="-682" calcext:value-type="float">
            <text:p>-682</text:p>
          </table:table-cell>
          <table:table-cell table:formula="of:=[.M628]*10" office:value-type="float" office:value="-940.5" calcext:value-type="float">
            <text:p>-940.5</text:p>
          </table:table-cell>
        </table:table-row>
        <table:table-row table:style-name="ro2">
          <table:table-cell office:value-type="float" office:value="29673103" calcext:value-type="float">
            <text:p>29673103</text:p>
          </table:table-cell>
          <table:table-cell table:formula="of:=[.A629]-[.A628]" office:value-type="float" office:value="3983" calcext:value-type="float">
            <text:p>3983</text:p>
          </table:table-cell>
          <table:table-cell office:value-type="float" office:value="-6.52" calcext:value-type="float">
            <text:p>-6.52</text:p>
          </table:table-cell>
          <table:table-cell office:value-type="float" office:value="-32.4" calcext:value-type="float">
            <text:p>-32.4</text:p>
          </table:table-cell>
          <table:table-cell office:value-type="float" office:value="1" calcext:value-type="float">
            <text:p>1</text:p>
          </table:table-cell>
          <table:table-cell office:value-type="float" office:value="-677" calcext:value-type="float">
            <text:p>-677</text:p>
          </table:table-cell>
          <table:table-cell office:value-type="float" office:value="-6.52" calcext:value-type="float">
            <text:p>-6.52</text:p>
          </table:table-cell>
          <table:table-cell table:number-columns-repeated="2" office:value-type="float" office:value="-97.78" calcext:value-type="float">
            <text:p>-97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7.78" calcext:value-type="float">
            <text:p>-97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29]/10000000;5)" office:value-type="float" office:value="2.96731" calcext:value-type="float">
            <text:p>2.96731</text:p>
          </table:table-cell>
          <table:table-cell table:formula="of:=[.C629]*100" office:value-type="float" office:value="-652" calcext:value-type="float">
            <text:p>-652</text:p>
          </table:table-cell>
          <table:table-cell table:formula="of:=[.F629]" office:value-type="float" office:value="-677" calcext:value-type="float">
            <text:p>-677</text:p>
          </table:table-cell>
          <table:table-cell table:formula="of:=[.M629]*10" office:value-type="float" office:value="-977.8" calcext:value-type="float">
            <text:p>-977.8</text:p>
          </table:table-cell>
        </table:table-row>
        <table:table-row table:style-name="ro2">
          <table:table-cell office:value-type="float" office:value="29677051" calcext:value-type="float">
            <text:p>29677051</text:p>
          </table:table-cell>
          <table:table-cell table:formula="of:=[.A630]-[.A629]" office:value-type="float" office:value="3948" calcext:value-type="float">
            <text:p>3948</text:p>
          </table:table-cell>
          <table:table-cell office:value-type="float" office:value="-6.6" calcext:value-type="float">
            <text:p>-6.6</text:p>
          </table:table-cell>
          <table:table-cell office:value-type="float" office:value="-14.74" calcext:value-type="float">
            <text:p>-14.74</text:p>
          </table:table-cell>
          <table:table-cell office:value-type="float" office:value="1" calcext:value-type="float">
            <text:p>1</text:p>
          </table:table-cell>
          <table:table-cell office:value-type="float" office:value="-676" calcext:value-type="float">
            <text:p>-676</text:p>
          </table:table-cell>
          <table:table-cell office:value-type="float" office:value="-6.6" calcext:value-type="float">
            <text:p>-6.6</text:p>
          </table:table-cell>
          <table:table-cell table:number-columns-repeated="2" office:value-type="float" office:value="-98.95" calcext:value-type="float">
            <text:p>-98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8.95" calcext:value-type="float">
            <text:p>-98.9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30]/10000000;5)" office:value-type="float" office:value="2.96771" calcext:value-type="float">
            <text:p>2.96771</text:p>
          </table:table-cell>
          <table:table-cell table:formula="of:=[.C630]*100" office:value-type="float" office:value="-660" calcext:value-type="float">
            <text:p>-660</text:p>
          </table:table-cell>
          <table:table-cell table:formula="of:=[.F630]" office:value-type="float" office:value="-676" calcext:value-type="float">
            <text:p>-676</text:p>
          </table:table-cell>
          <table:table-cell table:formula="of:=[.M630]*10" office:value-type="float" office:value="-989.5" calcext:value-type="float">
            <text:p>-989.5</text:p>
          </table:table-cell>
        </table:table-row>
        <table:table-row table:style-name="ro2">
          <table:table-cell office:value-type="float" office:value="29681000" calcext:value-type="float">
            <text:p>29681000</text:p>
          </table:table-cell>
          <table:table-cell table:formula="of:=[.A631]-[.A630]" office:value-type="float" office:value="3949" calcext:value-type="float">
            <text:p>3949</text:p>
          </table:table-cell>
          <table:table-cell office:value-type="float" office:value="-6.73" calcext:value-type="float">
            <text:p>-6.73</text:p>
          </table:table-cell>
          <table:table-cell office:value-type="float" office:value="-20.26" calcext:value-type="float">
            <text:p>-20.26</text:p>
          </table:table-cell>
          <table:table-cell office:value-type="float" office:value="1" calcext:value-type="float">
            <text:p>1</text:p>
          </table:table-cell>
          <table:table-cell office:value-type="float" office:value="-673" calcext:value-type="float">
            <text:p>-673</text:p>
          </table:table-cell>
          <table:table-cell office:value-type="float" office:value="-6.73" calcext:value-type="float">
            <text:p>-6.73</text:p>
          </table:table-cell>
          <table:table-cell table:number-columns-repeated="2" office:value-type="float" office:value="-100.99" calcext:value-type="float">
            <text:p>-100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0.99" calcext:value-type="float">
            <text:p>-100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31]/10000000;5)" office:value-type="float" office:value="2.9681" calcext:value-type="float">
            <text:p>2.9681</text:p>
          </table:table-cell>
          <table:table-cell table:formula="of:=[.C631]*100" office:value-type="float" office:value="-673" calcext:value-type="float">
            <text:p>-673</text:p>
          </table:table-cell>
          <table:table-cell table:formula="of:=[.F631]" office:value-type="float" office:value="-673" calcext:value-type="float">
            <text:p>-673</text:p>
          </table:table-cell>
          <table:table-cell table:formula="of:=[.M631]*10" office:value-type="float" office:value="-1009.9" calcext:value-type="float">
            <text:p>-1009.9</text:p>
          </table:table-cell>
        </table:table-row>
        <table:table-row table:style-name="ro2">
          <table:table-cell office:value-type="float" office:value="29685171" calcext:value-type="float">
            <text:p>29685171</text:p>
          </table:table-cell>
          <table:table-cell table:formula="of:=[.A632]-[.A631]" office:value-type="float" office:value="4171" calcext:value-type="float">
            <text:p>4171</text:p>
          </table:table-cell>
          <table:table-cell office:value-type="float" office:value="-6.97" calcext:value-type="float">
            <text:p>-6.97</text:p>
          </table:table-cell>
          <table:table-cell office:value-type="float" office:value="-32.26" calcext:value-type="float">
            <text:p>-32.26</text:p>
          </table:table-cell>
          <table:table-cell office:value-type="float" office:value="1" calcext:value-type="float">
            <text:p>1</text:p>
          </table:table-cell>
          <table:table-cell office:value-type="float" office:value="-669" calcext:value-type="float">
            <text:p>-669</text:p>
          </table:table-cell>
          <table:table-cell office:value-type="float" office:value="-6.97" calcext:value-type="float">
            <text:p>-6.97</text:p>
          </table:table-cell>
          <table:table-cell table:number-columns-repeated="2" office:value-type="float" office:value="-104.51" calcext:value-type="float">
            <text:p>-104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4.51" calcext:value-type="float">
            <text:p>-104.5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32]/10000000;5)" office:value-type="float" office:value="2.96852" calcext:value-type="float">
            <text:p>2.96852</text:p>
          </table:table-cell>
          <table:table-cell table:formula="of:=[.C632]*100" office:value-type="float" office:value="-697" calcext:value-type="float">
            <text:p>-697</text:p>
          </table:table-cell>
          <table:table-cell table:formula="of:=[.F632]" office:value-type="float" office:value="-669" calcext:value-type="float">
            <text:p>-669</text:p>
          </table:table-cell>
          <table:table-cell table:formula="of:=[.M632]*10" office:value-type="float" office:value="-1045.1" calcext:value-type="float">
            <text:p>-1045.1</text:p>
          </table:table-cell>
        </table:table-row>
        <table:table-row table:style-name="ro2">
          <table:table-cell office:value-type="float" office:value="29689083" calcext:value-type="float">
            <text:p>29689083</text:p>
          </table:table-cell>
          <table:table-cell table:formula="of:=[.A633]-[.A632]" office:value-type="float" office:value="3912" calcext:value-type="float">
            <text:p>3912</text:p>
          </table:table-cell>
          <table:table-cell office:value-type="float" office:value="-7" calcext:value-type="float">
            <text:p>-7</text:p>
          </table:table-cell>
          <table:table-cell office:value-type="float" office:value="-13.13" calcext:value-type="float">
            <text:p>-13.13</text:p>
          </table:table-cell>
          <table:table-cell office:value-type="float" office:value="1" calcext:value-type="float">
            <text:p>1</text:p>
          </table:table-cell>
          <table:table-cell office:value-type="float" office:value="-668" calcext:value-type="float">
            <text:p>-668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33]/10000000;5)" office:value-type="float" office:value="2.96891" calcext:value-type="float">
            <text:p>2.96891</text:p>
          </table:table-cell>
          <table:table-cell table:formula="of:=[.C633]*100" office:value-type="float" office:value="-700" calcext:value-type="float">
            <text:p>-700</text:p>
          </table:table-cell>
          <table:table-cell table:formula="of:=[.F633]" office:value-type="float" office:value="-668" calcext:value-type="float">
            <text:p>-668</text:p>
          </table:table-cell>
          <table:table-cell table:formula="of:=[.M633]*10" office:value-type="float" office:value="-1050" calcext:value-type="float">
            <text:p>-1050</text:p>
          </table:table-cell>
        </table:table-row>
        <table:table-row table:style-name="ro2">
          <table:table-cell office:value-type="float" office:value="29695771" calcext:value-type="float">
            <text:p>29695771</text:p>
          </table:table-cell>
          <table:table-cell table:formula="of:=[.A634]-[.A633]" office:value-type="float" office:value="6688" calcext:value-type="float">
            <text:p>6688</text:p>
          </table:table-cell>
          <table:table-cell office:value-type="float" office:value="-7.15" calcext:value-type="float">
            <text:p>-7.15</text:p>
          </table:table-cell>
          <table:table-cell office:value-type="float" office:value="-22.63" calcext:value-type="float">
            <text:p>-22.63</text:p>
          </table:table-cell>
          <table:table-cell office:value-type="float" office:value="1" calcext:value-type="float">
            <text:p>1</text:p>
          </table:table-cell>
          <table:table-cell office:value-type="float" office:value="-666" calcext:value-type="float">
            <text:p>-666</text:p>
          </table:table-cell>
          <table:table-cell office:value-type="float" office:value="-7.15" calcext:value-type="float">
            <text:p>-7.15</text:p>
          </table:table-cell>
          <table:table-cell table:number-columns-repeated="2" office:value-type="float" office:value="-107.18" calcext:value-type="float">
            <text:p>-107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7.18" calcext:value-type="float">
            <text:p>-107.1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34]/10000000;5)" office:value-type="float" office:value="2.96958" calcext:value-type="float">
            <text:p>2.96958</text:p>
          </table:table-cell>
          <table:table-cell table:formula="of:=[.C634]*100" office:value-type="float" office:value="-715" calcext:value-type="float">
            <text:p>-715</text:p>
          </table:table-cell>
          <table:table-cell table:formula="of:=[.F634]" office:value-type="float" office:value="-666" calcext:value-type="float">
            <text:p>-666</text:p>
          </table:table-cell>
          <table:table-cell table:formula="of:=[.M634]*10" office:value-type="float" office:value="-1071.8" calcext:value-type="float">
            <text:p>-1071.8</text:p>
          </table:table-cell>
        </table:table-row>
        <table:table-row table:style-name="ro2">
          <table:table-cell office:value-type="float" office:value="29700243" calcext:value-type="float">
            <text:p>29700243</text:p>
          </table:table-cell>
          <table:table-cell table:formula="of:=[.A635]-[.A634]" office:value-type="float" office:value="4472" calcext:value-type="float">
            <text:p>4472</text:p>
          </table:table-cell>
          <table:table-cell office:value-type="float" office:value="-7.38" calcext:value-type="float">
            <text:p>-7.38</text:p>
          </table:table-cell>
          <table:table-cell office:value-type="float" office:value="-32.52" calcext:value-type="float">
            <text:p>-32.52</text:p>
          </table:table-cell>
          <table:table-cell office:value-type="float" office:value="1" calcext:value-type="float">
            <text:p>1</text:p>
          </table:table-cell>
          <table:table-cell office:value-type="float" office:value="-661" calcext:value-type="float">
            <text:p>-661</text:p>
          </table:table-cell>
          <table:table-cell office:value-type="float" office:value="-7.38" calcext:value-type="float">
            <text:p>-7.38</text:p>
          </table:table-cell>
          <table:table-cell table:number-columns-repeated="2" office:value-type="float" office:value="-110.65" calcext:value-type="float">
            <text:p>-11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0.65" calcext:value-type="float">
            <text:p>-110.6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35]/10000000;5)" office:value-type="float" office:value="2.97002" calcext:value-type="float">
            <text:p>2.97002</text:p>
          </table:table-cell>
          <table:table-cell table:formula="of:=[.C635]*100" office:value-type="float" office:value="-738" calcext:value-type="float">
            <text:p>-738</text:p>
          </table:table-cell>
          <table:table-cell table:formula="of:=[.F635]" office:value-type="float" office:value="-661" calcext:value-type="float">
            <text:p>-661</text:p>
          </table:table-cell>
          <table:table-cell table:formula="of:=[.M635]*10" office:value-type="float" office:value="-1106.5" calcext:value-type="float">
            <text:p>-1106.5</text:p>
          </table:table-cell>
        </table:table-row>
        <table:table-row table:style-name="ro2">
          <table:table-cell office:value-type="float" office:value="29704723" calcext:value-type="float">
            <text:p>29704723</text:p>
          </table:table-cell>
          <table:table-cell table:formula="of:=[.A636]-[.A635]" office:value-type="float" office:value="4480" calcext:value-type="float">
            <text:p>4480</text:p>
          </table:table-cell>
          <table:table-cell office:value-type="float" office:value="-7.43" calcext:value-type="float">
            <text:p>-7.43</text:p>
          </table:table-cell>
          <table:table-cell office:value-type="float" office:value="-14.18" calcext:value-type="float">
            <text:p>-14.18</text:p>
          </table:table-cell>
          <table:table-cell office:value-type="float" office:value="1" calcext:value-type="float">
            <text:p>1</text:p>
          </table:table-cell>
          <table:table-cell office:value-type="float" office:value="-660" calcext:value-type="float">
            <text:p>-660</text:p>
          </table:table-cell>
          <table:table-cell office:value-type="float" office:value="-7.43" calcext:value-type="float">
            <text:p>-7.43</text:p>
          </table:table-cell>
          <table:table-cell table:number-columns-repeated="2" office:value-type="float" office:value="-111.43" calcext:value-type="float">
            <text:p>-111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.43" calcext:value-type="float">
            <text:p>-111.4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36]/10000000;5)" office:value-type="float" office:value="2.97047" calcext:value-type="float">
            <text:p>2.97047</text:p>
          </table:table-cell>
          <table:table-cell table:formula="of:=[.C636]*100" office:value-type="float" office:value="-743" calcext:value-type="float">
            <text:p>-743</text:p>
          </table:table-cell>
          <table:table-cell table:formula="of:=[.F636]" office:value-type="float" office:value="-660" calcext:value-type="float">
            <text:p>-660</text:p>
          </table:table-cell>
          <table:table-cell table:formula="of:=[.M636]*10" office:value-type="float" office:value="-1114.3" calcext:value-type="float">
            <text:p>-1114.3</text:p>
          </table:table-cell>
        </table:table-row>
        <table:table-row table:style-name="ro2">
          <table:table-cell office:value-type="float" office:value="29708434" calcext:value-type="float">
            <text:p>29708434</text:p>
          </table:table-cell>
          <table:table-cell table:formula="of:=[.A637]-[.A636]" office:value-type="float" office:value="3711" calcext:value-type="float">
            <text:p>3711</text:p>
          </table:table-cell>
          <table:table-cell office:value-type="float" office:value="-7.62" calcext:value-type="float">
            <text:p>-7.62</text:p>
          </table:table-cell>
          <table:table-cell office:value-type="float" office:value="-26.82" calcext:value-type="float">
            <text:p>-26.82</text:p>
          </table:table-cell>
          <table:table-cell office:value-type="float" office:value="1" calcext:value-type="float">
            <text:p>1</text:p>
          </table:table-cell>
          <table:table-cell office:value-type="float" office:value="-657" calcext:value-type="float">
            <text:p>-657</text:p>
          </table:table-cell>
          <table:table-cell office:value-type="float" office:value="-7.62" calcext:value-type="float">
            <text:p>-7.62</text:p>
          </table:table-cell>
          <table:table-cell table:number-columns-repeated="2" office:value-type="float" office:value="-114.25" calcext:value-type="float">
            <text:p>-114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25" calcext:value-type="float">
            <text:p>-114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37]/10000000;5)" office:value-type="float" office:value="2.97084" calcext:value-type="float">
            <text:p>2.97084</text:p>
          </table:table-cell>
          <table:table-cell table:formula="of:=[.C637]*100" office:value-type="float" office:value="-762" calcext:value-type="float">
            <text:p>-762</text:p>
          </table:table-cell>
          <table:table-cell table:formula="of:=[.F637]" office:value-type="float" office:value="-657" calcext:value-type="float">
            <text:p>-657</text:p>
          </table:table-cell>
          <table:table-cell table:formula="of:=[.M637]*10" office:value-type="float" office:value="-1142.5" calcext:value-type="float">
            <text:p>-1142.5</text:p>
          </table:table-cell>
        </table:table-row>
        <table:table-row table:style-name="ro2">
          <table:table-cell office:value-type="float" office:value="29712905" calcext:value-type="float">
            <text:p>29712905</text:p>
          </table:table-cell>
          <table:table-cell table:formula="of:=[.A638]-[.A637]" office:value-type="float" office:value="4471" calcext:value-type="float">
            <text:p>4471</text:p>
          </table:table-cell>
          <table:table-cell office:value-type="float" office:value="-7.9" calcext:value-type="float">
            <text:p>-7.9</text:p>
          </table:table-cell>
          <table:table-cell office:value-type="float" office:value="-37.74" calcext:value-type="float">
            <text:p>-37.74</text:p>
          </table:table-cell>
          <table:table-cell office:value-type="float" office:value="1" calcext:value-type="float">
            <text:p>1</text:p>
          </table:table-cell>
          <table:table-cell office:value-type="float" office:value="-651" calcext:value-type="float">
            <text:p>-651</text:p>
          </table:table-cell>
          <table:table-cell office:value-type="float" office:value="-7.9" calcext:value-type="float">
            <text:p>-7.9</text:p>
          </table:table-cell>
          <table:table-cell table:number-columns-repeated="2" office:value-type="float" office:value="-118.5" calcext:value-type="float">
            <text:p>-11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8.5" calcext:value-type="float">
            <text:p>-118.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38]/10000000;5)" office:value-type="float" office:value="2.97129" calcext:value-type="float">
            <text:p>2.97129</text:p>
          </table:table-cell>
          <table:table-cell table:formula="of:=[.C638]*100" office:value-type="float" office:value="-790" calcext:value-type="float">
            <text:p>-790</text:p>
          </table:table-cell>
          <table:table-cell table:formula="of:=[.F638]" office:value-type="float" office:value="-651" calcext:value-type="float">
            <text:p>-651</text:p>
          </table:table-cell>
          <table:table-cell table:formula="of:=[.M638]*10" office:value-type="float" office:value="-1185" calcext:value-type="float">
            <text:p>-1185</text:p>
          </table:table-cell>
        </table:table-row>
        <table:table-row table:style-name="ro2">
          <table:table-cell office:value-type="float" office:value="29716628" calcext:value-type="float">
            <text:p>29716628</text:p>
          </table:table-cell>
          <table:table-cell table:formula="of:=[.A639]-[.A638]" office:value-type="float" office:value="3723" calcext:value-type="float">
            <text:p>3723</text:p>
          </table:table-cell>
          <table:table-cell office:value-type="float" office:value="-8" calcext:value-type="float">
            <text:p>-8</text:p>
          </table:table-cell>
          <table:table-cell office:value-type="float" office:value="-19.82" calcext:value-type="float">
            <text:p>-19.82</text:p>
          </table:table-cell>
          <table:table-cell office:value-type="float" office:value="1" calcext:value-type="float">
            <text:p>1</text:p>
          </table:table-cell>
          <table:table-cell office:value-type="float" office:value="-649" calcext:value-type="float">
            <text:p>-649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20.04" calcext:value-type="float">
            <text:p>-12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0.04" calcext:value-type="float">
            <text:p>-12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39]/10000000;5)" office:value-type="float" office:value="2.97166" calcext:value-type="float">
            <text:p>2.97166</text:p>
          </table:table-cell>
          <table:table-cell table:formula="of:=[.C639]*100" office:value-type="float" office:value="-800" calcext:value-type="float">
            <text:p>-800</text:p>
          </table:table-cell>
          <table:table-cell table:formula="of:=[.F639]" office:value-type="float" office:value="-649" calcext:value-type="float">
            <text:p>-649</text:p>
          </table:table-cell>
          <table:table-cell table:formula="of:=[.M639]*10" office:value-type="float" office:value="-1200.4" calcext:value-type="float">
            <text:p>-1200.4</text:p>
          </table:table-cell>
        </table:table-row>
        <table:table-row table:style-name="ro2">
          <table:table-cell office:value-type="float" office:value="29720860" calcext:value-type="float">
            <text:p>29720860</text:p>
          </table:table-cell>
          <table:table-cell table:formula="of:=[.A640]-[.A639]" office:value-type="float" office:value="4232" calcext:value-type="float">
            <text:p>4232</text:p>
          </table:table-cell>
          <table:table-cell office:value-type="float" office:value="-8.17" calcext:value-type="float">
            <text:p>-8.17</text:p>
          </table:table-cell>
          <table:table-cell office:value-type="float" office:value="-24.52" calcext:value-type="float">
            <text:p>-24.52</text:p>
          </table:table-cell>
          <table:table-cell office:value-type="float" office:value="1" calcext:value-type="float">
            <text:p>1</text:p>
          </table:table-cell>
          <table:table-cell office:value-type="float" office:value="-646" calcext:value-type="float">
            <text:p>-646</text:p>
          </table:table-cell>
          <table:table-cell office:value-type="float" office:value="-8.17" calcext:value-type="float">
            <text:p>-8.17</text:p>
          </table:table-cell>
          <table:table-cell table:number-columns-repeated="2" office:value-type="float" office:value="-122.56" calcext:value-type="float">
            <text:p>-122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2.56" calcext:value-type="float">
            <text:p>-122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40]/10000000;5)" office:value-type="float" office:value="2.97209" calcext:value-type="float">
            <text:p>2.97209</text:p>
          </table:table-cell>
          <table:table-cell table:formula="of:=[.C640]*100" office:value-type="float" office:value="-817" calcext:value-type="float">
            <text:p>-817</text:p>
          </table:table-cell>
          <table:table-cell table:formula="of:=[.F640]" office:value-type="float" office:value="-646" calcext:value-type="float">
            <text:p>-646</text:p>
          </table:table-cell>
          <table:table-cell table:formula="of:=[.M640]*10" office:value-type="float" office:value="-1225.6" calcext:value-type="float">
            <text:p>-1225.6</text:p>
          </table:table-cell>
        </table:table-row>
        <table:table-row table:style-name="ro2">
          <table:table-cell office:value-type="float" office:value="29724940" calcext:value-type="float">
            <text:p>29724940</text:p>
          </table:table-cell>
          <table:table-cell table:formula="of:=[.A641]-[.A640]" office:value-type="float" office:value="4080" calcext:value-type="float">
            <text:p>4080</text:p>
          </table:table-cell>
          <table:table-cell office:value-type="float" office:value="-8.47" calcext:value-type="float">
            <text:p>-8.47</text:p>
          </table:table-cell>
          <table:table-cell office:value-type="float" office:value="-39.05" calcext:value-type="float">
            <text:p>-39.05</text:p>
          </table:table-cell>
          <table:table-cell office:value-type="float" office:value="1" calcext:value-type="float">
            <text:p>1</text:p>
          </table:table-cell>
          <table:table-cell office:value-type="float" office:value="-641" calcext:value-type="float">
            <text:p>-641</text:p>
          </table:table-cell>
          <table:table-cell office:value-type="float" office:value="-8.47" calcext:value-type="float">
            <text:p>-8.47</text:p>
          </table:table-cell>
          <table:table-cell table:number-columns-repeated="2" office:value-type="float" office:value="-127.07" calcext:value-type="float">
            <text:p>-127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7.07" calcext:value-type="float">
            <text:p>-127.0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41]/10000000;5)" office:value-type="float" office:value="2.97249" calcext:value-type="float">
            <text:p>2.97249</text:p>
          </table:table-cell>
          <table:table-cell table:formula="of:=[.C641]*100" office:value-type="float" office:value="-847" calcext:value-type="float">
            <text:p>-847</text:p>
          </table:table-cell>
          <table:table-cell table:formula="of:=[.F641]" office:value-type="float" office:value="-641" calcext:value-type="float">
            <text:p>-641</text:p>
          </table:table-cell>
          <table:table-cell table:formula="of:=[.M641]*10" office:value-type="float" office:value="-1270.7" calcext:value-type="float">
            <text:p>-1270.7</text:p>
          </table:table-cell>
        </table:table-row>
        <table:table-row table:style-name="ro2">
          <table:table-cell office:value-type="float" office:value="29729228" calcext:value-type="float">
            <text:p>29729228</text:p>
          </table:table-cell>
          <table:table-cell table:formula="of:=[.A642]-[.A641]" office:value-type="float" office:value="4288" calcext:value-type="float">
            <text:p>4288</text:p>
          </table:table-cell>
          <table:table-cell office:value-type="float" office:value="-8.6" calcext:value-type="float">
            <text:p>-8.6</text:p>
          </table:table-cell>
          <table:table-cell office:value-type="float" office:value="-22.64" calcext:value-type="float">
            <text:p>-22.64</text:p>
          </table:table-cell>
          <table:table-cell office:value-type="float" office:value="1" calcext:value-type="float">
            <text:p>1</text:p>
          </table:table-cell>
          <table:table-cell office:value-type="float" office:value="-638" calcext:value-type="float">
            <text:p>-638</text:p>
          </table:table-cell>
          <table:table-cell office:value-type="float" office:value="-8.6" calcext:value-type="float">
            <text:p>-8.6</text:p>
          </table:table-cell>
          <table:table-cell table:number-columns-repeated="2" office:value-type="float" office:value="-128.98" calcext:value-type="float">
            <text:p>-128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8.98" calcext:value-type="float">
            <text:p>-128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42]/10000000;5)" office:value-type="float" office:value="2.97292" calcext:value-type="float">
            <text:p>2.97292</text:p>
          </table:table-cell>
          <table:table-cell table:formula="of:=[.C642]*100" office:value-type="float" office:value="-860" calcext:value-type="float">
            <text:p>-860</text:p>
          </table:table-cell>
          <table:table-cell table:formula="of:=[.F642]" office:value-type="float" office:value="-638" calcext:value-type="float">
            <text:p>-638</text:p>
          </table:table-cell>
          <table:table-cell table:formula="of:=[.M642]*10" office:value-type="float" office:value="-1289.8" calcext:value-type="float">
            <text:p>-1289.8</text:p>
          </table:table-cell>
        </table:table-row>
        <table:table-row table:style-name="ro2">
          <table:table-cell office:value-type="float" office:value="29733008" calcext:value-type="float">
            <text:p>29733008</text:p>
          </table:table-cell>
          <table:table-cell table:formula="of:=[.A643]-[.A642]" office:value-type="float" office:value="3780" calcext:value-type="float">
            <text:p>3780</text:p>
          </table:table-cell>
          <table:table-cell office:value-type="float" office:value="-8.68" calcext:value-type="float">
            <text:p>-8.68</text:p>
          </table:table-cell>
          <table:table-cell office:value-type="float" office:value="-16.7" calcext:value-type="float">
            <text:p>-16.7</text:p>
          </table:table-cell>
          <table:table-cell office:value-type="float" office:value="1" calcext:value-type="float">
            <text:p>1</text:p>
          </table:table-cell>
          <table:table-cell office:value-type="float" office:value="-637" calcext:value-type="float">
            <text:p>-637</text:p>
          </table:table-cell>
          <table:table-cell office:value-type="float" office:value="-8.68" calcext:value-type="float">
            <text:p>-8.68</text:p>
          </table:table-cell>
          <table:table-cell table:number-columns-repeated="2" office:value-type="float" office:value="-130.22" calcext:value-type="float">
            <text:p>-13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0.22" calcext:value-type="float">
            <text:p>-130.2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43]/10000000;5)" office:value-type="float" office:value="2.9733" calcext:value-type="float">
            <text:p>2.9733</text:p>
          </table:table-cell>
          <table:table-cell table:formula="of:=[.C643]*100" office:value-type="float" office:value="-868" calcext:value-type="float">
            <text:p>-868</text:p>
          </table:table-cell>
          <table:table-cell table:formula="of:=[.F643]" office:value-type="float" office:value="-637" calcext:value-type="float">
            <text:p>-637</text:p>
          </table:table-cell>
          <table:table-cell table:formula="of:=[.M643]*10" office:value-type="float" office:value="-1302.2" calcext:value-type="float">
            <text:p>-1302.2</text:p>
          </table:table-cell>
        </table:table-row>
        <table:table-row table:style-name="ro2">
          <table:table-cell office:value-type="float" office:value="29737503" calcext:value-type="float">
            <text:p>29737503</text:p>
          </table:table-cell>
          <table:table-cell table:formula="of:=[.A644]-[.A643]" office:value-type="float" office:value="4495" calcext:value-type="float">
            <text:p>4495</text:p>
          </table:table-cell>
          <table:table-cell office:value-type="float" office:value="-9.01" calcext:value-type="float">
            <text:p>-9.01</text:p>
          </table:table-cell>
          <table:table-cell office:value-type="float" office:value="-40.45" calcext:value-type="float">
            <text:p>-40.45</text:p>
          </table:table-cell>
          <table:table-cell office:value-type="float" office:value="1" calcext:value-type="float">
            <text:p>1</text:p>
          </table:table-cell>
          <table:table-cell office:value-type="float" office:value="-631" calcext:value-type="float">
            <text:p>-631</text:p>
          </table:table-cell>
          <table:table-cell office:value-type="float" office:value="-9.01" calcext:value-type="float">
            <text:p>-9.01</text:p>
          </table:table-cell>
          <table:table-cell table:number-columns-repeated="2" office:value-type="float" office:value="-135.11" calcext:value-type="float">
            <text:p>-135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5.11" calcext:value-type="float">
            <text:p>-135.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44]/10000000;5)" office:value-type="float" office:value="2.97375" calcext:value-type="float">
            <text:p>2.97375</text:p>
          </table:table-cell>
          <table:table-cell table:formula="of:=[.C644]*100" office:value-type="float" office:value="-901" calcext:value-type="float">
            <text:p>-901</text:p>
          </table:table-cell>
          <table:table-cell table:formula="of:=[.F644]" office:value-type="float" office:value="-631" calcext:value-type="float">
            <text:p>-631</text:p>
          </table:table-cell>
          <table:table-cell table:formula="of:=[.M644]*10" office:value-type="float" office:value="-1351.1" calcext:value-type="float">
            <text:p>-1351.1</text:p>
          </table:table-cell>
        </table:table-row>
        <table:table-row table:style-name="ro2">
          <table:table-cell office:value-type="float" office:value="29741454" calcext:value-type="float">
            <text:p>29741454</text:p>
          </table:table-cell>
          <table:table-cell table:formula="of:=[.A645]-[.A644]" office:value-type="float" office:value="3951" calcext:value-type="float">
            <text:p>3951</text:p>
          </table:table-cell>
          <table:table-cell office:value-type="float" office:value="-9.27" calcext:value-type="float">
            <text:p>-9.27</text:p>
          </table:table-cell>
          <table:table-cell office:value-type="float" office:value="-34.65" calcext:value-type="float">
            <text:p>-34.65</text:p>
          </table:table-cell>
          <table:table-cell office:value-type="float" office:value="1" calcext:value-type="float">
            <text:p>1</text:p>
          </table:table-cell>
          <table:table-cell office:value-type="float" office:value="-626" calcext:value-type="float">
            <text:p>-626</text:p>
          </table:table-cell>
          <table:table-cell office:value-type="float" office:value="-9.27" calcext:value-type="float">
            <text:p>-9.27</text:p>
          </table:table-cell>
          <table:table-cell table:number-columns-repeated="2" office:value-type="float" office:value="-139.05" calcext:value-type="float">
            <text:p>-139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9.05" calcext:value-type="float">
            <text:p>-139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45]/10000000;5)" office:value-type="float" office:value="2.97415" calcext:value-type="float">
            <text:p>2.97415</text:p>
          </table:table-cell>
          <table:table-cell table:formula="of:=[.C645]*100" office:value-type="float" office:value="-927" calcext:value-type="float">
            <text:p>-927</text:p>
          </table:table-cell>
          <table:table-cell table:formula="of:=[.F645]" office:value-type="float" office:value="-626" calcext:value-type="float">
            <text:p>-626</text:p>
          </table:table-cell>
          <table:table-cell table:formula="of:=[.M645]*10" office:value-type="float" office:value="-1390.5" calcext:value-type="float">
            <text:p>-1390.5</text:p>
          </table:table-cell>
        </table:table-row>
        <table:table-row table:style-name="ro2">
          <table:table-cell office:value-type="float" office:value="29745980" calcext:value-type="float">
            <text:p>29745980</text:p>
          </table:table-cell>
          <table:table-cell table:formula="of:=[.A646]-[.A645]" office:value-type="float" office:value="4526" calcext:value-type="float">
            <text:p>4526</text:p>
          </table:table-cell>
          <table:table-cell office:value-type="float" office:value="-9.45" calcext:value-type="float">
            <text:p>-9.45</text:p>
          </table:table-cell>
          <table:table-cell office:value-type="float" office:value="-24.61" calcext:value-type="float">
            <text:p>-24.61</text:p>
          </table:table-cell>
          <table:table-cell office:value-type="float" office:value="1" calcext:value-type="float">
            <text:p>1</text:p>
          </table:table-cell>
          <table:table-cell office:value-type="float" office:value="-622" calcext:value-type="float">
            <text:p>-622</text:p>
          </table:table-cell>
          <table:table-cell office:value-type="float" office:value="-9.45" calcext:value-type="float">
            <text:p>-9.45</text:p>
          </table:table-cell>
          <table:table-cell table:number-columns-repeated="2" office:value-type="float" office:value="-141.74" calcext:value-type="float">
            <text:p>-141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1.74" calcext:value-type="float">
            <text:p>-141.7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46]/10000000;5)" office:value-type="float" office:value="2.9746" calcext:value-type="float">
            <text:p>2.9746</text:p>
          </table:table-cell>
          <table:table-cell table:formula="of:=[.C646]*100" office:value-type="float" office:value="-945" calcext:value-type="float">
            <text:p>-945</text:p>
          </table:table-cell>
          <table:table-cell table:formula="of:=[.F646]" office:value-type="float" office:value="-622" calcext:value-type="float">
            <text:p>-622</text:p>
          </table:table-cell>
          <table:table-cell table:formula="of:=[.M646]*10" office:value-type="float" office:value="-1417.4" calcext:value-type="float">
            <text:p>-1417.4</text:p>
          </table:table-cell>
        </table:table-row>
        <table:table-row table:style-name="ro2">
          <table:table-cell office:value-type="float" office:value="29749763" calcext:value-type="float">
            <text:p>29749763</text:p>
          </table:table-cell>
          <table:table-cell table:formula="of:=[.A647]-[.A646]" office:value-type="float" office:value="3783" calcext:value-type="float">
            <text:p>3783</text:p>
          </table:table-cell>
          <table:table-cell office:value-type="float" office:value="-9.93" calcext:value-type="float">
            <text:p>-9.93</text:p>
          </table:table-cell>
          <table:table-cell office:value-type="float" office:value="-53.62" calcext:value-type="float">
            <text:p>-53.62</text:p>
          </table:table-cell>
          <table:table-cell office:value-type="float" office:value="1" calcext:value-type="float">
            <text:p>1</text:p>
          </table:table-cell>
          <table:table-cell office:value-type="float" office:value="-613" calcext:value-type="float">
            <text:p>-613</text:p>
          </table:table-cell>
          <table:table-cell office:value-type="float" office:value="-9.93" calcext:value-type="float">
            <text:p>-9.93</text:p>
          </table:table-cell>
          <table:table-cell table:number-columns-repeated="2" office:value-type="float" office:value="-148.9" calcext:value-type="float">
            <text:p>-14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8.9" calcext:value-type="float">
            <text:p>-148.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47]/10000000;5)" office:value-type="float" office:value="2.97498" calcext:value-type="float">
            <text:p>2.97498</text:p>
          </table:table-cell>
          <table:table-cell table:formula="of:=[.C647]*100" office:value-type="float" office:value="-993" calcext:value-type="float">
            <text:p>-993</text:p>
          </table:table-cell>
          <table:table-cell table:formula="of:=[.F647]" office:value-type="float" office:value="-613" calcext:value-type="float">
            <text:p>-613</text:p>
          </table:table-cell>
          <table:table-cell table:formula="of:=[.M647]*10" office:value-type="float" office:value="-1489" calcext:value-type="float">
            <text:p>-1489</text:p>
          </table:table-cell>
        </table:table-row>
        <table:table-row table:style-name="ro2">
          <table:table-cell office:value-type="float" office:value="29754161" calcext:value-type="float">
            <text:p>29754161</text:p>
          </table:table-cell>
          <table:table-cell table:formula="of:=[.A648]-[.A647]" office:value-type="float" office:value="4398" calcext:value-type="float">
            <text:p>4398</text:p>
          </table:table-cell>
          <table:table-cell office:value-type="float" office:value="-10.31" calcext:value-type="float">
            <text:p>-10.31</text:p>
          </table:table-cell>
          <table:table-cell office:value-type="float" office:value="-45.5" calcext:value-type="float">
            <text:p>-45.5</text:p>
          </table:table-cell>
          <table:table-cell office:value-type="float" office:value="1" calcext:value-type="float">
            <text:p>1</text:p>
          </table:table-cell>
          <table:table-cell office:value-type="float" office:value="-606" calcext:value-type="float">
            <text:p>-606</text:p>
          </table:table-cell>
          <table:table-cell office:value-type="float" office:value="-10.31" calcext:value-type="float">
            <text:p>-10.31</text:p>
          </table:table-cell>
          <table:table-cell table:number-columns-repeated="2" office:value-type="float" office:value="-154.64" calcext:value-type="float">
            <text:p>-154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.64" calcext:value-type="float">
            <text:p>-154.6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48]/10000000;5)" office:value-type="float" office:value="2.97542" calcext:value-type="float">
            <text:p>2.97542</text:p>
          </table:table-cell>
          <table:table-cell table:formula="of:=[.C648]*100" office:value-type="float" office:value="-1031" calcext:value-type="float">
            <text:p>-1031</text:p>
          </table:table-cell>
          <table:table-cell table:formula="of:=[.F648]" office:value-type="float" office:value="-606" calcext:value-type="float">
            <text:p>-606</text:p>
          </table:table-cell>
          <table:table-cell table:formula="of:=[.M648]*10" office:value-type="float" office:value="-1546.4" calcext:value-type="float">
            <text:p>-1546.4</text:p>
          </table:table-cell>
        </table:table-row>
        <table:table-row table:style-name="ro2">
          <table:table-cell office:value-type="float" office:value="29757928" calcext:value-type="float">
            <text:p>29757928</text:p>
          </table:table-cell>
          <table:table-cell table:formula="of:=[.A649]-[.A648]" office:value-type="float" office:value="3767" calcext:value-type="float">
            <text:p>3767</text:p>
          </table:table-cell>
          <table:table-cell office:value-type="float" office:value="-10.54" calcext:value-type="float">
            <text:p>-10.54</text:p>
          </table:table-cell>
          <table:table-cell office:value-type="float" office:value="-29.44" calcext:value-type="float">
            <text:p>-29.44</text:p>
          </table:table-cell>
          <table:table-cell office:value-type="float" office:value="1" calcext:value-type="float">
            <text:p>1</text:p>
          </table:table-cell>
          <table:table-cell office:value-type="float" office:value="-602" calcext:value-type="float">
            <text:p>-602</text:p>
          </table:table-cell>
          <table:table-cell office:value-type="float" office:value="-10.54" calcext:value-type="float">
            <text:p>-10.54</text:p>
          </table:table-cell>
          <table:table-cell table:number-columns-repeated="2" office:value-type="float" office:value="-158.05" calcext:value-type="float">
            <text:p>-158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8.05" calcext:value-type="float">
            <text:p>-158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49]/10000000;5)" office:value-type="float" office:value="2.97579" calcext:value-type="float">
            <text:p>2.97579</text:p>
          </table:table-cell>
          <table:table-cell table:formula="of:=[.C649]*100" office:value-type="float" office:value="-1054" calcext:value-type="float">
            <text:p>-1054</text:p>
          </table:table-cell>
          <table:table-cell table:formula="of:=[.F649]" office:value-type="float" office:value="-602" calcext:value-type="float">
            <text:p>-602</text:p>
          </table:table-cell>
          <table:table-cell table:formula="of:=[.M649]*10" office:value-type="float" office:value="-1580.5" calcext:value-type="float">
            <text:p>-1580.5</text:p>
          </table:table-cell>
        </table:table-row>
        <table:table-row table:style-name="ro2">
          <table:table-cell office:value-type="float" office:value="29762531" calcext:value-type="float">
            <text:p>29762531</text:p>
          </table:table-cell>
          <table:table-cell table:formula="of:=[.A650]-[.A649]" office:value-type="float" office:value="4603" calcext:value-type="float">
            <text:p>4603</text:p>
          </table:table-cell>
          <table:table-cell office:value-type="float" office:value="-11.08" calcext:value-type="float">
            <text:p>-11.08</text:p>
          </table:table-cell>
          <table:table-cell office:value-type="float" office:value="-60.52" calcext:value-type="float">
            <text:p>-60.52</text:p>
          </table:table-cell>
          <table:table-cell office:value-type="float" office:value="1" calcext:value-type="float">
            <text:p>1</text:p>
          </table:table-cell>
          <table:table-cell office:value-type="float" office:value="-592" calcext:value-type="float">
            <text:p>-592</text:p>
          </table:table-cell>
          <table:table-cell office:value-type="float" office:value="-11.08" calcext:value-type="float">
            <text:p>-11.08</text:p>
          </table:table-cell>
          <table:table-cell table:number-columns-repeated="2" office:value-type="float" office:value="-166.13" calcext:value-type="float">
            <text:p>-166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6.13" calcext:value-type="float">
            <text:p>-166.1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50]/10000000;5)" office:value-type="float" office:value="2.97625" calcext:value-type="float">
            <text:p>2.97625</text:p>
          </table:table-cell>
          <table:table-cell table:formula="of:=[.C650]*100" office:value-type="float" office:value="-1108" calcext:value-type="float">
            <text:p>-1108</text:p>
          </table:table-cell>
          <table:table-cell table:formula="of:=[.F650]" office:value-type="float" office:value="-592" calcext:value-type="float">
            <text:p>-592</text:p>
          </table:table-cell>
          <table:table-cell table:formula="of:=[.M650]*10" office:value-type="float" office:value="-1661.3" calcext:value-type="float">
            <text:p>-1661.3</text:p>
          </table:table-cell>
        </table:table-row>
        <table:table-row table:style-name="ro2">
          <table:table-cell office:value-type="float" office:value="29766563" calcext:value-type="float">
            <text:p>29766563</text:p>
          </table:table-cell>
          <table:table-cell table:formula="of:=[.A651]-[.A650]" office:value-type="float" office:value="4032" calcext:value-type="float">
            <text:p>4032</text:p>
          </table:table-cell>
          <table:table-cell office:value-type="float" office:value="-11.53" calcext:value-type="float">
            <text:p>-11.53</text:p>
          </table:table-cell>
          <table:table-cell office:value-type="float" office:value="-54.35" calcext:value-type="float">
            <text:p>-54.35</text:p>
          </table:table-cell>
          <table:table-cell office:value-type="float" office:value="1" calcext:value-type="float">
            <text:p>1</text:p>
          </table:table-cell>
          <table:table-cell office:value-type="float" office:value="-583" calcext:value-type="float">
            <text:p>-583</text:p>
          </table:table-cell>
          <table:table-cell office:value-type="float" office:value="-11.53" calcext:value-type="float">
            <text:p>-11.53</text:p>
          </table:table-cell>
          <table:table-cell table:number-columns-repeated="2" office:value-type="float" office:value="-172.91" calcext:value-type="float">
            <text:p>-172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2.91" calcext:value-type="float">
            <text:p>-172.9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51]/10000000;5)" office:value-type="float" office:value="2.97666" calcext:value-type="float">
            <text:p>2.97666</text:p>
          </table:table-cell>
          <table:table-cell table:formula="of:=[.C651]*100" office:value-type="float" office:value="-1153" calcext:value-type="float">
            <text:p>-1153</text:p>
          </table:table-cell>
          <table:table-cell table:formula="of:=[.F651]" office:value-type="float" office:value="-583" calcext:value-type="float">
            <text:p>-583</text:p>
          </table:table-cell>
          <table:table-cell table:formula="of:=[.M651]*10" office:value-type="float" office:value="-1729.1" calcext:value-type="float">
            <text:p>-1729.1</text:p>
          </table:table-cell>
        </table:table-row>
        <table:table-row table:style-name="ro2">
          <table:table-cell office:value-type="float" office:value="29771085" calcext:value-type="float">
            <text:p>29771085</text:p>
          </table:table-cell>
          <table:table-cell table:formula="of:=[.A652]-[.A651]" office:value-type="float" office:value="4522" calcext:value-type="float">
            <text:p>4522</text:p>
          </table:table-cell>
          <table:table-cell office:value-type="float" office:value="-11.83" calcext:value-type="float">
            <text:p>-11.83</text:p>
          </table:table-cell>
          <table:table-cell office:value-type="float" office:value="-39.65" calcext:value-type="float">
            <text:p>-39.65</text:p>
          </table:table-cell>
          <table:table-cell office:value-type="float" office:value="1" calcext:value-type="float">
            <text:p>1</text:p>
          </table:table-cell>
          <table:table-cell office:value-type="float" office:value="-578" calcext:value-type="float">
            <text:p>-578</text:p>
          </table:table-cell>
          <table:table-cell office:value-type="float" office:value="-11.83" calcext:value-type="float">
            <text:p>-11.83</text:p>
          </table:table-cell>
          <table:table-cell table:number-columns-repeated="2" office:value-type="float" office:value="-177.39" calcext:value-type="float">
            <text:p>-177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7.39" calcext:value-type="float">
            <text:p>-177.3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52]/10000000;5)" office:value-type="float" office:value="2.97711" calcext:value-type="float">
            <text:p>2.97711</text:p>
          </table:table-cell>
          <table:table-cell table:formula="of:=[.C652]*100" office:value-type="float" office:value="-1183" calcext:value-type="float">
            <text:p>-1183</text:p>
          </table:table-cell>
          <table:table-cell table:formula="of:=[.F652]" office:value-type="float" office:value="-578" calcext:value-type="float">
            <text:p>-578</text:p>
          </table:table-cell>
          <table:table-cell table:formula="of:=[.M652]*10" office:value-type="float" office:value="-1773.9" calcext:value-type="float">
            <text:p>-1773.9</text:p>
          </table:table-cell>
        </table:table-row>
        <table:table-row table:style-name="ro2">
          <table:table-cell office:value-type="float" office:value="29775120" calcext:value-type="float">
            <text:p>29775120</text:p>
          </table:table-cell>
          <table:table-cell table:formula="of:=[.A653]-[.A652]" office:value-type="float" office:value="4035" calcext:value-type="float">
            <text:p>4035</text:p>
          </table:table-cell>
          <table:table-cell office:value-type="float" office:value="-12.62" calcext:value-type="float">
            <text:p>-12.62</text:p>
          </table:table-cell>
          <table:table-cell office:value-type="float" office:value="-90" calcext:value-type="float">
            <text:p>-90</text:p>
          </table:table-cell>
          <table:table-cell office:value-type="float" office:value="1" calcext:value-type="float">
            <text:p>1</text:p>
          </table:table-cell>
          <table:table-cell office:value-type="float" office:value="-563" calcext:value-type="float">
            <text:p>-563</text:p>
          </table:table-cell>
          <table:table-cell office:value-type="float" office:value="-12.62" calcext:value-type="float">
            <text:p>-12.62</text:p>
          </table:table-cell>
          <table:table-cell table:number-columns-repeated="2" office:value-type="float" office:value="-189.36" calcext:value-type="float">
            <text:p>-189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9.36" calcext:value-type="float">
            <text:p>-189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53]/10000000;5)" office:value-type="float" office:value="2.97751" calcext:value-type="float">
            <text:p>2.97751</text:p>
          </table:table-cell>
          <table:table-cell table:formula="of:=[.C653]*100" office:value-type="float" office:value="-1262" calcext:value-type="float">
            <text:p>-1262</text:p>
          </table:table-cell>
          <table:table-cell table:formula="of:=[.F653]" office:value-type="float" office:value="-563" calcext:value-type="float">
            <text:p>-563</text:p>
          </table:table-cell>
          <table:table-cell table:formula="of:=[.M653]*10" office:value-type="float" office:value="-1893.6" calcext:value-type="float">
            <text:p>-1893.6</text:p>
          </table:table-cell>
        </table:table-row>
        <table:table-row table:style-name="ro2">
          <table:table-cell office:value-type="float" office:value="29779525" calcext:value-type="float">
            <text:p>29779525</text:p>
          </table:table-cell>
          <table:table-cell table:formula="of:=[.A654]-[.A653]" office:value-type="float" office:value="4405" calcext:value-type="float">
            <text:p>4405</text:p>
          </table:table-cell>
          <table:table-cell office:value-type="float" office:value="-12.96" calcext:value-type="float">
            <text:p>-12.96</text:p>
          </table:table-cell>
          <table:table-cell office:value-type="float" office:value="-45.96" calcext:value-type="float">
            <text:p>-45.96</text:p>
          </table:table-cell>
          <table:table-cell office:value-type="float" office:value="1" calcext:value-type="float">
            <text:p>1</text:p>
          </table:table-cell>
          <table:table-cell office:value-type="float" office:value="-557" calcext:value-type="float">
            <text:p>-557</text:p>
          </table:table-cell>
          <table:table-cell office:value-type="float" office:value="-12.96" calcext:value-type="float">
            <text:p>-12.96</text:p>
          </table:table-cell>
          <table:table-cell table:number-columns-repeated="2" office:value-type="float" office:value="-194.36" calcext:value-type="float">
            <text:p>-194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4.36" calcext:value-type="float">
            <text:p>-194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54]/10000000;5)" office:value-type="float" office:value="2.97795" calcext:value-type="float">
            <text:p>2.97795</text:p>
          </table:table-cell>
          <table:table-cell table:formula="of:=[.C654]*100" office:value-type="float" office:value="-1296" calcext:value-type="float">
            <text:p>-1296</text:p>
          </table:table-cell>
          <table:table-cell table:formula="of:=[.F654]" office:value-type="float" office:value="-557" calcext:value-type="float">
            <text:p>-557</text:p>
          </table:table-cell>
          <table:table-cell table:formula="of:=[.M654]*10" office:value-type="float" office:value="-1943.6" calcext:value-type="float">
            <text:p>-1943.6</text:p>
          </table:table-cell>
        </table:table-row>
        <table:table-row table:style-name="ro2">
          <table:table-cell office:value-type="float" office:value="29783531" calcext:value-type="float">
            <text:p>29783531</text:p>
          </table:table-cell>
          <table:table-cell table:formula="of:=[.A655]-[.A654]" office:value-type="float" office:value="4006" calcext:value-type="float">
            <text:p>4006</text:p>
          </table:table-cell>
          <table:table-cell office:value-type="float" office:value="-13.19" calcext:value-type="float">
            <text:p>-13.19</text:p>
          </table:table-cell>
          <table:table-cell office:value-type="float" office:value="-36.37" calcext:value-type="float">
            <text:p>-36.37</text:p>
          </table:table-cell>
          <table:table-cell office:value-type="float" office:value="1" calcext:value-type="float">
            <text:p>1</text:p>
          </table:table-cell>
          <table:table-cell office:value-type="float" office:value="-552" calcext:value-type="float">
            <text:p>-552</text:p>
          </table:table-cell>
          <table:table-cell office:value-type="float" office:value="-13.19" calcext:value-type="float">
            <text:p>-13.19</text:p>
          </table:table-cell>
          <table:table-cell table:number-columns-repeated="2" office:value-type="float" office:value="-197.81" calcext:value-type="float">
            <text:p>-197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7.81" calcext:value-type="float">
            <text:p>-197.8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55]/10000000;5)" office:value-type="float" office:value="2.97835" calcext:value-type="float">
            <text:p>2.97835</text:p>
          </table:table-cell>
          <table:table-cell table:formula="of:=[.C655]*100" office:value-type="float" office:value="-1319" calcext:value-type="float">
            <text:p>-1319</text:p>
          </table:table-cell>
          <table:table-cell table:formula="of:=[.F655]" office:value-type="float" office:value="-552" calcext:value-type="float">
            <text:p>-552</text:p>
          </table:table-cell>
          <table:table-cell table:formula="of:=[.M655]*10" office:value-type="float" office:value="-1978.1" calcext:value-type="float">
            <text:p>-1978.1</text:p>
          </table:table-cell>
        </table:table-row>
        <table:table-row table:style-name="ro2">
          <table:table-cell office:value-type="float" office:value="29788123" calcext:value-type="float">
            <text:p>29788123</text:p>
          </table:table-cell>
          <table:table-cell table:formula="of:=[.A656]-[.A655]" office:value-type="float" office:value="4592" calcext:value-type="float">
            <text:p>4592</text:p>
          </table:table-cell>
          <table:table-cell office:value-type="float" office:value="-13.77" calcext:value-type="float">
            <text:p>-13.77</text:p>
          </table:table-cell>
          <table:table-cell office:value-type="float" office:value="-71.18" calcext:value-type="float">
            <text:p>-71.18</text:p>
          </table:table-cell>
          <table:table-cell office:value-type="float" office:value="1" calcext:value-type="float">
            <text:p>1</text:p>
          </table:table-cell>
          <table:table-cell office:value-type="float" office:value="-541" calcext:value-type="float">
            <text:p>-541</text:p>
          </table:table-cell>
          <table:table-cell office:value-type="float" office:value="-13.77" calcext:value-type="float">
            <text:p>-13.77</text:p>
          </table:table-cell>
          <table:table-cell table:number-columns-repeated="2" office:value-type="float" office:value="-206.58" calcext:value-type="float">
            <text:p>-206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6.58" calcext:value-type="float">
            <text:p>-206.5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56]/10000000;5)" office:value-type="float" office:value="2.97881" calcext:value-type="float">
            <text:p>2.97881</text:p>
          </table:table-cell>
          <table:table-cell table:formula="of:=[.C656]*100" office:value-type="float" office:value="-1377" calcext:value-type="float">
            <text:p>-1377</text:p>
          </table:table-cell>
          <table:table-cell table:formula="of:=[.F656]" office:value-type="float" office:value="-541" calcext:value-type="float">
            <text:p>-541</text:p>
          </table:table-cell>
          <table:table-cell table:formula="of:=[.M656]*10" office:value-type="float" office:value="-2065.8" calcext:value-type="float">
            <text:p>-2065.8</text:p>
          </table:table-cell>
        </table:table-row>
        <table:table-row table:style-name="ro2">
          <table:table-cell office:value-type="float" office:value="29791988" calcext:value-type="float">
            <text:p>29791988</text:p>
          </table:table-cell>
          <table:table-cell table:formula="of:=[.A657]-[.A656]" office:value-type="float" office:value="3865" calcext:value-type="float">
            <text:p>3865</text:p>
          </table:table-cell>
          <table:table-cell office:value-type="float" office:value="-14.04" calcext:value-type="float">
            <text:p>-14.04</text:p>
          </table:table-cell>
          <table:table-cell office:value-type="float" office:value="-40.48" calcext:value-type="float">
            <text:p>-40.48</text:p>
          </table:table-cell>
          <table:table-cell office:value-type="float" office:value="1" calcext:value-type="float">
            <text:p>1</text:p>
          </table:table-cell>
          <table:table-cell office:value-type="float" office:value="-536" calcext:value-type="float">
            <text:p>-536</text:p>
          </table:table-cell>
          <table:table-cell office:value-type="float" office:value="-14.04" calcext:value-type="float">
            <text:p>-14.04</text:p>
          </table:table-cell>
          <table:table-cell table:number-columns-repeated="2" office:value-type="float" office:value="-210.58" calcext:value-type="float">
            <text:p>-21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0.58" calcext:value-type="float">
            <text:p>-210.5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57]/10000000;5)" office:value-type="float" office:value="2.9792" calcext:value-type="float">
            <text:p>2.9792</text:p>
          </table:table-cell>
          <table:table-cell table:formula="of:=[.C657]*100" office:value-type="float" office:value="-1404" calcext:value-type="float">
            <text:p>-1404</text:p>
          </table:table-cell>
          <table:table-cell table:formula="of:=[.F657]" office:value-type="float" office:value="-536" calcext:value-type="float">
            <text:p>-536</text:p>
          </table:table-cell>
          <table:table-cell table:formula="of:=[.M657]*10" office:value-type="float" office:value="-2105.8" calcext:value-type="float">
            <text:p>-2105.8</text:p>
          </table:table-cell>
        </table:table-row>
        <table:table-row table:style-name="ro2">
          <table:table-cell office:value-type="float" office:value="29796588" calcext:value-type="float">
            <text:p>29796588</text:p>
          </table:table-cell>
          <table:table-cell table:formula="of:=[.A658]-[.A657]" office:value-type="float" office:value="4600" calcext:value-type="float">
            <text:p>4600</text:p>
          </table:table-cell>
          <table:table-cell office:value-type="float" office:value="-14.38" calcext:value-type="float">
            <text:p>-14.38</text:p>
          </table:table-cell>
          <table:table-cell office:value-type="float" office:value="-48.69" calcext:value-type="float">
            <text:p>-48.69</text:p>
          </table:table-cell>
          <table:table-cell office:value-type="float" office:value="1" calcext:value-type="float">
            <text:p>1</text:p>
          </table:table-cell>
          <table:table-cell office:value-type="float" office:value="-530" calcext:value-type="float">
            <text:p>-530</text:p>
          </table:table-cell>
          <table:table-cell office:value-type="float" office:value="-14.38" calcext:value-type="float">
            <text:p>-14.38</text:p>
          </table:table-cell>
          <table:table-cell table:number-columns-repeated="2" office:value-type="float" office:value="-215.77" calcext:value-type="float">
            <text:p>-215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5.77" calcext:value-type="float">
            <text:p>-215.7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58]/10000000;5)" office:value-type="float" office:value="2.97966" calcext:value-type="float">
            <text:p>2.97966</text:p>
          </table:table-cell>
          <table:table-cell table:formula="of:=[.C658]*100" office:value-type="float" office:value="-1438" calcext:value-type="float">
            <text:p>-1438</text:p>
          </table:table-cell>
          <table:table-cell table:formula="of:=[.F658]" office:value-type="float" office:value="-530" calcext:value-type="float">
            <text:p>-530</text:p>
          </table:table-cell>
          <table:table-cell table:formula="of:=[.M658]*10" office:value-type="float" office:value="-2157.7" calcext:value-type="float">
            <text:p>-2157.7</text:p>
          </table:table-cell>
        </table:table-row>
        <table:table-row table:style-name="ro2">
          <table:table-cell office:value-type="float" office:value="29800291" calcext:value-type="float">
            <text:p>29800291</text:p>
          </table:table-cell>
          <table:table-cell table:formula="of:=[.A659]-[.A658]" office:value-type="float" office:value="3703" calcext:value-type="float">
            <text:p>3703</text:p>
          </table:table-cell>
          <table:table-cell office:value-type="float" office:value="-14.9" calcext:value-type="float">
            <text:p>-14.9</text:p>
          </table:table-cell>
          <table:table-cell office:value-type="float" office:value="-65.36" calcext:value-type="float">
            <text:p>-65.36</text:p>
          </table:table-cell>
          <table:table-cell office:value-type="float" office:value="1" calcext:value-type="float">
            <text:p>1</text:p>
          </table:table-cell>
          <table:table-cell office:value-type="float" office:value="-520" calcext:value-type="float">
            <text:p>-520</text:p>
          </table:table-cell>
          <table:table-cell office:value-type="float" office:value="-14.9" calcext:value-type="float">
            <text:p>-14.9</text:p>
          </table:table-cell>
          <table:table-cell table:number-columns-repeated="2" office:value-type="float" office:value="-223.47" calcext:value-type="float">
            <text:p>-223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3.47" calcext:value-type="float">
            <text:p>-223.4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59]/10000000;5)" office:value-type="float" office:value="2.98003" calcext:value-type="float">
            <text:p>2.98003</text:p>
          </table:table-cell>
          <table:table-cell table:formula="of:=[.C659]*100" office:value-type="float" office:value="-1490" calcext:value-type="float">
            <text:p>-1490</text:p>
          </table:table-cell>
          <table:table-cell table:formula="of:=[.F659]" office:value-type="float" office:value="-520" calcext:value-type="float">
            <text:p>-520</text:p>
          </table:table-cell>
          <table:table-cell table:formula="of:=[.M659]*10" office:value-type="float" office:value="-2234.7" calcext:value-type="float">
            <text:p>-2234.7</text:p>
          </table:table-cell>
        </table:table-row>
        <table:table-row table:style-name="ro2">
          <table:table-cell office:value-type="float" office:value="29804943" calcext:value-type="float">
            <text:p>29804943</text:p>
          </table:table-cell>
          <table:table-cell table:formula="of:=[.A660]-[.A659]" office:value-type="float" office:value="4652" calcext:value-type="float">
            <text:p>4652</text:p>
          </table:table-cell>
          <table:table-cell office:value-type="float" office:value="-15.13" calcext:value-type="float">
            <text:p>-15.13</text:p>
          </table:table-cell>
          <table:table-cell office:value-type="float" office:value="-37.83" calcext:value-type="float">
            <text:p>-37.83</text:p>
          </table:table-cell>
          <table:table-cell office:value-type="float" office:value="1" calcext:value-type="float">
            <text:p>1</text:p>
          </table:table-cell>
          <table:table-cell office:value-type="float" office:value="-516" calcext:value-type="float">
            <text:p>-516</text:p>
          </table:table-cell>
          <table:table-cell office:value-type="float" office:value="-15.13" calcext:value-type="float">
            <text:p>-15.13</text:p>
          </table:table-cell>
          <table:table-cell table:number-columns-repeated="2" office:value-type="float" office:value="-226.9" calcext:value-type="float">
            <text:p>-22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6.9" calcext:value-type="float">
            <text:p>-226.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60]/10000000;5)" office:value-type="float" office:value="2.98049" calcext:value-type="float">
            <text:p>2.98049</text:p>
          </table:table-cell>
          <table:table-cell table:formula="of:=[.C660]*100" office:value-type="float" office:value="-1513" calcext:value-type="float">
            <text:p>-1513</text:p>
          </table:table-cell>
          <table:table-cell table:formula="of:=[.F660]" office:value-type="float" office:value="-516" calcext:value-type="float">
            <text:p>-516</text:p>
          </table:table-cell>
          <table:table-cell table:formula="of:=[.M660]*10" office:value-type="float" office:value="-2269" calcext:value-type="float">
            <text:p>-2269</text:p>
          </table:table-cell>
        </table:table-row>
        <table:table-row table:style-name="ro2">
          <table:table-cell office:value-type="float" office:value="29808788" calcext:value-type="float">
            <text:p>29808788</text:p>
          </table:table-cell>
          <table:table-cell table:formula="of:=[.A661]-[.A660]" office:value-type="float" office:value="3845" calcext:value-type="float">
            <text:p>3845</text:p>
          </table:table-cell>
          <table:table-cell office:value-type="float" office:value="-15.5" calcext:value-type="float">
            <text:p>-15.5</text:p>
          </table:table-cell>
          <table:table-cell office:value-type="float" office:value="-52.25" calcext:value-type="float">
            <text:p>-52.25</text:p>
          </table:table-cell>
          <table:table-cell office:value-type="float" office:value="1" calcext:value-type="float">
            <text:p>1</text:p>
          </table:table-cell>
          <table:table-cell office:value-type="float" office:value="-509" calcext:value-type="float">
            <text:p>-509</text:p>
          </table:table-cell>
          <table:table-cell office:value-type="float" office:value="-15.5" calcext:value-type="float">
            <text:p>-15.5</text:p>
          </table:table-cell>
          <table:table-cell table:number-columns-repeated="2" office:value-type="float" office:value="-232.48" calcext:value-type="float">
            <text:p>-232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2.48" calcext:value-type="float">
            <text:p>-232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61]/10000000;5)" office:value-type="float" office:value="2.98088" calcext:value-type="float">
            <text:p>2.98088</text:p>
          </table:table-cell>
          <table:table-cell table:formula="of:=[.C661]*100" office:value-type="float" office:value="-1550" calcext:value-type="float">
            <text:p>-1550</text:p>
          </table:table-cell>
          <table:table-cell table:formula="of:=[.F661]" office:value-type="float" office:value="-509" calcext:value-type="float">
            <text:p>-509</text:p>
          </table:table-cell>
          <table:table-cell table:formula="of:=[.M661]*10" office:value-type="float" office:value="-2324.8" calcext:value-type="float">
            <text:p>-2324.8</text:p>
          </table:table-cell>
        </table:table-row>
        <table:table-row table:style-name="ro2">
          <table:table-cell office:value-type="float" office:value="29813314" calcext:value-type="float">
            <text:p>29813314</text:p>
          </table:table-cell>
          <table:table-cell table:formula="of:=[.A662]-[.A661]" office:value-type="float" office:value="4526" calcext:value-type="float">
            <text:p>4526</text:p>
          </table:table-cell>
          <table:table-cell office:value-type="float" office:value="-15.78" calcext:value-type="float">
            <text:p>-15.78</text:p>
          </table:table-cell>
          <table:table-cell office:value-type="float" office:value="-43.3" calcext:value-type="float">
            <text:p>-43.3</text:p>
          </table:table-cell>
          <table:table-cell office:value-type="float" office:value="1" calcext:value-type="float">
            <text:p>1</text:p>
          </table:table-cell>
          <table:table-cell office:value-type="float" office:value="-504" calcext:value-type="float">
            <text:p>-504</text:p>
          </table:table-cell>
          <table:table-cell office:value-type="float" office:value="-15.78" calcext:value-type="float">
            <text:p>-15.78</text:p>
          </table:table-cell>
          <table:table-cell table:number-columns-repeated="2" office:value-type="float" office:value="-236.73" calcext:value-type="float">
            <text:p>-236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6.73" calcext:value-type="float">
            <text:p>-236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62]/10000000;5)" office:value-type="float" office:value="2.98133" calcext:value-type="float">
            <text:p>2.98133</text:p>
          </table:table-cell>
          <table:table-cell table:formula="of:=[.C662]*100" office:value-type="float" office:value="-1578" calcext:value-type="float">
            <text:p>-1578</text:p>
          </table:table-cell>
          <table:table-cell table:formula="of:=[.F662]" office:value-type="float" office:value="-504" calcext:value-type="float">
            <text:p>-504</text:p>
          </table:table-cell>
          <table:table-cell table:formula="of:=[.M662]*10" office:value-type="float" office:value="-2367.3" calcext:value-type="float">
            <text:p>-2367.3</text:p>
          </table:table-cell>
        </table:table-row>
        <table:table-row table:style-name="ro2">
          <table:table-cell office:value-type="float" office:value="29817231" calcext:value-type="float">
            <text:p>29817231</text:p>
          </table:table-cell>
          <table:table-cell table:formula="of:=[.A663]-[.A662]" office:value-type="float" office:value="3917" calcext:value-type="float">
            <text:p>3917</text:p>
          </table:table-cell>
          <table:table-cell office:value-type="float" office:value="-16.07" calcext:value-type="float">
            <text:p>-16.07</text:p>
          </table:table-cell>
          <table:table-cell office:value-type="float" office:value="-44.93" calcext:value-type="float">
            <text:p>-44.93</text:p>
          </table:table-cell>
          <table:table-cell office:value-type="float" office:value="1" calcext:value-type="float">
            <text:p>1</text:p>
          </table:table-cell>
          <table:table-cell office:value-type="float" office:value="-498" calcext:value-type="float">
            <text:p>-498</text:p>
          </table:table-cell>
          <table:table-cell office:value-type="float" office:value="-16.07" calcext:value-type="float">
            <text:p>-16.07</text:p>
          </table:table-cell>
          <table:table-cell table:number-columns-repeated="2" office:value-type="float" office:value="-241.09" calcext:value-type="float">
            <text:p>-24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1.09" calcext:value-type="float">
            <text:p>-241.0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63]/10000000;5)" office:value-type="float" office:value="2.98172" calcext:value-type="float">
            <text:p>2.98172</text:p>
          </table:table-cell>
          <table:table-cell table:formula="of:=[.C663]*100" office:value-type="float" office:value="-1607" calcext:value-type="float">
            <text:p>-1607</text:p>
          </table:table-cell>
          <table:table-cell table:formula="of:=[.F663]" office:value-type="float" office:value="-498" calcext:value-type="float">
            <text:p>-498</text:p>
          </table:table-cell>
          <table:table-cell table:formula="of:=[.M663]*10" office:value-type="float" office:value="-2410.9" calcext:value-type="float">
            <text:p>-2410.9</text:p>
          </table:table-cell>
        </table:table-row>
        <table:table-row table:style-name="ro2">
          <table:table-cell office:value-type="float" office:value="29821671" calcext:value-type="float">
            <text:p>29821671</text:p>
          </table:table-cell>
          <table:table-cell table:formula="of:=[.A664]-[.A663]" office:value-type="float" office:value="4440" calcext:value-type="float">
            <text:p>4440</text:p>
          </table:table-cell>
          <table:table-cell office:value-type="float" office:value="-16.56" calcext:value-type="float">
            <text:p>-16.56</text:p>
          </table:table-cell>
          <table:table-cell office:value-type="float" office:value="-65.08" calcext:value-type="float">
            <text:p>-65.08</text:p>
          </table:table-cell>
          <table:table-cell office:value-type="float" office:value="1" calcext:value-type="float">
            <text:p>1</text:p>
          </table:table-cell>
          <table:table-cell office:value-type="float" office:value="-489" calcext:value-type="float">
            <text:p>-489</text:p>
          </table:table-cell>
          <table:table-cell office:value-type="float" office:value="-16.56" calcext:value-type="float">
            <text:p>-16.56</text:p>
          </table:table-cell>
          <table:table-cell table:number-columns-repeated="2" office:value-type="float" office:value="-248.41" calcext:value-type="float">
            <text:p>-248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8.41" calcext:value-type="float">
            <text:p>-248.4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64]/10000000;5)" office:value-type="float" office:value="2.98217" calcext:value-type="float">
            <text:p>2.98217</text:p>
          </table:table-cell>
          <table:table-cell table:formula="of:=[.C664]*100" office:value-type="float" office:value="-1656" calcext:value-type="float">
            <text:p>-1656</text:p>
          </table:table-cell>
          <table:table-cell table:formula="of:=[.F664]" office:value-type="float" office:value="-489" calcext:value-type="float">
            <text:p>-489</text:p>
          </table:table-cell>
          <table:table-cell table:formula="of:=[.M664]*10" office:value-type="float" office:value="-2484.1" calcext:value-type="float">
            <text:p>-2484.1</text:p>
          </table:table-cell>
        </table:table-row>
        <table:table-row table:style-name="ro2">
          <table:table-cell office:value-type="float" office:value="29825480" calcext:value-type="float">
            <text:p>29825480</text:p>
          </table:table-cell>
          <table:table-cell table:formula="of:=[.A665]-[.A664]" office:value-type="float" office:value="3809" calcext:value-type="float">
            <text:p>3809</text:p>
          </table:table-cell>
          <table:table-cell office:value-type="float" office:value="-16.81" calcext:value-type="float">
            <text:p>-16.81</text:p>
          </table:table-cell>
          <table:table-cell office:value-type="float" office:value="-42.38" calcext:value-type="float">
            <text:p>-42.38</text:p>
          </table:table-cell>
          <table:table-cell office:value-type="float" office:value="1" calcext:value-type="float">
            <text:p>1</text:p>
          </table:table-cell>
          <table:table-cell office:value-type="float" office:value="-484" calcext:value-type="float">
            <text:p>-484</text:p>
          </table:table-cell>
          <table:table-cell office:value-type="float" office:value="-16.81" calcext:value-type="float">
            <text:p>-16.81</text:p>
          </table:table-cell>
          <table:table-cell table:number-columns-repeated="2" office:value-type="float" office:value="-252.21" calcext:value-type="float">
            <text:p>-252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2.21" calcext:value-type="float">
            <text:p>-252.2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65]/10000000;5)" office:value-type="float" office:value="2.98255" calcext:value-type="float">
            <text:p>2.98255</text:p>
          </table:table-cell>
          <table:table-cell table:formula="of:=[.C665]*100" office:value-type="float" office:value="-1681" calcext:value-type="float">
            <text:p>-1681</text:p>
          </table:table-cell>
          <table:table-cell table:formula="of:=[.F665]" office:value-type="float" office:value="-484" calcext:value-type="float">
            <text:p>-484</text:p>
          </table:table-cell>
          <table:table-cell table:formula="of:=[.M665]*10" office:value-type="float" office:value="-2522.1" calcext:value-type="float">
            <text:p>-2522.1</text:p>
          </table:table-cell>
        </table:table-row>
        <table:table-row table:style-name="ro2">
          <table:table-cell office:value-type="float" office:value="29829931" calcext:value-type="float">
            <text:p>29829931</text:p>
          </table:table-cell>
          <table:table-cell table:formula="of:=[.A666]-[.A665]" office:value-type="float" office:value="4451" calcext:value-type="float">
            <text:p>4451</text:p>
          </table:table-cell>
          <table:table-cell office:value-type="float" office:value="-17.32" calcext:value-type="float">
            <text:p>-17.32</text:p>
          </table:table-cell>
          <table:table-cell office:value-type="float" office:value="-68.67" calcext:value-type="float">
            <text:p>-68.67</text:p>
          </table:table-cell>
          <table:table-cell office:value-type="float" office:value="1" calcext:value-type="float">
            <text:p>1</text:p>
          </table:table-cell>
          <table:table-cell office:value-type="float" office:value="-475" calcext:value-type="float">
            <text:p>-475</text:p>
          </table:table-cell>
          <table:table-cell office:value-type="float" office:value="-17.32" calcext:value-type="float">
            <text:p>-17.32</text:p>
          </table:table-cell>
          <table:table-cell table:number-columns-repeated="2" office:value-type="float" office:value="-259.81" calcext:value-type="float">
            <text:p>-259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9.81" calcext:value-type="float">
            <text:p>-259.8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66]/10000000;5)" office:value-type="float" office:value="2.98299" calcext:value-type="float">
            <text:p>2.98299</text:p>
          </table:table-cell>
          <table:table-cell table:formula="of:=[.C666]*100" office:value-type="float" office:value="-1732" calcext:value-type="float">
            <text:p>-1732</text:p>
          </table:table-cell>
          <table:table-cell table:formula="of:=[.F666]" office:value-type="float" office:value="-475" calcext:value-type="float">
            <text:p>-475</text:p>
          </table:table-cell>
          <table:table-cell table:formula="of:=[.M666]*10" office:value-type="float" office:value="-2598.1" calcext:value-type="float">
            <text:p>-2598.1</text:p>
          </table:table-cell>
        </table:table-row>
        <table:table-row table:style-name="ro2">
          <table:table-cell office:value-type="float" office:value="29833728" calcext:value-type="float">
            <text:p>29833728</text:p>
          </table:table-cell>
          <table:table-cell table:formula="of:=[.A667]-[.A666]" office:value-type="float" office:value="3797" calcext:value-type="float">
            <text:p>3797</text:p>
          </table:table-cell>
          <table:table-cell office:value-type="float" office:value="-17.58" calcext:value-type="float">
            <text:p>-17.58</text:p>
          </table:table-cell>
          <table:table-cell office:value-type="float" office:value="-43.9" calcext:value-type="float">
            <text:p>-43.9</text:p>
          </table:table-cell>
          <table:table-cell office:value-type="float" office:value="1" calcext:value-type="float">
            <text:p>1</text:p>
          </table:table-cell>
          <table:table-cell office:value-type="float" office:value="-470" calcext:value-type="float">
            <text:p>-470</text:p>
          </table:table-cell>
          <table:table-cell office:value-type="float" office:value="-17.58" calcext:value-type="float">
            <text:p>-17.58</text:p>
          </table:table-cell>
          <table:table-cell table:number-columns-repeated="2" office:value-type="float" office:value="-263.75" calcext:value-type="float">
            <text:p>-263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3.75" calcext:value-type="float">
            <text:p>-263.7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67]/10000000;5)" office:value-type="float" office:value="2.98337" calcext:value-type="float">
            <text:p>2.98337</text:p>
          </table:table-cell>
          <table:table-cell table:formula="of:=[.C667]*100" office:value-type="float" office:value="-1758" calcext:value-type="float">
            <text:p>-1758</text:p>
          </table:table-cell>
          <table:table-cell table:formula="of:=[.F667]" office:value-type="float" office:value="-470" calcext:value-type="float">
            <text:p>-470</text:p>
          </table:table-cell>
          <table:table-cell table:formula="of:=[.M667]*10" office:value-type="float" office:value="-2637.5" calcext:value-type="float">
            <text:p>-2637.5</text:p>
          </table:table-cell>
        </table:table-row>
        <table:table-row table:style-name="ro2">
          <table:table-cell office:value-type="float" office:value="29838231" calcext:value-type="float">
            <text:p>29838231</text:p>
          </table:table-cell>
          <table:table-cell table:formula="of:=[.A668]-[.A667]" office:value-type="float" office:value="4503" calcext:value-type="float">
            <text:p>4503</text:p>
          </table:table-cell>
          <table:table-cell office:value-type="float" office:value="-17.9" calcext:value-type="float">
            <text:p>-17.9</text:p>
          </table:table-cell>
          <table:table-cell office:value-type="float" office:value="-51" calcext:value-type="float">
            <text:p>-51</text:p>
          </table:table-cell>
          <table:table-cell office:value-type="float" office:value="1" calcext:value-type="float">
            <text:p>1</text:p>
          </table:table-cell>
          <table:table-cell office:value-type="float" office:value="-464" calcext:value-type="float">
            <text:p>-464</text:p>
          </table:table-cell>
          <table:table-cell office:value-type="float" office:value="-17.9" calcext:value-type="float">
            <text:p>-17.9</text:p>
          </table:table-cell>
          <table:table-cell table:number-columns-repeated="2" office:value-type="float" office:value="-268.55" calcext:value-type="float">
            <text:p>-268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8.55" calcext:value-type="float">
            <text:p>-268.5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68]/10000000;5)" office:value-type="float" office:value="2.98382" calcext:value-type="float">
            <text:p>2.98382</text:p>
          </table:table-cell>
          <table:table-cell table:formula="of:=[.C668]*100" office:value-type="float" office:value="-1790" calcext:value-type="float">
            <text:p>-1790</text:p>
          </table:table-cell>
          <table:table-cell table:formula="of:=[.F668]" office:value-type="float" office:value="-464" calcext:value-type="float">
            <text:p>-464</text:p>
          </table:table-cell>
          <table:table-cell table:formula="of:=[.M668]*10" office:value-type="float" office:value="-2685.5" calcext:value-type="float">
            <text:p>-2685.5</text:p>
          </table:table-cell>
        </table:table-row>
        <table:table-row table:style-name="ro2">
          <table:table-cell office:value-type="float" office:value="29842031" calcext:value-type="float">
            <text:p>29842031</text:p>
          </table:table-cell>
          <table:table-cell table:formula="of:=[.A669]-[.A668]" office:value-type="float" office:value="3800" calcext:value-type="float">
            <text:p>3800</text:p>
          </table:table-cell>
          <table:table-cell office:value-type="float" office:value="-18.3" calcext:value-type="float">
            <text:p>-18.3</text:p>
          </table:table-cell>
          <table:table-cell office:value-type="float" office:value="-58.1" calcext:value-type="float">
            <text:p>-58.1</text:p>
          </table:table-cell>
          <table:table-cell office:value-type="float" office:value="1" calcext:value-type="float">
            <text:p>1</text:p>
          </table:table-cell>
          <table:table-cell office:value-type="float" office:value="-456" calcext:value-type="float">
            <text:p>-456</text:p>
          </table:table-cell>
          <table:table-cell office:value-type="float" office:value="-18.3" calcext:value-type="float">
            <text:p>-18.3</text:p>
          </table:table-cell>
          <table:table-cell table:number-columns-repeated="2" office:value-type="float" office:value="-274.47" calcext:value-type="float">
            <text:p>-274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4.47" calcext:value-type="float">
            <text:p>-274.4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69]/10000000;5)" office:value-type="float" office:value="2.9842" calcext:value-type="float">
            <text:p>2.9842</text:p>
          </table:table-cell>
          <table:table-cell table:formula="of:=[.C669]*100" office:value-type="float" office:value="-1830" calcext:value-type="float">
            <text:p>-1830</text:p>
          </table:table-cell>
          <table:table-cell table:formula="of:=[.F669]" office:value-type="float" office:value="-456" calcext:value-type="float">
            <text:p>-456</text:p>
          </table:table-cell>
          <table:table-cell table:formula="of:=[.M669]*10" office:value-type="float" office:value="-2744.7" calcext:value-type="float">
            <text:p>-2744.7</text:p>
          </table:table-cell>
        </table:table-row>
        <table:table-row table:style-name="ro2">
          <table:table-cell office:value-type="float" office:value="29846606" calcext:value-type="float">
            <text:p>29846606</text:p>
          </table:table-cell>
          <table:table-cell table:formula="of:=[.A670]-[.A669]" office:value-type="float" office:value="4575" calcext:value-type="float">
            <text:p>4575</text:p>
          </table:table-cell>
          <table:table-cell office:value-type="float" office:value="-18.51" calcext:value-type="float">
            <text:p>-18.51</text:p>
          </table:table-cell>
          <table:table-cell office:value-type="float" office:value="-40.68" calcext:value-type="float">
            <text:p>-40.68</text:p>
          </table:table-cell>
          <table:table-cell office:value-type="float" office:value="1" calcext:value-type="float">
            <text:p>1</text:p>
          </table:table-cell>
          <table:table-cell office:value-type="float" office:value="-452" calcext:value-type="float">
            <text:p>-452</text:p>
          </table:table-cell>
          <table:table-cell office:value-type="float" office:value="-18.51" calcext:value-type="float">
            <text:p>-18.51</text:p>
          </table:table-cell>
          <table:table-cell table:number-columns-repeated="2" office:value-type="float" office:value="-277.69" calcext:value-type="float">
            <text:p>-277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7.69" calcext:value-type="float">
            <text:p>-277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70]/10000000;5)" office:value-type="float" office:value="2.98466" calcext:value-type="float">
            <text:p>2.98466</text:p>
          </table:table-cell>
          <table:table-cell table:formula="of:=[.C670]*100" office:value-type="float" office:value="-1851" calcext:value-type="float">
            <text:p>-1851</text:p>
          </table:table-cell>
          <table:table-cell table:formula="of:=[.F670]" office:value-type="float" office:value="-452" calcext:value-type="float">
            <text:p>-452</text:p>
          </table:table-cell>
          <table:table-cell table:formula="of:=[.M670]*10" office:value-type="float" office:value="-2776.9" calcext:value-type="float">
            <text:p>-2776.9</text:p>
          </table:table-cell>
        </table:table-row>
        <table:table-row table:style-name="ro2">
          <table:table-cell office:value-type="float" office:value="29850328" calcext:value-type="float">
            <text:p>29850328</text:p>
          </table:table-cell>
          <table:table-cell table:formula="of:=[.A671]-[.A670]" office:value-type="float" office:value="3722" calcext:value-type="float">
            <text:p>3722</text:p>
          </table:table-cell>
          <table:table-cell office:value-type="float" office:value="-18.97" calcext:value-type="float">
            <text:p>-18.97</text:p>
          </table:table-cell>
          <table:table-cell office:value-type="float" office:value="-64.7" calcext:value-type="float">
            <text:p>-64.7</text:p>
          </table:table-cell>
          <table:table-cell office:value-type="float" office:value="1" calcext:value-type="float">
            <text:p>1</text:p>
          </table:table-cell>
          <table:table-cell office:value-type="float" office:value="-444" calcext:value-type="float">
            <text:p>-444</text:p>
          </table:table-cell>
          <table:table-cell office:value-type="float" office:value="-18.97" calcext:value-type="float">
            <text:p>-18.97</text:p>
          </table:table-cell>
          <table:table-cell table:number-columns-repeated="2" office:value-type="float" office:value="-284.52" calcext:value-type="float">
            <text:p>-284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4.52" calcext:value-type="float">
            <text:p>-284.5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71]/10000000;5)" office:value-type="float" office:value="2.98503" calcext:value-type="float">
            <text:p>2.98503</text:p>
          </table:table-cell>
          <table:table-cell table:formula="of:=[.C671]*100" office:value-type="float" office:value="-1897" calcext:value-type="float">
            <text:p>-1897</text:p>
          </table:table-cell>
          <table:table-cell table:formula="of:=[.F671]" office:value-type="float" office:value="-444" calcext:value-type="float">
            <text:p>-444</text:p>
          </table:table-cell>
          <table:table-cell table:formula="of:=[.M671]*10" office:value-type="float" office:value="-2845.2" calcext:value-type="float">
            <text:p>-2845.2</text:p>
          </table:table-cell>
        </table:table-row>
        <table:table-row table:style-name="ro2">
          <table:table-cell office:value-type="float" office:value="29854843" calcext:value-type="float">
            <text:p>29854843</text:p>
          </table:table-cell>
          <table:table-cell table:formula="of:=[.A672]-[.A671]" office:value-type="float" office:value="4515" calcext:value-type="float">
            <text:p>4515</text:p>
          </table:table-cell>
          <table:table-cell office:value-type="float" office:value="-19.17" calcext:value-type="float">
            <text:p>-19.17</text:p>
          </table:table-cell>
          <table:table-cell office:value-type="float" office:value="-39.03" calcext:value-type="float">
            <text:p>-39.03</text:p>
          </table:table-cell>
          <table:table-cell office:value-type="float" office:value="1" calcext:value-type="float">
            <text:p>1</text:p>
          </table:table-cell>
          <table:table-cell office:value-type="float" office:value="-440" calcext:value-type="float">
            <text:p>-440</text:p>
          </table:table-cell>
          <table:table-cell office:value-type="float" office:value="-19.17" calcext:value-type="float">
            <text:p>-19.17</text:p>
          </table:table-cell>
          <table:table-cell table:number-columns-repeated="2" office:value-type="float" office:value="-287.58" calcext:value-type="float">
            <text:p>-287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7.58" calcext:value-type="float">
            <text:p>-287.5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72]/10000000;5)" office:value-type="float" office:value="2.98548" calcext:value-type="float">
            <text:p>2.98548</text:p>
          </table:table-cell>
          <table:table-cell table:formula="of:=[.C672]*100" office:value-type="float" office:value="-1917" calcext:value-type="float">
            <text:p>-1917</text:p>
          </table:table-cell>
          <table:table-cell table:formula="of:=[.F672]" office:value-type="float" office:value="-440" calcext:value-type="float">
            <text:p>-440</text:p>
          </table:table-cell>
          <table:table-cell table:formula="of:=[.M672]*10" office:value-type="float" office:value="-2875.8" calcext:value-type="float">
            <text:p>-2875.8</text:p>
          </table:table-cell>
        </table:table-row>
        <table:table-row table:style-name="ro2">
          <table:table-cell office:value-type="float" office:value="29858700" calcext:value-type="float">
            <text:p>29858700</text:p>
          </table:table-cell>
          <table:table-cell table:formula="of:=[.A673]-[.A672]" office:value-type="float" office:value="3857" calcext:value-type="float">
            <text:p>3857</text:p>
          </table:table-cell>
          <table:table-cell office:value-type="float" office:value="-19.66" calcext:value-type="float">
            <text:p>-19.66</text:p>
          </table:table-cell>
          <table:table-cell office:value-type="float" office:value="-67.9" calcext:value-type="float">
            <text:p>-67.9</text:p>
          </table:table-cell>
          <table:table-cell office:value-type="float" office:value="1" calcext:value-type="float">
            <text:p>1</text:p>
          </table:table-cell>
          <table:table-cell office:value-type="float" office:value="-431" calcext:value-type="float">
            <text:p>-431</text:p>
          </table:table-cell>
          <table:table-cell office:value-type="float" office:value="-19.66" calcext:value-type="float">
            <text:p>-19.66</text:p>
          </table:table-cell>
          <table:table-cell table:number-columns-repeated="2" office:value-type="float" office:value="-294.84" calcext:value-type="float">
            <text:p>-294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4.84" calcext:value-type="float">
            <text:p>-294.8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73]/10000000;5)" office:value-type="float" office:value="2.98587" calcext:value-type="float">
            <text:p>2.98587</text:p>
          </table:table-cell>
          <table:table-cell table:formula="of:=[.C673]*100" office:value-type="float" office:value="-1966" calcext:value-type="float">
            <text:p>-1966</text:p>
          </table:table-cell>
          <table:table-cell table:formula="of:=[.F673]" office:value-type="float" office:value="-431" calcext:value-type="float">
            <text:p>-431</text:p>
          </table:table-cell>
          <table:table-cell table:formula="of:=[.M673]*10" office:value-type="float" office:value="-2948.4" calcext:value-type="float">
            <text:p>-2948.4</text:p>
          </table:table-cell>
        </table:table-row>
        <table:table-row table:style-name="ro2">
          <table:table-cell office:value-type="float" office:value="29863111" calcext:value-type="float">
            <text:p>29863111</text:p>
          </table:table-cell>
          <table:table-cell table:formula="of:=[.A674]-[.A673]" office:value-type="float" office:value="4411" calcext:value-type="float">
            <text:p>4411</text:p>
          </table:table-cell>
          <table:table-cell office:value-type="float" office:value="-19.9" calcext:value-type="float">
            <text:p>-19.9</text:p>
          </table:table-cell>
          <table:table-cell office:value-type="float" office:value="-43.09" calcext:value-type="float">
            <text:p>-43.09</text:p>
          </table:table-cell>
          <table:table-cell office:value-type="float" office:value="1" calcext:value-type="float">
            <text:p>1</text:p>
          </table:table-cell>
          <table:table-cell office:value-type="float" office:value="-426" calcext:value-type="float">
            <text:p>-426</text:p>
          </table:table-cell>
          <table:table-cell office:value-type="float" office:value="-19.9" calcext:value-type="float">
            <text:p>-19.9</text:p>
          </table:table-cell>
          <table:table-cell table:number-columns-repeated="2" office:value-type="float" office:value="-298.52" calcext:value-type="float">
            <text:p>-298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8.52" calcext:value-type="float">
            <text:p>-298.5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74]/10000000;5)" office:value-type="float" office:value="2.98631" calcext:value-type="float">
            <text:p>2.98631</text:p>
          </table:table-cell>
          <table:table-cell table:formula="of:=[.C674]*100" office:value-type="float" office:value="-1990" calcext:value-type="float">
            <text:p>-1990</text:p>
          </table:table-cell>
          <table:table-cell table:formula="of:=[.F674]" office:value-type="float" office:value="-426" calcext:value-type="float">
            <text:p>-426</text:p>
          </table:table-cell>
          <table:table-cell table:formula="of:=[.M674]*10" office:value-type="float" office:value="-2985.2" calcext:value-type="float">
            <text:p>-2985.2</text:p>
          </table:table-cell>
        </table:table-row>
        <table:table-row table:style-name="ro2">
          <table:table-cell office:value-type="float" office:value="29867074" calcext:value-type="float">
            <text:p>29867074</text:p>
          </table:table-cell>
          <table:table-cell table:formula="of:=[.A675]-[.A674]" office:value-type="float" office:value="3963" calcext:value-type="float">
            <text:p>3963</text:p>
          </table:table-cell>
          <table:table-cell office:value-type="float" office:value="-20.26" calcext:value-type="float">
            <text:p>-20.26</text:p>
          </table:table-cell>
          <table:table-cell office:value-type="float" office:value="-54.95" calcext:value-type="float">
            <text:p>-54.95</text:p>
          </table:table-cell>
          <table:table-cell office:value-type="float" office:value="1" calcext:value-type="float">
            <text:p>1</text:p>
          </table:table-cell>
          <table:table-cell office:value-type="float" office:value="-420" calcext:value-type="float">
            <text:p>-420</text:p>
          </table:table-cell>
          <table:table-cell office:value-type="float" office:value="-20.26" calcext:value-type="float">
            <text:p>-20.26</text:p>
          </table:table-cell>
          <table:table-cell table:number-columns-repeated="2" office:value-type="float" office:value="-303.83" calcext:value-type="float">
            <text:p>-303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3.83" calcext:value-type="float">
            <text:p>-303.8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75]/10000000;5)" office:value-type="float" office:value="2.98671" calcext:value-type="float">
            <text:p>2.98671</text:p>
          </table:table-cell>
          <table:table-cell table:formula="of:=[.C675]*100" office:value-type="float" office:value="-2026" calcext:value-type="float">
            <text:p>-2026</text:p>
          </table:table-cell>
          <table:table-cell table:formula="of:=[.F675]" office:value-type="float" office:value="-420" calcext:value-type="float">
            <text:p>-420</text:p>
          </table:table-cell>
          <table:table-cell table:formula="of:=[.M675]*10" office:value-type="float" office:value="-3038.3" calcext:value-type="float">
            <text:p>-3038.3</text:p>
          </table:table-cell>
        </table:table-row>
        <table:table-row table:style-name="ro2">
          <table:table-cell office:value-type="float" office:value="29871705" calcext:value-type="float">
            <text:p>29871705</text:p>
          </table:table-cell>
          <table:table-cell table:formula="of:=[.A676]-[.A675]" office:value-type="float" office:value="4631" calcext:value-type="float">
            <text:p>4631</text:p>
          </table:table-cell>
          <table:table-cell office:value-type="float" office:value="-20.49" calcext:value-type="float">
            <text:p>-20.49</text:p>
          </table:table-cell>
          <table:table-cell office:value-type="float" office:value="-41.51" calcext:value-type="float">
            <text:p>-41.51</text:p>
          </table:table-cell>
          <table:table-cell office:value-type="float" office:value="1" calcext:value-type="float">
            <text:p>1</text:p>
          </table:table-cell>
          <table:table-cell office:value-type="float" office:value="-415" calcext:value-type="float">
            <text:p>-415</text:p>
          </table:table-cell>
          <table:table-cell office:value-type="float" office:value="-20.49" calcext:value-type="float">
            <text:p>-20.49</text:p>
          </table:table-cell>
          <table:table-cell table:number-columns-repeated="2" office:value-type="float" office:value="-307.32" calcext:value-type="float">
            <text:p>-307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7.32" calcext:value-type="float">
            <text:p>-307.3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76]/10000000;5)" office:value-type="float" office:value="2.98717" calcext:value-type="float">
            <text:p>2.98717</text:p>
          </table:table-cell>
          <table:table-cell table:formula="of:=[.C676]*100" office:value-type="float" office:value="-2049" calcext:value-type="float">
            <text:p>-2049</text:p>
          </table:table-cell>
          <table:table-cell table:formula="of:=[.F676]" office:value-type="float" office:value="-415" calcext:value-type="float">
            <text:p>-415</text:p>
          </table:table-cell>
          <table:table-cell table:formula="of:=[.M676]*10" office:value-type="float" office:value="-3073.2" calcext:value-type="float">
            <text:p>-3073.2</text:p>
          </table:table-cell>
        </table:table-row>
        <table:table-row table:style-name="ro2">
          <table:table-cell office:value-type="float" office:value="29875660" calcext:value-type="float">
            <text:p>29875660</text:p>
          </table:table-cell>
          <table:table-cell table:formula="of:=[.A677]-[.A676]" office:value-type="float" office:value="3955" calcext:value-type="float">
            <text:p>3955</text:p>
          </table:table-cell>
          <table:table-cell office:value-type="float" office:value="-20.86" calcext:value-type="float">
            <text:p>-20.86</text:p>
          </table:table-cell>
          <table:table-cell office:value-type="float" office:value="-56.13" calcext:value-type="float">
            <text:p>-56.13</text:p>
          </table:table-cell>
          <table:table-cell office:value-type="float" office:value="1" calcext:value-type="float">
            <text:p>1</text:p>
          </table:table-cell>
          <table:table-cell office:value-type="float" office:value="-408" calcext:value-type="float">
            <text:p>-408</text:p>
          </table:table-cell>
          <table:table-cell office:value-type="float" office:value="-20.86" calcext:value-type="float">
            <text:p>-20.86</text:p>
          </table:table-cell>
          <table:table-cell table:number-columns-repeated="2" office:value-type="float" office:value="-312.87" calcext:value-type="float">
            <text:p>-312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2.87" calcext:value-type="float">
            <text:p>-312.8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77]/10000000;5)" office:value-type="float" office:value="2.98757" calcext:value-type="float">
            <text:p>2.98757</text:p>
          </table:table-cell>
          <table:table-cell table:formula="of:=[.C677]*100" office:value-type="float" office:value="-2086" calcext:value-type="float">
            <text:p>-2086</text:p>
          </table:table-cell>
          <table:table-cell table:formula="of:=[.F677]" office:value-type="float" office:value="-408" calcext:value-type="float">
            <text:p>-408</text:p>
          </table:table-cell>
          <table:table-cell table:formula="of:=[.M677]*10" office:value-type="float" office:value="-3128.7" calcext:value-type="float">
            <text:p>-3128.7</text:p>
          </table:table-cell>
        </table:table-row>
        <table:table-row table:style-name="ro2">
          <table:table-cell office:value-type="float" office:value="29880123" calcext:value-type="float">
            <text:p>29880123</text:p>
          </table:table-cell>
          <table:table-cell table:formula="of:=[.A678]-[.A677]" office:value-type="float" office:value="4463" calcext:value-type="float">
            <text:p>4463</text:p>
          </table:table-cell>
          <table:table-cell office:value-type="float" office:value="-21.13" calcext:value-type="float">
            <text:p>-21.13</text:p>
          </table:table-cell>
          <table:table-cell office:value-type="float" office:value="-45.96" calcext:value-type="float">
            <text:p>-45.96</text:p>
          </table:table-cell>
          <table:table-cell office:value-type="float" office:value="1" calcext:value-type="float">
            <text:p>1</text:p>
          </table:table-cell>
          <table:table-cell office:value-type="float" office:value="-403" calcext:value-type="float">
            <text:p>-403</text:p>
          </table:table-cell>
          <table:table-cell office:value-type="float" office:value="-21.13" calcext:value-type="float">
            <text:p>-21.13</text:p>
          </table:table-cell>
          <table:table-cell table:number-columns-repeated="2" office:value-type="float" office:value="-316.98" calcext:value-type="float">
            <text:p>-316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6.98" calcext:value-type="float">
            <text:p>-316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78]/10000000;5)" office:value-type="float" office:value="2.98801" calcext:value-type="float">
            <text:p>2.98801</text:p>
          </table:table-cell>
          <table:table-cell table:formula="of:=[.C678]*100" office:value-type="float" office:value="-2113" calcext:value-type="float">
            <text:p>-2113</text:p>
          </table:table-cell>
          <table:table-cell table:formula="of:=[.F678]" office:value-type="float" office:value="-403" calcext:value-type="float">
            <text:p>-403</text:p>
          </table:table-cell>
          <table:table-cell table:formula="of:=[.M678]*10" office:value-type="float" office:value="-3169.8" calcext:value-type="float">
            <text:p>-3169.8</text:p>
          </table:table-cell>
        </table:table-row>
        <table:table-row table:style-name="ro2">
          <table:table-cell office:value-type="float" office:value="29884671" calcext:value-type="float">
            <text:p>29884671</text:p>
          </table:table-cell>
          <table:table-cell table:formula="of:=[.A679]-[.A678]" office:value-type="float" office:value="4548" calcext:value-type="float">
            <text:p>4548</text:p>
          </table:table-cell>
          <table:table-cell office:value-type="float" office:value="-21.48" calcext:value-type="float">
            <text:p>-21.48</text:p>
          </table:table-cell>
          <table:table-cell office:value-type="float" office:value="-54.44" calcext:value-type="float">
            <text:p>-54.44</text:p>
          </table:table-cell>
          <table:table-cell office:value-type="float" office:value="1" calcext:value-type="float">
            <text:p>1</text:p>
          </table:table-cell>
          <table:table-cell office:value-type="float" office:value="-397" calcext:value-type="float">
            <text:p>-397</text:p>
          </table:table-cell>
          <table:table-cell office:value-type="float" office:value="-21.48" calcext:value-type="float">
            <text:p>-21.48</text:p>
          </table:table-cell>
          <table:table-cell table:number-columns-repeated="2" office:value-type="float" office:value="-322.15" calcext:value-type="float">
            <text:p>-322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2.15" calcext:value-type="float">
            <text:p>-322.1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79]/10000000;5)" office:value-type="float" office:value="2.98847" calcext:value-type="float">
            <text:p>2.98847</text:p>
          </table:table-cell>
          <table:table-cell table:formula="of:=[.C679]*100" office:value-type="float" office:value="-2148" calcext:value-type="float">
            <text:p>-2148</text:p>
          </table:table-cell>
          <table:table-cell table:formula="of:=[.F679]" office:value-type="float" office:value="-397" calcext:value-type="float">
            <text:p>-397</text:p>
          </table:table-cell>
          <table:table-cell table:formula="of:=[.M679]*10" office:value-type="float" office:value="-3221.5" calcext:value-type="float">
            <text:p>-3221.5</text:p>
          </table:table-cell>
        </table:table-row>
        <table:table-row table:style-name="ro2">
          <table:table-cell office:value-type="float" office:value="29889265" calcext:value-type="float">
            <text:p>29889265</text:p>
          </table:table-cell>
          <table:table-cell table:formula="of:=[.A680]-[.A679]" office:value-type="float" office:value="4594" calcext:value-type="float">
            <text:p>4594</text:p>
          </table:table-cell>
          <table:table-cell office:value-type="float" office:value="-21.71" calcext:value-type="float">
            <text:p>-21.71</text:p>
          </table:table-cell>
          <table:table-cell office:value-type="float" office:value="-42.98" calcext:value-type="float">
            <text:p>-42.98</text:p>
          </table:table-cell>
          <table:table-cell office:value-type="float" office:value="1" calcext:value-type="float">
            <text:p>1</text:p>
          </table:table-cell>
          <table:table-cell office:value-type="float" office:value="-392" calcext:value-type="float">
            <text:p>-392</text:p>
          </table:table-cell>
          <table:table-cell office:value-type="float" office:value="-21.71" calcext:value-type="float">
            <text:p>-21.71</text:p>
          </table:table-cell>
          <table:table-cell table:number-columns-repeated="2" office:value-type="float" office:value="-325.63" calcext:value-type="float">
            <text:p>-325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5.63" calcext:value-type="float">
            <text:p>-325.6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80]/10000000;5)" office:value-type="float" office:value="2.98893" calcext:value-type="float">
            <text:p>2.98893</text:p>
          </table:table-cell>
          <table:table-cell table:formula="of:=[.C680]*100" office:value-type="float" office:value="-2171" calcext:value-type="float">
            <text:p>-2171</text:p>
          </table:table-cell>
          <table:table-cell table:formula="of:=[.F680]" office:value-type="float" office:value="-392" calcext:value-type="float">
            <text:p>-392</text:p>
          </table:table-cell>
          <table:table-cell table:formula="of:=[.M680]*10" office:value-type="float" office:value="-3256.3" calcext:value-type="float">
            <text:p>-3256.3</text:p>
          </table:table-cell>
        </table:table-row>
        <table:table-row table:style-name="ro2">
          <table:table-cell office:value-type="float" office:value="29892991" calcext:value-type="float">
            <text:p>29892991</text:p>
          </table:table-cell>
          <table:table-cell table:formula="of:=[.A681]-[.A680]" office:value-type="float" office:value="3726" calcext:value-type="float">
            <text:p>3726</text:p>
          </table:table-cell>
          <table:table-cell office:value-type="float" office:value="-22.02" calcext:value-type="float">
            <text:p>-22.02</text:p>
          </table:table-cell>
          <table:table-cell office:value-type="float" office:value="-51.61" calcext:value-type="float">
            <text:p>-51.61</text:p>
          </table:table-cell>
          <table:table-cell office:value-type="float" office:value="1" calcext:value-type="float">
            <text:p>1</text:p>
          </table:table-cell>
          <table:table-cell office:value-type="float" office:value="-387" calcext:value-type="float">
            <text:p>-387</text:p>
          </table:table-cell>
          <table:table-cell office:value-type="float" office:value="-22.02" calcext:value-type="float">
            <text:p>-22.02</text:p>
          </table:table-cell>
          <table:table-cell table:number-columns-repeated="2" office:value-type="float" office:value="-330.23" calcext:value-type="float">
            <text:p>-33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0.23" calcext:value-type="float">
            <text:p>-330.2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81]/10000000;5)" office:value-type="float" office:value="2.9893" calcext:value-type="float">
            <text:p>2.9893</text:p>
          </table:table-cell>
          <table:table-cell table:formula="of:=[.C681]*100" office:value-type="float" office:value="-2202" calcext:value-type="float">
            <text:p>-2202</text:p>
          </table:table-cell>
          <table:table-cell table:formula="of:=[.F681]" office:value-type="float" office:value="-387" calcext:value-type="float">
            <text:p>-387</text:p>
          </table:table-cell>
          <table:table-cell table:formula="of:=[.M681]*10" office:value-type="float" office:value="-3302.3" calcext:value-type="float">
            <text:p>-3302.3</text:p>
          </table:table-cell>
        </table:table-row>
        <table:table-row table:style-name="ro2">
          <table:table-cell office:value-type="float" office:value="29897091" calcext:value-type="float">
            <text:p>29897091</text:p>
          </table:table-cell>
          <table:table-cell table:formula="of:=[.A682]-[.A681]" office:value-type="float" office:value="4100" calcext:value-type="float">
            <text:p>4100</text:p>
          </table:table-cell>
          <table:table-cell office:value-type="float" office:value="-22.27" calcext:value-type="float">
            <text:p>-22.27</text:p>
          </table:table-cell>
          <table:table-cell office:value-type="float" office:value="-45.54" calcext:value-type="float">
            <text:p>-45.54</text:p>
          </table:table-cell>
          <table:table-cell office:value-type="float" office:value="1" calcext:value-type="float">
            <text:p>1</text:p>
          </table:table-cell>
          <table:table-cell office:value-type="float" office:value="-382" calcext:value-type="float">
            <text:p>-382</text:p>
          </table:table-cell>
          <table:table-cell office:value-type="float" office:value="-22.27" calcext:value-type="float">
            <text:p>-22.27</text:p>
          </table:table-cell>
          <table:table-cell table:number-columns-repeated="2" office:value-type="float" office:value="-333.98" calcext:value-type="float">
            <text:p>-333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3.98" calcext:value-type="float">
            <text:p>-333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82]/10000000;5)" office:value-type="float" office:value="2.98971" calcext:value-type="float">
            <text:p>2.98971</text:p>
          </table:table-cell>
          <table:table-cell table:formula="of:=[.C682]*100" office:value-type="float" office:value="-2227" calcext:value-type="float">
            <text:p>-2227</text:p>
          </table:table-cell>
          <table:table-cell table:formula="of:=[.F682]" office:value-type="float" office:value="-382" calcext:value-type="float">
            <text:p>-382</text:p>
          </table:table-cell>
          <table:table-cell table:formula="of:=[.M682]*10" office:value-type="float" office:value="-3339.8" calcext:value-type="float">
            <text:p>-3339.8</text:p>
          </table:table-cell>
        </table:table-row>
        <table:table-row table:style-name="ro2">
          <table:table-cell office:value-type="float" office:value="29901523" calcext:value-type="float">
            <text:p>29901523</text:p>
          </table:table-cell>
          <table:table-cell table:formula="of:=[.A683]-[.A682]" office:value-type="float" office:value="4432" calcext:value-type="float">
            <text:p>4432</text:p>
          </table:table-cell>
          <table:table-cell office:value-type="float" office:value="-22.56" calcext:value-type="float">
            <text:p>-22.56</text:p>
          </table:table-cell>
          <table:table-cell office:value-type="float" office:value="-50.72" calcext:value-type="float">
            <text:p>-50.72</text:p>
          </table:table-cell>
          <table:table-cell office:value-type="float" office:value="1" calcext:value-type="float">
            <text:p>1</text:p>
          </table:table-cell>
          <table:table-cell office:value-type="float" office:value="-377" calcext:value-type="float">
            <text:p>-377</text:p>
          </table:table-cell>
          <table:table-cell office:value-type="float" office:value="-22.56" calcext:value-type="float">
            <text:p>-22.56</text:p>
          </table:table-cell>
          <table:table-cell table:number-columns-repeated="2" office:value-type="float" office:value="-338.33" calcext:value-type="float">
            <text:p>-338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8.33" calcext:value-type="float">
            <text:p>-338.3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83]/10000000;5)" office:value-type="float" office:value="2.99015" calcext:value-type="float">
            <text:p>2.99015</text:p>
          </table:table-cell>
          <table:table-cell table:formula="of:=[.C683]*100" office:value-type="float" office:value="-2256" calcext:value-type="float">
            <text:p>-2256</text:p>
          </table:table-cell>
          <table:table-cell table:formula="of:=[.F683]" office:value-type="float" office:value="-377" calcext:value-type="float">
            <text:p>-377</text:p>
          </table:table-cell>
          <table:table-cell table:formula="of:=[.M683]*10" office:value-type="float" office:value="-3383.3" calcext:value-type="float">
            <text:p>-3383.3</text:p>
          </table:table-cell>
        </table:table-row>
        <table:table-row table:style-name="ro2">
          <table:table-cell office:value-type="float" office:value="29905923" calcext:value-type="float">
            <text:p>29905923</text:p>
          </table:table-cell>
          <table:table-cell table:formula="of:=[.A684]-[.A683]" office:value-type="float" office:value="4400" calcext:value-type="float">
            <text:p>4400</text:p>
          </table:table-cell>
          <table:table-cell office:value-type="float" office:value="-22.74" calcext:value-type="float">
            <text:p>-22.74</text:p>
          </table:table-cell>
          <table:table-cell office:value-type="float" office:value="-39.44" calcext:value-type="float">
            <text:p>-39.44</text:p>
          </table:table-cell>
          <table:table-cell office:value-type="float" office:value="1" calcext:value-type="float">
            <text:p>1</text:p>
          </table:table-cell>
          <table:table-cell office:value-type="float" office:value="-373" calcext:value-type="float">
            <text:p>-373</text:p>
          </table:table-cell>
          <table:table-cell office:value-type="float" office:value="-22.74" calcext:value-type="float">
            <text:p>-22.74</text:p>
          </table:table-cell>
          <table:table-cell table:number-columns-repeated="2" office:value-type="float" office:value="-341.06" calcext:value-type="float">
            <text:p>-34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1.06" calcext:value-type="float">
            <text:p>-341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84]/10000000;5)" office:value-type="float" office:value="2.99059" calcext:value-type="float">
            <text:p>2.99059</text:p>
          </table:table-cell>
          <table:table-cell table:formula="of:=[.C684]*100" office:value-type="float" office:value="-2274" calcext:value-type="float">
            <text:p>-2274</text:p>
          </table:table-cell>
          <table:table-cell table:formula="of:=[.F684]" office:value-type="float" office:value="-373" calcext:value-type="float">
            <text:p>-373</text:p>
          </table:table-cell>
          <table:table-cell table:formula="of:=[.M684]*10" office:value-type="float" office:value="-3410.6" calcext:value-type="float">
            <text:p>-3410.6</text:p>
          </table:table-cell>
        </table:table-row>
        <table:table-row table:style-name="ro2">
          <table:table-cell office:value-type="float" office:value="29909763" calcext:value-type="float">
            <text:p>29909763</text:p>
          </table:table-cell>
          <table:table-cell table:formula="of:=[.A685]-[.A684]" office:value-type="float" office:value="3840" calcext:value-type="float">
            <text:p>3840</text:p>
          </table:table-cell>
          <table:table-cell office:value-type="float" office:value="-23.01" calcext:value-type="float">
            <text:p>-23.01</text:p>
          </table:table-cell>
          <table:table-cell office:value-type="float" office:value="-49.64" calcext:value-type="float">
            <text:p>-49.64</text:p>
          </table:table-cell>
          <table:table-cell office:value-type="float" office:value="1" calcext:value-type="float">
            <text:p>1</text:p>
          </table:table-cell>
          <table:table-cell office:value-type="float" office:value="-368" calcext:value-type="float">
            <text:p>-368</text:p>
          </table:table-cell>
          <table:table-cell office:value-type="float" office:value="-23.01" calcext:value-type="float">
            <text:p>-23.01</text:p>
          </table:table-cell>
          <table:table-cell table:number-columns-repeated="2" office:value-type="float" office:value="-345.12" calcext:value-type="float">
            <text:p>-345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5.12" calcext:value-type="float">
            <text:p>-345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85]/10000000;5)" office:value-type="float" office:value="2.99098" calcext:value-type="float">
            <text:p>2.99098</text:p>
          </table:table-cell>
          <table:table-cell table:formula="of:=[.C685]*100" office:value-type="float" office:value="-2301" calcext:value-type="float">
            <text:p>-2301</text:p>
          </table:table-cell>
          <table:table-cell table:formula="of:=[.F685]" office:value-type="float" office:value="-368" calcext:value-type="float">
            <text:p>-368</text:p>
          </table:table-cell>
          <table:table-cell table:formula="of:=[.M685]*10" office:value-type="float" office:value="-3451.2" calcext:value-type="float">
            <text:p>-3451.2</text:p>
          </table:table-cell>
        </table:table-row>
        <table:table-row table:style-name="ro2">
          <table:table-cell office:value-type="float" office:value="29914113" calcext:value-type="float">
            <text:p>29914113</text:p>
          </table:table-cell>
          <table:table-cell table:formula="of:=[.A686]-[.A685]" office:value-type="float" office:value="4350" calcext:value-type="float">
            <text:p>4350</text:p>
          </table:table-cell>
          <table:table-cell office:value-type="float" office:value="-23.16" calcext:value-type="float">
            <text:p>-23.16</text:p>
          </table:table-cell>
          <table:table-cell office:value-type="float" office:value="-37.86" calcext:value-type="float">
            <text:p>-37.86</text:p>
          </table:table-cell>
          <table:table-cell office:value-type="float" office:value="1" calcext:value-type="float">
            <text:p>1</text:p>
          </table:table-cell>
          <table:table-cell office:value-type="float" office:value="-365" calcext:value-type="float">
            <text:p>-365</text:p>
          </table:table-cell>
          <table:table-cell office:value-type="float" office:value="-23.16" calcext:value-type="float">
            <text:p>-23.16</text:p>
          </table:table-cell>
          <table:table-cell table:number-columns-repeated="2" office:value-type="float" office:value="-347.46" calcext:value-type="float">
            <text:p>-347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7.46" calcext:value-type="float">
            <text:p>-347.4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86]/10000000;5)" office:value-type="float" office:value="2.99141" calcext:value-type="float">
            <text:p>2.99141</text:p>
          </table:table-cell>
          <table:table-cell table:formula="of:=[.C686]*100" office:value-type="float" office:value="-2316" calcext:value-type="float">
            <text:p>-2316</text:p>
          </table:table-cell>
          <table:table-cell table:formula="of:=[.F686]" office:value-type="float" office:value="-365" calcext:value-type="float">
            <text:p>-365</text:p>
          </table:table-cell>
          <table:table-cell table:formula="of:=[.M686]*10" office:value-type="float" office:value="-3474.6" calcext:value-type="float">
            <text:p>-3474.6</text:p>
          </table:table-cell>
        </table:table-row>
        <table:table-row table:style-name="ro2">
          <table:table-cell office:value-type="float" office:value="29917951" calcext:value-type="float">
            <text:p>29917951</text:p>
          </table:table-cell>
          <table:table-cell table:formula="of:=[.A687]-[.A686]" office:value-type="float" office:value="3838" calcext:value-type="float">
            <text:p>3838</text:p>
          </table:table-cell>
          <table:table-cell office:value-type="float" office:value="-23.39" calcext:value-type="float">
            <text:p>-23.39</text:p>
          </table:table-cell>
          <table:table-cell office:value-type="float" office:value="-46.21" calcext:value-type="float">
            <text:p>-46.21</text:p>
          </table:table-cell>
          <table:table-cell office:value-type="float" office:value="1" calcext:value-type="float">
            <text:p>1</text:p>
          </table:table-cell>
          <table:table-cell office:value-type="float" office:value="-361" calcext:value-type="float">
            <text:p>-361</text:p>
          </table:table-cell>
          <table:table-cell office:value-type="float" office:value="-23.39" calcext:value-type="float">
            <text:p>-23.39</text:p>
          </table:table-cell>
          <table:table-cell table:number-columns-repeated="2" office:value-type="float" office:value="-350.89" calcext:value-type="float">
            <text:p>-35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0.89" calcext:value-type="float">
            <text:p>-350.8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87]/10000000;5)" office:value-type="float" office:value="2.9918" calcext:value-type="float">
            <text:p>2.9918</text:p>
          </table:table-cell>
          <table:table-cell table:formula="of:=[.C687]*100" office:value-type="float" office:value="-2339" calcext:value-type="float">
            <text:p>-2339</text:p>
          </table:table-cell>
          <table:table-cell table:formula="of:=[.F687]" office:value-type="float" office:value="-361" calcext:value-type="float">
            <text:p>-361</text:p>
          </table:table-cell>
          <table:table-cell table:formula="of:=[.M687]*10" office:value-type="float" office:value="-3508.9" calcext:value-type="float">
            <text:p>-3508.9</text:p>
          </table:table-cell>
        </table:table-row>
        <table:table-row table:style-name="ro2">
          <table:table-cell office:value-type="float" office:value="29922554" calcext:value-type="float">
            <text:p>29922554</text:p>
          </table:table-cell>
          <table:table-cell table:formula="of:=[.A688]-[.A687]" office:value-type="float" office:value="4603" calcext:value-type="float">
            <text:p>4603</text:p>
          </table:table-cell>
          <table:table-cell office:value-type="float" office:value="-23.54" calcext:value-type="float">
            <text:p>-23.54</text:p>
          </table:table-cell>
          <table:table-cell office:value-type="float" office:value="-38.47" calcext:value-type="float">
            <text:p>-38.47</text:p>
          </table:table-cell>
          <table:table-cell office:value-type="float" office:value="1" calcext:value-type="float">
            <text:p>1</text:p>
          </table:table-cell>
          <table:table-cell office:value-type="float" office:value="-358" calcext:value-type="float">
            <text:p>-358</text:p>
          </table:table-cell>
          <table:table-cell office:value-type="float" office:value="-23.54" calcext:value-type="float">
            <text:p>-23.54</text:p>
          </table:table-cell>
          <table:table-cell table:number-columns-repeated="2" office:value-type="float" office:value="-353.15" calcext:value-type="float">
            <text:p>-353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3.15" calcext:value-type="float">
            <text:p>-353.1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88]/10000000;5)" office:value-type="float" office:value="2.99226" calcext:value-type="float">
            <text:p>2.99226</text:p>
          </table:table-cell>
          <table:table-cell table:formula="of:=[.C688]*100" office:value-type="float" office:value="-2354" calcext:value-type="float">
            <text:p>-2354</text:p>
          </table:table-cell>
          <table:table-cell table:formula="of:=[.F688]" office:value-type="float" office:value="-358" calcext:value-type="float">
            <text:p>-358</text:p>
          </table:table-cell>
          <table:table-cell table:formula="of:=[.M688]*10" office:value-type="float" office:value="-3531.5" calcext:value-type="float">
            <text:p>-3531.5</text:p>
          </table:table-cell>
        </table:table-row>
        <table:table-row table:style-name="ro2">
          <table:table-cell office:value-type="float" office:value="29926434" calcext:value-type="float">
            <text:p>29926434</text:p>
          </table:table-cell>
          <table:table-cell table:formula="of:=[.A689]-[.A688]" office:value-type="float" office:value="3880" calcext:value-type="float">
            <text:p>3880</text:p>
          </table:table-cell>
          <table:table-cell office:value-type="float" office:value="-23.75" calcext:value-type="float">
            <text:p>-23.75</text:p>
          </table:table-cell>
          <table:table-cell office:value-type="float" office:value="-44.34" calcext:value-type="float">
            <text:p>-44.34</text:p>
          </table:table-cell>
          <table:table-cell office:value-type="float" office:value="1" calcext:value-type="float">
            <text:p>1</text:p>
          </table:table-cell>
          <table:table-cell office:value-type="float" office:value="-354" calcext:value-type="float">
            <text:p>-354</text:p>
          </table:table-cell>
          <table:table-cell office:value-type="float" office:value="-23.75" calcext:value-type="float">
            <text:p>-23.75</text:p>
          </table:table-cell>
          <table:table-cell table:number-columns-repeated="2" office:value-type="float" office:value="-356.19" calcext:value-type="float">
            <text:p>-356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6.19" calcext:value-type="float">
            <text:p>-356.1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89]/10000000;5)" office:value-type="float" office:value="2.99264" calcext:value-type="float">
            <text:p>2.99264</text:p>
          </table:table-cell>
          <table:table-cell table:formula="of:=[.C689]*100" office:value-type="float" office:value="-2375" calcext:value-type="float">
            <text:p>-2375</text:p>
          </table:table-cell>
          <table:table-cell table:formula="of:=[.F689]" office:value-type="float" office:value="-354" calcext:value-type="float">
            <text:p>-354</text:p>
          </table:table-cell>
          <table:table-cell table:formula="of:=[.M689]*10" office:value-type="float" office:value="-3561.9" calcext:value-type="float">
            <text:p>-3561.9</text:p>
          </table:table-cell>
        </table:table-row>
        <table:table-row table:style-name="ro2">
          <table:table-cell office:value-type="float" office:value="29930748" calcext:value-type="float">
            <text:p>29930748</text:p>
          </table:table-cell>
          <table:table-cell table:formula="of:=[.A690]-[.A689]" office:value-type="float" office:value="4314" calcext:value-type="float">
            <text:p>4314</text:p>
          </table:table-cell>
          <table:table-cell office:value-type="float" office:value="-23.9" calcext:value-type="float">
            <text:p>-23.9</text:p>
          </table:table-cell>
          <table:table-cell office:value-type="float" office:value="-39.84" calcext:value-type="float">
            <text:p>-39.84</text:p>
          </table:table-cell>
          <table:table-cell office:value-type="float" office:value="1" calcext:value-type="float">
            <text:p>1</text:p>
          </table:table-cell>
          <table:table-cell office:value-type="float" office:value="-351" calcext:value-type="float">
            <text:p>-351</text:p>
          </table:table-cell>
          <table:table-cell office:value-type="float" office:value="-23.9" calcext:value-type="float">
            <text:p>-23.9</text:p>
          </table:table-cell>
          <table:table-cell table:number-columns-repeated="2" office:value-type="float" office:value="-358.49" calcext:value-type="float">
            <text:p>-358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8.49" calcext:value-type="float">
            <text:p>-358.4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90]/10000000;5)" office:value-type="float" office:value="2.99307" calcext:value-type="float">
            <text:p>2.99307</text:p>
          </table:table-cell>
          <table:table-cell table:formula="of:=[.C690]*100" office:value-type="float" office:value="-2390" calcext:value-type="float">
            <text:p>-2390</text:p>
          </table:table-cell>
          <table:table-cell table:formula="of:=[.F690]" office:value-type="float" office:value="-351" calcext:value-type="float">
            <text:p>-351</text:p>
          </table:table-cell>
          <table:table-cell table:formula="of:=[.M690]*10" office:value-type="float" office:value="-3584.9" calcext:value-type="float">
            <text:p>-3584.9</text:p>
          </table:table-cell>
        </table:table-row>
        <table:table-row table:style-name="ro2">
          <table:table-cell office:value-type="float" office:value="29934671" calcext:value-type="float">
            <text:p>29934671</text:p>
          </table:table-cell>
          <table:table-cell table:formula="of:=[.A691]-[.A690]" office:value-type="float" office:value="3923" calcext:value-type="float">
            <text:p>3923</text:p>
          </table:table-cell>
          <table:table-cell office:value-type="float" office:value="-24.06" calcext:value-type="float">
            <text:p>-24.06</text:p>
          </table:table-cell>
          <table:table-cell office:value-type="float" office:value="-40.54" calcext:value-type="float">
            <text:p>-40.54</text:p>
          </table:table-cell>
          <table:table-cell office:value-type="float" office:value="1" calcext:value-type="float">
            <text:p>1</text:p>
          </table:table-cell>
          <table:table-cell office:value-type="float" office:value="-348" calcext:value-type="float">
            <text:p>-348</text:p>
          </table:table-cell>
          <table:table-cell office:value-type="float" office:value="-24.06" calcext:value-type="float">
            <text:p>-24.06</text:p>
          </table:table-cell>
          <table:table-cell table:number-columns-repeated="2" office:value-type="float" office:value="-360.84" calcext:value-type="float">
            <text:p>-360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0.84" calcext:value-type="float">
            <text:p>-360.8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91]/10000000;5)" office:value-type="float" office:value="2.99347" calcext:value-type="float">
            <text:p>2.99347</text:p>
          </table:table-cell>
          <table:table-cell table:formula="of:=[.C691]*100" office:value-type="float" office:value="-2406" calcext:value-type="float">
            <text:p>-2406</text:p>
          </table:table-cell>
          <table:table-cell table:formula="of:=[.F691]" office:value-type="float" office:value="-348" calcext:value-type="float">
            <text:p>-348</text:p>
          </table:table-cell>
          <table:table-cell table:formula="of:=[.M691]*10" office:value-type="float" office:value="-3608.4" calcext:value-type="float">
            <text:p>-3608.4</text:p>
          </table:table-cell>
        </table:table-row>
        <table:table-row table:style-name="ro2">
          <table:table-cell office:value-type="float" office:value="29939051" calcext:value-type="float">
            <text:p>29939051</text:p>
          </table:table-cell>
          <table:table-cell table:formula="of:=[.A692]-[.A691]" office:value-type="float" office:value="4380" calcext:value-type="float">
            <text:p>4380</text:p>
          </table:table-cell>
          <table:table-cell office:value-type="float" office:value="-24.22" calcext:value-type="float">
            <text:p>-24.22</text:p>
          </table:table-cell>
          <table:table-cell office:value-type="float" office:value="-41.11" calcext:value-type="float">
            <text:p>-41.11</text:p>
          </table:table-cell>
          <table:table-cell office:value-type="float" office:value="1" calcext:value-type="float">
            <text:p>1</text:p>
          </table:table-cell>
          <table:table-cell office:value-type="float" office:value="-345" calcext:value-type="float">
            <text:p>-345</text:p>
          </table:table-cell>
          <table:table-cell office:value-type="float" office:value="-24.22" calcext:value-type="float">
            <text:p>-24.22</text:p>
          </table:table-cell>
          <table:table-cell table:number-columns-repeated="2" office:value-type="float" office:value="-363.23" calcext:value-type="float">
            <text:p>-363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3.23" calcext:value-type="float">
            <text:p>-363.2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92]/10000000;5)" office:value-type="float" office:value="2.99391" calcext:value-type="float">
            <text:p>2.99391</text:p>
          </table:table-cell>
          <table:table-cell table:formula="of:=[.C692]*100" office:value-type="float" office:value="-2422" calcext:value-type="float">
            <text:p>-2422</text:p>
          </table:table-cell>
          <table:table-cell table:formula="of:=[.F692]" office:value-type="float" office:value="-345" calcext:value-type="float">
            <text:p>-345</text:p>
          </table:table-cell>
          <table:table-cell table:formula="of:=[.M692]*10" office:value-type="float" office:value="-3632.3" calcext:value-type="float">
            <text:p>-3632.3</text:p>
          </table:table-cell>
        </table:table-row>
        <table:table-row table:style-name="ro2">
          <table:table-cell office:value-type="float" office:value="29942908" calcext:value-type="float">
            <text:p>29942908</text:p>
          </table:table-cell>
          <table:table-cell table:formula="of:=[.A693]-[.A692]" office:value-type="float" office:value="3857" calcext:value-type="float">
            <text:p>3857</text:p>
          </table:table-cell>
          <table:table-cell office:value-type="float" office:value="-24.33" calcext:value-type="float">
            <text:p>-24.33</text:p>
          </table:table-cell>
          <table:table-cell office:value-type="float" office:value="-36.42" calcext:value-type="float">
            <text:p>-36.42</text:p>
          </table:table-cell>
          <table:table-cell office:value-type="float" office:value="1" calcext:value-type="float">
            <text:p>1</text:p>
          </table:table-cell>
          <table:table-cell office:value-type="float" office:value="-343" calcext:value-type="float">
            <text:p>-343</text:p>
          </table:table-cell>
          <table:table-cell office:value-type="float" office:value="-24.33" calcext:value-type="float">
            <text:p>-24.33</text:p>
          </table:table-cell>
          <table:table-cell table:number-columns-repeated="2" office:value-type="float" office:value="-364.88" calcext:value-type="float">
            <text:p>-364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4.88" calcext:value-type="float">
            <text:p>-364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93]/10000000;5)" office:value-type="float" office:value="2.99429" calcext:value-type="float">
            <text:p>2.99429</text:p>
          </table:table-cell>
          <table:table-cell table:formula="of:=[.C693]*100" office:value-type="float" office:value="-2433" calcext:value-type="float">
            <text:p>-2433</text:p>
          </table:table-cell>
          <table:table-cell table:formula="of:=[.F693]" office:value-type="float" office:value="-343" calcext:value-type="float">
            <text:p>-343</text:p>
          </table:table-cell>
          <table:table-cell table:formula="of:=[.M693]*10" office:value-type="float" office:value="-3648.8" calcext:value-type="float">
            <text:p>-3648.8</text:p>
          </table:table-cell>
        </table:table-row>
        <table:table-row table:style-name="ro2">
          <table:table-cell office:value-type="float" office:value="29947291" calcext:value-type="float">
            <text:p>29947291</text:p>
          </table:table-cell>
          <table:table-cell table:formula="of:=[.A694]-[.A693]" office:value-type="float" office:value="4383" calcext:value-type="float">
            <text:p>4383</text:p>
          </table:table-cell>
          <table:table-cell office:value-type="float" office:value="-24.47" calcext:value-type="float">
            <text:p>-24.47</text:p>
          </table:table-cell>
          <table:table-cell office:value-type="float" office:value="-39.84" calcext:value-type="float">
            <text:p>-39.84</text:p>
          </table:table-cell>
          <table:table-cell office:value-type="float" office:value="1" calcext:value-type="float">
            <text:p>1</text:p>
          </table:table-cell>
          <table:table-cell office:value-type="float" office:value="-341" calcext:value-type="float">
            <text:p>-341</text:p>
          </table:table-cell>
          <table:table-cell office:value-type="float" office:value="-24.47" calcext:value-type="float">
            <text:p>-24.47</text:p>
          </table:table-cell>
          <table:table-cell table:number-columns-repeated="2" office:value-type="float" office:value="-366.98" calcext:value-type="float">
            <text:p>-366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6.98" calcext:value-type="float">
            <text:p>-366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94]/10000000;5)" office:value-type="float" office:value="2.99473" calcext:value-type="float">
            <text:p>2.99473</text:p>
          </table:table-cell>
          <table:table-cell table:formula="of:=[.C694]*100" office:value-type="float" office:value="-2447" calcext:value-type="float">
            <text:p>-2447</text:p>
          </table:table-cell>
          <table:table-cell table:formula="of:=[.F694]" office:value-type="float" office:value="-341" calcext:value-type="float">
            <text:p>-341</text:p>
          </table:table-cell>
          <table:table-cell table:formula="of:=[.M694]*10" office:value-type="float" office:value="-3669.8" calcext:value-type="float">
            <text:p>-3669.8</text:p>
          </table:table-cell>
        </table:table-row>
        <table:table-row table:style-name="ro2">
          <table:table-cell office:value-type="float" office:value="29951108" calcext:value-type="float">
            <text:p>29951108</text:p>
          </table:table-cell>
          <table:table-cell table:formula="of:=[.A695]-[.A694]" office:value-type="float" office:value="3817" calcext:value-type="float">
            <text:p>3817</text:p>
          </table:table-cell>
          <table:table-cell office:value-type="float" office:value="-24.56" calcext:value-type="float">
            <text:p>-24.56</text:p>
          </table:table-cell>
          <table:table-cell office:value-type="float" office:value="-35.71" calcext:value-type="float">
            <text:p>-35.71</text:p>
          </table:table-cell>
          <table:table-cell office:value-type="float" office:value="1" calcext:value-type="float">
            <text:p>1</text:p>
          </table:table-cell>
          <table:table-cell office:value-type="float" office:value="-339" calcext:value-type="float">
            <text:p>-339</text:p>
          </table:table-cell>
          <table:table-cell office:value-type="float" office:value="-24.56" calcext:value-type="float">
            <text:p>-24.56</text:p>
          </table:table-cell>
          <table:table-cell table:number-columns-repeated="2" office:value-type="float" office:value="-368.47" calcext:value-type="float">
            <text:p>-368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8.47" calcext:value-type="float">
            <text:p>-368.4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95]/10000000;5)" office:value-type="float" office:value="2.99511" calcext:value-type="float">
            <text:p>2.99511</text:p>
          </table:table-cell>
          <table:table-cell table:formula="of:=[.C695]*100" office:value-type="float" office:value="-2456" calcext:value-type="float">
            <text:p>-2456</text:p>
          </table:table-cell>
          <table:table-cell table:formula="of:=[.F695]" office:value-type="float" office:value="-339" calcext:value-type="float">
            <text:p>-339</text:p>
          </table:table-cell>
          <table:table-cell table:formula="of:=[.M695]*10" office:value-type="float" office:value="-3684.7" calcext:value-type="float">
            <text:p>-3684.7</text:p>
          </table:table-cell>
        </table:table-row>
        <table:table-row table:style-name="ro2">
          <table:table-cell office:value-type="float" office:value="29955483" calcext:value-type="float">
            <text:p>29955483</text:p>
          </table:table-cell>
          <table:table-cell table:formula="of:=[.A696]-[.A695]" office:value-type="float" office:value="4375" calcext:value-type="float">
            <text:p>4375</text:p>
          </table:table-cell>
          <table:table-cell office:value-type="float" office:value="-24.69" calcext:value-type="float">
            <text:p>-24.69</text:p>
          </table:table-cell>
          <table:table-cell office:value-type="float" office:value="-38.42" calcext:value-type="float">
            <text:p>-38.42</text:p>
          </table:table-cell>
          <table:table-cell office:value-type="float" office:value="1" calcext:value-type="float">
            <text:p>1</text:p>
          </table:table-cell>
          <table:table-cell office:value-type="float" office:value="-337" calcext:value-type="float">
            <text:p>-337</text:p>
          </table:table-cell>
          <table:table-cell office:value-type="float" office:value="-24.69" calcext:value-type="float">
            <text:p>-24.69</text:p>
          </table:table-cell>
          <table:table-cell table:number-columns-repeated="2" office:value-type="float" office:value="-370.34" calcext:value-type="float">
            <text:p>-37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0.34" calcext:value-type="float">
            <text:p>-370.3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96]/10000000;5)" office:value-type="float" office:value="2.99555" calcext:value-type="float">
            <text:p>2.99555</text:p>
          </table:table-cell>
          <table:table-cell table:formula="of:=[.C696]*100" office:value-type="float" office:value="-2469" calcext:value-type="float">
            <text:p>-2469</text:p>
          </table:table-cell>
          <table:table-cell table:formula="of:=[.F696]" office:value-type="float" office:value="-337" calcext:value-type="float">
            <text:p>-337</text:p>
          </table:table-cell>
          <table:table-cell table:formula="of:=[.M696]*10" office:value-type="float" office:value="-3703.4" calcext:value-type="float">
            <text:p>-3703.4</text:p>
          </table:table-cell>
        </table:table-row>
        <table:table-row table:style-name="ro2">
          <table:table-cell office:value-type="float" office:value="29959354" calcext:value-type="float">
            <text:p>29959354</text:p>
          </table:table-cell>
          <table:table-cell table:formula="of:=[.A697]-[.A696]" office:value-type="float" office:value="3871" calcext:value-type="float">
            <text:p>3871</text:p>
          </table:table-cell>
          <table:table-cell office:value-type="float" office:value="-24.8" calcext:value-type="float">
            <text:p>-24.8</text:p>
          </table:table-cell>
          <table:table-cell office:value-type="float" office:value="-36.66" calcext:value-type="float">
            <text:p>-36.66</text:p>
          </table:table-cell>
          <table:table-cell office:value-type="float" office:value="1" calcext:value-type="float">
            <text:p>1</text:p>
          </table:table-cell>
          <table:table-cell office:value-type="float" office:value="-335" calcext:value-type="float">
            <text:p>-335</text:p>
          </table:table-cell>
          <table:table-cell office:value-type="float" office:value="-24.8" calcext:value-type="float">
            <text:p>-24.8</text:p>
          </table:table-cell>
          <table:table-cell table:number-columns-repeated="2" office:value-type="float" office:value="-371.99" calcext:value-type="float">
            <text:p>-371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1.99" calcext:value-type="float">
            <text:p>-371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97]/10000000;5)" office:value-type="float" office:value="2.99594" calcext:value-type="float">
            <text:p>2.99594</text:p>
          </table:table-cell>
          <table:table-cell table:formula="of:=[.C697]*100" office:value-type="float" office:value="-2480" calcext:value-type="float">
            <text:p>-2480</text:p>
          </table:table-cell>
          <table:table-cell table:formula="of:=[.F697]" office:value-type="float" office:value="-335" calcext:value-type="float">
            <text:p>-335</text:p>
          </table:table-cell>
          <table:table-cell table:formula="of:=[.M697]*10" office:value-type="float" office:value="-3719.9" calcext:value-type="float">
            <text:p>-3719.9</text:p>
          </table:table-cell>
        </table:table-row>
        <table:table-row table:style-name="ro2">
          <table:table-cell office:value-type="float" office:value="29963611" calcext:value-type="float">
            <text:p>29963611</text:p>
          </table:table-cell>
          <table:table-cell table:formula="of:=[.A698]-[.A697]" office:value-type="float" office:value="4257" calcext:value-type="float">
            <text:p>4257</text:p>
          </table:table-cell>
          <table:table-cell office:value-type="float" office:value="-24.88" calcext:value-type="float">
            <text:p>-24.88</text:p>
          </table:table-cell>
          <table:table-cell office:value-type="float" office:value="-33.53" calcext:value-type="float">
            <text:p>-33.53</text:p>
          </table:table-cell>
          <table:table-cell office:value-type="float" office:value="1" calcext:value-type="float">
            <text:p>1</text:p>
          </table:table-cell>
          <table:table-cell office:value-type="float" office:value="-333" calcext:value-type="float">
            <text:p>-333</text:p>
          </table:table-cell>
          <table:table-cell office:value-type="float" office:value="-24.88" calcext:value-type="float">
            <text:p>-24.88</text:p>
          </table:table-cell>
          <table:table-cell table:number-columns-repeated="2" office:value-type="float" office:value="-373.22" calcext:value-type="float">
            <text:p>-373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3.22" calcext:value-type="float">
            <text:p>-373.2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98]/10000000;5)" office:value-type="float" office:value="2.99636" calcext:value-type="float">
            <text:p>2.99636</text:p>
          </table:table-cell>
          <table:table-cell table:formula="of:=[.C698]*100" office:value-type="float" office:value="-2488" calcext:value-type="float">
            <text:p>-2488</text:p>
          </table:table-cell>
          <table:table-cell table:formula="of:=[.F698]" office:value-type="float" office:value="-333" calcext:value-type="float">
            <text:p>-333</text:p>
          </table:table-cell>
          <table:table-cell table:formula="of:=[.M698]*10" office:value-type="float" office:value="-3732.2" calcext:value-type="float">
            <text:p>-3732.2</text:p>
          </table:table-cell>
        </table:table-row>
        <table:table-row table:style-name="ro2">
          <table:table-cell office:value-type="float" office:value="29967503" calcext:value-type="float">
            <text:p>29967503</text:p>
          </table:table-cell>
          <table:table-cell table:formula="of:=[.A699]-[.A698]" office:value-type="float" office:value="3892" calcext:value-type="float">
            <text:p>3892</text:p>
          </table:table-cell>
          <table:table-cell office:value-type="float" office:value="-24.98" calcext:value-type="float">
            <text:p>-24.98</text:p>
          </table:table-cell>
          <table:table-cell office:value-type="float" office:value="-34.87" calcext:value-type="float">
            <text:p>-34.87</text:p>
          </table:table-cell>
          <table:table-cell office:value-type="float" office:value="1" calcext:value-type="float">
            <text:p>1</text:p>
          </table:table-cell>
          <table:table-cell office:value-type="float" office:value="-331" calcext:value-type="float">
            <text:p>-331</text:p>
          </table:table-cell>
          <table:table-cell office:value-type="float" office:value="-24.98" calcext:value-type="float">
            <text:p>-24.98</text:p>
          </table:table-cell>
          <table:table-cell table:number-columns-repeated="2" office:value-type="float" office:value="-374.77" calcext:value-type="float">
            <text:p>-374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4.77" calcext:value-type="float">
            <text:p>-374.7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699]/10000000;5)" office:value-type="float" office:value="2.99675" calcext:value-type="float">
            <text:p>2.99675</text:p>
          </table:table-cell>
          <table:table-cell table:formula="of:=[.C699]*100" office:value-type="float" office:value="-2498" calcext:value-type="float">
            <text:p>-2498</text:p>
          </table:table-cell>
          <table:table-cell table:formula="of:=[.F699]" office:value-type="float" office:value="-331" calcext:value-type="float">
            <text:p>-331</text:p>
          </table:table-cell>
          <table:table-cell table:formula="of:=[.M699]*10" office:value-type="float" office:value="-3747.7" calcext:value-type="float">
            <text:p>-3747.7</text:p>
          </table:table-cell>
        </table:table-row>
        <table:table-row table:style-name="ro2">
          <table:table-cell office:value-type="float" office:value="29971803" calcext:value-type="float">
            <text:p>29971803</text:p>
          </table:table-cell>
          <table:table-cell table:formula="of:=[.A700]-[.A699]" office:value-type="float" office:value="4300" calcext:value-type="float">
            <text:p>4300</text:p>
          </table:table-cell>
          <table:table-cell office:value-type="float" office:value="-25.09" calcext:value-type="float">
            <text:p>-25.09</text:p>
          </table:table-cell>
          <table:table-cell office:value-type="float" office:value="-34.25" calcext:value-type="float">
            <text:p>-34.25</text:p>
          </table:table-cell>
          <table:table-cell office:value-type="float" office:value="1" calcext:value-type="float">
            <text:p>1</text:p>
          </table:table-cell>
          <table:table-cell office:value-type="float" office:value="-329" calcext:value-type="float">
            <text:p>-329</text:p>
          </table:table-cell>
          <table:table-cell office:value-type="float" office:value="-25.09" calcext:value-type="float">
            <text:p>-25.09</text:p>
          </table:table-cell>
          <table:table-cell table:number-columns-repeated="2" office:value-type="float" office:value="-376.32" calcext:value-type="float">
            <text:p>-376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6.32" calcext:value-type="float">
            <text:p>-376.3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00]/10000000;5)" office:value-type="float" office:value="2.99718" calcext:value-type="float">
            <text:p>2.99718</text:p>
          </table:table-cell>
          <table:table-cell table:formula="of:=[.C700]*100" office:value-type="float" office:value="-2509" calcext:value-type="float">
            <text:p>-2509</text:p>
          </table:table-cell>
          <table:table-cell table:formula="of:=[.F700]" office:value-type="float" office:value="-329" calcext:value-type="float">
            <text:p>-329</text:p>
          </table:table-cell>
          <table:table-cell table:formula="of:=[.M700]*10" office:value-type="float" office:value="-3763.2" calcext:value-type="float">
            <text:p>-3763.2</text:p>
          </table:table-cell>
        </table:table-row>
        <table:table-row table:style-name="ro2">
          <table:table-cell office:value-type="float" office:value="29975640" calcext:value-type="float">
            <text:p>29975640</text:p>
          </table:table-cell>
          <table:table-cell table:formula="of:=[.A701]-[.A700]" office:value-type="float" office:value="3837" calcext:value-type="float">
            <text:p>3837</text:p>
          </table:table-cell>
          <table:table-cell office:value-type="float" office:value="-25.2" calcext:value-type="float">
            <text:p>-25.2</text:p>
          </table:table-cell>
          <table:table-cell office:value-type="float" office:value="-34.37" calcext:value-type="float">
            <text:p>-34.37</text:p>
          </table:table-cell>
          <table:table-cell office:value-type="float" office:value="1" calcext:value-type="float">
            <text:p>1</text:p>
          </table:table-cell>
          <table:table-cell office:value-type="float" office:value="-327" calcext:value-type="float">
            <text:p>-327</text:p>
          </table:table-cell>
          <table:table-cell office:value-type="float" office:value="-25.2" calcext:value-type="float">
            <text:p>-25.2</text:p>
          </table:table-cell>
          <table:table-cell table:number-columns-repeated="2" office:value-type="float" office:value="-377.97" calcext:value-type="float">
            <text:p>-377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7.97" calcext:value-type="float">
            <text:p>-377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01]/10000000;5)" office:value-type="float" office:value="2.99756" calcext:value-type="float">
            <text:p>2.99756</text:p>
          </table:table-cell>
          <table:table-cell table:formula="of:=[.C701]*100" office:value-type="float" office:value="-2520" calcext:value-type="float">
            <text:p>-2520</text:p>
          </table:table-cell>
          <table:table-cell table:formula="of:=[.F701]" office:value-type="float" office:value="-327" calcext:value-type="float">
            <text:p>-327</text:p>
          </table:table-cell>
          <table:table-cell table:formula="of:=[.M701]*10" office:value-type="float" office:value="-3779.7" calcext:value-type="float">
            <text:p>-3779.7</text:p>
          </table:table-cell>
        </table:table-row>
        <table:table-row table:style-name="ro2">
          <table:table-cell office:value-type="float" office:value="29980183" calcext:value-type="float">
            <text:p>29980183</text:p>
          </table:table-cell>
          <table:table-cell table:formula="of:=[.A702]-[.A701]" office:value-type="float" office:value="4543" calcext:value-type="float">
            <text:p>4543</text:p>
          </table:table-cell>
          <table:table-cell office:value-type="float" office:value="-25.31" calcext:value-type="float">
            <text:p>-25.31</text:p>
          </table:table-cell>
          <table:table-cell office:value-type="float" office:value="-34.3" calcext:value-type="float">
            <text:p>-34.3</text:p>
          </table:table-cell>
          <table:table-cell office:value-type="float" office:value="1" calcext:value-type="float">
            <text:p>1</text:p>
          </table:table-cell>
          <table:table-cell office:value-type="float" office:value="-325" calcext:value-type="float">
            <text:p>-325</text:p>
          </table:table-cell>
          <table:table-cell office:value-type="float" office:value="-25.31" calcext:value-type="float">
            <text:p>-25.31</text:p>
          </table:table-cell>
          <table:table-cell table:number-columns-repeated="2" office:value-type="float" office:value="-379.72" calcext:value-type="float">
            <text:p>-379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9.72" calcext:value-type="float">
            <text:p>-379.7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02]/10000000;5)" office:value-type="float" office:value="2.99802" calcext:value-type="float">
            <text:p>2.99802</text:p>
          </table:table-cell>
          <table:table-cell table:formula="of:=[.C702]*100" office:value-type="float" office:value="-2531" calcext:value-type="float">
            <text:p>-2531</text:p>
          </table:table-cell>
          <table:table-cell table:formula="of:=[.F702]" office:value-type="float" office:value="-325" calcext:value-type="float">
            <text:p>-325</text:p>
          </table:table-cell>
          <table:table-cell table:formula="of:=[.M702]*10" office:value-type="float" office:value="-3797.2" calcext:value-type="float">
            <text:p>-3797.2</text:p>
          </table:table-cell>
        </table:table-row>
        <table:table-row table:style-name="ro2">
          <table:table-cell office:value-type="float" office:value="29983848" calcext:value-type="float">
            <text:p>29983848</text:p>
          </table:table-cell>
          <table:table-cell table:formula="of:=[.A703]-[.A702]" office:value-type="float" office:value="3665" calcext:value-type="float">
            <text:p>3665</text:p>
          </table:table-cell>
          <table:table-cell office:value-type="float" office:value="-25.43" calcext:value-type="float">
            <text:p>-25.43</text:p>
          </table:table-cell>
          <table:table-cell office:value-type="float" office:value="-33.6" calcext:value-type="float">
            <text:p>-33.6</text:p>
          </table:table-cell>
          <table:table-cell office:value-type="float" office:value="1" calcext:value-type="float">
            <text:p>1</text:p>
          </table:table-cell>
          <table:table-cell office:value-type="float" office:value="-323" calcext:value-type="float">
            <text:p>-323</text:p>
          </table:table-cell>
          <table:table-cell office:value-type="float" office:value="-25.43" calcext:value-type="float">
            <text:p>-25.43</text:p>
          </table:table-cell>
          <table:table-cell table:number-columns-repeated="2" office:value-type="float" office:value="-381.43" calcext:value-type="float">
            <text:p>-381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1.43" calcext:value-type="float">
            <text:p>-381.4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03]/10000000;5)" office:value-type="float" office:value="2.99838" calcext:value-type="float">
            <text:p>2.99838</text:p>
          </table:table-cell>
          <table:table-cell table:formula="of:=[.C703]*100" office:value-type="float" office:value="-2543" calcext:value-type="float">
            <text:p>-2543</text:p>
          </table:table-cell>
          <table:table-cell table:formula="of:=[.F703]" office:value-type="float" office:value="-323" calcext:value-type="float">
            <text:p>-323</text:p>
          </table:table-cell>
          <table:table-cell table:formula="of:=[.M703]*10" office:value-type="float" office:value="-3814.3" calcext:value-type="float">
            <text:p>-3814.3</text:p>
          </table:table-cell>
        </table:table-row>
        <table:table-row table:style-name="ro2">
          <table:table-cell office:value-type="float" office:value="29987880" calcext:value-type="float">
            <text:p>29987880</text:p>
          </table:table-cell>
          <table:table-cell table:formula="of:=[.A704]-[.A703]" office:value-type="float" office:value="4032" calcext:value-type="float">
            <text:p>4032</text:p>
          </table:table-cell>
          <table:table-cell office:value-type="float" office:value="-25.55" calcext:value-type="float">
            <text:p>-25.55</text:p>
          </table:table-cell>
          <table:table-cell office:value-type="float" office:value="-33.92" calcext:value-type="float">
            <text:p>-33.92</text:p>
          </table:table-cell>
          <table:table-cell office:value-type="float" office:value="1" calcext:value-type="float">
            <text:p>1</text:p>
          </table:table-cell>
          <table:table-cell office:value-type="float" office:value="-320" calcext:value-type="float">
            <text:p>-320</text:p>
          </table:table-cell>
          <table:table-cell office:value-type="float" office:value="-25.55" calcext:value-type="float">
            <text:p>-25.55</text:p>
          </table:table-cell>
          <table:table-cell table:number-columns-repeated="2" office:value-type="float" office:value="-383.22" calcext:value-type="float">
            <text:p>-383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3.22" calcext:value-type="float">
            <text:p>-383.2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04]/10000000;5)" office:value-type="float" office:value="2.99879" calcext:value-type="float">
            <text:p>2.99879</text:p>
          </table:table-cell>
          <table:table-cell table:formula="of:=[.C704]*100" office:value-type="float" office:value="-2555" calcext:value-type="float">
            <text:p>-2555</text:p>
          </table:table-cell>
          <table:table-cell table:formula="of:=[.F704]" office:value-type="float" office:value="-320" calcext:value-type="float">
            <text:p>-320</text:p>
          </table:table-cell>
          <table:table-cell table:formula="of:=[.M704]*10" office:value-type="float" office:value="-3832.2" calcext:value-type="float">
            <text:p>-3832.2</text:p>
          </table:table-cell>
        </table:table-row>
        <table:table-row table:style-name="ro2">
          <table:table-cell office:value-type="float" office:value="29991843" calcext:value-type="float">
            <text:p>29991843</text:p>
          </table:table-cell>
          <table:table-cell table:formula="of:=[.A705]-[.A704]" office:value-type="float" office:value="3963" calcext:value-type="float">
            <text:p>3963</text:p>
          </table:table-cell>
          <table:table-cell office:value-type="float" office:value="-25.66" calcext:value-type="float">
            <text:p>-25.66</text:p>
          </table:table-cell>
          <table:table-cell office:value-type="float" office:value="-32.74" calcext:value-type="float">
            <text:p>-32.74</text:p>
          </table:table-cell>
          <table:table-cell office:value-type="float" office:value="1" calcext:value-type="float">
            <text:p>1</text:p>
          </table:table-cell>
          <table:table-cell office:value-type="float" office:value="-318" calcext:value-type="float">
            <text:p>-318</text:p>
          </table:table-cell>
          <table:table-cell office:value-type="float" office:value="-25.66" calcext:value-type="float">
            <text:p>-25.66</text:p>
          </table:table-cell>
          <table:table-cell table:number-columns-repeated="2" office:value-type="float" office:value="-384.88" calcext:value-type="float">
            <text:p>-384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4.88" calcext:value-type="float">
            <text:p>-384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05]/10000000;5)" office:value-type="float" office:value="2.99918" calcext:value-type="float">
            <text:p>2.99918</text:p>
          </table:table-cell>
          <table:table-cell table:formula="of:=[.C705]*100" office:value-type="float" office:value="-2566" calcext:value-type="float">
            <text:p>-2566</text:p>
          </table:table-cell>
          <table:table-cell table:formula="of:=[.F705]" office:value-type="float" office:value="-318" calcext:value-type="float">
            <text:p>-318</text:p>
          </table:table-cell>
          <table:table-cell table:formula="of:=[.M705]*10" office:value-type="float" office:value="-3848.8" calcext:value-type="float">
            <text:p>-3848.8</text:p>
          </table:table-cell>
        </table:table-row>
        <table:table-row table:style-name="ro2">
          <table:table-cell office:value-type="float" office:value="29995860" calcext:value-type="float">
            <text:p>29995860</text:p>
          </table:table-cell>
          <table:table-cell table:formula="of:=[.A706]-[.A705]" office:value-type="float" office:value="4017" calcext:value-type="float">
            <text:p>4017</text:p>
          </table:table-cell>
          <table:table-cell office:value-type="float" office:value="-25.78" calcext:value-type="float">
            <text:p>-25.78</text:p>
          </table:table-cell>
          <table:table-cell office:value-type="float" office:value="-33.57" calcext:value-type="float">
            <text:p>-33.57</text:p>
          </table:table-cell>
          <table:table-cell office:value-type="float" office:value="1" calcext:value-type="float">
            <text:p>1</text:p>
          </table:table-cell>
          <table:table-cell office:value-type="float" office:value="-316" calcext:value-type="float">
            <text:p>-316</text:p>
          </table:table-cell>
          <table:table-cell office:value-type="float" office:value="-25.78" calcext:value-type="float">
            <text:p>-25.78</text:p>
          </table:table-cell>
          <table:table-cell table:number-columns-repeated="2" office:value-type="float" office:value="-386.68" calcext:value-type="float">
            <text:p>-386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6.68" calcext:value-type="float">
            <text:p>-386.6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06]/10000000;5)" office:value-type="float" office:value="2.99959" calcext:value-type="float">
            <text:p>2.99959</text:p>
          </table:table-cell>
          <table:table-cell table:formula="of:=[.C706]*100" office:value-type="float" office:value="-2578" calcext:value-type="float">
            <text:p>-2578</text:p>
          </table:table-cell>
          <table:table-cell table:formula="of:=[.F706]" office:value-type="float" office:value="-316" calcext:value-type="float">
            <text:p>-316</text:p>
          </table:table-cell>
          <table:table-cell table:formula="of:=[.M706]*10" office:value-type="float" office:value="-3866.8" calcext:value-type="float">
            <text:p>-3866.8</text:p>
          </table:table-cell>
        </table:table-row>
        <table:table-row table:style-name="ro2">
          <table:table-cell office:value-type="float" office:value="30000643" calcext:value-type="float">
            <text:p>30000643</text:p>
          </table:table-cell>
          <table:table-cell table:formula="of:=[.A707]-[.A706]" office:value-type="float" office:value="4783" calcext:value-type="float">
            <text:p>4783</text:p>
          </table:table-cell>
          <table:table-cell office:value-type="float" office:value="-25.91" calcext:value-type="float">
            <text:p>-25.91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-314" calcext:value-type="float">
            <text:p>-314</text:p>
          </table:table-cell>
          <table:table-cell office:value-type="float" office:value="-25.91" calcext:value-type="float">
            <text:p>-25.91</text:p>
          </table:table-cell>
          <table:table-cell table:number-columns-repeated="2" office:value-type="float" office:value="-388.66" calcext:value-type="float">
            <text:p>-388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8.66" calcext:value-type="float">
            <text:p>-388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07]/10000000;5)" office:value-type="float" office:value="3.00006" calcext:value-type="float">
            <text:p>3.00006</text:p>
          </table:table-cell>
          <table:table-cell table:formula="of:=[.C707]*100" office:value-type="float" office:value="-2591" calcext:value-type="float">
            <text:p>-2591</text:p>
          </table:table-cell>
          <table:table-cell table:formula="of:=[.F707]" office:value-type="float" office:value="-314" calcext:value-type="float">
            <text:p>-314</text:p>
          </table:table-cell>
          <table:table-cell table:formula="of:=[.M707]*10" office:value-type="float" office:value="-3886.6" calcext:value-type="float">
            <text:p>-3886.6</text:p>
          </table:table-cell>
        </table:table-row>
        <table:table-row table:style-name="ro2">
          <table:table-cell office:value-type="float" office:value="30005154" calcext:value-type="float">
            <text:p>30005154</text:p>
          </table:table-cell>
          <table:table-cell table:formula="of:=[.A708]-[.A707]" office:value-type="float" office:value="4511" calcext:value-type="float">
            <text:p>4511</text:p>
          </table:table-cell>
          <table:table-cell office:value-type="float" office:value="-26.04" calcext:value-type="float">
            <text:p>-26.04</text:p>
          </table:table-cell>
          <table:table-cell office:value-type="float" office:value="-34.71" calcext:value-type="float">
            <text:p>-34.71</text:p>
          </table:table-cell>
          <table:table-cell office:value-type="float" office:value="1" calcext:value-type="float">
            <text:p>1</text:p>
          </table:table-cell>
          <table:table-cell office:value-type="float" office:value="-311" calcext:value-type="float">
            <text:p>-311</text:p>
          </table:table-cell>
          <table:table-cell office:value-type="float" office:value="-26.04" calcext:value-type="float">
            <text:p>-26.04</text:p>
          </table:table-cell>
          <table:table-cell table:number-columns-repeated="2" office:value-type="float" office:value="-390.55" calcext:value-type="float">
            <text:p>-39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0.55" calcext:value-type="float">
            <text:p>-390.5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08]/10000000;5)" office:value-type="float" office:value="3.00052" calcext:value-type="float">
            <text:p>3.00052</text:p>
          </table:table-cell>
          <table:table-cell table:formula="of:=[.C708]*100" office:value-type="float" office:value="-2604" calcext:value-type="float">
            <text:p>-2604</text:p>
          </table:table-cell>
          <table:table-cell table:formula="of:=[.F708]" office:value-type="float" office:value="-311" calcext:value-type="float">
            <text:p>-311</text:p>
          </table:table-cell>
          <table:table-cell table:formula="of:=[.M708]*10" office:value-type="float" office:value="-3905.5" calcext:value-type="float">
            <text:p>-3905.5</text:p>
          </table:table-cell>
        </table:table-row>
        <table:table-row table:style-name="ro2">
          <table:table-cell office:value-type="float" office:value="30009008" calcext:value-type="float">
            <text:p>30009008</text:p>
          </table:table-cell>
          <table:table-cell table:formula="of:=[.A709]-[.A708]" office:value-type="float" office:value="3854" calcext:value-type="float">
            <text:p>3854</text:p>
          </table:table-cell>
          <table:table-cell office:value-type="float" office:value="-26.16" calcext:value-type="float">
            <text:p>-26.16</text:p>
          </table:table-cell>
          <table:table-cell office:value-type="float" office:value="-35.02" calcext:value-type="float">
            <text:p>-35.02</text:p>
          </table:table-cell>
          <table:table-cell office:value-type="float" office:value="1" calcext:value-type="float">
            <text:p>1</text:p>
          </table:table-cell>
          <table:table-cell office:value-type="float" office:value="-309" calcext:value-type="float">
            <text:p>-309</text:p>
          </table:table-cell>
          <table:table-cell office:value-type="float" office:value="-26.16" calcext:value-type="float">
            <text:p>-26.16</text:p>
          </table:table-cell>
          <table:table-cell table:number-columns-repeated="2" office:value-type="float" office:value="-392.44" calcext:value-type="float">
            <text:p>-392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2.44" calcext:value-type="float">
            <text:p>-392.4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09]/10000000;5)" office:value-type="float" office:value="3.0009" calcext:value-type="float">
            <text:p>3.0009</text:p>
          </table:table-cell>
          <table:table-cell table:formula="of:=[.C709]*100" office:value-type="float" office:value="-2616" calcext:value-type="float">
            <text:p>-2616</text:p>
          </table:table-cell>
          <table:table-cell table:formula="of:=[.F709]" office:value-type="float" office:value="-309" calcext:value-type="float">
            <text:p>-309</text:p>
          </table:table-cell>
          <table:table-cell table:formula="of:=[.M709]*10" office:value-type="float" office:value="-3924.4" calcext:value-type="float">
            <text:p>-3924.4</text:p>
          </table:table-cell>
        </table:table-row>
        <table:table-row table:style-name="ro2">
          <table:table-cell office:value-type="float" office:value="30013171" calcext:value-type="float">
            <text:p>30013171</text:p>
          </table:table-cell>
          <table:table-cell table:formula="of:=[.A710]-[.A709]" office:value-type="float" office:value="4163" calcext:value-type="float">
            <text:p>4163</text:p>
          </table:table-cell>
          <table:table-cell office:value-type="float" office:value="-26.29" calcext:value-type="float">
            <text:p>-26.29</text:p>
          </table:table-cell>
          <table:table-cell office:value-type="float" office:value="-36.02" calcext:value-type="float">
            <text:p>-36.02</text:p>
          </table:table-cell>
          <table:table-cell office:value-type="float" office:value="1" calcext:value-type="float">
            <text:p>1</text:p>
          </table:table-cell>
          <table:table-cell office:value-type="float" office:value="-306" calcext:value-type="float">
            <text:p>-306</text:p>
          </table:table-cell>
          <table:table-cell office:value-type="float" office:value="-26.29" calcext:value-type="float">
            <text:p>-26.29</text:p>
          </table:table-cell>
          <table:table-cell table:number-columns-repeated="2" office:value-type="float" office:value="-394.42" calcext:value-type="float">
            <text:p>-394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4.42" calcext:value-type="float">
            <text:p>-394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10]/10000000;5)" office:value-type="float" office:value="3.00132" calcext:value-type="float">
            <text:p>3.00132</text:p>
          </table:table-cell>
          <table:table-cell table:formula="of:=[.C710]*100" office:value-type="float" office:value="-2629" calcext:value-type="float">
            <text:p>-2629</text:p>
          </table:table-cell>
          <table:table-cell table:formula="of:=[.F710]" office:value-type="float" office:value="-306" calcext:value-type="float">
            <text:p>-306</text:p>
          </table:table-cell>
          <table:table-cell table:formula="of:=[.M710]*10" office:value-type="float" office:value="-3944.2" calcext:value-type="float">
            <text:p>-3944.2</text:p>
          </table:table-cell>
        </table:table-row>
        <table:table-row table:style-name="ro2">
          <table:table-cell office:value-type="float" office:value="30017811" calcext:value-type="float">
            <text:p>30017811</text:p>
          </table:table-cell>
          <table:table-cell table:formula="of:=[.A711]-[.A710]" office:value-type="float" office:value="4640" calcext:value-type="float">
            <text:p>4640</text:p>
          </table:table-cell>
          <table:table-cell office:value-type="float" office:value="-26.41" calcext:value-type="float">
            <text:p>-26.41</text:p>
          </table:table-cell>
          <table:table-cell office:value-type="float" office:value="-33.93" calcext:value-type="float">
            <text:p>-33.93</text:p>
          </table:table-cell>
          <table:table-cell office:value-type="float" office:value="1" calcext:value-type="float">
            <text:p>1</text:p>
          </table:table-cell>
          <table:table-cell office:value-type="float" office:value="-304" calcext:value-type="float">
            <text:p>-304</text:p>
          </table:table-cell>
          <table:table-cell office:value-type="float" office:value="-26.41" calcext:value-type="float">
            <text:p>-26.41</text:p>
          </table:table-cell>
          <table:table-cell table:number-columns-repeated="2" office:value-type="float" office:value="-396.09" calcext:value-type="float">
            <text:p>-396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6.09" calcext:value-type="float">
            <text:p>-396.0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11]/10000000;5)" office:value-type="float" office:value="3.00178" calcext:value-type="float">
            <text:p>3.00178</text:p>
          </table:table-cell>
          <table:table-cell table:formula="of:=[.C711]*100" office:value-type="float" office:value="-2641" calcext:value-type="float">
            <text:p>-2641</text:p>
          </table:table-cell>
          <table:table-cell table:formula="of:=[.F711]" office:value-type="float" office:value="-304" calcext:value-type="float">
            <text:p>-304</text:p>
          </table:table-cell>
          <table:table-cell table:formula="of:=[.M711]*10" office:value-type="float" office:value="-3960.9" calcext:value-type="float">
            <text:p>-3960.9</text:p>
          </table:table-cell>
        </table:table-row>
        <table:table-row table:style-name="ro2">
          <table:table-cell office:value-type="float" office:value="30022103" calcext:value-type="float">
            <text:p>30022103</text:p>
          </table:table-cell>
          <table:table-cell table:formula="of:=[.A712]-[.A711]" office:value-type="float" office:value="4292" calcext:value-type="float">
            <text:p>4292</text:p>
          </table:table-cell>
          <table:table-cell office:value-type="float" office:value="-26.51" calcext:value-type="float">
            <text:p>-26.51</text:p>
          </table:table-cell>
          <table:table-cell office:value-type="float" office:value="-33.4" calcext:value-type="float">
            <text:p>-33.4</text:p>
          </table:table-cell>
          <table:table-cell office:value-type="float" office:value="1" calcext:value-type="float">
            <text:p>1</text:p>
          </table:table-cell>
          <table:table-cell office:value-type="float" office:value="-302" calcext:value-type="float">
            <text:p>-302</text:p>
          </table:table-cell>
          <table:table-cell office:value-type="float" office:value="-26.51" calcext:value-type="float">
            <text:p>-26.51</text:p>
          </table:table-cell>
          <table:table-cell table:number-columns-repeated="2" office:value-type="float" office:value="-397.66" calcext:value-type="float">
            <text:p>-397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7.66" calcext:value-type="float">
            <text:p>-397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12]/10000000;5)" office:value-type="float" office:value="3.00221" calcext:value-type="float">
            <text:p>3.00221</text:p>
          </table:table-cell>
          <table:table-cell table:formula="of:=[.C712]*100" office:value-type="float" office:value="-2651" calcext:value-type="float">
            <text:p>-2651</text:p>
          </table:table-cell>
          <table:table-cell table:formula="of:=[.F712]" office:value-type="float" office:value="-302" calcext:value-type="float">
            <text:p>-302</text:p>
          </table:table-cell>
          <table:table-cell table:formula="of:=[.M712]*10" office:value-type="float" office:value="-3976.6" calcext:value-type="float">
            <text:p>-3976.6</text:p>
          </table:table-cell>
        </table:table-row>
        <table:table-row table:style-name="ro2">
          <table:table-cell office:value-type="float" office:value="30025931" calcext:value-type="float">
            <text:p>30025931</text:p>
          </table:table-cell>
          <table:table-cell table:formula="of:=[.A713]-[.A712]" office:value-type="float" office:value="3828" calcext:value-type="float">
            <text:p>3828</text:p>
          </table:table-cell>
          <table:table-cell office:value-type="float" office:value="-26.63" calcext:value-type="float">
            <text:p>-26.63</text:p>
          </table:table-cell>
          <table:table-cell office:value-type="float" office:value="-34.87" calcext:value-type="float">
            <text:p>-34.87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6.63" calcext:value-type="float">
            <text:p>-26.63</text:p>
          </table:table-cell>
          <table:table-cell table:number-columns-repeated="2" office:value-type="float" office:value="-399.39" calcext:value-type="float">
            <text:p>-399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9.39" calcext:value-type="float">
            <text:p>-399.3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13]/10000000;5)" office:value-type="float" office:value="3.00259" calcext:value-type="float">
            <text:p>3.00259</text:p>
          </table:table-cell>
          <table:table-cell table:formula="of:=[.C713]*100" office:value-type="float" office:value="-2663" calcext:value-type="float">
            <text:p>-2663</text:p>
          </table:table-cell>
          <table:table-cell table:formula="of:=[.F713]" office:value-type="float" office:value="-300" calcext:value-type="float">
            <text:p>-300</text:p>
          </table:table-cell>
          <table:table-cell table:formula="of:=[.M713]*10" office:value-type="float" office:value="-3993.9" calcext:value-type="float">
            <text:p>-3993.9</text:p>
          </table:table-cell>
        </table:table-row>
        <table:table-row table:style-name="ro2">
          <table:table-cell office:value-type="float" office:value="30030288" calcext:value-type="float">
            <text:p>30030288</text:p>
          </table:table-cell>
          <table:table-cell table:formula="of:=[.A714]-[.A713]" office:value-type="float" office:value="4357" calcext:value-type="float">
            <text:p>4357</text:p>
          </table:table-cell>
          <table:table-cell office:value-type="float" office:value="-26.75" calcext:value-type="float">
            <text:p>-26.75</text:p>
          </table:table-cell>
          <table:table-cell office:value-type="float" office:value="-35.77" calcext:value-type="float">
            <text:p>-35.77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6.75" calcext:value-type="float">
            <text:p>-26.75</text:p>
          </table:table-cell>
          <table:table-cell office:value-type="float" office:value="-401.2" calcext:value-type="float">
            <text:p>-401.2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1.2" calcext:value-type="float">
            <text:p>-401.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14]/10000000;5)" office:value-type="float" office:value="3.00303" calcext:value-type="float">
            <text:p>3.00303</text:p>
          </table:table-cell>
          <table:table-cell table:formula="of:=[.C714]*100" office:value-type="float" office:value="-2675" calcext:value-type="float">
            <text:p>-2675</text:p>
          </table:table-cell>
          <table:table-cell table:formula="of:=[.F714]" office:value-type="float" office:value="-300" calcext:value-type="float">
            <text:p>-300</text:p>
          </table:table-cell>
          <table:table-cell table:formula="of:=[.M714]*10" office:value-type="float" office:value="-4012" calcext:value-type="float">
            <text:p>-4012</text:p>
          </table:table-cell>
        </table:table-row>
        <table:table-row table:style-name="ro2">
          <table:table-cell office:value-type="float" office:value="30034308" calcext:value-type="float">
            <text:p>30034308</text:p>
          </table:table-cell>
          <table:table-cell table:formula="of:=[.A715]-[.A714]" office:value-type="float" office:value="4020" calcext:value-type="float">
            <text:p>4020</text:p>
          </table:table-cell>
          <table:table-cell office:value-type="float" office:value="-26.85" calcext:value-type="float">
            <text:p>-26.85</text:p>
          </table:table-cell>
          <table:table-cell office:value-type="float" office:value="-34.58" calcext:value-type="float">
            <text:p>-34.58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6.85" calcext:value-type="float">
            <text:p>-26.85</text:p>
          </table:table-cell>
          <table:table-cell office:value-type="float" office:value="-402.76" calcext:value-type="float">
            <text:p>-402.76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2.76" calcext:value-type="float">
            <text:p>-402.7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15]/10000000;5)" office:value-type="float" office:value="3.00343" calcext:value-type="float">
            <text:p>3.00343</text:p>
          </table:table-cell>
          <table:table-cell table:formula="of:=[.C715]*100" office:value-type="float" office:value="-2685" calcext:value-type="float">
            <text:p>-2685</text:p>
          </table:table-cell>
          <table:table-cell table:formula="of:=[.F715]" office:value-type="float" office:value="-300" calcext:value-type="float">
            <text:p>-300</text:p>
          </table:table-cell>
          <table:table-cell table:formula="of:=[.M715]*10" office:value-type="float" office:value="-4027.6" calcext:value-type="float">
            <text:p>-4027.6</text:p>
          </table:table-cell>
        </table:table-row>
        <table:table-row table:style-name="ro2">
          <table:table-cell office:value-type="float" office:value="30038751" calcext:value-type="float">
            <text:p>30038751</text:p>
          </table:table-cell>
          <table:table-cell table:formula="of:=[.A716]-[.A715]" office:value-type="float" office:value="4443" calcext:value-type="float">
            <text:p>4443</text:p>
          </table:table-cell>
          <table:table-cell office:value-type="float" office:value="-26.97" calcext:value-type="float">
            <text:p>-26.97</text:p>
          </table:table-cell>
          <table:table-cell office:value-type="float" office:value="-36.42" calcext:value-type="float">
            <text:p>-36.42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6.97" calcext:value-type="float">
            <text:p>-26.97</text:p>
          </table:table-cell>
          <table:table-cell office:value-type="float" office:value="-404.48" calcext:value-type="float">
            <text:p>-404.48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4.48" calcext:value-type="float">
            <text:p>-404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16]/10000000;5)" office:value-type="float" office:value="3.00388" calcext:value-type="float">
            <text:p>3.00388</text:p>
          </table:table-cell>
          <table:table-cell table:formula="of:=[.C716]*100" office:value-type="float" office:value="-2697" calcext:value-type="float">
            <text:p>-2697</text:p>
          </table:table-cell>
          <table:table-cell table:formula="of:=[.F716]" office:value-type="float" office:value="-300" calcext:value-type="float">
            <text:p>-300</text:p>
          </table:table-cell>
          <table:table-cell table:formula="of:=[.M716]*10" office:value-type="float" office:value="-4044.8" calcext:value-type="float">
            <text:p>-4044.8</text:p>
          </table:table-cell>
        </table:table-row>
        <table:table-row table:style-name="ro2">
          <table:table-cell office:value-type="float" office:value="30042580" calcext:value-type="float">
            <text:p>30042580</text:p>
          </table:table-cell>
          <table:table-cell table:formula="of:=[.A717]-[.A716]" office:value-type="float" office:value="3829" calcext:value-type="float">
            <text:p>3829</text:p>
          </table:table-cell>
          <table:table-cell office:value-type="float" office:value="-27.08" calcext:value-type="float">
            <text:p>-27.08</text:p>
          </table:table-cell>
          <table:table-cell office:value-type="float" office:value="-36.74" calcext:value-type="float">
            <text:p>-36.74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08" calcext:value-type="float">
            <text:p>-27.08</text:p>
          </table:table-cell>
          <table:table-cell office:value-type="float" office:value="-406.16" calcext:value-type="float">
            <text:p>-406.16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6.16" calcext:value-type="float">
            <text:p>-406.1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17]/10000000;5)" office:value-type="float" office:value="3.00426" calcext:value-type="float">
            <text:p>3.00426</text:p>
          </table:table-cell>
          <table:table-cell table:formula="of:=[.C717]*100" office:value-type="float" office:value="-2708" calcext:value-type="float">
            <text:p>-2708</text:p>
          </table:table-cell>
          <table:table-cell table:formula="of:=[.F717]" office:value-type="float" office:value="-300" calcext:value-type="float">
            <text:p>-300</text:p>
          </table:table-cell>
          <table:table-cell table:formula="of:=[.M717]*10" office:value-type="float" office:value="-4061.6" calcext:value-type="float">
            <text:p>-4061.6</text:p>
          </table:table-cell>
        </table:table-row>
        <table:table-row table:style-name="ro2">
          <table:table-cell office:value-type="float" office:value="30047091" calcext:value-type="float">
            <text:p>30047091</text:p>
          </table:table-cell>
          <table:table-cell table:formula="of:=[.A718]-[.A717]" office:value-type="float" office:value="4511" calcext:value-type="float">
            <text:p>4511</text:p>
          </table:table-cell>
          <table:table-cell office:value-type="float" office:value="-27.18" calcext:value-type="float">
            <text:p>-27.18</text:p>
          </table:table-cell>
          <table:table-cell office:value-type="float" office:value="-36.25" calcext:value-type="float">
            <text:p>-36.25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18" calcext:value-type="float">
            <text:p>-27.18</text:p>
          </table:table-cell>
          <table:table-cell office:value-type="float" office:value="-407.67" calcext:value-type="float">
            <text:p>-407.67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7.67" calcext:value-type="float">
            <text:p>-407.6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18]/10000000;5)" office:value-type="float" office:value="3.00471" calcext:value-type="float">
            <text:p>3.00471</text:p>
          </table:table-cell>
          <table:table-cell table:formula="of:=[.C718]*100" office:value-type="float" office:value="-2718" calcext:value-type="float">
            <text:p>-2718</text:p>
          </table:table-cell>
          <table:table-cell table:formula="of:=[.F718]" office:value-type="float" office:value="-300" calcext:value-type="float">
            <text:p>-300</text:p>
          </table:table-cell>
          <table:table-cell table:formula="of:=[.M718]*10" office:value-type="float" office:value="-4076.7" calcext:value-type="float">
            <text:p>-4076.7</text:p>
          </table:table-cell>
        </table:table-row>
        <table:table-row table:style-name="ro2">
          <table:table-cell office:value-type="float" office:value="30050891" calcext:value-type="float">
            <text:p>30050891</text:p>
          </table:table-cell>
          <table:table-cell table:formula="of:=[.A719]-[.A718]" office:value-type="float" office:value="3800" calcext:value-type="float">
            <text:p>3800</text:p>
          </table:table-cell>
          <table:table-cell office:value-type="float" office:value="-27.27" calcext:value-type="float">
            <text:p>-27.27</text:p>
          </table:table-cell>
          <table:table-cell office:value-type="float" office:value="-36.83" calcext:value-type="float">
            <text:p>-36.83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27" calcext:value-type="float">
            <text:p>-27.27</text:p>
          </table:table-cell>
          <table:table-cell office:value-type="float" office:value="-409.1" calcext:value-type="float">
            <text:p>-409.1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9.1" calcext:value-type="float">
            <text:p>-409.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19]/10000000;5)" office:value-type="float" office:value="3.00509" calcext:value-type="float">
            <text:p>3.00509</text:p>
          </table:table-cell>
          <table:table-cell table:formula="of:=[.C719]*100" office:value-type="float" office:value="-2727" calcext:value-type="float">
            <text:p>-2727</text:p>
          </table:table-cell>
          <table:table-cell table:formula="of:=[.F719]" office:value-type="float" office:value="-300" calcext:value-type="float">
            <text:p>-300</text:p>
          </table:table-cell>
          <table:table-cell table:formula="of:=[.M719]*10" office:value-type="float" office:value="-4091" calcext:value-type="float">
            <text:p>-4091</text:p>
          </table:table-cell>
        </table:table-row>
        <table:table-row table:style-name="ro2">
          <table:table-cell office:value-type="float" office:value="30055545" calcext:value-type="float">
            <text:p>30055545</text:p>
          </table:table-cell>
          <table:table-cell table:formula="of:=[.A720]-[.A719]" office:value-type="float" office:value="4654" calcext:value-type="float">
            <text:p>4654</text:p>
          </table:table-cell>
          <table:table-cell office:value-type="float" office:value="-27.36" calcext:value-type="float">
            <text:p>-27.36</text:p>
          </table:table-cell>
          <table:table-cell office:value-type="float" office:value="-37.1" calcext:value-type="float">
            <text:p>-37.1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36" calcext:value-type="float">
            <text:p>-27.36</text:p>
          </table:table-cell>
          <table:table-cell office:value-type="float" office:value="-410.41" calcext:value-type="float">
            <text:p>-410.41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0.41" calcext:value-type="float">
            <text:p>-410.4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20]/10000000;5)" office:value-type="float" office:value="3.00555" calcext:value-type="float">
            <text:p>3.00555</text:p>
          </table:table-cell>
          <table:table-cell table:formula="of:=[.C720]*100" office:value-type="float" office:value="-2736" calcext:value-type="float">
            <text:p>-2736</text:p>
          </table:table-cell>
          <table:table-cell table:formula="of:=[.F720]" office:value-type="float" office:value="-300" calcext:value-type="float">
            <text:p>-300</text:p>
          </table:table-cell>
          <table:table-cell table:formula="of:=[.M720]*10" office:value-type="float" office:value="-4104.1" calcext:value-type="float">
            <text:p>-4104.1</text:p>
          </table:table-cell>
        </table:table-row>
        <table:table-row table:style-name="ro2">
          <table:table-cell office:value-type="float" office:value="30059500" calcext:value-type="float">
            <text:p>30059500</text:p>
          </table:table-cell>
          <table:table-cell table:formula="of:=[.A721]-[.A720]" office:value-type="float" office:value="3955" calcext:value-type="float">
            <text:p>3955</text:p>
          </table:table-cell>
          <table:table-cell office:value-type="float" office:value="-27.41" calcext:value-type="float">
            <text:p>-27.41</text:p>
          </table:table-cell>
          <table:table-cell office:value-type="float" office:value="-33.87" calcext:value-type="float">
            <text:p>-33.87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41" calcext:value-type="float">
            <text:p>-27.41</text:p>
          </table:table-cell>
          <table:table-cell office:value-type="float" office:value="-411.16" calcext:value-type="float">
            <text:p>-411.16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1.16" calcext:value-type="float">
            <text:p>-411.1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21]/10000000;5)" office:value-type="float" office:value="3.00595" calcext:value-type="float">
            <text:p>3.00595</text:p>
          </table:table-cell>
          <table:table-cell table:formula="of:=[.C721]*100" office:value-type="float" office:value="-2741" calcext:value-type="float">
            <text:p>-2741</text:p>
          </table:table-cell>
          <table:table-cell table:formula="of:=[.F721]" office:value-type="float" office:value="-300" calcext:value-type="float">
            <text:p>-300</text:p>
          </table:table-cell>
          <table:table-cell table:formula="of:=[.M721]*10" office:value-type="float" office:value="-4111.6" calcext:value-type="float">
            <text:p>-4111.6</text:p>
          </table:table-cell>
        </table:table-row>
        <table:table-row table:style-name="ro2">
          <table:table-cell office:value-type="float" office:value="30063903" calcext:value-type="float">
            <text:p>30063903</text:p>
          </table:table-cell>
          <table:table-cell table:formula="of:=[.A722]-[.A721]" office:value-type="float" office:value="4403" calcext:value-type="float">
            <text:p>4403</text:p>
          </table:table-cell>
          <table:table-cell office:value-type="float" office:value="-27.44" calcext:value-type="float">
            <text:p>-27.44</text:p>
          </table:table-cell>
          <table:table-cell office:value-type="float" office:value="-31.61" calcext:value-type="float">
            <text:p>-31.61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44" calcext:value-type="float">
            <text:p>-27.44</text:p>
          </table:table-cell>
          <table:table-cell office:value-type="float" office:value="-411.56" calcext:value-type="float">
            <text:p>-411.56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1.56" calcext:value-type="float">
            <text:p>-411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22]/10000000;5)" office:value-type="float" office:value="3.00639" calcext:value-type="float">
            <text:p>3.00639</text:p>
          </table:table-cell>
          <table:table-cell table:formula="of:=[.C722]*100" office:value-type="float" office:value="-2744" calcext:value-type="float">
            <text:p>-2744</text:p>
          </table:table-cell>
          <table:table-cell table:formula="of:=[.F722]" office:value-type="float" office:value="-300" calcext:value-type="float">
            <text:p>-300</text:p>
          </table:table-cell>
          <table:table-cell table:formula="of:=[.M722]*10" office:value-type="float" office:value="-4115.6" calcext:value-type="float">
            <text:p>-4115.6</text:p>
          </table:table-cell>
        </table:table-row>
        <table:table-row table:style-name="ro2">
          <table:table-cell office:value-type="float" office:value="30067831" calcext:value-type="float">
            <text:p>30067831</text:p>
          </table:table-cell>
          <table:table-cell table:formula="of:=[.A723]-[.A722]" office:value-type="float" office:value="3928" calcext:value-type="float">
            <text:p>3928</text:p>
          </table:table-cell>
          <table:table-cell office:value-type="float" office:value="-27.48" calcext:value-type="float">
            <text:p>-27.48</text:p>
          </table:table-cell>
          <table:table-cell office:value-type="float" office:value="-32.63" calcext:value-type="float">
            <text:p>-32.63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48" calcext:value-type="float">
            <text:p>-27.48</text:p>
          </table:table-cell>
          <table:table-cell office:value-type="float" office:value="-412.13" calcext:value-type="float">
            <text:p>-412.13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2.13" calcext:value-type="float">
            <text:p>-412.1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23]/10000000;5)" office:value-type="float" office:value="3.00678" calcext:value-type="float">
            <text:p>3.00678</text:p>
          </table:table-cell>
          <table:table-cell table:formula="of:=[.C723]*100" office:value-type="float" office:value="-2748" calcext:value-type="float">
            <text:p>-2748</text:p>
          </table:table-cell>
          <table:table-cell table:formula="of:=[.F723]" office:value-type="float" office:value="-300" calcext:value-type="float">
            <text:p>-300</text:p>
          </table:table-cell>
          <table:table-cell table:formula="of:=[.M723]*10" office:value-type="float" office:value="-4121.3" calcext:value-type="float">
            <text:p>-4121.3</text:p>
          </table:table-cell>
        </table:table-row>
        <table:table-row table:style-name="ro2">
          <table:table-cell office:value-type="float" office:value="30072211" calcext:value-type="float">
            <text:p>30072211</text:p>
          </table:table-cell>
          <table:table-cell table:formula="of:=[.A724]-[.A723]" office:value-type="float" office:value="4380" calcext:value-type="float">
            <text:p>4380</text:p>
          </table:table-cell>
          <table:table-cell office:value-type="float" office:value="-27.52" calcext:value-type="float">
            <text:p>-27.52</text:p>
          </table:table-cell>
          <table:table-cell office:value-type="float" office:value="-32.99" calcext:value-type="float">
            <text:p>-32.99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52" calcext:value-type="float">
            <text:p>-27.52</text:p>
          </table:table-cell>
          <table:table-cell office:value-type="float" office:value="-412.85" calcext:value-type="float">
            <text:p>-412.85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2.85" calcext:value-type="float">
            <text:p>-412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24]/10000000;5)" office:value-type="float" office:value="3.00722" calcext:value-type="float">
            <text:p>3.00722</text:p>
          </table:table-cell>
          <table:table-cell table:formula="of:=[.C724]*100" office:value-type="float" office:value="-2752" calcext:value-type="float">
            <text:p>-2752</text:p>
          </table:table-cell>
          <table:table-cell table:formula="of:=[.F724]" office:value-type="float" office:value="-300" calcext:value-type="float">
            <text:p>-300</text:p>
          </table:table-cell>
          <table:table-cell table:formula="of:=[.M724]*10" office:value-type="float" office:value="-4128.5" calcext:value-type="float">
            <text:p>-4128.5</text:p>
          </table:table-cell>
        </table:table-row>
        <table:table-row table:style-name="ro2">
          <table:table-cell office:value-type="float" office:value="30076144" calcext:value-type="float">
            <text:p>30076144</text:p>
          </table:table-cell>
          <table:table-cell table:formula="of:=[.A725]-[.A724]" office:value-type="float" office:value="3933" calcext:value-type="float">
            <text:p>3933</text:p>
          </table:table-cell>
          <table:table-cell office:value-type="float" office:value="-27.56" calcext:value-type="float">
            <text:p>-27.56</text:p>
          </table:table-cell>
          <table:table-cell office:value-type="float" office:value="-31.37" calcext:value-type="float">
            <text:p>-31.37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56" calcext:value-type="float">
            <text:p>-27.56</text:p>
          </table:table-cell>
          <table:table-cell office:value-type="float" office:value="-413.42" calcext:value-type="float">
            <text:p>-413.42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3.42" calcext:value-type="float">
            <text:p>-413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25]/10000000;5)" office:value-type="float" office:value="3.00761" calcext:value-type="float">
            <text:p>3.00761</text:p>
          </table:table-cell>
          <table:table-cell table:formula="of:=[.C725]*100" office:value-type="float" office:value="-2756" calcext:value-type="float">
            <text:p>-2756</text:p>
          </table:table-cell>
          <table:table-cell table:formula="of:=[.F725]" office:value-type="float" office:value="-300" calcext:value-type="float">
            <text:p>-300</text:p>
          </table:table-cell>
          <table:table-cell table:formula="of:=[.M725]*10" office:value-type="float" office:value="-4134.2" calcext:value-type="float">
            <text:p>-4134.2</text:p>
          </table:table-cell>
        </table:table-row>
        <table:table-row table:style-name="ro2">
          <table:table-cell office:value-type="float" office:value="30080483" calcext:value-type="float">
            <text:p>30080483</text:p>
          </table:table-cell>
          <table:table-cell table:formula="of:=[.A726]-[.A725]" office:value-type="float" office:value="4339" calcext:value-type="float">
            <text:p>4339</text:p>
          </table:table-cell>
          <table:table-cell office:value-type="float" office:value="-27.62" calcext:value-type="float">
            <text:p>-27.62</text:p>
          </table:table-cell>
          <table:table-cell office:value-type="float" office:value="-33.05" calcext:value-type="float">
            <text:p>-33.05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62" calcext:value-type="float">
            <text:p>-27.62</text:p>
          </table:table-cell>
          <table:table-cell office:value-type="float" office:value="-414.33" calcext:value-type="float">
            <text:p>-414.33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4.33" calcext:value-type="float">
            <text:p>-414.3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26]/10000000;5)" office:value-type="float" office:value="3.00805" calcext:value-type="float">
            <text:p>3.00805</text:p>
          </table:table-cell>
          <table:table-cell table:formula="of:=[.C726]*100" office:value-type="float" office:value="-2762" calcext:value-type="float">
            <text:p>-2762</text:p>
          </table:table-cell>
          <table:table-cell table:formula="of:=[.F726]" office:value-type="float" office:value="-300" calcext:value-type="float">
            <text:p>-300</text:p>
          </table:table-cell>
          <table:table-cell table:formula="of:=[.M726]*10" office:value-type="float" office:value="-4143.3" calcext:value-type="float">
            <text:p>-4143.3</text:p>
          </table:table-cell>
        </table:table-row>
        <table:table-row table:style-name="ro2">
          <table:table-cell office:value-type="float" office:value="30084508" calcext:value-type="float">
            <text:p>30084508</text:p>
          </table:table-cell>
          <table:table-cell table:formula="of:=[.A727]-[.A726]" office:value-type="float" office:value="4025" calcext:value-type="float">
            <text:p>4025</text:p>
          </table:table-cell>
          <table:table-cell office:value-type="float" office:value="-27.7" calcext:value-type="float">
            <text:p>-27.7</text:p>
          </table:table-cell>
          <table:table-cell office:value-type="float" office:value="-34.32" calcext:value-type="float">
            <text:p>-34.32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7" calcext:value-type="float">
            <text:p>-27.7</text:p>
          </table:table-cell>
          <table:table-cell office:value-type="float" office:value="-415.52" calcext:value-type="float">
            <text:p>-415.52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5.52" calcext:value-type="float">
            <text:p>-415.5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27]/10000000;5)" office:value-type="float" office:value="3.00845" calcext:value-type="float">
            <text:p>3.00845</text:p>
          </table:table-cell>
          <table:table-cell table:formula="of:=[.C727]*100" office:value-type="float" office:value="-2770" calcext:value-type="float">
            <text:p>-2770</text:p>
          </table:table-cell>
          <table:table-cell table:formula="of:=[.F727]" office:value-type="float" office:value="-300" calcext:value-type="float">
            <text:p>-300</text:p>
          </table:table-cell>
          <table:table-cell table:formula="of:=[.M727]*10" office:value-type="float" office:value="-4155.2" calcext:value-type="float">
            <text:p>-4155.2</text:p>
          </table:table-cell>
        </table:table-row>
        <table:table-row table:style-name="ro2">
          <table:table-cell office:value-type="float" office:value="30089931" calcext:value-type="float">
            <text:p>30089931</text:p>
          </table:table-cell>
          <table:table-cell table:formula="of:=[.A728]-[.A727]" office:value-type="float" office:value="5423" calcext:value-type="float">
            <text:p>5423</text:p>
          </table:table-cell>
          <table:table-cell office:value-type="float" office:value="-27.78" calcext:value-type="float">
            <text:p>-27.78</text:p>
          </table:table-cell>
          <table:table-cell office:value-type="float" office:value="-33.21" calcext:value-type="float">
            <text:p>-33.21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78" calcext:value-type="float">
            <text:p>-27.78</text:p>
          </table:table-cell>
          <table:table-cell office:value-type="float" office:value="-416.68" calcext:value-type="float">
            <text:p>-416.68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6.68" calcext:value-type="float">
            <text:p>-416.6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28]/10000000;5)" office:value-type="float" office:value="3.00899" calcext:value-type="float">
            <text:p>3.00899</text:p>
          </table:table-cell>
          <table:table-cell table:formula="of:=[.C728]*100" office:value-type="float" office:value="-2778" calcext:value-type="float">
            <text:p>-2778</text:p>
          </table:table-cell>
          <table:table-cell table:formula="of:=[.F728]" office:value-type="float" office:value="-300" calcext:value-type="float">
            <text:p>-300</text:p>
          </table:table-cell>
          <table:table-cell table:formula="of:=[.M728]*10" office:value-type="float" office:value="-4166.8" calcext:value-type="float">
            <text:p>-4166.8</text:p>
          </table:table-cell>
        </table:table-row>
        <table:table-row table:style-name="ro2">
          <table:table-cell office:value-type="float" office:value="30093791" calcext:value-type="float">
            <text:p>30093791</text:p>
          </table:table-cell>
          <table:table-cell table:formula="of:=[.A729]-[.A728]" office:value-type="float" office:value="3860" calcext:value-type="float">
            <text:p>3860</text:p>
          </table:table-cell>
          <table:table-cell office:value-type="float" office:value="-27.85" calcext:value-type="float">
            <text:p>-27.85</text:p>
          </table:table-cell>
          <table:table-cell office:value-type="float" office:value="-32.48" calcext:value-type="float">
            <text:p>-32.48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85" calcext:value-type="float">
            <text:p>-27.85</text:p>
          </table:table-cell>
          <table:table-cell office:value-type="float" office:value="-417.82" calcext:value-type="float">
            <text:p>-417.82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7.82" calcext:value-type="float">
            <text:p>-417.8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29]/10000000;5)" office:value-type="float" office:value="3.00938" calcext:value-type="float">
            <text:p>3.00938</text:p>
          </table:table-cell>
          <table:table-cell table:formula="of:=[.C729]*100" office:value-type="float" office:value="-2785" calcext:value-type="float">
            <text:p>-2785</text:p>
          </table:table-cell>
          <table:table-cell table:formula="of:=[.F729]" office:value-type="float" office:value="-300" calcext:value-type="float">
            <text:p>-300</text:p>
          </table:table-cell>
          <table:table-cell table:formula="of:=[.M729]*10" office:value-type="float" office:value="-4178.2" calcext:value-type="float">
            <text:p>-4178.2</text:p>
          </table:table-cell>
        </table:table-row>
        <table:table-row table:style-name="ro2">
          <table:table-cell office:value-type="float" office:value="30098285" calcext:value-type="float">
            <text:p>30098285</text:p>
          </table:table-cell>
          <table:table-cell table:formula="of:=[.A730]-[.A729]" office:value-type="float" office:value="4494" calcext:value-type="float">
            <text:p>4494</text:p>
          </table:table-cell>
          <table:table-cell office:value-type="float" office:value="-27.96" calcext:value-type="float">
            <text:p>-27.96</text:p>
          </table:table-cell>
          <table:table-cell office:value-type="float" office:value="-35.82" calcext:value-type="float">
            <text:p>-35.82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96" calcext:value-type="float">
            <text:p>-27.96</text:p>
          </table:table-cell>
          <table:table-cell office:value-type="float" office:value="-419.44" calcext:value-type="float">
            <text:p>-419.44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9.44" calcext:value-type="float">
            <text:p>-419.4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30]/10000000;5)" office:value-type="float" office:value="3.00983" calcext:value-type="float">
            <text:p>3.00983</text:p>
          </table:table-cell>
          <table:table-cell table:formula="of:=[.C730]*100" office:value-type="float" office:value="-2796" calcext:value-type="float">
            <text:p>-2796</text:p>
          </table:table-cell>
          <table:table-cell table:formula="of:=[.F730]" office:value-type="float" office:value="-300" calcext:value-type="float">
            <text:p>-300</text:p>
          </table:table-cell>
          <table:table-cell table:formula="of:=[.M730]*10" office:value-type="float" office:value="-4194.4" calcext:value-type="float">
            <text:p>-4194.4</text:p>
          </table:table-cell>
        </table:table-row>
        <table:table-row table:style-name="ro2">
          <table:table-cell office:value-type="float" office:value="30102080" calcext:value-type="float">
            <text:p>30102080</text:p>
          </table:table-cell>
          <table:table-cell table:formula="of:=[.A731]-[.A730]" office:value-type="float" office:value="3795" calcext:value-type="float">
            <text:p>3795</text:p>
          </table:table-cell>
          <table:table-cell office:value-type="float" office:value="-28.06" calcext:value-type="float">
            <text:p>-28.06</text:p>
          </table:table-cell>
          <table:table-cell office:value-type="float" office:value="-35.1" calcext:value-type="float">
            <text:p>-35.1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06" calcext:value-type="float">
            <text:p>-28.06</text:p>
          </table:table-cell>
          <table:table-cell office:value-type="float" office:value="-420.91" calcext:value-type="float">
            <text:p>-420.91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0.91" calcext:value-type="float">
            <text:p>-420.9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31]/10000000;5)" office:value-type="float" office:value="3.01021" calcext:value-type="float">
            <text:p>3.01021</text:p>
          </table:table-cell>
          <table:table-cell table:formula="of:=[.C731]*100" office:value-type="float" office:value="-2806" calcext:value-type="float">
            <text:p>-2806</text:p>
          </table:table-cell>
          <table:table-cell table:formula="of:=[.F731]" office:value-type="float" office:value="-300" calcext:value-type="float">
            <text:p>-300</text:p>
          </table:table-cell>
          <table:table-cell table:formula="of:=[.M731]*10" office:value-type="float" office:value="-4209.1" calcext:value-type="float">
            <text:p>-4209.1</text:p>
          </table:table-cell>
        </table:table-row>
        <table:table-row table:style-name="ro2">
          <table:table-cell office:value-type="float" office:value="30106591" calcext:value-type="float">
            <text:p>30106591</text:p>
          </table:table-cell>
          <table:table-cell table:formula="of:=[.A732]-[.A731]" office:value-type="float" office:value="4511" calcext:value-type="float">
            <text:p>4511</text:p>
          </table:table-cell>
          <table:table-cell office:value-type="float" office:value="-28.15" calcext:value-type="float">
            <text:p>-28.15</text:p>
          </table:table-cell>
          <table:table-cell office:value-type="float" office:value="-34.55" calcext:value-type="float">
            <text:p>-34.55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15" calcext:value-type="float">
            <text:p>-28.15</text:p>
          </table:table-cell>
          <table:table-cell office:value-type="float" office:value="-422.26" calcext:value-type="float">
            <text:p>-422.26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2.26" calcext:value-type="float">
            <text:p>-422.2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32]/10000000;5)" office:value-type="float" office:value="3.01066" calcext:value-type="float">
            <text:p>3.01066</text:p>
          </table:table-cell>
          <table:table-cell table:formula="of:=[.C732]*100" office:value-type="float" office:value="-2815" calcext:value-type="float">
            <text:p>-2815</text:p>
          </table:table-cell>
          <table:table-cell table:formula="of:=[.F732]" office:value-type="float" office:value="-300" calcext:value-type="float">
            <text:p>-300</text:p>
          </table:table-cell>
          <table:table-cell table:formula="of:=[.M732]*10" office:value-type="float" office:value="-4222.6" calcext:value-type="float">
            <text:p>-4222.6</text:p>
          </table:table-cell>
        </table:table-row>
        <table:table-row table:style-name="ro2">
          <table:table-cell office:value-type="float" office:value="30110380" calcext:value-type="float">
            <text:p>30110380</text:p>
          </table:table-cell>
          <table:table-cell table:formula="of:=[.A733]-[.A732]" office:value-type="float" office:value="3789" calcext:value-type="float">
            <text:p>3789</text:p>
          </table:table-cell>
          <table:table-cell office:value-type="float" office:value="-28.24" calcext:value-type="float">
            <text:p>-28.24</text:p>
          </table:table-cell>
          <table:table-cell office:value-type="float" office:value="-34.81" calcext:value-type="float">
            <text:p>-34.81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24" calcext:value-type="float">
            <text:p>-28.24</text:p>
          </table:table-cell>
          <table:table-cell office:value-type="float" office:value="-423.58" calcext:value-type="float">
            <text:p>-423.58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3.58" calcext:value-type="float">
            <text:p>-423.5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33]/10000000;5)" office:value-type="float" office:value="3.01104" calcext:value-type="float">
            <text:p>3.01104</text:p>
          </table:table-cell>
          <table:table-cell table:formula="of:=[.C733]*100" office:value-type="float" office:value="-2824" calcext:value-type="float">
            <text:p>-2824</text:p>
          </table:table-cell>
          <table:table-cell table:formula="of:=[.F733]" office:value-type="float" office:value="-300" calcext:value-type="float">
            <text:p>-300</text:p>
          </table:table-cell>
          <table:table-cell table:formula="of:=[.M733]*10" office:value-type="float" office:value="-4235.8" calcext:value-type="float">
            <text:p>-4235.8</text:p>
          </table:table-cell>
        </table:table-row>
        <table:table-row table:style-name="ro2">
          <table:table-cell office:value-type="float" office:value="30114488" calcext:value-type="float">
            <text:p>30114488</text:p>
          </table:table-cell>
          <table:table-cell table:formula="of:=[.A734]-[.A733]" office:value-type="float" office:value="4108" calcext:value-type="float">
            <text:p>4108</text:p>
          </table:table-cell>
          <table:table-cell office:value-type="float" office:value="-28.33" calcext:value-type="float">
            <text:p>-28.33</text:p>
          </table:table-cell>
          <table:table-cell office:value-type="float" office:value="-35.28" calcext:value-type="float">
            <text:p>-35.28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33" calcext:value-type="float">
            <text:p>-28.33</text:p>
          </table:table-cell>
          <table:table-cell office:value-type="float" office:value="-424.96" calcext:value-type="float">
            <text:p>-424.96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4.96" calcext:value-type="float">
            <text:p>-424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34]/10000000;5)" office:value-type="float" office:value="3.01145" calcext:value-type="float">
            <text:p>3.01145</text:p>
          </table:table-cell>
          <table:table-cell table:formula="of:=[.C734]*100" office:value-type="float" office:value="-2833" calcext:value-type="float">
            <text:p>-2833</text:p>
          </table:table-cell>
          <table:table-cell table:formula="of:=[.F734]" office:value-type="float" office:value="-300" calcext:value-type="float">
            <text:p>-300</text:p>
          </table:table-cell>
          <table:table-cell table:formula="of:=[.M734]*10" office:value-type="float" office:value="-4249.6" calcext:value-type="float">
            <text:p>-4249.6</text:p>
          </table:table-cell>
        </table:table-row>
        <table:table-row table:style-name="ro2">
          <table:table-cell office:value-type="float" office:value="30118425" calcext:value-type="float">
            <text:p>30118425</text:p>
          </table:table-cell>
          <table:table-cell table:formula="of:=[.A735]-[.A734]" office:value-type="float" office:value="3937" calcext:value-type="float">
            <text:p>3937</text:p>
          </table:table-cell>
          <table:table-cell office:value-type="float" office:value="-28.4" calcext:value-type="float">
            <text:p>-28.4</text:p>
          </table:table-cell>
          <table:table-cell office:value-type="float" office:value="-33.09" calcext:value-type="float">
            <text:p>-33.09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4" calcext:value-type="float">
            <text:p>-28.4</text:p>
          </table:table-cell>
          <table:table-cell office:value-type="float" office:value="-426.03" calcext:value-type="float">
            <text:p>-426.03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6.03" calcext:value-type="float">
            <text:p>-426.0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35]/10000000;5)" office:value-type="float" office:value="3.01184" calcext:value-type="float">
            <text:p>3.01184</text:p>
          </table:table-cell>
          <table:table-cell table:formula="of:=[.C735]*100" office:value-type="float" office:value="-2840" calcext:value-type="float">
            <text:p>-2840</text:p>
          </table:table-cell>
          <table:table-cell table:formula="of:=[.F735]" office:value-type="float" office:value="-300" calcext:value-type="float">
            <text:p>-300</text:p>
          </table:table-cell>
          <table:table-cell table:formula="of:=[.M735]*10" office:value-type="float" office:value="-4260.3" calcext:value-type="float">
            <text:p>-4260.3</text:p>
          </table:table-cell>
        </table:table-row>
        <table:table-row table:style-name="ro2">
          <table:table-cell office:value-type="float" office:value="30123260" calcext:value-type="float">
            <text:p>30123260</text:p>
          </table:table-cell>
          <table:table-cell table:formula="of:=[.A736]-[.A735]" office:value-type="float" office:value="4835" calcext:value-type="float">
            <text:p>4835</text:p>
          </table:table-cell>
          <table:table-cell office:value-type="float" office:value="-28.49" calcext:value-type="float">
            <text:p>-28.49</text:p>
          </table:table-cell>
          <table:table-cell office:value-type="float" office:value="-34.44" calcext:value-type="float">
            <text:p>-34.44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49" calcext:value-type="float">
            <text:p>-28.49</text:p>
          </table:table-cell>
          <table:table-cell office:value-type="float" office:value="-427.28" calcext:value-type="float">
            <text:p>-427.28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7.28" calcext:value-type="float">
            <text:p>-427.2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36]/10000000;5)" office:value-type="float" office:value="3.01233" calcext:value-type="float">
            <text:p>3.01233</text:p>
          </table:table-cell>
          <table:table-cell table:formula="of:=[.C736]*100" office:value-type="float" office:value="-2849" calcext:value-type="float">
            <text:p>-2849</text:p>
          </table:table-cell>
          <table:table-cell table:formula="of:=[.F736]" office:value-type="float" office:value="-300" calcext:value-type="float">
            <text:p>-300</text:p>
          </table:table-cell>
          <table:table-cell table:formula="of:=[.M736]*10" office:value-type="float" office:value="-4272.8" calcext:value-type="float">
            <text:p>-4272.8</text:p>
          </table:table-cell>
        </table:table-row>
        <table:table-row table:style-name="ro2">
          <table:table-cell office:value-type="float" office:value="30127091" calcext:value-type="float">
            <text:p>30127091</text:p>
          </table:table-cell>
          <table:table-cell table:formula="of:=[.A737]-[.A736]" office:value-type="float" office:value="3831" calcext:value-type="float">
            <text:p>3831</text:p>
          </table:table-cell>
          <table:table-cell office:value-type="float" office:value="-28.58" calcext:value-type="float">
            <text:p>-28.58</text:p>
          </table:table-cell>
          <table:table-cell office:value-type="float" office:value="-35.42" calcext:value-type="float">
            <text:p>-35.42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58" calcext:value-type="float">
            <text:p>-28.58</text:p>
          </table:table-cell>
          <table:table-cell office:value-type="float" office:value="-428.68" calcext:value-type="float">
            <text:p>-428.68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8.68" calcext:value-type="float">
            <text:p>-428.6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37]/10000000;5)" office:value-type="float" office:value="3.01271" calcext:value-type="float">
            <text:p>3.01271</text:p>
          </table:table-cell>
          <table:table-cell table:formula="of:=[.C737]*100" office:value-type="float" office:value="-2858" calcext:value-type="float">
            <text:p>-2858</text:p>
          </table:table-cell>
          <table:table-cell table:formula="of:=[.F737]" office:value-type="float" office:value="-300" calcext:value-type="float">
            <text:p>-300</text:p>
          </table:table-cell>
          <table:table-cell table:formula="of:=[.M737]*10" office:value-type="float" office:value="-4286.8" calcext:value-type="float">
            <text:p>-4286.8</text:p>
          </table:table-cell>
        </table:table-row>
        <table:table-row table:style-name="ro2">
          <table:table-cell office:value-type="float" office:value="30132148" calcext:value-type="float">
            <text:p>30132148</text:p>
          </table:table-cell>
          <table:table-cell table:formula="of:=[.A738]-[.A737]" office:value-type="float" office:value="5057" calcext:value-type="float">
            <text:p>5057</text:p>
          </table:table-cell>
          <table:table-cell office:value-type="float" office:value="-28.65" calcext:value-type="float">
            <text:p>-28.65</text:p>
          </table:table-cell>
          <table:table-cell office:value-type="float" office:value="-33.42" calcext:value-type="float">
            <text:p>-33.42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65" calcext:value-type="float">
            <text:p>-28.65</text:p>
          </table:table-cell>
          <table:table-cell office:value-type="float" office:value="-429.81" calcext:value-type="float">
            <text:p>-429.81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9.81" calcext:value-type="float">
            <text:p>-429.8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38]/10000000;5)" office:value-type="float" office:value="3.01321" calcext:value-type="float">
            <text:p>3.01321</text:p>
          </table:table-cell>
          <table:table-cell table:formula="of:=[.C738]*100" office:value-type="float" office:value="-2865" calcext:value-type="float">
            <text:p>-2865</text:p>
          </table:table-cell>
          <table:table-cell table:formula="of:=[.F738]" office:value-type="float" office:value="-300" calcext:value-type="float">
            <text:p>-300</text:p>
          </table:table-cell>
          <table:table-cell table:formula="of:=[.M738]*10" office:value-type="float" office:value="-4298.1" calcext:value-type="float">
            <text:p>-4298.1</text:p>
          </table:table-cell>
        </table:table-row>
        <table:table-row table:style-name="ro2">
          <table:table-cell office:value-type="float" office:value="30136031" calcext:value-type="float">
            <text:p>30136031</text:p>
          </table:table-cell>
          <table:table-cell table:formula="of:=[.A739]-[.A738]" office:value-type="float" office:value="3883" calcext:value-type="float">
            <text:p>3883</text:p>
          </table:table-cell>
          <table:table-cell office:value-type="float" office:value="-28.71" calcext:value-type="float">
            <text:p>-28.71</text:p>
          </table:table-cell>
          <table:table-cell office:value-type="float" office:value="-31.34" calcext:value-type="float">
            <text:p>-31.34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71" calcext:value-type="float">
            <text:p>-28.71</text:p>
          </table:table-cell>
          <table:table-cell office:value-type="float" office:value="-430.64" calcext:value-type="float">
            <text:p>-430.64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0.64" calcext:value-type="float">
            <text:p>-430.6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39]/10000000;5)" office:value-type="float" office:value="3.0136" calcext:value-type="float">
            <text:p>3.0136</text:p>
          </table:table-cell>
          <table:table-cell table:formula="of:=[.C739]*100" office:value-type="float" office:value="-2871" calcext:value-type="float">
            <text:p>-2871</text:p>
          </table:table-cell>
          <table:table-cell table:formula="of:=[.F739]" office:value-type="float" office:value="-300" calcext:value-type="float">
            <text:p>-300</text:p>
          </table:table-cell>
          <table:table-cell table:formula="of:=[.M739]*10" office:value-type="float" office:value="-4306.4" calcext:value-type="float">
            <text:p>-4306.4</text:p>
          </table:table-cell>
        </table:table-row>
        <table:table-row table:style-name="ro2">
          <table:table-cell office:value-type="float" office:value="30140391" calcext:value-type="float">
            <text:p>30140391</text:p>
          </table:table-cell>
          <table:table-cell table:formula="of:=[.A740]-[.A739]" office:value-type="float" office:value="4360" calcext:value-type="float">
            <text:p>4360</text:p>
          </table:table-cell>
          <table:table-cell office:value-type="float" office:value="-28.78" calcext:value-type="float">
            <text:p>-28.78</text:p>
          </table:table-cell>
          <table:table-cell office:value-type="float" office:value="-33.25" calcext:value-type="float">
            <text:p>-33.25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78" calcext:value-type="float">
            <text:p>-28.78</text:p>
          </table:table-cell>
          <table:table-cell office:value-type="float" office:value="-431.77" calcext:value-type="float">
            <text:p>-431.77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1.77" calcext:value-type="float">
            <text:p>-431.7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40]/10000000;5)" office:value-type="float" office:value="3.01404" calcext:value-type="float">
            <text:p>3.01404</text:p>
          </table:table-cell>
          <table:table-cell table:formula="of:=[.C740]*100" office:value-type="float" office:value="-2878" calcext:value-type="float">
            <text:p>-2878</text:p>
          </table:table-cell>
          <table:table-cell table:formula="of:=[.F740]" office:value-type="float" office:value="-300" calcext:value-type="float">
            <text:p>-300</text:p>
          </table:table-cell>
          <table:table-cell table:formula="of:=[.M740]*10" office:value-type="float" office:value="-4317.7" calcext:value-type="float">
            <text:p>-4317.7</text:p>
          </table:table-cell>
        </table:table-row>
        <table:table-row table:style-name="ro2">
          <table:table-cell office:value-type="float" office:value="30177374" calcext:value-type="float">
            <text:p>30177374</text:p>
          </table:table-cell>
          <table:table-cell table:formula="of:=[.A741]-[.A740]" office:value-type="float" office:value="36983" calcext:value-type="float">
            <text:p>36983</text:p>
          </table:table-cell>
          <table:table-cell office:value-type="float" office:value="-28.84" calcext:value-type="float">
            <text:p>-28.84</text:p>
          </table:table-cell>
          <table:table-cell office:value-type="float" office:value="-32.08" calcext:value-type="float">
            <text:p>-32.08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84" calcext:value-type="float">
            <text:p>-28.84</text:p>
          </table:table-cell>
          <table:table-cell office:value-type="float" office:value="-432.54" calcext:value-type="float">
            <text:p>-432.54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2.54" calcext:value-type="float">
            <text:p>-432.5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41]/10000000;5)" office:value-type="float" office:value="3.01774" calcext:value-type="float">
            <text:p>3.01774</text:p>
          </table:table-cell>
          <table:table-cell table:formula="of:=[.C741]*100" office:value-type="float" office:value="-2884" calcext:value-type="float">
            <text:p>-2884</text:p>
          </table:table-cell>
          <table:table-cell table:formula="of:=[.F741]" office:value-type="float" office:value="-300" calcext:value-type="float">
            <text:p>-300</text:p>
          </table:table-cell>
          <table:table-cell table:formula="of:=[.M741]*10" office:value-type="float" office:value="-4325.4" calcext:value-type="float">
            <text:p>-4325.4</text:p>
          </table:table-cell>
        </table:table-row>
        <table:table-row table:style-name="ro2">
          <table:table-cell office:value-type="float" office:value="30181500" calcext:value-type="float">
            <text:p>30181500</text:p>
          </table:table-cell>
          <table:table-cell table:formula="of:=[.A742]-[.A741]" office:value-type="float" office:value="4126" calcext:value-type="float">
            <text:p>4126</text:p>
          </table:table-cell>
          <table:table-cell office:value-type="float" office:value="-28.89" calcext:value-type="float">
            <text:p>-28.89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89" calcext:value-type="float">
            <text:p>-28.89</text:p>
          </table:table-cell>
          <table:table-cell office:value-type="float" office:value="-433.35" calcext:value-type="float">
            <text:p>-433.35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3.35" calcext:value-type="float">
            <text:p>-433.3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42]/10000000;5)" office:value-type="float" office:value="3.01815" calcext:value-type="float">
            <text:p>3.01815</text:p>
          </table:table-cell>
          <table:table-cell table:formula="of:=[.C742]*100" office:value-type="float" office:value="-2889" calcext:value-type="float">
            <text:p>-2889</text:p>
          </table:table-cell>
          <table:table-cell table:formula="of:=[.F742]" office:value-type="float" office:value="-300" calcext:value-type="float">
            <text:p>-300</text:p>
          </table:table-cell>
          <table:table-cell table:formula="of:=[.M742]*10" office:value-type="float" office:value="-4333.5" calcext:value-type="float">
            <text:p>-4333.5</text:p>
          </table:table-cell>
        </table:table-row>
        <table:table-row table:style-name="ro2">
          <table:table-cell office:value-type="float" office:value="30185543" calcext:value-type="float">
            <text:p>30185543</text:p>
          </table:table-cell>
          <table:table-cell table:formula="of:=[.A743]-[.A742]" office:value-type="float" office:value="4043" calcext:value-type="float">
            <text:p>4043</text:p>
          </table:table-cell>
          <table:table-cell office:value-type="float" office:value="-28.93" calcext:value-type="float">
            <text:p>-28.93</text:p>
          </table:table-cell>
          <table:table-cell office:value-type="float" office:value="-31.84" calcext:value-type="float">
            <text:p>-31.84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93" calcext:value-type="float">
            <text:p>-28.93</text:p>
          </table:table-cell>
          <table:table-cell office:value-type="float" office:value="-433.96" calcext:value-type="float">
            <text:p>-433.96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3.96" calcext:value-type="float">
            <text:p>-433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43]/10000000;5)" office:value-type="float" office:value="3.01855" calcext:value-type="float">
            <text:p>3.01855</text:p>
          </table:table-cell>
          <table:table-cell table:formula="of:=[.C743]*100" office:value-type="float" office:value="-2893" calcext:value-type="float">
            <text:p>-2893</text:p>
          </table:table-cell>
          <table:table-cell table:formula="of:=[.F743]" office:value-type="float" office:value="-300" calcext:value-type="float">
            <text:p>-300</text:p>
          </table:table-cell>
          <table:table-cell table:formula="of:=[.M743]*10" office:value-type="float" office:value="-4339.6" calcext:value-type="float">
            <text:p>-4339.6</text:p>
          </table:table-cell>
        </table:table-row>
        <table:table-row table:style-name="ro2">
          <table:table-cell office:value-type="float" office:value="30189506" calcext:value-type="float">
            <text:p>30189506</text:p>
          </table:table-cell>
          <table:table-cell table:formula="of:=[.A744]-[.A743]" office:value-type="float" office:value="3963" calcext:value-type="float">
            <text:p>3963</text:p>
          </table:table-cell>
          <table:table-cell office:value-type="float" office:value="-28.97" calcext:value-type="float">
            <text:p>-28.97</text:p>
          </table:table-cell>
          <table:table-cell office:value-type="float" office:value="-32.49" calcext:value-type="float">
            <text:p>-32.49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97" calcext:value-type="float">
            <text:p>-28.97</text:p>
          </table:table-cell>
          <table:table-cell office:value-type="float" office:value="-434.58" calcext:value-type="float">
            <text:p>-434.58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4.58" calcext:value-type="float">
            <text:p>-434.5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44]/10000000;5)" office:value-type="float" office:value="3.01895" calcext:value-type="float">
            <text:p>3.01895</text:p>
          </table:table-cell>
          <table:table-cell table:formula="of:=[.C744]*100" office:value-type="float" office:value="-2897" calcext:value-type="float">
            <text:p>-2897</text:p>
          </table:table-cell>
          <table:table-cell table:formula="of:=[.F744]" office:value-type="float" office:value="-300" calcext:value-type="float">
            <text:p>-300</text:p>
          </table:table-cell>
          <table:table-cell table:formula="of:=[.M744]*10" office:value-type="float" office:value="-4345.8" calcext:value-type="float">
            <text:p>-4345.8</text:p>
          </table:table-cell>
        </table:table-row>
        <table:table-row table:style-name="ro2">
          <table:table-cell office:value-type="float" office:value="30194085" calcext:value-type="float">
            <text:p>30194085</text:p>
          </table:table-cell>
          <table:table-cell table:formula="of:=[.A745]-[.A744]" office:value-type="float" office:value="4579" calcext:value-type="float">
            <text:p>4579</text:p>
          </table:table-cell>
          <table:table-cell office:value-type="float" office:value="-29.03" calcext:value-type="float">
            <text:p>-29.03</text:p>
          </table:table-cell>
          <table:table-cell office:value-type="float" office:value="-34.87" calcext:value-type="float">
            <text:p>-34.87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03" calcext:value-type="float">
            <text:p>-29.03</text:p>
          </table:table-cell>
          <table:table-cell office:value-type="float" office:value="-435.42" calcext:value-type="float">
            <text:p>-435.42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5.42" calcext:value-type="float">
            <text:p>-435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45]/10000000;5)" office:value-type="float" office:value="3.01941" calcext:value-type="float">
            <text:p>3.01941</text:p>
          </table:table-cell>
          <table:table-cell table:formula="of:=[.C745]*100" office:value-type="float" office:value="-2903" calcext:value-type="float">
            <text:p>-2903</text:p>
          </table:table-cell>
          <table:table-cell table:formula="of:=[.F745]" office:value-type="float" office:value="-300" calcext:value-type="float">
            <text:p>-300</text:p>
          </table:table-cell>
          <table:table-cell table:formula="of:=[.M745]*10" office:value-type="float" office:value="-4354.2" calcext:value-type="float">
            <text:p>-4354.2</text:p>
          </table:table-cell>
        </table:table-row>
        <table:table-row table:style-name="ro2">
          <table:table-cell office:value-type="float" office:value="30198908" calcext:value-type="float">
            <text:p>30198908</text:p>
          </table:table-cell>
          <table:table-cell table:formula="of:=[.A746]-[.A745]" office:value-type="float" office:value="4823" calcext:value-type="float">
            <text:p>4823</text:p>
          </table:table-cell>
          <table:table-cell office:value-type="float" office:value="-29.07" calcext:value-type="float">
            <text:p>-29.07</text:p>
          </table:table-cell>
          <table:table-cell office:value-type="float" office:value="-34.29" calcext:value-type="float">
            <text:p>-34.29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07" calcext:value-type="float">
            <text:p>-29.07</text:p>
          </table:table-cell>
          <table:table-cell office:value-type="float" office:value="-436.04" calcext:value-type="float">
            <text:p>-436.04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6.04" calcext:value-type="float">
            <text:p>-436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46]/10000000;5)" office:value-type="float" office:value="3.01989" calcext:value-type="float">
            <text:p>3.01989</text:p>
          </table:table-cell>
          <table:table-cell table:formula="of:=[.C746]*100" office:value-type="float" office:value="-2907" calcext:value-type="float">
            <text:p>-2907</text:p>
          </table:table-cell>
          <table:table-cell table:formula="of:=[.F746]" office:value-type="float" office:value="-300" calcext:value-type="float">
            <text:p>-300</text:p>
          </table:table-cell>
          <table:table-cell table:formula="of:=[.M746]*10" office:value-type="float" office:value="-4360.4" calcext:value-type="float">
            <text:p>-4360.4</text:p>
          </table:table-cell>
        </table:table-row>
        <table:table-row table:style-name="ro2">
          <table:table-cell office:value-type="float" office:value="30202608" calcext:value-type="float">
            <text:p>30202608</text:p>
          </table:table-cell>
          <table:table-cell table:formula="of:=[.A747]-[.A746]" office:value-type="float" office:value="3700" calcext:value-type="float">
            <text:p>3700</text:p>
          </table:table-cell>
          <table:table-cell office:value-type="float" office:value="-29.08" calcext:value-type="float">
            <text:p>-29.08</text:p>
          </table:table-cell>
          <table:table-cell office:value-type="float" office:value="-31.24" calcext:value-type="float">
            <text:p>-31.24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08" calcext:value-type="float">
            <text:p>-29.08</text:p>
          </table:table-cell>
          <table:table-cell office:value-type="float" office:value="-436.15" calcext:value-type="float">
            <text:p>-436.15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6.15" calcext:value-type="float">
            <text:p>-436.1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47]/10000000;5)" office:value-type="float" office:value="3.02026" calcext:value-type="float">
            <text:p>3.02026</text:p>
          </table:table-cell>
          <table:table-cell table:formula="of:=[.C747]*100" office:value-type="float" office:value="-2908" calcext:value-type="float">
            <text:p>-2908</text:p>
          </table:table-cell>
          <table:table-cell table:formula="of:=[.F747]" office:value-type="float" office:value="-300" calcext:value-type="float">
            <text:p>-300</text:p>
          </table:table-cell>
          <table:table-cell table:formula="of:=[.M747]*10" office:value-type="float" office:value="-4361.5" calcext:value-type="float">
            <text:p>-4361.5</text:p>
          </table:table-cell>
        </table:table-row>
        <table:table-row table:style-name="ro2">
          <table:table-cell office:value-type="float" office:value="30207083" calcext:value-type="float">
            <text:p>30207083</text:p>
          </table:table-cell>
          <table:table-cell table:formula="of:=[.A748]-[.A747]" office:value-type="float" office:value="4475" calcext:value-type="float">
            <text:p>4475</text:p>
          </table:table-cell>
          <table:table-cell office:value-type="float" office:value="-29.08" calcext:value-type="float">
            <text:p>-29.08</text:p>
          </table:table-cell>
          <table:table-cell office:value-type="float" office:value="-31.03" calcext:value-type="float">
            <text:p>-31.03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08" calcext:value-type="float">
            <text:p>-29.08</text:p>
          </table:table-cell>
          <table:table-cell office:value-type="float" office:value="-436.19" calcext:value-type="float">
            <text:p>-436.19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6.19" calcext:value-type="float">
            <text:p>-436.1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48]/10000000;5)" office:value-type="float" office:value="3.02071" calcext:value-type="float">
            <text:p>3.02071</text:p>
          </table:table-cell>
          <table:table-cell table:formula="of:=[.C748]*100" office:value-type="float" office:value="-2908" calcext:value-type="float">
            <text:p>-2908</text:p>
          </table:table-cell>
          <table:table-cell table:formula="of:=[.F748]" office:value-type="float" office:value="-300" calcext:value-type="float">
            <text:p>-300</text:p>
          </table:table-cell>
          <table:table-cell table:formula="of:=[.M748]*10" office:value-type="float" office:value="-4361.9" calcext:value-type="float">
            <text:p>-4361.9</text:p>
          </table:table-cell>
        </table:table-row>
        <table:table-row table:style-name="ro2">
          <table:table-cell office:value-type="float" office:value="30210900" calcext:value-type="float">
            <text:p>30210900</text:p>
          </table:table-cell>
          <table:table-cell table:formula="of:=[.A749]-[.A748]" office:value-type="float" office:value="3817" calcext:value-type="float">
            <text:p>3817</text:p>
          </table:table-cell>
          <table:table-cell office:value-type="float" office:value="-29.07" calcext:value-type="float">
            <text:p>-29.07</text:p>
          </table:table-cell>
          <table:table-cell office:value-type="float" office:value="-30.05" calcext:value-type="float">
            <text:p>-30.05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07" calcext:value-type="float">
            <text:p>-29.07</text:p>
          </table:table-cell>
          <table:table-cell office:value-type="float" office:value="-436.12" calcext:value-type="float">
            <text:p>-436.12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6.12" calcext:value-type="float">
            <text:p>-436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49]/10000000;5)" office:value-type="float" office:value="3.02109" calcext:value-type="float">
            <text:p>3.02109</text:p>
          </table:table-cell>
          <table:table-cell table:formula="of:=[.C749]*100" office:value-type="float" office:value="-2907" calcext:value-type="float">
            <text:p>-2907</text:p>
          </table:table-cell>
          <table:table-cell table:formula="of:=[.F749]" office:value-type="float" office:value="-300" calcext:value-type="float">
            <text:p>-300</text:p>
          </table:table-cell>
          <table:table-cell table:formula="of:=[.M749]*10" office:value-type="float" office:value="-4361.2" calcext:value-type="float">
            <text:p>-4361.2</text:p>
          </table:table-cell>
        </table:table-row>
        <table:table-row table:style-name="ro2">
          <table:table-cell office:value-type="float" office:value="30215743" calcext:value-type="float">
            <text:p>30215743</text:p>
          </table:table-cell>
          <table:table-cell table:formula="of:=[.A750]-[.A749]" office:value-type="float" office:value="4843" calcext:value-type="float">
            <text:p>4843</text:p>
          </table:table-cell>
          <table:table-cell office:value-type="float" office:value="-29.05" calcext:value-type="float">
            <text:p>-29.05</text:p>
          </table:table-cell>
          <table:table-cell office:value-type="float" office:value="-27.57" calcext:value-type="float">
            <text:p>-27.57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05" calcext:value-type="float">
            <text:p>-29.05</text:p>
          </table:table-cell>
          <table:table-cell office:value-type="float" office:value="-435.79" calcext:value-type="float">
            <text:p>-435.79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5.79" calcext:value-type="float">
            <text:p>-435.7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50]/10000000;5)" office:value-type="float" office:value="3.02157" calcext:value-type="float">
            <text:p>3.02157</text:p>
          </table:table-cell>
          <table:table-cell table:formula="of:=[.C750]*100" office:value-type="float" office:value="-2905" calcext:value-type="float">
            <text:p>-2905</text:p>
          </table:table-cell>
          <table:table-cell table:formula="of:=[.F750]" office:value-type="float" office:value="-300" calcext:value-type="float">
            <text:p>-300</text:p>
          </table:table-cell>
          <table:table-cell table:formula="of:=[.M750]*10" office:value-type="float" office:value="-4357.9" calcext:value-type="float">
            <text:p>-4357.9</text:p>
          </table:table-cell>
        </table:table-row>
        <table:table-row table:style-name="ro2">
          <table:table-cell office:value-type="float" office:value="30219423" calcext:value-type="float">
            <text:p>30219423</text:p>
          </table:table-cell>
          <table:table-cell table:formula="of:=[.A751]-[.A750]" office:value-type="float" office:value="3680" calcext:value-type="float">
            <text:p>3680</text:p>
          </table:table-cell>
          <table:table-cell office:value-type="float" office:value="-29.04" calcext:value-type="float">
            <text:p>-29.04</text:p>
          </table:table-cell>
          <table:table-cell office:value-type="float" office:value="-27.64" calcext:value-type="float">
            <text:p>-27.64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04" calcext:value-type="float">
            <text:p>-29.04</text:p>
          </table:table-cell>
          <table:table-cell office:value-type="float" office:value="-435.56" calcext:value-type="float">
            <text:p>-435.56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5.56" calcext:value-type="float">
            <text:p>-435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51]/10000000;5)" office:value-type="float" office:value="3.02194" calcext:value-type="float">
            <text:p>3.02194</text:p>
          </table:table-cell>
          <table:table-cell table:formula="of:=[.C751]*100" office:value-type="float" office:value="-2904" calcext:value-type="float">
            <text:p>-2904</text:p>
          </table:table-cell>
          <table:table-cell table:formula="of:=[.F751]" office:value-type="float" office:value="-300" calcext:value-type="float">
            <text:p>-300</text:p>
          </table:table-cell>
          <table:table-cell table:formula="of:=[.M751]*10" office:value-type="float" office:value="-4355.6" calcext:value-type="float">
            <text:p>-4355.6</text:p>
          </table:table-cell>
        </table:table-row>
        <table:table-row table:style-name="ro2">
          <table:table-cell office:value-type="float" office:value="30223688" calcext:value-type="float">
            <text:p>30223688</text:p>
          </table:table-cell>
          <table:table-cell table:formula="of:=[.A752]-[.A751]" office:value-type="float" office:value="4265" calcext:value-type="float">
            <text:p>4265</text:p>
          </table:table-cell>
          <table:table-cell office:value-type="float" office:value="-29.05" calcext:value-type="float">
            <text:p>-29.05</text:p>
          </table:table-cell>
          <table:table-cell office:value-type="float" office:value="-29.32" calcext:value-type="float">
            <text:p>-29.32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05" calcext:value-type="float">
            <text:p>-29.05</text:p>
          </table:table-cell>
          <table:table-cell office:value-type="float" office:value="-435.71" calcext:value-type="float">
            <text:p>-435.71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5.71" calcext:value-type="float">
            <text:p>-435.7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52]/10000000;5)" office:value-type="float" office:value="3.02237" calcext:value-type="float">
            <text:p>3.02237</text:p>
          </table:table-cell>
          <table:table-cell table:formula="of:=[.C752]*100" office:value-type="float" office:value="-2905" calcext:value-type="float">
            <text:p>-2905</text:p>
          </table:table-cell>
          <table:table-cell table:formula="of:=[.F752]" office:value-type="float" office:value="-300" calcext:value-type="float">
            <text:p>-300</text:p>
          </table:table-cell>
          <table:table-cell table:formula="of:=[.M752]*10" office:value-type="float" office:value="-4357.1" calcext:value-type="float">
            <text:p>-4357.1</text:p>
          </table:table-cell>
        </table:table-row>
        <table:table-row table:style-name="ro2">
          <table:table-cell office:value-type="float" office:value="30227611" calcext:value-type="float">
            <text:p>30227611</text:p>
          </table:table-cell>
          <table:table-cell table:formula="of:=[.A753]-[.A752]" office:value-type="float" office:value="3923" calcext:value-type="float">
            <text:p>3923</text:p>
          </table:table-cell>
          <table:table-cell office:value-type="float" office:value="-29.05" calcext:value-type="float">
            <text:p>-29.05</text:p>
          </table:table-cell>
          <table:table-cell office:value-type="float" office:value="-28.07" calcext:value-type="float">
            <text:p>-28.07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05" calcext:value-type="float">
            <text:p>-29.05</text:p>
          </table:table-cell>
          <table:table-cell office:value-type="float" office:value="-435.78" calcext:value-type="float">
            <text:p>-435.78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5.78" calcext:value-type="float">
            <text:p>-435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53]/10000000;5)" office:value-type="float" office:value="3.02276" calcext:value-type="float">
            <text:p>3.02276</text:p>
          </table:table-cell>
          <table:table-cell table:formula="of:=[.C753]*100" office:value-type="float" office:value="-2905" calcext:value-type="float">
            <text:p>-2905</text:p>
          </table:table-cell>
          <table:table-cell table:formula="of:=[.F753]" office:value-type="float" office:value="-300" calcext:value-type="float">
            <text:p>-300</text:p>
          </table:table-cell>
          <table:table-cell table:formula="of:=[.M753]*10" office:value-type="float" office:value="-4357.8" calcext:value-type="float">
            <text:p>-4357.8</text:p>
          </table:table-cell>
        </table:table-row>
        <table:table-row table:style-name="ro2">
          <table:table-cell office:value-type="float" office:value="30231903" calcext:value-type="float">
            <text:p>30231903</text:p>
          </table:table-cell>
          <table:table-cell table:formula="of:=[.A754]-[.A753]" office:value-type="float" office:value="4292" calcext:value-type="float">
            <text:p>4292</text:p>
          </table:table-cell>
          <table:table-cell office:value-type="float" office:value="-29.06" calcext:value-type="float">
            <text:p>-29.06</text:p>
          </table:table-cell>
          <table:table-cell office:value-type="float" office:value="-27.76" calcext:value-type="float">
            <text:p>-27.76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06" calcext:value-type="float">
            <text:p>-29.06</text:p>
          </table:table-cell>
          <table:table-cell office:value-type="float" office:value="-435.91" calcext:value-type="float">
            <text:p>-435.91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5.91" calcext:value-type="float">
            <text:p>-435.9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54]/10000000;5)" office:value-type="float" office:value="3.02319" calcext:value-type="float">
            <text:p>3.02319</text:p>
          </table:table-cell>
          <table:table-cell table:formula="of:=[.C754]*100" office:value-type="float" office:value="-2906" calcext:value-type="float">
            <text:p>-2906</text:p>
          </table:table-cell>
          <table:table-cell table:formula="of:=[.F754]" office:value-type="float" office:value="-300" calcext:value-type="float">
            <text:p>-300</text:p>
          </table:table-cell>
          <table:table-cell table:formula="of:=[.M754]*10" office:value-type="float" office:value="-4359.1" calcext:value-type="float">
            <text:p>-4359.1</text:p>
          </table:table-cell>
        </table:table-row>
        <table:table-row table:style-name="ro2">
          <table:table-cell office:value-type="float" office:value="30235880" calcext:value-type="float">
            <text:p>30235880</text:p>
          </table:table-cell>
          <table:table-cell table:formula="of:=[.A755]-[.A754]" office:value-type="float" office:value="3977" calcext:value-type="float">
            <text:p>3977</text:p>
          </table:table-cell>
          <table:table-cell office:value-type="float" office:value="-29.09" calcext:value-type="float">
            <text:p>-29.09</text:p>
          </table:table-cell>
          <table:table-cell office:value-type="float" office:value="-29.27" calcext:value-type="float">
            <text:p>-29.27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09" calcext:value-type="float">
            <text:p>-29.09</text:p>
          </table:table-cell>
          <table:table-cell office:value-type="float" office:value="-436.32" calcext:value-type="float">
            <text:p>-436.32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6.32" calcext:value-type="float">
            <text:p>-436.3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55]/10000000;5)" office:value-type="float" office:value="3.02359" calcext:value-type="float">
            <text:p>3.02359</text:p>
          </table:table-cell>
          <table:table-cell table:formula="of:=[.C755]*100" office:value-type="float" office:value="-2909" calcext:value-type="float">
            <text:p>-2909</text:p>
          </table:table-cell>
          <table:table-cell table:formula="of:=[.F755]" office:value-type="float" office:value="-300" calcext:value-type="float">
            <text:p>-300</text:p>
          </table:table-cell>
          <table:table-cell table:formula="of:=[.M755]*10" office:value-type="float" office:value="-4363.2" calcext:value-type="float">
            <text:p>-4363.2</text:p>
          </table:table-cell>
        </table:table-row>
        <table:table-row table:style-name="ro2">
          <table:table-cell office:value-type="float" office:value="30240183" calcext:value-type="float">
            <text:p>30240183</text:p>
          </table:table-cell>
          <table:table-cell table:formula="of:=[.A756]-[.A755]" office:value-type="float" office:value="4303" calcext:value-type="float">
            <text:p>4303</text:p>
          </table:table-cell>
          <table:table-cell office:value-type="float" office:value="-29.12" calcext:value-type="float">
            <text:p>-29.12</text:p>
          </table:table-cell>
          <table:table-cell office:value-type="float" office:value="-29.81" calcext:value-type="float">
            <text:p>-29.81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12" calcext:value-type="float">
            <text:p>-29.12</text:p>
          </table:table-cell>
          <table:table-cell office:value-type="float" office:value="-436.85" calcext:value-type="float">
            <text:p>-436.85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6.85" calcext:value-type="float">
            <text:p>-436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56]/10000000;5)" office:value-type="float" office:value="3.02402" calcext:value-type="float">
            <text:p>3.02402</text:p>
          </table:table-cell>
          <table:table-cell table:formula="of:=[.C756]*100" office:value-type="float" office:value="-2912" calcext:value-type="float">
            <text:p>-2912</text:p>
          </table:table-cell>
          <table:table-cell table:formula="of:=[.F756]" office:value-type="float" office:value="-300" calcext:value-type="float">
            <text:p>-300</text:p>
          </table:table-cell>
          <table:table-cell table:formula="of:=[.M756]*10" office:value-type="float" office:value="-4368.5" calcext:value-type="float">
            <text:p>-4368.5</text:p>
          </table:table-cell>
        </table:table-row>
        <table:table-row table:style-name="ro2">
          <table:table-cell office:value-type="float" office:value="30244031" calcext:value-type="float">
            <text:p>30244031</text:p>
          </table:table-cell>
          <table:table-cell table:formula="of:=[.A757]-[.A756]" office:value-type="float" office:value="3848" calcext:value-type="float">
            <text:p>3848</text:p>
          </table:table-cell>
          <table:table-cell office:value-type="float" office:value="-29.15" calcext:value-type="float">
            <text:p>-29.15</text:p>
          </table:table-cell>
          <table:table-cell office:value-type="float" office:value="-28.89" calcext:value-type="float">
            <text:p>-28.89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15" calcext:value-type="float">
            <text:p>-29.15</text:p>
          </table:table-cell>
          <table:table-cell office:value-type="float" office:value="-437.19" calcext:value-type="float">
            <text:p>-437.19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7.19" calcext:value-type="float">
            <text:p>-437.1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57]/10000000;5)" office:value-type="float" office:value="3.0244" calcext:value-type="float">
            <text:p>3.0244</text:p>
          </table:table-cell>
          <table:table-cell table:formula="of:=[.C757]*100" office:value-type="float" office:value="-2915" calcext:value-type="float">
            <text:p>-2915</text:p>
          </table:table-cell>
          <table:table-cell table:formula="of:=[.F757]" office:value-type="float" office:value="-300" calcext:value-type="float">
            <text:p>-300</text:p>
          </table:table-cell>
          <table:table-cell table:formula="of:=[.M757]*10" office:value-type="float" office:value="-4371.9" calcext:value-type="float">
            <text:p>-4371.9</text:p>
          </table:table-cell>
        </table:table-row>
        <table:table-row table:style-name="ro2">
          <table:table-cell office:value-type="float" office:value="30248491" calcext:value-type="float">
            <text:p>30248491</text:p>
          </table:table-cell>
          <table:table-cell table:formula="of:=[.A758]-[.A757]" office:value-type="float" office:value="4460" calcext:value-type="float">
            <text:p>4460</text:p>
          </table:table-cell>
          <table:table-cell office:value-type="float" office:value="-29.18" calcext:value-type="float">
            <text:p>-29.18</text:p>
          </table:table-cell>
          <table:table-cell office:value-type="float" office:value="-30.87" calcext:value-type="float">
            <text:p>-30.87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18" calcext:value-type="float">
            <text:p>-29.18</text:p>
          </table:table-cell>
          <table:table-cell office:value-type="float" office:value="-437.73" calcext:value-type="float">
            <text:p>-437.73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7.73" calcext:value-type="float">
            <text:p>-437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58]/10000000;5)" office:value-type="float" office:value="3.02485" calcext:value-type="float">
            <text:p>3.02485</text:p>
          </table:table-cell>
          <table:table-cell table:formula="of:=[.C758]*100" office:value-type="float" office:value="-2918" calcext:value-type="float">
            <text:p>-2918</text:p>
          </table:table-cell>
          <table:table-cell table:formula="of:=[.F758]" office:value-type="float" office:value="-300" calcext:value-type="float">
            <text:p>-300</text:p>
          </table:table-cell>
          <table:table-cell table:formula="of:=[.M758]*10" office:value-type="float" office:value="-4377.3" calcext:value-type="float">
            <text:p>-4377.3</text:p>
          </table:table-cell>
        </table:table-row>
        <table:table-row table:style-name="ro2">
          <table:table-cell office:value-type="float" office:value="30252163" calcext:value-type="float">
            <text:p>30252163</text:p>
          </table:table-cell>
          <table:table-cell table:formula="of:=[.A759]-[.A758]" office:value-type="float" office:value="3672" calcext:value-type="float">
            <text:p>3672</text:p>
          </table:table-cell>
          <table:table-cell office:value-type="float" office:value="-29.2" calcext:value-type="float">
            <text:p>-29.2</text:p>
          </table:table-cell>
          <table:table-cell office:value-type="float" office:value="-29.52" calcext:value-type="float">
            <text:p>-29.52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2" calcext:value-type="float">
            <text:p>-29.2</text:p>
          </table:table-cell>
          <table:table-cell office:value-type="float" office:value="-438.01" calcext:value-type="float">
            <text:p>-438.01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8.01" calcext:value-type="float">
            <text:p>-438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59]/10000000;5)" office:value-type="float" office:value="3.02522" calcext:value-type="float">
            <text:p>3.02522</text:p>
          </table:table-cell>
          <table:table-cell table:formula="of:=[.C759]*100" office:value-type="float" office:value="-2920" calcext:value-type="float">
            <text:p>-2920</text:p>
          </table:table-cell>
          <table:table-cell table:formula="of:=[.F759]" office:value-type="float" office:value="-300" calcext:value-type="float">
            <text:p>-300</text:p>
          </table:table-cell>
          <table:table-cell table:formula="of:=[.M759]*10" office:value-type="float" office:value="-4380.1" calcext:value-type="float">
            <text:p>-4380.1</text:p>
          </table:table-cell>
        </table:table-row>
        <table:table-row table:style-name="ro2">
          <table:table-cell office:value-type="float" office:value="30256585" calcext:value-type="float">
            <text:p>30256585</text:p>
          </table:table-cell>
          <table:table-cell table:formula="of:=[.A760]-[.A759]" office:value-type="float" office:value="4422" calcext:value-type="float">
            <text:p>4422</text:p>
          </table:table-cell>
          <table:table-cell office:value-type="float" office:value="-29.19" calcext:value-type="float">
            <text:p>-29.19</text:p>
          </table:table-cell>
          <table:table-cell office:value-type="float" office:value="-27.06" calcext:value-type="float">
            <text:p>-27.06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19" calcext:value-type="float">
            <text:p>-29.19</text:p>
          </table:table-cell>
          <table:table-cell office:value-type="float" office:value="-437.85" calcext:value-type="float">
            <text:p>-437.85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7.85" calcext:value-type="float">
            <text:p>-437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60]/10000000;5)" office:value-type="float" office:value="3.02566" calcext:value-type="float">
            <text:p>3.02566</text:p>
          </table:table-cell>
          <table:table-cell table:formula="of:=[.C760]*100" office:value-type="float" office:value="-2919" calcext:value-type="float">
            <text:p>-2919</text:p>
          </table:table-cell>
          <table:table-cell table:formula="of:=[.F760]" office:value-type="float" office:value="-300" calcext:value-type="float">
            <text:p>-300</text:p>
          </table:table-cell>
          <table:table-cell table:formula="of:=[.M760]*10" office:value-type="float" office:value="-4378.5" calcext:value-type="float">
            <text:p>-4378.5</text:p>
          </table:table-cell>
        </table:table-row>
        <table:table-row table:style-name="ro2">
          <table:table-cell office:value-type="float" office:value="30260328" calcext:value-type="float">
            <text:p>30260328</text:p>
          </table:table-cell>
          <table:table-cell table:formula="of:=[.A761]-[.A760]" office:value-type="float" office:value="3743" calcext:value-type="float">
            <text:p>3743</text:p>
          </table:table-cell>
          <table:table-cell office:value-type="float" office:value="-29.19" calcext:value-type="float">
            <text:p>-29.19</text:p>
          </table:table-cell>
          <table:table-cell office:value-type="float" office:value="-28.29" calcext:value-type="float">
            <text:p>-28.29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19" calcext:value-type="float">
            <text:p>-29.19</text:p>
          </table:table-cell>
          <table:table-cell office:value-type="float" office:value="-437.84" calcext:value-type="float">
            <text:p>-437.84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7.84" calcext:value-type="float">
            <text:p>-437.8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61]/10000000;5)" office:value-type="float" office:value="3.02603" calcext:value-type="float">
            <text:p>3.02603</text:p>
          </table:table-cell>
          <table:table-cell table:formula="of:=[.C761]*100" office:value-type="float" office:value="-2919" calcext:value-type="float">
            <text:p>-2919</text:p>
          </table:table-cell>
          <table:table-cell table:formula="of:=[.F761]" office:value-type="float" office:value="-300" calcext:value-type="float">
            <text:p>-300</text:p>
          </table:table-cell>
          <table:table-cell table:formula="of:=[.M761]*10" office:value-type="float" office:value="-4378.4" calcext:value-type="float">
            <text:p>-4378.4</text:p>
          </table:table-cell>
        </table:table-row>
        <table:table-row table:style-name="ro2">
          <table:table-cell office:value-type="float" office:value="30264668" calcext:value-type="float">
            <text:p>30264668</text:p>
          </table:table-cell>
          <table:table-cell table:formula="of:=[.A762]-[.A761]" office:value-type="float" office:value="4340" calcext:value-type="float">
            <text:p>4340</text:p>
          </table:table-cell>
          <table:table-cell office:value-type="float" office:value="-29.18" calcext:value-type="float">
            <text:p>-29.18</text:p>
          </table:table-cell>
          <table:table-cell office:value-type="float" office:value="-27.01" calcext:value-type="float">
            <text:p>-27.01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18" calcext:value-type="float">
            <text:p>-29.18</text:p>
          </table:table-cell>
          <table:table-cell office:value-type="float" office:value="-437.63" calcext:value-type="float">
            <text:p>-437.63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7.63" calcext:value-type="float">
            <text:p>-437.6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62]/10000000;5)" office:value-type="float" office:value="3.02647" calcext:value-type="float">
            <text:p>3.02647</text:p>
          </table:table-cell>
          <table:table-cell table:formula="of:=[.C762]*100" office:value-type="float" office:value="-2918" calcext:value-type="float">
            <text:p>-2918</text:p>
          </table:table-cell>
          <table:table-cell table:formula="of:=[.F762]" office:value-type="float" office:value="-300" calcext:value-type="float">
            <text:p>-300</text:p>
          </table:table-cell>
          <table:table-cell table:formula="of:=[.M762]*10" office:value-type="float" office:value="-4376.3" calcext:value-type="float">
            <text:p>-4376.3</text:p>
          </table:table-cell>
        </table:table-row>
        <table:table-row table:style-name="ro2">
          <table:table-cell office:value-type="float" office:value="30268543" calcext:value-type="float">
            <text:p>30268543</text:p>
          </table:table-cell>
          <table:table-cell table:formula="of:=[.A763]-[.A762]" office:value-type="float" office:value="3875" calcext:value-type="float">
            <text:p>3875</text:p>
          </table:table-cell>
          <table:table-cell office:value-type="float" office:value="-29.16" calcext:value-type="float">
            <text:p>-29.16</text:p>
          </table:table-cell>
          <table:table-cell office:value-type="float" office:value="-26.41" calcext:value-type="float">
            <text:p>-26.41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16" calcext:value-type="float">
            <text:p>-29.16</text:p>
          </table:table-cell>
          <table:table-cell office:value-type="float" office:value="-437.35" calcext:value-type="float">
            <text:p>-437.35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7.35" calcext:value-type="float">
            <text:p>-437.3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63]/10000000;5)" office:value-type="float" office:value="3.02685" calcext:value-type="float">
            <text:p>3.02685</text:p>
          </table:table-cell>
          <table:table-cell table:formula="of:=[.C763]*100" office:value-type="float" office:value="-2916" calcext:value-type="float">
            <text:p>-2916</text:p>
          </table:table-cell>
          <table:table-cell table:formula="of:=[.F763]" office:value-type="float" office:value="-300" calcext:value-type="float">
            <text:p>-300</text:p>
          </table:table-cell>
          <table:table-cell table:formula="of:=[.M763]*10" office:value-type="float" office:value="-4373.5" calcext:value-type="float">
            <text:p>-4373.5</text:p>
          </table:table-cell>
        </table:table-row>
        <table:table-row table:style-name="ro2">
          <table:table-cell office:value-type="float" office:value="30273208" calcext:value-type="float">
            <text:p>30273208</text:p>
          </table:table-cell>
          <table:table-cell table:formula="of:=[.A764]-[.A763]" office:value-type="float" office:value="4665" calcext:value-type="float">
            <text:p>4665</text:p>
          </table:table-cell>
          <table:table-cell office:value-type="float" office:value="-29.15" calcext:value-type="float">
            <text:p>-29.15</text:p>
          </table:table-cell>
          <table:table-cell office:value-type="float" office:value="-27.83" calcext:value-type="float">
            <text:p>-27.83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15" calcext:value-type="float">
            <text:p>-29.15</text:p>
          </table:table-cell>
          <table:table-cell office:value-type="float" office:value="-437.31" calcext:value-type="float">
            <text:p>-437.31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7.31" calcext:value-type="float">
            <text:p>-437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64]/10000000;5)" office:value-type="float" office:value="3.02732" calcext:value-type="float">
            <text:p>3.02732</text:p>
          </table:table-cell>
          <table:table-cell table:formula="of:=[.C764]*100" office:value-type="float" office:value="-2915" calcext:value-type="float">
            <text:p>-2915</text:p>
          </table:table-cell>
          <table:table-cell table:formula="of:=[.F764]" office:value-type="float" office:value="-300" calcext:value-type="float">
            <text:p>-300</text:p>
          </table:table-cell>
          <table:table-cell table:formula="of:=[.M764]*10" office:value-type="float" office:value="-4373.1" calcext:value-type="float">
            <text:p>-4373.1</text:p>
          </table:table-cell>
        </table:table-row>
        <table:table-row table:style-name="ro2">
          <table:table-cell office:value-type="float" office:value="30277048" calcext:value-type="float">
            <text:p>30277048</text:p>
          </table:table-cell>
          <table:table-cell table:formula="of:=[.A765]-[.A764]" office:value-type="float" office:value="3840" calcext:value-type="float">
            <text:p>3840</text:p>
          </table:table-cell>
          <table:table-cell office:value-type="float" office:value="-29.16" calcext:value-type="float">
            <text:p>-29.16</text:p>
          </table:table-cell>
          <table:table-cell office:value-type="float" office:value="-28.04" calcext:value-type="float">
            <text:p>-28.04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16" calcext:value-type="float">
            <text:p>-29.16</text:p>
          </table:table-cell>
          <table:table-cell office:value-type="float" office:value="-437.33" calcext:value-type="float">
            <text:p>-437.33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7.33" calcext:value-type="float">
            <text:p>-437.3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65]/10000000;5)" office:value-type="float" office:value="3.0277" calcext:value-type="float">
            <text:p>3.0277</text:p>
          </table:table-cell>
          <table:table-cell table:formula="of:=[.C765]*100" office:value-type="float" office:value="-2916" calcext:value-type="float">
            <text:p>-2916</text:p>
          </table:table-cell>
          <table:table-cell table:formula="of:=[.F765]" office:value-type="float" office:value="-300" calcext:value-type="float">
            <text:p>-300</text:p>
          </table:table-cell>
          <table:table-cell table:formula="of:=[.M765]*10" office:value-type="float" office:value="-4373.3" calcext:value-type="float">
            <text:p>-4373.3</text:p>
          </table:table-cell>
        </table:table-row>
        <table:table-row table:style-name="ro2">
          <table:table-cell office:value-type="float" office:value="30281440" calcext:value-type="float">
            <text:p>30281440</text:p>
          </table:table-cell>
          <table:table-cell table:formula="of:=[.A766]-[.A765]" office:value-type="float" office:value="4392" calcext:value-type="float">
            <text:p>4392</text:p>
          </table:table-cell>
          <table:table-cell office:value-type="float" office:value="-29.14" calcext:value-type="float">
            <text:p>-29.14</text:p>
          </table:table-cell>
          <table:table-cell office:value-type="float" office:value="-25.84" calcext:value-type="float">
            <text:p>-25.84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14" calcext:value-type="float">
            <text:p>-29.14</text:p>
          </table:table-cell>
          <table:table-cell office:value-type="float" office:value="-437.1" calcext:value-type="float">
            <text:p>-437.1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7.1" calcext:value-type="float">
            <text:p>-437.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66]/10000000;5)" office:value-type="float" office:value="3.02814" calcext:value-type="float">
            <text:p>3.02814</text:p>
          </table:table-cell>
          <table:table-cell table:formula="of:=[.C766]*100" office:value-type="float" office:value="-2914" calcext:value-type="float">
            <text:p>-2914</text:p>
          </table:table-cell>
          <table:table-cell table:formula="of:=[.F766]" office:value-type="float" office:value="-300" calcext:value-type="float">
            <text:p>-300</text:p>
          </table:table-cell>
          <table:table-cell table:formula="of:=[.M766]*10" office:value-type="float" office:value="-4371" calcext:value-type="float">
            <text:p>-4371</text:p>
          </table:table-cell>
        </table:table-row>
        <table:table-row table:style-name="ro2">
          <table:table-cell office:value-type="float" office:value="30285400" calcext:value-type="float">
            <text:p>30285400</text:p>
          </table:table-cell>
          <table:table-cell table:formula="of:=[.A767]-[.A766]" office:value-type="float" office:value="3960" calcext:value-type="float">
            <text:p>3960</text:p>
          </table:table-cell>
          <table:table-cell office:value-type="float" office:value="-29.14" calcext:value-type="float">
            <text:p>-29.14</text:p>
          </table:table-cell>
          <table:table-cell office:value-type="float" office:value="-27.38" calcext:value-type="float">
            <text:p>-27.38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14" calcext:value-type="float">
            <text:p>-29.14</text:p>
          </table:table-cell>
          <table:table-cell office:value-type="float" office:value="-437.13" calcext:value-type="float">
            <text:p>-437.13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7.13" calcext:value-type="float">
            <text:p>-437.1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67]/10000000;5)" office:value-type="float" office:value="3.02854" calcext:value-type="float">
            <text:p>3.02854</text:p>
          </table:table-cell>
          <table:table-cell table:formula="of:=[.C767]*100" office:value-type="float" office:value="-2914" calcext:value-type="float">
            <text:p>-2914</text:p>
          </table:table-cell>
          <table:table-cell table:formula="of:=[.F767]" office:value-type="float" office:value="-300" calcext:value-type="float">
            <text:p>-300</text:p>
          </table:table-cell>
          <table:table-cell table:formula="of:=[.M767]*10" office:value-type="float" office:value="-4371.3" calcext:value-type="float">
            <text:p>-4371.3</text:p>
          </table:table-cell>
        </table:table-row>
        <table:table-row table:style-name="ro2">
          <table:table-cell office:value-type="float" office:value="30289665" calcext:value-type="float">
            <text:p>30289665</text:p>
          </table:table-cell>
          <table:table-cell table:formula="of:=[.A768]-[.A767]" office:value-type="float" office:value="4265" calcext:value-type="float">
            <text:p>4265</text:p>
          </table:table-cell>
          <table:table-cell office:value-type="float" office:value="-29.15" calcext:value-type="float">
            <text:p>-29.15</text:p>
          </table:table-cell>
          <table:table-cell office:value-type="float" office:value="-28.44" calcext:value-type="float">
            <text:p>-28.44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15" calcext:value-type="float">
            <text:p>-29.15</text:p>
          </table:table-cell>
          <table:table-cell office:value-type="float" office:value="-437.29" calcext:value-type="float">
            <text:p>-437.29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7.29" calcext:value-type="float">
            <text:p>-437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68]/10000000;5)" office:value-type="float" office:value="3.02897" calcext:value-type="float">
            <text:p>3.02897</text:p>
          </table:table-cell>
          <table:table-cell table:formula="of:=[.C768]*100" office:value-type="float" office:value="-2915" calcext:value-type="float">
            <text:p>-2915</text:p>
          </table:table-cell>
          <table:table-cell table:formula="of:=[.F768]" office:value-type="float" office:value="-300" calcext:value-type="float">
            <text:p>-300</text:p>
          </table:table-cell>
          <table:table-cell table:formula="of:=[.M768]*10" office:value-type="float" office:value="-4372.9" calcext:value-type="float">
            <text:p>-4372.9</text:p>
          </table:table-cell>
        </table:table-row>
        <table:table-row table:style-name="ro2">
          <table:table-cell office:value-type="float" office:value="30293631" calcext:value-type="float">
            <text:p>30293631</text:p>
          </table:table-cell>
          <table:table-cell table:formula="of:=[.A769]-[.A768]" office:value-type="float" office:value="3966" calcext:value-type="float">
            <text:p>3966</text:p>
          </table:table-cell>
          <table:table-cell office:value-type="float" office:value="-29.14" calcext:value-type="float">
            <text:p>-29.14</text:p>
          </table:table-cell>
          <table:table-cell office:value-type="float" office:value="-26.15" calcext:value-type="float">
            <text:p>-26.15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14" calcext:value-type="float">
            <text:p>-29.14</text:p>
          </table:table-cell>
          <table:table-cell office:value-type="float" office:value="-437.11" calcext:value-type="float">
            <text:p>-437.11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7.11" calcext:value-type="float">
            <text:p>-437.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69]/10000000;5)" office:value-type="float" office:value="3.02936" calcext:value-type="float">
            <text:p>3.02936</text:p>
          </table:table-cell>
          <table:table-cell table:formula="of:=[.C769]*100" office:value-type="float" office:value="-2914" calcext:value-type="float">
            <text:p>-2914</text:p>
          </table:table-cell>
          <table:table-cell table:formula="of:=[.F769]" office:value-type="float" office:value="-300" calcext:value-type="float">
            <text:p>-300</text:p>
          </table:table-cell>
          <table:table-cell table:formula="of:=[.M769]*10" office:value-type="float" office:value="-4371.1" calcext:value-type="float">
            <text:p>-4371.1</text:p>
          </table:table-cell>
        </table:table-row>
        <table:table-row table:style-name="ro2">
          <table:table-cell office:value-type="float" office:value="30297911" calcext:value-type="float">
            <text:p>30297911</text:p>
          </table:table-cell>
          <table:table-cell table:formula="of:=[.A770]-[.A769]" office:value-type="float" office:value="4280" calcext:value-type="float">
            <text:p>4280</text:p>
          </table:table-cell>
          <table:table-cell office:value-type="float" office:value="-29.13" calcext:value-type="float">
            <text:p>-29.13</text:p>
          </table:table-cell>
          <table:table-cell office:value-type="float" office:value="-26.51" calcext:value-type="float">
            <text:p>-26.51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13" calcext:value-type="float">
            <text:p>-29.13</text:p>
          </table:table-cell>
          <table:table-cell office:value-type="float" office:value="-436.93" calcext:value-type="float">
            <text:p>-436.93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6.93" calcext:value-type="float">
            <text:p>-436.9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70]/10000000;5)" office:value-type="float" office:value="3.02979" calcext:value-type="float">
            <text:p>3.02979</text:p>
          </table:table-cell>
          <table:table-cell table:formula="of:=[.C770]*100" office:value-type="float" office:value="-2913" calcext:value-type="float">
            <text:p>-2913</text:p>
          </table:table-cell>
          <table:table-cell table:formula="of:=[.F770]" office:value-type="float" office:value="-300" calcext:value-type="float">
            <text:p>-300</text:p>
          </table:table-cell>
          <table:table-cell table:formula="of:=[.M770]*10" office:value-type="float" office:value="-4369.3" calcext:value-type="float">
            <text:p>-4369.3</text:p>
          </table:table-cell>
        </table:table-row>
        <table:table-row table:style-name="ro2">
          <table:table-cell office:value-type="float" office:value="30301800" calcext:value-type="float">
            <text:p>30301800</text:p>
          </table:table-cell>
          <table:table-cell table:formula="of:=[.A771]-[.A770]" office:value-type="float" office:value="3889" calcext:value-type="float">
            <text:p>3889</text:p>
          </table:table-cell>
          <table:table-cell office:value-type="float" office:value="-29.13" calcext:value-type="float">
            <text:p>-29.13</text:p>
          </table:table-cell>
          <table:table-cell office:value-type="float" office:value="-28.22" calcext:value-type="float">
            <text:p>-28.22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13" calcext:value-type="float">
            <text:p>-29.13</text:p>
          </table:table-cell>
          <table:table-cell office:value-type="float" office:value="-436.96" calcext:value-type="float">
            <text:p>-436.96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6.96" calcext:value-type="float">
            <text:p>-436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71]/10000000;5)" office:value-type="float" office:value="3.03018" calcext:value-type="float">
            <text:p>3.03018</text:p>
          </table:table-cell>
          <table:table-cell table:formula="of:=[.C771]*100" office:value-type="float" office:value="-2913" calcext:value-type="float">
            <text:p>-2913</text:p>
          </table:table-cell>
          <table:table-cell table:formula="of:=[.F771]" office:value-type="float" office:value="-300" calcext:value-type="float">
            <text:p>-300</text:p>
          </table:table-cell>
          <table:table-cell table:formula="of:=[.M771]*10" office:value-type="float" office:value="-4369.6" calcext:value-type="float">
            <text:p>-4369.6</text:p>
          </table:table-cell>
        </table:table-row>
        <table:table-row table:style-name="ro2">
          <table:table-cell office:value-type="float" office:value="30305788" calcext:value-type="float">
            <text:p>30305788</text:p>
          </table:table-cell>
          <table:table-cell table:formula="of:=[.A772]-[.A771]" office:value-type="float" office:value="3988" calcext:value-type="float">
            <text:p>3988</text:p>
          </table:table-cell>
          <table:table-cell office:value-type="float" office:value="-29.11" calcext:value-type="float">
            <text:p>-29.11</text:p>
          </table:table-cell>
          <table:table-cell office:value-type="float" office:value="-25.41" calcext:value-type="float">
            <text:p>-25.41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11" calcext:value-type="float">
            <text:p>-29.11</text:p>
          </table:table-cell>
          <table:table-cell office:value-type="float" office:value="-436.58" calcext:value-type="float">
            <text:p>-436.58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6.58" calcext:value-type="float">
            <text:p>-436.5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72]/10000000;5)" office:value-type="float" office:value="3.03058" calcext:value-type="float">
            <text:p>3.03058</text:p>
          </table:table-cell>
          <table:table-cell table:formula="of:=[.C772]*100" office:value-type="float" office:value="-2911" calcext:value-type="float">
            <text:p>-2911</text:p>
          </table:table-cell>
          <table:table-cell table:formula="of:=[.F772]" office:value-type="float" office:value="-300" calcext:value-type="float">
            <text:p>-300</text:p>
          </table:table-cell>
          <table:table-cell table:formula="of:=[.M772]*10" office:value-type="float" office:value="-4365.8" calcext:value-type="float">
            <text:p>-4365.8</text:p>
          </table:table-cell>
        </table:table-row>
        <table:table-row table:style-name="ro2">
          <table:table-cell office:value-type="float" office:value="30309780" calcext:value-type="float">
            <text:p>30309780</text:p>
          </table:table-cell>
          <table:table-cell table:formula="of:=[.A773]-[.A772]" office:value-type="float" office:value="3992" calcext:value-type="float">
            <text:p>3992</text:p>
          </table:table-cell>
          <table:table-cell office:value-type="float" office:value="-29.08" calcext:value-type="float">
            <text:p>-29.08</text:p>
          </table:table-cell>
          <table:table-cell office:value-type="float" office:value="-25.49" calcext:value-type="float">
            <text:p>-25.49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08" calcext:value-type="float">
            <text:p>-29.08</text:p>
          </table:table-cell>
          <table:table-cell office:value-type="float" office:value="-436.26" calcext:value-type="float">
            <text:p>-436.26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6.26" calcext:value-type="float">
            <text:p>-436.2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73]/10000000;5)" office:value-type="float" office:value="3.03098" calcext:value-type="float">
            <text:p>3.03098</text:p>
          </table:table-cell>
          <table:table-cell table:formula="of:=[.C773]*100" office:value-type="float" office:value="-2908" calcext:value-type="float">
            <text:p>-2908</text:p>
          </table:table-cell>
          <table:table-cell table:formula="of:=[.F773]" office:value-type="float" office:value="-300" calcext:value-type="float">
            <text:p>-300</text:p>
          </table:table-cell>
          <table:table-cell table:formula="of:=[.M773]*10" office:value-type="float" office:value="-4362.6" calcext:value-type="float">
            <text:p>-4362.6</text:p>
          </table:table-cell>
        </table:table-row>
        <table:table-row table:style-name="ro2">
          <table:table-cell office:value-type="float" office:value="30313791" calcext:value-type="float">
            <text:p>30313791</text:p>
          </table:table-cell>
          <table:table-cell table:formula="of:=[.A774]-[.A773]" office:value-type="float" office:value="4011" calcext:value-type="float">
            <text:p>4011</text:p>
          </table:table-cell>
          <table:table-cell office:value-type="float" office:value="-29.08" calcext:value-type="float">
            <text:p>-29.08</text:p>
          </table:table-cell>
          <table:table-cell office:value-type="float" office:value="-27.47" calcext:value-type="float">
            <text:p>-27.47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08" calcext:value-type="float">
            <text:p>-29.08</text:p>
          </table:table-cell>
          <table:table-cell office:value-type="float" office:value="-436.24" calcext:value-type="float">
            <text:p>-436.24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6.24" calcext:value-type="float">
            <text:p>-436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74]/10000000;5)" office:value-type="float" office:value="3.03138" calcext:value-type="float">
            <text:p>3.03138</text:p>
          </table:table-cell>
          <table:table-cell table:formula="of:=[.C774]*100" office:value-type="float" office:value="-2908" calcext:value-type="float">
            <text:p>-2908</text:p>
          </table:table-cell>
          <table:table-cell table:formula="of:=[.F774]" office:value-type="float" office:value="-300" calcext:value-type="float">
            <text:p>-300</text:p>
          </table:table-cell>
          <table:table-cell table:formula="of:=[.M774]*10" office:value-type="float" office:value="-4362.4" calcext:value-type="float">
            <text:p>-4362.4</text:p>
          </table:table-cell>
        </table:table-row>
        <table:table-row table:style-name="ro2">
          <table:table-cell office:value-type="float" office:value="30317800" calcext:value-type="float">
            <text:p>30317800</text:p>
          </table:table-cell>
          <table:table-cell table:formula="of:=[.A775]-[.A774]" office:value-type="float" office:value="4009" calcext:value-type="float">
            <text:p>4009</text:p>
          </table:table-cell>
          <table:table-cell office:value-type="float" office:value="-29.06" calcext:value-type="float">
            <text:p>-29.06</text:p>
          </table:table-cell>
          <table:table-cell office:value-type="float" office:value="-24.47" calcext:value-type="float">
            <text:p>-24.47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06" calcext:value-type="float">
            <text:p>-29.06</text:p>
          </table:table-cell>
          <table:table-cell office:value-type="float" office:value="-435.87" calcext:value-type="float">
            <text:p>-435.87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5.87" calcext:value-type="float">
            <text:p>-435.8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75]/10000000;5)" office:value-type="float" office:value="3.03178" calcext:value-type="float">
            <text:p>3.03178</text:p>
          </table:table-cell>
          <table:table-cell table:formula="of:=[.C775]*100" office:value-type="float" office:value="-2906" calcext:value-type="float">
            <text:p>-2906</text:p>
          </table:table-cell>
          <table:table-cell table:formula="of:=[.F775]" office:value-type="float" office:value="-300" calcext:value-type="float">
            <text:p>-300</text:p>
          </table:table-cell>
          <table:table-cell table:formula="of:=[.M775]*10" office:value-type="float" office:value="-4358.7" calcext:value-type="float">
            <text:p>-4358.7</text:p>
          </table:table-cell>
        </table:table-row>
        <table:table-row table:style-name="ro2">
          <table:table-cell office:value-type="float" office:value="30321791" calcext:value-type="float">
            <text:p>30321791</text:p>
          </table:table-cell>
          <table:table-cell table:formula="of:=[.A776]-[.A775]" office:value-type="float" office:value="3991" calcext:value-type="float">
            <text:p>3991</text:p>
          </table:table-cell>
          <table:table-cell office:value-type="float" office:value="-29.04" calcext:value-type="float">
            <text:p>-29.04</text:p>
          </table:table-cell>
          <table:table-cell office:value-type="float" office:value="-24.92" calcext:value-type="float">
            <text:p>-24.92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04" calcext:value-type="float">
            <text:p>-29.04</text:p>
          </table:table-cell>
          <table:table-cell office:value-type="float" office:value="-435.65" calcext:value-type="float">
            <text:p>-435.65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5.65" calcext:value-type="float">
            <text:p>-435.6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76]/10000000;5)" office:value-type="float" office:value="3.03218" calcext:value-type="float">
            <text:p>3.03218</text:p>
          </table:table-cell>
          <table:table-cell table:formula="of:=[.C776]*100" office:value-type="float" office:value="-2904" calcext:value-type="float">
            <text:p>-2904</text:p>
          </table:table-cell>
          <table:table-cell table:formula="of:=[.F776]" office:value-type="float" office:value="-300" calcext:value-type="float">
            <text:p>-300</text:p>
          </table:table-cell>
          <table:table-cell table:formula="of:=[.M776]*10" office:value-type="float" office:value="-4356.5" calcext:value-type="float">
            <text:p>-4356.5</text:p>
          </table:table-cell>
        </table:table-row>
        <table:table-row table:style-name="ro2">
          <table:table-cell office:value-type="float" office:value="30325905" calcext:value-type="float">
            <text:p>30325905</text:p>
          </table:table-cell>
          <table:table-cell table:formula="of:=[.A777]-[.A776]" office:value-type="float" office:value="4114" calcext:value-type="float">
            <text:p>4114</text:p>
          </table:table-cell>
          <table:table-cell office:value-type="float" office:value="-29.05" calcext:value-type="float">
            <text:p>-29.05</text:p>
          </table:table-cell>
          <table:table-cell office:value-type="float" office:value="-26.26" calcext:value-type="float">
            <text:p>-26.26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.05" calcext:value-type="float">
            <text:p>-29.05</text:p>
          </table:table-cell>
          <table:table-cell office:value-type="float" office:value="-435.69" calcext:value-type="float">
            <text:p>-435.69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5.69" calcext:value-type="float">
            <text:p>-435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77]/10000000;5)" office:value-type="float" office:value="3.03259" calcext:value-type="float">
            <text:p>3.03259</text:p>
          </table:table-cell>
          <table:table-cell table:formula="of:=[.C777]*100" office:value-type="float" office:value="-2905" calcext:value-type="float">
            <text:p>-2905</text:p>
          </table:table-cell>
          <table:table-cell table:formula="of:=[.F777]" office:value-type="float" office:value="-300" calcext:value-type="float">
            <text:p>-300</text:p>
          </table:table-cell>
          <table:table-cell table:formula="of:=[.M777]*10" office:value-type="float" office:value="-4356.9" calcext:value-type="float">
            <text:p>-4356.9</text:p>
          </table:table-cell>
        </table:table-row>
        <table:table-row table:style-name="ro2">
          <table:table-cell office:value-type="float" office:value="30366791" calcext:value-type="float">
            <text:p>30366791</text:p>
          </table:table-cell>
          <table:table-cell table:formula="of:=[.A778]-[.A777]" office:value-type="float" office:value="40886" calcext:value-type="float">
            <text:p>40886</text:p>
          </table:table-cell>
          <table:table-cell office:value-type="float" office:value="-29" calcext:value-type="float">
            <text:p>-29</text:p>
          </table:table-cell>
          <table:table-cell office:value-type="float" office:value="-23.7" calcext:value-type="float">
            <text:p>-23.7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9" calcext:value-type="float">
            <text:p>-29</text:p>
          </table:table-cell>
          <table:table-cell office:value-type="float" office:value="-435.05" calcext:value-type="float">
            <text:p>-435.05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5.05" calcext:value-type="float">
            <text:p>-435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78]/10000000;5)" office:value-type="float" office:value="3.03668" calcext:value-type="float">
            <text:p>3.03668</text:p>
          </table:table-cell>
          <table:table-cell table:formula="of:=[.C778]*100" office:value-type="float" office:value="-2900" calcext:value-type="float">
            <text:p>-2900</text:p>
          </table:table-cell>
          <table:table-cell table:formula="of:=[.F778]" office:value-type="float" office:value="-300" calcext:value-type="float">
            <text:p>-300</text:p>
          </table:table-cell>
          <table:table-cell table:formula="of:=[.M778]*10" office:value-type="float" office:value="-4350.5" calcext:value-type="float">
            <text:p>-4350.5</text:p>
          </table:table-cell>
        </table:table-row>
        <table:table-row table:style-name="ro2">
          <table:table-cell office:value-type="float" office:value="30370554" calcext:value-type="float">
            <text:p>30370554</text:p>
          </table:table-cell>
          <table:table-cell table:formula="of:=[.A779]-[.A778]" office:value-type="float" office:value="3763" calcext:value-type="float">
            <text:p>3763</text:p>
          </table:table-cell>
          <table:table-cell office:value-type="float" office:value="-28.94" calcext:value-type="float">
            <text:p>-28.94</text:p>
          </table:table-cell>
          <table:table-cell office:value-type="float" office:value="-21.9" calcext:value-type="float">
            <text:p>-21.9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94" calcext:value-type="float">
            <text:p>-28.94</text:p>
          </table:table-cell>
          <table:table-cell office:value-type="float" office:value="-434.14" calcext:value-type="float">
            <text:p>-434.14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4.14" calcext:value-type="float">
            <text:p>-434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79]/10000000;5)" office:value-type="float" office:value="3.03706" calcext:value-type="float">
            <text:p>3.03706</text:p>
          </table:table-cell>
          <table:table-cell table:formula="of:=[.C779]*100" office:value-type="float" office:value="-2894" calcext:value-type="float">
            <text:p>-2894</text:p>
          </table:table-cell>
          <table:table-cell table:formula="of:=[.F779]" office:value-type="float" office:value="-300" calcext:value-type="float">
            <text:p>-300</text:p>
          </table:table-cell>
          <table:table-cell table:formula="of:=[.M779]*10" office:value-type="float" office:value="-4341.4" calcext:value-type="float">
            <text:p>-4341.4</text:p>
          </table:table-cell>
        </table:table-row>
        <table:table-row table:style-name="ro2">
          <table:table-cell office:value-type="float" office:value="30375440" calcext:value-type="float">
            <text:p>30375440</text:p>
          </table:table-cell>
          <table:table-cell table:formula="of:=[.A780]-[.A779]" office:value-type="float" office:value="4886" calcext:value-type="float">
            <text:p>4886</text:p>
          </table:table-cell>
          <table:table-cell office:value-type="float" office:value="-28.89" calcext:value-type="float">
            <text:p>-28.89</text:p>
          </table:table-cell>
          <table:table-cell office:value-type="float" office:value="-22.21" calcext:value-type="float">
            <text:p>-22.21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89" calcext:value-type="float">
            <text:p>-28.89</text:p>
          </table:table-cell>
          <table:table-cell office:value-type="float" office:value="-433.28" calcext:value-type="float">
            <text:p>-433.28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3.28" calcext:value-type="float">
            <text:p>-433.2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80]/10000000;5)" office:value-type="float" office:value="3.03754" calcext:value-type="float">
            <text:p>3.03754</text:p>
          </table:table-cell>
          <table:table-cell table:formula="of:=[.C780]*100" office:value-type="float" office:value="-2889" calcext:value-type="float">
            <text:p>-2889</text:p>
          </table:table-cell>
          <table:table-cell table:formula="of:=[.F780]" office:value-type="float" office:value="-300" calcext:value-type="float">
            <text:p>-300</text:p>
          </table:table-cell>
          <table:table-cell table:formula="of:=[.M780]*10" office:value-type="float" office:value="-4332.8" calcext:value-type="float">
            <text:p>-4332.8</text:p>
          </table:table-cell>
        </table:table-row>
        <table:table-row table:style-name="ro2">
          <table:table-cell office:value-type="float" office:value="30379208" calcext:value-type="float">
            <text:p>30379208</text:p>
          </table:table-cell>
          <table:table-cell table:formula="of:=[.A781]-[.A780]" office:value-type="float" office:value="3768" calcext:value-type="float">
            <text:p>3768</text:p>
          </table:table-cell>
          <table:table-cell office:value-type="float" office:value="-28.84" calcext:value-type="float">
            <text:p>-28.84</text:p>
          </table:table-cell>
          <table:table-cell office:value-type="float" office:value="-23.02" calcext:value-type="float">
            <text:p>-23.02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84" calcext:value-type="float">
            <text:p>-28.84</text:p>
          </table:table-cell>
          <table:table-cell office:value-type="float" office:value="-432.55" calcext:value-type="float">
            <text:p>-432.55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2.55" calcext:value-type="float">
            <text:p>-432.5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81]/10000000;5)" office:value-type="float" office:value="3.03792" calcext:value-type="float">
            <text:p>3.03792</text:p>
          </table:table-cell>
          <table:table-cell table:formula="of:=[.C781]*100" office:value-type="float" office:value="-2884" calcext:value-type="float">
            <text:p>-2884</text:p>
          </table:table-cell>
          <table:table-cell table:formula="of:=[.F781]" office:value-type="float" office:value="-300" calcext:value-type="float">
            <text:p>-300</text:p>
          </table:table-cell>
          <table:table-cell table:formula="of:=[.M781]*10" office:value-type="float" office:value="-4325.5" calcext:value-type="float">
            <text:p>-4325.5</text:p>
          </table:table-cell>
        </table:table-row>
        <table:table-row table:style-name="ro2">
          <table:table-cell office:value-type="float" office:value="30383108" calcext:value-type="float">
            <text:p>30383108</text:p>
          </table:table-cell>
          <table:table-cell table:formula="of:=[.A782]-[.A781]" office:value-type="float" office:value="3900" calcext:value-type="float">
            <text:p>3900</text:p>
          </table:table-cell>
          <table:table-cell office:value-type="float" office:value="-28.77" calcext:value-type="float">
            <text:p>-28.77</text:p>
          </table:table-cell>
          <table:table-cell office:value-type="float" office:value="-21.39" calcext:value-type="float">
            <text:p>-21.39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77" calcext:value-type="float">
            <text:p>-28.77</text:p>
          </table:table-cell>
          <table:table-cell office:value-type="float" office:value="-431.62" calcext:value-type="float">
            <text:p>-431.62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1.62" calcext:value-type="float">
            <text:p>-431.6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82]/10000000;5)" office:value-type="float" office:value="3.03831" calcext:value-type="float">
            <text:p>3.03831</text:p>
          </table:table-cell>
          <table:table-cell table:formula="of:=[.C782]*100" office:value-type="float" office:value="-2877" calcext:value-type="float">
            <text:p>-2877</text:p>
          </table:table-cell>
          <table:table-cell table:formula="of:=[.F782]" office:value-type="float" office:value="-300" calcext:value-type="float">
            <text:p>-300</text:p>
          </table:table-cell>
          <table:table-cell table:formula="of:=[.M782]*10" office:value-type="float" office:value="-4316.2" calcext:value-type="float">
            <text:p>-4316.2</text:p>
          </table:table-cell>
        </table:table-row>
        <table:table-row table:style-name="ro2">
          <table:table-cell office:value-type="float" office:value="30387511" calcext:value-type="float">
            <text:p>30387511</text:p>
          </table:table-cell>
          <table:table-cell table:formula="of:=[.A783]-[.A782]" office:value-type="float" office:value="4403" calcext:value-type="float">
            <text:p>4403</text:p>
          </table:table-cell>
          <table:table-cell office:value-type="float" office:value="-28.72" calcext:value-type="float">
            <text:p>-28.72</text:p>
          </table:table-cell>
          <table:table-cell office:value-type="float" office:value="-22.67" calcext:value-type="float">
            <text:p>-22.67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72" calcext:value-type="float">
            <text:p>-28.72</text:p>
          </table:table-cell>
          <table:table-cell office:value-type="float" office:value="-430.87" calcext:value-type="float">
            <text:p>-430.87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0.87" calcext:value-type="float">
            <text:p>-430.8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83]/10000000;5)" office:value-type="float" office:value="3.03875" calcext:value-type="float">
            <text:p>3.03875</text:p>
          </table:table-cell>
          <table:table-cell table:formula="of:=[.C783]*100" office:value-type="float" office:value="-2872" calcext:value-type="float">
            <text:p>-2872</text:p>
          </table:table-cell>
          <table:table-cell table:formula="of:=[.F783]" office:value-type="float" office:value="-300" calcext:value-type="float">
            <text:p>-300</text:p>
          </table:table-cell>
          <table:table-cell table:formula="of:=[.M783]*10" office:value-type="float" office:value="-4308.7" calcext:value-type="float">
            <text:p>-4308.7</text:p>
          </table:table-cell>
        </table:table-row>
        <table:table-row table:style-name="ro2">
          <table:table-cell office:value-type="float" office:value="30392103" calcext:value-type="float">
            <text:p>30392103</text:p>
          </table:table-cell>
          <table:table-cell table:formula="of:=[.A784]-[.A783]" office:value-type="float" office:value="4592" calcext:value-type="float">
            <text:p>4592</text:p>
          </table:table-cell>
          <table:table-cell office:value-type="float" office:value="-28.68" calcext:value-type="float">
            <text:p>-28.68</text:p>
          </table:table-cell>
          <table:table-cell office:value-type="float" office:value="-23.95" calcext:value-type="float">
            <text:p>-23.95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68" calcext:value-type="float">
            <text:p>-28.68</text:p>
          </table:table-cell>
          <table:table-cell office:value-type="float" office:value="-430.27" calcext:value-type="float">
            <text:p>-430.27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0.27" calcext:value-type="float">
            <text:p>-430.2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84]/10000000;5)" office:value-type="float" office:value="3.03921" calcext:value-type="float">
            <text:p>3.03921</text:p>
          </table:table-cell>
          <table:table-cell table:formula="of:=[.C784]*100" office:value-type="float" office:value="-2868" calcext:value-type="float">
            <text:p>-2868</text:p>
          </table:table-cell>
          <table:table-cell table:formula="of:=[.F784]" office:value-type="float" office:value="-300" calcext:value-type="float">
            <text:p>-300</text:p>
          </table:table-cell>
          <table:table-cell table:formula="of:=[.M784]*10" office:value-type="float" office:value="-4302.7" calcext:value-type="float">
            <text:p>-4302.7</text:p>
          </table:table-cell>
        </table:table-row>
        <table:table-row table:style-name="ro2">
          <table:table-cell office:value-type="float" office:value="30397175" calcext:value-type="float">
            <text:p>30397175</text:p>
          </table:table-cell>
          <table:table-cell table:formula="of:=[.A785]-[.A784]" office:value-type="float" office:value="5072" calcext:value-type="float">
            <text:p>5072</text:p>
          </table:table-cell>
          <table:table-cell office:value-type="float" office:value="-28.64" calcext:value-type="float">
            <text:p>-28.64</text:p>
          </table:table-cell>
          <table:table-cell office:value-type="float" office:value="-23.01" calcext:value-type="float">
            <text:p>-23.01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64" calcext:value-type="float">
            <text:p>-28.64</text:p>
          </table:table-cell>
          <table:table-cell office:value-type="float" office:value="-429.54" calcext:value-type="float">
            <text:p>-429.54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9.54" calcext:value-type="float">
            <text:p>-429.5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85]/10000000;5)" office:value-type="float" office:value="3.03972" calcext:value-type="float">
            <text:p>3.03972</text:p>
          </table:table-cell>
          <table:table-cell table:formula="of:=[.C785]*100" office:value-type="float" office:value="-2864" calcext:value-type="float">
            <text:p>-2864</text:p>
          </table:table-cell>
          <table:table-cell table:formula="of:=[.F785]" office:value-type="float" office:value="-300" calcext:value-type="float">
            <text:p>-300</text:p>
          </table:table-cell>
          <table:table-cell table:formula="of:=[.M785]*10" office:value-type="float" office:value="-4295.4" calcext:value-type="float">
            <text:p>-4295.4</text:p>
          </table:table-cell>
        </table:table-row>
        <table:table-row table:style-name="ro2">
          <table:table-cell office:value-type="float" office:value="30401588" calcext:value-type="float">
            <text:p>30401588</text:p>
          </table:table-cell>
          <table:table-cell table:formula="of:=[.A786]-[.A785]" office:value-type="float" office:value="4413" calcext:value-type="float">
            <text:p>4413</text:p>
          </table:table-cell>
          <table:table-cell office:value-type="float" office:value="-28.57" calcext:value-type="float">
            <text:p>-28.57</text:p>
          </table:table-cell>
          <table:table-cell office:value-type="float" office:value="-21.36" calcext:value-type="float">
            <text:p>-21.36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57" calcext:value-type="float">
            <text:p>-28.57</text:p>
          </table:table-cell>
          <table:table-cell office:value-type="float" office:value="-428.62" calcext:value-type="float">
            <text:p>-428.62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8.62" calcext:value-type="float">
            <text:p>-428.6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86]/10000000;5)" office:value-type="float" office:value="3.04016" calcext:value-type="float">
            <text:p>3.04016</text:p>
          </table:table-cell>
          <table:table-cell table:formula="of:=[.C786]*100" office:value-type="float" office:value="-2857" calcext:value-type="float">
            <text:p>-2857</text:p>
          </table:table-cell>
          <table:table-cell table:formula="of:=[.F786]" office:value-type="float" office:value="-300" calcext:value-type="float">
            <text:p>-300</text:p>
          </table:table-cell>
          <table:table-cell table:formula="of:=[.M786]*10" office:value-type="float" office:value="-4286.2" calcext:value-type="float">
            <text:p>-4286.2</text:p>
          </table:table-cell>
        </table:table-row>
        <table:table-row table:style-name="ro2">
          <table:table-cell office:value-type="float" office:value="30405651" calcext:value-type="float">
            <text:p>30405651</text:p>
          </table:table-cell>
          <table:table-cell table:formula="of:=[.A787]-[.A786]" office:value-type="float" office:value="4063" calcext:value-type="float">
            <text:p>4063</text:p>
          </table:table-cell>
          <table:table-cell office:value-type="float" office:value="-28.52" calcext:value-type="float">
            <text:p>-28.52</text:p>
          </table:table-cell>
          <table:table-cell office:value-type="float" office:value="-21.69" calcext:value-type="float">
            <text:p>-21.69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52" calcext:value-type="float">
            <text:p>-28.52</text:p>
          </table:table-cell>
          <table:table-cell office:value-type="float" office:value="-427.74" calcext:value-type="float">
            <text:p>-427.74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7.74" calcext:value-type="float">
            <text:p>-427.7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87]/10000000;5)" office:value-type="float" office:value="3.04057" calcext:value-type="float">
            <text:p>3.04057</text:p>
          </table:table-cell>
          <table:table-cell table:formula="of:=[.C787]*100" office:value-type="float" office:value="-2852" calcext:value-type="float">
            <text:p>-2852</text:p>
          </table:table-cell>
          <table:table-cell table:formula="of:=[.F787]" office:value-type="float" office:value="-300" calcext:value-type="float">
            <text:p>-300</text:p>
          </table:table-cell>
          <table:table-cell table:formula="of:=[.M787]*10" office:value-type="float" office:value="-4277.4" calcext:value-type="float">
            <text:p>-4277.4</text:p>
          </table:table-cell>
        </table:table-row>
        <table:table-row table:style-name="ro2">
          <table:table-cell office:value-type="float" office:value="30410045" calcext:value-type="float">
            <text:p>30410045</text:p>
          </table:table-cell>
          <table:table-cell table:formula="of:=[.A788]-[.A787]" office:value-type="float" office:value="4394" calcext:value-type="float">
            <text:p>4394</text:p>
          </table:table-cell>
          <table:table-cell office:value-type="float" office:value="-28.48" calcext:value-type="float">
            <text:p>-28.48</text:p>
          </table:table-cell>
          <table:table-cell office:value-type="float" office:value="-23.88" calcext:value-type="float">
            <text:p>-23.88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48" calcext:value-type="float">
            <text:p>-28.48</text:p>
          </table:table-cell>
          <table:table-cell office:value-type="float" office:value="-427.16" calcext:value-type="float">
            <text:p>-427.16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7.16" calcext:value-type="float">
            <text:p>-427.1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88]/10000000;5)" office:value-type="float" office:value="3.041" calcext:value-type="float">
            <text:p>3.041</text:p>
          </table:table-cell>
          <table:table-cell table:formula="of:=[.C788]*100" office:value-type="float" office:value="-2848" calcext:value-type="float">
            <text:p>-2848</text:p>
          </table:table-cell>
          <table:table-cell table:formula="of:=[.F788]" office:value-type="float" office:value="-300" calcext:value-type="float">
            <text:p>-300</text:p>
          </table:table-cell>
          <table:table-cell table:formula="of:=[.M788]*10" office:value-type="float" office:value="-4271.6" calcext:value-type="float">
            <text:p>-4271.6</text:p>
          </table:table-cell>
        </table:table-row>
        <table:table-row table:style-name="ro2">
          <table:table-cell office:value-type="float" office:value="30414008" calcext:value-type="float">
            <text:p>30414008</text:p>
          </table:table-cell>
          <table:table-cell table:formula="of:=[.A789]-[.A788]" office:value-type="float" office:value="3963" calcext:value-type="float">
            <text:p>3963</text:p>
          </table:table-cell>
          <table:table-cell office:value-type="float" office:value="-28.42" calcext:value-type="float">
            <text:p>-28.42</text:p>
          </table:table-cell>
          <table:table-cell office:value-type="float" office:value="-21.41" calcext:value-type="float">
            <text:p>-21.41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42" calcext:value-type="float">
            <text:p>-28.42</text:p>
          </table:table-cell>
          <table:table-cell office:value-type="float" office:value="-426.25" calcext:value-type="float">
            <text:p>-426.25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6.25" calcext:value-type="float">
            <text:p>-426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89]/10000000;5)" office:value-type="float" office:value="3.0414" calcext:value-type="float">
            <text:p>3.0414</text:p>
          </table:table-cell>
          <table:table-cell table:formula="of:=[.C789]*100" office:value-type="float" office:value="-2842" calcext:value-type="float">
            <text:p>-2842</text:p>
          </table:table-cell>
          <table:table-cell table:formula="of:=[.F789]" office:value-type="float" office:value="-300" calcext:value-type="float">
            <text:p>-300</text:p>
          </table:table-cell>
          <table:table-cell table:formula="of:=[.M789]*10" office:value-type="float" office:value="-4262.5" calcext:value-type="float">
            <text:p>-4262.5</text:p>
          </table:table-cell>
        </table:table-row>
        <table:table-row table:style-name="ro2">
          <table:table-cell office:value-type="float" office:value="30418308" calcext:value-type="float">
            <text:p>30418308</text:p>
          </table:table-cell>
          <table:table-cell table:formula="of:=[.A790]-[.A789]" office:value-type="float" office:value="4300" calcext:value-type="float">
            <text:p>4300</text:p>
          </table:table-cell>
          <table:table-cell office:value-type="float" office:value="-28.34" calcext:value-type="float">
            <text:p>-28.34</text:p>
          </table:table-cell>
          <table:table-cell office:value-type="float" office:value="-20.39" calcext:value-type="float">
            <text:p>-20.39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34" calcext:value-type="float">
            <text:p>-28.34</text:p>
          </table:table-cell>
          <table:table-cell office:value-type="float" office:value="-425.17" calcext:value-type="float">
            <text:p>-425.17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5.17" calcext:value-type="float">
            <text:p>-425.1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90]/10000000;5)" office:value-type="float" office:value="3.04183" calcext:value-type="float">
            <text:p>3.04183</text:p>
          </table:table-cell>
          <table:table-cell table:formula="of:=[.C790]*100" office:value-type="float" office:value="-2834" calcext:value-type="float">
            <text:p>-2834</text:p>
          </table:table-cell>
          <table:table-cell table:formula="of:=[.F790]" office:value-type="float" office:value="-300" calcext:value-type="float">
            <text:p>-300</text:p>
          </table:table-cell>
          <table:table-cell table:formula="of:=[.M790]*10" office:value-type="float" office:value="-4251.7" calcext:value-type="float">
            <text:p>-4251.7</text:p>
          </table:table-cell>
        </table:table-row>
        <table:table-row table:style-name="ro2">
          <table:table-cell office:value-type="float" office:value="30422131" calcext:value-type="float">
            <text:p>30422131</text:p>
          </table:table-cell>
          <table:table-cell table:formula="of:=[.A791]-[.A790]" office:value-type="float" office:value="3823" calcext:value-type="float">
            <text:p>3823</text:p>
          </table:table-cell>
          <table:table-cell office:value-type="float" office:value="-28.29" calcext:value-type="float">
            <text:p>-28.29</text:p>
          </table:table-cell>
          <table:table-cell office:value-type="float" office:value="-22.05" calcext:value-type="float">
            <text:p>-22.05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29" calcext:value-type="float">
            <text:p>-28.29</text:p>
          </table:table-cell>
          <table:table-cell office:value-type="float" office:value="-424.32" calcext:value-type="float">
            <text:p>-424.32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4.32" calcext:value-type="float">
            <text:p>-424.3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91]/10000000;5)" office:value-type="float" office:value="3.04221" calcext:value-type="float">
            <text:p>3.04221</text:p>
          </table:table-cell>
          <table:table-cell table:formula="of:=[.C791]*100" office:value-type="float" office:value="-2829" calcext:value-type="float">
            <text:p>-2829</text:p>
          </table:table-cell>
          <table:table-cell table:formula="of:=[.F791]" office:value-type="float" office:value="-300" calcext:value-type="float">
            <text:p>-300</text:p>
          </table:table-cell>
          <table:table-cell table:formula="of:=[.M791]*10" office:value-type="float" office:value="-4243.2" calcext:value-type="float">
            <text:p>-4243.2</text:p>
          </table:table-cell>
        </table:table-row>
        <table:table-row table:style-name="ro2">
          <table:table-cell office:value-type="float" office:value="30426403" calcext:value-type="float">
            <text:p>30426403</text:p>
          </table:table-cell>
          <table:table-cell table:formula="of:=[.A792]-[.A791]" office:value-type="float" office:value="4272" calcext:value-type="float">
            <text:p>4272</text:p>
          </table:table-cell>
          <table:table-cell office:value-type="float" office:value="-28.21" calcext:value-type="float">
            <text:p>-28.21</text:p>
          </table:table-cell>
          <table:table-cell office:value-type="float" office:value="-19.51" calcext:value-type="float">
            <text:p>-19.51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21" calcext:value-type="float">
            <text:p>-28.21</text:p>
          </table:table-cell>
          <table:table-cell office:value-type="float" office:value="-423.14" calcext:value-type="float">
            <text:p>-423.14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3.14" calcext:value-type="float">
            <text:p>-423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92]/10000000;5)" office:value-type="float" office:value="3.04264" calcext:value-type="float">
            <text:p>3.04264</text:p>
          </table:table-cell>
          <table:table-cell table:formula="of:=[.C792]*100" office:value-type="float" office:value="-2821" calcext:value-type="float">
            <text:p>-2821</text:p>
          </table:table-cell>
          <table:table-cell table:formula="of:=[.F792]" office:value-type="float" office:value="-300" calcext:value-type="float">
            <text:p>-300</text:p>
          </table:table-cell>
          <table:table-cell table:formula="of:=[.M792]*10" office:value-type="float" office:value="-4231.4" calcext:value-type="float">
            <text:p>-4231.4</text:p>
          </table:table-cell>
        </table:table-row>
        <table:table-row table:style-name="ro2">
          <table:table-cell office:value-type="float" office:value="30430240" calcext:value-type="float">
            <text:p>30430240</text:p>
          </table:table-cell>
          <table:table-cell table:formula="of:=[.A793]-[.A792]" office:value-type="float" office:value="3837" calcext:value-type="float">
            <text:p>3837</text:p>
          </table:table-cell>
          <table:table-cell office:value-type="float" office:value="-28.12" calcext:value-type="float">
            <text:p>-28.12</text:p>
          </table:table-cell>
          <table:table-cell office:value-type="float" office:value="-18.18" calcext:value-type="float">
            <text:p>-18.18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12" calcext:value-type="float">
            <text:p>-28.12</text:p>
          </table:table-cell>
          <table:table-cell office:value-type="float" office:value="-421.78" calcext:value-type="float">
            <text:p>-421.78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1.78" calcext:value-type="float">
            <text:p>-421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93]/10000000;5)" office:value-type="float" office:value="3.04302" calcext:value-type="float">
            <text:p>3.04302</text:p>
          </table:table-cell>
          <table:table-cell table:formula="of:=[.C793]*100" office:value-type="float" office:value="-2812" calcext:value-type="float">
            <text:p>-2812</text:p>
          </table:table-cell>
          <table:table-cell table:formula="of:=[.F793]" office:value-type="float" office:value="-300" calcext:value-type="float">
            <text:p>-300</text:p>
          </table:table-cell>
          <table:table-cell table:formula="of:=[.M793]*10" office:value-type="float" office:value="-4217.8" calcext:value-type="float">
            <text:p>-4217.8</text:p>
          </table:table-cell>
        </table:table-row>
        <table:table-row table:style-name="ro2">
          <table:table-cell office:value-type="float" office:value="30434434" calcext:value-type="float">
            <text:p>30434434</text:p>
          </table:table-cell>
          <table:table-cell table:formula="of:=[.A794]-[.A793]" office:value-type="float" office:value="4194" calcext:value-type="float">
            <text:p>4194</text:p>
          </table:table-cell>
          <table:table-cell office:value-type="float" office:value="-28.04" calcext:value-type="float">
            <text:p>-28.04</text:p>
          </table:table-cell>
          <table:table-cell office:value-type="float" office:value="-19.87" calcext:value-type="float">
            <text:p>-19.87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8.04" calcext:value-type="float">
            <text:p>-28.04</text:p>
          </table:table-cell>
          <table:table-cell office:value-type="float" office:value="-420.66" calcext:value-type="float">
            <text:p>-420.66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0.66" calcext:value-type="float">
            <text:p>-420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94]/10000000;5)" office:value-type="float" office:value="3.04344" calcext:value-type="float">
            <text:p>3.04344</text:p>
          </table:table-cell>
          <table:table-cell table:formula="of:=[.C794]*100" office:value-type="float" office:value="-2804" calcext:value-type="float">
            <text:p>-2804</text:p>
          </table:table-cell>
          <table:table-cell table:formula="of:=[.F794]" office:value-type="float" office:value="-300" calcext:value-type="float">
            <text:p>-300</text:p>
          </table:table-cell>
          <table:table-cell table:formula="of:=[.M794]*10" office:value-type="float" office:value="-4206.6" calcext:value-type="float">
            <text:p>-4206.6</text:p>
          </table:table-cell>
        </table:table-row>
        <table:table-row table:style-name="ro2">
          <table:table-cell office:value-type="float" office:value="30438340" calcext:value-type="float">
            <text:p>30438340</text:p>
          </table:table-cell>
          <table:table-cell table:formula="of:=[.A795]-[.A794]" office:value-type="float" office:value="3906" calcext:value-type="float">
            <text:p>3906</text:p>
          </table:table-cell>
          <table:table-cell office:value-type="float" office:value="-27.95" calcext:value-type="float">
            <text:p>-27.95</text:p>
          </table:table-cell>
          <table:table-cell office:value-type="float" office:value="-17.9" calcext:value-type="float">
            <text:p>-17.9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95" calcext:value-type="float">
            <text:p>-27.95</text:p>
          </table:table-cell>
          <table:table-cell office:value-type="float" office:value="-419.29" calcext:value-type="float">
            <text:p>-419.29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9.29" calcext:value-type="float">
            <text:p>-419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95]/10000000;5)" office:value-type="float" office:value="3.04383" calcext:value-type="float">
            <text:p>3.04383</text:p>
          </table:table-cell>
          <table:table-cell table:formula="of:=[.C795]*100" office:value-type="float" office:value="-2795" calcext:value-type="float">
            <text:p>-2795</text:p>
          </table:table-cell>
          <table:table-cell table:formula="of:=[.F795]" office:value-type="float" office:value="-300" calcext:value-type="float">
            <text:p>-300</text:p>
          </table:table-cell>
          <table:table-cell table:formula="of:=[.M795]*10" office:value-type="float" office:value="-4192.9" calcext:value-type="float">
            <text:p>-4192.9</text:p>
          </table:table-cell>
        </table:table-row>
        <table:table-row table:style-name="ro2">
          <table:table-cell office:value-type="float" office:value="30442548" calcext:value-type="float">
            <text:p>30442548</text:p>
          </table:table-cell>
          <table:table-cell table:formula="of:=[.A796]-[.A795]" office:value-type="float" office:value="4208" calcext:value-type="float">
            <text:p>4208</text:p>
          </table:table-cell>
          <table:table-cell office:value-type="float" office:value="-27.86" calcext:value-type="float">
            <text:p>-27.86</text:p>
          </table:table-cell>
          <table:table-cell office:value-type="float" office:value="-17.29" calcext:value-type="float">
            <text:p>-17.29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86" calcext:value-type="float">
            <text:p>-27.86</text:p>
          </table:table-cell>
          <table:table-cell office:value-type="float" office:value="-417.87" calcext:value-type="float">
            <text:p>-417.87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7.87" calcext:value-type="float">
            <text:p>-417.8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96]/10000000;5)" office:value-type="float" office:value="3.04425" calcext:value-type="float">
            <text:p>3.04425</text:p>
          </table:table-cell>
          <table:table-cell table:formula="of:=[.C796]*100" office:value-type="float" office:value="-2786" calcext:value-type="float">
            <text:p>-2786</text:p>
          </table:table-cell>
          <table:table-cell table:formula="of:=[.F796]" office:value-type="float" office:value="-300" calcext:value-type="float">
            <text:p>-300</text:p>
          </table:table-cell>
          <table:table-cell table:formula="of:=[.M796]*10" office:value-type="float" office:value="-4178.7" calcext:value-type="float">
            <text:p>-4178.7</text:p>
          </table:table-cell>
        </table:table-row>
        <table:table-row table:style-name="ro2">
          <table:table-cell office:value-type="float" office:value="30446471" calcext:value-type="float">
            <text:p>30446471</text:p>
          </table:table-cell>
          <table:table-cell table:formula="of:=[.A797]-[.A796]" office:value-type="float" office:value="3923" calcext:value-type="float">
            <text:p>3923</text:p>
          </table:table-cell>
          <table:table-cell office:value-type="float" office:value="-27.77" calcext:value-type="float">
            <text:p>-27.77</text:p>
          </table:table-cell>
          <table:table-cell office:value-type="float" office:value="-18.44" calcext:value-type="float">
            <text:p>-18.44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77" calcext:value-type="float">
            <text:p>-27.77</text:p>
          </table:table-cell>
          <table:table-cell office:value-type="float" office:value="-416.62" calcext:value-type="float">
            <text:p>-416.62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6.62" calcext:value-type="float">
            <text:p>-416.6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97]/10000000;5)" office:value-type="float" office:value="3.04465" calcext:value-type="float">
            <text:p>3.04465</text:p>
          </table:table-cell>
          <table:table-cell table:formula="of:=[.C797]*100" office:value-type="float" office:value="-2777" calcext:value-type="float">
            <text:p>-2777</text:p>
          </table:table-cell>
          <table:table-cell table:formula="of:=[.F797]" office:value-type="float" office:value="-300" calcext:value-type="float">
            <text:p>-300</text:p>
          </table:table-cell>
          <table:table-cell table:formula="of:=[.M797]*10" office:value-type="float" office:value="-4166.2" calcext:value-type="float">
            <text:p>-4166.2</text:p>
          </table:table-cell>
        </table:table-row>
        <table:table-row table:style-name="ro2">
          <table:table-cell office:value-type="float" office:value="30450703" calcext:value-type="float">
            <text:p>30450703</text:p>
          </table:table-cell>
          <table:table-cell table:formula="of:=[.A798]-[.A797]" office:value-type="float" office:value="4232" calcext:value-type="float">
            <text:p>4232</text:p>
          </table:table-cell>
          <table:table-cell office:value-type="float" office:value="-27.67" calcext:value-type="float">
            <text:p>-27.67</text:p>
          </table:table-cell>
          <table:table-cell office:value-type="float" office:value="-16.01" calcext:value-type="float">
            <text:p>-16.01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67" calcext:value-type="float">
            <text:p>-27.67</text:p>
          </table:table-cell>
          <table:table-cell office:value-type="float" office:value="-415.1" calcext:value-type="float">
            <text:p>-415.1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5.1" calcext:value-type="float">
            <text:p>-415.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98]/10000000;5)" office:value-type="float" office:value="3.04507" calcext:value-type="float">
            <text:p>3.04507</text:p>
          </table:table-cell>
          <table:table-cell table:formula="of:=[.C798]*100" office:value-type="float" office:value="-2767" calcext:value-type="float">
            <text:p>-2767</text:p>
          </table:table-cell>
          <table:table-cell table:formula="of:=[.F798]" office:value-type="float" office:value="-300" calcext:value-type="float">
            <text:p>-300</text:p>
          </table:table-cell>
          <table:table-cell table:formula="of:=[.M798]*10" office:value-type="float" office:value="-4151" calcext:value-type="float">
            <text:p>-4151</text:p>
          </table:table-cell>
        </table:table-row>
        <table:table-row table:style-name="ro2">
          <table:table-cell office:value-type="float" office:value="30454663" calcext:value-type="float">
            <text:p>30454663</text:p>
          </table:table-cell>
          <table:table-cell table:formula="of:=[.A799]-[.A798]" office:value-type="float" office:value="3960" calcext:value-type="float">
            <text:p>3960</text:p>
          </table:table-cell>
          <table:table-cell office:value-type="float" office:value="-27.57" calcext:value-type="float">
            <text:p>-27.57</text:p>
          </table:table-cell>
          <table:table-cell office:value-type="float" office:value="-15.58" calcext:value-type="float">
            <text:p>-15.58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57" calcext:value-type="float">
            <text:p>-27.57</text:p>
          </table:table-cell>
          <table:table-cell office:value-type="float" office:value="-413.61" calcext:value-type="float">
            <text:p>-413.61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3.61" calcext:value-type="float">
            <text:p>-413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799]/10000000;5)" office:value-type="float" office:value="3.04547" calcext:value-type="float">
            <text:p>3.04547</text:p>
          </table:table-cell>
          <table:table-cell table:formula="of:=[.C799]*100" office:value-type="float" office:value="-2757" calcext:value-type="float">
            <text:p>-2757</text:p>
          </table:table-cell>
          <table:table-cell table:formula="of:=[.F799]" office:value-type="float" office:value="-300" calcext:value-type="float">
            <text:p>-300</text:p>
          </table:table-cell>
          <table:table-cell table:formula="of:=[.M799]*10" office:value-type="float" office:value="-4136.1" calcext:value-type="float">
            <text:p>-4136.1</text:p>
          </table:table-cell>
        </table:table-row>
        <table:table-row table:style-name="ro2">
          <table:table-cell office:value-type="float" office:value="30458825" calcext:value-type="float">
            <text:p>30458825</text:p>
          </table:table-cell>
          <table:table-cell table:formula="of:=[.A800]-[.A799]" office:value-type="float" office:value="4162" calcext:value-type="float">
            <text:p>4162</text:p>
          </table:table-cell>
          <table:table-cell office:value-type="float" office:value="-27.5" calcext:value-type="float">
            <text:p>-27.5</text:p>
          </table:table-cell>
          <table:table-cell office:value-type="float" office:value="-18.14" calcext:value-type="float">
            <text:p>-18.14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5" calcext:value-type="float">
            <text:p>-27.5</text:p>
          </table:table-cell>
          <table:table-cell office:value-type="float" office:value="-412.53" calcext:value-type="float">
            <text:p>-412.53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2.53" calcext:value-type="float">
            <text:p>-412.5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00]/10000000;5)" office:value-type="float" office:value="3.04588" calcext:value-type="float">
            <text:p>3.04588</text:p>
          </table:table-cell>
          <table:table-cell table:formula="of:=[.C800]*100" office:value-type="float" office:value="-2750" calcext:value-type="float">
            <text:p>-2750</text:p>
          </table:table-cell>
          <table:table-cell table:formula="of:=[.F800]" office:value-type="float" office:value="-300" calcext:value-type="float">
            <text:p>-300</text:p>
          </table:table-cell>
          <table:table-cell table:formula="of:=[.M800]*10" office:value-type="float" office:value="-4125.3" calcext:value-type="float">
            <text:p>-4125.3</text:p>
          </table:table-cell>
        </table:table-row>
        <table:table-row table:style-name="ro2">
          <table:table-cell office:value-type="float" office:value="30462803" calcext:value-type="float">
            <text:p>30462803</text:p>
          </table:table-cell>
          <table:table-cell table:formula="of:=[.A801]-[.A800]" office:value-type="float" office:value="3978" calcext:value-type="float">
            <text:p>3978</text:p>
          </table:table-cell>
          <table:table-cell office:value-type="float" office:value="-27.43" calcext:value-type="float">
            <text:p>-27.43</text:p>
          </table:table-cell>
          <table:table-cell office:value-type="float" office:value="-17.84" calcext:value-type="float">
            <text:p>-17.84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43" calcext:value-type="float">
            <text:p>-27.43</text:p>
          </table:table-cell>
          <table:table-cell office:value-type="float" office:value="-411.46" calcext:value-type="float">
            <text:p>-411.46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1.46" calcext:value-type="float">
            <text:p>-411.4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01]/10000000;5)" office:value-type="float" office:value="3.04628" calcext:value-type="float">
            <text:p>3.04628</text:p>
          </table:table-cell>
          <table:table-cell table:formula="of:=[.C801]*100" office:value-type="float" office:value="-2743" calcext:value-type="float">
            <text:p>-2743</text:p>
          </table:table-cell>
          <table:table-cell table:formula="of:=[.F801]" office:value-type="float" office:value="-300" calcext:value-type="float">
            <text:p>-300</text:p>
          </table:table-cell>
          <table:table-cell table:formula="of:=[.M801]*10" office:value-type="float" office:value="-4114.6" calcext:value-type="float">
            <text:p>-4114.6</text:p>
          </table:table-cell>
        </table:table-row>
        <table:table-row table:style-name="ro2">
          <table:table-cell office:value-type="float" office:value="30466911" calcext:value-type="float">
            <text:p>30466911</text:p>
          </table:table-cell>
          <table:table-cell table:formula="of:=[.A802]-[.A801]" office:value-type="float" office:value="4108" calcext:value-type="float">
            <text:p>4108</text:p>
          </table:table-cell>
          <table:table-cell office:value-type="float" office:value="-27.35" calcext:value-type="float">
            <text:p>-27.35</text:p>
          </table:table-cell>
          <table:table-cell office:value-type="float" office:value="-16.52" calcext:value-type="float">
            <text:p>-16.52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35" calcext:value-type="float">
            <text:p>-27.35</text:p>
          </table:table-cell>
          <table:table-cell office:value-type="float" office:value="-410.25" calcext:value-type="float">
            <text:p>-410.25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0.25" calcext:value-type="float">
            <text:p>-41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02]/10000000;5)" office:value-type="float" office:value="3.04669" calcext:value-type="float">
            <text:p>3.04669</text:p>
          </table:table-cell>
          <table:table-cell table:formula="of:=[.C802]*100" office:value-type="float" office:value="-2735" calcext:value-type="float">
            <text:p>-2735</text:p>
          </table:table-cell>
          <table:table-cell table:formula="of:=[.F802]" office:value-type="float" office:value="-300" calcext:value-type="float">
            <text:p>-300</text:p>
          </table:table-cell>
          <table:table-cell table:formula="of:=[.M802]*10" office:value-type="float" office:value="-4102.5" calcext:value-type="float">
            <text:p>-4102.5</text:p>
          </table:table-cell>
        </table:table-row>
        <table:table-row table:style-name="ro2">
          <table:table-cell office:value-type="float" office:value="30471571" calcext:value-type="float">
            <text:p>30471571</text:p>
          </table:table-cell>
          <table:table-cell table:formula="of:=[.A803]-[.A802]" office:value-type="float" office:value="4660" calcext:value-type="float">
            <text:p>4660</text:p>
          </table:table-cell>
          <table:table-cell office:value-type="float" office:value="-27.29" calcext:value-type="float">
            <text:p>-27.29</text:p>
          </table:table-cell>
          <table:table-cell office:value-type="float" office:value="-18.2" calcext:value-type="float">
            <text:p>-18.2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29" calcext:value-type="float">
            <text:p>-27.29</text:p>
          </table:table-cell>
          <table:table-cell office:value-type="float" office:value="-409.34" calcext:value-type="float">
            <text:p>-409.34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9.34" calcext:value-type="float">
            <text:p>-409.3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03]/10000000;5)" office:value-type="float" office:value="3.04716" calcext:value-type="float">
            <text:p>3.04716</text:p>
          </table:table-cell>
          <table:table-cell table:formula="of:=[.C803]*100" office:value-type="float" office:value="-2729" calcext:value-type="float">
            <text:p>-2729</text:p>
          </table:table-cell>
          <table:table-cell table:formula="of:=[.F803]" office:value-type="float" office:value="-300" calcext:value-type="float">
            <text:p>-300</text:p>
          </table:table-cell>
          <table:table-cell table:formula="of:=[.M803]*10" office:value-type="float" office:value="-4093.4" calcext:value-type="float">
            <text:p>-4093.4</text:p>
          </table:table-cell>
        </table:table-row>
        <table:table-row table:style-name="ro2">
          <table:table-cell office:value-type="float" office:value="30475663" calcext:value-type="float">
            <text:p>30475663</text:p>
          </table:table-cell>
          <table:table-cell table:formula="of:=[.A804]-[.A803]" office:value-type="float" office:value="4092" calcext:value-type="float">
            <text:p>4092</text:p>
          </table:table-cell>
          <table:table-cell office:value-type="float" office:value="-27.23" calcext:value-type="float">
            <text:p>-27.23</text:p>
          </table:table-cell>
          <table:table-cell office:value-type="float" office:value="-18.47" calcext:value-type="float">
            <text:p>-18.47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23" calcext:value-type="float">
            <text:p>-27.23</text:p>
          </table:table-cell>
          <table:table-cell office:value-type="float" office:value="-408.48" calcext:value-type="float">
            <text:p>-408.48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8.48" calcext:value-type="float">
            <text:p>-408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04]/10000000;5)" office:value-type="float" office:value="3.04757" calcext:value-type="float">
            <text:p>3.04757</text:p>
          </table:table-cell>
          <table:table-cell table:formula="of:=[.C804]*100" office:value-type="float" office:value="-2723" calcext:value-type="float">
            <text:p>-2723</text:p>
          </table:table-cell>
          <table:table-cell table:formula="of:=[.F804]" office:value-type="float" office:value="-300" calcext:value-type="float">
            <text:p>-300</text:p>
          </table:table-cell>
          <table:table-cell table:formula="of:=[.M804]*10" office:value-type="float" office:value="-4084.8" calcext:value-type="float">
            <text:p>-4084.8</text:p>
          </table:table-cell>
        </table:table-row>
        <table:table-row table:style-name="ro2">
          <table:table-cell office:value-type="float" office:value="30479500" calcext:value-type="float">
            <text:p>30479500</text:p>
          </table:table-cell>
          <table:table-cell table:formula="of:=[.A805]-[.A804]" office:value-type="float" office:value="3837" calcext:value-type="float">
            <text:p>3837</text:p>
          </table:table-cell>
          <table:table-cell office:value-type="float" office:value="-27.16" calcext:value-type="float">
            <text:p>-27.16</text:p>
          </table:table-cell>
          <table:table-cell office:value-type="float" office:value="-17.17" calcext:value-type="float">
            <text:p>-17.17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16" calcext:value-type="float">
            <text:p>-27.16</text:p>
          </table:table-cell>
          <table:table-cell office:value-type="float" office:value="-407.46" calcext:value-type="float">
            <text:p>-407.46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7.46" calcext:value-type="float">
            <text:p>-407.4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05]/10000000;5)" office:value-type="float" office:value="3.04795" calcext:value-type="float">
            <text:p>3.04795</text:p>
          </table:table-cell>
          <table:table-cell table:formula="of:=[.C805]*100" office:value-type="float" office:value="-2716" calcext:value-type="float">
            <text:p>-2716</text:p>
          </table:table-cell>
          <table:table-cell table:formula="of:=[.F805]" office:value-type="float" office:value="-300" calcext:value-type="float">
            <text:p>-300</text:p>
          </table:table-cell>
          <table:table-cell table:formula="of:=[.M805]*10" office:value-type="float" office:value="-4074.6" calcext:value-type="float">
            <text:p>-4074.6</text:p>
          </table:table-cell>
        </table:table-row>
        <table:table-row table:style-name="ro2">
          <table:table-cell office:value-type="float" office:value="30483705" calcext:value-type="float">
            <text:p>30483705</text:p>
          </table:table-cell>
          <table:table-cell table:formula="of:=[.A806]-[.A805]" office:value-type="float" office:value="4205" calcext:value-type="float">
            <text:p>4205</text:p>
          </table:table-cell>
          <table:table-cell office:value-type="float" office:value="-27.09" calcext:value-type="float">
            <text:p>-27.09</text:p>
          </table:table-cell>
          <table:table-cell office:value-type="float" office:value="-17.01" calcext:value-type="float">
            <text:p>-17.01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09" calcext:value-type="float">
            <text:p>-27.09</text:p>
          </table:table-cell>
          <table:table-cell office:value-type="float" office:value="-406.39" calcext:value-type="float">
            <text:p>-406.39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6.39" calcext:value-type="float">
            <text:p>-406.3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06]/10000000;5)" office:value-type="float" office:value="3.04837" calcext:value-type="float">
            <text:p>3.04837</text:p>
          </table:table-cell>
          <table:table-cell table:formula="of:=[.C806]*100" office:value-type="float" office:value="-2709" calcext:value-type="float">
            <text:p>-2709</text:p>
          </table:table-cell>
          <table:table-cell table:formula="of:=[.F806]" office:value-type="float" office:value="-300" calcext:value-type="float">
            <text:p>-300</text:p>
          </table:table-cell>
          <table:table-cell table:formula="of:=[.M806]*10" office:value-type="float" office:value="-4063.9" calcext:value-type="float">
            <text:p>-4063.9</text:p>
          </table:table-cell>
        </table:table-row>
        <table:table-row table:style-name="ro2">
          <table:table-cell office:value-type="float" office:value="30487560" calcext:value-type="float">
            <text:p>30487560</text:p>
          </table:table-cell>
          <table:table-cell table:formula="of:=[.A807]-[.A806]" office:value-type="float" office:value="3855" calcext:value-type="float">
            <text:p>3855</text:p>
          </table:table-cell>
          <table:table-cell office:value-type="float" office:value="-27.04" calcext:value-type="float">
            <text:p>-27.04</text:p>
          </table:table-cell>
          <table:table-cell office:value-type="float" office:value="-19.29" calcext:value-type="float">
            <text:p>-19.29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7.04" calcext:value-type="float">
            <text:p>-27.04</text:p>
          </table:table-cell>
          <table:table-cell office:value-type="float" office:value="-405.6" calcext:value-type="float">
            <text:p>-405.6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5.6" calcext:value-type="float">
            <text:p>-405.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07]/10000000;5)" office:value-type="float" office:value="3.04876" calcext:value-type="float">
            <text:p>3.04876</text:p>
          </table:table-cell>
          <table:table-cell table:formula="of:=[.C807]*100" office:value-type="float" office:value="-2704" calcext:value-type="float">
            <text:p>-2704</text:p>
          </table:table-cell>
          <table:table-cell table:formula="of:=[.F807]" office:value-type="float" office:value="-300" calcext:value-type="float">
            <text:p>-300</text:p>
          </table:table-cell>
          <table:table-cell table:formula="of:=[.M807]*10" office:value-type="float" office:value="-4056" calcext:value-type="float">
            <text:p>-4056</text:p>
          </table:table-cell>
        </table:table-row>
        <table:table-row table:style-name="ro2">
          <table:table-cell office:value-type="float" office:value="30491894" calcext:value-type="float">
            <text:p>30491894</text:p>
          </table:table-cell>
          <table:table-cell table:formula="of:=[.A808]-[.A807]" office:value-type="float" office:value="4334" calcext:value-type="float">
            <text:p>4334</text:p>
          </table:table-cell>
          <table:table-cell office:value-type="float" office:value="-26.95" calcext:value-type="float">
            <text:p>-26.95</text:p>
          </table:table-cell>
          <table:table-cell office:value-type="float" office:value="-16.07" calcext:value-type="float">
            <text:p>-16.07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6.95" calcext:value-type="float">
            <text:p>-26.95</text:p>
          </table:table-cell>
          <table:table-cell office:value-type="float" office:value="-404.29" calcext:value-type="float">
            <text:p>-404.29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4.29" calcext:value-type="float">
            <text:p>-404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08]/10000000;5)" office:value-type="float" office:value="3.04919" calcext:value-type="float">
            <text:p>3.04919</text:p>
          </table:table-cell>
          <table:table-cell table:formula="of:=[.C808]*100" office:value-type="float" office:value="-2695" calcext:value-type="float">
            <text:p>-2695</text:p>
          </table:table-cell>
          <table:table-cell table:formula="of:=[.F808]" office:value-type="float" office:value="-300" calcext:value-type="float">
            <text:p>-300</text:p>
          </table:table-cell>
          <table:table-cell table:formula="of:=[.M808]*10" office:value-type="float" office:value="-4042.9" calcext:value-type="float">
            <text:p>-4042.9</text:p>
          </table:table-cell>
        </table:table-row>
        <table:table-row table:style-name="ro2">
          <table:table-cell office:value-type="float" office:value="30495820" calcext:value-type="float">
            <text:p>30495820</text:p>
          </table:table-cell>
          <table:table-cell table:formula="of:=[.A809]-[.A808]" office:value-type="float" office:value="3926" calcext:value-type="float">
            <text:p>3926</text:p>
          </table:table-cell>
          <table:table-cell office:value-type="float" office:value="-26.85" calcext:value-type="float">
            <text:p>-26.85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6.85" calcext:value-type="float">
            <text:p>-26.85</text:p>
          </table:table-cell>
          <table:table-cell office:value-type="float" office:value="-402.74" calcext:value-type="float">
            <text:p>-402.74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2.74" calcext:value-type="float">
            <text:p>-402.7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09]/10000000;5)" office:value-type="float" office:value="3.04958" calcext:value-type="float">
            <text:p>3.04958</text:p>
          </table:table-cell>
          <table:table-cell table:formula="of:=[.C809]*100" office:value-type="float" office:value="-2685" calcext:value-type="float">
            <text:p>-2685</text:p>
          </table:table-cell>
          <table:table-cell table:formula="of:=[.F809]" office:value-type="float" office:value="-300" calcext:value-type="float">
            <text:p>-300</text:p>
          </table:table-cell>
          <table:table-cell table:formula="of:=[.M809]*10" office:value-type="float" office:value="-4027.4" calcext:value-type="float">
            <text:p>-4027.4</text:p>
          </table:table-cell>
        </table:table-row>
        <table:table-row table:style-name="ro2">
          <table:table-cell office:value-type="float" office:value="30500705" calcext:value-type="float">
            <text:p>30500705</text:p>
          </table:table-cell>
          <table:table-cell table:formula="of:=[.A810]-[.A809]" office:value-type="float" office:value="4885" calcext:value-type="float">
            <text:p>4885</text:p>
          </table:table-cell>
          <table:table-cell office:value-type="float" office:value="-26.76" calcext:value-type="float">
            <text:p>-26.76</text:p>
          </table:table-cell>
          <table:table-cell office:value-type="float" office:value="-16.39" calcext:value-type="float">
            <text:p>-16.39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6.76" calcext:value-type="float">
            <text:p>-26.76</text:p>
          </table:table-cell>
          <table:table-cell office:value-type="float" office:value="-401.34" calcext:value-type="float">
            <text:p>-401.34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1.34" calcext:value-type="float">
            <text:p>-401.3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10]/10000000;5)" office:value-type="float" office:value="3.05007" calcext:value-type="float">
            <text:p>3.05007</text:p>
          </table:table-cell>
          <table:table-cell table:formula="of:=[.C810]*100" office:value-type="float" office:value="-2676" calcext:value-type="float">
            <text:p>-2676</text:p>
          </table:table-cell>
          <table:table-cell table:formula="of:=[.F810]" office:value-type="float" office:value="-300" calcext:value-type="float">
            <text:p>-300</text:p>
          </table:table-cell>
          <table:table-cell table:formula="of:=[.M810]*10" office:value-type="float" office:value="-4013.4" calcext:value-type="float">
            <text:p>-4013.4</text:p>
          </table:table-cell>
        </table:table-row>
        <table:table-row table:style-name="ro2">
          <table:table-cell office:value-type="float" office:value="30504460" calcext:value-type="float">
            <text:p>30504460</text:p>
          </table:table-cell>
          <table:table-cell table:formula="of:=[.A811]-[.A810]" office:value-type="float" office:value="3755" calcext:value-type="float">
            <text:p>3755</text:p>
          </table:table-cell>
          <table:table-cell office:value-type="float" office:value="-26.63" calcext:value-type="float">
            <text:p>-26.63</text:p>
          </table:table-cell>
          <table:table-cell office:value-type="float" office:value="-13.19" calcext:value-type="float">
            <text:p>-13.19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float" office:value="-26.63" calcext:value-type="float">
            <text:p>-26.63</text:p>
          </table:table-cell>
          <table:table-cell table:number-columns-repeated="2" office:value-type="float" office:value="-399.45" calcext:value-type="float">
            <text:p>-399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9.45" calcext:value-type="float">
            <text:p>-399.4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11]/10000000;5)" office:value-type="float" office:value="3.05045" calcext:value-type="float">
            <text:p>3.05045</text:p>
          </table:table-cell>
          <table:table-cell table:formula="of:=[.C811]*100" office:value-type="float" office:value="-2663" calcext:value-type="float">
            <text:p>-2663</text:p>
          </table:table-cell>
          <table:table-cell table:formula="of:=[.F811]" office:value-type="float" office:value="-300" calcext:value-type="float">
            <text:p>-300</text:p>
          </table:table-cell>
          <table:table-cell table:formula="of:=[.M811]*10" office:value-type="float" office:value="-3994.5" calcext:value-type="float">
            <text:p>-3994.5</text:p>
          </table:table-cell>
        </table:table-row>
        <table:table-row table:style-name="ro2">
          <table:table-cell office:value-type="float" office:value="30508885" calcext:value-type="float">
            <text:p>30508885</text:p>
          </table:table-cell>
          <table:table-cell table:formula="of:=[.A812]-[.A811]" office:value-type="float" office:value="4425" calcext:value-type="float">
            <text:p>4425</text:p>
          </table:table-cell>
          <table:table-cell office:value-type="float" office:value="-26.49" calcext:value-type="float">
            <text:p>-26.49</text:p>
          </table:table-cell>
          <table:table-cell office:value-type="float" office:value="-11.98" calcext:value-type="float">
            <text:p>-11.98</text:p>
          </table:table-cell>
          <table:table-cell office:value-type="float" office:value="1" calcext:value-type="float">
            <text:p>1</text:p>
          </table:table-cell>
          <table:table-cell office:value-type="float" office:value="-303" calcext:value-type="float">
            <text:p>-303</text:p>
          </table:table-cell>
          <table:table-cell office:value-type="float" office:value="-26.49" calcext:value-type="float">
            <text:p>-26.49</text:p>
          </table:table-cell>
          <table:table-cell table:number-columns-repeated="2" office:value-type="float" office:value="-397.37" calcext:value-type="float">
            <text:p>-397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7.37" calcext:value-type="float">
            <text:p>-397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12]/10000000;5)" office:value-type="float" office:value="3.05089" calcext:value-type="float">
            <text:p>3.05089</text:p>
          </table:table-cell>
          <table:table-cell table:formula="of:=[.C812]*100" office:value-type="float" office:value="-2649" calcext:value-type="float">
            <text:p>-2649</text:p>
          </table:table-cell>
          <table:table-cell table:formula="of:=[.F812]" office:value-type="float" office:value="-303" calcext:value-type="float">
            <text:p>-303</text:p>
          </table:table-cell>
          <table:table-cell table:formula="of:=[.M812]*10" office:value-type="float" office:value="-3973.7" calcext:value-type="float">
            <text:p>-3973.7</text:p>
          </table:table-cell>
        </table:table-row>
        <table:table-row table:style-name="ro2">
          <table:table-cell office:value-type="float" office:value="30512860" calcext:value-type="float">
            <text:p>30512860</text:p>
          </table:table-cell>
          <table:table-cell table:formula="of:=[.A813]-[.A812]" office:value-type="float" office:value="3975" calcext:value-type="float">
            <text:p>3975</text:p>
          </table:table-cell>
          <table:table-cell office:value-type="float" office:value="-26.37" calcext:value-type="float">
            <text:p>-26.37</text:p>
          </table:table-cell>
          <table:table-cell office:value-type="float" office:value="-14.12" calcext:value-type="float">
            <text:p>-14.12</text:p>
          </table:table-cell>
          <table:table-cell office:value-type="float" office:value="1" calcext:value-type="float">
            <text:p>1</text:p>
          </table:table-cell>
          <table:table-cell office:value-type="float" office:value="-305" calcext:value-type="float">
            <text:p>-305</text:p>
          </table:table-cell>
          <table:table-cell office:value-type="float" office:value="-26.37" calcext:value-type="float">
            <text:p>-26.37</text:p>
          </table:table-cell>
          <table:table-cell table:number-columns-repeated="2" office:value-type="float" office:value="-395.59" calcext:value-type="float">
            <text:p>-395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5.59" calcext:value-type="float">
            <text:p>-395.5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13]/10000000;5)" office:value-type="float" office:value="3.05129" calcext:value-type="float">
            <text:p>3.05129</text:p>
          </table:table-cell>
          <table:table-cell table:formula="of:=[.C813]*100" office:value-type="float" office:value="-2637" calcext:value-type="float">
            <text:p>-2637</text:p>
          </table:table-cell>
          <table:table-cell table:formula="of:=[.F813]" office:value-type="float" office:value="-305" calcext:value-type="float">
            <text:p>-305</text:p>
          </table:table-cell>
          <table:table-cell table:formula="of:=[.M813]*10" office:value-type="float" office:value="-3955.9" calcext:value-type="float">
            <text:p>-3955.9</text:p>
          </table:table-cell>
        </table:table-row>
        <table:table-row table:style-name="ro2">
          <table:table-cell office:value-type="float" office:value="30517183" calcext:value-type="float">
            <text:p>30517183</text:p>
          </table:table-cell>
          <table:table-cell table:formula="of:=[.A814]-[.A813]" office:value-type="float" office:value="4323" calcext:value-type="float">
            <text:p>4323</text:p>
          </table:table-cell>
          <table:table-cell office:value-type="float" office:value="-26.24" calcext:value-type="float">
            <text:p>-26.24</text:p>
          </table:table-cell>
          <table:table-cell office:value-type="float" office:value="-11.91" calcext:value-type="float">
            <text:p>-11.91</text:p>
          </table:table-cell>
          <table:table-cell office:value-type="float" office:value="1" calcext:value-type="float">
            <text:p>1</text:p>
          </table:table-cell>
          <table:table-cell office:value-type="float" office:value="-308" calcext:value-type="float">
            <text:p>-308</text:p>
          </table:table-cell>
          <table:table-cell office:value-type="float" office:value="-26.24" calcext:value-type="float">
            <text:p>-26.24</text:p>
          </table:table-cell>
          <table:table-cell table:number-columns-repeated="2" office:value-type="float" office:value="-393.54" calcext:value-type="float">
            <text:p>-393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3.54" calcext:value-type="float">
            <text:p>-393.5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14]/10000000;5)" office:value-type="float" office:value="3.05172" calcext:value-type="float">
            <text:p>3.05172</text:p>
          </table:table-cell>
          <table:table-cell table:formula="of:=[.C814]*100" office:value-type="float" office:value="-2624" calcext:value-type="float">
            <text:p>-2624</text:p>
          </table:table-cell>
          <table:table-cell table:formula="of:=[.F814]" office:value-type="float" office:value="-308" calcext:value-type="float">
            <text:p>-308</text:p>
          </table:table-cell>
          <table:table-cell table:formula="of:=[.M814]*10" office:value-type="float" office:value="-3935.4" calcext:value-type="float">
            <text:p>-3935.4</text:p>
          </table:table-cell>
        </table:table-row>
        <table:table-row table:style-name="ro2">
          <table:table-cell office:value-type="float" office:value="30521020" calcext:value-type="float">
            <text:p>30521020</text:p>
          </table:table-cell>
          <table:table-cell table:formula="of:=[.A815]-[.A814]" office:value-type="float" office:value="3837" calcext:value-type="float">
            <text:p>3837</text:p>
          </table:table-cell>
          <table:table-cell office:value-type="float" office:value="-26.09" calcext:value-type="float">
            <text:p>-26.09</text:p>
          </table:table-cell>
          <table:table-cell office:value-type="float" office:value="-10.39" calcext:value-type="float">
            <text:p>-10.39</text:p>
          </table:table-cell>
          <table:table-cell office:value-type="float" office:value="1" calcext:value-type="float">
            <text:p>1</text:p>
          </table:table-cell>
          <table:table-cell office:value-type="float" office:value="-310" calcext:value-type="float">
            <text:p>-310</text:p>
          </table:table-cell>
          <table:table-cell office:value-type="float" office:value="-26.09" calcext:value-type="float">
            <text:p>-26.09</text:p>
          </table:table-cell>
          <table:table-cell table:number-columns-repeated="2" office:value-type="float" office:value="-391.38" calcext:value-type="float">
            <text:p>-39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1.38" calcext:value-type="float">
            <text:p>-391.3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15]/10000000;5)" office:value-type="float" office:value="3.0521" calcext:value-type="float">
            <text:p>3.0521</text:p>
          </table:table-cell>
          <table:table-cell table:formula="of:=[.C815]*100" office:value-type="float" office:value="-2609" calcext:value-type="float">
            <text:p>-2609</text:p>
          </table:table-cell>
          <table:table-cell table:formula="of:=[.F815]" office:value-type="float" office:value="-310" calcext:value-type="float">
            <text:p>-310</text:p>
          </table:table-cell>
          <table:table-cell table:formula="of:=[.M815]*10" office:value-type="float" office:value="-3913.8" calcext:value-type="float">
            <text:p>-3913.8</text:p>
          </table:table-cell>
        </table:table-row>
        <table:table-row table:style-name="ro2">
          <table:table-cell office:value-type="float" office:value="30525323" calcext:value-type="float">
            <text:p>30525323</text:p>
          </table:table-cell>
          <table:table-cell table:formula="of:=[.A816]-[.A815]" office:value-type="float" office:value="4303" calcext:value-type="float">
            <text:p>4303</text:p>
          </table:table-cell>
          <table:table-cell office:value-type="float" office:value="-25.97" calcext:value-type="float">
            <text:p>-25.97</text:p>
          </table:table-cell>
          <table:table-cell office:value-type="float" office:value="-12.65" calcext:value-type="float">
            <text:p>-12.65</text:p>
          </table:table-cell>
          <table:table-cell office:value-type="float" office:value="1" calcext:value-type="float">
            <text:p>1</text:p>
          </table:table-cell>
          <table:table-cell office:value-type="float" office:value="-312" calcext:value-type="float">
            <text:p>-312</text:p>
          </table:table-cell>
          <table:table-cell office:value-type="float" office:value="-25.97" calcext:value-type="float">
            <text:p>-25.97</text:p>
          </table:table-cell>
          <table:table-cell table:number-columns-repeated="2" office:value-type="float" office:value="-389.62" calcext:value-type="float">
            <text:p>-389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9.62" calcext:value-type="float">
            <text:p>-389.6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16]/10000000;5)" office:value-type="float" office:value="3.05253" calcext:value-type="float">
            <text:p>3.05253</text:p>
          </table:table-cell>
          <table:table-cell table:formula="of:=[.C816]*100" office:value-type="float" office:value="-2597" calcext:value-type="float">
            <text:p>-2597</text:p>
          </table:table-cell>
          <table:table-cell table:formula="of:=[.F816]" office:value-type="float" office:value="-312" calcext:value-type="float">
            <text:p>-312</text:p>
          </table:table-cell>
          <table:table-cell table:formula="of:=[.M816]*10" office:value-type="float" office:value="-3896.2" calcext:value-type="float">
            <text:p>-3896.2</text:p>
          </table:table-cell>
        </table:table-row>
        <table:table-row table:style-name="ro2">
          <table:table-cell office:value-type="float" office:value="30529100" calcext:value-type="float">
            <text:p>30529100</text:p>
          </table:table-cell>
          <table:table-cell table:formula="of:=[.A817]-[.A816]" office:value-type="float" office:value="3777" calcext:value-type="float">
            <text:p>3777</text:p>
          </table:table-cell>
          <table:table-cell office:value-type="float" office:value="-25.85" calcext:value-type="float">
            <text:p>-25.85</text:p>
          </table:table-cell>
          <table:table-cell office:value-type="float" office:value="-10.94" calcext:value-type="float">
            <text:p>-10.94</text:p>
          </table:table-cell>
          <table:table-cell office:value-type="float" office:value="1" calcext:value-type="float">
            <text:p>1</text:p>
          </table:table-cell>
          <table:table-cell office:value-type="float" office:value="-315" calcext:value-type="float">
            <text:p>-315</text:p>
          </table:table-cell>
          <table:table-cell office:value-type="float" office:value="-25.85" calcext:value-type="float">
            <text:p>-25.85</text:p>
          </table:table-cell>
          <table:table-cell table:number-columns-repeated="2" office:value-type="float" office:value="-387.71" calcext:value-type="float">
            <text:p>-387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7.71" calcext:value-type="float">
            <text:p>-387.7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17]/10000000;5)" office:value-type="float" office:value="3.05291" calcext:value-type="float">
            <text:p>3.05291</text:p>
          </table:table-cell>
          <table:table-cell table:formula="of:=[.C817]*100" office:value-type="float" office:value="-2585" calcext:value-type="float">
            <text:p>-2585</text:p>
          </table:table-cell>
          <table:table-cell table:formula="of:=[.F817]" office:value-type="float" office:value="-315" calcext:value-type="float">
            <text:p>-315</text:p>
          </table:table-cell>
          <table:table-cell table:formula="of:=[.M817]*10" office:value-type="float" office:value="-3877.1" calcext:value-type="float">
            <text:p>-3877.1</text:p>
          </table:table-cell>
        </table:table-row>
        <table:table-row table:style-name="ro2">
          <table:table-cell office:value-type="float" office:value="30533251" calcext:value-type="float">
            <text:p>30533251</text:p>
          </table:table-cell>
          <table:table-cell table:formula="of:=[.A818]-[.A817]" office:value-type="float" office:value="4151" calcext:value-type="float">
            <text:p>4151</text:p>
          </table:table-cell>
          <table:table-cell office:value-type="float" office:value="-25.73" calcext:value-type="float">
            <text:p>-25.73</text:p>
          </table:table-cell>
          <table:table-cell office:value-type="float" office:value="-11.19" calcext:value-type="float">
            <text:p>-11.19</text:p>
          </table:table-cell>
          <table:table-cell office:value-type="float" office:value="1" calcext:value-type="float">
            <text:p>1</text:p>
          </table:table-cell>
          <table:table-cell office:value-type="float" office:value="-317" calcext:value-type="float">
            <text:p>-317</text:p>
          </table:table-cell>
          <table:table-cell office:value-type="float" office:value="-25.73" calcext:value-type="float">
            <text:p>-25.73</text:p>
          </table:table-cell>
          <table:table-cell table:number-columns-repeated="2" office:value-type="float" office:value="-385.93" calcext:value-type="float">
            <text:p>-385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5.93" calcext:value-type="float">
            <text:p>-385.9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18]/10000000;5)" office:value-type="float" office:value="3.05333" calcext:value-type="float">
            <text:p>3.05333</text:p>
          </table:table-cell>
          <table:table-cell table:formula="of:=[.C818]*100" office:value-type="float" office:value="-2573" calcext:value-type="float">
            <text:p>-2573</text:p>
          </table:table-cell>
          <table:table-cell table:formula="of:=[.F818]" office:value-type="float" office:value="-317" calcext:value-type="float">
            <text:p>-317</text:p>
          </table:table-cell>
          <table:table-cell table:formula="of:=[.M818]*10" office:value-type="float" office:value="-3859.3" calcext:value-type="float">
            <text:p>-3859.3</text:p>
          </table:table-cell>
        </table:table-row>
        <table:table-row table:style-name="ro2">
          <table:table-cell office:value-type="float" office:value="30537163" calcext:value-type="float">
            <text:p>30537163</text:p>
          </table:table-cell>
          <table:table-cell table:formula="of:=[.A819]-[.A818]" office:value-type="float" office:value="3912" calcext:value-type="float">
            <text:p>3912</text:p>
          </table:table-cell>
          <table:table-cell office:value-type="float" office:value="-25.65" calcext:value-type="float">
            <text:p>-25.65</text:p>
          </table:table-cell>
          <table:table-cell office:value-type="float" office:value="-14.99" calcext:value-type="float">
            <text:p>-14.99</text:p>
          </table:table-cell>
          <table:table-cell office:value-type="float" office:value="1" calcext:value-type="float">
            <text:p>1</text:p>
          </table:table-cell>
          <table:table-cell office:value-type="float" office:value="-319" calcext:value-type="float">
            <text:p>-319</text:p>
          </table:table-cell>
          <table:table-cell office:value-type="float" office:value="-25.65" calcext:value-type="float">
            <text:p>-25.65</text:p>
          </table:table-cell>
          <table:table-cell table:number-columns-repeated="2" office:value-type="float" office:value="-384.74" calcext:value-type="float">
            <text:p>-384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4.74" calcext:value-type="float">
            <text:p>-384.7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19]/10000000;5)" office:value-type="float" office:value="3.05372" calcext:value-type="float">
            <text:p>3.05372</text:p>
          </table:table-cell>
          <table:table-cell table:formula="of:=[.C819]*100" office:value-type="float" office:value="-2565" calcext:value-type="float">
            <text:p>-2565</text:p>
          </table:table-cell>
          <table:table-cell table:formula="of:=[.F819]" office:value-type="float" office:value="-319" calcext:value-type="float">
            <text:p>-319</text:p>
          </table:table-cell>
          <table:table-cell table:formula="of:=[.M819]*10" office:value-type="float" office:value="-3847.4" calcext:value-type="float">
            <text:p>-3847.4</text:p>
          </table:table-cell>
        </table:table-row>
        <table:table-row table:style-name="ro2">
          <table:table-cell office:value-type="float" office:value="30541420" calcext:value-type="float">
            <text:p>30541420</text:p>
          </table:table-cell>
          <table:table-cell table:formula="of:=[.A820]-[.A819]" office:value-type="float" office:value="4257" calcext:value-type="float">
            <text:p>4257</text:p>
          </table:table-cell>
          <table:table-cell office:value-type="float" office:value="-25.57" calcext:value-type="float">
            <text:p>-25.57</text:p>
          </table:table-cell>
          <table:table-cell office:value-type="float" office:value="-14.54" calcext:value-type="float">
            <text:p>-14.54</text:p>
          </table:table-cell>
          <table:table-cell office:value-type="float" office:value="1" calcext:value-type="float">
            <text:p>1</text:p>
          </table:table-cell>
          <table:table-cell office:value-type="float" office:value="-320" calcext:value-type="float">
            <text:p>-320</text:p>
          </table:table-cell>
          <table:table-cell office:value-type="float" office:value="-25.57" calcext:value-type="float">
            <text:p>-25.57</text:p>
          </table:table-cell>
          <table:table-cell table:number-columns-repeated="2" office:value-type="float" office:value="-383.53" calcext:value-type="float">
            <text:p>-383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3.53" calcext:value-type="float">
            <text:p>-383.5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20]/10000000;5)" office:value-type="float" office:value="3.05414" calcext:value-type="float">
            <text:p>3.05414</text:p>
          </table:table-cell>
          <table:table-cell table:formula="of:=[.C820]*100" office:value-type="float" office:value="-2557" calcext:value-type="float">
            <text:p>-2557</text:p>
          </table:table-cell>
          <table:table-cell table:formula="of:=[.F820]" office:value-type="float" office:value="-320" calcext:value-type="float">
            <text:p>-320</text:p>
          </table:table-cell>
          <table:table-cell table:formula="of:=[.M820]*10" office:value-type="float" office:value="-3835.3" calcext:value-type="float">
            <text:p>-3835.3</text:p>
          </table:table-cell>
        </table:table-row>
        <table:table-row table:style-name="ro2">
          <table:table-cell office:value-type="float" office:value="30545308" calcext:value-type="float">
            <text:p>30545308</text:p>
          </table:table-cell>
          <table:table-cell table:formula="of:=[.A821]-[.A820]" office:value-type="float" office:value="3888" calcext:value-type="float">
            <text:p>3888</text:p>
          </table:table-cell>
          <table:table-cell office:value-type="float" office:value="-25.48" calcext:value-type="float">
            <text:p>-25.48</text:p>
          </table:table-cell>
          <table:table-cell office:value-type="float" office:value="-13.32" calcext:value-type="float">
            <text:p>-13.32</text:p>
          </table:table-cell>
          <table:table-cell office:value-type="float" office:value="1" calcext:value-type="float">
            <text:p>1</text:p>
          </table:table-cell>
          <table:table-cell office:value-type="float" office:value="-322" calcext:value-type="float">
            <text:p>-322</text:p>
          </table:table-cell>
          <table:table-cell office:value-type="float" office:value="-25.48" calcext:value-type="float">
            <text:p>-25.48</text:p>
          </table:table-cell>
          <table:table-cell table:number-columns-repeated="2" office:value-type="float" office:value="-382.14" calcext:value-type="float">
            <text:p>-382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2.14" calcext:value-type="float">
            <text:p>-382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21]/10000000;5)" office:value-type="float" office:value="3.05453" calcext:value-type="float">
            <text:p>3.05453</text:p>
          </table:table-cell>
          <table:table-cell table:formula="of:=[.C821]*100" office:value-type="float" office:value="-2548" calcext:value-type="float">
            <text:p>-2548</text:p>
          </table:table-cell>
          <table:table-cell table:formula="of:=[.F821]" office:value-type="float" office:value="-322" calcext:value-type="float">
            <text:p>-322</text:p>
          </table:table-cell>
          <table:table-cell table:formula="of:=[.M821]*10" office:value-type="float" office:value="-3821.4" calcext:value-type="float">
            <text:p>-3821.4</text:p>
          </table:table-cell>
        </table:table-row>
        <table:table-row table:style-name="ro2">
          <table:table-cell office:value-type="float" office:value="30549551" calcext:value-type="float">
            <text:p>30549551</text:p>
          </table:table-cell>
          <table:table-cell table:formula="of:=[.A822]-[.A821]" office:value-type="float" office:value="4243" calcext:value-type="float">
            <text:p>4243</text:p>
          </table:table-cell>
          <table:table-cell office:value-type="float" office:value="-25.42" calcext:value-type="float">
            <text:p>-25.42</text:p>
          </table:table-cell>
          <table:table-cell office:value-type="float" office:value="-17.28" calcext:value-type="float">
            <text:p>-17.28</text:p>
          </table:table-cell>
          <table:table-cell office:value-type="float" office:value="1" calcext:value-type="float">
            <text:p>1</text:p>
          </table:table-cell>
          <table:table-cell office:value-type="float" office:value="-323" calcext:value-type="float">
            <text:p>-323</text:p>
          </table:table-cell>
          <table:table-cell office:value-type="float" office:value="-25.42" calcext:value-type="float">
            <text:p>-25.42</text:p>
          </table:table-cell>
          <table:table-cell table:number-columns-repeated="2" office:value-type="float" office:value="-381.26" calcext:value-type="float">
            <text:p>-381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1.26" calcext:value-type="float">
            <text:p>-381.2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22]/10000000;5)" office:value-type="float" office:value="3.05496" calcext:value-type="float">
            <text:p>3.05496</text:p>
          </table:table-cell>
          <table:table-cell table:formula="of:=[.C822]*100" office:value-type="float" office:value="-2542" calcext:value-type="float">
            <text:p>-2542</text:p>
          </table:table-cell>
          <table:table-cell table:formula="of:=[.F822]" office:value-type="float" office:value="-323" calcext:value-type="float">
            <text:p>-323</text:p>
          </table:table-cell>
          <table:table-cell table:formula="of:=[.M822]*10" office:value-type="float" office:value="-3812.6" calcext:value-type="float">
            <text:p>-3812.6</text:p>
          </table:table-cell>
        </table:table-row>
        <table:table-row table:style-name="ro2">
          <table:table-cell office:value-type="float" office:value="30553428" calcext:value-type="float">
            <text:p>30553428</text:p>
          </table:table-cell>
          <table:table-cell table:formula="of:=[.A823]-[.A822]" office:value-type="float" office:value="3877" calcext:value-type="float">
            <text:p>3877</text:p>
          </table:table-cell>
          <table:table-cell office:value-type="float" office:value="-25.32" calcext:value-type="float">
            <text:p>-25.32</text:p>
          </table:table-cell>
          <table:table-cell office:value-type="float" office:value="-13.79" calcext:value-type="float">
            <text:p>-13.79</text:p>
          </table:table-cell>
          <table:table-cell office:value-type="float" office:value="1" calcext:value-type="float">
            <text:p>1</text:p>
          </table:table-cell>
          <table:table-cell office:value-type="float" office:value="-325" calcext:value-type="float">
            <text:p>-325</text:p>
          </table:table-cell>
          <table:table-cell office:value-type="float" office:value="-25.32" calcext:value-type="float">
            <text:p>-25.32</text:p>
          </table:table-cell>
          <table:table-cell table:number-columns-repeated="2" office:value-type="float" office:value="-379.86" calcext:value-type="float">
            <text:p>-379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9.86" calcext:value-type="float">
            <text:p>-379.8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23]/10000000;5)" office:value-type="float" office:value="3.05534" calcext:value-type="float">
            <text:p>3.05534</text:p>
          </table:table-cell>
          <table:table-cell table:formula="of:=[.C823]*100" office:value-type="float" office:value="-2532" calcext:value-type="float">
            <text:p>-2532</text:p>
          </table:table-cell>
          <table:table-cell table:formula="of:=[.F823]" office:value-type="float" office:value="-325" calcext:value-type="float">
            <text:p>-325</text:p>
          </table:table-cell>
          <table:table-cell table:formula="of:=[.M823]*10" office:value-type="float" office:value="-3798.6" calcext:value-type="float">
            <text:p>-3798.6</text:p>
          </table:table-cell>
        </table:table-row>
        <table:table-row table:style-name="ro2">
          <table:table-cell office:value-type="float" office:value="30557731" calcext:value-type="float">
            <text:p>30557731</text:p>
          </table:table-cell>
          <table:table-cell table:formula="of:=[.A824]-[.A823]" office:value-type="float" office:value="4303" calcext:value-type="float">
            <text:p>4303</text:p>
          </table:table-cell>
          <table:table-cell office:value-type="float" office:value="-25.22" calcext:value-type="float">
            <text:p>-25.22</text:p>
          </table:table-cell>
          <table:table-cell office:value-type="float" office:value="-13.53" calcext:value-type="float">
            <text:p>-13.53</text:p>
          </table:table-cell>
          <table:table-cell office:value-type="float" office:value="1" calcext:value-type="float">
            <text:p>1</text:p>
          </table:table-cell>
          <table:table-cell office:value-type="float" office:value="-327" calcext:value-type="float">
            <text:p>-327</text:p>
          </table:table-cell>
          <table:table-cell office:value-type="float" office:value="-25.22" calcext:value-type="float">
            <text:p>-25.22</text:p>
          </table:table-cell>
          <table:table-cell table:number-columns-repeated="2" office:value-type="float" office:value="-378.33" calcext:value-type="float">
            <text:p>-378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8.33" calcext:value-type="float">
            <text:p>-378.3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24]/10000000;5)" office:value-type="float" office:value="3.05577" calcext:value-type="float">
            <text:p>3.05577</text:p>
          </table:table-cell>
          <table:table-cell table:formula="of:=[.C824]*100" office:value-type="float" office:value="-2522" calcext:value-type="float">
            <text:p>-2522</text:p>
          </table:table-cell>
          <table:table-cell table:formula="of:=[.F824]" office:value-type="float" office:value="-327" calcext:value-type="float">
            <text:p>-327</text:p>
          </table:table-cell>
          <table:table-cell table:formula="of:=[.M824]*10" office:value-type="float" office:value="-3783.3" calcext:value-type="float">
            <text:p>-3783.3</text:p>
          </table:table-cell>
        </table:table-row>
        <table:table-row table:style-name="ro2">
          <table:table-cell office:value-type="float" office:value="30561568" calcext:value-type="float">
            <text:p>30561568</text:p>
          </table:table-cell>
          <table:table-cell table:formula="of:=[.A825]-[.A824]" office:value-type="float" office:value="3837" calcext:value-type="float">
            <text:p>3837</text:p>
          </table:table-cell>
          <table:table-cell office:value-type="float" office:value="-25.12" calcext:value-type="float">
            <text:p>-25.12</text:p>
          </table:table-cell>
          <table:table-cell office:value-type="float" office:value="-14.43" calcext:value-type="float">
            <text:p>-14.43</text:p>
          </table:table-cell>
          <table:table-cell office:value-type="float" office:value="1" calcext:value-type="float">
            <text:p>1</text:p>
          </table:table-cell>
          <table:table-cell office:value-type="float" office:value="-328" calcext:value-type="float">
            <text:p>-328</text:p>
          </table:table-cell>
          <table:table-cell office:value-type="float" office:value="-25.12" calcext:value-type="float">
            <text:p>-25.12</text:p>
          </table:table-cell>
          <table:table-cell table:number-columns-repeated="2" office:value-type="float" office:value="-376.85" calcext:value-type="float">
            <text:p>-376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6.85" calcext:value-type="float">
            <text:p>-376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25]/10000000;5)" office:value-type="float" office:value="3.05616" calcext:value-type="float">
            <text:p>3.05616</text:p>
          </table:table-cell>
          <table:table-cell table:formula="of:=[.C825]*100" office:value-type="float" office:value="-2512" calcext:value-type="float">
            <text:p>-2512</text:p>
          </table:table-cell>
          <table:table-cell table:formula="of:=[.F825]" office:value-type="float" office:value="-328" calcext:value-type="float">
            <text:p>-328</text:p>
          </table:table-cell>
          <table:table-cell table:formula="of:=[.M825]*10" office:value-type="float" office:value="-3768.5" calcext:value-type="float">
            <text:p>-3768.5</text:p>
          </table:table-cell>
        </table:table-row>
        <table:table-row table:style-name="ro2">
          <table:table-cell office:value-type="float" office:value="30565831" calcext:value-type="float">
            <text:p>30565831</text:p>
          </table:table-cell>
          <table:table-cell table:formula="of:=[.A826]-[.A825]" office:value-type="float" office:value="4263" calcext:value-type="float">
            <text:p>4263</text:p>
          </table:table-cell>
          <table:table-cell office:value-type="float" office:value="-24.99" calcext:value-type="float">
            <text:p>-24.99</text:p>
          </table:table-cell>
          <table:table-cell office:value-type="float" office:value="-10.47" calcext:value-type="float">
            <text:p>-10.47</text:p>
          </table:table-cell>
          <table:table-cell office:value-type="float" office:value="1" calcext:value-type="float">
            <text:p>1</text:p>
          </table:table-cell>
          <table:table-cell office:value-type="float" office:value="-331" calcext:value-type="float">
            <text:p>-331</text:p>
          </table:table-cell>
          <table:table-cell office:value-type="float" office:value="-24.99" calcext:value-type="float">
            <text:p>-24.99</text:p>
          </table:table-cell>
          <table:table-cell table:number-columns-repeated="2" office:value-type="float" office:value="-374.84" calcext:value-type="float">
            <text:p>-374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4.84" calcext:value-type="float">
            <text:p>-374.8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26]/10000000;5)" office:value-type="float" office:value="3.05658" calcext:value-type="float">
            <text:p>3.05658</text:p>
          </table:table-cell>
          <table:table-cell table:formula="of:=[.C826]*100" office:value-type="float" office:value="-2499" calcext:value-type="float">
            <text:p>-2499</text:p>
          </table:table-cell>
          <table:table-cell table:formula="of:=[.F826]" office:value-type="float" office:value="-331" calcext:value-type="float">
            <text:p>-331</text:p>
          </table:table-cell>
          <table:table-cell table:formula="of:=[.M826]*10" office:value-type="float" office:value="-3748.4" calcext:value-type="float">
            <text:p>-3748.4</text:p>
          </table:table-cell>
        </table:table-row>
        <table:table-row table:style-name="ro2">
          <table:table-cell office:value-type="float" office:value="30569623" calcext:value-type="float">
            <text:p>30569623</text:p>
          </table:table-cell>
          <table:table-cell table:formula="of:=[.A827]-[.A826]" office:value-type="float" office:value="3792" calcext:value-type="float">
            <text:p>3792</text:p>
          </table:table-cell>
          <table:table-cell office:value-type="float" office:value="-24.87" calcext:value-type="float">
            <text:p>-24.87</text:p>
          </table:table-cell>
          <table:table-cell office:value-type="float" office:value="-11.55" calcext:value-type="float">
            <text:p>-11.55</text:p>
          </table:table-cell>
          <table:table-cell office:value-type="float" office:value="1" calcext:value-type="float">
            <text:p>1</text:p>
          </table:table-cell>
          <table:table-cell office:value-type="float" office:value="-333" calcext:value-type="float">
            <text:p>-333</text:p>
          </table:table-cell>
          <table:table-cell office:value-type="float" office:value="-24.87" calcext:value-type="float">
            <text:p>-24.87</text:p>
          </table:table-cell>
          <table:table-cell table:number-columns-repeated="2" office:value-type="float" office:value="-373.07" calcext:value-type="float">
            <text:p>-373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3.07" calcext:value-type="float">
            <text:p>-373.0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27]/10000000;5)" office:value-type="float" office:value="3.05696" calcext:value-type="float">
            <text:p>3.05696</text:p>
          </table:table-cell>
          <table:table-cell table:formula="of:=[.C827]*100" office:value-type="float" office:value="-2487" calcext:value-type="float">
            <text:p>-2487</text:p>
          </table:table-cell>
          <table:table-cell table:formula="of:=[.F827]" office:value-type="float" office:value="-333" calcext:value-type="float">
            <text:p>-333</text:p>
          </table:table-cell>
          <table:table-cell table:formula="of:=[.M827]*10" office:value-type="float" office:value="-3730.7" calcext:value-type="float">
            <text:p>-3730.7</text:p>
          </table:table-cell>
        </table:table-row>
        <table:table-row table:style-name="ro2">
          <table:table-cell office:value-type="float" office:value="30573823" calcext:value-type="float">
            <text:p>30573823</text:p>
          </table:table-cell>
          <table:table-cell table:formula="of:=[.A828]-[.A827]" office:value-type="float" office:value="4200" calcext:value-type="float">
            <text:p>4200</text:p>
          </table:table-cell>
          <table:table-cell office:value-type="float" office:value="-24.74" calcext:value-type="float">
            <text:p>-24.74</text:p>
          </table:table-cell>
          <table:table-cell office:value-type="float" office:value="-8.93" calcext:value-type="float">
            <text:p>-8.93</text:p>
          </table:table-cell>
          <table:table-cell office:value-type="float" office:value="1" calcext:value-type="float">
            <text:p>1</text:p>
          </table:table-cell>
          <table:table-cell office:value-type="float" office:value="-336" calcext:value-type="float">
            <text:p>-336</text:p>
          </table:table-cell>
          <table:table-cell office:value-type="float" office:value="-24.74" calcext:value-type="float">
            <text:p>-24.74</text:p>
          </table:table-cell>
          <table:table-cell table:number-columns-repeated="2" office:value-type="float" office:value="-371.09" calcext:value-type="float">
            <text:p>-37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1.09" calcext:value-type="float">
            <text:p>-371.0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28]/10000000;5)" office:value-type="float" office:value="3.05738" calcext:value-type="float">
            <text:p>3.05738</text:p>
          </table:table-cell>
          <table:table-cell table:formula="of:=[.C828]*100" office:value-type="float" office:value="-2474" calcext:value-type="float">
            <text:p>-2474</text:p>
          </table:table-cell>
          <table:table-cell table:formula="of:=[.F828]" office:value-type="float" office:value="-336" calcext:value-type="float">
            <text:p>-336</text:p>
          </table:table-cell>
          <table:table-cell table:formula="of:=[.M828]*10" office:value-type="float" office:value="-3710.9" calcext:value-type="float">
            <text:p>-3710.9</text:p>
          </table:table-cell>
        </table:table-row>
        <table:table-row table:style-name="ro2">
          <table:table-cell office:value-type="float" office:value="30577708" calcext:value-type="float">
            <text:p>30577708</text:p>
          </table:table-cell>
          <table:table-cell table:formula="of:=[.A829]-[.A828]" office:value-type="float" office:value="3885" calcext:value-type="float">
            <text:p>3885</text:p>
          </table:table-cell>
          <table:table-cell office:value-type="float" office:value="-24.62" calcext:value-type="float">
            <text:p>-24.62</text:p>
          </table:table-cell>
          <table:table-cell office:value-type="float" office:value="-8.56" calcext:value-type="float">
            <text:p>-8.56</text:p>
          </table:table-cell>
          <table:table-cell office:value-type="float" office:value="1" calcext:value-type="float">
            <text:p>1</text:p>
          </table:table-cell>
          <table:table-cell office:value-type="float" office:value="-338" calcext:value-type="float">
            <text:p>-338</text:p>
          </table:table-cell>
          <table:table-cell office:value-type="float" office:value="-24.62" calcext:value-type="float">
            <text:p>-24.62</text:p>
          </table:table-cell>
          <table:table-cell table:number-columns-repeated="2" office:value-type="float" office:value="-369.36" calcext:value-type="float">
            <text:p>-369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9.36" calcext:value-type="float">
            <text:p>-369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29]/10000000;5)" office:value-type="float" office:value="3.05777" calcext:value-type="float">
            <text:p>3.05777</text:p>
          </table:table-cell>
          <table:table-cell table:formula="of:=[.C829]*100" office:value-type="float" office:value="-2462" calcext:value-type="float">
            <text:p>-2462</text:p>
          </table:table-cell>
          <table:table-cell table:formula="of:=[.F829]" office:value-type="float" office:value="-338" calcext:value-type="float">
            <text:p>-338</text:p>
          </table:table-cell>
          <table:table-cell table:formula="of:=[.M829]*10" office:value-type="float" office:value="-3693.6" calcext:value-type="float">
            <text:p>-3693.6</text:p>
          </table:table-cell>
        </table:table-row>
        <table:table-row table:style-name="ro2">
          <table:table-cell office:value-type="float" office:value="30582571" calcext:value-type="float">
            <text:p>30582571</text:p>
          </table:table-cell>
          <table:table-cell table:formula="of:=[.A830]-[.A829]" office:value-type="float" office:value="4863" calcext:value-type="float">
            <text:p>4863</text:p>
          </table:table-cell>
          <table:table-cell office:value-type="float" office:value="-24.56" calcext:value-type="float">
            <text:p>-24.56</text:p>
          </table:table-cell>
          <table:table-cell office:value-type="float" office:value="-10.96" calcext:value-type="float">
            <text:p>-10.96</text:p>
          </table:table-cell>
          <table:table-cell office:value-type="float" office:value="1" calcext:value-type="float">
            <text:p>1</text:p>
          </table:table-cell>
          <table:table-cell office:value-type="float" office:value="-339" calcext:value-type="float">
            <text:p>-339</text:p>
          </table:table-cell>
          <table:table-cell office:value-type="float" office:value="-24.56" calcext:value-type="float">
            <text:p>-24.56</text:p>
          </table:table-cell>
          <table:table-cell table:number-columns-repeated="2" office:value-type="float" office:value="-368.4" calcext:value-type="float">
            <text:p>-36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8.4" calcext:value-type="float">
            <text:p>-368.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30]/10000000;5)" office:value-type="float" office:value="3.05826" calcext:value-type="float">
            <text:p>3.05826</text:p>
          </table:table-cell>
          <table:table-cell table:formula="of:=[.C830]*100" office:value-type="float" office:value="-2456" calcext:value-type="float">
            <text:p>-2456</text:p>
          </table:table-cell>
          <table:table-cell table:formula="of:=[.F830]" office:value-type="float" office:value="-339" calcext:value-type="float">
            <text:p>-339</text:p>
          </table:table-cell>
          <table:table-cell table:formula="of:=[.M830]*10" office:value-type="float" office:value="-3684" calcext:value-type="float">
            <text:p>-3684</text:p>
          </table:table-cell>
        </table:table-row>
        <table:table-row table:style-name="ro2">
          <table:table-cell office:value-type="float" office:value="30586388" calcext:value-type="float">
            <text:p>30586388</text:p>
          </table:table-cell>
          <table:table-cell table:formula="of:=[.A831]-[.A830]" office:value-type="float" office:value="3817" calcext:value-type="float">
            <text:p>3817</text:p>
          </table:table-cell>
          <table:table-cell office:value-type="float" office:value="-24.5" calcext:value-type="float">
            <text:p>-24.5</text:p>
          </table:table-cell>
          <table:table-cell office:value-type="float" office:value="-8.53" calcext:value-type="float">
            <text:p>-8.53</text:p>
          </table:table-cell>
          <table:table-cell office:value-type="float" office:value="1" calcext:value-type="float">
            <text:p>1</text:p>
          </table:table-cell>
          <table:table-cell office:value-type="float" office:value="-340" calcext:value-type="float">
            <text:p>-340</text:p>
          </table:table-cell>
          <table:table-cell office:value-type="float" office:value="-24.5" calcext:value-type="float">
            <text:p>-24.5</text:p>
          </table:table-cell>
          <table:table-cell table:number-columns-repeated="2" office:value-type="float" office:value="-367.48" calcext:value-type="float">
            <text:p>-367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7.48" calcext:value-type="float">
            <text:p>-367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31]/10000000;5)" office:value-type="float" office:value="3.05864" calcext:value-type="float">
            <text:p>3.05864</text:p>
          </table:table-cell>
          <table:table-cell table:formula="of:=[.C831]*100" office:value-type="float" office:value="-2450" calcext:value-type="float">
            <text:p>-2450</text:p>
          </table:table-cell>
          <table:table-cell table:formula="of:=[.F831]" office:value-type="float" office:value="-340" calcext:value-type="float">
            <text:p>-340</text:p>
          </table:table-cell>
          <table:table-cell table:formula="of:=[.M831]*10" office:value-type="float" office:value="-3674.8" calcext:value-type="float">
            <text:p>-3674.8</text:p>
          </table:table-cell>
        </table:table-row>
        <table:table-row table:style-name="ro2">
          <table:table-cell office:value-type="float" office:value="30590705" calcext:value-type="float">
            <text:p>30590705</text:p>
          </table:table-cell>
          <table:table-cell table:formula="of:=[.A832]-[.A831]" office:value-type="float" office:value="4317" calcext:value-type="float">
            <text:p>4317</text:p>
          </table:table-cell>
          <table:table-cell office:value-type="float" office:value="-24.49" calcext:value-type="float">
            <text:p>-24.49</text:p>
          </table:table-cell>
          <table:table-cell office:value-type="float" office:value="-11.1" calcext:value-type="float">
            <text:p>-11.1</text:p>
          </table:table-cell>
          <table:table-cell office:value-type="float" office:value="1" calcext:value-type="float">
            <text:p>1</text:p>
          </table:table-cell>
          <table:table-cell office:value-type="float" office:value="-340" calcext:value-type="float">
            <text:p>-340</text:p>
          </table:table-cell>
          <table:table-cell office:value-type="float" office:value="-24.49" calcext:value-type="float">
            <text:p>-24.49</text:p>
          </table:table-cell>
          <table:table-cell table:number-columns-repeated="2" office:value-type="float" office:value="-367.29" calcext:value-type="float">
            <text:p>-367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7.29" calcext:value-type="float">
            <text:p>-367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32]/10000000;5)" office:value-type="float" office:value="3.05907" calcext:value-type="float">
            <text:p>3.05907</text:p>
          </table:table-cell>
          <table:table-cell table:formula="of:=[.C832]*100" office:value-type="float" office:value="-2449" calcext:value-type="float">
            <text:p>-2449</text:p>
          </table:table-cell>
          <table:table-cell table:formula="of:=[.F832]" office:value-type="float" office:value="-340" calcext:value-type="float">
            <text:p>-340</text:p>
          </table:table-cell>
          <table:table-cell table:formula="of:=[.M832]*10" office:value-type="float" office:value="-3672.9" calcext:value-type="float">
            <text:p>-3672.9</text:p>
          </table:table-cell>
        </table:table-row>
        <table:table-row table:style-name="ro2">
          <table:table-cell office:value-type="float" office:value="30594528" calcext:value-type="float">
            <text:p>30594528</text:p>
          </table:table-cell>
          <table:table-cell table:formula="of:=[.A833]-[.A832]" office:value-type="float" office:value="3823" calcext:value-type="float">
            <text:p>3823</text:p>
          </table:table-cell>
          <table:table-cell office:value-type="float" office:value="-24.5" calcext:value-type="float">
            <text:p>-24.5</text:p>
          </table:table-cell>
          <table:table-cell office:value-type="float" office:value="-11.33" calcext:value-type="float">
            <text:p>-11.33</text:p>
          </table:table-cell>
          <table:table-cell office:value-type="float" office:value="1" calcext:value-type="float">
            <text:p>1</text:p>
          </table:table-cell>
          <table:table-cell office:value-type="float" office:value="-340" calcext:value-type="float">
            <text:p>-340</text:p>
          </table:table-cell>
          <table:table-cell office:value-type="float" office:value="-24.5" calcext:value-type="float">
            <text:p>-24.5</text:p>
          </table:table-cell>
          <table:table-cell table:number-columns-repeated="2" office:value-type="float" office:value="-367.47" calcext:value-type="float">
            <text:p>-367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7.47" calcext:value-type="float">
            <text:p>-367.4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33]/10000000;5)" office:value-type="float" office:value="3.05945" calcext:value-type="float">
            <text:p>3.05945</text:p>
          </table:table-cell>
          <table:table-cell table:formula="of:=[.C833]*100" office:value-type="float" office:value="-2450" calcext:value-type="float">
            <text:p>-2450</text:p>
          </table:table-cell>
          <table:table-cell table:formula="of:=[.F833]" office:value-type="float" office:value="-340" calcext:value-type="float">
            <text:p>-340</text:p>
          </table:table-cell>
          <table:table-cell table:formula="of:=[.M833]*10" office:value-type="float" office:value="-3674.7" calcext:value-type="float">
            <text:p>-3674.7</text:p>
          </table:table-cell>
        </table:table-row>
        <table:table-row table:style-name="ro2">
          <table:table-cell office:value-type="float" office:value="30598711" calcext:value-type="float">
            <text:p>30598711</text:p>
          </table:table-cell>
          <table:table-cell table:formula="of:=[.A834]-[.A833]" office:value-type="float" office:value="4183" calcext:value-type="float">
            <text:p>4183</text:p>
          </table:table-cell>
          <table:table-cell office:value-type="float" office:value="-24.54" calcext:value-type="float">
            <text:p>-24.54</text:p>
          </table:table-cell>
          <table:table-cell office:value-type="float" office:value="-12.29" calcext:value-type="float">
            <text:p>-12.29</text:p>
          </table:table-cell>
          <table:table-cell office:value-type="float" office:value="1" calcext:value-type="float">
            <text:p>1</text:p>
          </table:table-cell>
          <table:table-cell office:value-type="float" office:value="-339" calcext:value-type="float">
            <text:p>-339</text:p>
          </table:table-cell>
          <table:table-cell office:value-type="float" office:value="-24.54" calcext:value-type="float">
            <text:p>-24.54</text:p>
          </table:table-cell>
          <table:table-cell table:number-columns-repeated="2" office:value-type="float" office:value="-368.09" calcext:value-type="float">
            <text:p>-368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8.09" calcext:value-type="float">
            <text:p>-368.0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34]/10000000;5)" office:value-type="float" office:value="3.05987" calcext:value-type="float">
            <text:p>3.05987</text:p>
          </table:table-cell>
          <table:table-cell table:formula="of:=[.C834]*100" office:value-type="float" office:value="-2454" calcext:value-type="float">
            <text:p>-2454</text:p>
          </table:table-cell>
          <table:table-cell table:formula="of:=[.F834]" office:value-type="float" office:value="-339" calcext:value-type="float">
            <text:p>-339</text:p>
          </table:table-cell>
          <table:table-cell table:formula="of:=[.M834]*10" office:value-type="float" office:value="-3680.9" calcext:value-type="float">
            <text:p>-3680.9</text:p>
          </table:table-cell>
        </table:table-row>
        <table:table-row table:style-name="ro2">
          <table:table-cell office:value-type="float" office:value="30602623" calcext:value-type="float">
            <text:p>30602623</text:p>
          </table:table-cell>
          <table:table-cell table:formula="of:=[.A835]-[.A834]" office:value-type="float" office:value="3912" calcext:value-type="float">
            <text:p>3912</text:p>
          </table:table-cell>
          <table:table-cell office:value-type="float" office:value="-24.62" calcext:value-type="float">
            <text:p>-24.62</text:p>
          </table:table-cell>
          <table:table-cell office:value-type="float" office:value="-14.89" calcext:value-type="float">
            <text:p>-14.89</text:p>
          </table:table-cell>
          <table:table-cell office:value-type="float" office:value="1" calcext:value-type="float">
            <text:p>1</text:p>
          </table:table-cell>
          <table:table-cell office:value-type="float" office:value="-338" calcext:value-type="float">
            <text:p>-338</text:p>
          </table:table-cell>
          <table:table-cell office:value-type="float" office:value="-24.62" calcext:value-type="float">
            <text:p>-24.62</text:p>
          </table:table-cell>
          <table:table-cell table:number-columns-repeated="2" office:value-type="float" office:value="-369.29" calcext:value-type="float">
            <text:p>-369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9.29" calcext:value-type="float">
            <text:p>-369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35]/10000000;5)" office:value-type="float" office:value="3.06026" calcext:value-type="float">
            <text:p>3.06026</text:p>
          </table:table-cell>
          <table:table-cell table:formula="of:=[.C835]*100" office:value-type="float" office:value="-2462" calcext:value-type="float">
            <text:p>-2462</text:p>
          </table:table-cell>
          <table:table-cell table:formula="of:=[.F835]" office:value-type="float" office:value="-338" calcext:value-type="float">
            <text:p>-338</text:p>
          </table:table-cell>
          <table:table-cell table:formula="of:=[.M835]*10" office:value-type="float" office:value="-3692.9" calcext:value-type="float">
            <text:p>-3692.9</text:p>
          </table:table-cell>
        </table:table-row>
        <table:table-row table:style-name="ro2">
          <table:table-cell office:value-type="float" office:value="30606914" calcext:value-type="float">
            <text:p>30606914</text:p>
          </table:table-cell>
          <table:table-cell table:formula="of:=[.A836]-[.A835]" office:value-type="float" office:value="4291" calcext:value-type="float">
            <text:p>4291</text:p>
          </table:table-cell>
          <table:table-cell office:value-type="float" office:value="-24.71" calcext:value-type="float">
            <text:p>-24.71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-336" calcext:value-type="float">
            <text:p>-336</text:p>
          </table:table-cell>
          <table:table-cell office:value-type="float" office:value="-24.71" calcext:value-type="float">
            <text:p>-24.71</text:p>
          </table:table-cell>
          <table:table-cell table:number-columns-repeated="2" office:value-type="float" office:value="-370.67" calcext:value-type="float">
            <text:p>-37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0.67" calcext:value-type="float">
            <text:p>-370.6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36]/10000000;5)" office:value-type="float" office:value="3.06069" calcext:value-type="float">
            <text:p>3.06069</text:p>
          </table:table-cell>
          <table:table-cell table:formula="of:=[.C836]*100" office:value-type="float" office:value="-2471" calcext:value-type="float">
            <text:p>-2471</text:p>
          </table:table-cell>
          <table:table-cell table:formula="of:=[.F836]" office:value-type="float" office:value="-336" calcext:value-type="float">
            <text:p>-336</text:p>
          </table:table-cell>
          <table:table-cell table:formula="of:=[.M836]*10" office:value-type="float" office:value="-3706.7" calcext:value-type="float">
            <text:p>-3706.7</text:p>
          </table:table-cell>
        </table:table-row>
        <table:table-row table:style-name="ro2">
          <table:table-cell office:value-type="float" office:value="30610880" calcext:value-type="float">
            <text:p>30610880</text:p>
          </table:table-cell>
          <table:table-cell table:formula="of:=[.A837]-[.A836]" office:value-type="float" office:value="3966" calcext:value-type="float">
            <text:p>3966</text:p>
          </table:table-cell>
          <table:table-cell office:value-type="float" office:value="-24.8" calcext:value-type="float">
            <text:p>-24.8</text:p>
          </table:table-cell>
          <table:table-cell office:value-type="float" office:value="-8.98" calcext:value-type="float">
            <text:p>-8.98</text:p>
          </table:table-cell>
          <table:table-cell office:value-type="float" office:value="1" calcext:value-type="float">
            <text:p>1</text:p>
          </table:table-cell>
          <table:table-cell office:value-type="float" office:value="-334" calcext:value-type="float">
            <text:p>-334</text:p>
          </table:table-cell>
          <table:table-cell office:value-type="float" office:value="-24.8" calcext:value-type="float">
            <text:p>-24.8</text:p>
          </table:table-cell>
          <table:table-cell table:number-columns-repeated="2" office:value-type="float" office:value="-372.04" calcext:value-type="float">
            <text:p>-372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2.04" calcext:value-type="float">
            <text:p>-372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37]/10000000;5)" office:value-type="float" office:value="3.06109" calcext:value-type="float">
            <text:p>3.06109</text:p>
          </table:table-cell>
          <table:table-cell table:formula="of:=[.C837]*100" office:value-type="float" office:value="-2480" calcext:value-type="float">
            <text:p>-2480</text:p>
          </table:table-cell>
          <table:table-cell table:formula="of:=[.F837]" office:value-type="float" office:value="-334" calcext:value-type="float">
            <text:p>-334</text:p>
          </table:table-cell>
          <table:table-cell table:formula="of:=[.M837]*10" office:value-type="float" office:value="-3720.4" calcext:value-type="float">
            <text:p>-3720.4</text:p>
          </table:table-cell>
        </table:table-row>
        <table:table-row table:style-name="ro2">
          <table:table-cell office:value-type="float" office:value="30615054" calcext:value-type="float">
            <text:p>30615054</text:p>
          </table:table-cell>
          <table:table-cell table:formula="of:=[.A838]-[.A837]" office:value-type="float" office:value="4174" calcext:value-type="float">
            <text:p>4174</text:p>
          </table:table-cell>
          <table:table-cell office:value-type="float" office:value="-25.02" calcext:value-type="float">
            <text:p>-25.02</text:p>
          </table:table-cell>
          <table:table-cell office:value-type="float" office:value="-13.5" calcext:value-type="float">
            <text:p>-13.5</text:p>
          </table:table-cell>
          <table:table-cell office:value-type="float" office:value="1" calcext:value-type="float">
            <text:p>1</text:p>
          </table:table-cell>
          <table:table-cell office:value-type="float" office:value="-330" calcext:value-type="float">
            <text:p>-330</text:p>
          </table:table-cell>
          <table:table-cell office:value-type="float" office:value="-25.02" calcext:value-type="float">
            <text:p>-25.02</text:p>
          </table:table-cell>
          <table:table-cell table:number-columns-repeated="2" office:value-type="float" office:value="-375.29" calcext:value-type="float">
            <text:p>-375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5.29" calcext:value-type="float">
            <text:p>-375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38]/10000000;5)" office:value-type="float" office:value="3.06151" calcext:value-type="float">
            <text:p>3.06151</text:p>
          </table:table-cell>
          <table:table-cell table:formula="of:=[.C838]*100" office:value-type="float" office:value="-2502" calcext:value-type="float">
            <text:p>-2502</text:p>
          </table:table-cell>
          <table:table-cell table:formula="of:=[.F838]" office:value-type="float" office:value="-330" calcext:value-type="float">
            <text:p>-330</text:p>
          </table:table-cell>
          <table:table-cell table:formula="of:=[.M838]*10" office:value-type="float" office:value="-3752.9" calcext:value-type="float">
            <text:p>-3752.9</text:p>
          </table:table-cell>
        </table:table-row>
        <table:table-row table:style-name="ro2">
          <table:table-cell office:value-type="float" office:value="30618963" calcext:value-type="float">
            <text:p>30618963</text:p>
          </table:table-cell>
          <table:table-cell table:formula="of:=[.A839]-[.A838]" office:value-type="float" office:value="3909" calcext:value-type="float">
            <text:p>3909</text:p>
          </table:table-cell>
          <table:table-cell office:value-type="float" office:value="-25.25" calcext:value-type="float">
            <text:p>-25.25</text:p>
          </table:table-cell>
          <table:table-cell office:value-type="float" office:value="-11.28" calcext:value-type="float">
            <text:p>-11.28</text:p>
          </table:table-cell>
          <table:table-cell office:value-type="float" office:value="1" calcext:value-type="float">
            <text:p>1</text:p>
          </table:table-cell>
          <table:table-cell office:value-type="float" office:value="-326" calcext:value-type="float">
            <text:p>-326</text:p>
          </table:table-cell>
          <table:table-cell office:value-type="float" office:value="-25.25" calcext:value-type="float">
            <text:p>-25.25</text:p>
          </table:table-cell>
          <table:table-cell table:number-columns-repeated="2" office:value-type="float" office:value="-378.78" calcext:value-type="float">
            <text:p>-378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8.78" calcext:value-type="float">
            <text:p>-378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39]/10000000;5)" office:value-type="float" office:value="3.0619" calcext:value-type="float">
            <text:p>3.0619</text:p>
          </table:table-cell>
          <table:table-cell table:formula="of:=[.C839]*100" office:value-type="float" office:value="-2525" calcext:value-type="float">
            <text:p>-2525</text:p>
          </table:table-cell>
          <table:table-cell table:formula="of:=[.F839]" office:value-type="float" office:value="-326" calcext:value-type="float">
            <text:p>-326</text:p>
          </table:table-cell>
          <table:table-cell table:formula="of:=[.M839]*10" office:value-type="float" office:value="-3787.8" calcext:value-type="float">
            <text:p>-3787.8</text:p>
          </table:table-cell>
        </table:table-row>
        <table:table-row table:style-name="ro2">
          <table:table-cell office:value-type="float" office:value="30623185" calcext:value-type="float">
            <text:p>30623185</text:p>
          </table:table-cell>
          <table:table-cell table:formula="of:=[.A840]-[.A839]" office:value-type="float" office:value="4222" calcext:value-type="float">
            <text:p>4222</text:p>
          </table:table-cell>
          <table:table-cell office:value-type="float" office:value="-25.6" calcext:value-type="float">
            <text:p>-25.6</text:p>
          </table:table-cell>
          <table:table-cell office:value-type="float" office:value="-25.66" calcext:value-type="float">
            <text:p>-25.66</text:p>
          </table:table-cell>
          <table:table-cell office:value-type="float" office:value="1" calcext:value-type="float">
            <text:p>1</text:p>
          </table:table-cell>
          <table:table-cell office:value-type="float" office:value="-320" calcext:value-type="float">
            <text:p>-320</text:p>
          </table:table-cell>
          <table:table-cell office:value-type="float" office:value="-25.6" calcext:value-type="float">
            <text:p>-25.6</text:p>
          </table:table-cell>
          <table:table-cell table:number-columns-repeated="2" office:value-type="float" office:value="-383.99" calcext:value-type="float">
            <text:p>-383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3.99" calcext:value-type="float">
            <text:p>-383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40]/10000000;5)" office:value-type="float" office:value="3.06232" calcext:value-type="float">
            <text:p>3.06232</text:p>
          </table:table-cell>
          <table:table-cell table:formula="of:=[.C840]*100" office:value-type="float" office:value="-2560" calcext:value-type="float">
            <text:p>-2560</text:p>
          </table:table-cell>
          <table:table-cell table:formula="of:=[.F840]" office:value-type="float" office:value="-320" calcext:value-type="float">
            <text:p>-320</text:p>
          </table:table-cell>
          <table:table-cell table:formula="of:=[.M840]*10" office:value-type="float" office:value="-3839.9" calcext:value-type="float">
            <text:p>-3839.9</text:p>
          </table:table-cell>
        </table:table-row>
        <table:table-row table:style-name="ro2">
          <table:table-cell office:value-type="float" office:value="30627080" calcext:value-type="float">
            <text:p>30627080</text:p>
          </table:table-cell>
          <table:table-cell table:formula="of:=[.A841]-[.A840]" office:value-type="float" office:value="3895" calcext:value-type="float">
            <text:p>3895</text:p>
          </table:table-cell>
          <table:table-cell office:value-type="float" office:value="-25.66" calcext:value-type="float">
            <text:p>-25.66</text:p>
          </table:table-cell>
          <table:table-cell office:value-type="float" office:value="-2.49" calcext:value-type="float">
            <text:p>-2.49</text:p>
          </table:table-cell>
          <table:table-cell office:value-type="float" office:value="1" calcext:value-type="float">
            <text:p>1</text:p>
          </table:table-cell>
          <table:table-cell office:value-type="float" office:value="-318" calcext:value-type="float">
            <text:p>-318</text:p>
          </table:table-cell>
          <table:table-cell office:value-type="float" office:value="-25.66" calcext:value-type="float">
            <text:p>-25.66</text:p>
          </table:table-cell>
          <table:table-cell table:number-columns-repeated="2" office:value-type="float" office:value="-384.89" calcext:value-type="float">
            <text:p>-384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4.89" calcext:value-type="float">
            <text:p>-384.8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41]/10000000;5)" office:value-type="float" office:value="3.06271" calcext:value-type="float">
            <text:p>3.06271</text:p>
          </table:table-cell>
          <table:table-cell table:formula="of:=[.C841]*100" office:value-type="float" office:value="-2566" calcext:value-type="float">
            <text:p>-2566</text:p>
          </table:table-cell>
          <table:table-cell table:formula="of:=[.F841]" office:value-type="float" office:value="-318" calcext:value-type="float">
            <text:p>-318</text:p>
          </table:table-cell>
          <table:table-cell table:formula="of:=[.M841]*10" office:value-type="float" office:value="-3848.9" calcext:value-type="float">
            <text:p>-3848.9</text:p>
          </table:table-cell>
        </table:table-row>
        <table:table-row table:style-name="ro2">
          <table:table-cell office:value-type="float" office:value="30631211" calcext:value-type="float">
            <text:p>30631211</text:p>
          </table:table-cell>
          <table:table-cell table:formula="of:=[.A842]-[.A841]" office:value-type="float" office:value="4131" calcext:value-type="float">
            <text:p>4131</text:p>
          </table:table-cell>
          <table:table-cell office:value-type="float" office:value="-25.63" calcext:value-type="float">
            <text:p>-25.63</text:p>
          </table:table-cell>
          <table:table-cell office:value-type="float" office:value="2.11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-319" calcext:value-type="float">
            <text:p>-319</text:p>
          </table:table-cell>
          <table:table-cell office:value-type="float" office:value="-25.63" calcext:value-type="float">
            <text:p>-25.63</text:p>
          </table:table-cell>
          <table:table-cell table:number-columns-repeated="2" office:value-type="float" office:value="-384.4" calcext:value-type="float">
            <text:p>-38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4.4" calcext:value-type="float">
            <text:p>-384.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42]/10000000;5)" office:value-type="float" office:value="3.06312" calcext:value-type="float">
            <text:p>3.06312</text:p>
          </table:table-cell>
          <table:table-cell table:formula="of:=[.C842]*100" office:value-type="float" office:value="-2563" calcext:value-type="float">
            <text:p>-2563</text:p>
          </table:table-cell>
          <table:table-cell table:formula="of:=[.F842]" office:value-type="float" office:value="-319" calcext:value-type="float">
            <text:p>-319</text:p>
          </table:table-cell>
          <table:table-cell table:formula="of:=[.M842]*10" office:value-type="float" office:value="-3844" calcext:value-type="float">
            <text:p>-3844</text:p>
          </table:table-cell>
        </table:table-row>
        <table:table-row table:style-name="ro2">
          <table:table-cell office:value-type="float" office:value="30635160" calcext:value-type="float">
            <text:p>30635160</text:p>
          </table:table-cell>
          <table:table-cell table:formula="of:=[.A843]-[.A842]" office:value-type="float" office:value="3949" calcext:value-type="float">
            <text:p>3949</text:p>
          </table:table-cell>
          <table:table-cell office:value-type="float" office:value="-25.64" calcext:value-type="float">
            <text:p>-25.64</text:p>
          </table:table-cell>
          <table:table-cell office:value-type="float" office:value="2.55" calcext:value-type="float">
            <text:p>2.55</text:p>
          </table:table-cell>
          <table:table-cell office:value-type="float" office:value="1" calcext:value-type="float">
            <text:p>1</text:p>
          </table:table-cell>
          <table:table-cell office:value-type="float" office:value="-319" calcext:value-type="float">
            <text:p>-319</text:p>
          </table:table-cell>
          <table:table-cell office:value-type="float" office:value="-25.64" calcext:value-type="float">
            <text:p>-25.64</text:p>
          </table:table-cell>
          <table:table-cell table:number-columns-repeated="2" office:value-type="float" office:value="-384.54" calcext:value-type="float">
            <text:p>-384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4.54" calcext:value-type="float">
            <text:p>-384.5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43]/10000000;5)" office:value-type="float" office:value="3.06352" calcext:value-type="float">
            <text:p>3.06352</text:p>
          </table:table-cell>
          <table:table-cell table:formula="of:=[.C843]*100" office:value-type="float" office:value="-2564" calcext:value-type="float">
            <text:p>-2564</text:p>
          </table:table-cell>
          <table:table-cell table:formula="of:=[.F843]" office:value-type="float" office:value="-319" calcext:value-type="float">
            <text:p>-319</text:p>
          </table:table-cell>
          <table:table-cell table:formula="of:=[.M843]*10" office:value-type="float" office:value="-3845.4" calcext:value-type="float">
            <text:p>-3845.4</text:p>
          </table:table-cell>
        </table:table-row>
        <table:table-row table:style-name="ro2">
          <table:table-cell office:value-type="float" office:value="30639431" calcext:value-type="float">
            <text:p>30639431</text:p>
          </table:table-cell>
          <table:table-cell table:formula="of:=[.A844]-[.A843]" office:value-type="float" office:value="4271" calcext:value-type="float">
            <text:p>4271</text:p>
          </table:table-cell>
          <table:table-cell office:value-type="float" office:value="-25.65" calcext:value-type="float">
            <text:p>-25.65</text:p>
          </table:table-cell>
          <table:table-cell office:value-type="float" office:value="5.72" calcext:value-type="float">
            <text:p>5.72</text:p>
          </table:table-cell>
          <table:table-cell office:value-type="float" office:value="1" calcext:value-type="float">
            <text:p>1</text:p>
          </table:table-cell>
          <table:table-cell office:value-type="float" office:value="-319" calcext:value-type="float">
            <text:p>-319</text:p>
          </table:table-cell>
          <table:table-cell office:value-type="float" office:value="-25.65" calcext:value-type="float">
            <text:p>-25.65</text:p>
          </table:table-cell>
          <table:table-cell table:number-columns-repeated="2" office:value-type="float" office:value="-384.78" calcext:value-type="float">
            <text:p>-384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4.78" calcext:value-type="float">
            <text:p>-384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44]/10000000;5)" office:value-type="float" office:value="3.06394" calcext:value-type="float">
            <text:p>3.06394</text:p>
          </table:table-cell>
          <table:table-cell table:formula="of:=[.C844]*100" office:value-type="float" office:value="-2565" calcext:value-type="float">
            <text:p>-2565</text:p>
          </table:table-cell>
          <table:table-cell table:formula="of:=[.F844]" office:value-type="float" office:value="-319" calcext:value-type="float">
            <text:p>-319</text:p>
          </table:table-cell>
          <table:table-cell table:formula="of:=[.M844]*10" office:value-type="float" office:value="-3847.8" calcext:value-type="float">
            <text:p>-3847.8</text:p>
          </table:table-cell>
        </table:table-row>
        <table:table-row table:style-name="ro2">
          <table:table-cell office:value-type="float" office:value="30643280" calcext:value-type="float">
            <text:p>30643280</text:p>
          </table:table-cell>
          <table:table-cell table:formula="of:=[.A845]-[.A844]" office:value-type="float" office:value="3849" calcext:value-type="float">
            <text:p>3849</text:p>
          </table:table-cell>
          <table:table-cell office:value-type="float" office:value="-25.83" calcext:value-type="float">
            <text:p>-25.83</text:p>
          </table:table-cell>
          <table:table-cell office:value-type="float" office:value="-6.22" calcext:value-type="float">
            <text:p>-6.22</text:p>
          </table:table-cell>
          <table:table-cell office:value-type="float" office:value="1" calcext:value-type="float">
            <text:p>1</text:p>
          </table:table-cell>
          <table:table-cell office:value-type="float" office:value="-315" calcext:value-type="float">
            <text:p>-315</text:p>
          </table:table-cell>
          <table:table-cell office:value-type="float" office:value="-25.83" calcext:value-type="float">
            <text:p>-25.83</text:p>
          </table:table-cell>
          <table:table-cell table:number-columns-repeated="2" office:value-type="float" office:value="-387.39" calcext:value-type="float">
            <text:p>-387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7.39" calcext:value-type="float">
            <text:p>-387.3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45]/10000000;5)" office:value-type="float" office:value="3.06433" calcext:value-type="float">
            <text:p>3.06433</text:p>
          </table:table-cell>
          <table:table-cell table:formula="of:=[.C845]*100" office:value-type="float" office:value="-2583" calcext:value-type="float">
            <text:p>-2583</text:p>
          </table:table-cell>
          <table:table-cell table:formula="of:=[.F845]" office:value-type="float" office:value="-315" calcext:value-type="float">
            <text:p>-315</text:p>
          </table:table-cell>
          <table:table-cell table:formula="of:=[.M845]*10" office:value-type="float" office:value="-3873.9" calcext:value-type="float">
            <text:p>-3873.9</text:p>
          </table:table-cell>
        </table:table-row>
        <table:table-row table:style-name="ro2">
          <table:table-cell office:value-type="float" office:value="30647531" calcext:value-type="float">
            <text:p>30647531</text:p>
          </table:table-cell>
          <table:table-cell table:formula="of:=[.A846]-[.A845]" office:value-type="float" office:value="4251" calcext:value-type="float">
            <text:p>4251</text:p>
          </table:table-cell>
          <table:table-cell office:value-type="float" office:value="-25.88" calcext:value-type="float">
            <text:p>-25.88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-314" calcext:value-type="float">
            <text:p>-314</text:p>
          </table:table-cell>
          <table:table-cell office:value-type="float" office:value="-25.88" calcext:value-type="float">
            <text:p>-25.88</text:p>
          </table:table-cell>
          <table:table-cell table:number-columns-repeated="2" office:value-type="float" office:value="-388.22" calcext:value-type="float">
            <text:p>-388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8.22" calcext:value-type="float">
            <text:p>-388.2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46]/10000000;5)" office:value-type="float" office:value="3.06475" calcext:value-type="float">
            <text:p>3.06475</text:p>
          </table:table-cell>
          <table:table-cell table:formula="of:=[.C846]*100" office:value-type="float" office:value="-2588" calcext:value-type="float">
            <text:p>-2588</text:p>
          </table:table-cell>
          <table:table-cell table:formula="of:=[.F846]" office:value-type="float" office:value="-314" calcext:value-type="float">
            <text:p>-314</text:p>
          </table:table-cell>
          <table:table-cell table:formula="of:=[.M846]*10" office:value-type="float" office:value="-3882.2" calcext:value-type="float">
            <text:p>-3882.2</text:p>
          </table:table-cell>
        </table:table-row>
        <table:table-row table:style-name="ro2">
          <table:table-cell office:value-type="float" office:value="30651400" calcext:value-type="float">
            <text:p>30651400</text:p>
          </table:table-cell>
          <table:table-cell table:formula="of:=[.A847]-[.A846]" office:value-type="float" office:value="3869" calcext:value-type="float">
            <text:p>3869</text:p>
          </table:table-cell>
          <table:table-cell office:value-type="float" office:value="-25.91" calcext:value-type="float">
            <text:p>-25.91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-314" calcext:value-type="float">
            <text:p>-314</text:p>
          </table:table-cell>
          <table:table-cell office:value-type="float" office:value="-25.91" calcext:value-type="float">
            <text:p>-25.91</text:p>
          </table:table-cell>
          <table:table-cell table:number-columns-repeated="2" office:value-type="float" office:value="-388.69" calcext:value-type="float">
            <text:p>-388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8.69" calcext:value-type="float">
            <text:p>-388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47]/10000000;5)" office:value-type="float" office:value="3.06514" calcext:value-type="float">
            <text:p>3.06514</text:p>
          </table:table-cell>
          <table:table-cell table:formula="of:=[.C847]*100" office:value-type="float" office:value="-2591" calcext:value-type="float">
            <text:p>-2591</text:p>
          </table:table-cell>
          <table:table-cell table:formula="of:=[.F847]" office:value-type="float" office:value="-314" calcext:value-type="float">
            <text:p>-314</text:p>
          </table:table-cell>
          <table:table-cell table:formula="of:=[.M847]*10" office:value-type="float" office:value="-3886.9" calcext:value-type="float">
            <text:p>-3886.9</text:p>
          </table:table-cell>
        </table:table-row>
        <table:table-row table:style-name="ro2">
          <table:table-cell office:value-type="float" office:value="30655585" calcext:value-type="float">
            <text:p>30655585</text:p>
          </table:table-cell>
          <table:table-cell table:formula="of:=[.A848]-[.A847]" office:value-type="float" office:value="4185" calcext:value-type="float">
            <text:p>4185</text:p>
          </table:table-cell>
          <table:table-cell office:value-type="float" office:value="-25.87" calcext:value-type="float">
            <text:p>-25.87</text:p>
          </table:table-cell>
          <table:table-cell office:value-type="float" office:value="2.64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office:value-type="float" office:value="-314" calcext:value-type="float">
            <text:p>-314</text:p>
          </table:table-cell>
          <table:table-cell office:value-type="float" office:value="-25.87" calcext:value-type="float">
            <text:p>-25.87</text:p>
          </table:table-cell>
          <table:table-cell table:number-columns-repeated="2" office:value-type="float" office:value="-388.11" calcext:value-type="float">
            <text:p>-38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8.11" calcext:value-type="float">
            <text:p>-388.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48]/10000000;5)" office:value-type="float" office:value="3.06556" calcext:value-type="float">
            <text:p>3.06556</text:p>
          </table:table-cell>
          <table:table-cell table:formula="of:=[.C848]*100" office:value-type="float" office:value="-2587" calcext:value-type="float">
            <text:p>-2587</text:p>
          </table:table-cell>
          <table:table-cell table:formula="of:=[.F848]" office:value-type="float" office:value="-314" calcext:value-type="float">
            <text:p>-314</text:p>
          </table:table-cell>
          <table:table-cell table:formula="of:=[.M848]*10" office:value-type="float" office:value="-3881.1" calcext:value-type="float">
            <text:p>-3881.1</text:p>
          </table:table-cell>
        </table:table-row>
        <table:table-row table:style-name="ro2">
          <table:table-cell office:value-type="float" office:value="30659465" calcext:value-type="float">
            <text:p>30659465</text:p>
          </table:table-cell>
          <table:table-cell table:formula="of:=[.A849]-[.A848]" office:value-type="float" office:value="3880" calcext:value-type="float">
            <text:p>3880</text:p>
          </table:table-cell>
          <table:table-cell office:value-type="float" office:value="-25.81" calcext:value-type="float">
            <text:p>-25.81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-316" calcext:value-type="float">
            <text:p>-316</text:p>
          </table:table-cell>
          <table:table-cell office:value-type="float" office:value="-25.81" calcext:value-type="float">
            <text:p>-25.81</text:p>
          </table:table-cell>
          <table:table-cell table:number-columns-repeated="2" office:value-type="float" office:value="-387.09" calcext:value-type="float">
            <text:p>-387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7.09" calcext:value-type="float">
            <text:p>-387.0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49]/10000000;5)" office:value-type="float" office:value="3.06595" calcext:value-type="float">
            <text:p>3.06595</text:p>
          </table:table-cell>
          <table:table-cell table:formula="of:=[.C849]*100" office:value-type="float" office:value="-2581" calcext:value-type="float">
            <text:p>-2581</text:p>
          </table:table-cell>
          <table:table-cell table:formula="of:=[.F849]" office:value-type="float" office:value="-316" calcext:value-type="float">
            <text:p>-316</text:p>
          </table:table-cell>
          <table:table-cell table:formula="of:=[.M849]*10" office:value-type="float" office:value="-3870.9" calcext:value-type="float">
            <text:p>-3870.9</text:p>
          </table:table-cell>
        </table:table-row>
        <table:table-row table:style-name="ro2">
          <table:table-cell office:value-type="float" office:value="30663631" calcext:value-type="float">
            <text:p>30663631</text:p>
          </table:table-cell>
          <table:table-cell table:formula="of:=[.A850]-[.A849]" office:value-type="float" office:value="4166" calcext:value-type="float">
            <text:p>4166</text:p>
          </table:table-cell>
          <table:table-cell office:value-type="float" office:value="-25.82" calcext:value-type="float">
            <text:p>-25.82</text:p>
          </table:table-cell>
          <table:table-cell office:value-type="float" office:value="-1.07" calcext:value-type="float">
            <text:p>-1.07</text:p>
          </table:table-cell>
          <table:table-cell office:value-type="float" office:value="1" calcext:value-type="float">
            <text:p>1</text:p>
          </table:table-cell>
          <table:table-cell office:value-type="float" office:value="-315" calcext:value-type="float">
            <text:p>-315</text:p>
          </table:table-cell>
          <table:table-cell office:value-type="float" office:value="-25.82" calcext:value-type="float">
            <text:p>-25.82</text:p>
          </table:table-cell>
          <table:table-cell table:number-columns-repeated="2" office:value-type="float" office:value="-387.31" calcext:value-type="float">
            <text:p>-387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7.31" calcext:value-type="float">
            <text:p>-387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50]/10000000;5)" office:value-type="float" office:value="3.06636" calcext:value-type="float">
            <text:p>3.06636</text:p>
          </table:table-cell>
          <table:table-cell table:formula="of:=[.C850]*100" office:value-type="float" office:value="-2582" calcext:value-type="float">
            <text:p>-2582</text:p>
          </table:table-cell>
          <table:table-cell table:formula="of:=[.F850]" office:value-type="float" office:value="-315" calcext:value-type="float">
            <text:p>-315</text:p>
          </table:table-cell>
          <table:table-cell table:formula="of:=[.M850]*10" office:value-type="float" office:value="-3873.1" calcext:value-type="float">
            <text:p>-3873.1</text:p>
          </table:table-cell>
        </table:table-row>
        <table:table-row table:style-name="ro2">
          <table:table-cell office:value-type="float" office:value="30667520" calcext:value-type="float">
            <text:p>30667520</text:p>
          </table:table-cell>
          <table:table-cell table:formula="of:=[.A851]-[.A850]" office:value-type="float" office:value="3889" calcext:value-type="float">
            <text:p>3889</text:p>
          </table:table-cell>
          <table:table-cell office:value-type="float" office:value="-25.96" calcext:value-type="float">
            <text:p>-25.96</text:p>
          </table:table-cell>
          <table:table-cell office:value-type="float" office:value="-9.82" calcext:value-type="float">
            <text:p>-9.82</text:p>
          </table:table-cell>
          <table:table-cell office:value-type="float" office:value="1" calcext:value-type="float">
            <text:p>1</text:p>
          </table:table-cell>
          <table:table-cell office:value-type="float" office:value="-313" calcext:value-type="float">
            <text:p>-313</text:p>
          </table:table-cell>
          <table:table-cell office:value-type="float" office:value="-25.96" calcext:value-type="float">
            <text:p>-25.96</text:p>
          </table:table-cell>
          <table:table-cell table:number-columns-repeated="2" office:value-type="float" office:value="-389.38" calcext:value-type="float">
            <text:p>-389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9.38" calcext:value-type="float">
            <text:p>-389.3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51]/10000000;5)" office:value-type="float" office:value="3.06675" calcext:value-type="float">
            <text:p>3.06675</text:p>
          </table:table-cell>
          <table:table-cell table:formula="of:=[.C851]*100" office:value-type="float" office:value="-2596" calcext:value-type="float">
            <text:p>-2596</text:p>
          </table:table-cell>
          <table:table-cell table:formula="of:=[.F851]" office:value-type="float" office:value="-313" calcext:value-type="float">
            <text:p>-313</text:p>
          </table:table-cell>
          <table:table-cell table:formula="of:=[.M851]*10" office:value-type="float" office:value="-3893.8" calcext:value-type="float">
            <text:p>-3893.8</text:p>
          </table:table-cell>
        </table:table-row>
        <table:table-row table:style-name="ro2">
          <table:table-cell office:value-type="float" office:value="30671788" calcext:value-type="float">
            <text:p>30671788</text:p>
          </table:table-cell>
          <table:table-cell table:formula="of:=[.A852]-[.A851]" office:value-type="float" office:value="4268" calcext:value-type="float">
            <text:p>4268</text:p>
          </table:table-cell>
          <table:table-cell office:value-type="float" office:value="-26.3" calcext:value-type="float">
            <text:p>-26.3</text:p>
          </table:table-cell>
          <table:table-cell office:value-type="float" office:value="-30.61" calcext:value-type="float">
            <text:p>-30.61</text:p>
          </table:table-cell>
          <table:table-cell office:value-type="float" office:value="1" calcext:value-type="float">
            <text:p>1</text:p>
          </table:table-cell>
          <table:table-cell office:value-type="float" office:value="-306" calcext:value-type="float">
            <text:p>-306</text:p>
          </table:table-cell>
          <table:table-cell office:value-type="float" office:value="-26.3" calcext:value-type="float">
            <text:p>-26.3</text:p>
          </table:table-cell>
          <table:table-cell table:number-columns-repeated="2" office:value-type="float" office:value="-394.48" calcext:value-type="float">
            <text:p>-394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4.48" calcext:value-type="float">
            <text:p>-394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52]/10000000;5)" office:value-type="float" office:value="3.06718" calcext:value-type="float">
            <text:p>3.06718</text:p>
          </table:table-cell>
          <table:table-cell table:formula="of:=[.C852]*100" office:value-type="float" office:value="-2630" calcext:value-type="float">
            <text:p>-2630</text:p>
          </table:table-cell>
          <table:table-cell table:formula="of:=[.F852]" office:value-type="float" office:value="-306" calcext:value-type="float">
            <text:p>-306</text:p>
          </table:table-cell>
          <table:table-cell table:formula="of:=[.M852]*10" office:value-type="float" office:value="-3944.8" calcext:value-type="float">
            <text:p>-3944.8</text:p>
          </table:table-cell>
        </table:table-row>
        <table:table-row table:style-name="ro2">
          <table:table-cell office:value-type="float" office:value="30675688" calcext:value-type="float">
            <text:p>30675688</text:p>
          </table:table-cell>
          <table:table-cell table:formula="of:=[.A853]-[.A852]" office:value-type="float" office:value="3900" calcext:value-type="float">
            <text:p>3900</text:p>
          </table:table-cell>
          <table:table-cell office:value-type="float" office:value="-26.5" calcext:value-type="float">
            <text:p>-26.5</text:p>
          </table:table-cell>
          <table:table-cell office:value-type="float" office:value="-22.68" calcext:value-type="float">
            <text:p>-22.68</text:p>
          </table:table-cell>
          <table:table-cell office:value-type="float" office:value="1" calcext:value-type="float">
            <text:p>1</text:p>
          </table:table-cell>
          <table:table-cell office:value-type="float" office:value="-303" calcext:value-type="float">
            <text:p>-303</text:p>
          </table:table-cell>
          <table:table-cell office:value-type="float" office:value="-26.5" calcext:value-type="float">
            <text:p>-26.5</text:p>
          </table:table-cell>
          <table:table-cell table:number-columns-repeated="2" office:value-type="float" office:value="-397.44" calcext:value-type="float">
            <text:p>-397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7.44" calcext:value-type="float">
            <text:p>-397.4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53]/10000000;5)" office:value-type="float" office:value="3.06757" calcext:value-type="float">
            <text:p>3.06757</text:p>
          </table:table-cell>
          <table:table-cell table:formula="of:=[.C853]*100" office:value-type="float" office:value="-2650" calcext:value-type="float">
            <text:p>-2650</text:p>
          </table:table-cell>
          <table:table-cell table:formula="of:=[.F853]" office:value-type="float" office:value="-303" calcext:value-type="float">
            <text:p>-303</text:p>
          </table:table-cell>
          <table:table-cell table:formula="of:=[.M853]*10" office:value-type="float" office:value="-3974.4" calcext:value-type="float">
            <text:p>-3974.4</text:p>
          </table:table-cell>
        </table:table-row>
        <table:table-row table:style-name="ro2">
          <table:table-cell office:value-type="float" office:value="30680111" calcext:value-type="float">
            <text:p>30680111</text:p>
          </table:table-cell>
          <table:table-cell table:formula="of:=[.A854]-[.A853]" office:value-type="float" office:value="4423" calcext:value-type="float">
            <text:p>4423</text:p>
          </table:table-cell>
          <table:table-cell office:value-type="float" office:value="-26.58" calcext:value-type="float">
            <text:p>-26.58</text:p>
          </table:table-cell>
          <table:table-cell office:value-type="float" office:value="-19.14" calcext:value-type="float">
            <text:p>-19.14</text:p>
          </table:table-cell>
          <table:table-cell office:value-type="float" office:value="1" calcext:value-type="float">
            <text:p>1</text:p>
          </table:table-cell>
          <table:table-cell office:value-type="float" office:value="-301" calcext:value-type="float">
            <text:p>-301</text:p>
          </table:table-cell>
          <table:table-cell office:value-type="float" office:value="-26.58" calcext:value-type="float">
            <text:p>-26.58</text:p>
          </table:table-cell>
          <table:table-cell table:number-columns-repeated="2" office:value-type="float" office:value="-398.69" calcext:value-type="float">
            <text:p>-398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8.69" calcext:value-type="float">
            <text:p>-398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54]/10000000;5)" office:value-type="float" office:value="3.06801" calcext:value-type="float">
            <text:p>3.06801</text:p>
          </table:table-cell>
          <table:table-cell table:formula="of:=[.C854]*100" office:value-type="float" office:value="-2658" calcext:value-type="float">
            <text:p>-2658</text:p>
          </table:table-cell>
          <table:table-cell table:formula="of:=[.F854]" office:value-type="float" office:value="-301" calcext:value-type="float">
            <text:p>-301</text:p>
          </table:table-cell>
          <table:table-cell table:formula="of:=[.M854]*10" office:value-type="float" office:value="-3986.9" calcext:value-type="float">
            <text:p>-3986.9</text:p>
          </table:table-cell>
        </table:table-row>
        <table:table-row table:style-name="ro2">
          <table:table-cell office:value-type="float" office:value="30684128" calcext:value-type="float">
            <text:p>30684128</text:p>
          </table:table-cell>
          <table:table-cell table:formula="of:=[.A855]-[.A854]" office:value-type="float" office:value="4017" calcext:value-type="float">
            <text:p>4017</text:p>
          </table:table-cell>
          <table:table-cell office:value-type="float" office:value="-26.4" calcext:value-type="float">
            <text:p>-26.4</text:p>
          </table:table-cell>
          <table:table-cell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office:value-type="float" office:value="-304" calcext:value-type="float">
            <text:p>-304</text:p>
          </table:table-cell>
          <table:table-cell office:value-type="float" office:value="-26.4" calcext:value-type="float">
            <text:p>-26.4</text:p>
          </table:table-cell>
          <table:table-cell table:number-columns-repeated="2" office:value-type="float" office:value="-396.04" calcext:value-type="float">
            <text:p>-396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6.04" calcext:value-type="float">
            <text:p>-396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55]/10000000;5)" office:value-type="float" office:value="3.06841" calcext:value-type="float">
            <text:p>3.06841</text:p>
          </table:table-cell>
          <table:table-cell table:formula="of:=[.C855]*100" office:value-type="float" office:value="-2640" calcext:value-type="float">
            <text:p>-2640</text:p>
          </table:table-cell>
          <table:table-cell table:formula="of:=[.F855]" office:value-type="float" office:value="-304" calcext:value-type="float">
            <text:p>-304</text:p>
          </table:table-cell>
          <table:table-cell table:formula="of:=[.M855]*10" office:value-type="float" office:value="-3960.4" calcext:value-type="float">
            <text:p>-3960.4</text:p>
          </table:table-cell>
        </table:table-row>
        <table:table-row table:style-name="ro2">
          <table:table-cell office:value-type="float" office:value="30688568" calcext:value-type="float">
            <text:p>30688568</text:p>
          </table:table-cell>
          <table:table-cell table:formula="of:=[.A856]-[.A855]" office:value-type="float" office:value="4440" calcext:value-type="float">
            <text:p>4440</text:p>
          </table:table-cell>
          <table:table-cell office:value-type="float" office:value="-26.22" calcext:value-type="float">
            <text:p>-26.22</text:p>
          </table:table-cell>
          <table:table-cell office:value-type="float" office:value="-3.53" calcext:value-type="float">
            <text:p>-3.53</text:p>
          </table:table-cell>
          <table:table-cell office:value-type="float" office:value="1" calcext:value-type="float">
            <text:p>1</text:p>
          </table:table-cell>
          <table:table-cell office:value-type="float" office:value="-308" calcext:value-type="float">
            <text:p>-308</text:p>
          </table:table-cell>
          <table:table-cell office:value-type="float" office:value="-26.22" calcext:value-type="float">
            <text:p>-26.22</text:p>
          </table:table-cell>
          <table:table-cell table:number-columns-repeated="2" office:value-type="float" office:value="-393.36" calcext:value-type="float">
            <text:p>-393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3.36" calcext:value-type="float">
            <text:p>-393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56]/10000000;5)" office:value-type="float" office:value="3.06886" calcext:value-type="float">
            <text:p>3.06886</text:p>
          </table:table-cell>
          <table:table-cell table:formula="of:=[.C856]*100" office:value-type="float" office:value="-2622" calcext:value-type="float">
            <text:p>-2622</text:p>
          </table:table-cell>
          <table:table-cell table:formula="of:=[.F856]" office:value-type="float" office:value="-308" calcext:value-type="float">
            <text:p>-308</text:p>
          </table:table-cell>
          <table:table-cell table:formula="of:=[.M856]*10" office:value-type="float" office:value="-3933.6" calcext:value-type="float">
            <text:p>-3933.6</text:p>
          </table:table-cell>
        </table:table-row>
        <table:table-row table:style-name="ro2">
          <table:table-cell office:value-type="float" office:value="30692331" calcext:value-type="float">
            <text:p>30692331</text:p>
          </table:table-cell>
          <table:table-cell table:formula="of:=[.A857]-[.A856]" office:value-type="float" office:value="3763" calcext:value-type="float">
            <text:p>3763</text:p>
          </table:table-cell>
          <table:table-cell office:value-type="float" office:value="-26.11" calcext:value-type="float">
            <text:p>-26.11</text:p>
          </table:table-cell>
          <table:table-cell office:value-type="float" office:value="-6.89" calcext:value-type="float">
            <text:p>-6.89</text:p>
          </table:table-cell>
          <table:table-cell office:value-type="float" office:value="1" calcext:value-type="float">
            <text:p>1</text:p>
          </table:table-cell>
          <table:table-cell office:value-type="float" office:value="-310" calcext:value-type="float">
            <text:p>-310</text:p>
          </table:table-cell>
          <table:table-cell office:value-type="float" office:value="-26.11" calcext:value-type="float">
            <text:p>-26.11</text:p>
          </table:table-cell>
          <table:table-cell table:number-columns-repeated="2" office:value-type="float" office:value="-391.62" calcext:value-type="float">
            <text:p>-391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1.62" calcext:value-type="float">
            <text:p>-391.6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57]/10000000;5)" office:value-type="float" office:value="3.06923" calcext:value-type="float">
            <text:p>3.06923</text:p>
          </table:table-cell>
          <table:table-cell table:formula="of:=[.C857]*100" office:value-type="float" office:value="-2611" calcext:value-type="float">
            <text:p>-2611</text:p>
          </table:table-cell>
          <table:table-cell table:formula="of:=[.F857]" office:value-type="float" office:value="-310" calcext:value-type="float">
            <text:p>-310</text:p>
          </table:table-cell>
          <table:table-cell table:formula="of:=[.M857]*10" office:value-type="float" office:value="-3916.2" calcext:value-type="float">
            <text:p>-3916.2</text:p>
          </table:table-cell>
        </table:table-row>
        <table:table-row table:style-name="ro2">
          <table:table-cell office:value-type="float" office:value="30696651" calcext:value-type="float">
            <text:p>30696651</text:p>
          </table:table-cell>
          <table:table-cell table:formula="of:=[.A858]-[.A857]" office:value-type="float" office:value="4320" calcext:value-type="float">
            <text:p>4320</text:p>
          </table:table-cell>
          <table:table-cell office:value-type="float" office:value="-26.06" calcext:value-type="float">
            <text:p>-26.06</text:p>
          </table:table-cell>
          <table:table-cell office:value-type="float" office:value="-12.38" calcext:value-type="float">
            <text:p>-12.38</text:p>
          </table:table-cell>
          <table:table-cell office:value-type="float" office:value="1" calcext:value-type="float">
            <text:p>1</text:p>
          </table:table-cell>
          <table:table-cell office:value-type="float" office:value="-311" calcext:value-type="float">
            <text:p>-311</text:p>
          </table:table-cell>
          <table:table-cell office:value-type="float" office:value="-26.06" calcext:value-type="float">
            <text:p>-26.06</text:p>
          </table:table-cell>
          <table:table-cell table:number-columns-repeated="2" office:value-type="float" office:value="-390.86" calcext:value-type="float">
            <text:p>-390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0.86" calcext:value-type="float">
            <text:p>-390.8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58]/10000000;5)" office:value-type="float" office:value="3.06967" calcext:value-type="float">
            <text:p>3.06967</text:p>
          </table:table-cell>
          <table:table-cell table:formula="of:=[.C858]*100" office:value-type="float" office:value="-2606" calcext:value-type="float">
            <text:p>-2606</text:p>
          </table:table-cell>
          <table:table-cell table:formula="of:=[.F858]" office:value-type="float" office:value="-311" calcext:value-type="float">
            <text:p>-311</text:p>
          </table:table-cell>
          <table:table-cell table:formula="of:=[.M858]*10" office:value-type="float" office:value="-3908.6" calcext:value-type="float">
            <text:p>-3908.6</text:p>
          </table:table-cell>
        </table:table-row>
        <table:table-row table:style-name="ro2">
          <table:table-cell office:value-type="float" office:value="30700551" calcext:value-type="float">
            <text:p>30700551</text:p>
          </table:table-cell>
          <table:table-cell table:formula="of:=[.A859]-[.A858]" office:value-type="float" office:value="3900" calcext:value-type="float">
            <text:p>3900</text:p>
          </table:table-cell>
          <table:table-cell office:value-type="float" office:value="-26.23" calcext:value-type="float">
            <text:p>-26.23</text:p>
          </table:table-cell>
          <table:table-cell office:value-type="float" office:value="-36.15" calcext:value-type="float">
            <text:p>-36.15</text:p>
          </table:table-cell>
          <table:table-cell office:value-type="float" office:value="1" calcext:value-type="float">
            <text:p>1</text:p>
          </table:table-cell>
          <table:table-cell office:value-type="float" office:value="-308" calcext:value-type="float">
            <text:p>-308</text:p>
          </table:table-cell>
          <table:table-cell office:value-type="float" office:value="-26.23" calcext:value-type="float">
            <text:p>-26.23</text:p>
          </table:table-cell>
          <table:table-cell table:number-columns-repeated="2" office:value-type="float" office:value="-393.49" calcext:value-type="float">
            <text:p>-393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3.49" calcext:value-type="float">
            <text:p>-393.4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59]/10000000;5)" office:value-type="float" office:value="3.07006" calcext:value-type="float">
            <text:p>3.07006</text:p>
          </table:table-cell>
          <table:table-cell table:formula="of:=[.C859]*100" office:value-type="float" office:value="-2623" calcext:value-type="float">
            <text:p>-2623</text:p>
          </table:table-cell>
          <table:table-cell table:formula="of:=[.F859]" office:value-type="float" office:value="-308" calcext:value-type="float">
            <text:p>-308</text:p>
          </table:table-cell>
          <table:table-cell table:formula="of:=[.M859]*10" office:value-type="float" office:value="-3934.9" calcext:value-type="float">
            <text:p>-3934.9</text:p>
          </table:table-cell>
        </table:table-row>
        <table:table-row table:style-name="ro2">
          <table:table-cell office:value-type="float" office:value="30704560" calcext:value-type="float">
            <text:p>30704560</text:p>
          </table:table-cell>
          <table:table-cell table:formula="of:=[.A860]-[.A859]" office:value-type="float" office:value="4009" calcext:value-type="float">
            <text:p>4009</text:p>
          </table:table-cell>
          <table:table-cell office:value-type="float" office:value="-26.46" calcext:value-type="float">
            <text:p>-26.46</text:p>
          </table:table-cell>
          <table:table-cell office:value-type="float" office:value="-52.58" calcext:value-type="float">
            <text:p>-52.58</text:p>
          </table:table-cell>
          <table:table-cell office:value-type="float" office:value="1" calcext:value-type="float">
            <text:p>1</text:p>
          </table:table-cell>
          <table:table-cell office:value-type="float" office:value="-303" calcext:value-type="float">
            <text:p>-303</text:p>
          </table:table-cell>
          <table:table-cell office:value-type="float" office:value="-26.46" calcext:value-type="float">
            <text:p>-26.46</text:p>
          </table:table-cell>
          <table:table-cell table:number-columns-repeated="2" office:value-type="float" office:value="-396.9" calcext:value-type="float">
            <text:p>-39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6.9" calcext:value-type="float">
            <text:p>-396.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60]/10000000;5)" office:value-type="float" office:value="3.07046" calcext:value-type="float">
            <text:p>3.07046</text:p>
          </table:table-cell>
          <table:table-cell table:formula="of:=[.C860]*100" office:value-type="float" office:value="-2646" calcext:value-type="float">
            <text:p>-2646</text:p>
          </table:table-cell>
          <table:table-cell table:formula="of:=[.F860]" office:value-type="float" office:value="-303" calcext:value-type="float">
            <text:p>-303</text:p>
          </table:table-cell>
          <table:table-cell table:formula="of:=[.M860]*10" office:value-type="float" office:value="-3969" calcext:value-type="float">
            <text:p>-3969</text:p>
          </table:table-cell>
        </table:table-row>
        <table:table-row table:style-name="ro2">
          <table:table-cell office:value-type="float" office:value="30708510" calcext:value-type="float">
            <text:p>30708510</text:p>
          </table:table-cell>
          <table:table-cell table:formula="of:=[.A861]-[.A860]" office:value-type="float" office:value="3950" calcext:value-type="float">
            <text:p>3950</text:p>
          </table:table-cell>
          <table:table-cell office:value-type="float" office:value="-26.24" calcext:value-type="float">
            <text:p>-26.24</text:p>
          </table:table-cell>
          <table:table-cell office:value-type="float" office:value="-16.21" calcext:value-type="float">
            <text:p>-16.21</text:p>
          </table:table-cell>
          <table:table-cell office:value-type="float" office:value="1" calcext:value-type="float">
            <text:p>1</text:p>
          </table:table-cell>
          <table:table-cell office:value-type="float" office:value="-307" calcext:value-type="float">
            <text:p>-307</text:p>
          </table:table-cell>
          <table:table-cell office:value-type="float" office:value="-26.24" calcext:value-type="float">
            <text:p>-26.24</text:p>
          </table:table-cell>
          <table:table-cell table:number-columns-repeated="2" office:value-type="float" office:value="-393.67" calcext:value-type="float">
            <text:p>-393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3.67" calcext:value-type="float">
            <text:p>-393.6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61]/10000000;5)" office:value-type="float" office:value="3.07085" calcext:value-type="float">
            <text:p>3.07085</text:p>
          </table:table-cell>
          <table:table-cell table:formula="of:=[.C861]*100" office:value-type="float" office:value="-2624" calcext:value-type="float">
            <text:p>-2624</text:p>
          </table:table-cell>
          <table:table-cell table:formula="of:=[.F861]" office:value-type="float" office:value="-307" calcext:value-type="float">
            <text:p>-307</text:p>
          </table:table-cell>
          <table:table-cell table:formula="of:=[.M861]*10" office:value-type="float" office:value="-3936.7" calcext:value-type="float">
            <text:p>-3936.7</text:p>
          </table:table-cell>
        </table:table-row>
        <table:table-row table:style-name="ro2">
          <table:table-cell office:value-type="float" office:value="30713205" calcext:value-type="float">
            <text:p>30713205</text:p>
          </table:table-cell>
          <table:table-cell table:formula="of:=[.A862]-[.A861]" office:value-type="float" office:value="4695" calcext:value-type="float">
            <text:p>4695</text:p>
          </table:table-cell>
          <table:table-cell office:value-type="float" office:value="-25.79" calcext:value-type="float">
            <text:p>-25.79</text:p>
          </table:table-cell>
          <table:table-cell office:value-type="float" office:value="6.17" calcext:value-type="float">
            <text:p>6.17</text:p>
          </table:table-cell>
          <table:table-cell office:value-type="float" office:value="1" calcext:value-type="float">
            <text:p>1</text:p>
          </table:table-cell>
          <table:table-cell office:value-type="float" office:value="-316" calcext:value-type="float">
            <text:p>-316</text:p>
          </table:table-cell>
          <table:table-cell office:value-type="float" office:value="-25.79" calcext:value-type="float">
            <text:p>-25.79</text:p>
          </table:table-cell>
          <table:table-cell table:number-columns-repeated="2" office:value-type="float" office:value="-386.81" calcext:value-type="float">
            <text:p>-386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6.81" calcext:value-type="float">
            <text:p>-386.8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62]/10000000;5)" office:value-type="float" office:value="3.07132" calcext:value-type="float">
            <text:p>3.07132</text:p>
          </table:table-cell>
          <table:table-cell table:formula="of:=[.C862]*100" office:value-type="float" office:value="-2579" calcext:value-type="float">
            <text:p>-2579</text:p>
          </table:table-cell>
          <table:table-cell table:formula="of:=[.F862]" office:value-type="float" office:value="-316" calcext:value-type="float">
            <text:p>-316</text:p>
          </table:table-cell>
          <table:table-cell table:formula="of:=[.M862]*10" office:value-type="float" office:value="-3868.1" calcext:value-type="float">
            <text:p>-3868.1</text:p>
          </table:table-cell>
        </table:table-row>
        <table:table-row table:style-name="ro2">
          <table:table-cell office:value-type="float" office:value="30717051" calcext:value-type="float">
            <text:p>30717051</text:p>
          </table:table-cell>
          <table:table-cell table:formula="of:=[.A863]-[.A862]" office:value-type="float" office:value="3846" calcext:value-type="float">
            <text:p>3846</text:p>
          </table:table-cell>
          <table:table-cell office:value-type="float" office:value="-25.16" calcext:value-type="float">
            <text:p>-25.16</text:p>
          </table:table-cell>
          <table:table-cell office:value-type="float" office:value="27.83" calcext:value-type="float">
            <text:p>27.83</text:p>
          </table:table-cell>
          <table:table-cell office:value-type="float" office:value="1" calcext:value-type="float">
            <text:p>1</text:p>
          </table:table-cell>
          <table:table-cell office:value-type="float" office:value="-328" calcext:value-type="float">
            <text:p>-328</text:p>
          </table:table-cell>
          <table:table-cell office:value-type="float" office:value="-25.16" calcext:value-type="float">
            <text:p>-25.16</text:p>
          </table:table-cell>
          <table:table-cell table:number-columns-repeated="2" office:value-type="float" office:value="-377.35" calcext:value-type="float">
            <text:p>-377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7.35" calcext:value-type="float">
            <text:p>-377.3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63]/10000000;5)" office:value-type="float" office:value="3.07171" calcext:value-type="float">
            <text:p>3.07171</text:p>
          </table:table-cell>
          <table:table-cell table:formula="of:=[.C863]*100" office:value-type="float" office:value="-2516" calcext:value-type="float">
            <text:p>-2516</text:p>
          </table:table-cell>
          <table:table-cell table:formula="of:=[.F863]" office:value-type="float" office:value="-328" calcext:value-type="float">
            <text:p>-328</text:p>
          </table:table-cell>
          <table:table-cell table:formula="of:=[.M863]*10" office:value-type="float" office:value="-3773.5" calcext:value-type="float">
            <text:p>-3773.5</text:p>
          </table:table-cell>
        </table:table-row>
        <table:table-row table:style-name="ro2">
          <table:table-cell office:value-type="float" office:value="30721563" calcext:value-type="float">
            <text:p>30721563</text:p>
          </table:table-cell>
          <table:table-cell table:formula="of:=[.A864]-[.A863]" office:value-type="float" office:value="4512" calcext:value-type="float">
            <text:p>4512</text:p>
          </table:table-cell>
          <table:table-cell office:value-type="float" office:value="-24.8" calcext:value-type="float">
            <text:p>-24.8</text:p>
          </table:table-cell>
          <table:table-cell office:value-type="float" office:value="3.19" calcext:value-type="float">
            <text:p>3.19</text:p>
          </table:table-cell>
          <table:table-cell office:value-type="float" office:value="1" calcext:value-type="float">
            <text:p>1</text:p>
          </table:table-cell>
          <table:table-cell office:value-type="float" office:value="-334" calcext:value-type="float">
            <text:p>-334</text:p>
          </table:table-cell>
          <table:table-cell office:value-type="float" office:value="-24.8" calcext:value-type="float">
            <text:p>-24.8</text:p>
          </table:table-cell>
          <table:table-cell table:number-columns-repeated="2" office:value-type="float" office:value="-372.04" calcext:value-type="float">
            <text:p>-372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2.04" calcext:value-type="float">
            <text:p>-372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64]/10000000;5)" office:value-type="float" office:value="3.07216" calcext:value-type="float">
            <text:p>3.07216</text:p>
          </table:table-cell>
          <table:table-cell table:formula="of:=[.C864]*100" office:value-type="float" office:value="-2480" calcext:value-type="float">
            <text:p>-2480</text:p>
          </table:table-cell>
          <table:table-cell table:formula="of:=[.F864]" office:value-type="float" office:value="-334" calcext:value-type="float">
            <text:p>-334</text:p>
          </table:table-cell>
          <table:table-cell table:formula="of:=[.M864]*10" office:value-type="float" office:value="-3720.4" calcext:value-type="float">
            <text:p>-3720.4</text:p>
          </table:table-cell>
        </table:table-row>
        <table:table-row table:style-name="ro2">
          <table:table-cell office:value-type="float" office:value="30725311" calcext:value-type="float">
            <text:p>30725311</text:p>
          </table:table-cell>
          <table:table-cell table:formula="of:=[.A865]-[.A864]" office:value-type="float" office:value="3748" calcext:value-type="float">
            <text:p>3748</text:p>
          </table:table-cell>
          <table:table-cell office:value-type="float" office:value="-24.64" calcext:value-type="float">
            <text:p>-24.64</text:p>
          </table:table-cell>
          <table:table-cell office:value-type="float" office:value="-15.23" calcext:value-type="float">
            <text:p>-15.23</text:p>
          </table:table-cell>
          <table:table-cell office:value-type="float" office:value="1" calcext:value-type="float">
            <text:p>1</text:p>
          </table:table-cell>
          <table:table-cell office:value-type="float" office:value="-337" calcext:value-type="float">
            <text:p>-337</text:p>
          </table:table-cell>
          <table:table-cell office:value-type="float" office:value="-24.64" calcext:value-type="float">
            <text:p>-24.64</text:p>
          </table:table-cell>
          <table:table-cell table:number-columns-repeated="2" office:value-type="float" office:value="-369.6" calcext:value-type="float">
            <text:p>-36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9.6" calcext:value-type="float">
            <text:p>-369.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65]/10000000;5)" office:value-type="float" office:value="3.07253" calcext:value-type="float">
            <text:p>3.07253</text:p>
          </table:table-cell>
          <table:table-cell table:formula="of:=[.C865]*100" office:value-type="float" office:value="-2464" calcext:value-type="float">
            <text:p>-2464</text:p>
          </table:table-cell>
          <table:table-cell table:formula="of:=[.F865]" office:value-type="float" office:value="-337" calcext:value-type="float">
            <text:p>-337</text:p>
          </table:table-cell>
          <table:table-cell table:formula="of:=[.M865]*10" office:value-type="float" office:value="-3696" calcext:value-type="float">
            <text:p>-3696</text:p>
          </table:table-cell>
        </table:table-row>
        <table:table-row table:style-name="ro2">
          <table:table-cell office:value-type="float" office:value="30729723" calcext:value-type="float">
            <text:p>30729723</text:p>
          </table:table-cell>
          <table:table-cell table:formula="of:=[.A866]-[.A865]" office:value-type="float" office:value="4412" calcext:value-type="float">
            <text:p>4412</text:p>
          </table:table-cell>
          <table:table-cell office:value-type="float" office:value="-24.37" calcext:value-type="float">
            <text:p>-24.37</text:p>
          </table:table-cell>
          <table:table-cell office:value-type="float" office:value="-2.21" calcext:value-type="float">
            <text:p>-2.21</text:p>
          </table:table-cell>
          <table:table-cell office:value-type="float" office:value="1" calcext:value-type="float">
            <text:p>1</text:p>
          </table:table-cell>
          <table:table-cell office:value-type="float" office:value="-343" calcext:value-type="float">
            <text:p>-343</text:p>
          </table:table-cell>
          <table:table-cell office:value-type="float" office:value="-24.37" calcext:value-type="float">
            <text:p>-24.37</text:p>
          </table:table-cell>
          <table:table-cell table:number-columns-repeated="2" office:value-type="float" office:value="-365.53" calcext:value-type="float">
            <text:p>-365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5.53" calcext:value-type="float">
            <text:p>-365.5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66]/10000000;5)" office:value-type="float" office:value="3.07297" calcext:value-type="float">
            <text:p>3.07297</text:p>
          </table:table-cell>
          <table:table-cell table:formula="of:=[.C866]*100" office:value-type="float" office:value="-2437" calcext:value-type="float">
            <text:p>-2437</text:p>
          </table:table-cell>
          <table:table-cell table:formula="of:=[.F866]" office:value-type="float" office:value="-343" calcext:value-type="float">
            <text:p>-343</text:p>
          </table:table-cell>
          <table:table-cell table:formula="of:=[.M866]*10" office:value-type="float" office:value="-3655.3" calcext:value-type="float">
            <text:p>-3655.3</text:p>
          </table:table-cell>
        </table:table-row>
        <table:table-row table:style-name="ro2">
          <table:table-cell office:value-type="float" office:value="30733511" calcext:value-type="float">
            <text:p>30733511</text:p>
          </table:table-cell>
          <table:table-cell table:formula="of:=[.A867]-[.A866]" office:value-type="float" office:value="3788" calcext:value-type="float">
            <text:p>3788</text:p>
          </table:table-cell>
          <table:table-cell office:value-type="float" office:value="-23.94" calcext:value-type="float">
            <text:p>-23.94</text:p>
          </table:table-cell>
          <table:table-cell office:value-type="float" office:value="15.83" calcext:value-type="float">
            <text:p>15.83</text:p>
          </table:table-cell>
          <table:table-cell office:value-type="float" office:value="1" calcext:value-type="float">
            <text:p>1</text:p>
          </table:table-cell>
          <table:table-cell office:value-type="float" office:value="-351" calcext:value-type="float">
            <text:p>-351</text:p>
          </table:table-cell>
          <table:table-cell office:value-type="float" office:value="-23.94" calcext:value-type="float">
            <text:p>-23.94</text:p>
          </table:table-cell>
          <table:table-cell table:number-columns-repeated="2" office:value-type="float" office:value="-359.12" calcext:value-type="float">
            <text:p>-359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9.12" calcext:value-type="float">
            <text:p>-359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67]/10000000;5)" office:value-type="float" office:value="3.07335" calcext:value-type="float">
            <text:p>3.07335</text:p>
          </table:table-cell>
          <table:table-cell table:formula="of:=[.C867]*100" office:value-type="float" office:value="-2394" calcext:value-type="float">
            <text:p>-2394</text:p>
          </table:table-cell>
          <table:table-cell table:formula="of:=[.F867]" office:value-type="float" office:value="-351" calcext:value-type="float">
            <text:p>-351</text:p>
          </table:table-cell>
          <table:table-cell table:formula="of:=[.M867]*10" office:value-type="float" office:value="-3591.2" calcext:value-type="float">
            <text:p>-3591.2</text:p>
          </table:table-cell>
        </table:table-row>
        <table:table-row table:style-name="ro2">
          <table:table-cell office:value-type="float" office:value="30737934" calcext:value-type="float">
            <text:p>30737934</text:p>
          </table:table-cell>
          <table:table-cell table:formula="of:=[.A868]-[.A867]" office:value-type="float" office:value="4423" calcext:value-type="float">
            <text:p>4423</text:p>
          </table:table-cell>
          <table:table-cell office:value-type="float" office:value="-23.36" calcext:value-type="float">
            <text:p>-23.36</text:p>
          </table:table-cell>
          <table:table-cell office:value-type="float" office:value="29.39" calcext:value-type="float">
            <text:p>29.39</text:p>
          </table:table-cell>
          <table:table-cell office:value-type="float" office:value="1" calcext:value-type="float">
            <text:p>1</text:p>
          </table:table-cell>
          <table:table-cell office:value-type="float" office:value="-361" calcext:value-type="float">
            <text:p>-361</text:p>
          </table:table-cell>
          <table:table-cell office:value-type="float" office:value="-23.36" calcext:value-type="float">
            <text:p>-23.36</text:p>
          </table:table-cell>
          <table:table-cell table:number-columns-repeated="2" office:value-type="float" office:value="-350.43" calcext:value-type="float">
            <text:p>-35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0.43" calcext:value-type="float">
            <text:p>-350.4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68]/10000000;5)" office:value-type="float" office:value="3.07379" calcext:value-type="float">
            <text:p>3.07379</text:p>
          </table:table-cell>
          <table:table-cell table:formula="of:=[.C868]*100" office:value-type="float" office:value="-2336" calcext:value-type="float">
            <text:p>-2336</text:p>
          </table:table-cell>
          <table:table-cell table:formula="of:=[.F868]" office:value-type="float" office:value="-361" calcext:value-type="float">
            <text:p>-361</text:p>
          </table:table-cell>
          <table:table-cell table:formula="of:=[.M868]*10" office:value-type="float" office:value="-3504.3" calcext:value-type="float">
            <text:p>-3504.3</text:p>
          </table:table-cell>
        </table:table-row>
        <table:table-row table:style-name="ro2">
          <table:table-cell office:value-type="float" office:value="30741683" calcext:value-type="float">
            <text:p>30741683</text:p>
          </table:table-cell>
          <table:table-cell table:formula="of:=[.A869]-[.A868]" office:value-type="float" office:value="3749" calcext:value-type="float">
            <text:p>3749</text:p>
          </table:table-cell>
          <table:table-cell office:value-type="float" office:value="-22.94" calcext:value-type="float">
            <text:p>-22.94</text:p>
          </table:table-cell>
          <table:table-cell office:value-type="float" office:value="14.29" calcext:value-type="float">
            <text:p>14.29</text:p>
          </table:table-cell>
          <table:table-cell office:value-type="float" office:value="1" calcext:value-type="float">
            <text:p>1</text:p>
          </table:table-cell>
          <table:table-cell office:value-type="float" office:value="-369" calcext:value-type="float">
            <text:p>-369</text:p>
          </table:table-cell>
          <table:table-cell office:value-type="float" office:value="-22.94" calcext:value-type="float">
            <text:p>-22.94</text:p>
          </table:table-cell>
          <table:table-cell table:number-columns-repeated="2" office:value-type="float" office:value="-344.04" calcext:value-type="float">
            <text:p>-344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4.04" calcext:value-type="float">
            <text:p>-344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69]/10000000;5)" office:value-type="float" office:value="3.07417" calcext:value-type="float">
            <text:p>3.07417</text:p>
          </table:table-cell>
          <table:table-cell table:formula="of:=[.C869]*100" office:value-type="float" office:value="-2294" calcext:value-type="float">
            <text:p>-2294</text:p>
          </table:table-cell>
          <table:table-cell table:formula="of:=[.F869]" office:value-type="float" office:value="-369" calcext:value-type="float">
            <text:p>-369</text:p>
          </table:table-cell>
          <table:table-cell table:formula="of:=[.M869]*10" office:value-type="float" office:value="-3440.4" calcext:value-type="float">
            <text:p>-3440.4</text:p>
          </table:table-cell>
        </table:table-row>
        <table:table-row table:style-name="ro2">
          <table:table-cell office:value-type="float" office:value="30745788" calcext:value-type="float">
            <text:p>30745788</text:p>
          </table:table-cell>
          <table:table-cell table:formula="of:=[.A870]-[.A869]" office:value-type="float" office:value="4105" calcext:value-type="float">
            <text:p>4105</text:p>
          </table:table-cell>
          <table:table-cell office:value-type="float" office:value="-22.53" calcext:value-type="float">
            <text:p>-22.53</text:p>
          </table:table-cell>
          <table:table-cell office:value-type="float" office:value="11.38" calcext:value-type="float">
            <text:p>11.38</text:p>
          </table:table-cell>
          <table:table-cell office:value-type="float" office:value="1" calcext:value-type="float">
            <text:p>1</text:p>
          </table:table-cell>
          <table:table-cell office:value-type="float" office:value="-377" calcext:value-type="float">
            <text:p>-377</text:p>
          </table:table-cell>
          <table:table-cell office:value-type="float" office:value="-22.53" calcext:value-type="float">
            <text:p>-22.53</text:p>
          </table:table-cell>
          <table:table-cell table:number-columns-repeated="2" office:value-type="float" office:value="-338.01" calcext:value-type="float">
            <text:p>-338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8.01" calcext:value-type="float">
            <text:p>-338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70]/10000000;5)" office:value-type="float" office:value="3.07458" calcext:value-type="float">
            <text:p>3.07458</text:p>
          </table:table-cell>
          <table:table-cell table:formula="of:=[.C870]*100" office:value-type="float" office:value="-2253" calcext:value-type="float">
            <text:p>-2253</text:p>
          </table:table-cell>
          <table:table-cell table:formula="of:=[.F870]" office:value-type="float" office:value="-377" calcext:value-type="float">
            <text:p>-377</text:p>
          </table:table-cell>
          <table:table-cell table:formula="of:=[.M870]*10" office:value-type="float" office:value="-3380.1" calcext:value-type="float">
            <text:p>-3380.1</text:p>
          </table:table-cell>
        </table:table-row>
        <table:table-row table:style-name="ro2">
          <table:table-cell office:value-type="float" office:value="30750223" calcext:value-type="float">
            <text:p>30750223</text:p>
          </table:table-cell>
          <table:table-cell table:formula="of:=[.A871]-[.A870]" office:value-type="float" office:value="4435" calcext:value-type="float">
            <text:p>4435</text:p>
          </table:table-cell>
          <table:table-cell office:value-type="float" office:value="-22.1" calcext:value-type="float">
            <text:p>-22.1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-385" calcext:value-type="float">
            <text:p>-385</text:p>
          </table:table-cell>
          <table:table-cell office:value-type="float" office:value="-22.1" calcext:value-type="float">
            <text:p>-22.1</text:p>
          </table:table-cell>
          <table:table-cell table:number-columns-repeated="2" office:value-type="float" office:value="-331.51" calcext:value-type="float">
            <text:p>-331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1.51" calcext:value-type="float">
            <text:p>-331.5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71]/10000000;5)" office:value-type="float" office:value="3.07502" calcext:value-type="float">
            <text:p>3.07502</text:p>
          </table:table-cell>
          <table:table-cell table:formula="of:=[.C871]*100" office:value-type="float" office:value="-2210" calcext:value-type="float">
            <text:p>-2210</text:p>
          </table:table-cell>
          <table:table-cell table:formula="of:=[.F871]" office:value-type="float" office:value="-385" calcext:value-type="float">
            <text:p>-385</text:p>
          </table:table-cell>
          <table:table-cell table:formula="of:=[.M871]*10" office:value-type="float" office:value="-3315.1" calcext:value-type="float">
            <text:p>-3315.1</text:p>
          </table:table-cell>
        </table:table-row>
        <table:table-row table:style-name="ro2">
          <table:table-cell office:value-type="float" office:value="30754620" calcext:value-type="float">
            <text:p>30754620</text:p>
          </table:table-cell>
          <table:table-cell table:formula="of:=[.A872]-[.A871]" office:value-type="float" office:value="4397" calcext:value-type="float">
            <text:p>4397</text:p>
          </table:table-cell>
          <table:table-cell office:value-type="float" office:value="-21.78" calcext:value-type="float">
            <text:p>-21.78</text:p>
          </table:table-cell>
          <table:table-cell office:value-type="float" office:value="-11.68" calcext:value-type="float">
            <text:p>-11.68</text:p>
          </table:table-cell>
          <table:table-cell office:value-type="float" office:value="1" calcext:value-type="float">
            <text:p>1</text:p>
          </table:table-cell>
          <table:table-cell office:value-type="float" office:value="-391" calcext:value-type="float">
            <text:p>-391</text:p>
          </table:table-cell>
          <table:table-cell office:value-type="float" office:value="-21.78" calcext:value-type="float">
            <text:p>-21.78</text:p>
          </table:table-cell>
          <table:table-cell table:number-columns-repeated="2" office:value-type="float" office:value="-326.77" calcext:value-type="float">
            <text:p>-326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6.77" calcext:value-type="float">
            <text:p>-326.7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72]/10000000;5)" office:value-type="float" office:value="3.07546" calcext:value-type="float">
            <text:p>3.07546</text:p>
          </table:table-cell>
          <table:table-cell table:formula="of:=[.C872]*100" office:value-type="float" office:value="-2178" calcext:value-type="float">
            <text:p>-2178</text:p>
          </table:table-cell>
          <table:table-cell table:formula="of:=[.F872]" office:value-type="float" office:value="-391" calcext:value-type="float">
            <text:p>-391</text:p>
          </table:table-cell>
          <table:table-cell table:formula="of:=[.M872]*10" office:value-type="float" office:value="-3267.7" calcext:value-type="float">
            <text:p>-3267.7</text:p>
          </table:table-cell>
        </table:table-row>
        <table:table-row table:style-name="ro2">
          <table:table-cell office:value-type="float" office:value="30758420" calcext:value-type="float">
            <text:p>30758420</text:p>
          </table:table-cell>
          <table:table-cell table:formula="of:=[.A873]-[.A872]" office:value-type="float" office:value="3800" calcext:value-type="float">
            <text:p>3800</text:p>
          </table:table-cell>
          <table:table-cell office:value-type="float" office:value="-21.35" calcext:value-type="float">
            <text:p>-21.35</text:p>
          </table:table-cell>
          <table:table-cell office:value-type="float" office:value="-8.85" calcext:value-type="float">
            <text:p>-8.85</text:p>
          </table:table-cell>
          <table:table-cell office:value-type="float" office:value="1" calcext:value-type="float">
            <text:p>1</text:p>
          </table:table-cell>
          <table:table-cell office:value-type="float" office:value="-399" calcext:value-type="float">
            <text:p>-399</text:p>
          </table:table-cell>
          <table:table-cell office:value-type="float" office:value="-21.35" calcext:value-type="float">
            <text:p>-21.35</text:p>
          </table:table-cell>
          <table:table-cell table:number-columns-repeated="2" office:value-type="float" office:value="-320.29" calcext:value-type="float">
            <text:p>-320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0.29" calcext:value-type="float">
            <text:p>-320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73]/10000000;5)" office:value-type="float" office:value="3.07584" calcext:value-type="float">
            <text:p>3.07584</text:p>
          </table:table-cell>
          <table:table-cell table:formula="of:=[.C873]*100" office:value-type="float" office:value="-2135" calcext:value-type="float">
            <text:p>-2135</text:p>
          </table:table-cell>
          <table:table-cell table:formula="of:=[.F873]" office:value-type="float" office:value="-399" calcext:value-type="float">
            <text:p>-399</text:p>
          </table:table-cell>
          <table:table-cell table:formula="of:=[.M873]*10" office:value-type="float" office:value="-3202.9" calcext:value-type="float">
            <text:p>-3202.9</text:p>
          </table:table-cell>
        </table:table-row>
        <table:table-row table:style-name="ro2">
          <table:table-cell office:value-type="float" office:value="30762440" calcext:value-type="float">
            <text:p>30762440</text:p>
          </table:table-cell>
          <table:table-cell table:formula="of:=[.A874]-[.A873]" office:value-type="float" office:value="4020" calcext:value-type="float">
            <text:p>4020</text:p>
          </table:table-cell>
          <table:table-cell office:value-type="float" office:value="-20.55" calcext:value-type="float">
            <text:p>-20.55</text:p>
          </table:table-cell>
          <table:table-cell office:value-type="float" office:value="25.65" calcext:value-type="float">
            <text:p>25.65</text:p>
          </table:table-cell>
          <table:table-cell office:value-type="float" office:value="1" calcext:value-type="float">
            <text:p>1</text:p>
          </table:table-cell>
          <table:table-cell office:value-type="float" office:value="-414" calcext:value-type="float">
            <text:p>-414</text:p>
          </table:table-cell>
          <table:table-cell office:value-type="float" office:value="-20.55" calcext:value-type="float">
            <text:p>-20.55</text:p>
          </table:table-cell>
          <table:table-cell table:number-columns-repeated="2" office:value-type="float" office:value="-308.26" calcext:value-type="float">
            <text:p>-308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8.26" calcext:value-type="float">
            <text:p>-308.2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74]/10000000;5)" office:value-type="float" office:value="3.07624" calcext:value-type="float">
            <text:p>3.07624</text:p>
          </table:table-cell>
          <table:table-cell table:formula="of:=[.C874]*100" office:value-type="float" office:value="-2055" calcext:value-type="float">
            <text:p>-2055</text:p>
          </table:table-cell>
          <table:table-cell table:formula="of:=[.F874]" office:value-type="float" office:value="-414" calcext:value-type="float">
            <text:p>-414</text:p>
          </table:table-cell>
          <table:table-cell table:formula="of:=[.M874]*10" office:value-type="float" office:value="-3082.6" calcext:value-type="float">
            <text:p>-3082.6</text:p>
          </table:table-cell>
        </table:table-row>
        <table:table-row table:style-name="ro2">
          <table:table-cell office:value-type="float" office:value="30766911" calcext:value-type="float">
            <text:p>30766911</text:p>
          </table:table-cell>
          <table:table-cell table:formula="of:=[.A875]-[.A874]" office:value-type="float" office:value="4471" calcext:value-type="float">
            <text:p>4471</text:p>
          </table:table-cell>
          <table:table-cell office:value-type="float" office:value="-19.86" calcext:value-type="float">
            <text:p>-19.86</text:p>
          </table:table-cell>
          <table:table-cell office:value-type="float" office:value="14.85" calcext:value-type="float">
            <text:p>14.85</text:p>
          </table:table-cell>
          <table:table-cell office:value-type="float" office:value="1" calcext:value-type="float">
            <text:p>1</text:p>
          </table:table-cell>
          <table:table-cell office:value-type="float" office:value="-427" calcext:value-type="float">
            <text:p>-427</text:p>
          </table:table-cell>
          <table:table-cell office:value-type="float" office:value="-19.86" calcext:value-type="float">
            <text:p>-19.86</text:p>
          </table:table-cell>
          <table:table-cell table:number-columns-repeated="2" office:value-type="float" office:value="-297.86" calcext:value-type="float">
            <text:p>-297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7.86" calcext:value-type="float">
            <text:p>-297.8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75]/10000000;5)" office:value-type="float" office:value="3.07669" calcext:value-type="float">
            <text:p>3.07669</text:p>
          </table:table-cell>
          <table:table-cell table:formula="of:=[.C875]*100" office:value-type="float" office:value="-1986" calcext:value-type="float">
            <text:p>-1986</text:p>
          </table:table-cell>
          <table:table-cell table:formula="of:=[.F875]" office:value-type="float" office:value="-427" calcext:value-type="float">
            <text:p>-427</text:p>
          </table:table-cell>
          <table:table-cell table:formula="of:=[.M875]*10" office:value-type="float" office:value="-2978.6" calcext:value-type="float">
            <text:p>-2978.6</text:p>
          </table:table-cell>
        </table:table-row>
        <table:table-row table:style-name="ro2">
          <table:table-cell office:value-type="float" office:value="30771531" calcext:value-type="float">
            <text:p>30771531</text:p>
          </table:table-cell>
          <table:table-cell table:formula="of:=[.A876]-[.A875]" office:value-type="float" office:value="4620" calcext:value-type="float">
            <text:p>4620</text:p>
          </table:table-cell>
          <table:table-cell office:value-type="float" office:value="-18.87" calcext:value-type="float">
            <text:p>-18.87</text:p>
          </table:table-cell>
          <table:table-cell office:value-type="float" office:value="52.24" calcext:value-type="float">
            <text:p>52.24</text:p>
          </table:table-cell>
          <table:table-cell office:value-type="float" office:value="1" calcext:value-type="float">
            <text:p>1</text:p>
          </table:table-cell>
          <table:table-cell office:value-type="float" office:value="-446" calcext:value-type="float">
            <text:p>-446</text:p>
          </table:table-cell>
          <table:table-cell office:value-type="float" office:value="-18.87" calcext:value-type="float">
            <text:p>-18.87</text:p>
          </table:table-cell>
          <table:table-cell table:number-columns-repeated="2" office:value-type="float" office:value="-283.09" calcext:value-type="float">
            <text:p>-283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3.09" calcext:value-type="float">
            <text:p>-283.0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76]/10000000;5)" office:value-type="float" office:value="3.07715" calcext:value-type="float">
            <text:p>3.07715</text:p>
          </table:table-cell>
          <table:table-cell table:formula="of:=[.C876]*100" office:value-type="float" office:value="-1887" calcext:value-type="float">
            <text:p>-1887</text:p>
          </table:table-cell>
          <table:table-cell table:formula="of:=[.F876]" office:value-type="float" office:value="-446" calcext:value-type="float">
            <text:p>-446</text:p>
          </table:table-cell>
          <table:table-cell table:formula="of:=[.M876]*10" office:value-type="float" office:value="-2830.9" calcext:value-type="float">
            <text:p>-2830.9</text:p>
          </table:table-cell>
        </table:table-row>
        <table:table-row table:style-name="ro2">
          <table:table-cell office:value-type="float" office:value="30775311" calcext:value-type="float">
            <text:p>30775311</text:p>
          </table:table-cell>
          <table:table-cell table:formula="of:=[.A877]-[.A876]" office:value-type="float" office:value="3780" calcext:value-type="float">
            <text:p>3780</text:p>
          </table:table-cell>
          <table:table-cell office:value-type="float" office:value="-18.16" calcext:value-type="float">
            <text:p>-18.16</text:p>
          </table:table-cell>
          <table:table-cell office:value-type="float" office:value="30.6" calcext:value-type="float">
            <text:p>30.6</text:p>
          </table:table-cell>
          <table:table-cell office:value-type="float" office:value="1" calcext:value-type="float">
            <text:p>1</text:p>
          </table:table-cell>
          <table:table-cell office:value-type="float" office:value="-459" calcext:value-type="float">
            <text:p>-459</text:p>
          </table:table-cell>
          <table:table-cell office:value-type="float" office:value="-18.16" calcext:value-type="float">
            <text:p>-18.16</text:p>
          </table:table-cell>
          <table:table-cell table:number-columns-repeated="2" office:value-type="float" office:value="-272.37" calcext:value-type="float">
            <text:p>-272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2.37" calcext:value-type="float">
            <text:p>-272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77]/10000000;5)" office:value-type="float" office:value="3.07753" calcext:value-type="float">
            <text:p>3.07753</text:p>
          </table:table-cell>
          <table:table-cell table:formula="of:=[.C877]*100" office:value-type="float" office:value="-1816" calcext:value-type="float">
            <text:p>-1816</text:p>
          </table:table-cell>
          <table:table-cell table:formula="of:=[.F877]" office:value-type="float" office:value="-459" calcext:value-type="float">
            <text:p>-459</text:p>
          </table:table-cell>
          <table:table-cell table:formula="of:=[.M877]*10" office:value-type="float" office:value="-2723.7" calcext:value-type="float">
            <text:p>-2723.7</text:p>
          </table:table-cell>
        </table:table-row>
        <table:table-row table:style-name="ro2">
          <table:table-cell office:value-type="float" office:value="30779951" calcext:value-type="float">
            <text:p>30779951</text:p>
          </table:table-cell>
          <table:table-cell table:formula="of:=[.A878]-[.A877]" office:value-type="float" office:value="4640" calcext:value-type="float">
            <text:p>4640</text:p>
          </table:table-cell>
          <table:table-cell office:value-type="float" office:value="-17.34" calcext:value-type="float">
            <text:p>-17.34</text:p>
          </table:table-cell>
          <table:table-cell office:value-type="float" office:value="52.84" calcext:value-type="float">
            <text:p>52.84</text:p>
          </table:table-cell>
          <table:table-cell office:value-type="float" office:value="1" calcext:value-type="float">
            <text:p>1</text:p>
          </table:table-cell>
          <table:table-cell office:value-type="float" office:value="-474" calcext:value-type="float">
            <text:p>-474</text:p>
          </table:table-cell>
          <table:table-cell office:value-type="float" office:value="-17.34" calcext:value-type="float">
            <text:p>-17.34</text:p>
          </table:table-cell>
          <table:table-cell table:number-columns-repeated="2" office:value-type="float" office:value="-260.05" calcext:value-type="float">
            <text:p>-26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0.05" calcext:value-type="float">
            <text:p>-260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78]/10000000;5)" office:value-type="float" office:value="3.078" calcext:value-type="float">
            <text:p>3.078</text:p>
          </table:table-cell>
          <table:table-cell table:formula="of:=[.C878]*100" office:value-type="float" office:value="-1734" calcext:value-type="float">
            <text:p>-1734</text:p>
          </table:table-cell>
          <table:table-cell table:formula="of:=[.F878]" office:value-type="float" office:value="-474" calcext:value-type="float">
            <text:p>-474</text:p>
          </table:table-cell>
          <table:table-cell table:formula="of:=[.M878]*10" office:value-type="float" office:value="-2600.5" calcext:value-type="float">
            <text:p>-2600.5</text:p>
          </table:table-cell>
        </table:table-row>
        <table:table-row table:style-name="ro2">
          <table:table-cell office:value-type="float" office:value="30783888" calcext:value-type="float">
            <text:p>30783888</text:p>
          </table:table-cell>
          <table:table-cell table:formula="of:=[.A879]-[.A878]" office:value-type="float" office:value="3937" calcext:value-type="float">
            <text:p>3937</text:p>
          </table:table-cell>
          <table:table-cell office:value-type="float" office:value="-16.8" calcext:value-type="float">
            <text:p>-16.8</text:p>
          </table:table-cell>
          <table:table-cell office:value-type="float" office:value="35.79" calcext:value-type="float">
            <text:p>35.79</text:p>
          </table:table-cell>
          <table:table-cell office:value-type="float" office:value="1" calcext:value-type="float">
            <text:p>1</text:p>
          </table:table-cell>
          <table:table-cell office:value-type="float" office:value="-484" calcext:value-type="float">
            <text:p>-484</text:p>
          </table:table-cell>
          <table:table-cell office:value-type="float" office:value="-16.8" calcext:value-type="float">
            <text:p>-16.8</text:p>
          </table:table-cell>
          <table:table-cell table:number-columns-repeated="2" office:value-type="float" office:value="-252.06" calcext:value-type="float">
            <text:p>-252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2.06" calcext:value-type="float">
            <text:p>-252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79]/10000000;5)" office:value-type="float" office:value="3.07839" calcext:value-type="float">
            <text:p>3.07839</text:p>
          </table:table-cell>
          <table:table-cell table:formula="of:=[.C879]*100" office:value-type="float" office:value="-1680" calcext:value-type="float">
            <text:p>-1680</text:p>
          </table:table-cell>
          <table:table-cell table:formula="of:=[.F879]" office:value-type="float" office:value="-484" calcext:value-type="float">
            <text:p>-484</text:p>
          </table:table-cell>
          <table:table-cell table:formula="of:=[.M879]*10" office:value-type="float" office:value="-2520.6" calcext:value-type="float">
            <text:p>-2520.6</text:p>
          </table:table-cell>
        </table:table-row>
        <table:table-row table:style-name="ro2">
          <table:table-cell office:value-type="float" office:value="30788591" calcext:value-type="float">
            <text:p>30788591</text:p>
          </table:table-cell>
          <table:table-cell table:formula="of:=[.A880]-[.A879]" office:value-type="float" office:value="4703" calcext:value-type="float">
            <text:p>4703</text:p>
          </table:table-cell>
          <table:table-cell office:value-type="float" office:value="-16.39" calcext:value-type="float">
            <text:p>-16.39</text:p>
          </table:table-cell>
          <table:table-cell office:value-type="float" office:value="35.49" calcext:value-type="float">
            <text:p>35.49</text:p>
          </table:table-cell>
          <table:table-cell office:value-type="float" office:value="1" calcext:value-type="float">
            <text:p>1</text:p>
          </table:table-cell>
          <table:table-cell office:value-type="float" office:value="-492" calcext:value-type="float">
            <text:p>-492</text:p>
          </table:table-cell>
          <table:table-cell office:value-type="float" office:value="-16.39" calcext:value-type="float">
            <text:p>-16.39</text:p>
          </table:table-cell>
          <table:table-cell table:number-columns-repeated="2" office:value-type="float" office:value="-245.92" calcext:value-type="float">
            <text:p>-245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5.92" calcext:value-type="float">
            <text:p>-245.9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80]/10000000;5)" office:value-type="float" office:value="3.07886" calcext:value-type="float">
            <text:p>3.07886</text:p>
          </table:table-cell>
          <table:table-cell table:formula="of:=[.C880]*100" office:value-type="float" office:value="-1639" calcext:value-type="float">
            <text:p>-1639</text:p>
          </table:table-cell>
          <table:table-cell table:formula="of:=[.F880]" office:value-type="float" office:value="-492" calcext:value-type="float">
            <text:p>-492</text:p>
          </table:table-cell>
          <table:table-cell table:formula="of:=[.M880]*10" office:value-type="float" office:value="-2459.2" calcext:value-type="float">
            <text:p>-2459.2</text:p>
          </table:table-cell>
        </table:table-row>
        <table:table-row table:style-name="ro2">
          <table:table-cell office:value-type="float" office:value="30792320" calcext:value-type="float">
            <text:p>30792320</text:p>
          </table:table-cell>
          <table:table-cell table:formula="of:=[.A881]-[.A880]" office:value-type="float" office:value="3729" calcext:value-type="float">
            <text:p>3729</text:p>
          </table:table-cell>
          <table:table-cell office:value-type="float" office:value="-16.27" calcext:value-type="float">
            <text:p>-16.27</text:p>
          </table:table-cell>
          <table:table-cell office:value-type="float" office:value="13.04" calcext:value-type="float">
            <text:p>13.04</text:p>
          </table:table-cell>
          <table:table-cell office:value-type="float" office:value="1" calcext:value-type="float">
            <text:p>1</text:p>
          </table:table-cell>
          <table:table-cell office:value-type="float" office:value="-494" calcext:value-type="float">
            <text:p>-494</text:p>
          </table:table-cell>
          <table:table-cell office:value-type="float" office:value="-16.27" calcext:value-type="float">
            <text:p>-16.27</text:p>
          </table:table-cell>
          <table:table-cell table:number-columns-repeated="2" office:value-type="float" office:value="-244.09" calcext:value-type="float">
            <text:p>-244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4.09" calcext:value-type="float">
            <text:p>-244.0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81]/10000000;5)" office:value-type="float" office:value="3.07923" calcext:value-type="float">
            <text:p>3.07923</text:p>
          </table:table-cell>
          <table:table-cell table:formula="of:=[.C881]*100" office:value-type="float" office:value="-1627" calcext:value-type="float">
            <text:p>-1627</text:p>
          </table:table-cell>
          <table:table-cell table:formula="of:=[.F881]" office:value-type="float" office:value="-494" calcext:value-type="float">
            <text:p>-494</text:p>
          </table:table-cell>
          <table:table-cell table:formula="of:=[.M881]*10" office:value-type="float" office:value="-2440.9" calcext:value-type="float">
            <text:p>-2440.9</text:p>
          </table:table-cell>
        </table:table-row>
        <table:table-row table:style-name="ro2">
          <table:table-cell office:value-type="float" office:value="30796963" calcext:value-type="float">
            <text:p>30796963</text:p>
          </table:table-cell>
          <table:table-cell table:formula="of:=[.A882]-[.A881]" office:value-type="float" office:value="4643" calcext:value-type="float">
            <text:p>4643</text:p>
          </table:table-cell>
          <table:table-cell office:value-type="float" office:value="-16.42" calcext:value-type="float">
            <text:p>-16.42</text:p>
          </table:table-cell>
          <table:table-cell office:value-type="float" office:value="-12.94" calcext:value-type="float">
            <text:p>-12.94</text:p>
          </table:table-cell>
          <table:table-cell office:value-type="float" office:value="1" calcext:value-type="float">
            <text:p>1</text:p>
          </table:table-cell>
          <table:table-cell office:value-type="float" office:value="-492" calcext:value-type="float">
            <text:p>-492</text:p>
          </table:table-cell>
          <table:table-cell office:value-type="float" office:value="-16.42" calcext:value-type="float">
            <text:p>-16.42</text:p>
          </table:table-cell>
          <table:table-cell table:number-columns-repeated="2" office:value-type="float" office:value="-246.32" calcext:value-type="float">
            <text:p>-246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6.32" calcext:value-type="float">
            <text:p>-246.3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82]/10000000;5)" office:value-type="float" office:value="3.0797" calcext:value-type="float">
            <text:p>3.0797</text:p>
          </table:table-cell>
          <table:table-cell table:formula="of:=[.C882]*100" office:value-type="float" office:value="-1642" calcext:value-type="float">
            <text:p>-1642</text:p>
          </table:table-cell>
          <table:table-cell table:formula="of:=[.F882]" office:value-type="float" office:value="-492" calcext:value-type="float">
            <text:p>-492</text:p>
          </table:table-cell>
          <table:table-cell table:formula="of:=[.M882]*10" office:value-type="float" office:value="-2463.2" calcext:value-type="float">
            <text:p>-2463.2</text:p>
          </table:table-cell>
        </table:table-row>
        <table:table-row table:style-name="ro2">
          <table:table-cell office:value-type="float" office:value="30800640" calcext:value-type="float">
            <text:p>30800640</text:p>
          </table:table-cell>
          <table:table-cell table:formula="of:=[.A883]-[.A882]" office:value-type="float" office:value="3677" calcext:value-type="float">
            <text:p>3677</text:p>
          </table:table-cell>
          <table:table-cell office:value-type="float" office:value="-16.65" calcext:value-type="float">
            <text:p>-16.65</text:p>
          </table:table-cell>
          <table:table-cell office:value-type="float" office:value="-22.96" calcext:value-type="float">
            <text:p>-22.96</text:p>
          </table:table-cell>
          <table:table-cell office:value-type="float" office:value="1" calcext:value-type="float">
            <text:p>1</text:p>
          </table:table-cell>
          <table:table-cell office:value-type="float" office:value="-487" calcext:value-type="float">
            <text:p>-487</text:p>
          </table:table-cell>
          <table:table-cell office:value-type="float" office:value="-16.65" calcext:value-type="float">
            <text:p>-16.65</text:p>
          </table:table-cell>
          <table:table-cell table:number-columns-repeated="2" office:value-type="float" office:value="-249.75" calcext:value-type="float">
            <text:p>-249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9.75" calcext:value-type="float">
            <text:p>-249.7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83]/10000000;5)" office:value-type="float" office:value="3.08006" calcext:value-type="float">
            <text:p>3.08006</text:p>
          </table:table-cell>
          <table:table-cell table:formula="of:=[.C883]*100" office:value-type="float" office:value="-1665" calcext:value-type="float">
            <text:p>-1665</text:p>
          </table:table-cell>
          <table:table-cell table:formula="of:=[.F883]" office:value-type="float" office:value="-487" calcext:value-type="float">
            <text:p>-487</text:p>
          </table:table-cell>
          <table:table-cell table:formula="of:=[.M883]*10" office:value-type="float" office:value="-2497.5" calcext:value-type="float">
            <text:p>-2497.5</text:p>
          </table:table-cell>
        </table:table-row>
        <table:table-row table:style-name="ro2">
          <table:table-cell office:value-type="float" office:value="30806440" calcext:value-type="float">
            <text:p>30806440</text:p>
          </table:table-cell>
          <table:table-cell table:formula="of:=[.A884]-[.A883]" office:value-type="float" office:value="5800" calcext:value-type="float">
            <text:p>5800</text:p>
          </table:table-cell>
          <table:table-cell office:value-type="float" office:value="-16.81" calcext:value-type="float">
            <text:p>-16.81</text:p>
          </table:table-cell>
          <table:table-cell office:value-type="float" office:value="-21.66" calcext:value-type="float">
            <text:p>-21.66</text:p>
          </table:table-cell>
          <table:table-cell office:value-type="float" office:value="1" calcext:value-type="float">
            <text:p>1</text:p>
          </table:table-cell>
          <table:table-cell office:value-type="float" office:value="-484" calcext:value-type="float">
            <text:p>-484</text:p>
          </table:table-cell>
          <table:table-cell office:value-type="float" office:value="-16.81" calcext:value-type="float">
            <text:p>-16.81</text:p>
          </table:table-cell>
          <table:table-cell table:number-columns-repeated="2" office:value-type="float" office:value="-252.12" calcext:value-type="float">
            <text:p>-25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2.12" calcext:value-type="float">
            <text:p>-252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84]/10000000;5)" office:value-type="float" office:value="3.08064" calcext:value-type="float">
            <text:p>3.08064</text:p>
          </table:table-cell>
          <table:table-cell table:formula="of:=[.C884]*100" office:value-type="float" office:value="-1681" calcext:value-type="float">
            <text:p>-1681</text:p>
          </table:table-cell>
          <table:table-cell table:formula="of:=[.F884]" office:value-type="float" office:value="-484" calcext:value-type="float">
            <text:p>-484</text:p>
          </table:table-cell>
          <table:table-cell table:formula="of:=[.M884]*10" office:value-type="float" office:value="-2521.2" calcext:value-type="float">
            <text:p>-2521.2</text:p>
          </table:table-cell>
        </table:table-row>
        <table:table-row table:style-name="ro2">
          <table:table-cell office:value-type="float" office:value="30810283" calcext:value-type="float">
            <text:p>30810283</text:p>
          </table:table-cell>
          <table:table-cell table:formula="of:=[.A885]-[.A884]" office:value-type="float" office:value="3843" calcext:value-type="float">
            <text:p>3843</text:p>
          </table:table-cell>
          <table:table-cell office:value-type="float" office:value="-16.86" calcext:value-type="float">
            <text:p>-16.86</text:p>
          </table:table-cell>
          <table:table-cell office:value-type="float" office:value="-17.11" calcext:value-type="float">
            <text:p>-17.11</text:p>
          </table:table-cell>
          <table:table-cell office:value-type="float" office:value="1" calcext:value-type="float">
            <text:p>1</text:p>
          </table:table-cell>
          <table:table-cell office:value-type="float" office:value="-483" calcext:value-type="float">
            <text:p>-483</text:p>
          </table:table-cell>
          <table:table-cell office:value-type="float" office:value="-16.86" calcext:value-type="float">
            <text:p>-16.86</text:p>
          </table:table-cell>
          <table:table-cell table:number-columns-repeated="2" office:value-type="float" office:value="-252.88" calcext:value-type="float">
            <text:p>-252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2.88" calcext:value-type="float">
            <text:p>-252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85]/10000000;5)" office:value-type="float" office:value="3.08103" calcext:value-type="float">
            <text:p>3.08103</text:p>
          </table:table-cell>
          <table:table-cell table:formula="of:=[.C885]*100" office:value-type="float" office:value="-1686" calcext:value-type="float">
            <text:p>-1686</text:p>
          </table:table-cell>
          <table:table-cell table:formula="of:=[.F885]" office:value-type="float" office:value="-483" calcext:value-type="float">
            <text:p>-483</text:p>
          </table:table-cell>
          <table:table-cell table:formula="of:=[.M885]*10" office:value-type="float" office:value="-2528.8" calcext:value-type="float">
            <text:p>-2528.8</text:p>
          </table:table-cell>
        </table:table-row>
        <table:table-row table:style-name="ro2">
          <table:table-cell office:value-type="float" office:value="30814708" calcext:value-type="float">
            <text:p>30814708</text:p>
          </table:table-cell>
          <table:table-cell table:formula="of:=[.A886]-[.A885]" office:value-type="float" office:value="4425" calcext:value-type="float">
            <text:p>4425</text:p>
          </table:table-cell>
          <table:table-cell office:value-type="float" office:value="-16.66" calcext:value-type="float">
            <text:p>-16.66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-487" calcext:value-type="float">
            <text:p>-487</text:p>
          </table:table-cell>
          <table:table-cell office:value-type="float" office:value="-16.66" calcext:value-type="float">
            <text:p>-16.66</text:p>
          </table:table-cell>
          <table:table-cell table:number-columns-repeated="2" office:value-type="float" office:value="-249.93" calcext:value-type="float">
            <text:p>-249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9.93" calcext:value-type="float">
            <text:p>-249.9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86]/10000000;5)" office:value-type="float" office:value="3.08147" calcext:value-type="float">
            <text:p>3.08147</text:p>
          </table:table-cell>
          <table:table-cell table:formula="of:=[.C886]*100" office:value-type="float" office:value="-1666" calcext:value-type="float">
            <text:p>-1666</text:p>
          </table:table-cell>
          <table:table-cell table:formula="of:=[.F886]" office:value-type="float" office:value="-487" calcext:value-type="float">
            <text:p>-487</text:p>
          </table:table-cell>
          <table:table-cell table:formula="of:=[.M886]*10" office:value-type="float" office:value="-2499.3" calcext:value-type="float">
            <text:p>-2499.3</text:p>
          </table:table-cell>
        </table:table-row>
        <table:table-row table:style-name="ro2">
          <table:table-cell office:value-type="float" office:value="30818500" calcext:value-type="float">
            <text:p>30818500</text:p>
          </table:table-cell>
          <table:table-cell table:formula="of:=[.A887]-[.A886]" office:value-type="float" office:value="3792" calcext:value-type="float">
            <text:p>3792</text:p>
          </table:table-cell>
          <table:table-cell office:value-type="float" office:value="-16.46" calcext:value-type="float">
            <text:p>-16.46</text:p>
          </table:table-cell>
          <table:table-cell office:value-type="float" office:value="2.66" calcext:value-type="float">
            <text:p>2.66</text:p>
          </table:table-cell>
          <table:table-cell office:value-type="float" office:value="1" calcext:value-type="float">
            <text:p>1</text:p>
          </table:table-cell>
          <table:table-cell office:value-type="float" office:value="-491" calcext:value-type="float">
            <text:p>-491</text:p>
          </table:table-cell>
          <table:table-cell office:value-type="float" office:value="-16.46" calcext:value-type="float">
            <text:p>-16.46</text:p>
          </table:table-cell>
          <table:table-cell table:number-columns-repeated="2" office:value-type="float" office:value="-246.91" calcext:value-type="float">
            <text:p>-246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6.91" calcext:value-type="float">
            <text:p>-246.9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87]/10000000;5)" office:value-type="float" office:value="3.08185" calcext:value-type="float">
            <text:p>3.08185</text:p>
          </table:table-cell>
          <table:table-cell table:formula="of:=[.C887]*100" office:value-type="float" office:value="-1646" calcext:value-type="float">
            <text:p>-1646</text:p>
          </table:table-cell>
          <table:table-cell table:formula="of:=[.F887]" office:value-type="float" office:value="-491" calcext:value-type="float">
            <text:p>-491</text:p>
          </table:table-cell>
          <table:table-cell table:formula="of:=[.M887]*10" office:value-type="float" office:value="-2469.1" calcext:value-type="float">
            <text:p>-2469.1</text:p>
          </table:table-cell>
        </table:table-row>
        <table:table-row table:style-name="ro2">
          <table:table-cell office:value-type="float" office:value="30822845" calcext:value-type="float">
            <text:p>30822845</text:p>
          </table:table-cell>
          <table:table-cell table:formula="of:=[.A888]-[.A887]" office:value-type="float" office:value="4345" calcext:value-type="float">
            <text:p>4345</text:p>
          </table:table-cell>
          <table:table-cell office:value-type="float" office:value="-16.06" calcext:value-type="float">
            <text:p>-16.06</text:p>
          </table:table-cell>
          <table:table-cell office:value-type="float" office:value="21.91" calcext:value-type="float">
            <text:p>21.91</text:p>
          </table:table-cell>
          <table:table-cell office:value-type="float" office:value="1" calcext:value-type="float">
            <text:p>1</text:p>
          </table:table-cell>
          <table:table-cell office:value-type="float" office:value="-498" calcext:value-type="float">
            <text:p>-498</text:p>
          </table:table-cell>
          <table:table-cell office:value-type="float" office:value="-16.06" calcext:value-type="float">
            <text:p>-16.06</text:p>
          </table:table-cell>
          <table:table-cell table:number-columns-repeated="2" office:value-type="float" office:value="-240.89" calcext:value-type="float">
            <text:p>-24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0.89" calcext:value-type="float">
            <text:p>-240.8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88]/10000000;5)" office:value-type="float" office:value="3.08228" calcext:value-type="float">
            <text:p>3.08228</text:p>
          </table:table-cell>
          <table:table-cell table:formula="of:=[.C888]*100" office:value-type="float" office:value="-1606" calcext:value-type="float">
            <text:p>-1606</text:p>
          </table:table-cell>
          <table:table-cell table:formula="of:=[.F888]" office:value-type="float" office:value="-498" calcext:value-type="float">
            <text:p>-498</text:p>
          </table:table-cell>
          <table:table-cell table:formula="of:=[.M888]*10" office:value-type="float" office:value="-2408.9" calcext:value-type="float">
            <text:p>-2408.9</text:p>
          </table:table-cell>
        </table:table-row>
        <table:table-row table:style-name="ro2">
          <table:table-cell office:value-type="float" office:value="30826808" calcext:value-type="float">
            <text:p>30826808</text:p>
          </table:table-cell>
          <table:table-cell table:formula="of:=[.A889]-[.A888]" office:value-type="float" office:value="3963" calcext:value-type="float">
            <text:p>3963</text:p>
          </table:table-cell>
          <table:table-cell office:value-type="float" office:value="-15.54" calcext:value-type="float">
            <text:p>-15.54</text:p>
          </table:table-cell>
          <table:table-cell office:value-type="float" office:value="37.1" calcext:value-type="float">
            <text:p>37.1</text:p>
          </table:table-cell>
          <table:table-cell office:value-type="float" office:value="1" calcext:value-type="float">
            <text:p>1</text:p>
          </table:table-cell>
          <table:table-cell office:value-type="float" office:value="-508" calcext:value-type="float">
            <text:p>-508</text:p>
          </table:table-cell>
          <table:table-cell office:value-type="float" office:value="-15.54" calcext:value-type="float">
            <text:p>-15.54</text:p>
          </table:table-cell>
          <table:table-cell table:number-columns-repeated="2" office:value-type="float" office:value="-233.13" calcext:value-type="float">
            <text:p>-233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3.13" calcext:value-type="float">
            <text:p>-233.1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89]/10000000;5)" office:value-type="float" office:value="3.08268" calcext:value-type="float">
            <text:p>3.08268</text:p>
          </table:table-cell>
          <table:table-cell table:formula="of:=[.C889]*100" office:value-type="float" office:value="-1554" calcext:value-type="float">
            <text:p>-1554</text:p>
          </table:table-cell>
          <table:table-cell table:formula="of:=[.F889]" office:value-type="float" office:value="-508" calcext:value-type="float">
            <text:p>-508</text:p>
          </table:table-cell>
          <table:table-cell table:formula="of:=[.M889]*10" office:value-type="float" office:value="-2331.3" calcext:value-type="float">
            <text:p>-2331.3</text:p>
          </table:table-cell>
        </table:table-row>
        <table:table-row table:style-name="ro2">
          <table:table-cell office:value-type="float" office:value="30831291" calcext:value-type="float">
            <text:p>30831291</text:p>
          </table:table-cell>
          <table:table-cell table:formula="of:=[.A890]-[.A889]" office:value-type="float" office:value="4483" calcext:value-type="float">
            <text:p>4483</text:p>
          </table:table-cell>
          <table:table-cell office:value-type="float" office:value="-15.23" calcext:value-type="float">
            <text:p>-15.23</text:p>
          </table:table-cell>
          <table:table-cell office:value-type="float" office:value="18.86" calcext:value-type="float">
            <text:p>18.86</text:p>
          </table:table-cell>
          <table:table-cell office:value-type="float" office:value="1" calcext:value-type="float">
            <text:p>1</text:p>
          </table:table-cell>
          <table:table-cell office:value-type="float" office:value="-514" calcext:value-type="float">
            <text:p>-514</text:p>
          </table:table-cell>
          <table:table-cell office:value-type="float" office:value="-15.23" calcext:value-type="float">
            <text:p>-15.23</text:p>
          </table:table-cell>
          <table:table-cell table:number-columns-repeated="2" office:value-type="float" office:value="-228.38" calcext:value-type="float">
            <text:p>-228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8.38" calcext:value-type="float">
            <text:p>-228.3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90]/10000000;5)" office:value-type="float" office:value="3.08313" calcext:value-type="float">
            <text:p>3.08313</text:p>
          </table:table-cell>
          <table:table-cell table:formula="of:=[.C890]*100" office:value-type="float" office:value="-1523" calcext:value-type="float">
            <text:p>-1523</text:p>
          </table:table-cell>
          <table:table-cell table:formula="of:=[.F890]" office:value-type="float" office:value="-514" calcext:value-type="float">
            <text:p>-514</text:p>
          </table:table-cell>
          <table:table-cell table:formula="of:=[.M890]*10" office:value-type="float" office:value="-2283.8" calcext:value-type="float">
            <text:p>-2283.8</text:p>
          </table:table-cell>
        </table:table-row>
        <table:table-row table:style-name="ro2">
          <table:table-cell office:value-type="float" office:value="30835100" calcext:value-type="float">
            <text:p>30835100</text:p>
          </table:table-cell>
          <table:table-cell table:formula="of:=[.A891]-[.A890]" office:value-type="float" office:value="3809" calcext:value-type="float">
            <text:p>3809</text:p>
          </table:table-cell>
          <table:table-cell office:value-type="float" office:value="-14.75" calcext:value-type="float">
            <text:p>-14.75</text:p>
          </table:table-cell>
          <table:table-cell office:value-type="float" office:value="38.92" calcext:value-type="float">
            <text:p>38.92</text:p>
          </table:table-cell>
          <table:table-cell office:value-type="float" office:value="1" calcext:value-type="float">
            <text:p>1</text:p>
          </table:table-cell>
          <table:table-cell office:value-type="float" office:value="-523" calcext:value-type="float">
            <text:p>-523</text:p>
          </table:table-cell>
          <table:table-cell office:value-type="float" office:value="-14.75" calcext:value-type="float">
            <text:p>-14.75</text:p>
          </table:table-cell>
          <table:table-cell table:number-columns-repeated="2" office:value-type="float" office:value="-221.28" calcext:value-type="float">
            <text:p>-221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1.28" calcext:value-type="float">
            <text:p>-221.2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91]/10000000;5)" office:value-type="float" office:value="3.08351" calcext:value-type="float">
            <text:p>3.08351</text:p>
          </table:table-cell>
          <table:table-cell table:formula="of:=[.C891]*100" office:value-type="float" office:value="-1475" calcext:value-type="float">
            <text:p>-1475</text:p>
          </table:table-cell>
          <table:table-cell table:formula="of:=[.F891]" office:value-type="float" office:value="-523" calcext:value-type="float">
            <text:p>-523</text:p>
          </table:table-cell>
          <table:table-cell table:formula="of:=[.M891]*10" office:value-type="float" office:value="-2212.8" calcext:value-type="float">
            <text:p>-2212.8</text:p>
          </table:table-cell>
        </table:table-row>
        <table:table-row table:style-name="ro2">
          <table:table-cell office:value-type="float" office:value="30839591" calcext:value-type="float">
            <text:p>30839591</text:p>
          </table:table-cell>
          <table:table-cell table:formula="of:=[.A892]-[.A891]" office:value-type="float" office:value="4491" calcext:value-type="float">
            <text:p>4491</text:p>
          </table:table-cell>
          <table:table-cell office:value-type="float" office:value="-14.38" calcext:value-type="float">
            <text:p>-14.38</text:p>
          </table:table-cell>
          <table:table-cell office:value-type="float" office:value="29.44" calcext:value-type="float">
            <text:p>29.44</text:p>
          </table:table-cell>
          <table:table-cell office:value-type="float" office:value="1" calcext:value-type="float">
            <text:p>1</text:p>
          </table:table-cell>
          <table:table-cell office:value-type="float" office:value="-530" calcext:value-type="float">
            <text:p>-530</text:p>
          </table:table-cell>
          <table:table-cell office:value-type="float" office:value="-14.38" calcext:value-type="float">
            <text:p>-14.38</text:p>
          </table:table-cell>
          <table:table-cell table:number-columns-repeated="2" office:value-type="float" office:value="-215.66" calcext:value-type="float">
            <text:p>-215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5.66" calcext:value-type="float">
            <text:p>-215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92]/10000000;5)" office:value-type="float" office:value="3.08396" calcext:value-type="float">
            <text:p>3.08396</text:p>
          </table:table-cell>
          <table:table-cell table:formula="of:=[.C892]*100" office:value-type="float" office:value="-1438" calcext:value-type="float">
            <text:p>-1438</text:p>
          </table:table-cell>
          <table:table-cell table:formula="of:=[.F892]" office:value-type="float" office:value="-530" calcext:value-type="float">
            <text:p>-530</text:p>
          </table:table-cell>
          <table:table-cell table:formula="of:=[.M892]*10" office:value-type="float" office:value="-2156.6" calcext:value-type="float">
            <text:p>-2156.6</text:p>
          </table:table-cell>
        </table:table-row>
        <table:table-row table:style-name="ro2">
          <table:table-cell office:value-type="float" office:value="30843465" calcext:value-type="float">
            <text:p>30843465</text:p>
          </table:table-cell>
          <table:table-cell table:formula="of:=[.A893]-[.A892]" office:value-type="float" office:value="3874" calcext:value-type="float">
            <text:p>3874</text:p>
          </table:table-cell>
          <table:table-cell office:value-type="float" office:value="-14.01" calcext:value-type="float">
            <text:p>-14.01</text:p>
          </table:table-cell>
          <table:table-cell office:value-type="float" office:value="30.27" calcext:value-type="float">
            <text:p>30.27</text:p>
          </table:table-cell>
          <table:table-cell office:value-type="float" office:value="1" calcext:value-type="float">
            <text:p>1</text:p>
          </table:table-cell>
          <table:table-cell office:value-type="float" office:value="-537" calcext:value-type="float">
            <text:p>-537</text:p>
          </table:table-cell>
          <table:table-cell office:value-type="float" office:value="-14.01" calcext:value-type="float">
            <text:p>-14.01</text:p>
          </table:table-cell>
          <table:table-cell table:number-columns-repeated="2" office:value-type="float" office:value="-210.11" calcext:value-type="float">
            <text:p>-210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0.11" calcext:value-type="float">
            <text:p>-210.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93]/10000000;5)" office:value-type="float" office:value="3.08435" calcext:value-type="float">
            <text:p>3.08435</text:p>
          </table:table-cell>
          <table:table-cell table:formula="of:=[.C893]*100" office:value-type="float" office:value="-1401" calcext:value-type="float">
            <text:p>-1401</text:p>
          </table:table-cell>
          <table:table-cell table:formula="of:=[.F893]" office:value-type="float" office:value="-537" calcext:value-type="float">
            <text:p>-537</text:p>
          </table:table-cell>
          <table:table-cell table:formula="of:=[.M893]*10" office:value-type="float" office:value="-2101.1" calcext:value-type="float">
            <text:p>-2101.1</text:p>
          </table:table-cell>
        </table:table-row>
        <table:table-row table:style-name="ro2">
          <table:table-cell office:value-type="float" office:value="30847885" calcext:value-type="float">
            <text:p>30847885</text:p>
          </table:table-cell>
          <table:table-cell table:formula="of:=[.A894]-[.A893]" office:value-type="float" office:value="4420" calcext:value-type="float">
            <text:p>4420</text:p>
          </table:table-cell>
          <table:table-cell office:value-type="float" office:value="-13.72" calcext:value-type="float">
            <text:p>-13.72</text:p>
          </table:table-cell>
          <table:table-cell office:value-type="float" office:value="21.63" calcext:value-type="float">
            <text:p>21.63</text:p>
          </table:table-cell>
          <table:table-cell office:value-type="float" office:value="1" calcext:value-type="float">
            <text:p>1</text:p>
          </table:table-cell>
          <table:table-cell office:value-type="float" office:value="-542" calcext:value-type="float">
            <text:p>-542</text:p>
          </table:table-cell>
          <table:table-cell office:value-type="float" office:value="-13.72" calcext:value-type="float">
            <text:p>-13.72</text:p>
          </table:table-cell>
          <table:table-cell table:number-columns-repeated="2" office:value-type="float" office:value="-205.8" calcext:value-type="float">
            <text:p>-20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5.8" calcext:value-type="float">
            <text:p>-205.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94]/10000000;5)" office:value-type="float" office:value="3.08479" calcext:value-type="float">
            <text:p>3.08479</text:p>
          </table:table-cell>
          <table:table-cell table:formula="of:=[.C894]*100" office:value-type="float" office:value="-1372" calcext:value-type="float">
            <text:p>-1372</text:p>
          </table:table-cell>
          <table:table-cell table:formula="of:=[.F894]" office:value-type="float" office:value="-542" calcext:value-type="float">
            <text:p>-542</text:p>
          </table:table-cell>
          <table:table-cell table:formula="of:=[.M894]*10" office:value-type="float" office:value="-2058" calcext:value-type="float">
            <text:p>-2058</text:p>
          </table:table-cell>
        </table:table-row>
        <table:table-row table:style-name="ro2">
          <table:table-cell office:value-type="float" office:value="30851708" calcext:value-type="float">
            <text:p>30851708</text:p>
          </table:table-cell>
          <table:table-cell table:formula="of:=[.A895]-[.A894]" office:value-type="float" office:value="3823" calcext:value-type="float">
            <text:p>3823</text:p>
          </table:table-cell>
          <table:table-cell office:value-type="float" office:value="-13.63" calcext:value-type="float">
            <text:p>-13.63</text:p>
          </table:table-cell>
          <table:table-cell office:value-type="float" office:value="-0.87" calcext:value-type="float">
            <text:p>-0.87</text:p>
          </table:table-cell>
          <table:table-cell office:value-type="float" office:value="1" calcext:value-type="float">
            <text:p>1</text:p>
          </table:table-cell>
          <table:table-cell office:value-type="float" office:value="-544" calcext:value-type="float">
            <text:p>-544</text:p>
          </table:table-cell>
          <table:table-cell office:value-type="float" office:value="-13.63" calcext:value-type="float">
            <text:p>-13.63</text:p>
          </table:table-cell>
          <table:table-cell table:number-columns-repeated="2" office:value-type="float" office:value="-204.4" calcext:value-type="float">
            <text:p>-20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4.4" calcext:value-type="float">
            <text:p>-204.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95]/10000000;5)" office:value-type="float" office:value="3.08517" calcext:value-type="float">
            <text:p>3.08517</text:p>
          </table:table-cell>
          <table:table-cell table:formula="of:=[.C895]*100" office:value-type="float" office:value="-1363" calcext:value-type="float">
            <text:p>-1363</text:p>
          </table:table-cell>
          <table:table-cell table:formula="of:=[.F895]" office:value-type="float" office:value="-544" calcext:value-type="float">
            <text:p>-544</text:p>
          </table:table-cell>
          <table:table-cell table:formula="of:=[.M895]*10" office:value-type="float" office:value="-2044" calcext:value-type="float">
            <text:p>-2044</text:p>
          </table:table-cell>
        </table:table-row>
        <table:table-row table:style-name="ro2">
          <table:table-cell office:value-type="float" office:value="30856245" calcext:value-type="float">
            <text:p>30856245</text:p>
          </table:table-cell>
          <table:table-cell table:formula="of:=[.A896]-[.A895]" office:value-type="float" office:value="4537" calcext:value-type="float">
            <text:p>4537</text:p>
          </table:table-cell>
          <table:table-cell office:value-type="float" office:value="-13.26" calcext:value-type="float">
            <text:p>-13.26</text:p>
          </table:table-cell>
          <table:table-cell office:value-type="float" office:value="25.56" calcext:value-type="float">
            <text:p>25.56</text:p>
          </table:table-cell>
          <table:table-cell office:value-type="float" office:value="1" calcext:value-type="float">
            <text:p>1</text:p>
          </table:table-cell>
          <table:table-cell office:value-type="float" office:value="-551" calcext:value-type="float">
            <text:p>-551</text:p>
          </table:table-cell>
          <table:table-cell office:value-type="float" office:value="-13.26" calcext:value-type="float">
            <text:p>-13.26</text:p>
          </table:table-cell>
          <table:table-cell table:number-columns-repeated="2" office:value-type="float" office:value="-198.96" calcext:value-type="float">
            <text:p>-198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8.96" calcext:value-type="float">
            <text:p>-198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96]/10000000;5)" office:value-type="float" office:value="3.08562" calcext:value-type="float">
            <text:p>3.08562</text:p>
          </table:table-cell>
          <table:table-cell table:formula="of:=[.C896]*100" office:value-type="float" office:value="-1326" calcext:value-type="float">
            <text:p>-1326</text:p>
          </table:table-cell>
          <table:table-cell table:formula="of:=[.F896]" office:value-type="float" office:value="-551" calcext:value-type="float">
            <text:p>-551</text:p>
          </table:table-cell>
          <table:table-cell table:formula="of:=[.M896]*10" office:value-type="float" office:value="-1989.6" calcext:value-type="float">
            <text:p>-1989.6</text:p>
          </table:table-cell>
        </table:table-row>
        <table:table-row table:style-name="ro2">
          <table:table-cell office:value-type="float" office:value="30859831" calcext:value-type="float">
            <text:p>30859831</text:p>
          </table:table-cell>
          <table:table-cell table:formula="of:=[.A897]-[.A896]" office:value-type="float" office:value="3586" calcext:value-type="float">
            <text:p>3586</text:p>
          </table:table-cell>
          <table:table-cell office:value-type="float" office:value="-13.19" calcext:value-type="float">
            <text:p>-13.19</text:p>
          </table:table-cell>
          <table:table-cell office:value-type="float" office:value="-4.64" calcext:value-type="float">
            <text:p>-4.64</text:p>
          </table:table-cell>
          <table:table-cell office:value-type="float" office:value="1" calcext:value-type="float">
            <text:p>1</text:p>
          </table:table-cell>
          <table:table-cell office:value-type="float" office:value="-552" calcext:value-type="float">
            <text:p>-552</text:p>
          </table:table-cell>
          <table:table-cell office:value-type="float" office:value="-13.19" calcext:value-type="float">
            <text:p>-13.19</text:p>
          </table:table-cell>
          <table:table-cell table:number-columns-repeated="2" office:value-type="float" office:value="-197.9" calcext:value-type="float">
            <text:p>-19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7.9" calcext:value-type="float">
            <text:p>-197.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97]/10000000;5)" office:value-type="float" office:value="3.08598" calcext:value-type="float">
            <text:p>3.08598</text:p>
          </table:table-cell>
          <table:table-cell table:formula="of:=[.C897]*100" office:value-type="float" office:value="-1319" calcext:value-type="float">
            <text:p>-1319</text:p>
          </table:table-cell>
          <table:table-cell table:formula="of:=[.F897]" office:value-type="float" office:value="-552" calcext:value-type="float">
            <text:p>-552</text:p>
          </table:table-cell>
          <table:table-cell table:formula="of:=[.M897]*10" office:value-type="float" office:value="-1979" calcext:value-type="float">
            <text:p>-1979</text:p>
          </table:table-cell>
        </table:table-row>
        <table:table-row table:style-name="ro2">
          <table:table-cell office:value-type="float" office:value="30864331" calcext:value-type="float">
            <text:p>30864331</text:p>
          </table:table-cell>
          <table:table-cell table:formula="of:=[.A898]-[.A897]" office:value-type="float" office:value="4500" calcext:value-type="float">
            <text:p>4500</text:p>
          </table:table-cell>
          <table:table-cell office:value-type="float" office:value="-12.86" calcext:value-type="float">
            <text:p>-12.86</text:p>
          </table:table-cell>
          <table:table-cell office:value-type="float" office:value="24.08" calcext:value-type="float">
            <text:p>24.08</text:p>
          </table:table-cell>
          <table:table-cell office:value-type="float" office:value="1" calcext:value-type="float">
            <text:p>1</text:p>
          </table:table-cell>
          <table:table-cell office:value-type="float" office:value="-558" calcext:value-type="float">
            <text:p>-558</text:p>
          </table:table-cell>
          <table:table-cell office:value-type="float" office:value="-12.86" calcext:value-type="float">
            <text:p>-12.86</text:p>
          </table:table-cell>
          <table:table-cell table:number-columns-repeated="2" office:value-type="float" office:value="-192.93" calcext:value-type="float">
            <text:p>-192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2.93" calcext:value-type="float">
            <text:p>-192.9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98]/10000000;5)" office:value-type="float" office:value="3.08643" calcext:value-type="float">
            <text:p>3.08643</text:p>
          </table:table-cell>
          <table:table-cell table:formula="of:=[.C898]*100" office:value-type="float" office:value="-1286" calcext:value-type="float">
            <text:p>-1286</text:p>
          </table:table-cell>
          <table:table-cell table:formula="of:=[.F898]" office:value-type="float" office:value="-558" calcext:value-type="float">
            <text:p>-558</text:p>
          </table:table-cell>
          <table:table-cell table:formula="of:=[.M898]*10" office:value-type="float" office:value="-1929.3" calcext:value-type="float">
            <text:p>-1929.3</text:p>
          </table:table-cell>
        </table:table-row>
        <table:table-row table:style-name="ro2">
          <table:table-cell office:value-type="float" office:value="30868360" calcext:value-type="float">
            <text:p>30868360</text:p>
          </table:table-cell>
          <table:table-cell table:formula="of:=[.A899]-[.A898]" office:value-type="float" office:value="4029" calcext:value-type="float">
            <text:p>4029</text:p>
          </table:table-cell>
          <table:table-cell office:value-type="float" office:value="-12.69" calcext:value-type="float">
            <text:p>-12.69</text:p>
          </table:table-cell>
          <table:table-cell office:value-type="float" office:value="8.12" calcext:value-type="float">
            <text:p>8.12</text:p>
          </table:table-cell>
          <table:table-cell office:value-type="float" office:value="1" calcext:value-type="float">
            <text:p>1</text:p>
          </table:table-cell>
          <table:table-cell office:value-type="float" office:value="-562" calcext:value-type="float">
            <text:p>-562</text:p>
          </table:table-cell>
          <table:table-cell office:value-type="float" office:value="-12.69" calcext:value-type="float">
            <text:p>-12.69</text:p>
          </table:table-cell>
          <table:table-cell table:number-columns-repeated="2" office:value-type="float" office:value="-190.32" calcext:value-type="float">
            <text:p>-19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0.32" calcext:value-type="float">
            <text:p>-190.3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899]/10000000;5)" office:value-type="float" office:value="3.08684" calcext:value-type="float">
            <text:p>3.08684</text:p>
          </table:table-cell>
          <table:table-cell table:formula="of:=[.C899]*100" office:value-type="float" office:value="-1269" calcext:value-type="float">
            <text:p>-1269</text:p>
          </table:table-cell>
          <table:table-cell table:formula="of:=[.F899]" office:value-type="float" office:value="-562" calcext:value-type="float">
            <text:p>-562</text:p>
          </table:table-cell>
          <table:table-cell table:formula="of:=[.M899]*10" office:value-type="float" office:value="-1903.2" calcext:value-type="float">
            <text:p>-1903.2</text:p>
          </table:table-cell>
        </table:table-row>
        <table:table-row table:style-name="ro2">
          <table:table-cell office:value-type="float" office:value="30872711" calcext:value-type="float">
            <text:p>30872711</text:p>
          </table:table-cell>
          <table:table-cell table:formula="of:=[.A900]-[.A899]" office:value-type="float" office:value="4351" calcext:value-type="float">
            <text:p>4351</text:p>
          </table:table-cell>
          <table:table-cell office:value-type="float" office:value="-12.49" calcext:value-type="float">
            <text:p>-12.49</text:p>
          </table:table-cell>
          <table:table-cell office:value-type="float" office:value="8.44" calcext:value-type="float">
            <text:p>8.44</text:p>
          </table:table-cell>
          <table:table-cell office:value-type="float" office:value="1" calcext:value-type="float">
            <text:p>1</text:p>
          </table:table-cell>
          <table:table-cell office:value-type="float" office:value="-565" calcext:value-type="float">
            <text:p>-565</text:p>
          </table:table-cell>
          <table:table-cell office:value-type="float" office:value="-12.49" calcext:value-type="float">
            <text:p>-12.49</text:p>
          </table:table-cell>
          <table:table-cell table:number-columns-repeated="2" office:value-type="float" office:value="-187.33" calcext:value-type="float">
            <text:p>-187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7.33" calcext:value-type="float">
            <text:p>-187.3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00]/10000000;5)" office:value-type="float" office:value="3.08727" calcext:value-type="float">
            <text:p>3.08727</text:p>
          </table:table-cell>
          <table:table-cell table:formula="of:=[.C900]*100" office:value-type="float" office:value="-1249" calcext:value-type="float">
            <text:p>-1249</text:p>
          </table:table-cell>
          <table:table-cell table:formula="of:=[.F900]" office:value-type="float" office:value="-565" calcext:value-type="float">
            <text:p>-565</text:p>
          </table:table-cell>
          <table:table-cell table:formula="of:=[.M900]*10" office:value-type="float" office:value="-1873.3" calcext:value-type="float">
            <text:p>-1873.3</text:p>
          </table:table-cell>
        </table:table-row>
        <table:table-row table:style-name="ro2">
          <table:table-cell office:value-type="float" office:value="30876560" calcext:value-type="float">
            <text:p>30876560</text:p>
          </table:table-cell>
          <table:table-cell table:formula="of:=[.A901]-[.A900]" office:value-type="float" office:value="3849" calcext:value-type="float">
            <text:p>3849</text:p>
          </table:table-cell>
          <table:table-cell office:value-type="float" office:value="-12.08" calcext:value-type="float">
            <text:p>-12.08</text:p>
          </table:table-cell>
          <table:table-cell office:value-type="float" office:value="29.67" calcext:value-type="float">
            <text:p>29.67</text:p>
          </table:table-cell>
          <table:table-cell office:value-type="float" office:value="1" calcext:value-type="float">
            <text:p>1</text:p>
          </table:table-cell>
          <table:table-cell office:value-type="float" office:value="-573" calcext:value-type="float">
            <text:p>-573</text:p>
          </table:table-cell>
          <table:table-cell office:value-type="float" office:value="-12.08" calcext:value-type="float">
            <text:p>-12.08</text:p>
          </table:table-cell>
          <table:table-cell table:number-columns-repeated="2" office:value-type="float" office:value="-181.21" calcext:value-type="float">
            <text:p>-181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1.21" calcext:value-type="float">
            <text:p>-181.2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01]/10000000;5)" office:value-type="float" office:value="3.08766" calcext:value-type="float">
            <text:p>3.08766</text:p>
          </table:table-cell>
          <table:table-cell table:formula="of:=[.C901]*100" office:value-type="float" office:value="-1208" calcext:value-type="float">
            <text:p>-1208</text:p>
          </table:table-cell>
          <table:table-cell table:formula="of:=[.F901]" office:value-type="float" office:value="-573" calcext:value-type="float">
            <text:p>-573</text:p>
          </table:table-cell>
          <table:table-cell table:formula="of:=[.M901]*10" office:value-type="float" office:value="-1812.1" calcext:value-type="float">
            <text:p>-1812.1</text:p>
          </table:table-cell>
        </table:table-row>
        <table:table-row table:style-name="ro2">
          <table:table-cell office:value-type="float" office:value="30880891" calcext:value-type="float">
            <text:p>30880891</text:p>
          </table:table-cell>
          <table:table-cell table:formula="of:=[.A902]-[.A901]" office:value-type="float" office:value="4331" calcext:value-type="float">
            <text:p>4331</text:p>
          </table:table-cell>
          <table:table-cell office:value-type="float" office:value="-11.8" calcext:value-type="float">
            <text:p>-11.8</text:p>
          </table:table-cell>
          <table:table-cell office:value-type="float" office:value="16.51" calcext:value-type="float">
            <text:p>16.51</text:p>
          </table:table-cell>
          <table:table-cell office:value-type="float" office:value="1" calcext:value-type="float">
            <text:p>1</text:p>
          </table:table-cell>
          <table:table-cell office:value-type="float" office:value="-578" calcext:value-type="float">
            <text:p>-578</text:p>
          </table:table-cell>
          <table:table-cell office:value-type="float" office:value="-11.8" calcext:value-type="float">
            <text:p>-11.8</text:p>
          </table:table-cell>
          <table:table-cell table:number-columns-repeated="2" office:value-type="float" office:value="-176.99" calcext:value-type="float">
            <text:p>-176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.99" calcext:value-type="float">
            <text:p>-176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02]/10000000;5)" office:value-type="float" office:value="3.08809" calcext:value-type="float">
            <text:p>3.08809</text:p>
          </table:table-cell>
          <table:table-cell table:formula="of:=[.C902]*100" office:value-type="float" office:value="-1180" calcext:value-type="float">
            <text:p>-1180</text:p>
          </table:table-cell>
          <table:table-cell table:formula="of:=[.F902]" office:value-type="float" office:value="-578" calcext:value-type="float">
            <text:p>-578</text:p>
          </table:table-cell>
          <table:table-cell table:formula="of:=[.M902]*10" office:value-type="float" office:value="-1769.9" calcext:value-type="float">
            <text:p>-1769.9</text:p>
          </table:table-cell>
        </table:table-row>
        <table:table-row table:style-name="ro2">
          <table:table-cell office:value-type="float" office:value="30884740" calcext:value-type="float">
            <text:p>30884740</text:p>
          </table:table-cell>
          <table:table-cell table:formula="of:=[.A903]-[.A902]" office:value-type="float" office:value="3849" calcext:value-type="float">
            <text:p>3849</text:p>
          </table:table-cell>
          <table:table-cell office:value-type="float" office:value="-11.36" calcext:value-type="float">
            <text:p>-11.36</text:p>
          </table:table-cell>
          <table:table-cell office:value-type="float" office:value="32.94" calcext:value-type="float">
            <text:p>32.94</text:p>
          </table:table-cell>
          <table:table-cell office:value-type="float" office:value="1" calcext:value-type="float">
            <text:p>1</text:p>
          </table:table-cell>
          <table:table-cell office:value-type="float" office:value="-587" calcext:value-type="float">
            <text:p>-587</text:p>
          </table:table-cell>
          <table:table-cell office:value-type="float" office:value="-11.36" calcext:value-type="float">
            <text:p>-11.36</text:p>
          </table:table-cell>
          <table:table-cell table:number-columns-repeated="2" office:value-type="float" office:value="-170.39" calcext:value-type="float">
            <text:p>-170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0.39" calcext:value-type="float">
            <text:p>-170.3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03]/10000000;5)" office:value-type="float" office:value="3.08847" calcext:value-type="float">
            <text:p>3.08847</text:p>
          </table:table-cell>
          <table:table-cell table:formula="of:=[.C903]*100" office:value-type="float" office:value="-1136" calcext:value-type="float">
            <text:p>-1136</text:p>
          </table:table-cell>
          <table:table-cell table:formula="of:=[.F903]" office:value-type="float" office:value="-587" calcext:value-type="float">
            <text:p>-587</text:p>
          </table:table-cell>
          <table:table-cell table:formula="of:=[.M903]*10" office:value-type="float" office:value="-1703.9" calcext:value-type="float">
            <text:p>-1703.9</text:p>
          </table:table-cell>
        </table:table-row>
        <table:table-row table:style-name="ro2">
          <table:table-cell office:value-type="float" office:value="30889351" calcext:value-type="float">
            <text:p>30889351</text:p>
          </table:table-cell>
          <table:table-cell table:formula="of:=[.A904]-[.A903]" office:value-type="float" office:value="4611" calcext:value-type="float">
            <text:p>4611</text:p>
          </table:table-cell>
          <table:table-cell office:value-type="float" office:value="-10.98" calcext:value-type="float">
            <text:p>-10.98</text:p>
          </table:table-cell>
          <table:table-cell office:value-type="float" office:value="28.82" calcext:value-type="float">
            <text:p>28.82</text:p>
          </table:table-cell>
          <table:table-cell office:value-type="float" office:value="1" calcext:value-type="float">
            <text:p>1</text:p>
          </table:table-cell>
          <table:table-cell office:value-type="float" office:value="-594" calcext:value-type="float">
            <text:p>-594</text:p>
          </table:table-cell>
          <table:table-cell office:value-type="float" office:value="-10.98" calcext:value-type="float">
            <text:p>-10.98</text:p>
          </table:table-cell>
          <table:table-cell table:number-columns-repeated="2" office:value-type="float" office:value="-164.68" calcext:value-type="float">
            <text:p>-164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4.68" calcext:value-type="float">
            <text:p>-164.6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04]/10000000;5)" office:value-type="float" office:value="3.08894" calcext:value-type="float">
            <text:p>3.08894</text:p>
          </table:table-cell>
          <table:table-cell table:formula="of:=[.C904]*100" office:value-type="float" office:value="-1098" calcext:value-type="float">
            <text:p>-1098</text:p>
          </table:table-cell>
          <table:table-cell table:formula="of:=[.F904]" office:value-type="float" office:value="-594" calcext:value-type="float">
            <text:p>-594</text:p>
          </table:table-cell>
          <table:table-cell table:formula="of:=[.M904]*10" office:value-type="float" office:value="-1646.8" calcext:value-type="float">
            <text:p>-1646.8</text:p>
          </table:table-cell>
        </table:table-row>
        <table:table-row table:style-name="ro2">
          <table:table-cell office:value-type="float" office:value="30892991" calcext:value-type="float">
            <text:p>30892991</text:p>
          </table:table-cell>
          <table:table-cell table:formula="of:=[.A905]-[.A904]" office:value-type="float" office:value="3640" calcext:value-type="float">
            <text:p>3640</text:p>
          </table:table-cell>
          <table:table-cell office:value-type="float" office:value="-10.67" calcext:value-type="float">
            <text:p>-10.67</text:p>
          </table:table-cell>
          <table:table-cell office:value-type="float" office:value="20.31" calcext:value-type="float">
            <text:p>20.31</text:p>
          </table:table-cell>
          <table:table-cell office:value-type="float" office:value="1" calcext:value-type="float">
            <text:p>1</text:p>
          </table:table-cell>
          <table:table-cell office:value-type="float" office:value="-599" calcext:value-type="float">
            <text:p>-599</text:p>
          </table:table-cell>
          <table:table-cell office:value-type="float" office:value="-10.67" calcext:value-type="float">
            <text:p>-10.67</text:p>
          </table:table-cell>
          <table:table-cell table:number-columns-repeated="2" office:value-type="float" office:value="-160.11" calcext:value-type="float">
            <text:p>-160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0.11" calcext:value-type="float">
            <text:p>-160.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05]/10000000;5)" office:value-type="float" office:value="3.0893" calcext:value-type="float">
            <text:p>3.0893</text:p>
          </table:table-cell>
          <table:table-cell table:formula="of:=[.C905]*100" office:value-type="float" office:value="-1067" calcext:value-type="float">
            <text:p>-1067</text:p>
          </table:table-cell>
          <table:table-cell table:formula="of:=[.F905]" office:value-type="float" office:value="-599" calcext:value-type="float">
            <text:p>-599</text:p>
          </table:table-cell>
          <table:table-cell table:formula="of:=[.M905]*10" office:value-type="float" office:value="-1601.1" calcext:value-type="float">
            <text:p>-1601.1</text:p>
          </table:table-cell>
        </table:table-row>
        <table:table-row table:style-name="ro2">
          <table:table-cell office:value-type="float" office:value="30897603" calcext:value-type="float">
            <text:p>30897603</text:p>
          </table:table-cell>
          <table:table-cell table:formula="of:=[.A906]-[.A905]" office:value-type="float" office:value="4612" calcext:value-type="float">
            <text:p>4612</text:p>
          </table:table-cell>
          <table:table-cell office:value-type="float" office:value="-10.16" calcext:value-type="float">
            <text:p>-10.16</text:p>
          </table:table-cell>
          <table:table-cell office:value-type="float" office:value="42.09" calcext:value-type="float">
            <text:p>42.09</text:p>
          </table:table-cell>
          <table:table-cell office:value-type="float" office:value="1" calcext:value-type="float">
            <text:p>1</text:p>
          </table:table-cell>
          <table:table-cell office:value-type="float" office:value="-609" calcext:value-type="float">
            <text:p>-609</text:p>
          </table:table-cell>
          <table:table-cell office:value-type="float" office:value="-10.16" calcext:value-type="float">
            <text:p>-10.16</text:p>
          </table:table-cell>
          <table:table-cell table:number-columns-repeated="2" office:value-type="float" office:value="-152.46" calcext:value-type="float">
            <text:p>-152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2.46" calcext:value-type="float">
            <text:p>-152.4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06]/10000000;5)" office:value-type="float" office:value="3.08976" calcext:value-type="float">
            <text:p>3.08976</text:p>
          </table:table-cell>
          <table:table-cell table:formula="of:=[.C906]*100" office:value-type="float" office:value="-1016" calcext:value-type="float">
            <text:p>-1016</text:p>
          </table:table-cell>
          <table:table-cell table:formula="of:=[.F906]" office:value-type="float" office:value="-609" calcext:value-type="float">
            <text:p>-609</text:p>
          </table:table-cell>
          <table:table-cell table:formula="of:=[.M906]*10" office:value-type="float" office:value="-1524.6" calcext:value-type="float">
            <text:p>-1524.6</text:p>
          </table:table-cell>
        </table:table-row>
        <table:table-row table:style-name="ro2">
          <table:table-cell office:value-type="float" office:value="30901331" calcext:value-type="float">
            <text:p>30901331</text:p>
          </table:table-cell>
          <table:table-cell table:formula="of:=[.A907]-[.A906]" office:value-type="float" office:value="3728" calcext:value-type="float">
            <text:p>3728</text:p>
          </table:table-cell>
          <table:table-cell office:value-type="float" office:value="-9.77" calcext:value-type="float">
            <text:p>-9.77</text:p>
          </table:table-cell>
          <table:table-cell office:value-type="float" office:value="31.89" calcext:value-type="float">
            <text:p>31.89</text:p>
          </table:table-cell>
          <table:table-cell office:value-type="float" office:value="1" calcext:value-type="float">
            <text:p>1</text:p>
          </table:table-cell>
          <table:table-cell office:value-type="float" office:value="-616" calcext:value-type="float">
            <text:p>-616</text:p>
          </table:table-cell>
          <table:table-cell office:value-type="float" office:value="-9.77" calcext:value-type="float">
            <text:p>-9.77</text:p>
          </table:table-cell>
          <table:table-cell table:number-columns-repeated="2" office:value-type="float" office:value="-146.5" calcext:value-type="float">
            <text:p>-14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6.5" calcext:value-type="float">
            <text:p>-146.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07]/10000000;5)" office:value-type="float" office:value="3.09013" calcext:value-type="float">
            <text:p>3.09013</text:p>
          </table:table-cell>
          <table:table-cell table:formula="of:=[.C907]*100" office:value-type="float" office:value="-977" calcext:value-type="float">
            <text:p>-977</text:p>
          </table:table-cell>
          <table:table-cell table:formula="of:=[.F907]" office:value-type="float" office:value="-616" calcext:value-type="float">
            <text:p>-616</text:p>
          </table:table-cell>
          <table:table-cell table:formula="of:=[.M907]*10" office:value-type="float" office:value="-1465" calcext:value-type="float">
            <text:p>-1465</text:p>
          </table:table-cell>
        </table:table-row>
        <table:table-row table:style-name="ro2">
          <table:table-cell office:value-type="float" office:value="30905845" calcext:value-type="float">
            <text:p>30905845</text:p>
          </table:table-cell>
          <table:table-cell table:formula="of:=[.A908]-[.A907]" office:value-type="float" office:value="4514" calcext:value-type="float">
            <text:p>4514</text:p>
          </table:table-cell>
          <table:table-cell office:value-type="float" office:value="-9.43" calcext:value-type="float">
            <text:p>-9.43</text:p>
          </table:table-cell>
          <table:table-cell office:value-type="float" office:value="24.51" calcext:value-type="float">
            <text:p>24.51</text:p>
          </table:table-cell>
          <table:table-cell office:value-type="float" office:value="1" calcext:value-type="float">
            <text:p>1</text:p>
          </table:table-cell>
          <table:table-cell office:value-type="float" office:value="-623" calcext:value-type="float">
            <text:p>-623</text:p>
          </table:table-cell>
          <table:table-cell office:value-type="float" office:value="-9.43" calcext:value-type="float">
            <text:p>-9.43</text:p>
          </table:table-cell>
          <table:table-cell table:number-columns-repeated="2" office:value-type="float" office:value="-141.47" calcext:value-type="float">
            <text:p>-141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1.47" calcext:value-type="float">
            <text:p>-141.4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08]/10000000;5)" office:value-type="float" office:value="3.09058" calcext:value-type="float">
            <text:p>3.09058</text:p>
          </table:table-cell>
          <table:table-cell table:formula="of:=[.C908]*100" office:value-type="float" office:value="-943" calcext:value-type="float">
            <text:p>-943</text:p>
          </table:table-cell>
          <table:table-cell table:formula="of:=[.F908]" office:value-type="float" office:value="-623" calcext:value-type="float">
            <text:p>-623</text:p>
          </table:table-cell>
          <table:table-cell table:formula="of:=[.M908]*10" office:value-type="float" office:value="-1414.7" calcext:value-type="float">
            <text:p>-1414.7</text:p>
          </table:table-cell>
        </table:table-row>
        <table:table-row table:style-name="ro2">
          <table:table-cell office:value-type="float" office:value="30909571" calcext:value-type="float">
            <text:p>30909571</text:p>
          </table:table-cell>
          <table:table-cell table:formula="of:=[.A909]-[.A908]" office:value-type="float" office:value="3726" calcext:value-type="float">
            <text:p>3726</text:p>
          </table:table-cell>
          <table:table-cell office:value-type="float" office:value="-8.88" calcext:value-type="float">
            <text:p>-8.88</text:p>
          </table:table-cell>
          <table:table-cell office:value-type="float" office:value="48.13" calcext:value-type="float">
            <text:p>48.13</text:p>
          </table:table-cell>
          <table:table-cell office:value-type="float" office:value="1" calcext:value-type="float">
            <text:p>1</text:p>
          </table:table-cell>
          <table:table-cell office:value-type="float" office:value="-633" calcext:value-type="float">
            <text:p>-633</text:p>
          </table:table-cell>
          <table:table-cell office:value-type="float" office:value="-8.88" calcext:value-type="float">
            <text:p>-8.88</text:p>
          </table:table-cell>
          <table:table-cell table:number-columns-repeated="2" office:value-type="float" office:value="-133.22" calcext:value-type="float">
            <text:p>-133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3.22" calcext:value-type="float">
            <text:p>-133.2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09]/10000000;5)" office:value-type="float" office:value="3.09096" calcext:value-type="float">
            <text:p>3.09096</text:p>
          </table:table-cell>
          <table:table-cell table:formula="of:=[.C909]*100" office:value-type="float" office:value="-888" calcext:value-type="float">
            <text:p>-888</text:p>
          </table:table-cell>
          <table:table-cell table:formula="of:=[.F909]" office:value-type="float" office:value="-633" calcext:value-type="float">
            <text:p>-633</text:p>
          </table:table-cell>
          <table:table-cell table:formula="of:=[.M909]*10" office:value-type="float" office:value="-1332.2" calcext:value-type="float">
            <text:p>-1332.2</text:p>
          </table:table-cell>
        </table:table-row>
        <table:table-row table:style-name="ro2">
          <table:table-cell office:value-type="float" office:value="30914503" calcext:value-type="float">
            <text:p>30914503</text:p>
          </table:table-cell>
          <table:table-cell table:formula="of:=[.A910]-[.A909]" office:value-type="float" office:value="4932" calcext:value-type="float">
            <text:p>4932</text:p>
          </table:table-cell>
          <table:table-cell office:value-type="float" office:value="-8.53" calcext:value-type="float">
            <text:p>-8.53</text:p>
          </table:table-cell>
          <table:table-cell office:value-type="float" office:value="28.58" calcext:value-type="float">
            <text:p>28.58</text:p>
          </table:table-cell>
          <table:table-cell office:value-type="float" office:value="1" calcext:value-type="float">
            <text:p>1</text:p>
          </table:table-cell>
          <table:table-cell office:value-type="float" office:value="-640" calcext:value-type="float">
            <text:p>-640</text:p>
          </table:table-cell>
          <table:table-cell office:value-type="float" office:value="-8.53" calcext:value-type="float">
            <text:p>-8.53</text:p>
          </table:table-cell>
          <table:table-cell table:number-columns-repeated="2" office:value-type="float" office:value="-127.98" calcext:value-type="float">
            <text:p>-127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7.98" calcext:value-type="float">
            <text:p>-127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10]/10000000;5)" office:value-type="float" office:value="3.09145" calcext:value-type="float">
            <text:p>3.09145</text:p>
          </table:table-cell>
          <table:table-cell table:formula="of:=[.C910]*100" office:value-type="float" office:value="-853" calcext:value-type="float">
            <text:p>-853</text:p>
          </table:table-cell>
          <table:table-cell table:formula="of:=[.F910]" office:value-type="float" office:value="-640" calcext:value-type="float">
            <text:p>-640</text:p>
          </table:table-cell>
          <table:table-cell table:formula="of:=[.M910]*10" office:value-type="float" office:value="-1279.8" calcext:value-type="float">
            <text:p>-1279.8</text:p>
          </table:table-cell>
        </table:table-row>
        <table:table-row table:style-name="ro2">
          <table:table-cell office:value-type="float" office:value="30918368" calcext:value-type="float">
            <text:p>30918368</text:p>
          </table:table-cell>
          <table:table-cell table:formula="of:=[.A911]-[.A910]" office:value-type="float" office:value="3865" calcext:value-type="float">
            <text:p>3865</text:p>
          </table:table-cell>
          <table:table-cell office:value-type="float" office:value="-8.16" calcext:value-type="float">
            <text:p>-8.16</text:p>
          </table:table-cell>
          <table:table-cell office:value-type="float" office:value="29.96" calcext:value-type="float">
            <text:p>29.96</text:p>
          </table:table-cell>
          <table:table-cell office:value-type="float" office:value="1" calcext:value-type="float">
            <text:p>1</text:p>
          </table:table-cell>
          <table:table-cell office:value-type="float" office:value="-646" calcext:value-type="float">
            <text:p>-646</text:p>
          </table:table-cell>
          <table:table-cell office:value-type="float" office:value="-8.16" calcext:value-type="float">
            <text:p>-8.16</text:p>
          </table:table-cell>
          <table:table-cell table:number-columns-repeated="2" office:value-type="float" office:value="-122.46" calcext:value-type="float">
            <text:p>-122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2.46" calcext:value-type="float">
            <text:p>-122.4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11]/10000000;5)" office:value-type="float" office:value="3.09184" calcext:value-type="float">
            <text:p>3.09184</text:p>
          </table:table-cell>
          <table:table-cell table:formula="of:=[.C911]*100" office:value-type="float" office:value="-816" calcext:value-type="float">
            <text:p>-816</text:p>
          </table:table-cell>
          <table:table-cell table:formula="of:=[.F911]" office:value-type="float" office:value="-646" calcext:value-type="float">
            <text:p>-646</text:p>
          </table:table-cell>
          <table:table-cell table:formula="of:=[.M911]*10" office:value-type="float" office:value="-1224.6" calcext:value-type="float">
            <text:p>-1224.6</text:p>
          </table:table-cell>
        </table:table-row>
        <table:table-row table:style-name="ro2">
          <table:table-cell office:value-type="float" office:value="30922743" calcext:value-type="float">
            <text:p>30922743</text:p>
          </table:table-cell>
          <table:table-cell table:formula="of:=[.A912]-[.A911]" office:value-type="float" office:value="4375" calcext:value-type="float">
            <text:p>4375</text:p>
          </table:table-cell>
          <table:table-cell office:value-type="float" office:value="-7.65" calcext:value-type="float">
            <text:p>-7.65</text:p>
          </table:table-cell>
          <table:table-cell office:value-type="float" office:value="46.94" calcext:value-type="float">
            <text:p>46.94</text:p>
          </table:table-cell>
          <table:table-cell office:value-type="float" office:value="1" calcext:value-type="float">
            <text:p>1</text:p>
          </table:table-cell>
          <table:table-cell office:value-type="float" office:value="-656" calcext:value-type="float">
            <text:p>-656</text:p>
          </table:table-cell>
          <table:table-cell office:value-type="float" office:value="-7.65" calcext:value-type="float">
            <text:p>-7.65</text:p>
          </table:table-cell>
          <table:table-cell table:number-columns-repeated="2" office:value-type="float" office:value="-114.68" calcext:value-type="float">
            <text:p>-114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68" calcext:value-type="float">
            <text:p>-114.6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12]/10000000;5)" office:value-type="float" office:value="3.09227" calcext:value-type="float">
            <text:p>3.09227</text:p>
          </table:table-cell>
          <table:table-cell table:formula="of:=[.C912]*100" office:value-type="float" office:value="-765" calcext:value-type="float">
            <text:p>-765</text:p>
          </table:table-cell>
          <table:table-cell table:formula="of:=[.F912]" office:value-type="float" office:value="-656" calcext:value-type="float">
            <text:p>-656</text:p>
          </table:table-cell>
          <table:table-cell table:formula="of:=[.M912]*10" office:value-type="float" office:value="-1146.8" calcext:value-type="float">
            <text:p>-1146.8</text:p>
          </table:table-cell>
        </table:table-row>
        <table:table-row table:style-name="ro2">
          <table:table-cell office:value-type="float" office:value="30926568" calcext:value-type="float">
            <text:p>30926568</text:p>
          </table:table-cell>
          <table:table-cell table:formula="of:=[.A913]-[.A912]" office:value-type="float" office:value="3825" calcext:value-type="float">
            <text:p>3825</text:p>
          </table:table-cell>
          <table:table-cell office:value-type="float" office:value="-7.25" calcext:value-type="float">
            <text:p>-7.25</text:p>
          </table:table-cell>
          <table:table-cell office:value-type="float" office:value="33.93" calcext:value-type="float">
            <text:p>33.93</text:p>
          </table:table-cell>
          <table:table-cell office:value-type="float" office:value="1" calcext:value-type="float">
            <text:p>1</text:p>
          </table:table-cell>
          <table:table-cell office:value-type="float" office:value="-663" calcext:value-type="float">
            <text:p>-663</text:p>
          </table:table-cell>
          <table:table-cell office:value-type="float" office:value="-7.25" calcext:value-type="float">
            <text:p>-7.25</text:p>
          </table:table-cell>
          <table:table-cell table:number-columns-repeated="2" office:value-type="float" office:value="-108.81" calcext:value-type="float">
            <text:p>-108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8.81" calcext:value-type="float">
            <text:p>-108.8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13]/10000000;5)" office:value-type="float" office:value="3.09266" calcext:value-type="float">
            <text:p>3.09266</text:p>
          </table:table-cell>
          <table:table-cell table:formula="of:=[.C913]*100" office:value-type="float" office:value="-725" calcext:value-type="float">
            <text:p>-725</text:p>
          </table:table-cell>
          <table:table-cell table:formula="of:=[.F913]" office:value-type="float" office:value="-663" calcext:value-type="float">
            <text:p>-663</text:p>
          </table:table-cell>
          <table:table-cell table:formula="of:=[.M913]*10" office:value-type="float" office:value="-1088.1" calcext:value-type="float">
            <text:p>-1088.1</text:p>
          </table:table-cell>
        </table:table-row>
        <table:table-row table:style-name="ro2">
          <table:table-cell office:value-type="float" office:value="30931014" calcext:value-type="float">
            <text:p>30931014</text:p>
          </table:table-cell>
          <table:table-cell table:formula="of:=[.A914]-[.A913]" office:value-type="float" office:value="4446" calcext:value-type="float">
            <text:p>4446</text:p>
          </table:table-cell>
          <table:table-cell office:value-type="float" office:value="-6.87" calcext:value-type="float">
            <text:p>-6.87</text:p>
          </table:table-cell>
          <table:table-cell office:value-type="float" office:value="32.22" calcext:value-type="float">
            <text:p>32.22</text:p>
          </table:table-cell>
          <table:table-cell office:value-type="float" office:value="1" calcext:value-type="float">
            <text:p>1</text:p>
          </table:table-cell>
          <table:table-cell office:value-type="float" office:value="-671" calcext:value-type="float">
            <text:p>-671</text:p>
          </table:table-cell>
          <table:table-cell office:value-type="float" office:value="-6.87" calcext:value-type="float">
            <text:p>-6.87</text:p>
          </table:table-cell>
          <table:table-cell table:number-columns-repeated="2" office:value-type="float" office:value="-103.11" calcext:value-type="float">
            <text:p>-103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3.11" calcext:value-type="float">
            <text:p>-103.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14]/10000000;5)" office:value-type="float" office:value="3.0931" calcext:value-type="float">
            <text:p>3.0931</text:p>
          </table:table-cell>
          <table:table-cell table:formula="of:=[.C914]*100" office:value-type="float" office:value="-687" calcext:value-type="float">
            <text:p>-687</text:p>
          </table:table-cell>
          <table:table-cell table:formula="of:=[.F914]" office:value-type="float" office:value="-671" calcext:value-type="float">
            <text:p>-671</text:p>
          </table:table-cell>
          <table:table-cell table:formula="of:=[.M914]*10" office:value-type="float" office:value="-1031.1" calcext:value-type="float">
            <text:p>-1031.1</text:p>
          </table:table-cell>
        </table:table-row>
        <table:table-row table:style-name="ro2">
          <table:table-cell office:value-type="float" office:value="30934951" calcext:value-type="float">
            <text:p>30934951</text:p>
          </table:table-cell>
          <table:table-cell table:formula="of:=[.A915]-[.A914]" office:value-type="float" office:value="3937" calcext:value-type="float">
            <text:p>3937</text:p>
          </table:table-cell>
          <table:table-cell office:value-type="float" office:value="-6.35" calcext:value-type="float">
            <text:p>-6.35</text:p>
          </table:table-cell>
          <table:table-cell office:value-type="float" office:value="48.61" calcext:value-type="float">
            <text:p>48.61</text:p>
          </table:table-cell>
          <table:table-cell office:value-type="float" office:value="1" calcext:value-type="float">
            <text:p>1</text:p>
          </table:table-cell>
          <table:table-cell office:value-type="float" office:value="-680" calcext:value-type="float">
            <text:p>-680</text:p>
          </table:table-cell>
          <table:table-cell office:value-type="float" office:value="-6.35" calcext:value-type="float">
            <text:p>-6.35</text:p>
          </table:table-cell>
          <table:table-cell table:number-columns-repeated="2" office:value-type="float" office:value="-95.21" calcext:value-type="float">
            <text:p>-95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5.21" calcext:value-type="float">
            <text:p>-95.2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15]/10000000;5)" office:value-type="float" office:value="3.0935" calcext:value-type="float">
            <text:p>3.0935</text:p>
          </table:table-cell>
          <table:table-cell table:formula="of:=[.C915]*100" office:value-type="float" office:value="-635" calcext:value-type="float">
            <text:p>-635</text:p>
          </table:table-cell>
          <table:table-cell table:formula="of:=[.F915]" office:value-type="float" office:value="-680" calcext:value-type="float">
            <text:p>-680</text:p>
          </table:table-cell>
          <table:table-cell table:formula="of:=[.M915]*10" office:value-type="float" office:value="-952.1" calcext:value-type="float">
            <text:p>-952.1</text:p>
          </table:table-cell>
        </table:table-row>
        <table:table-row table:style-name="ro2">
          <table:table-cell office:value-type="float" office:value="30939523" calcext:value-type="float">
            <text:p>30939523</text:p>
          </table:table-cell>
          <table:table-cell table:formula="of:=[.A916]-[.A915]" office:value-type="float" office:value="4572" calcext:value-type="float">
            <text:p>4572</text:p>
          </table:table-cell>
          <table:table-cell office:value-type="float" office:value="-5.97" calcext:value-type="float">
            <text:p>-5.97</text:p>
          </table:table-cell>
          <table:table-cell office:value-type="float" office:value="32.89" calcext:value-type="float">
            <text:p>32.89</text:p>
          </table:table-cell>
          <table:table-cell office:value-type="float" office:value="1" calcext:value-type="float">
            <text:p>1</text:p>
          </table:table-cell>
          <table:table-cell office:value-type="float" office:value="-688" calcext:value-type="float">
            <text:p>-688</text:p>
          </table:table-cell>
          <table:table-cell office:value-type="float" office:value="-5.97" calcext:value-type="float">
            <text:p>-5.97</text:p>
          </table:table-cell>
          <table:table-cell table:number-columns-repeated="2" office:value-type="float" office:value="-89.5" calcext:value-type="float">
            <text:p>-8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9.5" calcext:value-type="float">
            <text:p>-89.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16]/10000000;5)" office:value-type="float" office:value="3.09395" calcext:value-type="float">
            <text:p>3.09395</text:p>
          </table:table-cell>
          <table:table-cell table:formula="of:=[.C916]*100" office:value-type="float" office:value="-597" calcext:value-type="float">
            <text:p>-597</text:p>
          </table:table-cell>
          <table:table-cell table:formula="of:=[.F916]" office:value-type="float" office:value="-688" calcext:value-type="float">
            <text:p>-688</text:p>
          </table:table-cell>
          <table:table-cell table:formula="of:=[.M916]*10" office:value-type="float" office:value="-895" calcext:value-type="float">
            <text:p>-895</text:p>
          </table:table-cell>
        </table:table-row>
        <table:table-row table:style-name="ro2">
          <table:table-cell office:value-type="float" office:value="30943188" calcext:value-type="float">
            <text:p>30943188</text:p>
          </table:table-cell>
          <table:table-cell table:formula="of:=[.A917]-[.A916]" office:value-type="float" office:value="3665" calcext:value-type="float">
            <text:p>3665</text:p>
          </table:table-cell>
          <table:table-cell office:value-type="float" office:value="-5.6" calcext:value-type="float">
            <text:p>-5.6</text:p>
          </table:table-cell>
          <table:table-cell office:value-type="float" office:value="31.28" calcext:value-type="float">
            <text:p>31.28</text:p>
          </table:table-cell>
          <table:table-cell office:value-type="float" office:value="1" calcext:value-type="float">
            <text:p>1</text:p>
          </table:table-cell>
          <table:table-cell office:value-type="float" office:value="-695" calcext:value-type="float">
            <text:p>-695</text:p>
          </table:table-cell>
          <table:table-cell office:value-type="float" office:value="-5.6" calcext:value-type="float">
            <text:p>-5.6</text:p>
          </table:table-cell>
          <table:table-cell table:number-columns-repeated="2" office:value-type="float" office:value="-83.93" calcext:value-type="float">
            <text:p>-83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3.93" calcext:value-type="float">
            <text:p>-83.9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17]/10000000;5)" office:value-type="float" office:value="3.09432" calcext:value-type="float">
            <text:p>3.09432</text:p>
          </table:table-cell>
          <table:table-cell table:formula="of:=[.C917]*100" office:value-type="float" office:value="-560" calcext:value-type="float">
            <text:p>-560</text:p>
          </table:table-cell>
          <table:table-cell table:formula="of:=[.F917]" office:value-type="float" office:value="-695" calcext:value-type="float">
            <text:p>-695</text:p>
          </table:table-cell>
          <table:table-cell table:formula="of:=[.M917]*10" office:value-type="float" office:value="-839.3" calcext:value-type="float">
            <text:p>-839.3</text:p>
          </table:table-cell>
        </table:table-row>
        <table:table-row table:style-name="ro2">
          <table:table-cell office:value-type="float" office:value="30947163" calcext:value-type="float">
            <text:p>30947163</text:p>
          </table:table-cell>
          <table:table-cell table:formula="of:=[.A918]-[.A917]" office:value-type="float" office:value="3975" calcext:value-type="float">
            <text:p>3975</text:p>
          </table:table-cell>
          <table:table-cell office:value-type="float" office:value="-5.03" calcext:value-type="float">
            <text:p>-5.03</text:p>
          </table:table-cell>
          <table:table-cell office:value-type="float" office:value="52.98" calcext:value-type="float">
            <text:p>52.98</text:p>
          </table:table-cell>
          <table:table-cell office:value-type="float" office:value="1" calcext:value-type="float">
            <text:p>1</text:p>
          </table:table-cell>
          <table:table-cell office:value-type="float" office:value="-705" calcext:value-type="float">
            <text:p>-705</text:p>
          </table:table-cell>
          <table:table-cell office:value-type="float" office:value="-5.03" calcext:value-type="float">
            <text:p>-5.03</text:p>
          </table:table-cell>
          <table:table-cell table:number-columns-repeated="2" office:value-type="float" office:value="-75.42" calcext:value-type="float">
            <text:p>-75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5.42" calcext:value-type="float">
            <text:p>-75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18]/10000000;5)" office:value-type="float" office:value="3.09472" calcext:value-type="float">
            <text:p>3.09472</text:p>
          </table:table-cell>
          <table:table-cell table:formula="of:=[.C918]*100" office:value-type="float" office:value="-503" calcext:value-type="float">
            <text:p>-503</text:p>
          </table:table-cell>
          <table:table-cell table:formula="of:=[.F918]" office:value-type="float" office:value="-705" calcext:value-type="float">
            <text:p>-705</text:p>
          </table:table-cell>
          <table:table-cell table:formula="of:=[.M918]*10" office:value-type="float" office:value="-754.2" calcext:value-type="float">
            <text:p>-754.2</text:p>
          </table:table-cell>
        </table:table-row>
        <table:table-row table:style-name="ro2">
          <table:table-cell office:value-type="float" office:value="30951160" calcext:value-type="float">
            <text:p>30951160</text:p>
          </table:table-cell>
          <table:table-cell table:formula="of:=[.A919]-[.A918]" office:value-type="float" office:value="3997" calcext:value-type="float">
            <text:p>3997</text:p>
          </table:table-cell>
          <table:table-cell office:value-type="float" office:value="-4.51" calcext:value-type="float">
            <text:p>-4.51</text:p>
          </table:table-cell>
          <table:table-cell office:value-type="float" office:value="48.24" calcext:value-type="float">
            <text:p>48.24</text:p>
          </table:table-cell>
          <table:table-cell office:value-type="float" office:value="1" calcext:value-type="float">
            <text:p>1</text:p>
          </table:table-cell>
          <table:table-cell office:value-type="float" office:value="-715" calcext:value-type="float">
            <text:p>-715</text:p>
          </table:table-cell>
          <table:table-cell office:value-type="float" office:value="-4.51" calcext:value-type="float">
            <text:p>-4.51</text:p>
          </table:table-cell>
          <table:table-cell table:number-columns-repeated="2" office:value-type="float" office:value="-67.62" calcext:value-type="float">
            <text:p>-67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7.62" calcext:value-type="float">
            <text:p>-67.6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19]/10000000;5)" office:value-type="float" office:value="3.09512" calcext:value-type="float">
            <text:p>3.09512</text:p>
          </table:table-cell>
          <table:table-cell table:formula="of:=[.C919]*100" office:value-type="float" office:value="-451" calcext:value-type="float">
            <text:p>-451</text:p>
          </table:table-cell>
          <table:table-cell table:formula="of:=[.F919]" office:value-type="float" office:value="-715" calcext:value-type="float">
            <text:p>-715</text:p>
          </table:table-cell>
          <table:table-cell table:formula="of:=[.M919]*10" office:value-type="float" office:value="-676.2" calcext:value-type="float">
            <text:p>-676.2</text:p>
          </table:table-cell>
        </table:table-row>
        <table:table-row table:style-name="ro2">
          <table:table-cell office:value-type="float" office:value="30955180" calcext:value-type="float">
            <text:p>30955180</text:p>
          </table:table-cell>
          <table:table-cell table:formula="of:=[.A920]-[.A919]" office:value-type="float" office:value="4020" calcext:value-type="float">
            <text:p>4020</text:p>
          </table:table-cell>
          <table:table-cell office:value-type="float" office:value="-4.05" calcext:value-type="float">
            <text:p>-4.05</text:p>
          </table:table-cell>
          <table:table-cell office:value-type="float" office:value="41.43" calcext:value-type="float">
            <text:p>41.43</text:p>
          </table:table-cell>
          <table:table-cell office:value-type="float" office:value="1" calcext:value-type="float">
            <text:p>1</text:p>
          </table:table-cell>
          <table:table-cell office:value-type="float" office:value="-724" calcext:value-type="float">
            <text:p>-724</text:p>
          </table:table-cell>
          <table:table-cell office:value-type="float" office:value="-4.05" calcext:value-type="float">
            <text:p>-4.05</text:p>
          </table:table-cell>
          <table:table-cell table:number-columns-repeated="2" office:value-type="float" office:value="-60.72" calcext:value-type="float">
            <text:p>-60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0.72" calcext:value-type="float">
            <text:p>-60.7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20]/10000000;5)" office:value-type="float" office:value="3.09552" calcext:value-type="float">
            <text:p>3.09552</text:p>
          </table:table-cell>
          <table:table-cell table:formula="of:=[.C920]*100" office:value-type="float" office:value="-405" calcext:value-type="float">
            <text:p>-405</text:p>
          </table:table-cell>
          <table:table-cell table:formula="of:=[.F920]" office:value-type="float" office:value="-724" calcext:value-type="float">
            <text:p>-724</text:p>
          </table:table-cell>
          <table:table-cell table:formula="of:=[.M920]*10" office:value-type="float" office:value="-607.2" calcext:value-type="float">
            <text:p>-607.2</text:p>
          </table:table-cell>
        </table:table-row>
        <table:table-row table:style-name="ro2">
          <table:table-cell office:value-type="float" office:value="30959785" calcext:value-type="float">
            <text:p>30959785</text:p>
          </table:table-cell>
          <table:table-cell table:formula="of:=[.A921]-[.A920]" office:value-type="float" office:value="4605" calcext:value-type="float">
            <text:p>4605</text:p>
          </table:table-cell>
          <table:table-cell office:value-type="float" office:value="-3.52" calcext:value-type="float">
            <text:p>-3.52</text:p>
          </table:table-cell>
          <table:table-cell office:value-type="float" office:value="49.7" calcext:value-type="float">
            <text:p>49.7</text:p>
          </table:table-cell>
          <table:table-cell office:value-type="float" office:value="1" calcext:value-type="float">
            <text:p>1</text:p>
          </table:table-cell>
          <table:table-cell office:value-type="float" office:value="-733" calcext:value-type="float">
            <text:p>-733</text:p>
          </table:table-cell>
          <table:table-cell office:value-type="float" office:value="-3.52" calcext:value-type="float">
            <text:p>-3.52</text:p>
          </table:table-cell>
          <table:table-cell table:number-columns-repeated="2" office:value-type="float" office:value="-52.87" calcext:value-type="float">
            <text:p>-52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87" calcext:value-type="float">
            <text:p>-52.8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21]/10000000;5)" office:value-type="float" office:value="3.09598" calcext:value-type="float">
            <text:p>3.09598</text:p>
          </table:table-cell>
          <table:table-cell table:formula="of:=[.C921]*100" office:value-type="float" office:value="-352" calcext:value-type="float">
            <text:p>-352</text:p>
          </table:table-cell>
          <table:table-cell table:formula="of:=[.F921]" office:value-type="float" office:value="-733" calcext:value-type="float">
            <text:p>-733</text:p>
          </table:table-cell>
          <table:table-cell table:formula="of:=[.M921]*10" office:value-type="float" office:value="-528.7" calcext:value-type="float">
            <text:p>-528.7</text:p>
          </table:table-cell>
        </table:table-row>
        <table:table-row table:style-name="ro2">
          <table:table-cell office:value-type="float" office:value="30963760" calcext:value-type="float">
            <text:p>30963760</text:p>
          </table:table-cell>
          <table:table-cell table:formula="of:=[.A922]-[.A921]" office:value-type="float" office:value="3975" calcext:value-type="float">
            <text:p>3975</text:p>
          </table:table-cell>
          <table:table-cell office:value-type="float" office:value="-2.95" calcext:value-type="float">
            <text:p>-2.95</text:p>
          </table:table-cell>
          <table:table-cell office:value-type="float" office:value="55.24" calcext:value-type="float">
            <text:p>55.24</text:p>
          </table:table-cell>
          <table:table-cell office:value-type="float" office:value="1" calcext:value-type="float">
            <text:p>1</text:p>
          </table:table-cell>
          <table:table-cell office:value-type="float" office:value="-744" calcext:value-type="float">
            <text:p>-744</text:p>
          </table:table-cell>
          <table:table-cell office:value-type="float" office:value="-2.95" calcext:value-type="float">
            <text:p>-2.95</text:p>
          </table:table-cell>
          <table:table-cell table:number-columns-repeated="2" office:value-type="float" office:value="-44.3" calcext:value-type="float">
            <text:p>-44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3" calcext:value-type="float">
            <text:p>-44.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22]/10000000;5)" office:value-type="float" office:value="3.09638" calcext:value-type="float">
            <text:p>3.09638</text:p>
          </table:table-cell>
          <table:table-cell table:formula="of:=[.C922]*100" office:value-type="float" office:value="-295" calcext:value-type="float">
            <text:p>-295</text:p>
          </table:table-cell>
          <table:table-cell table:formula="of:=[.F922]" office:value-type="float" office:value="-744" calcext:value-type="float">
            <text:p>-744</text:p>
          </table:table-cell>
          <table:table-cell table:formula="of:=[.M922]*10" office:value-type="float" office:value="-443" calcext:value-type="float">
            <text:p>-443</text:p>
          </table:table-cell>
        </table:table-row>
        <table:table-row table:style-name="ro2">
          <table:table-cell office:value-type="float" office:value="30967780" calcext:value-type="float">
            <text:p>30967780</text:p>
          </table:table-cell>
          <table:table-cell table:formula="of:=[.A923]-[.A922]" office:value-type="float" office:value="4020" calcext:value-type="float">
            <text:p>4020</text:p>
          </table:table-cell>
          <table:table-cell office:value-type="float" office:value="-2.49" calcext:value-type="float">
            <text:p>-2.49</text:p>
          </table:table-cell>
          <table:table-cell office:value-type="float" office:value="43.83" calcext:value-type="float">
            <text:p>43.83</text:p>
          </table:table-cell>
          <table:table-cell office:value-type="float" office:value="1" calcext:value-type="float">
            <text:p>1</text:p>
          </table:table-cell>
          <table:table-cell office:value-type="float" office:value="-753" calcext:value-type="float">
            <text:p>-753</text:p>
          </table:table-cell>
          <table:table-cell office:value-type="float" office:value="-2.49" calcext:value-type="float">
            <text:p>-2.49</text:p>
          </table:table-cell>
          <table:table-cell table:number-columns-repeated="2" office:value-type="float" office:value="-37.33" calcext:value-type="float">
            <text:p>-37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33" calcext:value-type="float">
            <text:p>-37.3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23]/10000000;5)" office:value-type="float" office:value="3.09678" calcext:value-type="float">
            <text:p>3.09678</text:p>
          </table:table-cell>
          <table:table-cell table:formula="of:=[.C923]*100" office:value-type="float" office:value="-249" calcext:value-type="float">
            <text:p>-249</text:p>
          </table:table-cell>
          <table:table-cell table:formula="of:=[.F923]" office:value-type="float" office:value="-753" calcext:value-type="float">
            <text:p>-753</text:p>
          </table:table-cell>
          <table:table-cell table:formula="of:=[.M923]*10" office:value-type="float" office:value="-373.3" calcext:value-type="float">
            <text:p>-373.3</text:p>
          </table:table-cell>
        </table:table-row>
        <table:table-row table:style-name="ro2">
          <table:table-cell office:value-type="float" office:value="30972508" calcext:value-type="float">
            <text:p>30972508</text:p>
          </table:table-cell>
          <table:table-cell table:formula="of:=[.A924]-[.A923]" office:value-type="float" office:value="4728" calcext:value-type="float">
            <text:p>4728</text:p>
          </table:table-cell>
          <table:table-cell office:value-type="float" office:value="-2.06" calcext:value-type="float">
            <text:p>-2.06</text:p>
          </table:table-cell>
          <table:table-cell office:value-type="float" office:value="41.27" calcext:value-type="float">
            <text:p>41.27</text:p>
          </table:table-cell>
          <table:table-cell office:value-type="float" office:value="1" calcext:value-type="float">
            <text:p>1</text:p>
          </table:table-cell>
          <table:table-cell office:value-type="float" office:value="-761" calcext:value-type="float">
            <text:p>-761</text:p>
          </table:table-cell>
          <table:table-cell office:value-type="float" office:value="-2.06" calcext:value-type="float">
            <text:p>-2.06</text:p>
          </table:table-cell>
          <table:table-cell table:number-columns-repeated="2" office:value-type="float" office:value="-30.85" calcext:value-type="float">
            <text:p>-3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85" calcext:value-type="float">
            <text:p>-30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24]/10000000;5)" office:value-type="float" office:value="3.09725" calcext:value-type="float">
            <text:p>3.09725</text:p>
          </table:table-cell>
          <table:table-cell table:formula="of:=[.C924]*100" office:value-type="float" office:value="-206" calcext:value-type="float">
            <text:p>-206</text:p>
          </table:table-cell>
          <table:table-cell table:formula="of:=[.F924]" office:value-type="float" office:value="-761" calcext:value-type="float">
            <text:p>-761</text:p>
          </table:table-cell>
          <table:table-cell table:formula="of:=[.M924]*10" office:value-type="float" office:value="-308.5" calcext:value-type="float">
            <text:p>-308.5</text:p>
          </table:table-cell>
        </table:table-row>
        <table:table-row table:style-name="ro2">
          <table:table-cell office:value-type="float" office:value="30976600" calcext:value-type="float">
            <text:p>30976600</text:p>
          </table:table-cell>
          <table:table-cell table:formula="of:=[.A925]-[.A924]" office:value-type="float" office:value="4092" calcext:value-type="float">
            <text:p>4092</text:p>
          </table:table-cell>
          <table:table-cell office:value-type="float" office:value="-1.43" calcext:value-type="float">
            <text:p>-1.43</text:p>
          </table:table-cell>
          <table:table-cell office:value-type="float" office:value="62.97" calcext:value-type="float">
            <text:p>62.97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office:value-type="float" office:value="-1.43" calcext:value-type="float">
            <text:p>-1.43</text:p>
          </table:table-cell>
          <table:table-cell table:number-columns-repeated="2" office:value-type="float" office:value="-21.39" calcext:value-type="float">
            <text:p>-21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39" calcext:value-type="float">
            <text:p>-21.3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25]/10000000;5)" office:value-type="float" office:value="3.09766" calcext:value-type="float">
            <text:p>3.09766</text:p>
          </table:table-cell>
          <table:table-cell table:formula="of:=[.C925]*100" office:value-type="float" office:value="-143" calcext:value-type="float">
            <text:p>-143</text:p>
          </table:table-cell>
          <table:table-cell table:formula="of:=[.F925]" office:value-type="float" office:value="-773" calcext:value-type="float">
            <text:p>-773</text:p>
          </table:table-cell>
          <table:table-cell table:formula="of:=[.M925]*10" office:value-type="float" office:value="-213.9" calcext:value-type="float">
            <text:p>-213.9</text:p>
          </table:table-cell>
        </table:table-row>
        <table:table-row table:style-name="ro2">
          <table:table-cell office:value-type="float" office:value="30981188" calcext:value-type="float">
            <text:p>30981188</text:p>
          </table:table-cell>
          <table:table-cell table:formula="of:=[.A926]-[.A925]" office:value-type="float" office:value="4588" calcext:value-type="float">
            <text:p>4588</text:p>
          </table:table-cell>
          <table:table-cell office:value-type="float" office:value="-0.93" calcext:value-type="float">
            <text:p>-0.93</text:p>
          </table:table-cell>
          <table:table-cell office:value-type="float" office:value="49.08" calcext:value-type="float">
            <text:p>49.08</text:p>
          </table:table-cell>
          <table:table-cell office:value-type="float" office:value="1" calcext:value-type="float">
            <text:p>1</text:p>
          </table:table-cell>
          <table:table-cell office:value-type="float" office:value="-782" calcext:value-type="float">
            <text:p>-782</text:p>
          </table:table-cell>
          <table:table-cell office:value-type="float" office:value="-0.93" calcext:value-type="float">
            <text:p>-0.93</text:p>
          </table:table-cell>
          <table:table-cell table:number-columns-repeated="2" office:value-type="float" office:value="-13.9" calcext:value-type="float">
            <text:p>-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" calcext:value-type="float">
            <text:p>-13.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26]/10000000;5)" office:value-type="float" office:value="3.09812" calcext:value-type="float">
            <text:p>3.09812</text:p>
          </table:table-cell>
          <table:table-cell table:formula="of:=[.C926]*100" office:value-type="float" office:value="-93" calcext:value-type="float">
            <text:p>-93</text:p>
          </table:table-cell>
          <table:table-cell table:formula="of:=[.F926]" office:value-type="float" office:value="-782" calcext:value-type="float">
            <text:p>-782</text:p>
          </table:table-cell>
          <table:table-cell table:formula="of:=[.M926]*10" office:value-type="float" office:value="-139" calcext:value-type="float">
            <text:p>-139</text:p>
          </table:table-cell>
        </table:table-row>
        <table:table-row table:style-name="ro2">
          <table:table-cell office:value-type="float" office:value="30985520" calcext:value-type="float">
            <text:p>30985520</text:p>
          </table:table-cell>
          <table:table-cell table:formula="of:=[.A927]-[.A926]" office:value-type="float" office:value="4332" calcext:value-type="float">
            <text:p>4332</text:p>
          </table:table-cell>
          <table:table-cell office:value-type="float" office:value="-0.5" calcext:value-type="float">
            <text:p>-0.5</text:p>
          </table:table-cell>
          <table:table-cell office:value-type="float" office:value="41.47" calcext:value-type="float">
            <text:p>41.47</text:p>
          </table:table-cell>
          <table:table-cell office:value-type="float" office:value="1" calcext:value-type="float">
            <text:p>1</text:p>
          </table:table-cell>
          <table:table-cell office:value-type="float" office:value="-790" calcext:value-type="float">
            <text:p>-79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-7.56" calcext:value-type="float">
            <text:p>-7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6" calcext:value-type="float">
            <text:p>-7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27]/10000000;5)" office:value-type="float" office:value="3.09855" calcext:value-type="float">
            <text:p>3.09855</text:p>
          </table:table-cell>
          <table:table-cell table:formula="of:=[.C927]*100" office:value-type="float" office:value="-50" calcext:value-type="float">
            <text:p>-50</text:p>
          </table:table-cell>
          <table:table-cell table:formula="of:=[.F927]" office:value-type="float" office:value="-790" calcext:value-type="float">
            <text:p>-790</text:p>
          </table:table-cell>
          <table:table-cell table:formula="of:=[.M927]*10" office:value-type="float" office:value="-75.6" calcext:value-type="float">
            <text:p>-75.6</text:p>
          </table:table-cell>
        </table:table-row>
        <table:table-row table:style-name="ro2">
          <table:table-cell office:value-type="float" office:value="30989023" calcext:value-type="float">
            <text:p>30989023</text:p>
          </table:table-cell>
          <table:table-cell table:formula="of:=[.A928]-[.A927]" office:value-type="float" office:value="3503" calcext:value-type="float">
            <text:p>3503</text:p>
          </table:table-cell>
          <table:table-cell office:value-type="float" office:value="0.04" calcext:value-type="float">
            <text:p>0.04</text:p>
          </table:table-cell>
          <table:table-cell office:value-type="float" office:value="55.78" calcext:value-type="float">
            <text:p>55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28]/10000000;5)" office:value-type="float" office:value="3.0989" calcext:value-type="float">
            <text:p>3.0989</text:p>
          </table:table-cell>
          <table:table-cell table:formula="of:=[.C928]*100" office:value-type="float" office:value="4" calcext:value-type="float">
            <text:p>4</text:p>
          </table:table-cell>
          <table:table-cell table:formula="of:=[.F928]" office:value-type="float" office:value="0" calcext:value-type="float">
            <text:p>0</text:p>
          </table:table-cell>
          <table:table-cell table:formula="of:=[.M928]*10" office:value-type="float" office:value="6" calcext:value-type="float">
            <text:p>6</text:p>
          </table:table-cell>
        </table:table-row>
        <table:table-row table:style-name="ro2">
          <table:table-cell office:value-type="float" office:value="30992983" calcext:value-type="float">
            <text:p>30992983</text:p>
          </table:table-cell>
          <table:table-cell table:formula="of:=[.A929]-[.A928]" office:value-type="float" office:value="3960" calcext:value-type="float">
            <text:p>3960</text:p>
          </table:table-cell>
          <table:table-cell office:value-type="float" office:value="0.63" calcext:value-type="float">
            <text:p>0.6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9.48" calcext:value-type="float">
            <text:p>9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8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29]/10000000;5)" office:value-type="float" office:value="3.0993" calcext:value-type="float">
            <text:p>3.0993</text:p>
          </table:table-cell>
          <table:table-cell table:formula="of:=[.C929]*100" office:value-type="float" office:value="63" calcext:value-type="float">
            <text:p>63</text:p>
          </table:table-cell>
          <table:table-cell table:formula="of:=[.F929]" office:value-type="float" office:value="788" calcext:value-type="float">
            <text:p>788</text:p>
          </table:table-cell>
          <table:table-cell table:formula="of:=[.M929]*10" office:value-type="float" office:value="94.8" calcext:value-type="float">
            <text:p>94.8</text:p>
          </table:table-cell>
        </table:table-row>
        <table:table-row table:style-name="ro2">
          <table:table-cell office:value-type="float" office:value="30997100" calcext:value-type="float">
            <text:p>30997100</text:p>
          </table:table-cell>
          <table:table-cell table:formula="of:=[.A930]-[.A929]" office:value-type="float" office:value="4117" calcext:value-type="float">
            <text:p>4117</text:p>
          </table:table-cell>
          <table:table-cell office:value-type="float" office:value="1.09" calcext:value-type="float">
            <text:p>1.09</text:p>
          </table:table-cell>
          <table:table-cell office:value-type="float" office:value="46.61" calcext:value-type="float">
            <text:p>46.61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16.31" calcext:value-type="float">
            <text:p>16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31" calcext:value-type="float">
            <text:p>16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30]/10000000;5)" office:value-type="float" office:value="3.09971" calcext:value-type="float">
            <text:p>3.09971</text:p>
          </table:table-cell>
          <table:table-cell table:formula="of:=[.C930]*100" office:value-type="float" office:value="109" calcext:value-type="float">
            <text:p>109</text:p>
          </table:table-cell>
          <table:table-cell table:formula="of:=[.F930]" office:value-type="float" office:value="779" calcext:value-type="float">
            <text:p>779</text:p>
          </table:table-cell>
          <table:table-cell table:formula="of:=[.M930]*10" office:value-type="float" office:value="163.1" calcext:value-type="float">
            <text:p>163.1</text:p>
          </table:table-cell>
        </table:table-row>
        <table:table-row table:style-name="ro2">
          <table:table-cell office:value-type="float" office:value="31001025" calcext:value-type="float">
            <text:p>31001025</text:p>
          </table:table-cell>
          <table:table-cell table:formula="of:=[.A931]-[.A930]" office:value-type="float" office:value="3925" calcext:value-type="float">
            <text:p>3925</text:p>
          </table:table-cell>
          <table:table-cell office:value-type="float" office:value="1.43" calcext:value-type="float">
            <text:p>1.43</text:p>
          </table:table-cell>
          <table:table-cell office:value-type="float" office:value="36.36" calcext:value-type="float">
            <text:p>36.36</text:p>
          </table:table-cell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21.52" calcext:value-type="float">
            <text:p>21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31]/10000000;5)" office:value-type="float" office:value="3.1001" calcext:value-type="float">
            <text:p>3.1001</text:p>
          </table:table-cell>
          <table:table-cell table:formula="of:=[.C931]*100" office:value-type="float" office:value="143" calcext:value-type="float">
            <text:p>143</text:p>
          </table:table-cell>
          <table:table-cell table:formula="of:=[.F931]" office:value-type="float" office:value="773" calcext:value-type="float">
            <text:p>773</text:p>
          </table:table-cell>
          <table:table-cell table:formula="of:=[.M931]*10" office:value-type="float" office:value="215.2" calcext:value-type="float">
            <text:p>215.2</text:p>
          </table:table-cell>
        </table:table-row>
        <table:table-row table:style-name="ro2">
          <table:table-cell office:value-type="float" office:value="31006100" calcext:value-type="float">
            <text:p>31006100</text:p>
          </table:table-cell>
          <table:table-cell table:formula="of:=[.A932]-[.A931]" office:value-type="float" office:value="5075" calcext:value-type="float">
            <text:p>5075</text:p>
          </table:table-cell>
          <table:table-cell office:value-type="float" office:value="1.61" calcext:value-type="float">
            <text:p>1.61</text:p>
          </table:table-cell>
          <table:table-cell office:value-type="float" office:value="19.78" calcext:value-type="float">
            <text:p>19.78</text:p>
          </table:table-cell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24.21" calcext:value-type="float">
            <text:p>24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21" calcext:value-type="float">
            <text:p>24.2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32]/10000000;5)" office:value-type="float" office:value="3.10061" calcext:value-type="float">
            <text:p>3.10061</text:p>
          </table:table-cell>
          <table:table-cell table:formula="of:=[.C932]*100" office:value-type="float" office:value="161" calcext:value-type="float">
            <text:p>161</text:p>
          </table:table-cell>
          <table:table-cell table:formula="of:=[.F932]" office:value-type="float" office:value="769" calcext:value-type="float">
            <text:p>769</text:p>
          </table:table-cell>
          <table:table-cell table:formula="of:=[.M932]*10" office:value-type="float" office:value="242.1" calcext:value-type="float">
            <text:p>242.1</text:p>
          </table:table-cell>
        </table:table-row>
        <table:table-row table:style-name="ro2">
          <table:table-cell office:value-type="float" office:value="31010672" calcext:value-type="float">
            <text:p>31010672</text:p>
          </table:table-cell>
          <table:table-cell table:formula="of:=[.A933]-[.A932]" office:value-type="float" office:value="4572" calcext:value-type="float">
            <text:p>4572</text:p>
          </table:table-cell>
          <table:table-cell office:value-type="float" office:value="2" calcext:value-type="float">
            <text:p>2</text:p>
          </table:table-cell>
          <table:table-cell office:value-type="float" office:value="36.55" calcext:value-type="float">
            <text:p>36.55</text:p>
          </table:table-cell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.07" calcext:value-type="float">
            <text:p>3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07" calcext:value-type="float">
            <text:p>30.0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33]/10000000;5)" office:value-type="float" office:value="3.10107" calcext:value-type="float">
            <text:p>3.10107</text:p>
          </table:table-cell>
          <table:table-cell table:formula="of:=[.C933]*100" office:value-type="float" office:value="200" calcext:value-type="float">
            <text:p>200</text:p>
          </table:table-cell>
          <table:table-cell table:formula="of:=[.F933]" office:value-type="float" office:value="762" calcext:value-type="float">
            <text:p>762</text:p>
          </table:table-cell>
          <table:table-cell table:formula="of:=[.M933]*10" office:value-type="float" office:value="300.7" calcext:value-type="float">
            <text:p>300.7</text:p>
          </table:table-cell>
        </table:table-row>
        <table:table-row table:style-name="ro2">
          <table:table-cell office:value-type="float" office:value="31015105" calcext:value-type="float">
            <text:p>31015105</text:p>
          </table:table-cell>
          <table:table-cell table:formula="of:=[.A934]-[.A933]" office:value-type="float" office:value="4433" calcext:value-type="float">
            <text:p>4433</text:p>
          </table:table-cell>
          <table:table-cell office:value-type="float" office:value="2.56" calcext:value-type="float">
            <text:p>2.56</text:p>
          </table:table-cell>
          <table:table-cell office:value-type="float" office:value="52.21" calcext:value-type="float">
            <text:p>52.21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float" office:value="38.42" calcext:value-type="float">
            <text:p>38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42" calcext:value-type="float">
            <text:p>38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34]/10000000;5)" office:value-type="float" office:value="3.10151" calcext:value-type="float">
            <text:p>3.10151</text:p>
          </table:table-cell>
          <table:table-cell table:formula="of:=[.C934]*100" office:value-type="float" office:value="256" calcext:value-type="float">
            <text:p>256</text:p>
          </table:table-cell>
          <table:table-cell table:formula="of:=[.F934]" office:value-type="float" office:value="751" calcext:value-type="float">
            <text:p>751</text:p>
          </table:table-cell>
          <table:table-cell table:formula="of:=[.M934]*10" office:value-type="float" office:value="384.2" calcext:value-type="float">
            <text:p>384.2</text:p>
          </table:table-cell>
        </table:table-row>
        <table:table-row table:style-name="ro2">
          <table:table-cell office:value-type="float" office:value="31018888" calcext:value-type="float">
            <text:p>31018888</text:p>
          </table:table-cell>
          <table:table-cell table:formula="of:=[.A935]-[.A934]" office:value-type="float" office:value="3783" calcext:value-type="float">
            <text:p>3783</text:p>
          </table:table-cell>
          <table:table-cell office:value-type="float" office:value="3.1" calcext:value-type="float">
            <text:p>3.1</text:p>
          </table:table-cell>
          <table:table-cell office:value-type="float" office:value="49.25" calcext:value-type="float">
            <text:p>49.25</text:p>
          </table:table-cell>
          <table:table-cell office:value-type="float" office:value="1" calcext:value-type="float">
            <text:p>1</text:p>
          </table:table-cell>
          <table:table-cell office:value-type="float" office:value="741" calcext:value-type="float">
            <text:p>74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46.45" calcext:value-type="float">
            <text:p>46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45" calcext:value-type="float">
            <text:p>46.4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35]/10000000;5)" office:value-type="float" office:value="3.10189" calcext:value-type="float">
            <text:p>3.10189</text:p>
          </table:table-cell>
          <table:table-cell table:formula="of:=[.C935]*100" office:value-type="float" office:value="310" calcext:value-type="float">
            <text:p>310</text:p>
          </table:table-cell>
          <table:table-cell table:formula="of:=[.F935]" office:value-type="float" office:value="741" calcext:value-type="float">
            <text:p>741</text:p>
          </table:table-cell>
          <table:table-cell table:formula="of:=[.M935]*10" office:value-type="float" office:value="464.5" calcext:value-type="float">
            <text:p>464.5</text:p>
          </table:table-cell>
        </table:table-row>
        <table:table-row table:style-name="ro2">
          <table:table-cell office:value-type="float" office:value="31023343" calcext:value-type="float">
            <text:p>31023343</text:p>
          </table:table-cell>
          <table:table-cell table:formula="of:=[.A936]-[.A935]" office:value-type="float" office:value="4455" calcext:value-type="float">
            <text:p>4455</text:p>
          </table:table-cell>
          <table:table-cell office:value-type="float" office:value="3.65" calcext:value-type="float">
            <text:p>3.65</text:p>
          </table:table-cell>
          <table:table-cell office:value-type="float" office:value="47.16" calcext:value-type="float">
            <text:p>47.16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54.74" calcext:value-type="float">
            <text:p>54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74" calcext:value-type="float">
            <text:p>54.7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36]/10000000;5)" office:value-type="float" office:value="3.10233" calcext:value-type="float">
            <text:p>3.10233</text:p>
          </table:table-cell>
          <table:table-cell table:formula="of:=[.C936]*100" office:value-type="float" office:value="365" calcext:value-type="float">
            <text:p>365</text:p>
          </table:table-cell>
          <table:table-cell table:formula="of:=[.F936]" office:value-type="float" office:value="731" calcext:value-type="float">
            <text:p>731</text:p>
          </table:table-cell>
          <table:table-cell table:formula="of:=[.M936]*10" office:value-type="float" office:value="547.4" calcext:value-type="float">
            <text:p>547.4</text:p>
          </table:table-cell>
        </table:table-row>
        <table:table-row table:style-name="ro2">
          <table:table-cell office:value-type="float" office:value="31027211" calcext:value-type="float">
            <text:p>31027211</text:p>
          </table:table-cell>
          <table:table-cell table:formula="of:=[.A937]-[.A936]" office:value-type="float" office:value="3868" calcext:value-type="float">
            <text:p>3868</text:p>
          </table:table-cell>
          <table:table-cell office:value-type="float" office:value="4.17" calcext:value-type="float">
            <text:p>4.17</text:p>
          </table:table-cell>
          <table:table-cell office:value-type="float" office:value="41.25" calcext:value-type="float">
            <text:p>41.25</text:p>
          </table:table-cell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 office:value-type="float" office:value="4.17" calcext:value-type="float">
            <text:p>4.17</text:p>
          </table:table-cell>
          <table:table-cell table:number-columns-repeated="2" office:value-type="float" office:value="62.62" calcext:value-type="float">
            <text:p>62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62" calcext:value-type="float">
            <text:p>62.6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37]/10000000;5)" office:value-type="float" office:value="3.10272" calcext:value-type="float">
            <text:p>3.10272</text:p>
          </table:table-cell>
          <table:table-cell table:formula="of:=[.C937]*100" office:value-type="float" office:value="417" calcext:value-type="float">
            <text:p>417</text:p>
          </table:table-cell>
          <table:table-cell table:formula="of:=[.F937]" office:value-type="float" office:value="721" calcext:value-type="float">
            <text:p>721</text:p>
          </table:table-cell>
          <table:table-cell table:formula="of:=[.M937]*10" office:value-type="float" office:value="626.2" calcext:value-type="float">
            <text:p>626.2</text:p>
          </table:table-cell>
        </table:table-row>
        <table:table-row table:style-name="ro2">
          <table:table-cell office:value-type="float" office:value="31031708" calcext:value-type="float">
            <text:p>31031708</text:p>
          </table:table-cell>
          <table:table-cell table:formula="of:=[.A938]-[.A937]" office:value-type="float" office:value="4497" calcext:value-type="float">
            <text:p>4497</text:p>
          </table:table-cell>
          <table:table-cell office:value-type="float" office:value="4.66" calcext:value-type="float">
            <text:p>4.66</text:p>
          </table:table-cell>
          <table:table-cell office:value-type="float" office:value="36.04" calcext:value-type="float">
            <text:p>36.04</text:p>
          </table:table-cell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4.66" calcext:value-type="float">
            <text:p>4.66</text:p>
          </table:table-cell>
          <table:table-cell table:number-columns-repeated="2" office:value-type="float" office:value="69.83" calcext:value-type="float">
            <text:p>69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83" calcext:value-type="float">
            <text:p>69.8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38]/10000000;5)" office:value-type="float" office:value="3.10317" calcext:value-type="float">
            <text:p>3.10317</text:p>
          </table:table-cell>
          <table:table-cell table:formula="of:=[.C938]*100" office:value-type="float" office:value="466" calcext:value-type="float">
            <text:p>466</text:p>
          </table:table-cell>
          <table:table-cell table:formula="of:=[.F938]" office:value-type="float" office:value="712" calcext:value-type="float">
            <text:p>712</text:p>
          </table:table-cell>
          <table:table-cell table:formula="of:=[.M938]*10" office:value-type="float" office:value="698.3" calcext:value-type="float">
            <text:p>698.3</text:p>
          </table:table-cell>
        </table:table-row>
        <table:table-row table:style-name="ro2">
          <table:table-cell office:value-type="float" office:value="31035520" calcext:value-type="float">
            <text:p>31035520</text:p>
          </table:table-cell>
          <table:table-cell table:formula="of:=[.A939]-[.A938]" office:value-type="float" office:value="3812" calcext:value-type="float">
            <text:p>3812</text:p>
          </table:table-cell>
          <table:table-cell office:value-type="float" office:value="5.21" calcext:value-type="float">
            <text:p>5.21</text:p>
          </table:table-cell>
          <table:table-cell office:value-type="float" office:value="46.06" calcext:value-type="float">
            <text:p>46.06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5.21" calcext:value-type="float">
            <text:p>5.21</text:p>
          </table:table-cell>
          <table:table-cell table:number-columns-repeated="2" office:value-type="float" office:value="78.16" calcext:value-type="float">
            <text:p>78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16" calcext:value-type="float">
            <text:p>78.1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39]/10000000;5)" office:value-type="float" office:value="3.10355" calcext:value-type="float">
            <text:p>3.10355</text:p>
          </table:table-cell>
          <table:table-cell table:formula="of:=[.C939]*100" office:value-type="float" office:value="521" calcext:value-type="float">
            <text:p>521</text:p>
          </table:table-cell>
          <table:table-cell table:formula="of:=[.F939]" office:value-type="float" office:value="702" calcext:value-type="float">
            <text:p>702</text:p>
          </table:table-cell>
          <table:table-cell table:formula="of:=[.M939]*10" office:value-type="float" office:value="781.6" calcext:value-type="float">
            <text:p>781.6</text:p>
          </table:table-cell>
        </table:table-row>
        <table:table-row table:style-name="ro2">
          <table:table-cell office:value-type="float" office:value="31040111" calcext:value-type="float">
            <text:p>31040111</text:p>
          </table:table-cell>
          <table:table-cell table:formula="of:=[.A940]-[.A939]" office:value-type="float" office:value="4591" calcext:value-type="float">
            <text:p>4591</text:p>
          </table:table-cell>
          <table:table-cell office:value-type="float" office:value="5.62" calcext:value-type="float">
            <text:p>5.62</text:p>
          </table:table-cell>
          <table:table-cell office:value-type="float" office:value="34.52" calcext:value-type="float">
            <text:p>34.52</text:p>
          </table:table-cell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5.62" calcext:value-type="float">
            <text:p>5.62</text:p>
          </table:table-cell>
          <table:table-cell table:number-columns-repeated="2" office:value-type="float" office:value="84.27" calcext:value-type="float">
            <text:p>84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40]/10000000;5)" office:value-type="float" office:value="3.10401" calcext:value-type="float">
            <text:p>3.10401</text:p>
          </table:table-cell>
          <table:table-cell table:formula="of:=[.C940]*100" office:value-type="float" office:value="562" calcext:value-type="float">
            <text:p>562</text:p>
          </table:table-cell>
          <table:table-cell table:formula="of:=[.F940]" office:value-type="float" office:value="694" calcext:value-type="float">
            <text:p>694</text:p>
          </table:table-cell>
          <table:table-cell table:formula="of:=[.M940]*10" office:value-type="float" office:value="842.7" calcext:value-type="float">
            <text:p>842.7</text:p>
          </table:table-cell>
        </table:table-row>
        <table:table-row table:style-name="ro2">
          <table:table-cell office:value-type="float" office:value="31043843" calcext:value-type="float">
            <text:p>31043843</text:p>
          </table:table-cell>
          <table:table-cell table:formula="of:=[.A941]-[.A940]" office:value-type="float" office:value="3732" calcext:value-type="float">
            <text:p>3732</text:p>
          </table:table-cell>
          <table:table-cell office:value-type="float" office:value="6.17" calcext:value-type="float">
            <text:p>6.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float" office:value="6.17" calcext:value-type="float">
            <text:p>6.17</text:p>
          </table:table-cell>
          <table:table-cell table:number-columns-repeated="2" office:value-type="float" office:value="92.48" calcext:value-type="float">
            <text:p>92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48" calcext:value-type="float">
            <text:p>92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41]/10000000;5)" office:value-type="float" office:value="3.10438" calcext:value-type="float">
            <text:p>3.10438</text:p>
          </table:table-cell>
          <table:table-cell table:formula="of:=[.C941]*100" office:value-type="float" office:value="617" calcext:value-type="float">
            <text:p>617</text:p>
          </table:table-cell>
          <table:table-cell table:formula="of:=[.F941]" office:value-type="float" office:value="684" calcext:value-type="float">
            <text:p>684</text:p>
          </table:table-cell>
          <table:table-cell table:formula="of:=[.M941]*10" office:value-type="float" office:value="924.8" calcext:value-type="float">
            <text:p>924.8</text:p>
          </table:table-cell>
        </table:table-row>
        <table:table-row table:style-name="ro2">
          <table:table-cell office:value-type="float" office:value="31048143" calcext:value-type="float">
            <text:p>31048143</text:p>
          </table:table-cell>
          <table:table-cell table:formula="of:=[.A942]-[.A941]" office:value-type="float" office:value="4300" calcext:value-type="float">
            <text:p>4300</text:p>
          </table:table-cell>
          <table:table-cell office:value-type="float" office:value="7.11" calcext:value-type="float">
            <text:p>7.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7.11" calcext:value-type="float">
            <text:p>7.11</text:p>
          </table:table-cell>
          <table:table-cell table:number-columns-repeated="2" office:value-type="float" office:value="106.61" calcext:value-type="float">
            <text:p>106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61" calcext:value-type="float">
            <text:p>106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42]/10000000;5)" office:value-type="float" office:value="3.10481" calcext:value-type="float">
            <text:p>3.10481</text:p>
          </table:table-cell>
          <table:table-cell table:formula="of:=[.C942]*100" office:value-type="float" office:value="711" calcext:value-type="float">
            <text:p>711</text:p>
          </table:table-cell>
          <table:table-cell table:formula="of:=[.F942]" office:value-type="float" office:value="666" calcext:value-type="float">
            <text:p>666</text:p>
          </table:table-cell>
          <table:table-cell table:formula="of:=[.M942]*10" office:value-type="float" office:value="1066.1" calcext:value-type="float">
            <text:p>1066.1</text:p>
          </table:table-cell>
        </table:table-row>
        <table:table-row table:style-name="ro2">
          <table:table-cell office:value-type="float" office:value="31052075" calcext:value-type="float">
            <text:p>31052075</text:p>
          </table:table-cell>
          <table:table-cell table:formula="of:=[.A943]-[.A942]" office:value-type="float" office:value="3932" calcext:value-type="float">
            <text:p>3932</text:p>
          </table:table-cell>
          <table:table-cell office:value-type="float" office:value="7.76" calcext:value-type="float">
            <text:p>7.76</text:p>
          </table:table-cell>
          <table:table-cell office:value-type="float" office:value="63.59" calcext:value-type="float">
            <text:p>63.59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7.76" calcext:value-type="float">
            <text:p>7.76</text:p>
          </table:table-cell>
          <table:table-cell table:number-columns-repeated="2" office:value-type="float" office:value="116.34" calcext:value-type="float">
            <text:p>116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.34" calcext:value-type="float">
            <text:p>116.3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43]/10000000;5)" office:value-type="float" office:value="3.10521" calcext:value-type="float">
            <text:p>3.10521</text:p>
          </table:table-cell>
          <table:table-cell table:formula="of:=[.C943]*100" office:value-type="float" office:value="776" calcext:value-type="float">
            <text:p>776</text:p>
          </table:table-cell>
          <table:table-cell table:formula="of:=[.F943]" office:value-type="float" office:value="654" calcext:value-type="float">
            <text:p>654</text:p>
          </table:table-cell>
          <table:table-cell table:formula="of:=[.M943]*10" office:value-type="float" office:value="1163.4" calcext:value-type="float">
            <text:p>1163.4</text:p>
          </table:table-cell>
        </table:table-row>
        <table:table-row table:style-name="ro2">
          <table:table-cell office:value-type="float" office:value="31056668" calcext:value-type="float">
            <text:p>31056668</text:p>
          </table:table-cell>
          <table:table-cell table:formula="of:=[.A944]-[.A943]" office:value-type="float" office:value="4593" calcext:value-type="float">
            <text:p>4593</text:p>
          </table:table-cell>
          <table:table-cell office:value-type="float" office:value="8.37" calcext:value-type="float">
            <text:p>8.37</text:p>
          </table:table-cell>
          <table:table-cell office:value-type="float" office:value="63.59" calcext:value-type="float">
            <text:p>63.59</text:p>
          </table:table-cell>
          <table:table-cell office:value-type="float" office:value="1" calcext:value-type="float">
            <text:p>1</text:p>
          </table:table-cell>
          <table:table-cell office:value-type="float" office:value="643" calcext:value-type="float">
            <text:p>643</text:p>
          </table:table-cell>
          <table:table-cell office:value-type="float" office:value="8.37" calcext:value-type="float">
            <text:p>8.37</text:p>
          </table:table-cell>
          <table:table-cell table:number-columns-repeated="2" office:value-type="float" office:value="125.6" calcext:value-type="float">
            <text:p>12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.6" calcext:value-type="float">
            <text:p>125.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44]/10000000;5)" office:value-type="float" office:value="3.10567" calcext:value-type="float">
            <text:p>3.10567</text:p>
          </table:table-cell>
          <table:table-cell table:formula="of:=[.C944]*100" office:value-type="float" office:value="837" calcext:value-type="float">
            <text:p>837</text:p>
          </table:table-cell>
          <table:table-cell table:formula="of:=[.F944]" office:value-type="float" office:value="643" calcext:value-type="float">
            <text:p>643</text:p>
          </table:table-cell>
          <table:table-cell table:formula="of:=[.M944]*10" office:value-type="float" office:value="1256" calcext:value-type="float">
            <text:p>1256</text:p>
          </table:table-cell>
        </table:table-row>
        <table:table-row table:style-name="ro2">
          <table:table-cell office:value-type="float" office:value="31060383" calcext:value-type="float">
            <text:p>31060383</text:p>
          </table:table-cell>
          <table:table-cell table:formula="of:=[.A945]-[.A944]" office:value-type="float" office:value="3715" calcext:value-type="float">
            <text:p>3715</text:p>
          </table:table-cell>
          <table:table-cell office:value-type="float" office:value="9.01" calcext:value-type="float">
            <text:p>9.01</text:p>
          </table:table-cell>
          <table:table-cell office:value-type="float" office:value="69.74" calcext:value-type="float">
            <text:p>69.74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9.01" calcext:value-type="float">
            <text:p>9.01</text:p>
          </table:table-cell>
          <table:table-cell table:number-columns-repeated="2" office:value-type="float" office:value="135.21" calcext:value-type="float">
            <text:p>135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.21" calcext:value-type="float">
            <text:p>135.2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45]/10000000;5)" office:value-type="float" office:value="3.10604" calcext:value-type="float">
            <text:p>3.10604</text:p>
          </table:table-cell>
          <table:table-cell table:formula="of:=[.C945]*100" office:value-type="float" office:value="901" calcext:value-type="float">
            <text:p>901</text:p>
          </table:table-cell>
          <table:table-cell table:formula="of:=[.F945]" office:value-type="float" office:value="630" calcext:value-type="float">
            <text:p>630</text:p>
          </table:table-cell>
          <table:table-cell table:formula="of:=[.M945]*10" office:value-type="float" office:value="1352.1" calcext:value-type="float">
            <text:p>1352.1</text:p>
          </table:table-cell>
        </table:table-row>
        <table:table-row table:style-name="ro2">
          <table:table-cell office:value-type="float" office:value="31064905" calcext:value-type="float">
            <text:p>31064905</text:p>
          </table:table-cell>
          <table:table-cell table:formula="of:=[.A946]-[.A945]" office:value-type="float" office:value="4522" calcext:value-type="float">
            <text:p>4522</text:p>
          </table:table-cell>
          <table:table-cell office:value-type="float" office:value="9.44" calcext:value-type="float">
            <text:p>9.44</text:p>
          </table:table-cell>
          <table:table-cell office:value-type="float" office:value="49.5" calcext:value-type="float">
            <text:p>49.5</text:p>
          </table:table-cell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9.44" calcext:value-type="float">
            <text:p>9.44</text:p>
          </table:table-cell>
          <table:table-cell table:number-columns-repeated="2" office:value-type="float" office:value="141.61" calcext:value-type="float">
            <text:p>141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.61" calcext:value-type="float">
            <text:p>141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46]/10000000;5)" office:value-type="float" office:value="3.10649" calcext:value-type="float">
            <text:p>3.10649</text:p>
          </table:table-cell>
          <table:table-cell table:formula="of:=[.C946]*100" office:value-type="float" office:value="944" calcext:value-type="float">
            <text:p>944</text:p>
          </table:table-cell>
          <table:table-cell table:formula="of:=[.F946]" office:value-type="float" office:value="622" calcext:value-type="float">
            <text:p>622</text:p>
          </table:table-cell>
          <table:table-cell table:formula="of:=[.M946]*10" office:value-type="float" office:value="1416.1" calcext:value-type="float">
            <text:p>1416.1</text:p>
          </table:table-cell>
        </table:table-row>
        <table:table-row table:style-name="ro2">
          <table:table-cell office:value-type="float" office:value="31068711" calcext:value-type="float">
            <text:p>31068711</text:p>
          </table:table-cell>
          <table:table-cell table:formula="of:=[.A947]-[.A946]" office:value-type="float" office:value="3806" calcext:value-type="float">
            <text:p>3806</text:p>
          </table:table-cell>
          <table:table-cell office:value-type="float" office:value="9.87" calcext:value-type="float">
            <text:p>9.87</text:p>
          </table:table-cell>
          <table:table-cell office:value-type="float" office:value="50.06" calcext:value-type="float">
            <text:p>50.06</text:p>
          </table:table-cell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float" office:value="9.87" calcext:value-type="float">
            <text:p>9.87</text:p>
          </table:table-cell>
          <table:table-cell table:number-columns-repeated="2" office:value-type="float" office:value="147.99" calcext:value-type="float">
            <text:p>147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99" calcext:value-type="float">
            <text:p>147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47]/10000000;5)" office:value-type="float" office:value="3.10687" calcext:value-type="float">
            <text:p>3.10687</text:p>
          </table:table-cell>
          <table:table-cell table:formula="of:=[.C947]*100" office:value-type="float" office:value="987" calcext:value-type="float">
            <text:p>987</text:p>
          </table:table-cell>
          <table:table-cell table:formula="of:=[.F947]" office:value-type="float" office:value="615" calcext:value-type="float">
            <text:p>615</text:p>
          </table:table-cell>
          <table:table-cell table:formula="of:=[.M947]*10" office:value-type="float" office:value="1479.9" calcext:value-type="float">
            <text:p>1479.9</text:p>
          </table:table-cell>
        </table:table-row>
        <table:table-row table:style-name="ro2">
          <table:table-cell office:value-type="float" office:value="31073188" calcext:value-type="float">
            <text:p>31073188</text:p>
          </table:table-cell>
          <table:table-cell table:formula="of:=[.A948]-[.A947]" office:value-type="float" office:value="4477" calcext:value-type="float">
            <text:p>4477</text:p>
          </table:table-cell>
          <table:table-cell office:value-type="float" office:value="10.62" calcext:value-type="float">
            <text:p>10.62</text:p>
          </table:table-cell>
          <table:table-cell office:value-type="float" office:value="86.31" calcext:value-type="float">
            <text:p>86.31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0.62" calcext:value-type="float">
            <text:p>10.62</text:p>
          </table:table-cell>
          <table:table-cell table:number-columns-repeated="2" office:value-type="float" office:value="159.33" calcext:value-type="float">
            <text:p>159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33" calcext:value-type="float">
            <text:p>159.3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48]/10000000;5)" office:value-type="float" office:value="3.10732" calcext:value-type="float">
            <text:p>3.10732</text:p>
          </table:table-cell>
          <table:table-cell table:formula="of:=[.C948]*100" office:value-type="float" office:value="1062" calcext:value-type="float">
            <text:p>1062</text:p>
          </table:table-cell>
          <table:table-cell table:formula="of:=[.F948]" office:value-type="float" office:value="600" calcext:value-type="float">
            <text:p>600</text:p>
          </table:table-cell>
          <table:table-cell table:formula="of:=[.M948]*10" office:value-type="float" office:value="1593.3" calcext:value-type="float">
            <text:p>1593.3</text:p>
          </table:table-cell>
        </table:table-row>
        <table:table-row table:style-name="ro2">
          <table:table-cell office:value-type="float" office:value="31077063" calcext:value-type="float">
            <text:p>31077063</text:p>
          </table:table-cell>
          <table:table-cell table:formula="of:=[.A949]-[.A948]" office:value-type="float" office:value="3875" calcext:value-type="float">
            <text:p>3875</text:p>
          </table:table-cell>
          <table:table-cell office:value-type="float" office:value="11.2" calcext:value-type="float">
            <text:p>11.2</text:p>
          </table:table-cell>
          <table:table-cell office:value-type="float" office:value="71.01" calcext:value-type="float">
            <text:p>71.01</text:p>
          </table:table-cell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67.98" calcext:value-type="float">
            <text:p>167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98" calcext:value-type="float">
            <text:p>167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49]/10000000;5)" office:value-type="float" office:value="3.10771" calcext:value-type="float">
            <text:p>3.10771</text:p>
          </table:table-cell>
          <table:table-cell table:formula="of:=[.C949]*100" office:value-type="float" office:value="1120" calcext:value-type="float">
            <text:p>1120</text:p>
          </table:table-cell>
          <table:table-cell table:formula="of:=[.F949]" office:value-type="float" office:value="590" calcext:value-type="float">
            <text:p>590</text:p>
          </table:table-cell>
          <table:table-cell table:formula="of:=[.M949]*10" office:value-type="float" office:value="1679.8" calcext:value-type="float">
            <text:p>1679.8</text:p>
          </table:table-cell>
        </table:table-row>
        <table:table-row table:style-name="ro2">
          <table:table-cell office:value-type="float" office:value="31081631" calcext:value-type="float">
            <text:p>31081631</text:p>
          </table:table-cell>
          <table:table-cell table:formula="of:=[.A950]-[.A949]" office:value-type="float" office:value="4568" calcext:value-type="float">
            <text:p>4568</text:p>
          </table:table-cell>
          <table:table-cell office:value-type="float" office:value="11.51" calcext:value-type="float">
            <text:p>11.51</text:p>
          </table:table-cell>
          <table:table-cell office:value-type="float" office:value="40.46" calcext:value-type="float">
            <text:p>40.46</text:p>
          </table:table-cell>
          <table:table-cell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11.51" calcext:value-type="float">
            <text:p>11.51</text:p>
          </table:table-cell>
          <table:table-cell table:number-columns-repeated="2" office:value-type="float" office:value="172.66" calcext:value-type="float">
            <text:p>172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.66" calcext:value-type="float">
            <text:p>172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50]/10000000;5)" office:value-type="float" office:value="3.10816" calcext:value-type="float">
            <text:p>3.10816</text:p>
          </table:table-cell>
          <table:table-cell table:formula="of:=[.C950]*100" office:value-type="float" office:value="1151" calcext:value-type="float">
            <text:p>1151</text:p>
          </table:table-cell>
          <table:table-cell table:formula="of:=[.F950]" office:value-type="float" office:value="584" calcext:value-type="float">
            <text:p>584</text:p>
          </table:table-cell>
          <table:table-cell table:formula="of:=[.M950]*10" office:value-type="float" office:value="1726.6" calcext:value-type="float">
            <text:p>1726.6</text:p>
          </table:table-cell>
        </table:table-row>
        <table:table-row table:style-name="ro2">
          <table:table-cell office:value-type="float" office:value="31085511" calcext:value-type="float">
            <text:p>31085511</text:p>
          </table:table-cell>
          <table:table-cell table:formula="of:=[.A951]-[.A950]" office:value-type="float" office:value="3880" calcext:value-type="float">
            <text:p>3880</text:p>
          </table:table-cell>
          <table:table-cell office:value-type="float" office:value="12.12" calcext:value-type="float">
            <text:p>12.12</text:p>
          </table:table-cell>
          <table:table-cell office:value-type="float" office:value="69.72" calcext:value-type="float">
            <text:p>69.72</text:p>
          </table:table-cell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181.78" calcext:value-type="float">
            <text:p>181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.78" calcext:value-type="float">
            <text:p>181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51]/10000000;5)" office:value-type="float" office:value="3.10855" calcext:value-type="float">
            <text:p>3.10855</text:p>
          </table:table-cell>
          <table:table-cell table:formula="of:=[.C951]*100" office:value-type="float" office:value="1212" calcext:value-type="float">
            <text:p>1212</text:p>
          </table:table-cell>
          <table:table-cell table:formula="of:=[.F951]" office:value-type="float" office:value="572" calcext:value-type="float">
            <text:p>572</text:p>
          </table:table-cell>
          <table:table-cell table:formula="of:=[.M951]*10" office:value-type="float" office:value="1817.8" calcext:value-type="float">
            <text:p>1817.8</text:p>
          </table:table-cell>
        </table:table-row>
        <table:table-row table:style-name="ro2">
          <table:table-cell office:value-type="float" office:value="31089368" calcext:value-type="float">
            <text:p>31089368</text:p>
          </table:table-cell>
          <table:table-cell table:formula="of:=[.A952]-[.A951]" office:value-type="float" office:value="3857" calcext:value-type="float">
            <text:p>3857</text:p>
          </table:table-cell>
          <table:table-cell office:value-type="float" office:value="12.66" calcext:value-type="float">
            <text:p>12.66</text:p>
          </table:table-cell>
          <table:table-cell office:value-type="float" office:value="65.33" calcext:value-type="float">
            <text:p>65.33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12.66" calcext:value-type="float">
            <text:p>12.66</text:p>
          </table:table-cell>
          <table:table-cell table:number-columns-repeated="2" office:value-type="float" office:value="189.89" calcext:value-type="float">
            <text:p>189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89" calcext:value-type="float">
            <text:p>189.8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52]/10000000;5)" office:value-type="float" office:value="3.10894" calcext:value-type="float">
            <text:p>3.10894</text:p>
          </table:table-cell>
          <table:table-cell table:formula="of:=[.C952]*100" office:value-type="float" office:value="1266" calcext:value-type="float">
            <text:p>1266</text:p>
          </table:table-cell>
          <table:table-cell table:formula="of:=[.F952]" office:value-type="float" office:value="562" calcext:value-type="float">
            <text:p>562</text:p>
          </table:table-cell>
          <table:table-cell table:formula="of:=[.M952]*10" office:value-type="float" office:value="1898.9" calcext:value-type="float">
            <text:p>1898.9</text:p>
          </table:table-cell>
        </table:table-row>
        <table:table-row table:style-name="ro2">
          <table:table-cell office:value-type="float" office:value="31093903" calcext:value-type="float">
            <text:p>31093903</text:p>
          </table:table-cell>
          <table:table-cell table:formula="of:=[.A953]-[.A952]" office:value-type="float" office:value="4535" calcext:value-type="float">
            <text:p>4535</text:p>
          </table:table-cell>
          <table:table-cell office:value-type="float" office:value="12.95" calcext:value-type="float">
            <text:p>12.95</text:p>
          </table:table-cell>
          <table:table-cell office:value-type="float" office:value="43.92" calcext:value-type="float">
            <text:p>43.92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12.95" calcext:value-type="float">
            <text:p>12.95</text:p>
          </table:table-cell>
          <table:table-cell table:number-columns-repeated="2" office:value-type="float" office:value="194.31" calcext:value-type="float">
            <text:p>194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.31" calcext:value-type="float">
            <text:p>194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53]/10000000;5)" office:value-type="float" office:value="3.10939" calcext:value-type="float">
            <text:p>3.10939</text:p>
          </table:table-cell>
          <table:table-cell table:formula="of:=[.C953]*100" office:value-type="float" office:value="1295" calcext:value-type="float">
            <text:p>1295</text:p>
          </table:table-cell>
          <table:table-cell table:formula="of:=[.F953]" office:value-type="float" office:value="557" calcext:value-type="float">
            <text:p>557</text:p>
          </table:table-cell>
          <table:table-cell table:formula="of:=[.M953]*10" office:value-type="float" office:value="1943.1" calcext:value-type="float">
            <text:p>1943.1</text:p>
          </table:table-cell>
        </table:table-row>
        <table:table-row table:style-name="ro2">
          <table:table-cell office:value-type="float" office:value="31098425" calcext:value-type="float">
            <text:p>31098425</text:p>
          </table:table-cell>
          <table:table-cell table:formula="of:=[.A954]-[.A953]" office:value-type="float" office:value="4522" calcext:value-type="float">
            <text:p>4522</text:p>
          </table:table-cell>
          <table:table-cell office:value-type="float" office:value="13.48" calcext:value-type="float">
            <text:p>13.48</text:p>
          </table:table-cell>
          <table:table-cell office:value-type="float" office:value="68.94" calcext:value-type="float">
            <text:p>68.94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202.25" calcext:value-type="float">
            <text:p>20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25" calcext:value-type="float">
            <text:p>202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54]/10000000;5)" office:value-type="float" office:value="3.10984" calcext:value-type="float">
            <text:p>3.10984</text:p>
          </table:table-cell>
          <table:table-cell table:formula="of:=[.C954]*100" office:value-type="float" office:value="1348" calcext:value-type="float">
            <text:p>1348</text:p>
          </table:table-cell>
          <table:table-cell table:formula="of:=[.F954]" office:value-type="float" office:value="547" calcext:value-type="float">
            <text:p>547</text:p>
          </table:table-cell>
          <table:table-cell table:formula="of:=[.M954]*10" office:value-type="float" office:value="2022.5" calcext:value-type="float">
            <text:p>2022.5</text:p>
          </table:table-cell>
        </table:table-row>
        <table:table-row table:style-name="ro2">
          <table:table-cell office:value-type="float" office:value="31102223" calcext:value-type="float">
            <text:p>31102223</text:p>
          </table:table-cell>
          <table:table-cell table:formula="of:=[.A955]-[.A954]" office:value-type="float" office:value="3798" calcext:value-type="float">
            <text:p>3798</text:p>
          </table:table-cell>
          <table:table-cell office:value-type="float" office:value="13.75" calcext:value-type="float">
            <text:p>13.75</text:p>
          </table:table-cell>
          <table:table-cell office:value-type="float" office:value="42.75" calcext:value-type="float">
            <text:p>42.75</text:p>
          </table:table-cell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13.75" calcext:value-type="float">
            <text:p>13.75</text:p>
          </table:table-cell>
          <table:table-cell table:number-columns-repeated="2" office:value-type="float" office:value="206.18" calcext:value-type="float">
            <text:p>206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.18" calcext:value-type="float">
            <text:p>206.1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55]/10000000;5)" office:value-type="float" office:value="3.11022" calcext:value-type="float">
            <text:p>3.11022</text:p>
          </table:table-cell>
          <table:table-cell table:formula="of:=[.C955]*100" office:value-type="float" office:value="1375" calcext:value-type="float">
            <text:p>1375</text:p>
          </table:table-cell>
          <table:table-cell table:formula="of:=[.F955]" office:value-type="float" office:value="542" calcext:value-type="float">
            <text:p>542</text:p>
          </table:table-cell>
          <table:table-cell table:formula="of:=[.M955]*10" office:value-type="float" office:value="2061.8" calcext:value-type="float">
            <text:p>2061.8</text:p>
          </table:table-cell>
        </table:table-row>
        <table:table-row table:style-name="ro2">
          <table:table-cell office:value-type="float" office:value="31106683" calcext:value-type="float">
            <text:p>31106683</text:p>
          </table:table-cell>
          <table:table-cell table:formula="of:=[.A956]-[.A955]" office:value-type="float" office:value="4460" calcext:value-type="float">
            <text:p>4460</text:p>
          </table:table-cell>
          <table:table-cell office:value-type="float" office:value="14.1" calcext:value-type="float">
            <text:p>14.1</text:p>
          </table:table-cell>
          <table:table-cell office:value-type="float" office:value="51.31" calcext:value-type="float">
            <text:p>51.31</text:p>
          </table:table-cell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14.1" calcext:value-type="float">
            <text:p>14.1</text:p>
          </table:table-cell>
          <table:table-cell table:number-columns-repeated="2" office:value-type="float" office:value="211.47" calcext:value-type="float">
            <text:p>211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.47" calcext:value-type="float">
            <text:p>211.4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56]/10000000;5)" office:value-type="float" office:value="3.11067" calcext:value-type="float">
            <text:p>3.11067</text:p>
          </table:table-cell>
          <table:table-cell table:formula="of:=[.C956]*100" office:value-type="float" office:value="1410" calcext:value-type="float">
            <text:p>1410</text:p>
          </table:table-cell>
          <table:table-cell table:formula="of:=[.F956]" office:value-type="float" office:value="535" calcext:value-type="float">
            <text:p>535</text:p>
          </table:table-cell>
          <table:table-cell table:formula="of:=[.M956]*10" office:value-type="float" office:value="2114.7" calcext:value-type="float">
            <text:p>2114.7</text:p>
          </table:table-cell>
        </table:table-row>
        <table:table-row table:style-name="ro2">
          <table:table-cell office:value-type="float" office:value="31110548" calcext:value-type="float">
            <text:p>31110548</text:p>
          </table:table-cell>
          <table:table-cell table:formula="of:=[.A957]-[.A956]" office:value-type="float" office:value="3865" calcext:value-type="float">
            <text:p>3865</text:p>
          </table:table-cell>
          <table:table-cell office:value-type="float" office:value="14.63" calcext:value-type="float">
            <text:p>14.63</text:p>
          </table:table-cell>
          <table:table-cell office:value-type="float" office:value="71.14" calcext:value-type="float">
            <text:p>71.14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4.63" calcext:value-type="float">
            <text:p>14.63</text:p>
          </table:table-cell>
          <table:table-cell table:number-columns-repeated="2" office:value-type="float" office:value="219.41" calcext:value-type="float">
            <text:p>219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.41" calcext:value-type="float">
            <text:p>219.4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57]/10000000;5)" office:value-type="float" office:value="3.11105" calcext:value-type="float">
            <text:p>3.11105</text:p>
          </table:table-cell>
          <table:table-cell table:formula="of:=[.C957]*100" office:value-type="float" office:value="1463" calcext:value-type="float">
            <text:p>1463</text:p>
          </table:table-cell>
          <table:table-cell table:formula="of:=[.F957]" office:value-type="float" office:value="525" calcext:value-type="float">
            <text:p>525</text:p>
          </table:table-cell>
          <table:table-cell table:formula="of:=[.M957]*10" office:value-type="float" office:value="2194.1" calcext:value-type="float">
            <text:p>2194.1</text:p>
          </table:table-cell>
        </table:table-row>
        <table:table-row table:style-name="ro2">
          <table:table-cell office:value-type="float" office:value="31115371" calcext:value-type="float">
            <text:p>31115371</text:p>
          </table:table-cell>
          <table:table-cell table:formula="of:=[.A958]-[.A957]" office:value-type="float" office:value="4823" calcext:value-type="float">
            <text:p>4823</text:p>
          </table:table-cell>
          <table:table-cell office:value-type="float" office:value="14.83" calcext:value-type="float">
            <text:p>14.83</text:p>
          </table:table-cell>
          <table:table-cell office:value-type="float" office:value="38.83" calcext:value-type="float">
            <text:p>38.83</text:p>
          </table:table-cell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office:value-type="float" office:value="14.83" calcext:value-type="float">
            <text:p>14.83</text:p>
          </table:table-cell>
          <table:table-cell table:number-columns-repeated="2" office:value-type="float" office:value="222.42" calcext:value-type="float">
            <text:p>222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.42" calcext:value-type="float">
            <text:p>222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58]/10000000;5)" office:value-type="float" office:value="3.11154" calcext:value-type="float">
            <text:p>3.11154</text:p>
          </table:table-cell>
          <table:table-cell table:formula="of:=[.C958]*100" office:value-type="float" office:value="1483" calcext:value-type="float">
            <text:p>1483</text:p>
          </table:table-cell>
          <table:table-cell table:formula="of:=[.F958]" office:value-type="float" office:value="521" calcext:value-type="float">
            <text:p>521</text:p>
          </table:table-cell>
          <table:table-cell table:formula="of:=[.M958]*10" office:value-type="float" office:value="2224.2" calcext:value-type="float">
            <text:p>2224.2</text:p>
          </table:table-cell>
        </table:table-row>
        <table:table-row table:style-name="ro2">
          <table:table-cell office:value-type="float" office:value="31119243" calcext:value-type="float">
            <text:p>31119243</text:p>
          </table:table-cell>
          <table:table-cell table:formula="of:=[.A959]-[.A958]" office:value-type="float" office:value="3872" calcext:value-type="float">
            <text:p>3872</text:p>
          </table:table-cell>
          <table:table-cell office:value-type="float" office:value="15.12" calcext:value-type="float">
            <text:p>15.12</text:p>
          </table:table-cell>
          <table:table-cell office:value-type="float" office:value="48.09" calcext:value-type="float">
            <text:p>48.09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15.12" calcext:value-type="float">
            <text:p>15.12</text:p>
          </table:table-cell>
          <table:table-cell table:number-columns-repeated="2" office:value-type="float" office:value="226.78" calcext:value-type="float">
            <text:p>226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.78" calcext:value-type="float">
            <text:p>226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59]/10000000;5)" office:value-type="float" office:value="3.11192" calcext:value-type="float">
            <text:p>3.11192</text:p>
          </table:table-cell>
          <table:table-cell table:formula="of:=[.C959]*100" office:value-type="float" office:value="1512" calcext:value-type="float">
            <text:p>1512</text:p>
          </table:table-cell>
          <table:table-cell table:formula="of:=[.F959]" office:value-type="float" office:value="516" calcext:value-type="float">
            <text:p>516</text:p>
          </table:table-cell>
          <table:table-cell table:formula="of:=[.M959]*10" office:value-type="float" office:value="2267.8" calcext:value-type="float">
            <text:p>2267.8</text:p>
          </table:table-cell>
        </table:table-row>
        <table:table-row table:style-name="ro2">
          <table:table-cell office:value-type="float" office:value="31123751" calcext:value-type="float">
            <text:p>31123751</text:p>
          </table:table-cell>
          <table:table-cell table:formula="of:=[.A960]-[.A959]" office:value-type="float" office:value="4508" calcext:value-type="float">
            <text:p>4508</text:p>
          </table:table-cell>
          <table:table-cell office:value-type="float" office:value="15.3" calcext:value-type="float">
            <text:p>15.3</text:p>
          </table:table-cell>
          <table:table-cell office:value-type="float" office:value="37.97" calcext:value-type="float">
            <text:p>37.97</text:p>
          </table:table-cell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15.3" calcext:value-type="float">
            <text:p>15.3</text:p>
          </table:table-cell>
          <table:table-cell table:number-columns-repeated="2" office:value-type="float" office:value="229.47" calcext:value-type="float">
            <text:p>229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.47" calcext:value-type="float">
            <text:p>229.4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60]/10000000;5)" office:value-type="float" office:value="3.11238" calcext:value-type="float">
            <text:p>3.11238</text:p>
          </table:table-cell>
          <table:table-cell table:formula="of:=[.C960]*100" office:value-type="float" office:value="1530" calcext:value-type="float">
            <text:p>1530</text:p>
          </table:table-cell>
          <table:table-cell table:formula="of:=[.F960]" office:value-type="float" office:value="513" calcext:value-type="float">
            <text:p>513</text:p>
          </table:table-cell>
          <table:table-cell table:formula="of:=[.M960]*10" office:value-type="float" office:value="2294.7" calcext:value-type="float">
            <text:p>2294.7</text:p>
          </table:table-cell>
        </table:table-row>
        <table:table-row table:style-name="ro2">
          <table:table-cell office:value-type="float" office:value="31127660" calcext:value-type="float">
            <text:p>31127660</text:p>
          </table:table-cell>
          <table:table-cell table:formula="of:=[.A961]-[.A960]" office:value-type="float" office:value="3909" calcext:value-type="float">
            <text:p>3909</text:p>
          </table:table-cell>
          <table:table-cell office:value-type="float" office:value="15.47" calcext:value-type="float">
            <text:p>15.47</text:p>
          </table:table-cell>
          <table:table-cell office:value-type="float" office:value="36.19" calcext:value-type="float">
            <text:p>36.19</text:p>
          </table:table-cell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  <table:table-cell office:value-type="float" office:value="15.47" calcext:value-type="float">
            <text:p>15.47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61]/10000000;5)" office:value-type="float" office:value="3.11277" calcext:value-type="float">
            <text:p>3.11277</text:p>
          </table:table-cell>
          <table:table-cell table:formula="of:=[.C961]*100" office:value-type="float" office:value="1547" calcext:value-type="float">
            <text:p>1547</text:p>
          </table:table-cell>
          <table:table-cell table:formula="of:=[.F961]" office:value-type="float" office:value="509" calcext:value-type="float">
            <text:p>509</text:p>
          </table:table-cell>
          <table:table-cell table:formula="of:=[.M961]*10" office:value-type="float" office:value="2320" calcext:value-type="float">
            <text:p>2320</text:p>
          </table:table-cell>
        </table:table-row>
        <table:table-row table:style-name="ro2">
          <table:table-cell office:value-type="float" office:value="31132071" calcext:value-type="float">
            <text:p>31132071</text:p>
          </table:table-cell>
          <table:table-cell table:formula="of:=[.A962]-[.A961]" office:value-type="float" office:value="4411" calcext:value-type="float">
            <text:p>4411</text:p>
          </table:table-cell>
          <table:table-cell office:value-type="float" office:value="15.75" calcext:value-type="float">
            <text:p>15.75</text:p>
          </table:table-cell>
          <table:table-cell office:value-type="float" office:value="47.29" calcext:value-type="float">
            <text:p>47.29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15.75" calcext:value-type="float">
            <text:p>15.75</text:p>
          </table:table-cell>
          <table:table-cell table:number-columns-repeated="2" office:value-type="float" office:value="236.18" calcext:value-type="float">
            <text:p>236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.18" calcext:value-type="float">
            <text:p>236.1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62]/10000000;5)" office:value-type="float" office:value="3.11321" calcext:value-type="float">
            <text:p>3.11321</text:p>
          </table:table-cell>
          <table:table-cell table:formula="of:=[.C962]*100" office:value-type="float" office:value="1575" calcext:value-type="float">
            <text:p>1575</text:p>
          </table:table-cell>
          <table:table-cell table:formula="of:=[.F962]" office:value-type="float" office:value="504" calcext:value-type="float">
            <text:p>504</text:p>
          </table:table-cell>
          <table:table-cell table:formula="of:=[.M962]*10" office:value-type="float" office:value="2361.8" calcext:value-type="float">
            <text:p>2361.8</text:p>
          </table:table-cell>
        </table:table-row>
        <table:table-row table:style-name="ro2">
          <table:table-cell office:value-type="float" office:value="31136074" calcext:value-type="float">
            <text:p>31136074</text:p>
          </table:table-cell>
          <table:table-cell table:formula="of:=[.A963]-[.A962]" office:value-type="float" office:value="4003" calcext:value-type="float">
            <text:p>4003</text:p>
          </table:table-cell>
          <table:table-cell office:value-type="float" office:value="15.93" calcext:value-type="float">
            <text:p>15.93</text:p>
          </table:table-cell>
          <table:table-cell office:value-type="float" office:value="38.62" calcext:value-type="float">
            <text:p>38.62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15.93" calcext:value-type="float">
            <text:p>15.93</text:p>
          </table:table-cell>
          <table:table-cell table:number-columns-repeated="2" office:value-type="float" office:value="239.02" calcext:value-type="float">
            <text:p>239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9.02" calcext:value-type="float">
            <text:p>239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63]/10000000;5)" office:value-type="float" office:value="3.11361" calcext:value-type="float">
            <text:p>3.11361</text:p>
          </table:table-cell>
          <table:table-cell table:formula="of:=[.C963]*100" office:value-type="float" office:value="1593" calcext:value-type="float">
            <text:p>1593</text:p>
          </table:table-cell>
          <table:table-cell table:formula="of:=[.F963]" office:value-type="float" office:value="501" calcext:value-type="float">
            <text:p>501</text:p>
          </table:table-cell>
          <table:table-cell table:formula="of:=[.M963]*10" office:value-type="float" office:value="2390.2" calcext:value-type="float">
            <text:p>2390.2</text:p>
          </table:table-cell>
        </table:table-row>
        <table:table-row table:style-name="ro2">
          <table:table-cell office:value-type="float" office:value="31140705" calcext:value-type="float">
            <text:p>31140705</text:p>
          </table:table-cell>
          <table:table-cell table:formula="of:=[.A964]-[.A963]" office:value-type="float" office:value="4631" calcext:value-type="float">
            <text:p>4631</text:p>
          </table:table-cell>
          <table:table-cell office:value-type="float" office:value="16.16" calcext:value-type="float">
            <text:p>16.16</text:p>
          </table:table-cell>
          <table:table-cell office:value-type="float" office:value="41.36" calcext:value-type="float">
            <text:p>41.36</text:p>
          </table:table-cell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16.16" calcext:value-type="float">
            <text:p>16.16</text:p>
          </table:table-cell>
          <table:table-cell table:number-columns-repeated="2" office:value-type="float" office:value="242.37" calcext:value-type="float">
            <text:p>242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2.37" calcext:value-type="float">
            <text:p>242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64]/10000000;5)" office:value-type="float" office:value="3.11407" calcext:value-type="float">
            <text:p>3.11407</text:p>
          </table:table-cell>
          <table:table-cell table:formula="of:=[.C964]*100" office:value-type="float" office:value="1616" calcext:value-type="float">
            <text:p>1616</text:p>
          </table:table-cell>
          <table:table-cell table:formula="of:=[.F964]" office:value-type="float" office:value="497" calcext:value-type="float">
            <text:p>497</text:p>
          </table:table-cell>
          <table:table-cell table:formula="of:=[.M964]*10" office:value-type="float" office:value="2423.7" calcext:value-type="float">
            <text:p>2423.7</text:p>
          </table:table-cell>
        </table:table-row>
        <table:table-row table:style-name="ro2">
          <table:table-cell office:value-type="float" office:value="31144368" calcext:value-type="float">
            <text:p>31144368</text:p>
          </table:table-cell>
          <table:table-cell table:formula="of:=[.A965]-[.A964]" office:value-type="float" office:value="3663" calcext:value-type="float">
            <text:p>3663</text:p>
          </table:table-cell>
          <table:table-cell office:value-type="float" office:value="16.4" calcext:value-type="float">
            <text:p>16.4</text:p>
          </table:table-cell>
          <table:table-cell office:value-type="float" office:value="42.7" calcext:value-type="float">
            <text:p>42.7</text:p>
          </table:table-cell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245.94" calcext:value-type="float">
            <text:p>245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.94" calcext:value-type="float">
            <text:p>245.9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65]/10000000;5)" office:value-type="float" office:value="3.11444" calcext:value-type="float">
            <text:p>3.11444</text:p>
          </table:table-cell>
          <table:table-cell table:formula="of:=[.C965]*100" office:value-type="float" office:value="1640" calcext:value-type="float">
            <text:p>1640</text:p>
          </table:table-cell>
          <table:table-cell table:formula="of:=[.F965]" office:value-type="float" office:value="492" calcext:value-type="float">
            <text:p>492</text:p>
          </table:table-cell>
          <table:table-cell table:formula="of:=[.M965]*10" office:value-type="float" office:value="2459.4" calcext:value-type="float">
            <text:p>2459.4</text:p>
          </table:table-cell>
        </table:table-row>
        <table:table-row table:style-name="ro2">
          <table:table-cell office:value-type="float" office:value="31149191" calcext:value-type="float">
            <text:p>31149191</text:p>
          </table:table-cell>
          <table:table-cell table:formula="of:=[.A966]-[.A965]" office:value-type="float" office:value="4823" calcext:value-type="float">
            <text:p>4823</text:p>
          </table:table-cell>
          <table:table-cell office:value-type="float" office:value="16.56" calcext:value-type="float">
            <text:p>16.56</text:p>
          </table:table-cell>
          <table:table-cell office:value-type="float" office:value="35.33" calcext:value-type="float">
            <text:p>35.33</text:p>
          </table:table-cell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16.56" calcext:value-type="float">
            <text:p>16.56</text:p>
          </table:table-cell>
          <table:table-cell table:number-columns-repeated="2" office:value-type="float" office:value="248.42" calcext:value-type="float">
            <text:p>248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.42" calcext:value-type="float">
            <text:p>248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66]/10000000;5)" office:value-type="float" office:value="3.11492" calcext:value-type="float">
            <text:p>3.11492</text:p>
          </table:table-cell>
          <table:table-cell table:formula="of:=[.C966]*100" office:value-type="float" office:value="1656" calcext:value-type="float">
            <text:p>1656</text:p>
          </table:table-cell>
          <table:table-cell table:formula="of:=[.F966]" office:value-type="float" office:value="489" calcext:value-type="float">
            <text:p>489</text:p>
          </table:table-cell>
          <table:table-cell table:formula="of:=[.M966]*10" office:value-type="float" office:value="2484.2" calcext:value-type="float">
            <text:p>2484.2</text:p>
          </table:table-cell>
        </table:table-row>
        <table:table-row table:style-name="ro2">
          <table:table-cell office:value-type="float" office:value="31152840" calcext:value-type="float">
            <text:p>31152840</text:p>
          </table:table-cell>
          <table:table-cell table:formula="of:=[.A967]-[.A966]" office:value-type="float" office:value="3649" calcext:value-type="float">
            <text:p>3649</text:p>
          </table:table-cell>
          <table:table-cell office:value-type="float" office:value="16.79" calcext:value-type="float">
            <text:p>16.79</text:p>
          </table:table-cell>
          <table:table-cell office:value-type="float" office:value="41.41" calcext:value-type="float">
            <text:p>41.41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16.79" calcext:value-type="float">
            <text:p>16.79</text:p>
          </table:table-cell>
          <table:table-cell table:number-columns-repeated="2" office:value-type="float" office:value="251.83" calcext:value-type="float">
            <text:p>251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.83" calcext:value-type="float">
            <text:p>251.8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67]/10000000;5)" office:value-type="float" office:value="3.11528" calcext:value-type="float">
            <text:p>3.11528</text:p>
          </table:table-cell>
          <table:table-cell table:formula="of:=[.C967]*100" office:value-type="float" office:value="1679" calcext:value-type="float">
            <text:p>1679</text:p>
          </table:table-cell>
          <table:table-cell table:formula="of:=[.F967]" office:value-type="float" office:value="485" calcext:value-type="float">
            <text:p>485</text:p>
          </table:table-cell>
          <table:table-cell table:formula="of:=[.M967]*10" office:value-type="float" office:value="2518.3" calcext:value-type="float">
            <text:p>2518.3</text:p>
          </table:table-cell>
        </table:table-row>
        <table:table-row table:style-name="ro2">
          <table:table-cell office:value-type="float" office:value="31157505" calcext:value-type="float">
            <text:p>31157505</text:p>
          </table:table-cell>
          <table:table-cell table:formula="of:=[.A968]-[.A967]" office:value-type="float" office:value="4665" calcext:value-type="float">
            <text:p>4665</text:p>
          </table:table-cell>
          <table:table-cell office:value-type="float" office:value="16.95" calcext:value-type="float">
            <text:p>16.95</text:p>
          </table:table-cell>
          <table:table-cell office:value-type="float" office:value="34.22" calcext:value-type="float">
            <text:p>34.22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16.95" calcext:value-type="float">
            <text:p>16.95</text:p>
          </table:table-cell>
          <table:table-cell table:number-columns-repeated="2" office:value-type="float" office:value="254.21" calcext:value-type="float">
            <text:p>254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.21" calcext:value-type="float">
            <text:p>254.2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68]/10000000;5)" office:value-type="float" office:value="3.11575" calcext:value-type="float">
            <text:p>3.11575</text:p>
          </table:table-cell>
          <table:table-cell table:formula="of:=[.C968]*100" office:value-type="float" office:value="1695" calcext:value-type="float">
            <text:p>1695</text:p>
          </table:table-cell>
          <table:table-cell table:formula="of:=[.F968]" office:value-type="float" office:value="482" calcext:value-type="float">
            <text:p>482</text:p>
          </table:table-cell>
          <table:table-cell table:formula="of:=[.M968]*10" office:value-type="float" office:value="2542.1" calcext:value-type="float">
            <text:p>2542.1</text:p>
          </table:table-cell>
        </table:table-row>
        <table:table-row table:style-name="ro2">
          <table:table-cell office:value-type="float" office:value="31161288" calcext:value-type="float">
            <text:p>31161288</text:p>
          </table:table-cell>
          <table:table-cell table:formula="of:=[.A969]-[.A968]" office:value-type="float" office:value="3783" calcext:value-type="float">
            <text:p>3783</text:p>
          </table:table-cell>
          <table:table-cell office:value-type="float" office:value="17.17" calcext:value-type="float">
            <text:p>17.17</text:p>
          </table:table-cell>
          <table:table-cell office:value-type="float" office:value="40.63" calcext:value-type="float">
            <text:p>40.63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7.17" calcext:value-type="float">
            <text:p>17.17</text:p>
          </table:table-cell>
          <table:table-cell table:number-columns-repeated="2" office:value-type="float" office:value="257.56" calcext:value-type="float">
            <text:p>257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7.56" calcext:value-type="float">
            <text:p>257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69]/10000000;5)" office:value-type="float" office:value="3.11613" calcext:value-type="float">
            <text:p>3.11613</text:p>
          </table:table-cell>
          <table:table-cell table:formula="of:=[.C969]*100" office:value-type="float" office:value="1717" calcext:value-type="float">
            <text:p>1717</text:p>
          </table:table-cell>
          <table:table-cell table:formula="of:=[.F969]" office:value-type="float" office:value="478" calcext:value-type="float">
            <text:p>478</text:p>
          </table:table-cell>
          <table:table-cell table:formula="of:=[.M969]*10" office:value-type="float" office:value="2575.6" calcext:value-type="float">
            <text:p>2575.6</text:p>
          </table:table-cell>
        </table:table-row>
        <table:table-row table:style-name="ro2">
          <table:table-cell office:value-type="float" office:value="31165931" calcext:value-type="float">
            <text:p>31165931</text:p>
          </table:table-cell>
          <table:table-cell table:formula="of:=[.A970]-[.A969]" office:value-type="float" office:value="4643" calcext:value-type="float">
            <text:p>4643</text:p>
          </table:table-cell>
          <table:table-cell office:value-type="float" office:value="17.36" calcext:value-type="float">
            <text:p>17.36</text:p>
          </table:table-cell>
          <table:table-cell office:value-type="float" office:value="36.31" calcext:value-type="float">
            <text:p>36.31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17.36" calcext:value-type="float">
            <text:p>17.36</text:p>
          </table:table-cell>
          <table:table-cell table:number-columns-repeated="2" office:value-type="float" office:value="260.36" calcext:value-type="float">
            <text:p>26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.36" calcext:value-type="float">
            <text:p>260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70]/10000000;5)" office:value-type="float" office:value="3.11659" calcext:value-type="float">
            <text:p>3.11659</text:p>
          </table:table-cell>
          <table:table-cell table:formula="of:=[.C970]*100" office:value-type="float" office:value="1736" calcext:value-type="float">
            <text:p>1736</text:p>
          </table:table-cell>
          <table:table-cell table:formula="of:=[.F970]" office:value-type="float" office:value="474" calcext:value-type="float">
            <text:p>474</text:p>
          </table:table-cell>
          <table:table-cell table:formula="of:=[.M970]*10" office:value-type="float" office:value="2603.6" calcext:value-type="float">
            <text:p>2603.6</text:p>
          </table:table-cell>
        </table:table-row>
        <table:table-row table:style-name="ro2">
          <table:table-cell office:value-type="float" office:value="31169728" calcext:value-type="float">
            <text:p>31169728</text:p>
          </table:table-cell>
          <table:table-cell table:formula="of:=[.A971]-[.A970]" office:value-type="float" office:value="3797" calcext:value-type="float">
            <text:p>3797</text:p>
          </table:table-cell>
          <table:table-cell office:value-type="float" office:value="17.56" calcext:value-type="float">
            <text:p>17.56</text:p>
          </table:table-cell>
          <table:table-cell office:value-type="float" office:value="37.54" calcext:value-type="float">
            <text:p>37.54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17.56" calcext:value-type="float">
            <text:p>17.56</text:p>
          </table:table-cell>
          <table:table-cell table:number-columns-repeated="2" office:value-type="float" office:value="263.36" calcext:value-type="float">
            <text:p>263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.36" calcext:value-type="float">
            <text:p>263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71]/10000000;5)" office:value-type="float" office:value="3.11697" calcext:value-type="float">
            <text:p>3.11697</text:p>
          </table:table-cell>
          <table:table-cell table:formula="of:=[.C971]*100" office:value-type="float" office:value="1756" calcext:value-type="float">
            <text:p>1756</text:p>
          </table:table-cell>
          <table:table-cell table:formula="of:=[.F971]" office:value-type="float" office:value="470" calcext:value-type="float">
            <text:p>470</text:p>
          </table:table-cell>
          <table:table-cell table:formula="of:=[.M971]*10" office:value-type="float" office:value="2633.6" calcext:value-type="float">
            <text:p>2633.6</text:p>
          </table:table-cell>
        </table:table-row>
        <table:table-row table:style-name="ro2">
          <table:table-cell office:value-type="float" office:value="31174211" calcext:value-type="float">
            <text:p>31174211</text:p>
          </table:table-cell>
          <table:table-cell table:formula="of:=[.A972]-[.A971]" office:value-type="float" office:value="4483" calcext:value-type="float">
            <text:p>4483</text:p>
          </table:table-cell>
          <table:table-cell office:value-type="float" office:value="17.78" calcext:value-type="float">
            <text:p>17.78</text:p>
          </table:table-cell>
          <table:table-cell office:value-type="float" office:value="39.57" calcext:value-type="float">
            <text:p>39.57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17.78" calcext:value-type="float">
            <text:p>17.78</text:p>
          </table:table-cell>
          <table:table-cell table:number-columns-repeated="2" office:value-type="float" office:value="266.7" calcext:value-type="float">
            <text:p>26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.7" calcext:value-type="float">
            <text:p>266.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72]/10000000;5)" office:value-type="float" office:value="3.11742" calcext:value-type="float">
            <text:p>3.11742</text:p>
          </table:table-cell>
          <table:table-cell table:formula="of:=[.C972]*100" office:value-type="float" office:value="1778" calcext:value-type="float">
            <text:p>1778</text:p>
          </table:table-cell>
          <table:table-cell table:formula="of:=[.F972]" office:value-type="float" office:value="466" calcext:value-type="float">
            <text:p>466</text:p>
          </table:table-cell>
          <table:table-cell table:formula="of:=[.M972]*10" office:value-type="float" office:value="2667" calcext:value-type="float">
            <text:p>2667</text:p>
          </table:table-cell>
        </table:table-row>
        <table:table-row table:style-name="ro2">
          <table:table-cell office:value-type="float" office:value="31178143" calcext:value-type="float">
            <text:p>31178143</text:p>
          </table:table-cell>
          <table:table-cell table:formula="of:=[.A973]-[.A972]" office:value-type="float" office:value="3932" calcext:value-type="float">
            <text:p>3932</text:p>
          </table:table-cell>
          <table:table-cell office:value-type="float" office:value="17.93" calcext:value-type="float">
            <text:p>17.93</text:p>
          </table:table-cell>
          <table:table-cell office:value-type="float" office:value="32.42" calcext:value-type="float">
            <text:p>32.42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17.93" calcext:value-type="float">
            <text:p>17.93</text:p>
          </table:table-cell>
          <table:table-cell table:number-columns-repeated="2" office:value-type="float" office:value="268.98" calcext:value-type="float">
            <text:p>268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.98" calcext:value-type="float">
            <text:p>268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73]/10000000;5)" office:value-type="float" office:value="3.11781" calcext:value-type="float">
            <text:p>3.11781</text:p>
          </table:table-cell>
          <table:table-cell table:formula="of:=[.C973]*100" office:value-type="float" office:value="1793" calcext:value-type="float">
            <text:p>1793</text:p>
          </table:table-cell>
          <table:table-cell table:formula="of:=[.F973]" office:value-type="float" office:value="463" calcext:value-type="float">
            <text:p>463</text:p>
          </table:table-cell>
          <table:table-cell table:formula="of:=[.M973]*10" office:value-type="float" office:value="2689.8" calcext:value-type="float">
            <text:p>2689.8</text:p>
          </table:table-cell>
        </table:table-row>
        <table:table-row table:style-name="ro2">
          <table:table-cell office:value-type="float" office:value="31182551" calcext:value-type="float">
            <text:p>31182551</text:p>
          </table:table-cell>
          <table:table-cell table:formula="of:=[.A974]-[.A973]" office:value-type="float" office:value="4408" calcext:value-type="float">
            <text:p>4408</text:p>
          </table:table-cell>
          <table:table-cell office:value-type="float" office:value="18.18" calcext:value-type="float">
            <text:p>18.18</text:p>
          </table:table-cell>
          <table:table-cell office:value-type="float" office:value="42.16" calcext:value-type="float">
            <text:p>42.16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272.69" calcext:value-type="float">
            <text:p>272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2.69" calcext:value-type="float">
            <text:p>272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74]/10000000;5)" office:value-type="float" office:value="3.11826" calcext:value-type="float">
            <text:p>3.11826</text:p>
          </table:table-cell>
          <table:table-cell table:formula="of:=[.C974]*100" office:value-type="float" office:value="1818" calcext:value-type="float">
            <text:p>1818</text:p>
          </table:table-cell>
          <table:table-cell table:formula="of:=[.F974]" office:value-type="float" office:value="459" calcext:value-type="float">
            <text:p>459</text:p>
          </table:table-cell>
          <table:table-cell table:formula="of:=[.M974]*10" office:value-type="float" office:value="2726.9" calcext:value-type="float">
            <text:p>2726.9</text:p>
          </table:table-cell>
        </table:table-row>
        <table:table-row table:style-name="ro2">
          <table:table-cell office:value-type="float" office:value="31186420" calcext:value-type="float">
            <text:p>31186420</text:p>
          </table:table-cell>
          <table:table-cell table:formula="of:=[.A975]-[.A974]" office:value-type="float" office:value="3869" calcext:value-type="float">
            <text:p>3869</text:p>
          </table:table-cell>
          <table:table-cell office:value-type="float" office:value="18.33" calcext:value-type="float">
            <text:p>18.33</text:p>
          </table:table-cell>
          <table:table-cell office:value-type="float" office:value="32.25" calcext:value-type="float">
            <text:p>32.25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8.33" calcext:value-type="float">
            <text:p>18.33</text:p>
          </table:table-cell>
          <table:table-cell table:number-columns-repeated="2" office:value-type="float" office:value="274.93" calcext:value-type="float">
            <text:p>274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.93" calcext:value-type="float">
            <text:p>274.9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75]/10000000;5)" office:value-type="float" office:value="3.11864" calcext:value-type="float">
            <text:p>3.11864</text:p>
          </table:table-cell>
          <table:table-cell table:formula="of:=[.C975]*100" office:value-type="float" office:value="1833" calcext:value-type="float">
            <text:p>1833</text:p>
          </table:table-cell>
          <table:table-cell table:formula="of:=[.F975]" office:value-type="float" office:value="456" calcext:value-type="float">
            <text:p>456</text:p>
          </table:table-cell>
          <table:table-cell table:formula="of:=[.M975]*10" office:value-type="float" office:value="2749.3" calcext:value-type="float">
            <text:p>2749.3</text:p>
          </table:table-cell>
        </table:table-row>
        <table:table-row table:style-name="ro2">
          <table:table-cell office:value-type="float" office:value="31191031" calcext:value-type="float">
            <text:p>31191031</text:p>
          </table:table-cell>
          <table:table-cell table:formula="of:=[.A976]-[.A975]" office:value-type="float" office:value="4611" calcext:value-type="float">
            <text:p>4611</text:p>
          </table:table-cell>
          <table:table-cell office:value-type="float" office:value="18.58" calcext:value-type="float">
            <text:p>18.58</text:p>
          </table:table-cell>
          <table:table-cell office:value-type="float" office:value="42.28" calcext:value-type="float">
            <text:p>42.28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8.58" calcext:value-type="float">
            <text:p>18.58</text:p>
          </table:table-cell>
          <table:table-cell table:number-columns-repeated="2" office:value-type="float" office:value="278.64" calcext:value-type="float">
            <text:p>278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.64" calcext:value-type="float">
            <text:p>278.6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76]/10000000;5)" office:value-type="float" office:value="3.1191" calcext:value-type="float">
            <text:p>3.1191</text:p>
          </table:table-cell>
          <table:table-cell table:formula="of:=[.C976]*100" office:value-type="float" office:value="1858" calcext:value-type="float">
            <text:p>1858</text:p>
          </table:table-cell>
          <table:table-cell table:formula="of:=[.F976]" office:value-type="float" office:value="451" calcext:value-type="float">
            <text:p>451</text:p>
          </table:table-cell>
          <table:table-cell table:formula="of:=[.M976]*10" office:value-type="float" office:value="2786.4" calcext:value-type="float">
            <text:p>2786.4</text:p>
          </table:table-cell>
        </table:table-row>
        <table:table-row table:style-name="ro2">
          <table:table-cell office:value-type="float" office:value="31194651" calcext:value-type="float">
            <text:p>31194651</text:p>
          </table:table-cell>
          <table:table-cell table:formula="of:=[.A977]-[.A976]" office:value-type="float" office:value="3620" calcext:value-type="float">
            <text:p>3620</text:p>
          </table:table-cell>
          <table:table-cell office:value-type="float" office:value="18.75" calcext:value-type="float">
            <text:p>18.75</text:p>
          </table:table-cell>
          <table:table-cell office:value-type="float" office:value="34.71" calcext:value-type="float">
            <text:p>34.71</text:p>
          </table:table-cell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281.23" calcext:value-type="float">
            <text:p>281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23" calcext:value-type="float">
            <text:p>281.2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77]/10000000;5)" office:value-type="float" office:value="3.11947" calcext:value-type="float">
            <text:p>3.11947</text:p>
          </table:table-cell>
          <table:table-cell table:formula="of:=[.C977]*100" office:value-type="float" office:value="1875" calcext:value-type="float">
            <text:p>1875</text:p>
          </table:table-cell>
          <table:table-cell table:formula="of:=[.F977]" office:value-type="float" office:value="448" calcext:value-type="float">
            <text:p>448</text:p>
          </table:table-cell>
          <table:table-cell table:formula="of:=[.M977]*10" office:value-type="float" office:value="2812.3" calcext:value-type="float">
            <text:p>2812.3</text:p>
          </table:table-cell>
        </table:table-row>
        <table:table-row table:style-name="ro2">
          <table:table-cell office:value-type="float" office:value="31198660" calcext:value-type="float">
            <text:p>31198660</text:p>
          </table:table-cell>
          <table:table-cell table:formula="of:=[.A978]-[.A977]" office:value-type="float" office:value="4009" calcext:value-type="float">
            <text:p>4009</text:p>
          </table:table-cell>
          <table:table-cell office:value-type="float" office:value="18.97" calcext:value-type="float">
            <text:p>18.97</text:p>
          </table:table-cell>
          <table:table-cell office:value-type="float" office:value="40.11" calcext:value-type="float">
            <text:p>40.11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18.97" calcext:value-type="float">
            <text:p>18.97</text:p>
          </table:table-cell>
          <table:table-cell table:number-columns-repeated="2" office:value-type="float" office:value="284.57" calcext:value-type="float">
            <text:p>284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4.57" calcext:value-type="float">
            <text:p>284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78]/10000000;5)" office:value-type="float" office:value="3.11987" calcext:value-type="float">
            <text:p>3.11987</text:p>
          </table:table-cell>
          <table:table-cell table:formula="of:=[.C978]*100" office:value-type="float" office:value="1897" calcext:value-type="float">
            <text:p>1897</text:p>
          </table:table-cell>
          <table:table-cell table:formula="of:=[.F978]" office:value-type="float" office:value="444" calcext:value-type="float">
            <text:p>444</text:p>
          </table:table-cell>
          <table:table-cell table:formula="of:=[.M978]*10" office:value-type="float" office:value="2845.7" calcext:value-type="float">
            <text:p>2845.7</text:p>
          </table:table-cell>
        </table:table-row>
        <table:table-row table:style-name="ro2">
          <table:table-cell office:value-type="float" office:value="31202651" calcext:value-type="float">
            <text:p>31202651</text:p>
          </table:table-cell>
          <table:table-cell table:formula="of:=[.A979]-[.A978]" office:value-type="float" office:value="3991" calcext:value-type="float">
            <text:p>3991</text:p>
          </table:table-cell>
          <table:table-cell office:value-type="float" office:value="19.21" calcext:value-type="float">
            <text:p>19.21</text:p>
          </table:table-cell>
          <table:table-cell office:value-type="float" office:value="41.74" calcext:value-type="float">
            <text:p>41.74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19.21" calcext:value-type="float">
            <text:p>19.21</text:p>
          </table:table-cell>
          <table:table-cell table:number-columns-repeated="2" office:value-type="float" office:value="288.13" calcext:value-type="float">
            <text:p>288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.13" calcext:value-type="float">
            <text:p>288.1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79]/10000000;5)" office:value-type="float" office:value="3.12027" calcext:value-type="float">
            <text:p>3.12027</text:p>
          </table:table-cell>
          <table:table-cell table:formula="of:=[.C979]*100" office:value-type="float" office:value="1921" calcext:value-type="float">
            <text:p>1921</text:p>
          </table:table-cell>
          <table:table-cell table:formula="of:=[.F979]" office:value-type="float" office:value="439" calcext:value-type="float">
            <text:p>439</text:p>
          </table:table-cell>
          <table:table-cell table:formula="of:=[.M979]*10" office:value-type="float" office:value="2881.3" calcext:value-type="float">
            <text:p>2881.3</text:p>
          </table:table-cell>
        </table:table-row>
        <table:table-row table:style-name="ro2">
          <table:table-cell office:value-type="float" office:value="31206688" calcext:value-type="float">
            <text:p>31206688</text:p>
          </table:table-cell>
          <table:table-cell table:formula="of:=[.A980]-[.A979]" office:value-type="float" office:value="4037" calcext:value-type="float">
            <text:p>4037</text:p>
          </table:table-cell>
          <table:table-cell office:value-type="float" office:value="19.4" calcext:value-type="float">
            <text:p>19.4</text:p>
          </table:table-cell>
          <table:table-cell office:value-type="float" office:value="37.77" calcext:value-type="float">
            <text:p>37.77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291.01" calcext:value-type="float">
            <text:p>291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.01" calcext:value-type="float">
            <text:p>291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80]/10000000;5)" office:value-type="float" office:value="3.12067" calcext:value-type="float">
            <text:p>3.12067</text:p>
          </table:table-cell>
          <table:table-cell table:formula="of:=[.C980]*100" office:value-type="float" office:value="1940" calcext:value-type="float">
            <text:p>1940</text:p>
          </table:table-cell>
          <table:table-cell table:formula="of:=[.F980]" office:value-type="float" office:value="436" calcext:value-type="float">
            <text:p>436</text:p>
          </table:table-cell>
          <table:table-cell table:formula="of:=[.M980]*10" office:value-type="float" office:value="2910.1" calcext:value-type="float">
            <text:p>2910.1</text:p>
          </table:table-cell>
        </table:table-row>
        <table:table-row table:style-name="ro2">
          <table:table-cell office:value-type="float" office:value="31211708" calcext:value-type="float">
            <text:p>31211708</text:p>
          </table:table-cell>
          <table:table-cell table:formula="of:=[.A981]-[.A980]" office:value-type="float" office:value="5020" calcext:value-type="float">
            <text:p>5020</text:p>
          </table:table-cell>
          <table:table-cell office:value-type="float" office:value="19.64" calcext:value-type="float">
            <text:p>19.64</text:p>
          </table:table-cell>
          <table:table-cell office:value-type="float" office:value="43.27" calcext:value-type="float">
            <text:p>43.27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19.64" calcext:value-type="float">
            <text:p>19.64</text:p>
          </table:table-cell>
          <table:table-cell table:number-columns-repeated="2" office:value-type="float" office:value="294.66" calcext:value-type="float">
            <text:p>294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.66" calcext:value-type="float">
            <text:p>294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81]/10000000;5)" office:value-type="float" office:value="3.12117" calcext:value-type="float">
            <text:p>3.12117</text:p>
          </table:table-cell>
          <table:table-cell table:formula="of:=[.C981]*100" office:value-type="float" office:value="1964" calcext:value-type="float">
            <text:p>1964</text:p>
          </table:table-cell>
          <table:table-cell table:formula="of:=[.F981]" office:value-type="float" office:value="431" calcext:value-type="float">
            <text:p>431</text:p>
          </table:table-cell>
          <table:table-cell table:formula="of:=[.M981]*10" office:value-type="float" office:value="2946.6" calcext:value-type="float">
            <text:p>2946.6</text:p>
          </table:table-cell>
        </table:table-row>
        <table:table-row table:style-name="ro2">
          <table:table-cell office:value-type="float" office:value="31217271" calcext:value-type="float">
            <text:p>31217271</text:p>
          </table:table-cell>
          <table:table-cell table:formula="of:=[.A982]-[.A981]" office:value-type="float" office:value="5563" calcext:value-type="float">
            <text:p>5563</text:p>
          </table:table-cell>
          <table:table-cell office:value-type="float" office:value="19.89" calcext:value-type="float">
            <text:p>19.89</text:p>
          </table:table-cell>
          <table:table-cell office:value-type="float" office:value="44.86" calcext:value-type="float">
            <text:p>44.86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19.89" calcext:value-type="float">
            <text:p>19.89</text:p>
          </table:table-cell>
          <table:table-cell table:number-columns-repeated="2" office:value-type="float" office:value="298.4" calcext:value-type="float">
            <text:p>29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.4" calcext:value-type="float">
            <text:p>298.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82]/10000000;5)" office:value-type="float" office:value="3.12173" calcext:value-type="float">
            <text:p>3.12173</text:p>
          </table:table-cell>
          <table:table-cell table:formula="of:=[.C982]*100" office:value-type="float" office:value="1989" calcext:value-type="float">
            <text:p>1989</text:p>
          </table:table-cell>
          <table:table-cell table:formula="of:=[.F982]" office:value-type="float" office:value="426" calcext:value-type="float">
            <text:p>426</text:p>
          </table:table-cell>
          <table:table-cell table:formula="of:=[.M982]*10" office:value-type="float" office:value="2984" calcext:value-type="float">
            <text:p>2984</text:p>
          </table:table-cell>
        </table:table-row>
        <table:table-row table:style-name="ro2">
          <table:table-cell office:value-type="float" office:value="31221143" calcext:value-type="float">
            <text:p>31221143</text:p>
          </table:table-cell>
          <table:table-cell table:formula="of:=[.A983]-[.A982]" office:value-type="float" office:value="3872" calcext:value-type="float">
            <text:p>3872</text:p>
          </table:table-cell>
          <table:table-cell office:value-type="float" office:value="20.09" calcext:value-type="float">
            <text:p>20.09</text:p>
          </table:table-cell>
          <table:table-cell office:value-type="float" office:value="40.26" calcext:value-type="float">
            <text:p>40.26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20.09" calcext:value-type="float">
            <text:p>20.09</text:p>
          </table:table-cell>
          <table:table-cell table:number-columns-repeated="2" office:value-type="float" office:value="301.4" calcext:value-type="float">
            <text:p>30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.4" calcext:value-type="float">
            <text:p>301.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83]/10000000;5)" office:value-type="float" office:value="3.12211" calcext:value-type="float">
            <text:p>3.12211</text:p>
          </table:table-cell>
          <table:table-cell table:formula="of:=[.C983]*100" office:value-type="float" office:value="2009" calcext:value-type="float">
            <text:p>2009</text:p>
          </table:table-cell>
          <table:table-cell table:formula="of:=[.F983]" office:value-type="float" office:value="423" calcext:value-type="float">
            <text:p>423</text:p>
          </table:table-cell>
          <table:table-cell table:formula="of:=[.M983]*10" office:value-type="float" office:value="3014" calcext:value-type="float">
            <text:p>3014</text:p>
          </table:table-cell>
        </table:table-row>
        <table:table-row table:style-name="ro2">
          <table:table-cell office:value-type="float" office:value="31225668" calcext:value-type="float">
            <text:p>31225668</text:p>
          </table:table-cell>
          <table:table-cell table:formula="of:=[.A984]-[.A983]" office:value-type="float" office:value="4525" calcext:value-type="float">
            <text:p>4525</text:p>
          </table:table-cell>
          <table:table-cell office:value-type="float" office:value="20.31" calcext:value-type="float">
            <text:p>20.31</text:p>
          </table:table-cell>
          <table:table-cell office:value-type="float" office:value="42.11" calcext:value-type="float">
            <text:p>42.11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20.31" calcext:value-type="float">
            <text:p>20.31</text:p>
          </table:table-cell>
          <table:table-cell table:number-columns-repeated="2" office:value-type="float" office:value="304.58" calcext:value-type="float">
            <text:p>304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.58" calcext:value-type="float">
            <text:p>304.5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84]/10000000;5)" office:value-type="float" office:value="3.12257" calcext:value-type="float">
            <text:p>3.12257</text:p>
          </table:table-cell>
          <table:table-cell table:formula="of:=[.C984]*100" office:value-type="float" office:value="2031" calcext:value-type="float">
            <text:p>2031</text:p>
          </table:table-cell>
          <table:table-cell table:formula="of:=[.F984]" office:value-type="float" office:value="419" calcext:value-type="float">
            <text:p>419</text:p>
          </table:table-cell>
          <table:table-cell table:formula="of:=[.M984]*10" office:value-type="float" office:value="3045.8" calcext:value-type="float">
            <text:p>3045.8</text:p>
          </table:table-cell>
        </table:table-row>
        <table:table-row table:style-name="ro2">
          <table:table-cell office:value-type="float" office:value="31229491" calcext:value-type="float">
            <text:p>31229491</text:p>
          </table:table-cell>
          <table:table-cell table:formula="of:=[.A985]-[.A984]" office:value-type="float" office:value="3823" calcext:value-type="float">
            <text:p>3823</text:p>
          </table:table-cell>
          <table:table-cell office:value-type="float" office:value="20.52" calcext:value-type="float">
            <text:p>20.52</text:p>
          </table:table-cell>
          <table:table-cell office:value-type="float" office:value="42.69" calcext:value-type="float">
            <text:p>42.69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20.52" calcext:value-type="float">
            <text:p>20.52</text:p>
          </table:table-cell>
          <table:table-cell table:number-columns-repeated="2" office:value-type="float" office:value="307.78" calcext:value-type="float">
            <text:p>307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7.78" calcext:value-type="float">
            <text:p>307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85]/10000000;5)" office:value-type="float" office:value="3.12295" calcext:value-type="float">
            <text:p>3.12295</text:p>
          </table:table-cell>
          <table:table-cell table:formula="of:=[.C985]*100" office:value-type="float" office:value="2052" calcext:value-type="float">
            <text:p>2052</text:p>
          </table:table-cell>
          <table:table-cell table:formula="of:=[.F985]" office:value-type="float" office:value="415" calcext:value-type="float">
            <text:p>415</text:p>
          </table:table-cell>
          <table:table-cell table:formula="of:=[.M985]*10" office:value-type="float" office:value="3077.8" calcext:value-type="float">
            <text:p>3077.8</text:p>
          </table:table-cell>
        </table:table-row>
        <table:table-row table:style-name="ro2">
          <table:table-cell office:value-type="float" office:value="31233983" calcext:value-type="float">
            <text:p>31233983</text:p>
          </table:table-cell>
          <table:table-cell table:formula="of:=[.A986]-[.A985]" office:value-type="float" office:value="4492" calcext:value-type="float">
            <text:p>4492</text:p>
          </table:table-cell>
          <table:table-cell office:value-type="float" office:value="20.73" calcext:value-type="float">
            <text:p>20.73</text:p>
          </table:table-cell>
          <table:table-cell office:value-type="float" office:value="42.83" calcext:value-type="float">
            <text:p>42.83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20.73" calcext:value-type="float">
            <text:p>20.73</text:p>
          </table:table-cell>
          <table:table-cell table:number-columns-repeated="2" office:value-type="float" office:value="310.91" calcext:value-type="float">
            <text:p>310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.91" calcext:value-type="float">
            <text:p>310.9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86]/10000000;5)" office:value-type="float" office:value="3.1234" calcext:value-type="float">
            <text:p>3.1234</text:p>
          </table:table-cell>
          <table:table-cell table:formula="of:=[.C986]*100" office:value-type="float" office:value="2073" calcext:value-type="float">
            <text:p>2073</text:p>
          </table:table-cell>
          <table:table-cell table:formula="of:=[.F986]" office:value-type="float" office:value="411" calcext:value-type="float">
            <text:p>411</text:p>
          </table:table-cell>
          <table:table-cell table:formula="of:=[.M986]*10" office:value-type="float" office:value="3109.1" calcext:value-type="float">
            <text:p>3109.1</text:p>
          </table:table-cell>
        </table:table-row>
        <table:table-row table:style-name="ro2">
          <table:table-cell office:value-type="float" office:value="31237808" calcext:value-type="float">
            <text:p>31237808</text:p>
          </table:table-cell>
          <table:table-cell table:formula="of:=[.A987]-[.A986]" office:value-type="float" office:value="3825" calcext:value-type="float">
            <text:p>3825</text:p>
          </table:table-cell>
          <table:table-cell office:value-type="float" office:value="20.92" calcext:value-type="float">
            <text:p>20.92</text:p>
          </table:table-cell>
          <table:table-cell office:value-type="float" office:value="41.72" calcext:value-type="float">
            <text:p>41.72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20.92" calcext:value-type="float">
            <text:p>20.92</text:p>
          </table:table-cell>
          <table:table-cell table:number-columns-repeated="2" office:value-type="float" office:value="313.81" calcext:value-type="float">
            <text:p>313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3.81" calcext:value-type="float">
            <text:p>313.8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87]/10000000;5)" office:value-type="float" office:value="3.12378" calcext:value-type="float">
            <text:p>3.12378</text:p>
          </table:table-cell>
          <table:table-cell table:formula="of:=[.C987]*100" office:value-type="float" office:value="2092" calcext:value-type="float">
            <text:p>2092</text:p>
          </table:table-cell>
          <table:table-cell table:formula="of:=[.F987]" office:value-type="float" office:value="407" calcext:value-type="float">
            <text:p>407</text:p>
          </table:table-cell>
          <table:table-cell table:formula="of:=[.M987]*10" office:value-type="float" office:value="3138.1" calcext:value-type="float">
            <text:p>3138.1</text:p>
          </table:table-cell>
        </table:table-row>
        <table:table-row table:style-name="ro2">
          <table:table-cell office:value-type="float" office:value="31242331" calcext:value-type="float">
            <text:p>31242331</text:p>
          </table:table-cell>
          <table:table-cell table:formula="of:=[.A988]-[.A987]" office:value-type="float" office:value="4523" calcext:value-type="float">
            <text:p>4523</text:p>
          </table:table-cell>
          <table:table-cell office:value-type="float" office:value="21.09" calcext:value-type="float">
            <text:p>21.09</text:p>
          </table:table-cell>
          <table:table-cell office:value-type="float" office:value="39.95" calcext:value-type="float">
            <text:p>39.95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316.37" calcext:value-type="float">
            <text:p>316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6.37" calcext:value-type="float">
            <text:p>316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88]/10000000;5)" office:value-type="float" office:value="3.12423" calcext:value-type="float">
            <text:p>3.12423</text:p>
          </table:table-cell>
          <table:table-cell table:formula="of:=[.C988]*100" office:value-type="float" office:value="2109" calcext:value-type="float">
            <text:p>2109</text:p>
          </table:table-cell>
          <table:table-cell table:formula="of:=[.F988]" office:value-type="float" office:value="404" calcext:value-type="float">
            <text:p>404</text:p>
          </table:table-cell>
          <table:table-cell table:formula="of:=[.M988]*10" office:value-type="float" office:value="3163.7" calcext:value-type="float">
            <text:p>3163.7</text:p>
          </table:table-cell>
        </table:table-row>
        <table:table-row table:style-name="ro2">
          <table:table-cell office:value-type="float" office:value="31246223" calcext:value-type="float">
            <text:p>31246223</text:p>
          </table:table-cell>
          <table:table-cell table:formula="of:=[.A989]-[.A988]" office:value-type="float" office:value="3892" calcext:value-type="float">
            <text:p>3892</text:p>
          </table:table-cell>
          <table:table-cell office:value-type="float" office:value="21.3" calcext:value-type="float">
            <text:p>21.3</text:p>
          </table:table-cell>
          <table:table-cell office:value-type="float" office:value="43.83" calcext:value-type="float">
            <text:p>43.8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1.3" calcext:value-type="float">
            <text:p>21.3</text:p>
          </table:table-cell>
          <table:table-cell table:number-columns-repeated="2" office:value-type="float" office:value="319.5" calcext:value-type="float">
            <text:p>31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9.5" calcext:value-type="float">
            <text:p>319.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89]/10000000;5)" office:value-type="float" office:value="3.12462" calcext:value-type="float">
            <text:p>3.12462</text:p>
          </table:table-cell>
          <table:table-cell table:formula="of:=[.C989]*100" office:value-type="float" office:value="2130" calcext:value-type="float">
            <text:p>2130</text:p>
          </table:table-cell>
          <table:table-cell table:formula="of:=[.F989]" office:value-type="float" office:value="400" calcext:value-type="float">
            <text:p>400</text:p>
          </table:table-cell>
          <table:table-cell table:formula="of:=[.M989]*10" office:value-type="float" office:value="3195" calcext:value-type="float">
            <text:p>3195</text:p>
          </table:table-cell>
        </table:table-row>
        <table:table-row table:style-name="ro2">
          <table:table-cell office:value-type="float" office:value="31250751" calcext:value-type="float">
            <text:p>31250751</text:p>
          </table:table-cell>
          <table:table-cell table:formula="of:=[.A990]-[.A989]" office:value-type="float" office:value="4528" calcext:value-type="float">
            <text:p>4528</text:p>
          </table:table-cell>
          <table:table-cell office:value-type="float" office:value="21.48" calcext:value-type="float">
            <text:p>21.48</text:p>
          </table:table-cell>
          <table:table-cell office:value-type="float" office:value="41.75" calcext:value-type="float">
            <text:p>41.75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21.48" calcext:value-type="float">
            <text:p>21.48</text:p>
          </table:table-cell>
          <table:table-cell table:number-columns-repeated="2" office:value-type="float" office:value="322.26" calcext:value-type="float">
            <text:p>322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.26" calcext:value-type="float">
            <text:p>322.2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90]/10000000;5)" office:value-type="float" office:value="3.12508" calcext:value-type="float">
            <text:p>3.12508</text:p>
          </table:table-cell>
          <table:table-cell table:formula="of:=[.C990]*100" office:value-type="float" office:value="2148" calcext:value-type="float">
            <text:p>2148</text:p>
          </table:table-cell>
          <table:table-cell table:formula="of:=[.F990]" office:value-type="float" office:value="397" calcext:value-type="float">
            <text:p>397</text:p>
          </table:table-cell>
          <table:table-cell table:formula="of:=[.M990]*10" office:value-type="float" office:value="3222.6" calcext:value-type="float">
            <text:p>3222.6</text:p>
          </table:table-cell>
        </table:table-row>
        <table:table-row table:style-name="ro2">
          <table:table-cell office:value-type="float" office:value="31254434" calcext:value-type="float">
            <text:p>31254434</text:p>
          </table:table-cell>
          <table:table-cell table:formula="of:=[.A991]-[.A990]" office:value-type="float" office:value="3683" calcext:value-type="float">
            <text:p>3683</text:p>
          </table:table-cell>
          <table:table-cell office:value-type="float" office:value="21.7" calcext:value-type="float">
            <text:p>21.7</text:p>
          </table:table-cell>
          <table:table-cell office:value-type="float" office:value="44.83" calcext:value-type="float">
            <text:p>44.83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21.7" calcext:value-type="float">
            <text:p>21.7</text:p>
          </table:table-cell>
          <table:table-cell table:number-columns-repeated="2" office:value-type="float" office:value="325.51" calcext:value-type="float">
            <text:p>325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.51" calcext:value-type="float">
            <text:p>325.5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91]/10000000;5)" office:value-type="float" office:value="3.12544" calcext:value-type="float">
            <text:p>3.12544</text:p>
          </table:table-cell>
          <table:table-cell table:formula="of:=[.C991]*100" office:value-type="float" office:value="2170" calcext:value-type="float">
            <text:p>2170</text:p>
          </table:table-cell>
          <table:table-cell table:formula="of:=[.F991]" office:value-type="float" office:value="393" calcext:value-type="float">
            <text:p>393</text:p>
          </table:table-cell>
          <table:table-cell table:formula="of:=[.M991]*10" office:value-type="float" office:value="3255.1" calcext:value-type="float">
            <text:p>3255.1</text:p>
          </table:table-cell>
        </table:table-row>
        <table:table-row table:style-name="ro2">
          <table:table-cell office:value-type="float" office:value="31259111" calcext:value-type="float">
            <text:p>31259111</text:p>
          </table:table-cell>
          <table:table-cell table:formula="of:=[.A992]-[.A991]" office:value-type="float" office:value="4677" calcext:value-type="float">
            <text:p>4677</text:p>
          </table:table-cell>
          <table:table-cell office:value-type="float" office:value="21.89" calcext:value-type="float">
            <text:p>21.89</text:p>
          </table:table-cell>
          <table:table-cell office:value-type="float" office:value="41.96" calcext:value-type="float">
            <text:p>41.96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21.89" calcext:value-type="float">
            <text:p>21.89</text:p>
          </table:table-cell>
          <table:table-cell table:number-columns-repeated="2" office:value-type="float" office:value="328.31" calcext:value-type="float">
            <text:p>328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.31" calcext:value-type="float">
            <text:p>328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92]/10000000;5)" office:value-type="float" office:value="3.12591" calcext:value-type="float">
            <text:p>3.12591</text:p>
          </table:table-cell>
          <table:table-cell table:formula="of:=[.C992]*100" office:value-type="float" office:value="2189" calcext:value-type="float">
            <text:p>2189</text:p>
          </table:table-cell>
          <table:table-cell table:formula="of:=[.F992]" office:value-type="float" office:value="389" calcext:value-type="float">
            <text:p>389</text:p>
          </table:table-cell>
          <table:table-cell table:formula="of:=[.M992]*10" office:value-type="float" office:value="3283.1" calcext:value-type="float">
            <text:p>3283.1</text:p>
          </table:table-cell>
        </table:table-row>
        <table:table-row table:style-name="ro2">
          <table:table-cell office:value-type="float" office:value="31295434" calcext:value-type="float">
            <text:p>31295434</text:p>
          </table:table-cell>
          <table:table-cell table:formula="of:=[.A993]-[.A992]" office:value-type="float" office:value="36323" calcext:value-type="float">
            <text:p>36323</text:p>
          </table:table-cell>
          <table:table-cell office:value-type="float" office:value="22.11" calcext:value-type="float">
            <text:p>22.11</text:p>
          </table:table-cell>
          <table:table-cell office:value-type="float" office:value="46.66" calcext:value-type="float">
            <text:p>46.66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float" office:value="22.11" calcext:value-type="float">
            <text:p>22.11</text:p>
          </table:table-cell>
          <table:table-cell table:number-columns-repeated="2" office:value-type="float" office:value="331.66" calcext:value-type="float">
            <text:p>331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1.66" calcext:value-type="float">
            <text:p>331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93]/10000000;5)" office:value-type="float" office:value="3.12954" calcext:value-type="float">
            <text:p>3.12954</text:p>
          </table:table-cell>
          <table:table-cell table:formula="of:=[.C993]*100" office:value-type="float" office:value="2211" calcext:value-type="float">
            <text:p>2211</text:p>
          </table:table-cell>
          <table:table-cell table:formula="of:=[.F993]" office:value-type="float" office:value="385" calcext:value-type="float">
            <text:p>385</text:p>
          </table:table-cell>
          <table:table-cell table:formula="of:=[.M993]*10" office:value-type="float" office:value="3316.6" calcext:value-type="float">
            <text:p>3316.6</text:p>
          </table:table-cell>
        </table:table-row>
        <table:table-row table:style-name="ro2">
          <table:table-cell office:value-type="float" office:value="31299531" calcext:value-type="float">
            <text:p>31299531</text:p>
          </table:table-cell>
          <table:table-cell table:formula="of:=[.A994]-[.A993]" office:value-type="float" office:value="4097" calcext:value-type="float">
            <text:p>4097</text:p>
          </table:table-cell>
          <table:table-cell office:value-type="float" office:value="22.43" calcext:value-type="float">
            <text:p>22.43</text:p>
          </table:table-cell>
          <table:table-cell office:value-type="float" office:value="57.51" calcext:value-type="float">
            <text:p>57.51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office:value-type="float" office:value="22.43" calcext:value-type="float">
            <text:p>22.43</text:p>
          </table:table-cell>
          <table:table-cell table:number-columns-repeated="2" office:value-type="float" office:value="336.49" calcext:value-type="float">
            <text:p>336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.49" calcext:value-type="float">
            <text:p>336.4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94]/10000000;5)" office:value-type="float" office:value="3.12995" calcext:value-type="float">
            <text:p>3.12995</text:p>
          </table:table-cell>
          <table:table-cell table:formula="of:=[.C994]*100" office:value-type="float" office:value="2243" calcext:value-type="float">
            <text:p>2243</text:p>
          </table:table-cell>
          <table:table-cell table:formula="of:=[.F994]" office:value-type="float" office:value="379" calcext:value-type="float">
            <text:p>379</text:p>
          </table:table-cell>
          <table:table-cell table:formula="of:=[.M994]*10" office:value-type="float" office:value="3364.9" calcext:value-type="float">
            <text:p>3364.9</text:p>
          </table:table-cell>
        </table:table-row>
        <table:table-row table:style-name="ro2">
          <table:table-cell office:value-type="float" office:value="31303500" calcext:value-type="float">
            <text:p>31303500</text:p>
          </table:table-cell>
          <table:table-cell table:formula="of:=[.A995]-[.A994]" office:value-type="float" office:value="3969" calcext:value-type="float">
            <text:p>3969</text:p>
          </table:table-cell>
          <table:table-cell office:value-type="float" office:value="22.63" calcext:value-type="float">
            <text:p>22.63</text:p>
          </table:table-cell>
          <table:table-cell office:value-type="float" office:value="45.86" calcext:value-type="float">
            <text:p>45.86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22.63" calcext:value-type="float">
            <text:p>22.63</text:p>
          </table:table-cell>
          <table:table-cell table:number-columns-repeated="2" office:value-type="float" office:value="339.5" calcext:value-type="float">
            <text:p>33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9.5" calcext:value-type="float">
            <text:p>339.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95]/10000000;5)" office:value-type="float" office:value="3.13035" calcext:value-type="float">
            <text:p>3.13035</text:p>
          </table:table-cell>
          <table:table-cell table:formula="of:=[.C995]*100" office:value-type="float" office:value="2263" calcext:value-type="float">
            <text:p>2263</text:p>
          </table:table-cell>
          <table:table-cell table:formula="of:=[.F995]" office:value-type="float" office:value="375" calcext:value-type="float">
            <text:p>375</text:p>
          </table:table-cell>
          <table:table-cell table:formula="of:=[.M995]*10" office:value-type="float" office:value="3395" calcext:value-type="float">
            <text:p>3395</text:p>
          </table:table-cell>
        </table:table-row>
        <table:table-row table:style-name="ro2">
          <table:table-cell office:value-type="float" office:value="31308031" calcext:value-type="float">
            <text:p>31308031</text:p>
          </table:table-cell>
          <table:table-cell table:formula="of:=[.A996]-[.A995]" office:value-type="float" office:value="4531" calcext:value-type="float">
            <text:p>4531</text:p>
          </table:table-cell>
          <table:table-cell office:value-type="float" office:value="22.92" calcext:value-type="float">
            <text:p>22.92</text:p>
          </table:table-cell>
          <table:table-cell office:value-type="float" office:value="53.99" calcext:value-type="float">
            <text:p>53.99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22.92" calcext:value-type="float">
            <text:p>22.92</text:p>
          </table:table-cell>
          <table:table-cell table:number-columns-repeated="2" office:value-type="float" office:value="343.74" calcext:value-type="float">
            <text:p>343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.74" calcext:value-type="float">
            <text:p>343.7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96]/10000000;5)" office:value-type="float" office:value="3.1308" calcext:value-type="float">
            <text:p>3.1308</text:p>
          </table:table-cell>
          <table:table-cell table:formula="of:=[.C996]*100" office:value-type="float" office:value="2292" calcext:value-type="float">
            <text:p>2292</text:p>
          </table:table-cell>
          <table:table-cell table:formula="of:=[.F996]" office:value-type="float" office:value="370" calcext:value-type="float">
            <text:p>370</text:p>
          </table:table-cell>
          <table:table-cell table:formula="of:=[.M996]*10" office:value-type="float" office:value="3437.4" calcext:value-type="float">
            <text:p>3437.4</text:p>
          </table:table-cell>
        </table:table-row>
        <table:table-row table:style-name="ro2">
          <table:table-cell office:value-type="float" office:value="31311860" calcext:value-type="float">
            <text:p>31311860</text:p>
          </table:table-cell>
          <table:table-cell table:formula="of:=[.A997]-[.A996]" office:value-type="float" office:value="3829" calcext:value-type="float">
            <text:p>3829</text:p>
          </table:table-cell>
          <table:table-cell office:value-type="float" office:value="23.11" calcext:value-type="float">
            <text:p>23.11</text:p>
          </table:table-cell>
          <table:table-cell office:value-type="float" office:value="44.84" calcext:value-type="float">
            <text:p>44.84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23.11" calcext:value-type="float">
            <text:p>23.11</text:p>
          </table:table-cell>
          <table:table-cell table:number-columns-repeated="2" office:value-type="float" office:value="346.61" calcext:value-type="float">
            <text:p>346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6.61" calcext:value-type="float">
            <text:p>346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97]/10000000;5)" office:value-type="float" office:value="3.13119" calcext:value-type="float">
            <text:p>3.13119</text:p>
          </table:table-cell>
          <table:table-cell table:formula="of:=[.C997]*100" office:value-type="float" office:value="2311" calcext:value-type="float">
            <text:p>2311</text:p>
          </table:table-cell>
          <table:table-cell table:formula="of:=[.F997]" office:value-type="float" office:value="366" calcext:value-type="float">
            <text:p>366</text:p>
          </table:table-cell>
          <table:table-cell table:formula="of:=[.M997]*10" office:value-type="float" office:value="3466.1" calcext:value-type="float">
            <text:p>3466.1</text:p>
          </table:table-cell>
        </table:table-row>
        <table:table-row table:style-name="ro2">
          <table:table-cell office:value-type="float" office:value="31317211" calcext:value-type="float">
            <text:p>31317211</text:p>
          </table:table-cell>
          <table:table-cell table:formula="of:=[.A998]-[.A997]" office:value-type="float" office:value="5351" calcext:value-type="float">
            <text:p>5351</text:p>
          </table:table-cell>
          <table:table-cell office:value-type="float" office:value="23.38" calcext:value-type="float">
            <text:p>23.38</text:p>
          </table:table-cell>
          <table:table-cell office:value-type="float" office:value="52.22" calcext:value-type="float">
            <text:p>52.22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float" office:value="23.38" calcext:value-type="float">
            <text:p>23.38</text:p>
          </table:table-cell>
          <table:table-cell table:number-columns-repeated="2" office:value-type="float" office:value="350.69" calcext:value-type="float">
            <text:p>350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.69" calcext:value-type="float">
            <text:p>350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98]/10000000;5)" office:value-type="float" office:value="3.13172" calcext:value-type="float">
            <text:p>3.13172</text:p>
          </table:table-cell>
          <table:table-cell table:formula="of:=[.C998]*100" office:value-type="float" office:value="2338" calcext:value-type="float">
            <text:p>2338</text:p>
          </table:table-cell>
          <table:table-cell table:formula="of:=[.F998]" office:value-type="float" office:value="361" calcext:value-type="float">
            <text:p>361</text:p>
          </table:table-cell>
          <table:table-cell table:formula="of:=[.M998]*10" office:value-type="float" office:value="3506.9" calcext:value-type="float">
            <text:p>3506.9</text:p>
          </table:table-cell>
        </table:table-row>
        <table:table-row table:style-name="ro2">
          <table:table-cell office:value-type="float" office:value="31320963" calcext:value-type="float">
            <text:p>31320963</text:p>
          </table:table-cell>
          <table:table-cell table:formula="of:=[.A999]-[.A998]" office:value-type="float" office:value="3752" calcext:value-type="float">
            <text:p>3752</text:p>
          </table:table-cell>
          <table:table-cell office:value-type="float" office:value="23.65" calcext:value-type="float">
            <text:p>23.65</text:p>
          </table:table-cell>
          <table:table-cell office:value-type="float" office:value="51.98" calcext:value-type="float">
            <text:p>51.98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23.65" calcext:value-type="float">
            <text:p>23.65</text:p>
          </table:table-cell>
          <table:table-cell table:number-columns-repeated="2" office:value-type="float" office:value="354.75" calcext:value-type="float">
            <text:p>354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.75" calcext:value-type="float">
            <text:p>354.7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999]/10000000;5)" office:value-type="float" office:value="3.1321" calcext:value-type="float">
            <text:p>3.1321</text:p>
          </table:table-cell>
          <table:table-cell table:formula="of:=[.C999]*100" office:value-type="float" office:value="2365" calcext:value-type="float">
            <text:p>2365</text:p>
          </table:table-cell>
          <table:table-cell table:formula="of:=[.F999]" office:value-type="float" office:value="356" calcext:value-type="float">
            <text:p>356</text:p>
          </table:table-cell>
          <table:table-cell table:formula="of:=[.M999]*10" office:value-type="float" office:value="3547.5" calcext:value-type="float">
            <text:p>3547.5</text:p>
          </table:table-cell>
        </table:table-row>
        <table:table-row table:style-name="ro2">
          <table:table-cell office:value-type="float" office:value="31325551" calcext:value-type="float">
            <text:p>31325551</text:p>
          </table:table-cell>
          <table:table-cell table:formula="of:=[.A1000]-[.A999]" office:value-type="float" office:value="4588" calcext:value-type="float">
            <text:p>4588</text:p>
          </table:table-cell>
          <table:table-cell office:value-type="float" office:value="23.9" calcext:value-type="float">
            <text:p>23.9</text:p>
          </table:table-cell>
          <table:table-cell office:value-type="float" office:value="49.09" calcext:value-type="float">
            <text:p>49.09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23.9" calcext:value-type="float">
            <text:p>23.9</text:p>
          </table:table-cell>
          <table:table-cell table:number-columns-repeated="2" office:value-type="float" office:value="358.49" calcext:value-type="float">
            <text:p>358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.49" calcext:value-type="float">
            <text:p>358.4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00]/10000000;5)" office:value-type="float" office:value="3.13256" calcext:value-type="float">
            <text:p>3.13256</text:p>
          </table:table-cell>
          <table:table-cell table:formula="of:=[.C1000]*100" office:value-type="float" office:value="2390" calcext:value-type="float">
            <text:p>2390</text:p>
          </table:table-cell>
          <table:table-cell table:formula="of:=[.F1000]" office:value-type="float" office:value="351" calcext:value-type="float">
            <text:p>351</text:p>
          </table:table-cell>
          <table:table-cell table:formula="of:=[.M1000]*10" office:value-type="float" office:value="3584.9" calcext:value-type="float">
            <text:p>3584.9</text:p>
          </table:table-cell>
        </table:table-row>
        <table:table-row table:style-name="ro2">
          <table:table-cell office:value-type="float" office:value="31329351" calcext:value-type="float">
            <text:p>31329351</text:p>
          </table:table-cell>
          <table:table-cell table:formula="of:=[.A1001]-[.A1000]" office:value-type="float" office:value="3800" calcext:value-type="float">
            <text:p>3800</text:p>
          </table:table-cell>
          <table:table-cell office:value-type="float" office:value="24.19" calcext:value-type="float">
            <text:p>24.19</text:p>
          </table:table-cell>
          <table:table-cell office:value-type="float" office:value="52.94" calcext:value-type="float">
            <text:p>52.94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24.19" calcext:value-type="float">
            <text:p>24.19</text:p>
          </table:table-cell>
          <table:table-cell table:number-columns-repeated="2" office:value-type="float" office:value="362.83" calcext:value-type="float">
            <text:p>362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.83" calcext:value-type="float">
            <text:p>362.8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01]/10000000;5)" office:value-type="float" office:value="3.13294" calcext:value-type="float">
            <text:p>3.13294</text:p>
          </table:table-cell>
          <table:table-cell table:formula="of:=[.C1001]*100" office:value-type="float" office:value="2419" calcext:value-type="float">
            <text:p>2419</text:p>
          </table:table-cell>
          <table:table-cell table:formula="of:=[.F1001]" office:value-type="float" office:value="346" calcext:value-type="float">
            <text:p>346</text:p>
          </table:table-cell>
          <table:table-cell table:formula="of:=[.M1001]*10" office:value-type="float" office:value="3628.3" calcext:value-type="float">
            <text:p>3628.3</text:p>
          </table:table-cell>
        </table:table-row>
        <table:table-row table:style-name="ro2">
          <table:table-cell office:value-type="float" office:value="31333831" calcext:value-type="float">
            <text:p>31333831</text:p>
          </table:table-cell>
          <table:table-cell table:formula="of:=[.A1002]-[.A1001]" office:value-type="float" office:value="4480" calcext:value-type="float">
            <text:p>4480</text:p>
          </table:table-cell>
          <table:table-cell office:value-type="float" office:value="24.44" calcext:value-type="float">
            <text:p>24.44</text:p>
          </table:table-cell>
          <table:table-cell office:value-type="float" office:value="48.62" calcext:value-type="float">
            <text:p>48.62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24.44" calcext:value-type="float">
            <text:p>24.44</text:p>
          </table:table-cell>
          <table:table-cell table:number-columns-repeated="2" office:value-type="float" office:value="366.61" calcext:value-type="float">
            <text:p>366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6.61" calcext:value-type="float">
            <text:p>366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02]/10000000;5)" office:value-type="float" office:value="3.13338" calcext:value-type="float">
            <text:p>3.13338</text:p>
          </table:table-cell>
          <table:table-cell table:formula="of:=[.C1002]*100" office:value-type="float" office:value="2444" calcext:value-type="float">
            <text:p>2444</text:p>
          </table:table-cell>
          <table:table-cell table:formula="of:=[.F1002]" office:value-type="float" office:value="341" calcext:value-type="float">
            <text:p>341</text:p>
          </table:table-cell>
          <table:table-cell table:formula="of:=[.M1002]*10" office:value-type="float" office:value="3666.1" calcext:value-type="float">
            <text:p>3666.1</text:p>
          </table:table-cell>
        </table:table-row>
        <table:table-row table:style-name="ro2">
          <table:table-cell office:value-type="float" office:value="31337671" calcext:value-type="float">
            <text:p>31337671</text:p>
          </table:table-cell>
          <table:table-cell table:formula="of:=[.A1003]-[.A1002]" office:value-type="float" office:value="3840" calcext:value-type="float">
            <text:p>3840</text:p>
          </table:table-cell>
          <table:table-cell office:value-type="float" office:value="24.75" calcext:value-type="float">
            <text:p>24.75</text:p>
          </table:table-cell>
          <table:table-cell office:value-type="float" office:value="54.17" calcext:value-type="float">
            <text:p>54.17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24.75" calcext:value-type="float">
            <text:p>24.75</text:p>
          </table:table-cell>
          <table:table-cell table:number-columns-repeated="2" office:value-type="float" office:value="371.28" calcext:value-type="float">
            <text:p>371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.28" calcext:value-type="float">
            <text:p>371.2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03]/10000000;5)" office:value-type="float" office:value="3.13377" calcext:value-type="float">
            <text:p>3.13377</text:p>
          </table:table-cell>
          <table:table-cell table:formula="of:=[.C1003]*100" office:value-type="float" office:value="2475" calcext:value-type="float">
            <text:p>2475</text:p>
          </table:table-cell>
          <table:table-cell table:formula="of:=[.F1003]" office:value-type="float" office:value="335" calcext:value-type="float">
            <text:p>335</text:p>
          </table:table-cell>
          <table:table-cell table:formula="of:=[.M1003]*10" office:value-type="float" office:value="3712.8" calcext:value-type="float">
            <text:p>3712.8</text:p>
          </table:table-cell>
        </table:table-row>
        <table:table-row table:style-name="ro2">
          <table:table-cell office:value-type="float" office:value="31342151" calcext:value-type="float">
            <text:p>31342151</text:p>
          </table:table-cell>
          <table:table-cell table:formula="of:=[.A1004]-[.A1003]" office:value-type="float" office:value="4480" calcext:value-type="float">
            <text:p>4480</text:p>
          </table:table-cell>
          <table:table-cell office:value-type="float" office:value="25.05" calcext:value-type="float">
            <text:p>25.05</text:p>
          </table:table-cell>
          <table:table-cell office:value-type="float" office:value="52.8" calcext:value-type="float">
            <text:p>52.8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25.05" calcext:value-type="float">
            <text:p>25.05</text:p>
          </table:table-cell>
          <table:table-cell table:number-columns-repeated="2" office:value-type="float" office:value="375.72" calcext:value-type="float">
            <text:p>37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.72" calcext:value-type="float">
            <text:p>375.7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04]/10000000;5)" office:value-type="float" office:value="3.13422" calcext:value-type="float">
            <text:p>3.13422</text:p>
          </table:table-cell>
          <table:table-cell table:formula="of:=[.C1004]*100" office:value-type="float" office:value="2505" calcext:value-type="float">
            <text:p>2505</text:p>
          </table:table-cell>
          <table:table-cell table:formula="of:=[.F1004]" office:value-type="float" office:value="330" calcext:value-type="float">
            <text:p>330</text:p>
          </table:table-cell>
          <table:table-cell table:formula="of:=[.M1004]*10" office:value-type="float" office:value="3757.2" calcext:value-type="float">
            <text:p>3757.2</text:p>
          </table:table-cell>
        </table:table-row>
        <table:table-row table:style-name="ro2">
          <table:table-cell office:value-type="float" office:value="31346080" calcext:value-type="float">
            <text:p>31346080</text:p>
          </table:table-cell>
          <table:table-cell table:formula="of:=[.A1005]-[.A1004]" office:value-type="float" office:value="3929" calcext:value-type="float">
            <text:p>3929</text:p>
          </table:table-cell>
          <table:table-cell office:value-type="float" office:value="25.36" calcext:value-type="float">
            <text:p>25.36</text:p>
          </table:table-cell>
          <table:table-cell office:value-type="float" office:value="54.28" calcext:value-type="float">
            <text:p>54.28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25.36" calcext:value-type="float">
            <text:p>25.36</text:p>
          </table:table-cell>
          <table:table-cell table:number-columns-repeated="2" office:value-type="float" office:value="380.4" calcext:value-type="float">
            <text:p>38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.4" calcext:value-type="float">
            <text:p>380.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05]/10000000;5)" office:value-type="float" office:value="3.13461" calcext:value-type="float">
            <text:p>3.13461</text:p>
          </table:table-cell>
          <table:table-cell table:formula="of:=[.C1005]*100" office:value-type="float" office:value="2536" calcext:value-type="float">
            <text:p>2536</text:p>
          </table:table-cell>
          <table:table-cell table:formula="of:=[.F1005]" office:value-type="float" office:value="324" calcext:value-type="float">
            <text:p>324</text:p>
          </table:table-cell>
          <table:table-cell table:formula="of:=[.M1005]*10" office:value-type="float" office:value="3804" calcext:value-type="float">
            <text:p>3804</text:p>
          </table:table-cell>
        </table:table-row>
        <table:table-row table:style-name="ro2">
          <table:table-cell office:value-type="float" office:value="31350551" calcext:value-type="float">
            <text:p>31350551</text:p>
          </table:table-cell>
          <table:table-cell table:formula="of:=[.A1006]-[.A1005]" office:value-type="float" office:value="4471" calcext:value-type="float">
            <text:p>4471</text:p>
          </table:table-cell>
          <table:table-cell office:value-type="float" office:value="25.68" calcext:value-type="float">
            <text:p>25.68</text:p>
          </table:table-cell>
          <table:table-cell office:value-type="float" office:value="55.44" calcext:value-type="float">
            <text:p>55.44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25.68" calcext:value-type="float">
            <text:p>25.68</text:p>
          </table:table-cell>
          <table:table-cell table:number-columns-repeated="2" office:value-type="float" office:value="385.26" calcext:value-type="float">
            <text:p>385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.26" calcext:value-type="float">
            <text:p>385.2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06]/10000000;5)" office:value-type="float" office:value="3.13506" calcext:value-type="float">
            <text:p>3.13506</text:p>
          </table:table-cell>
          <table:table-cell table:formula="of:=[.C1006]*100" office:value-type="float" office:value="2568" calcext:value-type="float">
            <text:p>2568</text:p>
          </table:table-cell>
          <table:table-cell table:formula="of:=[.F1006]" office:value-type="float" office:value="318" calcext:value-type="float">
            <text:p>318</text:p>
          </table:table-cell>
          <table:table-cell table:formula="of:=[.M1006]*10" office:value-type="float" office:value="3852.6" calcext:value-type="float">
            <text:p>3852.6</text:p>
          </table:table-cell>
        </table:table-row>
        <table:table-row table:style-name="ro2">
          <table:table-cell office:value-type="float" office:value="31354351" calcext:value-type="float">
            <text:p>31354351</text:p>
          </table:table-cell>
          <table:table-cell table:formula="of:=[.A1007]-[.A1006]" office:value-type="float" office:value="3800" calcext:value-type="float">
            <text:p>3800</text:p>
          </table:table-cell>
          <table:table-cell office:value-type="float" office:value="26.01" calcext:value-type="float">
            <text:p>26.01</text:p>
          </table:table-cell>
          <table:table-cell office:value-type="float" office:value="54.84" calcext:value-type="float">
            <text:p>54.8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26.01" calcext:value-type="float">
            <text:p>26.01</text:p>
          </table:table-cell>
          <table:table-cell table:number-columns-repeated="2" office:value-type="float" office:value="390.08" calcext:value-type="float">
            <text:p>39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.08" calcext:value-type="float">
            <text:p>390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07]/10000000;5)" office:value-type="float" office:value="3.13544" calcext:value-type="float">
            <text:p>3.13544</text:p>
          </table:table-cell>
          <table:table-cell table:formula="of:=[.C1007]*100" office:value-type="float" office:value="2601" calcext:value-type="float">
            <text:p>2601</text:p>
          </table:table-cell>
          <table:table-cell table:formula="of:=[.F1007]" office:value-type="float" office:value="312" calcext:value-type="float">
            <text:p>312</text:p>
          </table:table-cell>
          <table:table-cell table:formula="of:=[.M1007]*10" office:value-type="float" office:value="3900.8" calcext:value-type="float">
            <text:p>3900.8</text:p>
          </table:table-cell>
        </table:table-row>
        <table:table-row table:style-name="ro2">
          <table:table-cell office:value-type="float" office:value="31359011" calcext:value-type="float">
            <text:p>31359011</text:p>
          </table:table-cell>
          <table:table-cell table:formula="of:=[.A1008]-[.A1007]" office:value-type="float" office:value="4660" calcext:value-type="float">
            <text:p>4660</text:p>
          </table:table-cell>
          <table:table-cell office:value-type="float" office:value="26.35" calcext:value-type="float">
            <text:p>26.35</text:p>
          </table:table-cell>
          <table:table-cell office:value-type="float" office:value="57.79" calcext:value-type="float">
            <text:p>57.79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26.35" calcext:value-type="float">
            <text:p>26.35</text:p>
          </table:table-cell>
          <table:table-cell table:number-columns-repeated="2" office:value-type="float" office:value="395.28" calcext:value-type="float">
            <text:p>395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5.28" calcext:value-type="float">
            <text:p>395.2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08]/10000000;5)" office:value-type="float" office:value="3.1359" calcext:value-type="float">
            <text:p>3.1359</text:p>
          </table:table-cell>
          <table:table-cell table:formula="of:=[.C1008]*100" office:value-type="float" office:value="2635" calcext:value-type="float">
            <text:p>2635</text:p>
          </table:table-cell>
          <table:table-cell table:formula="of:=[.F1008]" office:value-type="float" office:value="305" calcext:value-type="float">
            <text:p>305</text:p>
          </table:table-cell>
          <table:table-cell table:formula="of:=[.M1008]*10" office:value-type="float" office:value="3952.8" calcext:value-type="float">
            <text:p>3952.8</text:p>
          </table:table-cell>
        </table:table-row>
        <table:table-row table:style-name="ro2">
          <table:table-cell office:value-type="float" office:value="31362708" calcext:value-type="float">
            <text:p>31362708</text:p>
          </table:table-cell>
          <table:table-cell table:formula="of:=[.A1009]-[.A1008]" office:value-type="float" office:value="3697" calcext:value-type="float">
            <text:p>3697</text:p>
          </table:table-cell>
          <table:table-cell office:value-type="float" office:value="26.64" calcext:value-type="float">
            <text:p>26.64</text:p>
          </table:table-cell>
          <table:table-cell office:value-type="float" office:value="52.88" calcext:value-type="float">
            <text:p>52.8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6.64" calcext:value-type="float">
            <text:p>26.64</text:p>
          </table:table-cell>
          <table:table-cell table:number-columns-repeated="2" office:value-type="float" office:value="399.67" calcext:value-type="float">
            <text:p>399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.67" calcext:value-type="float">
            <text:p>399.6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09]/10000000;5)" office:value-type="float" office:value="3.13627" calcext:value-type="float">
            <text:p>3.13627</text:p>
          </table:table-cell>
          <table:table-cell table:formula="of:=[.C1009]*100" office:value-type="float" office:value="2664" calcext:value-type="float">
            <text:p>2664</text:p>
          </table:table-cell>
          <table:table-cell table:formula="of:=[.F1009]" office:value-type="float" office:value="300" calcext:value-type="float">
            <text:p>300</text:p>
          </table:table-cell>
          <table:table-cell table:formula="of:=[.M1009]*10" office:value-type="float" office:value="3996.7" calcext:value-type="float">
            <text:p>3996.7</text:p>
          </table:table-cell>
        </table:table-row>
        <table:table-row table:style-name="ro2">
          <table:table-cell office:value-type="float" office:value="31367365" calcext:value-type="float">
            <text:p>31367365</text:p>
          </table:table-cell>
          <table:table-cell table:formula="of:=[.A1010]-[.A1009]" office:value-type="float" office:value="4657" calcext:value-type="float">
            <text:p>4657</text:p>
          </table:table-cell>
          <table:table-cell office:value-type="float" office:value="26.92" calcext:value-type="float">
            <text:p>26.92</text:p>
          </table:table-cell>
          <table:table-cell office:value-type="float" office:value="51.21" calcext:value-type="float">
            <text:p>51.2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6.92" calcext:value-type="float">
            <text:p>26.92</text:p>
          </table:table-cell>
          <table:table-cell office:value-type="float" office:value="403.82" calcext:value-type="float">
            <text:p>403.8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3.82" calcext:value-type="float">
            <text:p>403.8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10]/10000000;5)" office:value-type="float" office:value="3.13674" calcext:value-type="float">
            <text:p>3.13674</text:p>
          </table:table-cell>
          <table:table-cell table:formula="of:=[.C1010]*100" office:value-type="float" office:value="2692" calcext:value-type="float">
            <text:p>2692</text:p>
          </table:table-cell>
          <table:table-cell table:formula="of:=[.F1010]" office:value-type="float" office:value="300" calcext:value-type="float">
            <text:p>300</text:p>
          </table:table-cell>
          <table:table-cell table:formula="of:=[.M1010]*10" office:value-type="float" office:value="4038.2" calcext:value-type="float">
            <text:p>4038.2</text:p>
          </table:table-cell>
        </table:table-row>
        <table:table-row table:style-name="ro2">
          <table:table-cell office:value-type="float" office:value="31371080" calcext:value-type="float">
            <text:p>31371080</text:p>
          </table:table-cell>
          <table:table-cell table:formula="of:=[.A1011]-[.A1010]" office:value-type="float" office:value="3715" calcext:value-type="float">
            <text:p>3715</text:p>
          </table:table-cell>
          <table:table-cell office:value-type="float" office:value="27.19" calcext:value-type="float">
            <text:p>27.19</text:p>
          </table:table-cell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.19" calcext:value-type="float">
            <text:p>27.19</text:p>
          </table:table-cell>
          <table:table-cell office:value-type="float" office:value="407.85" calcext:value-type="float">
            <text:p>407.8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.85" calcext:value-type="float">
            <text:p>407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11]/10000000;5)" office:value-type="float" office:value="3.13711" calcext:value-type="float">
            <text:p>3.13711</text:p>
          </table:table-cell>
          <table:table-cell table:formula="of:=[.C1011]*100" office:value-type="float" office:value="2719" calcext:value-type="float">
            <text:p>2719</text:p>
          </table:table-cell>
          <table:table-cell table:formula="of:=[.F1011]" office:value-type="float" office:value="300" calcext:value-type="float">
            <text:p>300</text:p>
          </table:table-cell>
          <table:table-cell table:formula="of:=[.M1011]*10" office:value-type="float" office:value="4078.5" calcext:value-type="float">
            <text:p>4078.5</text:p>
          </table:table-cell>
        </table:table-row>
        <table:table-row table:style-name="ro2">
          <table:table-cell office:value-type="float" office:value="31375585" calcext:value-type="float">
            <text:p>31375585</text:p>
          </table:table-cell>
          <table:table-cell table:formula="of:=[.A1012]-[.A1011]" office:value-type="float" office:value="4505" calcext:value-type="float">
            <text:p>4505</text:p>
          </table:table-cell>
          <table:table-cell office:value-type="float" office:value="27.45" calcext:value-type="float">
            <text:p>27.45</text:p>
          </table:table-cell>
          <table:table-cell office:value-type="float" office:value="49.1" calcext:value-type="float">
            <text:p>49.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.45" calcext:value-type="float">
            <text:p>27.45</text:p>
          </table:table-cell>
          <table:table-cell office:value-type="float" office:value="411.7" calcext:value-type="float">
            <text:p>411.7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1.7" calcext:value-type="float">
            <text:p>411.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12]/10000000;5)" office:value-type="float" office:value="3.13756" calcext:value-type="float">
            <text:p>3.13756</text:p>
          </table:table-cell>
          <table:table-cell table:formula="of:=[.C1012]*100" office:value-type="float" office:value="2745" calcext:value-type="float">
            <text:p>2745</text:p>
          </table:table-cell>
          <table:table-cell table:formula="of:=[.F1012]" office:value-type="float" office:value="300" calcext:value-type="float">
            <text:p>300</text:p>
          </table:table-cell>
          <table:table-cell table:formula="of:=[.M1012]*10" office:value-type="float" office:value="4117" calcext:value-type="float">
            <text:p>4117</text:p>
          </table:table-cell>
        </table:table-row>
        <table:table-row table:style-name="ro2">
          <table:table-cell office:value-type="float" office:value="31379434" calcext:value-type="float">
            <text:p>31379434</text:p>
          </table:table-cell>
          <table:table-cell table:formula="of:=[.A1013]-[.A1012]" office:value-type="float" office:value="3849" calcext:value-type="float">
            <text:p>3849</text:p>
          </table:table-cell>
          <table:table-cell office:value-type="float" office:value="27.73" calcext:value-type="float">
            <text:p>27.73</text:p>
          </table:table-cell>
          <table:table-cell office:value-type="float" office:value="51.12" calcext:value-type="float">
            <text:p>51.1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.73" calcext:value-type="float">
            <text:p>27.73</text:p>
          </table:table-cell>
          <table:table-cell office:value-type="float" office:value="415.9" calcext:value-type="float">
            <text:p>415.9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.9" calcext:value-type="float">
            <text:p>415.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13]/10000000;5)" office:value-type="float" office:value="3.13794" calcext:value-type="float">
            <text:p>3.13794</text:p>
          </table:table-cell>
          <table:table-cell table:formula="of:=[.C1013]*100" office:value-type="float" office:value="2773" calcext:value-type="float">
            <text:p>2773</text:p>
          </table:table-cell>
          <table:table-cell table:formula="of:=[.F1013]" office:value-type="float" office:value="300" calcext:value-type="float">
            <text:p>300</text:p>
          </table:table-cell>
          <table:table-cell table:formula="of:=[.M1013]*10" office:value-type="float" office:value="4159" calcext:value-type="float">
            <text:p>4159</text:p>
          </table:table-cell>
        </table:table-row>
        <table:table-row table:style-name="ro2">
          <table:table-cell office:value-type="float" office:value="31383971" calcext:value-type="float">
            <text:p>31383971</text:p>
          </table:table-cell>
          <table:table-cell table:formula="of:=[.A1014]-[.A1013]" office:value-type="float" office:value="4537" calcext:value-type="float">
            <text:p>4537</text:p>
          </table:table-cell>
          <table:table-cell office:value-type="float" office:value="28.04" calcext:value-type="float">
            <text:p>28.04</text:p>
          </table:table-cell>
          <table:table-cell office:value-type="float" office:value="53.92" calcext:value-type="float">
            <text:p>53.9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8.04" calcext:value-type="float">
            <text:p>28.04</text:p>
          </table:table-cell>
          <table:table-cell office:value-type="float" office:value="420.59" calcext:value-type="float">
            <text:p>420.59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.59" calcext:value-type="float">
            <text:p>420.5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14]/10000000;5)" office:value-type="float" office:value="3.1384" calcext:value-type="float">
            <text:p>3.1384</text:p>
          </table:table-cell>
          <table:table-cell table:formula="of:=[.C1014]*100" office:value-type="float" office:value="2804" calcext:value-type="float">
            <text:p>2804</text:p>
          </table:table-cell>
          <table:table-cell table:formula="of:=[.F1014]" office:value-type="float" office:value="300" calcext:value-type="float">
            <text:p>300</text:p>
          </table:table-cell>
          <table:table-cell table:formula="of:=[.M1014]*10" office:value-type="float" office:value="4205.9" calcext:value-type="float">
            <text:p>4205.9</text:p>
          </table:table-cell>
        </table:table-row>
        <table:table-row table:style-name="ro2">
          <table:table-cell office:value-type="float" office:value="31387820" calcext:value-type="float">
            <text:p>31387820</text:p>
          </table:table-cell>
          <table:table-cell table:formula="of:=[.A1015]-[.A1014]" office:value-type="float" office:value="3849" calcext:value-type="float">
            <text:p>3849</text:p>
          </table:table-cell>
          <table:table-cell office:value-type="float" office:value="28.35" calcext:value-type="float">
            <text:p>28.35</text:p>
          </table:table-cell>
          <table:table-cell office:value-type="float" office:value="52.16" calcext:value-type="float">
            <text:p>52.1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8.35" calcext:value-type="float">
            <text:p>28.35</text:p>
          </table:table-cell>
          <table:table-cell office:value-type="float" office:value="425.21" calcext:value-type="float">
            <text:p>425.21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.21" calcext:value-type="float">
            <text:p>425.2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15]/10000000;5)" office:value-type="float" office:value="3.13878" calcext:value-type="float">
            <text:p>3.13878</text:p>
          </table:table-cell>
          <table:table-cell table:formula="of:=[.C1015]*100" office:value-type="float" office:value="2835" calcext:value-type="float">
            <text:p>2835</text:p>
          </table:table-cell>
          <table:table-cell table:formula="of:=[.F1015]" office:value-type="float" office:value="300" calcext:value-type="float">
            <text:p>300</text:p>
          </table:table-cell>
          <table:table-cell table:formula="of:=[.M1015]*10" office:value-type="float" office:value="4252.1" calcext:value-type="float">
            <text:p>4252.1</text:p>
          </table:table-cell>
        </table:table-row>
        <table:table-row table:style-name="ro2">
          <table:table-cell office:value-type="float" office:value="31392351" calcext:value-type="float">
            <text:p>31392351</text:p>
          </table:table-cell>
          <table:table-cell table:formula="of:=[.A1016]-[.A1015]" office:value-type="float" office:value="4531" calcext:value-type="float">
            <text:p>4531</text:p>
          </table:table-cell>
          <table:table-cell office:value-type="float" office:value="28.72" calcext:value-type="float">
            <text:p>28.72</text:p>
          </table:table-cell>
          <table:table-cell office:value-type="float" office:value="56.97" calcext:value-type="float">
            <text:p>56.97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8.72" calcext:value-type="float">
            <text:p>28.72</text:p>
          </table:table-cell>
          <table:table-cell office:value-type="float" office:value="430.79" calcext:value-type="float">
            <text:p>430.79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0.79" calcext:value-type="float">
            <text:p>430.7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16]/10000000;5)" office:value-type="float" office:value="3.13924" calcext:value-type="float">
            <text:p>3.13924</text:p>
          </table:table-cell>
          <table:table-cell table:formula="of:=[.C1016]*100" office:value-type="float" office:value="2872" calcext:value-type="float">
            <text:p>2872</text:p>
          </table:table-cell>
          <table:table-cell table:formula="of:=[.F1016]" office:value-type="float" office:value="300" calcext:value-type="float">
            <text:p>300</text:p>
          </table:table-cell>
          <table:table-cell table:formula="of:=[.M1016]*10" office:value-type="float" office:value="4307.9" calcext:value-type="float">
            <text:p>4307.9</text:p>
          </table:table-cell>
        </table:table-row>
        <table:table-row table:style-name="ro2">
          <table:table-cell office:value-type="float" office:value="31396263" calcext:value-type="float">
            <text:p>31396263</text:p>
          </table:table-cell>
          <table:table-cell table:formula="of:=[.A1017]-[.A1016]" office:value-type="float" office:value="3912" calcext:value-type="float">
            <text:p>3912</text:p>
          </table:table-cell>
          <table:table-cell office:value-type="float" office:value="29.08" calcext:value-type="float">
            <text:p>29.08</text:p>
          </table:table-cell>
          <table:table-cell office:value-type="float" office:value="53.95" calcext:value-type="float">
            <text:p>53.9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9.08" calcext:value-type="float">
            <text:p>29.08</text:p>
          </table:table-cell>
          <table:table-cell office:value-type="float" office:value="436.2" calcext:value-type="float">
            <text:p>436.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.2" calcext:value-type="float">
            <text:p>436.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17]/10000000;5)" office:value-type="float" office:value="3.13963" calcext:value-type="float">
            <text:p>3.13963</text:p>
          </table:table-cell>
          <table:table-cell table:formula="of:=[.C1017]*100" office:value-type="float" office:value="2908" calcext:value-type="float">
            <text:p>2908</text:p>
          </table:table-cell>
          <table:table-cell table:formula="of:=[.F1017]" office:value-type="float" office:value="300" calcext:value-type="float">
            <text:p>300</text:p>
          </table:table-cell>
          <table:table-cell table:formula="of:=[.M1017]*10" office:value-type="float" office:value="4362" calcext:value-type="float">
            <text:p>4362</text:p>
          </table:table-cell>
        </table:table-row>
        <table:table-row table:style-name="ro2">
          <table:table-cell office:value-type="float" office:value="31400845" calcext:value-type="float">
            <text:p>31400845</text:p>
          </table:table-cell>
          <table:table-cell table:formula="of:=[.A1018]-[.A1017]" office:value-type="float" office:value="4582" calcext:value-type="float">
            <text:p>4582</text:p>
          </table:table-cell>
          <table:table-cell office:value-type="float" office:value="29.49" calcext:value-type="float">
            <text:p>29.49</text:p>
          </table:table-cell>
          <table:table-cell office:value-type="float" office:value="59.32" calcext:value-type="float">
            <text:p>59.3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9.49" calcext:value-type="float">
            <text:p>29.49</text:p>
          </table:table-cell>
          <table:table-cell office:value-type="float" office:value="442.42" calcext:value-type="float">
            <text:p>442.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.42" calcext:value-type="float">
            <text:p>442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18]/10000000;5)" office:value-type="float" office:value="3.14008" calcext:value-type="float">
            <text:p>3.14008</text:p>
          </table:table-cell>
          <table:table-cell table:formula="of:=[.C1018]*100" office:value-type="float" office:value="2949" calcext:value-type="float">
            <text:p>2949</text:p>
          </table:table-cell>
          <table:table-cell table:formula="of:=[.F1018]" office:value-type="float" office:value="300" calcext:value-type="float">
            <text:p>300</text:p>
          </table:table-cell>
          <table:table-cell table:formula="of:=[.M1018]*10" office:value-type="float" office:value="4424.2" calcext:value-type="float">
            <text:p>4424.2</text:p>
          </table:table-cell>
        </table:table-row>
        <table:table-row table:style-name="ro2">
          <table:table-cell office:value-type="float" office:value="31404508" calcext:value-type="float">
            <text:p>31404508</text:p>
          </table:table-cell>
          <table:table-cell table:formula="of:=[.A1019]-[.A1018]" office:value-type="float" office:value="3663" calcext:value-type="float">
            <text:p>3663</text:p>
          </table:table-cell>
          <table:table-cell office:value-type="float" office:value="29.79" calcext:value-type="float">
            <text:p>29.79</text:p>
          </table:table-cell>
          <table:table-cell office:value-type="float" office:value="48.26" calcext:value-type="float">
            <text:p>48.2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9.79" calcext:value-type="float">
            <text:p>29.79</text:p>
          </table:table-cell>
          <table:table-cell office:value-type="float" office:value="446.82" calcext:value-type="float">
            <text:p>446.8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6.82" calcext:value-type="float">
            <text:p>446.8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A1019]/10000000;5)" office:value-type="float" office:value="3.14045" calcext:value-type="float">
            <text:p>3.14045</text:p>
          </table:table-cell>
          <table:table-cell table:formula="of:=[.C1019]*100" office:value-type="float" office:value="2979" calcext:value-type="float">
            <text:p>2979</text:p>
          </table:table-cell>
          <table:table-cell table:formula="of:=[.F1019]" office:value-type="float" office:value="300" calcext:value-type="float">
            <text:p>300</text:p>
          </table:table-cell>
          <table:table-cell table:formula="of:=[.M1019]*10" office:value-type="float" office:value="4468.2" calcext:value-type="float">
            <text:p>4468.2</text:p>
          </table:table-cell>
        </table:table-row>
        <calcext:conditional-formats>
          <calcext:conditional-format calcext:target-range-address="'tl-201911022568'.B6:'tl-201911022568'.B1019">
            <calcext:condition calcext:apply-style-name="Bad" calcext:value="&gt;4800" calcext:base-cell-address="'tl-201911022568'.B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00-00-00</text:date>, <text:time style:data-style-name="N2" text:time-value="23:03:33.8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1-21T00:24:04.454000000</dc:date>
    <meta:editing-duration>PT2H41M31S</meta:editing-duration>
    <meta:editing-cycles>4</meta:editing-cycles>
    <meta:document-statistic meta:table-count="1" meta:cell-count="183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736cm" svg:height="11.655cm" xlink:href=".." xlink:type="simple" chart:class="chart:line" chart:style-name="ch1">
        <chart:legend svg:x="16.087cm" svg:y="1.101cm" style:legend-expansion="custom" chartooo:width="3.782cm" chartooo:height="1.61cm" style:legend-expansion-aspect-ratio="2.34906832298137" chart:style-name="ch2"/>
        <chart:plot-area chart:style-name="ch3" table:cell-range-address="'tl-201911022568'.P4:'tl-201911022568'.S1019" chart:data-source-has-labels="both" svg:x="0.554cm" svg:y="0.233cm" svg:width="26.628cm" svg:height="11.189cm">
          <chartooo:coordinate-region svg:x="1.694cm" svg:y="0.435cm" svg:width="25.447cm" svg:height="10.785cm"/>
          <chart:axis chart:dimension="x" chart:name="primary-x" chart:style-name="ch4" chartooo:axis-type="auto">
            <chartooo:date-scale/>
            <chart:categories table:cell-range-address="'tl-201911022568'.P5:'tl-201911022568'.P10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l-201911022568'.Q5:'tl-201911022568'.Q1019" chart:label-cell-address="'tl-201911022568'.Q4:'tl-201911022568'.Q4" chart:class="chart:line">
            <chart:data-point chart:repeated="1015"/>
          </chart:series>
          <chart:series chart:style-name="ch7" chart:values-cell-range-address="'tl-201911022568'.R5:'tl-201911022568'.R1019" chart:label-cell-address="'tl-201911022568'.R4:'tl-201911022568'.R4" chart:class="chart:line">
            <chart:data-point chart:repeated="1015"/>
          </chart:series>
          <chart:series chart:style-name="ch8" chart:values-cell-range-address="'tl-201911022568'.S5:'tl-201911022568'.S1019" chart:label-cell-address="'tl-201911022568'.S4:'tl-201911022568'.S4" chart:class="chart:line">
            <chart:data-point chart:repeated="10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_g*100</text:p>
                <draw:g>
                  <svg:desc>'tl-201911022568'.Q4:'tl-201911022568'.Q4</svg:desc>
                </draw:g>
              </table:table-cell>
              <table:table-cell office:value-type="string">
                <text:p>Motor</text:p>
                <draw:g>
                  <svg:desc>'tl-201911022568'.R4:'tl-201911022568'.R4</svg:desc>
                </draw:g>
              </table:table-cell>
              <table:table-cell office:value-type="string">
                <text:p>P*10</text:p>
                <draw:g>
                  <svg:desc>'tl-201911022568'.S4:'tl-201911022568'.S4</svg:desc>
                </draw:g>
              </table:table-cell>
            </table:table-row>
          </table:table-header-rows>
          <table:table-rows>
            <table:table-row>
              <table:table-cell office:value-type="float" office:value="2.70536">
                <text:p>2.70536</text:p>
                <draw:g>
                  <svg:desc>'tl-201911022568'.P5:'tl-201911022568'.P1019</svg:desc>
                </draw:g>
              </table:table-cell>
              <table:table-cell office:value-type="float" office:value="45">
                <text:p>45</text:p>
                <draw:g>
                  <svg:desc>'tl-201911022568'.Q5:'tl-201911022568'.Q1019</svg:desc>
                </draw:g>
              </table:table-cell>
              <table:table-cell office:value-type="float" office:value="791">
                <text:p>791</text:p>
                <draw:g>
                  <svg:desc>'tl-201911022568'.R5:'tl-201911022568'.R1019</svg:desc>
                </draw:g>
              </table:table-cell>
              <table:table-cell office:value-type="float" office:value="67.3">
                <text:p>67.3</text:p>
                <draw:g>
                  <svg:desc>'tl-201911022568'.S5:'tl-201911022568'.S1019</svg:desc>
                </draw:g>
              </table:table-cell>
            </table:table-row>
            <table:table-row>
              <table:table-cell office:value-type="float" office:value="2.70586">
                <text:p>2.7058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2.70622">
                <text:p>2.70622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-15.2">
                <text:p>-15.2</text:p>
              </table:table-cell>
            </table:table-row>
            <table:table-row>
              <table:table-cell office:value-type="float" office:value="2.70661">
                <text:p>2.70661</text:p>
              </table:table-cell>
              <table:table-cell office:value-type="float" office:value="-22">
                <text:p>-22</text:p>
              </table:table-cell>
              <table:table-cell office:value-type="float" office:value="0">
                <text:p>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float" office:value="2.70702">
                <text:p>2.70702</text:p>
              </table:table-cell>
              <table:table-cell office:value-type="float" office:value="-29">
                <text:p>-29</text:p>
              </table:table-cell>
              <table:table-cell office:value-type="float" office:value="0">
                <text:p>0</text:p>
              </table:table-cell>
              <table:table-cell office:value-type="float" office:value="-43.9">
                <text:p>-43.9</text:p>
              </table:table-cell>
            </table:table-row>
            <table:table-row>
              <table:table-cell office:value-type="float" office:value="2.70744">
                <text:p>2.70744</text:p>
              </table:table-cell>
              <table:table-cell office:value-type="float" office:value="-19">
                <text:p>-19</text:p>
              </table:table-cell>
              <table:table-cell office:value-type="float" office:value="0">
                <text:p>0</text:p>
              </table:table-cell>
              <table:table-cell office:value-type="float" office:value="-28.8">
                <text:p>-28.8</text:p>
              </table:table-cell>
            </table:table-row>
            <table:table-row>
              <table:table-cell office:value-type="float" office:value="2.70783">
                <text:p>2.7078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.70823">
                <text:p>2.7082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float" office:value="2.70863">
                <text:p>2.70863</text:p>
              </table:table-cell>
              <table:table-cell office:value-type="float" office:value="43">
                <text:p>43</text:p>
              </table:table-cell>
              <table:table-cell office:value-type="float" office:value="791">
                <text:p>791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2.70903">
                <text:p>2.70903</text:p>
              </table:table-cell>
              <table:table-cell office:value-type="float" office:value="60">
                <text:p>60</text:p>
              </table:table-cell>
              <table:table-cell office:value-type="float" office:value="788">
                <text:p>788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float" office:value="2.70943">
                <text:p>2.70943</text:p>
              </table:table-cell>
              <table:table-cell office:value-type="float" office:value="63">
                <text:p>63</text:p>
              </table:table-cell>
              <table:table-cell office:value-type="float" office:value="788">
                <text:p>788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2.70992">
                <text:p>2.70992</text:p>
              </table:table-cell>
              <table:table-cell office:value-type="float" office:value="50">
                <text:p>50</text:p>
              </table:table-cell>
              <table:table-cell office:value-type="float" office:value="790">
                <text:p>79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float" office:value="2.7103">
                <text:p>2.7103</text:p>
              </table:table-cell>
              <table:table-cell office:value-type="float" office:value="36">
                <text:p>36</text:p>
              </table:table-cell>
              <table:table-cell office:value-type="float" office:value="793">
                <text:p>7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.71072">
                <text:p>2.7107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2.71112">
                <text:p>2.71112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2.71156">
                <text:p>2.71156</text:p>
              </table:table-cell>
              <table:table-cell office:value-type="float" office:value="-56">
                <text:p>-56</text:p>
              </table:table-cell>
              <table:table-cell office:value-type="float" office:value="-789">
                <text:p>-789</text:p>
              </table:table-cell>
              <table:table-cell office:value-type="float" office:value="-83.4">
                <text:p>-83.4</text:p>
              </table:table-cell>
            </table:table-row>
            <table:table-row>
              <table:table-cell office:value-type="float" office:value="2.71196">
                <text:p>2.71196</text:p>
              </table:table-cell>
              <table:table-cell office:value-type="float" office:value="-71">
                <text:p>-71</text:p>
              </table:table-cell>
              <table:table-cell office:value-type="float" office:value="-786">
                <text:p>-786</text:p>
              </table:table-cell>
              <table:table-cell office:value-type="float" office:value="-107.2">
                <text:p>-107.2</text:p>
              </table:table-cell>
            </table:table-row>
            <table:table-row>
              <table:table-cell office:value-type="float" office:value="2.71239">
                <text:p>2.71239</text:p>
              </table:table-cell>
              <table:table-cell office:value-type="float" office:value="-77">
                <text:p>-77</text:p>
              </table:table-cell>
              <table:table-cell office:value-type="float" office:value="-785">
                <text:p>-785</text:p>
              </table:table-cell>
              <table:table-cell office:value-type="float" office:value="-115.3">
                <text:p>-115.3</text:p>
              </table:table-cell>
            </table:table-row>
            <table:table-row>
              <table:table-cell office:value-type="float" office:value="2.71278">
                <text:p>2.71278</text:p>
              </table:table-cell>
              <table:table-cell office:value-type="float" office:value="-62">
                <text:p>-62</text:p>
              </table:table-cell>
              <table:table-cell office:value-type="float" office:value="-788">
                <text:p>-788</text:p>
              </table:table-cell>
              <table:table-cell office:value-type="float" office:value="-93.3">
                <text:p>-93.3</text:p>
              </table:table-cell>
            </table:table-row>
            <table:table-row>
              <table:table-cell office:value-type="float" office:value="2.71321">
                <text:p>2.71321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-30.4">
                <text:p>-30.4</text:p>
              </table:table-cell>
            </table:table-row>
            <table:table-row>
              <table:table-cell office:value-type="float" office:value="2.7136">
                <text:p>2.713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2.71404">
                <text:p>2.71404</text:p>
              </table:table-cell>
              <table:table-cell office:value-type="float" office:value="68">
                <text:p>68</text:p>
              </table:table-cell>
              <table:table-cell office:value-type="float" office:value="787">
                <text:p>787</text:p>
              </table:table-cell>
              <table:table-cell office:value-type="float" office:value="101.3">
                <text:p>101.3</text:p>
              </table:table-cell>
            </table:table-row>
            <table:table-row>
              <table:table-cell office:value-type="float" office:value="2.71443">
                <text:p>2.71443</text:p>
              </table:table-cell>
              <table:table-cell office:value-type="float" office:value="122">
                <text:p>122</text:p>
              </table:table-cell>
              <table:table-cell office:value-type="float" office:value="777">
                <text:p>777</text:p>
              </table:table-cell>
              <table:table-cell office:value-type="float" office:value="182.9">
                <text:p>182.9</text:p>
              </table:table-cell>
            </table:table-row>
            <table:table-row>
              <table:table-cell office:value-type="float" office:value="2.71485">
                <text:p>2.71485</text:p>
              </table:table-cell>
              <table:table-cell office:value-type="float" office:value="148">
                <text:p>148</text:p>
              </table:table-cell>
              <table:table-cell office:value-type="float" office:value="772">
                <text:p>772</text:p>
              </table:table-cell>
              <table:table-cell office:value-type="float" office:value="222.4">
                <text:p>222.4</text:p>
              </table:table-cell>
            </table:table-row>
            <table:table-row>
              <table:table-cell office:value-type="float" office:value="2.71525">
                <text:p>2.71525</text:p>
              </table:table-cell>
              <table:table-cell office:value-type="float" office:value="135">
                <text:p>135</text:p>
              </table:table-cell>
              <table:table-cell office:value-type="float" office:value="774">
                <text:p>774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float" office:value="2.7157">
                <text:p>2.7157</text:p>
              </table:table-cell>
              <table:table-cell office:value-type="float" office:value="112">
                <text:p>112</text:p>
              </table:table-cell>
              <table:table-cell office:value-type="float" office:value="778">
                <text:p>778</text:p>
              </table:table-cell>
              <table:table-cell office:value-type="float" office:value="168.5">
                <text:p>168.5</text:p>
              </table:table-cell>
            </table:table-row>
            <table:table-row>
              <table:table-cell office:value-type="float" office:value="2.71608">
                <text:p>2.71608</text:p>
              </table:table-cell>
              <table:table-cell office:value-type="float" office:value="78">
                <text:p>78</text:p>
              </table:table-cell>
              <table:table-cell office:value-type="float" office:value="785">
                <text:p>7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.71654">
                <text:p>2.71654</text:p>
              </table:table-cell>
              <table:table-cell office:value-type="float" office:value="40">
                <text:p>40</text:p>
              </table:table-cell>
              <table:table-cell office:value-type="float" office:value="792">
                <text:p>79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2.71691">
                <text:p>2.71691</text:p>
              </table:table-cell>
              <table:table-cell office:value-type="float" office:value="-55">
                <text:p>-55</text:p>
              </table:table-cell>
              <table:table-cell office:value-type="float" office:value="-789">
                <text:p>-789</text:p>
              </table:table-cell>
              <table:table-cell office:value-type="float" office:value="-82.1">
                <text:p>-82.1</text:p>
              </table:table-cell>
            </table:table-row>
            <table:table-row>
              <table:table-cell office:value-type="float" office:value="2.71735">
                <text:p>2.71735</text:p>
              </table:table-cell>
              <table:table-cell office:value-type="float" office:value="-100">
                <text:p>-100</text:p>
              </table:table-cell>
              <table:table-cell office:value-type="float" office:value="-781">
                <text:p>-781</text:p>
              </table:table-cell>
              <table:table-cell office:value-type="float" office:value="-149.3">
                <text:p>-149.3</text:p>
              </table:table-cell>
            </table:table-row>
            <table:table-row>
              <table:table-cell office:value-type="float" office:value="2.71773">
                <text:p>2.71773</text:p>
              </table:table-cell>
              <table:table-cell office:value-type="float" office:value="-117">
                <text:p>-117</text:p>
              </table:table-cell>
              <table:table-cell office:value-type="float" office:value="-778">
                <text:p>-778</text:p>
              </table:table-cell>
              <table:table-cell office:value-type="float" office:value="-175.5">
                <text:p>-175.5</text:p>
              </table:table-cell>
            </table:table-row>
            <table:table-row>
              <table:table-cell office:value-type="float" office:value="2.71816">
                <text:p>2.71816</text:p>
              </table:table-cell>
              <table:table-cell office:value-type="float" office:value="-124">
                <text:p>-124</text:p>
              </table:table-cell>
              <table:table-cell office:value-type="float" office:value="-776">
                <text:p>-776</text:p>
              </table:table-cell>
              <table:table-cell office:value-type="float" office:value="-186.7">
                <text:p>-186.7</text:p>
              </table:table-cell>
            </table:table-row>
            <table:table-row>
              <table:table-cell office:value-type="float" office:value="2.71853">
                <text:p>2.71853</text:p>
              </table:table-cell>
              <table:table-cell office:value-type="float" office:value="-101">
                <text:p>-101</text:p>
              </table:table-cell>
              <table:table-cell office:value-type="float" office:value="-781">
                <text:p>-781</text:p>
              </table:table-cell>
              <table:table-cell office:value-type="float" office:value="-150.9">
                <text:p>-150.9</text:p>
              </table:table-cell>
            </table:table-row>
            <table:table-row>
              <table:table-cell office:value-type="float" office:value="2.71897">
                <text:p>2.71897</text:p>
              </table:table-cell>
              <table:table-cell office:value-type="float" office:value="-70">
                <text:p>-70</text:p>
              </table:table-cell>
              <table:table-cell office:value-type="float" office:value="-786">
                <text:p>-786</text:p>
              </table:table-cell>
              <table:table-cell office:value-type="float" office:value="-105.2">
                <text:p>-105.2</text:p>
              </table:table-cell>
            </table:table-row>
            <table:table-row>
              <table:table-cell office:value-type="float" office:value="2.71934">
                <text:p>2.71934</text:p>
              </table:table-cell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  <table:table-cell office:value-type="float" office:value="-26.6">
                <text:p>-26.6</text:p>
              </table:table-cell>
            </table:table-row>
            <table:table-row>
              <table:table-cell office:value-type="float" office:value="2.71979">
                <text:p>2.71979</text:p>
              </table:table-cell>
              <table:table-cell office:value-type="float" office:value="71">
                <text:p>71</text:p>
              </table:table-cell>
              <table:table-cell office:value-type="float" office:value="786">
                <text:p>786</text:p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float" office:value="2.72016">
                <text:p>2.72016</text:p>
              </table:table-cell>
              <table:table-cell office:value-type="float" office:value="89">
                <text:p>89</text:p>
              </table:table-cell>
              <table:table-cell office:value-type="float" office:value="783">
                <text:p>783</text:p>
              </table:table-cell>
              <table:table-cell office:value-type="float" office:value="133.8">
                <text:p>133.8</text:p>
              </table:table-cell>
            </table:table-row>
            <table:table-row>
              <table:table-cell office:value-type="float" office:value="2.72059">
                <text:p>2.72059</text:p>
              </table:table-cell>
              <table:table-cell office:value-type="float" office:value="111">
                <text:p>111</text:p>
              </table:table-cell>
              <table:table-cell office:value-type="float" office:value="779">
                <text:p>779</text:p>
              </table:table-cell>
              <table:table-cell office:value-type="float" office:value="166.5">
                <text:p>166.5</text:p>
              </table:table-cell>
            </table:table-row>
            <table:table-row>
              <table:table-cell office:value-type="float" office:value="2.72097">
                <text:p>2.72097</text:p>
              </table:table-cell>
              <table:table-cell office:value-type="float" office:value="125">
                <text:p>125</text:p>
              </table:table-cell>
              <table:table-cell office:value-type="float" office:value="776">
                <text:p>776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float" office:value="2.7214">
                <text:p>2.7214</text:p>
              </table:table-cell>
              <table:table-cell office:value-type="float" office:value="115">
                <text:p>115</text:p>
              </table:table-cell>
              <table:table-cell office:value-type="float" office:value="778">
                <text:p>778</text:p>
              </table:table-cell>
              <table:table-cell office:value-type="float" office:value="172.9">
                <text:p>172.9</text:p>
              </table:table-cell>
            </table:table-row>
            <table:table-row>
              <table:table-cell office:value-type="float" office:value="2.72177">
                <text:p>2.72177</text:p>
              </table:table-cell>
              <table:table-cell office:value-type="float" office:value="96">
                <text:p>96</text:p>
              </table:table-cell>
              <table:table-cell office:value-type="float" office:value="782">
                <text:p>782</text:p>
              </table:table-cell>
              <table:table-cell office:value-type="float" office:value="143.3">
                <text:p>143.3</text:p>
              </table:table-cell>
            </table:table-row>
            <table:table-row>
              <table:table-cell office:value-type="float" office:value="2.72229">
                <text:p>2.72229</text:p>
              </table:table-cell>
              <table:table-cell office:value-type="float" office:value="60">
                <text:p>60</text:p>
              </table:table-cell>
              <table:table-cell office:value-type="float" office:value="788">
                <text:p>788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float" office:value="2.72266">
                <text:p>2.72266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2.72307">
                <text:p>2.72307</text:p>
              </table:table-cell>
              <table:table-cell office:value-type="float" office:value="-126">
                <text:p>-126</text:p>
              </table:table-cell>
              <table:table-cell office:value-type="float" office:value="-776">
                <text:p>-776</text:p>
              </table:table-cell>
              <table:table-cell office:value-type="float" office:value="-188.5">
                <text:p>-188.5</text:p>
              </table:table-cell>
            </table:table-row>
            <table:table-row>
              <table:table-cell office:value-type="float" office:value="2.72348">
                <text:p>2.72348</text:p>
              </table:table-cell>
              <table:table-cell office:value-type="float" office:value="-171">
                <text:p>-171</text:p>
              </table:table-cell>
              <table:table-cell office:value-type="float" office:value="-767">
                <text:p>-767</text:p>
              </table:table-cell>
              <table:table-cell office:value-type="float" office:value="-256.8">
                <text:p>-256.8</text:p>
              </table:table-cell>
            </table:table-row>
            <table:table-row>
              <table:table-cell office:value-type="float" office:value="2.72392">
                <text:p>2.72392</text:p>
              </table:table-cell>
              <table:table-cell office:value-type="float" office:value="-193">
                <text:p>-193</text:p>
              </table:table-cell>
              <table:table-cell office:value-type="float" office:value="-763">
                <text:p>-763</text:p>
              </table:table-cell>
              <table:table-cell office:value-type="float" office:value="-289.2">
                <text:p>-289.2</text:p>
              </table:table-cell>
            </table:table-row>
            <table:table-row>
              <table:table-cell office:value-type="float" office:value="2.7243">
                <text:p>2.7243</text:p>
              </table:table-cell>
              <table:table-cell office:value-type="float" office:value="-207">
                <text:p>-207</text:p>
              </table:table-cell>
              <table:table-cell office:value-type="float" office:value="-761">
                <text:p>-761</text:p>
              </table:table-cell>
              <table:table-cell office:value-type="float" office:value="-309.9">
                <text:p>-309.9</text:p>
              </table:table-cell>
            </table:table-row>
            <table:table-row>
              <table:table-cell office:value-type="float" office:value="2.72473">
                <text:p>2.72473</text:p>
              </table:table-cell>
              <table:table-cell office:value-type="float" office:value="-199">
                <text:p>-199</text:p>
              </table:table-cell>
              <table:table-cell office:value-type="float" office:value="-762">
                <text:p>-762</text:p>
              </table:table-cell>
              <table:table-cell office:value-type="float" office:value="-297.9">
                <text:p>-297.9</text:p>
              </table:table-cell>
            </table:table-row>
            <table:table-row>
              <table:table-cell office:value-type="float" office:value="2.72511">
                <text:p>2.72511</text:p>
              </table:table-cell>
              <table:table-cell office:value-type="float" office:value="-142">
                <text:p>-142</text:p>
              </table:table-cell>
              <table:table-cell office:value-type="float" office:value="-773">
                <text:p>-773</text:p>
              </table:table-cell>
              <table:table-cell office:value-type="float" office:value="-213.7">
                <text:p>-213.7</text:p>
              </table:table-cell>
            </table:table-row>
            <table:table-row>
              <table:table-cell office:value-type="float" office:value="2.72557">
                <text:p>2.72557</text:p>
              </table:table-cell>
              <table:table-cell office:value-type="float" office:value="-94">
                <text:p>-94</text:p>
              </table:table-cell>
              <table:table-cell office:value-type="float" office:value="-782">
                <text:p>-782</text:p>
              </table:table-cell>
              <table:table-cell office:value-type="float" office:value="-140.4">
                <text:p>-140.4</text:p>
              </table:table-cell>
            </table:table-row>
            <table:table-row>
              <table:table-cell office:value-type="float" office:value="2.72594">
                <text:p>2.72594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2.7264">
                <text:p>2.726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.72676">
                <text:p>2.7267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2.72719">
                <text:p>2.72719</text:p>
              </table:table-cell>
              <table:table-cell office:value-type="float" office:value="39">
                <text:p>39</text:p>
              </table:table-cell>
              <table:table-cell office:value-type="float" office:value="792">
                <text:p>792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float" office:value="2.72757">
                <text:p>2.72757</text:p>
              </table:table-cell>
              <table:table-cell office:value-type="float" office:value="55">
                <text:p>55</text:p>
              </table:table-cell>
              <table:table-cell office:value-type="float" office:value="789">
                <text:p>789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float" office:value="2.72805">
                <text:p>2.72805</text:p>
              </table:table-cell>
              <table:table-cell office:value-type="float" office:value="52">
                <text:p>52</text:p>
              </table:table-cell>
              <table:table-cell office:value-type="float" office:value="790">
                <text:p>7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.72843">
                <text:p>2.72843</text:p>
              </table:table-cell>
              <table:table-cell office:value-type="float" office:value="36">
                <text:p>36</text:p>
              </table:table-cell>
              <table:table-cell office:value-type="float" office:value="793">
                <text:p>793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float" office:value="2.72885">
                <text:p>2.7288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2.72925">
                <text:p>2.72925</text:p>
              </table:table-cell>
              <table:table-cell office:value-type="float" office:value="-67">
                <text:p>-67</text:p>
              </table:table-cell>
              <table:table-cell office:value-type="float" office:value="-787">
                <text:p>-787</text:p>
              </table:table-cell>
              <table:table-cell office:value-type="float" office:value="-100.4">
                <text:p>-100.4</text:p>
              </table:table-cell>
            </table:table-row>
            <table:table-row>
              <table:table-cell office:value-type="float" office:value="2.72968">
                <text:p>2.72968</text:p>
              </table:table-cell>
              <table:table-cell office:value-type="float" office:value="-159">
                <text:p>-159</text:p>
              </table:table-cell>
              <table:table-cell office:value-type="float" office:value="-770">
                <text:p>-770</text:p>
              </table:table-cell>
              <table:table-cell office:value-type="float" office:value="-237.9">
                <text:p>-237.9</text:p>
              </table:table-cell>
            </table:table-row>
            <table:table-row>
              <table:table-cell office:value-type="float" office:value="2.73007">
                <text:p>2.73007</text:p>
              </table:table-cell>
              <table:table-cell office:value-type="float" office:value="-210">
                <text:p>-210</text:p>
              </table:table-cell>
              <table:table-cell office:value-type="float" office:value="-760">
                <text:p>-760</text:p>
              </table:table-cell>
              <table:table-cell office:value-type="float" office:value="-315.6">
                <text:p>-315.6</text:p>
              </table:table-cell>
            </table:table-row>
            <table:table-row>
              <table:table-cell office:value-type="float" office:value="2.73053">
                <text:p>2.73053</text:p>
              </table:table-cell>
              <table:table-cell office:value-type="float" office:value="-247">
                <text:p>-247</text:p>
              </table:table-cell>
              <table:table-cell office:value-type="float" office:value="-753">
                <text:p>-753</text:p>
              </table:table-cell>
              <table:table-cell office:value-type="float" office:value="-370.1">
                <text:p>-370.1</text:p>
              </table:table-cell>
            </table:table-row>
            <table:table-row>
              <table:table-cell office:value-type="float" office:value="2.73092">
                <text:p>2.73092</text:p>
              </table:table-cell>
              <table:table-cell office:value-type="float" office:value="-279">
                <text:p>-279</text:p>
              </table:table-cell>
              <table:table-cell office:value-type="float" office:value="-747">
                <text:p>-747</text:p>
              </table:table-cell>
              <table:table-cell office:value-type="float" office:value="-418.7">
                <text:p>-418.7</text:p>
              </table:table-cell>
            </table:table-row>
            <table:table-row>
              <table:table-cell office:value-type="float" office:value="2.73134">
                <text:p>2.73134</text:p>
              </table:table-cell>
              <table:table-cell office:value-type="float" office:value="-281">
                <text:p>-281</text:p>
              </table:table-cell>
              <table:table-cell office:value-type="float" office:value="-747">
                <text:p>-747</text:p>
              </table:table-cell>
              <table:table-cell office:value-type="float" office:value="-421.7">
                <text:p>-421.7</text:p>
              </table:table-cell>
            </table:table-row>
            <table:table-row>
              <table:table-cell office:value-type="float" office:value="2.73179">
                <text:p>2.73179</text:p>
              </table:table-cell>
              <table:table-cell office:value-type="float" office:value="-258">
                <text:p>-258</text:p>
              </table:table-cell>
              <table:table-cell office:value-type="float" office:value="-751">
                <text:p>-751</text:p>
              </table:table-cell>
              <table:table-cell office:value-type="float" office:value="-386.3">
                <text:p>-386.3</text:p>
              </table:table-cell>
            </table:table-row>
            <table:table-row>
              <table:table-cell office:value-type="float" office:value="2.73224">
                <text:p>2.73224</text:p>
              </table:table-cell>
              <table:table-cell office:value-type="float" office:value="-223">
                <text:p>-223</text:p>
              </table:table-cell>
              <table:table-cell office:value-type="float" office:value="-758">
                <text:p>-758</text:p>
              </table:table-cell>
              <table:table-cell office:value-type="float" office:value="-334.3">
                <text:p>-334.3</text:p>
              </table:table-cell>
            </table:table-row>
            <table:table-row>
              <table:table-cell office:value-type="float" office:value="2.73262">
                <text:p>2.73262</text:p>
              </table:table-cell>
              <table:table-cell office:value-type="float" office:value="-183">
                <text:p>-183</text:p>
              </table:table-cell>
              <table:table-cell office:value-type="float" office:value="-765">
                <text:p>-765</text:p>
              </table:table-cell>
              <table:table-cell office:value-type="float" office:value="-274.4">
                <text:p>-274.4</text:p>
              </table:table-cell>
            </table:table-row>
            <table:table-row>
              <table:table-cell office:value-type="float" office:value="2.73304">
                <text:p>2.73304</text:p>
              </table:table-cell>
              <table:table-cell office:value-type="float" office:value="-93">
                <text:p>-93</text:p>
              </table:table-cell>
              <table:table-cell office:value-type="float" office:value="-782">
                <text:p>-782</text:p>
              </table:table-cell>
              <table:table-cell office:value-type="float" office:value="-140.1">
                <text:p>-140.1</text:p>
              </table:table-cell>
            </table:table-row>
            <table:table-row>
              <table:table-cell office:value-type="float" office:value="2.73346">
                <text:p>2.73346</text:p>
              </table:table-cell>
              <table:table-cell office:value-type="float" office:value="-39">
                <text:p>-39</text:p>
              </table:table-cell>
              <table:table-cell office:value-type="float" office:value="-792">
                <text:p>-792</text:p>
              </table:table-cell>
              <table:table-cell office:value-type="float" office:value="-58.7">
                <text:p>-58.7</text:p>
              </table:table-cell>
            </table:table-row>
            <table:table-row>
              <table:table-cell office:value-type="float" office:value="2.7339">
                <text:p>2.7339</text:p>
              </table:table-cell>
              <table:table-cell office:value-type="float" office:value="-23">
                <text:p>-23</text:p>
              </table:table-cell>
              <table:table-cell office:value-type="float" office:value="0">
                <text:p>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float" office:value="2.73428">
                <text:p>2.7342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.73475">
                <text:p>2.7347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float" office:value="2.73512">
                <text:p>2.73512</text:p>
              </table:table-cell>
              <table:table-cell office:value-type="float" office:value="42">
                <text:p>42</text:p>
              </table:table-cell>
              <table:table-cell office:value-type="float" office:value="792">
                <text:p>792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float" office:value="2.73557">
                <text:p>2.73557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float" office:value="2.73594">
                <text:p>2.7359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2.73637">
                <text:p>2.736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.73676">
                <text:p>2.73676</text:p>
              </table:table-cell>
              <table:table-cell office:value-type="float" office:value="-27">
                <text:p>-27</text:p>
              </table:table-cell>
              <table:table-cell office:value-type="float" office:value="0">
                <text:p>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2.73719">
                <text:p>2.73719</text:p>
              </table:table-cell>
              <table:table-cell office:value-type="float" office:value="-120">
                <text:p>-120</text:p>
              </table:table-cell>
              <table:table-cell office:value-type="float" office:value="-777">
                <text:p>-777</text:p>
              </table:table-cell>
              <table:table-cell office:value-type="float" office:value="-180.3">
                <text:p>-180.3</text:p>
              </table:table-cell>
            </table:table-row>
            <table:table-row>
              <table:table-cell office:value-type="float" office:value="2.73758">
                <text:p>2.73758</text:p>
              </table:table-cell>
              <table:table-cell office:value-type="float" office:value="-170">
                <text:p>-170</text:p>
              </table:table-cell>
              <table:table-cell office:value-type="float" office:value="-768">
                <text:p>-768</text:p>
              </table:table-cell>
              <table:table-cell office:value-type="float" office:value="-254.5">
                <text:p>-254.5</text:p>
              </table:table-cell>
            </table:table-row>
            <table:table-row>
              <table:table-cell office:value-type="float" office:value="2.73802">
                <text:p>2.73802</text:p>
              </table:table-cell>
              <table:table-cell office:value-type="float" office:value="-174">
                <text:p>-174</text:p>
              </table:table-cell>
              <table:table-cell office:value-type="float" office:value="-767">
                <text:p>-767</text:p>
              </table:table-cell>
              <table:table-cell office:value-type="float" office:value="-260.6">
                <text:p>-260.6</text:p>
              </table:table-cell>
            </table:table-row>
            <table:table-row>
              <table:table-cell office:value-type="float" office:value="2.7384">
                <text:p>2.7384</text:p>
              </table:table-cell>
              <table:table-cell office:value-type="float" office:value="-166">
                <text:p>-166</text:p>
              </table:table-cell>
              <table:table-cell office:value-type="float" office:value="-768">
                <text:p>-768</text:p>
              </table:table-cell>
              <table:table-cell office:value-type="float" office:value="-249.7">
                <text:p>-249.7</text:p>
              </table:table-cell>
            </table:table-row>
            <table:table-row>
              <table:table-cell office:value-type="float" office:value="2.73883">
                <text:p>2.73883</text:p>
              </table:table-cell>
              <table:table-cell office:value-type="float" office:value="-112">
                <text:p>-112</text:p>
              </table:table-cell>
              <table:table-cell office:value-type="float" office:value="-779">
                <text:p>-779</text:p>
              </table:table-cell>
              <table:table-cell office:value-type="float" office:value="-167.6">
                <text:p>-167.6</text:p>
              </table:table-cell>
            </table:table-row>
            <table:table-row>
              <table:table-cell office:value-type="float" office:value="2.7392">
                <text:p>2.7392</text:p>
              </table:table-cell>
              <table:table-cell office:value-type="float" office:value="-89">
                <text:p>-89</text:p>
              </table:table-cell>
              <table:table-cell office:value-type="float" office:value="-783">
                <text:p>-783</text:p>
              </table:table-cell>
              <table:table-cell office:value-type="float" office:value="-133.9">
                <text:p>-133.9</text:p>
              </table:table-cell>
            </table:table-row>
            <table:table-row>
              <table:table-cell office:value-type="float" office:value="2.73963">
                <text:p>2.73963</text:p>
              </table:table-cell>
              <table:table-cell office:value-type="float" office:value="-83">
                <text:p>-83</text:p>
              </table:table-cell>
              <table:table-cell office:value-type="float" office:value="-784">
                <text:p>-78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-66">
                <text:p>-66</text:p>
              </table:table-cell>
              <table:table-cell office:value-type="float" office:value="-787">
                <text:p>-787</text:p>
              </table:table-cell>
              <table:table-cell office:value-type="float" office:value="-98.8">
                <text:p>-98.8</text:p>
              </table:table-cell>
            </table:table-row>
            <table:table-row>
              <table:table-cell office:value-type="float" office:value="2.74043">
                <text:p>2.74043</text:p>
              </table:table-cell>
              <table:table-cell office:value-type="float" office:value="-72">
                <text:p>-72</text:p>
              </table:table-cell>
              <table:table-cell office:value-type="float" office:value="-786">
                <text:p>-786</text:p>
              </table:table-cell>
              <table:table-cell office:value-type="float" office:value="-108.4">
                <text:p>-108.4</text:p>
              </table:table-cell>
            </table:table-row>
            <table:table-row>
              <table:table-cell office:value-type="float" office:value="2.74081">
                <text:p>2.74081</text:p>
              </table:table-cell>
              <table:table-cell office:value-type="float" office:value="-87">
                <text:p>-87</text:p>
              </table:table-cell>
              <table:table-cell office:value-type="float" office:value="-783">
                <text:p>-783</text:p>
              </table:table-cell>
              <table:table-cell office:value-type="float" office:value="-130.5">
                <text:p>-130.5</text:p>
              </table:table-cell>
            </table:table-row>
            <table:table-row>
              <table:table-cell office:value-type="float" office:value="2.74128">
                <text:p>2.74128</text:p>
              </table:table-cell>
              <table:table-cell office:value-type="float" office:value="-100">
                <text:p>-100</text:p>
              </table:table-cell>
              <table:table-cell office:value-type="float" office:value="-781">
                <text:p>-781</text:p>
              </table:table-cell>
              <table:table-cell office:value-type="float" office:value="-149.6">
                <text:p>-149.6</text:p>
              </table:table-cell>
            </table:table-row>
            <table:table-row>
              <table:table-cell office:value-type="float" office:value="2.74165">
                <text:p>2.74165</text:p>
              </table:table-cell>
              <table:table-cell office:value-type="float" office:value="-121">
                <text:p>-121</text:p>
              </table:table-cell>
              <table:table-cell office:value-type="float" office:value="-777">
                <text:p>-777</text:p>
              </table:table-cell>
              <table:table-cell office:value-type="float" office:value="-180.8">
                <text:p>-180.8</text:p>
              </table:table-cell>
            </table:table-row>
            <table:table-row>
              <table:table-cell office:value-type="float" office:value="2.74209">
                <text:p>2.74209</text:p>
              </table:table-cell>
              <table:table-cell office:value-type="float" office:value="-181">
                <text:p>-181</text:p>
              </table:table-cell>
              <table:table-cell office:value-type="float" office:value="-766">
                <text:p>-766</text:p>
              </table:table-cell>
              <table:table-cell office:value-type="float" office:value="-270.9">
                <text:p>-270.9</text:p>
              </table:table-cell>
            </table:table-row>
            <table:table-row>
              <table:table-cell office:value-type="float" office:value="2.74247">
                <text:p>2.74247</text:p>
              </table:table-cell>
              <table:table-cell office:value-type="float" office:value="-217">
                <text:p>-217</text:p>
              </table:table-cell>
              <table:table-cell office:value-type="float" office:value="-759">
                <text:p>-759</text:p>
              </table:table-cell>
              <table:table-cell office:value-type="float" office:value="-324.8">
                <text:p>-324.8</text:p>
              </table:table-cell>
            </table:table-row>
            <table:table-row>
              <table:table-cell office:value-type="float" office:value="2.74293">
                <text:p>2.74293</text:p>
              </table:table-cell>
              <table:table-cell office:value-type="float" office:value="-218">
                <text:p>-218</text:p>
              </table:table-cell>
              <table:table-cell office:value-type="float" office:value="-759">
                <text:p>-759</text:p>
              </table:table-cell>
              <table:table-cell office:value-type="float" office:value="-326.4">
                <text:p>-326.4</text:p>
              </table:table-cell>
            </table:table-row>
            <table:table-row>
              <table:table-cell office:value-type="float" office:value="2.74333">
                <text:p>2.74333</text:p>
              </table:table-cell>
              <table:table-cell office:value-type="float" office:value="-224">
                <text:p>-224</text:p>
              </table:table-cell>
              <table:table-cell office:value-type="float" office:value="-758">
                <text:p>-758</text:p>
              </table:table-cell>
              <table:table-cell office:value-type="float" office:value="-335.5">
                <text:p>-335.5</text:p>
              </table:table-cell>
            </table:table-row>
            <table:table-row>
              <table:table-cell office:value-type="float" office:value="2.74375">
                <text:p>2.74375</text:p>
              </table:table-cell>
              <table:table-cell office:value-type="float" office:value="-204">
                <text:p>-204</text:p>
              </table:table-cell>
              <table:table-cell office:value-type="float" office:value="-761">
                <text:p>-761</text:p>
              </table:table-cell>
              <table:table-cell office:value-type="float" office:value="-305.7">
                <text:p>-305.7</text:p>
              </table:table-cell>
            </table:table-row>
            <table:table-row>
              <table:table-cell office:value-type="float" office:value="2.74414">
                <text:p>2.74414</text:p>
              </table:table-cell>
              <table:table-cell office:value-type="float" office:value="-196">
                <text:p>-196</text:p>
              </table:table-cell>
              <table:table-cell office:value-type="float" office:value="-763">
                <text:p>-763</text:p>
              </table:table-cell>
              <table:table-cell office:value-type="float" office:value="-293.8">
                <text:p>-293.8</text:p>
              </table:table-cell>
            </table:table-row>
            <table:table-row>
              <table:table-cell office:value-type="float" office:value="2.74458">
                <text:p>2.74458</text:p>
              </table:table-cell>
              <table:table-cell office:value-type="float" office:value="-173">
                <text:p>-173</text:p>
              </table:table-cell>
              <table:table-cell office:value-type="float" office:value="-767">
                <text:p>-767</text:p>
              </table:table-cell>
              <table:table-cell office:value-type="float" office:value="-259.7">
                <text:p>-259.7</text:p>
              </table:table-cell>
            </table:table-row>
            <table:table-row>
              <table:table-cell office:value-type="float" office:value="2.74497">
                <text:p>2.74497</text:p>
              </table:table-cell>
              <table:table-cell office:value-type="float" office:value="-174">
                <text:p>-174</text:p>
              </table:table-cell>
              <table:table-cell office:value-type="float" office:value="-767">
                <text:p>-767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float" office:value="2.74539">
                <text:p>2.74539</text:p>
              </table:table-cell>
              <table:table-cell office:value-type="float" office:value="-168">
                <text:p>-168</text:p>
              </table:table-cell>
              <table:table-cell office:value-type="float" office:value="-768">
                <text:p>-768</text:p>
              </table:table-cell>
              <table:table-cell office:value-type="float" office:value="-252.3">
                <text:p>-252.3</text:p>
              </table:table-cell>
            </table:table-row>
            <table:table-row>
              <table:table-cell office:value-type="float" office:value="2.74578">
                <text:p>2.74578</text:p>
              </table:table-cell>
              <table:table-cell office:value-type="float" office:value="-156">
                <text:p>-156</text:p>
              </table:table-cell>
              <table:table-cell office:value-type="float" office:value="-770">
                <text:p>-770</text:p>
              </table:table-cell>
              <table:table-cell office:value-type="float" office:value="-233.4">
                <text:p>-233.4</text:p>
              </table:table-cell>
            </table:table-row>
            <table:table-row>
              <table:table-cell office:value-type="float" office:value="2.74625">
                <text:p>2.74625</text:p>
              </table:table-cell>
              <table:table-cell office:value-type="float" office:value="-150">
                <text:p>-150</text:p>
              </table:table-cell>
              <table:table-cell office:value-type="float" office:value="-771">
                <text:p>-771</text:p>
              </table:table-cell>
              <table:table-cell office:value-type="float" office:value="-225.4">
                <text:p>-225.4</text:p>
              </table:table-cell>
            </table:table-row>
            <table:table-row>
              <table:table-cell office:value-type="float" office:value="2.74662">
                <text:p>2.74662</text:p>
              </table:table-cell>
              <table:table-cell office:value-type="float" office:value="-153">
                <text:p>-153</text:p>
              </table:table-cell>
              <table:table-cell office:value-type="float" office:value="-771">
                <text:p>-771</text:p>
              </table:table-cell>
              <table:table-cell office:value-type="float" office:value="-229.2">
                <text:p>-229.2</text:p>
              </table:table-cell>
            </table:table-row>
            <table:table-row>
              <table:table-cell office:value-type="float" office:value="2.74705">
                <text:p>2.74705</text:p>
              </table:table-cell>
              <table:table-cell office:value-type="float" office:value="-157">
                <text:p>-157</text:p>
              </table:table-cell>
              <table:table-cell office:value-type="float" office:value="-770">
                <text:p>-770</text:p>
              </table:table-cell>
              <table:table-cell office:value-type="float" office:value="-234.8">
                <text:p>-234.8</text:p>
              </table:table-cell>
            </table:table-row>
            <table:table-row>
              <table:table-cell office:value-type="float" office:value="2.74744">
                <text:p>2.74744</text:p>
              </table:table-cell>
              <table:table-cell office:value-type="float" office:value="-153">
                <text:p>-153</text:p>
              </table:table-cell>
              <table:table-cell office:value-type="float" office:value="-771">
                <text:p>-771</text:p>
              </table:table-cell>
              <table:table-cell office:value-type="float" office:value="-228.9">
                <text:p>-228.9</text:p>
              </table:table-cell>
            </table:table-row>
            <table:table-row>
              <table:table-cell office:value-type="float" office:value="2.74788">
                <text:p>2.74788</text:p>
              </table:table-cell>
              <table:table-cell office:value-type="float" office:value="-162">
                <text:p>-162</text:p>
              </table:table-cell>
              <table:table-cell office:value-type="float" office:value="-769">
                <text:p>-769</text:p>
              </table:table-cell>
              <table:table-cell office:value-type="float" office:value="-242.8">
                <text:p>-242.8</text:p>
              </table:table-cell>
            </table:table-row>
            <table:table-row>
              <table:table-cell office:value-type="float" office:value="2.74825">
                <text:p>2.74825</text:p>
              </table:table-cell>
              <table:table-cell office:value-type="float" office:value="-164">
                <text:p>-164</text:p>
              </table:table-cell>
              <table:table-cell office:value-type="float" office:value="-769">
                <text:p>-769</text:p>
              </table:table-cell>
              <table:table-cell office:value-type="float" office:value="-246.1">
                <text:p>-246.1</text:p>
              </table:table-cell>
            </table:table-row>
            <table:table-row>
              <table:table-cell office:value-type="float" office:value="2.74868">
                <text:p>2.74868</text:p>
              </table:table-cell>
              <table:table-cell office:value-type="float" office:value="-185">
                <text:p>-185</text:p>
              </table:table-cell>
              <table:table-cell office:value-type="float" office:value="-765">
                <text:p>-765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float" office:value="2.74906">
                <text:p>2.74906</text:p>
              </table:table-cell>
              <table:table-cell office:value-type="float" office:value="-175">
                <text:p>-175</text:p>
              </table:table-cell>
              <table:table-cell office:value-type="float" office:value="-767">
                <text:p>-767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float" office:value="2.7495">
                <text:p>2.7495</text:p>
              </table:table-cell>
              <table:table-cell office:value-type="float" office:value="-183">
                <text:p>-183</text:p>
              </table:table-cell>
              <table:table-cell office:value-type="float" office:value="-765">
                <text:p>-765</text:p>
              </table:table-cell>
              <table:table-cell office:value-type="float" office:value="-275.2">
                <text:p>-275.2</text:p>
              </table:table-cell>
            </table:table-row>
            <table:table-row>
              <table:table-cell office:value-type="float" office:value="2.74987">
                <text:p>2.74987</text:p>
              </table:table-cell>
              <table:table-cell office:value-type="float" office:value="-185">
                <text:p>-185</text:p>
              </table:table-cell>
              <table:table-cell office:value-type="float" office:value="-765">
                <text:p>-765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float" office:value="2.75031">
                <text:p>2.75031</text:p>
              </table:table-cell>
              <table:table-cell office:value-type="float" office:value="-200">
                <text:p>-200</text:p>
              </table:table-cell>
              <table:table-cell office:value-type="float" office:value="-762">
                <text:p>-762</text:p>
              </table:table-cell>
              <table:table-cell office:value-type="float" office:value="-300.7">
                <text:p>-300.7</text:p>
              </table:table-cell>
            </table:table-row>
            <table:table-row>
              <table:table-cell office:value-type="float" office:value="2.75068">
                <text:p>2.75068</text:p>
              </table:table-cell>
              <table:table-cell office:value-type="float" office:value="-186">
                <text:p>-186</text:p>
              </table:table-cell>
              <table:table-cell office:value-type="float" office:value="-765">
                <text:p>-765</text:p>
              </table:table-cell>
              <table:table-cell office:value-type="float" office:value="-279.3">
                <text:p>-279.3</text:p>
              </table:table-cell>
            </table:table-row>
            <table:table-row>
              <table:table-cell office:value-type="float" office:value="2.7511">
                <text:p>2.7511</text:p>
              </table:table-cell>
              <table:table-cell office:value-type="float" office:value="-189">
                <text:p>-189</text:p>
              </table:table-cell>
              <table:table-cell office:value-type="float" office:value="-764">
                <text:p>-764</text:p>
              </table:table-cell>
              <table:table-cell office:value-type="float" office:value="-284.2">
                <text:p>-284.2</text:p>
              </table:table-cell>
            </table:table-row>
            <table:table-row>
              <table:table-cell office:value-type="float" office:value="2.75148">
                <text:p>2.75148</text:p>
              </table:table-cell>
              <table:table-cell office:value-type="float" office:value="-186">
                <text:p>-186</text:p>
              </table:table-cell>
              <table:table-cell office:value-type="float" office:value="-765">
                <text:p>-765</text:p>
              </table:table-cell>
              <table:table-cell office:value-type="float" office:value="-278.9">
                <text:p>-278.9</text:p>
              </table:table-cell>
            </table:table-row>
            <table:table-row>
              <table:table-cell office:value-type="float" office:value="2.7519">
                <text:p>2.7519</text:p>
              </table:table-cell>
              <table:table-cell office:value-type="float" office:value="-188">
                <text:p>-188</text:p>
              </table:table-cell>
              <table:table-cell office:value-type="float" office:value="-764">
                <text:p>-764</text:p>
              </table:table-cell>
              <table:table-cell office:value-type="float" office:value="-282.2">
                <text:p>-282.2</text:p>
              </table:table-cell>
            </table:table-row>
            <table:table-row>
              <table:table-cell office:value-type="float" office:value="2.75228">
                <text:p>2.75228</text:p>
              </table:table-cell>
              <table:table-cell office:value-type="float" office:value="-177">
                <text:p>-177</text:p>
              </table:table-cell>
              <table:table-cell office:value-type="float" office:value="-766">
                <text:p>-766</text:p>
              </table:table-cell>
              <table:table-cell office:value-type="float" office:value="-265.6">
                <text:p>-265.6</text:p>
              </table:table-cell>
            </table:table-row>
            <table:table-row>
              <table:table-cell office:value-type="float" office:value="2.75271">
                <text:p>2.75271</text:p>
              </table:table-cell>
              <table:table-cell office:value-type="float" office:value="-179">
                <text:p>-179</text:p>
              </table:table-cell>
              <table:table-cell office:value-type="float" office:value="-766">
                <text:p>-766</text:p>
              </table:table-cell>
              <table:table-cell office:value-type="float" office:value="-268.9">
                <text:p>-268.9</text:p>
              </table:table-cell>
            </table:table-row>
            <table:table-row>
              <table:table-cell office:value-type="float" office:value="2.75311">
                <text:p>2.75311</text:p>
              </table:table-cell>
              <table:table-cell office:value-type="float" office:value="-180">
                <text:p>-180</text:p>
              </table:table-cell>
              <table:table-cell office:value-type="float" office:value="-766">
                <text:p>-766</text:p>
              </table:table-cell>
              <table:table-cell office:value-type="float" office:value="-269.4">
                <text:p>-269.4</text:p>
              </table:table-cell>
            </table:table-row>
            <table:table-row>
              <table:table-cell office:value-type="float" office:value="2.75354">
                <text:p>2.75354</text:p>
              </table:table-cell>
              <table:table-cell office:value-type="float" office:value="-171">
                <text:p>-171</text:p>
              </table:table-cell>
              <table:table-cell office:value-type="float" office:value="-768">
                <text:p>-768</text:p>
              </table:table-cell>
              <table:table-cell office:value-type="float" office:value="-255.8">
                <text:p>-255.8</text:p>
              </table:table-cell>
            </table:table-row>
            <table:table-row>
              <table:table-cell office:value-type="float" office:value="2.75393">
                <text:p>2.75393</text:p>
              </table:table-cell>
              <table:table-cell office:value-type="float" office:value="-172">
                <text:p>-172</text:p>
              </table:table-cell>
              <table:table-cell office:value-type="float" office:value="-767">
                <text:p>-767</text:p>
              </table:table-cell>
              <table:table-cell office:value-type="float" office:value="-258.7">
                <text:p>-258.7</text:p>
              </table:table-cell>
            </table:table-row>
            <table:table-row>
              <table:table-cell office:value-type="float" office:value="2.75437">
                <text:p>2.75437</text:p>
              </table:table-cell>
              <table:table-cell office:value-type="float" office:value="-175">
                <text:p>-175</text:p>
              </table:table-cell>
              <table:table-cell office:value-type="float" office:value="-767">
                <text:p>-767</text:p>
              </table:table-cell>
              <table:table-cell office:value-type="float" office:value="-262.1">
                <text:p>-262.1</text:p>
              </table:table-cell>
            </table:table-row>
            <table:table-row>
              <table:table-cell office:value-type="float" office:value="2.75474">
                <text:p>2.75474</text:p>
              </table:table-cell>
              <table:table-cell office:value-type="float" office:value="-178">
                <text:p>-178</text:p>
              </table:table-cell>
              <table:table-cell office:value-type="float" office:value="-766">
                <text:p>-766</text:p>
              </table:table-cell>
              <table:table-cell office:value-type="float" office:value="-267.5">
                <text:p>-267.5</text:p>
              </table:table-cell>
            </table:table-row>
            <table:table-row>
              <table:table-cell office:value-type="float" office:value="2.75515">
                <text:p>2.75515</text:p>
              </table:table-cell>
              <table:table-cell office:value-type="float" office:value="-176">
                <text:p>-176</text:p>
              </table:table-cell>
              <table:table-cell office:value-type="float" office:value="-767">
                <text:p>-767</text:p>
              </table:table-cell>
              <table:table-cell office:value-type="float" office:value="-263.7">
                <text:p>-263.7</text:p>
              </table:table-cell>
            </table:table-row>
            <table:table-row>
              <table:table-cell office:value-type="float" office:value="2.75554">
                <text:p>2.75554</text:p>
              </table:table-cell>
              <table:table-cell office:value-type="float" office:value="-181">
                <text:p>-181</text:p>
              </table:table-cell>
              <table:table-cell office:value-type="float" office:value="-766">
                <text:p>-766</text:p>
              </table:table-cell>
              <table:table-cell office:value-type="float" office:value="-271.2">
                <text:p>-271.2</text:p>
              </table:table-cell>
            </table:table-row>
            <table:table-row>
              <table:table-cell office:value-type="float" office:value="2.75598">
                <text:p>2.75598</text:p>
              </table:table-cell>
              <table:table-cell office:value-type="float" office:value="-176">
                <text:p>-176</text:p>
              </table:table-cell>
              <table:table-cell office:value-type="float" office:value="-767">
                <text:p>-767</text:p>
              </table:table-cell>
              <table:table-cell office:value-type="float" office:value="-263.6">
                <text:p>-263.6</text:p>
              </table:table-cell>
            </table:table-row>
            <table:table-row>
              <table:table-cell office:value-type="float" office:value="2.75634">
                <text:p>2.75634</text:p>
              </table:table-cell>
              <table:table-cell office:value-type="float" office:value="-188">
                <text:p>-188</text:p>
              </table:table-cell>
              <table:table-cell office:value-type="float" office:value="-764">
                <text:p>-764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float" office:value="2.75676">
                <text:p>2.75676</text:p>
              </table:table-cell>
              <table:table-cell office:value-type="float" office:value="-178">
                <text:p>-178</text:p>
              </table:table-cell>
              <table:table-cell office:value-type="float" office:value="-766">
                <text:p>-766</text:p>
              </table:table-cell>
              <table:table-cell office:value-type="float" office:value="-266.5">
                <text:p>-266.5</text:p>
              </table:table-cell>
            </table:table-row>
            <table:table-row>
              <table:table-cell office:value-type="float" office:value="2.75715">
                <text:p>2.75715</text:p>
              </table:table-cell>
              <table:table-cell office:value-type="float" office:value="-176">
                <text:p>-176</text:p>
              </table:table-cell>
              <table:table-cell office:value-type="float" office:value="-767">
                <text:p>-767</text:p>
              </table:table-cell>
              <table:table-cell office:value-type="float" office:value="-263.5">
                <text:p>-263.5</text:p>
              </table:table-cell>
            </table:table-row>
            <table:table-row>
              <table:table-cell office:value-type="float" office:value="2.75757">
                <text:p>2.75757</text:p>
              </table:table-cell>
              <table:table-cell office:value-type="float" office:value="-174">
                <text:p>-174</text:p>
              </table:table-cell>
              <table:table-cell office:value-type="float" office:value="-767">
                <text:p>-767</text:p>
              </table:table-cell>
              <table:table-cell office:value-type="float" office:value="-260.4">
                <text:p>-260.4</text:p>
              </table:table-cell>
            </table:table-row>
            <table:table-row>
              <table:table-cell office:value-type="float" office:value="2.75794">
                <text:p>2.75794</text:p>
              </table:table-cell>
              <table:table-cell office:value-type="float" office:value="-173">
                <text:p>-173</text:p>
              </table:table-cell>
              <table:table-cell office:value-type="float" office:value="-767">
                <text:p>-767</text:p>
              </table:table-cell>
              <table:table-cell office:value-type="float" office:value="-260.1">
                <text:p>-260.1</text:p>
              </table:table-cell>
            </table:table-row>
            <table:table-row>
              <table:table-cell office:value-type="float" office:value="2.75836">
                <text:p>2.75836</text:p>
              </table:table-cell>
              <table:table-cell office:value-type="float" office:value="-160">
                <text:p>-160</text:p>
              </table:table-cell>
              <table:table-cell office:value-type="float" office:value="-770">
                <text:p>-770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float" office:value="2.75876">
                <text:p>2.75876</text:p>
              </table:table-cell>
              <table:table-cell office:value-type="float" office:value="-161">
                <text:p>-161</text:p>
              </table:table-cell>
              <table:table-cell office:value-type="float" office:value="-769">
                <text:p>-769</text:p>
              </table:table-cell>
              <table:table-cell office:value-type="float" office:value="-240.8">
                <text:p>-240.8</text:p>
              </table:table-cell>
            </table:table-row>
            <table:table-row>
              <table:table-cell office:value-type="float" office:value="2.75918">
                <text:p>2.75918</text:p>
              </table:table-cell>
              <table:table-cell office:value-type="float" office:value="-158">
                <text:p>-158</text:p>
              </table:table-cell>
              <table:table-cell office:value-type="float" office:value="-770">
                <text:p>-770</text:p>
              </table:table-cell>
              <table:table-cell office:value-type="float" office:value="-236.9">
                <text:p>-236.9</text:p>
              </table:table-cell>
            </table:table-row>
            <table:table-row>
              <table:table-cell office:value-type="float" office:value="2.75956">
                <text:p>2.75956</text:p>
              </table:table-cell>
              <table:table-cell office:value-type="float" office:value="-165">
                <text:p>-165</text:p>
              </table:table-cell>
              <table:table-cell office:value-type="float" office:value="-769">
                <text:p>-769</text:p>
              </table:table-cell>
              <table:table-cell office:value-type="float" office:value="-247.5">
                <text:p>-247.5</text:p>
              </table:table-cell>
            </table:table-row>
            <table:table-row>
              <table:table-cell office:value-type="float" office:value="2.75999">
                <text:p>2.75999</text:p>
              </table:table-cell>
              <table:table-cell office:value-type="float" office:value="-160">
                <text:p>-160</text:p>
              </table:table-cell>
              <table:table-cell office:value-type="float" office:value="-769">
                <text:p>-769</text:p>
              </table:table-cell>
              <table:table-cell office:value-type="float" office:value="-240.7">
                <text:p>-240.7</text:p>
              </table:table-cell>
            </table:table-row>
            <table:table-row>
              <table:table-cell office:value-type="float" office:value="2.76036">
                <text:p>2.76036</text:p>
              </table:table-cell>
              <table:table-cell office:value-type="float" office:value="-162">
                <text:p>-162</text:p>
              </table:table-cell>
              <table:table-cell office:value-type="float" office:value="-769">
                <text:p>-769</text:p>
              </table:table-cell>
              <table:table-cell office:value-type="float" office:value="-243.1">
                <text:p>-243.1</text:p>
              </table:table-cell>
            </table:table-row>
            <table:table-row>
              <table:table-cell office:value-type="float" office:value="2.76079">
                <text:p>2.76079</text:p>
              </table:table-cell>
              <table:table-cell office:value-type="float" office:value="-160">
                <text:p>-160</text:p>
              </table:table-cell>
              <table:table-cell office:value-type="float" office:value="-769">
                <text:p>-769</text:p>
              </table:table-cell>
              <table:table-cell office:value-type="float" office:value="-240.3">
                <text:p>-240.3</text:p>
              </table:table-cell>
            </table:table-row>
            <table:table-row>
              <table:table-cell office:value-type="float" office:value="2.76117">
                <text:p>2.76117</text:p>
              </table:table-cell>
              <table:table-cell office:value-type="float" office:value="-156">
                <text:p>-156</text:p>
              </table:table-cell>
              <table:table-cell office:value-type="float" office:value="-770">
                <text:p>-770</text:p>
              </table:table-cell>
              <table:table-cell office:value-type="float" office:value="-234.6">
                <text:p>-234.6</text:p>
              </table:table-cell>
            </table:table-row>
            <table:table-row>
              <table:table-cell office:value-type="float" office:value="2.7616">
                <text:p>2.7616</text:p>
              </table:table-cell>
              <table:table-cell office:value-type="float" office:value="-158">
                <text:p>-158</text:p>
              </table:table-cell>
              <table:table-cell office:value-type="float" office:value="-770">
                <text:p>-770</text:p>
              </table:table-cell>
              <table:table-cell office:value-type="float" office:value="-236.6">
                <text:p>-236.6</text:p>
              </table:table-cell>
            </table:table-row>
            <table:table-row>
              <table:table-cell office:value-type="float" office:value="2.76199">
                <text:p>2.76199</text:p>
              </table:table-cell>
              <table:table-cell office:value-type="float" office:value="-152">
                <text:p>-152</text:p>
              </table:table-cell>
              <table:table-cell office:value-type="float" office:value="-771">
                <text:p>-771</text:p>
              </table:table-cell>
              <table:table-cell office:value-type="float" office:value="-227.5">
                <text:p>-227.5</text:p>
              </table:table-cell>
            </table:table-row>
            <table:table-row>
              <table:table-cell office:value-type="float" office:value="2.76247">
                <text:p>2.76247</text:p>
              </table:table-cell>
              <table:table-cell office:value-type="float" office:value="-161">
                <text:p>-161</text:p>
              </table:table-cell>
              <table:table-cell office:value-type="float" office:value="-769">
                <text:p>-769</text:p>
              </table:table-cell>
              <table:table-cell office:value-type="float" office:value="-241.6">
                <text:p>-241.6</text:p>
              </table:table-cell>
            </table:table-row>
            <table:table-row>
              <table:table-cell office:value-type="float" office:value="2.76283">
                <text:p>2.76283</text:p>
              </table:table-cell>
              <table:table-cell office:value-type="float" office:value="-152">
                <text:p>-152</text:p>
              </table:table-cell>
              <table:table-cell office:value-type="float" office:value="-771">
                <text:p>-771</text:p>
              </table:table-cell>
              <table:table-cell office:value-type="float" office:value="-228.3">
                <text:p>-228.3</text:p>
              </table:table-cell>
            </table:table-row>
            <table:table-row>
              <table:table-cell office:value-type="float" office:value="2.76336">
                <text:p>2.76336</text:p>
              </table:table-cell>
              <table:table-cell office:value-type="float" office:value="-151">
                <text:p>-151</text:p>
              </table:table-cell>
              <table:table-cell office:value-type="float" office:value="-771">
                <text:p>-771</text:p>
              </table:table-cell>
              <table:table-cell office:value-type="float" office:value="-225.9">
                <text:p>-225.9</text:p>
              </table:table-cell>
            </table:table-row>
            <table:table-row>
              <table:table-cell office:value-type="float" office:value="2.76373">
                <text:p>2.76373</text:p>
              </table:table-cell>
              <table:table-cell office:value-type="float" office:value="-148">
                <text:p>-148</text:p>
              </table:table-cell>
              <table:table-cell office:value-type="float" office:value="-772">
                <text:p>-772</text:p>
              </table:table-cell>
              <table:table-cell office:value-type="float" office:value="-221.8">
                <text:p>-221.8</text:p>
              </table:table-cell>
            </table:table-row>
            <table:table-row>
              <table:table-cell office:value-type="float" office:value="2.76415">
                <text:p>2.76415</text:p>
              </table:table-cell>
              <table:table-cell office:value-type="float" office:value="-150">
                <text:p>-150</text:p>
              </table:table-cell>
              <table:table-cell office:value-type="float" office:value="-771">
                <text:p>-771</text:p>
              </table:table-cell>
              <table:table-cell office:value-type="float" office:value="-224.5">
                <text:p>-224.5</text:p>
              </table:table-cell>
            </table:table-row>
            <table:table-row>
              <table:table-cell office:value-type="float" office:value="2.76453">
                <text:p>2.76453</text:p>
              </table:table-cell>
              <table:table-cell office:value-type="float" office:value="-143">
                <text:p>-143</text:p>
              </table:table-cell>
              <table:table-cell office:value-type="float" office:value="-773">
                <text:p>-773</text:p>
              </table:table-cell>
              <table:table-cell office:value-type="float" office:value="-214.2">
                <text:p>-214.2</text:p>
              </table:table-cell>
            </table:table-row>
            <table:table-row>
              <table:table-cell office:value-type="float" office:value="2.76496">
                <text:p>2.76496</text:p>
              </table:table-cell>
              <table:table-cell office:value-type="float" office:value="-137">
                <text:p>-137</text:p>
              </table:table-cell>
              <table:table-cell office:value-type="float" office:value="-774">
                <text:p>-774</text:p>
              </table:table-cell>
              <table:table-cell office:value-type="float" office:value="-206.1">
                <text:p>-206.1</text:p>
              </table:table-cell>
            </table:table-row>
            <table:table-row>
              <table:table-cell office:value-type="float" office:value="2.76533">
                <text:p>2.76533</text:p>
              </table:table-cell>
              <table:table-cell office:value-type="float" office:value="-131">
                <text:p>-131</text:p>
              </table:table-cell>
              <table:table-cell office:value-type="float" office:value="-775">
                <text:p>-775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float" office:value="2.76577">
                <text:p>2.76577</text:p>
              </table:table-cell>
              <table:table-cell office:value-type="float" office:value="-130">
                <text:p>-130</text:p>
              </table:table-cell>
              <table:table-cell office:value-type="float" office:value="-775">
                <text:p>-775</text:p>
              </table:table-cell>
              <table:table-cell office:value-type="float" office:value="-195.7">
                <text:p>-195.7</text:p>
              </table:table-cell>
            </table:table-row>
            <table:table-row>
              <table:table-cell office:value-type="float" office:value="2.76613">
                <text:p>2.76613</text:p>
              </table:table-cell>
              <table:table-cell office:value-type="float" office:value="-125">
                <text:p>-125</text:p>
              </table:table-cell>
              <table:table-cell office:value-type="float" office:value="-776">
                <text:p>-776</text:p>
              </table:table-cell>
              <table:table-cell office:value-type="float" office:value="-186.9">
                <text:p>-186.9</text:p>
              </table:table-cell>
            </table:table-row>
            <table:table-row>
              <table:table-cell office:value-type="float" office:value="2.76658">
                <text:p>2.76658</text:p>
              </table:table-cell>
              <table:table-cell office:value-type="float" office:value="-122">
                <text:p>-122</text:p>
              </table:table-cell>
              <table:table-cell office:value-type="float" office:value="-777">
                <text:p>-777</text:p>
              </table:table-cell>
              <table:table-cell office:value-type="float" office:value="-182.3">
                <text:p>-182.3</text:p>
              </table:table-cell>
            </table:table-row>
            <table:table-row>
              <table:table-cell office:value-type="float" office:value="2.76694">
                <text:p>2.76694</text:p>
              </table:table-cell>
              <table:table-cell office:value-type="float" office:value="-119">
                <text:p>-119</text:p>
              </table:table-cell>
              <table:table-cell office:value-type="float" office:value="-777">
                <text:p>-777</text:p>
              </table:table-cell>
              <table:table-cell office:value-type="float" office:value="-177.8">
                <text:p>-177.8</text:p>
              </table:table-cell>
            </table:table-row>
            <table:table-row>
              <table:table-cell office:value-type="float" office:value="2.76737">
                <text:p>2.76737</text:p>
              </table:table-cell>
              <table:table-cell office:value-type="float" office:value="-120">
                <text:p>-120</text:p>
              </table:table-cell>
              <table:table-cell office:value-type="float" office:value="-777">
                <text:p>-777</text:p>
              </table:table-cell>
              <table:table-cell office:value-type="float" office:value="-179.5">
                <text:p>-179.5</text:p>
              </table:table-cell>
            </table:table-row>
            <table:table-row>
              <table:table-cell office:value-type="float" office:value="2.76774">
                <text:p>2.76774</text:p>
              </table:table-cell>
              <table:table-cell office:value-type="float" office:value="-117">
                <text:p>-117</text:p>
              </table:table-cell>
              <table:table-cell office:value-type="float" office:value="-778">
                <text:p>-778</text:p>
              </table:table-cell>
              <table:table-cell office:value-type="float" office:value="-175.4">
                <text:p>-175.4</text:p>
              </table:table-cell>
            </table:table-row>
            <table:table-row>
              <table:table-cell office:value-type="float" office:value="2.76816">
                <text:p>2.76816</text:p>
              </table:table-cell>
              <table:table-cell office:value-type="float" office:value="-104">
                <text:p>-104</text:p>
              </table:table-cell>
              <table:table-cell office:value-type="float" office:value="-780">
                <text:p>-780</text:p>
              </table:table-cell>
              <table:table-cell office:value-type="float" office:value="-155.7">
                <text:p>-155.7</text:p>
              </table:table-cell>
            </table:table-row>
            <table:table-row>
              <table:table-cell office:value-type="float" office:value="2.76854">
                <text:p>2.76854</text:p>
              </table:table-cell>
              <table:table-cell office:value-type="float" office:value="-95">
                <text:p>-95</text:p>
              </table:table-cell>
              <table:table-cell office:value-type="float" office:value="-782">
                <text:p>-782</text:p>
              </table:table-cell>
              <table:table-cell office:value-type="float" office:value="-141.9">
                <text:p>-141.9</text:p>
              </table:table-cell>
            </table:table-row>
            <table:table-row>
              <table:table-cell office:value-type="float" office:value="2.76896">
                <text:p>2.76896</text:p>
              </table:table-cell>
              <table:table-cell office:value-type="float" office:value="-87">
                <text:p>-87</text:p>
              </table:table-cell>
              <table:table-cell office:value-type="float" office:value="-783">
                <text:p>-783</text:p>
              </table:table-cell>
              <table:table-cell office:value-type="float" office:value="-130.7">
                <text:p>-130.7</text:p>
              </table:table-cell>
            </table:table-row>
            <table:table-row>
              <table:table-cell office:value-type="float" office:value="2.76935">
                <text:p>2.76935</text:p>
              </table:table-cell>
              <table:table-cell office:value-type="float" office:value="-77">
                <text:p>-77</text:p>
              </table:table-cell>
              <table:table-cell office:value-type="float" office:value="-785">
                <text:p>-785</text:p>
              </table:table-cell>
              <table:table-cell office:value-type="float" office:value="-115.9">
                <text:p>-115.9</text:p>
              </table:table-cell>
            </table:table-row>
            <table:table-row>
              <table:table-cell office:value-type="float" office:value="2.76977">
                <text:p>2.76977</text:p>
              </table:table-cell>
              <table:table-cell office:value-type="float" office:value="-65">
                <text:p>-65</text:p>
              </table:table-cell>
              <table:table-cell office:value-type="float" office:value="-787">
                <text:p>-787</text:p>
              </table:table-cell>
              <table:table-cell office:value-type="float" office:value="-96.9">
                <text:p>-96.9</text:p>
              </table:table-cell>
            </table:table-row>
            <table:table-row>
              <table:table-cell office:value-type="float" office:value="2.77016">
                <text:p>2.77016</text:p>
              </table:table-cell>
              <table:table-cell office:value-type="float" office:value="-66">
                <text:p>-66</text:p>
              </table:table-cell>
              <table:table-cell office:value-type="float" office:value="-787">
                <text:p>-787</text:p>
              </table:table-cell>
              <table:table-cell office:value-type="float" office:value="-98.4">
                <text:p>-98.4</text:p>
              </table:table-cell>
            </table:table-row>
            <table:table-row>
              <table:table-cell office:value-type="float" office:value="2.77059">
                <text:p>2.77059</text:p>
              </table:table-cell>
              <table:table-cell office:value-type="float" office:value="-35">
                <text:p>-35</text:p>
              </table:table-cell>
              <table:table-cell office:value-type="float" office:value="-793">
                <text:p>-793</text:p>
              </table:table-cell>
              <table:table-cell office:value-type="float" office:value="-53.1">
                <text:p>-53.1</text:p>
              </table:table-cell>
            </table:table-row>
            <table:table-row>
              <table:table-cell office:value-type="float" office:value="2.77097">
                <text:p>2.77097</text:p>
              </table:table-cell>
              <table:table-cell office:value-type="float" office:value="-29">
                <text:p>-29</text:p>
              </table:table-cell>
              <table:table-cell office:value-type="float" office:value="0">
                <text:p>0</text:p>
              </table:table-cell>
              <table:table-cell office:value-type="float" office:value="-43.3">
                <text:p>-43.3</text:p>
              </table:table-cell>
            </table:table-row>
            <table:table-row>
              <table:table-cell office:value-type="float" office:value="2.77142">
                <text:p>2.77142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-23.1">
                <text:p>-23.1</text:p>
              </table:table-cell>
            </table:table-row>
            <table:table-row>
              <table:table-cell office:value-type="float" office:value="2.77179">
                <text:p>2.77179</text:p>
              </table:table-cell>
              <table:table-cell office:value-type="float" office:value="-22">
                <text:p>-22</text:p>
              </table:table-cell>
              <table:table-cell office:value-type="float" office:value="0">
                <text:p>0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float" office:value="2.77224">
                <text:p>2.77224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float" office:value="2.77261">
                <text:p>2.77261</text:p>
              </table:table-cell>
              <table:table-cell office:value-type="float" office:value="-33">
                <text:p>-33</text:p>
              </table:table-cell>
              <table:table-cell office:value-type="float" office:value="-793">
                <text:p>-79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2.77302">
                <text:p>2.77302</text:p>
              </table:table-cell>
              <table:table-cell office:value-type="float" office:value="-42">
                <text:p>-42</text:p>
              </table:table-cell>
              <table:table-cell office:value-type="float" office:value="-792">
                <text:p>-792</text:p>
              </table:table-cell>
              <table:table-cell office:value-type="float" office:value="-62.9">
                <text:p>-62.9</text:p>
              </table:table-cell>
            </table:table-row>
            <table:table-row>
              <table:table-cell office:value-type="float" office:value="2.77344">
                <text:p>2.77344</text:p>
              </table:table-cell>
              <table:table-cell office:value-type="float" office:value="-34">
                <text:p>-34</text:p>
              </table:table-cell>
              <table:table-cell office:value-type="float" office:value="-793">
                <text:p>-793</text:p>
              </table:table-cell>
              <table:table-cell office:value-type="float" office:value="-51.6">
                <text:p>-51.6</text:p>
              </table:table-cell>
            </table:table-row>
            <table:table-row>
              <table:table-cell office:value-type="float" office:value="2.77386">
                <text:p>2.77386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-14.7">
                <text:p>-14.7</text:p>
              </table:table-cell>
            </table:table-row>
            <table:table-row>
              <table:table-cell office:value-type="float" office:value="2.77425">
                <text:p>2.774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float" office:value="2.77469">
                <text:p>2.77469</text:p>
              </table:table-cell>
              <table:table-cell office:value-type="float" office:value="54">
                <text:p>54</text:p>
              </table:table-cell>
              <table:table-cell office:value-type="float" office:value="789">
                <text:p>78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.77506">
                <text:p>2.77506</text:p>
              </table:table-cell>
              <table:table-cell office:value-type="float" office:value="77">
                <text:p>77</text:p>
              </table:table-cell>
              <table:table-cell office:value-type="float" office:value="785">
                <text:p>785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float" office:value="2.77546">
                <text:p>2.77546</text:p>
              </table:table-cell>
              <table:table-cell office:value-type="float" office:value="86">
                <text:p>86</text:p>
              </table:table-cell>
              <table:table-cell office:value-type="float" office:value="783">
                <text:p>783</text:p>
              </table:table-cell>
              <table:table-cell office:value-type="float" office:value="128.6">
                <text:p>128.6</text:p>
              </table:table-cell>
            </table:table-row>
            <table:table-row>
              <table:table-cell office:value-type="float" office:value="2.77586">
                <text:p>2.77586</text:p>
              </table:table-cell>
              <table:table-cell office:value-type="float" office:value="70">
                <text:p>70</text:p>
              </table:table-cell>
              <table:table-cell office:value-type="float" office:value="786">
                <text:p>786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float" office:value="2.77626">
                <text:p>2.77626</text:p>
              </table:table-cell>
              <table:table-cell office:value-type="float" office:value="57">
                <text:p>57</text:p>
              </table:table-cell>
              <table:table-cell office:value-type="float" office:value="789">
                <text:p>789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float" office:value="2.77667">
                <text:p>2.77667</text:p>
              </table:table-cell>
              <table:table-cell office:value-type="float" office:value="44">
                <text:p>44</text:p>
              </table:table-cell>
              <table:table-cell office:value-type="float" office:value="791">
                <text:p>7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.77715">
                <text:p>2.77715</text:p>
              </table:table-cell>
              <table:table-cell office:value-type="float" office:value="35">
                <text:p>35</text:p>
              </table:table-cell>
              <table:table-cell office:value-type="float" office:value="793">
                <text:p>793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float" office:value="2.77753">
                <text:p>2.7775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float" office:value="2.77796">
                <text:p>2.77796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.77833">
                <text:p>2.77833</text:p>
              </table:table-cell>
              <table:table-cell office:value-type="float" office:value="37">
                <text:p>37</text:p>
              </table:table-cell>
              <table:table-cell office:value-type="float" office:value="793">
                <text:p>793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float" office:value="2.77876">
                <text:p>2.77876</text:p>
              </table:table-cell>
              <table:table-cell office:value-type="float" office:value="61">
                <text:p>61</text:p>
              </table:table-cell>
              <table:table-cell office:value-type="float" office:value="788">
                <text:p>78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2.77914">
                <text:p>2.77914</text:p>
              </table:table-cell>
              <table:table-cell office:value-type="float" office:value="85">
                <text:p>85</text:p>
              </table:table-cell>
              <table:table-cell office:value-type="float" office:value="784">
                <text:p>784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float" office:value="2.77957">
                <text:p>2.77957</text:p>
              </table:table-cell>
              <table:table-cell office:value-type="float" office:value="109">
                <text:p>109</text:p>
              </table:table-cell>
              <table:table-cell office:value-type="float" office:value="779">
                <text:p>779</text:p>
              </table:table-cell>
              <table:table-cell office:value-type="float" office:value="163.3">
                <text:p>163.3</text:p>
              </table:table-cell>
            </table:table-row>
            <table:table-row>
              <table:table-cell office:value-type="float" office:value="2.77995">
                <text:p>2.77995</text:p>
              </table:table-cell>
              <table:table-cell office:value-type="float" office:value="139">
                <text:p>139</text:p>
              </table:table-cell>
              <table:table-cell office:value-type="float" office:value="773">
                <text:p>773</text:p>
              </table:table-cell>
              <table:table-cell office:value-type="float" office:value="208.9">
                <text:p>208.9</text:p>
              </table:table-cell>
            </table:table-row>
            <table:table-row>
              <table:table-cell office:value-type="float" office:value="2.78035">
                <text:p>2.78035</text:p>
              </table:table-cell>
              <table:table-cell office:value-type="float" office:value="180">
                <text:p>180</text:p>
              </table:table-cell>
              <table:table-cell office:value-type="float" office:value="766">
                <text:p>766</text:p>
              </table:table-cell>
              <table:table-cell office:value-type="float" office:value="269.4">
                <text:p>269.4</text:p>
              </table:table-cell>
            </table:table-row>
            <table:table-row>
              <table:table-cell office:value-type="float" office:value="2.78079">
                <text:p>2.78079</text:p>
              </table:table-cell>
              <table:table-cell office:value-type="float" office:value="211">
                <text:p>211</text:p>
              </table:table-cell>
              <table:table-cell office:value-type="float" office:value="760">
                <text:p>760</text:p>
              </table:table-cell>
              <table:table-cell office:value-type="float" office:value="316.4">
                <text:p>316.4</text:p>
              </table:table-cell>
            </table:table-row>
            <table:table-row>
              <table:table-cell office:value-type="float" office:value="2.78123">
                <text:p>2.78123</text:p>
              </table:table-cell>
              <table:table-cell office:value-type="float" office:value="219">
                <text:p>219</text:p>
              </table:table-cell>
              <table:table-cell office:value-type="float" office:value="758">
                <text:p>758</text:p>
              </table:table-cell>
              <table:table-cell office:value-type="float" office:value="329.2">
                <text:p>329.2</text:p>
              </table:table-cell>
            </table:table-row>
            <table:table-row>
              <table:table-cell office:value-type="float" office:value="2.78161">
                <text:p>2.78161</text:p>
              </table:table-cell>
              <table:table-cell office:value-type="float" office:value="245">
                <text:p>245</text:p>
              </table:table-cell>
              <table:table-cell office:value-type="float" office:value="754">
                <text:p>754</text:p>
              </table:table-cell>
              <table:table-cell office:value-type="float" office:value="367.6">
                <text:p>367.6</text:p>
              </table:table-cell>
            </table:table-row>
            <table:table-row>
              <table:table-cell office:value-type="float" office:value="2.78204">
                <text:p>2.78204</text:p>
              </table:table-cell>
              <table:table-cell office:value-type="float" office:value="272">
                <text:p>272</text:p>
              </table:table-cell>
              <table:table-cell office:value-type="float" office:value="749">
                <text:p>749</text:p>
              </table:table-cell>
              <table:table-cell office:value-type="float" office:value="407.3">
                <text:p>407.3</text:p>
              </table:table-cell>
            </table:table-row>
            <table:table-row>
              <table:table-cell office:value-type="float" office:value="2.78242">
                <text:p>2.78242</text:p>
              </table:table-cell>
              <table:table-cell office:value-type="float" office:value="288">
                <text:p>288</text:p>
              </table:table-cell>
              <table:table-cell office:value-type="float" office:value="746">
                <text:p>746</text:p>
              </table:table-cell>
              <table:table-cell office:value-type="float" office:value="431.4">
                <text:p>431.4</text:p>
              </table:table-cell>
            </table:table-row>
            <table:table-row>
              <table:table-cell office:value-type="float" office:value="2.78285">
                <text:p>2.78285</text:p>
              </table:table-cell>
              <table:table-cell office:value-type="float" office:value="298">
                <text:p>298</text:p>
              </table:table-cell>
              <table:table-cell office:value-type="float" office:value="744">
                <text:p>744</text:p>
              </table:table-cell>
              <table:table-cell office:value-type="float" office:value="447.7">
                <text:p>447.7</text:p>
              </table:table-cell>
            </table:table-row>
            <table:table-row>
              <table:table-cell office:value-type="float" office:value="2.78322">
                <text:p>2.78322</text:p>
              </table:table-cell>
              <table:table-cell office:value-type="float" office:value="318">
                <text:p>318</text:p>
              </table:table-cell>
              <table:table-cell office:value-type="float" office:value="740">
                <text:p>74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2.78371">
                <text:p>2.78371</text:p>
              </table:table-cell>
              <table:table-cell office:value-type="float" office:value="337">
                <text:p>337</text:p>
              </table:table-cell>
              <table:table-cell office:value-type="float" office:value="736">
                <text:p>736</text:p>
              </table:table-cell>
              <table:table-cell office:value-type="float" office:value="505.3">
                <text:p>505.3</text:p>
              </table:table-cell>
            </table:table-row>
            <table:table-row>
              <table:table-cell office:value-type="float" office:value="2.78408">
                <text:p>2.78408</text:p>
              </table:table-cell>
              <table:table-cell office:value-type="float" office:value="344">
                <text:p>344</text:p>
              </table:table-cell>
              <table:table-cell office:value-type="float" office:value="735">
                <text:p>735</text:p>
              </table:table-cell>
              <table:table-cell office:value-type="float" office:value="515.5">
                <text:p>515.5</text:p>
              </table:table-cell>
            </table:table-row>
            <table:table-row>
              <table:table-cell office:value-type="float" office:value="2.7845">
                <text:p>2.7845</text:p>
              </table:table-cell>
              <table:table-cell office:value-type="float" office:value="357">
                <text:p>357</text:p>
              </table:table-cell>
              <table:table-cell office:value-type="float" office:value="733">
                <text:p>733</text:p>
              </table:table-cell>
              <table:table-cell office:value-type="float" office:value="534.8">
                <text:p>534.8</text:p>
              </table:table-cell>
            </table:table-row>
            <table:table-row>
              <table:table-cell office:value-type="float" office:value="2.78489">
                <text:p>2.78489</text:p>
              </table:table-cell>
              <table:table-cell office:value-type="float" office:value="374">
                <text:p>374</text:p>
              </table:table-cell>
              <table:table-cell office:value-type="float" office:value="729">
                <text:p>729</text:p>
              </table:table-cell>
              <table:table-cell office:value-type="float" office:value="561.1">
                <text:p>561.1</text:p>
              </table:table-cell>
            </table:table-row>
            <table:table-row>
              <table:table-cell office:value-type="float" office:value="2.78533">
                <text:p>2.78533</text:p>
              </table:table-cell>
              <table:table-cell office:value-type="float" office:value="389">
                <text:p>389</text:p>
              </table:table-cell>
              <table:table-cell office:value-type="float" office:value="726">
                <text:p>726</text:p>
              </table:table-cell>
              <table:table-cell office:value-type="float" office:value="584.2">
                <text:p>584.2</text:p>
              </table:table-cell>
            </table:table-row>
            <table:table-row>
              <table:table-cell office:value-type="float" office:value="2.7857">
                <text:p>2.7857</text:p>
              </table:table-cell>
              <table:table-cell office:value-type="float" office:value="398">
                <text:p>398</text:p>
              </table:table-cell>
              <table:table-cell office:value-type="float" office:value="725">
                <text:p>725</text:p>
              </table:table-cell>
              <table:table-cell office:value-type="float" office:value="597.7">
                <text:p>597.7</text:p>
              </table:table-cell>
            </table:table-row>
            <table:table-row>
              <table:table-cell office:value-type="float" office:value="2.78614">
                <text:p>2.78614</text:p>
              </table:table-cell>
              <table:table-cell office:value-type="float" office:value="422">
                <text:p>422</text:p>
              </table:table-cell>
              <table:table-cell office:value-type="float" office:value="720">
                <text:p>720</text:p>
              </table:table-cell>
              <table:table-cell office:value-type="float" office:value="632.7">
                <text:p>632.7</text:p>
              </table:table-cell>
            </table:table-row>
            <table:table-row>
              <table:table-cell office:value-type="float" office:value="2.78652">
                <text:p>2.78652</text:p>
              </table:table-cell>
              <table:table-cell office:value-type="float" office:value="443">
                <text:p>443</text:p>
              </table:table-cell>
              <table:table-cell office:value-type="float" office:value="716">
                <text:p>716</text:p>
              </table:table-cell>
              <table:table-cell office:value-type="float" office:value="664.9">
                <text:p>664.9</text:p>
              </table:table-cell>
            </table:table-row>
            <table:table-row>
              <table:table-cell office:value-type="float" office:value="2.78693">
                <text:p>2.78693</text:p>
              </table:table-cell>
              <table:table-cell office:value-type="float" office:value="453">
                <text:p>453</text:p>
              </table:table-cell>
              <table:table-cell office:value-type="float" office:value="715">
                <text:p>715</text:p>
              </table:table-cell>
              <table:table-cell office:value-type="float" office:value="679.3">
                <text:p>679.3</text:p>
              </table:table-cell>
            </table:table-row>
            <table:table-row>
              <table:table-cell office:value-type="float" office:value="2.78731">
                <text:p>2.78731</text:p>
              </table:table-cell>
              <table:table-cell office:value-type="float" office:value="460">
                <text:p>460</text:p>
              </table:table-cell>
              <table:table-cell office:value-type="float" office:value="713">
                <text:p>713</text:p>
              </table:table-cell>
              <table:table-cell office:value-type="float" office:value="689.7">
                <text:p>689.7</text:p>
              </table:table-cell>
            </table:table-row>
            <table:table-row>
              <table:table-cell office:value-type="float" office:value="2.78774">
                <text:p>2.78774</text:p>
              </table:table-cell>
              <table:table-cell office:value-type="float" office:value="478">
                <text:p>478</text:p>
              </table:table-cell>
              <table:table-cell office:value-type="float" office:value="710">
                <text:p>710</text:p>
              </table:table-cell>
              <table:table-cell office:value-type="float" office:value="716.8">
                <text:p>716.8</text:p>
              </table:table-cell>
            </table:table-row>
            <table:table-row>
              <table:table-cell office:value-type="float" office:value="2.78812">
                <text:p>2.78812</text:p>
              </table:table-cell>
              <table:table-cell office:value-type="float" office:value="491">
                <text:p>491</text:p>
              </table:table-cell>
              <table:table-cell office:value-type="float" office:value="707">
                <text:p>707</text:p>
              </table:table-cell>
              <table:table-cell office:value-type="float" office:value="736.7">
                <text:p>736.7</text:p>
              </table:table-cell>
            </table:table-row>
            <table:table-row>
              <table:table-cell office:value-type="float" office:value="2.78854">
                <text:p>2.78854</text:p>
              </table:table-cell>
              <table:table-cell office:value-type="float" office:value="497">
                <text:p>497</text:p>
              </table:table-cell>
              <table:table-cell office:value-type="float" office:value="706">
                <text:p>706</text:p>
              </table:table-cell>
              <table:table-cell office:value-type="float" office:value="745.9">
                <text:p>745.9</text:p>
              </table:table-cell>
            </table:table-row>
            <table:table-row>
              <table:table-cell office:value-type="float" office:value="2.78893">
                <text:p>2.78893</text:p>
              </table:table-cell>
              <table:table-cell office:value-type="float" office:value="511">
                <text:p>511</text:p>
              </table:table-cell>
              <table:table-cell office:value-type="float" office:value="704">
                <text:p>704</text:p>
              </table:table-cell>
              <table:table-cell office:value-type="float" office:value="765.9">
                <text:p>765.9</text:p>
              </table:table-cell>
            </table:table-row>
            <table:table-row>
              <table:table-cell office:value-type="float" office:value="2.78936">
                <text:p>2.78936</text:p>
              </table:table-cell>
              <table:table-cell office:value-type="float" office:value="526">
                <text:p>526</text:p>
              </table:table-cell>
              <table:table-cell office:value-type="float" office:value="701">
                <text:p>701</text:p>
              </table:table-cell>
              <table:table-cell office:value-type="float" office:value="788.3">
                <text:p>788.3</text:p>
              </table:table-cell>
            </table:table-row>
            <table:table-row>
              <table:table-cell office:value-type="float" office:value="2.78973">
                <text:p>2.78973</text:p>
              </table:table-cell>
              <table:table-cell office:value-type="float" office:value="539">
                <text:p>539</text:p>
              </table:table-cell>
              <table:table-cell office:value-type="float" office:value="698">
                <text:p>698</text:p>
              </table:table-cell>
              <table:table-cell office:value-type="float" office:value="808.1">
                <text:p>808.1</text:p>
              </table:table-cell>
            </table:table-row>
            <table:table-row>
              <table:table-cell office:value-type="float" office:value="2.79017">
                <text:p>2.79017</text:p>
              </table:table-cell>
              <table:table-cell office:value-type="float" office:value="544">
                <text:p>544</text:p>
              </table:table-cell>
              <table:table-cell office:value-type="float" office:value="697">
                <text:p>697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2.79054">
                <text:p>2.79054</text:p>
              </table:table-cell>
              <table:table-cell office:value-type="float" office:value="562">
                <text:p>562</text:p>
              </table:table-cell>
              <table:table-cell office:value-type="float" office:value="694">
                <text:p>694</text:p>
              </table:table-cell>
              <table:table-cell office:value-type="float" office:value="842.5">
                <text:p>842.5</text:p>
              </table:table-cell>
            </table:table-row>
            <table:table-row>
              <table:table-cell office:value-type="float" office:value="2.79096">
                <text:p>2.79096</text:p>
              </table:table-cell>
              <table:table-cell office:value-type="float" office:value="573">
                <text:p>573</text:p>
              </table:table-cell>
              <table:table-cell office:value-type="float" office:value="692">
                <text:p>692</text:p>
              </table:table-cell>
              <table:table-cell office:value-type="float" office:value="858.9">
                <text:p>858.9</text:p>
              </table:table-cell>
            </table:table-row>
            <table:table-row>
              <table:table-cell office:value-type="float" office:value="2.79134">
                <text:p>2.79134</text:p>
              </table:table-cell>
              <table:table-cell office:value-type="float" office:value="581">
                <text:p>581</text:p>
              </table:table-cell>
              <table:table-cell office:value-type="float" office:value="690">
                <text:p>690</text:p>
              </table:table-cell>
              <table:table-cell office:value-type="float" office:value="872.2">
                <text:p>872.2</text:p>
              </table:table-cell>
            </table:table-row>
            <table:table-row>
              <table:table-cell office:value-type="float" office:value="2.79177">
                <text:p>2.79177</text:p>
              </table:table-cell>
              <table:table-cell office:value-type="float" office:value="593">
                <text:p>593</text:p>
              </table:table-cell>
              <table:table-cell office:value-type="float" office:value="688">
                <text:p>688</text:p>
              </table:table-cell>
              <table:table-cell office:value-type="float" office:value="890.2">
                <text:p>890.2</text:p>
              </table:table-cell>
            </table:table-row>
            <table:table-row>
              <table:table-cell office:value-type="float" office:value="2.79216">
                <text:p>2.79216</text:p>
              </table:table-cell>
              <table:table-cell office:value-type="float" office:value="620">
                <text:p>620</text:p>
              </table:table-cell>
              <table:table-cell office:value-type="float" office:value="683">
                <text:p>683</text:p>
              </table:table-cell>
              <table:table-cell office:value-type="float" office:value="929.6">
                <text:p>929.6</text:p>
              </table:table-cell>
            </table:table-row>
            <table:table-row>
              <table:table-cell office:value-type="float" office:value="2.7926">
                <text:p>2.7926</text:p>
              </table:table-cell>
              <table:table-cell office:value-type="float" office:value="623">
                <text:p>623</text:p>
              </table:table-cell>
              <table:table-cell office:value-type="float" office:value="683">
                <text:p>683</text:p>
              </table:table-cell>
              <table:table-cell office:value-type="float" office:value="934.8">
                <text:p>934.8</text:p>
              </table:table-cell>
            </table:table-row>
            <table:table-row>
              <table:table-cell office:value-type="float" office:value="2.79297">
                <text:p>2.79297</text:p>
              </table:table-cell>
              <table:table-cell office:value-type="float" office:value="637">
                <text:p>637</text:p>
              </table:table-cell>
              <table:table-cell office:value-type="float" office:value="680">
                <text:p>680</text:p>
              </table:table-cell>
              <table:table-cell office:value-type="float" office:value="956.1">
                <text:p>956.1</text:p>
              </table:table-cell>
            </table:table-row>
            <table:table-row>
              <table:table-cell office:value-type="float" office:value="2.79344">
                <text:p>2.79344</text:p>
              </table:table-cell>
              <table:table-cell office:value-type="float" office:value="662">
                <text:p>662</text:p>
              </table:table-cell>
              <table:table-cell office:value-type="float" office:value="675">
                <text:p>675</text:p>
              </table:table-cell>
              <table:table-cell office:value-type="float" office:value="992.4">
                <text:p>992.4</text:p>
              </table:table-cell>
            </table:table-row>
            <table:table-row>
              <table:table-cell office:value-type="float" office:value="2.79387">
                <text:p>2.79387</text:p>
              </table:table-cell>
              <table:table-cell office:value-type="float" office:value="665">
                <text:p>665</text:p>
              </table:table-cell>
              <table:table-cell office:value-type="float" office:value="675">
                <text:p>675</text:p>
              </table:table-cell>
              <table:table-cell office:value-type="float" office:value="997.6">
                <text:p>997.6</text:p>
              </table:table-cell>
            </table:table-row>
            <table:table-row>
              <table:table-cell office:value-type="float" office:value="2.79429">
                <text:p>2.79429</text:p>
              </table:table-cell>
              <table:table-cell office:value-type="float" office:value="677">
                <text:p>677</text:p>
              </table:table-cell>
              <table:table-cell office:value-type="float" office:value="673">
                <text:p>673</text:p>
              </table:table-cell>
              <table:table-cell office:value-type="float" office:value="1015.2">
                <text:p>1015.2</text:p>
              </table:table-cell>
            </table:table-row>
            <table:table-row>
              <table:table-cell office:value-type="float" office:value="2.79467">
                <text:p>2.79467</text:p>
              </table:table-cell>
              <table:table-cell office:value-type="float" office:value="694">
                <text:p>694</text:p>
              </table:table-cell>
              <table:table-cell office:value-type="float" office:value="669">
                <text:p>669</text:p>
              </table:table-cell>
              <table:table-cell office:value-type="float" office:value="1041.5">
                <text:p>1041.5</text:p>
              </table:table-cell>
            </table:table-row>
            <table:table-row>
              <table:table-cell office:value-type="float" office:value="2.79511">
                <text:p>2.79511</text:p>
              </table:table-cell>
              <table:table-cell office:value-type="float" office:value="707">
                <text:p>707</text:p>
              </table:table-cell>
              <table:table-cell office:value-type="float" office:value="667">
                <text:p>667</text:p>
              </table:table-cell>
              <table:table-cell office:value-type="float" office:value="1060.5">
                <text:p>1060.5</text:p>
              </table:table-cell>
            </table:table-row>
            <table:table-row>
              <table:table-cell office:value-type="float" office:value="2.79549">
                <text:p>2.79549</text:p>
              </table:table-cell>
              <table:table-cell office:value-type="float" office:value="711">
                <text:p>711</text:p>
              </table:table-cell>
              <table:table-cell office:value-type="float" office:value="666">
                <text:p>666</text:p>
              </table:table-cell>
              <table:table-cell office:value-type="float" office:value="1066.7">
                <text:p>1066.7</text:p>
              </table:table-cell>
            </table:table-row>
            <table:table-row>
              <table:table-cell office:value-type="float" office:value="2.7959">
                <text:p>2.7959</text:p>
              </table:table-cell>
              <table:table-cell office:value-type="float" office:value="720">
                <text:p>720</text:p>
              </table:table-cell>
              <table:table-cell office:value-type="float" office:value="664">
                <text:p>664</text:p>
              </table:table-cell>
              <table:table-cell office:value-type="float" office:value="1080.4">
                <text:p>1080.4</text:p>
              </table:table-cell>
            </table:table-row>
            <table:table-row>
              <table:table-cell office:value-type="float" office:value="2.79629">
                <text:p>2.79629</text:p>
              </table:table-cell>
              <table:table-cell office:value-type="float" office:value="737">
                <text:p>737</text:p>
              </table:table-cell>
              <table:table-cell office:value-type="float" office:value="661">
                <text:p>661</text:p>
              </table:table-cell>
              <table:table-cell office:value-type="float" office:value="1104.8">
                <text:p>1104.8</text:p>
              </table:table-cell>
            </table:table-row>
            <table:table-row>
              <table:table-cell office:value-type="float" office:value="2.79671">
                <text:p>2.79671</text:p>
              </table:table-cell>
              <table:table-cell office:value-type="float" office:value="738">
                <text:p>738</text:p>
              </table:table-cell>
              <table:table-cell office:value-type="float" office:value="661">
                <text:p>661</text:p>
              </table:table-cell>
              <table:table-cell office:value-type="float" office:value="1107.4">
                <text:p>1107.4</text:p>
              </table:table-cell>
            </table:table-row>
            <table:table-row>
              <table:table-cell office:value-type="float" office:value="2.79709">
                <text:p>2.79709</text:p>
              </table:table-cell>
              <table:table-cell office:value-type="float" office:value="745">
                <text:p>745</text:p>
              </table:table-cell>
              <table:table-cell office:value-type="float" office:value="660">
                <text:p>660</text:p>
              </table:table-cell>
              <table:table-cell office:value-type="float" office:value="1117.3">
                <text:p>1117.3</text:p>
              </table:table-cell>
            </table:table-row>
            <table:table-row>
              <table:table-cell office:value-type="float" office:value="2.79754">
                <text:p>2.79754</text:p>
              </table:table-cell>
              <table:table-cell office:value-type="float" office:value="761">
                <text:p>761</text:p>
              </table:table-cell>
              <table:table-cell office:value-type="float" office:value="657">
                <text:p>657</text:p>
              </table:table-cell>
              <table:table-cell office:value-type="float" office:value="1140.8">
                <text:p>1140.8</text:p>
              </table:table-cell>
            </table:table-row>
            <table:table-row>
              <table:table-cell office:value-type="float" office:value="2.7979">
                <text:p>2.7979</text:p>
              </table:table-cell>
              <table:table-cell office:value-type="float" office:value="771">
                <text:p>771</text:p>
              </table:table-cell>
              <table:table-cell office:value-type="float" office:value="655">
                <text:p>65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float" office:value="2.79832">
                <text:p>2.79832</text:p>
              </table:table-cell>
              <table:table-cell office:value-type="float" office:value="778">
                <text:p>778</text:p>
              </table:table-cell>
              <table:table-cell office:value-type="float" office:value="654">
                <text:p>654</text:p>
              </table:table-cell>
              <table:table-cell office:value-type="float" office:value="1166.8">
                <text:p>1166.8</text:p>
              </table:table-cell>
            </table:table-row>
            <table:table-row>
              <table:table-cell office:value-type="float" office:value="2.79871">
                <text:p>2.79871</text:p>
              </table:table-cell>
              <table:table-cell office:value-type="float" office:value="794">
                <text:p>794</text:p>
              </table:table-cell>
              <table:table-cell office:value-type="float" office:value="651">
                <text:p>651</text:p>
              </table:table-cell>
              <table:table-cell office:value-type="float" office:value="1191.1">
                <text:p>1191.1</text:p>
              </table:table-cell>
            </table:table-row>
            <table:table-row>
              <table:table-cell office:value-type="float" office:value="2.79915">
                <text:p>2.79915</text:p>
              </table:table-cell>
              <table:table-cell office:value-type="float" office:value="807">
                <text:p>807</text:p>
              </table:table-cell>
              <table:table-cell office:value-type="float" office:value="648">
                <text:p>648</text:p>
              </table:table-cell>
              <table:table-cell office:value-type="float" office:value="1210.7">
                <text:p>1210.7</text:p>
              </table:table-cell>
            </table:table-row>
            <table:table-row>
              <table:table-cell office:value-type="float" office:value="2.79952">
                <text:p>2.79952</text:p>
              </table:table-cell>
              <table:table-cell office:value-type="float" office:value="815">
                <text:p>815</text:p>
              </table:table-cell>
              <table:table-cell office:value-type="float" office:value="647">
                <text:p>647</text:p>
              </table:table-cell>
              <table:table-cell office:value-type="float" office:value="1222.2">
                <text:p>1222.2</text:p>
              </table:table-cell>
            </table:table-row>
            <table:table-row>
              <table:table-cell office:value-type="float" office:value="2.79995">
                <text:p>2.79995</text:p>
              </table:table-cell>
              <table:table-cell office:value-type="float" office:value="834">
                <text:p>834</text:p>
              </table:table-cell>
              <table:table-cell office:value-type="float" office:value="643">
                <text:p>643</text:p>
              </table:table-cell>
              <table:table-cell office:value-type="float" office:value="1250.8">
                <text:p>1250.8</text:p>
              </table:table-cell>
            </table:table-row>
            <table:table-row>
              <table:table-cell office:value-type="float" office:value="2.80353">
                <text:p>2.80353</text:p>
              </table:table-cell>
              <table:table-cell office:value-type="float" office:value="837">
                <text:p>837</text:p>
              </table:table-cell>
              <table:table-cell office:value-type="float" office:value="643">
                <text:p>643</text:p>
              </table:table-cell>
              <table:table-cell office:value-type="float" office:value="1254.8">
                <text:p>1254.8</text:p>
              </table:table-cell>
            </table:table-row>
            <table:table-row>
              <table:table-cell office:value-type="float" office:value="2.80403">
                <text:p>2.80403</text:p>
              </table:table-cell>
              <table:table-cell office:value-type="float" office:value="851">
                <text:p>851</text:p>
              </table:table-cell>
              <table:table-cell office:value-type="float" office:value="640">
                <text:p>640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2.80437">
                <text:p>2.80437</text:p>
              </table:table-cell>
              <table:table-cell office:value-type="float" office:value="857">
                <text:p>857</text:p>
              </table:table-cell>
              <table:table-cell office:value-type="float" office:value="639">
                <text:p>639</text:p>
              </table:table-cell>
              <table:table-cell office:value-type="float" office:value="1284.9">
                <text:p>1284.9</text:p>
              </table:table-cell>
            </table:table-row>
            <table:table-row>
              <table:table-cell office:value-type="float" office:value="2.80483">
                <text:p>2.80483</text:p>
              </table:table-cell>
              <table:table-cell office:value-type="float" office:value="860">
                <text:p>860</text:p>
              </table:table-cell>
              <table:table-cell office:value-type="float" office:value="638">
                <text:p>638</text:p>
              </table:table-cell>
              <table:table-cell office:value-type="float" office:value="1289.9">
                <text:p>1289.9</text:p>
              </table:table-cell>
            </table:table-row>
            <table:table-row>
              <table:table-cell office:value-type="float" office:value="2.80523">
                <text:p>2.80523</text:p>
              </table:table-cell>
              <table:table-cell office:value-type="float" office:value="878">
                <text:p>878</text:p>
              </table:table-cell>
              <table:table-cell office:value-type="float" office:value="635">
                <text:p>635</text:p>
              </table:table-cell>
              <table:table-cell office:value-type="float" office:value="1316.7">
                <text:p>1316.7</text:p>
              </table:table-cell>
            </table:table-row>
            <table:table-row>
              <table:table-cell office:value-type="float" office:value="2.80568">
                <text:p>2.80568</text:p>
              </table:table-cell>
              <table:table-cell office:value-type="float" office:value="886">
                <text:p>886</text:p>
              </table:table-cell>
              <table:table-cell office:value-type="float" office:value="633">
                <text:p>633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2.80604">
                <text:p>2.80604</text:p>
              </table:table-cell>
              <table:table-cell office:value-type="float" office:value="889">
                <text:p>889</text:p>
              </table:table-cell>
              <table:table-cell office:value-type="float" office:value="633">
                <text:p>633</text:p>
              </table:table-cell>
              <table:table-cell office:value-type="float" office:value="1333.7">
                <text:p>1333.7</text:p>
              </table:table-cell>
            </table:table-row>
            <table:table-row>
              <table:table-cell office:value-type="float" office:value="2.80646">
                <text:p>2.80646</text:p>
              </table:table-cell>
              <table:table-cell office:value-type="float" office:value="906">
                <text:p>906</text:p>
              </table:table-cell>
              <table:table-cell office:value-type="float" office:value="630">
                <text:p>630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float" office:value="2.80685">
                <text:p>2.80685</text:p>
              </table:table-cell>
              <table:table-cell office:value-type="float" office:value="917">
                <text:p>917</text:p>
              </table:table-cell>
              <table:table-cell office:value-type="float" office:value="627">
                <text:p>627</text:p>
              </table:table-cell>
              <table:table-cell office:value-type="float" office:value="1376.2">
                <text:p>1376.2</text:p>
              </table:table-cell>
            </table:table-row>
            <table:table-row>
              <table:table-cell office:value-type="float" office:value="2.80728">
                <text:p>2.80728</text:p>
              </table:table-cell>
              <table:table-cell office:value-type="float" office:value="922">
                <text:p>922</text:p>
              </table:table-cell>
              <table:table-cell office:value-type="float" office:value="627">
                <text:p>627</text:p>
              </table:table-cell>
              <table:table-cell office:value-type="float" office:value="1383.2">
                <text:p>1383.2</text:p>
              </table:table-cell>
            </table:table-row>
            <table:table-row>
              <table:table-cell office:value-type="float" office:value="2.80766">
                <text:p>2.80766</text:p>
              </table:table-cell>
              <table:table-cell office:value-type="float" office:value="938">
                <text:p>938</text:p>
              </table:table-cell>
              <table:table-cell office:value-type="float" office:value="624">
                <text:p>624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float" office:value="2.80808">
                <text:p>2.80808</text:p>
              </table:table-cell>
              <table:table-cell office:value-type="float" office:value="954">
                <text:p>954</text:p>
              </table:table-cell>
              <table:table-cell office:value-type="float" office:value="621">
                <text:p>621</text:p>
              </table:table-cell>
              <table:table-cell office:value-type="float" office:value="1430.9">
                <text:p>1430.9</text:p>
              </table:table-cell>
            </table:table-row>
            <table:table-row>
              <table:table-cell office:value-type="float" office:value="2.80849">
                <text:p>2.80849</text:p>
              </table:table-cell>
              <table:table-cell office:value-type="float" office:value="956">
                <text:p>956</text:p>
              </table:table-cell>
              <table:table-cell office:value-type="float" office:value="620">
                <text:p>620</text:p>
              </table:table-cell>
              <table:table-cell office:value-type="float" office:value="1433.9">
                <text:p>1433.9</text:p>
              </table:table-cell>
            </table:table-row>
            <table:table-row>
              <table:table-cell office:value-type="float" office:value="2.80891">
                <text:p>2.80891</text:p>
              </table:table-cell>
              <table:table-cell office:value-type="float" office:value="969">
                <text:p>969</text:p>
              </table:table-cell>
              <table:table-cell office:value-type="float" office:value="618">
                <text:p>618</text:p>
              </table:table-cell>
              <table:table-cell office:value-type="float" office:value="1452.9">
                <text:p>1452.9</text:p>
              </table:table-cell>
            </table:table-row>
            <table:table-row>
              <table:table-cell office:value-type="float" office:value="2.80929">
                <text:p>2.80929</text:p>
              </table:table-cell>
              <table:table-cell office:value-type="float" office:value="989">
                <text:p>989</text:p>
              </table:table-cell>
              <table:table-cell office:value-type="float" office:value="614">
                <text:p>614</text:p>
              </table:table-cell>
              <table:table-cell office:value-type="float" office:value="1482.9">
                <text:p>1482.9</text:p>
              </table:table-cell>
            </table:table-row>
            <table:table-row>
              <table:table-cell office:value-type="float" office:value="2.80972">
                <text:p>2.80972</text:p>
              </table:table-cell>
              <table:table-cell office:value-type="float" office:value="991">
                <text:p>991</text:p>
              </table:table-cell>
              <table:table-cell office:value-type="float" office:value="614">
                <text:p>614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float" office:value="2.81011">
                <text:p>2.81011</text:p>
              </table:table-cell>
              <table:table-cell office:value-type="float" office:value="1009">
                <text:p>1009</text:p>
              </table:table-cell>
              <table:table-cell office:value-type="float" office:value="610">
                <text:p>610</text:p>
              </table:table-cell>
              <table:table-cell office:value-type="float" office:value="1513.4">
                <text:p>1513.4</text:p>
              </table:table-cell>
            </table:table-row>
            <table:table-row>
              <table:table-cell office:value-type="float" office:value="2.81056">
                <text:p>2.81056</text:p>
              </table:table-cell>
              <table:table-cell office:value-type="float" office:value="1028">
                <text:p>1028</text:p>
              </table:table-cell>
              <table:table-cell office:value-type="float" office:value="607">
                <text:p>607</text:p>
              </table:table-cell>
              <table:table-cell office:value-type="float" office:value="1542.3">
                <text:p>1542.3</text:p>
              </table:table-cell>
            </table:table-row>
            <table:table-row>
              <table:table-cell office:value-type="float" office:value="2.81091">
                <text:p>2.81091</text:p>
              </table:table-cell>
              <table:table-cell office:value-type="float" office:value="1030">
                <text:p>1030</text:p>
              </table:table-cell>
              <table:table-cell office:value-type="float" office:value="606">
                <text:p>606</text:p>
              </table:table-cell>
              <table:table-cell office:value-type="float" office:value="1544.3">
                <text:p>1544.3</text:p>
              </table:table-cell>
            </table:table-row>
            <table:table-row>
              <table:table-cell office:value-type="float" office:value="2.81132">
                <text:p>2.81132</text:p>
              </table:table-cell>
              <table:table-cell office:value-type="float" office:value="1045">
                <text:p>1045</text:p>
              </table:table-cell>
              <table:table-cell office:value-type="float" office:value="604">
                <text:p>604</text:p>
              </table:table-cell>
              <table:table-cell office:value-type="float" office:value="1567.1">
                <text:p>1567.1</text:p>
              </table:table-cell>
            </table:table-row>
            <table:table-row>
              <table:table-cell office:value-type="float" office:value="2.81176">
                <text:p>2.81176</text:p>
              </table:table-cell>
              <table:table-cell office:value-type="float" office:value="1064">
                <text:p>1064</text:p>
              </table:table-cell>
              <table:table-cell office:value-type="float" office:value="600">
                <text:p>600</text:p>
              </table:table-cell>
              <table:table-cell office:value-type="float" office:value="1596.3">
                <text:p>1596.3</text:p>
              </table:table-cell>
            </table:table-row>
            <table:table-row>
              <table:table-cell office:value-type="float" office:value="2.81219">
                <text:p>2.81219</text:p>
              </table:table-cell>
              <table:table-cell office:value-type="float" office:value="1066">
                <text:p>1066</text:p>
              </table:table-cell>
              <table:table-cell office:value-type="float" office:value="600">
                <text:p>600</text:p>
              </table:table-cell>
              <table:table-cell office:value-type="float" office:value="1599.2">
                <text:p>1599.2</text:p>
              </table:table-cell>
            </table:table-row>
            <table:table-row>
              <table:table-cell office:value-type="float" office:value="2.81257">
                <text:p>2.81257</text:p>
              </table:table-cell>
              <table:table-cell office:value-type="float" office:value="1079">
                <text:p>1079</text:p>
              </table:table-cell>
              <table:table-cell office:value-type="float" office:value="597">
                <text:p>597</text:p>
              </table:table-cell>
              <table:table-cell office:value-type="float" office:value="1618.2">
                <text:p>1618.2</text:p>
              </table:table-cell>
            </table:table-row>
            <table:table-row>
              <table:table-cell office:value-type="float" office:value="2.81299">
                <text:p>2.81299</text:p>
              </table:table-cell>
              <table:table-cell office:value-type="float" office:value="1092">
                <text:p>1092</text:p>
              </table:table-cell>
              <table:table-cell office:value-type="float" office:value="595">
                <text:p>595</text:p>
              </table:table-cell>
              <table:table-cell office:value-type="float" office:value="1638.4">
                <text:p>1638.4</text:p>
              </table:table-cell>
            </table:table-row>
            <table:table-row>
              <table:table-cell office:value-type="float" office:value="2.81337">
                <text:p>2.81337</text:p>
              </table:table-cell>
              <table:table-cell office:value-type="float" office:value="1091">
                <text:p>1091</text:p>
              </table:table-cell>
              <table:table-cell office:value-type="float" office:value="595">
                <text:p>595</text:p>
              </table:table-cell>
              <table:table-cell office:value-type="float" office:value="1636.3">
                <text:p>1636.3</text:p>
              </table:table-cell>
            </table:table-row>
            <table:table-row>
              <table:table-cell office:value-type="float" office:value="2.81382">
                <text:p>2.81382</text:p>
              </table:table-cell>
              <table:table-cell office:value-type="float" office:value="1103">
                <text:p>1103</text:p>
              </table:table-cell>
              <table:table-cell office:value-type="float" office:value="593">
                <text:p>593</text:p>
              </table:table-cell>
              <table:table-cell office:value-type="float" office:value="1653.9">
                <text:p>1653.9</text:p>
              </table:table-cell>
            </table:table-row>
            <table:table-row>
              <table:table-cell office:value-type="float" office:value="2.81431">
                <text:p>2.81431</text:p>
              </table:table-cell>
              <table:table-cell office:value-type="float" office:value="1115">
                <text:p>1115</text:p>
              </table:table-cell>
              <table:table-cell office:value-type="float" office:value="591">
                <text:p>591</text:p>
              </table:table-cell>
              <table:table-cell office:value-type="float" office:value="1671.8">
                <text:p>1671.8</text:p>
              </table:table-cell>
            </table:table-row>
            <table:table-row>
              <table:table-cell office:value-type="float" office:value="2.81474">
                <text:p>2.81474</text:p>
              </table:table-cell>
              <table:table-cell office:value-type="float" office:value="1113">
                <text:p>1113</text:p>
              </table:table-cell>
              <table:table-cell office:value-type="float" office:value="591">
                <text:p>591</text:p>
              </table:table-cell>
              <table:table-cell office:value-type="float" office:value="1669.6">
                <text:p>1669.6</text:p>
              </table:table-cell>
            </table:table-row>
            <table:table-row>
              <table:table-cell office:value-type="float" office:value="2.81512">
                <text:p>2.81512</text:p>
              </table:table-cell>
              <table:table-cell office:value-type="float" office:value="1128">
                <text:p>1128</text:p>
              </table:table-cell>
              <table:table-cell office:value-type="float" office:value="588">
                <text:p>588</text:p>
              </table:table-cell>
              <table:table-cell office:value-type="float" office:value="1691.3">
                <text:p>1691.3</text:p>
              </table:table-cell>
            </table:table-row>
            <table:table-row>
              <table:table-cell office:value-type="float" office:value="2.81557">
                <text:p>2.81557</text:p>
              </table:table-cell>
              <table:table-cell office:value-type="float" office:value="1130">
                <text:p>1130</text:p>
              </table:table-cell>
              <table:table-cell office:value-type="float" office:value="588">
                <text:p>588</text:p>
              </table:table-cell>
              <table:table-cell office:value-type="float" office:value="1694.9">
                <text:p>1694.9</text:p>
              </table:table-cell>
            </table:table-row>
            <table:table-row>
              <table:table-cell office:value-type="float" office:value="2.81593">
                <text:p>2.81593</text:p>
              </table:table-cell>
              <table:table-cell office:value-type="float" office:value="1130">
                <text:p>1130</text:p>
              </table:table-cell>
              <table:table-cell office:value-type="float" office:value="588">
                <text:p>588</text:p>
              </table:table-cell>
              <table:table-cell office:value-type="float" office:value="1694.3">
                <text:p>1694.3</text:p>
              </table:table-cell>
            </table:table-row>
            <table:table-row>
              <table:table-cell office:value-type="float" office:value="2.81636">
                <text:p>2.81636</text:p>
              </table:table-cell>
              <table:table-cell office:value-type="float" office:value="1145">
                <text:p>1145</text:p>
              </table:table-cell>
              <table:table-cell office:value-type="float" office:value="585">
                <text:p>585</text:p>
              </table:table-cell>
              <table:table-cell office:value-type="float" office:value="1718.1">
                <text:p>1718.1</text:p>
              </table:table-cell>
            </table:table-row>
            <table:table-row>
              <table:table-cell office:value-type="float" office:value="2.81674">
                <text:p>2.81674</text:p>
              </table:table-cell>
              <table:table-cell office:value-type="float" office:value="1147">
                <text:p>1147</text:p>
              </table:table-cell>
              <table:table-cell office:value-type="float" office:value="584">
                <text:p>584</text:p>
              </table:table-cell>
              <table:table-cell office:value-type="float" office:value="1720.9">
                <text:p>1720.9</text:p>
              </table:table-cell>
            </table:table-row>
            <table:table-row>
              <table:table-cell office:value-type="float" office:value="2.81717">
                <text:p>2.81717</text:p>
              </table:table-cell>
              <table:table-cell office:value-type="float" office:value="1149">
                <text:p>1149</text:p>
              </table:table-cell>
              <table:table-cell office:value-type="float" office:value="584">
                <text:p>584</text:p>
              </table:table-cell>
              <table:table-cell office:value-type="float" office:value="1723.5">
                <text:p>1723.5</text:p>
              </table:table-cell>
            </table:table-row>
            <table:table-row>
              <table:table-cell office:value-type="float" office:value="2.81754">
                <text:p>2.81754</text:p>
              </table:table-cell>
              <table:table-cell office:value-type="float" office:value="1166">
                <text:p>1166</text:p>
              </table:table-cell>
              <table:table-cell office:value-type="float" office:value="581">
                <text:p>581</text:p>
              </table:table-cell>
              <table:table-cell office:value-type="float" office:value="1749.5">
                <text:p>1749.5</text:p>
              </table:table-cell>
            </table:table-row>
            <table:table-row>
              <table:table-cell office:value-type="float" office:value="2.81797">
                <text:p>2.81797</text:p>
              </table:table-cell>
              <table:table-cell office:value-type="float" office:value="1169">
                <text:p>1169</text:p>
              </table:table-cell>
              <table:table-cell office:value-type="float" office:value="580">
                <text:p>580</text:p>
              </table:table-cell>
              <table:table-cell office:value-type="float" office:value="1753.2">
                <text:p>1753.2</text:p>
              </table:table-cell>
            </table:table-row>
            <table:table-row>
              <table:table-cell office:value-type="float" office:value="2.81835">
                <text:p>2.81835</text:p>
              </table:table-cell>
              <table:table-cell office:value-type="float" office:value="1170">
                <text:p>1170</text:p>
              </table:table-cell>
              <table:table-cell office:value-type="float" office:value="580">
                <text:p>580</text:p>
              </table:table-cell>
              <table:table-cell office:value-type="float" office:value="1754.8">
                <text:p>1754.8</text:p>
              </table:table-cell>
            </table:table-row>
            <table:table-row>
              <table:table-cell office:value-type="float" office:value="2.81879">
                <text:p>2.81879</text:p>
              </table:table-cell>
              <table:table-cell office:value-type="float" office:value="1186">
                <text:p>1186</text:p>
              </table:table-cell>
              <table:table-cell office:value-type="float" office:value="577">
                <text:p>577</text:p>
              </table:table-cell>
              <table:table-cell office:value-type="float" office:value="1779.6">
                <text:p>1779.6</text:p>
              </table:table-cell>
            </table:table-row>
            <table:table-row>
              <table:table-cell office:value-type="float" office:value="2.81916">
                <text:p>2.81916</text:p>
              </table:table-cell>
              <table:table-cell office:value-type="float" office:value="1187">
                <text:p>1187</text:p>
              </table:table-cell>
              <table:table-cell office:value-type="float" office:value="577">
                <text:p>577</text:p>
              </table:table-cell>
              <table:table-cell office:value-type="float" office:value="1780.7">
                <text:p>1780.7</text:p>
              </table:table-cell>
            </table:table-row>
            <table:table-row>
              <table:table-cell office:value-type="float" office:value="2.81961">
                <text:p>2.81961</text:p>
              </table:table-cell>
              <table:table-cell office:value-type="float" office:value="1196">
                <text:p>1196</text:p>
              </table:table-cell>
              <table:table-cell office:value-type="float" office:value="575">
                <text:p>575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float" office:value="2.81999">
                <text:p>2.81999</text:p>
              </table:table-cell>
              <table:table-cell office:value-type="float" office:value="1215">
                <text:p>1215</text:p>
              </table:table-cell>
              <table:table-cell office:value-type="float" office:value="572">
                <text:p>572</text:p>
              </table:table-cell>
              <table:table-cell office:value-type="float" office:value="1821.9">
                <text:p>1821.9</text:p>
              </table:table-cell>
            </table:table-row>
            <table:table-row>
              <table:table-cell office:value-type="float" office:value="2.82044">
                <text:p>2.82044</text:p>
              </table:table-cell>
              <table:table-cell office:value-type="float" office:value="1211">
                <text:p>1211</text:p>
              </table:table-cell>
              <table:table-cell office:value-type="float" office:value="572">
                <text:p>572</text:p>
              </table:table-cell>
              <table:table-cell office:value-type="float" office:value="1817.2">
                <text:p>1817.2</text:p>
              </table:table-cell>
            </table:table-row>
            <table:table-row>
              <table:table-cell office:value-type="float" office:value="2.8208">
                <text:p>2.8208</text:p>
              </table:table-cell>
              <table:table-cell office:value-type="float" office:value="1220">
                <text:p>1220</text:p>
              </table:table-cell>
              <table:table-cell office:value-type="float" office:value="571">
                <text:p>571</text:p>
              </table:table-cell>
              <table:table-cell office:value-type="float" office:value="1829.8">
                <text:p>1829.8</text:p>
              </table:table-cell>
            </table:table-row>
            <table:table-row>
              <table:table-cell office:value-type="float" office:value="2.82123">
                <text:p>2.82123</text:p>
              </table:table-cell>
              <table:table-cell office:value-type="float" office:value="1233">
                <text:p>1233</text:p>
              </table:table-cell>
              <table:table-cell office:value-type="float" office:value="568">
                <text:p>568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2.82161">
                <text:p>2.82161</text:p>
              </table:table-cell>
              <table:table-cell office:value-type="float" office:value="1229">
                <text:p>1229</text:p>
              </table:table-cell>
              <table:table-cell office:value-type="float" office:value="569">
                <text:p>569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float" office:value="2.82203">
                <text:p>2.82203</text:p>
              </table:table-cell>
              <table:table-cell office:value-type="float" office:value="1238">
                <text:p>1238</text:p>
              </table:table-cell>
              <table:table-cell office:value-type="float" office:value="567">
                <text:p>567</text:p>
              </table:table-cell>
              <table:table-cell office:value-type="float" office:value="1857.6">
                <text:p>1857.6</text:p>
              </table:table-cell>
            </table:table-row>
            <table:table-row>
              <table:table-cell office:value-type="float" office:value="2.8224">
                <text:p>2.8224</text:p>
              </table:table-cell>
              <table:table-cell office:value-type="float" office:value="1249">
                <text:p>1249</text:p>
              </table:table-cell>
              <table:table-cell office:value-type="float" office:value="565">
                <text:p>565</text:p>
              </table:table-cell>
              <table:table-cell office:value-type="float" office:value="1873.4">
                <text:p>1873.4</text:p>
              </table:table-cell>
            </table:table-row>
            <table:table-row>
              <table:table-cell office:value-type="float" office:value="2.82283">
                <text:p>2.82283</text:p>
              </table:table-cell>
              <table:table-cell office:value-type="float" office:value="1243">
                <text:p>1243</text:p>
              </table:table-cell>
              <table:table-cell office:value-type="float" office:value="566">
                <text:p>566</text:p>
              </table:table-cell>
              <table:table-cell office:value-type="float" office:value="1864.8">
                <text:p>1864.8</text:p>
              </table:table-cell>
            </table:table-row>
            <table:table-row>
              <table:table-cell office:value-type="float" office:value="2.82321">
                <text:p>2.82321</text:p>
              </table:table-cell>
              <table:table-cell office:value-type="float" office:value="1253">
                <text:p>1253</text:p>
              </table:table-cell>
              <table:table-cell office:value-type="float" office:value="565">
                <text:p>565</text:p>
              </table:table-cell>
              <table:table-cell office:value-type="float" office:value="1878.8">
                <text:p>1878.8</text:p>
              </table:table-cell>
            </table:table-row>
            <table:table-row>
              <table:table-cell office:value-type="float" office:value="2.82363">
                <text:p>2.82363</text:p>
              </table:table-cell>
              <table:table-cell office:value-type="float" office:value="1259">
                <text:p>1259</text:p>
              </table:table-cell>
              <table:table-cell office:value-type="float" office:value="563">
                <text:p>563</text:p>
              </table:table-cell>
              <table:table-cell office:value-type="float" office:value="1889.1">
                <text:p>1889.1</text:p>
              </table:table-cell>
            </table:table-row>
            <table:table-row>
              <table:table-cell office:value-type="float" office:value="2.82401">
                <text:p>2.82401</text:p>
              </table:table-cell>
              <table:table-cell office:value-type="float" office:value="1255">
                <text:p>1255</text:p>
              </table:table-cell>
              <table:table-cell office:value-type="float" office:value="564">
                <text:p>564</text:p>
              </table:table-cell>
              <table:table-cell office:value-type="float" office:value="1881.8">
                <text:p>1881.8</text:p>
              </table:table-cell>
            </table:table-row>
            <table:table-row>
              <table:table-cell office:value-type="float" office:value="2.82453">
                <text:p>2.82453</text:p>
              </table:table-cell>
              <table:table-cell office:value-type="float" office:value="1266">
                <text:p>1266</text:p>
              </table:table-cell>
              <table:table-cell office:value-type="float" office:value="562">
                <text:p>562</text:p>
              </table:table-cell>
              <table:table-cell office:value-type="float" office:value="1899.2">
                <text:p>1899.2</text:p>
              </table:table-cell>
            </table:table-row>
            <table:table-row>
              <table:table-cell office:value-type="float" office:value="2.82488">
                <text:p>2.82488</text:p>
              </table:table-cell>
              <table:table-cell office:value-type="float" office:value="1266">
                <text:p>1266</text:p>
              </table:table-cell>
              <table:table-cell office:value-type="float" office:value="562">
                <text:p>562</text:p>
              </table:table-cell>
              <table:table-cell office:value-type="float" office:value="1899.6">
                <text:p>1899.6</text:p>
              </table:table-cell>
            </table:table-row>
            <table:table-row>
              <table:table-cell office:value-type="float" office:value="2.8253">
                <text:p>2.8253</text:p>
              </table:table-cell>
              <table:table-cell office:value-type="float" office:value="1265">
                <text:p>1265</text:p>
              </table:table-cell>
              <table:table-cell office:value-type="float" office:value="562">
                <text:p>562</text:p>
              </table:table-cell>
              <table:table-cell office:value-type="float" office:value="1897.8">
                <text:p>1897.8</text:p>
              </table:table-cell>
            </table:table-row>
            <table:table-row>
              <table:table-cell office:value-type="float" office:value="2.8257">
                <text:p>2.8257</text:p>
              </table:table-cell>
              <table:table-cell office:value-type="float" office:value="1280">
                <text:p>1280</text:p>
              </table:table-cell>
              <table:table-cell office:value-type="float" office:value="560">
                <text:p>560</text:p>
              </table:table-cell>
              <table:table-cell office:value-type="float" office:value="1919.6">
                <text:p>1919.6</text:p>
              </table:table-cell>
            </table:table-row>
            <table:table-row>
              <table:table-cell office:value-type="float" office:value="2.82613">
                <text:p>2.82613</text:p>
              </table:table-cell>
              <table:table-cell office:value-type="float" office:value="1277">
                <text:p>1277</text:p>
              </table:table-cell>
              <table:table-cell office:value-type="float" office:value="560">
                <text:p>560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2.82651">
                <text:p>2.82651</text:p>
              </table:table-cell>
              <table:table-cell office:value-type="float" office:value="1280">
                <text:p>1280</text:p>
              </table:table-cell>
              <table:table-cell office:value-type="float" office:value="560">
                <text:p>56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2.82694">
                <text:p>2.82694</text:p>
              </table:table-cell>
              <table:table-cell office:value-type="float" office:value="1294">
                <text:p>1294</text:p>
              </table:table-cell>
              <table:table-cell office:value-type="float" office:value="557">
                <text:p>557</text:p>
              </table:table-cell>
              <table:table-cell office:value-type="float" office:value="1940.9">
                <text:p>1940.9</text:p>
              </table:table-cell>
            </table:table-row>
            <table:table-row>
              <table:table-cell office:value-type="float" office:value="2.82731">
                <text:p>2.82731</text:p>
              </table:table-cell>
              <table:table-cell office:value-type="float" office:value="1289">
                <text:p>1289</text:p>
              </table:table-cell>
              <table:table-cell office:value-type="float" office:value="558">
                <text:p>558</text:p>
              </table:table-cell>
              <table:table-cell office:value-type="float" office:value="1933.6">
                <text:p>1933.6</text:p>
              </table:table-cell>
            </table:table-row>
            <table:table-row>
              <table:table-cell office:value-type="float" office:value="2.82775">
                <text:p>2.82775</text:p>
              </table:table-cell>
              <table:table-cell office:value-type="float" office:value="1300">
                <text:p>1300</text:p>
              </table:table-cell>
              <table:table-cell office:value-type="float" office:value="556">
                <text:p>556</text:p>
              </table:table-cell>
              <table:table-cell office:value-type="float" office:value="1949.3">
                <text:p>1949.3</text:p>
              </table:table-cell>
            </table:table-row>
            <table:table-row>
              <table:table-cell office:value-type="float" office:value="2.82813">
                <text:p>2.82813</text:p>
              </table:table-cell>
              <table:table-cell office:value-type="float" office:value="1302">
                <text:p>1302</text:p>
              </table:table-cell>
              <table:table-cell office:value-type="float" office:value="555">
                <text:p>555</text:p>
              </table:table-cell>
              <table:table-cell office:value-type="float" office:value="1953.6">
                <text:p>1953.6</text:p>
              </table:table-cell>
            </table:table-row>
            <table:table-row>
              <table:table-cell office:value-type="float" office:value="2.82857">
                <text:p>2.82857</text:p>
              </table:table-cell>
              <table:table-cell office:value-type="float" office:value="1300">
                <text:p>1300</text:p>
              </table:table-cell>
              <table:table-cell office:value-type="float" office:value="556">
                <text:p>556</text:p>
              </table:table-cell>
              <table:table-cell office:value-type="float" office:value="1949.8">
                <text:p>1949.8</text:p>
              </table:table-cell>
            </table:table-row>
            <table:table-row>
              <table:table-cell office:value-type="float" office:value="2.82893">
                <text:p>2.82893</text:p>
              </table:table-cell>
              <table:table-cell office:value-type="float" office:value="1314">
                <text:p>1314</text:p>
              </table:table-cell>
              <table:table-cell office:value-type="float" office:value="553">
                <text:p>553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float" office:value="2.82937">
                <text:p>2.82937</text:p>
              </table:table-cell>
              <table:table-cell office:value-type="float" office:value="1314">
                <text:p>1314</text:p>
              </table:table-cell>
              <table:table-cell office:value-type="float" office:value="553">
                <text:p>553</text:p>
              </table:table-cell>
              <table:table-cell office:value-type="float" office:value="1970.5">
                <text:p>1970.5</text:p>
              </table:table-cell>
            </table:table-row>
            <table:table-row>
              <table:table-cell office:value-type="float" office:value="2.82974">
                <text:p>2.82974</text:p>
              </table:table-cell>
              <table:table-cell office:value-type="float" office:value="1313">
                <text:p>1313</text:p>
              </table:table-cell>
              <table:table-cell office:value-type="float" office:value="553">
                <text:p>553</text:p>
              </table:table-cell>
              <table:table-cell office:value-type="float" office:value="1969.5">
                <text:p>1969.5</text:p>
              </table:table-cell>
            </table:table-row>
            <table:table-row>
              <table:table-cell office:value-type="float" office:value="2.83016">
                <text:p>2.83016</text:p>
              </table:table-cell>
              <table:table-cell office:value-type="float" office:value="1326">
                <text:p>1326</text:p>
              </table:table-cell>
              <table:table-cell office:value-type="float" office:value="551">
                <text:p>551</text:p>
              </table:table-cell>
              <table:table-cell office:value-type="float" office:value="1988.5">
                <text:p>1988.5</text:p>
              </table:table-cell>
            </table:table-row>
            <table:table-row>
              <table:table-cell office:value-type="float" office:value="2.83054">
                <text:p>2.83054</text:p>
              </table:table-cell>
              <table:table-cell office:value-type="float" office:value="1321">
                <text:p>1321</text:p>
              </table:table-cell>
              <table:table-cell office:value-type="float" office:value="552">
                <text:p>552</text:p>
              </table:table-cell>
              <table:table-cell office:value-type="float" office:value="1981.4">
                <text:p>1981.4</text:p>
              </table:table-cell>
            </table:table-row>
            <table:table-row>
              <table:table-cell office:value-type="float" office:value="2.83096">
                <text:p>2.83096</text:p>
              </table:table-cell>
              <table:table-cell office:value-type="float" office:value="1324">
                <text:p>1324</text:p>
              </table:table-cell>
              <table:table-cell office:value-type="float" office:value="551">
                <text:p>551</text:p>
              </table:table-cell>
              <table:table-cell office:value-type="float" office:value="1985.3">
                <text:p>1985.3</text:p>
              </table:table-cell>
            </table:table-row>
            <table:table-row>
              <table:table-cell office:value-type="float" office:value="2.83134">
                <text:p>2.83134</text:p>
              </table:table-cell>
              <table:table-cell office:value-type="float" office:value="1335">
                <text:p>1335</text:p>
              </table:table-cell>
              <table:table-cell office:value-type="float" office:value="549">
                <text:p>549</text:p>
              </table:table-cell>
              <table:table-cell office:value-type="float" office:value="2003.2">
                <text:p>2003.2</text:p>
              </table:table-cell>
            </table:table-row>
            <table:table-row>
              <table:table-cell office:value-type="float" office:value="2.83178">
                <text:p>2.83178</text:p>
              </table:table-cell>
              <table:table-cell office:value-type="float" office:value="1330">
                <text:p>1330</text:p>
              </table:table-cell>
              <table:table-cell office:value-type="float" office:value="550">
                <text:p>550</text:p>
              </table:table-cell>
              <table:table-cell office:value-type="float" office:value="1995.1">
                <text:p>1995.1</text:p>
              </table:table-cell>
            </table:table-row>
            <table:table-row>
              <table:table-cell office:value-type="float" office:value="2.83215">
                <text:p>2.83215</text:p>
              </table:table-cell>
              <table:table-cell office:value-type="float" office:value="1334">
                <text:p>1334</text:p>
              </table:table-cell>
              <table:table-cell office:value-type="float" office:value="549">
                <text:p>549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.8326">
                <text:p>2.8326</text:p>
              </table:table-cell>
              <table:table-cell office:value-type="float" office:value="1336">
                <text:p>1336</text:p>
              </table:table-cell>
              <table:table-cell office:value-type="float" office:value="549">
                <text:p>549</text:p>
              </table:table-cell>
              <table:table-cell office:value-type="float" office:value="2003.6">
                <text:p>2003.6</text:p>
              </table:table-cell>
            </table:table-row>
            <table:table-row>
              <table:table-cell office:value-type="float" office:value="2.83297">
                <text:p>2.83297</text:p>
              </table:table-cell>
              <table:table-cell office:value-type="float" office:value="1331">
                <text:p>1331</text:p>
              </table:table-cell>
              <table:table-cell office:value-type="float" office:value="550">
                <text:p>550</text:p>
              </table:table-cell>
              <table:table-cell office:value-type="float" office:value="1995.9">
                <text:p>1995.9</text:p>
              </table:table-cell>
            </table:table-row>
            <table:table-row>
              <table:table-cell office:value-type="float" office:value="2.83339">
                <text:p>2.83339</text:p>
              </table:table-cell>
              <table:table-cell office:value-type="float" office:value="1343">
                <text:p>1343</text:p>
              </table:table-cell>
              <table:table-cell office:value-type="float" office:value="548">
                <text:p>548</text:p>
              </table:table-cell>
              <table:table-cell office:value-type="float" office:value="2013.8">
                <text:p>2013.8</text:p>
              </table:table-cell>
            </table:table-row>
            <table:table-row>
              <table:table-cell office:value-type="float" office:value="2.83377">
                <text:p>2.83377</text:p>
              </table:table-cell>
              <table:table-cell office:value-type="float" office:value="1342">
                <text:p>1342</text:p>
              </table:table-cell>
              <table:table-cell office:value-type="float" office:value="548">
                <text:p>548</text:p>
              </table:table-cell>
              <table:table-cell office:value-type="float" office:value="2013.2">
                <text:p>2013.2</text:p>
              </table:table-cell>
            </table:table-row>
            <table:table-row>
              <table:table-cell office:value-type="float" office:value="2.83421">
                <text:p>2.83421</text:p>
              </table:table-cell>
              <table:table-cell office:value-type="float" office:value="1341">
                <text:p>1341</text:p>
              </table:table-cell>
              <table:table-cell office:value-type="float" office:value="548">
                <text:p>548</text:p>
              </table:table-cell>
              <table:table-cell office:value-type="float" office:value="2010.8">
                <text:p>2010.8</text:p>
              </table:table-cell>
            </table:table-row>
            <table:table-row>
              <table:table-cell office:value-type="float" office:value="2.83457">
                <text:p>2.83457</text:p>
              </table:table-cell>
              <table:table-cell office:value-type="float" office:value="1353">
                <text:p>1353</text:p>
              </table:table-cell>
              <table:table-cell office:value-type="float" office:value="546">
                <text:p>546</text:p>
              </table:table-cell>
              <table:table-cell office:value-type="float" office:value="2029.2">
                <text:p>2029.2</text:p>
              </table:table-cell>
            </table:table-row>
            <table:table-row>
              <table:table-cell office:value-type="float" office:value="2.83504">
                <text:p>2.83504</text:p>
              </table:table-cell>
              <table:table-cell office:value-type="float" office:value="1348">
                <text:p>1348</text:p>
              </table:table-cell>
              <table:table-cell office:value-type="float" office:value="547">
                <text:p>547</text:p>
              </table:table-cell>
              <table:table-cell office:value-type="float" office:value="2022.3">
                <text:p>2022.3</text:p>
              </table:table-cell>
            </table:table-row>
            <table:table-row>
              <table:table-cell office:value-type="float" office:value="2.83542">
                <text:p>2.83542</text:p>
              </table:table-cell>
              <table:table-cell office:value-type="float" office:value="1351">
                <text:p>1351</text:p>
              </table:table-cell>
              <table:table-cell office:value-type="float" office:value="546">
                <text:p>546</text:p>
              </table:table-cell>
              <table:table-cell office:value-type="float" office:value="2026.9">
                <text:p>2026.9</text:p>
              </table:table-cell>
            </table:table-row>
            <table:table-row>
              <table:table-cell office:value-type="float" office:value="2.83586">
                <text:p>2.83586</text:p>
              </table:table-cell>
              <table:table-cell office:value-type="float" office:value="1357">
                <text:p>1357</text:p>
              </table:table-cell>
              <table:table-cell office:value-type="float" office:value="545">
                <text:p>545</text:p>
              </table:table-cell>
              <table:table-cell office:value-type="float" office:value="2035.3">
                <text:p>2035.3</text:p>
              </table:table-cell>
            </table:table-row>
            <table:table-row>
              <table:table-cell office:value-type="float" office:value="2.83625">
                <text:p>2.83625</text:p>
              </table:table-cell>
              <table:table-cell office:value-type="float" office:value="1351">
                <text:p>1351</text:p>
              </table:table-cell>
              <table:table-cell office:value-type="float" office:value="546">
                <text:p>546</text:p>
              </table:table-cell>
              <table:table-cell office:value-type="float" office:value="2026.1">
                <text:p>2026.1</text:p>
              </table:table-cell>
            </table:table-row>
            <table:table-row>
              <table:table-cell office:value-type="float" office:value="2.83668">
                <text:p>2.83668</text:p>
              </table:table-cell>
              <table:table-cell office:value-type="float" office:value="1360">
                <text:p>1360</text:p>
              </table:table-cell>
              <table:table-cell office:value-type="float" office:value="544">
                <text:p>544</text:p>
              </table:table-cell>
              <table:table-cell office:value-type="float" office:value="2040.1">
                <text:p>2040.1</text:p>
              </table:table-cell>
            </table:table-row>
            <table:table-row>
              <table:table-cell office:value-type="float" office:value="2.83706">
                <text:p>2.83706</text:p>
              </table:table-cell>
              <table:table-cell office:value-type="float" office:value="1358">
                <text:p>1358</text:p>
              </table:table-cell>
              <table:table-cell office:value-type="float" office:value="545">
                <text:p>545</text:p>
              </table:table-cell>
              <table:table-cell office:value-type="float" office:value="2037.3">
                <text:p>2037.3</text:p>
              </table:table-cell>
            </table:table-row>
            <table:table-row>
              <table:table-cell office:value-type="float" office:value="2.83751">
                <text:p>2.83751</text:p>
              </table:table-cell>
              <table:table-cell office:value-type="float" office:value="1355">
                <text:p>1355</text:p>
              </table:table-cell>
              <table:table-cell office:value-type="float" office:value="545">
                <text:p>545</text:p>
              </table:table-cell>
              <table:table-cell office:value-type="float" office:value="2032.2">
                <text:p>2032.2</text:p>
              </table:table-cell>
            </table:table-row>
            <table:table-row>
              <table:table-cell office:value-type="float" office:value="2.83788">
                <text:p>2.83788</text:p>
              </table:table-cell>
              <table:table-cell office:value-type="float" office:value="1367">
                <text:p>1367</text:p>
              </table:table-cell>
              <table:table-cell office:value-type="float" office:value="543">
                <text:p>543</text:p>
              </table:table-cell>
              <table:table-cell office:value-type="float" office:value="2050.7">
                <text:p>2050.7</text:p>
              </table:table-cell>
            </table:table-row>
            <table:table-row>
              <table:table-cell office:value-type="float" office:value="2.8383">
                <text:p>2.8383</text:p>
              </table:table-cell>
              <table:table-cell office:value-type="float" office:value="1362">
                <text:p>1362</text:p>
              </table:table-cell>
              <table:table-cell office:value-type="float" office:value="544">
                <text:p>544</text:p>
              </table:table-cell>
              <table:table-cell office:value-type="float" office:value="2042.4">
                <text:p>2042.4</text:p>
              </table:table-cell>
            </table:table-row>
            <table:table-row>
              <table:table-cell office:value-type="float" office:value="2.83868">
                <text:p>2.83868</text:p>
              </table:table-cell>
              <table:table-cell office:value-type="float" office:value="1360">
                <text:p>1360</text:p>
              </table:table-cell>
              <table:table-cell office:value-type="float" office:value="545">
                <text:p>545</text:p>
              </table:table-cell>
              <table:table-cell office:value-type="float" office:value="2039.9">
                <text:p>2039.9</text:p>
              </table:table-cell>
            </table:table-row>
            <table:table-row>
              <table:table-cell office:value-type="float" office:value="2.83907">
                <text:p>2.83907</text:p>
              </table:table-cell>
              <table:table-cell office:value-type="float" office:value="1368">
                <text:p>1368</text:p>
              </table:table-cell>
              <table:table-cell office:value-type="float" office:value="543">
                <text:p>543</text:p>
              </table:table-cell>
              <table:table-cell office:value-type="float" office:value="2051.8">
                <text:p>2051.8</text:p>
              </table:table-cell>
            </table:table-row>
            <table:table-row>
              <table:table-cell office:value-type="float" office:value="2.83948">
                <text:p>2.83948</text:p>
              </table:table-cell>
              <table:table-cell office:value-type="float" office:value="1359">
                <text:p>1359</text:p>
              </table:table-cell>
              <table:table-cell office:value-type="float" office:value="545">
                <text:p>545</text:p>
              </table:table-cell>
              <table:table-cell office:value-type="float" office:value="2038.3">
                <text:p>2038.3</text:p>
              </table:table-cell>
            </table:table-row>
            <table:table-row>
              <table:table-cell office:value-type="float" office:value="2.83992">
                <text:p>2.83992</text:p>
              </table:table-cell>
              <table:table-cell office:value-type="float" office:value="1365">
                <text:p>1365</text:p>
              </table:table-cell>
              <table:table-cell office:value-type="float" office:value="544">
                <text:p>544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2.84032">
                <text:p>2.84032</text:p>
              </table:table-cell>
              <table:table-cell office:value-type="float" office:value="1365">
                <text:p>1365</text:p>
              </table:table-cell>
              <table:table-cell office:value-type="float" office:value="544">
                <text:p>54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2.84077">
                <text:p>2.84077</text:p>
              </table:table-cell>
              <table:table-cell office:value-type="float" office:value="1357">
                <text:p>1357</text:p>
              </table:table-cell>
              <table:table-cell office:value-type="float" office:value="545">
                <text:p>545</text:p>
              </table:table-cell>
              <table:table-cell office:value-type="float" office:value="2035.3">
                <text:p>2035.3</text:p>
              </table:table-cell>
            </table:table-row>
            <table:table-row>
              <table:table-cell office:value-type="float" office:value="2.84114">
                <text:p>2.84114</text:p>
              </table:table-cell>
              <table:table-cell office:value-type="float" office:value="1364">
                <text:p>1364</text:p>
              </table:table-cell>
              <table:table-cell office:value-type="float" office:value="544">
                <text:p>544</text:p>
              </table:table-cell>
              <table:table-cell office:value-type="float" office:value="2046.6">
                <text:p>2046.6</text:p>
              </table:table-cell>
            </table:table-row>
            <table:table-row>
              <table:table-cell office:value-type="float" office:value="2.84159">
                <text:p>2.84159</text:p>
              </table:table-cell>
              <table:table-cell office:value-type="float" office:value="1358">
                <text:p>1358</text:p>
              </table:table-cell>
              <table:table-cell office:value-type="float" office:value="545">
                <text:p>545</text:p>
              </table:table-cell>
              <table:table-cell office:value-type="float" office:value="2036.9">
                <text:p>2036.9</text:p>
              </table:table-cell>
            </table:table-row>
            <table:table-row>
              <table:table-cell office:value-type="float" office:value="2.84198">
                <text:p>2.84198</text:p>
              </table:table-cell>
              <table:table-cell office:value-type="float" office:value="1355">
                <text:p>1355</text:p>
              </table:table-cell>
              <table:table-cell office:value-type="float" office:value="545">
                <text:p>545</text:p>
              </table:table-cell>
              <table:table-cell office:value-type="float" office:value="2032.7">
                <text:p>2032.7</text:p>
              </table:table-cell>
            </table:table-row>
            <table:table-row>
              <table:table-cell office:value-type="float" office:value="2.84241">
                <text:p>2.84241</text:p>
              </table:table-cell>
              <table:table-cell office:value-type="float" office:value="1362">
                <text:p>1362</text:p>
              </table:table-cell>
              <table:table-cell office:value-type="float" office:value="544">
                <text:p>544</text:p>
              </table:table-cell>
              <table:table-cell office:value-type="float" office:value="2043.6">
                <text:p>2043.6</text:p>
              </table:table-cell>
            </table:table-row>
            <table:table-row>
              <table:table-cell office:value-type="float" office:value="2.84279">
                <text:p>2.84279</text:p>
              </table:table-cell>
              <table:table-cell office:value-type="float" office:value="1352">
                <text:p>1352</text:p>
              </table:table-cell>
              <table:table-cell office:value-type="float" office:value="546">
                <text:p>546</text:p>
              </table:table-cell>
              <table:table-cell office:value-type="float" office:value="2028.4">
                <text:p>2028.4</text:p>
              </table:table-cell>
            </table:table-row>
            <table:table-row>
              <table:table-cell office:value-type="float" office:value="2.84321">
                <text:p>2.84321</text:p>
              </table:table-cell>
              <table:table-cell office:value-type="float" office:value="1357">
                <text:p>1357</text:p>
              </table:table-cell>
              <table:table-cell office:value-type="float" office:value="545">
                <text:p>545</text:p>
              </table:table-cell>
              <table:table-cell office:value-type="float" office:value="2035.8">
                <text:p>2035.8</text:p>
              </table:table-cell>
            </table:table-row>
            <table:table-row>
              <table:table-cell office:value-type="float" office:value="2.84359">
                <text:p>2.84359</text:p>
              </table:table-cell>
              <table:table-cell office:value-type="float" office:value="1358">
                <text:p>1358</text:p>
              </table:table-cell>
              <table:table-cell office:value-type="float" office:value="545">
                <text:p>545</text:p>
              </table:table-cell>
              <table:table-cell office:value-type="float" office:value="2037.1">
                <text:p>2037.1</text:p>
              </table:table-cell>
            </table:table-row>
            <table:table-row>
              <table:table-cell office:value-type="float" office:value="2.84402">
                <text:p>2.84402</text:p>
              </table:table-cell>
              <table:table-cell office:value-type="float" office:value="1351">
                <text:p>1351</text:p>
              </table:table-cell>
              <table:table-cell office:value-type="float" office:value="546">
                <text:p>546</text:p>
              </table:table-cell>
              <table:table-cell office:value-type="float" office:value="2026.3">
                <text:p>2026.3</text:p>
              </table:table-cell>
            </table:table-row>
            <table:table-row>
              <table:table-cell office:value-type="float" office:value="2.84439">
                <text:p>2.84439</text:p>
              </table:table-cell>
              <table:table-cell office:value-type="float" office:value="1360">
                <text:p>1360</text:p>
              </table:table-cell>
              <table:table-cell office:value-type="float" office:value="544">
                <text:p>544</text:p>
              </table:table-cell>
              <table:table-cell office:value-type="float" office:value="2040.6">
                <text:p>2040.6</text:p>
              </table:table-cell>
            </table:table-row>
            <table:table-row>
              <table:table-cell office:value-type="float" office:value="2.84479">
                <text:p>2.84479</text:p>
              </table:table-cell>
              <table:table-cell office:value-type="float" office:value="1354">
                <text:p>1354</text:p>
              </table:table-cell>
              <table:table-cell office:value-type="float" office:value="546">
                <text:p>546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float" office:value="2.84524">
                <text:p>2.84524</text:p>
              </table:table-cell>
              <table:table-cell office:value-type="float" office:value="1349">
                <text:p>1349</text:p>
              </table:table-cell>
              <table:table-cell office:value-type="float" office:value="547">
                <text:p>547</text:p>
              </table:table-cell>
              <table:table-cell office:value-type="float" office:value="2023.4">
                <text:p>2023.4</text:p>
              </table:table-cell>
            </table:table-row>
            <table:table-row>
              <table:table-cell office:value-type="float" office:value="2.84568">
                <text:p>2.84568</text:p>
              </table:table-cell>
              <table:table-cell office:value-type="float" office:value="1353">
                <text:p>1353</text:p>
              </table:table-cell>
              <table:table-cell office:value-type="float" office:value="546">
                <text:p>546</text:p>
              </table:table-cell>
              <table:table-cell office:value-type="float" office:value="2029.7">
                <text:p>2029.7</text:p>
              </table:table-cell>
            </table:table-row>
            <table:table-row>
              <table:table-cell office:value-type="float" office:value="2.84605">
                <text:p>2.84605</text:p>
              </table:table-cell>
              <table:table-cell office:value-type="float" office:value="1342">
                <text:p>1342</text:p>
              </table:table-cell>
              <table:table-cell office:value-type="float" office:value="548">
                <text:p>548</text:p>
              </table:table-cell>
              <table:table-cell office:value-type="float" office:value="2012.4">
                <text:p>2012.4</text:p>
              </table:table-cell>
            </table:table-row>
            <table:table-row>
              <table:table-cell office:value-type="float" office:value="2.84647">
                <text:p>2.84647</text:p>
              </table:table-cell>
              <table:table-cell office:value-type="float" office:value="1347">
                <text:p>1347</text:p>
              </table:table-cell>
              <table:table-cell office:value-type="float" office:value="547">
                <text:p>547</text:p>
              </table:table-cell>
              <table:table-cell office:value-type="float" office:value="2019.9">
                <text:p>2019.9</text:p>
              </table:table-cell>
            </table:table-row>
            <table:table-row>
              <table:table-cell office:value-type="float" office:value="2.84685">
                <text:p>2.84685</text:p>
              </table:table-cell>
              <table:table-cell office:value-type="float" office:value="1348">
                <text:p>1348</text:p>
              </table:table-cell>
              <table:table-cell office:value-type="float" office:value="547">
                <text:p>547</text:p>
              </table:table-cell>
              <table:table-cell office:value-type="float" office:value="2021.3">
                <text:p>2021.3</text:p>
              </table:table-cell>
            </table:table-row>
            <table:table-row>
              <table:table-cell office:value-type="float" office:value="2.84727">
                <text:p>2.84727</text:p>
              </table:table-cell>
              <table:table-cell office:value-type="float" office:value="1337">
                <text:p>1337</text:p>
              </table:table-cell>
              <table:table-cell office:value-type="float" office:value="549">
                <text:p>549</text:p>
              </table:table-cell>
              <table:table-cell office:value-type="float" office:value="2006.2">
                <text:p>2006.2</text:p>
              </table:table-cell>
            </table:table-row>
            <table:table-row>
              <table:table-cell office:value-type="float" office:value="2.84765">
                <text:p>2.84765</text:p>
              </table:table-cell>
              <table:table-cell office:value-type="float" office:value="1344">
                <text:p>1344</text:p>
              </table:table-cell>
              <table:table-cell office:value-type="float" office:value="547">
                <text:p>547</text:p>
              </table:table-cell>
              <table:table-cell office:value-type="float" office:value="2016.3">
                <text:p>2016.3</text:p>
              </table:table-cell>
            </table:table-row>
            <table:table-row>
              <table:table-cell office:value-type="float" office:value="2.84808">
                <text:p>2.84808</text:p>
              </table:table-cell>
              <table:table-cell office:value-type="float" office:value="1336">
                <text:p>1336</text:p>
              </table:table-cell>
              <table:table-cell office:value-type="float" office:value="549">
                <text:p>549</text:p>
              </table:table-cell>
              <table:table-cell office:value-type="float" office:value="2004.3">
                <text:p>2004.3</text:p>
              </table:table-cell>
            </table:table-row>
            <table:table-row>
              <table:table-cell office:value-type="float" office:value="2.84846">
                <text:p>2.84846</text:p>
              </table:table-cell>
              <table:table-cell office:value-type="float" office:value="1330">
                <text:p>1330</text:p>
              </table:table-cell>
              <table:table-cell office:value-type="float" office:value="550">
                <text:p>550</text:p>
              </table:table-cell>
              <table:table-cell office:value-type="float" office:value="1995.7">
                <text:p>1995.7</text:p>
              </table:table-cell>
            </table:table-row>
            <table:table-row>
              <table:table-cell office:value-type="float" office:value="2.8489">
                <text:p>2.8489</text:p>
              </table:table-cell>
              <table:table-cell office:value-type="float" office:value="1336">
                <text:p>1336</text:p>
              </table:table-cell>
              <table:table-cell office:value-type="float" office:value="549">
                <text:p>549</text:p>
              </table:table-cell>
              <table:table-cell office:value-type="float" office:value="2004.3">
                <text:p>2004.3</text:p>
              </table:table-cell>
            </table:table-row>
            <table:table-row>
              <table:table-cell office:value-type="float" office:value="2.84926">
                <text:p>2.84926</text:p>
              </table:table-cell>
              <table:table-cell office:value-type="float" office:value="1322">
                <text:p>1322</text:p>
              </table:table-cell>
              <table:table-cell office:value-type="float" office:value="552">
                <text:p>552</text:p>
              </table:table-cell>
              <table:table-cell office:value-type="float" office:value="1983.6">
                <text:p>1983.6</text:p>
              </table:table-cell>
            </table:table-row>
            <table:table-row>
              <table:table-cell office:value-type="float" office:value="2.8497">
                <text:p>2.8497</text:p>
              </table:table-cell>
              <table:table-cell office:value-type="float" office:value="1317">
                <text:p>1317</text:p>
              </table:table-cell>
              <table:table-cell office:value-type="float" office:value="552">
                <text:p>552</text:p>
              </table:table-cell>
              <table:table-cell office:value-type="float" office:value="1976.1">
                <text:p>1976.1</text:p>
              </table:table-cell>
            </table:table-row>
            <table:table-row>
              <table:table-cell office:value-type="float" office:value="2.85007">
                <text:p>2.85007</text:p>
              </table:table-cell>
              <table:table-cell office:value-type="float" office:value="1321">
                <text:p>1321</text:p>
              </table:table-cell>
              <table:table-cell office:value-type="float" office:value="552">
                <text:p>552</text:p>
              </table:table-cell>
              <table:table-cell office:value-type="float" office:value="1981.7">
                <text:p>1981.7</text:p>
              </table:table-cell>
            </table:table-row>
            <table:table-row>
              <table:table-cell office:value-type="float" office:value="2.85052">
                <text:p>2.85052</text:p>
              </table:table-cell>
              <table:table-cell office:value-type="float" office:value="1309">
                <text:p>1309</text:p>
              </table:table-cell>
              <table:table-cell office:value-type="float" office:value="554">
                <text:p>554</text:p>
              </table:table-cell>
              <table:table-cell office:value-type="float" office:value="1962.8">
                <text:p>1962.8</text:p>
              </table:table-cell>
            </table:table-row>
            <table:table-row>
              <table:table-cell office:value-type="float" office:value="2.85088">
                <text:p>2.85088</text:p>
              </table:table-cell>
              <table:table-cell office:value-type="float" office:value="1309">
                <text:p>1309</text:p>
              </table:table-cell>
              <table:table-cell office:value-type="float" office:value="554">
                <text:p>554</text:p>
              </table:table-cell>
              <table:table-cell office:value-type="float" office:value="1963.7">
                <text:p>1963.7</text:p>
              </table:table-cell>
            </table:table-row>
            <table:table-row>
              <table:table-cell office:value-type="float" office:value="2.85131">
                <text:p>2.85131</text:p>
              </table:table-cell>
              <table:table-cell office:value-type="float" office:value="1304">
                <text:p>1304</text:p>
              </table:table-cell>
              <table:table-cell office:value-type="float" office:value="555">
                <text:p>555</text:p>
              </table:table-cell>
              <table:table-cell office:value-type="float" office:value="1956.6">
                <text:p>1956.6</text:p>
              </table:table-cell>
            </table:table-row>
            <table:table-row>
              <table:table-cell office:value-type="float" office:value="2.8517">
                <text:p>2.8517</text:p>
              </table:table-cell>
              <table:table-cell office:value-type="float" office:value="1293">
                <text:p>1293</text:p>
              </table:table-cell>
              <table:table-cell office:value-type="float" office:value="557">
                <text:p>557</text:p>
              </table:table-cell>
              <table:table-cell office:value-type="float" office:value="1939.9">
                <text:p>1939.9</text:p>
              </table:table-cell>
            </table:table-row>
            <table:table-row>
              <table:table-cell office:value-type="float" office:value="2.85214">
                <text:p>2.85214</text:p>
              </table:table-cell>
              <table:table-cell office:value-type="float" office:value="1298">
                <text:p>1298</text:p>
              </table:table-cell>
              <table:table-cell office:value-type="float" office:value="556">
                <text:p>556</text:p>
              </table:table-cell>
              <table:table-cell office:value-type="float" office:value="1947.7">
                <text:p>1947.7</text:p>
              </table:table-cell>
            </table:table-row>
            <table:table-row>
              <table:table-cell office:value-type="float" office:value="2.85251">
                <text:p>2.85251</text:p>
              </table:table-cell>
              <table:table-cell office:value-type="float" office:value="1287">
                <text:p>1287</text:p>
              </table:table-cell>
              <table:table-cell office:value-type="float" office:value="558">
                <text:p>558</text:p>
              </table:table-cell>
              <table:table-cell office:value-type="float" office:value="1930.2">
                <text:p>1930.2</text:p>
              </table:table-cell>
            </table:table-row>
            <table:table-row>
              <table:table-cell office:value-type="float" office:value="2.85295">
                <text:p>2.85295</text:p>
              </table:table-cell>
              <table:table-cell office:value-type="float" office:value="1279">
                <text:p>1279</text:p>
              </table:table-cell>
              <table:table-cell office:value-type="float" office:value="560">
                <text:p>560</text:p>
              </table:table-cell>
              <table:table-cell office:value-type="float" office:value="1919.1">
                <text:p>1919.1</text:p>
              </table:table-cell>
            </table:table-row>
            <table:table-row>
              <table:table-cell office:value-type="float" office:value="2.85331">
                <text:p>2.85331</text:p>
              </table:table-cell>
              <table:table-cell office:value-type="float" office:value="1285">
                <text:p>1285</text:p>
              </table:table-cell>
              <table:table-cell office:value-type="float" office:value="559">
                <text:p>559</text:p>
              </table:table-cell>
              <table:table-cell office:value-type="float" office:value="1927.5">
                <text:p>1927.5</text:p>
              </table:table-cell>
            </table:table-row>
            <table:table-row>
              <table:table-cell office:value-type="float" office:value="2.85374">
                <text:p>2.85374</text:p>
              </table:table-cell>
              <table:table-cell office:value-type="float" office:value="1271">
                <text:p>1271</text:p>
              </table:table-cell>
              <table:table-cell office:value-type="float" office:value="561">
                <text:p>561</text:p>
              </table:table-cell>
              <table:table-cell office:value-type="float" office:value="1907.1">
                <text:p>1907.1</text:p>
              </table:table-cell>
            </table:table-row>
            <table:table-row>
              <table:table-cell office:value-type="float" office:value="2.85412">
                <text:p>2.85412</text:p>
              </table:table-cell>
              <table:table-cell office:value-type="float" office:value="1268">
                <text:p>1268</text:p>
              </table:table-cell>
              <table:table-cell office:value-type="float" office:value="562">
                <text:p>56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float" office:value="2.85457">
                <text:p>2.85457</text:p>
              </table:table-cell>
              <table:table-cell office:value-type="float" office:value="1272">
                <text:p>1272</text:p>
              </table:table-cell>
              <table:table-cell office:value-type="float" office:value="561">
                <text:p>561</text:p>
              </table:table-cell>
              <table:table-cell office:value-type="float" office:value="1908.1">
                <text:p>1908.1</text:p>
              </table:table-cell>
            </table:table-row>
            <table:table-row>
              <table:table-cell office:value-type="float" office:value="2.85493">
                <text:p>2.85493</text:p>
              </table:table-cell>
              <table:table-cell office:value-type="float" office:value="1258">
                <text:p>1258</text:p>
              </table:table-cell>
              <table:table-cell office:value-type="float" office:value="564">
                <text:p>564</text:p>
              </table:table-cell>
              <table:table-cell office:value-type="float" office:value="1887.4">
                <text:p>1887.4</text:p>
              </table:table-cell>
            </table:table-row>
            <table:table-row>
              <table:table-cell office:value-type="float" office:value="2.85535">
                <text:p>2.85535</text:p>
              </table:table-cell>
              <table:table-cell office:value-type="float" office:value="1261">
                <text:p>1261</text:p>
              </table:table-cell>
              <table:table-cell office:value-type="float" office:value="563">
                <text:p>563</text:p>
              </table:table-cell>
              <table:table-cell office:value-type="float" office:value="1890.9">
                <text:p>1890.9</text:p>
              </table:table-cell>
            </table:table-row>
            <table:table-row>
              <table:table-cell office:value-type="float" office:value="2.85572">
                <text:p>2.85572</text:p>
              </table:table-cell>
              <table:table-cell office:value-type="float" office:value="1263">
                <text:p>1263</text:p>
              </table:table-cell>
              <table:table-cell office:value-type="float" office:value="563">
                <text:p>563</text:p>
              </table:table-cell>
              <table:table-cell office:value-type="float" office:value="1894.9">
                <text:p>1894.9</text:p>
              </table:table-cell>
            </table:table-row>
            <table:table-row>
              <table:table-cell office:value-type="float" office:value="2.85618">
                <text:p>2.85618</text:p>
              </table:table-cell>
              <table:table-cell office:value-type="float" office:value="1252">
                <text:p>1252</text:p>
              </table:table-cell>
              <table:table-cell office:value-type="float" office:value="565">
                <text:p>565</text:p>
              </table:table-cell>
              <table:table-cell office:value-type="float" office:value="1878.2">
                <text:p>1878.2</text:p>
              </table:table-cell>
            </table:table-row>
            <table:table-row>
              <table:table-cell office:value-type="float" office:value="2.85657">
                <text:p>2.85657</text:p>
              </table:table-cell>
              <table:table-cell office:value-type="float" office:value="1257">
                <text:p>1257</text:p>
              </table:table-cell>
              <table:table-cell office:value-type="float" office:value="564">
                <text:p>564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float" office:value="2.857">
                <text:p>2.857</text:p>
              </table:table-cell>
              <table:table-cell office:value-type="float" office:value="1246">
                <text:p>1246</text:p>
              </table:table-cell>
              <table:table-cell office:value-type="float" office:value="566">
                <text:p>566</text:p>
              </table:table-cell>
              <table:table-cell office:value-type="float" office:value="1869.2">
                <text:p>1869.2</text:p>
              </table:table-cell>
            </table:table-row>
            <table:table-row>
              <table:table-cell office:value-type="float" office:value="2.85737">
                <text:p>2.85737</text:p>
              </table:table-cell>
              <table:table-cell office:value-type="float" office:value="1237">
                <text:p>1237</text:p>
              </table:table-cell>
              <table:table-cell office:value-type="float" office:value="568">
                <text:p>568</text:p>
              </table:table-cell>
              <table:table-cell office:value-type="float" office:value="1855.9">
                <text:p>1855.9</text:p>
              </table:table-cell>
            </table:table-row>
            <table:table-row>
              <table:table-cell office:value-type="float" office:value="2.8578">
                <text:p>2.8578</text:p>
              </table:table-cell>
              <table:table-cell office:value-type="float" office:value="1242">
                <text:p>1242</text:p>
              </table:table-cell>
              <table:table-cell office:value-type="float" office:value="567">
                <text:p>567</text:p>
              </table:table-cell>
              <table:table-cell office:value-type="float" office:value="1862.5">
                <text:p>1862.5</text:p>
              </table:table-cell>
            </table:table-row>
            <table:table-row>
              <table:table-cell office:value-type="float" office:value="2.85817">
                <text:p>2.85817</text:p>
              </table:table-cell>
              <table:table-cell office:value-type="float" office:value="1227">
                <text:p>1227</text:p>
              </table:table-cell>
              <table:table-cell office:value-type="float" office:value="569">
                <text:p>569</text:p>
              </table:table-cell>
              <table:table-cell office:value-type="float" office:value="1841.2">
                <text:p>1841.2</text:p>
              </table:table-cell>
            </table:table-row>
            <table:table-row>
              <table:table-cell office:value-type="float" office:value="2.8586">
                <text:p>2.8586</text:p>
              </table:table-cell>
              <table:table-cell office:value-type="float" office:value="1221">
                <text:p>1221</text:p>
              </table:table-cell>
              <table:table-cell office:value-type="float" office:value="570">
                <text:p>570</text:p>
              </table:table-cell>
              <table:table-cell office:value-type="float" office:value="1832.2">
                <text:p>1832.2</text:p>
              </table:table-cell>
            </table:table-row>
            <table:table-row>
              <table:table-cell office:value-type="float" office:value="2.85897">
                <text:p>2.85897</text:p>
              </table:table-cell>
              <table:table-cell office:value-type="float" office:value="1225">
                <text:p>1225</text:p>
              </table:table-cell>
              <table:table-cell office:value-type="float" office:value="570">
                <text:p>570</text:p>
              </table:table-cell>
              <table:table-cell office:value-type="float" office:value="1837.3">
                <text:p>1837.3</text:p>
              </table:table-cell>
            </table:table-row>
            <table:table-row>
              <table:table-cell office:value-type="float" office:value="2.8594">
                <text:p>2.8594</text:p>
              </table:table-cell>
              <table:table-cell office:value-type="float" office:value="1211">
                <text:p>1211</text:p>
              </table:table-cell>
              <table:table-cell office:value-type="float" office:value="572">
                <text:p>572</text:p>
              </table:table-cell>
              <table:table-cell office:value-type="float" office:value="1816.6">
                <text:p>1816.6</text:p>
              </table:table-cell>
            </table:table-row>
            <table:table-row>
              <table:table-cell office:value-type="float" office:value="2.85978">
                <text:p>2.85978</text:p>
              </table:table-cell>
              <table:table-cell office:value-type="float" office:value="1211">
                <text:p>1211</text:p>
              </table:table-cell>
              <table:table-cell office:value-type="float" office:value="573">
                <text:p>573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2.86021">
                <text:p>2.86021</text:p>
              </table:table-cell>
              <table:table-cell office:value-type="float" office:value="1216">
                <text:p>1216</text:p>
              </table:table-cell>
              <table:table-cell office:value-type="float" office:value="571">
                <text:p>571</text:p>
              </table:table-cell>
              <table:table-cell office:value-type="float" office:value="1824.3">
                <text:p>1824.3</text:p>
              </table:table-cell>
            </table:table-row>
            <table:table-row>
              <table:table-cell office:value-type="float" office:value="2.86058">
                <text:p>2.86058</text:p>
              </table:table-cell>
              <table:table-cell office:value-type="float" office:value="1205">
                <text:p>1205</text:p>
              </table:table-cell>
              <table:table-cell office:value-type="float" office:value="574">
                <text:p>574</text:p>
              </table:table-cell>
              <table:table-cell office:value-type="float" office:value="1807.8">
                <text:p>1807.8</text:p>
              </table:table-cell>
            </table:table-row>
            <table:table-row>
              <table:table-cell office:value-type="float" office:value="2.86101">
                <text:p>2.86101</text:p>
              </table:table-cell>
              <table:table-cell office:value-type="float" office:value="1207">
                <text:p>1207</text:p>
              </table:table-cell>
              <table:table-cell office:value-type="float" office:value="573">
                <text:p>573</text:p>
              </table:table-cell>
              <table:table-cell office:value-type="float" office:value="1809.8">
                <text:p>1809.8</text:p>
              </table:table-cell>
            </table:table-row>
            <table:table-row>
              <table:table-cell office:value-type="float" office:value="2.86138">
                <text:p>2.86138</text:p>
              </table:table-cell>
              <table:table-cell office:value-type="float" office:value="1209">
                <text:p>1209</text:p>
              </table:table-cell>
              <table:table-cell office:value-type="float" office:value="573">
                <text:p>573</text:p>
              </table:table-cell>
              <table:table-cell office:value-type="float" office:value="1813.2">
                <text:p>1813.2</text:p>
              </table:table-cell>
            </table:table-row>
            <table:table-row>
              <table:table-cell office:value-type="float" office:value="2.86182">
                <text:p>2.86182</text:p>
              </table:table-cell>
              <table:table-cell office:value-type="float" office:value="1198">
                <text:p>1198</text:p>
              </table:table-cell>
              <table:table-cell office:value-type="float" office:value="575">
                <text:p>575</text:p>
              </table:table-cell>
              <table:table-cell office:value-type="float" office:value="1797.5">
                <text:p>1797.5</text:p>
              </table:table-cell>
            </table:table-row>
            <table:table-row>
              <table:table-cell office:value-type="float" office:value="2.86222">
                <text:p>2.86222</text:p>
              </table:table-cell>
              <table:table-cell office:value-type="float" office:value="1204">
                <text:p>1204</text:p>
              </table:table-cell>
              <table:table-cell office:value-type="float" office:value="574">
                <text:p>574</text:p>
              </table:table-cell>
              <table:table-cell office:value-type="float" office:value="1806.4">
                <text:p>1806.4</text:p>
              </table:table-cell>
            </table:table-row>
            <table:table-row>
              <table:table-cell office:value-type="float" office:value="2.86266">
                <text:p>2.86266</text:p>
              </table:table-cell>
              <table:table-cell office:value-type="float" office:value="1196">
                <text:p>1196</text:p>
              </table:table-cell>
              <table:table-cell office:value-type="float" office:value="575">
                <text:p>575</text:p>
              </table:table-cell>
              <table:table-cell office:value-type="float" office:value="1794.6">
                <text:p>1794.6</text:p>
              </table:table-cell>
            </table:table-row>
            <table:table-row>
              <table:table-cell office:value-type="float" office:value="2.86302">
                <text:p>2.86302</text:p>
              </table:table-cell>
              <table:table-cell office:value-type="float" office:value="1185">
                <text:p>1185</text:p>
              </table:table-cell>
              <table:table-cell office:value-type="float" office:value="577">
                <text:p>577</text:p>
              </table:table-cell>
              <table:table-cell office:value-type="float" office:value="1776.9">
                <text:p>1776.9</text:p>
              </table:table-cell>
            </table:table-row>
            <table:table-row>
              <table:table-cell office:value-type="float" office:value="2.86344">
                <text:p>2.86344</text:p>
              </table:table-cell>
              <table:table-cell office:value-type="float" office:value="1189">
                <text:p>1189</text:p>
              </table:table-cell>
              <table:table-cell office:value-type="float" office:value="577">
                <text:p>577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float" office:value="2.86383">
                <text:p>2.86383</text:p>
              </table:table-cell>
              <table:table-cell office:value-type="float" office:value="1179">
                <text:p>1179</text:p>
              </table:table-cell>
              <table:table-cell office:value-type="float" office:value="579">
                <text:p>579</text:p>
              </table:table-cell>
              <table:table-cell office:value-type="float" office:value="1767.8">
                <text:p>1767.8</text:p>
              </table:table-cell>
            </table:table-row>
            <table:table-row>
              <table:table-cell office:value-type="float" office:value="2.86425">
                <text:p>2.86425</text:p>
              </table:table-cell>
              <table:table-cell office:value-type="float" office:value="1170">
                <text:p>1170</text:p>
              </table:table-cell>
              <table:table-cell office:value-type="float" office:value="580">
                <text:p>580</text:p>
              </table:table-cell>
              <table:table-cell office:value-type="float" office:value="1754.5">
                <text:p>1754.5</text:p>
              </table:table-cell>
            </table:table-row>
            <table:table-row>
              <table:table-cell office:value-type="float" office:value="2.86464">
                <text:p>2.86464</text:p>
              </table:table-cell>
              <table:table-cell office:value-type="float" office:value="1175">
                <text:p>1175</text:p>
              </table:table-cell>
              <table:table-cell office:value-type="float" office:value="579">
                <text:p>579</text:p>
              </table:table-cell>
              <table:table-cell office:value-type="float" office:value="1762.4">
                <text:p>1762.4</text:p>
              </table:table-cell>
            </table:table-row>
            <table:table-row>
              <table:table-cell office:value-type="float" office:value="2.86505">
                <text:p>2.86505</text:p>
              </table:table-cell>
              <table:table-cell office:value-type="float" office:value="1164">
                <text:p>1164</text:p>
              </table:table-cell>
              <table:table-cell office:value-type="float" office:value="581">
                <text:p>581</text:p>
              </table:table-cell>
              <table:table-cell office:value-type="float" office:value="1746.7">
                <text:p>1746.7</text:p>
              </table:table-cell>
            </table:table-row>
            <table:table-row>
              <table:table-cell office:value-type="float" office:value="2.86555">
                <text:p>2.86555</text:p>
              </table:table-cell>
              <table:table-cell office:value-type="float" office:value="1162">
                <text:p>1162</text:p>
              </table:table-cell>
              <table:table-cell office:value-type="float" office:value="582">
                <text:p>582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float" office:value="2.86599">
                <text:p>2.86599</text:p>
              </table:table-cell>
              <table:table-cell office:value-type="float" office:value="1161">
                <text:p>1161</text:p>
              </table:table-cell>
              <table:table-cell office:value-type="float" office:value="582">
                <text:p>582</text:p>
              </table:table-cell>
              <table:table-cell office:value-type="float" office:value="1741.8">
                <text:p>1741.8</text:p>
              </table:table-cell>
            </table:table-row>
            <table:table-row>
              <table:table-cell office:value-type="float" office:value="2.86636">
                <text:p>2.86636</text:p>
              </table:table-cell>
              <table:table-cell office:value-type="float" office:value="1150">
                <text:p>1150</text:p>
              </table:table-cell>
              <table:table-cell office:value-type="float" office:value="584">
                <text:p>584</text:p>
              </table:table-cell>
              <table:table-cell office:value-type="float" office:value="1725.3">
                <text:p>1725.3</text:p>
              </table:table-cell>
            </table:table-row>
            <table:table-row>
              <table:table-cell office:value-type="float" office:value="2.86682">
                <text:p>2.86682</text:p>
              </table:table-cell>
              <table:table-cell office:value-type="float" office:value="1153">
                <text:p>1153</text:p>
              </table:table-cell>
              <table:table-cell office:value-type="float" office:value="583">
                <text:p>583</text:p>
              </table:table-cell>
              <table:table-cell office:value-type="float" office:value="1730.1">
                <text:p>1730.1</text:p>
              </table:table-cell>
            </table:table-row>
            <table:table-row>
              <table:table-cell office:value-type="float" office:value="2.86719">
                <text:p>2.86719</text:p>
              </table:table-cell>
              <table:table-cell office:value-type="float" office:value="1152">
                <text:p>1152</text:p>
              </table:table-cell>
              <table:table-cell office:value-type="float" office:value="584">
                <text:p>584</text:p>
              </table:table-cell>
              <table:table-cell office:value-type="float" office:value="1727.4">
                <text:p>1727.4</text:p>
              </table:table-cell>
            </table:table-row>
            <table:table-row>
              <table:table-cell office:value-type="float" office:value="2.86762">
                <text:p>2.86762</text:p>
              </table:table-cell>
              <table:table-cell office:value-type="float" office:value="1139">
                <text:p>1139</text:p>
              </table:table-cell>
              <table:table-cell office:value-type="float" office:value="586">
                <text:p>586</text:p>
              </table:table-cell>
              <table:table-cell office:value-type="float" office:value="1708.5">
                <text:p>1708.5</text:p>
              </table:table-cell>
            </table:table-row>
            <table:table-row>
              <table:table-cell office:value-type="float" office:value="2.86801">
                <text:p>2.86801</text:p>
              </table:table-cell>
              <table:table-cell office:value-type="float" office:value="1142">
                <text:p>1142</text:p>
              </table:table-cell>
              <table:table-cell office:value-type="float" office:value="585">
                <text:p>585</text:p>
              </table:table-cell>
              <table:table-cell office:value-type="float" office:value="1712.7">
                <text:p>1712.7</text:p>
              </table:table-cell>
            </table:table-row>
            <table:table-row>
              <table:table-cell office:value-type="float" office:value="2.86844">
                <text:p>2.86844</text:p>
              </table:table-cell>
              <table:table-cell office:value-type="float" office:value="1139">
                <text:p>1139</text:p>
              </table:table-cell>
              <table:table-cell office:value-type="float" office:value="586">
                <text:p>586</text:p>
              </table:table-cell>
              <table:table-cell office:value-type="float" office:value="1708.4">
                <text:p>1708.4</text:p>
              </table:table-cell>
            </table:table-row>
            <table:table-row>
              <table:table-cell office:value-type="float" office:value="2.86882">
                <text:p>2.86882</text:p>
              </table:table-cell>
              <table:table-cell office:value-type="float" office:value="1129">
                <text:p>1129</text:p>
              </table:table-cell>
              <table:table-cell office:value-type="float" office:value="588">
                <text:p>588</text:p>
              </table:table-cell>
              <table:table-cell office:value-type="float" office:value="1694.2">
                <text:p>1694.2</text:p>
              </table:table-cell>
            </table:table-row>
            <table:table-row>
              <table:table-cell office:value-type="float" office:value="2.86925">
                <text:p>2.86925</text:p>
              </table:table-cell>
              <table:table-cell office:value-type="float" office:value="1135">
                <text:p>1135</text:p>
              </table:table-cell>
              <table:table-cell office:value-type="float" office:value="587">
                <text:p>587</text:p>
              </table:table-cell>
              <table:table-cell office:value-type="float" office:value="1702.6">
                <text:p>1702.6</text:p>
              </table:table-cell>
            </table:table-row>
            <table:table-row>
              <table:table-cell office:value-type="float" office:value="2.86963">
                <text:p>2.86963</text:p>
              </table:table-cell>
              <table:table-cell office:value-type="float" office:value="1133">
                <text:p>1133</text:p>
              </table:table-cell>
              <table:table-cell office:value-type="float" office:value="587">
                <text:p>587</text:p>
              </table:table-cell>
              <table:table-cell office:value-type="float" office:value="1700.2">
                <text:p>1700.2</text:p>
              </table:table-cell>
            </table:table-row>
            <table:table-row>
              <table:table-cell office:value-type="float" office:value="2.87005">
                <text:p>2.87005</text:p>
              </table:table-cell>
              <table:table-cell office:value-type="float" office:value="1126">
                <text:p>1126</text:p>
              </table:table-cell>
              <table:table-cell office:value-type="float" office:value="588">
                <text:p>588</text:p>
              </table:table-cell>
              <table:table-cell office:value-type="float" office:value="1688.3">
                <text:p>1688.3</text:p>
              </table:table-cell>
            </table:table-row>
            <table:table-row>
              <table:table-cell office:value-type="float" office:value="2.87044">
                <text:p>2.87044</text:p>
              </table:table-cell>
              <table:table-cell office:value-type="float" office:value="1131">
                <text:p>1131</text:p>
              </table:table-cell>
              <table:table-cell office:value-type="float" office:value="587">
                <text:p>587</text:p>
              </table:table-cell>
              <table:table-cell office:value-type="float" office:value="1696.2">
                <text:p>1696.2</text:p>
              </table:table-cell>
            </table:table-row>
            <table:table-row>
              <table:table-cell office:value-type="float" office:value="2.87087">
                <text:p>2.87087</text:p>
              </table:table-cell>
              <table:table-cell office:value-type="float" office:value="1119">
                <text:p>1119</text:p>
              </table:table-cell>
              <table:table-cell office:value-type="float" office:value="590">
                <text:p>590</text:p>
              </table:table-cell>
              <table:table-cell office:value-type="float" office:value="1678.5">
                <text:p>1678.5</text:p>
              </table:table-cell>
            </table:table-row>
            <table:table-row>
              <table:table-cell office:value-type="float" office:value="2.87123">
                <text:p>2.87123</text:p>
              </table:table-cell>
              <table:table-cell office:value-type="float" office:value="1114">
                <text:p>1114</text:p>
              </table:table-cell>
              <table:table-cell office:value-type="float" office:value="591">
                <text:p>591</text:p>
              </table:table-cell>
              <table:table-cell office:value-type="float" office:value="1670.6">
                <text:p>1670.6</text:p>
              </table:table-cell>
            </table:table-row>
            <table:table-row>
              <table:table-cell office:value-type="float" office:value="2.87167">
                <text:p>2.87167</text:p>
              </table:table-cell>
              <table:table-cell office:value-type="float" office:value="1119">
                <text:p>1119</text:p>
              </table:table-cell>
              <table:table-cell office:value-type="float" office:value="590">
                <text:p>590</text:p>
              </table:table-cell>
              <table:table-cell office:value-type="float" office:value="1677.8">
                <text:p>1677.8</text:p>
              </table:table-cell>
            </table:table-row>
            <table:table-row>
              <table:table-cell office:value-type="float" office:value="2.87204">
                <text:p>2.87204</text:p>
              </table:table-cell>
              <table:table-cell office:value-type="float" office:value="1106">
                <text:p>1106</text:p>
              </table:table-cell>
              <table:table-cell office:value-type="float" office:value="592">
                <text:p>592</text:p>
              </table:table-cell>
              <table:table-cell office:value-type="float" office:value="1658.4">
                <text:p>1658.4</text:p>
              </table:table-cell>
            </table:table-row>
            <table:table-row>
              <table:table-cell office:value-type="float" office:value="2.87247">
                <text:p>2.87247</text:p>
              </table:table-cell>
              <table:table-cell office:value-type="float" office:value="1098">
                <text:p>1098</text:p>
              </table:table-cell>
              <table:table-cell office:value-type="float" office:value="594">
                <text:p>594</text:p>
              </table:table-cell>
              <table:table-cell office:value-type="float" office:value="1646.6">
                <text:p>1646.6</text:p>
              </table:table-cell>
            </table:table-row>
            <table:table-row>
              <table:table-cell office:value-type="float" office:value="2.87284">
                <text:p>2.87284</text:p>
              </table:table-cell>
              <table:table-cell office:value-type="float" office:value="1101">
                <text:p>1101</text:p>
              </table:table-cell>
              <table:table-cell office:value-type="float" office:value="593">
                <text:p>593</text:p>
              </table:table-cell>
              <table:table-cell office:value-type="float" office:value="1651.6">
                <text:p>1651.6</text:p>
              </table:table-cell>
            </table:table-row>
            <table:table-row>
              <table:table-cell office:value-type="float" office:value="2.87325">
                <text:p>2.87325</text:p>
              </table:table-cell>
              <table:table-cell office:value-type="float" office:value="1088">
                <text:p>1088</text:p>
              </table:table-cell>
              <table:table-cell office:value-type="float" office:value="595">
                <text:p>595</text:p>
              </table:table-cell>
              <table:table-cell office:value-type="float" office:value="1632.5">
                <text:p>1632.5</text:p>
              </table:table-cell>
            </table:table-row>
            <table:table-row>
              <table:table-cell office:value-type="float" office:value="2.87365">
                <text:p>2.87365</text:p>
              </table:table-cell>
              <table:table-cell office:value-type="float" office:value="1082">
                <text:p>1082</text:p>
              </table:table-cell>
              <table:table-cell office:value-type="float" office:value="597">
                <text:p>597</text:p>
              </table:table-cell>
              <table:table-cell office:value-type="float" office:value="1623.5">
                <text:p>1623.5</text:p>
              </table:table-cell>
            </table:table-row>
            <table:table-row>
              <table:table-cell office:value-type="float" office:value="2.87405">
                <text:p>2.87405</text:p>
              </table:table-cell>
              <table:table-cell office:value-type="float" office:value="1086">
                <text:p>1086</text:p>
              </table:table-cell>
              <table:table-cell office:value-type="float" office:value="596">
                <text:p>596</text:p>
              </table:table-cell>
              <table:table-cell office:value-type="float" office:value="1629.1">
                <text:p>1629.1</text:p>
              </table:table-cell>
            </table:table-row>
            <table:table-row>
              <table:table-cell office:value-type="float" office:value="2.87457">
                <text:p>2.87457</text:p>
              </table:table-cell>
              <table:table-cell office:value-type="float" office:value="1075">
                <text:p>1075</text:p>
              </table:table-cell>
              <table:table-cell office:value-type="float" office:value="598">
                <text:p>598</text:p>
              </table:table-cell>
              <table:table-cell office:value-type="float" office:value="1611.8">
                <text:p>1611.8</text:p>
              </table:table-cell>
            </table:table-row>
            <table:table-row>
              <table:table-cell office:value-type="float" office:value="2.87494">
                <text:p>2.87494</text:p>
              </table:table-cell>
              <table:table-cell office:value-type="float" office:value="1071">
                <text:p>1071</text:p>
              </table:table-cell>
              <table:table-cell office:value-type="float" office:value="599">
                <text:p>599</text:p>
              </table:table-cell>
              <table:table-cell office:value-type="float" office:value="1606.2">
                <text:p>1606.2</text:p>
              </table:table-cell>
            </table:table-row>
            <table:table-row>
              <table:table-cell office:value-type="float" office:value="2.87532">
                <text:p>2.87532</text:p>
              </table:table-cell>
              <table:table-cell office:value-type="float" office:value="1071">
                <text:p>1071</text:p>
              </table:table-cell>
              <table:table-cell office:value-type="float" office:value="599">
                <text:p>599</text:p>
              </table:table-cell>
              <table:table-cell office:value-type="float" office:value="1606.6">
                <text:p>1606.6</text:p>
              </table:table-cell>
            </table:table-row>
            <table:table-row>
              <table:table-cell office:value-type="float" office:value="2.87588">
                <text:p>2.87588</text:p>
              </table:table-cell>
              <table:table-cell office:value-type="float" office:value="1061">
                <text:p>1061</text:p>
              </table:table-cell>
              <table:table-cell office:value-type="float" office:value="601">
                <text:p>601</text:p>
              </table:table-cell>
              <table:table-cell office:value-type="float" office:value="1590.8">
                <text:p>1590.8</text:p>
              </table:table-cell>
            </table:table-row>
            <table:table-row>
              <table:table-cell office:value-type="float" office:value="2.87625">
                <text:p>2.87625</text:p>
              </table:table-cell>
              <table:table-cell office:value-type="float" office:value="1062">
                <text:p>1062</text:p>
              </table:table-cell>
              <table:table-cell office:value-type="float" office:value="600">
                <text:p>600</text:p>
              </table:table-cell>
              <table:table-cell office:value-type="float" office:value="1593.1">
                <text:p>1593.1</text:p>
              </table:table-cell>
            </table:table-row>
            <table:table-row>
              <table:table-cell office:value-type="float" office:value="2.8767">
                <text:p>2.8767</text:p>
              </table:table-cell>
              <table:table-cell office:value-type="float" office:value="1054">
                <text:p>1054</text:p>
              </table:table-cell>
              <table:table-cell office:value-type="float" office:value="602">
                <text:p>602</text:p>
              </table:table-cell>
              <table:table-cell office:value-type="float" office:value="1580.5">
                <text:p>1580.5</text:p>
              </table:table-cell>
            </table:table-row>
            <table:table-row>
              <table:table-cell office:value-type="float" office:value="2.87709">
                <text:p>2.87709</text:p>
              </table:table-cell>
              <table:table-cell office:value-type="float" office:value="1043">
                <text:p>1043</text:p>
              </table:table-cell>
              <table:table-cell office:value-type="float" office:value="604">
                <text:p>60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2.87752">
                <text:p>2.87752</text:p>
              </table:table-cell>
              <table:table-cell office:value-type="float" office:value="1046">
                <text:p>1046</text:p>
              </table:table-cell>
              <table:table-cell office:value-type="float" office:value="603">
                <text:p>603</text:p>
              </table:table-cell>
              <table:table-cell office:value-type="float" office:value="1569.2">
                <text:p>1569.2</text:p>
              </table:table-cell>
            </table:table-row>
            <table:table-row>
              <table:table-cell office:value-type="float" office:value="2.8779">
                <text:p>2.8779</text:p>
              </table:table-cell>
              <table:table-cell office:value-type="float" office:value="1038">
                <text:p>1038</text:p>
              </table:table-cell>
              <table:table-cell office:value-type="float" office:value="605">
                <text:p>605</text:p>
              </table:table-cell>
              <table:table-cell office:value-type="float" office:value="1557.2">
                <text:p>1557.2</text:p>
              </table:table-cell>
            </table:table-row>
            <table:table-row>
              <table:table-cell office:value-type="float" office:value="2.87835">
                <text:p>2.87835</text:p>
              </table:table-cell>
              <table:table-cell office:value-type="float" office:value="1030">
                <text:p>1030</text:p>
              </table:table-cell>
              <table:table-cell office:value-type="float" office:value="606">
                <text:p>606</text:p>
              </table:table-cell>
              <table:table-cell office:value-type="float" office:value="1544.5">
                <text:p>1544.5</text:p>
              </table:table-cell>
            </table:table-row>
            <table:table-row>
              <table:table-cell office:value-type="float" office:value="2.87872">
                <text:p>2.87872</text:p>
              </table:table-cell>
              <table:table-cell office:value-type="float" office:value="1034">
                <text:p>1034</text:p>
              </table:table-cell>
              <table:table-cell office:value-type="float" office:value="606">
                <text:p>606</text:p>
              </table:table-cell>
              <table:table-cell office:value-type="float" office:value="1551.4">
                <text:p>1551.4</text:p>
              </table:table-cell>
            </table:table-row>
            <table:table-row>
              <table:table-cell office:value-type="float" office:value="2.87914">
                <text:p>2.87914</text:p>
              </table:table-cell>
              <table:table-cell office:value-type="float" office:value="1028">
                <text:p>1028</text:p>
              </table:table-cell>
              <table:table-cell office:value-type="float" office:value="607">
                <text:p>607</text:p>
              </table:table-cell>
              <table:table-cell office:value-type="float" office:value="1541.5">
                <text:p>1541.5</text:p>
              </table:table-cell>
            </table:table-row>
            <table:table-row>
              <table:table-cell office:value-type="float" office:value="2.87954">
                <text:p>2.87954</text:p>
              </table:table-cell>
              <table:table-cell office:value-type="float" office:value="1019">
                <text:p>1019</text:p>
              </table:table-cell>
              <table:table-cell office:value-type="float" office:value="608">
                <text:p>608</text:p>
              </table:table-cell>
              <table:table-cell office:value-type="float" office:value="1528.7">
                <text:p>1528.7</text:p>
              </table:table-cell>
            </table:table-row>
            <table:table-row>
              <table:table-cell office:value-type="float" office:value="2.87997">
                <text:p>2.87997</text:p>
              </table:table-cell>
              <table:table-cell office:value-type="float" office:value="1024">
                <text:p>1024</text:p>
              </table:table-cell>
              <table:table-cell office:value-type="float" office:value="608">
                <text:p>608</text:p>
              </table:table-cell>
              <table:table-cell office:value-type="float" office:value="1535.7">
                <text:p>1535.7</text:p>
              </table:table-cell>
            </table:table-row>
            <table:table-row>
              <table:table-cell office:value-type="float" office:value="2.88034">
                <text:p>2.88034</text:p>
              </table:table-cell>
              <table:table-cell office:value-type="float" office:value="1010">
                <text:p>1010</text:p>
              </table:table-cell>
              <table:table-cell office:value-type="float" office:value="610">
                <text:p>610</text:p>
              </table:table-cell>
              <table:table-cell office:value-type="float" office:value="1514.9">
                <text:p>1514.9</text:p>
              </table:table-cell>
            </table:table-row>
            <table:table-row>
              <table:table-cell office:value-type="float" office:value="2.8808">
                <text:p>2.8808</text:p>
              </table:table-cell>
              <table:table-cell office:value-type="float" office:value="1000">
                <text:p>1000</text:p>
              </table:table-cell>
              <table:table-cell office:value-type="float" office:value="612">
                <text:p>612</text:p>
              </table:table-cell>
              <table:table-cell office:value-type="float" office:value="1499.3">
                <text:p>1499.3</text:p>
              </table:table-cell>
            </table:table-row>
            <table:table-row>
              <table:table-cell office:value-type="float" office:value="2.88116">
                <text:p>2.88116</text:p>
              </table:table-cell>
              <table:table-cell office:value-type="float" office:value="1005">
                <text:p>1005</text:p>
              </table:table-cell>
              <table:table-cell office:value-type="float" office:value="611">
                <text:p>611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float" office:value="2.8816">
                <text:p>2.8816</text:p>
              </table:table-cell>
              <table:table-cell office:value-type="float" office:value="993">
                <text:p>993</text:p>
              </table:table-cell>
              <table:table-cell office:value-type="float" office:value="613">
                <text:p>613</text:p>
              </table:table-cell>
              <table:table-cell office:value-type="float" office:value="1490.2">
                <text:p>1490.2</text:p>
              </table:table-cell>
            </table:table-row>
            <table:table-row>
              <table:table-cell office:value-type="float" office:value="2.88197">
                <text:p>2.88197</text:p>
              </table:table-cell>
              <table:table-cell office:value-type="float" office:value="984">
                <text:p>984</text:p>
              </table:table-cell>
              <table:table-cell office:value-type="float" office:value="615">
                <text:p>615</text:p>
              </table:table-cell>
              <table:table-cell office:value-type="float" office:value="1475.8">
                <text:p>1475.8</text:p>
              </table:table-cell>
            </table:table-row>
            <table:table-row>
              <table:table-cell office:value-type="float" office:value="2.8824">
                <text:p>2.8824</text:p>
              </table:table-cell>
              <table:table-cell office:value-type="float" office:value="985">
                <text:p>985</text:p>
              </table:table-cell>
              <table:table-cell office:value-type="float" office:value="615">
                <text:p>615</text:p>
              </table:table-cell>
              <table:table-cell office:value-type="float" office:value="1478.1">
                <text:p>1478.1</text:p>
              </table:table-cell>
            </table:table-row>
            <table:table-row>
              <table:table-cell office:value-type="float" office:value="2.88279">
                <text:p>2.88279</text:p>
              </table:table-cell>
              <table:table-cell office:value-type="float" office:value="974">
                <text:p>974</text:p>
              </table:table-cell>
              <table:table-cell office:value-type="float" office:value="617">
                <text:p>617</text:p>
              </table:table-cell>
              <table:table-cell office:value-type="float" office:value="1460.9">
                <text:p>1460.9</text:p>
              </table:table-cell>
            </table:table-row>
            <table:table-row>
              <table:table-cell office:value-type="float" office:value="2.88323">
                <text:p>2.88323</text:p>
              </table:table-cell>
              <table:table-cell office:value-type="float" office:value="966">
                <text:p>966</text:p>
              </table:table-cell>
              <table:table-cell office:value-type="float" office:value="618">
                <text:p>618</text:p>
              </table:table-cell>
              <table:table-cell office:value-type="float" office:value="1448.6">
                <text:p>1448.6</text:p>
              </table:table-cell>
            </table:table-row>
            <table:table-row>
              <table:table-cell office:value-type="float" office:value="2.88361">
                <text:p>2.88361</text:p>
              </table:table-cell>
              <table:table-cell office:value-type="float" office:value="969">
                <text:p>969</text:p>
              </table:table-cell>
              <table:table-cell office:value-type="float" office:value="618">
                <text:p>618</text:p>
              </table:table-cell>
              <table:table-cell office:value-type="float" office:value="1454.2">
                <text:p>1454.2</text:p>
              </table:table-cell>
            </table:table-row>
            <table:table-row>
              <table:table-cell office:value-type="float" office:value="2.88404">
                <text:p>2.88404</text:p>
              </table:table-cell>
              <table:table-cell office:value-type="float" office:value="955">
                <text:p>955</text:p>
              </table:table-cell>
              <table:table-cell office:value-type="float" office:value="620">
                <text:p>620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float" office:value="2.88441">
                <text:p>2.88441</text:p>
              </table:table-cell>
              <table:table-cell office:value-type="float" office:value="946">
                <text:p>946</text:p>
              </table:table-cell>
              <table:table-cell office:value-type="float" office:value="622">
                <text:p>622</text:p>
              </table:table-cell>
              <table:table-cell office:value-type="float" office:value="1418.4">
                <text:p>1418.4</text:p>
              </table:table-cell>
            </table:table-row>
            <table:table-row>
              <table:table-cell office:value-type="float" office:value="2.88485">
                <text:p>2.88485</text:p>
              </table:table-cell>
              <table:table-cell office:value-type="float" office:value="946">
                <text:p>946</text:p>
              </table:table-cell>
              <table:table-cell office:value-type="float" office:value="622">
                <text:p>622</text:p>
              </table:table-cell>
              <table:table-cell office:value-type="float" office:value="1419.4">
                <text:p>1419.4</text:p>
              </table:table-cell>
            </table:table-row>
            <table:table-row>
              <table:table-cell office:value-type="float" office:value="2.88521">
                <text:p>2.88521</text:p>
              </table:table-cell>
              <table:table-cell office:value-type="float" office:value="931">
                <text:p>931</text:p>
              </table:table-cell>
              <table:table-cell office:value-type="float" office:value="625">
                <text:p>625</text:p>
              </table:table-cell>
              <table:table-cell office:value-type="float" office:value="1396.3">
                <text:p>1396.3</text:p>
              </table:table-cell>
            </table:table-row>
            <table:table-row>
              <table:table-cell office:value-type="float" office:value="2.88566">
                <text:p>2.88566</text:p>
              </table:table-cell>
              <table:table-cell office:value-type="float" office:value="921">
                <text:p>921</text:p>
              </table:table-cell>
              <table:table-cell office:value-type="float" office:value="627">
                <text:p>627</text:p>
              </table:table-cell>
              <table:table-cell office:value-type="float" office:value="1381.7">
                <text:p>1381.7</text:p>
              </table:table-cell>
            </table:table-row>
            <table:table-row>
              <table:table-cell office:value-type="float" office:value="2.88605">
                <text:p>2.88605</text:p>
              </table:table-cell>
              <table:table-cell office:value-type="float" office:value="922">
                <text:p>922</text:p>
              </table:table-cell>
              <table:table-cell office:value-type="float" office:value="627">
                <text:p>627</text:p>
              </table:table-cell>
              <table:table-cell office:value-type="float" office:value="1383.4">
                <text:p>1383.4</text:p>
              </table:table-cell>
            </table:table-row>
            <table:table-row>
              <table:table-cell office:value-type="float" office:value="2.88649">
                <text:p>2.88649</text:p>
              </table:table-cell>
              <table:table-cell office:value-type="float" office:value="904">
                <text:p>904</text:p>
              </table:table-cell>
              <table:table-cell office:value-type="float" office:value="630">
                <text:p>630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2.88687">
                <text:p>2.88687</text:p>
              </table:table-cell>
              <table:table-cell office:value-type="float" office:value="893">
                <text:p>893</text:p>
              </table:table-cell>
              <table:table-cell office:value-type="float" office:value="632">
                <text:p>632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2.8873">
                <text:p>2.8873</text:p>
              </table:table-cell>
              <table:table-cell office:value-type="float" office:value="894">
                <text:p>894</text:p>
              </table:table-cell>
              <table:table-cell office:value-type="float" office:value="632">
                <text:p>632</text:p>
              </table:table-cell>
              <table:table-cell office:value-type="float" office:value="1340.4">
                <text:p>1340.4</text:p>
              </table:table-cell>
            </table:table-row>
            <table:table-row>
              <table:table-cell office:value-type="float" office:value="2.88767">
                <text:p>2.88767</text:p>
              </table:table-cell>
              <table:table-cell office:value-type="float" office:value="878">
                <text:p>878</text:p>
              </table:table-cell>
              <table:table-cell office:value-type="float" office:value="635">
                <text:p>635</text:p>
              </table:table-cell>
              <table:table-cell office:value-type="float" office:value="1317.3">
                <text:p>1317.3</text:p>
              </table:table-cell>
            </table:table-row>
            <table:table-row>
              <table:table-cell office:value-type="float" office:value="2.88811">
                <text:p>2.88811</text:p>
              </table:table-cell>
              <table:table-cell office:value-type="float" office:value="868">
                <text:p>868</text:p>
              </table:table-cell>
              <table:table-cell office:value-type="float" office:value="637">
                <text:p>637</text:p>
              </table:table-cell>
              <table:table-cell office:value-type="float" office:value="1302.5">
                <text:p>1302.5</text:p>
              </table:table-cell>
            </table:table-row>
            <table:table-row>
              <table:table-cell office:value-type="float" office:value="2.88852">
                <text:p>2.88852</text:p>
              </table:table-cell>
              <table:table-cell office:value-type="float" office:value="869">
                <text:p>869</text:p>
              </table:table-cell>
              <table:table-cell office:value-type="float" office:value="636">
                <text:p>636</text:p>
              </table:table-cell>
              <table:table-cell office:value-type="float" office:value="1304.2">
                <text:p>1304.2</text:p>
              </table:table-cell>
            </table:table-row>
            <table:table-row>
              <table:table-cell office:value-type="float" office:value="2.88897">
                <text:p>2.88897</text:p>
              </table:table-cell>
              <table:table-cell office:value-type="float" office:value="854">
                <text:p>854</text:p>
              </table:table-cell>
              <table:table-cell office:value-type="float" office:value="639">
                <text:p>639</text:p>
              </table:table-cell>
              <table:table-cell office:value-type="float" office:value="1281.1">
                <text:p>1281.1</text:p>
              </table:table-cell>
            </table:table-row>
            <table:table-row>
              <table:table-cell office:value-type="float" office:value="2.88933">
                <text:p>2.88933</text:p>
              </table:table-cell>
              <table:table-cell office:value-type="float" office:value="842">
                <text:p>842</text:p>
              </table:table-cell>
              <table:table-cell office:value-type="float" office:value="642">
                <text:p>642</text:p>
              </table:table-cell>
              <table:table-cell office:value-type="float" office:value="1262.6">
                <text:p>1262.6</text:p>
              </table:table-cell>
            </table:table-row>
            <table:table-row>
              <table:table-cell office:value-type="float" office:value="2.88977">
                <text:p>2.88977</text:p>
              </table:table-cell>
              <table:table-cell office:value-type="float" office:value="842">
                <text:p>842</text:p>
              </table:table-cell>
              <table:table-cell office:value-type="float" office:value="642">
                <text:p>642</text:p>
              </table:table-cell>
              <table:table-cell office:value-type="float" office:value="1262.9">
                <text:p>1262.9</text:p>
              </table:table-cell>
            </table:table-row>
            <table:table-row>
              <table:table-cell office:value-type="float" office:value="2.89013">
                <text:p>2.89013</text:p>
              </table:table-cell>
              <table:table-cell office:value-type="float" office:value="829">
                <text:p>829</text:p>
              </table:table-cell>
              <table:table-cell office:value-type="float" office:value="644">
                <text:p>644</text:p>
              </table:table-cell>
              <table:table-cell office:value-type="float" office:value="1243.6">
                <text:p>1243.6</text:p>
              </table:table-cell>
            </table:table-row>
            <table:table-row>
              <table:table-cell office:value-type="float" office:value="2.89059">
                <text:p>2.89059</text:p>
              </table:table-cell>
              <table:table-cell office:value-type="float" office:value="817">
                <text:p>817</text:p>
              </table:table-cell>
              <table:table-cell office:value-type="float" office:value="646">
                <text:p>646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2.89099">
                <text:p>2.89099</text:p>
              </table:table-cell>
              <table:table-cell office:value-type="float" office:value="815">
                <text:p>815</text:p>
              </table:table-cell>
              <table:table-cell office:value-type="float" office:value="647">
                <text:p>647</text:p>
              </table:table-cell>
              <table:table-cell office:value-type="float" office:value="1223.1">
                <text:p>1223.1</text:p>
              </table:table-cell>
            </table:table-row>
            <table:table-row>
              <table:table-cell office:value-type="float" office:value="2.89144">
                <text:p>2.89144</text:p>
              </table:table-cell>
              <table:table-cell office:value-type="float" office:value="807">
                <text:p>807</text:p>
              </table:table-cell>
              <table:table-cell office:value-type="float" office:value="648">
                <text:p>648</text:p>
              </table:table-cell>
              <table:table-cell office:value-type="float" office:value="1211.1">
                <text:p>1211.1</text:p>
              </table:table-cell>
            </table:table-row>
            <table:table-row>
              <table:table-cell office:value-type="float" office:value="2.8918">
                <text:p>2.8918</text:p>
              </table:table-cell>
              <table:table-cell office:value-type="float" office:value="792">
                <text:p>792</text:p>
              </table:table-cell>
              <table:table-cell office:value-type="float" office:value="651">
                <text:p>651</text:p>
              </table:table-cell>
              <table:table-cell office:value-type="float" office:value="1187.8">
                <text:p>1187.8</text:p>
              </table:table-cell>
            </table:table-row>
            <table:table-row>
              <table:table-cell office:value-type="float" office:value="2.89224">
                <text:p>2.89224</text:p>
              </table:table-cell>
              <table:table-cell office:value-type="float" office:value="790">
                <text:p>790</text:p>
              </table:table-cell>
              <table:table-cell office:value-type="float" office:value="651">
                <text:p>651</text:p>
              </table:table-cell>
              <table:table-cell office:value-type="float" office:value="1184.6">
                <text:p>1184.6</text:p>
              </table:table-cell>
            </table:table-row>
            <table:table-row>
              <table:table-cell office:value-type="float" office:value="2.89261">
                <text:p>2.89261</text:p>
              </table:table-cell>
              <table:table-cell office:value-type="float" office:value="785">
                <text:p>785</text:p>
              </table:table-cell>
              <table:table-cell office:value-type="float" office:value="652">
                <text:p>652</text:p>
              </table:table-cell>
              <table:table-cell office:value-type="float" office:value="1177.8">
                <text:p>1177.8</text:p>
              </table:table-cell>
            </table:table-row>
            <table:table-row>
              <table:table-cell office:value-type="float" office:value="2.89306">
                <text:p>2.89306</text:p>
              </table:table-cell>
              <table:table-cell office:value-type="float" office:value="771">
                <text:p>771</text:p>
              </table:table-cell>
              <table:table-cell office:value-type="float" office:value="655">
                <text:p>655</text:p>
              </table:table-cell>
              <table:table-cell office:value-type="float" office:value="1156.1">
                <text:p>1156.1</text:p>
              </table:table-cell>
            </table:table-row>
            <table:table-row>
              <table:table-cell office:value-type="float" office:value="2.89346">
                <text:p>2.89346</text:p>
              </table:table-cell>
              <table:table-cell office:value-type="float" office:value="766">
                <text:p>766</text:p>
              </table:table-cell>
              <table:table-cell office:value-type="float" office:value="656">
                <text:p>656</text:p>
              </table:table-cell>
              <table:table-cell office:value-type="float" office:value="1149.5">
                <text:p>1149.5</text:p>
              </table:table-cell>
            </table:table-row>
            <table:table-row>
              <table:table-cell office:value-type="float" office:value="2.89391">
                <text:p>2.89391</text:p>
              </table:table-cell>
              <table:table-cell office:value-type="float" office:value="760">
                <text:p>760</text:p>
              </table:table-cell>
              <table:table-cell office:value-type="float" office:value="657">
                <text:p>657</text:p>
              </table:table-cell>
              <table:table-cell office:value-type="float" office:value="1140.1">
                <text:p>1140.1</text:p>
              </table:table-cell>
            </table:table-row>
            <table:table-row>
              <table:table-cell office:value-type="float" office:value="2.89427">
                <text:p>2.89427</text:p>
              </table:table-cell>
              <table:table-cell office:value-type="float" office:value="744">
                <text:p>744</text:p>
              </table:table-cell>
              <table:table-cell office:value-type="float" office:value="660">
                <text:p>660</text:p>
              </table:table-cell>
              <table:table-cell office:value-type="float" office:value="1116.2">
                <text:p>1116.2</text:p>
              </table:table-cell>
            </table:table-row>
            <table:table-row>
              <table:table-cell office:value-type="float" office:value="2.89471">
                <text:p>2.89471</text:p>
              </table:table-cell>
              <table:table-cell office:value-type="float" office:value="740">
                <text:p>740</text:p>
              </table:table-cell>
              <table:table-cell office:value-type="float" office:value="661">
                <text:p>661</text:p>
              </table:table-cell>
              <table:table-cell office:value-type="float" office:value="1110.1">
                <text:p>1110.1</text:p>
              </table:table-cell>
            </table:table-row>
            <table:table-row>
              <table:table-cell office:value-type="float" office:value="2.89508">
                <text:p>2.89508</text:p>
              </table:table-cell>
              <table:table-cell office:value-type="float" office:value="739">
                <text:p>739</text:p>
              </table:table-cell>
              <table:table-cell office:value-type="float" office:value="661">
                <text:p>661</text:p>
              </table:table-cell>
              <table:table-cell office:value-type="float" office:value="1109.1">
                <text:p>1109.1</text:p>
              </table:table-cell>
            </table:table-row>
            <table:table-row>
              <table:table-cell office:value-type="float" office:value="2.89553">
                <text:p>2.89553</text:p>
              </table:table-cell>
              <table:table-cell office:value-type="float" office:value="720">
                <text:p>720</text:p>
              </table:table-cell>
              <table:table-cell office:value-type="float" office:value="664">
                <text:p>664</text:p>
              </table:table-cell>
              <table:table-cell office:value-type="float" office:value="1080.5">
                <text:p>1080.5</text:p>
              </table:table-cell>
            </table:table-row>
            <table:table-row>
              <table:table-cell office:value-type="float" office:value="2.89589">
                <text:p>2.89589</text:p>
              </table:table-cell>
              <table:table-cell office:value-type="float" office:value="710">
                <text:p>710</text:p>
              </table:table-cell>
              <table:table-cell office:value-type="float" office:value="666">
                <text:p>666</text:p>
              </table:table-cell>
              <table:table-cell office:value-type="float" office:value="1064.6">
                <text:p>1064.6</text:p>
              </table:table-cell>
            </table:table-row>
            <table:table-row>
              <table:table-cell office:value-type="float" office:value="2.8964">
                <text:p>2.8964</text:p>
              </table:table-cell>
              <table:table-cell office:value-type="float" office:value="709">
                <text:p>709</text:p>
              </table:table-cell>
              <table:table-cell office:value-type="float" office:value="667">
                <text:p>667</text:p>
              </table:table-cell>
              <table:table-cell office:value-type="float" office:value="1063.8">
                <text:p>1063.8</text:p>
              </table:table-cell>
            </table:table-row>
            <table:table-row>
              <table:table-cell office:value-type="float" office:value="2.89678">
                <text:p>2.89678</text:p>
              </table:table-cell>
              <table:table-cell office:value-type="float" office:value="697">
                <text:p>697</text:p>
              </table:table-cell>
              <table:table-cell office:value-type="float" office:value="669">
                <text:p>669</text:p>
              </table:table-cell>
              <table:table-cell office:value-type="float" office:value="1045.8">
                <text:p>1045.8</text:p>
              </table:table-cell>
            </table:table-row>
            <table:table-row>
              <table:table-cell office:value-type="float" office:value="2.89721">
                <text:p>2.89721</text:p>
              </table:table-cell>
              <table:table-cell office:value-type="float" office:value="685">
                <text:p>685</text:p>
              </table:table-cell>
              <table:table-cell office:value-type="float" office:value="671">
                <text:p>671</text:p>
              </table:table-cell>
              <table:table-cell office:value-type="float" office:value="1027.6">
                <text:p>1027.6</text:p>
              </table:table-cell>
            </table:table-row>
            <table:table-row>
              <table:table-cell office:value-type="float" office:value="2.89759">
                <text:p>2.89759</text:p>
              </table:table-cell>
              <table:table-cell office:value-type="float" office:value="682">
                <text:p>682</text:p>
              </table:table-cell>
              <table:table-cell office:value-type="float" office:value="672">
                <text:p>672</text:p>
              </table:table-cell>
              <table:table-cell office:value-type="float" office:value="1023.7">
                <text:p>1023.7</text:p>
              </table:table-cell>
            </table:table-row>
            <table:table-row>
              <table:table-cell office:value-type="float" office:value="2.89803">
                <text:p>2.89803</text:p>
              </table:table-cell>
              <table:table-cell office:value-type="float" office:value="670">
                <text:p>670</text:p>
              </table:table-cell>
              <table:table-cell office:value-type="float" office:value="674">
                <text:p>674</text:p>
              </table:table-cell>
              <table:table-cell office:value-type="float" office:value="1005.7">
                <text:p>1005.7</text:p>
              </table:table-cell>
            </table:table-row>
            <table:table-row>
              <table:table-cell office:value-type="float" office:value="2.8984">
                <text:p>2.8984</text:p>
              </table:table-cell>
              <table:table-cell office:value-type="float" office:value="658">
                <text:p>658</text:p>
              </table:table-cell>
              <table:table-cell office:value-type="float" office:value="676">
                <text:p>676</text:p>
              </table:table-cell>
              <table:table-cell office:value-type="float" office:value="986.7">
                <text:p>986.7</text:p>
              </table:table-cell>
            </table:table-row>
            <table:table-row>
              <table:table-cell office:value-type="float" office:value="2.89884">
                <text:p>2.89884</text:p>
              </table:table-cell>
              <table:table-cell office:value-type="float" office:value="655">
                <text:p>655</text:p>
              </table:table-cell>
              <table:table-cell office:value-type="float" office:value="677">
                <text:p>677</text:p>
              </table:table-cell>
              <table:table-cell office:value-type="float" office:value="981.9">
                <text:p>981.9</text:p>
              </table:table-cell>
            </table:table-row>
            <table:table-row>
              <table:table-cell office:value-type="float" office:value="2.8992">
                <text:p>2.8992</text:p>
              </table:table-cell>
              <table:table-cell office:value-type="float" office:value="651">
                <text:p>651</text:p>
              </table:table-cell>
              <table:table-cell office:value-type="float" office:value="677">
                <text:p>677</text:p>
              </table:table-cell>
              <table:table-cell office:value-type="float" office:value="976.8">
                <text:p>976.8</text:p>
              </table:table-cell>
            </table:table-row>
            <table:table-row>
              <table:table-cell office:value-type="float" office:value="2.8996">
                <text:p>2.8996</text:p>
              </table:table-cell>
              <table:table-cell office:value-type="float" office:value="636">
                <text:p>636</text:p>
              </table:table-cell>
              <table:table-cell office:value-type="float" office:value="680">
                <text:p>68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2.90005">
                <text:p>2.90005</text:p>
              </table:table-cell>
              <table:table-cell office:value-type="float" office:value="632">
                <text:p>632</text:p>
              </table:table-cell>
              <table:table-cell office:value-type="float" office:value="681">
                <text:p>681</text:p>
              </table:table-cell>
              <table:table-cell office:value-type="float" office:value="948.5">
                <text:p>948.5</text:p>
              </table:table-cell>
            </table:table-row>
            <table:table-row>
              <table:table-cell office:value-type="float" office:value="2.90051">
                <text:p>2.90051</text:p>
              </table:table-cell>
              <table:table-cell office:value-type="float" office:value="631">
                <text:p>631</text:p>
              </table:table-cell>
              <table:table-cell office:value-type="float" office:value="681">
                <text:p>681</text:p>
              </table:table-cell>
              <table:table-cell office:value-type="float" office:value="946.3">
                <text:p>946.3</text:p>
              </table:table-cell>
            </table:table-row>
            <table:table-row>
              <table:table-cell office:value-type="float" office:value="2.90087">
                <text:p>2.90087</text:p>
              </table:table-cell>
              <table:table-cell office:value-type="float" office:value="613">
                <text:p>613</text:p>
              </table:table-cell>
              <table:table-cell office:value-type="float" office:value="685">
                <text:p>685</text:p>
              </table:table-cell>
              <table:table-cell office:value-type="float" office:value="919.5">
                <text:p>919.5</text:p>
              </table:table-cell>
            </table:table-row>
            <table:table-row>
              <table:table-cell office:value-type="float" office:value="2.9013">
                <text:p>2.9013</text:p>
              </table:table-cell>
              <table:table-cell office:value-type="float" office:value="604">
                <text:p>604</text:p>
              </table:table-cell>
              <table:table-cell office:value-type="float" office:value="686">
                <text:p>686</text:p>
              </table:table-cell>
              <table:table-cell office:value-type="float" office:value="905.4">
                <text:p>905.4</text:p>
              </table:table-cell>
            </table:table-row>
            <table:table-row>
              <table:table-cell office:value-type="float" office:value="2.90168">
                <text:p>2.90168</text:p>
              </table:table-cell>
              <table:table-cell office:value-type="float" office:value="602">
                <text:p>602</text:p>
              </table:table-cell>
              <table:table-cell office:value-type="float" office:value="687">
                <text:p>687</text:p>
              </table:table-cell>
              <table:table-cell office:value-type="float" office:value="903.4">
                <text:p>903.4</text:p>
              </table:table-cell>
            </table:table-row>
            <table:table-row>
              <table:table-cell office:value-type="float" office:value="2.90211">
                <text:p>2.90211</text:p>
              </table:table-cell>
              <table:table-cell office:value-type="float" office:value="592">
                <text:p>592</text:p>
              </table:table-cell>
              <table:table-cell office:value-type="float" office:value="688">
                <text:p>688</text:p>
              </table:table-cell>
              <table:table-cell office:value-type="float" office:value="888.2">
                <text:p>888.2</text:p>
              </table:table-cell>
            </table:table-row>
            <table:table-row>
              <table:table-cell office:value-type="float" office:value="2.90251">
                <text:p>2.90251</text:p>
              </table:table-cell>
              <table:table-cell office:value-type="float" office:value="579">
                <text:p>579</text:p>
              </table:table-cell>
              <table:table-cell office:value-type="float" office:value="691">
                <text:p>691</text:p>
              </table:table-cell>
              <table:table-cell office:value-type="float" office:value="868.5">
                <text:p>868.5</text:p>
              </table:table-cell>
            </table:table-row>
            <table:table-row>
              <table:table-cell office:value-type="float" office:value="2.9029">
                <text:p>2.9029</text:p>
              </table:table-cell>
              <table:table-cell office:value-type="float" office:value="575">
                <text:p>575</text:p>
              </table:table-cell>
              <table:table-cell office:value-type="float" office:value="692">
                <text:p>692</text:p>
              </table:table-cell>
              <table:table-cell office:value-type="float" office:value="862.3">
                <text:p>862.3</text:p>
              </table:table-cell>
            </table:table-row>
            <table:table-row>
              <table:table-cell office:value-type="float" office:value="2.9033">
                <text:p>2.9033</text:p>
              </table:table-cell>
              <table:table-cell office:value-type="float" office:value="570">
                <text:p>570</text:p>
              </table:table-cell>
              <table:table-cell office:value-type="float" office:value="693">
                <text:p>693</text:p>
              </table:table-cell>
              <table:table-cell office:value-type="float" office:value="855.4">
                <text:p>855.4</text:p>
              </table:table-cell>
            </table:table-row>
            <table:table-row>
              <table:table-cell office:value-type="float" office:value="2.9037">
                <text:p>2.9037</text:p>
              </table:table-cell>
              <table:table-cell office:value-type="float" office:value="554">
                <text:p>554</text:p>
              </table:table-cell>
              <table:table-cell office:value-type="float" office:value="696">
                <text:p>696</text:p>
              </table:table-cell>
              <table:table-cell office:value-type="float" office:value="831.2">
                <text:p>831.2</text:p>
              </table:table-cell>
            </table:table-row>
            <table:table-row>
              <table:table-cell office:value-type="float" office:value="2.90418">
                <text:p>2.90418</text:p>
              </table:table-cell>
              <table:table-cell office:value-type="float" office:value="550">
                <text:p>550</text:p>
              </table:table-cell>
              <table:table-cell office:value-type="float" office:value="696">
                <text:p>696</text:p>
              </table:table-cell>
              <table:table-cell office:value-type="float" office:value="825.3">
                <text:p>825.3</text:p>
              </table:table-cell>
            </table:table-row>
            <table:table-row>
              <table:table-cell office:value-type="float" office:value="2.90461">
                <text:p>2.90461</text:p>
              </table:table-cell>
              <table:table-cell office:value-type="float" office:value="548">
                <text:p>548</text:p>
              </table:table-cell>
              <table:table-cell office:value-type="float" office:value="697">
                <text:p>697</text:p>
              </table:table-cell>
              <table:table-cell office:value-type="float" office:value="822.4">
                <text:p>822.4</text:p>
              </table:table-cell>
            </table:table-row>
            <table:table-row>
              <table:table-cell office:value-type="float" office:value="2.90501">
                <text:p>2.90501</text:p>
              </table:table-cell>
              <table:table-cell office:value-type="float" office:value="533">
                <text:p>533</text:p>
              </table:table-cell>
              <table:table-cell office:value-type="float" office:value="700">
                <text:p>700</text:p>
              </table:table-cell>
              <table:table-cell office:value-type="float" office:value="799.4">
                <text:p>799.4</text:p>
              </table:table-cell>
            </table:table-row>
            <table:table-row>
              <table:table-cell office:value-type="float" office:value="2.90546">
                <text:p>2.90546</text:p>
              </table:table-cell>
              <table:table-cell office:value-type="float" office:value="526">
                <text:p>526</text:p>
              </table:table-cell>
              <table:table-cell office:value-type="float" office:value="701">
                <text:p>701</text:p>
              </table:table-cell>
              <table:table-cell office:value-type="float" office:value="788.6">
                <text:p>788.6</text:p>
              </table:table-cell>
            </table:table-row>
            <table:table-row>
              <table:table-cell office:value-type="float" office:value="2.90582">
                <text:p>2.90582</text:p>
              </table:table-cell>
              <table:table-cell office:value-type="float" office:value="526">
                <text:p>526</text:p>
              </table:table-cell>
              <table:table-cell office:value-type="float" office:value="701">
                <text:p>701</text:p>
              </table:table-cell>
              <table:table-cell office:value-type="float" office:value="788.3">
                <text:p>788.3</text:p>
              </table:table-cell>
            </table:table-row>
            <table:table-row>
              <table:table-cell office:value-type="float" office:value="2.90624">
                <text:p>2.90624</text:p>
              </table:table-cell>
              <table:table-cell office:value-type="float" office:value="514">
                <text:p>514</text:p>
              </table:table-cell>
              <table:table-cell office:value-type="float" office:value="703">
                <text:p>703</text:p>
              </table:table-cell>
              <table:table-cell office:value-type="float" office:value="770.4">
                <text:p>770.4</text:p>
              </table:table-cell>
            </table:table-row>
            <table:table-row>
              <table:table-cell office:value-type="float" office:value="2.90973">
                <text:p>2.90973</text:p>
              </table:table-cell>
              <table:table-cell office:value-type="float" office:value="507">
                <text:p>507</text:p>
              </table:table-cell>
              <table:table-cell office:value-type="float" office:value="704">
                <text:p>704</text:p>
              </table:table-cell>
              <table:table-cell office:value-type="float" office:value="760.7">
                <text:p>760.7</text:p>
              </table:table-cell>
            </table:table-row>
            <table:table-row>
              <table:table-cell office:value-type="float" office:value="2.91014">
                <text:p>2.91014</text:p>
              </table:table-cell>
              <table:table-cell office:value-type="float" office:value="507">
                <text:p>507</text:p>
              </table:table-cell>
              <table:table-cell office:value-type="float" office:value="704">
                <text:p>704</text:p>
              </table:table-cell>
              <table:table-cell office:value-type="float" office:value="760.2">
                <text:p>760.2</text:p>
              </table:table-cell>
            </table:table-row>
            <table:table-row>
              <table:table-cell office:value-type="float" office:value="2.91054">
                <text:p>2.91054</text:p>
              </table:table-cell>
              <table:table-cell office:value-type="float" office:value="496">
                <text:p>496</text:p>
              </table:table-cell>
              <table:table-cell office:value-type="float" office:value="707">
                <text:p>707</text:p>
              </table:table-cell>
              <table:table-cell office:value-type="float" office:value="743.9">
                <text:p>743.9</text:p>
              </table:table-cell>
            </table:table-row>
            <table:table-row>
              <table:table-cell office:value-type="float" office:value="2.91099">
                <text:p>2.91099</text:p>
              </table:table-cell>
              <table:table-cell office:value-type="float" office:value="486">
                <text:p>486</text:p>
              </table:table-cell>
              <table:table-cell office:value-type="float" office:value="708">
                <text:p>708</text:p>
              </table:table-cell>
              <table:table-cell office:value-type="float" office:value="728.8">
                <text:p>728.8</text:p>
              </table:table-cell>
            </table:table-row>
            <table:table-row>
              <table:table-cell office:value-type="float" office:value="2.91135">
                <text:p>2.91135</text:p>
              </table:table-cell>
              <table:table-cell office:value-type="float" office:value="485">
                <text:p>485</text:p>
              </table:table-cell>
              <table:table-cell office:value-type="float" office:value="709">
                <text:p>709</text:p>
              </table:table-cell>
              <table:table-cell office:value-type="float" office:value="727.7">
                <text:p>727.7</text:p>
              </table:table-cell>
            </table:table-row>
            <table:table-row>
              <table:table-cell office:value-type="float" office:value="2.91179">
                <text:p>2.91179</text:p>
              </table:table-cell>
              <table:table-cell office:value-type="float" office:value="474">
                <text:p>474</text:p>
              </table:table-cell>
              <table:table-cell office:value-type="float" office:value="711">
                <text:p>711</text:p>
              </table:table-cell>
              <table:table-cell office:value-type="float" office:value="711.3">
                <text:p>711.3</text:p>
              </table:table-cell>
            </table:table-row>
            <table:table-row>
              <table:table-cell office:value-type="float" office:value="2.91217">
                <text:p>2.91217</text:p>
              </table:table-cell>
              <table:table-cell office:value-type="float" office:value="460">
                <text:p>460</text:p>
              </table:table-cell>
              <table:table-cell office:value-type="float" office:value="713">
                <text:p>713</text:p>
              </table:table-cell>
              <table:table-cell office:value-type="float" office:value="690.3">
                <text:p>690.3</text:p>
              </table:table-cell>
            </table:table-row>
            <table:table-row>
              <table:table-cell office:value-type="float" office:value="2.9126">
                <text:p>2.9126</text:p>
              </table:table-cell>
              <table:table-cell office:value-type="float" office:value="454">
                <text:p>454</text:p>
              </table:table-cell>
              <table:table-cell office:value-type="float" office:value="714">
                <text:p>714</text:p>
              </table:table-cell>
              <table:table-cell office:value-type="float" office:value="681.4">
                <text:p>681.4</text:p>
              </table:table-cell>
            </table:table-row>
            <table:table-row>
              <table:table-cell office:value-type="float" office:value="2.91298">
                <text:p>2.91298</text:p>
              </table:table-cell>
              <table:table-cell office:value-type="float" office:value="453">
                <text:p>453</text:p>
              </table:table-cell>
              <table:table-cell office:value-type="float" office:value="715">
                <text:p>715</text:p>
              </table:table-cell>
              <table:table-cell office:value-type="float" office:value="679.4">
                <text:p>679.4</text:p>
              </table:table-cell>
            </table:table-row>
            <table:table-row>
              <table:table-cell office:value-type="float" office:value="2.91344">
                <text:p>2.91344</text:p>
              </table:table-cell>
              <table:table-cell office:value-type="float" office:value="438">
                <text:p>438</text:p>
              </table:table-cell>
              <table:table-cell office:value-type="float" office:value="717">
                <text:p>717</text:p>
              </table:table-cell>
              <table:table-cell office:value-type="float" office:value="657.6">
                <text:p>657.6</text:p>
              </table:table-cell>
            </table:table-row>
            <table:table-row>
              <table:table-cell office:value-type="float" office:value="2.9138">
                <text:p>2.9138</text:p>
              </table:table-cell>
              <table:table-cell office:value-type="float" office:value="426">
                <text:p>426</text:p>
              </table:table-cell>
              <table:table-cell office:value-type="float" office:value="720">
                <text:p>720</text:p>
              </table:table-cell>
              <table:table-cell office:value-type="float" office:value="638.3">
                <text:p>638.3</text:p>
              </table:table-cell>
            </table:table-row>
            <table:table-row>
              <table:table-cell office:value-type="float" office:value="2.91424">
                <text:p>2.91424</text:p>
              </table:table-cell>
              <table:table-cell office:value-type="float" office:value="424">
                <text:p>424</text:p>
              </table:table-cell>
              <table:table-cell office:value-type="float" office:value="720">
                <text:p>720</text:p>
              </table:table-cell>
              <table:table-cell office:value-type="float" office:value="636.6">
                <text:p>636.6</text:p>
              </table:table-cell>
            </table:table-row>
            <table:table-row>
              <table:table-cell office:value-type="float" office:value="2.91461">
                <text:p>2.91461</text:p>
              </table:table-cell>
              <table:table-cell office:value-type="float" office:value="414">
                <text:p>414</text:p>
              </table:table-cell>
              <table:table-cell office:value-type="float" office:value="722">
                <text:p>722</text:p>
              </table:table-cell>
              <table:table-cell office:value-type="float" office:value="621.4">
                <text:p>621.4</text:p>
              </table:table-cell>
            </table:table-row>
            <table:table-row>
              <table:table-cell office:value-type="float" office:value="2.91505">
                <text:p>2.91505</text:p>
              </table:table-cell>
              <table:table-cell office:value-type="float" office:value="403">
                <text:p>403</text:p>
              </table:table-cell>
              <table:table-cell office:value-type="float" office:value="724">
                <text:p>724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2.91544">
                <text:p>2.91544</text:p>
              </table:table-cell>
              <table:table-cell office:value-type="float" office:value="400">
                <text:p>400</text:p>
              </table:table-cell>
              <table:table-cell office:value-type="float" office:value="725">
                <text:p>725</text:p>
              </table:table-cell>
              <table:table-cell office:value-type="float" office:value="599.7">
                <text:p>599.7</text:p>
              </table:table-cell>
            </table:table-row>
            <table:table-row>
              <table:table-cell office:value-type="float" office:value="2.91587">
                <text:p>2.91587</text:p>
              </table:table-cell>
              <table:table-cell office:value-type="float" office:value="401">
                <text:p>401</text:p>
              </table:table-cell>
              <table:table-cell office:value-type="float" office:value="724">
                <text:p>724</text:p>
              </table:table-cell>
              <table:table-cell office:value-type="float" office:value="601.7">
                <text:p>601.7</text:p>
              </table:table-cell>
            </table:table-row>
            <table:table-row>
              <table:table-cell office:value-type="float" office:value="2.91625">
                <text:p>2.91625</text:p>
              </table:table-cell>
              <table:table-cell office:value-type="float" office:value="389">
                <text:p>389</text:p>
              </table:table-cell>
              <table:table-cell office:value-type="float" office:value="727">
                <text:p>727</text:p>
              </table:table-cell>
              <table:table-cell office:value-type="float" office:value="583.1">
                <text:p>583.1</text:p>
              </table:table-cell>
            </table:table-row>
            <table:table-row>
              <table:table-cell office:value-type="float" office:value="2.91682">
                <text:p>2.91682</text:p>
              </table:table-cell>
              <table:table-cell office:value-type="float" office:value="376">
                <text:p>376</text:p>
              </table:table-cell>
              <table:table-cell office:value-type="float" office:value="729">
                <text:p>729</text:p>
              </table:table-cell>
              <table:table-cell office:value-type="float" office:value="564.5">
                <text:p>564.5</text:p>
              </table:table-cell>
            </table:table-row>
            <table:table-row>
              <table:table-cell office:value-type="float" office:value="2.91719">
                <text:p>2.91719</text:p>
              </table:table-cell>
              <table:table-cell office:value-type="float" office:value="376">
                <text:p>376</text:p>
              </table:table-cell>
              <table:table-cell office:value-type="float" office:value="729">
                <text:p>729</text:p>
              </table:table-cell>
              <table:table-cell office:value-type="float" office:value="563.7">
                <text:p>563.7</text:p>
              </table:table-cell>
            </table:table-row>
            <table:table-row>
              <table:table-cell office:value-type="float" office:value="2.91765">
                <text:p>2.91765</text:p>
              </table:table-cell>
              <table:table-cell office:value-type="float" office:value="364">
                <text:p>364</text:p>
              </table:table-cell>
              <table:table-cell office:value-type="float" office:value="731">
                <text:p>73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2.91803">
                <text:p>2.91803</text:p>
              </table:table-cell>
              <table:table-cell office:value-type="float" office:value="351">
                <text:p>351</text:p>
              </table:table-cell>
              <table:table-cell office:value-type="float" office:value="734">
                <text:p>734</text:p>
              </table:table-cell>
              <table:table-cell office:value-type="float" office:value="526.9">
                <text:p>526.9</text:p>
              </table:table-cell>
            </table:table-row>
            <table:table-row>
              <table:table-cell office:value-type="float" office:value="2.91849">
                <text:p>2.91849</text:p>
              </table:table-cell>
              <table:table-cell office:value-type="float" office:value="350">
                <text:p>350</text:p>
              </table:table-cell>
              <table:table-cell office:value-type="float" office:value="734">
                <text:p>734</text:p>
              </table:table-cell>
              <table:table-cell office:value-type="float" office:value="524.7">
                <text:p>524.7</text:p>
              </table:table-cell>
            </table:table-row>
            <table:table-row>
              <table:table-cell office:value-type="float" office:value="2.91885">
                <text:p>2.91885</text:p>
              </table:table-cell>
              <table:table-cell office:value-type="float" office:value="351">
                <text:p>351</text:p>
              </table:table-cell>
              <table:table-cell office:value-type="float" office:value="734">
                <text:p>734</text:p>
              </table:table-cell>
              <table:table-cell office:value-type="float" office:value="526.5">
                <text:p>526.5</text:p>
              </table:table-cell>
            </table:table-row>
            <table:table-row>
              <table:table-cell office:value-type="float" office:value="2.91929">
                <text:p>2.91929</text:p>
              </table:table-cell>
              <table:table-cell office:value-type="float" office:value="335">
                <text:p>335</text:p>
              </table:table-cell>
              <table:table-cell office:value-type="float" office:value="737">
                <text:p>737</text:p>
              </table:table-cell>
              <table:table-cell office:value-type="float" office:value="502.8">
                <text:p>502.8</text:p>
              </table:table-cell>
            </table:table-row>
            <table:table-row>
              <table:table-cell office:value-type="float" office:value="2.91966">
                <text:p>2.91966</text:p>
              </table:table-cell>
              <table:table-cell office:value-type="float" office:value="328">
                <text:p>328</text:p>
              </table:table-cell>
              <table:table-cell office:value-type="float" office:value="738">
                <text:p>738</text:p>
              </table:table-cell>
              <table:table-cell office:value-type="float" office:value="491.5">
                <text:p>491.5</text:p>
              </table:table-cell>
            </table:table-row>
            <table:table-row>
              <table:table-cell office:value-type="float" office:value="2.9201">
                <text:p>2.9201</text:p>
              </table:table-cell>
              <table:table-cell office:value-type="float" office:value="326">
                <text:p>326</text:p>
              </table:table-cell>
              <table:table-cell office:value-type="float" office:value="738">
                <text:p>738</text:p>
              </table:table-cell>
              <table:table-cell office:value-type="float" office:value="488.4">
                <text:p>488.4</text:p>
              </table:table-cell>
            </table:table-row>
            <table:table-row>
              <table:table-cell office:value-type="float" office:value="2.92048">
                <text:p>2.92048</text:p>
              </table:table-cell>
              <table:table-cell office:value-type="float" office:value="316">
                <text:p>316</text:p>
              </table:table-cell>
              <table:table-cell office:value-type="float" office:value="740">
                <text:p>740</text:p>
              </table:table-cell>
              <table:table-cell office:value-type="float" office:value="473.5">
                <text:p>473.5</text:p>
              </table:table-cell>
            </table:table-row>
            <table:table-row>
              <table:table-cell office:value-type="float" office:value="2.92093">
                <text:p>2.92093</text:p>
              </table:table-cell>
              <table:table-cell office:value-type="float" office:value="305">
                <text:p>305</text:p>
              </table:table-cell>
              <table:table-cell office:value-type="float" office:value="742">
                <text:p>742</text:p>
              </table:table-cell>
              <table:table-cell office:value-type="float" office:value="457.3">
                <text:p>457.3</text:p>
              </table:table-cell>
            </table:table-row>
            <table:table-row>
              <table:table-cell office:value-type="float" office:value="2.92129">
                <text:p>2.92129</text:p>
              </table:table-cell>
              <table:table-cell office:value-type="float" office:value="304">
                <text:p>304</text:p>
              </table:table-cell>
              <table:table-cell office:value-type="float" office:value="743">
                <text:p>743</text:p>
              </table:table-cell>
              <table:table-cell office:value-type="float" office:value="455.5">
                <text:p>455.5</text:p>
              </table:table-cell>
            </table:table-row>
            <table:table-row>
              <table:table-cell office:value-type="float" office:value="2.92174">
                <text:p>2.92174</text:p>
              </table:table-cell>
              <table:table-cell office:value-type="float" office:value="306">
                <text:p>306</text:p>
              </table:table-cell>
              <table:table-cell office:value-type="float" office:value="742">
                <text:p>742</text:p>
              </table:table-cell>
              <table:table-cell office:value-type="float" office:value="459.7">
                <text:p>459.7</text:p>
              </table:table-cell>
            </table:table-row>
            <table:table-row>
              <table:table-cell office:value-type="float" office:value="2.92209">
                <text:p>2.92209</text:p>
              </table:table-cell>
              <table:table-cell office:value-type="float" office:value="295">
                <text:p>295</text:p>
              </table:table-cell>
              <table:table-cell office:value-type="float" office:value="744">
                <text:p>744</text:p>
              </table:table-cell>
              <table:table-cell office:value-type="float" office:value="442.6">
                <text:p>442.6</text:p>
              </table:table-cell>
            </table:table-row>
            <table:table-row>
              <table:table-cell office:value-type="float" office:value="2.92254">
                <text:p>2.92254</text:p>
              </table:table-cell>
              <table:table-cell office:value-type="float" office:value="286">
                <text:p>286</text:p>
              </table:table-cell>
              <table:table-cell office:value-type="float" office:value="746">
                <text:p>746</text:p>
              </table:table-cell>
              <table:table-cell office:value-type="float" office:value="428.3">
                <text:p>428.3</text:p>
              </table:table-cell>
            </table:table-row>
            <table:table-row>
              <table:table-cell office:value-type="float" office:value="2.92291">
                <text:p>2.92291</text:p>
              </table:table-cell>
              <table:table-cell office:value-type="float" office:value="285">
                <text:p>285</text:p>
              </table:table-cell>
              <table:table-cell office:value-type="float" office:value="746">
                <text:p>746</text:p>
              </table:table-cell>
              <table:table-cell office:value-type="float" office:value="427.5">
                <text:p>427.5</text:p>
              </table:table-cell>
            </table:table-row>
            <table:table-row>
              <table:table-cell office:value-type="float" office:value="2.92335">
                <text:p>2.92335</text:p>
              </table:table-cell>
              <table:table-cell office:value-type="float" office:value="276">
                <text:p>276</text:p>
              </table:table-cell>
              <table:table-cell office:value-type="float" office:value="748">
                <text:p>74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2.92372">
                <text:p>2.92372</text:p>
              </table:table-cell>
              <table:table-cell office:value-type="float" office:value="261">
                <text:p>261</text:p>
              </table:table-cell>
              <table:table-cell office:value-type="float" office:value="751">
                <text:p>751</text:p>
              </table:table-cell>
              <table:table-cell office:value-type="float" office:value="391.8">
                <text:p>391.8</text:p>
              </table:table-cell>
            </table:table-row>
            <table:table-row>
              <table:table-cell office:value-type="float" office:value="2.92416">
                <text:p>2.92416</text:p>
              </table:table-cell>
              <table:table-cell office:value-type="float" office:value="256">
                <text:p>256</text:p>
              </table:table-cell>
              <table:table-cell office:value-type="float" office:value="751">
                <text:p>751</text:p>
              </table:table-cell>
              <table:table-cell office:value-type="float" office:value="384.5">
                <text:p>384.5</text:p>
              </table:table-cell>
            </table:table-row>
            <table:table-row>
              <table:table-cell office:value-type="float" office:value="2.92453">
                <text:p>2.92453</text:p>
              </table:table-cell>
              <table:table-cell office:value-type="float" office:value="254">
                <text:p>254</text:p>
              </table:table-cell>
              <table:table-cell office:value-type="float" office:value="752">
                <text:p>75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2.92496">
                <text:p>2.92496</text:p>
              </table:table-cell>
              <table:table-cell office:value-type="float" office:value="242">
                <text:p>242</text:p>
              </table:table-cell>
              <table:table-cell office:value-type="float" office:value="754">
                <text:p>754</text:p>
              </table:table-cell>
              <table:table-cell office:value-type="float" office:value="363.1">
                <text:p>363.1</text:p>
              </table:table-cell>
            </table:table-row>
            <table:table-row>
              <table:table-cell office:value-type="float" office:value="2.92533">
                <text:p>2.92533</text:p>
              </table:table-cell>
              <table:table-cell office:value-type="float" office:value="227">
                <text:p>227</text:p>
              </table:table-cell>
              <table:table-cell office:value-type="float" office:value="757">
                <text:p>757</text:p>
              </table:table-cell>
              <table:table-cell office:value-type="float" office:value="339.9">
                <text:p>339.9</text:p>
              </table:table-cell>
            </table:table-row>
            <table:table-row>
              <table:table-cell office:value-type="float" office:value="2.92577">
                <text:p>2.92577</text:p>
              </table:table-cell>
              <table:table-cell office:value-type="float" office:value="223">
                <text:p>223</text:p>
              </table:table-cell>
              <table:table-cell office:value-type="float" office:value="758">
                <text:p>758</text:p>
              </table:table-cell>
              <table:table-cell office:value-type="float" office:value="334.8">
                <text:p>334.8</text:p>
              </table:table-cell>
            </table:table-row>
            <table:table-row>
              <table:table-cell office:value-type="float" office:value="2.92614">
                <text:p>2.92614</text:p>
              </table:table-cell>
              <table:table-cell office:value-type="float" office:value="224">
                <text:p>224</text:p>
              </table:table-cell>
              <table:table-cell office:value-type="float" office:value="758">
                <text:p>758</text:p>
              </table:table-cell>
              <table:table-cell office:value-type="float" office:value="335.5">
                <text:p>335.5</text:p>
              </table:table-cell>
            </table:table-row>
            <table:table-row>
              <table:table-cell office:value-type="float" office:value="2.92655">
                <text:p>2.92655</text:p>
              </table:table-cell>
              <table:table-cell office:value-type="float" office:value="211">
                <text:p>211</text:p>
              </table:table-cell>
              <table:table-cell office:value-type="float" office:value="760">
                <text:p>760</text:p>
              </table:table-cell>
              <table:table-cell office:value-type="float" office:value="316.1">
                <text:p>316.1</text:p>
              </table:table-cell>
            </table:table-row>
            <table:table-row>
              <table:table-cell office:value-type="float" office:value="2.92697">
                <text:p>2.92697</text:p>
              </table:table-cell>
              <table:table-cell office:value-type="float" office:value="198">
                <text:p>198</text:p>
              </table:table-cell>
              <table:table-cell office:value-type="float" office:value="762">
                <text:p>76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2.92744">
                <text:p>2.92744</text:p>
              </table:table-cell>
              <table:table-cell office:value-type="float" office:value="199">
                <text:p>199</text:p>
              </table:table-cell>
              <table:table-cell office:value-type="float" office:value="762">
                <text:p>762</text:p>
              </table:table-cell>
              <table:table-cell office:value-type="float" office:value="297.8">
                <text:p>297.8</text:p>
              </table:table-cell>
            </table:table-row>
            <table:table-row>
              <table:table-cell office:value-type="float" office:value="2.9278">
                <text:p>2.9278</text:p>
              </table:table-cell>
              <table:table-cell office:value-type="float" office:value="196">
                <text:p>196</text:p>
              </table:table-cell>
              <table:table-cell office:value-type="float" office:value="763">
                <text:p>763</text:p>
              </table:table-cell>
              <table:table-cell office:value-type="float" office:value="294.1">
                <text:p>294.1</text:p>
              </table:table-cell>
            </table:table-row>
            <table:table-row>
              <table:table-cell office:value-type="float" office:value="2.92823">
                <text:p>2.92823</text:p>
              </table:table-cell>
              <table:table-cell office:value-type="float" office:value="182">
                <text:p>182</text:p>
              </table:table-cell>
              <table:table-cell office:value-type="float" office:value="765">
                <text:p>765</text:p>
              </table:table-cell>
              <table:table-cell office:value-type="float" office:value="273.2">
                <text:p>273.2</text:p>
              </table:table-cell>
            </table:table-row>
            <table:table-row>
              <table:table-cell office:value-type="float" office:value="2.92861">
                <text:p>2.92861</text:p>
              </table:table-cell>
              <table:table-cell office:value-type="float" office:value="175">
                <text:p>175</text:p>
              </table:table-cell>
              <table:table-cell office:value-type="float" office:value="767">
                <text:p>767</text:p>
              </table:table-cell>
              <table:table-cell office:value-type="float" office:value="262.2">
                <text:p>262.2</text:p>
              </table:table-cell>
            </table:table-row>
            <table:table-row>
              <table:table-cell office:value-type="float" office:value="2.92905">
                <text:p>2.92905</text:p>
              </table:table-cell>
              <table:table-cell office:value-type="float" office:value="172">
                <text:p>172</text:p>
              </table:table-cell>
              <table:table-cell office:value-type="float" office:value="767">
                <text:p>76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.92942">
                <text:p>2.92942</text:p>
              </table:table-cell>
              <table:table-cell office:value-type="float" office:value="163">
                <text:p>163</text:p>
              </table:table-cell>
              <table:table-cell office:value-type="float" office:value="769">
                <text:p>769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float" office:value="2.92986">
                <text:p>2.92986</text:p>
              </table:table-cell>
              <table:table-cell office:value-type="float" office:value="148">
                <text:p>148</text:p>
              </table:table-cell>
              <table:table-cell office:value-type="float" office:value="772">
                <text:p>772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float" office:value="2.93024">
                <text:p>2.93024</text:p>
              </table:table-cell>
              <table:table-cell office:value-type="float" office:value="144">
                <text:p>144</text:p>
              </table:table-cell>
              <table:table-cell office:value-type="float" office:value="772">
                <text:p>772</text:p>
              </table:table-cell>
              <table:table-cell office:value-type="float" office:value="216.1">
                <text:p>216.1</text:p>
              </table:table-cell>
            </table:table-row>
            <table:table-row>
              <table:table-cell office:value-type="float" office:value="2.93067">
                <text:p>2.93067</text:p>
              </table:table-cell>
              <table:table-cell office:value-type="float" office:value="143">
                <text:p>143</text:p>
              </table:table-cell>
              <table:table-cell office:value-type="float" office:value="773">
                <text:p>77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.93106">
                <text:p>2.93106</text:p>
              </table:table-cell>
              <table:table-cell office:value-type="float" office:value="128">
                <text:p>128</text:p>
              </table:table-cell>
              <table:table-cell office:value-type="float" office:value="776">
                <text:p>776</text:p>
              </table:table-cell>
              <table:table-cell office:value-type="float" office:value="191.8">
                <text:p>191.8</text:p>
              </table:table-cell>
            </table:table-row>
            <table:table-row>
              <table:table-cell office:value-type="float" office:value="2.93151">
                <text:p>2.93151</text:p>
              </table:table-cell>
              <table:table-cell office:value-type="float" office:value="112">
                <text:p>112</text:p>
              </table:table-cell>
              <table:table-cell office:value-type="float" office:value="779">
                <text:p>779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float" office:value="2.93187">
                <text:p>2.93187</text:p>
              </table:table-cell>
              <table:table-cell office:value-type="float" office:value="109">
                <text:p>109</text:p>
              </table:table-cell>
              <table:table-cell office:value-type="float" office:value="779">
                <text:p>779</text:p>
              </table:table-cell>
              <table:table-cell office:value-type="float" office:value="163.5">
                <text:p>163.5</text:p>
              </table:table-cell>
            </table:table-row>
            <table:table-row>
              <table:table-cell office:value-type="float" office:value="2.93231">
                <text:p>2.93231</text:p>
              </table:table-cell>
              <table:table-cell office:value-type="float" office:value="107">
                <text:p>107</text:p>
              </table:table-cell>
              <table:table-cell office:value-type="float" office:value="779">
                <text:p>779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float" office:value="2.9327">
                <text:p>2.9327</text:p>
              </table:table-cell>
              <table:table-cell office:value-type="float" office:value="94">
                <text:p>94</text:p>
              </table:table-cell>
              <table:table-cell office:value-type="float" office:value="782">
                <text:p>782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float" office:value="2.93314">
                <text:p>2.93314</text:p>
              </table:table-cell>
              <table:table-cell office:value-type="float" office:value="86">
                <text:p>86</text:p>
              </table:table-cell>
              <table:table-cell office:value-type="float" office:value="783">
                <text:p>783</text:p>
              </table:table-cell>
              <table:table-cell office:value-type="float" office:value="128.9">
                <text:p>128.9</text:p>
              </table:table-cell>
            </table:table-row>
            <table:table-row>
              <table:table-cell office:value-type="float" office:value="2.93353">
                <text:p>2.93353</text:p>
              </table:table-cell>
              <table:table-cell office:value-type="float" office:value="85">
                <text:p>85</text:p>
              </table:table-cell>
              <table:table-cell office:value-type="float" office:value="784">
                <text:p>784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float" office:value="2.93398">
                <text:p>2.93398</text:p>
              </table:table-cell>
              <table:table-cell office:value-type="float" office:value="84">
                <text:p>84</text:p>
              </table:table-cell>
              <table:table-cell office:value-type="float" office:value="784">
                <text:p>784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float" office:value="2.93434">
                <text:p>2.93434</text:p>
              </table:table-cell>
              <table:table-cell office:value-type="float" office:value="68">
                <text:p>68</text:p>
              </table:table-cell>
              <table:table-cell office:value-type="float" office:value="787">
                <text:p>787</text:p>
              </table:table-cell>
              <table:table-cell office:value-type="float" office:value="101.3">
                <text:p>101.3</text:p>
              </table:table-cell>
            </table:table-row>
            <table:table-row>
              <table:table-cell office:value-type="float" office:value="2.93479">
                <text:p>2.93479</text:p>
              </table:table-cell>
              <table:table-cell office:value-type="float" office:value="59">
                <text:p>59</text:p>
              </table:table-cell>
              <table:table-cell office:value-type="float" office:value="788">
                <text:p>78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float" office:value="2.93515">
                <text:p>2.93515</text:p>
              </table:table-cell>
              <table:table-cell office:value-type="float" office:value="57">
                <text:p>57</text:p>
              </table:table-cell>
              <table:table-cell office:value-type="float" office:value="789">
                <text:p>789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float" office:value="2.93561">
                <text:p>2.93561</text:p>
              </table:table-cell>
              <table:table-cell office:value-type="float" office:value="53">
                <text:p>53</text:p>
              </table:table-cell>
              <table:table-cell office:value-type="float" office:value="790">
                <text:p>790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float" office:value="2.93597">
                <text:p>2.93597</text:p>
              </table:table-cell>
              <table:table-cell office:value-type="float" office:value="37">
                <text:p>37</text:p>
              </table:table-cell>
              <table:table-cell office:value-type="float" office:value="793">
                <text:p>793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2.93639">
                <text:p>2.9363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float" office:value="2.93677">
                <text:p>2.9367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float" office:value="2.93731">
                <text:p>2.9373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.93769">
                <text:p>2.9376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float" office:value="2.93812">
                <text:p>2.93812</text:p>
              </table:table-cell>
              <table:table-cell office:value-type="float" office:value="36">
                <text:p>36</text:p>
              </table:table-cell>
              <table:table-cell office:value-type="float" office:value="793">
                <text:p>793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float" office:value="2.93851">
                <text:p>2.93851</text:p>
              </table:table-cell>
              <table:table-cell office:value-type="float" office:value="43">
                <text:p>43</text:p>
              </table:table-cell>
              <table:table-cell office:value-type="float" office:value="791">
                <text:p>7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.93894">
                <text:p>2.93894</text:p>
              </table:table-cell>
              <table:table-cell office:value-type="float" office:value="34">
                <text:p>34</text:p>
              </table:table-cell>
              <table:table-cell office:value-type="float" office:value="793">
                <text:p>793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float" office:value="2.93932">
                <text:p>2.9393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2.93977">
                <text:p>2.9397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.94014">
                <text:p>2.94014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8.9">
                <text:p>-8.9</text:p>
              </table:table-cell>
            </table:table-row>
            <table:table-row>
              <table:table-cell office:value-type="float" office:value="2.9406">
                <text:p>2.9406</text:p>
              </table:table-cell>
              <table:table-cell office:value-type="float" office:value="-24">
                <text:p>-24</text:p>
              </table:table-cell>
              <table:table-cell office:value-type="float" office:value="0">
                <text:p>0</text:p>
              </table:table-cell>
              <table:table-cell office:value-type="float" office:value="-35.9">
                <text:p>-35.9</text:p>
              </table:table-cell>
            </table:table-row>
            <table:table-row>
              <table:table-cell office:value-type="float" office:value="2.94097">
                <text:p>2.94097</text:p>
              </table:table-cell>
              <table:table-cell office:value-type="float" office:value="-67">
                <text:p>-67</text:p>
              </table:table-cell>
              <table:table-cell office:value-type="float" office:value="-787">
                <text:p>-787</text:p>
              </table:table-cell>
              <table:table-cell office:value-type="float" office:value="-100.2">
                <text:p>-100.2</text:p>
              </table:table-cell>
            </table:table-row>
            <table:table-row>
              <table:table-cell office:value-type="float" office:value="2.9414">
                <text:p>2.9414</text:p>
              </table:table-cell>
              <table:table-cell office:value-type="float" office:value="-76">
                <text:p>-76</text:p>
              </table:table-cell>
              <table:table-cell office:value-type="float" office:value="-785">
                <text:p>-785</text:p>
              </table:table-cell>
              <table:table-cell office:value-type="float" office:value="-113.5">
                <text:p>-113.5</text:p>
              </table:table-cell>
            </table:table-row>
            <table:table-row>
              <table:table-cell office:value-type="float" office:value="2.94178">
                <text:p>2.94178</text:p>
              </table:table-cell>
              <table:table-cell office:value-type="float" office:value="-71">
                <text:p>-71</text:p>
              </table:table-cell>
              <table:table-cell office:value-type="float" office:value="-786">
                <text:p>-786</text:p>
              </table:table-cell>
              <table:table-cell office:value-type="float" office:value="-106.2">
                <text:p>-106.2</text:p>
              </table:table-cell>
            </table:table-row>
            <table:table-row>
              <table:table-cell office:value-type="float" office:value="2.94221">
                <text:p>2.94221</text:p>
              </table:table-cell>
              <table:table-cell office:value-type="float" office:value="-71">
                <text:p>-71</text:p>
              </table:table-cell>
              <table:table-cell office:value-type="float" office:value="-786">
                <text:p>-786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float" office:value="2.94259">
                <text:p>2.94259</text:p>
              </table:table-cell>
              <table:table-cell office:value-type="float" office:value="-63">
                <text:p>-63</text:p>
              </table:table-cell>
              <table:table-cell office:value-type="float" office:value="-788">
                <text:p>-788</text:p>
              </table:table-cell>
              <table:table-cell office:value-type="float" office:value="-94.2">
                <text:p>-94.2</text:p>
              </table:table-cell>
            </table:table-row>
            <table:table-row>
              <table:table-cell office:value-type="float" office:value="2.94302">
                <text:p>2.94302</text:p>
              </table:table-cell>
              <table:table-cell office:value-type="float" office:value="-43">
                <text:p>-43</text:p>
              </table:table-cell>
              <table:table-cell office:value-type="float" office:value="-791">
                <text:p>-791</text:p>
              </table:table-cell>
              <table:table-cell office:value-type="float" office:value="-64.8">
                <text:p>-64.8</text:p>
              </table:table-cell>
            </table:table-row>
            <table:table-row>
              <table:table-cell office:value-type="float" office:value="2.94339">
                <text:p>2.94339</text:p>
              </table:table-cell>
              <table:table-cell office:value-type="float" office:value="-35">
                <text:p>-35</text:p>
              </table:table-cell>
              <table:table-cell office:value-type="float" office:value="-793">
                <text:p>-793</text:p>
              </table:table-cell>
              <table:table-cell office:value-type="float" office:value="-53.1">
                <text:p>-53.1</text:p>
              </table:table-cell>
            </table:table-row>
            <table:table-row>
              <table:table-cell office:value-type="float" office:value="2.94384">
                <text:p>2.94384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float" office:value="2.9442">
                <text:p>2.944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2.94465">
                <text:p>2.9446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2.94502">
                <text:p>2.9450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float" office:value="2.94548">
                <text:p>2.94548</text:p>
              </table:table-cell>
              <table:table-cell office:value-type="float" office:value="-27">
                <text:p>-27</text:p>
              </table:table-cell>
              <table:table-cell office:value-type="float" office:value="0">
                <text:p>0</text:p>
              </table:table-cell>
              <table:table-cell office:value-type="float" office:value="-41.2">
                <text:p>-41.2</text:p>
              </table:table-cell>
            </table:table-row>
            <table:table-row>
              <table:table-cell office:value-type="float" office:value="2.94586">
                <text:p>2.94586</text:p>
              </table:table-cell>
              <table:table-cell office:value-type="float" office:value="-52">
                <text:p>-52</text:p>
              </table:table-cell>
              <table:table-cell office:value-type="float" office:value="-790">
                <text:p>-790</text:p>
              </table:table-cell>
              <table:table-cell office:value-type="float" office:value="-78.4">
                <text:p>-78.4</text:p>
              </table:table-cell>
            </table:table-row>
            <table:table-row>
              <table:table-cell office:value-type="float" office:value="2.9463">
                <text:p>2.9463</text:p>
              </table:table-cell>
              <table:table-cell office:value-type="float" office:value="-88">
                <text:p>-88</text:p>
              </table:table-cell>
              <table:table-cell office:value-type="float" office:value="-783">
                <text:p>-783</text:p>
              </table:table-cell>
              <table:table-cell office:value-type="float" office:value="-132.4">
                <text:p>-132.4</text:p>
              </table:table-cell>
            </table:table-row>
            <table:table-row>
              <table:table-cell office:value-type="float" office:value="2.94668">
                <text:p>2.94668</text:p>
              </table:table-cell>
              <table:table-cell office:value-type="float" office:value="-175">
                <text:p>-175</text:p>
              </table:table-cell>
              <table:table-cell office:value-type="float" office:value="-767">
                <text:p>-767</text:p>
              </table:table-cell>
              <table:table-cell office:value-type="float" office:value="-263.1">
                <text:p>-263.1</text:p>
              </table:table-cell>
            </table:table-row>
            <table:table-row>
              <table:table-cell office:value-type="float" office:value="2.94713">
                <text:p>2.94713</text:p>
              </table:table-cell>
              <table:table-cell office:value-type="float" office:value="-221">
                <text:p>-221</text:p>
              </table:table-cell>
              <table:table-cell office:value-type="float" office:value="-758">
                <text:p>-758</text:p>
              </table:table-cell>
              <table:table-cell office:value-type="float" office:value="-331.4">
                <text:p>-331.4</text:p>
              </table:table-cell>
            </table:table-row>
            <table:table-row>
              <table:table-cell office:value-type="float" office:value="2.94755">
                <text:p>2.94755</text:p>
              </table:table-cell>
              <table:table-cell office:value-type="float" office:value="-234">
                <text:p>-234</text:p>
              </table:table-cell>
              <table:table-cell office:value-type="float" office:value="-756">
                <text:p>-756</text:p>
              </table:table-cell>
              <table:table-cell office:value-type="float" office:value="-351.5">
                <text:p>-351.5</text:p>
              </table:table-cell>
            </table:table-row>
            <table:table-row>
              <table:table-cell office:value-type="float" office:value="2.948">
                <text:p>2.948</text:p>
              </table:table-cell>
              <table:table-cell office:value-type="float" office:value="-244">
                <text:p>-244</text:p>
              </table:table-cell>
              <table:table-cell office:value-type="float" office:value="-754">
                <text:p>-754</text:p>
              </table:table-cell>
              <table:table-cell office:value-type="float" office:value="-365.7">
                <text:p>-365.7</text:p>
              </table:table-cell>
            </table:table-row>
            <table:table-row>
              <table:table-cell office:value-type="float" office:value="2.94836">
                <text:p>2.94836</text:p>
              </table:table-cell>
              <table:table-cell office:value-type="float" office:value="-221">
                <text:p>-221</text:p>
              </table:table-cell>
              <table:table-cell office:value-type="float" office:value="-758">
                <text:p>-758</text:p>
              </table:table-cell>
              <table:table-cell office:value-type="float" office:value="-332.1">
                <text:p>-332.1</text:p>
              </table:table-cell>
            </table:table-row>
            <table:table-row>
              <table:table-cell office:value-type="float" office:value="2.94878">
                <text:p>2.94878</text:p>
              </table:table-cell>
              <table:table-cell office:value-type="float" office:value="-217">
                <text:p>-217</text:p>
              </table:table-cell>
              <table:table-cell office:value-type="float" office:value="-759">
                <text:p>-759</text:p>
              </table:table-cell>
              <table:table-cell office:value-type="float" office:value="-325.2">
                <text:p>-325.2</text:p>
              </table:table-cell>
            </table:table-row>
            <table:table-row>
              <table:table-cell office:value-type="float" office:value="2.9492">
                <text:p>2.9492</text:p>
              </table:table-cell>
              <table:table-cell office:value-type="float" office:value="-193">
                <text:p>-193</text:p>
              </table:table-cell>
              <table:table-cell office:value-type="float" office:value="-763">
                <text:p>-763</text:p>
              </table:table-cell>
              <table:table-cell office:value-type="float" office:value="-288.9">
                <text:p>-288.9</text:p>
              </table:table-cell>
            </table:table-row>
            <table:table-row>
              <table:table-cell office:value-type="float" office:value="2.94966">
                <text:p>2.94966</text:p>
              </table:table-cell>
              <table:table-cell office:value-type="float" office:value="-175">
                <text:p>-175</text:p>
              </table:table-cell>
              <table:table-cell office:value-type="float" office:value="-767">
                <text:p>-767</text:p>
              </table:table-cell>
              <table:table-cell office:value-type="float" office:value="-262.1">
                <text:p>-262.1</text:p>
              </table:table-cell>
            </table:table-row>
            <table:table-row>
              <table:table-cell office:value-type="float" office:value="2.95004">
                <text:p>2.95004</text:p>
              </table:table-cell>
              <table:table-cell office:value-type="float" office:value="-157">
                <text:p>-157</text:p>
              </table:table-cell>
              <table:table-cell office:value-type="float" office:value="-770">
                <text:p>-770</text:p>
              </table:table-cell>
              <table:table-cell office:value-type="float" office:value="-235.5">
                <text:p>-235.5</text:p>
              </table:table-cell>
            </table:table-row>
            <table:table-row>
              <table:table-cell office:value-type="float" office:value="2.95048">
                <text:p>2.95048</text:p>
              </table:table-cell>
              <table:table-cell office:value-type="float" office:value="-142">
                <text:p>-142</text:p>
              </table:table-cell>
              <table:table-cell office:value-type="float" office:value="-773">
                <text:p>-773</text:p>
              </table:table-cell>
              <table:table-cell office:value-type="float" office:value="-212.4">
                <text:p>-212.4</text:p>
              </table:table-cell>
            </table:table-row>
            <table:table-row>
              <table:table-cell office:value-type="float" office:value="2.95085">
                <text:p>2.95085</text:p>
              </table:table-cell>
              <table:table-cell office:value-type="float" office:value="-148">
                <text:p>-148</text:p>
              </table:table-cell>
              <table:table-cell office:value-type="float" office:value="-772">
                <text:p>-77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2.95129">
                <text:p>2.95129</text:p>
              </table:table-cell>
              <table:table-cell office:value-type="float" office:value="-150">
                <text:p>-150</text:p>
              </table:table-cell>
              <table:table-cell office:value-type="float" office:value="-771">
                <text:p>-771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float" office:value="2.95166">
                <text:p>2.95166</text:p>
              </table:table-cell>
              <table:table-cell office:value-type="float" office:value="-137">
                <text:p>-137</text:p>
              </table:table-cell>
              <table:table-cell office:value-type="float" office:value="-774">
                <text:p>-774</text:p>
              </table:table-cell>
              <table:table-cell office:value-type="float" office:value="-205.2">
                <text:p>-205.2</text:p>
              </table:table-cell>
            </table:table-row>
            <table:table-row>
              <table:table-cell office:value-type="float" office:value="2.9521">
                <text:p>2.9521</text:p>
              </table:table-cell>
              <table:table-cell office:value-type="float" office:value="-155">
                <text:p>-155</text:p>
              </table:table-cell>
              <table:table-cell office:value-type="float" office:value="-770">
                <text:p>-770</text:p>
              </table:table-cell>
              <table:table-cell office:value-type="float" office:value="-232.1">
                <text:p>-232.1</text:p>
              </table:table-cell>
            </table:table-row>
            <table:table-row>
              <table:table-cell office:value-type="float" office:value="2.95248">
                <text:p>2.95248</text:p>
              </table:table-cell>
              <table:table-cell office:value-type="float" office:value="-181">
                <text:p>-181</text:p>
              </table:table-cell>
              <table:table-cell office:value-type="float" office:value="-766">
                <text:p>-766</text:p>
              </table:table-cell>
              <table:table-cell office:value-type="float" office:value="-271.8">
                <text:p>-271.8</text:p>
              </table:table-cell>
            </table:table-row>
            <table:table-row>
              <table:table-cell office:value-type="float" office:value="2.95292">
                <text:p>2.95292</text:p>
              </table:table-cell>
              <table:table-cell office:value-type="float" office:value="-226">
                <text:p>-226</text:p>
              </table:table-cell>
              <table:table-cell office:value-type="float" office:value="-757">
                <text:p>-757</text:p>
              </table:table-cell>
              <table:table-cell office:value-type="float" office:value="-338.8">
                <text:p>-338.8</text:p>
              </table:table-cell>
            </table:table-row>
            <table:table-row>
              <table:table-cell office:value-type="float" office:value="2.9533">
                <text:p>2.9533</text:p>
              </table:table-cell>
              <table:table-cell office:value-type="float" office:value="-266">
                <text:p>-266</text:p>
              </table:table-cell>
              <table:table-cell office:value-type="float" office:value="-750">
                <text:p>-750</text:p>
              </table:table-cell>
              <table:table-cell office:value-type="float" office:value="-398.8">
                <text:p>-398.8</text:p>
              </table:table-cell>
            </table:table-row>
            <table:table-row>
              <table:table-cell office:value-type="float" office:value="2.95374">
                <text:p>2.95374</text:p>
              </table:table-cell>
              <table:table-cell office:value-type="float" office:value="-292">
                <text:p>-292</text:p>
              </table:table-cell>
              <table:table-cell office:value-type="float" office:value="-745">
                <text:p>-745</text:p>
              </table:table-cell>
              <table:table-cell office:value-type="float" office:value="-437.7">
                <text:p>-437.7</text:p>
              </table:table-cell>
            </table:table-row>
            <table:table-row>
              <table:table-cell office:value-type="float" office:value="2.95412">
                <text:p>2.95412</text:p>
              </table:table-cell>
              <table:table-cell office:value-type="float" office:value="-319">
                <text:p>-319</text:p>
              </table:table-cell>
              <table:table-cell office:value-type="float" office:value="-740">
                <text:p>-740</text:p>
              </table:table-cell>
              <table:table-cell office:value-type="float" office:value="-478.1">
                <text:p>-478.1</text:p>
              </table:table-cell>
            </table:table-row>
            <table:table-row>
              <table:table-cell office:value-type="float" office:value="2.95457">
                <text:p>2.95457</text:p>
              </table:table-cell>
              <table:table-cell office:value-type="float" office:value="-307">
                <text:p>-307</text:p>
              </table:table-cell>
              <table:table-cell office:value-type="float" office:value="-742">
                <text:p>-742</text:p>
              </table:table-cell>
              <table:table-cell office:value-type="float" office:value="-461">
                <text:p>-461</text:p>
              </table:table-cell>
            </table:table-row>
            <table:table-row>
              <table:table-cell office:value-type="float" office:value="2.95496">
                <text:p>2.95496</text:p>
              </table:table-cell>
              <table:table-cell office:value-type="float" office:value="-313">
                <text:p>-313</text:p>
              </table:table-cell>
              <table:table-cell office:value-type="float" office:value="-741">
                <text:p>-741</text:p>
              </table:table-cell>
              <table:table-cell office:value-type="float" office:value="-469.3">
                <text:p>-469.3</text:p>
              </table:table-cell>
            </table:table-row>
            <table:table-row>
              <table:table-cell office:value-type="float" office:value="2.95538">
                <text:p>2.95538</text:p>
              </table:table-cell>
              <table:table-cell office:value-type="float" office:value="-333">
                <text:p>-333</text:p>
              </table:table-cell>
              <table:table-cell office:value-type="float" office:value="-737">
                <text:p>-737</text:p>
              </table:table-cell>
              <table:table-cell office:value-type="float" office:value="-499.9">
                <text:p>-499.9</text:p>
              </table:table-cell>
            </table:table-row>
            <table:table-row>
              <table:table-cell office:value-type="float" office:value="2.95578">
                <text:p>2.95578</text:p>
              </table:table-cell>
              <table:table-cell office:value-type="float" office:value="-345">
                <text:p>-345</text:p>
              </table:table-cell>
              <table:table-cell office:value-type="float" office:value="-735">
                <text:p>-735</text:p>
              </table:table-cell>
              <table:table-cell office:value-type="float" office:value="-517.9">
                <text:p>-517.9</text:p>
              </table:table-cell>
            </table:table-row>
            <table:table-row>
              <table:table-cell office:value-type="float" office:value="2.95621">
                <text:p>2.95621</text:p>
              </table:table-cell>
              <table:table-cell office:value-type="float" office:value="-338">
                <text:p>-338</text:p>
              </table:table-cell>
              <table:table-cell office:value-type="float" office:value="-736">
                <text:p>-736</text:p>
              </table:table-cell>
              <table:table-cell office:value-type="float" office:value="-506.3">
                <text:p>-506.3</text:p>
              </table:table-cell>
            </table:table-row>
            <table:table-row>
              <table:table-cell office:value-type="float" office:value="2.9566">
                <text:p>2.9566</text:p>
              </table:table-cell>
              <table:table-cell office:value-type="float" office:value="-350">
                <text:p>-350</text:p>
              </table:table-cell>
              <table:table-cell office:value-type="float" office:value="-734">
                <text:p>-734</text:p>
              </table:table-cell>
              <table:table-cell office:value-type="float" office:value="-524.4">
                <text:p>-524.4</text:p>
              </table:table-cell>
            </table:table-row>
            <table:table-row>
              <table:table-cell office:value-type="float" office:value="2.95705">
                <text:p>2.95705</text:p>
              </table:table-cell>
              <table:table-cell office:value-type="float" office:value="-357">
                <text:p>-357</text:p>
              </table:table-cell>
              <table:table-cell office:value-type="float" office:value="-733">
                <text:p>-733</text:p>
              </table:table-cell>
              <table:table-cell office:value-type="float" office:value="-535.4">
                <text:p>-535.4</text:p>
              </table:table-cell>
            </table:table-row>
            <table:table-row>
              <table:table-cell office:value-type="float" office:value="2.95741">
                <text:p>2.95741</text:p>
              </table:table-cell>
              <table:table-cell office:value-type="float" office:value="-360">
                <text:p>-360</text:p>
              </table:table-cell>
              <table:table-cell office:value-type="float" office:value="-732">
                <text:p>-732</text:p>
              </table:table-cell>
              <table:table-cell office:value-type="float" office:value="-539.7">
                <text:p>-539.7</text:p>
              </table:table-cell>
            </table:table-row>
            <table:table-row>
              <table:table-cell office:value-type="float" office:value="2.95791">
                <text:p>2.95791</text:p>
              </table:table-cell>
              <table:table-cell office:value-type="float" office:value="-358">
                <text:p>-358</text:p>
              </table:table-cell>
              <table:table-cell office:value-type="float" office:value="-732">
                <text:p>-732</text:p>
              </table:table-cell>
              <table:table-cell office:value-type="float" office:value="-537.6">
                <text:p>-537.6</text:p>
              </table:table-cell>
            </table:table-row>
            <table:table-row>
              <table:table-cell office:value-type="float" office:value="2.95829">
                <text:p>2.95829</text:p>
              </table:table-cell>
              <table:table-cell office:value-type="float" office:value="-373">
                <text:p>-373</text:p>
              </table:table-cell>
              <table:table-cell office:value-type="float" office:value="-730">
                <text:p>-730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float" office:value="2.95874">
                <text:p>2.95874</text:p>
              </table:table-cell>
              <table:table-cell office:value-type="float" office:value="-383">
                <text:p>-383</text:p>
              </table:table-cell>
              <table:table-cell office:value-type="float" office:value="-728">
                <text:p>-728</text:p>
              </table:table-cell>
              <table:table-cell office:value-type="float" office:value="-574.1">
                <text:p>-574.1</text:p>
              </table:table-cell>
            </table:table-row>
            <table:table-row>
              <table:table-cell office:value-type="float" office:value="2.9591">
                <text:p>2.9591</text:p>
              </table:table-cell>
              <table:table-cell office:value-type="float" office:value="-381">
                <text:p>-381</text:p>
              </table:table-cell>
              <table:table-cell office:value-type="float" office:value="-728">
                <text:p>-728</text:p>
              </table:table-cell>
              <table:table-cell office:value-type="float" office:value="-571.4">
                <text:p>-571.4</text:p>
              </table:table-cell>
            </table:table-row>
            <table:table-row>
              <table:table-cell office:value-type="float" office:value="2.95955">
                <text:p>2.95955</text:p>
              </table:table-cell>
              <table:table-cell office:value-type="float" office:value="-390">
                <text:p>-390</text:p>
              </table:table-cell>
              <table:table-cell office:value-type="float" office:value="-726">
                <text:p>-726</text:p>
              </table:table-cell>
              <table:table-cell office:value-type="float" office:value="-584.6">
                <text:p>-584.6</text:p>
              </table:table-cell>
            </table:table-row>
            <table:table-row>
              <table:table-cell office:value-type="float" office:value="2.95992">
                <text:p>2.95992</text:p>
              </table:table-cell>
              <table:table-cell office:value-type="float" office:value="-408">
                <text:p>-408</text:p>
              </table:table-cell>
              <table:table-cell office:value-type="float" office:value="-723">
                <text:p>-723</text:p>
              </table:table-cell>
              <table:table-cell office:value-type="float" office:value="-611.3">
                <text:p>-611.3</text:p>
              </table:table-cell>
            </table:table-row>
            <table:table-row>
              <table:table-cell office:value-type="float" office:value="2.96035">
                <text:p>2.96035</text:p>
              </table:table-cell>
              <table:table-cell office:value-type="float" office:value="-415">
                <text:p>-415</text:p>
              </table:table-cell>
              <table:table-cell office:value-type="float" office:value="-722">
                <text:p>-722</text:p>
              </table:table-cell>
              <table:table-cell office:value-type="float" office:value="-622.3">
                <text:p>-622.3</text:p>
              </table:table-cell>
            </table:table-row>
            <table:table-row>
              <table:table-cell office:value-type="float" office:value="2.96072">
                <text:p>2.96072</text:p>
              </table:table-cell>
              <table:table-cell office:value-type="float" office:value="-418">
                <text:p>-418</text:p>
              </table:table-cell>
              <table:table-cell office:value-type="float" office:value="-721">
                <text:p>-721</text:p>
              </table:table-cell>
              <table:table-cell office:value-type="float" office:value="-626.4">
                <text:p>-626.4</text:p>
              </table:table-cell>
            </table:table-row>
            <table:table-row>
              <table:table-cell office:value-type="float" office:value="2.96115">
                <text:p>2.96115</text:p>
              </table:table-cell>
              <table:table-cell office:value-type="float" office:value="-436">
                <text:p>-436</text:p>
              </table:table-cell>
              <table:table-cell office:value-type="float" office:value="-718">
                <text:p>-718</text:p>
              </table:table-cell>
              <table:table-cell office:value-type="float" office:value="-654.2">
                <text:p>-654.2</text:p>
              </table:table-cell>
            </table:table-row>
            <table:table-row>
              <table:table-cell office:value-type="float" office:value="2.96154">
                <text:p>2.96154</text:p>
              </table:table-cell>
              <table:table-cell office:value-type="float" office:value="-462">
                <text:p>-462</text:p>
              </table:table-cell>
              <table:table-cell office:value-type="float" office:value="-713">
                <text:p>-713</text:p>
              </table:table-cell>
              <table:table-cell office:value-type="float" office:value="-692.6">
                <text:p>-692.6</text:p>
              </table:table-cell>
            </table:table-row>
            <table:table-row>
              <table:table-cell office:value-type="float" office:value="2.96198">
                <text:p>2.96198</text:p>
              </table:table-cell>
              <table:table-cell office:value-type="float" office:value="-471">
                <text:p>-471</text:p>
              </table:table-cell>
              <table:table-cell office:value-type="float" office:value="-711">
                <text:p>-711</text:p>
              </table:table-cell>
              <table:table-cell office:value-type="float" office:value="-706.9">
                <text:p>-706.9</text:p>
              </table:table-cell>
            </table:table-row>
            <table:table-row>
              <table:table-cell office:value-type="float" office:value="2.96235">
                <text:p>2.96235</text:p>
              </table:table-cell>
              <table:table-cell office:value-type="float" office:value="-484">
                <text:p>-484</text:p>
              </table:table-cell>
              <table:table-cell office:value-type="float" office:value="-709">
                <text:p>-709</text:p>
              </table:table-cell>
              <table:table-cell office:value-type="float" office:value="-726.3">
                <text:p>-726.3</text:p>
              </table:table-cell>
            </table:table-row>
            <table:table-row>
              <table:table-cell office:value-type="float" office:value="2.96279">
                <text:p>2.96279</text:p>
              </table:table-cell>
              <table:table-cell office:value-type="float" office:value="-509">
                <text:p>-509</text:p>
              </table:table-cell>
              <table:table-cell office:value-type="float" office:value="-704">
                <text:p>-704</text:p>
              </table:table-cell>
              <table:table-cell office:value-type="float" office:value="-763.8">
                <text:p>-763.8</text:p>
              </table:table-cell>
            </table:table-row>
            <table:table-row>
              <table:table-cell office:value-type="float" office:value="2.96319">
                <text:p>2.96319</text:p>
              </table:table-cell>
              <table:table-cell office:value-type="float" office:value="-540">
                <text:p>-540</text:p>
              </table:table-cell>
              <table:table-cell office:value-type="float" office:value="-698">
                <text:p>-698</text:p>
              </table:table-cell>
              <table:table-cell office:value-type="float" office:value="-810.6">
                <text:p>-810.6</text:p>
              </table:table-cell>
            </table:table-row>
            <table:table-row>
              <table:table-cell office:value-type="float" office:value="2.96363">
                <text:p>2.96363</text:p>
              </table:table-cell>
              <table:table-cell office:value-type="float" office:value="-553">
                <text:p>-553</text:p>
              </table:table-cell>
              <table:table-cell office:value-type="float" office:value="-696">
                <text:p>-696</text:p>
              </table:table-cell>
              <table:table-cell office:value-type="float" office:value="-829.4">
                <text:p>-829.4</text:p>
              </table:table-cell>
            </table:table-row>
            <table:table-row>
              <table:table-cell office:value-type="float" office:value="2.96403">
                <text:p>2.96403</text:p>
              </table:table-cell>
              <table:table-cell office:value-type="float" office:value="-575">
                <text:p>-575</text:p>
              </table:table-cell>
              <table:table-cell office:value-type="float" office:value="-692">
                <text:p>-692</text:p>
              </table:table-cell>
              <table:table-cell office:value-type="float" office:value="-862.6">
                <text:p>-862.6</text:p>
              </table:table-cell>
            </table:table-row>
            <table:table-row>
              <table:table-cell office:value-type="float" office:value="2.96449">
                <text:p>2.96449</text:p>
              </table:table-cell>
              <table:table-cell office:value-type="float" office:value="-604">
                <text:p>-604</text:p>
              </table:table-cell>
              <table:table-cell office:value-type="float" office:value="-686">
                <text:p>-686</text:p>
              </table:table-cell>
              <table:table-cell office:value-type="float" office:value="-905.8">
                <text:p>-905.8</text:p>
              </table:table-cell>
            </table:table-row>
            <table:table-row>
              <table:table-cell office:value-type="float" office:value="2.96488">
                <text:p>2.96488</text:p>
              </table:table-cell>
              <table:table-cell office:value-type="float" office:value="-609">
                <text:p>-609</text:p>
              </table:table-cell>
              <table:table-cell office:value-type="float" office:value="-685">
                <text:p>-685</text:p>
              </table:table-cell>
              <table:table-cell office:value-type="float" office:value="-913.3">
                <text:p>-913.3</text:p>
              </table:table-cell>
            </table:table-row>
            <table:table-row>
              <table:table-cell office:value-type="float" office:value="2.96531">
                <text:p>2.96531</text:p>
              </table:table-cell>
              <table:table-cell office:value-type="float" office:value="-599">
                <text:p>-599</text:p>
              </table:table-cell>
              <table:table-cell office:value-type="float" office:value="-687">
                <text:p>-687</text:p>
              </table:table-cell>
              <table:table-cell office:value-type="float" office:value="-898.9">
                <text:p>-898.9</text:p>
              </table:table-cell>
            </table:table-row>
            <table:table-row>
              <table:table-cell office:value-type="float" office:value="2.96569">
                <text:p>2.96569</text:p>
              </table:table-cell>
              <table:table-cell office:value-type="float" office:value="-607">
                <text:p>-607</text:p>
              </table:table-cell>
              <table:table-cell office:value-type="float" office:value="-686">
                <text:p>-686</text:p>
              </table:table-cell>
              <table:table-cell office:value-type="float" office:value="-909.8">
                <text:p>-909.8</text:p>
              </table:table-cell>
            </table:table-row>
            <table:table-row>
              <table:table-cell office:value-type="float" office:value="2.96611">
                <text:p>2.96611</text:p>
              </table:table-cell>
              <table:table-cell office:value-type="float" office:value="-615">
                <text:p>-615</text:p>
              </table:table-cell>
              <table:table-cell office:value-type="float" office:value="-684">
                <text:p>-684</text:p>
              </table:table-cell>
              <table:table-cell office:value-type="float" office:value="-922.3">
                <text:p>-922.3</text:p>
              </table:table-cell>
            </table:table-row>
            <table:table-row>
              <table:table-cell office:value-type="float" office:value="2.96651">
                <text:p>2.96651</text:p>
              </table:table-cell>
              <table:table-cell office:value-type="float" office:value="-613">
                <text:p>-613</text:p>
              </table:table-cell>
              <table:table-cell office:value-type="float" office:value="-684">
                <text:p>-684</text:p>
              </table:table-cell>
              <table:table-cell office:value-type="float" office:value="-920.2">
                <text:p>-920.2</text:p>
              </table:table-cell>
            </table:table-row>
            <table:table-row>
              <table:table-cell office:value-type="float" office:value="2.96691">
                <text:p>2.96691</text:p>
              </table:table-cell>
              <table:table-cell office:value-type="float" office:value="-627">
                <text:p>-627</text:p>
              </table:table-cell>
              <table:table-cell office:value-type="float" office:value="-682">
                <text:p>-682</text:p>
              </table:table-cell>
              <table:table-cell office:value-type="float" office:value="-940.5">
                <text:p>-940.5</text:p>
              </table:table-cell>
            </table:table-row>
            <table:table-row>
              <table:table-cell office:value-type="float" office:value="2.96731">
                <text:p>2.96731</text:p>
              </table:table-cell>
              <table:table-cell office:value-type="float" office:value="-652">
                <text:p>-652</text:p>
              </table:table-cell>
              <table:table-cell office:value-type="float" office:value="-677">
                <text:p>-677</text:p>
              </table:table-cell>
              <table:table-cell office:value-type="float" office:value="-977.8">
                <text:p>-977.8</text:p>
              </table:table-cell>
            </table:table-row>
            <table:table-row>
              <table:table-cell office:value-type="float" office:value="2.96771">
                <text:p>2.96771</text:p>
              </table:table-cell>
              <table:table-cell office:value-type="float" office:value="-660">
                <text:p>-660</text:p>
              </table:table-cell>
              <table:table-cell office:value-type="float" office:value="-676">
                <text:p>-676</text:p>
              </table:table-cell>
              <table:table-cell office:value-type="float" office:value="-989.5">
                <text:p>-989.5</text:p>
              </table:table-cell>
            </table:table-row>
            <table:table-row>
              <table:table-cell office:value-type="float" office:value="2.9681">
                <text:p>2.9681</text:p>
              </table:table-cell>
              <table:table-cell office:value-type="float" office:value="-673">
                <text:p>-673</text:p>
              </table:table-cell>
              <table:table-cell office:value-type="float" office:value="-673">
                <text:p>-673</text:p>
              </table:table-cell>
              <table:table-cell office:value-type="float" office:value="-1009.9">
                <text:p>-1009.9</text:p>
              </table:table-cell>
            </table:table-row>
            <table:table-row>
              <table:table-cell office:value-type="float" office:value="2.96852">
                <text:p>2.96852</text:p>
              </table:table-cell>
              <table:table-cell office:value-type="float" office:value="-697">
                <text:p>-697</text:p>
              </table:table-cell>
              <table:table-cell office:value-type="float" office:value="-669">
                <text:p>-669</text:p>
              </table:table-cell>
              <table:table-cell office:value-type="float" office:value="-1045.1">
                <text:p>-1045.1</text:p>
              </table:table-cell>
            </table:table-row>
            <table:table-row>
              <table:table-cell office:value-type="float" office:value="2.96891">
                <text:p>2.96891</text:p>
              </table:table-cell>
              <table:table-cell office:value-type="float" office:value="-700">
                <text:p>-700</text:p>
              </table:table-cell>
              <table:table-cell office:value-type="float" office:value="-668">
                <text:p>-668</text:p>
              </table:table-cell>
              <table:table-cell office:value-type="float" office:value="-1050">
                <text:p>-1050</text:p>
              </table:table-cell>
            </table:table-row>
            <table:table-row>
              <table:table-cell office:value-type="float" office:value="2.96958">
                <text:p>2.96958</text:p>
              </table:table-cell>
              <table:table-cell office:value-type="float" office:value="-715">
                <text:p>-715</text:p>
              </table:table-cell>
              <table:table-cell office:value-type="float" office:value="-666">
                <text:p>-666</text:p>
              </table:table-cell>
              <table:table-cell office:value-type="float" office:value="-1071.8">
                <text:p>-1071.8</text:p>
              </table:table-cell>
            </table:table-row>
            <table:table-row>
              <table:table-cell office:value-type="float" office:value="2.97002">
                <text:p>2.97002</text:p>
              </table:table-cell>
              <table:table-cell office:value-type="float" office:value="-738">
                <text:p>-738</text:p>
              </table:table-cell>
              <table:table-cell office:value-type="float" office:value="-661">
                <text:p>-661</text:p>
              </table:table-cell>
              <table:table-cell office:value-type="float" office:value="-1106.5">
                <text:p>-1106.5</text:p>
              </table:table-cell>
            </table:table-row>
            <table:table-row>
              <table:table-cell office:value-type="float" office:value="2.97047">
                <text:p>2.97047</text:p>
              </table:table-cell>
              <table:table-cell office:value-type="float" office:value="-743">
                <text:p>-743</text:p>
              </table:table-cell>
              <table:table-cell office:value-type="float" office:value="-660">
                <text:p>-660</text:p>
              </table:table-cell>
              <table:table-cell office:value-type="float" office:value="-1114.3">
                <text:p>-1114.3</text:p>
              </table:table-cell>
            </table:table-row>
            <table:table-row>
              <table:table-cell office:value-type="float" office:value="2.97084">
                <text:p>2.97084</text:p>
              </table:table-cell>
              <table:table-cell office:value-type="float" office:value="-762">
                <text:p>-762</text:p>
              </table:table-cell>
              <table:table-cell office:value-type="float" office:value="-657">
                <text:p>-657</text:p>
              </table:table-cell>
              <table:table-cell office:value-type="float" office:value="-1142.5">
                <text:p>-1142.5</text:p>
              </table:table-cell>
            </table:table-row>
            <table:table-row>
              <table:table-cell office:value-type="float" office:value="2.97129">
                <text:p>2.97129</text:p>
              </table:table-cell>
              <table:table-cell office:value-type="float" office:value="-790">
                <text:p>-790</text:p>
              </table:table-cell>
              <table:table-cell office:value-type="float" office:value="-651">
                <text:p>-651</text:p>
              </table:table-cell>
              <table:table-cell office:value-type="float" office:value="-1185">
                <text:p>-1185</text:p>
              </table:table-cell>
            </table:table-row>
            <table:table-row>
              <table:table-cell office:value-type="float" office:value="2.97166">
                <text:p>2.97166</text:p>
              </table:table-cell>
              <table:table-cell office:value-type="float" office:value="-800">
                <text:p>-800</text:p>
              </table:table-cell>
              <table:table-cell office:value-type="float" office:value="-649">
                <text:p>-649</text:p>
              </table:table-cell>
              <table:table-cell office:value-type="float" office:value="-1200.4">
                <text:p>-1200.4</text:p>
              </table:table-cell>
            </table:table-row>
            <table:table-row>
              <table:table-cell office:value-type="float" office:value="2.97209">
                <text:p>2.97209</text:p>
              </table:table-cell>
              <table:table-cell office:value-type="float" office:value="-817">
                <text:p>-817</text:p>
              </table:table-cell>
              <table:table-cell office:value-type="float" office:value="-646">
                <text:p>-646</text:p>
              </table:table-cell>
              <table:table-cell office:value-type="float" office:value="-1225.6">
                <text:p>-1225.6</text:p>
              </table:table-cell>
            </table:table-row>
            <table:table-row>
              <table:table-cell office:value-type="float" office:value="2.97249">
                <text:p>2.97249</text:p>
              </table:table-cell>
              <table:table-cell office:value-type="float" office:value="-847">
                <text:p>-847</text:p>
              </table:table-cell>
              <table:table-cell office:value-type="float" office:value="-641">
                <text:p>-641</text:p>
              </table:table-cell>
              <table:table-cell office:value-type="float" office:value="-1270.7">
                <text:p>-1270.7</text:p>
              </table:table-cell>
            </table:table-row>
            <table:table-row>
              <table:table-cell office:value-type="float" office:value="2.97292">
                <text:p>2.97292</text:p>
              </table:table-cell>
              <table:table-cell office:value-type="float" office:value="-860">
                <text:p>-860</text:p>
              </table:table-cell>
              <table:table-cell office:value-type="float" office:value="-638">
                <text:p>-638</text:p>
              </table:table-cell>
              <table:table-cell office:value-type="float" office:value="-1289.8">
                <text:p>-1289.8</text:p>
              </table:table-cell>
            </table:table-row>
            <table:table-row>
              <table:table-cell office:value-type="float" office:value="2.9733">
                <text:p>2.9733</text:p>
              </table:table-cell>
              <table:table-cell office:value-type="float" office:value="-868">
                <text:p>-868</text:p>
              </table:table-cell>
              <table:table-cell office:value-type="float" office:value="-637">
                <text:p>-637</text:p>
              </table:table-cell>
              <table:table-cell office:value-type="float" office:value="-1302.2">
                <text:p>-1302.2</text:p>
              </table:table-cell>
            </table:table-row>
            <table:table-row>
              <table:table-cell office:value-type="float" office:value="2.97375">
                <text:p>2.97375</text:p>
              </table:table-cell>
              <table:table-cell office:value-type="float" office:value="-901">
                <text:p>-901</text:p>
              </table:table-cell>
              <table:table-cell office:value-type="float" office:value="-631">
                <text:p>-631</text:p>
              </table:table-cell>
              <table:table-cell office:value-type="float" office:value="-1351.1">
                <text:p>-1351.1</text:p>
              </table:table-cell>
            </table:table-row>
            <table:table-row>
              <table:table-cell office:value-type="float" office:value="2.97415">
                <text:p>2.97415</text:p>
              </table:table-cell>
              <table:table-cell office:value-type="float" office:value="-927">
                <text:p>-927</text:p>
              </table:table-cell>
              <table:table-cell office:value-type="float" office:value="-626">
                <text:p>-626</text:p>
              </table:table-cell>
              <table:table-cell office:value-type="float" office:value="-1390.5">
                <text:p>-1390.5</text:p>
              </table:table-cell>
            </table:table-row>
            <table:table-row>
              <table:table-cell office:value-type="float" office:value="2.9746">
                <text:p>2.9746</text:p>
              </table:table-cell>
              <table:table-cell office:value-type="float" office:value="-945">
                <text:p>-945</text:p>
              </table:table-cell>
              <table:table-cell office:value-type="float" office:value="-622">
                <text:p>-622</text:p>
              </table:table-cell>
              <table:table-cell office:value-type="float" office:value="-1417.4">
                <text:p>-1417.4</text:p>
              </table:table-cell>
            </table:table-row>
            <table:table-row>
              <table:table-cell office:value-type="float" office:value="2.97498">
                <text:p>2.97498</text:p>
              </table:table-cell>
              <table:table-cell office:value-type="float" office:value="-993">
                <text:p>-993</text:p>
              </table:table-cell>
              <table:table-cell office:value-type="float" office:value="-613">
                <text:p>-613</text:p>
              </table:table-cell>
              <table:table-cell office:value-type="float" office:value="-1489">
                <text:p>-1489</text:p>
              </table:table-cell>
            </table:table-row>
            <table:table-row>
              <table:table-cell office:value-type="float" office:value="2.97542">
                <text:p>2.97542</text:p>
              </table:table-cell>
              <table:table-cell office:value-type="float" office:value="-1031">
                <text:p>-1031</text:p>
              </table:table-cell>
              <table:table-cell office:value-type="float" office:value="-606">
                <text:p>-606</text:p>
              </table:table-cell>
              <table:table-cell office:value-type="float" office:value="-1546.4">
                <text:p>-1546.4</text:p>
              </table:table-cell>
            </table:table-row>
            <table:table-row>
              <table:table-cell office:value-type="float" office:value="2.97579">
                <text:p>2.97579</text:p>
              </table:table-cell>
              <table:table-cell office:value-type="float" office:value="-1054">
                <text:p>-1054</text:p>
              </table:table-cell>
              <table:table-cell office:value-type="float" office:value="-602">
                <text:p>-602</text:p>
              </table:table-cell>
              <table:table-cell office:value-type="float" office:value="-1580.5">
                <text:p>-1580.5</text:p>
              </table:table-cell>
            </table:table-row>
            <table:table-row>
              <table:table-cell office:value-type="float" office:value="2.97625">
                <text:p>2.97625</text:p>
              </table:table-cell>
              <table:table-cell office:value-type="float" office:value="-1108">
                <text:p>-1108</text:p>
              </table:table-cell>
              <table:table-cell office:value-type="float" office:value="-592">
                <text:p>-592</text:p>
              </table:table-cell>
              <table:table-cell office:value-type="float" office:value="-1661.3">
                <text:p>-1661.3</text:p>
              </table:table-cell>
            </table:table-row>
            <table:table-row>
              <table:table-cell office:value-type="float" office:value="2.97666">
                <text:p>2.97666</text:p>
              </table:table-cell>
              <table:table-cell office:value-type="float" office:value="-1153">
                <text:p>-1153</text:p>
              </table:table-cell>
              <table:table-cell office:value-type="float" office:value="-583">
                <text:p>-583</text:p>
              </table:table-cell>
              <table:table-cell office:value-type="float" office:value="-1729.1">
                <text:p>-1729.1</text:p>
              </table:table-cell>
            </table:table-row>
            <table:table-row>
              <table:table-cell office:value-type="float" office:value="2.97711">
                <text:p>2.97711</text:p>
              </table:table-cell>
              <table:table-cell office:value-type="float" office:value="-1183">
                <text:p>-1183</text:p>
              </table:table-cell>
              <table:table-cell office:value-type="float" office:value="-578">
                <text:p>-578</text:p>
              </table:table-cell>
              <table:table-cell office:value-type="float" office:value="-1773.9">
                <text:p>-1773.9</text:p>
              </table:table-cell>
            </table:table-row>
            <table:table-row>
              <table:table-cell office:value-type="float" office:value="2.97751">
                <text:p>2.97751</text:p>
              </table:table-cell>
              <table:table-cell office:value-type="float" office:value="-1262">
                <text:p>-1262</text:p>
              </table:table-cell>
              <table:table-cell office:value-type="float" office:value="-563">
                <text:p>-563</text:p>
              </table:table-cell>
              <table:table-cell office:value-type="float" office:value="-1893.6">
                <text:p>-1893.6</text:p>
              </table:table-cell>
            </table:table-row>
            <table:table-row>
              <table:table-cell office:value-type="float" office:value="2.97795">
                <text:p>2.97795</text:p>
              </table:table-cell>
              <table:table-cell office:value-type="float" office:value="-1296">
                <text:p>-1296</text:p>
              </table:table-cell>
              <table:table-cell office:value-type="float" office:value="-557">
                <text:p>-557</text:p>
              </table:table-cell>
              <table:table-cell office:value-type="float" office:value="-1943.6">
                <text:p>-1943.6</text:p>
              </table:table-cell>
            </table:table-row>
            <table:table-row>
              <table:table-cell office:value-type="float" office:value="2.97835">
                <text:p>2.97835</text:p>
              </table:table-cell>
              <table:table-cell office:value-type="float" office:value="-1319">
                <text:p>-1319</text:p>
              </table:table-cell>
              <table:table-cell office:value-type="float" office:value="-552">
                <text:p>-552</text:p>
              </table:table-cell>
              <table:table-cell office:value-type="float" office:value="-1978.1">
                <text:p>-1978.1</text:p>
              </table:table-cell>
            </table:table-row>
            <table:table-row>
              <table:table-cell office:value-type="float" office:value="2.97881">
                <text:p>2.97881</text:p>
              </table:table-cell>
              <table:table-cell office:value-type="float" office:value="-1377">
                <text:p>-1377</text:p>
              </table:table-cell>
              <table:table-cell office:value-type="float" office:value="-541">
                <text:p>-541</text:p>
              </table:table-cell>
              <table:table-cell office:value-type="float" office:value="-2065.8">
                <text:p>-2065.8</text:p>
              </table:table-cell>
            </table:table-row>
            <table:table-row>
              <table:table-cell office:value-type="float" office:value="2.9792">
                <text:p>2.9792</text:p>
              </table:table-cell>
              <table:table-cell office:value-type="float" office:value="-1404">
                <text:p>-1404</text:p>
              </table:table-cell>
              <table:table-cell office:value-type="float" office:value="-536">
                <text:p>-536</text:p>
              </table:table-cell>
              <table:table-cell office:value-type="float" office:value="-2105.8">
                <text:p>-2105.8</text:p>
              </table:table-cell>
            </table:table-row>
            <table:table-row>
              <table:table-cell office:value-type="float" office:value="2.97966">
                <text:p>2.97966</text:p>
              </table:table-cell>
              <table:table-cell office:value-type="float" office:value="-1438">
                <text:p>-1438</text:p>
              </table:table-cell>
              <table:table-cell office:value-type="float" office:value="-530">
                <text:p>-530</text:p>
              </table:table-cell>
              <table:table-cell office:value-type="float" office:value="-2157.7">
                <text:p>-2157.7</text:p>
              </table:table-cell>
            </table:table-row>
            <table:table-row>
              <table:table-cell office:value-type="float" office:value="2.98003">
                <text:p>2.98003</text:p>
              </table:table-cell>
              <table:table-cell office:value-type="float" office:value="-1490">
                <text:p>-1490</text:p>
              </table:table-cell>
              <table:table-cell office:value-type="float" office:value="-520">
                <text:p>-520</text:p>
              </table:table-cell>
              <table:table-cell office:value-type="float" office:value="-2234.7">
                <text:p>-2234.7</text:p>
              </table:table-cell>
            </table:table-row>
            <table:table-row>
              <table:table-cell office:value-type="float" office:value="2.98049">
                <text:p>2.98049</text:p>
              </table:table-cell>
              <table:table-cell office:value-type="float" office:value="-1513">
                <text:p>-1513</text:p>
              </table:table-cell>
              <table:table-cell office:value-type="float" office:value="-516">
                <text:p>-516</text:p>
              </table:table-cell>
              <table:table-cell office:value-type="float" office:value="-2269">
                <text:p>-2269</text:p>
              </table:table-cell>
            </table:table-row>
            <table:table-row>
              <table:table-cell office:value-type="float" office:value="2.98088">
                <text:p>2.98088</text:p>
              </table:table-cell>
              <table:table-cell office:value-type="float" office:value="-1550">
                <text:p>-1550</text:p>
              </table:table-cell>
              <table:table-cell office:value-type="float" office:value="-509">
                <text:p>-509</text:p>
              </table:table-cell>
              <table:table-cell office:value-type="float" office:value="-2324.8">
                <text:p>-2324.8</text:p>
              </table:table-cell>
            </table:table-row>
            <table:table-row>
              <table:table-cell office:value-type="float" office:value="2.98133">
                <text:p>2.98133</text:p>
              </table:table-cell>
              <table:table-cell office:value-type="float" office:value="-1578">
                <text:p>-1578</text:p>
              </table:table-cell>
              <table:table-cell office:value-type="float" office:value="-504">
                <text:p>-504</text:p>
              </table:table-cell>
              <table:table-cell office:value-type="float" office:value="-2367.3">
                <text:p>-2367.3</text:p>
              </table:table-cell>
            </table:table-row>
            <table:table-row>
              <table:table-cell office:value-type="float" office:value="2.98172">
                <text:p>2.98172</text:p>
              </table:table-cell>
              <table:table-cell office:value-type="float" office:value="-1607">
                <text:p>-1607</text:p>
              </table:table-cell>
              <table:table-cell office:value-type="float" office:value="-498">
                <text:p>-498</text:p>
              </table:table-cell>
              <table:table-cell office:value-type="float" office:value="-2410.9">
                <text:p>-2410.9</text:p>
              </table:table-cell>
            </table:table-row>
            <table:table-row>
              <table:table-cell office:value-type="float" office:value="2.98217">
                <text:p>2.98217</text:p>
              </table:table-cell>
              <table:table-cell office:value-type="float" office:value="-1656">
                <text:p>-1656</text:p>
              </table:table-cell>
              <table:table-cell office:value-type="float" office:value="-489">
                <text:p>-489</text:p>
              </table:table-cell>
              <table:table-cell office:value-type="float" office:value="-2484.1">
                <text:p>-2484.1</text:p>
              </table:table-cell>
            </table:table-row>
            <table:table-row>
              <table:table-cell office:value-type="float" office:value="2.98255">
                <text:p>2.98255</text:p>
              </table:table-cell>
              <table:table-cell office:value-type="float" office:value="-1681">
                <text:p>-1681</text:p>
              </table:table-cell>
              <table:table-cell office:value-type="float" office:value="-484">
                <text:p>-484</text:p>
              </table:table-cell>
              <table:table-cell office:value-type="float" office:value="-2522.1">
                <text:p>-2522.1</text:p>
              </table:table-cell>
            </table:table-row>
            <table:table-row>
              <table:table-cell office:value-type="float" office:value="2.98299">
                <text:p>2.98299</text:p>
              </table:table-cell>
              <table:table-cell office:value-type="float" office:value="-1732">
                <text:p>-1732</text:p>
              </table:table-cell>
              <table:table-cell office:value-type="float" office:value="-475">
                <text:p>-475</text:p>
              </table:table-cell>
              <table:table-cell office:value-type="float" office:value="-2598.1">
                <text:p>-2598.1</text:p>
              </table:table-cell>
            </table:table-row>
            <table:table-row>
              <table:table-cell office:value-type="float" office:value="2.98337">
                <text:p>2.98337</text:p>
              </table:table-cell>
              <table:table-cell office:value-type="float" office:value="-1758">
                <text:p>-1758</text:p>
              </table:table-cell>
              <table:table-cell office:value-type="float" office:value="-470">
                <text:p>-470</text:p>
              </table:table-cell>
              <table:table-cell office:value-type="float" office:value="-2637.5">
                <text:p>-2637.5</text:p>
              </table:table-cell>
            </table:table-row>
            <table:table-row>
              <table:table-cell office:value-type="float" office:value="2.98382">
                <text:p>2.98382</text:p>
              </table:table-cell>
              <table:table-cell office:value-type="float" office:value="-1790">
                <text:p>-1790</text:p>
              </table:table-cell>
              <table:table-cell office:value-type="float" office:value="-464">
                <text:p>-464</text:p>
              </table:table-cell>
              <table:table-cell office:value-type="float" office:value="-2685.5">
                <text:p>-2685.5</text:p>
              </table:table-cell>
            </table:table-row>
            <table:table-row>
              <table:table-cell office:value-type="float" office:value="2.9842">
                <text:p>2.9842</text:p>
              </table:table-cell>
              <table:table-cell office:value-type="float" office:value="-1830">
                <text:p>-1830</text:p>
              </table:table-cell>
              <table:table-cell office:value-type="float" office:value="-456">
                <text:p>-456</text:p>
              </table:table-cell>
              <table:table-cell office:value-type="float" office:value="-2744.7">
                <text:p>-2744.7</text:p>
              </table:table-cell>
            </table:table-row>
            <table:table-row>
              <table:table-cell office:value-type="float" office:value="2.98466">
                <text:p>2.98466</text:p>
              </table:table-cell>
              <table:table-cell office:value-type="float" office:value="-1851">
                <text:p>-1851</text:p>
              </table:table-cell>
              <table:table-cell office:value-type="float" office:value="-452">
                <text:p>-452</text:p>
              </table:table-cell>
              <table:table-cell office:value-type="float" office:value="-2776.9">
                <text:p>-2776.9</text:p>
              </table:table-cell>
            </table:table-row>
            <table:table-row>
              <table:table-cell office:value-type="float" office:value="2.98503">
                <text:p>2.98503</text:p>
              </table:table-cell>
              <table:table-cell office:value-type="float" office:value="-1897">
                <text:p>-1897</text:p>
              </table:table-cell>
              <table:table-cell office:value-type="float" office:value="-444">
                <text:p>-444</text:p>
              </table:table-cell>
              <table:table-cell office:value-type="float" office:value="-2845.2">
                <text:p>-2845.2</text:p>
              </table:table-cell>
            </table:table-row>
            <table:table-row>
              <table:table-cell office:value-type="float" office:value="2.98548">
                <text:p>2.98548</text:p>
              </table:table-cell>
              <table:table-cell office:value-type="float" office:value="-1917">
                <text:p>-1917</text:p>
              </table:table-cell>
              <table:table-cell office:value-type="float" office:value="-440">
                <text:p>-440</text:p>
              </table:table-cell>
              <table:table-cell office:value-type="float" office:value="-2875.8">
                <text:p>-2875.8</text:p>
              </table:table-cell>
            </table:table-row>
            <table:table-row>
              <table:table-cell office:value-type="float" office:value="2.98587">
                <text:p>2.98587</text:p>
              </table:table-cell>
              <table:table-cell office:value-type="float" office:value="-1966">
                <text:p>-1966</text:p>
              </table:table-cell>
              <table:table-cell office:value-type="float" office:value="-431">
                <text:p>-431</text:p>
              </table:table-cell>
              <table:table-cell office:value-type="float" office:value="-2948.4">
                <text:p>-2948.4</text:p>
              </table:table-cell>
            </table:table-row>
            <table:table-row>
              <table:table-cell office:value-type="float" office:value="2.98631">
                <text:p>2.98631</text:p>
              </table:table-cell>
              <table:table-cell office:value-type="float" office:value="-1990">
                <text:p>-1990</text:p>
              </table:table-cell>
              <table:table-cell office:value-type="float" office:value="-426">
                <text:p>-426</text:p>
              </table:table-cell>
              <table:table-cell office:value-type="float" office:value="-2985.2">
                <text:p>-2985.2</text:p>
              </table:table-cell>
            </table:table-row>
            <table:table-row>
              <table:table-cell office:value-type="float" office:value="2.98671">
                <text:p>2.98671</text:p>
              </table:table-cell>
              <table:table-cell office:value-type="float" office:value="-2026">
                <text:p>-2026</text:p>
              </table:table-cell>
              <table:table-cell office:value-type="float" office:value="-420">
                <text:p>-420</text:p>
              </table:table-cell>
              <table:table-cell office:value-type="float" office:value="-3038.3">
                <text:p>-3038.3</text:p>
              </table:table-cell>
            </table:table-row>
            <table:table-row>
              <table:table-cell office:value-type="float" office:value="2.98717">
                <text:p>2.98717</text:p>
              </table:table-cell>
              <table:table-cell office:value-type="float" office:value="-2049">
                <text:p>-2049</text:p>
              </table:table-cell>
              <table:table-cell office:value-type="float" office:value="-415">
                <text:p>-415</text:p>
              </table:table-cell>
              <table:table-cell office:value-type="float" office:value="-3073.2">
                <text:p>-3073.2</text:p>
              </table:table-cell>
            </table:table-row>
            <table:table-row>
              <table:table-cell office:value-type="float" office:value="2.98757">
                <text:p>2.98757</text:p>
              </table:table-cell>
              <table:table-cell office:value-type="float" office:value="-2086">
                <text:p>-2086</text:p>
              </table:table-cell>
              <table:table-cell office:value-type="float" office:value="-408">
                <text:p>-408</text:p>
              </table:table-cell>
              <table:table-cell office:value-type="float" office:value="-3128.7">
                <text:p>-3128.7</text:p>
              </table:table-cell>
            </table:table-row>
            <table:table-row>
              <table:table-cell office:value-type="float" office:value="2.98801">
                <text:p>2.98801</text:p>
              </table:table-cell>
              <table:table-cell office:value-type="float" office:value="-2113">
                <text:p>-2113</text:p>
              </table:table-cell>
              <table:table-cell office:value-type="float" office:value="-403">
                <text:p>-403</text:p>
              </table:table-cell>
              <table:table-cell office:value-type="float" office:value="-3169.8">
                <text:p>-3169.8</text:p>
              </table:table-cell>
            </table:table-row>
            <table:table-row>
              <table:table-cell office:value-type="float" office:value="2.98847">
                <text:p>2.98847</text:p>
              </table:table-cell>
              <table:table-cell office:value-type="float" office:value="-2148">
                <text:p>-2148</text:p>
              </table:table-cell>
              <table:table-cell office:value-type="float" office:value="-397">
                <text:p>-397</text:p>
              </table:table-cell>
              <table:table-cell office:value-type="float" office:value="-3221.5">
                <text:p>-3221.5</text:p>
              </table:table-cell>
            </table:table-row>
            <table:table-row>
              <table:table-cell office:value-type="float" office:value="2.98893">
                <text:p>2.98893</text:p>
              </table:table-cell>
              <table:table-cell office:value-type="float" office:value="-2171">
                <text:p>-2171</text:p>
              </table:table-cell>
              <table:table-cell office:value-type="float" office:value="-392">
                <text:p>-392</text:p>
              </table:table-cell>
              <table:table-cell office:value-type="float" office:value="-3256.3">
                <text:p>-3256.3</text:p>
              </table:table-cell>
            </table:table-row>
            <table:table-row>
              <table:table-cell office:value-type="float" office:value="2.9893">
                <text:p>2.9893</text:p>
              </table:table-cell>
              <table:table-cell office:value-type="float" office:value="-2202">
                <text:p>-2202</text:p>
              </table:table-cell>
              <table:table-cell office:value-type="float" office:value="-387">
                <text:p>-387</text:p>
              </table:table-cell>
              <table:table-cell office:value-type="float" office:value="-3302.3">
                <text:p>-3302.3</text:p>
              </table:table-cell>
            </table:table-row>
            <table:table-row>
              <table:table-cell office:value-type="float" office:value="2.98971">
                <text:p>2.98971</text:p>
              </table:table-cell>
              <table:table-cell office:value-type="float" office:value="-2227">
                <text:p>-2227</text:p>
              </table:table-cell>
              <table:table-cell office:value-type="float" office:value="-382">
                <text:p>-382</text:p>
              </table:table-cell>
              <table:table-cell office:value-type="float" office:value="-3339.8">
                <text:p>-3339.8</text:p>
              </table:table-cell>
            </table:table-row>
            <table:table-row>
              <table:table-cell office:value-type="float" office:value="2.99015">
                <text:p>2.99015</text:p>
              </table:table-cell>
              <table:table-cell office:value-type="float" office:value="-2256">
                <text:p>-2256</text:p>
              </table:table-cell>
              <table:table-cell office:value-type="float" office:value="-377">
                <text:p>-377</text:p>
              </table:table-cell>
              <table:table-cell office:value-type="float" office:value="-3383.3">
                <text:p>-3383.3</text:p>
              </table:table-cell>
            </table:table-row>
            <table:table-row>
              <table:table-cell office:value-type="float" office:value="2.99059">
                <text:p>2.99059</text:p>
              </table:table-cell>
              <table:table-cell office:value-type="float" office:value="-2274">
                <text:p>-2274</text:p>
              </table:table-cell>
              <table:table-cell office:value-type="float" office:value="-373">
                <text:p>-373</text:p>
              </table:table-cell>
              <table:table-cell office:value-type="float" office:value="-3410.6">
                <text:p>-3410.6</text:p>
              </table:table-cell>
            </table:table-row>
            <table:table-row>
              <table:table-cell office:value-type="float" office:value="2.99098">
                <text:p>2.99098</text:p>
              </table:table-cell>
              <table:table-cell office:value-type="float" office:value="-2301">
                <text:p>-2301</text:p>
              </table:table-cell>
              <table:table-cell office:value-type="float" office:value="-368">
                <text:p>-368</text:p>
              </table:table-cell>
              <table:table-cell office:value-type="float" office:value="-3451.2">
                <text:p>-3451.2</text:p>
              </table:table-cell>
            </table:table-row>
            <table:table-row>
              <table:table-cell office:value-type="float" office:value="2.99141">
                <text:p>2.99141</text:p>
              </table:table-cell>
              <table:table-cell office:value-type="float" office:value="-2316">
                <text:p>-2316</text:p>
              </table:table-cell>
              <table:table-cell office:value-type="float" office:value="-365">
                <text:p>-365</text:p>
              </table:table-cell>
              <table:table-cell office:value-type="float" office:value="-3474.6">
                <text:p>-3474.6</text:p>
              </table:table-cell>
            </table:table-row>
            <table:table-row>
              <table:table-cell office:value-type="float" office:value="2.9918">
                <text:p>2.9918</text:p>
              </table:table-cell>
              <table:table-cell office:value-type="float" office:value="-2339">
                <text:p>-2339</text:p>
              </table:table-cell>
              <table:table-cell office:value-type="float" office:value="-361">
                <text:p>-361</text:p>
              </table:table-cell>
              <table:table-cell office:value-type="float" office:value="-3508.9">
                <text:p>-3508.9</text:p>
              </table:table-cell>
            </table:table-row>
            <table:table-row>
              <table:table-cell office:value-type="float" office:value="2.99226">
                <text:p>2.99226</text:p>
              </table:table-cell>
              <table:table-cell office:value-type="float" office:value="-2354">
                <text:p>-2354</text:p>
              </table:table-cell>
              <table:table-cell office:value-type="float" office:value="-358">
                <text:p>-358</text:p>
              </table:table-cell>
              <table:table-cell office:value-type="float" office:value="-3531.5">
                <text:p>-3531.5</text:p>
              </table:table-cell>
            </table:table-row>
            <table:table-row>
              <table:table-cell office:value-type="float" office:value="2.99264">
                <text:p>2.99264</text:p>
              </table:table-cell>
              <table:table-cell office:value-type="float" office:value="-2375">
                <text:p>-2375</text:p>
              </table:table-cell>
              <table:table-cell office:value-type="float" office:value="-354">
                <text:p>-354</text:p>
              </table:table-cell>
              <table:table-cell office:value-type="float" office:value="-3561.9">
                <text:p>-3561.9</text:p>
              </table:table-cell>
            </table:table-row>
            <table:table-row>
              <table:table-cell office:value-type="float" office:value="2.99307">
                <text:p>2.99307</text:p>
              </table:table-cell>
              <table:table-cell office:value-type="float" office:value="-2390">
                <text:p>-2390</text:p>
              </table:table-cell>
              <table:table-cell office:value-type="float" office:value="-351">
                <text:p>-351</text:p>
              </table:table-cell>
              <table:table-cell office:value-type="float" office:value="-3584.9">
                <text:p>-3584.9</text:p>
              </table:table-cell>
            </table:table-row>
            <table:table-row>
              <table:table-cell office:value-type="float" office:value="2.99347">
                <text:p>2.99347</text:p>
              </table:table-cell>
              <table:table-cell office:value-type="float" office:value="-2406">
                <text:p>-2406</text:p>
              </table:table-cell>
              <table:table-cell office:value-type="float" office:value="-348">
                <text:p>-348</text:p>
              </table:table-cell>
              <table:table-cell office:value-type="float" office:value="-3608.4">
                <text:p>-3608.4</text:p>
              </table:table-cell>
            </table:table-row>
            <table:table-row>
              <table:table-cell office:value-type="float" office:value="2.99391">
                <text:p>2.99391</text:p>
              </table:table-cell>
              <table:table-cell office:value-type="float" office:value="-2422">
                <text:p>-2422</text:p>
              </table:table-cell>
              <table:table-cell office:value-type="float" office:value="-345">
                <text:p>-345</text:p>
              </table:table-cell>
              <table:table-cell office:value-type="float" office:value="-3632.3">
                <text:p>-3632.3</text:p>
              </table:table-cell>
            </table:table-row>
            <table:table-row>
              <table:table-cell office:value-type="float" office:value="2.99429">
                <text:p>2.99429</text:p>
              </table:table-cell>
              <table:table-cell office:value-type="float" office:value="-2433">
                <text:p>-2433</text:p>
              </table:table-cell>
              <table:table-cell office:value-type="float" office:value="-343">
                <text:p>-343</text:p>
              </table:table-cell>
              <table:table-cell office:value-type="float" office:value="-3648.8">
                <text:p>-3648.8</text:p>
              </table:table-cell>
            </table:table-row>
            <table:table-row>
              <table:table-cell office:value-type="float" office:value="2.99473">
                <text:p>2.99473</text:p>
              </table:table-cell>
              <table:table-cell office:value-type="float" office:value="-2447">
                <text:p>-2447</text:p>
              </table:table-cell>
              <table:table-cell office:value-type="float" office:value="-341">
                <text:p>-341</text:p>
              </table:table-cell>
              <table:table-cell office:value-type="float" office:value="-3669.8">
                <text:p>-3669.8</text:p>
              </table:table-cell>
            </table:table-row>
            <table:table-row>
              <table:table-cell office:value-type="float" office:value="2.99511">
                <text:p>2.99511</text:p>
              </table:table-cell>
              <table:table-cell office:value-type="float" office:value="-2456">
                <text:p>-2456</text:p>
              </table:table-cell>
              <table:table-cell office:value-type="float" office:value="-339">
                <text:p>-339</text:p>
              </table:table-cell>
              <table:table-cell office:value-type="float" office:value="-3684.7">
                <text:p>-3684.7</text:p>
              </table:table-cell>
            </table:table-row>
            <table:table-row>
              <table:table-cell office:value-type="float" office:value="2.99555">
                <text:p>2.99555</text:p>
              </table:table-cell>
              <table:table-cell office:value-type="float" office:value="-2469">
                <text:p>-2469</text:p>
              </table:table-cell>
              <table:table-cell office:value-type="float" office:value="-337">
                <text:p>-337</text:p>
              </table:table-cell>
              <table:table-cell office:value-type="float" office:value="-3703.4">
                <text:p>-3703.4</text:p>
              </table:table-cell>
            </table:table-row>
            <table:table-row>
              <table:table-cell office:value-type="float" office:value="2.99594">
                <text:p>2.99594</text:p>
              </table:table-cell>
              <table:table-cell office:value-type="float" office:value="-2480">
                <text:p>-2480</text:p>
              </table:table-cell>
              <table:table-cell office:value-type="float" office:value="-335">
                <text:p>-335</text:p>
              </table:table-cell>
              <table:table-cell office:value-type="float" office:value="-3719.9">
                <text:p>-3719.9</text:p>
              </table:table-cell>
            </table:table-row>
            <table:table-row>
              <table:table-cell office:value-type="float" office:value="2.99636">
                <text:p>2.99636</text:p>
              </table:table-cell>
              <table:table-cell office:value-type="float" office:value="-2488">
                <text:p>-2488</text:p>
              </table:table-cell>
              <table:table-cell office:value-type="float" office:value="-333">
                <text:p>-333</text:p>
              </table:table-cell>
              <table:table-cell office:value-type="float" office:value="-3732.2">
                <text:p>-3732.2</text:p>
              </table:table-cell>
            </table:table-row>
            <table:table-row>
              <table:table-cell office:value-type="float" office:value="2.99675">
                <text:p>2.99675</text:p>
              </table:table-cell>
              <table:table-cell office:value-type="float" office:value="-2498">
                <text:p>-2498</text:p>
              </table:table-cell>
              <table:table-cell office:value-type="float" office:value="-331">
                <text:p>-331</text:p>
              </table:table-cell>
              <table:table-cell office:value-type="float" office:value="-3747.7">
                <text:p>-3747.7</text:p>
              </table:table-cell>
            </table:table-row>
            <table:table-row>
              <table:table-cell office:value-type="float" office:value="2.99718">
                <text:p>2.99718</text:p>
              </table:table-cell>
              <table:table-cell office:value-type="float" office:value="-2509">
                <text:p>-2509</text:p>
              </table:table-cell>
              <table:table-cell office:value-type="float" office:value="-329">
                <text:p>-329</text:p>
              </table:table-cell>
              <table:table-cell office:value-type="float" office:value="-3763.2">
                <text:p>-3763.2</text:p>
              </table:table-cell>
            </table:table-row>
            <table:table-row>
              <table:table-cell office:value-type="float" office:value="2.99756">
                <text:p>2.99756</text:p>
              </table:table-cell>
              <table:table-cell office:value-type="float" office:value="-2520">
                <text:p>-2520</text:p>
              </table:table-cell>
              <table:table-cell office:value-type="float" office:value="-327">
                <text:p>-327</text:p>
              </table:table-cell>
              <table:table-cell office:value-type="float" office:value="-3779.7">
                <text:p>-3779.7</text:p>
              </table:table-cell>
            </table:table-row>
            <table:table-row>
              <table:table-cell office:value-type="float" office:value="2.99802">
                <text:p>2.99802</text:p>
              </table:table-cell>
              <table:table-cell office:value-type="float" office:value="-2531">
                <text:p>-2531</text:p>
              </table:table-cell>
              <table:table-cell office:value-type="float" office:value="-325">
                <text:p>-325</text:p>
              </table:table-cell>
              <table:table-cell office:value-type="float" office:value="-3797.2">
                <text:p>-3797.2</text:p>
              </table:table-cell>
            </table:table-row>
            <table:table-row>
              <table:table-cell office:value-type="float" office:value="2.99838">
                <text:p>2.99838</text:p>
              </table:table-cell>
              <table:table-cell office:value-type="float" office:value="-2543">
                <text:p>-2543</text:p>
              </table:table-cell>
              <table:table-cell office:value-type="float" office:value="-323">
                <text:p>-323</text:p>
              </table:table-cell>
              <table:table-cell office:value-type="float" office:value="-3814.3">
                <text:p>-3814.3</text:p>
              </table:table-cell>
            </table:table-row>
            <table:table-row>
              <table:table-cell office:value-type="float" office:value="2.99879">
                <text:p>2.99879</text:p>
              </table:table-cell>
              <table:table-cell office:value-type="float" office:value="-2555">
                <text:p>-2555</text:p>
              </table:table-cell>
              <table:table-cell office:value-type="float" office:value="-320">
                <text:p>-320</text:p>
              </table:table-cell>
              <table:table-cell office:value-type="float" office:value="-3832.2">
                <text:p>-3832.2</text:p>
              </table:table-cell>
            </table:table-row>
            <table:table-row>
              <table:table-cell office:value-type="float" office:value="2.99918">
                <text:p>2.99918</text:p>
              </table:table-cell>
              <table:table-cell office:value-type="float" office:value="-2566">
                <text:p>-2566</text:p>
              </table:table-cell>
              <table:table-cell office:value-type="float" office:value="-318">
                <text:p>-318</text:p>
              </table:table-cell>
              <table:table-cell office:value-type="float" office:value="-3848.8">
                <text:p>-3848.8</text:p>
              </table:table-cell>
            </table:table-row>
            <table:table-row>
              <table:table-cell office:value-type="float" office:value="2.99959">
                <text:p>2.99959</text:p>
              </table:table-cell>
              <table:table-cell office:value-type="float" office:value="-2578">
                <text:p>-2578</text:p>
              </table:table-cell>
              <table:table-cell office:value-type="float" office:value="-316">
                <text:p>-316</text:p>
              </table:table-cell>
              <table:table-cell office:value-type="float" office:value="-3866.8">
                <text:p>-3866.8</text:p>
              </table:table-cell>
            </table:table-row>
            <table:table-row>
              <table:table-cell office:value-type="float" office:value="3.00006">
                <text:p>3.00006</text:p>
              </table:table-cell>
              <table:table-cell office:value-type="float" office:value="-2591">
                <text:p>-2591</text:p>
              </table:table-cell>
              <table:table-cell office:value-type="float" office:value="-314">
                <text:p>-314</text:p>
              </table:table-cell>
              <table:table-cell office:value-type="float" office:value="-3886.6">
                <text:p>-3886.6</text:p>
              </table:table-cell>
            </table:table-row>
            <table:table-row>
              <table:table-cell office:value-type="float" office:value="3.00052">
                <text:p>3.00052</text:p>
              </table:table-cell>
              <table:table-cell office:value-type="float" office:value="-2604">
                <text:p>-2604</text:p>
              </table:table-cell>
              <table:table-cell office:value-type="float" office:value="-311">
                <text:p>-311</text:p>
              </table:table-cell>
              <table:table-cell office:value-type="float" office:value="-3905.5">
                <text:p>-3905.5</text:p>
              </table:table-cell>
            </table:table-row>
            <table:table-row>
              <table:table-cell office:value-type="float" office:value="3.0009">
                <text:p>3.0009</text:p>
              </table:table-cell>
              <table:table-cell office:value-type="float" office:value="-2616">
                <text:p>-2616</text:p>
              </table:table-cell>
              <table:table-cell office:value-type="float" office:value="-309">
                <text:p>-309</text:p>
              </table:table-cell>
              <table:table-cell office:value-type="float" office:value="-3924.4">
                <text:p>-3924.4</text:p>
              </table:table-cell>
            </table:table-row>
            <table:table-row>
              <table:table-cell office:value-type="float" office:value="3.00132">
                <text:p>3.00132</text:p>
              </table:table-cell>
              <table:table-cell office:value-type="float" office:value="-2629">
                <text:p>-2629</text:p>
              </table:table-cell>
              <table:table-cell office:value-type="float" office:value="-306">
                <text:p>-306</text:p>
              </table:table-cell>
              <table:table-cell office:value-type="float" office:value="-3944.2">
                <text:p>-3944.2</text:p>
              </table:table-cell>
            </table:table-row>
            <table:table-row>
              <table:table-cell office:value-type="float" office:value="3.00178">
                <text:p>3.00178</text:p>
              </table:table-cell>
              <table:table-cell office:value-type="float" office:value="-2641">
                <text:p>-2641</text:p>
              </table:table-cell>
              <table:table-cell office:value-type="float" office:value="-304">
                <text:p>-304</text:p>
              </table:table-cell>
              <table:table-cell office:value-type="float" office:value="-3960.9">
                <text:p>-3960.9</text:p>
              </table:table-cell>
            </table:table-row>
            <table:table-row>
              <table:table-cell office:value-type="float" office:value="3.00221">
                <text:p>3.00221</text:p>
              </table:table-cell>
              <table:table-cell office:value-type="float" office:value="-2651">
                <text:p>-2651</text:p>
              </table:table-cell>
              <table:table-cell office:value-type="float" office:value="-302">
                <text:p>-302</text:p>
              </table:table-cell>
              <table:table-cell office:value-type="float" office:value="-3976.6">
                <text:p>-3976.6</text:p>
              </table:table-cell>
            </table:table-row>
            <table:table-row>
              <table:table-cell office:value-type="float" office:value="3.00259">
                <text:p>3.00259</text:p>
              </table:table-cell>
              <table:table-cell office:value-type="float" office:value="-2663">
                <text:p>-2663</text:p>
              </table:table-cell>
              <table:table-cell office:value-type="float" office:value="-300">
                <text:p>-300</text:p>
              </table:table-cell>
              <table:table-cell office:value-type="float" office:value="-3993.9">
                <text:p>-3993.9</text:p>
              </table:table-cell>
            </table:table-row>
            <table:table-row>
              <table:table-cell office:value-type="float" office:value="3.00303">
                <text:p>3.00303</text:p>
              </table:table-cell>
              <table:table-cell office:value-type="float" office:value="-2675">
                <text:p>-2675</text:p>
              </table:table-cell>
              <table:table-cell office:value-type="float" office:value="-300">
                <text:p>-300</text:p>
              </table:table-cell>
              <table:table-cell office:value-type="float" office:value="-4012">
                <text:p>-4012</text:p>
              </table:table-cell>
            </table:table-row>
            <table:table-row>
              <table:table-cell office:value-type="float" office:value="3.00343">
                <text:p>3.00343</text:p>
              </table:table-cell>
              <table:table-cell office:value-type="float" office:value="-2685">
                <text:p>-2685</text:p>
              </table:table-cell>
              <table:table-cell office:value-type="float" office:value="-300">
                <text:p>-300</text:p>
              </table:table-cell>
              <table:table-cell office:value-type="float" office:value="-4027.6">
                <text:p>-4027.6</text:p>
              </table:table-cell>
            </table:table-row>
            <table:table-row>
              <table:table-cell office:value-type="float" office:value="3.00388">
                <text:p>3.00388</text:p>
              </table:table-cell>
              <table:table-cell office:value-type="float" office:value="-2697">
                <text:p>-2697</text:p>
              </table:table-cell>
              <table:table-cell office:value-type="float" office:value="-300">
                <text:p>-300</text:p>
              </table:table-cell>
              <table:table-cell office:value-type="float" office:value="-4044.8">
                <text:p>-4044.8</text:p>
              </table:table-cell>
            </table:table-row>
            <table:table-row>
              <table:table-cell office:value-type="float" office:value="3.00426">
                <text:p>3.00426</text:p>
              </table:table-cell>
              <table:table-cell office:value-type="float" office:value="-2708">
                <text:p>-2708</text:p>
              </table:table-cell>
              <table:table-cell office:value-type="float" office:value="-300">
                <text:p>-300</text:p>
              </table:table-cell>
              <table:table-cell office:value-type="float" office:value="-4061.6">
                <text:p>-4061.6</text:p>
              </table:table-cell>
            </table:table-row>
            <table:table-row>
              <table:table-cell office:value-type="float" office:value="3.00471">
                <text:p>3.00471</text:p>
              </table:table-cell>
              <table:table-cell office:value-type="float" office:value="-2718">
                <text:p>-2718</text:p>
              </table:table-cell>
              <table:table-cell office:value-type="float" office:value="-300">
                <text:p>-300</text:p>
              </table:table-cell>
              <table:table-cell office:value-type="float" office:value="-4076.7">
                <text:p>-4076.7</text:p>
              </table:table-cell>
            </table:table-row>
            <table:table-row>
              <table:table-cell office:value-type="float" office:value="3.00509">
                <text:p>3.00509</text:p>
              </table:table-cell>
              <table:table-cell office:value-type="float" office:value="-2727">
                <text:p>-2727</text:p>
              </table:table-cell>
              <table:table-cell office:value-type="float" office:value="-300">
                <text:p>-300</text:p>
              </table:table-cell>
              <table:table-cell office:value-type="float" office:value="-4091">
                <text:p>-4091</text:p>
              </table:table-cell>
            </table:table-row>
            <table:table-row>
              <table:table-cell office:value-type="float" office:value="3.00555">
                <text:p>3.00555</text:p>
              </table:table-cell>
              <table:table-cell office:value-type="float" office:value="-2736">
                <text:p>-2736</text:p>
              </table:table-cell>
              <table:table-cell office:value-type="float" office:value="-300">
                <text:p>-300</text:p>
              </table:table-cell>
              <table:table-cell office:value-type="float" office:value="-4104.1">
                <text:p>-4104.1</text:p>
              </table:table-cell>
            </table:table-row>
            <table:table-row>
              <table:table-cell office:value-type="float" office:value="3.00595">
                <text:p>3.00595</text:p>
              </table:table-cell>
              <table:table-cell office:value-type="float" office:value="-2741">
                <text:p>-2741</text:p>
              </table:table-cell>
              <table:table-cell office:value-type="float" office:value="-300">
                <text:p>-300</text:p>
              </table:table-cell>
              <table:table-cell office:value-type="float" office:value="-4111.6">
                <text:p>-4111.6</text:p>
              </table:table-cell>
            </table:table-row>
            <table:table-row>
              <table:table-cell office:value-type="float" office:value="3.00639">
                <text:p>3.00639</text:p>
              </table:table-cell>
              <table:table-cell office:value-type="float" office:value="-2744">
                <text:p>-2744</text:p>
              </table:table-cell>
              <table:table-cell office:value-type="float" office:value="-300">
                <text:p>-300</text:p>
              </table:table-cell>
              <table:table-cell office:value-type="float" office:value="-4115.6">
                <text:p>-4115.6</text:p>
              </table:table-cell>
            </table:table-row>
            <table:table-row>
              <table:table-cell office:value-type="float" office:value="3.00678">
                <text:p>3.00678</text:p>
              </table:table-cell>
              <table:table-cell office:value-type="float" office:value="-2748">
                <text:p>-2748</text:p>
              </table:table-cell>
              <table:table-cell office:value-type="float" office:value="-300">
                <text:p>-300</text:p>
              </table:table-cell>
              <table:table-cell office:value-type="float" office:value="-4121.3">
                <text:p>-4121.3</text:p>
              </table:table-cell>
            </table:table-row>
            <table:table-row>
              <table:table-cell office:value-type="float" office:value="3.00722">
                <text:p>3.00722</text:p>
              </table:table-cell>
              <table:table-cell office:value-type="float" office:value="-2752">
                <text:p>-2752</text:p>
              </table:table-cell>
              <table:table-cell office:value-type="float" office:value="-300">
                <text:p>-300</text:p>
              </table:table-cell>
              <table:table-cell office:value-type="float" office:value="-4128.5">
                <text:p>-4128.5</text:p>
              </table:table-cell>
            </table:table-row>
            <table:table-row>
              <table:table-cell office:value-type="float" office:value="3.00761">
                <text:p>3.00761</text:p>
              </table:table-cell>
              <table:table-cell office:value-type="float" office:value="-2756">
                <text:p>-2756</text:p>
              </table:table-cell>
              <table:table-cell office:value-type="float" office:value="-300">
                <text:p>-300</text:p>
              </table:table-cell>
              <table:table-cell office:value-type="float" office:value="-4134.2">
                <text:p>-4134.2</text:p>
              </table:table-cell>
            </table:table-row>
            <table:table-row>
              <table:table-cell office:value-type="float" office:value="3.00805">
                <text:p>3.00805</text:p>
              </table:table-cell>
              <table:table-cell office:value-type="float" office:value="-2762">
                <text:p>-2762</text:p>
              </table:table-cell>
              <table:table-cell office:value-type="float" office:value="-300">
                <text:p>-300</text:p>
              </table:table-cell>
              <table:table-cell office:value-type="float" office:value="-4143.3">
                <text:p>-4143.3</text:p>
              </table:table-cell>
            </table:table-row>
            <table:table-row>
              <table:table-cell office:value-type="float" office:value="3.00845">
                <text:p>3.00845</text:p>
              </table:table-cell>
              <table:table-cell office:value-type="float" office:value="-2770">
                <text:p>-2770</text:p>
              </table:table-cell>
              <table:table-cell office:value-type="float" office:value="-300">
                <text:p>-300</text:p>
              </table:table-cell>
              <table:table-cell office:value-type="float" office:value="-4155.2">
                <text:p>-4155.2</text:p>
              </table:table-cell>
            </table:table-row>
            <table:table-row>
              <table:table-cell office:value-type="float" office:value="3.00899">
                <text:p>3.00899</text:p>
              </table:table-cell>
              <table:table-cell office:value-type="float" office:value="-2778">
                <text:p>-2778</text:p>
              </table:table-cell>
              <table:table-cell office:value-type="float" office:value="-300">
                <text:p>-300</text:p>
              </table:table-cell>
              <table:table-cell office:value-type="float" office:value="-4166.8">
                <text:p>-4166.8</text:p>
              </table:table-cell>
            </table:table-row>
            <table:table-row>
              <table:table-cell office:value-type="float" office:value="3.00938">
                <text:p>3.00938</text:p>
              </table:table-cell>
              <table:table-cell office:value-type="float" office:value="-2785">
                <text:p>-2785</text:p>
              </table:table-cell>
              <table:table-cell office:value-type="float" office:value="-300">
                <text:p>-300</text:p>
              </table:table-cell>
              <table:table-cell office:value-type="float" office:value="-4178.2">
                <text:p>-4178.2</text:p>
              </table:table-cell>
            </table:table-row>
            <table:table-row>
              <table:table-cell office:value-type="float" office:value="3.00983">
                <text:p>3.00983</text:p>
              </table:table-cell>
              <table:table-cell office:value-type="float" office:value="-2796">
                <text:p>-2796</text:p>
              </table:table-cell>
              <table:table-cell office:value-type="float" office:value="-300">
                <text:p>-300</text:p>
              </table:table-cell>
              <table:table-cell office:value-type="float" office:value="-4194.4">
                <text:p>-4194.4</text:p>
              </table:table-cell>
            </table:table-row>
            <table:table-row>
              <table:table-cell office:value-type="float" office:value="3.01021">
                <text:p>3.01021</text:p>
              </table:table-cell>
              <table:table-cell office:value-type="float" office:value="-2806">
                <text:p>-2806</text:p>
              </table:table-cell>
              <table:table-cell office:value-type="float" office:value="-300">
                <text:p>-300</text:p>
              </table:table-cell>
              <table:table-cell office:value-type="float" office:value="-4209.1">
                <text:p>-4209.1</text:p>
              </table:table-cell>
            </table:table-row>
            <table:table-row>
              <table:table-cell office:value-type="float" office:value="3.01066">
                <text:p>3.01066</text:p>
              </table:table-cell>
              <table:table-cell office:value-type="float" office:value="-2815">
                <text:p>-2815</text:p>
              </table:table-cell>
              <table:table-cell office:value-type="float" office:value="-300">
                <text:p>-300</text:p>
              </table:table-cell>
              <table:table-cell office:value-type="float" office:value="-4222.6">
                <text:p>-4222.6</text:p>
              </table:table-cell>
            </table:table-row>
            <table:table-row>
              <table:table-cell office:value-type="float" office:value="3.01104">
                <text:p>3.01104</text:p>
              </table:table-cell>
              <table:table-cell office:value-type="float" office:value="-2824">
                <text:p>-2824</text:p>
              </table:table-cell>
              <table:table-cell office:value-type="float" office:value="-300">
                <text:p>-300</text:p>
              </table:table-cell>
              <table:table-cell office:value-type="float" office:value="-4235.8">
                <text:p>-4235.8</text:p>
              </table:table-cell>
            </table:table-row>
            <table:table-row>
              <table:table-cell office:value-type="float" office:value="3.01145">
                <text:p>3.01145</text:p>
              </table:table-cell>
              <table:table-cell office:value-type="float" office:value="-2833">
                <text:p>-2833</text:p>
              </table:table-cell>
              <table:table-cell office:value-type="float" office:value="-300">
                <text:p>-300</text:p>
              </table:table-cell>
              <table:table-cell office:value-type="float" office:value="-4249.6">
                <text:p>-4249.6</text:p>
              </table:table-cell>
            </table:table-row>
            <table:table-row>
              <table:table-cell office:value-type="float" office:value="3.01184">
                <text:p>3.01184</text:p>
              </table:table-cell>
              <table:table-cell office:value-type="float" office:value="-2840">
                <text:p>-2840</text:p>
              </table:table-cell>
              <table:table-cell office:value-type="float" office:value="-300">
                <text:p>-300</text:p>
              </table:table-cell>
              <table:table-cell office:value-type="float" office:value="-4260.3">
                <text:p>-4260.3</text:p>
              </table:table-cell>
            </table:table-row>
            <table:table-row>
              <table:table-cell office:value-type="float" office:value="3.01233">
                <text:p>3.01233</text:p>
              </table:table-cell>
              <table:table-cell office:value-type="float" office:value="-2849">
                <text:p>-2849</text:p>
              </table:table-cell>
              <table:table-cell office:value-type="float" office:value="-300">
                <text:p>-300</text:p>
              </table:table-cell>
              <table:table-cell office:value-type="float" office:value="-4272.8">
                <text:p>-4272.8</text:p>
              </table:table-cell>
            </table:table-row>
            <table:table-row>
              <table:table-cell office:value-type="float" office:value="3.01271">
                <text:p>3.01271</text:p>
              </table:table-cell>
              <table:table-cell office:value-type="float" office:value="-2858">
                <text:p>-2858</text:p>
              </table:table-cell>
              <table:table-cell office:value-type="float" office:value="-300">
                <text:p>-300</text:p>
              </table:table-cell>
              <table:table-cell office:value-type="float" office:value="-4286.8">
                <text:p>-4286.8</text:p>
              </table:table-cell>
            </table:table-row>
            <table:table-row>
              <table:table-cell office:value-type="float" office:value="3.01321">
                <text:p>3.01321</text:p>
              </table:table-cell>
              <table:table-cell office:value-type="float" office:value="-2865">
                <text:p>-2865</text:p>
              </table:table-cell>
              <table:table-cell office:value-type="float" office:value="-300">
                <text:p>-300</text:p>
              </table:table-cell>
              <table:table-cell office:value-type="float" office:value="-4298.1">
                <text:p>-4298.1</text:p>
              </table:table-cell>
            </table:table-row>
            <table:table-row>
              <table:table-cell office:value-type="float" office:value="3.0136">
                <text:p>3.0136</text:p>
              </table:table-cell>
              <table:table-cell office:value-type="float" office:value="-2871">
                <text:p>-2871</text:p>
              </table:table-cell>
              <table:table-cell office:value-type="float" office:value="-300">
                <text:p>-300</text:p>
              </table:table-cell>
              <table:table-cell office:value-type="float" office:value="-4306.4">
                <text:p>-4306.4</text:p>
              </table:table-cell>
            </table:table-row>
            <table:table-row>
              <table:table-cell office:value-type="float" office:value="3.01404">
                <text:p>3.01404</text:p>
              </table:table-cell>
              <table:table-cell office:value-type="float" office:value="-2878">
                <text:p>-2878</text:p>
              </table:table-cell>
              <table:table-cell office:value-type="float" office:value="-300">
                <text:p>-300</text:p>
              </table:table-cell>
              <table:table-cell office:value-type="float" office:value="-4317.7">
                <text:p>-4317.7</text:p>
              </table:table-cell>
            </table:table-row>
            <table:table-row>
              <table:table-cell office:value-type="float" office:value="3.01774">
                <text:p>3.01774</text:p>
              </table:table-cell>
              <table:table-cell office:value-type="float" office:value="-2884">
                <text:p>-2884</text:p>
              </table:table-cell>
              <table:table-cell office:value-type="float" office:value="-300">
                <text:p>-300</text:p>
              </table:table-cell>
              <table:table-cell office:value-type="float" office:value="-4325.4">
                <text:p>-4325.4</text:p>
              </table:table-cell>
            </table:table-row>
            <table:table-row>
              <table:table-cell office:value-type="float" office:value="3.01815">
                <text:p>3.01815</text:p>
              </table:table-cell>
              <table:table-cell office:value-type="float" office:value="-2889">
                <text:p>-2889</text:p>
              </table:table-cell>
              <table:table-cell office:value-type="float" office:value="-300">
                <text:p>-300</text:p>
              </table:table-cell>
              <table:table-cell office:value-type="float" office:value="-4333.5">
                <text:p>-4333.5</text:p>
              </table:table-cell>
            </table:table-row>
            <table:table-row>
              <table:table-cell office:value-type="float" office:value="3.01855">
                <text:p>3.01855</text:p>
              </table:table-cell>
              <table:table-cell office:value-type="float" office:value="-2893">
                <text:p>-2893</text:p>
              </table:table-cell>
              <table:table-cell office:value-type="float" office:value="-300">
                <text:p>-300</text:p>
              </table:table-cell>
              <table:table-cell office:value-type="float" office:value="-4339.6">
                <text:p>-4339.6</text:p>
              </table:table-cell>
            </table:table-row>
            <table:table-row>
              <table:table-cell office:value-type="float" office:value="3.01895">
                <text:p>3.01895</text:p>
              </table:table-cell>
              <table:table-cell office:value-type="float" office:value="-2897">
                <text:p>-2897</text:p>
              </table:table-cell>
              <table:table-cell office:value-type="float" office:value="-300">
                <text:p>-300</text:p>
              </table:table-cell>
              <table:table-cell office:value-type="float" office:value="-4345.8">
                <text:p>-4345.8</text:p>
              </table:table-cell>
            </table:table-row>
            <table:table-row>
              <table:table-cell office:value-type="float" office:value="3.01941">
                <text:p>3.01941</text:p>
              </table:table-cell>
              <table:table-cell office:value-type="float" office:value="-2903">
                <text:p>-2903</text:p>
              </table:table-cell>
              <table:table-cell office:value-type="float" office:value="-300">
                <text:p>-300</text:p>
              </table:table-cell>
              <table:table-cell office:value-type="float" office:value="-4354.2">
                <text:p>-4354.2</text:p>
              </table:table-cell>
            </table:table-row>
            <table:table-row>
              <table:table-cell office:value-type="float" office:value="3.01989">
                <text:p>3.01989</text:p>
              </table:table-cell>
              <table:table-cell office:value-type="float" office:value="-2907">
                <text:p>-2907</text:p>
              </table:table-cell>
              <table:table-cell office:value-type="float" office:value="-300">
                <text:p>-300</text:p>
              </table:table-cell>
              <table:table-cell office:value-type="float" office:value="-4360.4">
                <text:p>-4360.4</text:p>
              </table:table-cell>
            </table:table-row>
            <table:table-row>
              <table:table-cell office:value-type="float" office:value="3.02026">
                <text:p>3.02026</text:p>
              </table:table-cell>
              <table:table-cell office:value-type="float" office:value="-2908">
                <text:p>-2908</text:p>
              </table:table-cell>
              <table:table-cell office:value-type="float" office:value="-300">
                <text:p>-300</text:p>
              </table:table-cell>
              <table:table-cell office:value-type="float" office:value="-4361.5">
                <text:p>-4361.5</text:p>
              </table:table-cell>
            </table:table-row>
            <table:table-row>
              <table:table-cell office:value-type="float" office:value="3.02071">
                <text:p>3.02071</text:p>
              </table:table-cell>
              <table:table-cell office:value-type="float" office:value="-2908">
                <text:p>-2908</text:p>
              </table:table-cell>
              <table:table-cell office:value-type="float" office:value="-300">
                <text:p>-300</text:p>
              </table:table-cell>
              <table:table-cell office:value-type="float" office:value="-4361.9">
                <text:p>-4361.9</text:p>
              </table:table-cell>
            </table:table-row>
            <table:table-row>
              <table:table-cell office:value-type="float" office:value="3.02109">
                <text:p>3.02109</text:p>
              </table:table-cell>
              <table:table-cell office:value-type="float" office:value="-2907">
                <text:p>-2907</text:p>
              </table:table-cell>
              <table:table-cell office:value-type="float" office:value="-300">
                <text:p>-300</text:p>
              </table:table-cell>
              <table:table-cell office:value-type="float" office:value="-4361.2">
                <text:p>-4361.2</text:p>
              </table:table-cell>
            </table:table-row>
            <table:table-row>
              <table:table-cell office:value-type="float" office:value="3.02157">
                <text:p>3.02157</text:p>
              </table:table-cell>
              <table:table-cell office:value-type="float" office:value="-2905">
                <text:p>-2905</text:p>
              </table:table-cell>
              <table:table-cell office:value-type="float" office:value="-300">
                <text:p>-300</text:p>
              </table:table-cell>
              <table:table-cell office:value-type="float" office:value="-4357.9">
                <text:p>-4357.9</text:p>
              </table:table-cell>
            </table:table-row>
            <table:table-row>
              <table:table-cell office:value-type="float" office:value="3.02194">
                <text:p>3.02194</text:p>
              </table:table-cell>
              <table:table-cell office:value-type="float" office:value="-2904">
                <text:p>-2904</text:p>
              </table:table-cell>
              <table:table-cell office:value-type="float" office:value="-300">
                <text:p>-300</text:p>
              </table:table-cell>
              <table:table-cell office:value-type="float" office:value="-4355.6">
                <text:p>-4355.6</text:p>
              </table:table-cell>
            </table:table-row>
            <table:table-row>
              <table:table-cell office:value-type="float" office:value="3.02237">
                <text:p>3.02237</text:p>
              </table:table-cell>
              <table:table-cell office:value-type="float" office:value="-2905">
                <text:p>-2905</text:p>
              </table:table-cell>
              <table:table-cell office:value-type="float" office:value="-300">
                <text:p>-300</text:p>
              </table:table-cell>
              <table:table-cell office:value-type="float" office:value="-4357.1">
                <text:p>-4357.1</text:p>
              </table:table-cell>
            </table:table-row>
            <table:table-row>
              <table:table-cell office:value-type="float" office:value="3.02276">
                <text:p>3.02276</text:p>
              </table:table-cell>
              <table:table-cell office:value-type="float" office:value="-2905">
                <text:p>-2905</text:p>
              </table:table-cell>
              <table:table-cell office:value-type="float" office:value="-300">
                <text:p>-300</text:p>
              </table:table-cell>
              <table:table-cell office:value-type="float" office:value="-4357.8">
                <text:p>-4357.8</text:p>
              </table:table-cell>
            </table:table-row>
            <table:table-row>
              <table:table-cell office:value-type="float" office:value="3.02319">
                <text:p>3.02319</text:p>
              </table:table-cell>
              <table:table-cell office:value-type="float" office:value="-2906">
                <text:p>-2906</text:p>
              </table:table-cell>
              <table:table-cell office:value-type="float" office:value="-300">
                <text:p>-300</text:p>
              </table:table-cell>
              <table:table-cell office:value-type="float" office:value="-4359.1">
                <text:p>-4359.1</text:p>
              </table:table-cell>
            </table:table-row>
            <table:table-row>
              <table:table-cell office:value-type="float" office:value="3.02359">
                <text:p>3.02359</text:p>
              </table:table-cell>
              <table:table-cell office:value-type="float" office:value="-2909">
                <text:p>-2909</text:p>
              </table:table-cell>
              <table:table-cell office:value-type="float" office:value="-300">
                <text:p>-300</text:p>
              </table:table-cell>
              <table:table-cell office:value-type="float" office:value="-4363.2">
                <text:p>-4363.2</text:p>
              </table:table-cell>
            </table:table-row>
            <table:table-row>
              <table:table-cell office:value-type="float" office:value="3.02402">
                <text:p>3.02402</text:p>
              </table:table-cell>
              <table:table-cell office:value-type="float" office:value="-2912">
                <text:p>-2912</text:p>
              </table:table-cell>
              <table:table-cell office:value-type="float" office:value="-300">
                <text:p>-300</text:p>
              </table:table-cell>
              <table:table-cell office:value-type="float" office:value="-4368.5">
                <text:p>-4368.5</text:p>
              </table:table-cell>
            </table:table-row>
            <table:table-row>
              <table:table-cell office:value-type="float" office:value="3.0244">
                <text:p>3.0244</text:p>
              </table:table-cell>
              <table:table-cell office:value-type="float" office:value="-2915">
                <text:p>-2915</text:p>
              </table:table-cell>
              <table:table-cell office:value-type="float" office:value="-300">
                <text:p>-300</text:p>
              </table:table-cell>
              <table:table-cell office:value-type="float" office:value="-4371.9">
                <text:p>-4371.9</text:p>
              </table:table-cell>
            </table:table-row>
            <table:table-row>
              <table:table-cell office:value-type="float" office:value="3.02485">
                <text:p>3.02485</text:p>
              </table:table-cell>
              <table:table-cell office:value-type="float" office:value="-2918">
                <text:p>-2918</text:p>
              </table:table-cell>
              <table:table-cell office:value-type="float" office:value="-300">
                <text:p>-300</text:p>
              </table:table-cell>
              <table:table-cell office:value-type="float" office:value="-4377.3">
                <text:p>-4377.3</text:p>
              </table:table-cell>
            </table:table-row>
            <table:table-row>
              <table:table-cell office:value-type="float" office:value="3.02522">
                <text:p>3.02522</text:p>
              </table:table-cell>
              <table:table-cell office:value-type="float" office:value="-2920">
                <text:p>-2920</text:p>
              </table:table-cell>
              <table:table-cell office:value-type="float" office:value="-300">
                <text:p>-300</text:p>
              </table:table-cell>
              <table:table-cell office:value-type="float" office:value="-4380.1">
                <text:p>-4380.1</text:p>
              </table:table-cell>
            </table:table-row>
            <table:table-row>
              <table:table-cell office:value-type="float" office:value="3.02566">
                <text:p>3.02566</text:p>
              </table:table-cell>
              <table:table-cell office:value-type="float" office:value="-2919">
                <text:p>-2919</text:p>
              </table:table-cell>
              <table:table-cell office:value-type="float" office:value="-300">
                <text:p>-300</text:p>
              </table:table-cell>
              <table:table-cell office:value-type="float" office:value="-4378.5">
                <text:p>-4378.5</text:p>
              </table:table-cell>
            </table:table-row>
            <table:table-row>
              <table:table-cell office:value-type="float" office:value="3.02603">
                <text:p>3.02603</text:p>
              </table:table-cell>
              <table:table-cell office:value-type="float" office:value="-2919">
                <text:p>-2919</text:p>
              </table:table-cell>
              <table:table-cell office:value-type="float" office:value="-300">
                <text:p>-300</text:p>
              </table:table-cell>
              <table:table-cell office:value-type="float" office:value="-4378.4">
                <text:p>-4378.4</text:p>
              </table:table-cell>
            </table:table-row>
            <table:table-row>
              <table:table-cell office:value-type="float" office:value="3.02647">
                <text:p>3.02647</text:p>
              </table:table-cell>
              <table:table-cell office:value-type="float" office:value="-2918">
                <text:p>-2918</text:p>
              </table:table-cell>
              <table:table-cell office:value-type="float" office:value="-300">
                <text:p>-300</text:p>
              </table:table-cell>
              <table:table-cell office:value-type="float" office:value="-4376.3">
                <text:p>-4376.3</text:p>
              </table:table-cell>
            </table:table-row>
            <table:table-row>
              <table:table-cell office:value-type="float" office:value="3.02685">
                <text:p>3.02685</text:p>
              </table:table-cell>
              <table:table-cell office:value-type="float" office:value="-2916">
                <text:p>-2916</text:p>
              </table:table-cell>
              <table:table-cell office:value-type="float" office:value="-300">
                <text:p>-300</text:p>
              </table:table-cell>
              <table:table-cell office:value-type="float" office:value="-4373.5">
                <text:p>-4373.5</text:p>
              </table:table-cell>
            </table:table-row>
            <table:table-row>
              <table:table-cell office:value-type="float" office:value="3.02732">
                <text:p>3.02732</text:p>
              </table:table-cell>
              <table:table-cell office:value-type="float" office:value="-2915">
                <text:p>-2915</text:p>
              </table:table-cell>
              <table:table-cell office:value-type="float" office:value="-300">
                <text:p>-300</text:p>
              </table:table-cell>
              <table:table-cell office:value-type="float" office:value="-4373.1">
                <text:p>-4373.1</text:p>
              </table:table-cell>
            </table:table-row>
            <table:table-row>
              <table:table-cell office:value-type="float" office:value="3.0277">
                <text:p>3.0277</text:p>
              </table:table-cell>
              <table:table-cell office:value-type="float" office:value="-2916">
                <text:p>-2916</text:p>
              </table:table-cell>
              <table:table-cell office:value-type="float" office:value="-300">
                <text:p>-300</text:p>
              </table:table-cell>
              <table:table-cell office:value-type="float" office:value="-4373.3">
                <text:p>-4373.3</text:p>
              </table:table-cell>
            </table:table-row>
            <table:table-row>
              <table:table-cell office:value-type="float" office:value="3.02814">
                <text:p>3.02814</text:p>
              </table:table-cell>
              <table:table-cell office:value-type="float" office:value="-2914">
                <text:p>-2914</text:p>
              </table:table-cell>
              <table:table-cell office:value-type="float" office:value="-300">
                <text:p>-300</text:p>
              </table:table-cell>
              <table:table-cell office:value-type="float" office:value="-4371">
                <text:p>-4371</text:p>
              </table:table-cell>
            </table:table-row>
            <table:table-row>
              <table:table-cell office:value-type="float" office:value="3.02854">
                <text:p>3.02854</text:p>
              </table:table-cell>
              <table:table-cell office:value-type="float" office:value="-2914">
                <text:p>-2914</text:p>
              </table:table-cell>
              <table:table-cell office:value-type="float" office:value="-300">
                <text:p>-300</text:p>
              </table:table-cell>
              <table:table-cell office:value-type="float" office:value="-4371.3">
                <text:p>-4371.3</text:p>
              </table:table-cell>
            </table:table-row>
            <table:table-row>
              <table:table-cell office:value-type="float" office:value="3.02897">
                <text:p>3.02897</text:p>
              </table:table-cell>
              <table:table-cell office:value-type="float" office:value="-2915">
                <text:p>-2915</text:p>
              </table:table-cell>
              <table:table-cell office:value-type="float" office:value="-300">
                <text:p>-300</text:p>
              </table:table-cell>
              <table:table-cell office:value-type="float" office:value="-4372.9">
                <text:p>-4372.9</text:p>
              </table:table-cell>
            </table:table-row>
            <table:table-row>
              <table:table-cell office:value-type="float" office:value="3.02936">
                <text:p>3.02936</text:p>
              </table:table-cell>
              <table:table-cell office:value-type="float" office:value="-2914">
                <text:p>-2914</text:p>
              </table:table-cell>
              <table:table-cell office:value-type="float" office:value="-300">
                <text:p>-300</text:p>
              </table:table-cell>
              <table:table-cell office:value-type="float" office:value="-4371.1">
                <text:p>-4371.1</text:p>
              </table:table-cell>
            </table:table-row>
            <table:table-row>
              <table:table-cell office:value-type="float" office:value="3.02979">
                <text:p>3.02979</text:p>
              </table:table-cell>
              <table:table-cell office:value-type="float" office:value="-2913">
                <text:p>-2913</text:p>
              </table:table-cell>
              <table:table-cell office:value-type="float" office:value="-300">
                <text:p>-300</text:p>
              </table:table-cell>
              <table:table-cell office:value-type="float" office:value="-4369.3">
                <text:p>-4369.3</text:p>
              </table:table-cell>
            </table:table-row>
            <table:table-row>
              <table:table-cell office:value-type="float" office:value="3.03018">
                <text:p>3.03018</text:p>
              </table:table-cell>
              <table:table-cell office:value-type="float" office:value="-2913">
                <text:p>-2913</text:p>
              </table:table-cell>
              <table:table-cell office:value-type="float" office:value="-300">
                <text:p>-300</text:p>
              </table:table-cell>
              <table:table-cell office:value-type="float" office:value="-4369.6">
                <text:p>-4369.6</text:p>
              </table:table-cell>
            </table:table-row>
            <table:table-row>
              <table:table-cell office:value-type="float" office:value="3.03058">
                <text:p>3.03058</text:p>
              </table:table-cell>
              <table:table-cell office:value-type="float" office:value="-2911">
                <text:p>-2911</text:p>
              </table:table-cell>
              <table:table-cell office:value-type="float" office:value="-300">
                <text:p>-300</text:p>
              </table:table-cell>
              <table:table-cell office:value-type="float" office:value="-4365.8">
                <text:p>-4365.8</text:p>
              </table:table-cell>
            </table:table-row>
            <table:table-row>
              <table:table-cell office:value-type="float" office:value="3.03098">
                <text:p>3.03098</text:p>
              </table:table-cell>
              <table:table-cell office:value-type="float" office:value="-2908">
                <text:p>-2908</text:p>
              </table:table-cell>
              <table:table-cell office:value-type="float" office:value="-300">
                <text:p>-300</text:p>
              </table:table-cell>
              <table:table-cell office:value-type="float" office:value="-4362.6">
                <text:p>-4362.6</text:p>
              </table:table-cell>
            </table:table-row>
            <table:table-row>
              <table:table-cell office:value-type="float" office:value="3.03138">
                <text:p>3.03138</text:p>
              </table:table-cell>
              <table:table-cell office:value-type="float" office:value="-2908">
                <text:p>-2908</text:p>
              </table:table-cell>
              <table:table-cell office:value-type="float" office:value="-300">
                <text:p>-300</text:p>
              </table:table-cell>
              <table:table-cell office:value-type="float" office:value="-4362.4">
                <text:p>-4362.4</text:p>
              </table:table-cell>
            </table:table-row>
            <table:table-row>
              <table:table-cell office:value-type="float" office:value="3.03178">
                <text:p>3.03178</text:p>
              </table:table-cell>
              <table:table-cell office:value-type="float" office:value="-2906">
                <text:p>-2906</text:p>
              </table:table-cell>
              <table:table-cell office:value-type="float" office:value="-300">
                <text:p>-300</text:p>
              </table:table-cell>
              <table:table-cell office:value-type="float" office:value="-4358.7">
                <text:p>-4358.7</text:p>
              </table:table-cell>
            </table:table-row>
            <table:table-row>
              <table:table-cell office:value-type="float" office:value="3.03218">
                <text:p>3.03218</text:p>
              </table:table-cell>
              <table:table-cell office:value-type="float" office:value="-2904">
                <text:p>-2904</text:p>
              </table:table-cell>
              <table:table-cell office:value-type="float" office:value="-300">
                <text:p>-300</text:p>
              </table:table-cell>
              <table:table-cell office:value-type="float" office:value="-4356.5">
                <text:p>-4356.5</text:p>
              </table:table-cell>
            </table:table-row>
            <table:table-row>
              <table:table-cell office:value-type="float" office:value="3.03259">
                <text:p>3.03259</text:p>
              </table:table-cell>
              <table:table-cell office:value-type="float" office:value="-2905">
                <text:p>-2905</text:p>
              </table:table-cell>
              <table:table-cell office:value-type="float" office:value="-300">
                <text:p>-300</text:p>
              </table:table-cell>
              <table:table-cell office:value-type="float" office:value="-4356.9">
                <text:p>-4356.9</text:p>
              </table:table-cell>
            </table:table-row>
            <table:table-row>
              <table:table-cell office:value-type="float" office:value="3.03668">
                <text:p>3.03668</text:p>
              </table:table-cell>
              <table:table-cell office:value-type="float" office:value="-2900">
                <text:p>-2900</text:p>
              </table:table-cell>
              <table:table-cell office:value-type="float" office:value="-300">
                <text:p>-300</text:p>
              </table:table-cell>
              <table:table-cell office:value-type="float" office:value="-4350.5">
                <text:p>-4350.5</text:p>
              </table:table-cell>
            </table:table-row>
            <table:table-row>
              <table:table-cell office:value-type="float" office:value="3.03706">
                <text:p>3.03706</text:p>
              </table:table-cell>
              <table:table-cell office:value-type="float" office:value="-2894">
                <text:p>-2894</text:p>
              </table:table-cell>
              <table:table-cell office:value-type="float" office:value="-300">
                <text:p>-300</text:p>
              </table:table-cell>
              <table:table-cell office:value-type="float" office:value="-4341.4">
                <text:p>-4341.4</text:p>
              </table:table-cell>
            </table:table-row>
            <table:table-row>
              <table:table-cell office:value-type="float" office:value="3.03754">
                <text:p>3.03754</text:p>
              </table:table-cell>
              <table:table-cell office:value-type="float" office:value="-2889">
                <text:p>-2889</text:p>
              </table:table-cell>
              <table:table-cell office:value-type="float" office:value="-300">
                <text:p>-300</text:p>
              </table:table-cell>
              <table:table-cell office:value-type="float" office:value="-4332.8">
                <text:p>-4332.8</text:p>
              </table:table-cell>
            </table:table-row>
            <table:table-row>
              <table:table-cell office:value-type="float" office:value="3.03792">
                <text:p>3.03792</text:p>
              </table:table-cell>
              <table:table-cell office:value-type="float" office:value="-2884">
                <text:p>-2884</text:p>
              </table:table-cell>
              <table:table-cell office:value-type="float" office:value="-300">
                <text:p>-300</text:p>
              </table:table-cell>
              <table:table-cell office:value-type="float" office:value="-4325.5">
                <text:p>-4325.5</text:p>
              </table:table-cell>
            </table:table-row>
            <table:table-row>
              <table:table-cell office:value-type="float" office:value="3.03831">
                <text:p>3.03831</text:p>
              </table:table-cell>
              <table:table-cell office:value-type="float" office:value="-2877">
                <text:p>-2877</text:p>
              </table:table-cell>
              <table:table-cell office:value-type="float" office:value="-300">
                <text:p>-300</text:p>
              </table:table-cell>
              <table:table-cell office:value-type="float" office:value="-4316.2">
                <text:p>-4316.2</text:p>
              </table:table-cell>
            </table:table-row>
            <table:table-row>
              <table:table-cell office:value-type="float" office:value="3.03875">
                <text:p>3.03875</text:p>
              </table:table-cell>
              <table:table-cell office:value-type="float" office:value="-2872">
                <text:p>-2872</text:p>
              </table:table-cell>
              <table:table-cell office:value-type="float" office:value="-300">
                <text:p>-300</text:p>
              </table:table-cell>
              <table:table-cell office:value-type="float" office:value="-4308.7">
                <text:p>-4308.7</text:p>
              </table:table-cell>
            </table:table-row>
            <table:table-row>
              <table:table-cell office:value-type="float" office:value="3.03921">
                <text:p>3.03921</text:p>
              </table:table-cell>
              <table:table-cell office:value-type="float" office:value="-2868">
                <text:p>-2868</text:p>
              </table:table-cell>
              <table:table-cell office:value-type="float" office:value="-300">
                <text:p>-300</text:p>
              </table:table-cell>
              <table:table-cell office:value-type="float" office:value="-4302.7">
                <text:p>-4302.7</text:p>
              </table:table-cell>
            </table:table-row>
            <table:table-row>
              <table:table-cell office:value-type="float" office:value="3.03972">
                <text:p>3.03972</text:p>
              </table:table-cell>
              <table:table-cell office:value-type="float" office:value="-2864">
                <text:p>-2864</text:p>
              </table:table-cell>
              <table:table-cell office:value-type="float" office:value="-300">
                <text:p>-300</text:p>
              </table:table-cell>
              <table:table-cell office:value-type="float" office:value="-4295.4">
                <text:p>-4295.4</text:p>
              </table:table-cell>
            </table:table-row>
            <table:table-row>
              <table:table-cell office:value-type="float" office:value="3.04016">
                <text:p>3.04016</text:p>
              </table:table-cell>
              <table:table-cell office:value-type="float" office:value="-2857">
                <text:p>-2857</text:p>
              </table:table-cell>
              <table:table-cell office:value-type="float" office:value="-300">
                <text:p>-300</text:p>
              </table:table-cell>
              <table:table-cell office:value-type="float" office:value="-4286.2">
                <text:p>-4286.2</text:p>
              </table:table-cell>
            </table:table-row>
            <table:table-row>
              <table:table-cell office:value-type="float" office:value="3.04057">
                <text:p>3.04057</text:p>
              </table:table-cell>
              <table:table-cell office:value-type="float" office:value="-2852">
                <text:p>-2852</text:p>
              </table:table-cell>
              <table:table-cell office:value-type="float" office:value="-300">
                <text:p>-300</text:p>
              </table:table-cell>
              <table:table-cell office:value-type="float" office:value="-4277.4">
                <text:p>-4277.4</text:p>
              </table:table-cell>
            </table:table-row>
            <table:table-row>
              <table:table-cell office:value-type="float" office:value="3.041">
                <text:p>3.041</text:p>
              </table:table-cell>
              <table:table-cell office:value-type="float" office:value="-2848">
                <text:p>-2848</text:p>
              </table:table-cell>
              <table:table-cell office:value-type="float" office:value="-300">
                <text:p>-300</text:p>
              </table:table-cell>
              <table:table-cell office:value-type="float" office:value="-4271.6">
                <text:p>-4271.6</text:p>
              </table:table-cell>
            </table:table-row>
            <table:table-row>
              <table:table-cell office:value-type="float" office:value="3.0414">
                <text:p>3.0414</text:p>
              </table:table-cell>
              <table:table-cell office:value-type="float" office:value="-2842">
                <text:p>-2842</text:p>
              </table:table-cell>
              <table:table-cell office:value-type="float" office:value="-300">
                <text:p>-300</text:p>
              </table:table-cell>
              <table:table-cell office:value-type="float" office:value="-4262.5">
                <text:p>-4262.5</text:p>
              </table:table-cell>
            </table:table-row>
            <table:table-row>
              <table:table-cell office:value-type="float" office:value="3.04183">
                <text:p>3.04183</text:p>
              </table:table-cell>
              <table:table-cell office:value-type="float" office:value="-2834">
                <text:p>-2834</text:p>
              </table:table-cell>
              <table:table-cell office:value-type="float" office:value="-300">
                <text:p>-300</text:p>
              </table:table-cell>
              <table:table-cell office:value-type="float" office:value="-4251.7">
                <text:p>-4251.7</text:p>
              </table:table-cell>
            </table:table-row>
            <table:table-row>
              <table:table-cell office:value-type="float" office:value="3.04221">
                <text:p>3.04221</text:p>
              </table:table-cell>
              <table:table-cell office:value-type="float" office:value="-2829">
                <text:p>-2829</text:p>
              </table:table-cell>
              <table:table-cell office:value-type="float" office:value="-300">
                <text:p>-300</text:p>
              </table:table-cell>
              <table:table-cell office:value-type="float" office:value="-4243.2">
                <text:p>-4243.2</text:p>
              </table:table-cell>
            </table:table-row>
            <table:table-row>
              <table:table-cell office:value-type="float" office:value="3.04264">
                <text:p>3.04264</text:p>
              </table:table-cell>
              <table:table-cell office:value-type="float" office:value="-2821">
                <text:p>-2821</text:p>
              </table:table-cell>
              <table:table-cell office:value-type="float" office:value="-300">
                <text:p>-300</text:p>
              </table:table-cell>
              <table:table-cell office:value-type="float" office:value="-4231.4">
                <text:p>-4231.4</text:p>
              </table:table-cell>
            </table:table-row>
            <table:table-row>
              <table:table-cell office:value-type="float" office:value="3.04302">
                <text:p>3.04302</text:p>
              </table:table-cell>
              <table:table-cell office:value-type="float" office:value="-2812">
                <text:p>-2812</text:p>
              </table:table-cell>
              <table:table-cell office:value-type="float" office:value="-300">
                <text:p>-300</text:p>
              </table:table-cell>
              <table:table-cell office:value-type="float" office:value="-4217.8">
                <text:p>-4217.8</text:p>
              </table:table-cell>
            </table:table-row>
            <table:table-row>
              <table:table-cell office:value-type="float" office:value="3.04344">
                <text:p>3.04344</text:p>
              </table:table-cell>
              <table:table-cell office:value-type="float" office:value="-2804">
                <text:p>-2804</text:p>
              </table:table-cell>
              <table:table-cell office:value-type="float" office:value="-300">
                <text:p>-300</text:p>
              </table:table-cell>
              <table:table-cell office:value-type="float" office:value="-4206.6">
                <text:p>-4206.6</text:p>
              </table:table-cell>
            </table:table-row>
            <table:table-row>
              <table:table-cell office:value-type="float" office:value="3.04383">
                <text:p>3.04383</text:p>
              </table:table-cell>
              <table:table-cell office:value-type="float" office:value="-2795">
                <text:p>-2795</text:p>
              </table:table-cell>
              <table:table-cell office:value-type="float" office:value="-300">
                <text:p>-300</text:p>
              </table:table-cell>
              <table:table-cell office:value-type="float" office:value="-4192.9">
                <text:p>-4192.9</text:p>
              </table:table-cell>
            </table:table-row>
            <table:table-row>
              <table:table-cell office:value-type="float" office:value="3.04425">
                <text:p>3.04425</text:p>
              </table:table-cell>
              <table:table-cell office:value-type="float" office:value="-2786">
                <text:p>-2786</text:p>
              </table:table-cell>
              <table:table-cell office:value-type="float" office:value="-300">
                <text:p>-300</text:p>
              </table:table-cell>
              <table:table-cell office:value-type="float" office:value="-4178.7">
                <text:p>-4178.7</text:p>
              </table:table-cell>
            </table:table-row>
            <table:table-row>
              <table:table-cell office:value-type="float" office:value="3.04465">
                <text:p>3.04465</text:p>
              </table:table-cell>
              <table:table-cell office:value-type="float" office:value="-2777">
                <text:p>-2777</text:p>
              </table:table-cell>
              <table:table-cell office:value-type="float" office:value="-300">
                <text:p>-300</text:p>
              </table:table-cell>
              <table:table-cell office:value-type="float" office:value="-4166.2">
                <text:p>-4166.2</text:p>
              </table:table-cell>
            </table:table-row>
            <table:table-row>
              <table:table-cell office:value-type="float" office:value="3.04507">
                <text:p>3.04507</text:p>
              </table:table-cell>
              <table:table-cell office:value-type="float" office:value="-2767">
                <text:p>-2767</text:p>
              </table:table-cell>
              <table:table-cell office:value-type="float" office:value="-300">
                <text:p>-300</text:p>
              </table:table-cell>
              <table:table-cell office:value-type="float" office:value="-4151">
                <text:p>-4151</text:p>
              </table:table-cell>
            </table:table-row>
            <table:table-row>
              <table:table-cell office:value-type="float" office:value="3.04547">
                <text:p>3.04547</text:p>
              </table:table-cell>
              <table:table-cell office:value-type="float" office:value="-2757">
                <text:p>-2757</text:p>
              </table:table-cell>
              <table:table-cell office:value-type="float" office:value="-300">
                <text:p>-300</text:p>
              </table:table-cell>
              <table:table-cell office:value-type="float" office:value="-4136.1">
                <text:p>-4136.1</text:p>
              </table:table-cell>
            </table:table-row>
            <table:table-row>
              <table:table-cell office:value-type="float" office:value="3.04588">
                <text:p>3.04588</text:p>
              </table:table-cell>
              <table:table-cell office:value-type="float" office:value="-2750">
                <text:p>-2750</text:p>
              </table:table-cell>
              <table:table-cell office:value-type="float" office:value="-300">
                <text:p>-300</text:p>
              </table:table-cell>
              <table:table-cell office:value-type="float" office:value="-4125.3">
                <text:p>-4125.3</text:p>
              </table:table-cell>
            </table:table-row>
            <table:table-row>
              <table:table-cell office:value-type="float" office:value="3.04628">
                <text:p>3.04628</text:p>
              </table:table-cell>
              <table:table-cell office:value-type="float" office:value="-2743">
                <text:p>-2743</text:p>
              </table:table-cell>
              <table:table-cell office:value-type="float" office:value="-300">
                <text:p>-300</text:p>
              </table:table-cell>
              <table:table-cell office:value-type="float" office:value="-4114.6">
                <text:p>-4114.6</text:p>
              </table:table-cell>
            </table:table-row>
            <table:table-row>
              <table:table-cell office:value-type="float" office:value="3.04669">
                <text:p>3.04669</text:p>
              </table:table-cell>
              <table:table-cell office:value-type="float" office:value="-2735">
                <text:p>-2735</text:p>
              </table:table-cell>
              <table:table-cell office:value-type="float" office:value="-300">
                <text:p>-300</text:p>
              </table:table-cell>
              <table:table-cell office:value-type="float" office:value="-4102.5">
                <text:p>-4102.5</text:p>
              </table:table-cell>
            </table:table-row>
            <table:table-row>
              <table:table-cell office:value-type="float" office:value="3.04716">
                <text:p>3.04716</text:p>
              </table:table-cell>
              <table:table-cell office:value-type="float" office:value="-2729">
                <text:p>-2729</text:p>
              </table:table-cell>
              <table:table-cell office:value-type="float" office:value="-300">
                <text:p>-300</text:p>
              </table:table-cell>
              <table:table-cell office:value-type="float" office:value="-4093.4">
                <text:p>-4093.4</text:p>
              </table:table-cell>
            </table:table-row>
            <table:table-row>
              <table:table-cell office:value-type="float" office:value="3.04757">
                <text:p>3.04757</text:p>
              </table:table-cell>
              <table:table-cell office:value-type="float" office:value="-2723">
                <text:p>-2723</text:p>
              </table:table-cell>
              <table:table-cell office:value-type="float" office:value="-300">
                <text:p>-300</text:p>
              </table:table-cell>
              <table:table-cell office:value-type="float" office:value="-4084.8">
                <text:p>-4084.8</text:p>
              </table:table-cell>
            </table:table-row>
            <table:table-row>
              <table:table-cell office:value-type="float" office:value="3.04795">
                <text:p>3.04795</text:p>
              </table:table-cell>
              <table:table-cell office:value-type="float" office:value="-2716">
                <text:p>-2716</text:p>
              </table:table-cell>
              <table:table-cell office:value-type="float" office:value="-300">
                <text:p>-300</text:p>
              </table:table-cell>
              <table:table-cell office:value-type="float" office:value="-4074.6">
                <text:p>-4074.6</text:p>
              </table:table-cell>
            </table:table-row>
            <table:table-row>
              <table:table-cell office:value-type="float" office:value="3.04837">
                <text:p>3.04837</text:p>
              </table:table-cell>
              <table:table-cell office:value-type="float" office:value="-2709">
                <text:p>-2709</text:p>
              </table:table-cell>
              <table:table-cell office:value-type="float" office:value="-300">
                <text:p>-300</text:p>
              </table:table-cell>
              <table:table-cell office:value-type="float" office:value="-4063.9">
                <text:p>-4063.9</text:p>
              </table:table-cell>
            </table:table-row>
            <table:table-row>
              <table:table-cell office:value-type="float" office:value="3.04876">
                <text:p>3.04876</text:p>
              </table:table-cell>
              <table:table-cell office:value-type="float" office:value="-2704">
                <text:p>-2704</text:p>
              </table:table-cell>
              <table:table-cell office:value-type="float" office:value="-300">
                <text:p>-300</text:p>
              </table:table-cell>
              <table:table-cell office:value-type="float" office:value="-4056">
                <text:p>-4056</text:p>
              </table:table-cell>
            </table:table-row>
            <table:table-row>
              <table:table-cell office:value-type="float" office:value="3.04919">
                <text:p>3.04919</text:p>
              </table:table-cell>
              <table:table-cell office:value-type="float" office:value="-2695">
                <text:p>-2695</text:p>
              </table:table-cell>
              <table:table-cell office:value-type="float" office:value="-300">
                <text:p>-300</text:p>
              </table:table-cell>
              <table:table-cell office:value-type="float" office:value="-4042.9">
                <text:p>-4042.9</text:p>
              </table:table-cell>
            </table:table-row>
            <table:table-row>
              <table:table-cell office:value-type="float" office:value="3.04958">
                <text:p>3.04958</text:p>
              </table:table-cell>
              <table:table-cell office:value-type="float" office:value="-2685">
                <text:p>-2685</text:p>
              </table:table-cell>
              <table:table-cell office:value-type="float" office:value="-300">
                <text:p>-300</text:p>
              </table:table-cell>
              <table:table-cell office:value-type="float" office:value="-4027.4">
                <text:p>-4027.4</text:p>
              </table:table-cell>
            </table:table-row>
            <table:table-row>
              <table:table-cell office:value-type="float" office:value="3.05007">
                <text:p>3.05007</text:p>
              </table:table-cell>
              <table:table-cell office:value-type="float" office:value="-2676">
                <text:p>-2676</text:p>
              </table:table-cell>
              <table:table-cell office:value-type="float" office:value="-300">
                <text:p>-300</text:p>
              </table:table-cell>
              <table:table-cell office:value-type="float" office:value="-4013.4">
                <text:p>-4013.4</text:p>
              </table:table-cell>
            </table:table-row>
            <table:table-row>
              <table:table-cell office:value-type="float" office:value="3.05045">
                <text:p>3.05045</text:p>
              </table:table-cell>
              <table:table-cell office:value-type="float" office:value="-2663">
                <text:p>-2663</text:p>
              </table:table-cell>
              <table:table-cell office:value-type="float" office:value="-300">
                <text:p>-300</text:p>
              </table:table-cell>
              <table:table-cell office:value-type="float" office:value="-3994.5">
                <text:p>-3994.5</text:p>
              </table:table-cell>
            </table:table-row>
            <table:table-row>
              <table:table-cell office:value-type="float" office:value="3.05089">
                <text:p>3.05089</text:p>
              </table:table-cell>
              <table:table-cell office:value-type="float" office:value="-2649">
                <text:p>-2649</text:p>
              </table:table-cell>
              <table:table-cell office:value-type="float" office:value="-303">
                <text:p>-303</text:p>
              </table:table-cell>
              <table:table-cell office:value-type="float" office:value="-3973.7">
                <text:p>-3973.7</text:p>
              </table:table-cell>
            </table:table-row>
            <table:table-row>
              <table:table-cell office:value-type="float" office:value="3.05129">
                <text:p>3.05129</text:p>
              </table:table-cell>
              <table:table-cell office:value-type="float" office:value="-2637">
                <text:p>-2637</text:p>
              </table:table-cell>
              <table:table-cell office:value-type="float" office:value="-305">
                <text:p>-305</text:p>
              </table:table-cell>
              <table:table-cell office:value-type="float" office:value="-3955.9">
                <text:p>-3955.9</text:p>
              </table:table-cell>
            </table:table-row>
            <table:table-row>
              <table:table-cell office:value-type="float" office:value="3.05172">
                <text:p>3.05172</text:p>
              </table:table-cell>
              <table:table-cell office:value-type="float" office:value="-2624">
                <text:p>-2624</text:p>
              </table:table-cell>
              <table:table-cell office:value-type="float" office:value="-308">
                <text:p>-308</text:p>
              </table:table-cell>
              <table:table-cell office:value-type="float" office:value="-3935.4">
                <text:p>-3935.4</text:p>
              </table:table-cell>
            </table:table-row>
            <table:table-row>
              <table:table-cell office:value-type="float" office:value="3.0521">
                <text:p>3.0521</text:p>
              </table:table-cell>
              <table:table-cell office:value-type="float" office:value="-2609">
                <text:p>-2609</text:p>
              </table:table-cell>
              <table:table-cell office:value-type="float" office:value="-310">
                <text:p>-310</text:p>
              </table:table-cell>
              <table:table-cell office:value-type="float" office:value="-3913.8">
                <text:p>-3913.8</text:p>
              </table:table-cell>
            </table:table-row>
            <table:table-row>
              <table:table-cell office:value-type="float" office:value="3.05253">
                <text:p>3.05253</text:p>
              </table:table-cell>
              <table:table-cell office:value-type="float" office:value="-2597">
                <text:p>-2597</text:p>
              </table:table-cell>
              <table:table-cell office:value-type="float" office:value="-312">
                <text:p>-312</text:p>
              </table:table-cell>
              <table:table-cell office:value-type="float" office:value="-3896.2">
                <text:p>-3896.2</text:p>
              </table:table-cell>
            </table:table-row>
            <table:table-row>
              <table:table-cell office:value-type="float" office:value="3.05291">
                <text:p>3.05291</text:p>
              </table:table-cell>
              <table:table-cell office:value-type="float" office:value="-2585">
                <text:p>-2585</text:p>
              </table:table-cell>
              <table:table-cell office:value-type="float" office:value="-315">
                <text:p>-315</text:p>
              </table:table-cell>
              <table:table-cell office:value-type="float" office:value="-3877.1">
                <text:p>-3877.1</text:p>
              </table:table-cell>
            </table:table-row>
            <table:table-row>
              <table:table-cell office:value-type="float" office:value="3.05333">
                <text:p>3.05333</text:p>
              </table:table-cell>
              <table:table-cell office:value-type="float" office:value="-2573">
                <text:p>-2573</text:p>
              </table:table-cell>
              <table:table-cell office:value-type="float" office:value="-317">
                <text:p>-317</text:p>
              </table:table-cell>
              <table:table-cell office:value-type="float" office:value="-3859.3">
                <text:p>-3859.3</text:p>
              </table:table-cell>
            </table:table-row>
            <table:table-row>
              <table:table-cell office:value-type="float" office:value="3.05372">
                <text:p>3.05372</text:p>
              </table:table-cell>
              <table:table-cell office:value-type="float" office:value="-2565">
                <text:p>-2565</text:p>
              </table:table-cell>
              <table:table-cell office:value-type="float" office:value="-319">
                <text:p>-319</text:p>
              </table:table-cell>
              <table:table-cell office:value-type="float" office:value="-3847.4">
                <text:p>-3847.4</text:p>
              </table:table-cell>
            </table:table-row>
            <table:table-row>
              <table:table-cell office:value-type="float" office:value="3.05414">
                <text:p>3.05414</text:p>
              </table:table-cell>
              <table:table-cell office:value-type="float" office:value="-2557">
                <text:p>-2557</text:p>
              </table:table-cell>
              <table:table-cell office:value-type="float" office:value="-320">
                <text:p>-320</text:p>
              </table:table-cell>
              <table:table-cell office:value-type="float" office:value="-3835.3">
                <text:p>-3835.3</text:p>
              </table:table-cell>
            </table:table-row>
            <table:table-row>
              <table:table-cell office:value-type="float" office:value="3.05453">
                <text:p>3.05453</text:p>
              </table:table-cell>
              <table:table-cell office:value-type="float" office:value="-2548">
                <text:p>-2548</text:p>
              </table:table-cell>
              <table:table-cell office:value-type="float" office:value="-322">
                <text:p>-322</text:p>
              </table:table-cell>
              <table:table-cell office:value-type="float" office:value="-3821.4">
                <text:p>-3821.4</text:p>
              </table:table-cell>
            </table:table-row>
            <table:table-row>
              <table:table-cell office:value-type="float" office:value="3.05496">
                <text:p>3.05496</text:p>
              </table:table-cell>
              <table:table-cell office:value-type="float" office:value="-2542">
                <text:p>-2542</text:p>
              </table:table-cell>
              <table:table-cell office:value-type="float" office:value="-323">
                <text:p>-323</text:p>
              </table:table-cell>
              <table:table-cell office:value-type="float" office:value="-3812.6">
                <text:p>-3812.6</text:p>
              </table:table-cell>
            </table:table-row>
            <table:table-row>
              <table:table-cell office:value-type="float" office:value="3.05534">
                <text:p>3.05534</text:p>
              </table:table-cell>
              <table:table-cell office:value-type="float" office:value="-2532">
                <text:p>-2532</text:p>
              </table:table-cell>
              <table:table-cell office:value-type="float" office:value="-325">
                <text:p>-325</text:p>
              </table:table-cell>
              <table:table-cell office:value-type="float" office:value="-3798.6">
                <text:p>-3798.6</text:p>
              </table:table-cell>
            </table:table-row>
            <table:table-row>
              <table:table-cell office:value-type="float" office:value="3.05577">
                <text:p>3.05577</text:p>
              </table:table-cell>
              <table:table-cell office:value-type="float" office:value="-2522">
                <text:p>-2522</text:p>
              </table:table-cell>
              <table:table-cell office:value-type="float" office:value="-327">
                <text:p>-327</text:p>
              </table:table-cell>
              <table:table-cell office:value-type="float" office:value="-3783.3">
                <text:p>-3783.3</text:p>
              </table:table-cell>
            </table:table-row>
            <table:table-row>
              <table:table-cell office:value-type="float" office:value="3.05616">
                <text:p>3.05616</text:p>
              </table:table-cell>
              <table:table-cell office:value-type="float" office:value="-2512">
                <text:p>-2512</text:p>
              </table:table-cell>
              <table:table-cell office:value-type="float" office:value="-328">
                <text:p>-328</text:p>
              </table:table-cell>
              <table:table-cell office:value-type="float" office:value="-3768.5">
                <text:p>-3768.5</text:p>
              </table:table-cell>
            </table:table-row>
            <table:table-row>
              <table:table-cell office:value-type="float" office:value="3.05658">
                <text:p>3.05658</text:p>
              </table:table-cell>
              <table:table-cell office:value-type="float" office:value="-2499">
                <text:p>-2499</text:p>
              </table:table-cell>
              <table:table-cell office:value-type="float" office:value="-331">
                <text:p>-331</text:p>
              </table:table-cell>
              <table:table-cell office:value-type="float" office:value="-3748.4">
                <text:p>-3748.4</text:p>
              </table:table-cell>
            </table:table-row>
            <table:table-row>
              <table:table-cell office:value-type="float" office:value="3.05696">
                <text:p>3.05696</text:p>
              </table:table-cell>
              <table:table-cell office:value-type="float" office:value="-2487">
                <text:p>-2487</text:p>
              </table:table-cell>
              <table:table-cell office:value-type="float" office:value="-333">
                <text:p>-333</text:p>
              </table:table-cell>
              <table:table-cell office:value-type="float" office:value="-3730.7">
                <text:p>-3730.7</text:p>
              </table:table-cell>
            </table:table-row>
            <table:table-row>
              <table:table-cell office:value-type="float" office:value="3.05738">
                <text:p>3.05738</text:p>
              </table:table-cell>
              <table:table-cell office:value-type="float" office:value="-2474">
                <text:p>-2474</text:p>
              </table:table-cell>
              <table:table-cell office:value-type="float" office:value="-336">
                <text:p>-336</text:p>
              </table:table-cell>
              <table:table-cell office:value-type="float" office:value="-3710.9">
                <text:p>-3710.9</text:p>
              </table:table-cell>
            </table:table-row>
            <table:table-row>
              <table:table-cell office:value-type="float" office:value="3.05777">
                <text:p>3.05777</text:p>
              </table:table-cell>
              <table:table-cell office:value-type="float" office:value="-2462">
                <text:p>-2462</text:p>
              </table:table-cell>
              <table:table-cell office:value-type="float" office:value="-338">
                <text:p>-338</text:p>
              </table:table-cell>
              <table:table-cell office:value-type="float" office:value="-3693.6">
                <text:p>-3693.6</text:p>
              </table:table-cell>
            </table:table-row>
            <table:table-row>
              <table:table-cell office:value-type="float" office:value="3.05826">
                <text:p>3.05826</text:p>
              </table:table-cell>
              <table:table-cell office:value-type="float" office:value="-2456">
                <text:p>-2456</text:p>
              </table:table-cell>
              <table:table-cell office:value-type="float" office:value="-339">
                <text:p>-339</text:p>
              </table:table-cell>
              <table:table-cell office:value-type="float" office:value="-3684">
                <text:p>-3684</text:p>
              </table:table-cell>
            </table:table-row>
            <table:table-row>
              <table:table-cell office:value-type="float" office:value="3.05864">
                <text:p>3.05864</text:p>
              </table:table-cell>
              <table:table-cell office:value-type="float" office:value="-2450">
                <text:p>-2450</text:p>
              </table:table-cell>
              <table:table-cell office:value-type="float" office:value="-340">
                <text:p>-340</text:p>
              </table:table-cell>
              <table:table-cell office:value-type="float" office:value="-3674.8">
                <text:p>-3674.8</text:p>
              </table:table-cell>
            </table:table-row>
            <table:table-row>
              <table:table-cell office:value-type="float" office:value="3.05907">
                <text:p>3.05907</text:p>
              </table:table-cell>
              <table:table-cell office:value-type="float" office:value="-2449">
                <text:p>-2449</text:p>
              </table:table-cell>
              <table:table-cell office:value-type="float" office:value="-340">
                <text:p>-340</text:p>
              </table:table-cell>
              <table:table-cell office:value-type="float" office:value="-3672.9">
                <text:p>-3672.9</text:p>
              </table:table-cell>
            </table:table-row>
            <table:table-row>
              <table:table-cell office:value-type="float" office:value="3.05945">
                <text:p>3.05945</text:p>
              </table:table-cell>
              <table:table-cell office:value-type="float" office:value="-2450">
                <text:p>-2450</text:p>
              </table:table-cell>
              <table:table-cell office:value-type="float" office:value="-340">
                <text:p>-340</text:p>
              </table:table-cell>
              <table:table-cell office:value-type="float" office:value="-3674.7">
                <text:p>-3674.7</text:p>
              </table:table-cell>
            </table:table-row>
            <table:table-row>
              <table:table-cell office:value-type="float" office:value="3.05987">
                <text:p>3.05987</text:p>
              </table:table-cell>
              <table:table-cell office:value-type="float" office:value="-2454">
                <text:p>-2454</text:p>
              </table:table-cell>
              <table:table-cell office:value-type="float" office:value="-339">
                <text:p>-339</text:p>
              </table:table-cell>
              <table:table-cell office:value-type="float" office:value="-3680.9">
                <text:p>-3680.9</text:p>
              </table:table-cell>
            </table:table-row>
            <table:table-row>
              <table:table-cell office:value-type="float" office:value="3.06026">
                <text:p>3.06026</text:p>
              </table:table-cell>
              <table:table-cell office:value-type="float" office:value="-2462">
                <text:p>-2462</text:p>
              </table:table-cell>
              <table:table-cell office:value-type="float" office:value="-338">
                <text:p>-338</text:p>
              </table:table-cell>
              <table:table-cell office:value-type="float" office:value="-3692.9">
                <text:p>-3692.9</text:p>
              </table:table-cell>
            </table:table-row>
            <table:table-row>
              <table:table-cell office:value-type="float" office:value="3.06069">
                <text:p>3.06069</text:p>
              </table:table-cell>
              <table:table-cell office:value-type="float" office:value="-2471">
                <text:p>-2471</text:p>
              </table:table-cell>
              <table:table-cell office:value-type="float" office:value="-336">
                <text:p>-336</text:p>
              </table:table-cell>
              <table:table-cell office:value-type="float" office:value="-3706.7">
                <text:p>-3706.7</text:p>
              </table:table-cell>
            </table:table-row>
            <table:table-row>
              <table:table-cell office:value-type="float" office:value="3.06109">
                <text:p>3.06109</text:p>
              </table:table-cell>
              <table:table-cell office:value-type="float" office:value="-2480">
                <text:p>-2480</text:p>
              </table:table-cell>
              <table:table-cell office:value-type="float" office:value="-334">
                <text:p>-334</text:p>
              </table:table-cell>
              <table:table-cell office:value-type="float" office:value="-3720.4">
                <text:p>-3720.4</text:p>
              </table:table-cell>
            </table:table-row>
            <table:table-row>
              <table:table-cell office:value-type="float" office:value="3.06151">
                <text:p>3.06151</text:p>
              </table:table-cell>
              <table:table-cell office:value-type="float" office:value="-2502">
                <text:p>-2502</text:p>
              </table:table-cell>
              <table:table-cell office:value-type="float" office:value="-330">
                <text:p>-330</text:p>
              </table:table-cell>
              <table:table-cell office:value-type="float" office:value="-3752.9">
                <text:p>-3752.9</text:p>
              </table:table-cell>
            </table:table-row>
            <table:table-row>
              <table:table-cell office:value-type="float" office:value="3.0619">
                <text:p>3.0619</text:p>
              </table:table-cell>
              <table:table-cell office:value-type="float" office:value="-2525">
                <text:p>-2525</text:p>
              </table:table-cell>
              <table:table-cell office:value-type="float" office:value="-326">
                <text:p>-326</text:p>
              </table:table-cell>
              <table:table-cell office:value-type="float" office:value="-3787.8">
                <text:p>-3787.8</text:p>
              </table:table-cell>
            </table:table-row>
            <table:table-row>
              <table:table-cell office:value-type="float" office:value="3.06232">
                <text:p>3.06232</text:p>
              </table:table-cell>
              <table:table-cell office:value-type="float" office:value="-2560">
                <text:p>-2560</text:p>
              </table:table-cell>
              <table:table-cell office:value-type="float" office:value="-320">
                <text:p>-320</text:p>
              </table:table-cell>
              <table:table-cell office:value-type="float" office:value="-3839.9">
                <text:p>-3839.9</text:p>
              </table:table-cell>
            </table:table-row>
            <table:table-row>
              <table:table-cell office:value-type="float" office:value="3.06271">
                <text:p>3.06271</text:p>
              </table:table-cell>
              <table:table-cell office:value-type="float" office:value="-2566">
                <text:p>-2566</text:p>
              </table:table-cell>
              <table:table-cell office:value-type="float" office:value="-318">
                <text:p>-318</text:p>
              </table:table-cell>
              <table:table-cell office:value-type="float" office:value="-3848.9">
                <text:p>-3848.9</text:p>
              </table:table-cell>
            </table:table-row>
            <table:table-row>
              <table:table-cell office:value-type="float" office:value="3.06312">
                <text:p>3.06312</text:p>
              </table:table-cell>
              <table:table-cell office:value-type="float" office:value="-2563">
                <text:p>-2563</text:p>
              </table:table-cell>
              <table:table-cell office:value-type="float" office:value="-319">
                <text:p>-319</text:p>
              </table:table-cell>
              <table:table-cell office:value-type="float" office:value="-3844">
                <text:p>-3844</text:p>
              </table:table-cell>
            </table:table-row>
            <table:table-row>
              <table:table-cell office:value-type="float" office:value="3.06352">
                <text:p>3.06352</text:p>
              </table:table-cell>
              <table:table-cell office:value-type="float" office:value="-2564">
                <text:p>-2564</text:p>
              </table:table-cell>
              <table:table-cell office:value-type="float" office:value="-319">
                <text:p>-319</text:p>
              </table:table-cell>
              <table:table-cell office:value-type="float" office:value="-3845.4">
                <text:p>-3845.4</text:p>
              </table:table-cell>
            </table:table-row>
            <table:table-row>
              <table:table-cell office:value-type="float" office:value="3.06394">
                <text:p>3.06394</text:p>
              </table:table-cell>
              <table:table-cell office:value-type="float" office:value="-2565">
                <text:p>-2565</text:p>
              </table:table-cell>
              <table:table-cell office:value-type="float" office:value="-319">
                <text:p>-319</text:p>
              </table:table-cell>
              <table:table-cell office:value-type="float" office:value="-3847.8">
                <text:p>-3847.8</text:p>
              </table:table-cell>
            </table:table-row>
            <table:table-row>
              <table:table-cell office:value-type="float" office:value="3.06433">
                <text:p>3.06433</text:p>
              </table:table-cell>
              <table:table-cell office:value-type="float" office:value="-2583">
                <text:p>-2583</text:p>
              </table:table-cell>
              <table:table-cell office:value-type="float" office:value="-315">
                <text:p>-315</text:p>
              </table:table-cell>
              <table:table-cell office:value-type="float" office:value="-3873.9">
                <text:p>-3873.9</text:p>
              </table:table-cell>
            </table:table-row>
            <table:table-row>
              <table:table-cell office:value-type="float" office:value="3.06475">
                <text:p>3.06475</text:p>
              </table:table-cell>
              <table:table-cell office:value-type="float" office:value="-2588">
                <text:p>-2588</text:p>
              </table:table-cell>
              <table:table-cell office:value-type="float" office:value="-314">
                <text:p>-314</text:p>
              </table:table-cell>
              <table:table-cell office:value-type="float" office:value="-3882.2">
                <text:p>-3882.2</text:p>
              </table:table-cell>
            </table:table-row>
            <table:table-row>
              <table:table-cell office:value-type="float" office:value="3.06514">
                <text:p>3.06514</text:p>
              </table:table-cell>
              <table:table-cell office:value-type="float" office:value="-2591">
                <text:p>-2591</text:p>
              </table:table-cell>
              <table:table-cell office:value-type="float" office:value="-314">
                <text:p>-314</text:p>
              </table:table-cell>
              <table:table-cell office:value-type="float" office:value="-3886.9">
                <text:p>-3886.9</text:p>
              </table:table-cell>
            </table:table-row>
            <table:table-row>
              <table:table-cell office:value-type="float" office:value="3.06556">
                <text:p>3.06556</text:p>
              </table:table-cell>
              <table:table-cell office:value-type="float" office:value="-2587">
                <text:p>-2587</text:p>
              </table:table-cell>
              <table:table-cell office:value-type="float" office:value="-314">
                <text:p>-314</text:p>
              </table:table-cell>
              <table:table-cell office:value-type="float" office:value="-3881.1">
                <text:p>-3881.1</text:p>
              </table:table-cell>
            </table:table-row>
            <table:table-row>
              <table:table-cell office:value-type="float" office:value="3.06595">
                <text:p>3.06595</text:p>
              </table:table-cell>
              <table:table-cell office:value-type="float" office:value="-2581">
                <text:p>-2581</text:p>
              </table:table-cell>
              <table:table-cell office:value-type="float" office:value="-316">
                <text:p>-316</text:p>
              </table:table-cell>
              <table:table-cell office:value-type="float" office:value="-3870.9">
                <text:p>-3870.9</text:p>
              </table:table-cell>
            </table:table-row>
            <table:table-row>
              <table:table-cell office:value-type="float" office:value="3.06636">
                <text:p>3.06636</text:p>
              </table:table-cell>
              <table:table-cell office:value-type="float" office:value="-2582">
                <text:p>-2582</text:p>
              </table:table-cell>
              <table:table-cell office:value-type="float" office:value="-315">
                <text:p>-315</text:p>
              </table:table-cell>
              <table:table-cell office:value-type="float" office:value="-3873.1">
                <text:p>-3873.1</text:p>
              </table:table-cell>
            </table:table-row>
            <table:table-row>
              <table:table-cell office:value-type="float" office:value="3.06675">
                <text:p>3.06675</text:p>
              </table:table-cell>
              <table:table-cell office:value-type="float" office:value="-2596">
                <text:p>-2596</text:p>
              </table:table-cell>
              <table:table-cell office:value-type="float" office:value="-313">
                <text:p>-313</text:p>
              </table:table-cell>
              <table:table-cell office:value-type="float" office:value="-3893.8">
                <text:p>-3893.8</text:p>
              </table:table-cell>
            </table:table-row>
            <table:table-row>
              <table:table-cell office:value-type="float" office:value="3.06718">
                <text:p>3.06718</text:p>
              </table:table-cell>
              <table:table-cell office:value-type="float" office:value="-2630">
                <text:p>-2630</text:p>
              </table:table-cell>
              <table:table-cell office:value-type="float" office:value="-306">
                <text:p>-306</text:p>
              </table:table-cell>
              <table:table-cell office:value-type="float" office:value="-3944.8">
                <text:p>-3944.8</text:p>
              </table:table-cell>
            </table:table-row>
            <table:table-row>
              <table:table-cell office:value-type="float" office:value="3.06757">
                <text:p>3.06757</text:p>
              </table:table-cell>
              <table:table-cell office:value-type="float" office:value="-2650">
                <text:p>-2650</text:p>
              </table:table-cell>
              <table:table-cell office:value-type="float" office:value="-303">
                <text:p>-303</text:p>
              </table:table-cell>
              <table:table-cell office:value-type="float" office:value="-3974.4">
                <text:p>-3974.4</text:p>
              </table:table-cell>
            </table:table-row>
            <table:table-row>
              <table:table-cell office:value-type="float" office:value="3.06801">
                <text:p>3.06801</text:p>
              </table:table-cell>
              <table:table-cell office:value-type="float" office:value="-2658">
                <text:p>-2658</text:p>
              </table:table-cell>
              <table:table-cell office:value-type="float" office:value="-301">
                <text:p>-301</text:p>
              </table:table-cell>
              <table:table-cell office:value-type="float" office:value="-3986.9">
                <text:p>-3986.9</text:p>
              </table:table-cell>
            </table:table-row>
            <table:table-row>
              <table:table-cell office:value-type="float" office:value="3.06841">
                <text:p>3.06841</text:p>
              </table:table-cell>
              <table:table-cell office:value-type="float" office:value="-2640">
                <text:p>-2640</text:p>
              </table:table-cell>
              <table:table-cell office:value-type="float" office:value="-304">
                <text:p>-304</text:p>
              </table:table-cell>
              <table:table-cell office:value-type="float" office:value="-3960.4">
                <text:p>-3960.4</text:p>
              </table:table-cell>
            </table:table-row>
            <table:table-row>
              <table:table-cell office:value-type="float" office:value="3.06886">
                <text:p>3.06886</text:p>
              </table:table-cell>
              <table:table-cell office:value-type="float" office:value="-2622">
                <text:p>-2622</text:p>
              </table:table-cell>
              <table:table-cell office:value-type="float" office:value="-308">
                <text:p>-308</text:p>
              </table:table-cell>
              <table:table-cell office:value-type="float" office:value="-3933.6">
                <text:p>-3933.6</text:p>
              </table:table-cell>
            </table:table-row>
            <table:table-row>
              <table:table-cell office:value-type="float" office:value="3.06923">
                <text:p>3.06923</text:p>
              </table:table-cell>
              <table:table-cell office:value-type="float" office:value="-2611">
                <text:p>-2611</text:p>
              </table:table-cell>
              <table:table-cell office:value-type="float" office:value="-310">
                <text:p>-310</text:p>
              </table:table-cell>
              <table:table-cell office:value-type="float" office:value="-3916.2">
                <text:p>-3916.2</text:p>
              </table:table-cell>
            </table:table-row>
            <table:table-row>
              <table:table-cell office:value-type="float" office:value="3.06967">
                <text:p>3.06967</text:p>
              </table:table-cell>
              <table:table-cell office:value-type="float" office:value="-2606">
                <text:p>-2606</text:p>
              </table:table-cell>
              <table:table-cell office:value-type="float" office:value="-311">
                <text:p>-311</text:p>
              </table:table-cell>
              <table:table-cell office:value-type="float" office:value="-3908.6">
                <text:p>-3908.6</text:p>
              </table:table-cell>
            </table:table-row>
            <table:table-row>
              <table:table-cell office:value-type="float" office:value="3.07006">
                <text:p>3.07006</text:p>
              </table:table-cell>
              <table:table-cell office:value-type="float" office:value="-2623">
                <text:p>-2623</text:p>
              </table:table-cell>
              <table:table-cell office:value-type="float" office:value="-308">
                <text:p>-308</text:p>
              </table:table-cell>
              <table:table-cell office:value-type="float" office:value="-3934.9">
                <text:p>-3934.9</text:p>
              </table:table-cell>
            </table:table-row>
            <table:table-row>
              <table:table-cell office:value-type="float" office:value="3.07046">
                <text:p>3.07046</text:p>
              </table:table-cell>
              <table:table-cell office:value-type="float" office:value="-2646">
                <text:p>-2646</text:p>
              </table:table-cell>
              <table:table-cell office:value-type="float" office:value="-303">
                <text:p>-303</text:p>
              </table:table-cell>
              <table:table-cell office:value-type="float" office:value="-3969">
                <text:p>-3969</text:p>
              </table:table-cell>
            </table:table-row>
            <table:table-row>
              <table:table-cell office:value-type="float" office:value="3.07085">
                <text:p>3.07085</text:p>
              </table:table-cell>
              <table:table-cell office:value-type="float" office:value="-2624">
                <text:p>-2624</text:p>
              </table:table-cell>
              <table:table-cell office:value-type="float" office:value="-307">
                <text:p>-307</text:p>
              </table:table-cell>
              <table:table-cell office:value-type="float" office:value="-3936.7">
                <text:p>-3936.7</text:p>
              </table:table-cell>
            </table:table-row>
            <table:table-row>
              <table:table-cell office:value-type="float" office:value="3.07132">
                <text:p>3.07132</text:p>
              </table:table-cell>
              <table:table-cell office:value-type="float" office:value="-2579">
                <text:p>-2579</text:p>
              </table:table-cell>
              <table:table-cell office:value-type="float" office:value="-316">
                <text:p>-316</text:p>
              </table:table-cell>
              <table:table-cell office:value-type="float" office:value="-3868.1">
                <text:p>-3868.1</text:p>
              </table:table-cell>
            </table:table-row>
            <table:table-row>
              <table:table-cell office:value-type="float" office:value="3.07171">
                <text:p>3.07171</text:p>
              </table:table-cell>
              <table:table-cell office:value-type="float" office:value="-2516">
                <text:p>-2516</text:p>
              </table:table-cell>
              <table:table-cell office:value-type="float" office:value="-328">
                <text:p>-328</text:p>
              </table:table-cell>
              <table:table-cell office:value-type="float" office:value="-3773.5">
                <text:p>-3773.5</text:p>
              </table:table-cell>
            </table:table-row>
            <table:table-row>
              <table:table-cell office:value-type="float" office:value="3.07216">
                <text:p>3.07216</text:p>
              </table:table-cell>
              <table:table-cell office:value-type="float" office:value="-2480">
                <text:p>-2480</text:p>
              </table:table-cell>
              <table:table-cell office:value-type="float" office:value="-334">
                <text:p>-334</text:p>
              </table:table-cell>
              <table:table-cell office:value-type="float" office:value="-3720.4">
                <text:p>-3720.4</text:p>
              </table:table-cell>
            </table:table-row>
            <table:table-row>
              <table:table-cell office:value-type="float" office:value="3.07253">
                <text:p>3.07253</text:p>
              </table:table-cell>
              <table:table-cell office:value-type="float" office:value="-2464">
                <text:p>-2464</text:p>
              </table:table-cell>
              <table:table-cell office:value-type="float" office:value="-337">
                <text:p>-337</text:p>
              </table:table-cell>
              <table:table-cell office:value-type="float" office:value="-3696">
                <text:p>-3696</text:p>
              </table:table-cell>
            </table:table-row>
            <table:table-row>
              <table:table-cell office:value-type="float" office:value="3.07297">
                <text:p>3.07297</text:p>
              </table:table-cell>
              <table:table-cell office:value-type="float" office:value="-2437">
                <text:p>-2437</text:p>
              </table:table-cell>
              <table:table-cell office:value-type="float" office:value="-343">
                <text:p>-343</text:p>
              </table:table-cell>
              <table:table-cell office:value-type="float" office:value="-3655.3">
                <text:p>-3655.3</text:p>
              </table:table-cell>
            </table:table-row>
            <table:table-row>
              <table:table-cell office:value-type="float" office:value="3.07335">
                <text:p>3.07335</text:p>
              </table:table-cell>
              <table:table-cell office:value-type="float" office:value="-2394">
                <text:p>-2394</text:p>
              </table:table-cell>
              <table:table-cell office:value-type="float" office:value="-351">
                <text:p>-351</text:p>
              </table:table-cell>
              <table:table-cell office:value-type="float" office:value="-3591.2">
                <text:p>-3591.2</text:p>
              </table:table-cell>
            </table:table-row>
            <table:table-row>
              <table:table-cell office:value-type="float" office:value="3.07379">
                <text:p>3.07379</text:p>
              </table:table-cell>
              <table:table-cell office:value-type="float" office:value="-2336">
                <text:p>-2336</text:p>
              </table:table-cell>
              <table:table-cell office:value-type="float" office:value="-361">
                <text:p>-361</text:p>
              </table:table-cell>
              <table:table-cell office:value-type="float" office:value="-3504.3">
                <text:p>-3504.3</text:p>
              </table:table-cell>
            </table:table-row>
            <table:table-row>
              <table:table-cell office:value-type="float" office:value="3.07417">
                <text:p>3.07417</text:p>
              </table:table-cell>
              <table:table-cell office:value-type="float" office:value="-2294">
                <text:p>-2294</text:p>
              </table:table-cell>
              <table:table-cell office:value-type="float" office:value="-369">
                <text:p>-369</text:p>
              </table:table-cell>
              <table:table-cell office:value-type="float" office:value="-3440.4">
                <text:p>-3440.4</text:p>
              </table:table-cell>
            </table:table-row>
            <table:table-row>
              <table:table-cell office:value-type="float" office:value="3.07458">
                <text:p>3.07458</text:p>
              </table:table-cell>
              <table:table-cell office:value-type="float" office:value="-2253">
                <text:p>-2253</text:p>
              </table:table-cell>
              <table:table-cell office:value-type="float" office:value="-377">
                <text:p>-377</text:p>
              </table:table-cell>
              <table:table-cell office:value-type="float" office:value="-3380.1">
                <text:p>-3380.1</text:p>
              </table:table-cell>
            </table:table-row>
            <table:table-row>
              <table:table-cell office:value-type="float" office:value="3.07502">
                <text:p>3.07502</text:p>
              </table:table-cell>
              <table:table-cell office:value-type="float" office:value="-2210">
                <text:p>-2210</text:p>
              </table:table-cell>
              <table:table-cell office:value-type="float" office:value="-385">
                <text:p>-385</text:p>
              </table:table-cell>
              <table:table-cell office:value-type="float" office:value="-3315.1">
                <text:p>-3315.1</text:p>
              </table:table-cell>
            </table:table-row>
            <table:table-row>
              <table:table-cell office:value-type="float" office:value="3.07546">
                <text:p>3.07546</text:p>
              </table:table-cell>
              <table:table-cell office:value-type="float" office:value="-2178">
                <text:p>-2178</text:p>
              </table:table-cell>
              <table:table-cell office:value-type="float" office:value="-391">
                <text:p>-391</text:p>
              </table:table-cell>
              <table:table-cell office:value-type="float" office:value="-3267.7">
                <text:p>-3267.7</text:p>
              </table:table-cell>
            </table:table-row>
            <table:table-row>
              <table:table-cell office:value-type="float" office:value="3.07584">
                <text:p>3.07584</text:p>
              </table:table-cell>
              <table:table-cell office:value-type="float" office:value="-2135">
                <text:p>-2135</text:p>
              </table:table-cell>
              <table:table-cell office:value-type="float" office:value="-399">
                <text:p>-399</text:p>
              </table:table-cell>
              <table:table-cell office:value-type="float" office:value="-3202.9">
                <text:p>-3202.9</text:p>
              </table:table-cell>
            </table:table-row>
            <table:table-row>
              <table:table-cell office:value-type="float" office:value="3.07624">
                <text:p>3.07624</text:p>
              </table:table-cell>
              <table:table-cell office:value-type="float" office:value="-2055">
                <text:p>-2055</text:p>
              </table:table-cell>
              <table:table-cell office:value-type="float" office:value="-414">
                <text:p>-414</text:p>
              </table:table-cell>
              <table:table-cell office:value-type="float" office:value="-3082.6">
                <text:p>-3082.6</text:p>
              </table:table-cell>
            </table:table-row>
            <table:table-row>
              <table:table-cell office:value-type="float" office:value="3.07669">
                <text:p>3.07669</text:p>
              </table:table-cell>
              <table:table-cell office:value-type="float" office:value="-1986">
                <text:p>-1986</text:p>
              </table:table-cell>
              <table:table-cell office:value-type="float" office:value="-427">
                <text:p>-427</text:p>
              </table:table-cell>
              <table:table-cell office:value-type="float" office:value="-2978.6">
                <text:p>-2978.6</text:p>
              </table:table-cell>
            </table:table-row>
            <table:table-row>
              <table:table-cell office:value-type="float" office:value="3.07715">
                <text:p>3.07715</text:p>
              </table:table-cell>
              <table:table-cell office:value-type="float" office:value="-1887">
                <text:p>-1887</text:p>
              </table:table-cell>
              <table:table-cell office:value-type="float" office:value="-446">
                <text:p>-446</text:p>
              </table:table-cell>
              <table:table-cell office:value-type="float" office:value="-2830.9">
                <text:p>-2830.9</text:p>
              </table:table-cell>
            </table:table-row>
            <table:table-row>
              <table:table-cell office:value-type="float" office:value="3.07753">
                <text:p>3.07753</text:p>
              </table:table-cell>
              <table:table-cell office:value-type="float" office:value="-1816">
                <text:p>-1816</text:p>
              </table:table-cell>
              <table:table-cell office:value-type="float" office:value="-459">
                <text:p>-459</text:p>
              </table:table-cell>
              <table:table-cell office:value-type="float" office:value="-2723.7">
                <text:p>-2723.7</text:p>
              </table:table-cell>
            </table:table-row>
            <table:table-row>
              <table:table-cell office:value-type="float" office:value="3.078">
                <text:p>3.078</text:p>
              </table:table-cell>
              <table:table-cell office:value-type="float" office:value="-1734">
                <text:p>-1734</text:p>
              </table:table-cell>
              <table:table-cell office:value-type="float" office:value="-474">
                <text:p>-474</text:p>
              </table:table-cell>
              <table:table-cell office:value-type="float" office:value="-2600.5">
                <text:p>-2600.5</text:p>
              </table:table-cell>
            </table:table-row>
            <table:table-row>
              <table:table-cell office:value-type="float" office:value="3.07839">
                <text:p>3.07839</text:p>
              </table:table-cell>
              <table:table-cell office:value-type="float" office:value="-1680">
                <text:p>-1680</text:p>
              </table:table-cell>
              <table:table-cell office:value-type="float" office:value="-484">
                <text:p>-484</text:p>
              </table:table-cell>
              <table:table-cell office:value-type="float" office:value="-2520.6">
                <text:p>-2520.6</text:p>
              </table:table-cell>
            </table:table-row>
            <table:table-row>
              <table:table-cell office:value-type="float" office:value="3.07886">
                <text:p>3.07886</text:p>
              </table:table-cell>
              <table:table-cell office:value-type="float" office:value="-1639">
                <text:p>-1639</text:p>
              </table:table-cell>
              <table:table-cell office:value-type="float" office:value="-492">
                <text:p>-492</text:p>
              </table:table-cell>
              <table:table-cell office:value-type="float" office:value="-2459.2">
                <text:p>-2459.2</text:p>
              </table:table-cell>
            </table:table-row>
            <table:table-row>
              <table:table-cell office:value-type="float" office:value="3.07923">
                <text:p>3.07923</text:p>
              </table:table-cell>
              <table:table-cell office:value-type="float" office:value="-1627">
                <text:p>-1627</text:p>
              </table:table-cell>
              <table:table-cell office:value-type="float" office:value="-494">
                <text:p>-494</text:p>
              </table:table-cell>
              <table:table-cell office:value-type="float" office:value="-2440.9">
                <text:p>-2440.9</text:p>
              </table:table-cell>
            </table:table-row>
            <table:table-row>
              <table:table-cell office:value-type="float" office:value="3.0797">
                <text:p>3.0797</text:p>
              </table:table-cell>
              <table:table-cell office:value-type="float" office:value="-1642">
                <text:p>-1642</text:p>
              </table:table-cell>
              <table:table-cell office:value-type="float" office:value="-492">
                <text:p>-492</text:p>
              </table:table-cell>
              <table:table-cell office:value-type="float" office:value="-2463.2">
                <text:p>-2463.2</text:p>
              </table:table-cell>
            </table:table-row>
            <table:table-row>
              <table:table-cell office:value-type="float" office:value="3.08006">
                <text:p>3.08006</text:p>
              </table:table-cell>
              <table:table-cell office:value-type="float" office:value="-1665">
                <text:p>-1665</text:p>
              </table:table-cell>
              <table:table-cell office:value-type="float" office:value="-487">
                <text:p>-487</text:p>
              </table:table-cell>
              <table:table-cell office:value-type="float" office:value="-2497.5">
                <text:p>-2497.5</text:p>
              </table:table-cell>
            </table:table-row>
            <table:table-row>
              <table:table-cell office:value-type="float" office:value="3.08064">
                <text:p>3.08064</text:p>
              </table:table-cell>
              <table:table-cell office:value-type="float" office:value="-1681">
                <text:p>-1681</text:p>
              </table:table-cell>
              <table:table-cell office:value-type="float" office:value="-484">
                <text:p>-484</text:p>
              </table:table-cell>
              <table:table-cell office:value-type="float" office:value="-2521.2">
                <text:p>-2521.2</text:p>
              </table:table-cell>
            </table:table-row>
            <table:table-row>
              <table:table-cell office:value-type="float" office:value="3.08103">
                <text:p>3.08103</text:p>
              </table:table-cell>
              <table:table-cell office:value-type="float" office:value="-1686">
                <text:p>-1686</text:p>
              </table:table-cell>
              <table:table-cell office:value-type="float" office:value="-483">
                <text:p>-483</text:p>
              </table:table-cell>
              <table:table-cell office:value-type="float" office:value="-2528.8">
                <text:p>-2528.8</text:p>
              </table:table-cell>
            </table:table-row>
            <table:table-row>
              <table:table-cell office:value-type="float" office:value="3.08147">
                <text:p>3.08147</text:p>
              </table:table-cell>
              <table:table-cell office:value-type="float" office:value="-1666">
                <text:p>-1666</text:p>
              </table:table-cell>
              <table:table-cell office:value-type="float" office:value="-487">
                <text:p>-487</text:p>
              </table:table-cell>
              <table:table-cell office:value-type="float" office:value="-2499.3">
                <text:p>-2499.3</text:p>
              </table:table-cell>
            </table:table-row>
            <table:table-row>
              <table:table-cell office:value-type="float" office:value="3.08185">
                <text:p>3.08185</text:p>
              </table:table-cell>
              <table:table-cell office:value-type="float" office:value="-1646">
                <text:p>-1646</text:p>
              </table:table-cell>
              <table:table-cell office:value-type="float" office:value="-491">
                <text:p>-491</text:p>
              </table:table-cell>
              <table:table-cell office:value-type="float" office:value="-2469.1">
                <text:p>-2469.1</text:p>
              </table:table-cell>
            </table:table-row>
            <table:table-row>
              <table:table-cell office:value-type="float" office:value="3.08228">
                <text:p>3.08228</text:p>
              </table:table-cell>
              <table:table-cell office:value-type="float" office:value="-1606">
                <text:p>-1606</text:p>
              </table:table-cell>
              <table:table-cell office:value-type="float" office:value="-498">
                <text:p>-498</text:p>
              </table:table-cell>
              <table:table-cell office:value-type="float" office:value="-2408.9">
                <text:p>-2408.9</text:p>
              </table:table-cell>
            </table:table-row>
            <table:table-row>
              <table:table-cell office:value-type="float" office:value="3.08268">
                <text:p>3.08268</text:p>
              </table:table-cell>
              <table:table-cell office:value-type="float" office:value="-1554">
                <text:p>-1554</text:p>
              </table:table-cell>
              <table:table-cell office:value-type="float" office:value="-508">
                <text:p>-508</text:p>
              </table:table-cell>
              <table:table-cell office:value-type="float" office:value="-2331.3">
                <text:p>-2331.3</text:p>
              </table:table-cell>
            </table:table-row>
            <table:table-row>
              <table:table-cell office:value-type="float" office:value="3.08313">
                <text:p>3.08313</text:p>
              </table:table-cell>
              <table:table-cell office:value-type="float" office:value="-1523">
                <text:p>-1523</text:p>
              </table:table-cell>
              <table:table-cell office:value-type="float" office:value="-514">
                <text:p>-514</text:p>
              </table:table-cell>
              <table:table-cell office:value-type="float" office:value="-2283.8">
                <text:p>-2283.8</text:p>
              </table:table-cell>
            </table:table-row>
            <table:table-row>
              <table:table-cell office:value-type="float" office:value="3.08351">
                <text:p>3.08351</text:p>
              </table:table-cell>
              <table:table-cell office:value-type="float" office:value="-1475">
                <text:p>-1475</text:p>
              </table:table-cell>
              <table:table-cell office:value-type="float" office:value="-523">
                <text:p>-523</text:p>
              </table:table-cell>
              <table:table-cell office:value-type="float" office:value="-2212.8">
                <text:p>-2212.8</text:p>
              </table:table-cell>
            </table:table-row>
            <table:table-row>
              <table:table-cell office:value-type="float" office:value="3.08396">
                <text:p>3.08396</text:p>
              </table:table-cell>
              <table:table-cell office:value-type="float" office:value="-1438">
                <text:p>-1438</text:p>
              </table:table-cell>
              <table:table-cell office:value-type="float" office:value="-530">
                <text:p>-530</text:p>
              </table:table-cell>
              <table:table-cell office:value-type="float" office:value="-2156.6">
                <text:p>-2156.6</text:p>
              </table:table-cell>
            </table:table-row>
            <table:table-row>
              <table:table-cell office:value-type="float" office:value="3.08435">
                <text:p>3.08435</text:p>
              </table:table-cell>
              <table:table-cell office:value-type="float" office:value="-1401">
                <text:p>-1401</text:p>
              </table:table-cell>
              <table:table-cell office:value-type="float" office:value="-537">
                <text:p>-537</text:p>
              </table:table-cell>
              <table:table-cell office:value-type="float" office:value="-2101.1">
                <text:p>-2101.1</text:p>
              </table:table-cell>
            </table:table-row>
            <table:table-row>
              <table:table-cell office:value-type="float" office:value="3.08479">
                <text:p>3.08479</text:p>
              </table:table-cell>
              <table:table-cell office:value-type="float" office:value="-1372">
                <text:p>-1372</text:p>
              </table:table-cell>
              <table:table-cell office:value-type="float" office:value="-542">
                <text:p>-542</text:p>
              </table:table-cell>
              <table:table-cell office:value-type="float" office:value="-2058">
                <text:p>-2058</text:p>
              </table:table-cell>
            </table:table-row>
            <table:table-row>
              <table:table-cell office:value-type="float" office:value="3.08517">
                <text:p>3.08517</text:p>
              </table:table-cell>
              <table:table-cell office:value-type="float" office:value="-1363">
                <text:p>-1363</text:p>
              </table:table-cell>
              <table:table-cell office:value-type="float" office:value="-544">
                <text:p>-544</text:p>
              </table:table-cell>
              <table:table-cell office:value-type="float" office:value="-2044">
                <text:p>-2044</text:p>
              </table:table-cell>
            </table:table-row>
            <table:table-row>
              <table:table-cell office:value-type="float" office:value="3.08562">
                <text:p>3.08562</text:p>
              </table:table-cell>
              <table:table-cell office:value-type="float" office:value="-1326">
                <text:p>-1326</text:p>
              </table:table-cell>
              <table:table-cell office:value-type="float" office:value="-551">
                <text:p>-551</text:p>
              </table:table-cell>
              <table:table-cell office:value-type="float" office:value="-1989.6">
                <text:p>-1989.6</text:p>
              </table:table-cell>
            </table:table-row>
            <table:table-row>
              <table:table-cell office:value-type="float" office:value="3.08598">
                <text:p>3.08598</text:p>
              </table:table-cell>
              <table:table-cell office:value-type="float" office:value="-1319">
                <text:p>-1319</text:p>
              </table:table-cell>
              <table:table-cell office:value-type="float" office:value="-552">
                <text:p>-552</text:p>
              </table:table-cell>
              <table:table-cell office:value-type="float" office:value="-1979">
                <text:p>-1979</text:p>
              </table:table-cell>
            </table:table-row>
            <table:table-row>
              <table:table-cell office:value-type="float" office:value="3.08643">
                <text:p>3.08643</text:p>
              </table:table-cell>
              <table:table-cell office:value-type="float" office:value="-1286">
                <text:p>-1286</text:p>
              </table:table-cell>
              <table:table-cell office:value-type="float" office:value="-558">
                <text:p>-558</text:p>
              </table:table-cell>
              <table:table-cell office:value-type="float" office:value="-1929.3">
                <text:p>-1929.3</text:p>
              </table:table-cell>
            </table:table-row>
            <table:table-row>
              <table:table-cell office:value-type="float" office:value="3.08684">
                <text:p>3.08684</text:p>
              </table:table-cell>
              <table:table-cell office:value-type="float" office:value="-1269">
                <text:p>-1269</text:p>
              </table:table-cell>
              <table:table-cell office:value-type="float" office:value="-562">
                <text:p>-562</text:p>
              </table:table-cell>
              <table:table-cell office:value-type="float" office:value="-1903.2">
                <text:p>-1903.2</text:p>
              </table:table-cell>
            </table:table-row>
            <table:table-row>
              <table:table-cell office:value-type="float" office:value="3.08727">
                <text:p>3.08727</text:p>
              </table:table-cell>
              <table:table-cell office:value-type="float" office:value="-1249">
                <text:p>-1249</text:p>
              </table:table-cell>
              <table:table-cell office:value-type="float" office:value="-565">
                <text:p>-565</text:p>
              </table:table-cell>
              <table:table-cell office:value-type="float" office:value="-1873.3">
                <text:p>-1873.3</text:p>
              </table:table-cell>
            </table:table-row>
            <table:table-row>
              <table:table-cell office:value-type="float" office:value="3.08766">
                <text:p>3.08766</text:p>
              </table:table-cell>
              <table:table-cell office:value-type="float" office:value="-1208">
                <text:p>-1208</text:p>
              </table:table-cell>
              <table:table-cell office:value-type="float" office:value="-573">
                <text:p>-573</text:p>
              </table:table-cell>
              <table:table-cell office:value-type="float" office:value="-1812.1">
                <text:p>-1812.1</text:p>
              </table:table-cell>
            </table:table-row>
            <table:table-row>
              <table:table-cell office:value-type="float" office:value="3.08809">
                <text:p>3.08809</text:p>
              </table:table-cell>
              <table:table-cell office:value-type="float" office:value="-1180">
                <text:p>-1180</text:p>
              </table:table-cell>
              <table:table-cell office:value-type="float" office:value="-578">
                <text:p>-578</text:p>
              </table:table-cell>
              <table:table-cell office:value-type="float" office:value="-1769.9">
                <text:p>-1769.9</text:p>
              </table:table-cell>
            </table:table-row>
            <table:table-row>
              <table:table-cell office:value-type="float" office:value="3.08847">
                <text:p>3.08847</text:p>
              </table:table-cell>
              <table:table-cell office:value-type="float" office:value="-1136">
                <text:p>-1136</text:p>
              </table:table-cell>
              <table:table-cell office:value-type="float" office:value="-587">
                <text:p>-587</text:p>
              </table:table-cell>
              <table:table-cell office:value-type="float" office:value="-1703.9">
                <text:p>-1703.9</text:p>
              </table:table-cell>
            </table:table-row>
            <table:table-row>
              <table:table-cell office:value-type="float" office:value="3.08894">
                <text:p>3.08894</text:p>
              </table:table-cell>
              <table:table-cell office:value-type="float" office:value="-1098">
                <text:p>-1098</text:p>
              </table:table-cell>
              <table:table-cell office:value-type="float" office:value="-594">
                <text:p>-594</text:p>
              </table:table-cell>
              <table:table-cell office:value-type="float" office:value="-1646.8">
                <text:p>-1646.8</text:p>
              </table:table-cell>
            </table:table-row>
            <table:table-row>
              <table:table-cell office:value-type="float" office:value="3.0893">
                <text:p>3.0893</text:p>
              </table:table-cell>
              <table:table-cell office:value-type="float" office:value="-1067">
                <text:p>-1067</text:p>
              </table:table-cell>
              <table:table-cell office:value-type="float" office:value="-599">
                <text:p>-599</text:p>
              </table:table-cell>
              <table:table-cell office:value-type="float" office:value="-1601.1">
                <text:p>-1601.1</text:p>
              </table:table-cell>
            </table:table-row>
            <table:table-row>
              <table:table-cell office:value-type="float" office:value="3.08976">
                <text:p>3.08976</text:p>
              </table:table-cell>
              <table:table-cell office:value-type="float" office:value="-1016">
                <text:p>-1016</text:p>
              </table:table-cell>
              <table:table-cell office:value-type="float" office:value="-609">
                <text:p>-609</text:p>
              </table:table-cell>
              <table:table-cell office:value-type="float" office:value="-1524.6">
                <text:p>-1524.6</text:p>
              </table:table-cell>
            </table:table-row>
            <table:table-row>
              <table:table-cell office:value-type="float" office:value="3.09013">
                <text:p>3.09013</text:p>
              </table:table-cell>
              <table:table-cell office:value-type="float" office:value="-977">
                <text:p>-977</text:p>
              </table:table-cell>
              <table:table-cell office:value-type="float" office:value="-616">
                <text:p>-616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float" office:value="3.09058">
                <text:p>3.09058</text:p>
              </table:table-cell>
              <table:table-cell office:value-type="float" office:value="-943">
                <text:p>-943</text:p>
              </table:table-cell>
              <table:table-cell office:value-type="float" office:value="-623">
                <text:p>-623</text:p>
              </table:table-cell>
              <table:table-cell office:value-type="float" office:value="-1414.7">
                <text:p>-1414.7</text:p>
              </table:table-cell>
            </table:table-row>
            <table:table-row>
              <table:table-cell office:value-type="float" office:value="3.09096">
                <text:p>3.09096</text:p>
              </table:table-cell>
              <table:table-cell office:value-type="float" office:value="-888">
                <text:p>-888</text:p>
              </table:table-cell>
              <table:table-cell office:value-type="float" office:value="-633">
                <text:p>-633</text:p>
              </table:table-cell>
              <table:table-cell office:value-type="float" office:value="-1332.2">
                <text:p>-1332.2</text:p>
              </table:table-cell>
            </table:table-row>
            <table:table-row>
              <table:table-cell office:value-type="float" office:value="3.09145">
                <text:p>3.09145</text:p>
              </table:table-cell>
              <table:table-cell office:value-type="float" office:value="-853">
                <text:p>-853</text:p>
              </table:table-cell>
              <table:table-cell office:value-type="float" office:value="-640">
                <text:p>-640</text:p>
              </table:table-cell>
              <table:table-cell office:value-type="float" office:value="-1279.8">
                <text:p>-1279.8</text:p>
              </table:table-cell>
            </table:table-row>
            <table:table-row>
              <table:table-cell office:value-type="float" office:value="3.09184">
                <text:p>3.09184</text:p>
              </table:table-cell>
              <table:table-cell office:value-type="float" office:value="-816">
                <text:p>-816</text:p>
              </table:table-cell>
              <table:table-cell office:value-type="float" office:value="-646">
                <text:p>-646</text:p>
              </table:table-cell>
              <table:table-cell office:value-type="float" office:value="-1224.6">
                <text:p>-1224.6</text:p>
              </table:table-cell>
            </table:table-row>
            <table:table-row>
              <table:table-cell office:value-type="float" office:value="3.09227">
                <text:p>3.09227</text:p>
              </table:table-cell>
              <table:table-cell office:value-type="float" office:value="-765">
                <text:p>-765</text:p>
              </table:table-cell>
              <table:table-cell office:value-type="float" office:value="-656">
                <text:p>-656</text:p>
              </table:table-cell>
              <table:table-cell office:value-type="float" office:value="-1146.8">
                <text:p>-1146.8</text:p>
              </table:table-cell>
            </table:table-row>
            <table:table-row>
              <table:table-cell office:value-type="float" office:value="3.09266">
                <text:p>3.09266</text:p>
              </table:table-cell>
              <table:table-cell office:value-type="float" office:value="-725">
                <text:p>-725</text:p>
              </table:table-cell>
              <table:table-cell office:value-type="float" office:value="-663">
                <text:p>-663</text:p>
              </table:table-cell>
              <table:table-cell office:value-type="float" office:value="-1088.1">
                <text:p>-1088.1</text:p>
              </table:table-cell>
            </table:table-row>
            <table:table-row>
              <table:table-cell office:value-type="float" office:value="3.0931">
                <text:p>3.0931</text:p>
              </table:table-cell>
              <table:table-cell office:value-type="float" office:value="-687">
                <text:p>-687</text:p>
              </table:table-cell>
              <table:table-cell office:value-type="float" office:value="-671">
                <text:p>-671</text:p>
              </table:table-cell>
              <table:table-cell office:value-type="float" office:value="-1031.1">
                <text:p>-1031.1</text:p>
              </table:table-cell>
            </table:table-row>
            <table:table-row>
              <table:table-cell office:value-type="float" office:value="3.0935">
                <text:p>3.0935</text:p>
              </table:table-cell>
              <table:table-cell office:value-type="float" office:value="-635">
                <text:p>-635</text:p>
              </table:table-cell>
              <table:table-cell office:value-type="float" office:value="-680">
                <text:p>-680</text:p>
              </table:table-cell>
              <table:table-cell office:value-type="float" office:value="-952.1">
                <text:p>-952.1</text:p>
              </table:table-cell>
            </table:table-row>
            <table:table-row>
              <table:table-cell office:value-type="float" office:value="3.09395">
                <text:p>3.09395</text:p>
              </table:table-cell>
              <table:table-cell office:value-type="float" office:value="-597">
                <text:p>-597</text:p>
              </table:table-cell>
              <table:table-cell office:value-type="float" office:value="-688">
                <text:p>-688</text:p>
              </table:table-cell>
              <table:table-cell office:value-type="float" office:value="-895">
                <text:p>-895</text:p>
              </table:table-cell>
            </table:table-row>
            <table:table-row>
              <table:table-cell office:value-type="float" office:value="3.09432">
                <text:p>3.09432</text:p>
              </table:table-cell>
              <table:table-cell office:value-type="float" office:value="-560">
                <text:p>-560</text:p>
              </table:table-cell>
              <table:table-cell office:value-type="float" office:value="-695">
                <text:p>-695</text:p>
              </table:table-cell>
              <table:table-cell office:value-type="float" office:value="-839.3">
                <text:p>-839.3</text:p>
              </table:table-cell>
            </table:table-row>
            <table:table-row>
              <table:table-cell office:value-type="float" office:value="3.09472">
                <text:p>3.09472</text:p>
              </table:table-cell>
              <table:table-cell office:value-type="float" office:value="-503">
                <text:p>-503</text:p>
              </table:table-cell>
              <table:table-cell office:value-type="float" office:value="-705">
                <text:p>-705</text:p>
              </table:table-cell>
              <table:table-cell office:value-type="float" office:value="-754.2">
                <text:p>-754.2</text:p>
              </table:table-cell>
            </table:table-row>
            <table:table-row>
              <table:table-cell office:value-type="float" office:value="3.09512">
                <text:p>3.09512</text:p>
              </table:table-cell>
              <table:table-cell office:value-type="float" office:value="-451">
                <text:p>-451</text:p>
              </table:table-cell>
              <table:table-cell office:value-type="float" office:value="-715">
                <text:p>-715</text:p>
              </table:table-cell>
              <table:table-cell office:value-type="float" office:value="-676.2">
                <text:p>-676.2</text:p>
              </table:table-cell>
            </table:table-row>
            <table:table-row>
              <table:table-cell office:value-type="float" office:value="3.09552">
                <text:p>3.09552</text:p>
              </table:table-cell>
              <table:table-cell office:value-type="float" office:value="-405">
                <text:p>-405</text:p>
              </table:table-cell>
              <table:table-cell office:value-type="float" office:value="-724">
                <text:p>-724</text:p>
              </table:table-cell>
              <table:table-cell office:value-type="float" office:value="-607.2">
                <text:p>-607.2</text:p>
              </table:table-cell>
            </table:table-row>
            <table:table-row>
              <table:table-cell office:value-type="float" office:value="3.09598">
                <text:p>3.09598</text:p>
              </table:table-cell>
              <table:table-cell office:value-type="float" office:value="-352">
                <text:p>-352</text:p>
              </table:table-cell>
              <table:table-cell office:value-type="float" office:value="-733">
                <text:p>-733</text:p>
              </table:table-cell>
              <table:table-cell office:value-type="float" office:value="-528.7">
                <text:p>-528.7</text:p>
              </table:table-cell>
            </table:table-row>
            <table:table-row>
              <table:table-cell office:value-type="float" office:value="3.09638">
                <text:p>3.09638</text:p>
              </table:table-cell>
              <table:table-cell office:value-type="float" office:value="-295">
                <text:p>-295</text:p>
              </table:table-cell>
              <table:table-cell office:value-type="float" office:value="-744">
                <text:p>-744</text:p>
              </table:table-cell>
              <table:table-cell office:value-type="float" office:value="-443">
                <text:p>-443</text:p>
              </table:table-cell>
            </table:table-row>
            <table:table-row>
              <table:table-cell office:value-type="float" office:value="3.09678">
                <text:p>3.09678</text:p>
              </table:table-cell>
              <table:table-cell office:value-type="float" office:value="-249">
                <text:p>-249</text:p>
              </table:table-cell>
              <table:table-cell office:value-type="float" office:value="-753">
                <text:p>-753</text:p>
              </table:table-cell>
              <table:table-cell office:value-type="float" office:value="-373.3">
                <text:p>-373.3</text:p>
              </table:table-cell>
            </table:table-row>
            <table:table-row>
              <table:table-cell office:value-type="float" office:value="3.09725">
                <text:p>3.09725</text:p>
              </table:table-cell>
              <table:table-cell office:value-type="float" office:value="-206">
                <text:p>-206</text:p>
              </table:table-cell>
              <table:table-cell office:value-type="float" office:value="-761">
                <text:p>-761</text:p>
              </table:table-cell>
              <table:table-cell office:value-type="float" office:value="-308.5">
                <text:p>-308.5</text:p>
              </table:table-cell>
            </table:table-row>
            <table:table-row>
              <table:table-cell office:value-type="float" office:value="3.09766">
                <text:p>3.09766</text:p>
              </table:table-cell>
              <table:table-cell office:value-type="float" office:value="-143">
                <text:p>-143</text:p>
              </table:table-cell>
              <table:table-cell office:value-type="float" office:value="-773">
                <text:p>-773</text:p>
              </table:table-cell>
              <table:table-cell office:value-type="float" office:value="-213.9">
                <text:p>-213.9</text:p>
              </table:table-cell>
            </table:table-row>
            <table:table-row>
              <table:table-cell office:value-type="float" office:value="3.09812">
                <text:p>3.09812</text:p>
              </table:table-cell>
              <table:table-cell office:value-type="float" office:value="-93">
                <text:p>-93</text:p>
              </table:table-cell>
              <table:table-cell office:value-type="float" office:value="-782">
                <text:p>-782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float" office:value="3.09855">
                <text:p>3.09855</text:p>
              </table:table-cell>
              <table:table-cell office:value-type="float" office:value="-50">
                <text:p>-50</text:p>
              </table:table-cell>
              <table:table-cell office:value-type="float" office:value="-790">
                <text:p>-790</text:p>
              </table:table-cell>
              <table:table-cell office:value-type="float" office:value="-75.6">
                <text:p>-75.6</text:p>
              </table:table-cell>
            </table:table-row>
            <table:table-row>
              <table:table-cell office:value-type="float" office:value="3.0989">
                <text:p>3.098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.0993">
                <text:p>3.0993</text:p>
              </table:table-cell>
              <table:table-cell office:value-type="float" office:value="63">
                <text:p>63</text:p>
              </table:table-cell>
              <table:table-cell office:value-type="float" office:value="788">
                <text:p>788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3.09971">
                <text:p>3.09971</text:p>
              </table:table-cell>
              <table:table-cell office:value-type="float" office:value="109">
                <text:p>109</text:p>
              </table:table-cell>
              <table:table-cell office:value-type="float" office:value="779">
                <text:p>779</text:p>
              </table:table-cell>
              <table:table-cell office:value-type="float" office:value="163.1">
                <text:p>163.1</text:p>
              </table:table-cell>
            </table:table-row>
            <table:table-row>
              <table:table-cell office:value-type="float" office:value="3.1001">
                <text:p>3.1001</text:p>
              </table:table-cell>
              <table:table-cell office:value-type="float" office:value="143">
                <text:p>143</text:p>
              </table:table-cell>
              <table:table-cell office:value-type="float" office:value="773">
                <text:p>773</text:p>
              </table:table-cell>
              <table:table-cell office:value-type="float" office:value="215.2">
                <text:p>215.2</text:p>
              </table:table-cell>
            </table:table-row>
            <table:table-row>
              <table:table-cell office:value-type="float" office:value="3.10061">
                <text:p>3.10061</text:p>
              </table:table-cell>
              <table:table-cell office:value-type="float" office:value="161">
                <text:p>161</text:p>
              </table:table-cell>
              <table:table-cell office:value-type="float" office:value="769">
                <text:p>769</text:p>
              </table:table-cell>
              <table:table-cell office:value-type="float" office:value="242.1">
                <text:p>242.1</text:p>
              </table:table-cell>
            </table:table-row>
            <table:table-row>
              <table:table-cell office:value-type="float" office:value="3.10107">
                <text:p>3.10107</text:p>
              </table:table-cell>
              <table:table-cell office:value-type="float" office:value="200">
                <text:p>200</text:p>
              </table:table-cell>
              <table:table-cell office:value-type="float" office:value="762">
                <text:p>762</text:p>
              </table:table-cell>
              <table:table-cell office:value-type="float" office:value="300.7">
                <text:p>300.7</text:p>
              </table:table-cell>
            </table:table-row>
            <table:table-row>
              <table:table-cell office:value-type="float" office:value="3.10151">
                <text:p>3.10151</text:p>
              </table:table-cell>
              <table:table-cell office:value-type="float" office:value="256">
                <text:p>256</text:p>
              </table:table-cell>
              <table:table-cell office:value-type="float" office:value="751">
                <text:p>751</text:p>
              </table:table-cell>
              <table:table-cell office:value-type="float" office:value="384.2">
                <text:p>384.2</text:p>
              </table:table-cell>
            </table:table-row>
            <table:table-row>
              <table:table-cell office:value-type="float" office:value="3.10189">
                <text:p>3.10189</text:p>
              </table:table-cell>
              <table:table-cell office:value-type="float" office:value="310">
                <text:p>310</text:p>
              </table:table-cell>
              <table:table-cell office:value-type="float" office:value="741">
                <text:p>741</text:p>
              </table:table-cell>
              <table:table-cell office:value-type="float" office:value="464.5">
                <text:p>464.5</text:p>
              </table:table-cell>
            </table:table-row>
            <table:table-row>
              <table:table-cell office:value-type="float" office:value="3.10233">
                <text:p>3.10233</text:p>
              </table:table-cell>
              <table:table-cell office:value-type="float" office:value="365">
                <text:p>365</text:p>
              </table:table-cell>
              <table:table-cell office:value-type="float" office:value="731">
                <text:p>731</text:p>
              </table:table-cell>
              <table:table-cell office:value-type="float" office:value="547.4">
                <text:p>547.4</text:p>
              </table:table-cell>
            </table:table-row>
            <table:table-row>
              <table:table-cell office:value-type="float" office:value="3.10272">
                <text:p>3.10272</text:p>
              </table:table-cell>
              <table:table-cell office:value-type="float" office:value="417">
                <text:p>417</text:p>
              </table:table-cell>
              <table:table-cell office:value-type="float" office:value="721">
                <text:p>721</text:p>
              </table:table-cell>
              <table:table-cell office:value-type="float" office:value="626.2">
                <text:p>626.2</text:p>
              </table:table-cell>
            </table:table-row>
            <table:table-row>
              <table:table-cell office:value-type="float" office:value="3.10317">
                <text:p>3.10317</text:p>
              </table:table-cell>
              <table:table-cell office:value-type="float" office:value="466">
                <text:p>466</text:p>
              </table:table-cell>
              <table:table-cell office:value-type="float" office:value="712">
                <text:p>712</text:p>
              </table:table-cell>
              <table:table-cell office:value-type="float" office:value="698.3">
                <text:p>698.3</text:p>
              </table:table-cell>
            </table:table-row>
            <table:table-row>
              <table:table-cell office:value-type="float" office:value="3.10355">
                <text:p>3.10355</text:p>
              </table:table-cell>
              <table:table-cell office:value-type="float" office:value="521">
                <text:p>521</text:p>
              </table:table-cell>
              <table:table-cell office:value-type="float" office:value="702">
                <text:p>702</text:p>
              </table:table-cell>
              <table:table-cell office:value-type="float" office:value="781.6">
                <text:p>781.6</text:p>
              </table:table-cell>
            </table:table-row>
            <table:table-row>
              <table:table-cell office:value-type="float" office:value="3.10401">
                <text:p>3.10401</text:p>
              </table:table-cell>
              <table:table-cell office:value-type="float" office:value="562">
                <text:p>562</text:p>
              </table:table-cell>
              <table:table-cell office:value-type="float" office:value="694">
                <text:p>694</text:p>
              </table:table-cell>
              <table:table-cell office:value-type="float" office:value="842.7">
                <text:p>842.7</text:p>
              </table:table-cell>
            </table:table-row>
            <table:table-row>
              <table:table-cell office:value-type="float" office:value="3.10438">
                <text:p>3.10438</text:p>
              </table:table-cell>
              <table:table-cell office:value-type="float" office:value="617">
                <text:p>617</text:p>
              </table:table-cell>
              <table:table-cell office:value-type="float" office:value="684">
                <text:p>684</text:p>
              </table:table-cell>
              <table:table-cell office:value-type="float" office:value="924.8">
                <text:p>924.8</text:p>
              </table:table-cell>
            </table:table-row>
            <table:table-row>
              <table:table-cell office:value-type="float" office:value="3.10481">
                <text:p>3.10481</text:p>
              </table:table-cell>
              <table:table-cell office:value-type="float" office:value="711">
                <text:p>711</text:p>
              </table:table-cell>
              <table:table-cell office:value-type="float" office:value="666">
                <text:p>666</text:p>
              </table:table-cell>
              <table:table-cell office:value-type="float" office:value="1066.1">
                <text:p>1066.1</text:p>
              </table:table-cell>
            </table:table-row>
            <table:table-row>
              <table:table-cell office:value-type="float" office:value="3.10521">
                <text:p>3.10521</text:p>
              </table:table-cell>
              <table:table-cell office:value-type="float" office:value="776">
                <text:p>776</text:p>
              </table:table-cell>
              <table:table-cell office:value-type="float" office:value="654">
                <text:p>654</text:p>
              </table:table-cell>
              <table:table-cell office:value-type="float" office:value="1163.4">
                <text:p>1163.4</text:p>
              </table:table-cell>
            </table:table-row>
            <table:table-row>
              <table:table-cell office:value-type="float" office:value="3.10567">
                <text:p>3.10567</text:p>
              </table:table-cell>
              <table:table-cell office:value-type="float" office:value="837">
                <text:p>837</text:p>
              </table:table-cell>
              <table:table-cell office:value-type="float" office:value="643">
                <text:p>643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3.10604">
                <text:p>3.10604</text:p>
              </table:table-cell>
              <table:table-cell office:value-type="float" office:value="901">
                <text:p>901</text:p>
              </table:table-cell>
              <table:table-cell office:value-type="float" office:value="630">
                <text:p>630</text:p>
              </table:table-cell>
              <table:table-cell office:value-type="float" office:value="1352.1">
                <text:p>1352.1</text:p>
              </table:table-cell>
            </table:table-row>
            <table:table-row>
              <table:table-cell office:value-type="float" office:value="3.10649">
                <text:p>3.10649</text:p>
              </table:table-cell>
              <table:table-cell office:value-type="float" office:value="944">
                <text:p>944</text:p>
              </table:table-cell>
              <table:table-cell office:value-type="float" office:value="622">
                <text:p>622</text:p>
              </table:table-cell>
              <table:table-cell office:value-type="float" office:value="1416.1">
                <text:p>1416.1</text:p>
              </table:table-cell>
            </table:table-row>
            <table:table-row>
              <table:table-cell office:value-type="float" office:value="3.10687">
                <text:p>3.10687</text:p>
              </table:table-cell>
              <table:table-cell office:value-type="float" office:value="987">
                <text:p>987</text:p>
              </table:table-cell>
              <table:table-cell office:value-type="float" office:value="615">
                <text:p>615</text:p>
              </table:table-cell>
              <table:table-cell office:value-type="float" office:value="1479.9">
                <text:p>1479.9</text:p>
              </table:table-cell>
            </table:table-row>
            <table:table-row>
              <table:table-cell office:value-type="float" office:value="3.10732">
                <text:p>3.10732</text:p>
              </table:table-cell>
              <table:table-cell office:value-type="float" office:value="1062">
                <text:p>1062</text:p>
              </table:table-cell>
              <table:table-cell office:value-type="float" office:value="600">
                <text:p>600</text:p>
              </table:table-cell>
              <table:table-cell office:value-type="float" office:value="1593.3">
                <text:p>1593.3</text:p>
              </table:table-cell>
            </table:table-row>
            <table:table-row>
              <table:table-cell office:value-type="float" office:value="3.10771">
                <text:p>3.10771</text:p>
              </table:table-cell>
              <table:table-cell office:value-type="float" office:value="1120">
                <text:p>1120</text:p>
              </table:table-cell>
              <table:table-cell office:value-type="float" office:value="590">
                <text:p>590</text:p>
              </table:table-cell>
              <table:table-cell office:value-type="float" office:value="1679.8">
                <text:p>1679.8</text:p>
              </table:table-cell>
            </table:table-row>
            <table:table-row>
              <table:table-cell office:value-type="float" office:value="3.10816">
                <text:p>3.10816</text:p>
              </table:table-cell>
              <table:table-cell office:value-type="float" office:value="1151">
                <text:p>1151</text:p>
              </table:table-cell>
              <table:table-cell office:value-type="float" office:value="584">
                <text:p>584</text:p>
              </table:table-cell>
              <table:table-cell office:value-type="float" office:value="1726.6">
                <text:p>1726.6</text:p>
              </table:table-cell>
            </table:table-row>
            <table:table-row>
              <table:table-cell office:value-type="float" office:value="3.10855">
                <text:p>3.10855</text:p>
              </table:table-cell>
              <table:table-cell office:value-type="float" office:value="1212">
                <text:p>1212</text:p>
              </table:table-cell>
              <table:table-cell office:value-type="float" office:value="572">
                <text:p>572</text:p>
              </table:table-cell>
              <table:table-cell office:value-type="float" office:value="1817.8">
                <text:p>1817.8</text:p>
              </table:table-cell>
            </table:table-row>
            <table:table-row>
              <table:table-cell office:value-type="float" office:value="3.10894">
                <text:p>3.10894</text:p>
              </table:table-cell>
              <table:table-cell office:value-type="float" office:value="1266">
                <text:p>1266</text:p>
              </table:table-cell>
              <table:table-cell office:value-type="float" office:value="562">
                <text:p>562</text:p>
              </table:table-cell>
              <table:table-cell office:value-type="float" office:value="1898.9">
                <text:p>1898.9</text:p>
              </table:table-cell>
            </table:table-row>
            <table:table-row>
              <table:table-cell office:value-type="float" office:value="3.10939">
                <text:p>3.10939</text:p>
              </table:table-cell>
              <table:table-cell office:value-type="float" office:value="1295">
                <text:p>1295</text:p>
              </table:table-cell>
              <table:table-cell office:value-type="float" office:value="557">
                <text:p>557</text:p>
              </table:table-cell>
              <table:table-cell office:value-type="float" office:value="1943.1">
                <text:p>1943.1</text:p>
              </table:table-cell>
            </table:table-row>
            <table:table-row>
              <table:table-cell office:value-type="float" office:value="3.10984">
                <text:p>3.10984</text:p>
              </table:table-cell>
              <table:table-cell office:value-type="float" office:value="1348">
                <text:p>1348</text:p>
              </table:table-cell>
              <table:table-cell office:value-type="float" office:value="547">
                <text:p>547</text:p>
              </table:table-cell>
              <table:table-cell office:value-type="float" office:value="2022.5">
                <text:p>2022.5</text:p>
              </table:table-cell>
            </table:table-row>
            <table:table-row>
              <table:table-cell office:value-type="float" office:value="3.11022">
                <text:p>3.11022</text:p>
              </table:table-cell>
              <table:table-cell office:value-type="float" office:value="1375">
                <text:p>1375</text:p>
              </table:table-cell>
              <table:table-cell office:value-type="float" office:value="542">
                <text:p>542</text:p>
              </table:table-cell>
              <table:table-cell office:value-type="float" office:value="2061.8">
                <text:p>2061.8</text:p>
              </table:table-cell>
            </table:table-row>
            <table:table-row>
              <table:table-cell office:value-type="float" office:value="3.11067">
                <text:p>3.11067</text:p>
              </table:table-cell>
              <table:table-cell office:value-type="float" office:value="1410">
                <text:p>1410</text:p>
              </table:table-cell>
              <table:table-cell office:value-type="float" office:value="535">
                <text:p>535</text:p>
              </table:table-cell>
              <table:table-cell office:value-type="float" office:value="2114.7">
                <text:p>2114.7</text:p>
              </table:table-cell>
            </table:table-row>
            <table:table-row>
              <table:table-cell office:value-type="float" office:value="3.11105">
                <text:p>3.11105</text:p>
              </table:table-cell>
              <table:table-cell office:value-type="float" office:value="1463">
                <text:p>1463</text:p>
              </table:table-cell>
              <table:table-cell office:value-type="float" office:value="525">
                <text:p>525</text:p>
              </table:table-cell>
              <table:table-cell office:value-type="float" office:value="2194.1">
                <text:p>2194.1</text:p>
              </table:table-cell>
            </table:table-row>
            <table:table-row>
              <table:table-cell office:value-type="float" office:value="3.11154">
                <text:p>3.11154</text:p>
              </table:table-cell>
              <table:table-cell office:value-type="float" office:value="1483">
                <text:p>1483</text:p>
              </table:table-cell>
              <table:table-cell office:value-type="float" office:value="521">
                <text:p>521</text:p>
              </table:table-cell>
              <table:table-cell office:value-type="float" office:value="2224.2">
                <text:p>2224.2</text:p>
              </table:table-cell>
            </table:table-row>
            <table:table-row>
              <table:table-cell office:value-type="float" office:value="3.11192">
                <text:p>3.11192</text:p>
              </table:table-cell>
              <table:table-cell office:value-type="float" office:value="1512">
                <text:p>1512</text:p>
              </table:table-cell>
              <table:table-cell office:value-type="float" office:value="516">
                <text:p>516</text:p>
              </table:table-cell>
              <table:table-cell office:value-type="float" office:value="2267.8">
                <text:p>2267.8</text:p>
              </table:table-cell>
            </table:table-row>
            <table:table-row>
              <table:table-cell office:value-type="float" office:value="3.11238">
                <text:p>3.11238</text:p>
              </table:table-cell>
              <table:table-cell office:value-type="float" office:value="1530">
                <text:p>1530</text:p>
              </table:table-cell>
              <table:table-cell office:value-type="float" office:value="513">
                <text:p>513</text:p>
              </table:table-cell>
              <table:table-cell office:value-type="float" office:value="2294.7">
                <text:p>2294.7</text:p>
              </table:table-cell>
            </table:table-row>
            <table:table-row>
              <table:table-cell office:value-type="float" office:value="3.11277">
                <text:p>3.11277</text:p>
              </table:table-cell>
              <table:table-cell office:value-type="float" office:value="1547">
                <text:p>1547</text:p>
              </table:table-cell>
              <table:table-cell office:value-type="float" office:value="509">
                <text:p>509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3.11321">
                <text:p>3.11321</text:p>
              </table:table-cell>
              <table:table-cell office:value-type="float" office:value="1575">
                <text:p>1575</text:p>
              </table:table-cell>
              <table:table-cell office:value-type="float" office:value="504">
                <text:p>504</text:p>
              </table:table-cell>
              <table:table-cell office:value-type="float" office:value="2361.8">
                <text:p>2361.8</text:p>
              </table:table-cell>
            </table:table-row>
            <table:table-row>
              <table:table-cell office:value-type="float" office:value="3.11361">
                <text:p>3.11361</text:p>
              </table:table-cell>
              <table:table-cell office:value-type="float" office:value="1593">
                <text:p>1593</text:p>
              </table:table-cell>
              <table:table-cell office:value-type="float" office:value="501">
                <text:p>501</text:p>
              </table:table-cell>
              <table:table-cell office:value-type="float" office:value="2390.2">
                <text:p>2390.2</text:p>
              </table:table-cell>
            </table:table-row>
            <table:table-row>
              <table:table-cell office:value-type="float" office:value="3.11407">
                <text:p>3.11407</text:p>
              </table:table-cell>
              <table:table-cell office:value-type="float" office:value="1616">
                <text:p>1616</text:p>
              </table:table-cell>
              <table:table-cell office:value-type="float" office:value="497">
                <text:p>497</text:p>
              </table:table-cell>
              <table:table-cell office:value-type="float" office:value="2423.7">
                <text:p>2423.7</text:p>
              </table:table-cell>
            </table:table-row>
            <table:table-row>
              <table:table-cell office:value-type="float" office:value="3.11444">
                <text:p>3.11444</text:p>
              </table:table-cell>
              <table:table-cell office:value-type="float" office:value="1640">
                <text:p>1640</text:p>
              </table:table-cell>
              <table:table-cell office:value-type="float" office:value="492">
                <text:p>492</text:p>
              </table:table-cell>
              <table:table-cell office:value-type="float" office:value="2459.4">
                <text:p>2459.4</text:p>
              </table:table-cell>
            </table:table-row>
            <table:table-row>
              <table:table-cell office:value-type="float" office:value="3.11492">
                <text:p>3.11492</text:p>
              </table:table-cell>
              <table:table-cell office:value-type="float" office:value="1656">
                <text:p>1656</text:p>
              </table:table-cell>
              <table:table-cell office:value-type="float" office:value="489">
                <text:p>489</text:p>
              </table:table-cell>
              <table:table-cell office:value-type="float" office:value="2484.2">
                <text:p>2484.2</text:p>
              </table:table-cell>
            </table:table-row>
            <table:table-row>
              <table:table-cell office:value-type="float" office:value="3.11528">
                <text:p>3.11528</text:p>
              </table:table-cell>
              <table:table-cell office:value-type="float" office:value="1679">
                <text:p>1679</text:p>
              </table:table-cell>
              <table:table-cell office:value-type="float" office:value="485">
                <text:p>485</text:p>
              </table:table-cell>
              <table:table-cell office:value-type="float" office:value="2518.3">
                <text:p>2518.3</text:p>
              </table:table-cell>
            </table:table-row>
            <table:table-row>
              <table:table-cell office:value-type="float" office:value="3.11575">
                <text:p>3.11575</text:p>
              </table:table-cell>
              <table:table-cell office:value-type="float" office:value="1695">
                <text:p>1695</text:p>
              </table:table-cell>
              <table:table-cell office:value-type="float" office:value="482">
                <text:p>482</text:p>
              </table:table-cell>
              <table:table-cell office:value-type="float" office:value="2542.1">
                <text:p>2542.1</text:p>
              </table:table-cell>
            </table:table-row>
            <table:table-row>
              <table:table-cell office:value-type="float" office:value="3.11613">
                <text:p>3.11613</text:p>
              </table:table-cell>
              <table:table-cell office:value-type="float" office:value="1717">
                <text:p>1717</text:p>
              </table:table-cell>
              <table:table-cell office:value-type="float" office:value="478">
                <text:p>478</text:p>
              </table:table-cell>
              <table:table-cell office:value-type="float" office:value="2575.6">
                <text:p>2575.6</text:p>
              </table:table-cell>
            </table:table-row>
            <table:table-row>
              <table:table-cell office:value-type="float" office:value="3.11659">
                <text:p>3.11659</text:p>
              </table:table-cell>
              <table:table-cell office:value-type="float" office:value="1736">
                <text:p>1736</text:p>
              </table:table-cell>
              <table:table-cell office:value-type="float" office:value="474">
                <text:p>474</text:p>
              </table:table-cell>
              <table:table-cell office:value-type="float" office:value="2603.6">
                <text:p>2603.6</text:p>
              </table:table-cell>
            </table:table-row>
            <table:table-row>
              <table:table-cell office:value-type="float" office:value="3.11697">
                <text:p>3.11697</text:p>
              </table:table-cell>
              <table:table-cell office:value-type="float" office:value="1756">
                <text:p>1756</text:p>
              </table:table-cell>
              <table:table-cell office:value-type="float" office:value="470">
                <text:p>470</text:p>
              </table:table-cell>
              <table:table-cell office:value-type="float" office:value="2633.6">
                <text:p>2633.6</text:p>
              </table:table-cell>
            </table:table-row>
            <table:table-row>
              <table:table-cell office:value-type="float" office:value="3.11742">
                <text:p>3.11742</text:p>
              </table:table-cell>
              <table:table-cell office:value-type="float" office:value="1778">
                <text:p>1778</text:p>
              </table:table-cell>
              <table:table-cell office:value-type="float" office:value="466">
                <text:p>466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float" office:value="3.11781">
                <text:p>3.11781</text:p>
              </table:table-cell>
              <table:table-cell office:value-type="float" office:value="1793">
                <text:p>1793</text:p>
              </table:table-cell>
              <table:table-cell office:value-type="float" office:value="463">
                <text:p>463</text:p>
              </table:table-cell>
              <table:table-cell office:value-type="float" office:value="2689.8">
                <text:p>2689.8</text:p>
              </table:table-cell>
            </table:table-row>
            <table:table-row>
              <table:table-cell office:value-type="float" office:value="3.11826">
                <text:p>3.11826</text:p>
              </table:table-cell>
              <table:table-cell office:value-type="float" office:value="1818">
                <text:p>1818</text:p>
              </table:table-cell>
              <table:table-cell office:value-type="float" office:value="459">
                <text:p>459</text:p>
              </table:table-cell>
              <table:table-cell office:value-type="float" office:value="2726.9">
                <text:p>2726.9</text:p>
              </table:table-cell>
            </table:table-row>
            <table:table-row>
              <table:table-cell office:value-type="float" office:value="3.11864">
                <text:p>3.11864</text:p>
              </table:table-cell>
              <table:table-cell office:value-type="float" office:value="1833">
                <text:p>1833</text:p>
              </table:table-cell>
              <table:table-cell office:value-type="float" office:value="456">
                <text:p>456</text:p>
              </table:table-cell>
              <table:table-cell office:value-type="float" office:value="2749.3">
                <text:p>2749.3</text:p>
              </table:table-cell>
            </table:table-row>
            <table:table-row>
              <table:table-cell office:value-type="float" office:value="3.1191">
                <text:p>3.1191</text:p>
              </table:table-cell>
              <table:table-cell office:value-type="float" office:value="1858">
                <text:p>1858</text:p>
              </table:table-cell>
              <table:table-cell office:value-type="float" office:value="451">
                <text:p>451</text:p>
              </table:table-cell>
              <table:table-cell office:value-type="float" office:value="2786.4">
                <text:p>2786.4</text:p>
              </table:table-cell>
            </table:table-row>
            <table:table-row>
              <table:table-cell office:value-type="float" office:value="3.11947">
                <text:p>3.11947</text:p>
              </table:table-cell>
              <table:table-cell office:value-type="float" office:value="1875">
                <text:p>1875</text:p>
              </table:table-cell>
              <table:table-cell office:value-type="float" office:value="448">
                <text:p>448</text:p>
              </table:table-cell>
              <table:table-cell office:value-type="float" office:value="2812.3">
                <text:p>2812.3</text:p>
              </table:table-cell>
            </table:table-row>
            <table:table-row>
              <table:table-cell office:value-type="float" office:value="3.11987">
                <text:p>3.11987</text:p>
              </table:table-cell>
              <table:table-cell office:value-type="float" office:value="1897">
                <text:p>1897</text:p>
              </table:table-cell>
              <table:table-cell office:value-type="float" office:value="444">
                <text:p>444</text:p>
              </table:table-cell>
              <table:table-cell office:value-type="float" office:value="2845.7">
                <text:p>2845.7</text:p>
              </table:table-cell>
            </table:table-row>
            <table:table-row>
              <table:table-cell office:value-type="float" office:value="3.12027">
                <text:p>3.12027</text:p>
              </table:table-cell>
              <table:table-cell office:value-type="float" office:value="1921">
                <text:p>1921</text:p>
              </table:table-cell>
              <table:table-cell office:value-type="float" office:value="439">
                <text:p>439</text:p>
              </table:table-cell>
              <table:table-cell office:value-type="float" office:value="2881.3">
                <text:p>2881.3</text:p>
              </table:table-cell>
            </table:table-row>
            <table:table-row>
              <table:table-cell office:value-type="float" office:value="3.12067">
                <text:p>3.12067</text:p>
              </table:table-cell>
              <table:table-cell office:value-type="float" office:value="1940">
                <text:p>1940</text:p>
              </table:table-cell>
              <table:table-cell office:value-type="float" office:value="436">
                <text:p>436</text:p>
              </table:table-cell>
              <table:table-cell office:value-type="float" office:value="2910.1">
                <text:p>2910.1</text:p>
              </table:table-cell>
            </table:table-row>
            <table:table-row>
              <table:table-cell office:value-type="float" office:value="3.12117">
                <text:p>3.12117</text:p>
              </table:table-cell>
              <table:table-cell office:value-type="float" office:value="1964">
                <text:p>1964</text:p>
              </table:table-cell>
              <table:table-cell office:value-type="float" office:value="431">
                <text:p>431</text:p>
              </table:table-cell>
              <table:table-cell office:value-type="float" office:value="2946.6">
                <text:p>2946.6</text:p>
              </table:table-cell>
            </table:table-row>
            <table:table-row>
              <table:table-cell office:value-type="float" office:value="3.12173">
                <text:p>3.12173</text:p>
              </table:table-cell>
              <table:table-cell office:value-type="float" office:value="1989">
                <text:p>1989</text:p>
              </table:table-cell>
              <table:table-cell office:value-type="float" office:value="426">
                <text:p>426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float" office:value="3.12211">
                <text:p>3.12211</text:p>
              </table:table-cell>
              <table:table-cell office:value-type="float" office:value="2009">
                <text:p>2009</text:p>
              </table:table-cell>
              <table:table-cell office:value-type="float" office:value="423">
                <text:p>423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float" office:value="3.12257">
                <text:p>3.12257</text:p>
              </table:table-cell>
              <table:table-cell office:value-type="float" office:value="2031">
                <text:p>2031</text:p>
              </table:table-cell>
              <table:table-cell office:value-type="float" office:value="419">
                <text:p>419</text:p>
              </table:table-cell>
              <table:table-cell office:value-type="float" office:value="3045.8">
                <text:p>3045.8</text:p>
              </table:table-cell>
            </table:table-row>
            <table:table-row>
              <table:table-cell office:value-type="float" office:value="3.12295">
                <text:p>3.12295</text:p>
              </table:table-cell>
              <table:table-cell office:value-type="float" office:value="2052">
                <text:p>2052</text:p>
              </table:table-cell>
              <table:table-cell office:value-type="float" office:value="415">
                <text:p>415</text:p>
              </table:table-cell>
              <table:table-cell office:value-type="float" office:value="3077.8">
                <text:p>3077.8</text:p>
              </table:table-cell>
            </table:table-row>
            <table:table-row>
              <table:table-cell office:value-type="float" office:value="3.1234">
                <text:p>3.1234</text:p>
              </table:table-cell>
              <table:table-cell office:value-type="float" office:value="2073">
                <text:p>2073</text:p>
              </table:table-cell>
              <table:table-cell office:value-type="float" office:value="411">
                <text:p>411</text:p>
              </table:table-cell>
              <table:table-cell office:value-type="float" office:value="3109.1">
                <text:p>3109.1</text:p>
              </table:table-cell>
            </table:table-row>
            <table:table-row>
              <table:table-cell office:value-type="float" office:value="3.12378">
                <text:p>3.12378</text:p>
              </table:table-cell>
              <table:table-cell office:value-type="float" office:value="2092">
                <text:p>2092</text:p>
              </table:table-cell>
              <table:table-cell office:value-type="float" office:value="407">
                <text:p>407</text:p>
              </table:table-cell>
              <table:table-cell office:value-type="float" office:value="3138.1">
                <text:p>3138.1</text:p>
              </table:table-cell>
            </table:table-row>
            <table:table-row>
              <table:table-cell office:value-type="float" office:value="3.12423">
                <text:p>3.12423</text:p>
              </table:table-cell>
              <table:table-cell office:value-type="float" office:value="2109">
                <text:p>2109</text:p>
              </table:table-cell>
              <table:table-cell office:value-type="float" office:value="404">
                <text:p>404</text:p>
              </table:table-cell>
              <table:table-cell office:value-type="float" office:value="3163.7">
                <text:p>3163.7</text:p>
              </table:table-cell>
            </table:table-row>
            <table:table-row>
              <table:table-cell office:value-type="float" office:value="3.12462">
                <text:p>3.12462</text:p>
              </table:table-cell>
              <table:table-cell office:value-type="float" office:value="2130">
                <text:p>2130</text:p>
              </table:table-cell>
              <table:table-cell office:value-type="float" office:value="400">
                <text:p>400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float" office:value="3.12508">
                <text:p>3.12508</text:p>
              </table:table-cell>
              <table:table-cell office:value-type="float" office:value="2148">
                <text:p>2148</text:p>
              </table:table-cell>
              <table:table-cell office:value-type="float" office:value="397">
                <text:p>397</text:p>
              </table:table-cell>
              <table:table-cell office:value-type="float" office:value="3222.6">
                <text:p>3222.6</text:p>
              </table:table-cell>
            </table:table-row>
            <table:table-row>
              <table:table-cell office:value-type="float" office:value="3.12544">
                <text:p>3.12544</text:p>
              </table:table-cell>
              <table:table-cell office:value-type="float" office:value="2170">
                <text:p>2170</text:p>
              </table:table-cell>
              <table:table-cell office:value-type="float" office:value="393">
                <text:p>393</text:p>
              </table:table-cell>
              <table:table-cell office:value-type="float" office:value="3255.1">
                <text:p>3255.1</text:p>
              </table:table-cell>
            </table:table-row>
            <table:table-row>
              <table:table-cell office:value-type="float" office:value="3.12591">
                <text:p>3.12591</text:p>
              </table:table-cell>
              <table:table-cell office:value-type="float" office:value="2189">
                <text:p>2189</text:p>
              </table:table-cell>
              <table:table-cell office:value-type="float" office:value="389">
                <text:p>389</text:p>
              </table:table-cell>
              <table:table-cell office:value-type="float" office:value="3283.1">
                <text:p>3283.1</text:p>
              </table:table-cell>
            </table:table-row>
            <table:table-row>
              <table:table-cell office:value-type="float" office:value="3.12954">
                <text:p>3.12954</text:p>
              </table:table-cell>
              <table:table-cell office:value-type="float" office:value="2211">
                <text:p>2211</text:p>
              </table:table-cell>
              <table:table-cell office:value-type="float" office:value="385">
                <text:p>385</text:p>
              </table:table-cell>
              <table:table-cell office:value-type="float" office:value="3316.6">
                <text:p>3316.6</text:p>
              </table:table-cell>
            </table:table-row>
            <table:table-row>
              <table:table-cell office:value-type="float" office:value="3.12995">
                <text:p>3.12995</text:p>
              </table:table-cell>
              <table:table-cell office:value-type="float" office:value="2243">
                <text:p>2243</text:p>
              </table:table-cell>
              <table:table-cell office:value-type="float" office:value="379">
                <text:p>379</text:p>
              </table:table-cell>
              <table:table-cell office:value-type="float" office:value="3364.9">
                <text:p>3364.9</text:p>
              </table:table-cell>
            </table:table-row>
            <table:table-row>
              <table:table-cell office:value-type="float" office:value="3.13035">
                <text:p>3.13035</text:p>
              </table:table-cell>
              <table:table-cell office:value-type="float" office:value="2263">
                <text:p>2263</text:p>
              </table:table-cell>
              <table:table-cell office:value-type="float" office:value="375">
                <text:p>375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float" office:value="3.1308">
                <text:p>3.1308</text:p>
              </table:table-cell>
              <table:table-cell office:value-type="float" office:value="2292">
                <text:p>2292</text:p>
              </table:table-cell>
              <table:table-cell office:value-type="float" office:value="370">
                <text:p>370</text:p>
              </table:table-cell>
              <table:table-cell office:value-type="float" office:value="3437.4">
                <text:p>3437.4</text:p>
              </table:table-cell>
            </table:table-row>
            <table:table-row>
              <table:table-cell office:value-type="float" office:value="3.13119">
                <text:p>3.13119</text:p>
              </table:table-cell>
              <table:table-cell office:value-type="float" office:value="2311">
                <text:p>2311</text:p>
              </table:table-cell>
              <table:table-cell office:value-type="float" office:value="366">
                <text:p>366</text:p>
              </table:table-cell>
              <table:table-cell office:value-type="float" office:value="3466.1">
                <text:p>3466.1</text:p>
              </table:table-cell>
            </table:table-row>
            <table:table-row>
              <table:table-cell office:value-type="float" office:value="3.13172">
                <text:p>3.13172</text:p>
              </table:table-cell>
              <table:table-cell office:value-type="float" office:value="2338">
                <text:p>2338</text:p>
              </table:table-cell>
              <table:table-cell office:value-type="float" office:value="361">
                <text:p>361</text:p>
              </table:table-cell>
              <table:table-cell office:value-type="float" office:value="3506.9">
                <text:p>3506.9</text:p>
              </table:table-cell>
            </table:table-row>
            <table:table-row>
              <table:table-cell office:value-type="float" office:value="3.1321">
                <text:p>3.1321</text:p>
              </table:table-cell>
              <table:table-cell office:value-type="float" office:value="2365">
                <text:p>2365</text:p>
              </table:table-cell>
              <table:table-cell office:value-type="float" office:value="356">
                <text:p>356</text:p>
              </table:table-cell>
              <table:table-cell office:value-type="float" office:value="3547.5">
                <text:p>3547.5</text:p>
              </table:table-cell>
            </table:table-row>
            <table:table-row>
              <table:table-cell office:value-type="float" office:value="3.13256">
                <text:p>3.13256</text:p>
              </table:table-cell>
              <table:table-cell office:value-type="float" office:value="2390">
                <text:p>2390</text:p>
              </table:table-cell>
              <table:table-cell office:value-type="float" office:value="351">
                <text:p>351</text:p>
              </table:table-cell>
              <table:table-cell office:value-type="float" office:value="3584.9">
                <text:p>3584.9</text:p>
              </table:table-cell>
            </table:table-row>
            <table:table-row>
              <table:table-cell office:value-type="float" office:value="3.13294">
                <text:p>3.13294</text:p>
              </table:table-cell>
              <table:table-cell office:value-type="float" office:value="2419">
                <text:p>2419</text:p>
              </table:table-cell>
              <table:table-cell office:value-type="float" office:value="346">
                <text:p>346</text:p>
              </table:table-cell>
              <table:table-cell office:value-type="float" office:value="3628.3">
                <text:p>3628.3</text:p>
              </table:table-cell>
            </table:table-row>
            <table:table-row>
              <table:table-cell office:value-type="float" office:value="3.13338">
                <text:p>3.13338</text:p>
              </table:table-cell>
              <table:table-cell office:value-type="float" office:value="2444">
                <text:p>2444</text:p>
              </table:table-cell>
              <table:table-cell office:value-type="float" office:value="341">
                <text:p>341</text:p>
              </table:table-cell>
              <table:table-cell office:value-type="float" office:value="3666.1">
                <text:p>3666.1</text:p>
              </table:table-cell>
            </table:table-row>
            <table:table-row>
              <table:table-cell office:value-type="float" office:value="3.13377">
                <text:p>3.13377</text:p>
              </table:table-cell>
              <table:table-cell office:value-type="float" office:value="2475">
                <text:p>2475</text:p>
              </table:table-cell>
              <table:table-cell office:value-type="float" office:value="335">
                <text:p>335</text:p>
              </table:table-cell>
              <table:table-cell office:value-type="float" office:value="3712.8">
                <text:p>3712.8</text:p>
              </table:table-cell>
            </table:table-row>
            <table:table-row>
              <table:table-cell office:value-type="float" office:value="3.13422">
                <text:p>3.13422</text:p>
              </table:table-cell>
              <table:table-cell office:value-type="float" office:value="2505">
                <text:p>2505</text:p>
              </table:table-cell>
              <table:table-cell office:value-type="float" office:value="330">
                <text:p>330</text:p>
              </table:table-cell>
              <table:table-cell office:value-type="float" office:value="3757.2">
                <text:p>3757.2</text:p>
              </table:table-cell>
            </table:table-row>
            <table:table-row>
              <table:table-cell office:value-type="float" office:value="3.13461">
                <text:p>3.13461</text:p>
              </table:table-cell>
              <table:table-cell office:value-type="float" office:value="2536">
                <text:p>2536</text:p>
              </table:table-cell>
              <table:table-cell office:value-type="float" office:value="324">
                <text:p>324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float" office:value="3.13506">
                <text:p>3.13506</text:p>
              </table:table-cell>
              <table:table-cell office:value-type="float" office:value="2568">
                <text:p>2568</text:p>
              </table:table-cell>
              <table:table-cell office:value-type="float" office:value="318">
                <text:p>318</text:p>
              </table:table-cell>
              <table:table-cell office:value-type="float" office:value="3852.6">
                <text:p>3852.6</text:p>
              </table:table-cell>
            </table:table-row>
            <table:table-row>
              <table:table-cell office:value-type="float" office:value="3.13544">
                <text:p>3.13544</text:p>
              </table:table-cell>
              <table:table-cell office:value-type="float" office:value="2601">
                <text:p>2601</text:p>
              </table:table-cell>
              <table:table-cell office:value-type="float" office:value="312">
                <text:p>312</text:p>
              </table:table-cell>
              <table:table-cell office:value-type="float" office:value="3900.8">
                <text:p>3900.8</text:p>
              </table:table-cell>
            </table:table-row>
            <table:table-row>
              <table:table-cell office:value-type="float" office:value="3.1359">
                <text:p>3.1359</text:p>
              </table:table-cell>
              <table:table-cell office:value-type="float" office:value="2635">
                <text:p>2635</text:p>
              </table:table-cell>
              <table:table-cell office:value-type="float" office:value="305">
                <text:p>305</text:p>
              </table:table-cell>
              <table:table-cell office:value-type="float" office:value="3952.8">
                <text:p>3952.8</text:p>
              </table:table-cell>
            </table:table-row>
            <table:table-row>
              <table:table-cell office:value-type="float" office:value="3.13627">
                <text:p>3.13627</text:p>
              </table:table-cell>
              <table:table-cell office:value-type="float" office:value="2664">
                <text:p>2664</text:p>
              </table:table-cell>
              <table:table-cell office:value-type="float" office:value="300">
                <text:p>300</text:p>
              </table:table-cell>
              <table:table-cell office:value-type="float" office:value="3996.7">
                <text:p>3996.7</text:p>
              </table:table-cell>
            </table:table-row>
            <table:table-row>
              <table:table-cell office:value-type="float" office:value="3.13674">
                <text:p>3.13674</text:p>
              </table:table-cell>
              <table:table-cell office:value-type="float" office:value="2692">
                <text:p>2692</text:p>
              </table:table-cell>
              <table:table-cell office:value-type="float" office:value="300">
                <text:p>300</text:p>
              </table:table-cell>
              <table:table-cell office:value-type="float" office:value="4038.2">
                <text:p>4038.2</text:p>
              </table:table-cell>
            </table:table-row>
            <table:table-row>
              <table:table-cell office:value-type="float" office:value="3.13711">
                <text:p>3.13711</text:p>
              </table:table-cell>
              <table:table-cell office:value-type="float" office:value="2719">
                <text:p>2719</text:p>
              </table:table-cell>
              <table:table-cell office:value-type="float" office:value="300">
                <text:p>300</text:p>
              </table:table-cell>
              <table:table-cell office:value-type="float" office:value="4078.5">
                <text:p>4078.5</text:p>
              </table:table-cell>
            </table:table-row>
            <table:table-row>
              <table:table-cell office:value-type="float" office:value="3.13756">
                <text:p>3.13756</text:p>
              </table:table-cell>
              <table:table-cell office:value-type="float" office:value="2745">
                <text:p>2745</text:p>
              </table:table-cell>
              <table:table-cell office:value-type="float" office:value="300">
                <text:p>300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float" office:value="3.13794">
                <text:p>3.13794</text:p>
              </table:table-cell>
              <table:table-cell office:value-type="float" office:value="2773">
                <text:p>2773</text:p>
              </table:table-cell>
              <table:table-cell office:value-type="float" office:value="300">
                <text:p>300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float" office:value="3.1384">
                <text:p>3.1384</text:p>
              </table:table-cell>
              <table:table-cell office:value-type="float" office:value="2804">
                <text:p>2804</text:p>
              </table:table-cell>
              <table:table-cell office:value-type="float" office:value="300">
                <text:p>300</text:p>
              </table:table-cell>
              <table:table-cell office:value-type="float" office:value="4205.9">
                <text:p>4205.9</text:p>
              </table:table-cell>
            </table:table-row>
            <table:table-row>
              <table:table-cell office:value-type="float" office:value="3.13878">
                <text:p>3.13878</text:p>
              </table:table-cell>
              <table:table-cell office:value-type="float" office:value="2835">
                <text:p>2835</text:p>
              </table:table-cell>
              <table:table-cell office:value-type="float" office:value="300">
                <text:p>300</text:p>
              </table:table-cell>
              <table:table-cell office:value-type="float" office:value="4252.1">
                <text:p>4252.1</text:p>
              </table:table-cell>
            </table:table-row>
            <table:table-row>
              <table:table-cell office:value-type="float" office:value="3.13924">
                <text:p>3.13924</text:p>
              </table:table-cell>
              <table:table-cell office:value-type="float" office:value="2872">
                <text:p>2872</text:p>
              </table:table-cell>
              <table:table-cell office:value-type="float" office:value="300">
                <text:p>300</text:p>
              </table:table-cell>
              <table:table-cell office:value-type="float" office:value="4307.9">
                <text:p>4307.9</text:p>
              </table:table-cell>
            </table:table-row>
            <table:table-row>
              <table:table-cell office:value-type="float" office:value="3.13963">
                <text:p>3.13963</text:p>
              </table:table-cell>
              <table:table-cell office:value-type="float" office:value="2908">
                <text:p>2908</text:p>
              </table:table-cell>
              <table:table-cell office:value-type="float" office:value="300">
                <text:p>300</text:p>
              </table:table-cell>
              <table:table-cell office:value-type="float" office:value="4362">
                <text:p>4362</text:p>
              </table:table-cell>
            </table:table-row>
            <table:table-row>
              <table:table-cell office:value-type="float" office:value="3.14008">
                <text:p>3.14008</text:p>
              </table:table-cell>
              <table:table-cell office:value-type="float" office:value="2949">
                <text:p>2949</text:p>
              </table:table-cell>
              <table:table-cell office:value-type="float" office:value="300">
                <text:p>300</text:p>
              </table:table-cell>
              <table:table-cell office:value-type="float" office:value="4424.2">
                <text:p>4424.2</text:p>
              </table:table-cell>
            </table:table-row>
            <table:table-row>
              <table:table-cell office:value-type="float" office:value="3.14045">
                <text:p>3.14045</text:p>
              </table:table-cell>
              <table:table-cell office:value-type="float" office:value="2979">
                <text:p>2979</text:p>
              </table:table-cell>
              <table:table-cell office:value-type="float" office:value="300">
                <text:p>300</text:p>
              </table:table-cell>
              <table:table-cell office:value-type="float" office:value="4468.2">
                <text:p>446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